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phpMyAdmin SQL Dump</text:p>
      <text:p text:style-name="Standard">-- version 4.9.0.1</text:p>
      <text:p text:style-name="Standard">-- https://www.phpmyadmin.net/</text:p>
      <text:p text:style-name="Standard">--</text:p>
      <text:p text:style-name="Standard">-- Host: localhost:8889</text:p>
      <text:p text:style-name="Standard">-- Generation Time: Apr 19, 2020 at 06:16 PM</text:p>
      <text:p text:style-name="Standard">-- Server version: 5.7.26</text:p>
      <text:p text:style-name="Standard">-- PHP Version: 7.3.8</text:p>
      <text:p text:style-name="Standard"/>
      <text:p text:style-name="Standard">SET SQL_MODE = "NO_AUTO_VALUE_ON_ZERO";</text:p>
      <text:p text:style-name="Standard">SET time_zone = "+00:00";</text:p>
      <text:p text:style-name="Standard"/>
      <text:p text:style-name="Standard">--</text:p>
      <text:p text:style-name="Standard">-- Database: `projet`</text:p>
      <text:p text:style-name="Standard">--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Circuit`</text:p>
      <text:p text:style-name="Standard">--</text:p>
      <text:p text:style-name="Standard"/>
      <text:p text:style-name="Standard">CREATE TABLE `Circuit` (</text:p>
      <text:p text:style-name="Standard"><text:s text:c="2"/>`IdCircuit` int(2) NOT NULL,</text:p>
      <text:p text:style-name="Standard"><text:s text:c="2"/>`NomCircuit` varchar(37) DEFAULT NULL,</text:p>
      <text:p text:style-name="Standard"><text:s text:c="2"/>`VilleCircuit` varchar(21) DEFAULT NULL,</text:p>
      <text:p text:style-name="Standard"><text:s text:c="2"/>`PaysCircuit` varchar(13) DEFAULT NULL</text:p>
      <text:p text:style-name="Standard">) ENGINE=InnoDB DEFAULT CHARSET=utf8;</text:p>
      <text:p text:style-name="Standard"/>
      <text:p text:style-name="Standard">--</text:p>
      <text:p text:style-name="Standard">-- Dumping data for table `Circuit`</text:p>
      <text:p text:style-name="Standard">--</text:p>
      <text:p text:style-name="Standard"/>
      <text:p text:style-name="Standard">INSERT INTO `Circuit` (`IdCircuit`, `NomCircuit`, `VilleCircuit`, `PaysCircuit`) VALUES</text:p>
      <text:p text:style-name="Standard">(1, 'Albert Park Grand Prix Circuit', 'Melbourne', 'Australia'),</text:p>
      <text:p text:style-name="Standard">(2, 'Sepang International Circuit', 'Kuala Lumpur', 'Malaysia'),</text:p>
      <text:p text:style-name="Standard">(3, 'Bahrain International Circuit', 'Sakhir', 'Bahrain'),</text:p>
      <text:p text:style-name="Standard">(4, 'Circuit de Barcelona-Catalunya', 'Montmelo', 'Spain'),</text:p>
      <text:p text:style-name="Standard">(5, 'Istanbul Park', 'Istanbul', 'Turkey'),</text:p>
      <text:p text:style-name="Standard">(6, 'Circuit de Monaco', 'Monte-Carlo', 'Monaco'),</text:p>
      <text:p text:style-name="Standard">(7, 'Circuit Gilles Villeneuve', 'Montreal', 'Canada '),</text:p>
      <text:p text:style-name="Standard">(8, 'Circuit de Nevers Magny-Cours', 'Magny Cours', 'France '),</text:p>
      <text:p text:style-name="Standard">(9, 'Silverstone Circuit', 'Silverstone', 'UK '),</text:p>
      <text:p text:style-name="Standard">(10, 'Hockenheimring', 'Hockenheim', 'Germany '),</text:p>
      <text:p text:style-name="Standard">(11, 'Hungaroring', 'Budapest', 'Hungary '),</text:p>
      <text:p text:style-name="Standard">(12, 'Valencia Street Circuit', 'Valencia', 'Spain '),</text:p>
      <text:p text:style-name="Standard">(13, 'Circuit de Spa-Francorchamps', 'Spa', 'Belgium '),</text:p>
      <text:p text:style-name="Standard">(14, 'Autodromo Nazionale di Monza', 'Monza', 'Italy '),</text:p>
      <text:p text:style-name="Standard">(15, 'Marina Bay Street Circuit', 'Marina Bay', 'Singapore '),</text:p>
      <text:p text:style-name="Standard">(16, 'Fuji Speedway', 'Oyama', 'Japan '),</text:p>
      <text:p text:style-name="Standard">(17, 'Shanghai International Circuit', 'Shanghai', 'China '),</text:p>
      <text:p text:style-name="Standard">(18, 'Autodromo Jose Carlos Pace', 'Sao Paulo', 'Brazil '),</text:p>
      <text:p text:style-name="Standard"><text:soft-page-break/>(19, 'Indianapolis Motor Speedway', 'Indianapolis', 'USA '),</text:p>
      <text:p text:style-name="Standard">(20, 'Nurburgring', 'Nurburg', 'Germany '),</text:p>
      <text:p text:style-name="Standard">(21, 'Autodromo Enzo e Dino Ferrari', 'Imola', 'Italy '),</text:p>
      <text:p text:style-name="Standard">(22, 'Suzuka Circuit', 'Suzuka', 'Japan '),</text:p>
      <text:p text:style-name="Standard">(23, 'A1-Ring', 'Spielburg', 'Austria '),</text:p>
      <text:p text:style-name="Standard">(24, 'Yas Marina Circuit', 'Abu Dhabi', 'UAE '),</text:p>
      <text:p text:style-name="Standard">(25, 'Autodromo Juan y Oscar Galvez', 'Buenos Aires', 'Argentina '),</text:p>
      <text:p text:style-name="Standard">(26, 'Circuito de Jerez', 'Jerez de la Frontera', 'Spain '),</text:p>
      <text:p text:style-name="Standard">(27, 'Autodromo do Estoril', 'Estoril', 'Portugal '),</text:p>
      <text:p text:style-name="Standard">(28, 'Okayama International Circuit', 'Okayama', 'Japan '),</text:p>
      <text:p text:style-name="Standard">(29, 'Adelaide Street Circuit', 'Adelaide', 'Australia '),</text:p>
      <text:p text:style-name="Standard">(30, 'Kyalami', 'Midrand', 'South Africa '),</text:p>
      <text:p text:style-name="Standard">(31, 'Donington Park', 'Castle Donington', 'UK '),</text:p>
      <text:p text:style-name="Standard">(32, 'Autodromo Hermanos Rodriguez', 'Mexico City', 'Mexico '),</text:p>
      <text:p text:style-name="Standard">(33, 'Phoenix street circuit', 'Phoenix', 'USA '),</text:p>
      <text:p text:style-name="Standard">(34, 'Circuit Paul Ricard', 'Le Castellet', 'France '),</text:p>
      <text:p text:style-name="Standard">(35, 'Korean International Circuit', 'Yeongam County', 'Korea '),</text:p>
      <text:p text:style-name="Standard">(36, 'Autodromo Internacional Nelson Piquet', 'Rio de Janeiro', 'Brazil '),</text:p>
      <text:p text:style-name="Standard">(37, 'Detroit Street Circuit', 'Detroit', 'USA '),</text:p>
      <text:p text:style-name="Standard">(38, 'Brands Hatch', 'Kent', 'UK '),</text:p>
      <text:p text:style-name="Standard">(39, 'Circuit Park Zandvoort', 'Zandvoort', 'Netherlands '),</text:p>
      <text:p text:style-name="Standard">(40, 'Zolder', 'Heusden-Zolder', 'Belgium '),</text:p>
      <text:p text:style-name="Standard">(41, 'Dijon-Prenois', 'Dijon', 'France '),</text:p>
      <text:p text:style-name="Standard">(42, 'Fair Park', 'Dallas', 'USA '),</text:p>
      <text:p text:style-name="Standard">(43, 'Long Beach', 'California', 'USA '),</text:p>
      <text:p text:style-name="Standard">(44, 'Las Vegas Street Circuit', 'Nevada', 'USA '),</text:p>
      <text:p text:style-name="Standard">(45, 'Jarama', 'Madrid', 'Spain '),</text:p>
      <text:p text:style-name="Standard">(46, 'Watkins Glen', 'New York State', 'USA '),</text:p>
      <text:p text:style-name="Standard">(47, 'Scandinavian Raceway', 'Anderstorp', 'Sweden '),</text:p>
      <text:p text:style-name="Standard">(48, 'Mosport International Raceway', 'Ontario', 'Canada '),</text:p>
      <text:p text:style-name="Standard">(49, 'Montjuic', 'Barcelona', 'Spain '),</text:p>
      <text:p text:style-name="Standard">(50, 'Nivelles-Baulers', 'Brussels', 'Belgium '),</text:p>
      <text:p text:style-name="Standard">(51, 'Charade Circuit', 'Clermont-Ferrand', 'France '),</text:p>
      <text:p text:style-name="Standard">(52, 'Circuit Mont-Tremblant', 'Quebec', 'Canada '),</text:p>
      <text:p text:style-name="Standard">(53, 'Rouen-Les-Essarts', 'Rouen', 'France '),</text:p>
      <text:p text:style-name="Standard">(54, 'Le Mans', 'Le Mans', 'France '),</text:p>
      <text:p text:style-name="Standard">(55, 'Reims-Gueux', 'Reims', 'France '),</text:p>
      <text:p text:style-name="Standard">(56, 'Prince George Circuit', 'Eastern Cape Province', 'South Africa '),</text:p>
      <text:p text:style-name="Standard">(57, 'Zeltweg', 'Styria', 'Austria '),</text:p>
      <text:p text:style-name="Standard">(58, 'Aintree', 'Liverpool', 'UK '),</text:p>
      <text:p text:style-name="Standard">(59, 'Circuito da Boavista', 'Oporto', 'Portugal '),</text:p>
      <text:p text:style-name="Standard">(60, 'Riverside International Raceway', 'California', 'USA '),</text:p>
      <text:p text:style-name="Standard">(61, 'AVUS', 'Berlin', 'Germany '),</text:p>
      <text:p text:style-name="Standard">(62, 'Monsanto Park Circuit', 'Lisbon', 'Portugal '),</text:p>
      <text:p text:style-name="Standard">(63, 'Sebring International Raceway', 'Florida', 'USA '),</text:p>
      <text:p text:style-name="Standard">(64, 'Ain Diab', 'Casablanca', 'Morocco '),</text:p>
      <text:p text:style-name="Standard">(65, 'Pescara Circuit', 'Pescara', 'Italy '),</text:p>
      <text:p text:style-name="Standard">(66, 'Circuit Bremgarten', 'Bern', 'Switzerland '),</text:p>
      <text:p text:style-name="Standard">(67, 'Circuit de Pedralbes', 'Barcelona', 'Spain '),</text:p>
      <text:p text:style-name="Standard">(68, 'Buddh International Circuit', 'Uttar Pradesh', 'India '),</text:p>
      <text:p text:style-name="Standard">(69, 'Circuit of the Americas', 'Austin', 'USA '),</text:p>
      <text:p text:style-name="Standard">(70, 'Red Bull Ring', 'Spielburg', 'Austria '),</text:p>
      <text:p text:style-name="Standard"><text:soft-page-break/>(71, 'Sochi Autodrom', 'Sochi', 'Russia '),</text:p>
      <text:p text:style-name="Standard">(72, 'Port Imperial Street Circuit', 'New Jersey', 'USA '),</text:p>
      <text:p text:style-name="Standard">(73, 'Baku City Circuit', 'Baku', 'Azerbaijan 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Constructeur`</text:p>
      <text:p text:style-name="Standard">--</text:p>
      <text:p text:style-name="Standard"/>
      <text:p text:style-name="Standard">CREATE TABLE `Constructeur` (</text:p>
      <text:p text:style-name="Standard"><text:s text:c="2"/>`IdConstructeur` int(3) NOT NULL,</text:p>
      <text:p text:style-name="Standard"><text:s text:c="2"/>`NomConstructeur` varchar(20) DEFAULT NULL,</text:p>
      <text:p text:style-name="Standard"><text:s text:c="2"/>`NationalitéConstructeur` varchar(13) DEFAULT NULL</text:p>
      <text:p text:style-name="Standard">) ENGINE=InnoDB DEFAULT CHARSET=utf8;</text:p>
      <text:p text:style-name="Standard"/>
      <text:p text:style-name="Standard">--</text:p>
      <text:p text:style-name="Standard">-- Dumping data for table `Constructeur`</text:p>
      <text:p text:style-name="Standard">--</text:p>
      <text:p text:style-name="Standard"/>
      <text:p text:style-name="Standard">INSERT INTO `Constructeur` (`IdConstructeur`, `NomConstructeur`, `NationalitéConstructeur`) VALUES</text:p>
      <text:p text:style-name="Standard">(1, 'McLaren', 'British'),</text:p>
      <text:p text:style-name="Standard">(2, 'BMW Sauber', 'German'),</text:p>
      <text:p text:style-name="Standard">(3, 'Williams', 'British'),</text:p>
      <text:p text:style-name="Standard">(4, 'Renault', 'French'),</text:p>
      <text:p text:style-name="Standard">(5, 'Toro Rosso', 'Italian'),</text:p>
      <text:p text:style-name="Standard">(6, 'Ferrari', 'Italian'),</text:p>
      <text:p text:style-name="Standard">(7, 'Toyota', 'Japanese'),</text:p>
      <text:p text:style-name="Standard">(8, 'Super Aguri', 'Japanese'),</text:p>
      <text:p text:style-name="Standard">(9, 'Red Bull', 'Austrian'),</text:p>
      <text:p text:style-name="Standard">(10, 'Force India', 'Indian'),</text:p>
      <text:p text:style-name="Standard">(11, 'Honda', 'Japanese'),</text:p>
      <text:p text:style-name="Standard">(12, 'Spyker', 'Dutch'),</text:p>
      <text:p text:style-name="Standard">(13, 'MF1', 'Russian'),</text:p>
      <text:p text:style-name="Standard">(14, 'Spyker MF1', 'Dutch'),</text:p>
      <text:p text:style-name="Standard">(15, 'Sauber', 'Swiss'),</text:p>
      <text:p text:style-name="Standard">(16, 'BAR', 'British'),</text:p>
      <text:p text:style-name="Standard">(17, 'Jordan', 'Irish'),</text:p>
      <text:p text:style-name="Standard">(18, 'Minardi', 'Italian'),</text:p>
      <text:p text:style-name="Standard">(19, 'Jaguar', 'British'),</text:p>
      <text:p text:style-name="Standard">(20, 'Prost', 'French'),</text:p>
      <text:p text:style-name="Standard">(21, 'Arrows', 'British'),</text:p>
      <text:p text:style-name="Standard">(22, 'Benetton', 'Italian'),</text:p>
      <text:p text:style-name="Standard">(23, 'Brawn', 'British'),</text:p>
      <text:p text:style-name="Standard">(24, 'Stewart', 'British'),</text:p>
      <text:p text:style-name="Standard">(25, 'Tyrrell', 'British'),</text:p>
      <text:p text:style-name="Standard">(26, 'Lola', 'British'),</text:p>
      <text:p text:style-name="Standard">(27, 'Ligier', 'French'),</text:p>
      <text:p text:style-name="Standard">(28, 'Forti', 'Italian'),</text:p>
      <text:p text:style-name="Standard">(29, 'Footwork', 'British'),</text:p>
      <text:p text:style-name="Standard">(30, 'Pacific', 'British'),</text:p>
      <text:p text:style-name="Standard"><text:soft-page-break/>(31, 'Simtek', 'British'),</text:p>
      <text:p text:style-name="Standard">(32, 'Team Lotus', 'British'),</text:p>
      <text:p text:style-name="Standard">(33, 'Larrousse', 'French'),</text:p>
      <text:p text:style-name="Standard">(34, 'Brabham', 'British'),</text:p>
      <text:p text:style-name="Standard">(35, 'Dallara', 'Italian'),</text:p>
      <text:p text:style-name="Standard">(36, 'Fondmetal', 'Italian'),</text:p>
      <text:p text:style-name="Standard">(37, 'March', 'British'),</text:p>
      <text:p text:style-name="Standard">(38, 'Andrea Moda', 'Italian'),</text:p>
      <text:p text:style-name="Standard">(39, 'AGS', 'French'),</text:p>
      <text:p text:style-name="Standard">(40, 'Lambo', 'Italian'),</text:p>
      <text:p text:style-name="Standard">(41, 'Leyton House', 'British'),</text:p>
      <text:p text:style-name="Standard">(42, 'Coloni', 'Italian'),</text:p>
      <text:p text:style-name="Standard">(44, 'Euro Brun', 'Italian'),</text:p>
      <text:p text:style-name="Standard">(45, 'Osella', 'Italian'),</text:p>
      <text:p text:style-name="Standard">(46, 'Onyx', 'British'),</text:p>
      <text:p text:style-name="Standard">(47, 'Life', 'Italian'),</text:p>
      <text:p text:style-name="Standard">(48, 'Rial', 'German'),</text:p>
      <text:p text:style-name="Standard">(49, 'Zakspeed', 'German'),</text:p>
      <text:p text:style-name="Standard">(50, 'RAM', 'British'),</text:p>
      <text:p text:style-name="Standard">(51, 'Alfa Romeo', 'Italian'),</text:p>
      <text:p text:style-name="Standard">(52, 'Spirit', 'British'),</text:p>
      <text:p text:style-name="Standard">(53, 'Toleman', 'British'),</text:p>
      <text:p text:style-name="Standard">(54, 'ATS', 'Italian'),</text:p>
      <text:p text:style-name="Standard">(55, 'Theodore', 'Hong Kong'),</text:p>
      <text:p text:style-name="Standard">(56, 'Fittipaldi', 'Brazilian'),</text:p>
      <text:p text:style-name="Standard">(57, 'Ensign', 'British'),</text:p>
      <text:p text:style-name="Standard">(58, 'Shadow', 'British'),</text:p>
      <text:p text:style-name="Standard">(59, 'Wolf', 'Canadian'),</text:p>
      <text:p text:style-name="Standard">(60, 'Merzario', 'Italian'),</text:p>
      <text:p text:style-name="Standard">(61, 'Kauhsen', 'German'),</text:p>
      <text:p text:style-name="Standard">(62, 'Rebaque', 'Mexican'),</text:p>
      <text:p text:style-name="Standard">(63, 'Surtees', 'British'),</text:p>
      <text:p text:style-name="Standard">(64, 'Hesketh', 'British'),</text:p>
      <text:p text:style-name="Standard">(65, 'Martini', 'French'),</text:p>
      <text:p text:style-name="Standard">(66, 'BRM', 'British'),</text:p>
      <text:p text:style-name="Standard">(67, 'Penske', 'American'),</text:p>
      <text:p text:style-name="Standard">(68, 'LEC', 'British'),</text:p>
      <text:p text:style-name="Standard">(69, 'McGuire', 'Australian'),</text:p>
      <text:p text:style-name="Standard">(70, 'Boro', 'Dutch'),</text:p>
      <text:p text:style-name="Standard">(71, 'Apollon', 'Swiss'),</text:p>
      <text:p text:style-name="Standard">(72, 'Kojima', 'Japanese'),</text:p>
      <text:p text:style-name="Standard">(73, 'Parnelli', 'American'),</text:p>
      <text:p text:style-name="Standard">(74, 'Maki', 'Japanese'),</text:p>
      <text:p text:style-name="Standard">(75, 'Embassy Hill', 'British'),</text:p>
      <text:p text:style-name="Standard">(76, 'Lyncar', 'British'),</text:p>
      <text:p text:style-name="Standard">(77, 'Trojan', 'British'),</text:p>
      <text:p text:style-name="Standard">(78, 'Amon', 'New Zealand'),</text:p>
      <text:p text:style-name="Standard">(79, 'Token', 'British'),</text:p>
      <text:p text:style-name="Standard">(80, 'Iso Marlboro', 'British'),</text:p>
      <text:p text:style-name="Standard">(81, 'Tecno', 'Italian'),</text:p>
      <text:p text:style-name="Standard">(82, 'Matra', 'French'),</text:p>
      <text:p text:style-name="Standard">(83, 'Politoys', 'British'),</text:p>
      <text:p text:style-name="Standard"><text:soft-page-break/>(84, 'Connew', 'British'),</text:p>
      <text:p text:style-name="Standard">(85, 'Bellasi', 'Swiss'),</text:p>
      <text:p text:style-name="Standard">(86, 'De Tomaso', 'Italian'),</text:p>
      <text:p text:style-name="Standard">(87, 'Cooper', 'British'),</text:p>
      <text:p text:style-name="Standard">(88, 'Eagle', 'American'),</text:p>
      <text:p text:style-name="Standard">(89, 'LDS', 'South African'),</text:p>
      <text:p text:style-name="Standard">(90, 'Protos', 'British'),</text:p>
      <text:p text:style-name="Standard">(91, 'Shannon', 'British'),</text:p>
      <text:p text:style-name="Standard">(92, 'Scirocco', 'British'),</text:p>
      <text:p text:style-name="Standard">(93, 'RE', 'Rhodesian'),</text:p>
      <text:p text:style-name="Standard">(94, 'BRP', 'British'),</text:p>
      <text:p text:style-name="Standard">(95, 'Porsche', 'German'),</text:p>
      <text:p text:style-name="Standard">(96, 'Derrington', 'British'),</text:p>
      <text:p text:style-name="Standard">(97, 'Gilby', 'British'),</text:p>
      <text:p text:style-name="Standard">(98, 'Stebro', 'Canadian'),</text:p>
      <text:p text:style-name="Standard">(99, 'Emeryson', 'British'),</text:p>
      <text:p text:style-name="Standard">(100, 'ENB', 'Belgium'),</text:p>
      <text:p text:style-name="Standard">(101, 'JBW', 'British'),</text:p>
      <text:p text:style-name="Standard">(102, 'Ferguson', 'British'),</text:p>
      <text:p text:style-name="Standard">(103, 'MBM', 'Swiss'),</text:p>
      <text:p text:style-name="Standard">(104, 'Behra-Porsche', 'Italian'),</text:p>
      <text:p text:style-name="Standard">(105, 'Maserati', 'Italian'),</text:p>
      <text:p text:style-name="Standard">(106, 'Scarab', 'American'),</text:p>
      <text:p text:style-name="Standard">(107, 'Watson', 'American'),</text:p>
      <text:p text:style-name="Standard">(108, 'Epperly', 'American'),</text:p>
      <text:p text:style-name="Standard">(109, 'Phillips', 'American'),</text:p>
      <text:p text:style-name="Standard">(110, 'Lesovsky', 'American'),</text:p>
      <text:p text:style-name="Standard">(111, 'Trevis', 'American'),</text:p>
      <text:p text:style-name="Standard">(112, 'Meskowski', 'American'),</text:p>
      <text:p text:style-name="Standard">(113, 'Kurtis Kraft', 'American'),</text:p>
      <text:p text:style-name="Standard">(114, 'Kuzma', 'American'),</text:p>
      <text:p text:style-name="Standard">(115, 'Christensen', 'American'),</text:p>
      <text:p text:style-name="Standard">(116, 'Ewing', 'American'),</text:p>
      <text:p text:style-name="Standard">(117, 'Aston Martin', 'British'),</text:p>
      <text:p text:style-name="Standard">(118, 'Vanwall', 'British'),</text:p>
      <text:p text:style-name="Standard">(119, 'Moore', 'American'),</text:p>
      <text:p text:style-name="Standard">(120, 'Dunn', 'American'),</text:p>
      <text:p text:style-name="Standard">(121, 'Elder', 'American'),</text:p>
      <text:p text:style-name="Standard">(122, 'Sutton', 'American'),</text:p>
      <text:p text:style-name="Standard">(123, 'Fry', 'British'),</text:p>
      <text:p text:style-name="Standard">(124, 'Tec-Mec', 'Italian'),</text:p>
      <text:p text:style-name="Standard">(125, 'Connaught', 'British'),</text:p>
      <text:p text:style-name="Standard">(126, 'Alta', 'British'),</text:p>
      <text:p text:style-name="Standard">(127, 'OSCA', 'Italian'),</text:p>
      <text:p text:style-name="Standard">(128, 'Gordini', 'French'),</text:p>
      <text:p text:style-name="Standard">(129, 'Stevens', 'American'),</text:p>
      <text:p text:style-name="Standard">(130, 'Bugatti', 'French'),</text:p>
      <text:p text:style-name="Standard">(131, 'Mercedes', 'German'),</text:p>
      <text:p text:style-name="Standard">(132, 'Lancia', 'Italian'),</text:p>
      <text:p text:style-name="Standard">(133, 'HWM', 'British'),</text:p>
      <text:p text:style-name="Standard">(134, 'Schroeder', 'American'),</text:p>
      <text:p text:style-name="Standard">(135, 'Pawl', 'American'),</text:p>
      <text:p text:style-name="Standard"><text:soft-page-break/>(136, 'Pankratz', 'American'),</text:p>
      <text:p text:style-name="Standard">(137, 'Arzani-Volpini', 'Italian'),</text:p>
      <text:p text:style-name="Standard">(138, 'Nichels', 'American'),</text:p>
      <text:p text:style-name="Standard">(139, 'Bromme', 'American'),</text:p>
      <text:p text:style-name="Standard">(140, 'Klenk', 'German'),</text:p>
      <text:p text:style-name="Standard">(141, 'Simca', 'French'),</text:p>
      <text:p text:style-name="Standard">(142, 'Turner', 'American'),</text:p>
      <text:p text:style-name="Standard">(143, 'Del Roy', 'American'),</text:p>
      <text:p text:style-name="Standard">(144, 'Veritas', 'German'),</text:p>
      <text:p text:style-name="Standard">(145, 'BMW', 'German'),</text:p>
      <text:p text:style-name="Standard">(146, 'EMW', 'East German'),</text:p>
      <text:p text:style-name="Standard">(147, 'AFM', 'German'),</text:p>
      <text:p text:style-name="Standard">(148, 'Frazer Nash', 'British'),</text:p>
      <text:p text:style-name="Standard">(149, 'Sherman', 'American'),</text:p>
      <text:p text:style-name="Standard">(150, 'Deidt', 'American'),</text:p>
      <text:p text:style-name="Standard">(151, 'ERA', 'British'),</text:p>
      <text:p text:style-name="Standard">(152, 'Aston Butterworth', 'British'),</text:p>
      <text:p text:style-name="Standard">(153, 'Cisitalia', 'Italian'),</text:p>
      <text:p text:style-name="Standard">(154, 'Talbot-Lago', 'French'),</text:p>
      <text:p text:style-name="Standard">(155, 'Hall', 'American'),</text:p>
      <text:p text:style-name="Standard">(156, 'Marchese', 'American'),</text:p>
      <text:p text:style-name="Standard">(157, 'Langley', 'American'),</text:p>
      <text:p text:style-name="Standard">(158, 'Rae', 'American'),</text:p>
      <text:p text:style-name="Standard">(159, 'Olson', 'American'),</text:p>
      <text:p text:style-name="Standard">(160, 'Wetteroth', 'American'),</text:p>
      <text:p text:style-name="Standard">(161, 'Adams', 'American'),</text:p>
      <text:p text:style-name="Standard">(162, 'Snowberger', 'American'),</text:p>
      <text:p text:style-name="Standard">(163, 'Milano', 'Italian'),</text:p>
      <text:p text:style-name="Standard">(164, 'HRT', 'Spanish'),</text:p>
      <text:p text:style-name="Standard">(166, 'Virgin', 'British'),</text:p>
      <text:p text:style-name="Standard">(167, 'Cooper-Maserati', 'British'),</text:p>
      <text:p text:style-name="Standard">(168, 'Cooper-OSCA', 'British'),</text:p>
      <text:p text:style-name="Standard">(169, 'Cooper-Borgward', 'British'),</text:p>
      <text:p text:style-name="Standard">(170, 'Cooper-Climax', 'British'),</text:p>
      <text:p text:style-name="Standard">(171, 'Cooper-Castellotti', 'British'),</text:p>
      <text:p text:style-name="Standard">(172, 'Lotus-Climax', 'British'),</text:p>
      <text:p text:style-name="Standard">(173, 'Lotus-Maserati', 'British'),</text:p>
      <text:p text:style-name="Standard">(174, 'De Tomaso-Osca', 'Italian'),</text:p>
      <text:p text:style-name="Standard">(175, 'De Tomaso-Alfa Romeo', 'Italian'),</text:p>
      <text:p text:style-name="Standard">(176, 'Lotus-BRM', 'British'),</text:p>
      <text:p text:style-name="Standard">(177, 'Lotus-Borgward', 'British'),</text:p>
      <text:p text:style-name="Standard">(178, 'Cooper-Alfa Romeo', 'British'),</text:p>
      <text:p text:style-name="Standard">(179, 'De Tomaso-Ferrari', 'Italian'),</text:p>
      <text:p text:style-name="Standard">(180, 'Lotus-Ford', 'British'),</text:p>
      <text:p text:style-name="Standard">(181, 'Brabham-BRM', 'British'),</text:p>
      <text:p text:style-name="Standard">(182, 'Brabham-Ford', 'British'),</text:p>
      <text:p text:style-name="Standard">(183, 'Brabham-Climax', 'British'),</text:p>
      <text:p text:style-name="Standard">(184, 'LDS-Climax', 'South African'),</text:p>
      <text:p text:style-name="Standard">(185, 'LDS-Alfa Romeo', 'South African'),</text:p>
      <text:p text:style-name="Standard">(186, 'Cooper-Ford', 'British'),</text:p>
      <text:p text:style-name="Standard">(187, 'McLaren-Ford', 'British'),</text:p>
      <text:p text:style-name="Standard">(188, 'McLaren-Serenissima', 'British'),</text:p>
      <text:p text:style-name="Standard"><text:soft-page-break/>(189, 'Eagle-Climax', 'American'),</text:p>
      <text:p text:style-name="Standard">(190, 'Eagle-Weslake', 'American'),</text:p>
      <text:p text:style-name="Standard">(191, 'Brabham-Repco', 'British'),</text:p>
      <text:p text:style-name="Standard">(192, 'Cooper-Ferrari', 'British'),</text:p>
      <text:p text:style-name="Standard">(193, 'Cooper-ATS', 'British'),</text:p>
      <text:p text:style-name="Standard">(194, 'McLaren-BRM', 'British'),</text:p>
      <text:p text:style-name="Standard">(195, 'Cooper-BRM', 'British'),</text:p>
      <text:p text:style-name="Standard">(196, 'Matra-Ford', 'French'),</text:p>
      <text:p text:style-name="Standard">(197, 'BRM-Ford', 'British'),</text:p>
      <text:p text:style-name="Standard">(198, 'McLaren-Alfa Romeo', 'British'),</text:p>
      <text:p text:style-name="Standard">(199, 'March-Alfa Romeo', 'British'),</text:p>
      <text:p text:style-name="Standard">(200, 'March-Ford', 'British'),</text:p>
      <text:p text:style-name="Standard">(201, 'Lotus-Pratt &amp;amp', ''),</text:p>
      <text:p text:style-name="Standard">(202, 'Shadow-Ford', 'British'),</text:p>
      <text:p text:style-name="Standard">(203, 'Shadow-Matra', 'British'),</text:p>
      <text:p text:style-name="Standard">(204, 'Brabham-Alfa Romeo', 'British'),</text:p>
      <text:p text:style-name="Standard">(205, 'Lotus', 'Malaysian'),</text:p>
      <text:p text:style-name="Standard">(206, 'Marussia', 'Russian'),</text:p>
      <text:p text:style-name="Standard">(207, 'Caterham', 'Malaysian'),</text:p>
      <text:p text:style-name="Standard">(208, 'Lotus F1', 'British'),</text:p>
      <text:p text:style-name="Standard">(209, 'Manor Marussia', 'British'),</text:p>
      <text:p text:style-name="Standard">(210, 'Haas F1 Team', 'American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Course`</text:p>
      <text:p text:style-name="Standard">--</text:p>
      <text:p text:style-name="Standard"/>
      <text:p text:style-name="Standard">CREATE TABLE `Course` (</text:p>
      <text:p text:style-name="Standard"><text:s text:c="2"/>`IdCourse` int(4) NOT NULL,</text:p>
      <text:p text:style-name="Standard"><text:s text:c="2"/>`AnneeCourse` int(4) DEFAULT NULL,</text:p>
      <text:p text:style-name="Standard"><text:s text:c="2"/>`IdCircuit` int(2) DEFAULT NULL,</text:p>
      <text:p text:style-name="Standard"><text:s text:c="2"/>`NomCourse` varchar(29) DEFAULT NULL,</text:p>
      <text:p text:style-name="Standard"><text:s text:c="2"/>`DateCourse` varchar(10) DEFAULT NULL,</text:p>
      <text:p text:style-name="Standard"><text:s text:c="2"/>`TempsCourse` varchar(19) DEFAULT NULL</text:p>
      <text:p text:style-name="Standard">) ENGINE=InnoDB DEFAULT CHARSET=utf8;</text:p>
      <text:p text:style-name="Standard"/>
      <text:p text:style-name="Standard">--</text:p>
      <text:p text:style-name="Standard">-- Dumping data for table `Course`</text:p>
      <text:p text:style-name="Standard">--</text:p>
      <text:p text:style-name="Standard"/>
      <text:p text:style-name="Standard">INSERT INTO `Course` (`IdCourse`, `AnneeCourse`, `IdCircuit`, `NomCourse`, `DateCourse`, `TempsCourse`) VALUES</text:p>
      <text:p text:style-name="Standard">(1, 2009, 1, 'Australian Grand Prix', '29/03/2009', '06:00:00'),</text:p>
      <text:p text:style-name="Standard">(2, 2009, 2, 'Malaysian Grand Prix', '05/04/2009', '09:00:00'),</text:p>
      <text:p text:style-name="Standard">(3, 2009, 17, 'Chinese Grand Prix', '19/04/2009', '07:00:00'),</text:p>
      <text:p text:style-name="Standard">(4, 2009, 3, 'Bahrain Grand Prix', '26/04/2009', '12:00:00'),</text:p>
      <text:p text:style-name="Standard">(5, 2009, 4, 'Spanish Grand Prix', '10/05/2009', '12:00:00'),</text:p>
      <text:p text:style-name="Standard">(6, 2009, 6, 'Monaco Grand Prix', '24/05/2009', '12:00:00'),</text:p>
      <text:p text:style-name="Standard">(7, 2009, 5, 'Turkish Grand Prix', '07/06/2009', '12:00:00'),</text:p>
      <text:p text:style-name="Standard">(8, 2009, 9, 'British Grand Prix', '21/06/2009', '12:00:00'),</text:p>
      <text:p text:style-name="Standard"><text:soft-page-break/>(9, 2009, 20, 'German Grand Prix', '12/07/2009', '12:00:00'),</text:p>
      <text:p text:style-name="Standard">(10, 2009, 11, 'Hungarian Grand Prix', '26/07/2009', '12:00:00'),</text:p>
      <text:p text:style-name="Standard">(11, 2009, 12, 'European Grand Prix', '23/08/2009', '12:00:00'),</text:p>
      <text:p text:style-name="Standard">(12, 2009, 13, 'Belgian Grand Prix', '30/08/2009', '12:00:00'),</text:p>
      <text:p text:style-name="Standard">(13, 2009, 14, 'Italian Grand Prix', '13/09/2009', '12:00:00'),</text:p>
      <text:p text:style-name="Standard">(14, 2009, 15, 'Singapore Grand Prix', '27/09/2009', '12:00:00'),</text:p>
      <text:p text:style-name="Standard">(15, 2009, 22, 'Japanese Grand Prix', '04/10/2009', '05:00:00'),</text:p>
      <text:p text:style-name="Standard">(16, 2009, 18, 'Brazilian Grand Prix', '18/10/2009', '16:00:00'),</text:p>
      <text:p text:style-name="Standard">(17, 2009, 24, 'Abu Dhabi Grand Prix', '01/11/2009', '11:00:00'),</text:p>
      <text:p text:style-name="Standard">(18, 2008, 1, 'Australian Grand Prix', '16/03/2008', '04:30:00'),</text:p>
      <text:p text:style-name="Standard">(19, 2008, 2, 'Malaysian Grand Prix', '23/03/2008', '07:00:00'),</text:p>
      <text:p text:style-name="Standard">(20, 2008, 3, 'Bahrain Grand Prix', '06/04/2008', '11:30:00'),</text:p>
      <text:p text:style-name="Standard">(21, 2008, 4, 'Spanish Grand Prix', '27/04/2008', '12:00:00'),</text:p>
      <text:p text:style-name="Standard">(22, 2008, 5, 'Turkish Grand Prix', '11/05/2008', '12:00:00'),</text:p>
      <text:p text:style-name="Standard">(23, 2008, 6, 'Monaco Grand Prix', '25/05/2008', '12:00:00'),</text:p>
      <text:p text:style-name="Standard">(24, 2008, 7, 'Canadian Grand Prix', '08/06/2008', '17:00:00'),</text:p>
      <text:p text:style-name="Standard">(25, 2008, 8, 'French Grand Prix', '22/06/2008', '12:00:00'),</text:p>
      <text:p text:style-name="Standard">(26, 2008, 9, 'British Grand Prix', '06/07/2008', '12:00:00'),</text:p>
      <text:p text:style-name="Standard">(27, 2008, 10, 'German Grand Prix', '20/07/2008', '12:00:00'),</text:p>
      <text:p text:style-name="Standard">(28, 2008, 11, 'Hungarian Grand Prix', '03/08/2008', '12:00:00'),</text:p>
      <text:p text:style-name="Standard">(29, 2008, 12, 'European Grand Prix', '24/08/2008', '12:00:00'),</text:p>
      <text:p text:style-name="Standard">(30, 2008, 13, 'Belgian Grand Prix', '07/09/2008', '12:00:00'),</text:p>
      <text:p text:style-name="Standard">(31, 2008, 14, 'Italian Grand Prix', '14/09/2008', '12:00:00'),</text:p>
      <text:p text:style-name="Standard">(32, 2008, 15, 'Singapore Grand Prix', '28/09/2008', '12:00:00'),</text:p>
      <text:p text:style-name="Standard">(33, 2008, 16, 'Japanese Grand Prix', '12/10/2008', '04:30:00'),</text:p>
      <text:p text:style-name="Standard">(34, 2008, 17, 'Chinese Grand Prix', '19/10/2008', '07:00:00'),</text:p>
      <text:p text:style-name="Standard">(35, 2008, 18, 'Brazilian Grand Prix', '02/11/2008', '17:00:00'),</text:p>
      <text:p text:style-name="Standard">(36, 2007, 1, 'Australian Grand Prix', '18/03/2007', '03:00:00'),</text:p>
      <text:p text:style-name="Standard">(37, 2007, 2, 'Malaysian Grand Prix', '08/04/2007', '07:00:00'),</text:p>
      <text:p text:style-name="Standard">(38, 2007, 3, 'Bahrain Grand Prix', '15/04/2007', '11:30:00'),</text:p>
      <text:p text:style-name="Standard">(39, 2007, 4, 'Spanish Grand Prix', '13/05/2007', '12:00:00'),</text:p>
      <text:p text:style-name="Standard">(40, 2007, 6, 'Monaco Grand Prix', '27/05/2007', '12:00:00'),</text:p>
      <text:p text:style-name="Standard">(41, 2007, 7, 'Canadian Grand Prix', '10/06/2007', '17:00:00'),</text:p>
      <text:p text:style-name="Standard">(42, 2007, 19, 'United States Grand Prix', '17/06/2007', '17:00:00'),</text:p>
      <text:p text:style-name="Standard">(43, 2007, 8, 'French Grand Prix', '01/07/2007', '12:00:00'),</text:p>
      <text:p text:style-name="Standard">(44, 2007, 9, 'British Grand Prix', '08/07/2007', '12:00:00'),</text:p>
      <text:p text:style-name="Standard">(45, 2007, 20, 'European Grand Prix', '22/07/2007', '12:00:00'),</text:p>
      <text:p text:style-name="Standard">(46, 2007, 11, 'Hungarian Grand Prix', '05/08/2007', '12:00:00'),</text:p>
      <text:p text:style-name="Standard">(47, 2007, 5, 'Turkish Grand Prix', '26/08/2007', '12:00:00'),</text:p>
      <text:p text:style-name="Standard">(48, 2007, 14, 'Italian Grand Prix', '09/09/2007', '12:00:00'),</text:p>
      <text:p text:style-name="Standard">(49, 2007, 13, 'Belgian Grand Prix', '16/09/2007', '12:00:00'),</text:p>
      <text:p text:style-name="Standard">(50, 2007, 16, 'Japanese Grand Prix', '30/09/2007', '04:30:00'),</text:p>
      <text:p text:style-name="Standard">(51, 2007, 17, 'Chinese Grand Prix', '07/10/2007', '06:00:00'),</text:p>
      <text:p text:style-name="Standard">(52, 2007, 18, 'Brazilian Grand Prix', '21/10/2007', '16:00:00'),</text:p>
      <text:p text:style-name="Standard">(53, 2006, 3, 'Bahrain Grand Prix', '12/03/2006', '14:30:00'),</text:p>
      <text:p text:style-name="Standard">(54, 2006, 2, 'Malaysian Grand Prix', '19/03/2006', '15:00:00'),</text:p>
      <text:p text:style-name="Standard">(55, 2006, 1, 'Australian Grand Prix', '02/04/2006', '14:00:00'),</text:p>
      <text:p text:style-name="Standard">(56, 2006, 21, 'San Marino Grand Prix', '23/04/2006', '14:00:00'),</text:p>
      <text:p text:style-name="Standard">(57, 2006, 20, 'European Grand Prix', '07/05/2006', '14:00:00'),</text:p>
      <text:p text:style-name="Standard">(58, 2006, 4, 'Spanish Grand Prix', '14/05/2006', '14:00:00'),</text:p>
      <text:p text:style-name="Standard">(59, 2006, 6, 'Monaco Grand Prix', '28/05/2006', '14:00:00'),</text:p>
      <text:p text:style-name="Standard">(60, 2006, 9, 'British Grand Prix', '11/06/2006', '12:00:00'),</text:p>
      <text:p text:style-name="Standard"><text:soft-page-break/>(61, 2006, 7, 'Canadian Grand Prix', '25/06/2006', '13:00:00'),</text:p>
      <text:p text:style-name="Standard">(62, 2006, 19, 'United States Grand Prix', '02/07/2006', '14:00:00'),</text:p>
      <text:p text:style-name="Standard">(63, 2006, 8, 'French Grand Prix', '16/07/2006', '14:00:00'),</text:p>
      <text:p text:style-name="Standard">(64, 2006, 10, 'German Grand Prix', '30/07/2006', '14:00:00'),</text:p>
      <text:p text:style-name="Standard">(65, 2006, 11, 'Hungarian Grand Prix', '06/08/2006', '14:00:00'),</text:p>
      <text:p text:style-name="Standard">(66, 2006, 5, 'Turkish Grand Prix', '27/08/2006', '15:00:00'),</text:p>
      <text:p text:style-name="Standard">(67, 2006, 14, 'Italian Grand Prix', '10/09/2006', '14:00:00'),</text:p>
      <text:p text:style-name="Standard">(68, 2006, 17, 'Chinese Grand Prix', '01/10/2006', '14:00:00'),</text:p>
      <text:p text:style-name="Standard">(69, 2006, 22, 'Japanese Grand Prix', '08/10/2006', '14:00:00'),</text:p>
      <text:p text:style-name="Standard">(70, 2006, 18, 'Brazilian Grand Prix', '22/10/2006', '14:00:00'),</text:p>
      <text:p text:style-name="Standard">(71, 2005, 1, 'Australian Grand Prix', '06/03/2005', '14:00:00'),</text:p>
      <text:p text:style-name="Standard">(72, 2005, 2, 'Malaysian Grand Prix', '20/03/2005', '15:00:00'),</text:p>
      <text:p text:style-name="Standard">(73, 2005, 3, 'Bahrain Grand Prix', '03/04/2005', '14:30:00'),</text:p>
      <text:p text:style-name="Standard">(74, 2005, 21, 'San Marino Grand Prix', '24/04/2005', '14:00:00'),</text:p>
      <text:p text:style-name="Standard">(75, 2005, 4, 'Spanish Grand Prix', '08/05/2005', '14:00:00'),</text:p>
      <text:p text:style-name="Standard">(76, 2005, 6, 'Monaco Grand Prix', '22/05/2005', '14:00:00'),</text:p>
      <text:p text:style-name="Standard">(77, 2005, 20, 'European Grand Prix', '29/05/2005', '14:00:00'),</text:p>
      <text:p text:style-name="Standard">(78, 2005, 7, 'Canadian Grand Prix', '12/06/2005', '13:00:00'),</text:p>
      <text:p text:style-name="Standard">(79, 2005, 19, 'United States Grand Prix', '19/06/2005', '14:00:00'),</text:p>
      <text:p text:style-name="Standard">(80, 2005, 8, 'French Grand Prix', '03/07/2005', '14:00:00'),</text:p>
      <text:p text:style-name="Standard">(81, 2005, 9, 'British Grand Prix', '10/07/2005', '14:00:00'),</text:p>
      <text:p text:style-name="Standard">(82, 2005, 10, 'German Grand Prix', '24/07/2005', '14:00:00'),</text:p>
      <text:p text:style-name="Standard">(83, 2005, 11, 'Hungarian Grand Prix', '31/07/2005', '14:00:00'),</text:p>
      <text:p text:style-name="Standard">(84, 2005, 5, 'Turkish Grand Prix', '21/08/2005', '15:00:00'),</text:p>
      <text:p text:style-name="Standard">(85, 2005, 14, 'Italian Grand Prix', '04/09/2005', '14:00:00'),</text:p>
      <text:p text:style-name="Standard">(86, 2005, 13, 'Belgian Grand Prix', '11/09/2005', '14:00:00'),</text:p>
      <text:p text:style-name="Standard">(87, 2005, 18, 'Brazilian Grand Prix', '25/09/2005', '14:00:00'),</text:p>
      <text:p text:style-name="Standard">(88, 2005, 22, 'Japanese Grand Prix', '09/10/2005', '14:00:00'),</text:p>
      <text:p text:style-name="Standard">(89, 2005, 17, 'Chinese Grand Prix', '16/10/2005', '14:00:00'),</text:p>
      <text:p text:style-name="Standard">(90, 2004, 1, 'Australian Grand Prix', '07/03/2004', ' <text:s text:c="2"/>'),</text:p>
      <text:p text:style-name="Standard">(91, 2004, 2, 'Malaysian Grand Prix', '21/03/2004', ' <text:s text:c="2"/>'),</text:p>
      <text:p text:style-name="Standard">(92, 2004, 3, 'Bahrain Grand Prix', '04/04/2004', ' <text:s text:c="2"/>'),</text:p>
      <text:p text:style-name="Standard">(93, 2004, 21, 'San Marino Grand Prix', '25/04/2004', ' <text:s text:c="2"/>'),</text:p>
      <text:p text:style-name="Standard">(94, 2004, 4, 'Spanish Grand Prix', '09/05/2004', ' <text:s text:c="2"/>'),</text:p>
      <text:p text:style-name="Standard">(95, 2004, 6, 'Monaco Grand Prix', '23/05/2004', ' <text:s text:c="2"/>'),</text:p>
      <text:p text:style-name="Standard">(96, 2004, 20, 'European Grand Prix', '30/05/2004', ' <text:s text:c="2"/>'),</text:p>
      <text:p text:style-name="Standard">(97, 2004, 7, 'Canadian Grand Prix', '13/06/2004', ' <text:s text:c="6"/>'),</text:p>
      <text:p text:style-name="Standard">(98, 2004, 19, 'United States Grand Prix', '20/06/2004', ' <text:s text:c="2"/>'),</text:p>
      <text:p text:style-name="Standard">(99, 2004, 8, 'French Grand Prix', '04/07/2004', ' <text:s text:c="3"/>'),</text:p>
      <text:p text:style-name="Standard">(100, 2004, 9, 'British Grand Prix', '11/07/2004', ' <text:s text:c="2"/>'),</text:p>
      <text:p text:style-name="Standard">(101, 2004, 10, 'German Grand Prix', '25/07/2004', ' <text:s text:c="3"/>'),</text:p>
      <text:p text:style-name="Standard">(102, 2004, 11, 'Hungarian Grand Prix', '15/08/2004', ' <text:s text:c="3"/>'),</text:p>
      <text:p text:style-name="Standard">(103, 2004, 13, 'Belgian Grand Prix', '29/08/2004', ' <text:s text:c="4"/>'),</text:p>
      <text:p text:style-name="Standard">(104, 2004, 14, 'Italian Grand Prix', '12/09/2004', ' <text:s text:c="18"/>'),</text:p>
      <text:p text:style-name="Standard">(105, 2004, 17, 'Chinese Grand Prix', '26/09/2004', ' <text:s text:c="18"/>'),</text:p>
      <text:p text:style-name="Standard">(106, 2004, 22, 'Japanese Grand Prix', '10/10/2004', ' <text:s text:c="18"/>'),</text:p>
      <text:p text:style-name="Standard">(107, 2004, 18, 'Brazilian Grand Prix', '24/10/2004', ' <text:s text:c="18"/>'),</text:p>
      <text:p text:style-name="Standard">(108, 2003, 1, 'Australian Grand Prix', '09/03/2003', ' <text:s text:c="18"/>'),</text:p>
      <text:p text:style-name="Standard">(109, 2003, 2, 'Malaysian Grand Prix', '23/03/2003', ' <text:s text:c="18"/>'),</text:p>
      <text:p text:style-name="Standard">(110, 2003, 18, 'Brazilian Grand Prix', '06/04/2003', ' <text:s text:c="18"/>'),</text:p>
      <text:p text:style-name="Standard">(111, 2003, 21, 'San Marino Grand Prix', '20/04/2003', ' <text:s text:c="18"/>'),</text:p>
      <text:p text:style-name="Standard">(112, 2003, 4, 'Spanish Grand Prix', '04/05/2003', ' <text:s text:c="18"/>'),</text:p>
      <text:p text:style-name="Standard"><text:soft-page-break/>(113, 2003, 23, 'Austrian Grand Prix', '18/05/2003', ' <text:s text:c="18"/>'),</text:p>
      <text:p text:style-name="Standard">(114, 2003, 6, 'Monaco Grand Prix', '01/06/2003', ' <text:s text:c="18"/>'),</text:p>
      <text:p text:style-name="Standard">(115, 2003, 7, 'Canadian Grand Prix', '15/06/2003', ' <text:s text:c="18"/>'),</text:p>
      <text:p text:style-name="Standard">(116, 2003, 20, 'European Grand Prix', '29/06/2003', ' <text:s text:c="18"/>'),</text:p>
      <text:p text:style-name="Standard">(117, 2003, 8, 'French Grand Prix', '06/07/2003', ' <text:s text:c="18"/>'),</text:p>
      <text:p text:style-name="Standard">(118, 2003, 9, 'British Grand Prix', '20/07/2003', ' <text:s text:c="18"/>'),</text:p>
      <text:p text:style-name="Standard">(119, 2003, 10, 'German Grand Prix', '03/08/2003', ' <text:s text:c="18"/>'),</text:p>
      <text:p text:style-name="Standard">(120, 2003, 11, 'Hungarian Grand Prix', '24/08/2003', ' <text:s text:c="18"/>'),</text:p>
      <text:p text:style-name="Standard">(121, 2003, 14, 'Italian Grand Prix', '14/09/2003', ' <text:s text:c="18"/>'),</text:p>
      <text:p text:style-name="Standard">(122, 2003, 19, 'United States Grand Prix', '28/09/2003', ' <text:s text:c="18"/>'),</text:p>
      <text:p text:style-name="Standard">(123, 2003, 22, 'Japanese Grand Prix', '12/10/2003', ' <text:s text:c="18"/>'),</text:p>
      <text:p text:style-name="Standard">(124, 2002, 1, 'Australian Grand Prix', '03/03/2002', ' <text:s text:c="18"/>'),</text:p>
      <text:p text:style-name="Standard">(125, 2002, 2, 'Malaysian Grand Prix', '17/03/2002', ' <text:s text:c="18"/>'),</text:p>
      <text:p text:style-name="Standard">(126, 2002, 18, 'Brazilian Grand Prix', '31/03/2002', ' <text:s text:c="18"/>'),</text:p>
      <text:p text:style-name="Standard">(127, 2002, 21, 'San Marino Grand Prix', '14/04/2002', ' <text:s text:c="18"/>'),</text:p>
      <text:p text:style-name="Standard">(128, 2002, 4, 'Spanish Grand Prix', '28/04/2002', ' <text:s text:c="18"/>'),</text:p>
      <text:p text:style-name="Standard">(129, 2002, 23, 'Austrian Grand Prix', '12/05/2002', ' <text:s text:c="18"/>'),</text:p>
      <text:p text:style-name="Standard">(130, 2002, 6, 'Monaco Grand Prix', '26/05/2002', ' <text:s text:c="18"/>'),</text:p>
      <text:p text:style-name="Standard">(131, 2002, 7, 'Canadian Grand Prix', '09/06/2002', ' <text:s text:c="18"/>'),</text:p>
      <text:p text:style-name="Standard">(132, 2002, 20, 'European Grand Prix', '23/06/2002', ' <text:s text:c="18"/>'),</text:p>
      <text:p text:style-name="Standard">(133, 2002, 9, 'British Grand Prix', '07/07/2002', ' <text:s text:c="18"/>'),</text:p>
      <text:p text:style-name="Standard">(134, 2002, 8, 'French Grand Prix', '21/07/2002', ' <text:s text:c="18"/>'),</text:p>
      <text:p text:style-name="Standard">(135, 2002, 10, 'German Grand Prix', '28/07/2002', ' <text:s text:c="18"/>'),</text:p>
      <text:p text:style-name="Standard">(136, 2002, 11, 'Hungarian Grand Prix', '18/08/2002', ' <text:s text:c="18"/>'),</text:p>
      <text:p text:style-name="Standard">(137, 2002, 13, 'Belgian Grand Prix', '01/09/2002', ' <text:s text:c="18"/>'),</text:p>
      <text:p text:style-name="Standard">(138, 2002, 14, 'Italian Grand Prix', '15/09/2002', ' <text:s text:c="18"/>'),</text:p>
      <text:p text:style-name="Standard">(139, 2002, 19, 'United States Grand Prix', '29/09/2002', ' <text:s text:c="18"/>'),</text:p>
      <text:p text:style-name="Standard">(140, 2002, 22, 'Japanese Grand Prix', '13/10/2002', ' <text:s text:c="18"/>'),</text:p>
      <text:p text:style-name="Standard">(141, 2001, 1, 'Australian Grand Prix', '04/03/2001', ' <text:s text:c="18"/>'),</text:p>
      <text:p text:style-name="Standard">(142, 2001, 2, 'Malaysian Grand Prix', '18/03/2001', ' <text:s text:c="18"/>'),</text:p>
      <text:p text:style-name="Standard">(143, 2001, 18, 'Brazilian Grand Prix', '01/04/2001', ' <text:s text:c="18"/>'),</text:p>
      <text:p text:style-name="Standard">(144, 2001, 21, 'San Marino Grand Prix', '15/04/2001', ' <text:s text:c="18"/>'),</text:p>
      <text:p text:style-name="Standard">(145, 2001, 4, 'Spanish Grand Prix', '29/04/2001', ' <text:s text:c="18"/>'),</text:p>
      <text:p text:style-name="Standard">(146, 2001, 23, 'Austrian Grand Prix', '13/05/2001', ' <text:s text:c="18"/>'),</text:p>
      <text:p text:style-name="Standard">(147, 2001, 6, 'Monaco Grand Prix', '27/05/2001', ' <text:s text:c="18"/>'),</text:p>
      <text:p text:style-name="Standard">(148, 2001, 7, 'Canadian Grand Prix', '10/06/2001', ' <text:s text:c="18"/>'),</text:p>
      <text:p text:style-name="Standard">(149, 2001, 20, 'European Grand Prix', '24/06/2001', ' <text:s text:c="18"/>'),</text:p>
      <text:p text:style-name="Standard">(150, 2001, 8, 'French Grand Prix', '01/07/2001', ' <text:s text:c="18"/>'),</text:p>
      <text:p text:style-name="Standard">(151, 2001, 9, 'British Grand Prix', '15/07/2001', ' <text:s text:c="18"/>'),</text:p>
      <text:p text:style-name="Standard">(152, 2001, 10, 'German Grand Prix', '29/07/2001', ' <text:s text:c="18"/>'),</text:p>
      <text:p text:style-name="Standard">(153, 2001, 11, 'Hungarian Grand Prix', '19/08/2001', ' <text:s text:c="18"/>'),</text:p>
      <text:p text:style-name="Standard">(154, 2001, 13, 'Belgian Grand Prix', '02/09/2001', ' <text:s text:c="18"/>'),</text:p>
      <text:p text:style-name="Standard">(155, 2001, 14, 'Italian Grand Prix', '16/09/2001', ' <text:s text:c="18"/>'),</text:p>
      <text:p text:style-name="Standard">(156, 2001, 19, 'United States Grand Prix', '30/09/2001', ' <text:s text:c="18"/>'),</text:p>
      <text:p text:style-name="Standard">(157, 2001, 22, 'Japanese Grand Prix', '14/10/2001', ' <text:s text:c="18"/>'),</text:p>
      <text:p text:style-name="Standard">(158, 2000, 1, 'Australian Grand Prix', '12/03/2000', ' <text:s text:c="18"/>'),</text:p>
      <text:p text:style-name="Standard">(159, 2000, 18, 'Brazilian Grand Prix', '26/03/2000', ' <text:s text:c="18"/>'),</text:p>
      <text:p text:style-name="Standard">(160, 2000, 21, 'San Marino Grand Prix', '09/04/2000', ' <text:s text:c="18"/>'),</text:p>
      <text:p text:style-name="Standard">(161, 2000, 9, 'British Grand Prix', '23/04/2000', ' <text:s text:c="18"/>'),</text:p>
      <text:p text:style-name="Standard">(162, 2000, 4, 'Spanish Grand Prix', '07/05/2000', ' <text:s text:c="18"/>'),</text:p>
      <text:p text:style-name="Standard">(163, 2000, 20, 'European Grand Prix', '21/05/2000', ' <text:s text:c="18"/>'),</text:p>
      <text:p text:style-name="Standard">(164, 2000, 6, 'Monaco Grand Prix', '04/06/2000', ' <text:s text:c="18"/>'),</text:p>
      <text:p text:style-name="Standard"><text:soft-page-break/>(165, 2000, 7, 'Canadian Grand Prix', '18/06/2000', ' <text:s text:c="18"/>'),</text:p>
      <text:p text:style-name="Standard">(166, 2000, 8, 'French Grand Prix', '02/07/2000', ' <text:s text:c="18"/>'),</text:p>
      <text:p text:style-name="Standard">(167, 2000, 23, 'Austrian Grand Prix', '16/07/2000', ' <text:s text:c="18"/>'),</text:p>
      <text:p text:style-name="Standard">(168, 2000, 10, 'German Grand Prix', '30/07/2000', ' <text:s text:c="18"/>'),</text:p>
      <text:p text:style-name="Standard">(169, 2000, 11, 'Hungarian Grand Prix', '13/08/2000', ' <text:s text:c="18"/>'),</text:p>
      <text:p text:style-name="Standard">(170, 2000, 13, 'Belgian Grand Prix', '27/08/2000', ' <text:s text:c="18"/>'),</text:p>
      <text:p text:style-name="Standard">(171, 2000, 14, 'Italian Grand Prix', '10/09/2000', ' <text:s text:c="18"/>'),</text:p>
      <text:p text:style-name="Standard">(172, 2000, 19, 'United States Grand Prix', '24/09/2000', ' <text:s text:c="18"/>'),</text:p>
      <text:p text:style-name="Standard">(173, 2000, 22, 'Japanese Grand Prix', '08/10/2000', ' <text:s text:c="18"/>'),</text:p>
      <text:p text:style-name="Standard">(174, 2000, 2, 'Malaysian Grand Prix', '22/10/2000', ' <text:s text:c="18"/>'),</text:p>
      <text:p text:style-name="Standard">(175, 1999, 1, 'Australian Grand Prix', '07/03/1999', ' <text:s text:c="18"/>'),</text:p>
      <text:p text:style-name="Standard">(176, 1999, 18, 'Brazilian Grand Prix', '11/04/1999', ' <text:s text:c="18"/>'),</text:p>
      <text:p text:style-name="Standard">(177, 1999, 21, 'San Marino Grand Prix', '02/05/1999', ' <text:s text:c="18"/>'),</text:p>
      <text:p text:style-name="Standard">(178, 1999, 6, 'Monaco Grand Prix', '16/05/1999', ' <text:s text:c="18"/>'),</text:p>
      <text:p text:style-name="Standard">(179, 1999, 4, 'Spanish Grand Prix', '30/05/1999', ' <text:s text:c="18"/>'),</text:p>
      <text:p text:style-name="Standard">(180, 1999, 7, 'Canadian Grand Prix', '13/06/1999', ' <text:s text:c="18"/>'),</text:p>
      <text:p text:style-name="Standard">(181, 1999, 8, 'French Grand Prix', '27/06/1999', ' <text:s text:c="18"/>'),</text:p>
      <text:p text:style-name="Standard">(182, 1999, 9, 'British Grand Prix', '11/07/1999', ' <text:s text:c="18"/>'),</text:p>
      <text:p text:style-name="Standard">(183, 1999, 23, 'Austrian Grand Prix', '25/07/1999', ' <text:s text:c="18"/>'),</text:p>
      <text:p text:style-name="Standard">(184, 1999, 10, 'German Grand Prix', '01/08/1999', ' <text:s text:c="18"/>'),</text:p>
      <text:p text:style-name="Standard">(185, 1999, 11, 'Hungarian Grand Prix', '15/08/1999', ' <text:s text:c="18"/>'),</text:p>
      <text:p text:style-name="Standard">(186, 1999, 13, 'Belgian Grand Prix', '29/08/1999', ' <text:s text:c="18"/>'),</text:p>
      <text:p text:style-name="Standard">(187, 1999, 14, 'Italian Grand Prix', '12/09/1999', ' <text:s text:c="18"/>'),</text:p>
      <text:p text:style-name="Standard">(188, 1999, 20, 'European Grand Prix', '26/09/1999', ' <text:s text:c="18"/>'),</text:p>
      <text:p text:style-name="Standard">(189, 1999, 2, 'Malaysian Grand Prix', '17/10/1999', ' <text:s text:c="18"/>'),</text:p>
      <text:p text:style-name="Standard">(190, 1999, 22, 'Japanese Grand Prix', '31/10/1999', ' <text:s text:c="18"/>'),</text:p>
      <text:p text:style-name="Standard">(191, 1998, 1, 'Australian Grand Prix', '08/03/1998', ' <text:s text:c="18"/>'),</text:p>
      <text:p text:style-name="Standard">(192, 1998, 18, 'Brazilian Grand Prix', '29/03/1998', ' <text:s text:c="18"/>'),</text:p>
      <text:p text:style-name="Standard">(193, 1998, 25, 'Argentine Grand Prix', '12/04/1998', ' <text:s text:c="18"/>'),</text:p>
      <text:p text:style-name="Standard">(194, 1998, 21, 'San Marino Grand Prix', '26/04/1998', ' <text:s text:c="18"/>'),</text:p>
      <text:p text:style-name="Standard">(195, 1998, 4, 'Spanish Grand Prix', '10/05/1998', ' <text:s text:c="18"/>'),</text:p>
      <text:p text:style-name="Standard">(196, 1998, 6, 'Monaco Grand Prix', '24/05/1998', ' <text:s text:c="18"/>'),</text:p>
      <text:p text:style-name="Standard">(197, 1998, 7, 'Canadian Grand Prix', '07/06/1998', ' <text:s text:c="18"/>'),</text:p>
      <text:p text:style-name="Standard">(198, 1998, 8, 'French Grand Prix', '28/06/1998', ' <text:s text:c="18"/>'),</text:p>
      <text:p text:style-name="Standard">(199, 1998, 9, 'British Grand Prix', '12/07/1998', ' <text:s text:c="18"/>'),</text:p>
      <text:p text:style-name="Standard">(200, 1998, 23, 'Austrian Grand Prix', '26/07/1998', ' <text:s text:c="18"/>'),</text:p>
      <text:p text:style-name="Standard">(201, 1998, 10, 'German Grand Prix', '02/08/1998', ' <text:s text:c="18"/>'),</text:p>
      <text:p text:style-name="Standard">(202, 1998, 11, 'Hungarian Grand Prix', '16/08/1998', ' <text:s text:c="18"/>'),</text:p>
      <text:p text:style-name="Standard">(203, 1998, 13, 'Belgian Grand Prix', '30/08/1998', ' <text:s text:c="18"/>'),</text:p>
      <text:p text:style-name="Standard">(204, 1998, 14, 'Italian Grand Prix', '13/09/1998', ' <text:s text:c="18"/>'),</text:p>
      <text:p text:style-name="Standard">(205, 1998, 20, 'Luxembourg Grand Prix', '27/09/1998', ' <text:s text:c="18"/>'),</text:p>
      <text:p text:style-name="Standard">(206, 1998, 22, 'Japanese Grand Prix', '01/11/1998', ' <text:s text:c="18"/>'),</text:p>
      <text:p text:style-name="Standard">(207, 1997, 1, 'Australian Grand Prix', '09/03/1997', ' <text:s text:c="18"/>'),</text:p>
      <text:p text:style-name="Standard">(208, 1997, 18, 'Brazilian Grand Prix', '30/03/1997', ' <text:s text:c="18"/>'),</text:p>
      <text:p text:style-name="Standard">(209, 1997, 25, 'Argentine Grand Prix', '13/04/1997', ' <text:s text:c="18"/>'),</text:p>
      <text:p text:style-name="Standard">(210, 1997, 21, 'San Marino Grand Prix', '27/04/1997', ' <text:s text:c="18"/>'),</text:p>
      <text:p text:style-name="Standard">(211, 1997, 6, 'Monaco Grand Prix', '11/05/1997', ' <text:s text:c="18"/>'),</text:p>
      <text:p text:style-name="Standard">(212, 1997, 4, 'Spanish Grand Prix', '25/05/1997', ' <text:s text:c="18"/>'),</text:p>
      <text:p text:style-name="Standard">(213, 1997, 7, 'Canadian Grand Prix', '15/06/1997', ' <text:s text:c="18"/>'),</text:p>
      <text:p text:style-name="Standard">(214, 1997, 8, 'French Grand Prix', '29/06/1997', ' <text:s text:c="18"/>'),</text:p>
      <text:p text:style-name="Standard">(215, 1997, 9, 'British Grand Prix', '13/07/1997', ' <text:s text:c="18"/>'),</text:p>
      <text:p text:style-name="Standard">(216, 1997, 10, 'German Grand Prix', '27/07/1997', ' <text:s text:c="18"/>'),</text:p>
      <text:p text:style-name="Standard"><text:soft-page-break/>(217, 1997, 11, 'Hungarian Grand Prix', '10/08/1997', ' <text:s text:c="18"/>'),</text:p>
      <text:p text:style-name="Standard">(218, 1997, 13, 'Belgian Grand Prix', '24/08/1997', ' <text:s text:c="18"/>'),</text:p>
      <text:p text:style-name="Standard">(219, 1997, 14, 'Italian Grand Prix', '07/09/1997', ' <text:s text:c="18"/>'),</text:p>
      <text:p text:style-name="Standard">(220, 1997, 23, 'Austrian Grand Prix', '21/09/1997', ' <text:s text:c="18"/>'),</text:p>
      <text:p text:style-name="Standard">(221, 1997, 20, 'Luxembourg Grand Prix', '28/09/1997', ' <text:s text:c="18"/>'),</text:p>
      <text:p text:style-name="Standard">(222, 1997, 22, 'Japanese Grand Prix', '12/10/1997', ' <text:s text:c="18"/>'),</text:p>
      <text:p text:style-name="Standard">(223, 1997, 26, 'European Grand Prix', '26/10/1997', ' <text:s text:c="18"/>'),</text:p>
      <text:p text:style-name="Standard">(224, 1996, 1, 'Australian Grand Prix', '10/03/1996', ' <text:s text:c="18"/>'),</text:p>
      <text:p text:style-name="Standard">(225, 1996, 18, 'Brazilian Grand Prix', '31/03/1996', ' <text:s text:c="18"/>'),</text:p>
      <text:p text:style-name="Standard">(226, 1996, 25, 'Argentine Grand Prix', '07/04/1996', ' <text:s text:c="18"/>'),</text:p>
      <text:p text:style-name="Standard">(227, 1996, 20, 'European Grand Prix', '28/04/1996', ' <text:s text:c="18"/>'),</text:p>
      <text:p text:style-name="Standard">(228, 1996, 21, 'San Marino Grand Prix', '05/05/1996', ' <text:s text:c="18"/>'),</text:p>
      <text:p text:style-name="Standard">(229, 1996, 6, 'Monaco Grand Prix', '19/05/1996', ' <text:s text:c="18"/>'),</text:p>
      <text:p text:style-name="Standard">(230, 1996, 4, 'Spanish Grand Prix', '02/06/1996', ' <text:s text:c="18"/>'),</text:p>
      <text:p text:style-name="Standard">(231, 1996, 7, 'Canadian Grand Prix', '16/06/1996', ' <text:s text:c="18"/>'),</text:p>
      <text:p text:style-name="Standard">(232, 1996, 8, 'French Grand Prix', '30/06/1996', ' <text:s text:c="18"/>'),</text:p>
      <text:p text:style-name="Standard">(233, 1996, 9, 'British Grand Prix', '14/07/1996', ' <text:s text:c="18"/>'),</text:p>
      <text:p text:style-name="Standard">(234, 1996, 10, 'German Grand Prix', '28/07/1996', ' <text:s text:c="18"/>'),</text:p>
      <text:p text:style-name="Standard">(235, 1996, 11, 'Hungarian Grand Prix', '11/08/1996', ' <text:s text:c="18"/>'),</text:p>
      <text:p text:style-name="Standard">(236, 1996, 13, 'Belgian Grand Prix', '25/08/1996', ' <text:s text:c="18"/>'),</text:p>
      <text:p text:style-name="Standard">(237, 1996, 14, 'Italian Grand Prix', '08/09/1996', ' <text:s text:c="18"/>'),</text:p>
      <text:p text:style-name="Standard">(238, 1996, 27, 'Portuguese Grand Prix', '22/09/1996', ' <text:s text:c="18"/>'),</text:p>
      <text:p text:style-name="Standard">(239, 1996, 22, 'Japanese Grand Prix', '13/10/1996', ' <text:s text:c="18"/>'),</text:p>
      <text:p text:style-name="Standard">(240, 1995, 18, 'Brazilian Grand Prix', '26/03/1995', ' <text:s text:c="18"/>'),</text:p>
      <text:p text:style-name="Standard">(241, 1995, 25, 'Argentine Grand Prix', '09/04/1995', ' <text:s text:c="18"/>'),</text:p>
      <text:p text:style-name="Standard">(242, 1995, 21, 'San Marino Grand Prix', '30/04/1995', ' <text:s text:c="18"/>'),</text:p>
      <text:p text:style-name="Standard">(243, 1995, 4, 'Spanish Grand Prix', '14/05/1995', ' <text:s text:c="18"/>'),</text:p>
      <text:p text:style-name="Standard">(244, 1995, 6, 'Monaco Grand Prix', '28/05/1995', ' <text:s text:c="18"/>'),</text:p>
      <text:p text:style-name="Standard">(245, 1995, 7, 'Canadian Grand Prix', '11/06/1995', ' <text:s text:c="18"/>'),</text:p>
      <text:p text:style-name="Standard">(246, 1995, 8, 'French Grand Prix', '02/07/1995', ' <text:s text:c="18"/>'),</text:p>
      <text:p text:style-name="Standard">(247, 1995, 9, 'British Grand Prix', '16/07/1995', ' <text:s text:c="18"/>'),</text:p>
      <text:p text:style-name="Standard">(248, 1995, 10, 'German Grand Prix', '30/07/1995', ' <text:s text:c="18"/>'),</text:p>
      <text:p text:style-name="Standard">(249, 1995, 11, 'Hungarian Grand Prix', '13/08/1995', ' <text:s text:c="18"/>'),</text:p>
      <text:p text:style-name="Standard">(250, 1995, 13, 'Belgian Grand Prix', '27/08/1995', ' <text:s text:c="18"/>'),</text:p>
      <text:p text:style-name="Standard">(251, 1995, 14, 'Italian Grand Prix', '10/09/1995', ' <text:s text:c="18"/>'),</text:p>
      <text:p text:style-name="Standard">(252, 1995, 27, 'Portuguese Grand Prix', '24/09/1995', ' <text:s text:c="18"/>'),</text:p>
      <text:p text:style-name="Standard">(253, 1995, 20, 'European Grand Prix', '01/10/1995', ' <text:s text:c="18"/>'),</text:p>
      <text:p text:style-name="Standard">(254, 1995, 28, 'Pacific Grand Prix', '22/10/1995', ' <text:s text:c="18"/>'),</text:p>
      <text:p text:style-name="Standard">(255, 1995, 22, 'Japanese Grand Prix', '29/10/1995', ' <text:s text:c="18"/>'),</text:p>
      <text:p text:style-name="Standard">(256, 1995, 29, 'Australian Grand Prix', '12/11/1995', ' <text:s text:c="18"/>'),</text:p>
      <text:p text:style-name="Standard">(257, 1994, 18, 'Brazilian Grand Prix', '27/03/1994', ' <text:s text:c="18"/>'),</text:p>
      <text:p text:style-name="Standard">(258, 1994, 28, 'Pacific Grand Prix', '17/04/1994', ' <text:s text:c="18"/>'),</text:p>
      <text:p text:style-name="Standard">(259, 1994, 21, 'San Marino Grand Prix', '01/05/1994', ' <text:s text:c="18"/>'),</text:p>
      <text:p text:style-name="Standard">(260, 1994, 6, 'Monaco Grand Prix', '15/05/1994', ' <text:s text:c="18"/>'),</text:p>
      <text:p text:style-name="Standard">(261, 1994, 4, 'Spanish Grand Prix', '29/05/1994', ' <text:s text:c="18"/>'),</text:p>
      <text:p text:style-name="Standard">(262, 1994, 7, 'Canadian Grand Prix', '12/06/1994', ' <text:s text:c="18"/>'),</text:p>
      <text:p text:style-name="Standard">(263, 1994, 8, 'French Grand Prix', '03/07/1994', ' <text:s text:c="18"/>'),</text:p>
      <text:p text:style-name="Standard">(264, 1994, 9, 'British Grand Prix', '10/07/1994', ' <text:s text:c="18"/>'),</text:p>
      <text:p text:style-name="Standard">(265, 1994, 10, 'German Grand Prix', '31/07/1994', ' <text:s text:c="18"/>'),</text:p>
      <text:p text:style-name="Standard">(266, 1994, 11, 'Hungarian Grand Prix', '14/08/1994', ' <text:s text:c="18"/>'),</text:p>
      <text:p text:style-name="Standard">(267, 1994, 13, 'Belgian Grand Prix', '28/08/1994', ' <text:s text:c="18"/>'),</text:p>
      <text:p text:style-name="Standard">(268, 1994, 14, 'Italian Grand Prix', '11/09/1994', ' <text:s text:c="18"/>'),</text:p>
      <text:p text:style-name="Standard"><text:soft-page-break/>(269, 1994, 27, 'Portuguese Grand Prix', '25/09/1994', ' <text:s text:c="18"/>'),</text:p>
      <text:p text:style-name="Standard">(270, 1994, 26, 'European Grand Prix', '16/10/1994', ' <text:s text:c="18"/>'),</text:p>
      <text:p text:style-name="Standard">(271, 1994, 22, 'Japanese Grand Prix', '06/11/1994', ' <text:s text:c="18"/>'),</text:p>
      <text:p text:style-name="Standard">(272, 1994, 29, 'Australian Grand Prix', '13/11/1994', ' <text:s text:c="18"/>'),</text:p>
      <text:p text:style-name="Standard">(273, 1993, 30, 'South African Grand Prix', '14/03/1993', ' <text:s text:c="18"/>'),</text:p>
      <text:p text:style-name="Standard">(274, 1993, 18, 'Brazilian Grand Prix', '28/03/1993', ' <text:s text:c="18"/>'),</text:p>
      <text:p text:style-name="Standard">(275, 1993, 31, 'European Grand Prix', '11/04/1993', ' <text:s text:c="18"/>'),</text:p>
      <text:p text:style-name="Standard">(276, 1993, 21, 'San Marino Grand Prix', '25/04/1993', ' <text:s text:c="18"/>'),</text:p>
      <text:p text:style-name="Standard">(277, 1993, 4, 'Spanish Grand Prix', '09/05/1993', ' <text:s text:c="18"/>'),</text:p>
      <text:p text:style-name="Standard">(278, 1993, 6, 'Monaco Grand Prix', '23/05/1993', ' <text:s text:c="18"/>'),</text:p>
      <text:p text:style-name="Standard">(279, 1993, 7, 'Canadian Grand Prix', '13/06/1993', ' <text:s text:c="18"/>'),</text:p>
      <text:p text:style-name="Standard">(280, 1993, 8, 'French Grand Prix', '04/07/1993', ' <text:s text:c="18"/>'),</text:p>
      <text:p text:style-name="Standard">(281, 1993, 9, 'British Grand Prix', '11/07/1993', ' <text:s text:c="18"/>'),</text:p>
      <text:p text:style-name="Standard">(282, 1993, 10, 'German Grand Prix', '25/07/1993', ' <text:s text:c="18"/>'),</text:p>
      <text:p text:style-name="Standard">(283, 1993, 11, 'Hungarian Grand Prix', '15/08/1993', ' <text:s text:c="18"/>'),</text:p>
      <text:p text:style-name="Standard">(284, 1993, 13, 'Belgian Grand Prix', '29/08/1993', ' <text:s text:c="18"/>'),</text:p>
      <text:p text:style-name="Standard">(285, 1993, 14, 'Italian Grand Prix', '12/09/1993', ' <text:s text:c="18"/>'),</text:p>
      <text:p text:style-name="Standard">(286, 1993, 27, 'Portuguese Grand Prix', '26/09/1993', ' <text:s text:c="18"/>'),</text:p>
      <text:p text:style-name="Standard">(287, 1993, 22, 'Japanese Grand Prix', '24/10/1993', ' <text:s text:c="18"/>'),</text:p>
      <text:p text:style-name="Standard">(288, 1993, 29, 'Australian Grand Prix', '07/11/1993', ' <text:s text:c="18"/>'),</text:p>
      <text:p text:style-name="Standard">(289, 1992, 30, 'South African Grand Prix', '01/03/1992', ' <text:s text:c="18"/>'),</text:p>
      <text:p text:style-name="Standard">(290, 1992, 32, 'Mexican Grand Prix', '22/03/1992', ' <text:s text:c="18"/>'),</text:p>
      <text:p text:style-name="Standard">(291, 1992, 18, 'Brazilian Grand Prix', '05/04/1992', ' <text:s text:c="18"/>'),</text:p>
      <text:p text:style-name="Standard">(292, 1992, 4, 'Spanish Grand Prix', '03/05/1992', ' <text:s text:c="18"/>'),</text:p>
      <text:p text:style-name="Standard">(293, 1992, 21, 'San Marino Grand Prix', '17/05/1992', ' <text:s text:c="18"/>'),</text:p>
      <text:p text:style-name="Standard">(294, 1992, 6, 'Monaco Grand Prix', '31/05/1992', ' <text:s text:c="18"/>'),</text:p>
      <text:p text:style-name="Standard">(295, 1992, 7, 'Canadian Grand Prix', '14/06/1992', ' <text:s text:c="18"/>'),</text:p>
      <text:p text:style-name="Standard">(296, 1992, 8, 'French Grand Prix', '05/07/1992', ' <text:s text:c="18"/>'),</text:p>
      <text:p text:style-name="Standard">(297, 1992, 9, 'British Grand Prix', '12/07/1992', ' <text:s text:c="18"/>'),</text:p>
      <text:p text:style-name="Standard">(298, 1992, 10, 'German Grand Prix', '26/07/1992', ' <text:s text:c="18"/>'),</text:p>
      <text:p text:style-name="Standard">(299, 1992, 11, 'Hungarian Grand Prix', '16/08/1992', ' <text:s text:c="18"/>'),</text:p>
      <text:p text:style-name="Standard">(300, 1992, 13, 'Belgian Grand Prix', '30/08/1992', ' <text:s text:c="18"/>'),</text:p>
      <text:p text:style-name="Standard">(301, 1992, 14, 'Italian Grand Prix', '13/09/1992', ' <text:s text:c="18"/>'),</text:p>
      <text:p text:style-name="Standard">(302, 1992, 27, 'Portuguese Grand Prix', '27/09/1992', ' <text:s text:c="18"/>'),</text:p>
      <text:p text:style-name="Standard">(303, 1992, 22, 'Japanese Grand Prix', '25/10/1992', ' <text:s text:c="18"/>'),</text:p>
      <text:p text:style-name="Standard">(304, 1992, 29, 'Australian Grand Prix', '08/11/1992', ' <text:s text:c="18"/>'),</text:p>
      <text:p text:style-name="Standard">(305, 1991, 33, 'United States Grand Prix', '10/03/1991', ' <text:s text:c="18"/>'),</text:p>
      <text:p text:style-name="Standard">(306, 1991, 18, 'Brazilian Grand Prix', '24/03/1991', ' <text:s text:c="18"/>'),</text:p>
      <text:p text:style-name="Standard">(307, 1991, 21, 'San Marino Grand Prix', '28/04/1991', ' <text:s text:c="18"/>'),</text:p>
      <text:p text:style-name="Standard">(308, 1991, 6, 'Monaco Grand Prix', '12/05/1991', ' <text:s text:c="18"/>'),</text:p>
      <text:p text:style-name="Standard">(309, 1991, 7, 'Canadian Grand Prix', '02/06/1991', ' <text:s text:c="18"/>'),</text:p>
      <text:p text:style-name="Standard">(310, 1991, 32, 'Mexican Grand Prix', '16/06/1991', ' <text:s text:c="18"/>'),</text:p>
      <text:p text:style-name="Standard">(311, 1991, 8, 'French Grand Prix', '07/07/1991', ' <text:s text:c="18"/>'),</text:p>
      <text:p text:style-name="Standard">(312, 1991, 9, 'British Grand Prix', '14/07/1991', ' <text:s text:c="18"/>'),</text:p>
      <text:p text:style-name="Standard">(313, 1991, 10, 'German Grand Prix', '28/07/1991', ' <text:s text:c="18"/>'),</text:p>
      <text:p text:style-name="Standard">(314, 1991, 11, 'Hungarian Grand Prix', '11/08/1991', ' <text:s text:c="18"/>'),</text:p>
      <text:p text:style-name="Standard">(315, 1991, 13, 'Belgian Grand Prix', '25/08/1991', ' <text:s text:c="18"/>'),</text:p>
      <text:p text:style-name="Standard">(316, 1991, 14, 'Italian Grand Prix', '08/09/1991', ' <text:s text:c="18"/>'),</text:p>
      <text:p text:style-name="Standard">(317, 1991, 27, 'Portuguese Grand Prix', '22/09/1991', ' <text:s text:c="18"/>'),</text:p>
      <text:p text:style-name="Standard">(318, 1991, 4, 'Spanish Grand Prix', '29/09/1991', ' <text:s text:c="18"/>'),</text:p>
      <text:p text:style-name="Standard">(319, 1991, 22, 'Japanese Grand Prix', '20/10/1991', ' <text:s text:c="18"/>'),</text:p>
      <text:p text:style-name="Standard">(320, 1991, 29, 'Australian Grand Prix', '03/11/1991', ' <text:s text:c="18"/>'),</text:p>
      <text:p text:style-name="Standard"><text:soft-page-break/>(321, 1990, 33, 'United States Grand Prix', '11/03/1990', ' <text:s text:c="18"/>'),</text:p>
      <text:p text:style-name="Standard">(322, 1990, 18, 'Brazilian Grand Prix', '25/03/1990', ' <text:s text:c="18"/>'),</text:p>
      <text:p text:style-name="Standard">(323, 1990, 21, 'San Marino Grand Prix', '13/05/1990', ' <text:s text:c="18"/>'),</text:p>
      <text:p text:style-name="Standard">(324, 1990, 6, 'Monaco Grand Prix', '27/05/1990', ' <text:s text:c="18"/>'),</text:p>
      <text:p text:style-name="Standard">(325, 1990, 7, 'Canadian Grand Prix', '10/06/1990', ' <text:s text:c="18"/>'),</text:p>
      <text:p text:style-name="Standard">(326, 1990, 32, 'Mexican Grand Prix', '24/06/1990', ' <text:s text:c="18"/>'),</text:p>
      <text:p text:style-name="Standard">(327, 1990, 34, 'French Grand Prix', '08/07/1990', ' <text:s text:c="18"/>'),</text:p>
      <text:p text:style-name="Standard">(328, 1990, 9, 'British Grand Prix', '15/07/1990', ' <text:s text:c="18"/>'),</text:p>
      <text:p text:style-name="Standard">(329, 1990, 10, 'German Grand Prix', '29/07/1990', ' <text:s text:c="18"/>'),</text:p>
      <text:p text:style-name="Standard">(330, 1990, 11, 'Hungarian Grand Prix', '12/08/1990', ' <text:s text:c="18"/>'),</text:p>
      <text:p text:style-name="Standard">(331, 1990, 13, 'Belgian Grand Prix', '26/08/1990', ' <text:s text:c="18"/>'),</text:p>
      <text:p text:style-name="Standard">(332, 1990, 14, 'Italian Grand Prix', '09/09/1990', ' <text:s text:c="18"/>'),</text:p>
      <text:p text:style-name="Standard">(333, 1990, 27, 'Portuguese Grand Prix', '23/09/1990', ' <text:s text:c="18"/>'),</text:p>
      <text:p text:style-name="Standard">(334, 1990, 26, 'Spanish Grand Prix', '30/09/1990', ' <text:s text:c="18"/>'),</text:p>
      <text:p text:style-name="Standard">(335, 1990, 22, 'Japanese Grand Prix', '21/10/1990', ' <text:s text:c="18"/>'),</text:p>
      <text:p text:style-name="Standard">(336, 1990, 29, 'Australian Grand Prix', '04/11/1990', ' <text:s text:c="18"/>'),</text:p>
      <text:p text:style-name="Standard">(337, 2010, 3, 'Bahrain Grand Prix', '14/03/2010', '12:00:00'),</text:p>
      <text:p text:style-name="Standard">(338, 2010, 1, 'Australian Grand Prix', '28/03/2010', '06:00:00'),</text:p>
      <text:p text:style-name="Standard">(339, 2010, 2, 'Malaysian Grand Prix', '04/04/2010', '08:00:00'),</text:p>
      <text:p text:style-name="Standard">(340, 2010, 17, 'Chinese Grand Prix', '18/04/2010', '06:00:00'),</text:p>
      <text:p text:style-name="Standard">(341, 2010, 4, 'Spanish Grand Prix', '09/05/2010', '12:00:00'),</text:p>
      <text:p text:style-name="Standard">(342, 2010, 6, 'Monaco Grand Prix', '16/05/2010', '12:00:00'),</text:p>
      <text:p text:style-name="Standard">(343, 2010, 5, 'Turkish Grand Prix', '30/05/2010', '11:00:00'),</text:p>
      <text:p text:style-name="Standard">(344, 2010, 7, 'Canadian Grand Prix', '13/06/2010', '16:00:00'),</text:p>
      <text:p text:style-name="Standard">(345, 2010, 12, 'European Grand Prix', '27/06/2010', '12:00:00'),</text:p>
      <text:p text:style-name="Standard">(346, 2010, 9, 'British Grand Prix', '11/07/2010', '12:00:00'),</text:p>
      <text:p text:style-name="Standard">(347, 2010, 10, 'German Grand Prix', '25/07/2010', '12:00:00'),</text:p>
      <text:p text:style-name="Standard">(348, 2010, 11, 'Hungarian Grand Prix', '01/08/2010', '12:00:00'),</text:p>
      <text:p text:style-name="Standard">(349, 2010, 13, 'Belgian Grand Prix', '29/08/2010', '12:00:00'),</text:p>
      <text:p text:style-name="Standard">(350, 2010, 14, 'Italian Grand Prix', '12/09/2010', '12:00:00'),</text:p>
      <text:p text:style-name="Standard">(351, 2010, 15, 'Singapore Grand Prix', '26/09/2010', '12:00:00'),</text:p>
      <text:p text:style-name="Standard">(352, 2010, 22, 'Japanese Grand Prix', '10/10/2010', '06:00:00'),</text:p>
      <text:p text:style-name="Standard">(353, 2010, 35, 'Korean Grand Prix', '24/10/2010', '05:00:00'),</text:p>
      <text:p text:style-name="Standard">(354, 2010, 18, 'Brazilian Grand Prix', '07/11/2010', '16:00:00'),</text:p>
      <text:p text:style-name="Standard">(355, 2010, 24, 'Abu Dhabi Grand Prix', '14/11/2010', '13:00:00'),</text:p>
      <text:p text:style-name="Standard">(356, 1989, 36, 'Brazilian Grand Prix', '26/03/1989', ' <text:s text:c="18"/>'),</text:p>
      <text:p text:style-name="Standard">(357, 1989, 21, 'San Marino Grand Prix', '23/04/1989', ' <text:s text:c="18"/>'),</text:p>
      <text:p text:style-name="Standard">(358, 1989, 6, 'Monaco Grand Prix', '07/05/1989', ' <text:s text:c="18"/>'),</text:p>
      <text:p text:style-name="Standard">(359, 1989, 32, 'Mexican Grand Prix', '28/05/1989', ' <text:s text:c="18"/>'),</text:p>
      <text:p text:style-name="Standard">(360, 1989, 33, 'United States Grand Prix', '04/06/1989', ' <text:s text:c="18"/>'),</text:p>
      <text:p text:style-name="Standard">(361, 1989, 7, 'Canadian Grand Prix', '18/06/1989', ' <text:s text:c="18"/>'),</text:p>
      <text:p text:style-name="Standard">(362, 1989, 34, 'French Grand Prix', '09/07/1989', ' <text:s text:c="18"/>'),</text:p>
      <text:p text:style-name="Standard">(363, 1989, 9, 'British Grand Prix', '16/07/1989', ' <text:s text:c="18"/>'),</text:p>
      <text:p text:style-name="Standard">(364, 1989, 10, 'German Grand Prix', '30/07/1989', ' <text:s text:c="18"/>'),</text:p>
      <text:p text:style-name="Standard">(365, 1989, 11, 'Hungarian Grand Prix', '13/08/1989', ' <text:s text:c="18"/>'),</text:p>
      <text:p text:style-name="Standard">(366, 1989, 13, 'Belgian Grand Prix', '27/08/1989', ' <text:s text:c="18"/>'),</text:p>
      <text:p text:style-name="Standard">(367, 1989, 14, 'Italian Grand Prix', '10/09/1989', ' <text:s text:c="18"/>'),</text:p>
      <text:p text:style-name="Standard">(368, 1989, 27, 'Portuguese Grand Prix', '24/09/1989', ' <text:s text:c="18"/>'),</text:p>
      <text:p text:style-name="Standard">(369, 1989, 26, 'Spanish Grand Prix', '01/10/1989', ' <text:s text:c="18"/>'),</text:p>
      <text:p text:style-name="Standard">(370, 1989, 22, 'Japanese Grand Prix', '22/10/1989', ' <text:s text:c="18"/>'),</text:p>
      <text:p text:style-name="Standard">(371, 1989, 29, 'Australian Grand Prix', '05/11/1989', ' <text:s text:c="18"/>'),</text:p>
      <text:p text:style-name="Standard">(372, 1988, 36, 'Brazilian Grand Prix', '03/04/1988', ' <text:s text:c="18"/>'),</text:p>
      <text:p text:style-name="Standard"><text:soft-page-break/>(373, 1988, 21, 'San Marino Grand Prix', '01/05/1988', ' <text:s text:c="18"/>'),</text:p>
      <text:p text:style-name="Standard">(374, 1988, 6, 'Monaco Grand Prix', '15/05/1988', ' <text:s text:c="18"/>'),</text:p>
      <text:p text:style-name="Standard">(375, 1988, 32, 'Mexican Grand Prix', '29/05/1988', ' <text:s text:c="18"/>'),</text:p>
      <text:p text:style-name="Standard">(376, 1988, 7, 'Canadian Grand Prix', '12/06/1988', ' <text:s text:c="18"/>'),</text:p>
      <text:p text:style-name="Standard">(377, 1988, 37, 'Detroit Grand Prix', '19/06/1988', ' <text:s text:c="18"/>'),</text:p>
      <text:p text:style-name="Standard">(378, 1988, 34, 'French Grand Prix', '03/07/1988', ' <text:s text:c="18"/>'),</text:p>
      <text:p text:style-name="Standard">(379, 1988, 9, 'British Grand Prix', '10/07/1988', ' <text:s text:c="18"/>'),</text:p>
      <text:p text:style-name="Standard">(380, 1988, 10, 'German Grand Prix', '24/07/1988', ' <text:s text:c="18"/>'),</text:p>
      <text:p text:style-name="Standard">(381, 1988, 11, 'Hungarian Grand Prix', '07/08/1988', ' <text:s text:c="18"/>'),</text:p>
      <text:p text:style-name="Standard">(382, 1988, 13, 'Belgian Grand Prix', '28/08/1988', ' <text:s text:c="18"/>'),</text:p>
      <text:p text:style-name="Standard">(383, 1988, 14, 'Italian Grand Prix', '11/09/1988', ' <text:s text:c="18"/>'),</text:p>
      <text:p text:style-name="Standard">(384, 1988, 27, 'Portuguese Grand Prix', '25/09/1988', ' <text:s text:c="18"/>'),</text:p>
      <text:p text:style-name="Standard">(385, 1988, 26, 'Spanish Grand Prix', '02/10/1988', ' <text:s text:c="18"/>'),</text:p>
      <text:p text:style-name="Standard">(386, 1988, 22, 'Japanese Grand Prix', '30/10/1988', ' <text:s text:c="18"/>'),</text:p>
      <text:p text:style-name="Standard">(387, 1988, 29, 'Australian Grand Prix', '13/11/1988', ' <text:s text:c="18"/>'),</text:p>
      <text:p text:style-name="Standard">(388, 1987, 36, 'Brazilian Grand Prix', '12/04/1987', ' <text:s text:c="18"/>'),</text:p>
      <text:p text:style-name="Standard">(389, 1987, 21, 'San Marino Grand Prix', '03/05/1987', ' <text:s text:c="18"/>'),</text:p>
      <text:p text:style-name="Standard">(390, 1987, 13, 'Belgian Grand Prix', '17/05/1987', ' <text:s text:c="18"/>'),</text:p>
      <text:p text:style-name="Standard">(391, 1987, 6, 'Monaco Grand Prix', '31/05/1987', ' <text:s text:c="18"/>'),</text:p>
      <text:p text:style-name="Standard">(392, 1987, 37, 'Detroit Grand Prix', '21/06/1987', ' <text:s text:c="18"/>'),</text:p>
      <text:p text:style-name="Standard">(393, 1987, 34, 'French Grand Prix', '05/07/1987', ' <text:s text:c="18"/>'),</text:p>
      <text:p text:style-name="Standard">(394, 1987, 9, 'British Grand Prix', '12/07/1987', ' <text:s text:c="18"/>'),</text:p>
      <text:p text:style-name="Standard">(395, 1987, 10, 'German Grand Prix', '26/07/1987', ' <text:s text:c="18"/>'),</text:p>
      <text:p text:style-name="Standard">(396, 1987, 11, 'Hungarian Grand Prix', '09/08/1987', ' <text:s text:c="18"/>'),</text:p>
      <text:p text:style-name="Standard">(397, 1987, 23, 'Austrian Grand Prix', '16/08/1987', ' <text:s text:c="18"/>'),</text:p>
      <text:p text:style-name="Standard">(398, 1987, 14, 'Italian Grand Prix', '06/09/1987', ' <text:s text:c="18"/>'),</text:p>
      <text:p text:style-name="Standard">(399, 1987, 27, 'Portuguese Grand Prix', '20/09/1987', ' <text:s text:c="18"/>'),</text:p>
      <text:p text:style-name="Standard">(400, 1987, 26, 'Spanish Grand Prix', '27/09/1987', ' <text:s text:c="18"/>'),</text:p>
      <text:p text:style-name="Standard">(401, 1987, 32, 'Mexican Grand Prix', '18/10/1987', ' <text:s text:c="18"/>'),</text:p>
      <text:p text:style-name="Standard">(402, 1987, 22, 'Japanese Grand Prix', '01/11/1987', ' <text:s text:c="18"/>'),</text:p>
      <text:p text:style-name="Standard">(403, 1987, 29, 'Australian Grand Prix', '15/11/1987', ' <text:s text:c="18"/>'),</text:p>
      <text:p text:style-name="Standard">(404, 1986, 36, 'Brazilian Grand Prix', '23/03/1986', ' <text:s text:c="18"/>'),</text:p>
      <text:p text:style-name="Standard">(405, 1986, 26, 'Spanish Grand Prix', '13/04/1986', ' <text:s text:c="18"/>'),</text:p>
      <text:p text:style-name="Standard">(406, 1986, 21, 'San Marino Grand Prix', '27/04/1986', ' <text:s text:c="18"/>'),</text:p>
      <text:p text:style-name="Standard">(407, 1986, 6, 'Monaco Grand Prix', '11/05/1986', ' <text:s text:c="18"/>'),</text:p>
      <text:p text:style-name="Standard">(408, 1986, 13, 'Belgian Grand Prix', '25/05/1986', ' <text:s text:c="18"/>'),</text:p>
      <text:p text:style-name="Standard">(409, 1986, 7, 'Canadian Grand Prix', '15/06/1986', ' <text:s text:c="18"/>'),</text:p>
      <text:p text:style-name="Standard">(410, 1986, 37, 'Detroit Grand Prix', '22/06/1986', ' <text:s text:c="18"/>'),</text:p>
      <text:p text:style-name="Standard">(411, 1986, 34, 'French Grand Prix', '06/07/1986', ' <text:s text:c="18"/>'),</text:p>
      <text:p text:style-name="Standard">(412, 1986, 38, 'British Grand Prix', '13/07/1986', ' <text:s text:c="18"/>'),</text:p>
      <text:p text:style-name="Standard">(413, 1986, 10, 'German Grand Prix', '27/07/1986', ' <text:s text:c="18"/>'),</text:p>
      <text:p text:style-name="Standard">(414, 1986, 11, 'Hungarian Grand Prix', '10/08/1986', ' <text:s text:c="18"/>'),</text:p>
      <text:p text:style-name="Standard">(415, 1986, 23, 'Austrian Grand Prix', '17/08/1986', ' <text:s text:c="18"/>'),</text:p>
      <text:p text:style-name="Standard">(416, 1986, 14, 'Italian Grand Prix', '07/09/1986', ' <text:s text:c="18"/>'),</text:p>
      <text:p text:style-name="Standard">(417, 1986, 27, 'Portuguese Grand Prix', '21/09/1986', ' <text:s text:c="18"/>'),</text:p>
      <text:p text:style-name="Standard">(418, 1986, 32, 'Mexican Grand Prix', '12/10/1986', ' <text:s text:c="18"/>'),</text:p>
      <text:p text:style-name="Standard">(419, 1986, 29, 'Australian Grand Prix', '26/10/1986', ' <text:s text:c="18"/>'),</text:p>
      <text:p text:style-name="Standard">(420, 1985, 36, 'Brazilian Grand Prix', '07/04/1985', ' <text:s text:c="18"/>'),</text:p>
      <text:p text:style-name="Standard">(421, 1985, 27, 'Portuguese Grand Prix', '21/04/1985', ' <text:s text:c="18"/>'),</text:p>
      <text:p text:style-name="Standard">(422, 1985, 21, 'San Marino Grand Prix', '05/05/1985', ' <text:s text:c="18"/>'),</text:p>
      <text:p text:style-name="Standard">(423, 1985, 6, 'Monaco Grand Prix', '19/05/1985', ' <text:s text:c="18"/>'),</text:p>
      <text:p text:style-name="Standard">(424, 1985, 7, 'Canadian Grand Prix', '16/06/1985', ' <text:s text:c="18"/>'),</text:p>
      <text:p text:style-name="Standard"><text:soft-page-break/>(425, 1985, 37, 'Detroit Grand Prix', '23/06/1985', ' <text:s text:c="18"/>'),</text:p>
      <text:p text:style-name="Standard">(426, 1985, 34, 'French Grand Prix', '07/07/1985', ' <text:s text:c="18"/>'),</text:p>
      <text:p text:style-name="Standard">(427, 1985, 9, 'British Grand Prix', '21/07/1985', ' <text:s text:c="18"/>'),</text:p>
      <text:p text:style-name="Standard">(428, 1985, 20, 'German Grand Prix', '04/08/1985', ' <text:s text:c="18"/>'),</text:p>
      <text:p text:style-name="Standard">(429, 1985, 23, 'Austrian Grand Prix', '18/08/1985', ' <text:s text:c="18"/>'),</text:p>
      <text:p text:style-name="Standard">(430, 1985, 39, 'Dutch Grand Prix', '25/08/1985', ' <text:s text:c="18"/>'),</text:p>
      <text:p text:style-name="Standard">(431, 1985, 14, 'Italian Grand Prix', '08/09/1985', ' <text:s text:c="18"/>'),</text:p>
      <text:p text:style-name="Standard">(432, 1985, 13, 'Belgian Grand Prix', '15/09/1985', ' <text:s text:c="18"/>'),</text:p>
      <text:p text:style-name="Standard">(433, 1985, 38, 'European Grand Prix', '06/10/1985', ' <text:s text:c="18"/>'),</text:p>
      <text:p text:style-name="Standard">(434, 1985, 30, 'South African Grand Prix', '19/10/1985', ' <text:s text:c="18"/>'),</text:p>
      <text:p text:style-name="Standard">(435, 1985, 29, 'Australian Grand Prix', '03/11/1985', ' <text:s text:c="18"/>'),</text:p>
      <text:p text:style-name="Standard">(436, 1984, 36, 'Brazilian Grand Prix', '25/03/1984', ' <text:s text:c="18"/>'),</text:p>
      <text:p text:style-name="Standard">(437, 1984, 30, 'South African Grand Prix', '07/04/1984', ' <text:s text:c="18"/>'),</text:p>
      <text:p text:style-name="Standard">(438, 1984, 40, 'Belgian Grand Prix', '29/04/1984', ' <text:s text:c="18"/>'),</text:p>
      <text:p text:style-name="Standard">(439, 1984, 21, 'San Marino Grand Prix', '06/05/1984', ' <text:s text:c="18"/>'),</text:p>
      <text:p text:style-name="Standard">(440, 1984, 41, 'French Grand Prix', '20/05/1984', ' <text:s text:c="18"/>'),</text:p>
      <text:p text:style-name="Standard">(441, 1984, 6, 'Monaco Grand Prix', '03/06/1984', ' <text:s text:c="18"/>'),</text:p>
      <text:p text:style-name="Standard">(442, 1984, 7, 'Canadian Grand Prix', '17/06/1984', ' <text:s text:c="18"/>'),</text:p>
      <text:p text:style-name="Standard">(443, 1984, 37, 'Detroit Grand Prix', '24/06/1984', ' <text:s text:c="18"/>'),</text:p>
      <text:p text:style-name="Standard">(444, 1984, 42, 'Dallas Grand Prix', '08/07/1984', ' <text:s text:c="18"/>'),</text:p>
      <text:p text:style-name="Standard">(445, 1984, 38, 'British Grand Prix', '22/07/1984', ' <text:s text:c="18"/>'),</text:p>
      <text:p text:style-name="Standard">(446, 1984, 10, 'German Grand Prix', '05/08/1984', ' <text:s text:c="18"/>'),</text:p>
      <text:p text:style-name="Standard">(447, 1984, 23, 'Austrian Grand Prix', '19/08/1984', ' <text:s text:c="18"/>'),</text:p>
      <text:p text:style-name="Standard">(448, 1984, 39, 'Dutch Grand Prix', '26/08/1984', ' <text:s text:c="18"/>'),</text:p>
      <text:p text:style-name="Standard">(449, 1984, 14, 'Italian Grand Prix', '09/09/1984', ' <text:s text:c="18"/>'),</text:p>
      <text:p text:style-name="Standard">(450, 1984, 20, 'European Grand Prix', '07/10/1984', ' <text:s text:c="18"/>'),</text:p>
      <text:p text:style-name="Standard">(451, 1984, 27, 'Portuguese Grand Prix', '21/10/1984', ' <text:s text:c="18"/>'),</text:p>
      <text:p text:style-name="Standard">(452, 1983, 36, 'Brazilian Grand Prix', '13/03/1983', ' <text:s text:c="18"/>'),</text:p>
      <text:p text:style-name="Standard">(453, 1983, 43, 'United States Grand Prix West', '27/03/1983', ' <text:s text:c="18"/>'),</text:p>
      <text:p text:style-name="Standard">(454, 1983, 34, 'French Grand Prix', '17/04/1983', ' <text:s text:c="18"/>'),</text:p>
      <text:p text:style-name="Standard">(455, 1983, 21, 'San Marino Grand Prix', '01/05/1983', ' <text:s text:c="18"/>'),</text:p>
      <text:p text:style-name="Standard">(456, 1983, 6, 'Monaco Grand Prix', '15/05/1983', ' <text:s text:c="18"/>'),</text:p>
      <text:p text:style-name="Standard">(457, 1983, 13, 'Belgian Grand Prix', '22/05/1983', ' <text:s text:c="18"/>'),</text:p>
      <text:p text:style-name="Standard">(458, 1983, 37, 'Detroit Grand Prix', '05/06/1983', ' <text:s text:c="18"/>'),</text:p>
      <text:p text:style-name="Standard">(459, 1983, 7, 'Canadian Grand Prix', '12/06/1983', ' <text:s text:c="18"/>'),</text:p>
      <text:p text:style-name="Standard">(460, 1983, 9, 'British Grand Prix', '16/07/1983', ' <text:s text:c="18"/>'),</text:p>
      <text:p text:style-name="Standard">(461, 1983, 10, 'German Grand Prix', '07/08/1983', ' <text:s text:c="18"/>'),</text:p>
      <text:p text:style-name="Standard">(462, 1983, 23, 'Austrian Grand Prix', '14/08/1983', ' <text:s text:c="18"/>'),</text:p>
      <text:p text:style-name="Standard">(463, 1983, 39, 'Dutch Grand Prix', '28/08/1983', ' <text:s text:c="18"/>'),</text:p>
      <text:p text:style-name="Standard">(464, 1983, 14, 'Italian Grand Prix', '11/09/1983', ' <text:s text:c="18"/>'),</text:p>
      <text:p text:style-name="Standard">(465, 1983, 38, 'European Grand Prix', '25/09/1983', ' <text:s text:c="18"/>'),</text:p>
      <text:p text:style-name="Standard">(466, 1983, 30, 'South African Grand Prix', '15/10/1983', ' <text:s text:c="18"/>'),</text:p>
      <text:p text:style-name="Standard">(467, 1982, 30, 'South African Grand Prix', '23/01/1982', ' <text:s text:c="18"/>'),</text:p>
      <text:p text:style-name="Standard">(468, 1982, 36, 'Brazilian Grand Prix', '21/03/1982', ' <text:s text:c="18"/>'),</text:p>
      <text:p text:style-name="Standard">(469, 1982, 43, 'United States Grand Prix West', '04/04/1982', ' <text:s text:c="18"/>'),</text:p>
      <text:p text:style-name="Standard">(470, 1982, 21, 'San Marino Grand Prix', '25/04/1982', ' <text:s text:c="18"/>'),</text:p>
      <text:p text:style-name="Standard">(471, 1982, 40, 'Belgian Grand Prix', '09/05/1982', ' <text:s text:c="18"/>'),</text:p>
      <text:p text:style-name="Standard">(472, 1982, 6, 'Monaco Grand Prix', '23/05/1982', ' <text:s text:c="18"/>'),</text:p>
      <text:p text:style-name="Standard">(473, 1982, 37, 'Detroit Grand Prix', '06/06/1982', ' <text:s text:c="18"/>'),</text:p>
      <text:p text:style-name="Standard">(474, 1982, 7, 'Canadian Grand Prix', '13/06/1982', ' <text:s text:c="18"/>'),</text:p>
      <text:p text:style-name="Standard">(475, 1982, 39, 'Dutch Grand Prix', '03/07/1982', ' <text:s text:c="18"/>'),</text:p>
      <text:p text:style-name="Standard">(476, 1982, 38, 'British Grand Prix', '18/07/1982', ' <text:s text:c="18"/>'),</text:p>
      <text:p text:style-name="Standard"><text:soft-page-break/>(477, 1982, 34, 'French Grand Prix', '25/07/1982', ' <text:s text:c="18"/>'),</text:p>
      <text:p text:style-name="Standard">(478, 1982, 10, 'German Grand Prix', '08/08/1982', ' <text:s text:c="18"/>'),</text:p>
      <text:p text:style-name="Standard">(479, 1982, 23, 'Austrian Grand Prix', '15/08/1982', ' <text:s text:c="18"/>'),</text:p>
      <text:p text:style-name="Standard">(480, 1982, 41, 'Swiss Grand Prix', '29/08/1982', ' <text:s text:c="18"/>'),</text:p>
      <text:p text:style-name="Standard">(481, 1982, 14, 'Italian Grand Prix', '12/09/1982', ' <text:s text:c="18"/>'),</text:p>
      <text:p text:style-name="Standard">(482, 1982, 44, 'Caesars Palace Grand Prix', '25/09/1982', ' <text:s text:c="18"/>'),</text:p>
      <text:p text:style-name="Standard">(483, 1981, 43, 'United States Grand Prix West', '15/03/1981', ' <text:s text:c="18"/>'),</text:p>
      <text:p text:style-name="Standard">(484, 1981, 36, 'Brazilian Grand Prix', '29/03/1981', ' <text:s text:c="18"/>'),</text:p>
      <text:p text:style-name="Standard">(485, 1981, 25, 'Argentine Grand Prix', '12/04/1981', ' <text:s text:c="18"/>'),</text:p>
      <text:p text:style-name="Standard">(486, 1981, 21, 'San Marino Grand Prix', '03/05/1981', ' <text:s text:c="18"/>'),</text:p>
      <text:p text:style-name="Standard">(487, 1981, 40, 'Belgian Grand Prix', '17/05/1981', ' <text:s text:c="18"/>'),</text:p>
      <text:p text:style-name="Standard">(488, 1981, 6, 'Monaco Grand Prix', '31/05/1981', ' <text:s text:c="18"/>'),</text:p>
      <text:p text:style-name="Standard">(489, 1981, 45, 'Spanish Grand Prix', '21/06/1981', ' <text:s text:c="18"/>'),</text:p>
      <text:p text:style-name="Standard">(490, 1981, 41, 'French Grand Prix', '05/07/1981', ' <text:s text:c="18"/>'),</text:p>
      <text:p text:style-name="Standard">(491, 1981, 9, 'British Grand Prix', '18/07/1981', ' <text:s text:c="18"/>'),</text:p>
      <text:p text:style-name="Standard">(492, 1981, 10, 'German Grand Prix', '02/08/1981', ' <text:s text:c="18"/>'),</text:p>
      <text:p text:style-name="Standard">(493, 1981, 23, 'Austrian Grand Prix', '16/08/1981', ' <text:s text:c="18"/>'),</text:p>
      <text:p text:style-name="Standard">(494, 1981, 39, 'Dutch Grand Prix', '30/08/1981', ' <text:s text:c="18"/>'),</text:p>
      <text:p text:style-name="Standard">(495, 1981, 14, 'Italian Grand Prix', '13/09/1981', ' <text:s text:c="18"/>'),</text:p>
      <text:p text:style-name="Standard">(496, 1981, 7, 'Canadian Grand Prix', '27/09/1981', ' <text:s text:c="18"/>'),</text:p>
      <text:p text:style-name="Standard">(497, 1981, 44, 'Caesars Palace Grand Prix', '17/10/1981', ' <text:s text:c="18"/>'),</text:p>
      <text:p text:style-name="Standard">(498, 1980, 25, 'Argentine Grand Prix', '13/01/1980', ' <text:s text:c="18"/>'),</text:p>
      <text:p text:style-name="Standard">(499, 1980, 18, 'Brazilian Grand Prix', '27/01/1980', ' <text:s text:c="18"/>'),</text:p>
      <text:p text:style-name="Standard">(500, 1980, 30, 'South African Grand Prix', '01/03/1980', ' <text:s text:c="18"/>'),</text:p>
      <text:p text:style-name="Standard">(501, 1980, 43, 'United States Grand Prix West', '30/03/1980', ' <text:s text:c="18"/>'),</text:p>
      <text:p text:style-name="Standard">(502, 1980, 40, 'Belgian Grand Prix', '04/05/1980', ' <text:s text:c="18"/>'),</text:p>
      <text:p text:style-name="Standard">(503, 1980, 6, 'Monaco Grand Prix', '18/05/1980', ' <text:s text:c="18"/>'),</text:p>
      <text:p text:style-name="Standard">(504, 1980, 34, 'French Grand Prix', '29/06/1980', ' <text:s text:c="18"/>'),</text:p>
      <text:p text:style-name="Standard">(505, 1980, 38, 'British Grand Prix', '13/07/1980', ' <text:s text:c="18"/>'),</text:p>
      <text:p text:style-name="Standard">(506, 1980, 10, 'German Grand Prix', '10/08/1980', ' <text:s text:c="18"/>'),</text:p>
      <text:p text:style-name="Standard">(507, 1980, 23, 'Austrian Grand Prix', '17/08/1980', ' <text:s text:c="18"/>'),</text:p>
      <text:p text:style-name="Standard">(508, 1980, 39, 'Dutch Grand Prix', '31/08/1980', ' <text:s text:c="18"/>'),</text:p>
      <text:p text:style-name="Standard">(509, 1980, 21, 'Italian Grand Prix', '14/09/1980', ' <text:s text:c="18"/>'),</text:p>
      <text:p text:style-name="Standard">(510, 1980, 7, 'Canadian Grand Prix', '28/09/1980', ' <text:s text:c="18"/>'),</text:p>
      <text:p text:style-name="Standard">(511, 1980, 46, 'United States Grand Prix', '05/10/1980', ' <text:s text:c="18"/>'),</text:p>
      <text:p text:style-name="Standard">(512, 1979, 25, 'Argentine Grand Prix', '21/01/1979', ' <text:s text:c="18"/>'),</text:p>
      <text:p text:style-name="Standard">(513, 1979, 18, 'Brazilian Grand Prix', '04/02/1979', ' <text:s text:c="18"/>'),</text:p>
      <text:p text:style-name="Standard">(514, 1979, 30, 'South African Grand Prix', '03/03/1979', ' <text:s text:c="18"/>'),</text:p>
      <text:p text:style-name="Standard">(515, 1979, 43, 'United States Grand Prix West', '08/04/1979', ' <text:s text:c="18"/>'),</text:p>
      <text:p text:style-name="Standard">(516, 1979, 45, 'Spanish Grand Prix', '29/04/1979', ' <text:s text:c="18"/>'),</text:p>
      <text:p text:style-name="Standard">(517, 1979, 40, 'Belgian Grand Prix', '13/05/1979', ' <text:s text:c="18"/>'),</text:p>
      <text:p text:style-name="Standard">(518, 1979, 6, 'Monaco Grand Prix', '27/05/1979', ' <text:s text:c="18"/>'),</text:p>
      <text:p text:style-name="Standard">(519, 1979, 41, 'French Grand Prix', '01/07/1979', ' <text:s text:c="18"/>'),</text:p>
      <text:p text:style-name="Standard">(520, 1979, 9, 'British Grand Prix', '14/07/1979', ' <text:s text:c="18"/>'),</text:p>
      <text:p text:style-name="Standard">(521, 1979, 10, 'German Grand Prix', '29/07/1979', ' <text:s text:c="18"/>'),</text:p>
      <text:p text:style-name="Standard">(522, 1979, 23, 'Austrian Grand Prix', '12/08/1979', ' <text:s text:c="18"/>'),</text:p>
      <text:p text:style-name="Standard">(523, 1979, 39, 'Dutch Grand Prix', '26/08/1979', ' <text:s text:c="18"/>'),</text:p>
      <text:p text:style-name="Standard">(524, 1979, 14, 'Italian Grand Prix', '09/09/1979', ' <text:s text:c="18"/>'),</text:p>
      <text:p text:style-name="Standard">(525, 1979, 7, 'Canadian Grand Prix', '30/09/1979', ' <text:s text:c="18"/>'),</text:p>
      <text:p text:style-name="Standard">(526, 1979, 46, 'United States Grand Prix', '07/10/1979', ' <text:s text:c="18"/>'),</text:p>
      <text:p text:style-name="Standard">(527, 1978, 25, 'Argentine Grand Prix', '15/01/1978', ' <text:s text:c="18"/>'),</text:p>
      <text:p text:style-name="Standard">(528, 1978, 36, 'Brazilian Grand Prix', '29/01/1978', ' <text:s text:c="18"/>'),</text:p>
      <text:p text:style-name="Standard"><text:soft-page-break/>(529, 1978, 30, 'South African Grand Prix', '04/03/1978', ' <text:s text:c="18"/>'),</text:p>
      <text:p text:style-name="Standard">(530, 1978, 43, 'United States Grand Prix West', '02/04/1978', ' <text:s text:c="18"/>'),</text:p>
      <text:p text:style-name="Standard">(531, 1978, 6, 'Monaco Grand Prix', '07/05/1978', ' <text:s text:c="18"/>'),</text:p>
      <text:p text:style-name="Standard">(532, 1978, 40, 'Belgian Grand Prix', '21/05/1978', ' <text:s text:c="18"/>'),</text:p>
      <text:p text:style-name="Standard">(533, 1978, 45, 'Spanish Grand Prix', '04/06/1978', ' <text:s text:c="18"/>'),</text:p>
      <text:p text:style-name="Standard">(534, 1978, 47, 'Swedish Grand Prix', '17/06/1978', ' <text:s text:c="18"/>'),</text:p>
      <text:p text:style-name="Standard">(535, 1978, 34, 'French Grand Prix', '02/07/1978', ' <text:s text:c="18"/>'),</text:p>
      <text:p text:style-name="Standard">(536, 1978, 38, 'British Grand Prix', '16/07/1978', ' <text:s text:c="18"/>'),</text:p>
      <text:p text:style-name="Standard">(537, 1978, 10, 'German Grand Prix', '30/07/1978', ' <text:s text:c="18"/>'),</text:p>
      <text:p text:style-name="Standard">(538, 1978, 23, 'Austrian Grand Prix', '13/08/1978', ' <text:s text:c="18"/>'),</text:p>
      <text:p text:style-name="Standard">(539, 1978, 39, 'Dutch Grand Prix', '27/08/1978', ' <text:s text:c="18"/>'),</text:p>
      <text:p text:style-name="Standard">(540, 1978, 14, 'Italian Grand Prix', '10/09/1978', ' <text:s text:c="18"/>'),</text:p>
      <text:p text:style-name="Standard">(541, 1978, 46, 'United States Grand Prix', '01/10/1978', ' <text:s text:c="18"/>'),</text:p>
      <text:p text:style-name="Standard">(542, 1978, 7, 'Canadian Grand Prix', '08/10/1978', ' <text:s text:c="18"/>'),</text:p>
      <text:p text:style-name="Standard">(543, 1977, 25, 'Argentine Grand Prix', '09/01/1977', ' <text:s text:c="18"/>'),</text:p>
      <text:p text:style-name="Standard">(544, 1977, 18, 'Brazilian Grand Prix', '23/01/1977', ' <text:s text:c="18"/>'),</text:p>
      <text:p text:style-name="Standard">(545, 1977, 30, 'South African Grand Prix', '05/03/1977', ' <text:s text:c="18"/>'),</text:p>
      <text:p text:style-name="Standard">(546, 1977, 43, 'United States Grand Prix West', '03/04/1977', ' <text:s text:c="18"/>'),</text:p>
      <text:p text:style-name="Standard">(547, 1977, 45, 'Spanish Grand Prix', '08/05/1977', ' <text:s text:c="18"/>'),</text:p>
      <text:p text:style-name="Standard">(548, 1977, 6, 'Monaco Grand Prix', '22/05/1977', ' <text:s text:c="18"/>'),</text:p>
      <text:p text:style-name="Standard">(549, 1977, 40, 'Belgian Grand Prix', '05/06/1977', ' <text:s text:c="18"/>'),</text:p>
      <text:p text:style-name="Standard">(550, 1977, 47, 'Swedish Grand Prix', '19/06/1977', ' <text:s text:c="18"/>'),</text:p>
      <text:p text:style-name="Standard">(551, 1977, 41, 'French Grand Prix', '03/07/1977', ' <text:s text:c="18"/>'),</text:p>
      <text:p text:style-name="Standard">(552, 1977, 9, 'British Grand Prix', '16/07/1977', ' <text:s text:c="18"/>'),</text:p>
      <text:p text:style-name="Standard">(553, 1977, 10, 'German Grand Prix', '31/07/1977', ' <text:s text:c="18"/>'),</text:p>
      <text:p text:style-name="Standard">(554, 1977, 23, 'Austrian Grand Prix', '14/08/1977', ' <text:s text:c="18"/>'),</text:p>
      <text:p text:style-name="Standard">(555, 1977, 39, 'Dutch Grand Prix', '28/08/1977', ' <text:s text:c="18"/>'),</text:p>
      <text:p text:style-name="Standard">(556, 1977, 14, 'Italian Grand Prix', '11/09/1977', ' <text:s text:c="18"/>'),</text:p>
      <text:p text:style-name="Standard">(557, 1977, 46, 'United States Grand Prix', '02/10/1977', ' <text:s text:c="18"/>'),</text:p>
      <text:p text:style-name="Standard">(558, 1977, 48, 'Canadian Grand Prix', '09/10/1977', ' <text:s text:c="18"/>'),</text:p>
      <text:p text:style-name="Standard">(559, 1977, 16, 'Japanese Grand Prix', '23/10/1977', ' <text:s text:c="18"/>'),</text:p>
      <text:p text:style-name="Standard">(560, 1976, 18, 'Brazilian Grand Prix', '25/01/1976', ' <text:s text:c="18"/>'),</text:p>
      <text:p text:style-name="Standard">(561, 1976, 30, 'South African Grand Prix', '06/03/1976', ' <text:s text:c="18"/>'),</text:p>
      <text:p text:style-name="Standard">(562, 1976, 43, 'United States Grand Prix West', '28/03/1976', ' <text:s text:c="18"/>'),</text:p>
      <text:p text:style-name="Standard">(563, 1976, 45, 'Spanish Grand Prix', '02/05/1976', ' <text:s text:c="18"/>'),</text:p>
      <text:p text:style-name="Standard">(564, 1976, 40, 'Belgian Grand Prix', '16/05/1976', ' <text:s text:c="18"/>'),</text:p>
      <text:p text:style-name="Standard">(565, 1976, 6, 'Monaco Grand Prix', '30/05/1976', ' <text:s text:c="18"/>'),</text:p>
      <text:p text:style-name="Standard">(566, 1976, 47, 'Swedish Grand Prix', '13/06/1976', ' <text:s text:c="18"/>'),</text:p>
      <text:p text:style-name="Standard">(567, 1976, 34, 'French Grand Prix', '04/07/1976', ' <text:s text:c="18"/>'),</text:p>
      <text:p text:style-name="Standard">(568, 1976, 38, 'British Grand Prix', '18/07/1976', ' <text:s text:c="18"/>'),</text:p>
      <text:p text:style-name="Standard">(569, 1976, 20, 'German Grand Prix', '01/08/1976', ' <text:s text:c="18"/>'),</text:p>
      <text:p text:style-name="Standard">(570, 1976, 23, 'Austrian Grand Prix', '15/08/1976', ' <text:s text:c="18"/>'),</text:p>
      <text:p text:style-name="Standard">(571, 1976, 39, 'Dutch Grand Prix', '29/08/1976', ' <text:s text:c="18"/>'),</text:p>
      <text:p text:style-name="Standard">(572, 1976, 14, 'Italian Grand Prix', '12/09/1976', ' <text:s text:c="18"/>'),</text:p>
      <text:p text:style-name="Standard">(573, 1976, 48, 'Canadian Grand Prix', '03/10/1976', ' <text:s text:c="18"/>'),</text:p>
      <text:p text:style-name="Standard">(574, 1976, 46, 'United States Grand Prix', '10/10/1976', ' <text:s text:c="18"/>'),</text:p>
      <text:p text:style-name="Standard">(575, 1976, 16, 'Japanese Grand Prix', '24/10/1976', ' <text:s text:c="18"/>'),</text:p>
      <text:p text:style-name="Standard">(576, 1975, 25, 'Argentine Grand Prix', '12/01/1975', ' <text:s text:c="18"/>'),</text:p>
      <text:p text:style-name="Standard">(577, 1975, 18, 'Brazilian Grand Prix', '26/01/1975', ' <text:s text:c="18"/>'),</text:p>
      <text:p text:style-name="Standard">(578, 1975, 30, 'South African Grand Prix', '01/03/1975', ' <text:s text:c="18"/>'),</text:p>
      <text:p text:style-name="Standard">(579, 1975, 49, 'Spanish Grand Prix', '27/04/1975', ' <text:s text:c="18"/>'),</text:p>
      <text:p text:style-name="Standard">(580, 1975, 6, 'Monaco Grand Prix', '11/05/1975', ' <text:s text:c="18"/>'),</text:p>
      <text:p text:style-name="Standard"><text:soft-page-break/>(581, 1975, 40, 'Belgian Grand Prix', '25/05/1975', ' <text:s text:c="18"/>'),</text:p>
      <text:p text:style-name="Standard">(582, 1975, 47, 'Swedish Grand Prix', '08/06/1975', ' <text:s text:c="18"/>'),</text:p>
      <text:p text:style-name="Standard">(583, 1975, 39, 'Dutch Grand Prix', '22/06/1975', ' <text:s text:c="18"/>'),</text:p>
      <text:p text:style-name="Standard">(584, 1975, 34, 'French Grand Prix', '06/07/1975', ' <text:s text:c="18"/>'),</text:p>
      <text:p text:style-name="Standard">(585, 1975, 9, 'British Grand Prix', '19/07/1975', ' <text:s text:c="18"/>'),</text:p>
      <text:p text:style-name="Standard">(586, 1975, 20, 'German Grand Prix', '03/08/1975', ' <text:s text:c="18"/>'),</text:p>
      <text:p text:style-name="Standard">(587, 1975, 23, 'Austrian Grand Prix', '17/08/1975', ' <text:s text:c="18"/>'),</text:p>
      <text:p text:style-name="Standard">(588, 1975, 14, 'Italian Grand Prix', '07/09/1975', ' <text:s text:c="18"/>'),</text:p>
      <text:p text:style-name="Standard">(589, 1975, 46, 'United States Grand Prix', '05/10/1975', ' <text:s text:c="18"/>'),</text:p>
      <text:p text:style-name="Standard">(590, 1974, 25, 'Argentine Grand Prix', '13/01/1974', ' <text:s text:c="18"/>'),</text:p>
      <text:p text:style-name="Standard">(591, 1974, 18, 'Brazilian Grand Prix', '27/01/1974', ' <text:s text:c="18"/>'),</text:p>
      <text:p text:style-name="Standard">(592, 1974, 30, 'South African Grand Prix', '30/03/1974', ' <text:s text:c="18"/>'),</text:p>
      <text:p text:style-name="Standard">(593, 1974, 45, 'Spanish Grand Prix', '28/04/1974', ' <text:s text:c="18"/>'),</text:p>
      <text:p text:style-name="Standard">(594, 1974, 50, 'Belgian Grand Prix', '12/05/1974', ' <text:s text:c="18"/>'),</text:p>
      <text:p text:style-name="Standard">(595, 1974, 6, 'Monaco Grand Prix', '26/05/1974', ' <text:s text:c="18"/>'),</text:p>
      <text:p text:style-name="Standard">(596, 1974, 47, 'Swedish Grand Prix', '09/06/1974', ' <text:s text:c="18"/>'),</text:p>
      <text:p text:style-name="Standard">(597, 1974, 39, 'Dutch Grand Prix', '23/06/1974', ' <text:s text:c="18"/>'),</text:p>
      <text:p text:style-name="Standard">(598, 1974, 41, 'French Grand Prix', '07/07/1974', ' <text:s text:c="18"/>'),</text:p>
      <text:p text:style-name="Standard">(599, 1974, 38, 'British Grand Prix', '20/07/1974', ' <text:s text:c="18"/>'),</text:p>
      <text:p text:style-name="Standard">(600, 1974, 20, 'German Grand Prix', '04/08/1974', ' <text:s text:c="18"/>'),</text:p>
      <text:p text:style-name="Standard">(601, 1974, 23, 'Austrian Grand Prix', '18/08/1974', ' <text:s text:c="18"/>'),</text:p>
      <text:p text:style-name="Standard">(602, 1974, 14, 'Italian Grand Prix', '08/09/1974', ' <text:s text:c="18"/>'),</text:p>
      <text:p text:style-name="Standard">(603, 1974, 48, 'Canadian Grand Prix', '22/09/1974', ' <text:s text:c="18"/>'),</text:p>
      <text:p text:style-name="Standard">(604, 1974, 46, 'United States Grand Prix', '06/10/1974', ' <text:s text:c="18"/>'),</text:p>
      <text:p text:style-name="Standard">(605, 1973, 25, 'Argentine Grand Prix', '28/01/1973', ' <text:s text:c="18"/>'),</text:p>
      <text:p text:style-name="Standard">(606, 1973, 18, 'Brazilian Grand Prix', '11/02/1973', ' <text:s text:c="18"/>'),</text:p>
      <text:p text:style-name="Standard">(607, 1973, 30, 'South African Grand Prix', '03/03/1973', ' <text:s text:c="18"/>'),</text:p>
      <text:p text:style-name="Standard">(608, 1973, 49, 'Spanish Grand Prix', '29/04/1973', ' <text:s text:c="18"/>'),</text:p>
      <text:p text:style-name="Standard">(609, 1973, 40, 'Belgian Grand Prix', '20/05/1973', ' <text:s text:c="18"/>'),</text:p>
      <text:p text:style-name="Standard">(610, 1973, 6, 'Monaco Grand Prix', '03/06/1973', ' <text:s text:c="18"/>'),</text:p>
      <text:p text:style-name="Standard">(611, 1973, 47, 'Swedish Grand Prix', '17/06/1973', ' <text:s text:c="18"/>'),</text:p>
      <text:p text:style-name="Standard">(612, 1973, 34, 'French Grand Prix', '01/07/1973', ' <text:s text:c="18"/>'),</text:p>
      <text:p text:style-name="Standard">(613, 1973, 9, 'British Grand Prix', '14/07/1973', ' <text:s text:c="18"/>'),</text:p>
      <text:p text:style-name="Standard">(614, 1973, 39, 'Dutch Grand Prix', '29/07/1973', ' <text:s text:c="18"/>'),</text:p>
      <text:p text:style-name="Standard">(615, 1973, 20, 'German Grand Prix', '05/08/1973', ' <text:s text:c="18"/>'),</text:p>
      <text:p text:style-name="Standard">(616, 1973, 23, 'Austrian Grand Prix', '19/08/1973', ' <text:s text:c="18"/>'),</text:p>
      <text:p text:style-name="Standard">(617, 1973, 14, 'Italian Grand Prix', '09/09/1973', ' <text:s text:c="18"/>'),</text:p>
      <text:p text:style-name="Standard">(618, 1973, 48, 'Canadian Grand Prix', '23/09/1973', ' <text:s text:c="18"/>'),</text:p>
      <text:p text:style-name="Standard">(619, 1973, 46, 'United States Grand Prix', '07/10/1973', ' <text:s text:c="18"/>'),</text:p>
      <text:p text:style-name="Standard">(620, 1972, 25, 'Argentine Grand Prix', '23/01/1972', ' <text:s text:c="18"/>'),</text:p>
      <text:p text:style-name="Standard">(621, 1972, 30, 'South African Grand Prix', '04/03/1972', ' <text:s text:c="18"/>'),</text:p>
      <text:p text:style-name="Standard">(622, 1972, 45, 'Spanish Grand Prix', '01/05/1972', ' <text:s text:c="18"/>'),</text:p>
      <text:p text:style-name="Standard">(623, 1972, 6, 'Monaco Grand Prix', '14/05/1972', ' <text:s text:c="18"/>'),</text:p>
      <text:p text:style-name="Standard">(624, 1972, 50, 'Belgian Grand Prix', '04/06/1972', ' <text:s text:c="18"/>'),</text:p>
      <text:p text:style-name="Standard">(625, 1972, 51, 'French Grand Prix', '02/07/1972', ' <text:s text:c="18"/>'),</text:p>
      <text:p text:style-name="Standard">(626, 1972, 38, 'British Grand Prix', '15/07/1972', ' <text:s text:c="18"/>'),</text:p>
      <text:p text:style-name="Standard">(627, 1972, 20, 'German Grand Prix', '30/07/1972', ' <text:s text:c="18"/>'),</text:p>
      <text:p text:style-name="Standard">(628, 1972, 23, 'Austrian Grand Prix', '13/08/1972', ' <text:s text:c="18"/>'),</text:p>
      <text:p text:style-name="Standard">(629, 1972, 14, 'Italian Grand Prix', '10/09/1972', ' <text:s text:c="18"/>'),</text:p>
      <text:p text:style-name="Standard">(630, 1972, 48, 'Canadian Grand Prix', '24/09/1972', ' <text:s text:c="18"/>'),</text:p>
      <text:p text:style-name="Standard">(631, 1972, 46, 'United States Grand Prix', '08/10/1972', ' <text:s text:c="18"/>'),</text:p>
      <text:p text:style-name="Standard">(632, 1971, 30, 'South African Grand Prix', '06/03/1971', ' <text:s text:c="18"/>'),</text:p>
      <text:p text:style-name="Standard"><text:soft-page-break/>(633, 1971, 49, 'Spanish Grand Prix', '18/04/1971', ' <text:s text:c="18"/>'),</text:p>
      <text:p text:style-name="Standard">(634, 1971, 6, 'Monaco Grand Prix', '23/05/1971', ' <text:s text:c="18"/>'),</text:p>
      <text:p text:style-name="Standard">(635, 1971, 39, 'Dutch Grand Prix', '20/06/1971', ' <text:s text:c="18"/>'),</text:p>
      <text:p text:style-name="Standard">(636, 1971, 34, 'French Grand Prix', '04/07/1971', ' <text:s text:c="18"/>'),</text:p>
      <text:p text:style-name="Standard">(637, 1971, 9, 'British Grand Prix', '17/07/1971', ' <text:s text:c="18"/>'),</text:p>
      <text:p text:style-name="Standard">(638, 1971, 20, 'German Grand Prix', '01/08/1971', ' <text:s text:c="18"/>'),</text:p>
      <text:p text:style-name="Standard">(639, 1971, 23, 'Austrian Grand Prix', '15/08/1971', ' <text:s text:c="18"/>'),</text:p>
      <text:p text:style-name="Standard">(640, 1971, 14, 'Italian Grand Prix', '05/09/1971', ' <text:s text:c="18"/>'),</text:p>
      <text:p text:style-name="Standard">(641, 1971, 48, 'Canadian Grand Prix', '19/09/1971', ' <text:s text:c="18"/>'),</text:p>
      <text:p text:style-name="Standard">(642, 1971, 46, 'United States Grand Prix', '03/10/1971', ' <text:s text:c="18"/>'),</text:p>
      <text:p text:style-name="Standard">(643, 1970, 30, 'South African Grand Prix', '07/03/1970', ' <text:s text:c="18"/>'),</text:p>
      <text:p text:style-name="Standard">(644, 1970, 45, 'Spanish Grand Prix', '19/04/1970', ' <text:s text:c="18"/>'),</text:p>
      <text:p text:style-name="Standard">(645, 1970, 6, 'Monaco Grand Prix', '10/05/1970', ' <text:s text:c="18"/>'),</text:p>
      <text:p text:style-name="Standard">(646, 1970, 13, 'Belgian Grand Prix', '07/06/1970', ' <text:s text:c="18"/>'),</text:p>
      <text:p text:style-name="Standard">(647, 1970, 39, 'Dutch Grand Prix', '21/06/1970', ' <text:s text:c="18"/>'),</text:p>
      <text:p text:style-name="Standard">(648, 1970, 51, 'French Grand Prix', '05/07/1970', ' <text:s text:c="18"/>'),</text:p>
      <text:p text:style-name="Standard">(649, 1970, 38, 'British Grand Prix', '18/07/1970', ' <text:s text:c="18"/>'),</text:p>
      <text:p text:style-name="Standard">(650, 1970, 10, 'German Grand Prix', '02/08/1970', ' <text:s text:c="18"/>'),</text:p>
      <text:p text:style-name="Standard">(651, 1970, 23, 'Austrian Grand Prix', '16/08/1970', ' <text:s text:c="18"/>'),</text:p>
      <text:p text:style-name="Standard">(652, 1970, 14, 'Italian Grand Prix', '06/09/1970', ' <text:s text:c="18"/>'),</text:p>
      <text:p text:style-name="Standard">(653, 1970, 52, 'Canadian Grand Prix', '20/09/1970', ' <text:s text:c="18"/>'),</text:p>
      <text:p text:style-name="Standard">(654, 1970, 46, 'United States Grand Prix', '04/10/1970', ' <text:s text:c="18"/>'),</text:p>
      <text:p text:style-name="Standard">(655, 1970, 32, 'Mexican Grand Prix', '25/10/1970', ' <text:s text:c="18"/>'),</text:p>
      <text:p text:style-name="Standard">(656, 1969, 30, 'South African Grand Prix', '01/03/1969', ' <text:s text:c="18"/>'),</text:p>
      <text:p text:style-name="Standard">(657, 1969, 49, 'Spanish Grand Prix', '04/05/1969', ' <text:s text:c="18"/>'),</text:p>
      <text:p text:style-name="Standard">(658, 1969, 6, 'Monaco Grand Prix', '18/05/1969', ' <text:s text:c="18"/>'),</text:p>
      <text:p text:style-name="Standard">(659, 1969, 39, 'Dutch Grand Prix', '21/06/1969', ' <text:s text:c="18"/>'),</text:p>
      <text:p text:style-name="Standard">(660, 1969, 51, 'French Grand Prix', '06/07/1969', ' <text:s text:c="18"/>'),</text:p>
      <text:p text:style-name="Standard">(661, 1969, 9, 'British Grand Prix', '19/07/1969', ' <text:s text:c="18"/>'),</text:p>
      <text:p text:style-name="Standard">(662, 1969, 20, 'German Grand Prix', '03/08/1969', ' <text:s text:c="18"/>'),</text:p>
      <text:p text:style-name="Standard">(663, 1969, 14, 'Italian Grand Prix', '07/09/1969', ' <text:s text:c="18"/>'),</text:p>
      <text:p text:style-name="Standard">(664, 1969, 48, 'Canadian Grand Prix', '20/09/1969', ' <text:s text:c="18"/>'),</text:p>
      <text:p text:style-name="Standard">(665, 1969, 46, 'United States Grand Prix', '05/10/1969', ' <text:s text:c="18"/>'),</text:p>
      <text:p text:style-name="Standard">(666, 1969, 32, 'Mexican Grand Prix', '19/10/1969', ' <text:s text:c="18"/>'),</text:p>
      <text:p text:style-name="Standard">(667, 1968, 30, 'South African Grand Prix', '01/01/1968', ' <text:s text:c="18"/>'),</text:p>
      <text:p text:style-name="Standard">(668, 1968, 45, 'Spanish Grand Prix', '12/05/1968', ' <text:s text:c="18"/>'),</text:p>
      <text:p text:style-name="Standard">(669, 1968, 6, 'Monaco Grand Prix', '26/05/1968', ' <text:s text:c="18"/>'),</text:p>
      <text:p text:style-name="Standard">(670, 1968, 13, 'Belgian Grand Prix', '09/06/1968', ' <text:s text:c="18"/>'),</text:p>
      <text:p text:style-name="Standard">(671, 1968, 39, 'Dutch Grand Prix', '23/06/1968', ' <text:s text:c="18"/>'),</text:p>
      <text:p text:style-name="Standard">(672, 1968, 53, 'French Grand Prix', '07/07/1968', ' <text:s text:c="18"/>'),</text:p>
      <text:p text:style-name="Standard">(673, 1968, 38, 'British Grand Prix', '20/07/1968', ' <text:s text:c="18"/>'),</text:p>
      <text:p text:style-name="Standard">(674, 1968, 20, 'German Grand Prix', '04/08/1968', ' <text:s text:c="18"/>'),</text:p>
      <text:p text:style-name="Standard">(675, 1968, 14, 'Italian Grand Prix', '08/09/1968', ' <text:s text:c="18"/>'),</text:p>
      <text:p text:style-name="Standard">(676, 1968, 52, 'Canadian Grand Prix', '22/09/1968', ' <text:s text:c="18"/>'),</text:p>
      <text:p text:style-name="Standard">(677, 1968, 46, 'United States Grand Prix', '06/10/1968', ' <text:s text:c="18"/>'),</text:p>
      <text:p text:style-name="Standard">(678, 1968, 32, 'Mexican Grand Prix', '03/11/1968', ' <text:s text:c="18"/>'),</text:p>
      <text:p text:style-name="Standard">(679, 1967, 30, 'South African Grand Prix', '02/01/1967', ' <text:s text:c="18"/>'),</text:p>
      <text:p text:style-name="Standard">(680, 1967, 6, 'Monaco Grand Prix', '07/05/1967', ' <text:s text:c="18"/>'),</text:p>
      <text:p text:style-name="Standard">(681, 1967, 39, 'Dutch Grand Prix', '04/06/1967', ' <text:s text:c="18"/>'),</text:p>
      <text:p text:style-name="Standard">(682, 1967, 13, 'Belgian Grand Prix', '18/06/1967', ' <text:s text:c="18"/>'),</text:p>
      <text:p text:style-name="Standard">(683, 1967, 54, 'French Grand Prix', '02/07/1967', ' <text:s text:c="18"/>'),</text:p>
      <text:p text:style-name="Standard">(684, 1967, 9, 'British Grand Prix', '15/07/1967', ' <text:s text:c="18"/>'),</text:p>
      <text:p text:style-name="Standard"><text:soft-page-break/>(685, 1967, 20, 'German Grand Prix', '06/08/1967', ' <text:s text:c="18"/>'),</text:p>
      <text:p text:style-name="Standard">(686, 1967, 48, 'Canadian Grand Prix', '27/08/1967', ' <text:s text:c="18"/>'),</text:p>
      <text:p text:style-name="Standard">(687, 1967, 14, 'Italian Grand Prix', '10/09/1967', ' <text:s text:c="18"/>');</text:p>
      <text:p text:style-name="Standard">INSERT INTO `Course` (`IdCourse`, `AnneeCourse`, `IdCircuit`, `NomCourse`, `DateCourse`, `TempsCourse`) VALUES</text:p>
      <text:p text:style-name="Standard">(688, 1967, 46, 'United States Grand Prix', '01/10/1967', ' <text:s text:c="18"/>'),</text:p>
      <text:p text:style-name="Standard">(689, 1967, 32, 'Mexican Grand Prix', '22/10/1967', ' <text:s text:c="18"/>'),</text:p>
      <text:p text:style-name="Standard">(690, 1966, 6, 'Monaco Grand Prix', '22/05/1966', ' <text:s text:c="18"/>'),</text:p>
      <text:p text:style-name="Standard">(691, 1966, 13, 'Belgian Grand Prix', '12/06/1966', ' <text:s text:c="18"/>'),</text:p>
      <text:p text:style-name="Standard">(692, 1966, 55, 'French Grand Prix', '03/07/1966', ' <text:s text:c="18"/>'),</text:p>
      <text:p text:style-name="Standard">(693, 1966, 38, 'British Grand Prix', '16/07/1966', ' <text:s text:c="18"/>'),</text:p>
      <text:p text:style-name="Standard">(694, 1966, 39, 'Dutch Grand Prix', '24/07/1966', ' <text:s text:c="18"/>'),</text:p>
      <text:p text:style-name="Standard">(695, 1966, 20, 'German Grand Prix', '07/08/1966', ' <text:s text:c="18"/>'),</text:p>
      <text:p text:style-name="Standard">(696, 1966, 14, 'Italian Grand Prix', '04/09/1966', ' <text:s text:c="18"/>'),</text:p>
      <text:p text:style-name="Standard">(697, 1966, 46, 'United States Grand Prix', '02/10/1966', ' <text:s text:c="18"/>'),</text:p>
      <text:p text:style-name="Standard">(698, 1966, 32, 'Mexican Grand Prix', '23/10/1966', ' <text:s text:c="18"/>'),</text:p>
      <text:p text:style-name="Standard">(699, 1965, 56, 'South African Grand Prix', '01/01/1965', ' <text:s text:c="18"/>'),</text:p>
      <text:p text:style-name="Standard">(700, 1965, 6, 'Monaco Grand Prix', '30/05/1965', ' <text:s text:c="18"/>'),</text:p>
      <text:p text:style-name="Standard">(701, 1965, 13, 'Belgian Grand Prix', '13/06/1965', ' <text:s text:c="18"/>'),</text:p>
      <text:p text:style-name="Standard">(702, 1965, 51, 'French Grand Prix', '27/06/1965', ' <text:s text:c="18"/>'),</text:p>
      <text:p text:style-name="Standard">(703, 1965, 9, 'British Grand Prix', '10/07/1965', ' <text:s text:c="18"/>'),</text:p>
      <text:p text:style-name="Standard">(704, 1965, 39, 'Dutch Grand Prix', '18/07/1965', ' <text:s text:c="18"/>'),</text:p>
      <text:p text:style-name="Standard">(705, 1965, 20, 'German Grand Prix', '01/08/1965', ' <text:s text:c="18"/>'),</text:p>
      <text:p text:style-name="Standard">(706, 1965, 14, 'Italian Grand Prix', '12/09/1965', ' <text:s text:c="18"/>'),</text:p>
      <text:p text:style-name="Standard">(707, 1965, 46, 'United States Grand Prix', '03/10/1965', ' <text:s text:c="18"/>'),</text:p>
      <text:p text:style-name="Standard">(708, 1965, 32, 'Mexican Grand Prix', '24/10/1965', ' <text:s text:c="18"/>'),</text:p>
      <text:p text:style-name="Standard">(709, 1964, 6, 'Monaco Grand Prix', '10/05/1964', ' <text:s text:c="18"/>'),</text:p>
      <text:p text:style-name="Standard">(710, 1964, 39, 'Dutch Grand Prix', '24/05/1964', ' <text:s text:c="18"/>'),</text:p>
      <text:p text:style-name="Standard">(711, 1964, 13, 'Belgian Grand Prix', '14/06/1964', ' <text:s text:c="18"/>'),</text:p>
      <text:p text:style-name="Standard">(712, 1964, 53, 'French Grand Prix', '28/06/1964', ' <text:s text:c="18"/>'),</text:p>
      <text:p text:style-name="Standard">(713, 1964, 38, 'British Grand Prix', '11/07/1964', ' <text:s text:c="18"/>'),</text:p>
      <text:p text:style-name="Standard">(714, 1964, 20, 'German Grand Prix', '02/08/1964', ' <text:s text:c="18"/>'),</text:p>
      <text:p text:style-name="Standard">(715, 1964, 57, 'Austrian Grand Prix', '23/08/1964', ' <text:s text:c="18"/>'),</text:p>
      <text:p text:style-name="Standard">(716, 1964, 14, 'Italian Grand Prix', '06/09/1964', ' <text:s text:c="18"/>'),</text:p>
      <text:p text:style-name="Standard">(717, 1964, 46, 'United States Grand Prix', '04/10/1964', ' <text:s text:c="18"/>'),</text:p>
      <text:p text:style-name="Standard">(718, 1964, 32, 'Mexican Grand Prix', '25/10/1964', ' <text:s text:c="18"/>'),</text:p>
      <text:p text:style-name="Standard">(719, 1963, 6, 'Monaco Grand Prix', '26/05/1963', ' <text:s text:c="18"/>'),</text:p>
      <text:p text:style-name="Standard">(720, 1963, 13, 'Belgian Grand Prix', '09/06/1963', ' <text:s text:c="18"/>'),</text:p>
      <text:p text:style-name="Standard">(721, 1963, 39, 'Dutch Grand Prix', '23/06/1963', ' <text:s text:c="18"/>'),</text:p>
      <text:p text:style-name="Standard">(722, 1963, 55, 'French Grand Prix', '30/06/1963', ' <text:s text:c="18"/>'),</text:p>
      <text:p text:style-name="Standard">(723, 1963, 9, 'British Grand Prix', '20/07/1963', ' <text:s text:c="18"/>'),</text:p>
      <text:p text:style-name="Standard">(724, 1963, 20, 'German Grand Prix', '04/08/1963', ' <text:s text:c="18"/>'),</text:p>
      <text:p text:style-name="Standard">(725, 1963, 14, 'Italian Grand Prix', '08/09/1963', ' <text:s text:c="18"/>'),</text:p>
      <text:p text:style-name="Standard">(726, 1963, 46, 'United States Grand Prix', '06/10/1963', ' <text:s text:c="18"/>'),</text:p>
      <text:p text:style-name="Standard">(727, 1963, 32, 'Mexican Grand Prix', '27/10/1963', ' <text:s text:c="18"/>'),</text:p>
      <text:p text:style-name="Standard">(728, 1963, 56, 'South African Grand Prix', '28/12/1963', ' <text:s text:c="18"/>'),</text:p>
      <text:p text:style-name="Standard">(729, 1962, 39, 'Dutch Grand Prix', '20/05/1962', ' <text:s text:c="18"/>'),</text:p>
      <text:p text:style-name="Standard">(730, 1962, 6, 'Monaco Grand Prix', '03/06/1962', ' <text:s text:c="18"/>'),</text:p>
      <text:p text:style-name="Standard">(731, 1962, 13, 'Belgian Grand Prix', '17/06/1962', ' <text:s text:c="18"/>'),</text:p>
      <text:p text:style-name="Standard">(732, 1962, 53, 'French Grand Prix', '08/07/1962', ' <text:s text:c="18"/>'),</text:p>
      <text:p text:style-name="Standard">(733, 1962, 58, 'British Grand Prix', '21/07/1962', ' <text:s text:c="18"/>'),</text:p>
      <text:p text:style-name="Standard">(734, 1962, 20, 'German Grand Prix', '05/08/1962', ' <text:s text:c="18"/>'),</text:p>
      <text:p text:style-name="Standard"><text:soft-page-break/>(735, 1962, 14, 'Italian Grand Prix', '16/09/1962', ' <text:s text:c="18"/>'),</text:p>
      <text:p text:style-name="Standard">(736, 1962, 46, 'United States Grand Prix', '07/10/1962', ' <text:s text:c="18"/>'),</text:p>
      <text:p text:style-name="Standard">(737, 1962, 56, 'South African Grand Prix', '29/12/1962', ' <text:s text:c="18"/>'),</text:p>
      <text:p text:style-name="Standard">(738, 1961, 6, 'Monaco Grand Prix', '14/05/1961', ' <text:s text:c="18"/>'),</text:p>
      <text:p text:style-name="Standard">(739, 1961, 39, 'Dutch Grand Prix', '22/05/1961', ' <text:s text:c="18"/>'),</text:p>
      <text:p text:style-name="Standard">(740, 1961, 13, 'Belgian Grand Prix', '18/06/1961', ' <text:s text:c="18"/>'),</text:p>
      <text:p text:style-name="Standard">(741, 1961, 55, 'French Grand Prix', '02/07/1961', ' <text:s text:c="18"/>'),</text:p>
      <text:p text:style-name="Standard">(742, 1961, 58, 'British Grand Prix', '15/07/1961', ' <text:s text:c="18"/>'),</text:p>
      <text:p text:style-name="Standard">(743, 1961, 20, 'German Grand Prix', '06/08/1961', ' <text:s text:c="18"/>'),</text:p>
      <text:p text:style-name="Standard">(744, 1961, 14, 'Italian Grand Prix', '10/09/1961', ' <text:s text:c="18"/>'),</text:p>
      <text:p text:style-name="Standard">(745, 1961, 46, 'United States Grand Prix', '08/10/1961', ' <text:s text:c="18"/>'),</text:p>
      <text:p text:style-name="Standard">(746, 1960, 25, 'Argentine Grand Prix', '07/02/1960', ' <text:s text:c="18"/>'),</text:p>
      <text:p text:style-name="Standard">(747, 1960, 6, 'Monaco Grand Prix', '29/05/1960', ' <text:s text:c="18"/>'),</text:p>
      <text:p text:style-name="Standard">(748, 1960, 19, 'Indianapolis 500', '30/05/1960', ' <text:s text:c="18"/>'),</text:p>
      <text:p text:style-name="Standard">(749, 1960, 39, 'Dutch Grand Prix', '06/06/1960', ' <text:s text:c="18"/>'),</text:p>
      <text:p text:style-name="Standard">(750, 1960, 13, 'Belgian Grand Prix', '19/06/1960', ' <text:s text:c="18"/>'),</text:p>
      <text:p text:style-name="Standard">(751, 1960, 55, 'French Grand Prix', '03/07/1960', ' <text:s text:c="18"/>'),</text:p>
      <text:p text:style-name="Standard">(752, 1960, 9, 'British Grand Prix', '16/07/1960', ' <text:s text:c="18"/>'),</text:p>
      <text:p text:style-name="Standard">(753, 1960, 59, 'Portuguese Grand Prix', '14/08/1960', ' <text:s text:c="18"/>'),</text:p>
      <text:p text:style-name="Standard">(754, 1960, 14, 'Italian Grand Prix', '04/09/1960', ' <text:s text:c="18"/>'),</text:p>
      <text:p text:style-name="Standard">(755, 1960, 60, 'United States Grand Prix', '20/11/1960', ' <text:s text:c="18"/>'),</text:p>
      <text:p text:style-name="Standard">(756, 1959, 6, 'Monaco Grand Prix', '10/05/1959', ' <text:s text:c="18"/>'),</text:p>
      <text:p text:style-name="Standard">(757, 1959, 19, 'Indianapolis 500', '30/05/1959', ' <text:s text:c="18"/>'),</text:p>
      <text:p text:style-name="Standard">(758, 1959, 39, 'Dutch Grand Prix', '31/05/1959', ' <text:s text:c="18"/>'),</text:p>
      <text:p text:style-name="Standard">(759, 1959, 55, 'French Grand Prix', '05/07/1959', ' <text:s text:c="18"/>'),</text:p>
      <text:p text:style-name="Standard">(760, 1959, 58, 'British Grand Prix', '18/07/1959', ' <text:s text:c="18"/>'),</text:p>
      <text:p text:style-name="Standard">(761, 1959, 61, 'German Grand Prix', '02/08/1959', ' <text:s text:c="18"/>'),</text:p>
      <text:p text:style-name="Standard">(762, 1959, 62, 'Portuguese Grand Prix', '23/08/1959', ' <text:s text:c="18"/>'),</text:p>
      <text:p text:style-name="Standard">(763, 1959, 14, 'Italian Grand Prix', '13/09/1959', ' <text:s text:c="18"/>'),</text:p>
      <text:p text:style-name="Standard">(764, 1959, 63, 'United States Grand Prix', '12/12/1959', ' <text:s text:c="18"/>'),</text:p>
      <text:p text:style-name="Standard">(765, 1958, 25, 'Argentine Grand Prix', '19/01/1958', ' <text:s text:c="18"/>'),</text:p>
      <text:p text:style-name="Standard">(766, 1958, 6, 'Monaco Grand Prix', '18/05/1958', ' <text:s text:c="18"/>'),</text:p>
      <text:p text:style-name="Standard">(767, 1958, 39, 'Dutch Grand Prix', '26/05/1958', ' <text:s text:c="18"/>'),</text:p>
      <text:p text:style-name="Standard">(768, 1958, 19, 'Indianapolis 500', '30/05/1958', ' <text:s text:c="18"/>'),</text:p>
      <text:p text:style-name="Standard">(769, 1958, 13, 'Belgian Grand Prix', '15/06/1958', ' <text:s text:c="18"/>'),</text:p>
      <text:p text:style-name="Standard">(770, 1958, 55, 'French Grand Prix', '06/07/1958', ' <text:s text:c="18"/>'),</text:p>
      <text:p text:style-name="Standard">(771, 1958, 9, 'British Grand Prix', '19/07/1958', ' <text:s text:c="18"/>'),</text:p>
      <text:p text:style-name="Standard">(772, 1958, 20, 'German Grand Prix', '03/08/1958', ' <text:s text:c="18"/>'),</text:p>
      <text:p text:style-name="Standard">(773, 1958, 59, 'Portuguese Grand Prix', '24/08/1958', ' <text:s text:c="18"/>'),</text:p>
      <text:p text:style-name="Standard">(774, 1958, 14, 'Italian Grand Prix', '07/09/1958', ' <text:s text:c="18"/>'),</text:p>
      <text:p text:style-name="Standard">(775, 1958, 64, 'Moroccan Grand Prix', '19/10/1958', ' <text:s text:c="18"/>'),</text:p>
      <text:p text:style-name="Standard">(776, 1957, 25, 'Argentine Grand Prix', '13/01/1957', ' <text:s text:c="18"/>'),</text:p>
      <text:p text:style-name="Standard">(777, 1957, 6, 'Monaco Grand Prix', '19/05/1957', ' <text:s text:c="18"/>'),</text:p>
      <text:p text:style-name="Standard">(778, 1957, 19, 'Indianapolis 500', '30/05/1957', ' <text:s text:c="18"/>'),</text:p>
      <text:p text:style-name="Standard">(779, 1957, 53, 'French Grand Prix', '07/07/1957', ' <text:s text:c="18"/>'),</text:p>
      <text:p text:style-name="Standard">(780, 1957, 58, 'British Grand Prix', '20/07/1957', ' <text:s text:c="18"/>'),</text:p>
      <text:p text:style-name="Standard">(781, 1957, 20, 'German Grand Prix', '04/08/1957', ' <text:s text:c="18"/>'),</text:p>
      <text:p text:style-name="Standard">(782, 1957, 65, 'Pescara Grand Prix', '18/08/1957', ' <text:s text:c="18"/>'),</text:p>
      <text:p text:style-name="Standard">(783, 1957, 14, 'Italian Grand Prix', '08/09/1957', ' <text:s text:c="18"/>'),</text:p>
      <text:p text:style-name="Standard">(784, 1956, 25, 'Argentine Grand Prix', '22/01/1956', ' <text:s text:c="18"/>'),</text:p>
      <text:p text:style-name="Standard">(785, 1956, 6, 'Monaco Grand Prix', '13/05/1956', ' <text:s text:c="18"/>'),</text:p>
      <text:p text:style-name="Standard">(786, 1956, 19, 'Indianapolis 500', '30/05/1956', ' <text:s text:c="18"/>'),</text:p>
      <text:p text:style-name="Standard"><text:soft-page-break/>(787, 1956, 13, 'Belgian Grand Prix', '03/06/1956', ' <text:s text:c="18"/>'),</text:p>
      <text:p text:style-name="Standard">(788, 1956, 55, 'French Grand Prix', '01/07/1956', ' <text:s text:c="18"/>'),</text:p>
      <text:p text:style-name="Standard">(789, 1956, 9, 'British Grand Prix', '14/07/1956', ' <text:s text:c="18"/>'),</text:p>
      <text:p text:style-name="Standard">(790, 1956, 20, 'German Grand Prix', '05/08/1956', ' <text:s text:c="18"/>'),</text:p>
      <text:p text:style-name="Standard">(791, 1956, 14, 'Italian Grand Prix', '02/09/1956', ' <text:s text:c="18"/>'),</text:p>
      <text:p text:style-name="Standard">(792, 1955, 25, 'Argentine Grand Prix', '16/01/1955', ' <text:s text:c="18"/>'),</text:p>
      <text:p text:style-name="Standard">(793, 1955, 6, 'Monaco Grand Prix', '22/05/1955', ' <text:s text:c="18"/>'),</text:p>
      <text:p text:style-name="Standard">(794, 1955, 19, 'Indianapolis 500', '30/05/1955', ' <text:s text:c="18"/>'),</text:p>
      <text:p text:style-name="Standard">(795, 1955, 13, 'Belgian Grand Prix', '05/06/1955', ' <text:s text:c="18"/>'),</text:p>
      <text:p text:style-name="Standard">(796, 1955, 39, 'Dutch Grand Prix', '19/06/1955', ' <text:s text:c="18"/>'),</text:p>
      <text:p text:style-name="Standard">(797, 1955, 58, 'British Grand Prix', '16/07/1955', ' <text:s text:c="18"/>'),</text:p>
      <text:p text:style-name="Standard">(798, 1955, 14, 'Italian Grand Prix', '11/09/1955', ' <text:s text:c="18"/>'),</text:p>
      <text:p text:style-name="Standard">(799, 1954, 25, 'Argentine Grand Prix', '17/01/1954', ' <text:s text:c="18"/>'),</text:p>
      <text:p text:style-name="Standard">(800, 1954, 19, 'Indianapolis 500', '31/05/1954', ' <text:s text:c="18"/>'),</text:p>
      <text:p text:style-name="Standard">(801, 1954, 13, 'Belgian Grand Prix', '20/06/1954', ' <text:s text:c="18"/>'),</text:p>
      <text:p text:style-name="Standard">(802, 1954, 55, 'French Grand Prix', '04/07/1954', ' <text:s text:c="18"/>'),</text:p>
      <text:p text:style-name="Standard">(803, 1954, 9, 'British Grand Prix', '17/07/1954', ' <text:s text:c="18"/>'),</text:p>
      <text:p text:style-name="Standard">(804, 1954, 20, 'German Grand Prix', '01/08/1954', ' <text:s text:c="18"/>'),</text:p>
      <text:p text:style-name="Standard">(805, 1954, 66, 'Swiss Grand Prix', '22/08/1954', ' <text:s text:c="18"/>'),</text:p>
      <text:p text:style-name="Standard">(806, 1954, 14, 'Italian Grand Prix', '05/09/1954', ' <text:s text:c="18"/>'),</text:p>
      <text:p text:style-name="Standard">(807, 1954, 67, 'Spanish Grand Prix', '24/10/1954', ' <text:s text:c="18"/>'),</text:p>
      <text:p text:style-name="Standard">(808, 1953, 25, 'Argentine Grand Prix', '18/01/1953', ' <text:s text:c="18"/>'),</text:p>
      <text:p text:style-name="Standard">(809, 1953, 19, 'Indianapolis 500', '30/05/1953', ' <text:s text:c="18"/>'),</text:p>
      <text:p text:style-name="Standard">(810, 1953, 39, 'Dutch Grand Prix', '07/06/1953', ' <text:s text:c="2"/>'),</text:p>
      <text:p text:style-name="Standard">(811, 1953, 13, 'Belgian Grand Prix', '21/06/1953', ' <text:s text:c="2"/>'),</text:p>
      <text:p text:style-name="Standard">(812, 1953, 55, 'French Grand Prix', '05/07/1953', ' <text:s text:c="3"/>'),</text:p>
      <text:p text:style-name="Standard">(813, 1953, 9, 'British Grand Prix', '18/07/1953', ' <text:s text:c="3"/>'),</text:p>
      <text:p text:style-name="Standard">(814, 1953, 20, 'German Grand Prix', '02/08/1953', ' <text:s text:c="3"/>'),</text:p>
      <text:p text:style-name="Standard">(815, 1953, 66, 'Swiss Grand Prix', '23/08/1953', ' <text:s text:c="3"/>'),</text:p>
      <text:p text:style-name="Standard">(816, 1953, 14, 'Italian Grand Prix', '13/09/1953', ' <text:s text:c="3"/>'),</text:p>
      <text:p text:style-name="Standard">(817, 1952, 66, 'Swiss Grand Prix', '18/05/1952', ' <text:s text:c="3"/>'),</text:p>
      <text:p text:style-name="Standard">(818, 1952, 19, 'Indianapolis 500', '30/05/1952', ' <text:s text:c="3"/>'),</text:p>
      <text:p text:style-name="Standard">(819, 1952, 13, 'Belgian Grand Prix', '22/06/1952', ' <text:s text:c="2"/>'),</text:p>
      <text:p text:style-name="Standard">(820, 1952, 53, 'French Grand Prix', '06/07/1952', ' <text:s text:c="3"/>'),</text:p>
      <text:p text:style-name="Standard">(821, 1952, 9, 'British Grand Prix', '19/07/1952', ' <text:s text:c="3"/>'),</text:p>
      <text:p text:style-name="Standard">(822, 1952, 20, 'German Grand Prix', '03/08/1952', ' <text:s text:c="3"/>'),</text:p>
      <text:p text:style-name="Standard">(823, 1952, 39, 'Dutch Grand Prix', '17/08/1952', ' <text:s text:c="3"/>'),</text:p>
      <text:p text:style-name="Standard">(824, 1952, 14, 'Italian Grand Prix', '07/09/1952', ' <text:s text:c="3"/>'),</text:p>
      <text:p text:style-name="Standard">(825, 1951, 66, 'Swiss Grand Prix', '27/05/1951', ' <text:s text:c="3"/>'),</text:p>
      <text:p text:style-name="Standard">(826, 1951, 19, 'Indianapolis 500', '30/05/1951', ' <text:s text:c="2"/>'),</text:p>
      <text:p text:style-name="Standard">(827, 1951, 13, 'Belgian Grand Prix', '17/06/1951', ' <text:s text:c="2"/>'),</text:p>
      <text:p text:style-name="Standard">(828, 1951, 55, 'French Grand Prix', '01/07/1951', ' <text:s text:c="2"/>'),</text:p>
      <text:p text:style-name="Standard">(829, 1951, 9, 'British Grand Prix', '14/07/1951', ' <text:s text:c="4"/>'),</text:p>
      <text:p text:style-name="Standard">(830, 1951, 20, 'German Grand Prix', '29/07/1951', ' <text:s text:c="3"/>'),</text:p>
      <text:p text:style-name="Standard">(831, 1951, 14, 'Italian Grand Prix', '16/09/1951', ' <text:s text:c="3"/>'),</text:p>
      <text:p text:style-name="Standard">(832, 1951, 67, 'Spanish Grand Prix', '28/10/1951', ' <text:s text:c="3"/>'),</text:p>
      <text:p text:style-name="Standard">(833, 1950, 9, 'British Grand Prix', '13/05/1950', ' <text:s text:c="2"/>'),</text:p>
      <text:p text:style-name="Standard">(834, 1950, 6, 'Monaco Grand Prix', '21/05/1950', ' '),</text:p>
      <text:p text:style-name="Standard">(835, 1950, 19, 'Indianapolis 500', '30/05/1950', ' <text:s text:c="2"/>'),</text:p>
      <text:p text:style-name="Standard">(836, 1950, 66, 'Swiss Grand Prix', '04/06/1950', ' <text:s text:c="2"/>'),</text:p>
      <text:p text:style-name="Standard">(837, 1950, 13, 'Belgian Grand Prix', '18/06/1950', ' <text:s text:c="2"/>'),</text:p>
      <text:p text:style-name="Standard">(838, 1950, 55, 'French Grand Prix', '02/07/1950', ''),</text:p>
      <text:p text:style-name="Standard"><text:soft-page-break/>(839, 1950, 14, 'Italian Grand Prix', '03/09/1950', ' '),</text:p>
      <text:p text:style-name="Standard">(841, 2011, 1, 'Australian Grand Prix', '27/03/2011', '06:00:00'),</text:p>
      <text:p text:style-name="Standard">(842, 2011, 2, 'Malaysian Grand Prix', '10/04/2011', '08:00:00'),</text:p>
      <text:p text:style-name="Standard">(843, 2011, 17, 'Chinese Grand Prix', '17/04/2011', '07:00:00'),</text:p>
      <text:p text:style-name="Standard">(844, 2011, 5, 'Turkish Grand Prix', '08/05/2011', '12:00:00'),</text:p>
      <text:p text:style-name="Standard">(845, 2011, 4, 'Spanish Grand Prix', '22/05/2011', '12:00:00'),</text:p>
      <text:p text:style-name="Standard">(846, 2011, 6, 'Monaco Grand Prix', '29/05/2011', '12:00:00'),</text:p>
      <text:p text:style-name="Standard">(847, 2011, 7, 'Canadian Grand Prix', '12/06/2011', '17:00:00'),</text:p>
      <text:p text:style-name="Standard">(848, 2011, 12, 'European Grand Prix', '26/06/2011', '12:00:00'),</text:p>
      <text:p text:style-name="Standard">(849, 2011, 9, 'British Grand Prix', '10/07/2011', '12:00:00'),</text:p>
      <text:p text:style-name="Standard">(850, 2011, 20, 'German Grand Prix', '24/07/2011', '12:00:00'),</text:p>
      <text:p text:style-name="Standard">(851, 2011, 11, 'Hungarian Grand Prix', '31/07/2011', '12:00:00'),</text:p>
      <text:p text:style-name="Standard">(852, 2011, 13, 'Belgian Grand Prix', '28/08/2011', '12:00:00'),</text:p>
      <text:p text:style-name="Standard">(853, 2011, 14, 'Italian Grand Prix', '11/09/2011', '12:00:00'),</text:p>
      <text:p text:style-name="Standard">(854, 2011, 15, 'Singapore Grand Prix', '25/09/2011', '12:00:00'),</text:p>
      <text:p text:style-name="Standard">(855, 2011, 22, 'Japanese Grand Prix', '09/10/2011', '06:00:00'),</text:p>
      <text:p text:style-name="Standard">(856, 2011, 35, 'Korean Grand Prix', '16/10/2011', '06:00:00'),</text:p>
      <text:p text:style-name="Standard">(857, 2011, 68, 'Indian Grand Prix', '30/10/2011', '09:30:00'),</text:p>
      <text:p text:style-name="Standard">(858, 2011, 24, 'Abu Dhabi Grand Prix', '13/11/2011', '13:00:00'),</text:p>
      <text:p text:style-name="Standard">(859, 2011, 18, 'Brazilian Grand Prix', '27/11/2011', '16:00:00'),</text:p>
      <text:p text:style-name="Standard">(860, 2012, 1, 'Australian Grand Prix', '18/03/2012', '06:00:00'),</text:p>
      <text:p text:style-name="Standard">(861, 2012, 2, 'Malaysian Grand Prix', '25/03/2012', '08:00:00'),</text:p>
      <text:p text:style-name="Standard">(862, 2012, 17, 'Chinese Grand Prix', '15/04/2012', '07:00:00'),</text:p>
      <text:p text:style-name="Standard">(863, 2012, 3, 'Bahrain Grand Prix', '22/04/2012', '12:00:00'),</text:p>
      <text:p text:style-name="Standard">(864, 2012, 4, 'Spanish Grand Prix', '13/05/2012', '12:00:00'),</text:p>
      <text:p text:style-name="Standard">(865, 2012, 6, 'Monaco Grand Prix', '27/05/2012', '12:00:00'),</text:p>
      <text:p text:style-name="Standard">(866, 2012, 7, 'Canadian Grand Prix', '10/06/2012', '18:00:00'),</text:p>
      <text:p text:style-name="Standard">(867, 2012, 12, 'European Grand Prix', '24/06/2012', '12:00:00'),</text:p>
      <text:p text:style-name="Standard">(868, 2012, 9, 'British Grand Prix', '08/07/2012', '12:00:00'),</text:p>
      <text:p text:style-name="Standard">(869, 2012, 10, 'German Grand Prix', '22/07/2012', '12:00:00'),</text:p>
      <text:p text:style-name="Standard">(870, 2012, 11, 'Hungarian Grand Prix', '29/07/2012', '12:00:00'),</text:p>
      <text:p text:style-name="Standard">(871, 2012, 13, 'Belgian Grand Prix', '02/09/2012', '12:00:00'),</text:p>
      <text:p text:style-name="Standard">(872, 2012, 14, 'Italian Grand Prix', '09/09/2012', '12:00:00'),</text:p>
      <text:p text:style-name="Standard">(873, 2012, 15, 'Singapore Grand Prix', '23/09/2012', '12:00:00'),</text:p>
      <text:p text:style-name="Standard">(874, 2012, 22, 'Japanese Grand Prix', '07/10/2012', '06:00:00'),</text:p>
      <text:p text:style-name="Standard">(875, 2012, 35, 'Korean Grand Prix', '14/10/2012', '06:00:00'),</text:p>
      <text:p text:style-name="Standard">(876, 2012, 68, 'Indian Grand Prix', '28/10/2012', '09:30:00'),</text:p>
      <text:p text:style-name="Standard">(877, 2012, 24, 'Abu Dhabi Grand Prix', '04/11/2012', '13:00:00'),</text:p>
      <text:p text:style-name="Standard">(878, 2012, 69, 'United States Grand Prix', '18/11/2012', '19:00:00'),</text:p>
      <text:p text:style-name="Standard">(879, 2012, 18, 'Brazilian Grand Prix', '25/11/2012', '16:00:00'),</text:p>
      <text:p text:style-name="Standard">(880, 2013, 1, 'Australian Grand Prix', '17/03/2013', '06:00:00'),</text:p>
      <text:p text:style-name="Standard">(881, 2013, 2, 'Malaysian Grand Prix', '24/03/2013', '08:00:00'),</text:p>
      <text:p text:style-name="Standard">(882, 2013, 17, 'Chinese Grand Prix', '14/04/2013', '07:00:00'),</text:p>
      <text:p text:style-name="Standard">(883, 2013, 3, 'Bahrain Grand Prix', '21/04/2013', '12:00:00'),</text:p>
      <text:p text:style-name="Standard">(884, 2013, 4, 'Spanish Grand Prix', '12/05/2013', '12:00:00'),</text:p>
      <text:p text:style-name="Standard">(885, 2013, 6, 'Monaco Grand Prix', '26/05/2013', '12:00:00'),</text:p>
      <text:p text:style-name="Standard">(886, 2013, 7, 'Canadian Grand Prix', '09/06/2013', '18:00:00'),</text:p>
      <text:p text:style-name="Standard">(887, 2013, 9, 'British Grand Prix', '30/06/2013', '12:00:00'),</text:p>
      <text:p text:style-name="Standard">(888, 2013, 20, 'German Grand Prix', '07/07/2013', '12:00:00'),</text:p>
      <text:p text:style-name="Standard">(890, 2013, 11, 'Hungarian Grand Prix', '28/07/2013', '12:00:00'),</text:p>
      <text:p text:style-name="Standard">(891, 2013, 13, 'Belgian Grand Prix', '25/08/2013', '12:00:00'),</text:p>
      <text:p text:style-name="Standard">(892, 2013, 14, 'Italian Grand Prix', '08/09/2013', '12:00:00'),</text:p>
      <text:p text:style-name="Standard"><text:soft-page-break/>(893, 2013, 15, 'Singapore Grand Prix', '22/09/2013', '12:00:00'),</text:p>
      <text:p text:style-name="Standard">(894, 2013, 35, 'Korean Grand Prix', '06/10/2013', '06:00:00'),</text:p>
      <text:p text:style-name="Standard">(895, 2013, 22, 'Japanese Grand Prix', '13/10/2013', '06:00:00'),</text:p>
      <text:p text:style-name="Standard">(896, 2013, 68, 'Indian Grand Prix', '27/10/2013', '09:30:00'),</text:p>
      <text:p text:style-name="Standard">(897, 2013, 24, 'Abu Dhabi Grand Prix', '03/11/2013', '13:00:00'),</text:p>
      <text:p text:style-name="Standard">(898, 2013, 69, 'United States Grand Prix', '17/11/2013', '19:00:00'),</text:p>
      <text:p text:style-name="Standard">(899, 2013, 18, 'Brazilian Grand Prix', '24/11/2013', '16:00:00'),</text:p>
      <text:p text:style-name="Standard">(900, 2014, 1, 'Australian Grand Prix', '16/03/2014', '06:00:00'),</text:p>
      <text:p text:style-name="Standard">(901, 2014, 2, 'Malaysian Grand Prix', '30/03/2014', '08:00:00'),</text:p>
      <text:p text:style-name="Standard">(902, 2014, 3, 'Bahrain Grand Prix', '06/04/2014', '15:00:00'),</text:p>
      <text:p text:style-name="Standard">(903, 2014, 17, 'Chinese Grand Prix', '20/04/2014', '07:00:00'),</text:p>
      <text:p text:style-name="Standard">(904, 2014, 4, 'Spanish Grand Prix', '11/05/2014', '12:00:00'),</text:p>
      <text:p text:style-name="Standard">(905, 2014, 6, 'Monaco Grand Prix', '25/05/2014', '12:00:00'),</text:p>
      <text:p text:style-name="Standard">(906, 2014, 7, 'Canadian Grand Prix', '08/06/2014', '18:00:00'),</text:p>
      <text:p text:style-name="Standard">(907, 2014, 70, 'Austrian Grand Prix', '22/06/2014', '12:00:00'),</text:p>
      <text:p text:style-name="Standard">(908, 2014, 9, 'British Grand Prix', '06/07/2014', '12:00:00'),</text:p>
      <text:p text:style-name="Standard">(909, 2014, 10, 'German Grand Prix', '20/07/2014', '12:00:00'),</text:p>
      <text:p text:style-name="Standard">(910, 2014, 11, 'Hungarian Grand Prix', '27/07/2014', '12:00:00'),</text:p>
      <text:p text:style-name="Standard">(911, 2014, 13, 'Belgian Grand Prix', '24/08/2014', '12:00:00'),</text:p>
      <text:p text:style-name="Standard">(912, 2014, 14, 'Italian Grand Prix', '07/09/2014', '12:00:00'),</text:p>
      <text:p text:style-name="Standard">(913, 2014, 15, 'Singapore Grand Prix', '21/09/2014', '12:00:00'),</text:p>
      <text:p text:style-name="Standard">(914, 2014, 22, 'Japanese Grand Prix', '05/10/2014', '06:00:00'),</text:p>
      <text:p text:style-name="Standard">(915, 2014, 71, 'Russian Grand Prix', '12/10/2014', '11:00:00'),</text:p>
      <text:p text:style-name="Standard">(916, 2014, 69, 'United States Grand Prix', '02/11/2014', '20:00:00'),</text:p>
      <text:p text:style-name="Standard">(917, 2014, 18, 'Brazilian Grand Prix', '09/11/2014', '16:00:00'),</text:p>
      <text:p text:style-name="Standard">(918, 2014, 24, 'Abu Dhabi Grand Prix', '23/11/2014', '13:00:00'),</text:p>
      <text:p text:style-name="Standard">(926, 2015, 1, 'Australian Grand Prix', '15/03/2015', '05:00:00'),</text:p>
      <text:p text:style-name="Standard">(927, 2015, 2, 'Malaysian Grand Prix', '29/03/2015', '07:00:00'),</text:p>
      <text:p text:style-name="Standard">(928, 2015, 17, 'Chinese Grand Prix', '12/04/2015', '06:00:00'),</text:p>
      <text:p text:style-name="Standard">(929, 2015, 3, 'Bahrain Grand Prix', '19/04/2015', '15:00:00'),</text:p>
      <text:p text:style-name="Standard">(930, 2015, 4, 'Spanish Grand Prix', '10/05/2015', '12:00:00'),</text:p>
      <text:p text:style-name="Standard">(931, 2015, 6, 'Monaco Grand Prix', '24/05/2015', '12:00:00'),</text:p>
      <text:p text:style-name="Standard">(932, 2015, 7, 'Canadian Grand Prix', '07/06/2015', '18:00:00'),</text:p>
      <text:p text:style-name="Standard">(933, 2015, 70, 'Austrian Grand Prix', '21/06/2015', '12:00:00'),</text:p>
      <text:p text:style-name="Standard">(934, 2015, 9, 'British Grand Prix', '05/07/2015', '12:00:00'),</text:p>
      <text:p text:style-name="Standard">(936, 2015, 11, 'Hungarian Grand Prix', '26/07/2015', '12:00:00'),</text:p>
      <text:p text:style-name="Standard">(937, 2015, 13, 'Belgian Grand Prix', '23/08/2015', '12:00:00'),</text:p>
      <text:p text:style-name="Standard">(938, 2015, 14, 'Italian Grand Prix', '06/09/2015', '12:00:00'),</text:p>
      <text:p text:style-name="Standard">(939, 2015, 15, 'Singapore Grand Prix', '20/09/2015', '12:00:00'),</text:p>
      <text:p text:style-name="Standard">(940, 2015, 22, 'Japanese Grand Prix', '27/09/2015', '05:00:00'),</text:p>
      <text:p text:style-name="Standard">(941, 2015, 71, 'Russian Grand Prix', '11/10/2015', '11:00:00'),</text:p>
      <text:p text:style-name="Standard">(942, 2015, 69, 'United States Grand Prix', '25/10/2015', '19:00:00'),</text:p>
      <text:p text:style-name="Standard">(943, 2015, 32, 'Mexican Grand Prix', '01/11/2015', '19:00:00'),</text:p>
      <text:p text:style-name="Standard">(944, 2015, 18, 'Brazilian Grand Prix', '15/11/2015', '16:00:00'),</text:p>
      <text:p text:style-name="Standard">(945, 2015, 24, 'Abu Dhabi Grand Prix', '29/11/2015', '13:00:00'),</text:p>
      <text:p text:style-name="Standard">(948, 2016, 1, 'Australian Grand Prix', '20/03/2016', '05:00:00'),</text:p>
      <text:p text:style-name="Standard">(949, 2016, 3, 'Bahrain Grand Prix', '03/04/2016', '15:00:00'),</text:p>
      <text:p text:style-name="Standard">(950, 2016, 17, 'Chinese Grand Prix', '17/04/2016', '06:00:00'),</text:p>
      <text:p text:style-name="Standard">(951, 2016, 71, 'Russian Grand Prix', '01/05/2016', '12:00:00'),</text:p>
      <text:p text:style-name="Standard">(952, 2016, 4, 'Spanish Grand Prix', '15/05/2016', '12:00:00'),</text:p>
      <text:p text:style-name="Standard">(953, 2016, 6, 'Monaco Grand Prix', '29/05/2016', '12:00:00'),</text:p>
      <text:p text:style-name="Standard">(954, 2016, 7, 'Canadian Grand Prix', '12/06/2016', '18:00:00'),</text:p>
      <text:p text:style-name="Standard"><text:soft-page-break/>(955, 2016, 73, 'European Grand Prix', '19/06/2016', '13:00:00'),</text:p>
      <text:p text:style-name="Standard">(956, 2016, 70, 'Austrian Grand Prix', '03/07/2016', '12:00:00'),</text:p>
      <text:p text:style-name="Standard">(957, 2016, 9, 'British Grand Prix', '10/07/2016', '12:00:00'),</text:p>
      <text:p text:style-name="Standard">(958, 2016, 11, 'Hungarian Grand Prix', '24/07/2016', '12:00:00'),</text:p>
      <text:p text:style-name="Standard">(959, 2016, 10, 'German Grand Prix', '31/07/2016', '12:00:00'),</text:p>
      <text:p text:style-name="Standard">(960, 2016, 13, 'Belgian Grand Prix', '28/08/2016', '12:00:00'),</text:p>
      <text:p text:style-name="Standard">(961, 2016, 14, 'Italian Grand Prix', '04/09/2016', '12:00:00'),</text:p>
      <text:p text:style-name="Standard">(962, 2016, 15, 'Singapore Grand Prix', '18/09/2016', '12:00:00'),</text:p>
      <text:p text:style-name="Standard">(963, 2016, 2, 'Malaysian Grand Prix', '02/10/2016', '07:00:00'),</text:p>
      <text:p text:style-name="Standard">(964, 2016, 22, 'Japanese Grand Prix', '09/10/2016', '05:00:00'),</text:p>
      <text:p text:style-name="Standard">(965, 2016, 69, 'United States Grand Prix', '23/10/2016', '19:00:00'),</text:p>
      <text:p text:style-name="Standard">(966, 2016, 32, 'Mexican Grand Prix', '30/10/2016', '19:00:00'),</text:p>
      <text:p text:style-name="Standard">(967, 2016, 18, 'Brazilian Grand Prix', '13/11/2016', '16:00:00'),</text:p>
      <text:p text:style-name="Standard">(968, 2016, 24, 'Abu Dhabi Grand Prix', '27/11/2016', '13:00:00'),</text:p>
      <text:p text:style-name="Standard">(969, 2017, 1, 'Australian Grand Prix', '26/03/2017', '05:00:00'),</text:p>
      <text:p text:style-name="Standard">(970, 2017, 17, 'Chinese Grand Prix', '09/04/2017', '06:00:00'),</text:p>
      <text:p text:style-name="Standard">(971, 2017, 3, 'Bahrain Grand Prix', '16/04/2017', '15:00:00'),</text:p>
      <text:p text:style-name="Standard">(972, 2017, 71, 'Russian Grand Prix', '30/04/2017', '12:00:00'),</text:p>
      <text:p text:style-name="Standard">(973, 2017, 4, 'Spanish Grand Prix', '14/05/2017', '12:00:00'),</text:p>
      <text:p text:style-name="Standard">(974, 2017, 6, 'Monaco Grand Prix', '28/05/2017', '12:00:00'),</text:p>
      <text:p text:style-name="Standard">(975, 2017, 7, 'Canadian Grand Prix', '11/06/2017', '18:00:00'),</text:p>
      <text:p text:style-name="Standard">(976, 2017, 73, 'Azerbaijan Grand Prix', '25/06/2017', '13:00:00'),</text:p>
      <text:p text:style-name="Standard">(977, 2017, 70, 'Austrian Grand Prix', '09/07/2017', '12:00:00'),</text:p>
      <text:p text:style-name="Standard">(978, 2017, 9, 'British Grand Prix', '16/07/2017', '12:00:00'),</text:p>
      <text:p text:style-name="Standard">(979, 2017, 11, 'Hungarian Grand Prix', '30/07/2017', '12:00:00'),</text:p>
      <text:p text:style-name="Standard">(980, 2017, 13, 'Belgian Grand Prix', '27/08/2017', '12:00:00'),</text:p>
      <text:p text:style-name="Standard">(981, 2017, 14, 'Italian Grand Prix', '03/09/2017', '12:00:00'),</text:p>
      <text:p text:style-name="Standard">(982, 2017, 15, 'Singapore Grand Prix', '17/09/2017', '12:00:00'),</text:p>
      <text:p text:style-name="Standard">(983, 2017, 2, 'Malaysian Grand Prix', '01/10/2017', '07:00:00'),</text:p>
      <text:p text:style-name="Standard">(984, 2017, 22, 'Japanese Grand Prix', '08/10/2017', '05:00:00'),</text:p>
      <text:p text:style-name="Standard">(985, 2017, 69, 'United States Grand Prix', '22/10/2017', '19:00:00'),</text:p>
      <text:p text:style-name="Standard">(986, 2017, 32, 'Mexican Grand Prix', '29/10/2017', '19:00:00'),</text:p>
      <text:p text:style-name="Standard">(987, 2017, 18, 'Brazilian Grand Prix', '12/11/2017', '16:00:00'),</text:p>
      <text:p text:style-name="Standard">(988, 2017, 24, 'Abu Dhabi Grand Prix', '26/11/2017', '13:00:00'),</text:p>
      <text:p text:style-name="Standard">(989, 2018, 1, 'Australian Grand Prix', '25/03/2018', '05:00:00'),</text:p>
      <text:p text:style-name="Standard">(990, 2018, 3, 'Bahrain Grand Prix', '08/04/2018', '15:00:00'),</text:p>
      <text:p text:style-name="Standard">(991, 2018, 17, 'Chinese Grand Prix', '15/05/2018', '06:00:00'),</text:p>
      <text:p text:style-name="Standard">(992, 2018, 73, 'Azerbaijan Grand Prix', '29/04/2018', '13:00:00 '),</text:p>
      <text:p text:style-name="Standard">(993, 2018, 4, 'Spanish Grand Prix', '13/05/2018', '12:00:00'),</text:p>
      <text:p text:style-name="Standard">(994, 2018, 6, 'Monaco Grand Prix', '27/05/2018', '12:00:00'),</text:p>
      <text:p text:style-name="Standard">(995, 2018, 7, 'Canadian Grand Prix', '10/06/2018', '18:00:00'),</text:p>
      <text:p text:style-name="Standard">(996, 2018, 34, 'French Grand Prix', '24/06/2018', '12:00:00'),</text:p>
      <text:p text:style-name="Standard">(997, 2018, 70, 'Austrian Grand Prix', '01/07/2018', '12:00:00'),</text:p>
      <text:p text:style-name="Standard">(998, 2018, 9, 'British Grand Prix', '08/07/2018', '12:00:00'),</text:p>
      <text:p text:style-name="Standard">(999, 2018, 10, 'German Grand Prix', '22/07/2018', '12:00:00'),</text:p>
      <text:p text:style-name="Standard">(1000, 2018, 11, 'Hungarian Grand Prix', '29/07/2018', '12:00:00'),</text:p>
      <text:p text:style-name="Standard">(1001, 2018, 13, 'Belgian Grand Prix', '26/08/2018', '12:00:00'),</text:p>
      <text:p text:style-name="Standard">(1002, 2018, 14, 'Italian Grand Prix', '02/09/2018', '12:00:00'),</text:p>
      <text:p text:style-name="Standard">(1003, 2018, 15, 'Singapore Grand Prix', '16/09/2018', '12:00:00'),</text:p>
      <text:p text:style-name="Standard">(1004, 2018, 71, 'Russian Grand Prix', '30/09/2018', '12:00:00'),</text:p>
      <text:p text:style-name="Standard">(1005, 2018, 22, 'Japanese Grand Prix', '07/10/2018', '05:00:00'),</text:p>
      <text:p text:style-name="Standard">(1006, 2018, 69, 'United States Grand Prix', '21/10/2018', '19:00:00'),</text:p>
      <text:p text:style-name="Standard"><text:soft-page-break/>(1007, 2018, 32, 'Mexican Grand Prix', '28/10/2018', '19:00:00'),</text:p>
      <text:p text:style-name="Standard">(1008, 2018, 18, 'Brazilian Grand Prix', '11/11/2018', '16:00:00'),</text:p>
      <text:p text:style-name="Standard">(1009, 2018, 24, 'Abu Dhabi Grand Prix', '25/11/2018', '13:00:00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Pilote`</text:p>
      <text:p text:style-name="Standard">--</text:p>
      <text:p text:style-name="Standard"/>
      <text:p text:style-name="Standard">CREATE TABLE `Pilote` (</text:p>
      <text:p text:style-name="Standard"><text:s text:c="2"/>`IdPilote` int(3) NOT NULL,</text:p>
      <text:p text:style-name="Standard"><text:s text:c="2"/>`PrenomPilote` varchar(17) DEFAULT NULL,</text:p>
      <text:p text:style-name="Standard"><text:s text:c="2"/>`NomPilote` varchar(23) DEFAULT NULL,</text:p>
      <text:p text:style-name="Standard"><text:s text:c="2"/>`NaissancePilote` varchar(10) DEFAULT NULL,</text:p>
      <text:p text:style-name="Standard"><text:s text:c="2"/>`NationalitéPilote` varchar(17) DEFAULT NULL</text:p>
      <text:p text:style-name="Standard">) ENGINE=InnoDB DEFAULT CHARSET=utf8;</text:p>
      <text:p text:style-name="Standard"/>
      <text:p text:style-name="Standard">--</text:p>
      <text:p text:style-name="Standard">-- Dumping data for table `Pilote`</text:p>
      <text:p text:style-name="Standard">--</text:p>
      <text:p text:style-name="Standard"/>
      <text:p text:style-name="Standard">INSERT INTO `Pilote` (`IdPilote`, `PrenomPilote`, `NomPilote`, `NaissancePilote`, `NationalitéPilote`) VALUES</text:p>
      <text:p text:style-name="Standard">(1, 'Lewis', 'Hamilton', '07/01/1985', 'British <text:s text:c="2"/>'),</text:p>
      <text:p text:style-name="Standard">(2, 'Nick', 'Heidfeld', '10/05/1977', 'German'),</text:p>
      <text:p text:style-name="Standard">(3, 'Nico', 'Rosberg', '27/06/1985', 'German'),</text:p>
      <text:p text:style-name="Standard">(4, 'Fernando', 'Alonso', '29/07/1981', 'Spanish'),</text:p>
      <text:p text:style-name="Standard">(5, 'Heikki', 'Kovalainen', '19/10/1981', 'Finnish'),</text:p>
      <text:p text:style-name="Standard">(6, 'Kazuki', 'Nakajima', '11/01/1985', 'Japanese'),</text:p>
      <text:p text:style-name="Standard">(7, 'Sébastien', 'Bourdais', '28/02/1979', 'French'),</text:p>
      <text:p text:style-name="Standard">(8, 'Kimi', 'Raikkonen', '17/10/1979', 'Finnish'),</text:p>
      <text:p text:style-name="Standard">(9, 'Robert', 'Kubica', '07/12/1984', 'Polish'),</text:p>
      <text:p text:style-name="Standard">(10, 'Timo', 'Glock', '18/03/1982', 'German'),</text:p>
      <text:p text:style-name="Standard">(11, 'Takuma', 'Sato', '28/01/1977', 'Japanese'),</text:p>
      <text:p text:style-name="Standard">(12, 'Nelson', 'Piquet Jr.', '25/07/1985', 'Brazilian'),</text:p>
      <text:p text:style-name="Standard">(13, 'Felipe', 'Massa', '25/04/1981', 'Brazilian'),</text:p>
      <text:p text:style-name="Standard">(14, 'David', 'Coulthard', '27/03/1971', 'British'),</text:p>
      <text:p text:style-name="Standard">(15, 'Jarno', 'Trulli', '13/07/1974', 'Italian'),</text:p>
      <text:p text:style-name="Standard">(16, 'Adrian', 'Sutil', '11/01/1983', 'German'),</text:p>
      <text:p text:style-name="Standard">(17, 'Mark', 'Webber', '27/08/1976', 'Australian'),</text:p>
      <text:p text:style-name="Standard">(18, 'Jenson', 'Button', '19/01/1980', 'British'),</text:p>
      <text:p text:style-name="Standard">(19, 'Anthony', 'Davidson', '18/04/1979', 'British'),</text:p>
      <text:p text:style-name="Standard">(20, 'Sebastian', 'Vettel', '03/07/1987', 'German'),</text:p>
      <text:p text:style-name="Standard">(21, 'Giancarlo', 'Fisichella', '14/01/1973', 'Italian'),</text:p>
      <text:p text:style-name="Standard">(22, 'Rubens', 'Barrichello', '23/05/1972', 'Brazilian'),</text:p>
      <text:p text:style-name="Standard">(23, 'Ralf', 'Schumacher', '30/06/1975', 'German'),</text:p>
      <text:p text:style-name="Standard">(24, 'Vitantonio', 'Liuzzi', '06/08/1980', 'Italian'),</text:p>
      <text:p text:style-name="Standard">(25, 'Alexander', 'Wurz', '15/02/1974', 'Austrian'),</text:p>
      <text:p text:style-name="Standard">(26, 'Scott', 'Speed', '24/01/1983', 'American'),</text:p>
      <text:p text:style-name="Standard">(27, 'Christijan', 'Albers', '16/04/1979', 'Dutch'),</text:p>
      <text:p text:style-name="Standard">(28, 'Markus', 'Winkelhock', '13/06/1980', 'German'),</text:p>
      <text:p text:style-name="Standard"><text:soft-page-break/>(29, 'Sakon', 'Yamamoto', '09/07/1982', 'Japanese'),</text:p>
      <text:p text:style-name="Standard">(30, 'Michael', 'Schumacher', '03/01/1969', 'German'),</text:p>
      <text:p text:style-name="Standard">(31, 'Juan', 'Pablo Montoya', '20/09/1975', 'Colombian'),</text:p>
      <text:p text:style-name="Standard">(32, 'Christian', 'Klien', '07/02/1983', 'Austrian'),</text:p>
      <text:p text:style-name="Standard">(33, 'Tiago', 'Monteiro', '24/07/1976', 'Portuguese'),</text:p>
      <text:p text:style-name="Standard">(34, 'Yuji', 'Ide', '21/01/1975', 'Japanese'),</text:p>
      <text:p text:style-name="Standard">(35, 'Jacques', 'Villeneuve', '09/04/1971', 'Canadian'),</text:p>
      <text:p text:style-name="Standard">(36, 'Franck', 'Montagny', '05/01/1978', 'French'),</text:p>
      <text:p text:style-name="Standard">(37, 'Pedro', 'de la Rosa', '24/02/1971', 'Spanish'),</text:p>
      <text:p text:style-name="Standard">(38, 'Robert', 'Doornbos', '23/09/1981', 'Dutch'),</text:p>
      <text:p text:style-name="Standard">(39, 'Narain', 'Karthikeyan', '14/01/1977', 'Indian'),</text:p>
      <text:p text:style-name="Standard">(40, 'Patrick', 'Friesacher', '26/09/1980', 'Austrian'),</text:p>
      <text:p text:style-name="Standard">(41, 'Ricardo', 'Zonta', '23/03/1976', 'Brazilian'),</text:p>
      <text:p text:style-name="Standard">(42, 'Antonio', 'Pizzonia', '11/09/1980', 'Brazilian'),</text:p>
      <text:p text:style-name="Standard">(43, 'Cristiano', 'da Matta', '19/09/1973', 'Brazilian'),</text:p>
      <text:p text:style-name="Standard">(44, 'Olivier', 'Panis', '02/09/1966', 'French'),</text:p>
      <text:p text:style-name="Standard">(45, 'Giorgio', 'Pantano', '04/02/1979', 'Italian'),</text:p>
      <text:p text:style-name="Standard">(46, 'Gianmaria', 'Bruni', '30/05/1981', 'Italian'),</text:p>
      <text:p text:style-name="Standard">(47, 'Zsolt', 'Baumgartner', '01/01/1981', 'Hungarian'),</text:p>
      <text:p text:style-name="Standard">(48, 'Marc', 'Gené', '29/03/1974', 'Spanish'),</text:p>
      <text:p text:style-name="Standard">(49, 'Heinz-Harald', 'Frentzen', '18/05/1967', 'German'),</text:p>
      <text:p text:style-name="Standard">(50, 'Jos', 'Verstappen', '04/03/1972', 'Dutch'),</text:p>
      <text:p text:style-name="Standard">(51, 'Justin', 'Wilson', '31/07/1978', 'British'),</text:p>
      <text:p text:style-name="Standard">(52, 'Ralph', 'Firman', '20/05/1975', 'Irish'),</text:p>
      <text:p text:style-name="Standard">(53, 'Nicolas', 'Kiesa', '03/03/1978', 'Danish'),</text:p>
      <text:p text:style-name="Standard">(54, 'Luciano', 'Burti', '05/03/1975', 'Brazilian'),</text:p>
      <text:p text:style-name="Standard">(55, 'Jean', 'Alesi', '11/06/1964', 'French'),</text:p>
      <text:p text:style-name="Standard">(56, 'Eddie', 'Irvine', '10/11/1965', 'British'),</text:p>
      <text:p text:style-name="Standard">(57, 'Mika', 'Hج_kkinen', '28/09/1968', 'Finnish'),</text:p>
      <text:p text:style-name="Standard">(58, 'Tarso', 'Marques', '19/01/1976', 'Brazilian'),</text:p>
      <text:p text:style-name="Standard">(59, 'Enrique', 'Bernoldi', '19/10/1978', 'Brazilian'),</text:p>
      <text:p text:style-name="Standard">(60, 'Gaston', 'Mazzacane', '08/05/1975', 'Argentine'),</text:p>
      <text:p text:style-name="Standard">(61, 'Tomas', 'Enge', '11/09/1976', 'Czech'),</text:p>
      <text:p text:style-name="Standard">(62, 'Alex', 'Yoong', '20/07/1976', 'Malaysian'),</text:p>
      <text:p text:style-name="Standard">(63, 'Mika', 'Salo', '30/11/1966', 'Finnish'),</text:p>
      <text:p text:style-name="Standard">(64, 'Pedro', 'Diniz', '22/05/1970', 'Brazilian'),</text:p>
      <text:p text:style-name="Standard">(65, 'Johnny', 'Herbert', '25/06/1964', 'British'),</text:p>
      <text:p text:style-name="Standard">(66, 'Allan', 'McNish', '29/12/1969', 'British'),</text:p>
      <text:p text:style-name="Standard">(67, 'Sébastien', 'Buemi', '31/10/1988', 'Swiss'),</text:p>
      <text:p text:style-name="Standard">(68, 'Toranosuke', 'Takagi', '12/02/1974', 'Japanese'),</text:p>
      <text:p text:style-name="Standard">(69, 'Luca', 'Badoer', '25/01/1971', 'Italian'),</text:p>
      <text:p text:style-name="Standard">(70, 'Alessandro', 'Zanardi', '23/10/1966', 'Italian'),</text:p>
      <text:p text:style-name="Standard">(71, 'Damon', 'Hill', '17/09/1960', 'British'),</text:p>
      <text:p text:style-name="Standard">(72, 'Stéphane', 'Sarrazin', '02/11/1975', 'French'),</text:p>
      <text:p text:style-name="Standard">(73, 'Ricardo', 'Rosset', '27/07/1968', 'Brazilian'),</text:p>
      <text:p text:style-name="Standard">(74, 'Esteban', 'Tuero', '22/04/1978', 'Argentine'),</text:p>
      <text:p text:style-name="Standard">(75, 'Shinji', 'Nakano', '01/04/1971', 'Japanese'),</text:p>
      <text:p text:style-name="Standard">(76, 'Jan', 'Magnussen', '04/07/1973', 'Danish'),</text:p>
      <text:p text:style-name="Standard">(77, 'Gerhard', 'Berger', '27/08/1959', 'Austrian'),</text:p>
      <text:p text:style-name="Standard">(78, 'Nicola', 'Larini', '19/03/1964', 'Italian'),</text:p>
      <text:p text:style-name="Standard">(79, 'Ukyo', 'Katayama', '29/05/1963', 'Japanese'),</text:p>
      <text:p text:style-name="Standard">(80, 'Vincenzo', 'Sospiri', '07/10/1966', 'Italian'),</text:p>
      <text:p text:style-name="Standard"><text:soft-page-break/>(81, 'Gianni', 'Morbidelli', '13/01/1968', 'Italian'),</text:p>
      <text:p text:style-name="Standard">(82, 'Norberto', 'Fontana', '20/01/1975', 'Argentine'),</text:p>
      <text:p text:style-name="Standard">(83, 'Pedro', 'Lamy', '20/03/1972', 'Portuguese'),</text:p>
      <text:p text:style-name="Standard">(84, 'Martin', 'Brundle', '01/06/1959', 'British'),</text:p>
      <text:p text:style-name="Standard">(85, 'Andrea', 'Montermini', '30/05/1964', 'Italian'),</text:p>
      <text:p text:style-name="Standard">(86, 'Giovanni', 'Lavaggi', '18/02/1958', 'Italian'),</text:p>
      <text:p text:style-name="Standard">(87, 'Mark', 'Blundell', '08/04/1966', 'British'),</text:p>
      <text:p text:style-name="Standard">(88, 'Aguri', 'Suzuki', '08/09/1960', 'Japanese'),</text:p>
      <text:p text:style-name="Standard">(89, 'Taki', 'Inoue', '05/09/1963', 'Japanese'),</text:p>
      <text:p text:style-name="Standard">(90, 'Roberto', 'Moreno', '11/02/1959', 'Brazilian'),</text:p>
      <text:p text:style-name="Standard">(91, 'Karl', 'Wendlinger', '20/12/1968', 'Austrian'),</text:p>
      <text:p text:style-name="Standard">(92, 'Bertrand', 'Gachot', '23/12/1962', 'Belgian'),</text:p>
      <text:p text:style-name="Standard">(93, 'Domenico', 'Schiattarella', '17/11/1967', 'Italian'),</text:p>
      <text:p text:style-name="Standard">(94, 'Pierluigi', 'Martini', '23/04/1961', 'Italian'),</text:p>
      <text:p text:style-name="Standard">(95, 'Nigel', 'Mansell', '08/08/1953', 'British'),</text:p>
      <text:p text:style-name="Standard">(96, 'Jean-Christophe', 'Boullion', '27/12/1969', 'French'),</text:p>
      <text:p text:style-name="Standard">(97, 'Massimiliano', 'Papis', '03/10/1969', 'Italian'),</text:p>
      <text:p text:style-name="Standard">(98, 'Jean-Denis', 'Délétraz', '01/10/1963', 'Swiss'),</text:p>
      <text:p text:style-name="Standard">(99, 'Gabriele', 'Tarquini', '02/03/1962', 'Italian'),</text:p>
      <text:p text:style-name="Standard">(100, 'Erik', 'Comas', '28/09/1963', 'French'),</text:p>
      <text:p text:style-name="Standard">(101, 'David', 'Brabham', '05/09/1965', 'Australian'),</text:p>
      <text:p text:style-name="Standard">(102, 'Ayrton', 'Senna', '21/03/1960', 'Brazilian'),</text:p>
      <text:p text:style-name="Standard">(103, 'Eric', 'Bernard', '24/08/1964', 'French'),</text:p>
      <text:p text:style-name="Standard">(104, 'Christian', 'Fittipaldi', '18/01/1971', 'Brazilian'),</text:p>
      <text:p text:style-name="Standard">(105, 'Michele', 'Alboreto', '23/12/1956', 'Italian'),</text:p>
      <text:p text:style-name="Standard">(106, 'Olivier', 'Beretta', '23/11/1969', 'Monegasqu'),</text:p>
      <text:p text:style-name="Standard">(107, 'Roland', 'Ratzenberger', '04/07/1960', 'Austrian'),</text:p>
      <text:p text:style-name="Standard">(108, 'Paul', 'Belmondo', '23/04/1963', 'French'),</text:p>
      <text:p text:style-name="Standard">(109, 'Jyrki', 'Jarvilehto', '31/01/1966', 'Finnish'),</text:p>
      <text:p text:style-name="Standard">(110, 'Andrea', 'de Cesaris', '31/05/1959', 'Italian'),</text:p>
      <text:p text:style-name="Standard">(111, 'Jean-Marc', 'Gounon', '01/01/1963', 'French'),</text:p>
      <text:p text:style-name="Standard">(112, 'Philippe', 'Alliot', '27/07/1954', 'French'),</text:p>
      <text:p text:style-name="Standard">(113, 'Philippe', 'Adams', '19/11/1969', 'Belgian'),</text:p>
      <text:p text:style-name="Standard">(114, 'Yannick', 'Dalmas', '28/07/1961', 'French'),</text:p>
      <text:p text:style-name="Standard">(115, 'Hideki', 'Noda', '07/03/1969', 'Japanese'),</text:p>
      <text:p text:style-name="Standard">(116, 'Franck', 'Lagorce', '01/09/1968', 'French'),</text:p>
      <text:p text:style-name="Standard">(117, 'Alain', 'Prost', '24/02/1955', 'French'),</text:p>
      <text:p text:style-name="Standard">(118, 'Derek', 'Warwick', '27/08/1954', 'British'),</text:p>
      <text:p text:style-name="Standard">(119, 'Riccardo', 'Patrese', '17/04/1954', 'Italian'),</text:p>
      <text:p text:style-name="Standard">(120, 'Fabrizio', 'Barbazza', '02/04/1963', 'Italian'),</text:p>
      <text:p text:style-name="Standard">(121, 'Michael', 'Andretti', '05/10/1962', 'American'),</text:p>
      <text:p text:style-name="Standard">(122, 'Ivan', 'Capelli', '24/05/1963', 'Italian'),</text:p>
      <text:p text:style-name="Standard">(123, 'Thierry', 'Boutsen', '13/07/1957', 'Belgian'),</text:p>
      <text:p text:style-name="Standard">(124, 'Marco', 'Apicella', '07/10/1965', 'Italian'),</text:p>
      <text:p text:style-name="Standard">(125, 'Emanuele', 'Naspetti', '24/02/1968', 'Italian'),</text:p>
      <text:p text:style-name="Standard">(126, 'Toshio', 'Suzuki', '10/03/1955', 'Japanese'),</text:p>
      <text:p text:style-name="Standard">(127, 'Mauricio', 'Gugelmin', '20/04/1963', 'Brazilian'),</text:p>
      <text:p text:style-name="Standard">(128, 'Eric', 'van de Poele', '30/09/1961', 'Belgian'),</text:p>
      <text:p text:style-name="Standard">(129, 'Olivier', 'Grouillard', '02/09/1958', 'French'),</text:p>
      <text:p text:style-name="Standard">(130, 'Andrea', 'Chiesa', '06/05/1964', 'Swiss'),</text:p>
      <text:p text:style-name="Standard">(131, 'Stefano', 'Modena', '12/05/1963', 'Italian'),</text:p>
      <text:p text:style-name="Standard">(132, 'Giovanna', 'Amati', '20/07/1959', 'Italian'),</text:p>
      <text:p text:style-name="Standard"><text:soft-page-break/>(133, 'Alex', 'Caffi', '18/03/1964', 'Italian'),</text:p>
      <text:p text:style-name="Standard">(134, 'Enrico', 'Bertaggia', '19/09/1964', 'Italian'),</text:p>
      <text:p text:style-name="Standard">(135, 'Perry', 'McCarthy', '03/03/1961', 'British'),</text:p>
      <text:p text:style-name="Standard">(136, 'Jan', 'Lammers', '02/06/1956', 'Dutch'),</text:p>
      <text:p text:style-name="Standard">(137, 'Nelson', 'Piquet', '17/08/1952', 'Brazilian'),</text:p>
      <text:p text:style-name="Standard">(138, 'Satoru', 'Nakajima', '23/02/1953', 'Japanese'),</text:p>
      <text:p text:style-name="Standard">(139, 'Emanuele', 'Pirro', '12/01/1962', 'Italian'),</text:p>
      <text:p text:style-name="Standard">(140, 'Stefan', 'Johansson', '08/09/1956', 'Swedish'),</text:p>
      <text:p text:style-name="Standard">(141, 'Julian', 'Bailey', '09/10/1961', 'British'),</text:p>
      <text:p text:style-name="Standard">(142, 'Pedro', 'Chaves', '27/02/1965', 'Portuguese'),</text:p>
      <text:p text:style-name="Standard">(143, 'Michael', 'Bartels', '08/03/1968', 'German'),</text:p>
      <text:p text:style-name="Standard">(144, 'Naoki', 'Hattori', '13/06/1966', 'Japanese'),</text:p>
      <text:p text:style-name="Standard">(145, 'Alessandro', 'Nannini', '07/07/1959', 'Italian'),</text:p>
      <text:p text:style-name="Standard">(146, 'Bernd', 'Schneider', '20/07/1964', 'German'),</text:p>
      <text:p text:style-name="Standard">(147, 'Paolo', 'Barilla', '20/04/1961', 'Italian'),</text:p>
      <text:p text:style-name="Standard">(148, 'Gregor', 'Foitek', '27/03/1965', 'Swiss'),</text:p>
      <text:p text:style-name="Standard">(149, 'Claudio', 'Langes', '20/07/1960', 'Italian'),</text:p>
      <text:p text:style-name="Standard">(150, 'Gary', 'Brabham', '29/03/1961', 'Australian'),</text:p>
      <text:p text:style-name="Standard">(151, 'Martin', 'Donnelly', '26/03/1964', 'British'),</text:p>
      <text:p text:style-name="Standard">(152, 'Bruno', 'Giacomelli', '10/09/1952', 'Italian'),</text:p>
      <text:p text:style-name="Standard">(153, 'Jaime', 'Alguersuari', '23/03/1990', 'Spanish'),</text:p>
      <text:p text:style-name="Standard">(154, 'Romain', 'Grosjean', '17/04/1986', 'French'),</text:p>
      <text:p text:style-name="Standard">(155, 'Kamui', 'Kobayashi', '13/09/1986', 'Japanese'),</text:p>
      <text:p text:style-name="Standard">(156, 'Jonathan', 'Palmer', '07/11/1956', 'British'),</text:p>
      <text:p text:style-name="Standard">(157, 'Christian', 'Danner', '04/04/1958', 'German'),</text:p>
      <text:p text:style-name="Standard">(158, 'Eddie', 'Cheever', '10/01/1958', 'American'),</text:p>
      <text:p text:style-name="Standard">(159, 'Luis', 'Pérez-Sala', '15/05/1959', 'Spanish'),</text:p>
      <text:p text:style-name="Standard">(160, 'Piercarlo', 'Ghinzani', '16/01/1952', 'Italian'),</text:p>
      <text:p text:style-name="Standard">(161, 'Volker', 'Weidler', '18/03/1962', 'German'),</text:p>
      <text:p text:style-name="Standard">(162, 'Pierre-Henri', 'Raphanel', '27/05/1961', 'French'),</text:p>
      <text:p text:style-name="Standard">(163, 'René', 'Arnoux', '04/07/1948', 'French'),</text:p>
      <text:p text:style-name="Standard">(164, 'Joachim', 'Winkelhock', '24/10/1960', 'German'),</text:p>
      <text:p text:style-name="Standard">(165, 'Oscar', 'Larrauri', '19/08/1954', 'Argentine'),</text:p>
      <text:p text:style-name="Standard">(166, 'Philippe', 'Streiff', '26/06/1955', 'French'),</text:p>
      <text:p text:style-name="Standard">(167, 'Adrian', 'Campos', '17/06/1960', 'Spanish'),</text:p>
      <text:p text:style-name="Standard">(168, 'Jean-Louis', 'Schlesser', '12/09/1948', 'French'),</text:p>
      <text:p text:style-name="Standard">(169, 'Pascal', 'Fabre', '09/01/1960', 'French'),</text:p>
      <text:p text:style-name="Standard">(170, 'Teo', 'Fabi', '09/03/1955', 'Italian'),</text:p>
      <text:p text:style-name="Standard">(171, 'Franco', 'Forini', '22/09/1958', 'Swiss'),</text:p>
      <text:p text:style-name="Standard">(172, 'Jacques', 'Laffite', '21/11/1943', 'French'),</text:p>
      <text:p text:style-name="Standard">(173, 'Elio', 'de Angelis', '26/03/1958', 'Italian'),</text:p>
      <text:p text:style-name="Standard">(174, 'Johnny', 'Dumfries', '26/04/1958', 'British'),</text:p>
      <text:p text:style-name="Standard">(175, 'Patrick', 'Tambay', '25/06/1949', 'French'),</text:p>
      <text:p text:style-name="Standard">(176, 'Marc', 'Surer', '18/09/1951', 'Swiss'),</text:p>
      <text:p text:style-name="Standard">(177, 'Keke', 'Rosberg', '06/12/1948', 'Finnish'),</text:p>
      <text:p text:style-name="Standard">(178, 'Alan', 'Jones', '02/11/1946', 'Australian'),</text:p>
      <text:p text:style-name="Standard">(179, 'Huub', 'Rothengatter', '08/10/1954', 'Dutch'),</text:p>
      <text:p text:style-name="Standard">(180, 'Allen', 'Berg', '01/08/1961', 'Canadian'),</text:p>
      <text:p text:style-name="Standard">(181, 'Manfred', 'Winkelhock', '06/10/1951', 'German'),</text:p>
      <text:p text:style-name="Standard">(182, 'Niki', 'Lauda', '22/02/1949', 'Austrian'),</text:p>
      <text:p text:style-name="Standard">(183, 'Francois', 'Hesnault', '30/12/1956', 'French'),</text:p>
      <text:p text:style-name="Standard">(184, 'Mauro', 'Baldi', '31/01/1954', 'Italian'),</text:p>
      <text:p text:style-name="Standard"><text:soft-page-break/>(185, 'Stefan', 'Bellof', '20/11/1957', 'German'),</text:p>
      <text:p text:style-name="Standard">(186, 'Kenny', 'Acheson', '27/11/1957', 'British'),</text:p>
      <text:p text:style-name="Standard">(187, 'John', 'Watson', '04/05/1946', 'British'),</text:p>
      <text:p text:style-name="Standard">(188, 'Johnny', 'Cecotto', '25/01/1956', 'Venezuelan'),</text:p>
      <text:p text:style-name="Standard">(189, 'Jo', 'Gartner', '24/01/1954', 'Austrian'),</text:p>
      <text:p text:style-name="Standard">(190, 'Corrado', 'Fabi', '12/04/1961', 'Italian'),</text:p>
      <text:p text:style-name="Standard">(191, 'Mike', 'Thackwell', '30/03/1961', 'New Zealander'),</text:p>
      <text:p text:style-name="Standard">(192, 'Chico', 'Serra', '03/02/1957', 'Brazilian'),</text:p>
      <text:p text:style-name="Standard">(193, 'Danny', 'Sullivan', '09/03/1950', 'American'),</text:p>
      <text:p text:style-name="Standard">(194, 'Eliseo', 'Salazar', '14/11/1954', 'Chilean'),</text:p>
      <text:p text:style-name="Standard">(195, 'Roberto', 'Guerrero', '16/11/1958', 'Colombian'),</text:p>
      <text:p text:style-name="Standard">(196, 'Raul', 'Boesel', '04/12/1957', 'Brazilian'),</text:p>
      <text:p text:style-name="Standard">(197, 'Jean-Pierre', 'Jarier', '10/07/1946', 'French'),</text:p>
      <text:p text:style-name="Standard">(198, 'Jacques', 'Villeneuve Sr.', '04/11/1953', 'Canadian'),</text:p>
      <text:p text:style-name="Standard">(199, 'Carlos', 'Reutemann', '12/04/1942', 'Argentine'),</text:p>
      <text:p text:style-name="Standard">(200, 'Jochen', 'Mass', '30/09/1946', 'German'),</text:p>
      <text:p text:style-name="Standard">(201, 'Slim', 'Borgudd', '25/11/1946', 'Swedish'),</text:p>
      <text:p text:style-name="Standard">(202, 'Didier', 'Pironi', '26/03/1952', 'French'),</text:p>
      <text:p text:style-name="Standard">(203, 'Gilles', 'Villeneuve', '18/01/1950', 'Canadian'),</text:p>
      <text:p text:style-name="Standard">(204, 'Riccardo', 'Paletti', '15/06/1958', 'Italian'),</text:p>
      <text:p text:style-name="Standard">(205, 'Brian', 'Henton', '19/09/1946', 'British'),</text:p>
      <text:p text:style-name="Standard">(206, 'Derek', 'Daly', '11/03/1953', 'Irish'),</text:p>
      <text:p text:style-name="Standard">(207, 'Mario', 'Andretti', '28/02/1940', 'American'),</text:p>
      <text:p text:style-name="Standard">(208, 'Emilio', 'de Villota', '26/07/1946', 'Spanish'),</text:p>
      <text:p text:style-name="Standard">(209, 'Geoff', 'Lees', '01/05/1951', 'British'),</text:p>
      <text:p text:style-name="Standard">(210, 'Tommy', 'Byrne', '06/05/1958', 'Irish'),</text:p>
      <text:p text:style-name="Standard">(211, 'Rupert', 'Keegan', '26/02/1955', 'British'),</text:p>
      <text:p text:style-name="Standard">(212, 'Hector', 'Rebaque', '05/02/1956', 'Mexican'),</text:p>
      <text:p text:style-name="Standard">(213, 'Beppe', 'Gabbiani', '02/01/1957', 'Italian'),</text:p>
      <text:p text:style-name="Standard">(214, 'Kevin', 'Cogan', '31/03/1956', 'American'),</text:p>
      <text:p text:style-name="Standard">(215, 'Miguel Angel', 'Guerra', '31/08/1953', 'Argentine'),</text:p>
      <text:p text:style-name="Standard">(216, 'Siegfried', 'Stohr', '10/10/1952', 'Italian'),</text:p>
      <text:p text:style-name="Standard">(217, 'Ricardo', 'Zunino', '13/04/1949', 'Argentine'),</text:p>
      <text:p text:style-name="Standard">(218, 'Ricardo', 'Londono', '08/08/1949', 'Colombian'),</text:p>
      <text:p text:style-name="Standard">(219, 'Jean-Pierre', 'Jabouille', '01/10/1942', 'French'),</text:p>
      <text:p text:style-name="Standard">(220, 'Giorgio', 'Francia', '08/11/1947', 'Italian'),</text:p>
      <text:p text:style-name="Standard">(221, 'Patrick', 'Depailler', '09/08/1944', 'French'),</text:p>
      <text:p text:style-name="Standard">(222, 'Jody', 'Scheckter', '29/01/1950', 'South African'),</text:p>
      <text:p text:style-name="Standard">(223, 'Clay', 'Regazzoni', '05/09/1939', 'Swiss'),</text:p>
      <text:p text:style-name="Standard">(224, 'Emerson', 'Fittipaldi', '12/12/1946', 'Brazilian'),</text:p>
      <text:p text:style-name="Standard">(225, 'Dave', 'Kennedy', '15/01/1953', 'Irish'),</text:p>
      <text:p text:style-name="Standard">(226, 'Stephen', 'South', '19/02/1952', 'British'),</text:p>
      <text:p text:style-name="Standard">(227, 'Tiff', 'Needell', '29/10/1951', 'British'),</text:p>
      <text:p text:style-name="Standard">(228, 'Desiré', 'Wilson', '26/11/1953', 'South African'),</text:p>
      <text:p text:style-name="Standard">(229, 'Harald', 'Ertl', '31/08/1948', 'Austrian'),</text:p>
      <text:p text:style-name="Standard">(230, 'Vittorio', 'Brambilla', '11/11/1937', 'Italian'),</text:p>
      <text:p text:style-name="Standard">(231, 'James', 'Hunt', '29/08/1947', 'British'),</text:p>
      <text:p text:style-name="Standard">(232, 'Arturo', 'Merzario', '11/03/1943', 'Italian'),</text:p>
      <text:p text:style-name="Standard">(233, 'Hans-Joachim', 'Stuck', '01/01/1951', 'German'),</text:p>
      <text:p text:style-name="Standard">(234, 'Gianfranco', 'Brancatelli', '18/01/1950', 'Italian'),</text:p>
      <text:p text:style-name="Standard">(235, 'Jacky', 'Ickx', '01/01/1945', 'Belgian'),</text:p>
      <text:p text:style-name="Standard">(236, 'Patrick', 'Gaillard', '12/02/1952', 'French'),</text:p>
      <text:p text:style-name="Standard"><text:soft-page-break/>(237, 'Alex', 'Ribeiro', '07/11/1948', 'Brazilian'),</text:p>
      <text:p text:style-name="Standard">(238, 'Ronnie', 'Peterson', '14/02/1944', 'Swedish'),</text:p>
      <text:p text:style-name="Standard">(239, 'Brett', 'Lunger', '14/11/1945', 'American'),</text:p>
      <text:p text:style-name="Standard">(240, 'Danny', 'Ongais', '21/05/1942', 'American'),</text:p>
      <text:p text:style-name="Standard">(241, 'Lamberto', 'Leoni', '24/05/1953', 'Italian'),</text:p>
      <text:p text:style-name="Standard">(242, 'Divina', 'Galica', '13/08/1944', 'British'),</text:p>
      <text:p text:style-name="Standard">(243, 'Rolf', 'Stommelen', '11/07/1943', 'German'),</text:p>
      <text:p text:style-name="Standard">(244, 'Alberto', 'Colombo', '23/02/1946', 'Italian'),</text:p>
      <text:p text:style-name="Standard">(245, 'Tony', 'Trimmer', '24/01/1943', 'British'),</text:p>
      <text:p text:style-name="Standard">(246, 'Hans', 'Binder', '12/06/1948', 'Austrian'),</text:p>
      <text:p text:style-name="Standard">(247, 'Michael', 'Bleekemolen', '02/10/1949', 'Dutch'),</text:p>
      <text:p text:style-name="Standard">(248, 'Carlo', 'Franchi', '01/01/1938', 'Italian'),</text:p>
      <text:p text:style-name="Standard">(249, 'Bobby', 'Rahal', '10/01/1953', 'American'),</text:p>
      <text:p text:style-name="Standard">(250, 'Carlos', 'Pace', '06/10/1944', 'Brazilian'),</text:p>
      <text:p text:style-name="Standard">(251, 'Ian', 'Scheckter', '22/08/1947', 'South African'),</text:p>
      <text:p text:style-name="Standard">(252, 'Tom', 'Pryce', '11/06/1949', 'British'),</text:p>
      <text:p text:style-name="Standard">(253, 'Ingo', 'Hoffmann', '28/02/1953', 'Brazilian'),</text:p>
      <text:p text:style-name="Standard">(254, 'Renzo', 'Zorzi', '12/12/1946', 'Italian'),</text:p>
      <text:p text:style-name="Standard">(255, 'Gunnar', 'Nilsson', '20/11/1948', 'Swedish'),</text:p>
      <text:p text:style-name="Standard">(256, 'Larry', 'Perkins', '18/03/1950', 'Australian'),</text:p>
      <text:p text:style-name="Standard">(257, 'Boy', 'Lunger', '03/05/1949', 'Dutch'),</text:p>
      <text:p text:style-name="Standard">(258, 'Patrick', 'Nève', '13/10/1949', 'Belgian'),</text:p>
      <text:p text:style-name="Standard">(259, 'David', 'Purley', '26/01/1945', 'British'),</text:p>
      <text:p text:style-name="Standard">(260, 'Conny', 'Andersson', '28/12/1939', 'Swedish'),</text:p>
      <text:p text:style-name="Standard">(261, 'Bernard', 'de Dryver', '19/09/1952', 'Belgian'),</text:p>
      <text:p text:style-name="Standard">(262, 'Jackie', 'Oliver', '14/08/1942', 'British'),</text:p>
      <text:p text:style-name="Standard">(263, 'Mikko', 'Kozarowitzky', '17/05/1948', 'Finnish'),</text:p>
      <text:p text:style-name="Standard">(264, 'Andy', 'Sutcliffe', '09/05/1947', 'British'),</text:p>
      <text:p text:style-name="Standard">(265, 'Guy', 'Edwards', '30/12/1942', 'British'),</text:p>
      <text:p text:style-name="Standard">(266, 'Brian', 'McGuire', '13/12/1945', 'Australian'),</text:p>
      <text:p text:style-name="Standard">(267, 'Vern', 'Schuppan', '19/03/1943', 'Australian'),</text:p>
      <text:p text:style-name="Standard">(268, 'Hans', 'Heyer', '16/03/1943', 'German'),</text:p>
      <text:p text:style-name="Standard">(269, 'Teddy', 'Pilette', '26/07/1942', 'Belgian'),</text:p>
      <text:p text:style-name="Standard">(270, 'Ian', 'Ashley', '26/10/1947', 'British'),</text:p>
      <text:p text:style-name="Standard">(271, 'Loris', 'Kessel', '01/04/1950', 'Swiss'),</text:p>
      <text:p text:style-name="Standard">(272, 'Kunimitsu', 'Takahashi', '29/01/1940', 'Japanese'),</text:p>
      <text:p text:style-name="Standard">(273, 'Kazuyoshi', 'Hoshino', '01/07/1947', 'Japanese'),</text:p>
      <text:p text:style-name="Standard">(274, 'Noritake', 'Takahara', '06/06/1951', 'Japanese'),</text:p>
      <text:p text:style-name="Standard">(275, 'Lella', 'Lombardi', '26/03/1941', 'Italian'),</text:p>
      <text:p text:style-name="Standard">(276, 'Bob', 'Evans', '11/06/1947', 'British'),</text:p>
      <text:p text:style-name="Standard">(277, 'Michel', 'Leclère', '18/03/1946', 'French'),</text:p>
      <text:p text:style-name="Standard">(278, 'Chris', 'Amon', '20/07/1943', 'New Zealander'),</text:p>
      <text:p text:style-name="Standard">(279, 'Emilio', 'Zapico', '27/05/1944', 'Spanish'),</text:p>
      <text:p text:style-name="Standard">(280, 'Henri', 'Pescarolo', '25/09/1942', 'French'),</text:p>
      <text:p text:style-name="Standard">(281, 'Jac', 'Nelleman', '19/04/1944', 'Danish'),</text:p>
      <text:p text:style-name="Standard">(282, 'Damien', 'Magee', '17/11/1945', 'British'),</text:p>
      <text:p text:style-name="Standard">(283, 'Mike', 'Wilds', '07/01/1946', 'British'),</text:p>
      <text:p text:style-name="Standard">(284, 'Alessandro', 'Pesenti-Rossi', '31/08/1942', 'Italian'),</text:p>
      <text:p text:style-name="Standard">(285, 'Otto', 'Stuppacher', '03/03/1947', 'Austrian'),</text:p>
      <text:p text:style-name="Standard">(286, 'Warwick', 'Brown', '24/12/1949', 'Australian'),</text:p>
      <text:p text:style-name="Standard">(287, 'Masahiro', 'Hasemi', '13/11/1945', 'Japanese'),</text:p>
      <text:p text:style-name="Standard">(288, 'Mark', 'Donohue', '18/03/1937', 'American'),</text:p>
      <text:p text:style-name="Standard"><text:soft-page-break/>(289, 'Graham', 'Hill', '15/02/1929', 'British'),</text:p>
      <text:p text:style-name="Standard">(290, 'Wilson', 'Fittipaldi', '25/12/1943', 'Brazilian'),</text:p>
      <text:p text:style-name="Standard">(291, 'Guy', 'Tunmer', '01/12/1948', 'South African'),</text:p>
      <text:p text:style-name="Standard">(292, 'Eddie', 'Keizan', '12/09/1944', 'South African'),</text:p>
      <text:p text:style-name="Standard">(293, 'Dave', 'Charlton', '27/10/1936', 'South African'),</text:p>
      <text:p text:style-name="Standard">(294, 'Tony', 'Brise', '28/03/1952', 'British'),</text:p>
      <text:p text:style-name="Standard">(295, 'Roelof', 'Wunderink', '12/12/1948', 'Dutch'),</text:p>
      <text:p text:style-name="Standard">(296, 'Franج¤ois', 'Migault', '04/12/1944', 'French'),</text:p>
      <text:p text:style-name="Standard">(297, 'Torsten', 'Palm', '23/07/1947', 'Swedish'),</text:p>
      <text:p text:style-name="Standard">(298, 'Gijs', 'van Lennep', '16/03/1942', 'Dutch'),</text:p>
      <text:p text:style-name="Standard">(299, 'Hiroshi', 'Fushida', '10/03/1946', 'Japanese'),</text:p>
      <text:p text:style-name="Standard">(300, 'John', 'Nicholson', '06/10/1941', 'New Zealander'),</text:p>
      <text:p text:style-name="Standard">(301, 'Dave', 'Morgan', '07/08/1944', 'British'),</text:p>
      <text:p text:style-name="Standard">(302, 'Jim', 'Crawford', '13/02/1948', 'British'),</text:p>
      <text:p text:style-name="Standard">(303, 'Jo', 'Vonlanthen', '31/05/1942', 'Swiss'),</text:p>
      <text:p text:style-name="Standard">(304, 'Denny', 'Hulme', '18/06/1936', 'New Zealander'),</text:p>
      <text:p text:style-name="Standard">(305, 'Mike', 'Hailwood', '02/04/1940', 'British'),</text:p>
      <text:p text:style-name="Standard">(306, 'Jean-Pierre', 'Beltoise', '26/04/1937', 'French'),</text:p>
      <text:p text:style-name="Standard">(307, 'Howden', 'Ganley', '24/12/1941', 'New Zealander'),</text:p>
      <text:p text:style-name="Standard">(308, 'Richard', 'Robarts', '22/09/1944', 'British'),</text:p>
      <text:p text:style-name="Standard">(309, 'Peter', 'Revson', '27/02/1939', 'American'),</text:p>
      <text:p text:style-name="Standard">(310, 'Paddy', 'Driver', '13/05/1934', 'South African'),</text:p>
      <text:p text:style-name="Standard">(311, 'Tom', 'Belso', '27/08/1942', 'Danish'),</text:p>
      <text:p text:style-name="Standard">(312, 'Brian', 'Redman', '09/03/1937', 'British'),</text:p>
      <text:p text:style-name="Standard">(313, 'Rikky', 'von Opel', '14/10/1947', 'Liechtensteiner'),</text:p>
      <text:p text:style-name="Standard">(314, 'Tim', 'Schenken', '26/09/1943', 'Australian'),</text:p>
      <text:p text:style-name="Standard">(315, 'Gérard', 'Larrousse', '23/05/1940', 'French'),</text:p>
      <text:p text:style-name="Standard">(316, 'Leo', 'Kinnunen', '05/08/1943', 'Finnish'),</text:p>
      <text:p text:style-name="Standard">(317, 'Reine', 'Wisell', '30/09/1941', 'Swedish'),</text:p>
      <text:p text:style-name="Standard">(318, 'Bertil', 'Roos', '12/10/1943', 'Swedish'),</text:p>
      <text:p text:style-name="Standard">(319, 'José', 'Dolhem', '26/04/1944', 'French'),</text:p>
      <text:p text:style-name="Standard">(320, 'Peter', 'Gethin', '21/02/1940', 'British'),</text:p>
      <text:p text:style-name="Standard">(321, 'Derek', 'Bell', '31/10/1941', 'British'),</text:p>
      <text:p text:style-name="Standard">(322, 'David', 'Hobbs', '09/06/1939', 'British'),</text:p>
      <text:p text:style-name="Standard">(323, 'Dieter', 'Quester', '30/05/1939', 'Austrian'),</text:p>
      <text:p text:style-name="Standard">(324, 'Helmuth', 'Koinigg', '03/11/1948', 'Austrian'),</text:p>
      <text:p text:style-name="Standard">(325, 'Carlo', 'Facetti', '26/06/1935', 'Italian'),</text:p>
      <text:p text:style-name="Standard">(326, 'Eppie', 'Wietzes', '28/05/1938', 'Canadian'),</text:p>
      <text:p text:style-name="Standard">(327, 'Franج¤ois', 'Cevert', '25/02/1944', 'French'),</text:p>
      <text:p text:style-name="Standard">(328, 'Jackie', 'Stewart', '11/06/1939', 'British'),</text:p>
      <text:p text:style-name="Standard">(329, 'Mike', 'Beuttler', '13/04/1940', 'British'),</text:p>
      <text:p text:style-name="Standard">(330, 'Nanni', 'Galli', '02/10/1940', 'Italian'),</text:p>
      <text:p text:style-name="Standard">(331, 'Luiz', 'Bueno', '16/01/1937', 'Brazilian'),</text:p>
      <text:p text:style-name="Standard">(332, 'George', 'Follmer', '27/01/1934', 'American'),</text:p>
      <text:p text:style-name="Standard">(333, 'Andrea', 'de Adamich', '03/10/1941', 'Italian'),</text:p>
      <text:p text:style-name="Standard">(334, 'Jackie', 'Pretorius', '22/11/1934', 'South African'),</text:p>
      <text:p text:style-name="Standard">(335, 'Roger', 'Williamson', '02/02/1948', 'British'),</text:p>
      <text:p text:style-name="Standard">(336, 'Graham', 'McRae', '05/03/1940', 'New Zealander'),</text:p>
      <text:p text:style-name="Standard">(337, 'Helmut', 'Marko', '27/04/1943', 'Austrian'),</text:p>
      <text:p text:style-name="Standard">(338, 'David', 'Walker', '10/06/1941', 'Australian'),</text:p>
      <text:p text:style-name="Standard">(339, 'Alex', 'Soler-Roig', '29/10/1932', 'Spanish'),</text:p>
      <text:p text:style-name="Standard">(340, 'John', 'Love', '07/12/1924', 'Rhodesian'),</text:p>
      <text:p text:style-name="Standard"><text:soft-page-break/>(341, 'John', 'Surtees', '11/02/1934', 'British'),</text:p>
      <text:p text:style-name="Standard">(342, 'Skip', 'Barber', '16/11/1936', 'American'),</text:p>
      <text:p text:style-name="Standard">(343, 'Bill', 'Brack', '26/12/1935', 'Canadian'),</text:p>
      <text:p text:style-name="Standard">(344, 'Sam', 'Posey', '26/05/1944', 'American'),</text:p>
      <text:p text:style-name="Standard">(345, 'Pedro', 'Rodriguez', '18/01/1940', 'Mexican'),</text:p>
      <text:p text:style-name="Standard">(346, 'Jo', 'Siffert', '07/07/1936', 'Swiss'),</text:p>
      <text:p text:style-name="Standard">(347, 'Jo', 'Bonnier', '31/01/1930', 'Swedish'),</text:p>
      <text:p text:style-name="Standard">(348, 'Franج¤ois', 'Mazet', '24/02/1943', 'French'),</text:p>
      <text:p text:style-name="Standard">(349, 'Max', 'Jean', '27/07/1943', 'French'),</text:p>
      <text:p text:style-name="Standard">(350, 'Vic', 'Elford', '10/06/1935', 'British'),</text:p>
      <text:p text:style-name="Standard">(351, 'Silvio', 'Moser', '24/04/1941', 'Swiss'),</text:p>
      <text:p text:style-name="Standard">(352, 'George', 'Eaton', '12/11/1945', 'Canadian'),</text:p>
      <text:p text:style-name="Standard">(353, 'Pete', 'Lovely', '11/04/1926', 'American'),</text:p>
      <text:p text:style-name="Standard">(354, 'Chris', 'Craft', '17/11/1939', 'British'),</text:p>
      <text:p text:style-name="Standard">(355, 'John', 'Cannon', '21/06/1933', 'Canadian'),</text:p>
      <text:p text:style-name="Standard">(356, 'Jack', 'Brabham', '02/04/1926', 'Australian'),</text:p>
      <text:p text:style-name="Standard">(357, 'John', 'Miles', '14/06/1943', 'British'),</text:p>
      <text:p text:style-name="Standard">(358, 'Jochen', 'Rindt', '18/04/1942', 'Austrian'),</text:p>
      <text:p text:style-name="Standard">(359, 'Johnny', 'Servoz-Gavin', '18/01/1942', 'French'),</text:p>
      <text:p text:style-name="Standard">(360, 'Bruce', 'McLaren', '30/08/1937', 'New Zealander'),</text:p>
      <text:p text:style-name="Standard">(361, 'Piers', 'Courage', '27/05/1942', 'British'),</text:p>
      <text:p text:style-name="Standard">(362, 'Peter', 'de Klerk', '16/03/1935', 'South African'),</text:p>
      <text:p text:style-name="Standard">(363, 'Ignazio', 'Giunti', '30/08/1941', 'Italian'),</text:p>
      <text:p text:style-name="Standard">(364, 'Dan', 'Gurney', '13/04/1931', 'American'),</text:p>
      <text:p text:style-name="Standard">(365, 'Hubert', 'Hahne', '28/03/1935', 'German'),</text:p>
      <text:p text:style-name="Standard">(366, 'Gus', 'Hutchison', '26/04/1937', 'American'),</text:p>
      <text:p text:style-name="Standard">(367, 'Peter', 'Westbury', '26/05/1938', 'British'),</text:p>
      <text:p text:style-name="Standard">(368, 'Sam', 'Tingle', '24/08/1921', 'Rhodesian'),</text:p>
      <text:p text:style-name="Standard">(369, 'Basil', 'van Rooyen', '19/04/1939', 'South African'),</text:p>
      <text:p text:style-name="Standard">(370, 'Richard', 'Attwood', '04/04/1940', 'British'),</text:p>
      <text:p text:style-name="Standard">(371, 'Al', 'Pease', '15/10/1921', 'Canadian'),</text:p>
      <text:p text:style-name="Standard">(372, 'John', 'Cordts', '23/07/1935', 'Canadian'),</text:p>
      <text:p text:style-name="Standard">(373, 'Jim', 'Clark', '04/03/1936', 'British'),</text:p>
      <text:p text:style-name="Standard">(374, 'Mike', 'Spence', '30/12/1936', 'British'),</text:p>
      <text:p text:style-name="Standard">(375, 'Ludovico', 'Scarfiotti', '18/10/1933', 'Italian'),</text:p>
      <text:p text:style-name="Standard">(376, 'Lucien', 'Bianchi', '10/11/1934', 'Belgian'),</text:p>
      <text:p text:style-name="Standard">(377, 'Jo', 'Schlesser', '18/05/1928', 'French'),</text:p>
      <text:p text:style-name="Standard">(378, 'Robin', 'Widdows', '27/05/1942', 'British'),</text:p>
      <text:p text:style-name="Standard">(379, 'Kurt', 'Ahrens', '19/04/1940', 'German'),</text:p>
      <text:p text:style-name="Standard">(380, 'Frank', 'Gardner', '01/10/1930', 'Australian'),</text:p>
      <text:p text:style-name="Standard">(381, 'Bobby', 'Unser', '20/02/1934', 'American'),</text:p>
      <text:p text:style-name="Standard">(382, 'Moisés', 'Solana', '26/12/1935', 'Mexican'),</text:p>
      <text:p text:style-name="Standard">(383, 'Bob', 'Anderson', '19/05/1931', 'British'),</text:p>
      <text:p text:style-name="Standard">(384, 'Luki', 'Botha', '16/01/1930', 'South African'),</text:p>
      <text:p text:style-name="Standard">(385, 'Lorenzo', 'Bandini', '21/12/1935', 'Italian'),</text:p>
      <text:p text:style-name="Standard">(386, 'Richie', 'Ginther', '05/08/1930', 'American'),</text:p>
      <text:p text:style-name="Standard">(387, 'Mike', 'Parkes', '24/09/1931', 'British'),</text:p>
      <text:p text:style-name="Standard">(388, 'Chris', 'Irwin', '27/06/1942', 'British'),</text:p>
      <text:p text:style-name="Standard">(389, 'Guy', 'Ligier', '12/07/1930', 'French'),</text:p>
      <text:p text:style-name="Standard">(390, 'Alan', 'Rees', '12/01/1938', 'British'),</text:p>
      <text:p text:style-name="Standard">(391, 'Brian', 'Hart', '07/09/1936', 'British'),</text:p>
      <text:p text:style-name="Standard">(392, 'Mike', 'Fisher', '13/03/1943', 'American'),</text:p>
      <text:p text:style-name="Standard"><text:soft-page-break/>(393, 'Tom', 'Jones', '26/04/1943', 'American'),</text:p>
      <text:p text:style-name="Standard">(394, 'Giancarlo', 'Baghetti', '25/12/1934', 'Italian'),</text:p>
      <text:p text:style-name="Standard">(395, 'Jonathan', 'Williams', '26/10/1942', 'British'),</text:p>
      <text:p text:style-name="Standard">(396, 'Bob', 'Bondurant', '27/04/1933', 'American'),</text:p>
      <text:p text:style-name="Standard">(397, 'Peter', 'Arundell', '08/11/1933', 'British'),</text:p>
      <text:p text:style-name="Standard">(398, 'Vic', 'Wilson', '14/04/1931', 'British'),</text:p>
      <text:p text:style-name="Standard">(399, 'John', 'Taylor', '23/03/1933', 'British'),</text:p>
      <text:p text:style-name="Standard">(400, 'Chris', 'Lawrence', '27/07/1933', 'British'),</text:p>
      <text:p text:style-name="Standard">(401, 'Trevor', 'Taylor', '26/12/1936', 'British'),</text:p>
      <text:p text:style-name="Standard">(402, 'Giacomo', 'Russo', '23/10/1937', 'Italian'),</text:p>
      <text:p text:style-name="Standard">(403, 'Phil', 'Hill', '20/04/1927', 'American'),</text:p>
      <text:p text:style-name="Standard">(404, 'Innes', 'Ireland', '12/06/1930', 'British'),</text:p>
      <text:p text:style-name="Standard">(405, 'Ronnie', 'Bucknum', '05/04/1936', 'American'),</text:p>
      <text:p text:style-name="Standard">(406, 'Paul', 'Hawkins', '12/10/1937', 'Australian'),</text:p>
      <text:p text:style-name="Standard">(407, 'David', 'Prophet', '09/10/1937', 'British'),</text:p>
      <text:p text:style-name="Standard">(408, 'Tony', 'Maggs', '09/02/1937', 'South African'),</text:p>
      <text:p text:style-name="Standard">(409, 'Trevor', 'Blokdyk', '30/11/1935', 'South African'),</text:p>
      <text:p text:style-name="Standard">(410, 'Neville', 'Lederle', '25/09/1938', 'South African'),</text:p>
      <text:p text:style-name="Standard">(411, 'Doug', 'Serrurier', '09/12/1920', 'South African'),</text:p>
      <text:p text:style-name="Standard">(412, 'Brausch', 'Niemann', '07/01/1939', 'South African'),</text:p>
      <text:p text:style-name="Standard">(413, 'Ernie', 'Pieterse', '04/07/1938', 'South African'),</text:p>
      <text:p text:style-name="Standard">(414, 'Clive', 'Puzey', '11/07/1941', 'Rhodesian'),</text:p>
      <text:p text:style-name="Standard">(415, 'Ray', 'Reed', '08/05/1932', 'South African'),</text:p>
      <text:p text:style-name="Standard">(416, 'David', 'Clapham', '18/05/1931', 'South African'),</text:p>
      <text:p text:style-name="Standard">(417, 'Alex', 'Blignaut', '30/11/1932', 'South African'),</text:p>
      <text:p text:style-name="Standard">(418, 'Masten', 'Gregory', '29/02/1932', 'American'),</text:p>
      <text:p text:style-name="Standard">(419, 'John', 'Rhodes', '18/08/1927', 'British'),</text:p>
      <text:p text:style-name="Standard">(420, 'Ian', 'Raby', '22/09/1921', 'British'),</text:p>
      <text:p text:style-name="Standard">(421, 'Alan', 'Rollinson', '15/05/1943', 'British'),</text:p>
      <text:p text:style-name="Standard">(422, 'Brian', 'Gubby', '17/04/1934', 'British'),</text:p>
      <text:p text:style-name="Standard">(423, 'Gerhard', 'Mitter', '30/08/1935', 'German'),</text:p>
      <text:p text:style-name="Standard">(424, 'Roberto', 'Bussinello', '04/10/1927', 'Italian'),</text:p>
      <text:p text:style-name="Standard">(425, 'Nino', 'Vaccarella', '04/03/1933', 'Italian'),</text:p>
      <text:p text:style-name="Standard">(426, 'Giorgio', 'Bassi', '20/01/1934', 'Italian'),</text:p>
      <text:p text:style-name="Standard">(427, 'Maurice', 'Trintignant', '30/10/1917', 'French'),</text:p>
      <text:p text:style-name="Standard">(428, 'Bernard', 'Collomb', '07/10/1930', 'French'),</text:p>
      <text:p text:style-name="Standard">(429, 'André', 'Pilette', '06/10/1918', 'Belgian'),</text:p>
      <text:p text:style-name="Standard">(430, 'Carel Godin', 'de Beaufort', '10/04/1934', 'Dutch'),</text:p>
      <text:p text:style-name="Standard">(431, 'Edgar', 'Barth', '26/01/1917', 'German'),</text:p>
      <text:p text:style-name="Standard">(432, 'Mario de Araج¼jo', 'Cabral', '15/01/1934', 'Portuguese'),</text:p>
      <text:p text:style-name="Standard">(433, 'Walt', 'Hansgen', '28/10/1919', 'American'),</text:p>
      <text:p text:style-name="Standard">(434, 'Hap', 'Sharp', '01/01/1928', 'American'),</text:p>
      <text:p text:style-name="Standard">(435, 'Willy', 'Mairesse', '01/10/1928', 'Belgian'),</text:p>
      <text:p text:style-name="Standard">(436, 'John', 'Campbell-Jones', '21/01/1930', 'British'),</text:p>
      <text:p text:style-name="Standard">(437, 'Ian', 'Burgess', '06/07/1930', 'British'),</text:p>
      <text:p text:style-name="Standard">(438, 'Tony', 'Settember', '10/07/1926', 'American'),</text:p>
      <text:p text:style-name="Standard">(439, 'Nasif', 'Estéfano', '18/11/1932', 'Argentine'),</text:p>
      <text:p text:style-name="Standard">(440, 'Jim', 'Hall', '23/07/1935', 'American'),</text:p>
      <text:p text:style-name="Standard">(441, 'Tim', 'Parnell', '25/06/1932', 'British'),</text:p>
      <text:p text:style-name="Standard">(442, 'Kurt', 'Kuhnke', '30/04/1910', 'German'),</text:p>
      <text:p text:style-name="Standard">(443, 'Ernesto', 'Brambilla', '31/01/1934', 'Italian'),</text:p>
      <text:p text:style-name="Standard">(444, 'Roberto', 'Lippi', '17/10/1926', 'Italian'),</text:p>
      <text:p text:style-name="Standard"><text:soft-page-break/>(445, 'Ganther', 'Seiffert', '18/10/1937', 'German'),</text:p>
      <text:p text:style-name="Standard">(446, 'Carlo', 'Abate', '10/07/1932', 'Italian'),</text:p>
      <text:p text:style-name="Standard">(447, 'Gaetano', 'Starrabba', '03/12/1932', 'Italian'),</text:p>
      <text:p text:style-name="Standard">(448, 'Peter', 'Broeker', '15/05/1926', 'Canadian'),</text:p>
      <text:p text:style-name="Standard">(449, 'Rodger', 'Ward', '10/01/1921', 'American'),</text:p>
      <text:p text:style-name="Standard">(450, 'Ernie', 'de Vos', '01/07/1941', 'Dutch'),</text:p>
      <text:p text:style-name="Standard">(451, 'Frank', 'Dochnal', '08/10/1920', 'American'),</text:p>
      <text:p text:style-name="Standard">(452, 'Thomas', 'Monarch', '03/09/1945', 'American'),</text:p>
      <text:p text:style-name="Standard">(453, 'Jackie', 'Lewis', '01/11/1936', 'British'),</text:p>
      <text:p text:style-name="Standard">(454, 'Ricardo', 'Rodriguez', '14/02/1942', 'Mexican'),</text:p>
      <text:p text:style-name="Standard">(455, 'Wolfgang', 'Seidel', '04/07/1926', 'German'),</text:p>
      <text:p text:style-name="Standard">(456, 'Roy', 'Salvadori', '12/05/1922', 'British'),</text:p>
      <text:p text:style-name="Standard">(457, 'Ben', 'Pon', '09/12/1936', 'Dutch'),</text:p>
      <text:p text:style-name="Standard">(458, 'Rob', 'Slotemaker', '13/06/1929', 'Dutch'),</text:p>
      <text:p text:style-name="Standard">(459, 'Tony', 'Marsh', '20/07/1931', 'British'),</text:p>
      <text:p text:style-name="Standard">(460, 'Gerry', 'Ashmore', '25/07/1936', 'British'),</text:p>
      <text:p text:style-name="Standard">(461, 'Heinz', 'Schiller', '25/01/1930', 'Swiss'),</text:p>
      <text:p text:style-name="Standard">(462, 'Colin', 'Davis', '29/07/1933', 'British'),</text:p>
      <text:p text:style-name="Standard">(463, 'Jay', 'Chamberlain', '29/12/1925', 'American'),</text:p>
      <text:p text:style-name="Standard">(464, 'Tony', 'Shelly', '02/02/1937', 'New Zealander'),</text:p>
      <text:p text:style-name="Standard">(465, 'Keith', 'Greene', '05/01/1938', 'British'),</text:p>
      <text:p text:style-name="Standard">(466, 'Heini', 'Walter', '28/07/1927', 'Swiss'),</text:p>
      <text:p text:style-name="Standard">(467, 'Ernesto', 'Prinoth', '15/04/1923', 'Italian'),</text:p>
      <text:p text:style-name="Standard">(468, 'Roger', 'Penske', '20/02/1937', 'American'),</text:p>
      <text:p text:style-name="Standard">(469, 'Rob', 'Schroeder', '11/05/1926', 'British'),</text:p>
      <text:p text:style-name="Standard">(470, 'Timmy', 'Mayer', '22/02/1938', 'American'),</text:p>
      <text:p text:style-name="Standard">(471, 'Bruce', 'Johnstone', '30/01/1937', 'South African'),</text:p>
      <text:p text:style-name="Standard">(472, 'Mike', 'Harris', '25/05/1939', 'South African'),</text:p>
      <text:p text:style-name="Standard">(473, 'Gary', 'Hocking', '30/09/1937', 'Rhodesian'),</text:p>
      <text:p text:style-name="Standard">(474, 'Syd', 'van der Vyver', '01/06/1920', 'South African'),</text:p>
      <text:p text:style-name="Standard">(475, 'Stirling', 'Moss', '17/09/1929', 'British'),</text:p>
      <text:p text:style-name="Standard">(476, 'Wolfgang', 'von Trips', '04/05/1928', 'German'),</text:p>
      <text:p text:style-name="Standard">(477, 'Cliff', 'Allison', '08/02/1932', 'British'),</text:p>
      <text:p text:style-name="Standard">(478, 'Hans', 'Herrmann', '23/02/1928', 'German'),</text:p>
      <text:p text:style-name="Standard">(479, 'Tony', 'Brooks', '25/02/1932', 'British'),</text:p>
      <text:p text:style-name="Standard">(480, 'Michael', 'May', '18/08/1934', 'Swiss'),</text:p>
      <text:p text:style-name="Standard">(481, 'Henry', 'Taylor', '16/12/1932', 'British'),</text:p>
      <text:p text:style-name="Standard">(482, 'Olivier', 'Gendebien', '12/01/1924', 'Belgian'),</text:p>
      <text:p text:style-name="Standard">(483, 'Giorgio', 'Scarlatti', '02/10/1921', 'Italian'),</text:p>
      <text:p text:style-name="Standard">(484, 'Brian', 'Naylor', '24/03/1923', 'British'),</text:p>
      <text:p text:style-name="Standard">(485, 'Juan Manuel', 'Bordeu', '28/01/1934', 'Argentine'),</text:p>
      <text:p text:style-name="Standard">(486, 'Jack', 'Fairman', '15/03/1913', 'British'),</text:p>
      <text:p text:style-name="Standard">(487, 'Massimo', 'Natili', '28/07/1935', 'Italian'),</text:p>
      <text:p text:style-name="Standard">(488, 'Peter', 'Monteverdi', '07/06/1934', 'Swiss'),</text:p>
      <text:p text:style-name="Standard">(489, 'Renato', 'Pirocchi', '26/03/1933', 'Italian'),</text:p>
      <text:p text:style-name="Standard">(490, 'Geoff', 'Duke', '29/03/1923', 'British'),</text:p>
      <text:p text:style-name="Standard">(491, 'Alfonso', 'Thiele', '05/04/1920', 'American-Italian'),</text:p>
      <text:p text:style-name="Standard">(492, 'Menato', 'Boffa', '04/01/1930', 'Italian'),</text:p>
      <text:p text:style-name="Standard">(493, 'Peter', 'Ryan', '10/06/1940', 'Canadian'),</text:p>
      <text:p text:style-name="Standard">(494, 'Lloyd', 'Ruby', '12/01/1928', 'American'),</text:p>
      <text:p text:style-name="Standard">(495, 'Ken', 'Miles', '01/11/1918', 'British'),</text:p>
      <text:p text:style-name="Standard">(496, 'Carlos', 'Menditeguy', '10/08/1914', 'Argentine'),</text:p>
      <text:p text:style-name="Standard"><text:soft-page-break/>(497, 'Alberto Rodriguez', 'Larreta', '14/01/1934', 'Argentine'),</text:p>
      <text:p text:style-name="Standard">(498, 'José Froilan', 'Gonzalez', '05/10/1922', 'Argentine'),</text:p>
      <text:p text:style-name="Standard">(499, 'Roberto', 'Bonomi', '30/09/1919', 'Argentine'),</text:p>
      <text:p text:style-name="Standard">(500, 'Gino', 'Munaron', '02/04/1928', 'Italian'),</text:p>
      <text:p text:style-name="Standard">(501, 'Harry', 'Schell', '29/06/1921', 'American'),</text:p>
      <text:p text:style-name="Standard">(502, 'Alan', 'Stacey', '29/08/1933', 'British'),</text:p>
      <text:p text:style-name="Standard">(503, 'Ettore', 'Chimeri', '04/06/1921', 'Venezuelan'),</text:p>
      <text:p text:style-name="Standard">(504, 'Antonio', 'Creus', '28/10/1924', 'Spanish'),</text:p>
      <text:p text:style-name="Standard">(505, 'Chris', 'Bristow', '02/12/1937', 'British'),</text:p>
      <text:p text:style-name="Standard">(506, 'Bruce', 'Halford', '18/05/1931', 'British'),</text:p>
      <text:p text:style-name="Standard">(507, 'Chuck', 'Daigh', '29/11/1923', 'American'),</text:p>
      <text:p text:style-name="Standard">(508, 'Lance', 'Reventlow', '24/02/1936', 'American'),</text:p>
      <text:p text:style-name="Standard">(509, 'Jim', 'Rathmann', '16/07/1928', 'American'),</text:p>
      <text:p text:style-name="Standard">(510, 'Paul', 'Goldsmith', '02/10/1925', 'American'),</text:p>
      <text:p text:style-name="Standard">(511, 'Don', 'Branson', '02/06/1920', 'American'),</text:p>
      <text:p text:style-name="Standard">(512, 'Johnny', 'Thomson', '09/04/1922', 'American'),</text:p>
      <text:p text:style-name="Standard">(513, 'Eddie', 'Johnson', '10/02/1919', 'American'),</text:p>
      <text:p text:style-name="Standard">(514, 'Bob', 'Veith', '01/11/1926', 'American'),</text:p>
      <text:p text:style-name="Standard">(515, 'Bud', 'Tingelstad', '04/04/1928', 'American'),</text:p>
      <text:p text:style-name="Standard">(516, 'Bob', 'Christie', '04/04/1924', 'American'),</text:p>
      <text:p text:style-name="Standard">(517, 'Red', 'Amick', '19/01/1929', 'American'),</text:p>
      <text:p text:style-name="Standard">(518, 'Duane', 'Carter', '05/05/1913', 'American'),</text:p>
      <text:p text:style-name="Standard">(519, 'Bill', 'Homeier', '31/08/1918', 'American'),</text:p>
      <text:p text:style-name="Standard">(520, 'Gene', 'Hartley', '28/01/1926', 'American'),</text:p>
      <text:p text:style-name="Standard">(521, 'Chuck', 'Stevenson', '15/10/1919', 'American'),</text:p>
      <text:p text:style-name="Standard">(522, 'Bobby', 'Grim', '04/09/1924', 'American'),</text:p>
      <text:p text:style-name="Standard">(523, 'Shorty', 'Templeman', '12/08/1919', 'American'),</text:p>
      <text:p text:style-name="Standard">(524, 'Jim', 'Hurtubise', '05/12/1932', 'American'),</text:p>
      <text:p text:style-name="Standard">(525, 'Jimmy', 'Bryan', '28/01/1926', 'American'),</text:p>
      <text:p text:style-name="Standard">(526, 'Troy', 'Ruttman', '11/03/1930', 'American'),</text:p>
      <text:p text:style-name="Standard">(527, 'Eddie', 'Sachs', '28/05/1927', 'American'),</text:p>
      <text:p text:style-name="Standard">(528, 'Don', 'Freeland', '25/03/1925', 'American'),</text:p>
      <text:p text:style-name="Standard">(529, 'Tony', 'Bettenhausen', '12/09/1916', 'American'),</text:p>
      <text:p text:style-name="Standard">(530, 'Wayne', 'Weiler', '09/12/1934', 'American'),</text:p>
      <text:p text:style-name="Standard">(531, 'Anthony', 'Foyt', '16/01/1935', 'American'),</text:p>
      <text:p text:style-name="Standard">(532, 'Eddie', 'Russo', '19/11/1925', 'American'),</text:p>
      <text:p text:style-name="Standard">(533, 'Johnny', 'Boyd', '19/08/1926', 'American'),</text:p>
      <text:p text:style-name="Standard">(534, 'Gene', 'Force', '15/06/1916', 'American'),</text:p>
      <text:p text:style-name="Standard">(535, 'Jim', 'McWithey', '04/07/1927', 'American'),</text:p>
      <text:p text:style-name="Standard">(536, 'Len', 'Sutton', '09/08/1925', 'American'),</text:p>
      <text:p text:style-name="Standard">(537, 'Dick', 'Rathmann', '06/01/1924', 'American'),</text:p>
      <text:p text:style-name="Standard">(538, 'Al', 'Herman', '15/03/1927', 'American'),</text:p>
      <text:p text:style-name="Standard">(539, 'Dempsey', 'Wilson', '11/03/1927', 'American'),</text:p>
      <text:p text:style-name="Standard">(540, 'Mike', 'Taylor', '24/04/1934', 'British'),</text:p>
      <text:p text:style-name="Standard">(541, 'Ron', 'Flockhart', '16/06/1923', 'British'),</text:p>
      <text:p text:style-name="Standard">(542, 'David', 'Piper', '02/12/1930', 'British'),</text:p>
      <text:p text:style-name="Standard">(543, 'Giulio', 'Cabianca', '19/02/1923', 'Italian'),</text:p>
      <text:p text:style-name="Standard">(544, 'Piero', 'Drogo', '08/08/1926', 'Italian'),</text:p>
      <text:p text:style-name="Standard">(545, 'Fred', 'Gamble', '17/03/1932', 'American'),</text:p>
      <text:p text:style-name="Standard">(546, 'Arthur', 'Owen', '23/03/1915', 'British'),</text:p>
      <text:p text:style-name="Standard">(547, 'Horace', 'Gould', '20/09/1918', 'British'),</text:p>
      <text:p text:style-name="Standard">(548, 'Bob', 'Drake', '14/12/1919', 'American'),</text:p>
      <text:p text:style-name="Standard"><text:soft-page-break/>(549, 'Ivor', 'Bueb', '06/06/1923', 'British'),</text:p>
      <text:p text:style-name="Standard">(550, 'Alain', 'de Changy', '05/02/1922', 'Belgian'),</text:p>
      <text:p text:style-name="Standard">(551, 'Maria', 'de Filippis', '11/11/1926', 'Italian'),</text:p>
      <text:p text:style-name="Standard">(552, 'Jean', 'Lucienbonnet', '07/01/1923', 'French'),</text:p>
      <text:p text:style-name="Standard">(553, 'André', 'Testut', '13/04/1926', 'Monegasque'),</text:p>
      <text:p text:style-name="Standard">(554, 'Jean', 'Behra', '16/02/1921', 'French'),</text:p>
      <text:p text:style-name="Standard">(555, 'Paul', 'Russo', '10/04/1914', 'American'),</text:p>
      <text:p text:style-name="Standard">(556, 'Jimmy', 'Daywalt', '28/08/1924', 'American'),</text:p>
      <text:p text:style-name="Standard">(557, 'Chuck', 'Arnold', '30/05/1926', 'American'),</text:p>
      <text:p text:style-name="Standard">(558, 'Al', 'Keller', '11/04/1920', 'American'),</text:p>
      <text:p text:style-name="Standard">(559, 'Pat', 'Flaherty', '06/01/1926', 'American'),</text:p>
      <text:p text:style-name="Standard">(560, 'Bill', 'Cheesbourg', '12/06/1927', 'American'),</text:p>
      <text:p text:style-name="Standard">(561, 'Ray', 'Crawford', '26/10/1915', 'American'),</text:p>
      <text:p text:style-name="Standard">(562, 'Jack', 'Turner', '12/02/1920', 'American'),</text:p>
      <text:p text:style-name="Standard">(563, 'Chuck', 'Weyant', '03/04/1923', 'American'),</text:p>
      <text:p text:style-name="Standard">(564, 'Jud', 'Larson', '21/01/1923', 'American'),</text:p>
      <text:p text:style-name="Standard">(565, 'Mike', 'Magill', '08/02/1920', 'American'),</text:p>
      <text:p text:style-name="Standard">(566, 'Carroll', 'Shelby', '11/01/1923', 'American'),</text:p>
      <text:p text:style-name="Standard">(567, 'Fritz', 'd\'Orey', '25/03/1938', 'Brazilian'),</text:p>
      <text:p text:style-name="Standard">(568, 'Azdrubal', 'Fontes', '26/12/1922', 'Uruguayan'),</text:p>
      <text:p text:style-name="Standard">(569, 'Peter', 'Ashdown', '16/10/1934', 'British'),</text:p>
      <text:p text:style-name="Standard">(570, 'Bill', 'Moss', '04/09/1933', 'British'),</text:p>
      <text:p text:style-name="Standard">(571, 'Dennis', 'Taylor', '12/06/1921', 'British'),</text:p>
      <text:p text:style-name="Standard">(572, 'Harry', 'Blanchard', '13/06/1929', 'American'),</text:p>
      <text:p text:style-name="Standard">(573, 'Alessandro', 'de Tomaso', '10/07/1928', 'Argentine-Italian'),</text:p>
      <text:p text:style-name="Standard">(574, 'George', 'Constantine', '22/02/1918', 'American'),</text:p>
      <text:p text:style-name="Standard">(575, 'Bob', 'Said', '05/05/1932', 'American'),</text:p>
      <text:p text:style-name="Standard">(576, 'Phil', 'Cade', '12/06/1916', 'American'),</text:p>
      <text:p text:style-name="Standard">(577, 'Luigi', 'Musso', '28/07/1924', 'Italian'),</text:p>
      <text:p text:style-name="Standard">(578, 'Mike', 'Hawthorn', '10/04/1929', 'British'),</text:p>
      <text:p text:style-name="Standard">(579, 'Juan', 'Fangio', '24/06/1911', 'Argentine'),</text:p>
      <text:p text:style-name="Standard">(580, 'Paco', 'Godia', '21/03/1921', 'Spanish'),</text:p>
      <text:p text:style-name="Standard">(581, 'Peter', 'Collins', '06/11/1931', 'British'),</text:p>
      <text:p text:style-name="Standard">(582, 'Ken', 'Kavanagh', '12/12/1923', 'Australian'),</text:p>
      <text:p text:style-name="Standard">(583, 'Gerino', 'Gerini', '10/08/1928', 'Italian'),</text:p>
      <text:p text:style-name="Standard">(584, 'Bruce', 'Kessler', '23/03/1936', 'American'),</text:p>
      <text:p text:style-name="Standard">(585, 'Paul', 'Emery', '12/11/1916', 'British'),</text:p>
      <text:p text:style-name="Standard">(586, 'Luigi', 'Piotti', '27/10/1913', 'Italian'),</text:p>
      <text:p text:style-name="Standard">(587, 'Bernie', 'Ecclestone', '28/10/1930', 'British'),</text:p>
      <text:p text:style-name="Standard">(588, 'Luigi', 'Taramazzo', '05/05/1932', 'Italian'),</text:p>
      <text:p text:style-name="Standard">(589, 'Louis', 'Chiron', '1899-08-03', 'Monegasque'),</text:p>
      <text:p text:style-name="Standard">(590, 'Stuart', 'Lewis-Evans', '20/04/1930', 'British'),</text:p>
      <text:p text:style-name="Standard">(591, 'George', 'Amick', '24/10/1924', 'American'),</text:p>
      <text:p text:style-name="Standard">(592, 'Jimmy', 'Reece', '17/11/1929', 'American'),</text:p>
      <text:p text:style-name="Standard">(593, 'Johnnie', 'Parsons', '04/07/1918', 'American'),</text:p>
      <text:p text:style-name="Standard">(594, 'Johnnie', 'Tolan', '22/10/1917', 'American'),</text:p>
      <text:p text:style-name="Standard">(595, 'Billy', 'Garrett', '24/04/1933', 'American'),</text:p>
      <text:p text:style-name="Standard">(596, 'Ed', 'Elisian', '09/12/1926', 'American'),</text:p>
      <text:p text:style-name="Standard">(597, 'Pat', 'O\'Connor', '09/10/1928', 'American'),</text:p>
      <text:p text:style-name="Standard">(598, 'Jerry', 'Unser', '15/11/1932', 'American'),</text:p>
      <text:p text:style-name="Standard">(599, 'Art', 'Bisch', '10/11/1926', 'American'),</text:p>
      <text:p text:style-name="Standard">(600, 'Christian', 'Goethals', '04/08/1928', 'Belgian'),</text:p>
      <text:p text:style-name="Standard"><text:soft-page-break/>(601, 'Dick', 'Gibson', '16/04/1918', 'British'),</text:p>
      <text:p text:style-name="Standard">(602, 'Robert', 'La Caze', '26/02/1917', 'French'),</text:p>
      <text:p text:style-name="Standard">(603, 'André', 'Guelfi', '06/05/1919', 'French'),</text:p>
      <text:p text:style-name="Standard">(604, 'Franج¤ois', 'Picard', '26/04/1921', 'French'),</text:p>
      <text:p text:style-name="Standard">(605, 'Tom', 'Bridger', '24/06/1934', 'British'),</text:p>
      <text:p text:style-name="Standard">(606, 'Alfonso', 'de Portago', '11/10/1928', 'Spanish'),</text:p>
      <text:p text:style-name="Standard">(607, 'Cesare', 'Perdisa', '21/10/1932', 'Italian'),</text:p>
      <text:p text:style-name="Standard">(608, 'Eugenio', 'Castellotti', '10/10/1930', 'Italian'),</text:p>
      <text:p text:style-name="Standard">(609, 'André', 'Simon', '05/01/1920', 'French'),</text:p>
      <text:p text:style-name="Standard">(610, 'Les', 'Leston', '16/12/1920', 'British'),</text:p>
      <text:p text:style-name="Standard">(611, 'Sam', 'Hanks', '13/07/1914', 'American'),</text:p>
      <text:p text:style-name="Standard">(612, 'Andy', 'Linden', '05/04/1922', 'American'),</text:p>
      <text:p text:style-name="Standard">(613, 'Marshall', 'Teague', '22/02/1921', 'American'),</text:p>
      <text:p text:style-name="Standard">(614, 'Don', 'Edmunds', '23/09/1930', 'American'),</text:p>
      <text:p text:style-name="Standard">(615, 'Fred', 'Agabashian', '21/08/1913', 'American'),</text:p>
      <text:p text:style-name="Standard">(616, 'Elmer', 'George', '15/07/1928', 'American'),</text:p>
      <text:p text:style-name="Standard">(617, 'Mike', 'MacDowel', '13/09/1932', 'British'),</text:p>
      <text:p text:style-name="Standard">(618, 'Herbert', 'MacKay-Fraser', '23/06/1927', 'American'),</text:p>
      <text:p text:style-name="Standard">(619, 'Bob', 'Gerard', '19/01/1914', 'British'),</text:p>
      <text:p text:style-name="Standard">(620, 'Umberto', 'Maglioli', '05/06/1928', 'Italian'),</text:p>
      <text:p text:style-name="Standard">(621, 'Paul', 'England', '28/03/1929', 'Australian'),</text:p>
      <text:p text:style-name="Standard">(622, 'Chico', 'Landi', '14/07/1907', 'Brazilian'),</text:p>
      <text:p text:style-name="Standard">(623, 'Alberto', 'Uria', '11/07/1924', 'Uruguayan'),</text:p>
      <text:p text:style-name="Standard">(624, 'Hernando', 'da Silva Ramos', '07/12/1925', 'Brazilian'),</text:p>
      <text:p text:style-name="Standard">(625, 'Elie', 'Bayol', '28/02/1914', 'French'),</text:p>
      <text:p text:style-name="Standard">(626, 'Robert', 'Manzon', '12/04/1917', 'French'),</text:p>
      <text:p text:style-name="Standard">(627, 'Louis', 'Rosier', '05/11/1905', 'French'),</text:p>
      <text:p text:style-name="Standard">(628, 'Bob', 'Sweikert', '20/05/1926', 'American'),</text:p>
      <text:p text:style-name="Standard">(629, 'Cliff', 'Griffith', '06/02/1916', 'American'),</text:p>
      <text:p text:style-name="Standard">(630, 'Duke', 'Dinsmore', '10/04/1913', 'American'),</text:p>
      <text:p text:style-name="Standard">(631, 'Keith', 'Andrews', '15/06/1920', 'American'),</text:p>
      <text:p text:style-name="Standard">(632, 'Paul', 'Frere', '30/01/1917', 'Belgian'),</text:p>
      <text:p text:style-name="Standard">(633, 'Luigi', 'Villoresi', '16/05/1909', 'Italian'),</text:p>
      <text:p text:style-name="Standard">(634, 'Piero', 'Scotti', '11/11/1909', 'Italian'),</text:p>
      <text:p text:style-name="Standard">(635, 'Colin', 'Chapman', '19/05/1928', 'British'),</text:p>
      <text:p text:style-name="Standard">(636, 'Desmond', 'Titterington', '01/05/1928', 'British'),</text:p>
      <text:p text:style-name="Standard">(637, 'Archie', 'Scott Brown', '13/05/1927', 'British'),</text:p>
      <text:p text:style-name="Standard">(638, 'Ottorino', 'Volonterio', '07/12/1917', 'Swiss'),</text:p>
      <text:p text:style-name="Standard">(639, 'André', 'Milhoux', '09/12/1928', 'Belgian'),</text:p>
      <text:p text:style-name="Standard">(640, 'Toulo', 'de Graffenried', '18/05/1914', 'Swiss'),</text:p>
      <text:p text:style-name="Standard">(641, 'Piero', 'Taruffi', '12/10/1906', 'Italian'),</text:p>
      <text:p text:style-name="Standard">(642, 'Nino', 'Farina', '30/10/1906', 'Italian'),</text:p>
      <text:p text:style-name="Standard">(643, 'Roberto', 'Mieres', '03/12/1924', 'Argentine'),</text:p>
      <text:p text:style-name="Standard">(644, 'Sergio', 'Mantovani', '22/05/1929', 'Italian'),</text:p>
      <text:p text:style-name="Standard">(645, 'Clemar', 'Bucci', '04/09/1920', 'Argentine'),</text:p>
      <text:p text:style-name="Standard">(646, 'Jesج¼s', 'Iglesias', '22/02/1922', 'Argentine'),</text:p>
      <text:p text:style-name="Standard">(647, 'Alberto', 'Ascari', '13/07/1918', 'Italian'),</text:p>
      <text:p text:style-name="Standard">(648, 'Karl', 'Kling', '16/09/1910', 'German'),</text:p>
      <text:p text:style-name="Standard">(649, 'Pablo', 'Birger', '07/01/1924', 'Argentine'),</text:p>
      <text:p text:style-name="Standard">(650, 'Jacques', 'Pollet', '02/07/1922', 'French'),</text:p>
      <text:p text:style-name="Standard">(651, 'Lance', 'Macklin', '02/09/1919', 'British'),</text:p>
      <text:p text:style-name="Standard">(652, 'Ted', 'Whiteaway', '01/11/1928', 'British'),</text:p>
      <text:p text:style-name="Standard"><text:soft-page-break/>(653, 'Jimmy', 'Davies', '08/08/1929', 'American'),</text:p>
      <text:p text:style-name="Standard">(654, 'Walt', 'Faulkner', '16/02/1920', 'American'),</text:p>
      <text:p text:style-name="Standard">(655, 'Cal', 'Niday', '29/04/1914', 'American'),</text:p>
      <text:p text:style-name="Standard">(656, 'Art', 'Cross', '24/01/1918', 'American'),</text:p>
      <text:p text:style-name="Standard">(657, 'Bill', 'Vukovich', '13/12/1918', 'American'),</text:p>
      <text:p text:style-name="Standard">(658, 'Jack', 'McGrath', '08/10/1919', 'American'),</text:p>
      <text:p text:style-name="Standard">(659, 'Jerry', 'Hoyt', '29/01/1929', 'American'),</text:p>
      <text:p text:style-name="Standard">(660, 'Johnny', 'Claes', '11/08/1916', 'Belgian'),</text:p>
      <text:p text:style-name="Standard">(661, 'Peter', 'Walker', '07/10/1912', 'British'),</text:p>
      <text:p text:style-name="Standard">(662, 'Mike', 'Sparken', '16/06/1930', 'French'),</text:p>
      <text:p text:style-name="Standard">(663, 'Ken', 'Wharton', '21/03/1916', 'British'),</text:p>
      <text:p text:style-name="Standard">(664, 'Kenneth', 'McAlpine', '21/09/1920', 'British'),</text:p>
      <text:p text:style-name="Standard">(665, 'Leslie', 'Marr', '14/08/1922', 'British'),</text:p>
      <text:p text:style-name="Standard">(666, 'Tony', 'Rolt', '16/10/1918', 'British'),</text:p>
      <text:p text:style-name="Standard">(667, 'John', 'Fitch', '04/08/1917', 'American'),</text:p>
      <text:p text:style-name="Standard">(668, 'Jean', 'Lucas', '25/04/1917', 'French'),</text:p>
      <text:p text:style-name="Standard">(669, 'Prince', 'Bira', '15/07/1914', 'Thai'),</text:p>
      <text:p text:style-name="Standard">(670, 'Onofre', 'Mariman', '19/12/1923', 'Argentine'),</text:p>
      <text:p text:style-name="Standard">(671, 'Roger', 'Loyer', '05/08/1907', 'French'),</text:p>
      <text:p text:style-name="Standard">(672, 'Jorge', 'Daponte', '05/06/1923', 'Argentine'),</text:p>
      <text:p text:style-name="Standard">(673, 'Mike', 'Nazaruk', '02/10/1921', 'American'),</text:p>
      <text:p text:style-name="Standard">(674, 'Larry', 'Crockett', '23/10/1926', 'American'),</text:p>
      <text:p text:style-name="Standard">(675, 'Manny', 'Ayulo', '20/10/1921', 'American'),</text:p>
      <text:p text:style-name="Standard">(676, 'Frank', 'Armi', '12/10/1918', 'American'),</text:p>
      <text:p text:style-name="Standard">(677, 'Travis', 'Webb', '08/10/1910', 'American'),</text:p>
      <text:p text:style-name="Standard">(678, 'Len', 'Duncan', '25/07/1911', 'American'),</text:p>
      <text:p text:style-name="Standard">(679, 'Ernie', 'McCoy', '19/02/1921', 'American'),</text:p>
      <text:p text:style-name="Standard">(680, 'Jacques', 'Swaters', '30/10/1926', 'American'),</text:p>
      <text:p text:style-name="Standard">(681, 'Georges', 'Berger', '14/09/1918', 'Belgian'),</text:p>
      <text:p text:style-name="Standard">(682, 'Don', 'Beauman', '26/07/1928', 'British'),</text:p>
      <text:p text:style-name="Standard">(683, 'Leslie', 'Thorne', '23/06/1916', 'British'),</text:p>
      <text:p text:style-name="Standard">(684, 'Bill', 'Whitehouse', '01/04/1909', 'British'),</text:p>
      <text:p text:style-name="Standard">(685, 'John', 'Riseley-Prichard', '17/01/1924', 'British'),</text:p>
      <text:p text:style-name="Standard">(686, 'Reg', 'Parnell', '02/07/1911', 'British'),</text:p>
      <text:p text:style-name="Standard">(687, 'Peter', 'Whitehead', '12/11/1914', 'British'),</text:p>
      <text:p text:style-name="Standard">(688, 'Eric', 'Brandon', '18/07/1920', 'British'),</text:p>
      <text:p text:style-name="Standard">(689, 'Alan', 'Brown', '20/11/1919', 'British'),</text:p>
      <text:p text:style-name="Standard">(690, 'Rodney', 'Nuckey', '26/06/1929', 'British'),</text:p>
      <text:p text:style-name="Standard">(691, 'Hermann', 'Lang', '06/04/1909', 'German'),</text:p>
      <text:p text:style-name="Standard">(692, 'Theo', 'Helfrich', '13/05/1913', 'German'),</text:p>
      <text:p text:style-name="Standard">(693, 'Fred', 'Wacker', '10/07/1918', 'American'),</text:p>
      <text:p text:style-name="Standard">(694, 'Giovanni', 'de Riu', '10/03/1925', 'Italian'),</text:p>
      <text:p text:style-name="Standard">(695, 'Oscar', 'Gجءlvez', '17/08/1913', 'Argentine'),</text:p>
      <text:p text:style-name="Standard">(696, 'John', 'Barber', '22/07/1929', 'British'),</text:p>
      <text:p text:style-name="Standard">(697, 'Felice', 'Bonetto', '09/06/1903', 'Italian'),</text:p>
      <text:p text:style-name="Standard">(698, 'Adolfo', 'Cruz', '28/06/1923', 'Argentine'),</text:p>
      <text:p text:style-name="Standard">(699, 'Duke', 'Nalon', '02/03/1913', 'American'),</text:p>
      <text:p text:style-name="Standard">(700, 'Carl', 'Scarborough', '03/07/1914', 'American'),</text:p>
      <text:p text:style-name="Standard">(701, 'Bill', 'Holland', '18/12/1907', 'American'),</text:p>
      <text:p text:style-name="Standard">(702, 'Bob', 'Scott', '04/10/1928', 'American'),</text:p>
      <text:p text:style-name="Standard">(703, 'Arthur', 'Legat', '1898-11-01', 'Belgian'),</text:p>
      <text:p text:style-name="Standard">(704, 'Yves', 'Cabantous', '08/10/1904', 'French'),</text:p>
      <text:p text:style-name="Standard"><text:soft-page-break/>(705, 'Tony', 'Crook', '16/02/1920', 'British'),</text:p>
      <text:p text:style-name="Standard">(706, 'Jimmy', 'Stewart', '06/03/1931', 'British'),</text:p>
      <text:p text:style-name="Standard">(707, 'Ian', 'Stewart', '15/07/1929', 'British'),</text:p>
      <text:p text:style-name="Standard">(708, 'Duncan', 'Hamilton', '30/04/1920', 'British'),</text:p>
      <text:p text:style-name="Standard">(709, 'Ernst', 'Klodwig', '23/05/1903', 'East German'),</text:p>
      <text:p text:style-name="Standard">(710, 'Rudolf', 'Krause', '30/03/1907', 'East German'),</text:p>
      <text:p text:style-name="Standard">(711, 'Oswald', 'Karch', '06/03/1917', 'German'),</text:p>
      <text:p text:style-name="Standard">(712, 'Willi', 'Heeks', '13/02/1922', 'German'),</text:p>
      <text:p text:style-name="Standard">(713, 'Theo', 'Fitzau', '10/02/1923', 'East German'),</text:p>
      <text:p text:style-name="Standard">(714, 'Kurt', 'Adolff', '05/11/1921', 'German'),</text:p>
      <text:p text:style-name="Standard">(715, 'Gج_nther', 'Bechem', '21/12/1921', 'German'),</text:p>
      <text:p text:style-name="Standard">(716, 'Erwin', 'Bauer', '17/07/1912', 'German'),</text:p>
      <text:p text:style-name="Standard">(717, 'Hans', 'von Stuck', '27/12/1900', 'German'),</text:p>
      <text:p text:style-name="Standard">(718, 'Ernst', 'Loof', '04/07/1907', 'German'),</text:p>
      <text:p text:style-name="Standard">(719, 'Albert', 'Scherrer', '28/02/1908', 'Swiss'),</text:p>
      <text:p text:style-name="Standard">(720, 'Max', 'de Terra', '06/10/1918', 'Swiss'),</text:p>
      <text:p text:style-name="Standard">(721, 'Peter', 'Hirt', '30/03/1910', 'Swiss'),</text:p>
      <text:p text:style-name="Standard">(722, 'Piero', 'Carini', '06/03/1921', 'Italian'),</text:p>
      <text:p text:style-name="Standard">(723, 'Rudi', 'Fischer', '19/04/1912', 'Swiss'),</text:p>
      <text:p text:style-name="Standard">(724, 'Toni', 'Ulmen', '25/01/1906', 'German'),</text:p>
      <text:p text:style-name="Standard">(725, 'George', 'Abecassis', '21/03/1913', 'British'),</text:p>
      <text:p text:style-name="Standard">(726, 'George', 'Connor', '16/08/1906', 'American'),</text:p>
      <text:p text:style-name="Standard">(727, 'Jim', 'Rigsby', '06/06/1923', 'American'),</text:p>
      <text:p text:style-name="Standard">(728, 'Joe', 'James', '23/05/1925', 'American'),</text:p>
      <text:p text:style-name="Standard">(729, 'Bill', 'Schindler', '06/03/1909', 'American'),</text:p>
      <text:p text:style-name="Standard">(730, 'George', 'Fonder', '22/06/1917', 'American'),</text:p>
      <text:p text:style-name="Standard">(731, 'Henry', 'Banks', '14/06/1913', 'American'),</text:p>
      <text:p text:style-name="Standard">(732, 'Johnny', 'McDowell', '29/01/1915', 'American'),</text:p>
      <text:p text:style-name="Standard">(733, 'Chet', 'Miller', '19/07/1902', 'American'),</text:p>
      <text:p text:style-name="Standard">(734, 'Bobby', 'Ball', '26/08/1925', 'American'),</text:p>
      <text:p text:style-name="Standard">(735, 'Charles', 'de Tornaco', '07/06/1927', 'Belgian'),</text:p>
      <text:p text:style-name="Standard">(736, 'Roger', 'Laurent', '21/02/1913', 'Belgian'),</text:p>
      <text:p text:style-name="Standard">(737, 'Robert', 'O\'Brien', '11/04/1908', 'American'),</text:p>
      <text:p text:style-name="Standard">(738, 'Tony', 'Gaze', '03/02/1920', 'Australian'),</text:p>
      <text:p text:style-name="Standard">(739, 'Robin', 'Montgomerie-Charrington', '23/06/1915', 'British'),</text:p>
      <text:p text:style-name="Standard">(740, 'Franco', 'Comotti', '24/07/1906', 'Italian'),</text:p>
      <text:p text:style-name="Standard">(741, 'Philippe', 'Otancelin', '28/12/1986', 'French'),</text:p>
      <text:p text:style-name="Standard">(742, 'Dennis', 'Poore', '19/08/1916', 'British'),</text:p>
      <text:p text:style-name="Standard">(743, 'Eric', 'Thompson', '04/11/1919', 'British'),</text:p>
      <text:p text:style-name="Standard">(744, 'Ken', 'Downing', '05/12/1917', 'British'),</text:p>
      <text:p text:style-name="Standard">(745, 'Graham', 'Whitehead', '15/04/1922', 'British'),</text:p>
      <text:p text:style-name="Standard">(746, 'Gino', 'Bianco', '22/07/1916', 'Brazilian'),</text:p>
      <text:p text:style-name="Standard">(747, 'David', 'Murray', '28/12/1909', 'British'),</text:p>
      <text:p text:style-name="Standard">(748, 'Eitel', 'Cantoni', '04/10/1906', 'Uruguayan'),</text:p>
      <text:p text:style-name="Standard">(749, 'Bill', 'Aston', '29/03/1900', 'British'),</text:p>
      <text:p text:style-name="Standard">(750, 'Adolf', 'Brudes', '1899-10-15', 'German'),</text:p>
      <text:p text:style-name="Standard">(751, 'Fritz', 'Riess', '11/07/1922', 'German'),</text:p>
      <text:p text:style-name="Standard">(752, 'Helmut', 'Niedermayr', '29/11/1915', 'German'),</text:p>
      <text:p text:style-name="Standard">(753, 'Hans', 'Klenk', '28/10/1919', 'German'),</text:p>
      <text:p text:style-name="Standard">(754, 'Marcel', 'Balsa', '01/01/1909', 'French'),</text:p>
      <text:p text:style-name="Standard">(755, 'Rudolf', 'Schoeller', '27/04/1902', 'Swiss'),</text:p>
      <text:p text:style-name="Standard">(756, 'Paul', 'Pietsch', '20/06/1911', 'German'),</text:p>
      <text:p text:style-name="Standard"><text:soft-page-break/>(757, 'Josef', 'Peters', '16/09/1914', 'German'),</text:p>
      <text:p text:style-name="Standard">(758, 'Dries', 'van der Lof', '23/08/1919', 'Dutch'),</text:p>
      <text:p text:style-name="Standard">(759, 'Jan', 'Flinterman', '02/10/1919', 'Dutch'),</text:p>
      <text:p text:style-name="Standard">(760, 'Piero', 'Dusio', '1899-10-13', 'Italian'),</text:p>
      <text:p text:style-name="Standard">(761, 'Alberto', 'Crespo', '16/01/1920', 'Argentine'),</text:p>
      <text:p text:style-name="Standard">(762, 'Franco', 'Rol', '05/06/1908', 'Italian'),</text:p>
      <text:p text:style-name="Standard">(763, 'Consalvo', 'Sanesi', '28/03/1911', 'Italian'),</text:p>
      <text:p text:style-name="Standard">(764, 'Guy', 'Mairesse', '10/08/1910', 'French'),</text:p>
      <text:p text:style-name="Standard">(765, 'Henri', 'Louveau', '25/01/1910', 'French'),</text:p>
      <text:p text:style-name="Standard">(766, 'Lee', 'Wallard', '07/09/1910', 'American'),</text:p>
      <text:p text:style-name="Standard">(767, 'Carl', 'Forberg', '04/03/1911', 'American'),</text:p>
      <text:p text:style-name="Standard">(768, 'Mauri', 'Rose', '26/05/1906', 'American'),</text:p>
      <text:p text:style-name="Standard">(769, 'Bill', 'Mackey', '15/12/1927', 'American'),</text:p>
      <text:p text:style-name="Standard">(770, 'Cecil', 'Green', '30/09/1919', 'American'),</text:p>
      <text:p text:style-name="Standard">(771, 'Walt', 'Brown', '30/12/1911', 'American'),</text:p>
      <text:p text:style-name="Standard">(772, 'Mack', 'Hellings', '14/09/1915', 'American'),</text:p>
      <text:p text:style-name="Standard">(773, 'Pierre', 'Levegh', '22/12/1905', 'French'),</text:p>
      <text:p text:style-name="Standard">(774, 'Eugج¬ne', 'Chaboud', '12/04/1907', 'French'),</text:p>
      <text:p text:style-name="Standard">(775, 'Aldo', 'Gordini', '20/05/1921', 'French'),</text:p>
      <text:p text:style-name="Standard">(776, 'Joe', 'Kelly', '13/03/1913', 'Irish'),</text:p>
      <text:p text:style-name="Standard">(777, 'Philip', 'Fotheringham-Parker', '22/09/1907', 'British'),</text:p>
      <text:p text:style-name="Standard">(778, 'Brian', 'Shawe Taylor', '28/01/1915', 'British'),</text:p>
      <text:p text:style-name="Standard">(779, 'John', 'James', '10/05/1914', 'British'),</text:p>
      <text:p text:style-name="Standard">(780, 'Toni', 'Branca', '15/09/1916', 'Swiss'),</text:p>
      <text:p text:style-name="Standard">(781, 'Ken', 'Richardson', '21/08/1911', 'British'),</text:p>
      <text:p text:style-name="Standard">(782, 'Juan', 'Jover', '23/11/1903', 'Spanish'),</text:p>
      <text:p text:style-name="Standard">(783, 'Georges', 'Grignard', '25/07/1905', 'French'),</text:p>
      <text:p text:style-name="Standard">(784, 'David', 'Hampshire', '29/12/1917', 'British'),</text:p>
      <text:p text:style-name="Standard">(785, 'Geoff', 'Crossley', '11/05/1921', 'British'),</text:p>
      <text:p text:style-name="Standard">(786, 'Luigi', 'Fagioli', '1898-06-09', 'Italian'),</text:p>
      <text:p text:style-name="Standard">(787, 'Cuth', 'Harrison', '06/07/1906', 'British'),</text:p>
      <text:p text:style-name="Standard">(788, 'Joe', 'Fry', '26/10/1915', 'British'),</text:p>
      <text:p text:style-name="Standard">(789, 'Eugène', 'Martin', '24/03/1915', 'French'),</text:p>
      <text:p text:style-name="Standard">(790, 'Leslie', 'Johnson', '22/03/1912', 'British'),</text:p>
      <text:p text:style-name="Standard">(791, 'Clemente', 'Biondetti', '1898-08-18', 'Italian'),</text:p>
      <text:p text:style-name="Standard">(792, 'Alfredo', 'Piجءn', '21/10/1912', 'Argentine'),</text:p>
      <text:p text:style-name="Standard">(793, 'Raymond', 'Sommer', '31/08/1906', 'French'),</text:p>
      <text:p text:style-name="Standard">(794, 'Joie', 'Chitwood', '14/04/1912', 'American'),</text:p>
      <text:p text:style-name="Standard">(795, 'Myron', 'Fohr', '17/06/1912', 'American'),</text:p>
      <text:p text:style-name="Standard">(796, 'Walt', 'Ader', '15/12/1913', 'American'),</text:p>
      <text:p text:style-name="Standard">(797, 'Jackie', 'Holmes', '04/09/1920', 'American'),</text:p>
      <text:p text:style-name="Standard">(798, 'Bayliss', 'Levrett', '14/02/1914', 'American'),</text:p>
      <text:p text:style-name="Standard">(799, 'Jimmy', 'Jackson', '25/07/1910', 'American'),</text:p>
      <text:p text:style-name="Standard">(800, 'Nello', 'Pagani', '11/10/1911', 'Italian'),</text:p>
      <text:p text:style-name="Standard">(801, 'Charles', 'Pozzi', '27/08/1909', 'French'),</text:p>
      <text:p text:style-name="Standard">(802, 'Dorino', 'Serafini', '22/07/1909', 'Italian'),</text:p>
      <text:p text:style-name="Standard">(803, 'Bill', 'Cantrell', '31/01/1908', 'American'),</text:p>
      <text:p text:style-name="Standard">(804, 'Johnny', 'Mantz', '18/09/1918', 'American'),</text:p>
      <text:p text:style-name="Standard">(805, 'Danny', 'Kladis', '10/02/1917', 'American'),</text:p>
      <text:p text:style-name="Standard">(806, 'Scara', 'Gonzalez', '10/11/1923', 'Uruguayan'),</text:p>
      <text:p text:style-name="Standard">(807, 'Nico', 'Halkenberg', '19/08/1987', 'German'),</text:p>
      <text:p text:style-name="Standard">(808, 'Vitaly', 'Petrov', '08/09/1984', 'Russian'),</text:p>
      <text:p text:style-name="Standard"><text:soft-page-break/>(810, 'Lucas', 'di Grassi', '11/08/1984', 'Brazilian'),</text:p>
      <text:p text:style-name="Standard">(811, 'Bruno', 'Senna', '15/10/1983', 'Brazilian'),</text:p>
      <text:p text:style-name="Standard">(812, 'Karun', 'Chandhok', '19/01/1984', 'Indian'),</text:p>
      <text:p text:style-name="Standard">(813, 'Pastor', 'Maldonado', '09/03/1985', 'Venezuelan'),</text:p>
      <text:p text:style-name="Standard">(814, 'Paul', 'di Resta', '16/04/1986', 'British'),</text:p>
      <text:p text:style-name="Standard">(815, 'Sergio', 'Pérez', '26/01/1990', 'Mexican'),</text:p>
      <text:p text:style-name="Standard">(816, 'Jérome', 'd\'Ambrosio', '27/12/1985', 'Belgian'),</text:p>
      <text:p text:style-name="Standard">(817, 'Daniel', 'Ricciardo', '01/07/1989', 'Australian'),</text:p>
      <text:p text:style-name="Standard">(818, 'Jean-éric', 'Vergne', '25/04/1990', 'French'),</text:p>
      <text:p text:style-name="Standard">(819, 'Charles', 'Pic', '15/02/1990', 'French'),</text:p>
      <text:p text:style-name="Standard">(820, 'Max', 'Chilton', '21/04/1991', 'British'),</text:p>
      <text:p text:style-name="Standard">(821, 'Esteban', 'Gutiérrez', '05/08/1991', 'Mexican'),</text:p>
      <text:p text:style-name="Standard">(822, 'Valtteri', 'Bottas', '28/08/1989', 'Finnish'),</text:p>
      <text:p text:style-name="Standard">(823, 'Giedo', 'van der Garde', '25/04/1985', 'Dutch'),</text:p>
      <text:p text:style-name="Standard">(824, 'Jules', 'Bianchi', '03/08/1989', 'French'),</text:p>
      <text:p text:style-name="Standard">(825, 'Kevin', 'Magnussen', '05/10/1992', 'Danish'),</text:p>
      <text:p text:style-name="Standard">(826, 'Daniil', 'Kvyat', '26/04/1994', 'Russian'),</text:p>
      <text:p text:style-name="Standard">(827, 'André', 'Lotterer', '19/11/1981', 'German'),</text:p>
      <text:p text:style-name="Standard">(828, 'Marcus', 'Ericsson', '02/09/1990', 'Swedish'),</text:p>
      <text:p text:style-name="Standard">(829, 'Will', 'Stevens', '28/06/1991', 'British'),</text:p>
      <text:p text:style-name="Standard">(830, 'Max', 'Verstappen', '30/09/1997', 'Dutch'),</text:p>
      <text:p text:style-name="Standard">(831, 'Felipe', 'Nasr', '21/08/1992', 'Brazilian'),</text:p>
      <text:p text:style-name="Standard">(832, 'Carlos', 'Sainz', '01/09/1994', 'Spanish'),</text:p>
      <text:p text:style-name="Standard">(833, 'Roberto', 'Merhi', '22/03/1991', 'Spanish'),</text:p>
      <text:p text:style-name="Standard">(834, 'Alexander', 'Rossi', '25/09/1991', 'American'),</text:p>
      <text:p text:style-name="Standard">(835, 'Jolyon', 'Palmer', '20/01/1991', 'British'),</text:p>
      <text:p text:style-name="Standard">(836, 'Pascal', 'Wehrlein', '18/10/1994', 'German'),</text:p>
      <text:p text:style-name="Standard">(837, 'Rio', 'Haryanto', '22/01/1993', 'Indonesian'),</text:p>
      <text:p text:style-name="Standard">(838, 'Stoffel', 'Vandoorne', '26/03/1992', 'Belgian'),</text:p>
      <text:p text:style-name="Standard">(839, 'Esteban', 'Ocon', '17/09/1996', 'French'),</text:p>
      <text:p text:style-name="Standard">(840, 'Lance', 'Stroll', '29/10/1998', 'Canadian'),</text:p>
      <text:p text:style-name="Standard">(841, 'Antonio', 'Giovinazzi', '14/12/1993', 'Italian'),</text:p>
      <text:p text:style-name="Standard">(842, 'Pierre', 'Gasly', '07/02/1996', 'French'),</text:p>
      <text:p text:style-name="Standard">(843, 'Brendon', 'Hartley', '10/11/1989', 'New Zealander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PointResultat`</text:p>
      <text:p text:style-name="Standard">--</text:p>
      <text:p text:style-name="Standard"/>
      <text:p text:style-name="Standard">CREATE TABLE `PointResultat` (</text:p>
      <text:p text:style-name="Standard"><text:s text:c="2"/>`PositionResultats` int(5) NOT NULL,</text:p>
      <text:p text:style-name="Standard"><text:s text:c="2"/>`PointsResultats` int(2) DEFAULT NULL</text:p>
      <text:p text:style-name="Standard">) ENGINE=InnoDB DEFAULT CHARSET=utf8;</text:p>
      <text:p text:style-name="Standard"/>
      <text:p text:style-name="Standard">--</text:p>
      <text:p text:style-name="Standard">-- Dumping data for table `PointResultat`</text:p>
      <text:p text:style-name="Standard">--</text:p>
      <text:p text:style-name="Standard"/>
      <text:p text:style-name="Standard">INSERT INTO `PointResultat` (`PositionResultats`, `PointsResultats`) VALUES</text:p>
      <text:p text:style-name="Standard">(1, 10),</text:p>
      <text:p text:style-name="Standard"><text:soft-page-break/>(2, 8),</text:p>
      <text:p text:style-name="Standard">(3, 6),</text:p>
      <text:p text:style-name="Standard">(4, 5),</text:p>
      <text:p text:style-name="Standard">(5, 4),</text:p>
      <text:p text:style-name="Standard">(6, 3),</text:p>
      <text:p text:style-name="Standard">(7, 2),</text:p>
      <text:p text:style-name="Standard">(8, 1),</text:p>
      <text:p text:style-name="Standard">(9, 0),</text:p>
      <text:p text:style-name="Standard">(10, 0),</text:p>
      <text:p text:style-name="Standard">(11, 0),</text:p>
      <text:p text:style-name="Standard">(12, 0),</text:p>
      <text:p text:style-name="Standard">(13, 0),</text:p>
      <text:p text:style-name="Standard">(14, 0),</text:p>
      <text:p text:style-name="Standard">(15, 0),</text:p>
      <text:p text:style-name="Standard">(16, 0),</text:p>
      <text:p text:style-name="Standard">(17, 0),</text:p>
      <text:p text:style-name="Standard">(18, 0),</text:p>
      <text:p text:style-name="Standard">(19, 0),</text:p>
      <text:p text:style-name="Standard">(20, 0),</text:p>
      <text:p text:style-name="Standard">(21, 0),</text:p>
      <text:p text:style-name="Standard">(22, 0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Question`</text:p>
      <text:p text:style-name="Standard">--</text:p>
      <text:p text:style-name="Standard"/>
      <text:p text:style-name="Standard">CREATE TABLE `Question` (</text:p>
      <text:p text:style-name="Standard"><text:s text:c="2"/>`IdQuestion` int(2) NOT NULL,</text:p>
      <text:p text:style-name="Standard"><text:s text:c="2"/>`Libelé` varchar(59) DEFAULT NULL,</text:p>
      <text:p text:style-name="Standard"><text:s text:c="2"/>`Troue1` varchar(14) DEFAULT NULL,</text:p>
      <text:p text:style-name="Standard"><text:s text:c="2"/>`Trou2` varchar(14) DEFAULT NULL,</text:p>
      <text:p text:style-name="Standard"><text:s text:c="2"/>`Réponse` varchar(14) DEFAULT NULL</text:p>
      <text:p text:style-name="Standard">) ENGINE=InnoDB DEFAULT CHARSET=utf8;</text:p>
      <text:p text:style-name="Standard"/>
      <text:p text:style-name="Standard">--</text:p>
      <text:p text:style-name="Standard">-- Dumping data for table `Question`</text:p>
      <text:p text:style-name="Standard">--</text:p>
      <text:p text:style-name="Standard"/>
      <text:p text:style-name="Standard">INSERT INTO `Question` (`IdQuestion`, `Libelé`, `Troue1`, `Trou2`, `Réponse`) VALUES</text:p>
      <text:p text:style-name="Standard">(1, 'Qui a gagné avec … la course …', 'IdConstructeur', 'IdCourse', 'IdPilote'),</text:p>
      <text:p text:style-name="Standard">(2, 'Qui a gagné la course ... sur le circuit …', 'IdCourse', 'IdCircuit', 'IdPilote'),</text:p>
      <text:p text:style-name="Standard">(3, 'Qui a gagné sur le circuit … avec le constructeur …', 'IdCircuit', 'IdConstructeur', 'idPilote'),</text:p>
      <text:p text:style-name="Standard">(4, 'Quelle course a été gagné par … sur le circuit …', 'IdPilote', 'IdCircuit', 'IdCourse'),</text:p>
      <text:p text:style-name="Standard">(5, 'Quelle course a été gagné par … sur le circuit …', 'IdConstructeur', 'IdCircuit', 'IdCourse'),</text:p>
      <text:p text:style-name="Standard">(6, 'Quelle course a été gagné par … avec le constructeur …', 'IdPilote', 'IdConstructeur', 'IdCourse'),</text:p>
      <text:p text:style-name="Standard">(7, 'Sur quel circuit a été remporté la course … par le pilote …', 'IdCourse', 'IdPilote', 'IdCircuit'),</text:p>
      <text:p text:style-name="Standard">(8, 'Sur quel circuit le constructeur …. a remporté la course …', 'IdConstructeur', 'IdCourse', 'IdCircuit'),</text:p>
      <text:p text:style-name="Standard">(9, 'Quel constructeur a gagné la course … sur le circuit …', 'IdCourse', 'IdCircuit', <text:soft-page-break/>'IdConstructeur'),</text:p>
      <text:p text:style-name="Standard">(10, 'Quel contructeur a gagné la course … avec le pilote…', 'IdCourse', 'IdPilote', 'IdConstructeur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Quizz`</text:p>
      <text:p text:style-name="Standard">--</text:p>
      <text:p text:style-name="Standard"/>
      <text:p text:style-name="Standard">CREATE TABLE `Quizz` (</text:p>
      <text:p text:style-name="Standard"><text:s text:c="2"/>`IdQuizz` int(12) NOT NULL,</text:p>
      <text:p text:style-name="Standard"><text:s text:c="2"/>`Question` varchar(254) NOT NULL,</text:p>
      <text:p text:style-name="Standard"><text:s text:c="2"/>`BonneReponse` varchar(254) NOT NULL,</text:p>
      <text:p text:style-name="Standard"><text:s text:c="2"/>`MauvaiseReponse1` varchar(254) NOT NULL,</text:p>
      <text:p text:style-name="Standard"><text:s text:c="2"/>`MauvaiseReponse2` varchar(254) NOT NULL</text:p>
      <text:p text:style-name="Standard">) ENGINE=InnoDB DEFAULT CHARSET=utf8;</text:p>
      <text:p text:style-name="Standard"/>
      <text:p text:style-name="Standard">--</text:p>
      <text:p text:style-name="Standard">-- Dumping data for table `Quizz`</text:p>
      <text:p text:style-name="Standard">--</text:p>
      <text:p text:style-name="Standard"/>
      <text:p text:style-name="Standard">INSERT INTO `Quizz` (`IdQuizz`, `Question`, `BonneReponse`, `MauvaiseReponse1`, `MauvaiseReponse2`) VALUES</text:p>
      <text:p text:style-name="Standard">(1, 'Qui a gagné avec le constructeur Ferrari la course German Grand Prix en 2006 ? ', 'Michael Schumacher', 'Christijan Albers', 'Nick Heidfeld'),</text:p>
      <text:p text:style-name="Standard">(2, 'Question 2: Quel constructeur a gagné la course German Grand Prix avec pour pilote Hamilton en 2011 ?', 'McLaren', 'Red Bull', 'Ferrari'),</text:p>
      <text:p text:style-name="Standard">(3, 'Qui a gagné le circuit Circuit de Barcelona-Catalunya en 2002 ?', 'Michael Schumacher', 'Olivier Panis', 'David Coulthard'),</text:p>
      <text:p text:style-name="Standard">(4, 'Qui a gagné avec le constructeur Williams la course Belgian Grand Prix en 1986 ?', 'Nigel Mansell', 'Piercarlo Ghinzani', 'Johnny Dumfries'),</text:p>
      <text:p text:style-name="Standard">(5, 'Quel constructeur a gagné la course Brazilian Grand Prix avec pour pilote Prost en 1987 ? ', 'McLaren', 'Osella', 'Benetton'),</text:p>
      <text:p text:style-name="Standard">(6, 'Qui a gagné le circuit Circuit de Monaco en 1959 ? ', 'Jack Brabham', 'Phil Hill', 'Bruce Halford'),</text:p>
      <text:p text:style-name="Standard">(7, 'Qui a gagné avec le constructeur Williams la course Hungarian Grand Prix en 1986 ?', 'Nelson Piquet', 'Ayrton Senna', 'Thierry Boutsen'),</text:p>
      <text:p text:style-name="Standard">(8, 'Quel constructeur a gagné la course German Grand Prix avec pour pilote Tambay en 1982 ? ', 'Ferrari', 'Ensign', 'Arrows'),</text:p>
      <text:p text:style-name="Standard">(9, ' Qui a gagné le circuit Silverstone Circuit en 1979 ? ', 'Clay Regazzoni', 'Nelson Piquet', 'Emerson Fittipaldi'),</text:p>
      <text:p text:style-name="Standard">(10, 'Qui a gagné avec le constructeur Red Bull la course United States Grand Prix en 2013 ?', 'Sebastian Vettel', 'Ayrton Senna', 'Thierry Boutsen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Resultat`</text:p>
      <text:p text:style-name="Standard">--</text:p>
      <text:p text:style-name="Standard"/>
      <text:p text:style-name="Standard">CREATE TABLE `Resultat` (</text:p>
      <text:p text:style-name="Standard"><text:s text:c="2"/>`IdResultat` int(5) NOT NULL,</text:p>
      <text:p text:style-name="Standard"><text:soft-page-break/><text:s text:c="2"/>`IdCourse` int(3) DEFAULT NULL,</text:p>
      <text:p text:style-name="Standard"><text:s text:c="2"/>`IdPilote` int(3) DEFAULT NULL,</text:p>
      <text:p text:style-name="Standard"><text:s text:c="2"/>`IdConstructeur` int(3) DEFAULT NULL,</text:p>
      <text:p text:style-name="Standard"><text:s text:c="2"/>`IdCircuit` int(2) DEFAULT NULL,</text:p>
      <text:p text:style-name="Standard"><text:s text:c="2"/>`PositionResultats` int(5) DEFAULT NULL</text:p>
      <text:p text:style-name="Standard">) ENGINE=InnoDB DEFAULT CHARSET=utf8;</text:p>
      <text:p text:style-name="Standard"/>
      <text:p text:style-name="Standard">--</text:p>
      <text:p text:style-name="Standard">-- Dumping data for table `Resultat`</text:p>
      <text:p text:style-name="Standard">--</text:p>
      <text:p text:style-name="Standard"/>
      <text:p text:style-name="Standard">INSERT INTO `Resultat` (`IdResultat`, `IdCourse`, `IdPilote`, `IdConstructeur`, `IdCircuit`, `PositionResultats`) VALUES</text:p>
      <text:p text:style-name="Standard">(1, 18, 1, 1, 1, 1),</text:p>
      <text:p text:style-name="Standard">(2, 18, 2, 2, 1, 2),</text:p>
      <text:p text:style-name="Standard">(3, 18, 3, 3, 1, 3),</text:p>
      <text:p text:style-name="Standard">(4, 18, 4, 4, 1, 4),</text:p>
      <text:p text:style-name="Standard">(5, 18, 5, 1, 1, 5),</text:p>
      <text:p text:style-name="Standard">(6, 18, 6, 3, 1, 6),</text:p>
      <text:p text:style-name="Standard">(7, 18, 7, 5, 1, 7),</text:p>
      <text:p text:style-name="Standard">(8, 18, 8, 6, 1, 8),</text:p>
      <text:p text:style-name="Standard">(9, 18, 9, 2, 1, 9),</text:p>
      <text:p text:style-name="Standard">(10, 18, 10, 7, 1, 10),</text:p>
      <text:p text:style-name="Standard">(11, 18, 11, 8, 1, 11),</text:p>
      <text:p text:style-name="Standard">(12, 18, 12, 4, 1, 12),</text:p>
      <text:p text:style-name="Standard">(13, 18, 13, 6, 1, 13),</text:p>
      <text:p text:style-name="Standard">(14, 18, 14, 9, 1, 14),</text:p>
      <text:p text:style-name="Standard">(15, 18, 15, 7, 1, 15),</text:p>
      <text:p text:style-name="Standard">(16, 18, 16, 10, 1, 16),</text:p>
      <text:p text:style-name="Standard">(17, 18, 17, 9, 1, 17),</text:p>
      <text:p text:style-name="Standard">(18, 18, 18, 11, 1, 18),</text:p>
      <text:p text:style-name="Standard">(19, 18, 19, 8, 1, 19),</text:p>
      <text:p text:style-name="Standard">(20, 18, 20, 5, 1, 20),</text:p>
      <text:p text:style-name="Standard">(21, 18, 21, 10, 1, 21),</text:p>
      <text:p text:style-name="Standard">(22, 18, 22, 11, 1, 22),</text:p>
      <text:p text:style-name="Standard">(23, 19, 8, 6, 2, 1),</text:p>
      <text:p text:style-name="Standard">(24, 19, 9, 2, 2, 2),</text:p>
      <text:p text:style-name="Standard">(25, 19, 5, 1, 2, 3),</text:p>
      <text:p text:style-name="Standard">(26, 19, 15, 7, 2, 4),</text:p>
      <text:p text:style-name="Standard">(27, 19, 1, 1, 2, 5),</text:p>
      <text:p text:style-name="Standard">(28, 19, 2, 2, 2, 6),</text:p>
      <text:p text:style-name="Standard">(29, 19, 17, 9, 2, 7),</text:p>
      <text:p text:style-name="Standard">(30, 19, 4, 4, 2, 8),</text:p>
      <text:p text:style-name="Standard">(31, 19, 14, 9, 2, 9),</text:p>
      <text:p text:style-name="Standard">(32, 19, 18, 11, 2, 10),</text:p>
      <text:p text:style-name="Standard">(33, 19, 12, 4, 2, 11),</text:p>
      <text:p text:style-name="Standard">(34, 19, 21, 10, 2, 12),</text:p>
      <text:p text:style-name="Standard">(35, 19, 22, 11, 2, 13),</text:p>
      <text:p text:style-name="Standard">(36, 19, 3, 3, 2, 14),</text:p>
      <text:p text:style-name="Standard">(37, 19, 19, 8, 2, 15),</text:p>
      <text:p text:style-name="Standard">(38, 19, 11, 8, 2, 16),</text:p>
      <text:p text:style-name="Standard">(39, 19, 6, 3, 2, 17),</text:p>
      <text:p text:style-name="Standard"><text:soft-page-break/>(40, 19, 20, 5, 2, 18),</text:p>
      <text:p text:style-name="Standard">(41, 19, 13, 6, 2, 19),</text:p>
      <text:p text:style-name="Standard">(42, 19, 16, 10, 2, 20),</text:p>
      <text:p text:style-name="Standard">(43, 19, 10, 7, 2, 21),</text:p>
      <text:p text:style-name="Standard">(44, 19, 7, 5, 2, 22),</text:p>
      <text:p text:style-name="Standard">(45, 20, 13, 6, 3, 1),</text:p>
      <text:p text:style-name="Standard">(46, 20, 8, 6, 3, 2),</text:p>
      <text:p text:style-name="Standard">(47, 20, 9, 2, 3, 3),</text:p>
      <text:p text:style-name="Standard">(48, 20, 2, 2, 3, 4),</text:p>
      <text:p text:style-name="Standard">(49, 20, 5, 1, 3, 5),</text:p>
      <text:p text:style-name="Standard">(50, 20, 15, 7, 3, 6),</text:p>
      <text:p text:style-name="Standard">(51, 20, 17, 9, 3, 7),</text:p>
      <text:p text:style-name="Standard">(52, 20, 3, 3, 3, 8),</text:p>
      <text:p text:style-name="Standard">(53, 20, 10, 7, 3, 9),</text:p>
      <text:p text:style-name="Standard">(54, 20, 4, 4, 3, 10),</text:p>
      <text:p text:style-name="Standard">(55, 20, 22, 11, 3, 11),</text:p>
      <text:p text:style-name="Standard">(56, 20, 21, 10, 3, 12),</text:p>
      <text:p text:style-name="Standard">(57, 20, 1, 1, 3, 13),</text:p>
      <text:p text:style-name="Standard">(58, 20, 6, 3, 3, 14),</text:p>
      <text:p text:style-name="Standard">(59, 20, 7, 5, 3, 15),</text:p>
      <text:p text:style-name="Standard">(60, 20, 19, 8, 3, 16),</text:p>
      <text:p text:style-name="Standard">(61, 20, 11, 8, 3, 17),</text:p>
      <text:p text:style-name="Standard">(62, 20, 14, 9, 3, 18),</text:p>
      <text:p text:style-name="Standard">(63, 20, 16, 10, 3, 19),</text:p>
      <text:p text:style-name="Standard">(64, 20, 12, 4, 3, 20),</text:p>
      <text:p text:style-name="Standard">(65, 20, 18, 11, 3, 21),</text:p>
      <text:p text:style-name="Standard">(66, 20, 20, 5, 3, 22),</text:p>
      <text:p text:style-name="Standard">(67, 21, 8, 6, 4, 1),</text:p>
      <text:p text:style-name="Standard">(68, 21, 13, 6, 4, 2),</text:p>
      <text:p text:style-name="Standard">(69, 21, 1, 1, 4, 3),</text:p>
      <text:p text:style-name="Standard">(70, 21, 9, 2, 4, 4),</text:p>
      <text:p text:style-name="Standard">(71, 21, 17, 9, 4, 5),</text:p>
      <text:p text:style-name="Standard">(72, 21, 18, 11, 4, 6),</text:p>
      <text:p text:style-name="Standard">(73, 21, 6, 3, 4, 7),</text:p>
      <text:p text:style-name="Standard">(74, 21, 15, 7, 4, 8),</text:p>
      <text:p text:style-name="Standard">(75, 21, 2, 2, 4, 9),</text:p>
      <text:p text:style-name="Standard">(76, 21, 21, 10, 4, 10),</text:p>
      <text:p text:style-name="Standard">(77, 21, 10, 7, 4, 11),</text:p>
      <text:p text:style-name="Standard">(78, 21, 14, 9, 4, 12),</text:p>
      <text:p text:style-name="Standard">(79, 21, 11, 8, 4, 13),</text:p>
      <text:p text:style-name="Standard">(80, 21, 3, 3, 4, 14),</text:p>
      <text:p text:style-name="Standard">(81, 21, 4, 4, 4, 15),</text:p>
      <text:p text:style-name="Standard">(82, 21, 22, 11, 4, 16),</text:p>
      <text:p text:style-name="Standard">(83, 21, 5, 1, 4, 17),</text:p>
      <text:p text:style-name="Standard">(84, 21, 19, 8, 4, 18),</text:p>
      <text:p text:style-name="Standard">(85, 21, 7, 5, 4, 19),</text:p>
      <text:p text:style-name="Standard">(86, 21, 12, 4, 4, 20),</text:p>
      <text:p text:style-name="Standard">(87, 21, 16, 10, 4, 21),</text:p>
      <text:p text:style-name="Standard">(88, 21, 20, 5, 4, 22),</text:p>
      <text:p text:style-name="Standard">(89, 22, 13, 6, 5, 1),</text:p>
      <text:p text:style-name="Standard">(90, 22, 1, 1, 5, 2),</text:p>
      <text:p text:style-name="Standard">(91, 22, 8, 6, 5, 3),</text:p>
      <text:p text:style-name="Standard"><text:soft-page-break/>(92, 22, 9, 2, 5, 4),</text:p>
      <text:p text:style-name="Standard">(93, 22, 2, 2, 5, 5),</text:p>
      <text:p text:style-name="Standard">(94, 22, 4, 4, 5, 6),</text:p>
      <text:p text:style-name="Standard">(95, 22, 17, 9, 5, 7),</text:p>
      <text:p text:style-name="Standard">(96, 22, 3, 3, 5, 8),</text:p>
      <text:p text:style-name="Standard">(97, 22, 14, 9, 5, 9),</text:p>
      <text:p text:style-name="Standard">(98, 22, 15, 7, 5, 10),</text:p>
      <text:p text:style-name="Standard">(99, 22, 18, 11, 5, 11),</text:p>
      <text:p text:style-name="Standard">(100, 22, 5, 1, 5, 12),</text:p>
      <text:p text:style-name="Standard">(101, 22, 10, 7, 5, 13),</text:p>
      <text:p text:style-name="Standard">(102, 22, 22, 11, 5, 14),</text:p>
      <text:p text:style-name="Standard">(103, 22, 12, 4, 5, 15),</text:p>
      <text:p text:style-name="Standard">(104, 22, 16, 10, 5, 16),</text:p>
      <text:p text:style-name="Standard">(105, 22, 20, 5, 5, 17),</text:p>
      <text:p text:style-name="Standard">(106, 22, 7, 5, 5, 18),</text:p>
      <text:p text:style-name="Standard">(107, 22, 6, 3, 5, 19),</text:p>
      <text:p text:style-name="Standard">(108, 22, 21, 10, 5, 20),</text:p>
      <text:p text:style-name="Standard">(109, 23, 1, 1, 6, 1),</text:p>
      <text:p text:style-name="Standard">(110, 23, 9, 2, 6, 2),</text:p>
      <text:p text:style-name="Standard">(111, 23, 13, 6, 6, 3),</text:p>
      <text:p text:style-name="Standard">(112, 23, 17, 9, 6, 4),</text:p>
      <text:p text:style-name="Standard">(113, 23, 20, 5, 6, 5),</text:p>
      <text:p text:style-name="Standard">(114, 23, 22, 11, 6, 6),</text:p>
      <text:p text:style-name="Standard">(115, 23, 6, 3, 6, 7),</text:p>
      <text:p text:style-name="Standard">(116, 23, 5, 1, 6, 8),</text:p>
      <text:p text:style-name="Standard">(117, 23, 8, 6, 6, 9),</text:p>
      <text:p text:style-name="Standard">(118, 23, 4, 4, 6, 10),</text:p>
      <text:p text:style-name="Standard">(119, 23, 18, 11, 6, 11),</text:p>
      <text:p text:style-name="Standard">(120, 23, 10, 7, 6, 12),</text:p>
      <text:p text:style-name="Standard">(121, 23, 15, 7, 6, 13),</text:p>
      <text:p text:style-name="Standard">(122, 23, 2, 2, 6, 14),</text:p>
      <text:p text:style-name="Standard">(123, 23, 16, 10, 6, 15),</text:p>
      <text:p text:style-name="Standard">(124, 23, 3, 3, 6, 16),</text:p>
      <text:p text:style-name="Standard">(125, 23, 12, 4, 6, 17),</text:p>
      <text:p text:style-name="Standard">(126, 23, 21, 10, 6, 18),</text:p>
      <text:p text:style-name="Standard">(127, 23, 14, 9, 6, 19),</text:p>
      <text:p text:style-name="Standard">(128, 23, 7, 5, 6, 20),</text:p>
      <text:p text:style-name="Standard">(129, 24, 9, 2, 7, 1),</text:p>
      <text:p text:style-name="Standard">(130, 24, 2, 2, 7, 2),</text:p>
      <text:p text:style-name="Standard">(131, 24, 14, 9, 7, 3),</text:p>
      <text:p text:style-name="Standard">(132, 24, 10, 7, 7, 4),</text:p>
      <text:p text:style-name="Standard">(133, 24, 13, 6, 7, 5),</text:p>
      <text:p text:style-name="Standard">(134, 24, 15, 7, 7, 6),</text:p>
      <text:p text:style-name="Standard">(135, 24, 22, 11, 7, 7),</text:p>
      <text:p text:style-name="Standard">(136, 24, 20, 5, 7, 8),</text:p>
      <text:p text:style-name="Standard">(137, 24, 5, 1, 7, 9),</text:p>
      <text:p text:style-name="Standard">(138, 24, 3, 3, 7, 10),</text:p>
      <text:p text:style-name="Standard">(139, 24, 18, 11, 7, 11),</text:p>
      <text:p text:style-name="Standard">(140, 24, 17, 9, 7, 12),</text:p>
      <text:p text:style-name="Standard">(141, 24, 7, 5, 7, 13),</text:p>
      <text:p text:style-name="Standard">(142, 24, 21, 10, 7, 14),</text:p>
      <text:p text:style-name="Standard">(143, 24, 6, 3, 7, 15),</text:p>
      <text:p text:style-name="Standard"><text:soft-page-break/>(144, 24, 4, 4, 7, 16),</text:p>
      <text:p text:style-name="Standard">(145, 24, 12, 4, 7, 17),</text:p>
      <text:p text:style-name="Standard">(146, 24, 8, 6, 7, 18),</text:p>
      <text:p text:style-name="Standard">(147, 24, 1, 1, 7, 19),</text:p>
      <text:p text:style-name="Standard">(148, 24, 16, 10, 7, 20),</text:p>
      <text:p text:style-name="Standard">(149, 25, 13, 6, 8, 1),</text:p>
      <text:p text:style-name="Standard">(150, 25, 8, 6, 8, 2),</text:p>
      <text:p text:style-name="Standard">(151, 25, 15, 7, 8, 3),</text:p>
      <text:p text:style-name="Standard">(152, 25, 5, 1, 8, 4),</text:p>
      <text:p text:style-name="Standard">(153, 25, 9, 2, 8, 5),</text:p>
      <text:p text:style-name="Standard">(154, 25, 17, 9, 8, 6),</text:p>
      <text:p text:style-name="Standard">(155, 25, 12, 4, 8, 7),</text:p>
      <text:p text:style-name="Standard">(156, 25, 4, 4, 8, 8),</text:p>
      <text:p text:style-name="Standard">(157, 25, 14, 9, 8, 9),</text:p>
      <text:p text:style-name="Standard">(158, 25, 1, 1, 8, 10),</text:p>
      <text:p text:style-name="Standard">(159, 25, 10, 7, 8, 11),</text:p>
      <text:p text:style-name="Standard">(160, 25, 20, 5, 8, 12),</text:p>
      <text:p text:style-name="Standard">(161, 25, 2, 2, 8, 13),</text:p>
      <text:p text:style-name="Standard">(162, 25, 22, 11, 8, 14),</text:p>
      <text:p text:style-name="Standard">(163, 25, 6, 3, 8, 15),</text:p>
      <text:p text:style-name="Standard">(164, 25, 3, 3, 8, 16),</text:p>
      <text:p text:style-name="Standard">(165, 25, 7, 5, 8, 17),</text:p>
      <text:p text:style-name="Standard">(166, 25, 21, 10, 8, 18),</text:p>
      <text:p text:style-name="Standard">(167, 25, 16, 10, 8, 19),</text:p>
      <text:p text:style-name="Standard">(168, 25, 18, 11, 8, 20),</text:p>
      <text:p text:style-name="Standard">(169, 26, 1, 1, 9, 1),</text:p>
      <text:p text:style-name="Standard">(170, 26, 2, 2, 9, 2),</text:p>
      <text:p text:style-name="Standard">(171, 26, 22, 11, 9, 3),</text:p>
      <text:p text:style-name="Standard">(172, 26, 8, 6, 9, 4),</text:p>
      <text:p text:style-name="Standard">(173, 26, 5, 1, 9, 5),</text:p>
      <text:p text:style-name="Standard">(174, 26, 4, 4, 9, 6),</text:p>
      <text:p text:style-name="Standard">(175, 26, 15, 7, 9, 7),</text:p>
      <text:p text:style-name="Standard">(176, 26, 6, 3, 9, 8),</text:p>
      <text:p text:style-name="Standard">(177, 26, 3, 3, 9, 9),</text:p>
      <text:p text:style-name="Standard">(178, 26, 17, 9, 9, 10),</text:p>
      <text:p text:style-name="Standard">(179, 26, 7, 5, 9, 11),</text:p>
      <text:p text:style-name="Standard">(180, 26, 10, 7, 9, 12),</text:p>
      <text:p text:style-name="Standard">(181, 26, 13, 6, 9, 13),</text:p>
      <text:p text:style-name="Standard">(182, 26, 9, 2, 9, 14),</text:p>
      <text:p text:style-name="Standard">(183, 26, 18, 11, 9, 15),</text:p>
      <text:p text:style-name="Standard">(184, 26, 12, 4, 9, 16),</text:p>
      <text:p text:style-name="Standard">(185, 26, 21, 10, 9, 17),</text:p>
      <text:p text:style-name="Standard">(186, 26, 16, 10, 9, 18),</text:p>
      <text:p text:style-name="Standard">(187, 26, 20, 5, 9, 19),</text:p>
      <text:p text:style-name="Standard">(188, 26, 14, 9, 9, 20),</text:p>
      <text:p text:style-name="Standard">(189, 27, 1, 1, 10, 1),</text:p>
      <text:p text:style-name="Standard">(190, 27, 12, 4, 10, 2),</text:p>
      <text:p text:style-name="Standard">(191, 27, 13, 6, 10, 3),</text:p>
      <text:p text:style-name="Standard">(192, 27, 2, 2, 10, 4),</text:p>
      <text:p text:style-name="Standard">(193, 27, 5, 1, 10, 5),</text:p>
      <text:p text:style-name="Standard">(194, 27, 8, 6, 10, 6),</text:p>
      <text:p text:style-name="Standard">(195, 27, 9, 2, 10, 7),</text:p>
      <text:p text:style-name="Standard"><text:soft-page-break/>(196, 27, 20, 5, 10, 8),</text:p>
      <text:p text:style-name="Standard">(197, 27, 15, 7, 10, 9),</text:p>
      <text:p text:style-name="Standard">(198, 27, 3, 3, 10, 10),</text:p>
      <text:p text:style-name="Standard">(199, 27, 4, 4, 10, 11),</text:p>
      <text:p text:style-name="Standard">(200, 27, 7, 5, 10, 12),</text:p>
      <text:p text:style-name="Standard">(201, 27, 14, 9, 10, 13),</text:p>
      <text:p text:style-name="Standard">(202, 27, 6, 3, 10, 14),</text:p>
      <text:p text:style-name="Standard">(203, 27, 16, 10, 10, 15),</text:p>
      <text:p text:style-name="Standard">(204, 27, 21, 10, 10, 16),</text:p>
      <text:p text:style-name="Standard">(205, 27, 18, 11, 10, 17),</text:p>
      <text:p text:style-name="Standard">(206, 27, 22, 11, 10, 18),</text:p>
      <text:p text:style-name="Standard">(207, 27, 17, 9, 10, 19),</text:p>
      <text:p text:style-name="Standard">(208, 27, 10, 7, 10, 20),</text:p>
      <text:p text:style-name="Standard">(209, 28, 5, 1, 11, 1),</text:p>
      <text:p text:style-name="Standard">(210, 28, 10, 7, 11, 2),</text:p>
      <text:p text:style-name="Standard">(211, 28, 8, 6, 11, 3),</text:p>
      <text:p text:style-name="Standard">(212, 28, 4, 4, 11, 4),</text:p>
      <text:p text:style-name="Standard">(213, 28, 1, 1, 11, 5),</text:p>
      <text:p text:style-name="Standard">(214, 28, 12, 4, 11, 6),</text:p>
      <text:p text:style-name="Standard">(215, 28, 15, 7, 11, 7),</text:p>
      <text:p text:style-name="Standard">(216, 28, 9, 2, 11, 8),</text:p>
      <text:p text:style-name="Standard">(217, 28, 17, 9, 11, 9),</text:p>
      <text:p text:style-name="Standard">(218, 28, 2, 2, 11, 10),</text:p>
      <text:p text:style-name="Standard">(219, 28, 14, 9, 11, 11),</text:p>
      <text:p text:style-name="Standard">(220, 28, 18, 11, 11, 12),</text:p>
      <text:p text:style-name="Standard">(221, 28, 6, 3, 11, 13),</text:p>
      <text:p text:style-name="Standard">(222, 28, 3, 3, 11, 14),</text:p>
      <text:p text:style-name="Standard">(223, 28, 21, 10, 11, 15),</text:p>
      <text:p text:style-name="Standard">(224, 28, 22, 11, 11, 16),</text:p>
      <text:p text:style-name="Standard">(225, 28, 13, 6, 11, 17),</text:p>
      <text:p text:style-name="Standard">(226, 28, 7, 5, 11, 18),</text:p>
      <text:p text:style-name="Standard">(227, 28, 16, 10, 11, 19),</text:p>
      <text:p text:style-name="Standard">(228, 28, 20, 5, 11, 20),</text:p>
      <text:p text:style-name="Standard">(229, 29, 13, 6, 12, 1),</text:p>
      <text:p text:style-name="Standard">(230, 29, 1, 1, 12, 2),</text:p>
      <text:p text:style-name="Standard">(231, 29, 9, 2, 12, 3),</text:p>
      <text:p text:style-name="Standard">(232, 29, 5, 1, 12, 4),</text:p>
      <text:p text:style-name="Standard">(233, 29, 15, 7, 12, 5),</text:p>
      <text:p text:style-name="Standard">(234, 29, 20, 5, 12, 6),</text:p>
      <text:p text:style-name="Standard">(235, 29, 10, 7, 12, 7),</text:p>
      <text:p text:style-name="Standard">(236, 29, 3, 3, 12, 8),</text:p>
      <text:p text:style-name="Standard">(237, 29, 2, 2, 12, 9),</text:p>
      <text:p text:style-name="Standard">(238, 29, 7, 5, 12, 10),</text:p>
      <text:p text:style-name="Standard">(239, 29, 12, 4, 12, 11),</text:p>
      <text:p text:style-name="Standard">(240, 29, 17, 9, 12, 12),</text:p>
      <text:p text:style-name="Standard">(241, 29, 18, 11, 12, 13),</text:p>
      <text:p text:style-name="Standard">(242, 29, 21, 10, 12, 14),</text:p>
      <text:p text:style-name="Standard">(243, 29, 6, 3, 12, 15),</text:p>
      <text:p text:style-name="Standard">(244, 29, 22, 11, 12, 16),</text:p>
      <text:p text:style-name="Standard">(245, 29, 14, 9, 12, 17),</text:p>
      <text:p text:style-name="Standard">(246, 29, 8, 6, 12, 18),</text:p>
      <text:p text:style-name="Standard">(247, 29, 16, 10, 12, 19),</text:p>
      <text:p text:style-name="Standard"><text:soft-page-break/>(248, 29, 4, 4, 12, 20),</text:p>
      <text:p text:style-name="Standard">(249, 30, 13, 6, 13, 1),</text:p>
      <text:p text:style-name="Standard">(250, 30, 2, 2, 13, 2),</text:p>
      <text:p text:style-name="Standard">(251, 30, 1, 1, 13, 3),</text:p>
      <text:p text:style-name="Standard">(252, 30, 4, 4, 13, 4),</text:p>
      <text:p text:style-name="Standard">(253, 30, 20, 5, 13, 5),</text:p>
      <text:p text:style-name="Standard">(254, 30, 9, 2, 13, 6),</text:p>
      <text:p text:style-name="Standard">(255, 30, 7, 5, 13, 7),</text:p>
      <text:p text:style-name="Standard">(256, 30, 17, 9, 13, 8),</text:p>
      <text:p text:style-name="Standard">(257, 30, 10, 7, 13, 9),</text:p>
      <text:p text:style-name="Standard">(258, 30, 5, 1, 13, 10),</text:p>
      <text:p text:style-name="Standard">(259, 30, 14, 9, 13, 11),</text:p>
      <text:p text:style-name="Standard">(260, 30, 3, 3, 13, 12),</text:p>
      <text:p text:style-name="Standard">(261, 30, 16, 10, 13, 13),</text:p>
      <text:p text:style-name="Standard">(262, 30, 6, 3, 13, 14),</text:p>
      <text:p text:style-name="Standard">(263, 30, 18, 11, 13, 15),</text:p>
      <text:p text:style-name="Standard">(264, 30, 15, 7, 13, 16),</text:p>
      <text:p text:style-name="Standard">(265, 30, 21, 10, 13, 17),</text:p>
      <text:p text:style-name="Standard">(266, 30, 8, 6, 13, 18),</text:p>
      <text:p text:style-name="Standard">(267, 30, 22, 11, 13, 19),</text:p>
      <text:p text:style-name="Standard">(268, 30, 12, 4, 13, 20),</text:p>
      <text:p text:style-name="Standard">(269, 31, 20, 5, 14, 1),</text:p>
      <text:p text:style-name="Standard">(270, 31, 5, 1, 14, 2),</text:p>
      <text:p text:style-name="Standard">(271, 31, 9, 2, 14, 3),</text:p>
      <text:p text:style-name="Standard">(272, 31, 4, 4, 14, 4),</text:p>
      <text:p text:style-name="Standard">(273, 31, 2, 2, 14, 5),</text:p>
      <text:p text:style-name="Standard">(274, 31, 13, 6, 14, 6),</text:p>
      <text:p text:style-name="Standard">(275, 31, 1, 1, 14, 7),</text:p>
      <text:p text:style-name="Standard">(276, 31, 17, 9, 14, 8),</text:p>
      <text:p text:style-name="Standard">(277, 31, 8, 6, 14, 9),</text:p>
      <text:p text:style-name="Standard">(278, 31, 12, 4, 14, 10),</text:p>
      <text:p text:style-name="Standard">(279, 31, 10, 7, 14, 11),</text:p>
      <text:p text:style-name="Standard">(280, 31, 6, 3, 14, 12),</text:p>
      <text:p text:style-name="Standard">(281, 31, 15, 7, 14, 13),</text:p>
      <text:p text:style-name="Standard">(282, 31, 3, 3, 14, 14),</text:p>
      <text:p text:style-name="Standard">(283, 31, 18, 11, 14, 15),</text:p>
      <text:p text:style-name="Standard">(284, 31, 14, 9, 14, 16),</text:p>
      <text:p text:style-name="Standard">(285, 31, 22, 11, 14, 17),</text:p>
      <text:p text:style-name="Standard">(286, 31, 7, 5, 14, 18),</text:p>
      <text:p text:style-name="Standard">(287, 31, 16, 10, 14, 19),</text:p>
      <text:p text:style-name="Standard">(288, 31, 21, 10, 14, 20),</text:p>
      <text:p text:style-name="Standard">(289, 32, 4, 4, 15, 1),</text:p>
      <text:p text:style-name="Standard">(290, 32, 3, 3, 15, 2),</text:p>
      <text:p text:style-name="Standard">(291, 32, 1, 1, 15, 3),</text:p>
      <text:p text:style-name="Standard">(292, 32, 10, 7, 15, 4),</text:p>
      <text:p text:style-name="Standard">(293, 32, 20, 5, 15, 5),</text:p>
      <text:p text:style-name="Standard">(294, 32, 2, 2, 15, 6),</text:p>
      <text:p text:style-name="Standard">(295, 32, 14, 9, 15, 7),</text:p>
      <text:p text:style-name="Standard">(296, 32, 6, 3, 15, 8),</text:p>
      <text:p text:style-name="Standard">(297, 32, 18, 11, 15, 9),</text:p>
      <text:p text:style-name="Standard">(298, 32, 5, 1, 15, 10),</text:p>
      <text:p text:style-name="Standard">(299, 32, 9, 2, 15, 11),</text:p>
      <text:p text:style-name="Standard"><text:soft-page-break/>(300, 32, 7, 5, 15, 12),</text:p>
      <text:p text:style-name="Standard">(301, 32, 13, 6, 15, 13),</text:p>
      <text:p text:style-name="Standard">(302, 32, 21, 10, 15, 14),</text:p>
      <text:p text:style-name="Standard">(303, 32, 8, 6, 15, 15),</text:p>
      <text:p text:style-name="Standard">(304, 32, 15, 7, 15, 16),</text:p>
      <text:p text:style-name="Standard">(305, 32, 16, 10, 15, 17),</text:p>
      <text:p text:style-name="Standard">(306, 32, 17, 9, 15, 18),</text:p>
      <text:p text:style-name="Standard">(307, 32, 22, 11, 15, 19),</text:p>
      <text:p text:style-name="Standard">(308, 32, 12, 4, 15, 20),</text:p>
      <text:p text:style-name="Standard">(309, 33, 4, 4, 16, 1),</text:p>
      <text:p text:style-name="Standard">(310, 33, 9, 2, 16, 2),</text:p>
      <text:p text:style-name="Standard">(311, 33, 8, 6, 16, 3),</text:p>
      <text:p text:style-name="Standard">(312, 33, 12, 4, 16, 4),</text:p>
      <text:p text:style-name="Standard">(313, 33, 15, 7, 16, 5),</text:p>
      <text:p text:style-name="Standard">(314, 33, 20, 5, 16, 6),</text:p>
      <text:p text:style-name="Standard">(315, 33, 13, 6, 16, 7),</text:p>
      <text:p text:style-name="Standard">(316, 33, 17, 9, 16, 8),</text:p>
      <text:p text:style-name="Standard">(317, 33, 2, 2, 16, 9),</text:p>
      <text:p text:style-name="Standard">(318, 33, 7, 5, 16, 10),</text:p>
      <text:p text:style-name="Standard">(319, 33, 3, 3, 16, 11),</text:p>
      <text:p text:style-name="Standard">(320, 33, 1, 1, 16, 12),</text:p>
      <text:p text:style-name="Standard">(321, 33, 22, 11, 16, 13),</text:p>
      <text:p text:style-name="Standard">(322, 33, 18, 11, 16, 14),</text:p>
      <text:p text:style-name="Standard">(323, 33, 6, 3, 16, 15),</text:p>
      <text:p text:style-name="Standard">(324, 33, 21, 10, 16, 16),</text:p>
      <text:p text:style-name="Standard">(325, 33, 5, 1, 16, 17),</text:p>
      <text:p text:style-name="Standard">(326, 33, 16, 10, 16, 18),</text:p>
      <text:p text:style-name="Standard">(327, 33, 10, 7, 16, 19),</text:p>
      <text:p text:style-name="Standard">(328, 33, 14, 9, 16, 20),</text:p>
      <text:p text:style-name="Standard">(329, 34, 1, 1, 17, 1),</text:p>
      <text:p text:style-name="Standard">(330, 34, 13, 6, 17, 2),</text:p>
      <text:p text:style-name="Standard">(331, 34, 8, 6, 17, 3),</text:p>
      <text:p text:style-name="Standard">(332, 34, 4, 4, 17, 4),</text:p>
      <text:p text:style-name="Standard">(333, 34, 2, 2, 17, 5),</text:p>
      <text:p text:style-name="Standard">(334, 34, 9, 2, 17, 6),</text:p>
      <text:p text:style-name="Standard">(335, 34, 10, 7, 17, 7),</text:p>
      <text:p text:style-name="Standard">(336, 34, 12, 4, 17, 8),</text:p>
      <text:p text:style-name="Standard">(337, 34, 20, 5, 17, 9),</text:p>
      <text:p text:style-name="Standard">(338, 34, 14, 9, 17, 10),</text:p>
      <text:p text:style-name="Standard">(339, 34, 22, 11, 17, 11),</text:p>
      <text:p text:style-name="Standard">(340, 34, 6, 3, 17, 12),</text:p>
      <text:p text:style-name="Standard">(341, 34, 7, 5, 17, 13),</text:p>
      <text:p text:style-name="Standard">(342, 34, 17, 9, 17, 14),</text:p>
      <text:p text:style-name="Standard">(343, 34, 3, 3, 17, 15),</text:p>
      <text:p text:style-name="Standard">(344, 34, 18, 11, 17, 16),</text:p>
      <text:p text:style-name="Standard">(345, 34, 21, 10, 17, 17),</text:p>
      <text:p text:style-name="Standard">(346, 34, 5, 1, 17, 18),</text:p>
      <text:p text:style-name="Standard">(347, 34, 16, 10, 17, 19),</text:p>
      <text:p text:style-name="Standard">(348, 34, 15, 7, 17, 20),</text:p>
      <text:p text:style-name="Standard">(349, 35, 13, 6, 18, 1),</text:p>
      <text:p text:style-name="Standard">(350, 35, 4, 4, 18, 2),</text:p>
      <text:p text:style-name="Standard">(351, 35, 8, 6, 18, 3),</text:p>
      <text:p text:style-name="Standard"><text:soft-page-break/>(352, 35, 20, 5, 18, 4),</text:p>
      <text:p text:style-name="Standard">(353, 35, 1, 1, 18, 5),</text:p>
      <text:p text:style-name="Standard">(354, 35, 10, 7, 18, 6),</text:p>
      <text:p text:style-name="Standard">(355, 35, 5, 1, 18, 7),</text:p>
      <text:p text:style-name="Standard">(356, 35, 15, 7, 18, 8),</text:p>
      <text:p text:style-name="Standard">(357, 35, 17, 9, 18, 9),</text:p>
      <text:p text:style-name="Standard">(358, 35, 2, 2, 18, 10),</text:p>
      <text:p text:style-name="Standard">(359, 35, 9, 2, 18, 11),</text:p>
      <text:p text:style-name="Standard">(360, 35, 3, 3, 18, 12),</text:p>
      <text:p text:style-name="Standard">(361, 35, 18, 11, 18, 13),</text:p>
      <text:p text:style-name="Standard">(362, 35, 7, 5, 18, 14),</text:p>
      <text:p text:style-name="Standard">(363, 35, 22, 11, 18, 15),</text:p>
      <text:p text:style-name="Standard">(364, 35, 16, 10, 18, 16),</text:p>
      <text:p text:style-name="Standard">(365, 35, 6, 3, 18, 17),</text:p>
      <text:p text:style-name="Standard">(366, 35, 21, 10, 18, 18),</text:p>
      <text:p text:style-name="Standard">(367, 35, 12, 4, 18, 19),</text:p>
      <text:p text:style-name="Standard">(368, 35, 14, 9, 18, 20),</text:p>
      <text:p text:style-name="Standard">(369, 36, 8, 6, 1, 1),</text:p>
      <text:p text:style-name="Standard">(370, 36, 4, 1, 1, 2),</text:p>
      <text:p text:style-name="Standard">(371, 36, 1, 1, 1, 3),</text:p>
      <text:p text:style-name="Standard">(372, 36, 2, 2, 1, 4),</text:p>
      <text:p text:style-name="Standard">(373, 36, 21, 4, 1, 5),</text:p>
      <text:p text:style-name="Standard">(374, 36, 13, 6, 1, 6),</text:p>
      <text:p text:style-name="Standard">(375, 36, 3, 3, 1, 7),</text:p>
      <text:p text:style-name="Standard">(376, 36, 23, 7, 1, 8),</text:p>
      <text:p text:style-name="Standard">(377, 36, 15, 7, 1, 9),</text:p>
      <text:p text:style-name="Standard">(378, 36, 5, 4, 1, 10),</text:p>
      <text:p text:style-name="Standard">(379, 36, 22, 11, 1, 11),</text:p>
      <text:p text:style-name="Standard">(380, 36, 11, 8, 1, 12),</text:p>
      <text:p text:style-name="Standard">(381, 36, 17, 9, 1, 13),</text:p>
      <text:p text:style-name="Standard">(382, 36, 24, 5, 1, 14),</text:p>
      <text:p text:style-name="Standard">(383, 36, 18, 11, 1, 15),</text:p>
      <text:p text:style-name="Standard">(384, 36, 19, 8, 1, 16),</text:p>
      <text:p text:style-name="Standard">(385, 36, 16, 12, 1, 17),</text:p>
      <text:p text:style-name="Standard">(386, 36, 25, 3, 1, 18),</text:p>
      <text:p text:style-name="Standard">(387, 36, 14, 9, 1, 19),</text:p>
      <text:p text:style-name="Standard">(388, 36, 9, 2, 1, 20),</text:p>
      <text:p text:style-name="Standard">(389, 36, 26, 5, 1, 21),</text:p>
      <text:p text:style-name="Standard">(390, 36, 27, 12, 1, 22),</text:p>
      <text:p text:style-name="Standard">(391, 37, 4, 1, 2, 1),</text:p>
      <text:p text:style-name="Standard">(392, 37, 1, 1, 2, 2),</text:p>
      <text:p text:style-name="Standard">(393, 37, 8, 6, 2, 3),</text:p>
      <text:p text:style-name="Standard">(394, 37, 2, 2, 2, 4),</text:p>
      <text:p text:style-name="Standard">(395, 37, 13, 6, 2, 5),</text:p>
      <text:p text:style-name="Standard">(396, 37, 21, 4, 2, 6),</text:p>
      <text:p text:style-name="Standard">(397, 37, 15, 7, 2, 7),</text:p>
      <text:p text:style-name="Standard">(398, 37, 5, 4, 2, 8),</text:p>
      <text:p text:style-name="Standard">(399, 37, 25, 3, 2, 9),</text:p>
      <text:p text:style-name="Standard">(400, 37, 17, 9, 2, 10),</text:p>
      <text:p text:style-name="Standard">(401, 37, 22, 11, 2, 11),</text:p>
      <text:p text:style-name="Standard">(402, 37, 18, 11, 2, 12),</text:p>
      <text:p text:style-name="Standard">(403, 37, 11, 8, 2, 13),</text:p>
      <text:p text:style-name="Standard"><text:soft-page-break/>(404, 37, 26, 5, 2, 14),</text:p>
      <text:p text:style-name="Standard">(405, 37, 23, 7, 2, 15),</text:p>
      <text:p text:style-name="Standard">(406, 37, 19, 8, 2, 16),</text:p>
      <text:p text:style-name="Standard">(407, 37, 24, 5, 2, 17),</text:p>
      <text:p text:style-name="Standard">(408, 37, 9, 2, 2, 18),</text:p>
      <text:p text:style-name="Standard">(409, 37, 3, 3, 2, 19),</text:p>
      <text:p text:style-name="Standard">(410, 37, 14, 9, 2, 20),</text:p>
      <text:p text:style-name="Standard">(411, 37, 27, 12, 2, 21),</text:p>
      <text:p text:style-name="Standard">(412, 37, 16, 12, 2, 22),</text:p>
      <text:p text:style-name="Standard">(413, 38, 13, 6, 3, 1),</text:p>
      <text:p text:style-name="Standard">(414, 38, 1, 1, 3, 2),</text:p>
      <text:p text:style-name="Standard">(415, 38, 8, 6, 3, 3),</text:p>
      <text:p text:style-name="Standard">(416, 38, 2, 2, 3, 4),</text:p>
      <text:p text:style-name="Standard">(417, 38, 4, 1, 3, 5),</text:p>
      <text:p text:style-name="Standard">(418, 38, 9, 2, 3, 6),</text:p>
      <text:p text:style-name="Standard">(419, 38, 15, 7, 3, 7),</text:p>
      <text:p text:style-name="Standard">(420, 38, 21, 4, 3, 8),</text:p>
      <text:p text:style-name="Standard">(421, 38, 5, 4, 3, 9),</text:p>
      <text:p text:style-name="Standard">(422, 38, 3, 3, 3, 10),</text:p>
      <text:p text:style-name="Standard">(423, 38, 25, 3, 3, 11),</text:p>
      <text:p text:style-name="Standard">(424, 38, 23, 7, 3, 12),</text:p>
      <text:p text:style-name="Standard">(425, 38, 22, 11, 3, 13),</text:p>
      <text:p text:style-name="Standard">(426, 38, 27, 12, 3, 14),</text:p>
      <text:p text:style-name="Standard">(427, 38, 16, 12, 3, 15),</text:p>
      <text:p text:style-name="Standard">(428, 38, 19, 8, 3, 16),</text:p>
      <text:p text:style-name="Standard">(429, 38, 17, 9, 3, 17),</text:p>
      <text:p text:style-name="Standard">(430, 38, 14, 9, 3, 18),</text:p>
      <text:p text:style-name="Standard">(431, 38, 11, 8, 3, 19),</text:p>
      <text:p text:style-name="Standard">(432, 38, 24, 5, 3, 20),</text:p>
      <text:p text:style-name="Standard">(433, 38, 18, 11, 3, 21),</text:p>
      <text:p text:style-name="Standard">(434, 38, 26, 5, 3, 22),</text:p>
      <text:p text:style-name="Standard">(435, 39, 13, 6, 4, 1),</text:p>
      <text:p text:style-name="Standard">(436, 39, 1, 1, 4, 2),</text:p>
      <text:p text:style-name="Standard">(437, 39, 4, 1, 4, 3),</text:p>
      <text:p text:style-name="Standard">(438, 39, 9, 2, 4, 4),</text:p>
      <text:p text:style-name="Standard">(439, 39, 14, 9, 4, 5),</text:p>
      <text:p text:style-name="Standard">(440, 39, 3, 3, 4, 6),</text:p>
      <text:p text:style-name="Standard">(441, 39, 5, 4, 4, 7),</text:p>
      <text:p text:style-name="Standard">(442, 39, 11, 8, 4, 8),</text:p>
      <text:p text:style-name="Standard">(443, 39, 21, 4, 4, 9),</text:p>
      <text:p text:style-name="Standard">(444, 39, 22, 11, 4, 10),</text:p>
      <text:p text:style-name="Standard">(445, 39, 19, 8, 4, 11),</text:p>
      <text:p text:style-name="Standard">(446, 39, 18, 11, 4, 12),</text:p>
      <text:p text:style-name="Standard">(447, 39, 16, 12, 4, 13),</text:p>
      <text:p text:style-name="Standard">(448, 39, 27, 12, 4, 14),</text:p>
      <text:p text:style-name="Standard">(449, 39, 2, 2, 4, 15),</text:p>
      <text:p text:style-name="Standard">(450, 39, 23, 7, 4, 16),</text:p>
      <text:p text:style-name="Standard">(451, 39, 24, 5, 4, 17),</text:p>
      <text:p text:style-name="Standard">(452, 39, 26, 5, 4, 18),</text:p>
      <text:p text:style-name="Standard">(453, 39, 8, 6, 4, 19),</text:p>
      <text:p text:style-name="Standard">(454, 39, 15, 7, 4, 20),</text:p>
      <text:p text:style-name="Standard">(455, 39, 17, 9, 4, 21),</text:p>
      <text:p text:style-name="Standard"><text:soft-page-break/>(456, 39, 25, 3, 4, 22),</text:p>
      <text:p text:style-name="Standard">(457, 40, 4, 1, 6, 1),</text:p>
      <text:p text:style-name="Standard">(458, 40, 1, 1, 6, 2),</text:p>
      <text:p text:style-name="Standard">(459, 40, 13, 6, 6, 3),</text:p>
      <text:p text:style-name="Standard">(460, 40, 21, 4, 6, 4),</text:p>
      <text:p text:style-name="Standard">(461, 40, 9, 2, 6, 5),</text:p>
      <text:p text:style-name="Standard">(462, 40, 2, 2, 6, 6),</text:p>
      <text:p text:style-name="Standard">(463, 40, 25, 3, 6, 7),</text:p>
      <text:p text:style-name="Standard">(464, 40, 8, 6, 6, 8),</text:p>
      <text:p text:style-name="Standard">(465, 40, 26, 5, 6, 9),</text:p>
      <text:p text:style-name="Standard">(466, 40, 22, 11, 6, 10),</text:p>
      <text:p text:style-name="Standard">(467, 40, 18, 11, 6, 11),</text:p>
      <text:p text:style-name="Standard">(468, 40, 3, 3, 6, 12),</text:p>
      <text:p text:style-name="Standard">(469, 40, 5, 4, 6, 13),</text:p>
      <text:p text:style-name="Standard">(470, 40, 14, 9, 6, 14),</text:p>
      <text:p text:style-name="Standard">(471, 40, 15, 7, 6, 15),</text:p>
      <text:p text:style-name="Standard">(472, 40, 23, 7, 6, 16),</text:p>
      <text:p text:style-name="Standard">(473, 40, 11, 8, 6, 17),</text:p>
      <text:p text:style-name="Standard">(474, 40, 19, 8, 6, 18),</text:p>
      <text:p text:style-name="Standard">(475, 40, 27, 12, 6, 19),</text:p>
      <text:p text:style-name="Standard">(476, 40, 16, 12, 6, 20),</text:p>
      <text:p text:style-name="Standard">(477, 40, 17, 9, 6, 21),</text:p>
      <text:p text:style-name="Standard">(478, 40, 24, 5, 6, 22),</text:p>
      <text:p text:style-name="Standard">(479, 41, 1, 1, 7, 1),</text:p>
      <text:p text:style-name="Standard">(480, 41, 2, 2, 7, 2),</text:p>
      <text:p text:style-name="Standard">(481, 41, 25, 3, 7, 3),</text:p>
      <text:p text:style-name="Standard">(482, 41, 5, 4, 7, 4),</text:p>
      <text:p text:style-name="Standard">(483, 41, 8, 6, 7, 5),</text:p>
      <text:p text:style-name="Standard">(484, 41, 11, 8, 7, 6),</text:p>
      <text:p text:style-name="Standard">(485, 41, 4, 1, 7, 7),</text:p>
      <text:p text:style-name="Standard">(486, 41, 23, 7, 7, 8),</text:p>
      <text:p text:style-name="Standard">(487, 41, 17, 9, 7, 9),</text:p>
      <text:p text:style-name="Standard">(488, 41, 3, 3, 7, 10),</text:p>
      <text:p text:style-name="Standard">(489, 41, 19, 8, 7, 11),</text:p>
      <text:p text:style-name="Standard">(490, 41, 22, 11, 7, 12),</text:p>
      <text:p text:style-name="Standard">(491, 41, 15, 7, 7, 13),</text:p>
      <text:p text:style-name="Standard">(492, 41, 24, 5, 7, 14),</text:p>
      <text:p text:style-name="Standard">(493, 41, 27, 12, 7, 15),</text:p>
      <text:p text:style-name="Standard">(494, 41, 14, 9, 7, 16),</text:p>
      <text:p text:style-name="Standard">(495, 41, 9, 2, 7, 17),</text:p>
      <text:p text:style-name="Standard">(496, 41, 16, 12, 7, 18),</text:p>
      <text:p text:style-name="Standard">(497, 41, 26, 5, 7, 19),</text:p>
      <text:p text:style-name="Standard">(498, 41, 18, 11, 7, 20),</text:p>
      <text:p text:style-name="Standard">(499, 41, 13, 6, 7, 21),</text:p>
      <text:p text:style-name="Standard">(500, 41, 21, 4, 7, 22),</text:p>
      <text:p text:style-name="Standard">(501, 42, 1, 1, 19, 1),</text:p>
      <text:p text:style-name="Standard">(502, 42, 4, 1, 19, 2),</text:p>
      <text:p text:style-name="Standard">(503, 42, 13, 6, 19, 3),</text:p>
      <text:p text:style-name="Standard">(504, 42, 8, 6, 19, 4),</text:p>
      <text:p text:style-name="Standard">(505, 42, 5, 4, 19, 5),</text:p>
      <text:p text:style-name="Standard">(506, 42, 15, 7, 19, 6),</text:p>
      <text:p text:style-name="Standard">(507, 42, 17, 9, 19, 7),</text:p>
      <text:p text:style-name="Standard"><text:soft-page-break/>(508, 42, 20, 2, 19, 8),</text:p>
      <text:p text:style-name="Standard">(509, 42, 21, 4, 19, 9),</text:p>
      <text:p text:style-name="Standard">(510, 42, 25, 3, 19, 10),</text:p>
      <text:p text:style-name="Standard">(511, 42, 19, 8, 19, 11),</text:p>
      <text:p text:style-name="Standard">(512, 42, 18, 11, 19, 12),</text:p>
      <text:p text:style-name="Standard">(513, 42, 26, 5, 19, 13),</text:p>
      <text:p text:style-name="Standard">(514, 42, 16, 12, 19, 14),</text:p>
      <text:p text:style-name="Standard">(515, 42, 27, 12, 19, 15),</text:p>
      <text:p text:style-name="Standard">(516, 42, 3, 3, 19, 16),</text:p>
      <text:p text:style-name="Standard">(517, 42, 24, 5, 19, 17),</text:p>
      <text:p text:style-name="Standard">(518, 42, 2, 2, 19, 18),</text:p>
      <text:p text:style-name="Standard">(519, 42, 11, 8, 19, 19),</text:p>
      <text:p text:style-name="Standard">(520, 42, 14, 9, 19, 20),</text:p>
      <text:p text:style-name="Standard">(521, 42, 22, 11, 19, 21),</text:p>
      <text:p text:style-name="Standard">(522, 42, 23, 7, 19, 22),</text:p>
      <text:p text:style-name="Standard">(523, 43, 8, 6, 8, 1),</text:p>
      <text:p text:style-name="Standard">(524, 43, 13, 6, 8, 2),</text:p>
      <text:p text:style-name="Standard">(525, 43, 1, 1, 8, 3),</text:p>
      <text:p text:style-name="Standard">(526, 43, 9, 2, 8, 4),</text:p>
      <text:p text:style-name="Standard">(527, 43, 2, 2, 8, 5),</text:p>
      <text:p text:style-name="Standard">(528, 43, 21, 4, 8, 6),</text:p>
      <text:p text:style-name="Standard">(529, 43, 4, 1, 8, 7),</text:p>
      <text:p text:style-name="Standard">(530, 43, 18, 11, 8, 8),</text:p>
      <text:p text:style-name="Standard">(531, 43, 3, 3, 8, 9),</text:p>
      <text:p text:style-name="Standard">(532, 43, 23, 7, 8, 10),</text:p>
      <text:p text:style-name="Standard">(533, 43, 22, 11, 8, 11),</text:p>
      <text:p text:style-name="Standard">(534, 43, 17, 9, 8, 12),</text:p>
      <text:p text:style-name="Standard">(535, 43, 14, 9, 8, 13),</text:p>
      <text:p text:style-name="Standard">(536, 43, 25, 3, 8, 14),</text:p>
      <text:p text:style-name="Standard">(537, 43, 5, 4, 8, 15),</text:p>
      <text:p text:style-name="Standard">(538, 43, 11, 8, 8, 16),</text:p>
      <text:p text:style-name="Standard">(539, 43, 16, 12, 8, 17),</text:p>
      <text:p text:style-name="Standard">(540, 43, 26, 5, 8, 18),</text:p>
      <text:p text:style-name="Standard">(541, 43, 27, 12, 8, 19),</text:p>
      <text:p text:style-name="Standard">(542, 43, 19, 8, 8, 20),</text:p>
      <text:p text:style-name="Standard">(543, 43, 15, 7, 8, 21),</text:p>
      <text:p text:style-name="Standard">(544, 43, 24, 5, 8, 22),</text:p>
      <text:p text:style-name="Standard">(545, 44, 8, 6, 9, 1),</text:p>
      <text:p text:style-name="Standard">(546, 44, 4, 1, 9, 2),</text:p>
      <text:p text:style-name="Standard">(547, 44, 1, 1, 9, 3),</text:p>
      <text:p text:style-name="Standard">(548, 44, 9, 2, 9, 4),</text:p>
      <text:p text:style-name="Standard">(549, 44, 13, 6, 9, 5),</text:p>
      <text:p text:style-name="Standard">(550, 44, 2, 2, 9, 6),</text:p>
      <text:p text:style-name="Standard">(551, 44, 5, 4, 9, 7),</text:p>
      <text:p text:style-name="Standard">(552, 44, 21, 4, 9, 8),</text:p>
      <text:p text:style-name="Standard">(553, 44, 22, 11, 9, 9),</text:p>
      <text:p text:style-name="Standard">(554, 44, 18, 11, 9, 10),</text:p>
      <text:p text:style-name="Standard">(555, 44, 14, 9, 9, 11),</text:p>
      <text:p text:style-name="Standard">(556, 44, 3, 3, 9, 12),</text:p>
      <text:p text:style-name="Standard">(557, 44, 25, 3, 9, 13),</text:p>
      <text:p text:style-name="Standard">(558, 44, 11, 8, 9, 14),</text:p>
      <text:p text:style-name="Standard">(559, 44, 27, 12, 9, 15),</text:p>
      <text:p text:style-name="Standard"><text:soft-page-break/>(560, 44, 24, 5, 9, 16),</text:p>
      <text:p text:style-name="Standard">(561, 44, 15, 7, 9, 17),</text:p>
      <text:p text:style-name="Standard">(562, 44, 19, 8, 9, 18),</text:p>
      <text:p text:style-name="Standard">(563, 44, 26, 5, 9, 19),</text:p>
      <text:p text:style-name="Standard">(564, 44, 23, 7, 9, 20),</text:p>
      <text:p text:style-name="Standard">(565, 44, 16, 12, 9, 21),</text:p>
      <text:p text:style-name="Standard">(566, 44, 17, 9, 9, 22),</text:p>
      <text:p text:style-name="Standard">(567, 45, 4, 1, 20, 1),</text:p>
      <text:p text:style-name="Standard">(568, 45, 13, 6, 20, 2),</text:p>
      <text:p text:style-name="Standard">(569, 45, 17, 9, 20, 3),</text:p>
      <text:p text:style-name="Standard">(570, 45, 25, 3, 20, 4),</text:p>
      <text:p text:style-name="Standard">(571, 45, 14, 9, 20, 5),</text:p>
      <text:p text:style-name="Standard">(572, 45, 2, 2, 20, 6),</text:p>
      <text:p text:style-name="Standard">(573, 45, 9, 2, 20, 7),</text:p>
      <text:p text:style-name="Standard">(574, 45, 5, 4, 20, 8),</text:p>
      <text:p text:style-name="Standard">(575, 45, 1, 1, 20, 9),</text:p>
      <text:p text:style-name="Standard">(576, 45, 21, 4, 20, 10),</text:p>
      <text:p text:style-name="Standard">(577, 45, 22, 11, 20, 11),</text:p>
      <text:p text:style-name="Standard">(578, 45, 19, 8, 20, 12),</text:p>
      <text:p text:style-name="Standard">(579, 45, 15, 7, 20, 13),</text:p>
      <text:p text:style-name="Standard">(580, 45, 8, 6, 20, 14),</text:p>
      <text:p text:style-name="Standard">(581, 45, 11, 8, 20, 15),</text:p>
      <text:p text:style-name="Standard">(582, 45, 23, 7, 20, 16),</text:p>
      <text:p text:style-name="Standard">(583, 45, 28, 12, 20, 17),</text:p>
      <text:p text:style-name="Standard">(584, 45, 18, 11, 20, 18),</text:p>
      <text:p text:style-name="Standard">(585, 45, 16, 12, 20, 19),</text:p>
      <text:p text:style-name="Standard">(586, 45, 3, 3, 20, 20),</text:p>
      <text:p text:style-name="Standard">(587, 45, 26, 5, 20, 21),</text:p>
      <text:p text:style-name="Standard">(588, 45, 24, 5, 20, 22),</text:p>
      <text:p text:style-name="Standard">(589, 46, 1, 1, 11, 1),</text:p>
      <text:p text:style-name="Standard">(590, 46, 8, 6, 11, 2),</text:p>
      <text:p text:style-name="Standard">(591, 46, 2, 2, 11, 3),</text:p>
      <text:p text:style-name="Standard">(592, 46, 4, 1, 11, 4),</text:p>
      <text:p text:style-name="Standard">(593, 46, 9, 2, 11, 5),</text:p>
      <text:p text:style-name="Standard">(594, 46, 23, 7, 11, 6),</text:p>
      <text:p text:style-name="Standard">(595, 46, 3, 3, 11, 7),</text:p>
      <text:p text:style-name="Standard">(596, 46, 5, 4, 11, 8),</text:p>
      <text:p text:style-name="Standard">(597, 46, 17, 9, 11, 9),</text:p>
      <text:p text:style-name="Standard">(598, 46, 15, 7, 11, 10),</text:p>
      <text:p text:style-name="Standard">(599, 46, 14, 9, 11, 11),</text:p>
      <text:p text:style-name="Standard">(600, 46, 21, 4, 11, 12),</text:p>
      <text:p text:style-name="Standard">(601, 46, 13, 6, 11, 13),</text:p>
      <text:p text:style-name="Standard">(602, 46, 25, 3, 11, 14),</text:p>
      <text:p text:style-name="Standard">(603, 46, 11, 8, 11, 15),</text:p>
      <text:p text:style-name="Standard">(604, 46, 20, 5, 11, 16),</text:p>
      <text:p text:style-name="Standard">(605, 46, 16, 12, 11, 17),</text:p>
      <text:p text:style-name="Standard">(606, 46, 22, 11, 11, 18),</text:p>
      <text:p text:style-name="Standard">(607, 46, 24, 5, 11, 19),</text:p>
      <text:p text:style-name="Standard">(608, 46, 19, 8, 11, 20),</text:p>
      <text:p text:style-name="Standard">(609, 46, 18, 11, 11, 21),</text:p>
      <text:p text:style-name="Standard">(610, 46, 29, 12, 11, 22),</text:p>
      <text:p text:style-name="Standard">(611, 47, 13, 6, 5, 1),</text:p>
      <text:p text:style-name="Standard"><text:soft-page-break/>(612, 47, 8, 6, 5, 2),</text:p>
      <text:p text:style-name="Standard">(613, 47, 4, 1, 5, 3),</text:p>
      <text:p text:style-name="Standard">(614, 47, 2, 2, 5, 4),</text:p>
      <text:p text:style-name="Standard">(615, 47, 1, 1, 5, 5),</text:p>
      <text:p text:style-name="Standard">(616, 47, 5, 4, 5, 6),</text:p>
      <text:p text:style-name="Standard">(617, 47, 3, 3, 5, 7),</text:p>
      <text:p text:style-name="Standard">(618, 47, 9, 2, 5, 8),</text:p>
      <text:p text:style-name="Standard">(619, 47, 21, 4, 5, 9),</text:p>
      <text:p text:style-name="Standard">(620, 47, 14, 9, 5, 10),</text:p>
      <text:p text:style-name="Standard">(621, 47, 25, 3, 5, 11),</text:p>
      <text:p text:style-name="Standard">(622, 47, 23, 7, 5, 12),</text:p>
      <text:p text:style-name="Standard">(623, 47, 18, 11, 5, 13),</text:p>
      <text:p text:style-name="Standard">(624, 47, 19, 8, 5, 14),</text:p>
      <text:p text:style-name="Standard">(625, 47, 24, 5, 5, 15),</text:p>
      <text:p text:style-name="Standard">(626, 47, 15, 7, 5, 16),</text:p>
      <text:p text:style-name="Standard">(627, 47, 22, 11, 5, 17),</text:p>
      <text:p text:style-name="Standard">(628, 47, 11, 8, 5, 18),</text:p>
      <text:p text:style-name="Standard">(629, 47, 20, 5, 5, 19),</text:p>
      <text:p text:style-name="Standard">(630, 47, 29, 12, 5, 20),</text:p>
      <text:p text:style-name="Standard">(631, 47, 16, 12, 5, 21),</text:p>
      <text:p text:style-name="Standard">(632, 47, 17, 9, 5, 22),</text:p>
      <text:p text:style-name="Standard">(633, 48, 4, 1, 14, 1),</text:p>
      <text:p text:style-name="Standard">(634, 48, 1, 1, 14, 2),</text:p>
      <text:p text:style-name="Standard">(635, 48, 8, 6, 14, 3),</text:p>
      <text:p text:style-name="Standard">(636, 48, 2, 2, 14, 4),</text:p>
      <text:p text:style-name="Standard">(637, 48, 9, 2, 14, 5),</text:p>
      <text:p text:style-name="Standard">(638, 48, 3, 3, 14, 6),</text:p>
      <text:p text:style-name="Standard">(639, 48, 5, 4, 14, 7),</text:p>
      <text:p text:style-name="Standard">(640, 48, 18, 11, 14, 8),</text:p>
      <text:p text:style-name="Standard">(641, 48, 17, 9, 14, 9),</text:p>
      <text:p text:style-name="Standard">(642, 48, 22, 11, 14, 10),</text:p>
      <text:p text:style-name="Standard">(643, 48, 15, 7, 14, 11),</text:p>
      <text:p text:style-name="Standard">(644, 48, 21, 4, 14, 12),</text:p>
      <text:p text:style-name="Standard">(645, 48, 25, 3, 14, 13),</text:p>
      <text:p text:style-name="Standard">(646, 48, 19, 8, 14, 14),</text:p>
      <text:p text:style-name="Standard">(647, 48, 23, 7, 14, 15),</text:p>
      <text:p text:style-name="Standard">(648, 48, 11, 8, 14, 16),</text:p>
      <text:p text:style-name="Standard">(649, 48, 24, 5, 14, 17),</text:p>
      <text:p text:style-name="Standard">(650, 48, 20, 5, 14, 18),</text:p>
      <text:p text:style-name="Standard">(651, 48, 16, 12, 14, 19),</text:p>
      <text:p text:style-name="Standard">(652, 48, 29, 12, 14, 20),</text:p>
      <text:p text:style-name="Standard">(653, 48, 13, 6, 14, 21),</text:p>
      <text:p text:style-name="Standard">(654, 48, 14, 9, 14, 22),</text:p>
      <text:p text:style-name="Standard">(655, 49, 8, 6, 13, 1),</text:p>
      <text:p text:style-name="Standard">(656, 49, 13, 6, 13, 2),</text:p>
      <text:p text:style-name="Standard">(657, 49, 4, 1, 13, 3),</text:p>
      <text:p text:style-name="Standard">(658, 49, 1, 1, 13, 4),</text:p>
      <text:p text:style-name="Standard">(659, 49, 2, 2, 13, 5),</text:p>
      <text:p text:style-name="Standard">(660, 49, 3, 3, 13, 6),</text:p>
      <text:p text:style-name="Standard">(661, 49, 17, 9, 13, 7),</text:p>
      <text:p text:style-name="Standard">(662, 49, 5, 4, 13, 8),</text:p>
      <text:p text:style-name="Standard">(663, 49, 9, 2, 13, 9),</text:p>
      <text:p text:style-name="Standard"><text:soft-page-break/>(664, 49, 23, 7, 13, 10),</text:p>
      <text:p text:style-name="Standard">(665, 49, 15, 7, 13, 11),</text:p>
      <text:p text:style-name="Standard">(666, 49, 24, 5, 13, 12),</text:p>
      <text:p text:style-name="Standard">(667, 49, 22, 11, 13, 13),</text:p>
      <text:p text:style-name="Standard">(668, 49, 16, 12, 13, 14),</text:p>
      <text:p text:style-name="Standard">(669, 49, 11, 8, 13, 15),</text:p>
      <text:p text:style-name="Standard">(670, 49, 19, 8, 13, 16),</text:p>
      <text:p text:style-name="Standard">(671, 49, 29, 12, 13, 17),</text:p>
      <text:p text:style-name="Standard">(672, 49, 18, 11, 13, 18),</text:p>
      <text:p text:style-name="Standard">(673, 49, 25, 3, 13, 19),</text:p>
      <text:p text:style-name="Standard">(674, 49, 14, 9, 13, 20),</text:p>
      <text:p text:style-name="Standard">(675, 49, 20, 5, 13, 21),</text:p>
      <text:p text:style-name="Standard">(676, 49, 21, 4, 13, 22),</text:p>
      <text:p text:style-name="Standard">(677, 50, 1, 1, 16, 1),</text:p>
      <text:p text:style-name="Standard">(678, 50, 5, 4, 16, 2),</text:p>
      <text:p text:style-name="Standard">(679, 50, 8, 6, 16, 3),</text:p>
      <text:p text:style-name="Standard">(680, 50, 14, 9, 16, 4),</text:p>
      <text:p text:style-name="Standard">(681, 50, 21, 4, 16, 5),</text:p>
      <text:p text:style-name="Standard">(682, 50, 13, 6, 16, 6),</text:p>
      <text:p text:style-name="Standard">(683, 50, 9, 2, 16, 7),</text:p>
      <text:p text:style-name="Standard">(684, 50, 16, 12, 16, 8),</text:p>
      <text:p text:style-name="Standard">(685, 50, 24, 5, 16, 9),</text:p>
      <text:p text:style-name="Standard">(686, 50, 22, 11, 16, 10),</text:p>
      <text:p text:style-name="Standard">(687, 50, 18, 11, 16, 11),</text:p>
      <text:p text:style-name="Standard">(688, 50, 29, 12, 16, 12),</text:p>
      <text:p text:style-name="Standard">(689, 50, 15, 7, 16, 13),</text:p>
      <text:p text:style-name="Standard">(690, 50, 2, 2, 16, 14),</text:p>
      <text:p text:style-name="Standard">(691, 50, 11, 8, 16, 15),</text:p>
      <text:p text:style-name="Standard">(692, 50, 23, 7, 16, 16),</text:p>
      <text:p text:style-name="Standard">(693, 50, 19, 8, 16, 17),</text:p>
      <text:p text:style-name="Standard">(694, 50, 3, 3, 16, 18),</text:p>
      <text:p text:style-name="Standard">(695, 50, 20, 5, 16, 19),</text:p>
      <text:p text:style-name="Standard">(696, 50, 17, 9, 16, 20),</text:p>
      <text:p text:style-name="Standard">(697, 50, 4, 1, 16, 21),</text:p>
      <text:p text:style-name="Standard">(698, 50, 25, 3, 16, 22),</text:p>
      <text:p text:style-name="Standard">(699, 51, 8, 6, 17, 1),</text:p>
      <text:p text:style-name="Standard">(700, 51, 4, 1, 17, 2),</text:p>
      <text:p text:style-name="Standard">(701, 51, 13, 6, 17, 3),</text:p>
      <text:p text:style-name="Standard">(702, 51, 20, 5, 17, 4),</text:p>
      <text:p text:style-name="Standard">(703, 51, 18, 11, 17, 5),</text:p>
      <text:p text:style-name="Standard">(704, 51, 24, 5, 17, 6),</text:p>
      <text:p text:style-name="Standard">(705, 51, 2, 2, 17, 7),</text:p>
      <text:p text:style-name="Standard">(706, 51, 14, 9, 17, 8),</text:p>
      <text:p text:style-name="Standard">(707, 51, 5, 4, 17, 9),</text:p>
      <text:p text:style-name="Standard">(708, 51, 17, 9, 17, 10),</text:p>
      <text:p text:style-name="Standard">(709, 51, 21, 4, 17, 11),</text:p>
      <text:p text:style-name="Standard">(710, 51, 25, 3, 17, 12),</text:p>
      <text:p text:style-name="Standard">(711, 51, 15, 7, 17, 13),</text:p>
      <text:p text:style-name="Standard">(712, 51, 11, 8, 17, 14),</text:p>
      <text:p text:style-name="Standard">(713, 51, 22, 11, 17, 15),</text:p>
      <text:p text:style-name="Standard">(714, 51, 3, 3, 17, 16),</text:p>
      <text:p text:style-name="Standard">(715, 51, 29, 12, 17, 17),</text:p>
      <text:p text:style-name="Standard"><text:soft-page-break/>(716, 51, 9, 2, 17, 18),</text:p>
      <text:p text:style-name="Standard">(717, 51, 1, 1, 17, 19),</text:p>
      <text:p text:style-name="Standard">(718, 51, 23, 7, 17, 20),</text:p>
      <text:p text:style-name="Standard">(719, 51, 16, 12, 17, 21),</text:p>
      <text:p text:style-name="Standard">(720, 51, 19, 8, 17, 22),</text:p>
      <text:p text:style-name="Standard">(721, 52, 8, 6, 18, 1),</text:p>
      <text:p text:style-name="Standard">(722, 52, 13, 6, 18, 2),</text:p>
      <text:p text:style-name="Standard">(723, 52, 4, 1, 18, 3),</text:p>
      <text:p text:style-name="Standard">(724, 52, 3, 3, 18, 4),</text:p>
      <text:p text:style-name="Standard">(725, 52, 9, 2, 18, 5),</text:p>
      <text:p text:style-name="Standard">(726, 52, 2, 2, 18, 6),</text:p>
      <text:p text:style-name="Standard">(727, 52, 1, 1, 18, 7),</text:p>
      <text:p text:style-name="Standard">(728, 52, 15, 7, 18, 8),</text:p>
      <text:p text:style-name="Standard">(729, 52, 14, 9, 18, 9),</text:p>
      <text:p text:style-name="Standard">(730, 52, 6, 3, 18, 10),</text:p>
      <text:p text:style-name="Standard">(731, 52, 23, 7, 18, 11),</text:p>
      <text:p text:style-name="Standard">(732, 52, 11, 8, 18, 12),</text:p>
      <text:p text:style-name="Standard">(733, 52, 24, 5, 18, 13),</text:p>
      <text:p text:style-name="Standard">(734, 52, 19, 8, 18, 14),</text:p>
      <text:p text:style-name="Standard">(735, 52, 16, 12, 18, 15),</text:p>
      <text:p text:style-name="Standard">(736, 52, 22, 11, 18, 16),</text:p>
      <text:p text:style-name="Standard">(737, 52, 5, 4, 18, 17),</text:p>
      <text:p text:style-name="Standard">(738, 52, 20, 5, 18, 18),</text:p>
      <text:p text:style-name="Standard">(739, 52, 18, 11, 18, 19),</text:p>
      <text:p text:style-name="Standard">(740, 52, 17, 9, 18, 20),</text:p>
      <text:p text:style-name="Standard">(741, 52, 29, 12, 18, 21),</text:p>
      <text:p text:style-name="Standard">(742, 52, 21, 4, 18, 22),</text:p>
      <text:p text:style-name="Standard">(743, 53, 4, 4, 3, 1),</text:p>
      <text:p text:style-name="Standard">(744, 53, 30, 6, 3, 2),</text:p>
      <text:p text:style-name="Standard">(745, 53, 8, 1, 3, 3),</text:p>
      <text:p text:style-name="Standard">(746, 53, 18, 11, 3, 4),</text:p>
      <text:p text:style-name="Standard">(747, 53, 31, 1, 3, 5),</text:p>
      <text:p text:style-name="Standard">(748, 53, 17, 3, 3, 6),</text:p>
      <text:p text:style-name="Standard">(749, 53, 3, 3, 3, 7),</text:p>
      <text:p text:style-name="Standard">(750, 53, 32, 9, 3, 8),</text:p>
      <text:p text:style-name="Standard">(751, 53, 13, 6, 3, 9),</text:p>
      <text:p text:style-name="Standard">(752, 53, 14, 9, 3, 10),</text:p>
      <text:p text:style-name="Standard">(753, 53, 24, 5, 3, 11),</text:p>
      <text:p text:style-name="Standard">(754, 53, 2, 2, 3, 12),</text:p>
      <text:p text:style-name="Standard">(755, 53, 26, 5, 3, 13),</text:p>
      <text:p text:style-name="Standard">(756, 53, 23, 7, 3, 14),</text:p>
      <text:p text:style-name="Standard">(757, 53, 22, 11, 3, 15),</text:p>
      <text:p text:style-name="Standard">(758, 53, 15, 7, 3, 16),</text:p>
      <text:p text:style-name="Standard">(759, 53, 33, 13, 3, 17),</text:p>
      <text:p text:style-name="Standard">(760, 53, 11, 8, 3, 18),</text:p>
      <text:p text:style-name="Standard">(761, 53, 34, 8, 3, 19),</text:p>
      <text:p text:style-name="Standard">(762, 53, 35, 2, 3, 20),</text:p>
      <text:p text:style-name="Standard">(763, 53, 21, 4, 3, 21),</text:p>
      <text:p text:style-name="Standard">(764, 53, 27, 13, 3, 22),</text:p>
      <text:p text:style-name="Standard">(765, 54, 21, 4, 2, 1),</text:p>
      <text:p text:style-name="Standard">(766, 54, 4, 4, 2, 2),</text:p>
      <text:p text:style-name="Standard">(767, 54, 18, 11, 2, 3),</text:p>
      <text:p text:style-name="Standard"><text:soft-page-break/>(768, 54, 31, 1, 2, 4),</text:p>
      <text:p text:style-name="Standard">(769, 54, 13, 6, 2, 5),</text:p>
      <text:p text:style-name="Standard">(770, 54, 30, 6, 2, 6),</text:p>
      <text:p text:style-name="Standard">(771, 54, 35, 2, 2, 7),</text:p>
      <text:p text:style-name="Standard">(772, 54, 23, 7, 2, 8),</text:p>
      <text:p text:style-name="Standard">(773, 54, 15, 7, 2, 9),</text:p>
      <text:p text:style-name="Standard">(774, 54, 22, 11, 2, 10),</text:p>
      <text:p text:style-name="Standard">(775, 54, 24, 5, 2, 11),</text:p>
      <text:p text:style-name="Standard">(776, 54, 27, 13, 2, 12),</text:p>
      <text:p text:style-name="Standard">(777, 54, 33, 13, 2, 13),</text:p>
      <text:p text:style-name="Standard">(778, 54, 11, 8, 2, 14),</text:p>
      <text:p text:style-name="Standard">(779, 54, 2, 2, 2, 15),</text:p>
      <text:p text:style-name="Standard">(780, 54, 26, 5, 2, 16),</text:p>
      <text:p text:style-name="Standard">(781, 54, 34, 8, 2, 17),</text:p>
      <text:p text:style-name="Standard">(782, 54, 32, 9, 2, 18),</text:p>
      <text:p text:style-name="Standard">(783, 54, 17, 3, 2, 19),</text:p>
      <text:p text:style-name="Standard">(784, 54, 14, 9, 2, 20),</text:p>
      <text:p text:style-name="Standard">(785, 54, 3, 3, 2, 21),</text:p>
      <text:p text:style-name="Standard">(786, 54, 8, 1, 2, 22),</text:p>
      <text:p text:style-name="Standard">(787, 55, 4, 4, 1, 1),</text:p>
      <text:p text:style-name="Standard">(788, 55, 8, 1, 1, 2),</text:p>
      <text:p text:style-name="Standard">(789, 55, 23, 7, 1, 3),</text:p>
      <text:p text:style-name="Standard">(790, 55, 2, 2, 1, 4),</text:p>
      <text:p text:style-name="Standard">(791, 55, 21, 4, 1, 5),</text:p>
      <text:p text:style-name="Standard">(792, 55, 35, 2, 1, 6),</text:p>
      <text:p text:style-name="Standard">(793, 55, 22, 11, 1, 7),</text:p>
      <text:p text:style-name="Standard">(794, 55, 14, 9, 1, 8),</text:p>
      <text:p text:style-name="Standard">(795, 55, 26, 5, 1, 9),</text:p>
      <text:p text:style-name="Standard">(796, 55, 18, 11, 1, 10),</text:p>
      <text:p text:style-name="Standard">(797, 55, 27, 13, 1, 11),</text:p>
      <text:p text:style-name="Standard">(798, 55, 11, 8, 1, 12),</text:p>
      <text:p text:style-name="Standard">(799, 55, 34, 8, 1, 13),</text:p>
      <text:p text:style-name="Standard">(800, 55, 31, 1, 1, 14),</text:p>
      <text:p text:style-name="Standard">(801, 55, 33, 13, 1, 15),</text:p>
      <text:p text:style-name="Standard">(802, 55, 24, 5, 1, 16),</text:p>
      <text:p text:style-name="Standard">(803, 55, 30, 6, 1, 17),</text:p>
      <text:p text:style-name="Standard">(804, 55, 17, 3, 1, 18),</text:p>
      <text:p text:style-name="Standard">(805, 55, 32, 9, 1, 19),</text:p>
      <text:p text:style-name="Standard">(806, 55, 15, 7, 1, 20),</text:p>
      <text:p text:style-name="Standard">(807, 55, 3, 3, 1, 21),</text:p>
      <text:p text:style-name="Standard">(808, 55, 13, 6, 1, 22),</text:p>
      <text:p text:style-name="Standard">(809, 56, 30, 6, 21, 1),</text:p>
      <text:p text:style-name="Standard">(810, 56, 4, 4, 21, 2),</text:p>
      <text:p text:style-name="Standard">(811, 56, 31, 1, 21, 3),</text:p>
      <text:p text:style-name="Standard">(812, 56, 13, 6, 21, 4),</text:p>
      <text:p text:style-name="Standard">(813, 56, 8, 1, 21, 5),</text:p>
      <text:p text:style-name="Standard">(814, 56, 17, 3, 21, 6),</text:p>
      <text:p text:style-name="Standard">(815, 56, 18, 11, 21, 7),</text:p>
      <text:p text:style-name="Standard">(816, 56, 21, 4, 21, 8),</text:p>
      <text:p text:style-name="Standard">(817, 56, 23, 7, 21, 9),</text:p>
      <text:p text:style-name="Standard">(818, 56, 22, 11, 21, 10),</text:p>
      <text:p text:style-name="Standard">(819, 56, 3, 3, 21, 11),</text:p>
      <text:p text:style-name="Standard"><text:soft-page-break/>(820, 56, 35, 2, 21, 12),</text:p>
      <text:p text:style-name="Standard">(821, 56, 2, 2, 21, 13),</text:p>
      <text:p text:style-name="Standard">(822, 56, 24, 5, 21, 14),</text:p>
      <text:p text:style-name="Standard">(823, 56, 26, 5, 21, 15),</text:p>
      <text:p text:style-name="Standard">(824, 56, 33, 13, 21, 16),</text:p>
      <text:p text:style-name="Standard">(825, 56, 14, 9, 21, 17),</text:p>
      <text:p text:style-name="Standard">(826, 56, 11, 8, 21, 18),</text:p>
      <text:p text:style-name="Standard">(827, 56, 32, 9, 21, 19),</text:p>
      <text:p text:style-name="Standard">(828, 56, 34, 8, 21, 20),</text:p>
      <text:p text:style-name="Standard">(829, 56, 15, 7, 21, 21),</text:p>
      <text:p text:style-name="Standard">(830, 56, 27, 13, 21, 22),</text:p>
      <text:p text:style-name="Standard">(831, 57, 30, 6, 20, 1),</text:p>
      <text:p text:style-name="Standard">(832, 57, 4, 4, 20, 2),</text:p>
      <text:p text:style-name="Standard">(833, 57, 13, 6, 20, 3),</text:p>
      <text:p text:style-name="Standard">(834, 57, 8, 1, 20, 4),</text:p>
      <text:p text:style-name="Standard">(835, 57, 22, 11, 20, 5),</text:p>
      <text:p text:style-name="Standard">(836, 57, 21, 4, 20, 6),</text:p>
      <text:p text:style-name="Standard">(837, 57, 3, 3, 20, 7),</text:p>
      <text:p text:style-name="Standard">(838, 57, 35, 2, 20, 8),</text:p>
      <text:p text:style-name="Standard">(839, 57, 15, 7, 20, 9),</text:p>
      <text:p text:style-name="Standard">(840, 57, 2, 2, 20, 10),</text:p>
      <text:p text:style-name="Standard">(841, 57, 26, 5, 20, 11),</text:p>
      <text:p text:style-name="Standard">(842, 57, 33, 13, 20, 12),</text:p>
      <text:p text:style-name="Standard">(843, 57, 27, 13, 20, 13),</text:p>
      <text:p text:style-name="Standard">(844, 57, 23, 7, 20, 14),</text:p>
      <text:p text:style-name="Standard">(845, 57, 31, 1, 20, 15),</text:p>
      <text:p text:style-name="Standard">(846, 57, 11, 8, 20, 16),</text:p>
      <text:p text:style-name="Standard">(847, 57, 36, 8, 20, 17),</text:p>
      <text:p text:style-name="Standard">(848, 57, 18, 11, 20, 18),</text:p>
      <text:p text:style-name="Standard">(849, 57, 32, 9, 20, 19),</text:p>
      <text:p text:style-name="Standard">(850, 57, 17, 3, 20, 20),</text:p>
      <text:p text:style-name="Standard">(851, 57, 14, 9, 20, 21),</text:p>
      <text:p text:style-name="Standard">(852, 57, 24, 5, 20, 22),</text:p>
      <text:p text:style-name="Standard">(853, 58, 4, 4, 4, 1),</text:p>
      <text:p text:style-name="Standard">(854, 58, 30, 6, 4, 2),</text:p>
      <text:p text:style-name="Standard">(855, 58, 21, 4, 4, 3),</text:p>
      <text:p text:style-name="Standard">(856, 58, 13, 6, 4, 4),</text:p>
      <text:p text:style-name="Standard">(857, 58, 8, 1, 4, 5),</text:p>
      <text:p text:style-name="Standard">(858, 58, 18, 11, 4, 6),</text:p>
      <text:p text:style-name="Standard">(859, 58, 22, 11, 4, 7),</text:p>
      <text:p text:style-name="Standard">(860, 58, 2, 2, 4, 8),</text:p>
      <text:p text:style-name="Standard">(861, 58, 17, 3, 4, 9),</text:p>
      <text:p text:style-name="Standard">(862, 58, 15, 7, 4, 10),</text:p>
      <text:p text:style-name="Standard">(863, 58, 3, 3, 4, 11),</text:p>
      <text:p text:style-name="Standard">(864, 58, 35, 2, 4, 12),</text:p>
      <text:p text:style-name="Standard">(865, 58, 32, 9, 4, 13),</text:p>
      <text:p text:style-name="Standard">(866, 58, 14, 9, 4, 14),</text:p>
      <text:p text:style-name="Standard">(867, 58, 24, 5, 4, 15),</text:p>
      <text:p text:style-name="Standard">(868, 58, 33, 13, 4, 16),</text:p>
      <text:p text:style-name="Standard">(869, 58, 11, 8, 4, 17),</text:p>
      <text:p text:style-name="Standard">(870, 58, 27, 13, 4, 18),</text:p>
      <text:p text:style-name="Standard">(871, 58, 26, 5, 4, 19),</text:p>
      <text:p text:style-name="Standard"><text:soft-page-break/>(872, 58, 23, 7, 4, 20),</text:p>
      <text:p text:style-name="Standard">(873, 58, 31, 1, 4, 21),</text:p>
      <text:p text:style-name="Standard">(874, 58, 36, 8, 4, 22),</text:p>
      <text:p text:style-name="Standard">(875, 59, 4, 4, 6, 1),</text:p>
      <text:p text:style-name="Standard">(876, 59, 31, 1, 6, 2),</text:p>
      <text:p text:style-name="Standard">(877, 59, 14, 9, 6, 3),</text:p>
      <text:p text:style-name="Standard">(878, 59, 22, 11, 6, 4),</text:p>
      <text:p text:style-name="Standard">(879, 59, 30, 6, 6, 5),</text:p>
      <text:p text:style-name="Standard">(880, 59, 21, 4, 6, 6),</text:p>
      <text:p text:style-name="Standard">(881, 59, 2, 2, 6, 7),</text:p>
      <text:p text:style-name="Standard">(882, 59, 23, 7, 6, 8),</text:p>
      <text:p text:style-name="Standard">(883, 59, 13, 6, 6, 9),</text:p>
      <text:p text:style-name="Standard">(884, 59, 24, 5, 6, 10),</text:p>
      <text:p text:style-name="Standard">(885, 59, 18, 11, 6, 11),</text:p>
      <text:p text:style-name="Standard">(886, 59, 27, 13, 6, 12),</text:p>
      <text:p text:style-name="Standard">(887, 59, 26, 5, 6, 13),</text:p>
      <text:p text:style-name="Standard">(888, 59, 35, 2, 6, 14),</text:p>
      <text:p text:style-name="Standard">(889, 59, 33, 13, 6, 15),</text:p>
      <text:p text:style-name="Standard">(890, 59, 36, 8, 6, 16),</text:p>
      <text:p text:style-name="Standard">(891, 59, 15, 7, 6, 17),</text:p>
      <text:p text:style-name="Standard">(892, 59, 32, 9, 6, 18),</text:p>
      <text:p text:style-name="Standard">(893, 59, 3, 3, 6, 19),</text:p>
      <text:p text:style-name="Standard">(894, 59, 8, 1, 6, 20),</text:p>
      <text:p text:style-name="Standard">(895, 59, 17, 3, 6, 21),</text:p>
      <text:p text:style-name="Standard">(896, 59, 11, 8, 6, 22),</text:p>
      <text:p text:style-name="Standard">(897, 60, 4, 4, 9, 1),</text:p>
      <text:p text:style-name="Standard">(898, 60, 30, 6, 9, 2),</text:p>
      <text:p text:style-name="Standard">(899, 60, 8, 1, 9, 3),</text:p>
      <text:p text:style-name="Standard">(900, 60, 21, 4, 9, 4),</text:p>
      <text:p text:style-name="Standard">(901, 60, 13, 6, 9, 5),</text:p>
      <text:p text:style-name="Standard">(902, 60, 31, 1, 9, 6),</text:p>
      <text:p text:style-name="Standard">(903, 60, 2, 2, 9, 7),</text:p>
      <text:p text:style-name="Standard">(904, 60, 35, 2, 9, 8),</text:p>
      <text:p text:style-name="Standard">(905, 60, 3, 3, 9, 9),</text:p>
      <text:p text:style-name="Standard">(906, 60, 22, 11, 9, 10),</text:p>
      <text:p text:style-name="Standard">(907, 60, 15, 7, 9, 11),</text:p>
      <text:p text:style-name="Standard">(908, 60, 14, 9, 9, 12),</text:p>
      <text:p text:style-name="Standard">(909, 60, 24, 5, 9, 13),</text:p>
      <text:p text:style-name="Standard">(910, 60, 32, 9, 9, 14),</text:p>
      <text:p text:style-name="Standard">(911, 60, 27, 13, 9, 15),</text:p>
      <text:p text:style-name="Standard">(912, 60, 33, 13, 9, 16),</text:p>
      <text:p text:style-name="Standard">(913, 60, 11, 8, 9, 17),</text:p>
      <text:p text:style-name="Standard">(914, 60, 36, 8, 9, 18),</text:p>
      <text:p text:style-name="Standard">(915, 60, 18, 11, 9, 19),</text:p>
      <text:p text:style-name="Standard">(916, 60, 26, 5, 9, 20),</text:p>
      <text:p text:style-name="Standard">(917, 60, 23, 7, 9, 21),</text:p>
      <text:p text:style-name="Standard">(918, 60, 17, 3, 9, 22),</text:p>
      <text:p text:style-name="Standard">(919, 61, 4, 4, 7, 1),</text:p>
      <text:p text:style-name="Standard">(920, 61, 30, 6, 7, 2),</text:p>
      <text:p text:style-name="Standard">(921, 61, 8, 1, 7, 3),</text:p>
      <text:p text:style-name="Standard">(922, 61, 21, 4, 7, 4),</text:p>
      <text:p text:style-name="Standard">(923, 61, 13, 6, 7, 5),</text:p>
      <text:p text:style-name="Standard"><text:soft-page-break/>(924, 61, 15, 7, 7, 6),</text:p>
      <text:p text:style-name="Standard">(925, 61, 2, 2, 7, 7),</text:p>
      <text:p text:style-name="Standard">(926, 61, 14, 9, 7, 8),</text:p>
      <text:p text:style-name="Standard">(927, 61, 18, 11, 7, 9),</text:p>
      <text:p text:style-name="Standard">(928, 61, 26, 5, 7, 10),</text:p>
      <text:p text:style-name="Standard">(929, 61, 32, 9, 7, 11),</text:p>
      <text:p text:style-name="Standard">(930, 61, 17, 3, 7, 12),</text:p>
      <text:p text:style-name="Standard">(931, 61, 24, 5, 7, 13),</text:p>
      <text:p text:style-name="Standard">(932, 61, 33, 13, 7, 14),</text:p>
      <text:p text:style-name="Standard">(933, 61, 11, 8, 7, 15),</text:p>
      <text:p text:style-name="Standard">(934, 61, 35, 2, 7, 16),</text:p>
      <text:p text:style-name="Standard">(935, 61, 23, 7, 7, 17),</text:p>
      <text:p text:style-name="Standard">(936, 61, 31, 1, 7, 18),</text:p>
      <text:p text:style-name="Standard">(937, 61, 22, 11, 7, 19),</text:p>
      <text:p text:style-name="Standard">(938, 61, 36, 8, 7, 20),</text:p>
      <text:p text:style-name="Standard">(939, 61, 3, 3, 7, 21),</text:p>
      <text:p text:style-name="Standard">(940, 61, 27, 13, 7, 22),</text:p>
      <text:p text:style-name="Standard">(941, 62, 30, 6, 19, 1),</text:p>
      <text:p text:style-name="Standard">(942, 62, 13, 6, 19, 2),</text:p>
      <text:p text:style-name="Standard">(943, 62, 21, 4, 19, 3),</text:p>
      <text:p text:style-name="Standard">(944, 62, 15, 7, 19, 4),</text:p>
      <text:p text:style-name="Standard">(945, 62, 4, 4, 19, 5),</text:p>
      <text:p text:style-name="Standard">(946, 62, 22, 11, 19, 6),</text:p>
      <text:p text:style-name="Standard">(947, 62, 14, 9, 19, 7),</text:p>
      <text:p text:style-name="Standard">(948, 62, 24, 5, 19, 8),</text:p>
      <text:p text:style-name="Standard">(949, 62, 3, 3, 19, 9),</text:p>
      <text:p text:style-name="Standard">(950, 62, 23, 7, 19, 10),</text:p>
      <text:p text:style-name="Standard">(951, 62, 27, 13, 19, 11),</text:p>
      <text:p text:style-name="Standard">(952, 62, 35, 2, 19, 12),</text:p>
      <text:p text:style-name="Standard">(953, 62, 33, 13, 19, 13),</text:p>
      <text:p text:style-name="Standard">(954, 62, 11, 8, 19, 14),</text:p>
      <text:p text:style-name="Standard">(955, 62, 18, 11, 19, 15),</text:p>
      <text:p text:style-name="Standard">(956, 62, 8, 1, 19, 16),</text:p>
      <text:p text:style-name="Standard">(957, 62, 2, 2, 19, 17),</text:p>
      <text:p text:style-name="Standard">(958, 62, 31, 1, 19, 18),</text:p>
      <text:p text:style-name="Standard">(959, 62, 17, 3, 19, 19),</text:p>
      <text:p text:style-name="Standard">(960, 62, 26, 5, 19, 20),</text:p>
      <text:p text:style-name="Standard">(961, 62, 32, 9, 19, 21),</text:p>
      <text:p text:style-name="Standard">(962, 62, 36, 8, 19, 22),</text:p>
      <text:p text:style-name="Standard">(963, 63, 30, 6, 8, 1),</text:p>
      <text:p text:style-name="Standard">(964, 63, 4, 4, 8, 2),</text:p>
      <text:p text:style-name="Standard">(965, 63, 13, 6, 8, 3),</text:p>
      <text:p text:style-name="Standard">(966, 63, 23, 7, 8, 4),</text:p>
      <text:p text:style-name="Standard">(967, 63, 8, 1, 8, 5),</text:p>
      <text:p text:style-name="Standard">(968, 63, 21, 4, 8, 6),</text:p>
      <text:p text:style-name="Standard">(969, 63, 37, 1, 8, 7),</text:p>
      <text:p text:style-name="Standard">(970, 63, 2, 2, 8, 8),</text:p>
      <text:p text:style-name="Standard">(971, 63, 14, 9, 8, 9),</text:p>
      <text:p text:style-name="Standard">(972, 63, 26, 5, 8, 10),</text:p>
      <text:p text:style-name="Standard">(973, 63, 35, 2, 8, 11),</text:p>
      <text:p text:style-name="Standard">(974, 63, 32, 9, 8, 12),</text:p>
      <text:p text:style-name="Standard">(975, 63, 24, 5, 8, 13),</text:p>
      <text:p text:style-name="Standard"><text:soft-page-break/>(976, 63, 3, 3, 8, 14),</text:p>
      <text:p text:style-name="Standard">(977, 63, 27, 13, 8, 15),</text:p>
      <text:p text:style-name="Standard">(978, 63, 36, 8, 8, 16),</text:p>
      <text:p text:style-name="Standard">(979, 63, 18, 11, 8, 17),</text:p>
      <text:p text:style-name="Standard">(980, 63, 17, 3, 8, 18),</text:p>
      <text:p text:style-name="Standard">(981, 63, 15, 7, 8, 19),</text:p>
      <text:p text:style-name="Standard">(982, 63, 22, 11, 8, 20),</text:p>
      <text:p text:style-name="Standard">(983, 63, 33, 13, 8, 21),</text:p>
      <text:p text:style-name="Standard">(984, 63, 11, 8, 8, 22),</text:p>
      <text:p text:style-name="Standard">(985, 64, 30, 6, 10, 1),</text:p>
      <text:p text:style-name="Standard">(986, 64, 13, 6, 10, 2),</text:p>
      <text:p text:style-name="Standard">(987, 64, 8, 1, 10, 3),</text:p>
      <text:p text:style-name="Standard">(988, 64, 18, 11, 10, 4),</text:p>
      <text:p text:style-name="Standard">(989, 64, 4, 4, 10, 5),</text:p>
      <text:p text:style-name="Standard">(990, 64, 21, 4, 10, 6),</text:p>
      <text:p text:style-name="Standard">(991, 64, 15, 7, 10, 7),</text:p>
      <text:p text:style-name="Standard">(992, 64, 32, 9, 10, 8),</text:p>
      <text:p text:style-name="Standard">(993, 64, 23, 7, 10, 9),</text:p>
      <text:p text:style-name="Standard">(994, 64, 24, 5, 10, 10),</text:p>
      <text:p text:style-name="Standard">(995, 64, 14, 9, 10, 11),</text:p>
      <text:p text:style-name="Standard">(996, 64, 26, 5, 10, 12),</text:p>
      <text:p text:style-name="Standard">(997, 64, 17, 3, 10, 13),</text:p>
      <text:p text:style-name="Standard">(998, 64, 11, 8, 10, 14),</text:p>
      <text:p text:style-name="Standard">(999, 64, 35, 2, 10, 15),</text:p>
      <text:p text:style-name="Standard">(1000, 64, 22, 11, 10, 16),</text:p>
      <text:p text:style-name="Standard">(1001, 64, 2, 2, 10, 17),</text:p>
      <text:p text:style-name="Standard">(1002, 64, 37, 1, 10, 18),</text:p>
      <text:p text:style-name="Standard">(1003, 64, 29, 8, 10, 19),</text:p>
      <text:p text:style-name="Standard">(1004, 64, 3, 3, 10, 20),</text:p>
      <text:p text:style-name="Standard">(1005, 64, 27, 13, 10, 21),</text:p>
      <text:p text:style-name="Standard">(1006, 64, 33, 13, 10, 22),</text:p>
      <text:p text:style-name="Standard">(1007, 65, 18, 11, 11, 1),</text:p>
      <text:p text:style-name="Standard">(1008, 65, 37, 1, 11, 2),</text:p>
      <text:p text:style-name="Standard">(1009, 65, 2, 2, 11, 3),</text:p>
      <text:p text:style-name="Standard">(1010, 65, 22, 11, 11, 4),</text:p>
      <text:p text:style-name="Standard">(1011, 65, 14, 9, 11, 5),</text:p>
      <text:p text:style-name="Standard">(1012, 65, 23, 7, 11, 6),</text:p>
      <text:p text:style-name="Standard">(1013, 65, 13, 6, 11, 7),</text:p>
      <text:p text:style-name="Standard">(1014, 65, 30, 6, 11, 8),</text:p>
      <text:p text:style-name="Standard">(1015, 65, 33, 13, 11, 9),</text:p>
      <text:p text:style-name="Standard">(1016, 65, 27, 13, 11, 10),</text:p>
      <text:p text:style-name="Standard">(1017, 65, 26, 5, 11, 11),</text:p>
      <text:p text:style-name="Standard">(1018, 65, 15, 7, 11, 12),</text:p>
      <text:p text:style-name="Standard">(1019, 65, 11, 8, 11, 13),</text:p>
      <text:p text:style-name="Standard">(1020, 65, 4, 4, 11, 14),</text:p>
      <text:p text:style-name="Standard">(1021, 65, 8, 1, 11, 15),</text:p>
      <text:p text:style-name="Standard">(1022, 65, 24, 5, 11, 16),</text:p>
      <text:p text:style-name="Standard">(1023, 65, 3, 3, 11, 17),</text:p>
      <text:p text:style-name="Standard">(1024, 65, 21, 4, 11, 18),</text:p>
      <text:p text:style-name="Standard">(1025, 65, 32, 9, 11, 19),</text:p>
      <text:p text:style-name="Standard">(1026, 65, 17, 3, 11, 20),</text:p>
      <text:p text:style-name="Standard">(1027, 65, 29, 8, 11, 21),</text:p>
      <text:p text:style-name="Standard"><text:soft-page-break/>(1028, 65, 9, 2, 11, 22),</text:p>
      <text:p text:style-name="Standard">(1029, 66, 13, 6, 5, 1),</text:p>
      <text:p text:style-name="Standard">(1030, 66, 4, 4, 5, 2),</text:p>
      <text:p text:style-name="Standard">(1031, 66, 30, 6, 5, 3),</text:p>
      <text:p text:style-name="Standard">(1032, 66, 18, 11, 5, 4),</text:p>
      <text:p text:style-name="Standard">(1033, 66, 37, 1, 5, 5),</text:p>
      <text:p text:style-name="Standard">(1034, 66, 21, 4, 5, 6),</text:p>
      <text:p text:style-name="Standard">(1035, 66, 23, 7, 5, 7),</text:p>
      <text:p text:style-name="Standard">(1036, 66, 22, 11, 5, 8),</text:p>
      <text:p text:style-name="Standard">(1037, 66, 15, 7, 5, 9),</text:p>
      <text:p text:style-name="Standard">(1038, 66, 17, 3, 5, 10),</text:p>
      <text:p text:style-name="Standard">(1039, 66, 32, 9, 5, 11),</text:p>
      <text:p text:style-name="Standard">(1040, 66, 9, 2, 5, 12),</text:p>
      <text:p text:style-name="Standard">(1041, 66, 26, 5, 5, 13),</text:p>
      <text:p text:style-name="Standard">(1042, 66, 2, 2, 5, 14),</text:p>
      <text:p text:style-name="Standard">(1043, 66, 14, 9, 5, 15),</text:p>
      <text:p text:style-name="Standard">(1044, 66, 27, 13, 5, 16),</text:p>
      <text:p text:style-name="Standard">(1045, 66, 11, 8, 5, 17),</text:p>
      <text:p text:style-name="Standard">(1046, 66, 3, 3, 5, 18),</text:p>
      <text:p text:style-name="Standard">(1047, 66, 29, 8, 5, 19),</text:p>
      <text:p text:style-name="Standard">(1048, 66, 24, 5, 5, 20),</text:p>
      <text:p text:style-name="Standard">(1049, 66, 8, 1, 5, 21),</text:p>
      <text:p text:style-name="Standard">(1050, 66, 33, 13, 5, 22),</text:p>
      <text:p text:style-name="Standard">(1051, 67, 30, 6, 14, 1),</text:p>
      <text:p text:style-name="Standard">(1052, 67, 8, 1, 14, 2),</text:p>
      <text:p text:style-name="Standard">(1053, 67, 9, 2, 14, 3),</text:p>
      <text:p text:style-name="Standard">(1054, 67, 21, 4, 14, 4),</text:p>
      <text:p text:style-name="Standard">(1055, 67, 18, 11, 14, 5),</text:p>
      <text:p text:style-name="Standard">(1056, 67, 22, 11, 14, 6),</text:p>
      <text:p text:style-name="Standard">(1057, 67, 15, 7, 14, 7),</text:p>
      <text:p text:style-name="Standard">(1058, 67, 2, 2, 14, 8),</text:p>
      <text:p text:style-name="Standard">(1059, 67, 13, 6, 14, 9),</text:p>
      <text:p text:style-name="Standard">(1060, 67, 17, 3, 14, 10),</text:p>
      <text:p text:style-name="Standard">(1061, 67, 32, 9, 14, 11),</text:p>
      <text:p text:style-name="Standard">(1062, 67, 14, 9, 14, 12),</text:p>
      <text:p text:style-name="Standard">(1063, 67, 26, 5, 14, 13),</text:p>
      <text:p text:style-name="Standard">(1064, 67, 24, 5, 14, 14),</text:p>
      <text:p text:style-name="Standard">(1065, 67, 23, 7, 14, 15),</text:p>
      <text:p text:style-name="Standard">(1066, 67, 11, 8, 14, 16),</text:p>
      <text:p text:style-name="Standard">(1067, 67, 27, 14, 14, 17),</text:p>
      <text:p text:style-name="Standard">(1068, 67, 33, 14, 14, 18),</text:p>
      <text:p text:style-name="Standard">(1069, 67, 4, 4, 14, 19),</text:p>
      <text:p text:style-name="Standard">(1070, 67, 37, 1, 14, 20),</text:p>
      <text:p text:style-name="Standard">(1071, 67, 29, 8, 14, 21),</text:p>
      <text:p text:style-name="Standard">(1072, 67, 3, 3, 14, 22),</text:p>
      <text:p text:style-name="Standard">(1073, 68, 30, 6, 17, 1),</text:p>
      <text:p text:style-name="Standard">(1074, 68, 4, 4, 17, 2),</text:p>
      <text:p text:style-name="Standard">(1075, 68, 21, 4, 17, 3),</text:p>
      <text:p text:style-name="Standard">(1076, 68, 18, 11, 17, 4),</text:p>
      <text:p text:style-name="Standard">(1077, 68, 37, 1, 17, 5),</text:p>
      <text:p text:style-name="Standard">(1078, 68, 22, 11, 17, 6),</text:p>
      <text:p text:style-name="Standard">(1079, 68, 2, 2, 17, 7),</text:p>
      <text:p text:style-name="Standard"><text:soft-page-break/>(1080, 68, 17, 3, 17, 8),</text:p>
      <text:p text:style-name="Standard">(1081, 68, 14, 9, 17, 9),</text:p>
      <text:p text:style-name="Standard">(1082, 68, 24, 5, 17, 10),</text:p>
      <text:p text:style-name="Standard">(1083, 68, 3, 3, 17, 11),</text:p>
      <text:p text:style-name="Standard">(1084, 68, 38, 9, 17, 12),</text:p>
      <text:p text:style-name="Standard">(1085, 68, 9, 2, 17, 13),</text:p>
      <text:p text:style-name="Standard">(1086, 68, 26, 5, 17, 14),</text:p>
      <text:p text:style-name="Standard">(1087, 68, 27, 14, 17, 15),</text:p>
      <text:p text:style-name="Standard">(1088, 68, 29, 8, 17, 16),</text:p>
      <text:p text:style-name="Standard">(1089, 68, 23, 7, 17, 17),</text:p>
      <text:p text:style-name="Standard">(1090, 68, 13, 6, 17, 18),</text:p>
      <text:p text:style-name="Standard">(1091, 68, 15, 7, 17, 19),</text:p>
      <text:p text:style-name="Standard">(1092, 68, 33, 14, 17, 20),</text:p>
      <text:p text:style-name="Standard">(1093, 68, 8, 1, 17, 21),</text:p>
      <text:p text:style-name="Standard">(1094, 68, 11, 8, 17, 22),</text:p>
      <text:p text:style-name="Standard">(1095, 69, 4, 4, 22, 1),</text:p>
      <text:p text:style-name="Standard">(1096, 69, 13, 6, 22, 2),</text:p>
      <text:p text:style-name="Standard">(1097, 69, 21, 4, 22, 3),</text:p>
      <text:p text:style-name="Standard">(1098, 69, 18, 11, 22, 4),</text:p>
      <text:p text:style-name="Standard">(1099, 69, 8, 1, 22, 5),</text:p>
      <text:p text:style-name="Standard">(1100, 69, 15, 7, 22, 6),</text:p>
      <text:p text:style-name="Standard">(1101, 69, 23, 7, 22, 7),</text:p>
      <text:p text:style-name="Standard">(1102, 69, 2, 2, 22, 8),</text:p>
      <text:p text:style-name="Standard">(1103, 69, 9, 2, 22, 9),</text:p>
      <text:p text:style-name="Standard">(1104, 69, 3, 3, 22, 10),</text:p>
      <text:p text:style-name="Standard">(1105, 69, 37, 1, 22, 11),</text:p>
      <text:p text:style-name="Standard">(1106, 69, 22, 11, 22, 12),</text:p>
      <text:p text:style-name="Standard">(1107, 69, 38, 9, 22, 13),</text:p>
      <text:p text:style-name="Standard">(1108, 69, 24, 5, 22, 14),</text:p>
      <text:p text:style-name="Standard">(1109, 69, 11, 8, 22, 15),</text:p>
      <text:p text:style-name="Standard">(1110, 69, 33, 14, 22, 16),</text:p>
      <text:p text:style-name="Standard">(1111, 69, 29, 8, 22, 17),</text:p>
      <text:p text:style-name="Standard">(1112, 69, 26, 5, 22, 18),</text:p>
      <text:p text:style-name="Standard">(1113, 69, 17, 3, 22, 19),</text:p>
      <text:p text:style-name="Standard">(1114, 69, 30, 6, 22, 20),</text:p>
      <text:p text:style-name="Standard">(1115, 69, 14, 9, 22, 21),</text:p>
      <text:p text:style-name="Standard">(1116, 69, 27, 14, 22, 22),</text:p>
      <text:p text:style-name="Standard">(1117, 70, 13, 6, 18, 1),</text:p>
      <text:p text:style-name="Standard">(1118, 70, 4, 4, 18, 2),</text:p>
      <text:p text:style-name="Standard">(1119, 70, 18, 11, 18, 3),</text:p>
      <text:p text:style-name="Standard">(1120, 70, 30, 6, 18, 4),</text:p>
      <text:p text:style-name="Standard">(1121, 70, 8, 1, 18, 5),</text:p>
      <text:p text:style-name="Standard">(1122, 70, 21, 4, 18, 6),</text:p>
      <text:p text:style-name="Standard">(1123, 70, 22, 11, 18, 7),</text:p>
      <text:p text:style-name="Standard">(1124, 70, 37, 1, 18, 8),</text:p>
      <text:p text:style-name="Standard">(1125, 70, 9, 2, 18, 9),</text:p>
      <text:p text:style-name="Standard">(1126, 70, 11, 8, 18, 10),</text:p>
      <text:p text:style-name="Standard">(1127, 70, 26, 5, 18, 11),</text:p>
      <text:p text:style-name="Standard">(1128, 70, 38, 9, 18, 12),</text:p>
      <text:p text:style-name="Standard">(1129, 70, 24, 5, 18, 13),</text:p>
      <text:p text:style-name="Standard">(1130, 70, 27, 14, 18, 14),</text:p>
      <text:p text:style-name="Standard">(1131, 70, 33, 14, 18, 15),</text:p>
      <text:p text:style-name="Standard"><text:soft-page-break/>(1132, 70, 29, 8, 18, 16),</text:p>
      <text:p text:style-name="Standard">(1133, 70, 2, 2, 18, 17),</text:p>
      <text:p text:style-name="Standard">(1134, 70, 14, 9, 18, 18),</text:p>
      <text:p text:style-name="Standard">(1135, 70, 15, 7, 18, 19),</text:p>
      <text:p text:style-name="Standard">(1136, 70, 23, 7, 18, 20),</text:p>
      <text:p text:style-name="Standard">(1137, 70, 17, 3, 18, 21),</text:p>
      <text:p text:style-name="Standard">(1138, 70, 3, 3, 18, 22),</text:p>
      <text:p text:style-name="Standard">(1139, 71, 21, 4, 1, 1),</text:p>
      <text:p text:style-name="Standard">(1140, 71, 22, 6, 1, 2),</text:p>
      <text:p text:style-name="Standard">(1141, 71, 4, 4, 1, 3),</text:p>
      <text:p text:style-name="Standard">(1142, 71, 14, 9, 1, 4),</text:p>
      <text:p text:style-name="Standard">(1143, 71, 17, 3, 1, 5),</text:p>
      <text:p text:style-name="Standard">(1144, 71, 31, 1, 1, 6),</text:p>
      <text:p text:style-name="Standard">(1145, 71, 32, 9, 1, 7),</text:p>
      <text:p text:style-name="Standard">(1146, 71, 8, 1, 1, 8),</text:p>
      <text:p text:style-name="Standard">(1147, 71, 15, 7, 1, 9),</text:p>
      <text:p text:style-name="Standard">(1148, 71, 13, 15, 1, 10),</text:p>
      <text:p text:style-name="Standard">(1149, 71, 18, 16, 1, 11),</text:p>
      <text:p text:style-name="Standard">(1150, 71, 23, 7, 1, 12),</text:p>
      <text:p text:style-name="Standard">(1151, 71, 35, 15, 1, 13),</text:p>
      <text:p text:style-name="Standard">(1152, 71, 11, 16, 1, 14),</text:p>
      <text:p text:style-name="Standard">(1153, 71, 39, 17, 1, 15),</text:p>
      <text:p text:style-name="Standard">(1154, 71, 33, 17, 1, 16),</text:p>
      <text:p text:style-name="Standard">(1155, 71, 40, 18, 1, 17),</text:p>
      <text:p text:style-name="Standard">(1156, 71, 30, 6, 1, 18),</text:p>
      <text:p text:style-name="Standard">(1157, 71, 2, 3, 1, 19),</text:p>
      <text:p text:style-name="Standard">(1158, 71, 27, 18, 1, 20),</text:p>
      <text:p text:style-name="Standard">(1159, 72, 4, 4, 2, 1),</text:p>
      <text:p text:style-name="Standard">(1160, 72, 15, 7, 2, 2),</text:p>
      <text:p text:style-name="Standard">(1161, 72, 2, 3, 2, 3),</text:p>
      <text:p text:style-name="Standard">(1162, 72, 31, 1, 2, 4),</text:p>
      <text:p text:style-name="Standard">(1163, 72, 23, 7, 2, 5),</text:p>
      <text:p text:style-name="Standard">(1164, 72, 14, 9, 2, 6),</text:p>
      <text:p text:style-name="Standard">(1165, 72, 30, 6, 2, 7),</text:p>
      <text:p text:style-name="Standard">(1166, 72, 32, 9, 2, 8),</text:p>
      <text:p text:style-name="Standard">(1167, 72, 8, 1, 2, 9),</text:p>
      <text:p text:style-name="Standard">(1168, 72, 13, 15, 2, 10),</text:p>
      <text:p text:style-name="Standard">(1169, 72, 39, 17, 2, 11),</text:p>
      <text:p text:style-name="Standard">(1170, 72, 33, 17, 2, 12),</text:p>
      <text:p text:style-name="Standard">(1171, 72, 27, 18, 2, 13),</text:p>
      <text:p text:style-name="Standard">(1172, 72, 22, 6, 2, 14),</text:p>
      <text:p text:style-name="Standard">(1173, 72, 21, 4, 2, 15),</text:p>
      <text:p text:style-name="Standard">(1174, 72, 17, 3, 2, 16),</text:p>
      <text:p text:style-name="Standard">(1175, 72, 35, 15, 2, 17),</text:p>
      <text:p text:style-name="Standard">(1176, 72, 18, 16, 2, 18),</text:p>
      <text:p text:style-name="Standard">(1177, 72, 19, 16, 2, 19),</text:p>
      <text:p text:style-name="Standard">(1178, 72, 40, 18, 2, 20),</text:p>
      <text:p text:style-name="Standard">(1179, 73, 4, 4, 3, 1),</text:p>
      <text:p text:style-name="Standard">(1180, 73, 15, 7, 3, 2),</text:p>
      <text:p text:style-name="Standard">(1181, 73, 8, 1, 3, 3),</text:p>
      <text:p text:style-name="Standard">(1182, 73, 23, 7, 3, 4),</text:p>
      <text:p text:style-name="Standard">(1183, 73, 37, 1, 3, 5),</text:p>
      <text:p text:style-name="Standard"><text:soft-page-break/>(1184, 73, 17, 3, 3, 6),</text:p>
      <text:p text:style-name="Standard">(1185, 73, 13, 15, 3, 7),</text:p>
      <text:p text:style-name="Standard">(1186, 73, 14, 9, 3, 8),</text:p>
      <text:p text:style-name="Standard">(1187, 73, 22, 6, 3, 9),</text:p>
      <text:p text:style-name="Standard">(1188, 73, 33, 17, 3, 10),</text:p>
      <text:p text:style-name="Standard">(1189, 73, 35, 15, 3, 11),</text:p>
      <text:p text:style-name="Standard">(1190, 73, 40, 18, 3, 12),</text:p>
      <text:p text:style-name="Standard">(1191, 73, 27, 18, 3, 13),</text:p>
      <text:p text:style-name="Standard">(1192, 73, 18, 16, 3, 14),</text:p>
      <text:p text:style-name="Standard">(1193, 73, 11, 16, 3, 15),</text:p>
      <text:p text:style-name="Standard">(1194, 73, 2, 3, 3, 16),</text:p>
      <text:p text:style-name="Standard">(1195, 73, 30, 6, 3, 17),</text:p>
      <text:p text:style-name="Standard">(1196, 73, 21, 4, 3, 18),</text:p>
      <text:p text:style-name="Standard">(1197, 73, 39, 17, 3, 19),</text:p>
      <text:p text:style-name="Standard">(1198, 73, 32, 9, 3, 20),</text:p>
      <text:p text:style-name="Standard">(1199, 74, 4, 4, 21, 1),</text:p>
      <text:p text:style-name="Standard">(1200, 74, 30, 6, 21, 2),</text:p>
      <text:p text:style-name="Standard">(1201, 74, 25, 1, 21, 3),</text:p>
      <text:p text:style-name="Standard">(1202, 74, 35, 15, 21, 4),</text:p>
      <text:p text:style-name="Standard">(1203, 74, 15, 7, 21, 5),</text:p>
      <text:p text:style-name="Standard">(1204, 74, 2, 3, 21, 6),</text:p>
      <text:p text:style-name="Standard">(1205, 74, 17, 3, 21, 7),</text:p>
      <text:p text:style-name="Standard">(1206, 74, 24, 9, 21, 8),</text:p>
      <text:p text:style-name="Standard">(1207, 74, 23, 7, 21, 9),</text:p>
      <text:p text:style-name="Standard">(1208, 74, 13, 15, 21, 10),</text:p>
      <text:p text:style-name="Standard">(1209, 74, 14, 9, 21, 11),</text:p>
      <text:p text:style-name="Standard">(1210, 74, 39, 17, 21, 12),</text:p>
      <text:p text:style-name="Standard">(1211, 74, 33, 17, 21, 13),</text:p>
      <text:p text:style-name="Standard">(1212, 74, 27, 18, 21, 14),</text:p>
      <text:p text:style-name="Standard">(1213, 74, 22, 6, 21, 15),</text:p>
      <text:p text:style-name="Standard">(1214, 74, 8, 1, 21, 16),</text:p>
      <text:p text:style-name="Standard">(1215, 74, 40, 18, 21, 17),</text:p>
      <text:p text:style-name="Standard">(1216, 74, 21, 4, 21, 18),</text:p>
      <text:p text:style-name="Standard">(1217, 74, 18, 16, 21, 19),</text:p>
      <text:p text:style-name="Standard">(1218, 74, 11, 16, 21, 20),</text:p>
      <text:p text:style-name="Standard">(1219, 75, 8, 1, 4, 1),</text:p>
      <text:p text:style-name="Standard">(1220, 75, 4, 4, 4, 2),</text:p>
      <text:p text:style-name="Standard">(1221, 75, 15, 7, 4, 3),</text:p>
      <text:p text:style-name="Standard">(1222, 75, 23, 7, 4, 4),</text:p>
      <text:p text:style-name="Standard">(1223, 75, 21, 4, 4, 5),</text:p>
      <text:p text:style-name="Standard">(1224, 75, 17, 3, 4, 6),</text:p>
      <text:p text:style-name="Standard">(1225, 75, 31, 1, 4, 7),</text:p>
      <text:p text:style-name="Standard">(1226, 75, 14, 9, 4, 8),</text:p>
      <text:p text:style-name="Standard">(1227, 75, 22, 6, 4, 9),</text:p>
      <text:p text:style-name="Standard">(1228, 75, 2, 3, 4, 10),</text:p>
      <text:p text:style-name="Standard">(1229, 75, 13, 15, 4, 11),</text:p>
      <text:p text:style-name="Standard">(1230, 75, 33, 17, 4, 12),</text:p>
      <text:p text:style-name="Standard">(1231, 75, 39, 17, 4, 13),</text:p>
      <text:p text:style-name="Standard">(1232, 75, 35, 15, 4, 14),</text:p>
      <text:p text:style-name="Standard">(1233, 75, 30, 6, 4, 15),</text:p>
      <text:p text:style-name="Standard">(1234, 75, 27, 18, 4, 16),</text:p>
      <text:p text:style-name="Standard">(1235, 75, 40, 18, 4, 17),</text:p>
      <text:p text:style-name="Standard"><text:soft-page-break/>(1236, 75, 24, 9, 4, 18),</text:p>
      <text:p text:style-name="Standard">(1237, 76, 8, 1, 6, 1),</text:p>
      <text:p text:style-name="Standard">(1238, 76, 2, 3, 6, 2),</text:p>
      <text:p text:style-name="Standard">(1239, 76, 17, 3, 6, 3),</text:p>
      <text:p text:style-name="Standard">(1240, 76, 4, 4, 6, 4),</text:p>
      <text:p text:style-name="Standard">(1241, 76, 31, 1, 6, 5),</text:p>
      <text:p text:style-name="Standard">(1242, 76, 23, 7, 6, 6),</text:p>
      <text:p text:style-name="Standard">(1243, 76, 30, 6, 6, 7),</text:p>
      <text:p text:style-name="Standard">(1244, 76, 22, 6, 6, 8),</text:p>
      <text:p text:style-name="Standard">(1245, 76, 13, 15, 6, 9),</text:p>
      <text:p text:style-name="Standard">(1246, 76, 15, 7, 6, 10),</text:p>
      <text:p text:style-name="Standard">(1247, 76, 35, 15, 6, 11),</text:p>
      <text:p text:style-name="Standard">(1248, 76, 21, 4, 6, 12),</text:p>
      <text:p text:style-name="Standard">(1249, 76, 33, 17, 6, 13),</text:p>
      <text:p text:style-name="Standard">(1250, 76, 27, 18, 6, 14),</text:p>
      <text:p text:style-name="Standard">(1251, 76, 24, 9, 6, 15),</text:p>
      <text:p text:style-name="Standard">(1252, 76, 40, 18, 6, 16),</text:p>
      <text:p text:style-name="Standard">(1253, 76, 14, 9, 6, 17),</text:p>
      <text:p text:style-name="Standard">(1254, 76, 39, 17, 6, 18),</text:p>
      <text:p text:style-name="Standard">(1255, 77, 4, 4, 20, 1),</text:p>
      <text:p text:style-name="Standard">(1256, 77, 2, 3, 20, 2),</text:p>
      <text:p text:style-name="Standard">(1257, 77, 22, 6, 20, 3),</text:p>
      <text:p text:style-name="Standard">(1258, 77, 14, 9, 20, 4),</text:p>
      <text:p text:style-name="Standard">(1259, 77, 30, 6, 20, 5),</text:p>
      <text:p text:style-name="Standard">(1260, 77, 21, 4, 20, 6),</text:p>
      <text:p text:style-name="Standard">(1261, 77, 31, 1, 20, 7),</text:p>
      <text:p text:style-name="Standard">(1262, 77, 15, 7, 20, 8),</text:p>
      <text:p text:style-name="Standard">(1263, 77, 24, 9, 20, 9),</text:p>
      <text:p text:style-name="Standard">(1264, 77, 18, 16, 20, 10),</text:p>
      <text:p text:style-name="Standard">(1265, 77, 8, 1, 20, 11),</text:p>
      <text:p text:style-name="Standard">(1266, 77, 11, 16, 20, 12),</text:p>
      <text:p text:style-name="Standard">(1267, 77, 35, 15, 20, 13),</text:p>
      <text:p text:style-name="Standard">(1268, 77, 13, 15, 20, 14),</text:p>
      <text:p text:style-name="Standard">(1269, 77, 33, 17, 20, 15),</text:p>
      <text:p text:style-name="Standard">(1270, 77, 39, 17, 20, 16),</text:p>
      <text:p text:style-name="Standard">(1271, 77, 27, 18, 20, 17),</text:p>
      <text:p text:style-name="Standard">(1272, 77, 40, 18, 20, 18),</text:p>
      <text:p text:style-name="Standard">(1273, 77, 23, 7, 20, 19),</text:p>
      <text:p text:style-name="Standard">(1274, 77, 17, 3, 20, 20),</text:p>
      <text:p text:style-name="Standard">(1275, 78, 8, 1, 7, 1),</text:p>
      <text:p text:style-name="Standard">(1276, 78, 30, 6, 7, 2),</text:p>
      <text:p text:style-name="Standard">(1277, 78, 22, 6, 7, 3),</text:p>
      <text:p text:style-name="Standard">(1278, 78, 13, 15, 7, 4),</text:p>
      <text:p text:style-name="Standard">(1279, 78, 17, 3, 7, 5),</text:p>
      <text:p text:style-name="Standard">(1280, 78, 23, 7, 7, 6),</text:p>
      <text:p text:style-name="Standard">(1281, 78, 14, 9, 7, 7),</text:p>
      <text:p text:style-name="Standard">(1282, 78, 32, 9, 7, 8),</text:p>
      <text:p text:style-name="Standard">(1283, 78, 35, 15, 7, 9),</text:p>
      <text:p text:style-name="Standard">(1284, 78, 33, 17, 7, 10),</text:p>
      <text:p text:style-name="Standard">(1285, 78, 27, 18, 7, 11),</text:p>
      <text:p text:style-name="Standard">(1286, 78, 15, 7, 7, 12),</text:p>
      <text:p text:style-name="Standard">(1287, 78, 18, 16, 7, 13),</text:p>
      <text:p text:style-name="Standard"><text:soft-page-break/>(1288, 78, 2, 3, 7, 14),</text:p>
      <text:p text:style-name="Standard">(1289, 78, 11, 16, 7, 15),</text:p>
      <text:p text:style-name="Standard">(1290, 78, 40, 18, 7, 16),</text:p>
      <text:p text:style-name="Standard">(1291, 78, 4, 4, 7, 17),</text:p>
      <text:p text:style-name="Standard">(1292, 78, 21, 4, 7, 18),</text:p>
      <text:p text:style-name="Standard">(1293, 78, 39, 17, 7, 19),</text:p>
      <text:p text:style-name="Standard">(1294, 78, 31, 1, 7, 20),</text:p>
      <text:p text:style-name="Standard">(1295, 79, 30, 6, 19, 1),</text:p>
      <text:p text:style-name="Standard">(1296, 79, 22, 6, 19, 2),</text:p>
      <text:p text:style-name="Standard">(1297, 79, 33, 17, 19, 3),</text:p>
      <text:p text:style-name="Standard">(1298, 79, 39, 17, 19, 4),</text:p>
      <text:p text:style-name="Standard">(1299, 79, 27, 18, 19, 5),</text:p>
      <text:p text:style-name="Standard">(1300, 79, 40, 18, 19, 6),</text:p>
      <text:p text:style-name="Standard">(1301, 79, 15, 7, 19, 7),</text:p>
      <text:p text:style-name="Standard">(1302, 79, 8, 1, 19, 8),</text:p>
      <text:p text:style-name="Standard">(1303, 79, 18, 16, 19, 9),</text:p>
      <text:p text:style-name="Standard">(1304, 79, 21, 4, 19, 10),</text:p>
      <text:p text:style-name="Standard">(1305, 79, 4, 4, 19, 11),</text:p>
      <text:p text:style-name="Standard">(1306, 79, 11, 16, 19, 12),</text:p>
      <text:p text:style-name="Standard">(1307, 79, 17, 3, 19, 13),</text:p>
      <text:p text:style-name="Standard">(1308, 79, 13, 15, 19, 14),</text:p>
      <text:p text:style-name="Standard">(1309, 79, 31, 1, 19, 15),</text:p>
      <text:p text:style-name="Standard">(1310, 79, 35, 15, 19, 16),</text:p>
      <text:p text:style-name="Standard">(1311, 79, 41, 7, 19, 17),</text:p>
      <text:p text:style-name="Standard">(1312, 79, 32, 9, 19, 18),</text:p>
      <text:p text:style-name="Standard">(1313, 79, 2, 3, 19, 19),</text:p>
      <text:p text:style-name="Standard">(1314, 79, 14, 9, 19, 20),</text:p>
      <text:p text:style-name="Standard">(1315, 80, 4, 4, 8, 1),</text:p>
      <text:p text:style-name="Standard">(1316, 80, 8, 1, 8, 2),</text:p>
      <text:p text:style-name="Standard">(1317, 80, 30, 6, 8, 3),</text:p>
      <text:p text:style-name="Standard">(1318, 80, 18, 16, 8, 4),</text:p>
      <text:p text:style-name="Standard">(1319, 80, 15, 7, 8, 5),</text:p>
      <text:p text:style-name="Standard">(1320, 80, 21, 4, 8, 6),</text:p>
      <text:p text:style-name="Standard">(1321, 80, 23, 7, 8, 7),</text:p>
      <text:p text:style-name="Standard">(1322, 80, 35, 15, 8, 8),</text:p>
      <text:p text:style-name="Standard">(1323, 80, 22, 6, 8, 9),</text:p>
      <text:p text:style-name="Standard">(1324, 80, 14, 9, 8, 10),</text:p>
      <text:p text:style-name="Standard">(1325, 80, 11, 16, 8, 11),</text:p>
      <text:p text:style-name="Standard">(1326, 80, 17, 3, 8, 12),</text:p>
      <text:p text:style-name="Standard">(1327, 80, 33, 17, 8, 13),</text:p>
      <text:p text:style-name="Standard">(1328, 80, 2, 3, 8, 14),</text:p>
      <text:p text:style-name="Standard">(1329, 80, 39, 17, 8, 15),</text:p>
      <text:p text:style-name="Standard">(1330, 80, 31, 1, 8, 16),</text:p>
      <text:p text:style-name="Standard">(1331, 80, 27, 18, 8, 17),</text:p>
      <text:p text:style-name="Standard">(1332, 80, 40, 18, 8, 18),</text:p>
      <text:p text:style-name="Standard">(1333, 80, 13, 15, 8, 19),</text:p>
      <text:p text:style-name="Standard">(1334, 80, 32, 9, 8, 20),</text:p>
      <text:p text:style-name="Standard">(1335, 81, 31, 1, 9, 1),</text:p>
      <text:p text:style-name="Standard">(1336, 81, 4, 4, 9, 2),</text:p>
      <text:p text:style-name="Standard">(1337, 81, 8, 1, 9, 3),</text:p>
      <text:p text:style-name="Standard">(1338, 81, 21, 4, 9, 4),</text:p>
      <text:p text:style-name="Standard">(1339, 81, 18, 16, 9, 5),</text:p>
      <text:p text:style-name="Standard"><text:soft-page-break/>(1340, 81, 30, 6, 9, 6),</text:p>
      <text:p text:style-name="Standard">(1341, 81, 22, 6, 9, 7),</text:p>
      <text:p text:style-name="Standard">(1342, 81, 23, 7, 9, 8),</text:p>
      <text:p text:style-name="Standard">(1343, 81, 15, 7, 9, 9),</text:p>
      <text:p text:style-name="Standard">(1344, 81, 13, 15, 9, 10),</text:p>
      <text:p text:style-name="Standard">(1345, 81, 17, 3, 9, 11),</text:p>
      <text:p text:style-name="Standard">(1346, 81, 2, 3, 9, 12),</text:p>
      <text:p text:style-name="Standard">(1347, 81, 14, 9, 9, 13),</text:p>
      <text:p text:style-name="Standard">(1348, 81, 35, 15, 9, 14),</text:p>
      <text:p text:style-name="Standard">(1349, 81, 32, 9, 9, 15),</text:p>
      <text:p text:style-name="Standard">(1350, 81, 11, 16, 9, 16),</text:p>
      <text:p text:style-name="Standard">(1351, 81, 33, 17, 9, 17),</text:p>
      <text:p text:style-name="Standard">(1352, 81, 27, 18, 9, 18),</text:p>
      <text:p text:style-name="Standard">(1353, 81, 40, 18, 9, 19),</text:p>
      <text:p text:style-name="Standard">(1354, 81, 39, 17, 9, 20),</text:p>
      <text:p text:style-name="Standard">(1355, 82, 4, 4, 10, 1),</text:p>
      <text:p text:style-name="Standard">(1356, 82, 31, 1, 10, 2),</text:p>
      <text:p text:style-name="Standard">(1357, 82, 18, 16, 10, 3),</text:p>
      <text:p text:style-name="Standard">(1358, 82, 21, 4, 10, 4),</text:p>
      <text:p text:style-name="Standard">(1359, 82, 30, 6, 10, 5),</text:p>
      <text:p text:style-name="Standard">(1360, 82, 23, 7, 10, 6),</text:p>
      <text:p text:style-name="Standard">(1361, 82, 14, 9, 10, 7),</text:p>
      <text:p text:style-name="Standard">(1362, 82, 13, 15, 10, 8),</text:p>
      <text:p text:style-name="Standard">(1363, 82, 32, 9, 10, 9),</text:p>
      <text:p text:style-name="Standard">(1364, 82, 22, 6, 10, 10),</text:p>
      <text:p text:style-name="Standard">(1365, 82, 2, 3, 10, 11),</text:p>
      <text:p text:style-name="Standard">(1366, 82, 11, 16, 10, 12),</text:p>
      <text:p text:style-name="Standard">(1367, 82, 27, 18, 10, 13),</text:p>
      <text:p text:style-name="Standard">(1368, 82, 15, 7, 10, 14),</text:p>
      <text:p text:style-name="Standard">(1369, 82, 35, 15, 10, 15),</text:p>
      <text:p text:style-name="Standard">(1370, 82, 39, 17, 10, 16),</text:p>
      <text:p text:style-name="Standard">(1371, 82, 33, 17, 10, 17),</text:p>
      <text:p text:style-name="Standard">(1372, 82, 38, 18, 10, 18),</text:p>
      <text:p text:style-name="Standard">(1373, 82, 17, 3, 10, 19),</text:p>
      <text:p text:style-name="Standard">(1374, 82, 8, 1, 10, 20),</text:p>
      <text:p text:style-name="Standard">(1375, 83, 8, 1, 11, 1),</text:p>
      <text:p text:style-name="Standard">(1376, 83, 30, 6, 11, 2),</text:p>
      <text:p text:style-name="Standard">(1377, 83, 23, 7, 11, 3),</text:p>
      <text:p text:style-name="Standard">(1378, 83, 15, 7, 11, 4),</text:p>
      <text:p text:style-name="Standard">(1379, 83, 18, 16, 11, 5),</text:p>
      <text:p text:style-name="Standard">(1380, 83, 2, 3, 11, 6),</text:p>
      <text:p text:style-name="Standard">(1381, 83, 17, 3, 11, 7),</text:p>
      <text:p text:style-name="Standard">(1382, 83, 11, 16, 11, 8),</text:p>
      <text:p text:style-name="Standard">(1383, 83, 21, 4, 11, 9),</text:p>
      <text:p text:style-name="Standard">(1384, 83, 22, 6, 11, 10),</text:p>
      <text:p text:style-name="Standard">(1385, 83, 4, 4, 11, 11),</text:p>
      <text:p text:style-name="Standard">(1386, 83, 39, 17, 11, 12),</text:p>
      <text:p text:style-name="Standard">(1387, 83, 33, 17, 11, 13),</text:p>
      <text:p text:style-name="Standard">(1388, 83, 13, 15, 11, 14),</text:p>
      <text:p text:style-name="Standard">(1389, 83, 27, 18, 11, 15),</text:p>
      <text:p text:style-name="Standard">(1390, 83, 35, 15, 11, 16),</text:p>
      <text:p text:style-name="Standard">(1391, 83, 31, 1, 11, 17),</text:p>
      <text:p text:style-name="Standard"><text:soft-page-break/>(1392, 83, 38, 18, 11, 18),</text:p>
      <text:p text:style-name="Standard">(1393, 83, 14, 9, 11, 19),</text:p>
      <text:p text:style-name="Standard">(1394, 83, 32, 9, 11, 20),</text:p>
      <text:p text:style-name="Standard">(1395, 84, 8, 1, 5, 1),</text:p>
      <text:p text:style-name="Standard">(1396, 84, 4, 4, 5, 2),</text:p>
      <text:p text:style-name="Standard">(1397, 84, 31, 1, 5, 3),</text:p>
      <text:p text:style-name="Standard">(1398, 84, 21, 4, 5, 4),</text:p>
      <text:p text:style-name="Standard">(1399, 84, 18, 16, 5, 5),</text:p>
      <text:p text:style-name="Standard">(1400, 84, 15, 7, 5, 6),</text:p>
      <text:p text:style-name="Standard">(1401, 84, 14, 9, 5, 7),</text:p>
      <text:p text:style-name="Standard">(1402, 84, 32, 9, 5, 8),</text:p>
      <text:p text:style-name="Standard">(1403, 84, 11, 16, 5, 9),</text:p>
      <text:p text:style-name="Standard">(1404, 84, 22, 6, 5, 10),</text:p>
      <text:p text:style-name="Standard">(1405, 84, 35, 15, 5, 11),</text:p>
      <text:p text:style-name="Standard">(1406, 84, 23, 7, 5, 12),</text:p>
      <text:p text:style-name="Standard">(1407, 84, 38, 18, 5, 13),</text:p>
      <text:p text:style-name="Standard">(1408, 84, 39, 17, 5, 14),</text:p>
      <text:p text:style-name="Standard">(1409, 84, 33, 17, 5, 15),</text:p>
      <text:p text:style-name="Standard">(1410, 84, 27, 18, 5, 16),</text:p>
      <text:p text:style-name="Standard">(1411, 84, 30, 6, 5, 17),</text:p>
      <text:p text:style-name="Standard">(1412, 84, 2, 3, 5, 18),</text:p>
      <text:p text:style-name="Standard">(1413, 84, 13, 15, 5, 19),</text:p>
      <text:p text:style-name="Standard">(1414, 84, 17, 3, 5, 20),</text:p>
      <text:p text:style-name="Standard">(1415, 85, 31, 1, 14, 1),</text:p>
      <text:p text:style-name="Standard">(1416, 85, 4, 4, 14, 2),</text:p>
      <text:p text:style-name="Standard">(1417, 85, 21, 4, 14, 3),</text:p>
      <text:p text:style-name="Standard">(1418, 85, 8, 1, 14, 4),</text:p>
      <text:p text:style-name="Standard">(1419, 85, 15, 7, 14, 5),</text:p>
      <text:p text:style-name="Standard">(1420, 85, 23, 7, 14, 6),</text:p>
      <text:p text:style-name="Standard">(1421, 85, 42, 3, 14, 7),</text:p>
      <text:p text:style-name="Standard">(1422, 85, 18, 16, 14, 8),</text:p>
      <text:p text:style-name="Standard">(1423, 85, 13, 15, 14, 9),</text:p>
      <text:p text:style-name="Standard">(1424, 85, 30, 6, 14, 10),</text:p>
      <text:p text:style-name="Standard">(1425, 85, 35, 15, 14, 11),</text:p>
      <text:p text:style-name="Standard">(1426, 85, 22, 6, 14, 12),</text:p>
      <text:p text:style-name="Standard">(1427, 85, 32, 9, 14, 13),</text:p>
      <text:p text:style-name="Standard">(1428, 85, 17, 3, 14, 14),</text:p>
      <text:p text:style-name="Standard">(1429, 85, 14, 9, 14, 15),</text:p>
      <text:p text:style-name="Standard">(1430, 85, 11, 16, 14, 16),</text:p>
      <text:p text:style-name="Standard">(1431, 85, 33, 17, 14, 17),</text:p>
      <text:p text:style-name="Standard">(1432, 85, 38, 18, 14, 18),</text:p>
      <text:p text:style-name="Standard">(1433, 85, 27, 18, 14, 19),</text:p>
      <text:p text:style-name="Standard">(1434, 85, 39, 17, 14, 20),</text:p>
      <text:p text:style-name="Standard">(1435, 86, 8, 1, 13, 1),</text:p>
      <text:p text:style-name="Standard">(1436, 86, 4, 4, 13, 2),</text:p>
      <text:p text:style-name="Standard">(1437, 86, 18, 16, 13, 3),</text:p>
      <text:p text:style-name="Standard">(1438, 86, 17, 3, 13, 4),</text:p>
      <text:p text:style-name="Standard">(1439, 86, 22, 6, 13, 5),</text:p>
      <text:p text:style-name="Standard">(1440, 86, 35, 15, 13, 6),</text:p>
      <text:p text:style-name="Standard">(1441, 86, 23, 7, 13, 7),</text:p>
      <text:p text:style-name="Standard">(1442, 86, 33, 17, 13, 8),</text:p>
      <text:p text:style-name="Standard">(1443, 86, 32, 9, 13, 9),</text:p>
      <text:p text:style-name="Standard"><text:soft-page-break/>(1444, 86, 13, 15, 13, 10),</text:p>
      <text:p text:style-name="Standard">(1445, 86, 39, 17, 13, 11),</text:p>
      <text:p text:style-name="Standard">(1446, 86, 27, 18, 13, 12),</text:p>
      <text:p text:style-name="Standard">(1447, 86, 38, 18, 13, 13),</text:p>
      <text:p text:style-name="Standard">(1448, 86, 31, 1, 13, 14),</text:p>
      <text:p text:style-name="Standard">(1449, 86, 42, 3, 13, 15),</text:p>
      <text:p text:style-name="Standard">(1450, 86, 15, 7, 13, 16),</text:p>
      <text:p text:style-name="Standard">(1451, 86, 14, 9, 13, 17),</text:p>
      <text:p text:style-name="Standard">(1452, 86, 30, 6, 13, 18),</text:p>
      <text:p text:style-name="Standard">(1453, 86, 11, 16, 13, 19),</text:p>
      <text:p text:style-name="Standard">(1454, 86, 21, 4, 13, 20),</text:p>
      <text:p text:style-name="Standard">(1455, 87, 31, 1, 18, 1),</text:p>
      <text:p text:style-name="Standard">(1456, 87, 8, 1, 18, 2),</text:p>
      <text:p text:style-name="Standard">(1457, 87, 4, 4, 18, 3),</text:p>
      <text:p text:style-name="Standard">(1458, 87, 30, 6, 18, 4),</text:p>
      <text:p text:style-name="Standard">(1459, 87, 21, 4, 18, 5),</text:p>
      <text:p text:style-name="Standard">(1460, 87, 22, 6, 18, 6),</text:p>
      <text:p text:style-name="Standard">(1461, 87, 18, 16, 18, 7),</text:p>
      <text:p text:style-name="Standard">(1462, 87, 23, 7, 18, 8),</text:p>
      <text:p text:style-name="Standard">(1463, 87, 32, 9, 18, 9),</text:p>
      <text:p text:style-name="Standard">(1464, 87, 11, 16, 18, 10),</text:p>
      <text:p text:style-name="Standard">(1465, 87, 13, 15, 18, 11),</text:p>
      <text:p text:style-name="Standard">(1466, 87, 35, 15, 18, 12),</text:p>
      <text:p text:style-name="Standard">(1467, 87, 15, 7, 18, 13),</text:p>
      <text:p text:style-name="Standard">(1468, 87, 27, 18, 18, 14),</text:p>
      <text:p text:style-name="Standard">(1469, 87, 39, 17, 18, 15),</text:p>
      <text:p text:style-name="Standard">(1470, 87, 33, 17, 18, 16),</text:p>
      <text:p text:style-name="Standard">(1471, 87, 17, 3, 18, 17),</text:p>
      <text:p text:style-name="Standard">(1472, 87, 38, 18, 18, 18),</text:p>
      <text:p text:style-name="Standard">(1473, 87, 42, 3, 18, 19),</text:p>
      <text:p text:style-name="Standard">(1474, 87, 14, 9, 18, 20),</text:p>
      <text:p text:style-name="Standard">(1475, 88, 8, 1, 22, 1),</text:p>
      <text:p text:style-name="Standard">(1476, 88, 21, 4, 22, 2),</text:p>
      <text:p text:style-name="Standard">(1477, 88, 4, 4, 22, 3),</text:p>
      <text:p text:style-name="Standard">(1478, 88, 17, 3, 22, 4),</text:p>
      <text:p text:style-name="Standard">(1479, 88, 18, 16, 22, 5),</text:p>
      <text:p text:style-name="Standard">(1480, 88, 14, 9, 22, 6),</text:p>
      <text:p text:style-name="Standard">(1481, 88, 30, 6, 22, 7),</text:p>
      <text:p text:style-name="Standard">(1482, 88, 23, 7, 22, 8),</text:p>
      <text:p text:style-name="Standard">(1483, 88, 32, 9, 22, 9),</text:p>
      <text:p text:style-name="Standard">(1484, 88, 13, 15, 22, 10),</text:p>
      <text:p text:style-name="Standard">(1485, 88, 22, 6, 22, 11),</text:p>
      <text:p text:style-name="Standard">(1486, 88, 35, 15, 22, 12),</text:p>
      <text:p text:style-name="Standard">(1487, 88, 33, 17, 22, 13),</text:p>
      <text:p text:style-name="Standard">(1488, 88, 38, 18, 22, 14),</text:p>
      <text:p text:style-name="Standard">(1489, 88, 39, 17, 22, 15),</text:p>
      <text:p text:style-name="Standard">(1490, 88, 27, 18, 22, 16),</text:p>
      <text:p text:style-name="Standard">(1491, 88, 42, 3, 22, 17),</text:p>
      <text:p text:style-name="Standard">(1492, 88, 15, 7, 22, 18),</text:p>
      <text:p text:style-name="Standard">(1493, 88, 31, 1, 22, 19),</text:p>
      <text:p text:style-name="Standard">(1494, 88, 11, 16, 22, 20),</text:p>
      <text:p text:style-name="Standard">(1495, 89, 4, 4, 17, 1),</text:p>
      <text:p text:style-name="Standard"><text:soft-page-break/>(1496, 89, 8, 1, 17, 2),</text:p>
      <text:p text:style-name="Standard">(1497, 89, 23, 7, 17, 3),</text:p>
      <text:p text:style-name="Standard">(1498, 89, 21, 4, 17, 4),</text:p>
      <text:p text:style-name="Standard">(1499, 89, 32, 9, 17, 5),</text:p>
      <text:p text:style-name="Standard">(1500, 89, 13, 15, 17, 6),</text:p>
      <text:p text:style-name="Standard">(1501, 89, 17, 3, 17, 7),</text:p>
      <text:p text:style-name="Standard">(1502, 89, 18, 16, 17, 8),</text:p>
      <text:p text:style-name="Standard">(1503, 89, 14, 9, 17, 9),</text:p>
      <text:p text:style-name="Standard">(1504, 89, 35, 15, 17, 10),</text:p>
      <text:p text:style-name="Standard">(1505, 89, 33, 17, 17, 11),</text:p>
      <text:p text:style-name="Standard">(1506, 89, 22, 6, 17, 12),</text:p>
      <text:p text:style-name="Standard">(1507, 89, 42, 3, 17, 13),</text:p>
      <text:p text:style-name="Standard">(1508, 89, 38, 18, 17, 14),</text:p>
      <text:p text:style-name="Standard">(1509, 89, 15, 7, 17, 15),</text:p>
      <text:p text:style-name="Standard">(1510, 89, 27, 18, 17, 16),</text:p>
      <text:p text:style-name="Standard">(1511, 89, 11, 16, 17, 17),</text:p>
      <text:p text:style-name="Standard">(1512, 89, 39, 17, 17, 18),</text:p>
      <text:p text:style-name="Standard">(1513, 89, 31, 1, 17, 19),</text:p>
      <text:p text:style-name="Standard">(1514, 89, 30, 6, 17, 20),</text:p>
      <text:p text:style-name="Standard">(1515, 90, 30, 6, 1, 1),</text:p>
      <text:p text:style-name="Standard">(1516, 90, 22, 6, 1, 2),</text:p>
      <text:p text:style-name="Standard">(1517, 90, 4, 4, 1, 3),</text:p>
      <text:p text:style-name="Standard">(1518, 90, 23, 3, 1, 4),</text:p>
      <text:p text:style-name="Standard">(1519, 90, 31, 3, 1, 5),</text:p>
      <text:p text:style-name="Standard">(1520, 90, 18, 16, 1, 6),</text:p>
      <text:p text:style-name="Standard">(1521, 90, 15, 4, 1, 7),</text:p>
      <text:p text:style-name="Standard">(1522, 90, 14, 1, 1, 8),</text:p>
      <text:p text:style-name="Standard">(1523, 90, 11, 16, 1, 9),</text:p>
      <text:p text:style-name="Standard">(1524, 90, 21, 15, 1, 10),</text:p>
      <text:p text:style-name="Standard">(1525, 90, 32, 19, 1, 11),</text:p>
      <text:p text:style-name="Standard">(1526, 90, 43, 7, 1, 12),</text:p>
      <text:p text:style-name="Standard">(1527, 90, 44, 7, 1, 13),</text:p>
      <text:p text:style-name="Standard">(1528, 90, 45, 17, 1, 14),</text:p>
      <text:p text:style-name="Standard">(1529, 90, 13, 15, 1, 15),</text:p>
      <text:p text:style-name="Standard">(1530, 90, 2, 17, 1, 16),</text:p>
      <text:p text:style-name="Standard">(1531, 90, 46, 18, 1, 17),</text:p>
      <text:p text:style-name="Standard">(1532, 90, 17, 19, 1, 18),</text:p>
      <text:p text:style-name="Standard">(1533, 90, 47, 18, 1, 19),</text:p>
      <text:p text:style-name="Standard">(1534, 90, 8, 1, 1, 20),</text:p>
      <text:p text:style-name="Standard">(1535, 91, 30, 6, 2, 1),</text:p>
      <text:p text:style-name="Standard">(1536, 91, 31, 3, 2, 2),</text:p>
      <text:p text:style-name="Standard">(1537, 91, 18, 16, 2, 3),</text:p>
      <text:p text:style-name="Standard">(1538, 91, 22, 6, 2, 4),</text:p>
      <text:p text:style-name="Standard">(1539, 91, 15, 4, 2, 5),</text:p>
      <text:p text:style-name="Standard">(1540, 91, 14, 1, 2, 6),</text:p>
      <text:p text:style-name="Standard">(1541, 91, 4, 4, 2, 7),</text:p>
      <text:p text:style-name="Standard">(1542, 91, 13, 15, 2, 8),</text:p>
      <text:p text:style-name="Standard">(1543, 91, 43, 7, 2, 9),</text:p>
      <text:p text:style-name="Standard">(1544, 91, 32, 19, 2, 10),</text:p>
      <text:p text:style-name="Standard">(1545, 91, 21, 15, 2, 11),</text:p>
      <text:p text:style-name="Standard">(1546, 91, 44, 7, 2, 12),</text:p>
      <text:p text:style-name="Standard">(1547, 91, 45, 17, 2, 13),</text:p>
      <text:p text:style-name="Standard"><text:soft-page-break/>(1548, 91, 46, 18, 2, 14),</text:p>
      <text:p text:style-name="Standard">(1549, 91, 11, 16, 2, 15),</text:p>
      <text:p text:style-name="Standard">(1550, 91, 47, 18, 2, 16),</text:p>
      <text:p text:style-name="Standard">(1551, 91, 8, 1, 2, 17),</text:p>
      <text:p text:style-name="Standard">(1552, 91, 2, 17, 2, 18),</text:p>
      <text:p text:style-name="Standard">(1553, 91, 23, 3, 2, 19),</text:p>
      <text:p text:style-name="Standard">(1554, 91, 17, 19, 2, 20),</text:p>
      <text:p text:style-name="Standard">(1555, 92, 30, 6, 3, 1),</text:p>
      <text:p text:style-name="Standard">(1556, 92, 22, 6, 3, 2),</text:p>
      <text:p text:style-name="Standard">(1557, 92, 18, 16, 3, 3),</text:p>
      <text:p text:style-name="Standard">(1558, 92, 15, 4, 3, 4),</text:p>
      <text:p text:style-name="Standard">(1559, 92, 11, 16, 3, 5),</text:p>
      <text:p text:style-name="Standard">(1560, 92, 4, 4, 3, 6),</text:p>
      <text:p text:style-name="Standard">(1561, 92, 23, 3, 3, 7),</text:p>
      <text:p text:style-name="Standard">(1562, 92, 17, 19, 3, 8),</text:p>
      <text:p text:style-name="Standard">(1563, 92, 44, 7, 3, 9),</text:p>
      <text:p text:style-name="Standard">(1564, 92, 43, 7, 3, 10),</text:p>
      <text:p text:style-name="Standard">(1565, 92, 21, 15, 3, 11),</text:p>
      <text:p text:style-name="Standard">(1566, 92, 13, 15, 3, 12),</text:p>
      <text:p text:style-name="Standard">(1567, 92, 31, 3, 3, 13),</text:p>
      <text:p text:style-name="Standard">(1568, 92, 32, 19, 3, 14),</text:p>
      <text:p text:style-name="Standard">(1569, 92, 2, 17, 3, 15),</text:p>
      <text:p text:style-name="Standard">(1570, 92, 45, 17, 3, 16),</text:p>
      <text:p text:style-name="Standard">(1571, 92, 46, 18, 3, 17),</text:p>
      <text:p text:style-name="Standard">(1572, 92, 14, 1, 3, 18),</text:p>
      <text:p text:style-name="Standard">(1573, 92, 47, 18, 3, 19),</text:p>
      <text:p text:style-name="Standard">(1574, 92, 8, 1, 3, 20),</text:p>
      <text:p text:style-name="Standard">(1575, 93, 30, 6, 21, 1),</text:p>
      <text:p text:style-name="Standard">(1576, 93, 18, 16, 21, 2),</text:p>
      <text:p text:style-name="Standard">(1577, 93, 31, 3, 21, 3),</text:p>
      <text:p text:style-name="Standard">(1578, 93, 4, 4, 21, 4),</text:p>
      <text:p text:style-name="Standard">(1579, 93, 15, 4, 21, 5),</text:p>
      <text:p text:style-name="Standard">(1580, 93, 22, 6, 21, 6),</text:p>
      <text:p text:style-name="Standard">(1581, 93, 23, 3, 21, 7),</text:p>
      <text:p text:style-name="Standard">(1582, 93, 8, 1, 21, 8),</text:p>
      <text:p text:style-name="Standard">(1583, 93, 21, 15, 21, 9),</text:p>
      <text:p text:style-name="Standard">(1584, 93, 13, 15, 21, 10),</text:p>
      <text:p text:style-name="Standard">(1585, 93, 44, 7, 21, 11),</text:p>
      <text:p text:style-name="Standard">(1586, 93, 14, 1, 21, 12),</text:p>
      <text:p text:style-name="Standard">(1587, 93, 17, 19, 21, 13),</text:p>
      <text:p text:style-name="Standard">(1588, 93, 32, 19, 21, 14),</text:p>
      <text:p text:style-name="Standard">(1589, 93, 47, 18, 21, 15),</text:p>
      <text:p text:style-name="Standard">(1590, 93, 11, 16, 21, 16),</text:p>
      <text:p text:style-name="Standard">(1591, 93, 2, 17, 21, 17),</text:p>
      <text:p text:style-name="Standard">(1592, 93, 43, 7, 21, 18),</text:p>
      <text:p text:style-name="Standard">(1593, 93, 46, 18, 21, 19),</text:p>
      <text:p text:style-name="Standard">(1594, 93, 45, 17, 21, 20),</text:p>
      <text:p text:style-name="Standard">(1595, 94, 30, 6, 4, 1),</text:p>
      <text:p text:style-name="Standard">(1596, 94, 22, 6, 4, 2),</text:p>
      <text:p text:style-name="Standard">(1597, 94, 15, 4, 4, 3),</text:p>
      <text:p text:style-name="Standard">(1598, 94, 4, 4, 4, 4),</text:p>
      <text:p text:style-name="Standard">(1599, 94, 11, 16, 4, 5),</text:p>
      <text:p text:style-name="Standard"><text:soft-page-break/>(1600, 94, 23, 3, 4, 6),</text:p>
      <text:p text:style-name="Standard">(1601, 94, 21, 15, 4, 7),</text:p>
      <text:p text:style-name="Standard">(1602, 94, 18, 16, 4, 8),</text:p>
      <text:p text:style-name="Standard">(1603, 94, 13, 15, 4, 9),</text:p>
      <text:p text:style-name="Standard">(1604, 94, 14, 1, 4, 10),</text:p>
      <text:p text:style-name="Standard">(1605, 94, 8, 1, 4, 11),</text:p>
      <text:p text:style-name="Standard">(1606, 94, 17, 19, 4, 12),</text:p>
      <text:p text:style-name="Standard">(1607, 94, 43, 7, 4, 13),</text:p>
      <text:p text:style-name="Standard">(1608, 94, 45, 17, 4, 14),</text:p>
      <text:p text:style-name="Standard">(1609, 94, 31, 3, 4, 15),</text:p>
      <text:p text:style-name="Standard">(1610, 94, 32, 19, 4, 16),</text:p>
      <text:p text:style-name="Standard">(1611, 94, 44, 7, 4, 17),</text:p>
      <text:p text:style-name="Standard">(1612, 94, 2, 17, 4, 18),</text:p>
      <text:p text:style-name="Standard">(1613, 94, 46, 18, 4, 19),</text:p>
      <text:p text:style-name="Standard">(1614, 94, 47, 18, 4, 20),</text:p>
      <text:p text:style-name="Standard">(1615, 95, 15, 4, 6, 1),</text:p>
      <text:p text:style-name="Standard">(1616, 95, 18, 16, 6, 2),</text:p>
      <text:p text:style-name="Standard">(1617, 95, 22, 6, 6, 3),</text:p>
      <text:p text:style-name="Standard">(1618, 95, 31, 3, 6, 4),</text:p>
      <text:p text:style-name="Standard">(1619, 95, 13, 15, 6, 5),</text:p>
      <text:p text:style-name="Standard">(1620, 95, 43, 7, 6, 6),</text:p>
      <text:p text:style-name="Standard">(1621, 95, 2, 17, 6, 7),</text:p>
      <text:p text:style-name="Standard">(1622, 95, 44, 7, 6, 8),</text:p>
      <text:p text:style-name="Standard">(1623, 95, 47, 18, 6, 9),</text:p>
      <text:p text:style-name="Standard">(1624, 95, 23, 3, 6, 10),</text:p>
      <text:p text:style-name="Standard">(1625, 95, 30, 6, 6, 11),</text:p>
      <text:p text:style-name="Standard">(1626, 95, 4, 4, 6, 12),</text:p>
      <text:p text:style-name="Standard">(1627, 95, 8, 1, 6, 13),</text:p>
      <text:p text:style-name="Standard">(1628, 95, 46, 18, 6, 14),</text:p>
      <text:p text:style-name="Standard">(1629, 95, 45, 17, 6, 15),</text:p>
      <text:p text:style-name="Standard">(1630, 95, 17, 19, 6, 16),</text:p>
      <text:p text:style-name="Standard">(1631, 95, 11, 16, 6, 17),</text:p>
      <text:p text:style-name="Standard">(1632, 95, 14, 1, 6, 18),</text:p>
      <text:p text:style-name="Standard">(1633, 95, 21, 15, 6, 19),</text:p>
      <text:p text:style-name="Standard">(1634, 95, 32, 19, 6, 20),</text:p>
      <text:p text:style-name="Standard">(1635, 96, 30, 6, 20, 1),</text:p>
      <text:p text:style-name="Standard">(1636, 96, 22, 6, 20, 2),</text:p>
      <text:p text:style-name="Standard">(1637, 96, 18, 16, 20, 3),</text:p>
      <text:p text:style-name="Standard">(1638, 96, 15, 4, 20, 4),</text:p>
      <text:p text:style-name="Standard">(1639, 96, 4, 4, 20, 5),</text:p>
      <text:p text:style-name="Standard">(1640, 96, 21, 15, 20, 6),</text:p>
      <text:p text:style-name="Standard">(1641, 96, 17, 19, 20, 7),</text:p>
      <text:p text:style-name="Standard">(1642, 96, 31, 3, 20, 8),</text:p>
      <text:p text:style-name="Standard">(1643, 96, 13, 15, 20, 9),</text:p>
      <text:p text:style-name="Standard">(1644, 96, 2, 17, 20, 10),</text:p>
      <text:p text:style-name="Standard">(1645, 96, 44, 7, 20, 11),</text:p>
      <text:p text:style-name="Standard">(1646, 96, 32, 19, 20, 12),</text:p>
      <text:p text:style-name="Standard">(1647, 96, 45, 17, 20, 13),</text:p>
      <text:p text:style-name="Standard">(1648, 96, 46, 18, 20, 14),</text:p>
      <text:p text:style-name="Standard">(1649, 96, 47, 18, 20, 15),</text:p>
      <text:p text:style-name="Standard">(1650, 96, 11, 16, 20, 16),</text:p>
      <text:p text:style-name="Standard">(1651, 96, 14, 1, 20, 17),</text:p>
      <text:p text:style-name="Standard"><text:soft-page-break/>(1652, 96, 8, 1, 20, 18),</text:p>
      <text:p text:style-name="Standard">(1653, 96, 23, 3, 20, 19),</text:p>
      <text:p text:style-name="Standard">(1654, 96, 43, 7, 20, 20),</text:p>
      <text:p text:style-name="Standard">(1655, 97, 30, 6, 7, 1),</text:p>
      <text:p text:style-name="Standard">(1656, 97, 22, 6, 7, 2),</text:p>
      <text:p text:style-name="Standard">(1657, 97, 18, 16, 7, 3),</text:p>
      <text:p text:style-name="Standard">(1658, 97, 21, 15, 7, 4),</text:p>
      <text:p text:style-name="Standard">(1659, 97, 8, 1, 7, 5),</text:p>
      <text:p text:style-name="Standard">(1660, 97, 14, 1, 7, 6),</text:p>
      <text:p text:style-name="Standard">(1661, 97, 10, 17, 7, 7),</text:p>
      <text:p text:style-name="Standard">(1662, 97, 2, 17, 7, 8),</text:p>
      <text:p text:style-name="Standard">(1663, 97, 32, 19, 7, 9),</text:p>
      <text:p text:style-name="Standard">(1664, 97, 47, 18, 7, 10),</text:p>
      <text:p text:style-name="Standard">(1665, 97, 13, 15, 7, 11),</text:p>
      <text:p text:style-name="Standard">(1666, 97, 11, 16, 7, 12),</text:p>
      <text:p text:style-name="Standard">(1667, 97, 4, 4, 7, 13),</text:p>
      <text:p text:style-name="Standard">(1668, 97, 46, 18, 7, 14),</text:p>
      <text:p text:style-name="Standard">(1669, 97, 17, 19, 7, 15),</text:p>
      <text:p text:style-name="Standard">(1670, 97, 15, 4, 7, 16),</text:p>
      <text:p text:style-name="Standard">(1671, 97, 23, 3, 7, 17),</text:p>
      <text:p text:style-name="Standard">(1672, 97, 31, 3, 7, 18),</text:p>
      <text:p text:style-name="Standard">(1673, 97, 43, 7, 7, 19),</text:p>
      <text:p text:style-name="Standard">(1674, 97, 44, 7, 7, 20),</text:p>
      <text:p text:style-name="Standard">(1675, 98, 30, 6, 19, 1),</text:p>
      <text:p text:style-name="Standard">(1676, 98, 22, 6, 19, 2),</text:p>
      <text:p text:style-name="Standard">(1677, 98, 11, 16, 19, 3),</text:p>
      <text:p text:style-name="Standard">(1678, 98, 15, 4, 19, 4),</text:p>
      <text:p text:style-name="Standard">(1679, 98, 44, 7, 19, 5),</text:p>
      <text:p text:style-name="Standard">(1680, 98, 8, 1, 19, 6),</text:p>
      <text:p text:style-name="Standard">(1681, 98, 14, 1, 19, 7),</text:p>
      <text:p text:style-name="Standard">(1682, 98, 47, 18, 19, 8),</text:p>
      <text:p text:style-name="Standard">(1683, 98, 21, 15, 19, 9),</text:p>
      <text:p text:style-name="Standard">(1684, 98, 17, 19, 19, 10),</text:p>
      <text:p text:style-name="Standard">(1685, 98, 31, 3, 19, 11),</text:p>
      <text:p text:style-name="Standard">(1686, 98, 2, 17, 19, 12),</text:p>
      <text:p text:style-name="Standard">(1687, 98, 18, 16, 19, 13),</text:p>
      <text:p text:style-name="Standard">(1688, 98, 43, 7, 19, 14),</text:p>
      <text:p text:style-name="Standard">(1689, 98, 23, 3, 19, 15),</text:p>
      <text:p text:style-name="Standard">(1690, 98, 4, 4, 19, 16),</text:p>
      <text:p text:style-name="Standard">(1691, 98, 32, 19, 19, 17),</text:p>
      <text:p text:style-name="Standard">(1692, 98, 13, 15, 19, 18),</text:p>
      <text:p text:style-name="Standard">(1693, 98, 45, 17, 19, 19),</text:p>
      <text:p text:style-name="Standard">(1694, 98, 46, 18, 19, 20),</text:p>
      <text:p text:style-name="Standard">(1695, 99, 30, 6, 8, 1),</text:p>
      <text:p text:style-name="Standard">(1696, 99, 4, 4, 8, 2),</text:p>
      <text:p text:style-name="Standard">(1697, 99, 22, 6, 8, 3),</text:p>
      <text:p text:style-name="Standard">(1698, 99, 15, 4, 8, 4),</text:p>
      <text:p text:style-name="Standard">(1699, 99, 18, 16, 8, 5),</text:p>
      <text:p text:style-name="Standard">(1700, 99, 14, 1, 8, 6),</text:p>
      <text:p text:style-name="Standard">(1701, 99, 8, 1, 8, 7),</text:p>
      <text:p text:style-name="Standard">(1702, 99, 31, 3, 8, 8),</text:p>
      <text:p text:style-name="Standard">(1703, 99, 17, 19, 8, 9),</text:p>
      <text:p text:style-name="Standard"><text:soft-page-break/>(1704, 99, 48, 3, 8, 10),</text:p>
      <text:p text:style-name="Standard">(1705, 99, 32, 19, 8, 11),</text:p>
      <text:p text:style-name="Standard">(1706, 99, 21, 15, 8, 12),</text:p>
      <text:p text:style-name="Standard">(1707, 99, 13, 15, 8, 13),</text:p>
      <text:p text:style-name="Standard">(1708, 99, 43, 7, 8, 14),</text:p>
      <text:p text:style-name="Standard">(1709, 99, 44, 7, 8, 15),</text:p>
      <text:p text:style-name="Standard">(1710, 99, 2, 17, 8, 16),</text:p>
      <text:p text:style-name="Standard">(1711, 99, 45, 17, 8, 17),</text:p>
      <text:p text:style-name="Standard">(1712, 99, 46, 18, 8, 18),</text:p>
      <text:p text:style-name="Standard">(1713, 99, 47, 18, 8, 19),</text:p>
      <text:p text:style-name="Standard">(1714, 99, 11, 16, 8, 20),</text:p>
      <text:p text:style-name="Standard">(1715, 100, 30, 6, 9, 1),</text:p>
      <text:p text:style-name="Standard">(1716, 100, 8, 1, 9, 2),</text:p>
      <text:p text:style-name="Standard">(1717, 100, 22, 6, 9, 3),</text:p>
      <text:p text:style-name="Standard">(1718, 100, 18, 16, 9, 4),</text:p>
      <text:p text:style-name="Standard">(1719, 100, 31, 3, 9, 5),</text:p>
      <text:p text:style-name="Standard">(1720, 100, 21, 15, 9, 6),</text:p>
      <text:p text:style-name="Standard">(1721, 100, 14, 1, 9, 7),</text:p>
      <text:p text:style-name="Standard">(1722, 100, 17, 19, 9, 8),</text:p>
      <text:p text:style-name="Standard">(1723, 100, 13, 15, 9, 9),</text:p>
      <text:p text:style-name="Standard">(1724, 100, 4, 4, 9, 10),</text:p>
      <text:p text:style-name="Standard">(1725, 100, 11, 16, 9, 11),</text:p>
      <text:p text:style-name="Standard">(1726, 100, 48, 3, 9, 12),</text:p>
      <text:p text:style-name="Standard">(1727, 100, 43, 7, 9, 13),</text:p>
      <text:p text:style-name="Standard">(1728, 100, 32, 19, 9, 14),</text:p>
      <text:p text:style-name="Standard">(1729, 100, 2, 17, 9, 15),</text:p>
      <text:p text:style-name="Standard">(1730, 100, 46, 18, 9, 16),</text:p>
      <text:p text:style-name="Standard">(1731, 100, 45, 17, 9, 17),</text:p>
      <text:p text:style-name="Standard">(1732, 100, 15, 4, 9, 18),</text:p>
      <text:p text:style-name="Standard">(1733, 100, 47, 18, 9, 19),</text:p>
      <text:p text:style-name="Standard">(1734, 100, 44, 7, 9, 20),</text:p>
      <text:p text:style-name="Standard">(1735, 101, 30, 6, 10, 1),</text:p>
      <text:p text:style-name="Standard">(1736, 101, 18, 16, 10, 2),</text:p>
      <text:p text:style-name="Standard">(1737, 101, 4, 4, 10, 3),</text:p>
      <text:p text:style-name="Standard">(1738, 101, 14, 1, 10, 4),</text:p>
      <text:p text:style-name="Standard">(1739, 101, 31, 3, 10, 5),</text:p>
      <text:p text:style-name="Standard">(1740, 101, 17, 19, 10, 6),</text:p>
      <text:p text:style-name="Standard">(1741, 101, 42, 3, 10, 7),</text:p>
      <text:p text:style-name="Standard">(1742, 101, 11, 16, 10, 8),</text:p>
      <text:p text:style-name="Standard">(1743, 101, 21, 15, 10, 9),</text:p>
      <text:p text:style-name="Standard">(1744, 101, 32, 19, 10, 10),</text:p>
      <text:p text:style-name="Standard">(1745, 101, 15, 4, 10, 11),</text:p>
      <text:p text:style-name="Standard">(1746, 101, 22, 6, 10, 12),</text:p>
      <text:p text:style-name="Standard">(1747, 101, 13, 15, 10, 13),</text:p>
      <text:p text:style-name="Standard">(1748, 101, 44, 7, 10, 14),</text:p>
      <text:p text:style-name="Standard">(1749, 101, 45, 17, 10, 15),</text:p>
      <text:p text:style-name="Standard">(1750, 101, 47, 18, 10, 16),</text:p>
      <text:p text:style-name="Standard">(1751, 101, 46, 18, 10, 17),</text:p>
      <text:p text:style-name="Standard">(1752, 101, 2, 17, 10, 18),</text:p>
      <text:p text:style-name="Standard">(1753, 101, 43, 7, 10, 19),</text:p>
      <text:p text:style-name="Standard">(1754, 101, 8, 1, 10, 20),</text:p>
      <text:p text:style-name="Standard">(1755, 102, 30, 6, 11, 1),</text:p>
      <text:p text:style-name="Standard"><text:soft-page-break/>(1756, 102, 22, 6, 11, 2),</text:p>
      <text:p text:style-name="Standard">(1757, 102, 4, 4, 11, 3),</text:p>
      <text:p text:style-name="Standard">(1758, 102, 31, 3, 11, 4),</text:p>
      <text:p text:style-name="Standard">(1759, 102, 18, 16, 11, 5),</text:p>
      <text:p text:style-name="Standard">(1760, 102, 11, 16, 11, 6),</text:p>
      <text:p text:style-name="Standard">(1761, 102, 42, 3, 11, 7),</text:p>
      <text:p text:style-name="Standard">(1762, 102, 21, 15, 11, 8),</text:p>
      <text:p text:style-name="Standard">(1763, 102, 14, 1, 11, 9),</text:p>
      <text:p text:style-name="Standard">(1764, 102, 17, 19, 11, 10),</text:p>
      <text:p text:style-name="Standard">(1765, 102, 44, 7, 11, 11),</text:p>
      <text:p text:style-name="Standard">(1766, 102, 2, 17, 11, 12),</text:p>
      <text:p text:style-name="Standard">(1767, 102, 32, 19, 11, 13),</text:p>
      <text:p text:style-name="Standard">(1768, 102, 46, 18, 11, 14),</text:p>
      <text:p text:style-name="Standard">(1769, 102, 47, 18, 11, 15),</text:p>
      <text:p text:style-name="Standard">(1770, 102, 45, 17, 11, 16),</text:p>
      <text:p text:style-name="Standard">(1771, 102, 15, 4, 11, 17),</text:p>
      <text:p text:style-name="Standard">(1772, 102, 41, 7, 11, 18),</text:p>
      <text:p text:style-name="Standard">(1773, 102, 13, 15, 11, 19),</text:p>
      <text:p text:style-name="Standard">(1774, 102, 8, 1, 11, 20),</text:p>
      <text:p text:style-name="Standard">(1775, 103, 8, 1, 13, 1),</text:p>
      <text:p text:style-name="Standard">(1776, 103, 30, 6, 13, 2),</text:p>
      <text:p text:style-name="Standard">(1777, 103, 22, 6, 13, 3),</text:p>
      <text:p text:style-name="Standard">(1778, 103, 13, 15, 13, 4),</text:p>
      <text:p text:style-name="Standard">(1779, 103, 21, 15, 13, 5),</text:p>
      <text:p text:style-name="Standard">(1780, 103, 32, 19, 13, 6),</text:p>
      <text:p text:style-name="Standard">(1781, 103, 14, 1, 13, 7),</text:p>
      <text:p text:style-name="Standard">(1782, 103, 44, 7, 13, 8),</text:p>
      <text:p text:style-name="Standard">(1783, 103, 15, 4, 13, 9),</text:p>
      <text:p text:style-name="Standard">(1784, 103, 41, 7, 13, 10),</text:p>
      <text:p text:style-name="Standard">(1785, 103, 2, 17, 13, 11),</text:p>
      <text:p text:style-name="Standard">(1786, 103, 31, 3, 13, 12),</text:p>
      <text:p text:style-name="Standard">(1787, 103, 42, 3, 13, 13),</text:p>
      <text:p text:style-name="Standard">(1788, 103, 18, 16, 13, 14),</text:p>
      <text:p text:style-name="Standard">(1789, 103, 47, 18, 13, 15),</text:p>
      <text:p text:style-name="Standard">(1790, 103, 4, 4, 13, 16),</text:p>
      <text:p text:style-name="Standard">(1791, 103, 17, 19, 13, 17),</text:p>
      <text:p text:style-name="Standard">(1792, 103, 11, 16, 13, 18),</text:p>
      <text:p text:style-name="Standard">(1793, 103, 46, 18, 13, 19),</text:p>
      <text:p text:style-name="Standard">(1794, 103, 45, 17, 13, 20),</text:p>
      <text:p text:style-name="Standard">(1795, 104, 22, 6, 14, 1),</text:p>
      <text:p text:style-name="Standard">(1796, 104, 30, 6, 14, 2),</text:p>
      <text:p text:style-name="Standard">(1797, 104, 18, 16, 14, 3),</text:p>
      <text:p text:style-name="Standard">(1798, 104, 11, 16, 14, 4),</text:p>
      <text:p text:style-name="Standard">(1799, 104, 31, 3, 14, 5),</text:p>
      <text:p text:style-name="Standard">(1800, 104, 14, 1, 14, 6),</text:p>
      <text:p text:style-name="Standard">(1801, 104, 42, 3, 14, 7),</text:p>
      <text:p text:style-name="Standard">(1802, 104, 21, 15, 14, 8),</text:p>
      <text:p text:style-name="Standard">(1803, 104, 17, 19, 14, 9),</text:p>
      <text:p text:style-name="Standard">(1804, 104, 15, 4, 14, 10),</text:p>
      <text:p text:style-name="Standard">(1805, 104, 41, 7, 14, 11),</text:p>
      <text:p text:style-name="Standard">(1806, 104, 13, 15, 14, 12),</text:p>
      <text:p text:style-name="Standard">(1807, 104, 32, 19, 14, 13),</text:p>
      <text:p text:style-name="Standard"><text:soft-page-break/>(1808, 104, 2, 17, 14, 14),</text:p>
      <text:p text:style-name="Standard">(1809, 104, 47, 18, 14, 15),</text:p>
      <text:p text:style-name="Standard">(1810, 104, 4, 4, 14, 16),</text:p>
      <text:p text:style-name="Standard">(1811, 104, 45, 17, 14, 17),</text:p>
      <text:p text:style-name="Standard">(1812, 104, 46, 18, 14, 18),</text:p>
      <text:p text:style-name="Standard">(1813, 104, 8, 1, 14, 19),</text:p>
      <text:p text:style-name="Standard">(1814, 104, 44, 7, 14, 20),</text:p>
      <text:p text:style-name="Standard">(1815, 105, 22, 6, 17, 1),</text:p>
      <text:p text:style-name="Standard">(1816, 105, 18, 16, 17, 2),</text:p>
      <text:p text:style-name="Standard">(1817, 105, 8, 1, 17, 3),</text:p>
      <text:p text:style-name="Standard">(1818, 105, 4, 4, 17, 4),</text:p>
      <text:p text:style-name="Standard">(1819, 105, 31, 3, 17, 5),</text:p>
      <text:p text:style-name="Standard">(1820, 105, 11, 16, 17, 6),</text:p>
      <text:p text:style-name="Standard">(1821, 105, 21, 15, 17, 7),</text:p>
      <text:p text:style-name="Standard">(1822, 105, 13, 15, 17, 8),</text:p>
      <text:p text:style-name="Standard">(1823, 105, 14, 1, 17, 9),</text:p>
      <text:p text:style-name="Standard">(1824, 105, 17, 19, 17, 10),</text:p>
      <text:p text:style-name="Standard">(1825, 105, 35, 4, 17, 11),</text:p>
      <text:p text:style-name="Standard">(1826, 105, 30, 6, 17, 12),</text:p>
      <text:p text:style-name="Standard">(1827, 105, 2, 17, 17, 13),</text:p>
      <text:p text:style-name="Standard">(1828, 105, 44, 7, 17, 14),</text:p>
      <text:p text:style-name="Standard">(1829, 105, 10, 17, 17, 15),</text:p>
      <text:p text:style-name="Standard">(1830, 105, 47, 18, 17, 16),</text:p>
      <text:p text:style-name="Standard">(1831, 105, 46, 18, 17, 17),</text:p>
      <text:p text:style-name="Standard">(1832, 105, 23, 3, 17, 18),</text:p>
      <text:p text:style-name="Standard">(1833, 105, 41, 7, 17, 19),</text:p>
      <text:p text:style-name="Standard">(1834, 105, 32, 19, 17, 20),</text:p>
      <text:p text:style-name="Standard">(1835, 106, 30, 6, 22, 1),</text:p>
      <text:p text:style-name="Standard">(1836, 106, 23, 3, 22, 2),</text:p>
      <text:p text:style-name="Standard">(1837, 106, 18, 16, 22, 3),</text:p>
      <text:p text:style-name="Standard">(1838, 106, 11, 16, 22, 4),</text:p>
      <text:p text:style-name="Standard">(1839, 106, 4, 4, 22, 5),</text:p>
      <text:p text:style-name="Standard">(1840, 106, 8, 1, 22, 6),</text:p>
      <text:p text:style-name="Standard">(1841, 106, 31, 3, 22, 7),</text:p>
      <text:p text:style-name="Standard">(1842, 106, 21, 15, 22, 8),</text:p>
      <text:p text:style-name="Standard">(1843, 106, 13, 15, 22, 9),</text:p>
      <text:p text:style-name="Standard">(1844, 106, 35, 4, 22, 10),</text:p>
      <text:p text:style-name="Standard">(1845, 106, 15, 7, 22, 11),</text:p>
      <text:p text:style-name="Standard">(1846, 106, 32, 19, 22, 12),</text:p>
      <text:p text:style-name="Standard">(1847, 106, 2, 17, 22, 13),</text:p>
      <text:p text:style-name="Standard">(1848, 106, 44, 7, 22, 14),</text:p>
      <text:p text:style-name="Standard">(1849, 106, 10, 17, 22, 15),</text:p>
      <text:p text:style-name="Standard">(1850, 106, 46, 18, 22, 16),</text:p>
      <text:p text:style-name="Standard">(1851, 106, 47, 18, 22, 17),</text:p>
      <text:p text:style-name="Standard">(1852, 106, 14, 1, 22, 18),</text:p>
      <text:p text:style-name="Standard">(1853, 106, 22, 6, 22, 19),</text:p>
      <text:p text:style-name="Standard">(1854, 106, 17, 19, 22, 20),</text:p>
      <text:p text:style-name="Standard">(1855, 107, 31, 3, 18, 1),</text:p>
      <text:p text:style-name="Standard">(1856, 107, 8, 1, 18, 2),</text:p>
      <text:p text:style-name="Standard">(1857, 107, 22, 6, 18, 3),</text:p>
      <text:p text:style-name="Standard">(1858, 107, 4, 4, 18, 4),</text:p>
      <text:p text:style-name="Standard">(1859, 107, 23, 3, 18, 5),</text:p>
      <text:p text:style-name="Standard"><text:soft-page-break/>(1860, 107, 11, 16, 18, 6),</text:p>
      <text:p text:style-name="Standard">(1861, 107, 30, 6, 18, 7),</text:p>
      <text:p text:style-name="Standard">(1862, 107, 13, 15, 18, 8),</text:p>
      <text:p text:style-name="Standard">(1863, 107, 21, 15, 18, 9),</text:p>
      <text:p text:style-name="Standard">(1864, 107, 35, 4, 18, 10),</text:p>
      <text:p text:style-name="Standard">(1865, 107, 14, 1, 18, 11),</text:p>
      <text:p text:style-name="Standard">(1866, 107, 15, 7, 18, 12),</text:p>
      <text:p text:style-name="Standard">(1867, 107, 41, 7, 18, 13),</text:p>
      <text:p text:style-name="Standard">(1868, 107, 32, 19, 18, 14),</text:p>
      <text:p text:style-name="Standard">(1869, 107, 10, 17, 18, 15),</text:p>
      <text:p text:style-name="Standard">(1870, 107, 47, 18, 18, 16),</text:p>
      <text:p text:style-name="Standard">(1871, 107, 46, 18, 18, 17),</text:p>
      <text:p text:style-name="Standard">(1872, 107, 17, 19, 18, 18),</text:p>
      <text:p text:style-name="Standard">(1873, 107, 2, 17, 18, 19),</text:p>
      <text:p text:style-name="Standard">(1874, 107, 18, 16, 18, 20),</text:p>
      <text:p text:style-name="Standard">(1875, 108, 14, 1, 1, 1),</text:p>
      <text:p text:style-name="Standard">(1876, 108, 31, 3, 1, 2),</text:p>
      <text:p text:style-name="Standard">(1877, 108, 8, 1, 1, 3),</text:p>
      <text:p text:style-name="Standard">(1878, 108, 30, 6, 1, 4),</text:p>
      <text:p text:style-name="Standard">(1879, 108, 15, 4, 1, 5),</text:p>
      <text:p text:style-name="Standard">(1880, 108, 49, 15, 1, 6),</text:p>
      <text:p text:style-name="Standard">(1881, 108, 4, 4, 1, 7),</text:p>
      <text:p text:style-name="Standard">(1882, 108, 23, 3, 1, 8),</text:p>
      <text:p text:style-name="Standard">(1883, 108, 35, 16, 1, 9),</text:p>
      <text:p text:style-name="Standard">(1884, 108, 18, 16, 1, 10),</text:p>
      <text:p text:style-name="Standard">(1885, 108, 50, 18, 1, 11),</text:p>
      <text:p text:style-name="Standard">(1886, 108, 21, 17, 1, 12),</text:p>
      <text:p text:style-name="Standard">(1887, 108, 42, 19, 1, 13),</text:p>
      <text:p text:style-name="Standard">(1888, 108, 44, 7, 1, 14),</text:p>
      <text:p text:style-name="Standard">(1889, 108, 2, 15, 1, 15),</text:p>
      <text:p text:style-name="Standard">(1890, 108, 51, 18, 1, 16),</text:p>
      <text:p text:style-name="Standard">(1891, 108, 17, 19, 1, 17),</text:p>
      <text:p text:style-name="Standard">(1892, 108, 43, 7, 1, 18),</text:p>
      <text:p text:style-name="Standard">(1893, 108, 52, 17, 1, 19),</text:p>
      <text:p text:style-name="Standard">(1894, 108, 22, 6, 1, 20),</text:p>
      <text:p text:style-name="Standard">(1895, 109, 8, 1, 2, 1),</text:p>
      <text:p text:style-name="Standard">(1896, 109, 22, 6, 2, 2),</text:p>
      <text:p text:style-name="Standard">(1897, 109, 4, 4, 2, 3),</text:p>
      <text:p text:style-name="Standard">(1898, 109, 23, 3, 2, 4),</text:p>
      <text:p text:style-name="Standard">(1899, 109, 15, 4, 2, 5),</text:p>
      <text:p text:style-name="Standard">(1900, 109, 30, 6, 2, 6),</text:p>
      <text:p text:style-name="Standard">(1901, 109, 18, 16, 2, 7),</text:p>
      <text:p text:style-name="Standard">(1902, 109, 2, 15, 2, 8),</text:p>
      <text:p text:style-name="Standard">(1903, 109, 49, 15, 2, 9),</text:p>
      <text:p text:style-name="Standard">(1904, 109, 52, 17, 2, 10),</text:p>
      <text:p text:style-name="Standard">(1905, 109, 43, 7, 2, 11),</text:p>
      <text:p text:style-name="Standard">(1906, 109, 31, 3, 2, 12),</text:p>
      <text:p text:style-name="Standard">(1907, 109, 50, 18, 2, 13),</text:p>
      <text:p text:style-name="Standard">(1908, 109, 42, 19, 2, 14),</text:p>
      <text:p text:style-name="Standard">(1909, 109, 51, 18, 2, 15),</text:p>
      <text:p text:style-name="Standard">(1910, 109, 17, 19, 2, 16),</text:p>
      <text:p text:style-name="Standard">(1911, 109, 44, 7, 2, 17),</text:p>
      <text:p text:style-name="Standard"><text:soft-page-break/>(1912, 109, 14, 1, 2, 18),</text:p>
      <text:p text:style-name="Standard">(1913, 109, 21, 17, 2, 19),</text:p>
      <text:p text:style-name="Standard">(1914, 109, 35, 16, 2, 20),</text:p>
      <text:p text:style-name="Standard">(1915, 110, 21, 17, 18, 1),</text:p>
      <text:p text:style-name="Standard">(1916, 110, 8, 1, 18, 2),</text:p>
      <text:p text:style-name="Standard">(1917, 110, 4, 4, 18, 3),</text:p>
      <text:p text:style-name="Standard">(1918, 110, 14, 1, 18, 4),</text:p>
      <text:p text:style-name="Standard">(1919, 110, 49, 15, 18, 5),</text:p>
      <text:p text:style-name="Standard">(1920, 110, 35, 16, 18, 6),</text:p>
      <text:p text:style-name="Standard">(1921, 110, 23, 3, 18, 7),</text:p>
      <text:p text:style-name="Standard">(1922, 110, 15, 4, 18, 8),</text:p>
      <text:p text:style-name="Standard">(1923, 110, 17, 19, 18, 9),</text:p>
      <text:p text:style-name="Standard">(1924, 110, 43, 7, 18, 10),</text:p>
      <text:p text:style-name="Standard">(1925, 110, 22, 6, 18, 11),</text:p>
      <text:p text:style-name="Standard">(1926, 110, 18, 16, 18, 12),</text:p>
      <text:p text:style-name="Standard">(1927, 110, 50, 18, 18, 13),</text:p>
      <text:p text:style-name="Standard">(1928, 110, 30, 6, 18, 14),</text:p>
      <text:p text:style-name="Standard">(1929, 110, 31, 3, 18, 15),</text:p>
      <text:p text:style-name="Standard">(1930, 110, 42, 19, 18, 16),</text:p>
      <text:p text:style-name="Standard">(1931, 110, 44, 7, 18, 17),</text:p>
      <text:p text:style-name="Standard">(1932, 110, 52, 17, 18, 18),</text:p>
      <text:p text:style-name="Standard">(1933, 110, 51, 18, 18, 19),</text:p>
      <text:p text:style-name="Standard">(1934, 110, 2, 15, 18, 20),</text:p>
      <text:p text:style-name="Standard">(1935, 111, 30, 6, 21, 1),</text:p>
      <text:p text:style-name="Standard">(1936, 111, 8, 1, 21, 2),</text:p>
      <text:p text:style-name="Standard">(1937, 111, 22, 6, 21, 3),</text:p>
      <text:p text:style-name="Standard">(1938, 111, 23, 3, 21, 4),</text:p>
      <text:p text:style-name="Standard">(1939, 111, 14, 1, 21, 5),</text:p>
      <text:p text:style-name="Standard">(1940, 111, 4, 4, 21, 6),</text:p>
      <text:p text:style-name="Standard">(1941, 111, 31, 3, 21, 7),</text:p>
      <text:p text:style-name="Standard">(1942, 111, 18, 16, 21, 8),</text:p>
      <text:p text:style-name="Standard">(1943, 111, 44, 7, 21, 9),</text:p>
      <text:p text:style-name="Standard">(1944, 111, 2, 15, 21, 10),</text:p>
      <text:p text:style-name="Standard">(1945, 111, 49, 15, 21, 11),</text:p>
      <text:p text:style-name="Standard">(1946, 111, 43, 7, 21, 12),</text:p>
      <text:p text:style-name="Standard">(1947, 111, 15, 4, 21, 13),</text:p>
      <text:p text:style-name="Standard">(1948, 111, 42, 19, 21, 14),</text:p>
      <text:p text:style-name="Standard">(1949, 111, 21, 17, 21, 15),</text:p>
      <text:p text:style-name="Standard">(1950, 111, 17, 19, 21, 16),</text:p>
      <text:p text:style-name="Standard">(1951, 111, 52, 17, 21, 17),</text:p>
      <text:p text:style-name="Standard">(1952, 111, 50, 18, 21, 18),</text:p>
      <text:p text:style-name="Standard">(1953, 111, 51, 18, 21, 19),</text:p>
      <text:p text:style-name="Standard">(1954, 111, 35, 16, 21, 20),</text:p>
      <text:p text:style-name="Standard">(1955, 112, 30, 6, 4, 1),</text:p>
      <text:p text:style-name="Standard">(1956, 112, 4, 4, 4, 2),</text:p>
      <text:p text:style-name="Standard">(1957, 112, 22, 6, 4, 3),</text:p>
      <text:p text:style-name="Standard">(1958, 112, 31, 3, 4, 4),</text:p>
      <text:p text:style-name="Standard">(1959, 112, 23, 3, 4, 5),</text:p>
      <text:p text:style-name="Standard">(1960, 112, 43, 7, 4, 6),</text:p>
      <text:p text:style-name="Standard">(1961, 112, 17, 19, 4, 7),</text:p>
      <text:p text:style-name="Standard">(1962, 112, 52, 17, 4, 8),</text:p>
      <text:p text:style-name="Standard">(1963, 112, 18, 16, 4, 9),</text:p>
      <text:p text:style-name="Standard"><text:soft-page-break/>(1964, 112, 2, 15, 4, 10),</text:p>
      <text:p text:style-name="Standard">(1965, 112, 51, 18, 4, 11),</text:p>
      <text:p text:style-name="Standard">(1966, 112, 50, 18, 4, 12),</text:p>
      <text:p text:style-name="Standard">(1967, 112, 21, 17, 4, 13),</text:p>
      <text:p text:style-name="Standard">(1968, 112, 44, 7, 4, 14),</text:p>
      <text:p text:style-name="Standard">(1969, 112, 49, 15, 4, 15),</text:p>
      <text:p text:style-name="Standard">(1970, 112, 14, 1, 4, 16),</text:p>
      <text:p text:style-name="Standard">(1971, 112, 35, 16, 4, 17),</text:p>
      <text:p text:style-name="Standard">(1972, 112, 15, 4, 4, 18),</text:p>
      <text:p text:style-name="Standard">(1973, 112, 42, 19, 4, 19),</text:p>
      <text:p text:style-name="Standard">(1974, 112, 8, 1, 4, 20),</text:p>
      <text:p text:style-name="Standard">(1975, 113, 30, 6, 23, 1),</text:p>
      <text:p text:style-name="Standard">(1976, 113, 8, 1, 23, 2),</text:p>
      <text:p text:style-name="Standard">(1977, 113, 22, 6, 23, 3),</text:p>
      <text:p text:style-name="Standard">(1978, 113, 18, 16, 23, 4),</text:p>
      <text:p text:style-name="Standard">(1979, 113, 14, 1, 23, 5),</text:p>
      <text:p text:style-name="Standard">(1980, 113, 23, 3, 23, 6),</text:p>
      <text:p text:style-name="Standard">(1981, 113, 17, 19, 23, 7),</text:p>
      <text:p text:style-name="Standard">(1982, 113, 15, 4, 23, 8),</text:p>
      <text:p text:style-name="Standard">(1983, 113, 42, 19, 23, 9),</text:p>
      <text:p text:style-name="Standard">(1984, 113, 43, 7, 23, 10),</text:p>
      <text:p text:style-name="Standard">(1985, 113, 52, 17, 23, 11),</text:p>
      <text:p text:style-name="Standard">(1986, 113, 35, 16, 23, 12),</text:p>
      <text:p text:style-name="Standard">(1987, 113, 51, 18, 23, 13),</text:p>
      <text:p text:style-name="Standard">(1988, 113, 21, 17, 23, 14),</text:p>
      <text:p text:style-name="Standard">(1989, 113, 2, 15, 23, 15),</text:p>
      <text:p text:style-name="Standard">(1990, 113, 4, 4, 23, 16),</text:p>
      <text:p text:style-name="Standard">(1991, 113, 31, 3, 23, 17),</text:p>
      <text:p text:style-name="Standard">(1992, 113, 44, 7, 23, 18),</text:p>
      <text:p text:style-name="Standard">(1993, 113, 50, 18, 23, 19),</text:p>
      <text:p text:style-name="Standard">(1994, 113, 49, 15, 23, 20),</text:p>
      <text:p text:style-name="Standard">(1995, 114, 31, 3, 6, 1),</text:p>
      <text:p text:style-name="Standard">(1996, 114, 8, 1, 6, 2),</text:p>
      <text:p text:style-name="Standard">(1997, 114, 30, 6, 6, 3),</text:p>
      <text:p text:style-name="Standard">(1998, 114, 23, 3, 6, 4),</text:p>
      <text:p text:style-name="Standard">(1999, 114, 4, 4, 6, 5),</text:p>
      <text:p text:style-name="Standard">(2000, 114, 15, 4, 6, 6),</text:p>
      <text:p text:style-name="Standard">(2001, 114, 14, 1, 6, 7),</text:p>
      <text:p text:style-name="Standard">(2002, 114, 22, 6, 6, 8),</text:p>
      <text:p text:style-name="Standard">(2003, 114, 43, 7, 6, 9),</text:p>
      <text:p text:style-name="Standard">(2004, 114, 21, 17, 6, 10),</text:p>
      <text:p text:style-name="Standard">(2005, 114, 2, 15, 6, 11),</text:p>
      <text:p text:style-name="Standard">(2006, 114, 52, 17, 6, 12),</text:p>
      <text:p text:style-name="Standard">(2007, 114, 44, 7, 6, 13),</text:p>
      <text:p text:style-name="Standard">(2008, 114, 35, 16, 6, 14),</text:p>
      <text:p text:style-name="Standard">(2009, 114, 51, 18, 6, 15),</text:p>
      <text:p text:style-name="Standard">(2010, 114, 50, 18, 6, 16),</text:p>
      <text:p text:style-name="Standard">(2011, 114, 17, 19, 6, 17),</text:p>
      <text:p text:style-name="Standard">(2012, 114, 42, 19, 6, 18),</text:p>
      <text:p text:style-name="Standard">(2013, 114, 49, 15, 6, 19),</text:p>
      <text:p text:style-name="Standard">(2014, 114, 18, 16, 6, 20),</text:p>
      <text:p text:style-name="Standard">(2015, 115, 30, 6, 7, 1),</text:p>
      <text:p text:style-name="Standard"><text:soft-page-break/>(2016, 115, 23, 3, 7, 2),</text:p>
      <text:p text:style-name="Standard">(2017, 115, 31, 3, 7, 3),</text:p>
      <text:p text:style-name="Standard">(2018, 115, 4, 4, 7, 4),</text:p>
      <text:p text:style-name="Standard">(2019, 115, 22, 6, 7, 5),</text:p>
      <text:p text:style-name="Standard">(2020, 115, 8, 1, 7, 6),</text:p>
      <text:p text:style-name="Standard">(2021, 115, 17, 19, 7, 7),</text:p>
      <text:p text:style-name="Standard">(2022, 115, 44, 7, 7, 8),</text:p>
      <text:p text:style-name="Standard">(2023, 115, 50, 18, 7, 9),</text:p>
      <text:p text:style-name="Standard">(2024, 115, 42, 19, 7, 10),</text:p>
      <text:p text:style-name="Standard">(2025, 115, 43, 7, 7, 11),</text:p>
      <text:p text:style-name="Standard">(2026, 115, 51, 18, 7, 12),</text:p>
      <text:p text:style-name="Standard">(2027, 115, 18, 16, 7, 13),</text:p>
      <text:p text:style-name="Standard">(2028, 115, 14, 1, 7, 14),</text:p>
      <text:p text:style-name="Standard">(2029, 115, 2, 15, 7, 15),</text:p>
      <text:p text:style-name="Standard">(2030, 115, 15, 4, 7, 16),</text:p>
      <text:p text:style-name="Standard">(2031, 115, 21, 17, 7, 17),</text:p>
      <text:p text:style-name="Standard">(2032, 115, 52, 17, 7, 18),</text:p>
      <text:p text:style-name="Standard">(2033, 115, 35, 16, 7, 19),</text:p>
      <text:p text:style-name="Standard">(2034, 115, 49, 15, 7, 20),</text:p>
      <text:p text:style-name="Standard">(2035, 116, 23, 3, 20, 1),</text:p>
      <text:p text:style-name="Standard">(2036, 116, 31, 3, 20, 2),</text:p>
      <text:p text:style-name="Standard">(2037, 116, 22, 6, 20, 3),</text:p>
      <text:p text:style-name="Standard">(2038, 116, 4, 4, 20, 4),</text:p>
      <text:p text:style-name="Standard">(2039, 116, 30, 6, 20, 5),</text:p>
      <text:p text:style-name="Standard">(2040, 116, 17, 19, 20, 6),</text:p>
      <text:p text:style-name="Standard">(2041, 116, 18, 16, 20, 7),</text:p>
      <text:p text:style-name="Standard">(2042, 116, 2, 15, 20, 8),</text:p>
      <text:p text:style-name="Standard">(2043, 116, 49, 15, 20, 9),</text:p>
      <text:p text:style-name="Standard">(2044, 116, 42, 19, 20, 10),</text:p>
      <text:p text:style-name="Standard">(2045, 116, 52, 17, 20, 11),</text:p>
      <text:p text:style-name="Standard">(2046, 116, 21, 17, 20, 12),</text:p>
      <text:p text:style-name="Standard">(2047, 116, 51, 18, 20, 13),</text:p>
      <text:p text:style-name="Standard">(2048, 116, 50, 18, 20, 14),</text:p>
      <text:p text:style-name="Standard">(2049, 116, 14, 1, 20, 15),</text:p>
      <text:p text:style-name="Standard">(2050, 116, 43, 7, 20, 16),</text:p>
      <text:p text:style-name="Standard">(2051, 116, 35, 16, 20, 17),</text:p>
      <text:p text:style-name="Standard">(2052, 116, 15, 4, 20, 18),</text:p>
      <text:p text:style-name="Standard">(2053, 116, 44, 7, 20, 19),</text:p>
      <text:p text:style-name="Standard">(2054, 116, 8, 1, 20, 20),</text:p>
      <text:p text:style-name="Standard">(2055, 117, 23, 3, 8, 1),</text:p>
      <text:p text:style-name="Standard">(2056, 117, 31, 3, 8, 2),</text:p>
      <text:p text:style-name="Standard">(2057, 117, 30, 6, 8, 3),</text:p>
      <text:p text:style-name="Standard">(2058, 117, 8, 1, 8, 4),</text:p>
      <text:p text:style-name="Standard">(2059, 117, 14, 1, 8, 5),</text:p>
      <text:p text:style-name="Standard">(2060, 117, 17, 19, 8, 6),</text:p>
      <text:p text:style-name="Standard">(2061, 117, 22, 6, 8, 7),</text:p>
      <text:p text:style-name="Standard">(2062, 117, 44, 7, 8, 8),</text:p>
      <text:p text:style-name="Standard">(2063, 117, 35, 16, 8, 9),</text:p>
      <text:p text:style-name="Standard">(2064, 117, 42, 19, 8, 10),</text:p>
      <text:p text:style-name="Standard">(2065, 117, 43, 7, 8, 11),</text:p>
      <text:p text:style-name="Standard">(2066, 117, 49, 15, 8, 12),</text:p>
      <text:p text:style-name="Standard">(2067, 117, 2, 15, 8, 13),</text:p>
      <text:p text:style-name="Standard"><text:soft-page-break/>(2068, 117, 51, 18, 8, 14),</text:p>
      <text:p text:style-name="Standard">(2069, 117, 52, 17, 8, 15),</text:p>
      <text:p text:style-name="Standard">(2070, 117, 50, 18, 8, 16),</text:p>
      <text:p text:style-name="Standard">(2071, 117, 15, 4, 8, 17),</text:p>
      <text:p text:style-name="Standard">(2072, 117, 4, 4, 8, 18),</text:p>
      <text:p text:style-name="Standard">(2073, 117, 21, 17, 8, 19),</text:p>
      <text:p text:style-name="Standard">(2074, 117, 18, 16, 8, 20),</text:p>
      <text:p text:style-name="Standard">(2075, 118, 22, 6, 9, 1),</text:p>
      <text:p text:style-name="Standard">(2076, 118, 31, 3, 9, 2),</text:p>
      <text:p text:style-name="Standard">(2077, 118, 8, 1, 9, 3),</text:p>
      <text:p text:style-name="Standard">(2078, 118, 30, 6, 9, 4),</text:p>
      <text:p text:style-name="Standard">(2079, 118, 14, 1, 9, 5),</text:p>
      <text:p text:style-name="Standard">(2080, 118, 15, 4, 9, 6),</text:p>
      <text:p text:style-name="Standard">(2081, 118, 43, 7, 9, 7),</text:p>
      <text:p text:style-name="Standard">(2082, 118, 18, 16, 9, 8),</text:p>
      <text:p text:style-name="Standard">(2083, 118, 23, 3, 9, 9),</text:p>
      <text:p text:style-name="Standard">(2084, 118, 35, 16, 9, 10),</text:p>
      <text:p text:style-name="Standard">(2085, 118, 44, 7, 9, 11),</text:p>
      <text:p text:style-name="Standard">(2086, 118, 49, 15, 9, 12),</text:p>
      <text:p text:style-name="Standard">(2087, 118, 52, 17, 9, 13),</text:p>
      <text:p text:style-name="Standard">(2088, 118, 17, 19, 9, 14),</text:p>
      <text:p text:style-name="Standard">(2089, 118, 50, 18, 9, 15),</text:p>
      <text:p text:style-name="Standard">(2090, 118, 51, 18, 9, 16),</text:p>
      <text:p text:style-name="Standard">(2091, 118, 2, 15, 9, 17),</text:p>
      <text:p text:style-name="Standard">(2092, 118, 4, 4, 9, 18),</text:p>
      <text:p text:style-name="Standard">(2093, 118, 21, 17, 9, 19),</text:p>
      <text:p text:style-name="Standard">(2094, 118, 42, 19, 9, 20),</text:p>
      <text:p text:style-name="Standard">(2095, 119, 31, 3, 10, 1),</text:p>
      <text:p text:style-name="Standard">(2096, 119, 14, 1, 10, 2);</text:p>
      <text:p text:style-name="Standard">INSERT INTO `Resultat` (`IdResultat`, `IdCourse`, `IdPilote`, `IdConstructeur`, `IdCircuit`, `PositionResultats`) VALUES</text:p>
      <text:p text:style-name="Standard">(2097, 119, 15, 4, 10, 3),</text:p>
      <text:p text:style-name="Standard">(2098, 119, 4, 4, 10, 4),</text:p>
      <text:p text:style-name="Standard">(2099, 119, 44, 7, 10, 5),</text:p>
      <text:p text:style-name="Standard">(2100, 119, 43, 7, 10, 6),</text:p>
      <text:p text:style-name="Standard">(2101, 119, 30, 6, 10, 7),</text:p>
      <text:p text:style-name="Standard">(2102, 119, 18, 16, 10, 8),</text:p>
      <text:p text:style-name="Standard">(2103, 119, 35, 16, 10, 9),</text:p>
      <text:p text:style-name="Standard">(2104, 119, 2, 15, 10, 10),</text:p>
      <text:p text:style-name="Standard">(2105, 119, 17, 19, 10, 11),</text:p>
      <text:p text:style-name="Standard">(2106, 119, 53, 18, 10, 12),</text:p>
      <text:p text:style-name="Standard">(2107, 119, 21, 17, 10, 13),</text:p>
      <text:p text:style-name="Standard">(2108, 119, 50, 18, 10, 14),</text:p>
      <text:p text:style-name="Standard">(2109, 119, 51, 19, 10, 15),</text:p>
      <text:p text:style-name="Standard">(2110, 119, 23, 3, 10, 16),</text:p>
      <text:p text:style-name="Standard">(2111, 119, 49, 15, 10, 17),</text:p>
      <text:p text:style-name="Standard">(2112, 119, 22, 6, 10, 18),</text:p>
      <text:p text:style-name="Standard">(2113, 119, 8, 1, 10, 19),</text:p>
      <text:p text:style-name="Standard">(2114, 119, 52, 17, 10, 20),</text:p>
      <text:p text:style-name="Standard">(2115, 120, 4, 4, 11, 1),</text:p>
      <text:p text:style-name="Standard">(2116, 120, 8, 1, 11, 2),</text:p>
      <text:p text:style-name="Standard">(2117, 120, 31, 3, 11, 3),</text:p>
      <text:p text:style-name="Standard"><text:soft-page-break/>(2118, 120, 23, 3, 11, 4),</text:p>
      <text:p text:style-name="Standard">(2119, 120, 14, 1, 11, 5),</text:p>
      <text:p text:style-name="Standard">(2120, 120, 17, 19, 11, 6),</text:p>
      <text:p text:style-name="Standard">(2121, 120, 15, 4, 11, 7),</text:p>
      <text:p text:style-name="Standard">(2122, 120, 30, 6, 11, 8),</text:p>
      <text:p text:style-name="Standard">(2123, 120, 2, 15, 11, 9),</text:p>
      <text:p text:style-name="Standard">(2124, 120, 18, 16, 11, 10),</text:p>
      <text:p text:style-name="Standard">(2125, 120, 43, 7, 11, 11),</text:p>
      <text:p text:style-name="Standard">(2126, 120, 50, 18, 11, 12),</text:p>
      <text:p text:style-name="Standard">(2127, 120, 53, 18, 11, 13),</text:p>
      <text:p text:style-name="Standard">(2128, 120, 49, 15, 11, 14),</text:p>
      <text:p text:style-name="Standard">(2129, 120, 51, 19, 11, 15),</text:p>
      <text:p text:style-name="Standard">(2130, 120, 47, 17, 11, 16),</text:p>
      <text:p text:style-name="Standard">(2131, 120, 44, 7, 11, 17),</text:p>
      <text:p text:style-name="Standard">(2132, 120, 21, 17, 11, 18),</text:p>
      <text:p text:style-name="Standard">(2133, 120, 22, 6, 11, 19),</text:p>
      <text:p text:style-name="Standard">(2134, 120, 35, 16, 11, 20),</text:p>
      <text:p text:style-name="Standard">(2135, 121, 30, 6, 14, 1),</text:p>
      <text:p text:style-name="Standard">(2136, 121, 31, 3, 14, 2),</text:p>
      <text:p text:style-name="Standard">(2137, 121, 22, 6, 14, 3),</text:p>
      <text:p text:style-name="Standard">(2138, 121, 8, 1, 14, 4),</text:p>
      <text:p text:style-name="Standard">(2139, 121, 48, 3, 14, 5),</text:p>
      <text:p text:style-name="Standard">(2140, 121, 35, 16, 14, 6),</text:p>
      <text:p text:style-name="Standard">(2141, 121, 17, 19, 14, 7),</text:p>
      <text:p text:style-name="Standard">(2142, 121, 4, 4, 14, 8),</text:p>
      <text:p text:style-name="Standard">(2143, 121, 2, 15, 14, 9),</text:p>
      <text:p text:style-name="Standard">(2144, 121, 21, 17, 14, 10),</text:p>
      <text:p text:style-name="Standard">(2145, 121, 47, 17, 14, 11),</text:p>
      <text:p text:style-name="Standard">(2146, 121, 53, 18, 14, 12),</text:p>
      <text:p text:style-name="Standard">(2147, 121, 49, 15, 14, 13),</text:p>
      <text:p text:style-name="Standard">(2148, 121, 14, 1, 14, 14),</text:p>
      <text:p text:style-name="Standard">(2149, 121, 44, 7, 14, 15),</text:p>
      <text:p text:style-name="Standard">(2150, 121, 50, 18, 14, 16),</text:p>
      <text:p text:style-name="Standard">(2151, 121, 18, 16, 14, 17),</text:p>
      <text:p text:style-name="Standard">(2152, 121, 43, 7, 14, 18),</text:p>
      <text:p text:style-name="Standard">(2153, 121, 51, 19, 14, 19),</text:p>
      <text:p text:style-name="Standard">(2154, 121, 15, 4, 14, 20),</text:p>
      <text:p text:style-name="Standard">(2155, 122, 30, 6, 19, 1),</text:p>
      <text:p text:style-name="Standard">(2156, 122, 8, 1, 19, 2),</text:p>
      <text:p text:style-name="Standard">(2157, 122, 49, 15, 19, 3),</text:p>
      <text:p text:style-name="Standard">(2158, 122, 15, 4, 19, 4),</text:p>
      <text:p text:style-name="Standard">(2159, 122, 2, 15, 19, 5),</text:p>
      <text:p text:style-name="Standard">(2160, 122, 31, 3, 19, 6),</text:p>
      <text:p text:style-name="Standard">(2161, 122, 21, 17, 19, 7),</text:p>
      <text:p text:style-name="Standard">(2162, 122, 51, 19, 19, 8),</text:p>
      <text:p text:style-name="Standard">(2163, 122, 43, 7, 19, 9),</text:p>
      <text:p text:style-name="Standard">(2164, 122, 50, 18, 19, 10),</text:p>
      <text:p text:style-name="Standard">(2165, 122, 53, 18, 19, 11),</text:p>
      <text:p text:style-name="Standard">(2166, 122, 35, 16, 19, 12),</text:p>
      <text:p text:style-name="Standard">(2167, 122, 52, 17, 19, 13),</text:p>
      <text:p text:style-name="Standard">(2168, 122, 14, 1, 19, 14),</text:p>
      <text:p text:style-name="Standard">(2169, 122, 4, 4, 19, 15),</text:p>
      <text:p text:style-name="Standard"><text:soft-page-break/>(2170, 122, 18, 16, 19, 16),</text:p>
      <text:p text:style-name="Standard">(2171, 122, 44, 7, 19, 17),</text:p>
      <text:p text:style-name="Standard">(2172, 122, 17, 19, 19, 18),</text:p>
      <text:p text:style-name="Standard">(2173, 122, 23, 3, 19, 19),</text:p>
      <text:p text:style-name="Standard">(2174, 122, 22, 6, 19, 20),</text:p>
      <text:p text:style-name="Standard">(2175, 123, 22, 6, 22, 1),</text:p>
      <text:p text:style-name="Standard">(2176, 123, 8, 1, 22, 2),</text:p>
      <text:p text:style-name="Standard">(2177, 123, 14, 1, 22, 3),</text:p>
      <text:p text:style-name="Standard">(2178, 123, 18, 16, 22, 4),</text:p>
      <text:p text:style-name="Standard">(2179, 123, 15, 4, 22, 5),</text:p>
      <text:p text:style-name="Standard">(2180, 123, 11, 16, 22, 6),</text:p>
      <text:p text:style-name="Standard">(2181, 123, 43, 7, 22, 7),</text:p>
      <text:p text:style-name="Standard">(2182, 123, 30, 6, 22, 8),</text:p>
      <text:p text:style-name="Standard">(2183, 123, 2, 15, 22, 9),</text:p>
      <text:p text:style-name="Standard">(2184, 123, 44, 7, 22, 10),</text:p>
      <text:p text:style-name="Standard">(2185, 123, 17, 19, 22, 11),</text:p>
      <text:p text:style-name="Standard">(2186, 123, 23, 3, 22, 12),</text:p>
      <text:p text:style-name="Standard">(2187, 123, 51, 19, 22, 13),</text:p>
      <text:p text:style-name="Standard">(2188, 123, 52, 17, 22, 14),</text:p>
      <text:p text:style-name="Standard">(2189, 123, 50, 18, 22, 15),</text:p>
      <text:p text:style-name="Standard">(2190, 123, 53, 18, 22, 16),</text:p>
      <text:p text:style-name="Standard">(2191, 123, 21, 17, 22, 17),</text:p>
      <text:p text:style-name="Standard">(2192, 123, 4, 4, 22, 18),</text:p>
      <text:p text:style-name="Standard">(2193, 123, 49, 15, 22, 19),</text:p>
      <text:p text:style-name="Standard">(2194, 123, 31, 3, 22, 20),</text:p>
      <text:p text:style-name="Standard">(2195, 124, 30, 6, 1, 1),</text:p>
      <text:p text:style-name="Standard">(2196, 124, 31, 3, 1, 2),</text:p>
      <text:p text:style-name="Standard">(2197, 124, 8, 1, 1, 3),</text:p>
      <text:p text:style-name="Standard">(2198, 124, 56, 19, 1, 4),</text:p>
      <text:p text:style-name="Standard">(2199, 124, 17, 18, 1, 5),</text:p>
      <text:p text:style-name="Standard">(2200, 124, 63, 7, 1, 6),</text:p>
      <text:p text:style-name="Standard">(2201, 124, 62, 18, 1, 7),</text:p>
      <text:p text:style-name="Standard">(2202, 124, 37, 19, 1, 8),</text:p>
      <text:p text:style-name="Standard">(2203, 124, 14, 1, 1, 9),</text:p>
      <text:p text:style-name="Standard">(2204, 124, 35, 16, 1, 10),</text:p>
      <text:p text:style-name="Standard">(2205, 124, 49, 21, 1, 11),</text:p>
      <text:p text:style-name="Standard">(2206, 124, 59, 21, 1, 12),</text:p>
      <text:p text:style-name="Standard">(2207, 124, 11, 17, 1, 13),</text:p>
      <text:p text:style-name="Standard">(2208, 124, 15, 4, 1, 14),</text:p>
      <text:p text:style-name="Standard">(2209, 124, 22, 6, 1, 15),</text:p>
      <text:p text:style-name="Standard">(2210, 124, 23, 3, 1, 16),</text:p>
      <text:p text:style-name="Standard">(2211, 124, 21, 17, 1, 17),</text:p>
      <text:p text:style-name="Standard">(2212, 124, 13, 15, 1, 18),</text:p>
      <text:p text:style-name="Standard">(2213, 124, 2, 15, 1, 19),</text:p>
      <text:p text:style-name="Standard">(2214, 124, 18, 4, 1, 20),</text:p>
      <text:p text:style-name="Standard">(2215, 124, 44, 16, 1, 21),</text:p>
      <text:p text:style-name="Standard">(2216, 124, 66, 7, 1, 22),</text:p>
      <text:p text:style-name="Standard">(2217, 125, 23, 3, 2, 1),</text:p>
      <text:p text:style-name="Standard">(2218, 125, 31, 3, 2, 2),</text:p>
      <text:p text:style-name="Standard">(2219, 125, 30, 6, 2, 3),</text:p>
      <text:p text:style-name="Standard">(2220, 125, 18, 4, 2, 4),</text:p>
      <text:p text:style-name="Standard">(2221, 125, 2, 15, 2, 5),</text:p>
      <text:p text:style-name="Standard"><text:soft-page-break/>(2222, 125, 13, 15, 2, 6),</text:p>
      <text:p text:style-name="Standard">(2223, 125, 66, 7, 2, 7),</text:p>
      <text:p text:style-name="Standard">(2224, 125, 35, 16, 2, 8),</text:p>
      <text:p text:style-name="Standard">(2225, 125, 11, 17, 2, 9),</text:p>
      <text:p text:style-name="Standard">(2226, 125, 37, 19, 2, 10),</text:p>
      <text:p text:style-name="Standard">(2227, 125, 49, 21, 2, 11),</text:p>
      <text:p text:style-name="Standard">(2228, 125, 63, 7, 2, 12),</text:p>
      <text:p text:style-name="Standard">(2229, 125, 21, 17, 2, 13),</text:p>
      <text:p text:style-name="Standard">(2230, 125, 22, 6, 2, 14),</text:p>
      <text:p text:style-name="Standard">(2231, 125, 17, 18, 2, 15),</text:p>
      <text:p text:style-name="Standard">(2232, 125, 56, 19, 2, 16),</text:p>
      <text:p text:style-name="Standard">(2233, 125, 62, 18, 2, 17),</text:p>
      <text:p text:style-name="Standard">(2234, 125, 8, 1, 2, 18),</text:p>
      <text:p text:style-name="Standard">(2235, 125, 59, 21, 2, 19),</text:p>
      <text:p text:style-name="Standard">(2236, 125, 14, 1, 2, 20),</text:p>
      <text:p text:style-name="Standard">(2237, 125, 44, 16, 2, 21),</text:p>
      <text:p text:style-name="Standard">(2238, 125, 15, 4, 2, 22),</text:p>
      <text:p text:style-name="Standard">(2239, 126, 30, 6, 18, 1),</text:p>
      <text:p text:style-name="Standard">(2240, 126, 23, 3, 18, 2),</text:p>
      <text:p text:style-name="Standard">(2241, 126, 14, 1, 18, 3),</text:p>
      <text:p text:style-name="Standard">(2242, 126, 18, 4, 18, 4),</text:p>
      <text:p text:style-name="Standard">(2243, 126, 31, 3, 18, 5),</text:p>
      <text:p text:style-name="Standard">(2244, 126, 63, 7, 18, 6),</text:p>
      <text:p text:style-name="Standard">(2245, 126, 56, 19, 18, 7),</text:p>
      <text:p text:style-name="Standard">(2246, 126, 37, 19, 18, 8),</text:p>
      <text:p text:style-name="Standard">(2247, 126, 11, 17, 18, 9),</text:p>
      <text:p text:style-name="Standard">(2248, 126, 35, 16, 18, 10),</text:p>
      <text:p text:style-name="Standard">(2249, 126, 17, 18, 18, 11),</text:p>
      <text:p text:style-name="Standard">(2250, 126, 8, 1, 18, 12),</text:p>
      <text:p text:style-name="Standard">(2251, 126, 62, 18, 18, 13),</text:p>
      <text:p text:style-name="Standard">(2252, 126, 2, 15, 18, 14),</text:p>
      <text:p text:style-name="Standard">(2253, 126, 15, 4, 18, 15),</text:p>
      <text:p text:style-name="Standard">(2254, 126, 13, 15, 18, 16),</text:p>
      <text:p text:style-name="Standard">(2255, 126, 66, 7, 18, 17),</text:p>
      <text:p text:style-name="Standard">(2256, 126, 44, 16, 18, 18),</text:p>
      <text:p text:style-name="Standard">(2257, 126, 49, 21, 18, 19),</text:p>
      <text:p text:style-name="Standard">(2258, 126, 59, 21, 18, 20),</text:p>
      <text:p text:style-name="Standard">(2259, 126, 22, 6, 18, 21),</text:p>
      <text:p text:style-name="Standard">(2260, 126, 21, 17, 18, 22),</text:p>
      <text:p text:style-name="Standard">(2261, 127, 30, 6, 21, 1),</text:p>
      <text:p text:style-name="Standard">(2262, 127, 22, 6, 21, 2),</text:p>
      <text:p text:style-name="Standard">(2263, 127, 23, 3, 21, 3),</text:p>
      <text:p text:style-name="Standard">(2264, 127, 31, 3, 21, 4),</text:p>
      <text:p text:style-name="Standard">(2265, 127, 18, 4, 21, 5),</text:p>
      <text:p text:style-name="Standard">(2266, 127, 14, 1, 21, 6),</text:p>
      <text:p text:style-name="Standard">(2267, 127, 35, 16, 21, 7),</text:p>
      <text:p text:style-name="Standard">(2268, 127, 13, 15, 21, 8),</text:p>
      <text:p text:style-name="Standard">(2269, 127, 15, 4, 21, 9),</text:p>
      <text:p text:style-name="Standard">(2270, 127, 2, 15, 21, 10),</text:p>
      <text:p text:style-name="Standard">(2271, 127, 17, 18, 21, 11),</text:p>
      <text:p text:style-name="Standard">(2272, 127, 59, 21, 21, 12),</text:p>
      <text:p text:style-name="Standard">(2273, 127, 56, 19, 21, 13),</text:p>
      <text:p text:style-name="Standard"><text:soft-page-break/>(2274, 127, 8, 1, 21, 14),</text:p>
      <text:p text:style-name="Standard">(2275, 127, 44, 16, 21, 15),</text:p>
      <text:p text:style-name="Standard">(2276, 127, 37, 19, 21, 16),</text:p>
      <text:p text:style-name="Standard">(2277, 127, 63, 7, 21, 17),</text:p>
      <text:p text:style-name="Standard">(2278, 127, 49, 21, 21, 18),</text:p>
      <text:p text:style-name="Standard">(2279, 127, 21, 17, 21, 19),</text:p>
      <text:p text:style-name="Standard">(2280, 127, 11, 17, 21, 20),</text:p>
      <text:p text:style-name="Standard">(2281, 127, 66, 7, 21, 21),</text:p>
      <text:p text:style-name="Standard">(2282, 127, 62, 18, 21, 22),</text:p>
      <text:p text:style-name="Standard">(2283, 128, 30, 6, 4, 1),</text:p>
      <text:p text:style-name="Standard">(2284, 128, 31, 3, 4, 2),</text:p>
      <text:p text:style-name="Standard">(2285, 128, 14, 1, 4, 3),</text:p>
      <text:p text:style-name="Standard">(2286, 128, 2, 15, 4, 4),</text:p>
      <text:p text:style-name="Standard">(2287, 128, 13, 15, 4, 5),</text:p>
      <text:p text:style-name="Standard">(2288, 128, 49, 21, 4, 6),</text:p>
      <text:p text:style-name="Standard">(2289, 128, 35, 16, 4, 7),</text:p>
      <text:p text:style-name="Standard">(2290, 128, 66, 7, 4, 8),</text:p>
      <text:p text:style-name="Standard">(2291, 128, 63, 7, 4, 9),</text:p>
      <text:p text:style-name="Standard">(2292, 128, 15, 4, 4, 10),</text:p>
      <text:p text:style-name="Standard">(2293, 128, 23, 3, 4, 11),</text:p>
      <text:p text:style-name="Standard">(2294, 128, 18, 4, 4, 12),</text:p>
      <text:p text:style-name="Standard">(2295, 128, 44, 16, 4, 13),</text:p>
      <text:p text:style-name="Standard">(2296, 128, 56, 19, 4, 14),</text:p>
      <text:p text:style-name="Standard">(2297, 128, 59, 21, 4, 15),</text:p>
      <text:p text:style-name="Standard">(2298, 128, 11, 17, 4, 16),</text:p>
      <text:p text:style-name="Standard">(2299, 128, 21, 17, 4, 17),</text:p>
      <text:p text:style-name="Standard">(2300, 128, 8, 1, 4, 18),</text:p>
      <text:p text:style-name="Standard">(2301, 128, 37, 19, 4, 19),</text:p>
      <text:p text:style-name="Standard">(2302, 128, 22, 6, 4, 20),</text:p>
      <text:p text:style-name="Standard">(2303, 128, 17, 18, 4, 21),</text:p>
      <text:p text:style-name="Standard">(2304, 128, 62, 18, 4, 22),</text:p>
      <text:p text:style-name="Standard">(2305, 129, 30, 6, 23, 1),</text:p>
      <text:p text:style-name="Standard">(2306, 129, 22, 6, 23, 2),</text:p>
      <text:p text:style-name="Standard">(2307, 129, 31, 3, 23, 3),</text:p>
      <text:p text:style-name="Standard">(2308, 129, 23, 3, 23, 4),</text:p>
      <text:p text:style-name="Standard">(2309, 129, 21, 17, 23, 5),</text:p>
      <text:p text:style-name="Standard">(2310, 129, 14, 1, 23, 6),</text:p>
      <text:p text:style-name="Standard">(2311, 129, 18, 4, 23, 7),</text:p>
      <text:p text:style-name="Standard">(2312, 129, 63, 7, 23, 8),</text:p>
      <text:p text:style-name="Standard">(2313, 129, 66, 7, 23, 9),</text:p>
      <text:p text:style-name="Standard">(2314, 129, 35, 16, 23, 10),</text:p>
      <text:p text:style-name="Standard">(2315, 129, 49, 21, 23, 11),</text:p>
      <text:p text:style-name="Standard">(2316, 129, 17, 18, 23, 12),</text:p>
      <text:p text:style-name="Standard">(2317, 129, 15, 4, 23, 13),</text:p>
      <text:p text:style-name="Standard">(2318, 129, 62, 18, 23, 14),</text:p>
      <text:p text:style-name="Standard">(2319, 129, 56, 19, 23, 15),</text:p>
      <text:p text:style-name="Standard">(2320, 129, 2, 15, 23, 16),</text:p>
      <text:p text:style-name="Standard">(2321, 129, 11, 17, 23, 17),</text:p>
      <text:p text:style-name="Standard">(2322, 129, 44, 16, 23, 18),</text:p>
      <text:p text:style-name="Standard">(2323, 129, 13, 15, 23, 19),</text:p>
      <text:p text:style-name="Standard">(2324, 129, 8, 1, 23, 20),</text:p>
      <text:p text:style-name="Standard">(2325, 129, 59, 21, 23, 21),</text:p>
      <text:p text:style-name="Standard"><text:soft-page-break/>(2326, 129, 37, 19, 23, 22),</text:p>
      <text:p text:style-name="Standard">(2327, 130, 14, 1, 6, 1),</text:p>
      <text:p text:style-name="Standard">(2328, 130, 30, 6, 6, 2),</text:p>
      <text:p text:style-name="Standard">(2329, 130, 23, 3, 6, 3),</text:p>
      <text:p text:style-name="Standard">(2330, 130, 15, 4, 6, 4),</text:p>
      <text:p text:style-name="Standard">(2331, 130, 21, 17, 6, 5),</text:p>
      <text:p text:style-name="Standard">(2332, 130, 49, 21, 6, 6),</text:p>
      <text:p text:style-name="Standard">(2333, 130, 22, 6, 6, 7),</text:p>
      <text:p text:style-name="Standard">(2334, 130, 2, 15, 6, 8),</text:p>
      <text:p text:style-name="Standard">(2335, 130, 56, 19, 6, 9),</text:p>
      <text:p text:style-name="Standard">(2336, 130, 37, 19, 6, 10),</text:p>
      <text:p text:style-name="Standard">(2337, 130, 17, 18, 6, 11),</text:p>
      <text:p text:style-name="Standard">(2338, 130, 59, 21, 6, 12),</text:p>
      <text:p text:style-name="Standard">(2339, 130, 63, 7, 6, 13),</text:p>
      <text:p text:style-name="Standard">(2340, 130, 13, 15, 6, 14),</text:p>
      <text:p text:style-name="Standard">(2341, 130, 44, 16, 6, 15),</text:p>
      <text:p text:style-name="Standard">(2342, 130, 18, 4, 6, 16),</text:p>
      <text:p text:style-name="Standard">(2343, 130, 31, 3, 6, 17),</text:p>
      <text:p text:style-name="Standard">(2344, 130, 35, 16, 6, 18),</text:p>
      <text:p text:style-name="Standard">(2345, 130, 8, 1, 6, 19),</text:p>
      <text:p text:style-name="Standard">(2346, 130, 62, 18, 6, 20),</text:p>
      <text:p text:style-name="Standard">(2347, 130, 11, 17, 6, 21),</text:p>
      <text:p text:style-name="Standard">(2348, 130, 66, 7, 6, 22),</text:p>
      <text:p text:style-name="Standard">(2349, 131, 30, 6, 7, 1),</text:p>
      <text:p text:style-name="Standard">(2350, 131, 14, 1, 7, 2),</text:p>
      <text:p text:style-name="Standard">(2351, 131, 22, 6, 7, 3),</text:p>
      <text:p text:style-name="Standard">(2352, 131, 8, 1, 7, 4),</text:p>
      <text:p text:style-name="Standard">(2353, 131, 21, 17, 7, 5),</text:p>
      <text:p text:style-name="Standard">(2354, 131, 15, 4, 7, 6),</text:p>
      <text:p text:style-name="Standard">(2355, 131, 23, 3, 7, 7),</text:p>
      <text:p text:style-name="Standard">(2356, 131, 44, 16, 7, 8),</text:p>
      <text:p text:style-name="Standard">(2357, 131, 13, 15, 7, 9),</text:p>
      <text:p text:style-name="Standard">(2358, 131, 11, 17, 7, 10),</text:p>
      <text:p text:style-name="Standard">(2359, 131, 17, 18, 7, 11),</text:p>
      <text:p text:style-name="Standard">(2360, 131, 2, 15, 7, 12),</text:p>
      <text:p text:style-name="Standard">(2361, 131, 49, 21, 7, 13),</text:p>
      <text:p text:style-name="Standard">(2362, 131, 62, 18, 7, 14),</text:p>
      <text:p text:style-name="Standard">(2363, 131, 18, 4, 7, 15),</text:p>
      <text:p text:style-name="Standard">(2364, 131, 31, 3, 7, 16),</text:p>
      <text:p text:style-name="Standard">(2365, 131, 66, 7, 7, 17),</text:p>
      <text:p text:style-name="Standard">(2366, 131, 56, 19, 7, 18),</text:p>
      <text:p text:style-name="Standard">(2367, 131, 63, 7, 7, 19),</text:p>
      <text:p text:style-name="Standard">(2368, 131, 37, 19, 7, 20),</text:p>
      <text:p text:style-name="Standard">(2369, 131, 59, 21, 7, 21),</text:p>
      <text:p text:style-name="Standard">(2370, 131, 35, 16, 7, 22),</text:p>
      <text:p text:style-name="Standard">(2371, 132, 22, 6, 20, 1),</text:p>
      <text:p text:style-name="Standard">(2372, 132, 30, 6, 20, 2),</text:p>
      <text:p text:style-name="Standard">(2373, 132, 8, 1, 20, 3),</text:p>
      <text:p text:style-name="Standard">(2374, 132, 23, 3, 20, 4),</text:p>
      <text:p text:style-name="Standard">(2375, 132, 18, 4, 20, 5),</text:p>
      <text:p text:style-name="Standard">(2376, 132, 13, 15, 20, 6),</text:p>
      <text:p text:style-name="Standard">(2377, 132, 2, 15, 20, 7),</text:p>
      <text:p text:style-name="Standard"><text:soft-page-break/>(2378, 132, 15, 4, 20, 8),</text:p>
      <text:p text:style-name="Standard">(2379, 132, 44, 16, 20, 9),</text:p>
      <text:p text:style-name="Standard">(2380, 132, 37, 19, 20, 10),</text:p>
      <text:p text:style-name="Standard">(2381, 132, 59, 21, 20, 11),</text:p>
      <text:p text:style-name="Standard">(2382, 132, 35, 16, 20, 12),</text:p>
      <text:p text:style-name="Standard">(2383, 132, 49, 21, 20, 13),</text:p>
      <text:p text:style-name="Standard">(2384, 132, 66, 7, 20, 14),</text:p>
      <text:p text:style-name="Standard">(2385, 132, 17, 18, 20, 15),</text:p>
      <text:p text:style-name="Standard">(2386, 132, 11, 17, 20, 16),</text:p>
      <text:p text:style-name="Standard">(2387, 132, 63, 7, 20, 17),</text:p>
      <text:p text:style-name="Standard">(2388, 132, 62, 18, 20, 18),</text:p>
      <text:p text:style-name="Standard">(2389, 132, 56, 19, 20, 19),</text:p>
      <text:p text:style-name="Standard">(2390, 132, 31, 3, 20, 20),</text:p>
      <text:p text:style-name="Standard">(2391, 132, 14, 1, 20, 21),</text:p>
      <text:p text:style-name="Standard">(2392, 132, 21, 17, 20, 22),</text:p>
      <text:p text:style-name="Standard">(2393, 133, 30, 6, 9, 1),</text:p>
      <text:p text:style-name="Standard">(2394, 133, 22, 6, 9, 2),</text:p>
      <text:p text:style-name="Standard">(2395, 133, 31, 3, 9, 3),</text:p>
      <text:p text:style-name="Standard">(2396, 133, 35, 16, 9, 4),</text:p>
      <text:p text:style-name="Standard">(2397, 133, 44, 16, 9, 5),</text:p>
      <text:p text:style-name="Standard">(2398, 133, 2, 15, 9, 6),</text:p>
      <text:p text:style-name="Standard">(2399, 133, 21, 17, 9, 7),</text:p>
      <text:p text:style-name="Standard">(2400, 133, 23, 3, 9, 8),</text:p>
      <text:p text:style-name="Standard">(2401, 133, 13, 15, 9, 9),</text:p>
      <text:p text:style-name="Standard">(2402, 133, 14, 1, 9, 10),</text:p>
      <text:p text:style-name="Standard">(2403, 133, 37, 19, 9, 11),</text:p>
      <text:p text:style-name="Standard">(2404, 133, 18, 4, 9, 12),</text:p>
      <text:p text:style-name="Standard">(2405, 133, 11, 17, 9, 13),</text:p>
      <text:p text:style-name="Standard">(2406, 133, 8, 1, 9, 14),</text:p>
      <text:p text:style-name="Standard">(2407, 133, 15, 4, 9, 15),</text:p>
      <text:p text:style-name="Standard">(2408, 133, 59, 21, 9, 16),</text:p>
      <text:p text:style-name="Standard">(2409, 133, 56, 19, 9, 17),</text:p>
      <text:p text:style-name="Standard">(2410, 133, 49, 21, 9, 18),</text:p>
      <text:p text:style-name="Standard">(2411, 133, 63, 7, 9, 19),</text:p>
      <text:p text:style-name="Standard">(2412, 133, 17, 18, 9, 20),</text:p>
      <text:p text:style-name="Standard">(2413, 133, 66, 7, 9, 21),</text:p>
      <text:p text:style-name="Standard">(2414, 134, 30, 6, 8, 1),</text:p>
      <text:p text:style-name="Standard">(2415, 134, 8, 1, 8, 2),</text:p>
      <text:p text:style-name="Standard">(2416, 134, 14, 1, 8, 3),</text:p>
      <text:p text:style-name="Standard">(2417, 134, 31, 3, 8, 4),</text:p>
      <text:p text:style-name="Standard">(2418, 134, 23, 3, 8, 5),</text:p>
      <text:p text:style-name="Standard">(2419, 134, 18, 4, 8, 6),</text:p>
      <text:p text:style-name="Standard">(2420, 134, 2, 15, 8, 7),</text:p>
      <text:p text:style-name="Standard">(2421, 134, 17, 18, 8, 8),</text:p>
      <text:p text:style-name="Standard">(2422, 134, 37, 19, 8, 9),</text:p>
      <text:p text:style-name="Standard">(2423, 134, 62, 18, 8, 10),</text:p>
      <text:p text:style-name="Standard">(2424, 134, 66, 7, 8, 11),</text:p>
      <text:p text:style-name="Standard">(2425, 134, 56, 19, 8, 12),</text:p>
      <text:p text:style-name="Standard">(2426, 134, 15, 4, 8, 13),</text:p>
      <text:p text:style-name="Standard">(2427, 134, 13, 15, 8, 14),</text:p>
      <text:p text:style-name="Standard">(2428, 134, 63, 7, 8, 15),</text:p>
      <text:p text:style-name="Standard">(2429, 134, 35, 16, 8, 16),</text:p>
      <text:p text:style-name="Standard"><text:soft-page-break/>(2430, 134, 44, 16, 8, 17),</text:p>
      <text:p text:style-name="Standard">(2431, 134, 11, 17, 8, 18),</text:p>
      <text:p text:style-name="Standard">(2432, 134, 22, 6, 8, 19),</text:p>
      <text:p text:style-name="Standard">(2433, 134, 49, 21, 8, 20),</text:p>
      <text:p text:style-name="Standard">(2434, 134, 59, 21, 8, 21),</text:p>
      <text:p text:style-name="Standard">(2435, 134, 21, 17, 8, 22),</text:p>
      <text:p text:style-name="Standard">(2436, 135, 30, 6, 10, 1),</text:p>
      <text:p text:style-name="Standard">(2437, 135, 31, 3, 10, 2),</text:p>
      <text:p text:style-name="Standard">(2438, 135, 23, 3, 10, 3),</text:p>
      <text:p text:style-name="Standard">(2439, 135, 22, 6, 10, 4),</text:p>
      <text:p text:style-name="Standard">(2440, 135, 14, 1, 10, 5),</text:p>
      <text:p text:style-name="Standard">(2441, 135, 2, 15, 10, 6),</text:p>
      <text:p text:style-name="Standard">(2442, 135, 13, 15, 10, 7),</text:p>
      <text:p text:style-name="Standard">(2443, 135, 11, 17, 10, 8),</text:p>
      <text:p text:style-name="Standard">(2444, 135, 63, 7, 10, 9),</text:p>
      <text:p text:style-name="Standard">(2445, 135, 21, 17, 10, 10),</text:p>
      <text:p text:style-name="Standard">(2446, 135, 8, 1, 10, 11),</text:p>
      <text:p text:style-name="Standard">(2447, 135, 56, 19, 10, 12),</text:p>
      <text:p text:style-name="Standard">(2448, 135, 59, 21, 10, 13),</text:p>
      <text:p text:style-name="Standard">(2449, 135, 44, 16, 10, 14),</text:p>
      <text:p text:style-name="Standard">(2450, 135, 15, 4, 10, 15),</text:p>
      <text:p text:style-name="Standard">(2451, 135, 35, 16, 10, 16),</text:p>
      <text:p text:style-name="Standard">(2452, 135, 18, 4, 10, 17),</text:p>
      <text:p text:style-name="Standard">(2453, 135, 66, 7, 10, 18),</text:p>
      <text:p text:style-name="Standard">(2454, 135, 17, 18, 10, 19),</text:p>
      <text:p text:style-name="Standard">(2455, 135, 49, 21, 10, 20),</text:p>
      <text:p text:style-name="Standard">(2456, 135, 37, 19, 10, 21),</text:p>
      <text:p text:style-name="Standard">(2457, 136, 22, 6, 11, 1),</text:p>
      <text:p text:style-name="Standard">(2458, 136, 30, 6, 11, 2),</text:p>
      <text:p text:style-name="Standard">(2459, 136, 23, 3, 11, 3),</text:p>
      <text:p text:style-name="Standard">(2460, 136, 8, 1, 11, 4),</text:p>
      <text:p text:style-name="Standard">(2461, 136, 14, 1, 11, 5),</text:p>
      <text:p text:style-name="Standard">(2462, 136, 21, 17, 11, 6),</text:p>
      <text:p text:style-name="Standard">(2463, 136, 13, 15, 11, 7),</text:p>
      <text:p text:style-name="Standard">(2464, 136, 15, 4, 11, 8),</text:p>
      <text:p text:style-name="Standard">(2465, 136, 2, 15, 11, 9),</text:p>
      <text:p text:style-name="Standard">(2466, 136, 11, 17, 11, 10),</text:p>
      <text:p text:style-name="Standard">(2467, 136, 31, 3, 11, 11),</text:p>
      <text:p text:style-name="Standard">(2468, 136, 44, 16, 11, 12),</text:p>
      <text:p text:style-name="Standard">(2469, 136, 37, 19, 11, 13),</text:p>
      <text:p text:style-name="Standard">(2470, 136, 66, 7, 11, 14),</text:p>
      <text:p text:style-name="Standard">(2471, 136, 63, 7, 11, 15),</text:p>
      <text:p text:style-name="Standard">(2472, 136, 17, 18, 11, 16),</text:p>
      <text:p text:style-name="Standard">(2473, 136, 19, 18, 11, 17),</text:p>
      <text:p text:style-name="Standard">(2474, 136, 18, 4, 11, 18),</text:p>
      <text:p text:style-name="Standard">(2475, 136, 56, 19, 11, 19),</text:p>
      <text:p text:style-name="Standard">(2476, 136, 35, 16, 11, 20),</text:p>
      <text:p text:style-name="Standard">(2477, 137, 30, 6, 13, 1),</text:p>
      <text:p text:style-name="Standard">(2478, 137, 22, 6, 13, 2),</text:p>
      <text:p text:style-name="Standard">(2479, 137, 31, 3, 13, 3),</text:p>
      <text:p text:style-name="Standard">(2480, 137, 14, 1, 13, 4),</text:p>
      <text:p text:style-name="Standard">(2481, 137, 23, 3, 13, 5),</text:p>
      <text:p text:style-name="Standard"><text:soft-page-break/>(2482, 137, 56, 19, 13, 6),</text:p>
      <text:p text:style-name="Standard">(2483, 137, 63, 7, 13, 7),</text:p>
      <text:p text:style-name="Standard">(2484, 137, 35, 16, 13, 8),</text:p>
      <text:p text:style-name="Standard">(2485, 137, 66, 7, 13, 9),</text:p>
      <text:p text:style-name="Standard">(2486, 137, 2, 15, 13, 10),</text:p>
      <text:p text:style-name="Standard">(2487, 137, 11, 17, 13, 11),</text:p>
      <text:p text:style-name="Standard">(2488, 137, 44, 16, 13, 12),</text:p>
      <text:p text:style-name="Standard">(2489, 137, 21, 17, 13, 13),</text:p>
      <text:p text:style-name="Standard">(2490, 137, 37, 19, 13, 14),</text:p>
      <text:p text:style-name="Standard">(2491, 137, 13, 15, 13, 15),</text:p>
      <text:p text:style-name="Standard">(2492, 137, 8, 1, 13, 16),</text:p>
      <text:p text:style-name="Standard">(2493, 137, 15, 4, 13, 17),</text:p>
      <text:p text:style-name="Standard">(2494, 137, 19, 18, 13, 18),</text:p>
      <text:p text:style-name="Standard">(2495, 137, 18, 4, 13, 19),</text:p>
      <text:p text:style-name="Standard">(2496, 137, 17, 18, 13, 20),</text:p>
      <text:p text:style-name="Standard">(2497, 138, 22, 6, 14, 1),</text:p>
      <text:p text:style-name="Standard">(2498, 138, 30, 6, 14, 2),</text:p>
      <text:p text:style-name="Standard">(2499, 138, 56, 19, 14, 3),</text:p>
      <text:p text:style-name="Standard">(2500, 138, 15, 4, 14, 4),</text:p>
      <text:p text:style-name="Standard">(2501, 138, 18, 4, 14, 5),</text:p>
      <text:p text:style-name="Standard">(2502, 138, 44, 16, 14, 6),</text:p>
      <text:p text:style-name="Standard">(2503, 138, 14, 1, 14, 7),</text:p>
      <text:p text:style-name="Standard">(2504, 138, 21, 17, 14, 8),</text:p>
      <text:p text:style-name="Standard">(2505, 138, 35, 16, 14, 9),</text:p>
      <text:p text:style-name="Standard">(2506, 138, 2, 15, 14, 10),</text:p>
      <text:p text:style-name="Standard">(2507, 138, 63, 7, 14, 11),</text:p>
      <text:p text:style-name="Standard">(2508, 138, 11, 17, 14, 12),</text:p>
      <text:p text:style-name="Standard">(2509, 138, 62, 18, 14, 13),</text:p>
      <text:p text:style-name="Standard">(2510, 138, 31, 3, 14, 14),</text:p>
      <text:p text:style-name="Standard">(2511, 138, 8, 1, 14, 15),</text:p>
      <text:p text:style-name="Standard">(2512, 138, 17, 18, 14, 16),</text:p>
      <text:p text:style-name="Standard">(2513, 138, 13, 15, 14, 17),</text:p>
      <text:p text:style-name="Standard">(2514, 138, 37, 19, 14, 18),</text:p>
      <text:p text:style-name="Standard">(2515, 138, 66, 7, 14, 19),</text:p>
      <text:p text:style-name="Standard">(2516, 138, 23, 3, 14, 20),</text:p>
      <text:p text:style-name="Standard">(2517, 139, 22, 6, 19, 1),</text:p>
      <text:p text:style-name="Standard">(2518, 139, 30, 6, 19, 2),</text:p>
      <text:p text:style-name="Standard">(2519, 139, 14, 1, 19, 3),</text:p>
      <text:p text:style-name="Standard">(2520, 139, 31, 3, 19, 4),</text:p>
      <text:p text:style-name="Standard">(2521, 139, 15, 4, 19, 5),</text:p>
      <text:p text:style-name="Standard">(2522, 139, 35, 16, 19, 6),</text:p>
      <text:p text:style-name="Standard">(2523, 139, 21, 17, 19, 7),</text:p>
      <text:p text:style-name="Standard">(2524, 139, 18, 4, 19, 8),</text:p>
      <text:p text:style-name="Standard">(2525, 139, 2, 15, 19, 9),</text:p>
      <text:p text:style-name="Standard">(2526, 139, 56, 19, 19, 10),</text:p>
      <text:p text:style-name="Standard">(2527, 139, 11, 17, 19, 11),</text:p>
      <text:p text:style-name="Standard">(2528, 139, 44, 16, 19, 12),</text:p>
      <text:p text:style-name="Standard">(2529, 139, 49, 15, 19, 13),</text:p>
      <text:p text:style-name="Standard">(2530, 139, 63, 7, 19, 14),</text:p>
      <text:p text:style-name="Standard">(2531, 139, 66, 7, 19, 15),</text:p>
      <text:p text:style-name="Standard">(2532, 139, 23, 3, 19, 16),</text:p>
      <text:p text:style-name="Standard">(2533, 139, 8, 1, 19, 17),</text:p>
      <text:p text:style-name="Standard"><text:soft-page-break/>(2534, 139, 62, 18, 19, 18),</text:p>
      <text:p text:style-name="Standard">(2535, 139, 17, 18, 19, 19),</text:p>
      <text:p text:style-name="Standard">(2536, 139, 37, 19, 19, 20),</text:p>
      <text:p text:style-name="Standard">(2537, 140, 30, 6, 22, 1),</text:p>
      <text:p text:style-name="Standard">(2538, 140, 22, 6, 22, 2),</text:p>
      <text:p text:style-name="Standard">(2539, 140, 8, 1, 22, 3),</text:p>
      <text:p text:style-name="Standard">(2540, 140, 31, 3, 22, 4),</text:p>
      <text:p text:style-name="Standard">(2541, 140, 11, 17, 22, 5),</text:p>
      <text:p text:style-name="Standard">(2542, 140, 18, 4, 22, 6),</text:p>
      <text:p text:style-name="Standard">(2543, 140, 2, 15, 22, 7),</text:p>
      <text:p text:style-name="Standard">(2544, 140, 63, 7, 22, 8),</text:p>
      <text:p text:style-name="Standard">(2545, 140, 56, 19, 22, 9),</text:p>
      <text:p text:style-name="Standard">(2546, 140, 17, 18, 22, 10),</text:p>
      <text:p text:style-name="Standard">(2547, 140, 23, 3, 22, 11),</text:p>
      <text:p text:style-name="Standard">(2548, 140, 37, 19, 22, 12),</text:p>
      <text:p text:style-name="Standard">(2549, 140, 21, 17, 22, 13),</text:p>
      <text:p text:style-name="Standard">(2550, 140, 15, 4, 22, 14),</text:p>
      <text:p text:style-name="Standard">(2551, 140, 35, 16, 22, 15),</text:p>
      <text:p text:style-name="Standard">(2552, 140, 62, 18, 22, 16),</text:p>
      <text:p text:style-name="Standard">(2553, 140, 44, 16, 22, 17),</text:p>
      <text:p text:style-name="Standard">(2554, 140, 14, 1, 22, 18),</text:p>
      <text:p text:style-name="Standard">(2555, 140, 13, 15, 22, 19),</text:p>
      <text:p text:style-name="Standard">(2556, 140, 66, 7, 22, 20),</text:p>
      <text:p text:style-name="Standard">(2557, 141, 30, 6, 1, 1),</text:p>
      <text:p text:style-name="Standard">(2558, 141, 14, 1, 1, 2),</text:p>
      <text:p text:style-name="Standard">(2559, 141, 22, 6, 1, 3),</text:p>
      <text:p text:style-name="Standard">(2560, 141, 2, 15, 1, 4),</text:p>
      <text:p text:style-name="Standard">(2561, 141, 49, 17, 1, 5),</text:p>
      <text:p text:style-name="Standard">(2562, 141, 8, 15, 1, 6),</text:p>
      <text:p text:style-name="Standard">(2563, 141, 44, 16, 1, 7),</text:p>
      <text:p text:style-name="Standard">(2564, 141, 54, 19, 1, 8),</text:p>
      <text:p text:style-name="Standard">(2565, 141, 55, 20, 1, 9),</text:p>
      <text:p text:style-name="Standard">(2566, 141, 50, 21, 1, 10),</text:p>
      <text:p text:style-name="Standard">(2567, 141, 56, 19, 1, 11),</text:p>
      <text:p text:style-name="Standard">(2568, 141, 4, 18, 1, 12),</text:p>
      <text:p text:style-name="Standard">(2569, 141, 21, 22, 1, 13),</text:p>
      <text:p text:style-name="Standard">(2570, 141, 18, 22, 1, 14),</text:p>
      <text:p text:style-name="Standard">(2571, 141, 31, 3, 1, 15),</text:p>
      <text:p text:style-name="Standard">(2572, 141, 15, 17, 1, 16),</text:p>
      <text:p text:style-name="Standard">(2573, 141, 57, 1, 1, 17),</text:p>
      <text:p text:style-name="Standard">(2574, 141, 23, 3, 1, 18),</text:p>
      <text:p text:style-name="Standard">(2575, 141, 35, 16, 1, 19),</text:p>
      <text:p text:style-name="Standard">(2576, 141, 58, 18, 1, 20),</text:p>
      <text:p text:style-name="Standard">(2577, 141, 59, 21, 1, 21),</text:p>
      <text:p text:style-name="Standard">(2578, 141, 60, 20, 1, 22),</text:p>
      <text:p text:style-name="Standard">(2579, 142, 30, 6, 2, 1),</text:p>
      <text:p text:style-name="Standard">(2580, 142, 22, 6, 2, 2),</text:p>
      <text:p text:style-name="Standard">(2581, 142, 14, 1, 2, 3),</text:p>
      <text:p text:style-name="Standard">(2582, 142, 49, 17, 2, 4),</text:p>
      <text:p text:style-name="Standard">(2583, 142, 23, 3, 2, 5),</text:p>
      <text:p text:style-name="Standard">(2584, 142, 57, 1, 2, 6),</text:p>
      <text:p text:style-name="Standard">(2585, 142, 50, 21, 2, 7),</text:p>
      <text:p text:style-name="Standard"><text:soft-page-break/>(2586, 142, 15, 17, 2, 8),</text:p>
      <text:p text:style-name="Standard">(2587, 142, 55, 20, 2, 9),</text:p>
      <text:p text:style-name="Standard">(2588, 142, 54, 19, 2, 10),</text:p>
      <text:p text:style-name="Standard">(2589, 142, 18, 22, 2, 11),</text:p>
      <text:p text:style-name="Standard">(2590, 142, 60, 20, 2, 12),</text:p>
      <text:p text:style-name="Standard">(2591, 142, 4, 18, 2, 13),</text:p>
      <text:p text:style-name="Standard">(2592, 142, 58, 18, 2, 14),</text:p>
      <text:p text:style-name="Standard">(2593, 142, 21, 22, 2, 15),</text:p>
      <text:p text:style-name="Standard">(2594, 142, 35, 16, 2, 16),</text:p>
      <text:p text:style-name="Standard">(2595, 142, 2, 15, 2, 17),</text:p>
      <text:p text:style-name="Standard">(2596, 142, 59, 21, 2, 18),</text:p>
      <text:p text:style-name="Standard">(2597, 142, 31, 3, 2, 19),</text:p>
      <text:p text:style-name="Standard">(2598, 142, 56, 19, 2, 20),</text:p>
      <text:p text:style-name="Standard">(2599, 142, 44, 16, 2, 21),</text:p>
      <text:p text:style-name="Standard">(2600, 142, 8, 15, 2, 22),</text:p>
      <text:p text:style-name="Standard">(2601, 143, 14, 1, 18, 1),</text:p>
      <text:p text:style-name="Standard">(2602, 143, 30, 6, 18, 2),</text:p>
      <text:p text:style-name="Standard">(2603, 143, 2, 15, 18, 3),</text:p>
      <text:p text:style-name="Standard">(2604, 143, 44, 16, 18, 4),</text:p>
      <text:p text:style-name="Standard">(2605, 143, 15, 17, 18, 5),</text:p>
      <text:p text:style-name="Standard">(2606, 143, 21, 22, 18, 6),</text:p>
      <text:p text:style-name="Standard">(2607, 143, 35, 16, 18, 7),</text:p>
      <text:p text:style-name="Standard">(2608, 143, 55, 20, 18, 8),</text:p>
      <text:p text:style-name="Standard">(2609, 143, 58, 18, 18, 9),</text:p>
      <text:p text:style-name="Standard">(2610, 143, 18, 22, 18, 10),</text:p>
      <text:p text:style-name="Standard">(2611, 143, 49, 17, 18, 11),</text:p>
      <text:p text:style-name="Standard">(2612, 143, 8, 15, 18, 12),</text:p>
      <text:p text:style-name="Standard">(2613, 143, 23, 3, 18, 13),</text:p>
      <text:p text:style-name="Standard">(2614, 143, 60, 20, 18, 14),</text:p>
      <text:p text:style-name="Standard">(2615, 143, 56, 19, 18, 15),</text:p>
      <text:p text:style-name="Standard">(2616, 143, 31, 3, 18, 16),</text:p>
      <text:p text:style-name="Standard">(2617, 143, 50, 21, 18, 17),</text:p>
      <text:p text:style-name="Standard">(2618, 143, 54, 19, 18, 18),</text:p>
      <text:p text:style-name="Standard">(2619, 143, 4, 18, 18, 19),</text:p>
      <text:p text:style-name="Standard">(2620, 143, 59, 21, 18, 20),</text:p>
      <text:p text:style-name="Standard">(2621, 143, 22, 6, 18, 21),</text:p>
      <text:p text:style-name="Standard">(2622, 143, 57, 1, 18, 22),</text:p>
      <text:p text:style-name="Standard">(2623, 144, 23, 3, 21, 1),</text:p>
      <text:p text:style-name="Standard">(2624, 144, 14, 1, 21, 2),</text:p>
      <text:p text:style-name="Standard">(2625, 144, 22, 6, 21, 3),</text:p>
      <text:p text:style-name="Standard">(2626, 144, 57, 1, 21, 4),</text:p>
      <text:p text:style-name="Standard">(2627, 144, 15, 17, 21, 5),</text:p>
      <text:p text:style-name="Standard">(2628, 144, 49, 17, 21, 6),</text:p>
      <text:p text:style-name="Standard">(2629, 144, 2, 15, 21, 7),</text:p>
      <text:p text:style-name="Standard">(2630, 144, 44, 16, 21, 8),</text:p>
      <text:p text:style-name="Standard">(2631, 144, 55, 20, 21, 9),</text:p>
      <text:p text:style-name="Standard">(2632, 144, 59, 21, 21, 10),</text:p>
      <text:p text:style-name="Standard">(2633, 144, 54, 19, 21, 11),</text:p>
      <text:p text:style-name="Standard">(2634, 144, 18, 22, 21, 12),</text:p>
      <text:p text:style-name="Standard">(2635, 144, 58, 18, 21, 13),</text:p>
      <text:p text:style-name="Standard">(2636, 144, 31, 3, 21, 14),</text:p>
      <text:p text:style-name="Standard">(2637, 144, 56, 19, 21, 15),</text:p>
      <text:p text:style-name="Standard"><text:soft-page-break/>(2638, 144, 21, 22, 21, 16),</text:p>
      <text:p text:style-name="Standard">(2639, 144, 35, 16, 21, 17),</text:p>
      <text:p text:style-name="Standard">(2640, 144, 60, 20, 21, 18),</text:p>
      <text:p text:style-name="Standard">(2641, 144, 30, 6, 21, 19),</text:p>
      <text:p text:style-name="Standard">(2642, 144, 8, 15, 21, 20),</text:p>
      <text:p text:style-name="Standard">(2643, 144, 50, 21, 21, 21),</text:p>
      <text:p text:style-name="Standard">(2644, 144, 4, 18, 21, 22),</text:p>
      <text:p text:style-name="Standard">(2645, 145, 30, 6, 4, 1),</text:p>
      <text:p text:style-name="Standard">(2646, 145, 31, 3, 4, 2),</text:p>
      <text:p text:style-name="Standard">(2647, 145, 35, 16, 4, 3),</text:p>
      <text:p text:style-name="Standard">(2648, 145, 15, 17, 4, 4),</text:p>
      <text:p text:style-name="Standard">(2649, 145, 14, 1, 4, 5),</text:p>
      <text:p text:style-name="Standard">(2650, 145, 2, 15, 4, 6),</text:p>
      <text:p text:style-name="Standard">(2651, 145, 44, 16, 4, 7),</text:p>
      <text:p text:style-name="Standard">(2652, 145, 8, 15, 4, 8),</text:p>
      <text:p text:style-name="Standard">(2653, 145, 57, 1, 4, 9),</text:p>
      <text:p text:style-name="Standard">(2654, 145, 55, 20, 4, 10),</text:p>
      <text:p text:style-name="Standard">(2655, 145, 54, 20, 4, 11),</text:p>
      <text:p text:style-name="Standard">(2656, 145, 50, 21, 4, 12),</text:p>
      <text:p text:style-name="Standard">(2657, 145, 4, 18, 4, 13),</text:p>
      <text:p text:style-name="Standard">(2658, 145, 21, 22, 4, 14),</text:p>
      <text:p text:style-name="Standard">(2659, 145, 18, 22, 4, 15),</text:p>
      <text:p text:style-name="Standard">(2660, 145, 58, 18, 4, 16),</text:p>
      <text:p text:style-name="Standard">(2661, 145, 22, 6, 4, 17),</text:p>
      <text:p text:style-name="Standard">(2662, 145, 56, 19, 4, 18),</text:p>
      <text:p text:style-name="Standard">(2663, 145, 23, 3, 4, 19),</text:p>
      <text:p text:style-name="Standard">(2664, 145, 59, 21, 4, 20),</text:p>
      <text:p text:style-name="Standard">(2665, 145, 37, 19, 4, 21),</text:p>
      <text:p text:style-name="Standard">(2666, 145, 49, 17, 4, 22),</text:p>
      <text:p text:style-name="Standard">(2667, 146, 14, 1, 23, 1),</text:p>
      <text:p text:style-name="Standard">(2668, 146, 30, 6, 23, 2),</text:p>
      <text:p text:style-name="Standard">(2669, 146, 22, 6, 23, 3),</text:p>
      <text:p text:style-name="Standard">(2670, 146, 8, 15, 23, 4),</text:p>
      <text:p text:style-name="Standard">(2671, 146, 44, 16, 23, 5),</text:p>
      <text:p text:style-name="Standard">(2672, 146, 50, 21, 23, 6),</text:p>
      <text:p text:style-name="Standard">(2673, 146, 56, 19, 23, 7),</text:p>
      <text:p text:style-name="Standard">(2674, 146, 35, 16, 23, 8),</text:p>
      <text:p text:style-name="Standard">(2675, 146, 2, 15, 23, 9),</text:p>
      <text:p text:style-name="Standard">(2676, 146, 55, 20, 23, 10),</text:p>
      <text:p text:style-name="Standard">(2677, 146, 54, 20, 23, 11),</text:p>
      <text:p text:style-name="Standard">(2678, 146, 18, 22, 23, 12),</text:p>
      <text:p text:style-name="Standard">(2679, 146, 37, 19, 23, 13),</text:p>
      <text:p text:style-name="Standard">(2680, 146, 31, 3, 23, 14),</text:p>
      <text:p text:style-name="Standard">(2681, 146, 4, 18, 23, 15),</text:p>
      <text:p text:style-name="Standard">(2682, 146, 58, 18, 23, 16),</text:p>
      <text:p text:style-name="Standard">(2683, 146, 59, 21, 23, 17),</text:p>
      <text:p text:style-name="Standard">(2684, 146, 15, 17, 23, 18),</text:p>
      <text:p text:style-name="Standard">(2685, 146, 23, 3, 23, 19),</text:p>
      <text:p text:style-name="Standard">(2686, 146, 21, 22, 23, 20),</text:p>
      <text:p text:style-name="Standard">(2687, 146, 57, 1, 23, 21),</text:p>
      <text:p text:style-name="Standard">(2688, 146, 49, 17, 23, 22),</text:p>
      <text:p text:style-name="Standard">(2689, 147, 30, 6, 6, 1),</text:p>
      <text:p text:style-name="Standard"><text:soft-page-break/>(2690, 147, 22, 6, 6, 2),</text:p>
      <text:p text:style-name="Standard">(2691, 147, 56, 19, 6, 3),</text:p>
      <text:p text:style-name="Standard">(2692, 147, 35, 16, 6, 4),</text:p>
      <text:p text:style-name="Standard">(2693, 147, 14, 1, 6, 5),</text:p>
      <text:p text:style-name="Standard">(2694, 147, 55, 20, 6, 6),</text:p>
      <text:p text:style-name="Standard">(2695, 147, 18, 22, 6, 7),</text:p>
      <text:p text:style-name="Standard">(2696, 147, 50, 21, 6, 8),</text:p>
      <text:p text:style-name="Standard">(2697, 147, 59, 21, 6, 9),</text:p>
      <text:p text:style-name="Standard">(2698, 147, 8, 15, 6, 10),</text:p>
      <text:p text:style-name="Standard">(2699, 147, 23, 3, 6, 11),</text:p>
      <text:p text:style-name="Standard">(2700, 147, 58, 18, 6, 12),</text:p>
      <text:p text:style-name="Standard">(2701, 147, 4, 18, 6, 13),</text:p>
      <text:p text:style-name="Standard">(2702, 147, 49, 17, 6, 14),</text:p>
      <text:p text:style-name="Standard">(2703, 147, 21, 22, 6, 15),</text:p>
      <text:p text:style-name="Standard">(2704, 147, 15, 17, 6, 16),</text:p>
      <text:p text:style-name="Standard">(2705, 147, 54, 20, 6, 17),</text:p>
      <text:p text:style-name="Standard">(2706, 147, 37, 19, 6, 18),</text:p>
      <text:p text:style-name="Standard">(2707, 147, 57, 1, 6, 19),</text:p>
      <text:p text:style-name="Standard">(2708, 147, 44, 16, 6, 20),</text:p>
      <text:p text:style-name="Standard">(2709, 147, 31, 3, 6, 21),</text:p>
      <text:p text:style-name="Standard">(2710, 147, 2, 15, 6, 22),</text:p>
      <text:p text:style-name="Standard">(2711, 148, 23, 3, 7, 1),</text:p>
      <text:p text:style-name="Standard">(2712, 148, 30, 6, 7, 2),</text:p>
      <text:p text:style-name="Standard">(2713, 148, 57, 1, 7, 3),</text:p>
      <text:p text:style-name="Standard">(2714, 148, 8, 15, 7, 4),</text:p>
      <text:p text:style-name="Standard">(2715, 148, 55, 20, 7, 5),</text:p>
      <text:p text:style-name="Standard">(2716, 148, 37, 19, 7, 6),</text:p>
      <text:p text:style-name="Standard">(2717, 148, 41, 17, 7, 7),</text:p>
      <text:p text:style-name="Standard">(2718, 148, 54, 20, 7, 8),</text:p>
      <text:p text:style-name="Standard">(2719, 148, 58, 18, 7, 9),</text:p>
      <text:p text:style-name="Standard">(2720, 148, 50, 21, 7, 10),</text:p>
      <text:p text:style-name="Standard">(2721, 148, 15, 17, 7, 11),</text:p>
      <text:p text:style-name="Standard">(2722, 148, 14, 1, 7, 12),</text:p>
      <text:p text:style-name="Standard">(2723, 148, 44, 16, 7, 13),</text:p>
      <text:p text:style-name="Standard">(2724, 148, 35, 16, 7, 14),</text:p>
      <text:p text:style-name="Standard">(2725, 148, 59, 21, 7, 15),</text:p>
      <text:p text:style-name="Standard">(2726, 148, 31, 3, 7, 16),</text:p>
      <text:p text:style-name="Standard">(2727, 148, 22, 6, 7, 17),</text:p>
      <text:p text:style-name="Standard">(2728, 148, 18, 22, 7, 18),</text:p>
      <text:p text:style-name="Standard">(2729, 148, 4, 18, 7, 19),</text:p>
      <text:p text:style-name="Standard">(2730, 148, 2, 15, 7, 20),</text:p>
      <text:p text:style-name="Standard">(2731, 148, 56, 19, 7, 21),</text:p>
      <text:p text:style-name="Standard">(2732, 148, 21, 22, 7, 22),</text:p>
      <text:p text:style-name="Standard">(2733, 149, 30, 6, 20, 1),</text:p>
      <text:p text:style-name="Standard">(2734, 149, 31, 3, 20, 2),</text:p>
      <text:p text:style-name="Standard">(2735, 149, 14, 1, 20, 3),</text:p>
      <text:p text:style-name="Standard">(2736, 149, 23, 3, 20, 4),</text:p>
      <text:p text:style-name="Standard">(2737, 149, 22, 6, 20, 5),</text:p>
      <text:p text:style-name="Standard">(2738, 149, 57, 1, 20, 6),</text:p>
      <text:p text:style-name="Standard">(2739, 149, 56, 19, 20, 7),</text:p>
      <text:p text:style-name="Standard">(2740, 149, 37, 19, 20, 8),</text:p>
      <text:p text:style-name="Standard">(2741, 149, 35, 16, 20, 9),</text:p>
      <text:p text:style-name="Standard"><text:soft-page-break/>(2742, 149, 8, 15, 20, 10),</text:p>
      <text:p text:style-name="Standard">(2743, 149, 21, 22, 20, 11),</text:p>
      <text:p text:style-name="Standard">(2744, 149, 54, 20, 20, 12),</text:p>
      <text:p text:style-name="Standard">(2745, 149, 18, 22, 20, 13),</text:p>
      <text:p text:style-name="Standard">(2746, 149, 4, 18, 20, 14),</text:p>
      <text:p text:style-name="Standard">(2747, 149, 55, 20, 20, 15),</text:p>
      <text:p text:style-name="Standard">(2748, 149, 50, 21, 20, 16),</text:p>
      <text:p text:style-name="Standard">(2749, 149, 2, 15, 20, 17),</text:p>
      <text:p text:style-name="Standard">(2750, 149, 49, 17, 20, 18),</text:p>
      <text:p text:style-name="Standard">(2751, 149, 15, 17, 20, 19),</text:p>
      <text:p text:style-name="Standard">(2752, 149, 59, 21, 20, 20),</text:p>
      <text:p text:style-name="Standard">(2753, 149, 44, 16, 20, 21),</text:p>
      <text:p text:style-name="Standard">(2754, 149, 58, 18, 20, 22),</text:p>
      <text:p text:style-name="Standard">(2755, 150, 30, 6, 8, 1),</text:p>
      <text:p text:style-name="Standard">(2756, 150, 23, 3, 8, 2),</text:p>
      <text:p text:style-name="Standard">(2757, 150, 22, 6, 8, 3),</text:p>
      <text:p text:style-name="Standard">(2758, 150, 14, 1, 8, 4),</text:p>
      <text:p text:style-name="Standard">(2759, 150, 15, 17, 8, 5),</text:p>
      <text:p text:style-name="Standard">(2760, 150, 2, 15, 8, 6),</text:p>
      <text:p text:style-name="Standard">(2761, 150, 8, 15, 8, 7),</text:p>
      <text:p text:style-name="Standard">(2762, 150, 49, 17, 8, 8),</text:p>
      <text:p text:style-name="Standard">(2763, 150, 44, 16, 8, 9),</text:p>
      <text:p text:style-name="Standard">(2764, 150, 54, 20, 8, 10),</text:p>
      <text:p text:style-name="Standard">(2765, 150, 21, 22, 8, 11),</text:p>
      <text:p text:style-name="Standard">(2766, 150, 55, 20, 8, 12),</text:p>
      <text:p text:style-name="Standard">(2767, 150, 50, 21, 8, 13),</text:p>
      <text:p text:style-name="Standard">(2768, 150, 37, 19, 8, 14),</text:p>
      <text:p text:style-name="Standard">(2769, 150, 58, 18, 8, 15),</text:p>
      <text:p text:style-name="Standard">(2770, 150, 18, 22, 8, 16),</text:p>
      <text:p text:style-name="Standard">(2771, 150, 4, 18, 8, 17),</text:p>
      <text:p text:style-name="Standard">(2772, 150, 56, 19, 8, 18),</text:p>
      <text:p text:style-name="Standard">(2773, 150, 31, 3, 8, 19),</text:p>
      <text:p text:style-name="Standard">(2774, 150, 59, 21, 8, 20),</text:p>
      <text:p text:style-name="Standard">(2775, 150, 35, 16, 8, 21),</text:p>
      <text:p text:style-name="Standard">(2776, 150, 57, 1, 8, 22),</text:p>
      <text:p text:style-name="Standard">(2777, 151, 57, 1, 9, 1),</text:p>
      <text:p text:style-name="Standard">(2778, 151, 30, 6, 9, 2),</text:p>
      <text:p text:style-name="Standard">(2779, 151, 22, 6, 9, 3),</text:p>
      <text:p text:style-name="Standard">(2780, 151, 31, 3, 9, 4),</text:p>
      <text:p text:style-name="Standard">(2781, 151, 8, 15, 9, 5),</text:p>
      <text:p text:style-name="Standard">(2782, 151, 2, 15, 9, 6),</text:p>
      <text:p text:style-name="Standard">(2783, 151, 49, 17, 9, 7),</text:p>
      <text:p text:style-name="Standard">(2784, 151, 35, 16, 9, 8),</text:p>
      <text:p text:style-name="Standard">(2785, 151, 56, 19, 9, 9),</text:p>
      <text:p text:style-name="Standard">(2786, 151, 50, 21, 9, 10),</text:p>
      <text:p text:style-name="Standard">(2787, 151, 55, 20, 9, 11),</text:p>
      <text:p text:style-name="Standard">(2788, 151, 37, 19, 9, 12),</text:p>
      <text:p text:style-name="Standard">(2789, 151, 21, 22, 9, 13),</text:p>
      <text:p text:style-name="Standard">(2790, 151, 59, 21, 9, 14),</text:p>
      <text:p text:style-name="Standard">(2791, 151, 18, 22, 9, 15),</text:p>
      <text:p text:style-name="Standard">(2792, 151, 4, 18, 9, 16),</text:p>
      <text:p text:style-name="Standard">(2793, 151, 23, 3, 9, 17),</text:p>
      <text:p text:style-name="Standard"><text:soft-page-break/>(2794, 151, 54, 20, 9, 18),</text:p>
      <text:p text:style-name="Standard">(2795, 151, 14, 1, 9, 19),</text:p>
      <text:p text:style-name="Standard">(2796, 151, 15, 17, 9, 20),</text:p>
      <text:p text:style-name="Standard">(2797, 151, 44, 16, 9, 21),</text:p>
      <text:p text:style-name="Standard">(2798, 151, 58, 18, 9, 22),</text:p>
      <text:p text:style-name="Standard">(2799, 152, 23, 3, 10, 1),</text:p>
      <text:p text:style-name="Standard">(2800, 152, 22, 6, 10, 2),</text:p>
      <text:p text:style-name="Standard">(2801, 152, 35, 16, 10, 3),</text:p>
      <text:p text:style-name="Standard">(2802, 152, 21, 22, 10, 4),</text:p>
      <text:p text:style-name="Standard">(2803, 152, 18, 22, 10, 5),</text:p>
      <text:p text:style-name="Standard">(2804, 152, 55, 20, 10, 6),</text:p>
      <text:p text:style-name="Standard">(2805, 152, 44, 16, 10, 7),</text:p>
      <text:p text:style-name="Standard">(2806, 152, 59, 21, 10, 8),</text:p>
      <text:p text:style-name="Standard">(2807, 152, 50, 21, 10, 9),</text:p>
      <text:p text:style-name="Standard">(2808, 152, 4, 18, 10, 10),</text:p>
      <text:p text:style-name="Standard">(2809, 152, 15, 17, 10, 11),</text:p>
      <text:p text:style-name="Standard">(2810, 152, 14, 1, 10, 12),</text:p>
      <text:p text:style-name="Standard">(2811, 152, 58, 18, 10, 13),</text:p>
      <text:p text:style-name="Standard">(2812, 152, 31, 3, 10, 14),</text:p>
      <text:p text:style-name="Standard">(2813, 152, 30, 6, 10, 15),</text:p>
      <text:p text:style-name="Standard">(2814, 152, 54, 20, 10, 16),</text:p>
      <text:p text:style-name="Standard">(2815, 152, 8, 15, 10, 17),</text:p>
      <text:p text:style-name="Standard">(2816, 152, 56, 19, 10, 18),</text:p>
      <text:p text:style-name="Standard">(2817, 152, 57, 1, 10, 19),</text:p>
      <text:p text:style-name="Standard">(2818, 152, 41, 17, 10, 20),</text:p>
      <text:p text:style-name="Standard">(2819, 152, 2, 15, 10, 21),</text:p>
      <text:p text:style-name="Standard">(2820, 152, 37, 19, 10, 22),</text:p>
      <text:p text:style-name="Standard">(2821, 153, 30, 6, 11, 1),</text:p>
      <text:p text:style-name="Standard">(2822, 153, 22, 6, 11, 2),</text:p>
      <text:p text:style-name="Standard">(2823, 153, 14, 1, 11, 3),</text:p>
      <text:p text:style-name="Standard">(2824, 153, 23, 3, 11, 4),</text:p>
      <text:p text:style-name="Standard">(2825, 153, 57, 1, 11, 5),</text:p>
      <text:p text:style-name="Standard">(2826, 153, 2, 15, 11, 6),</text:p>
      <text:p text:style-name="Standard">(2827, 153, 8, 15, 11, 7),</text:p>
      <text:p text:style-name="Standard">(2828, 153, 31, 3, 11, 8),</text:p>
      <text:p text:style-name="Standard">(2829, 153, 35, 16, 11, 9),</text:p>
      <text:p text:style-name="Standard">(2830, 153, 55, 17, 11, 10),</text:p>
      <text:p text:style-name="Standard">(2831, 153, 37, 19, 11, 11),</text:p>
      <text:p text:style-name="Standard">(2832, 153, 50, 21, 11, 12),</text:p>
      <text:p text:style-name="Standard">(2833, 153, 21, 22, 11, 13),</text:p>
      <text:p text:style-name="Standard">(2834, 153, 49, 20, 11, 14),</text:p>
      <text:p text:style-name="Standard">(2835, 153, 58, 18, 11, 15),</text:p>
      <text:p text:style-name="Standard">(2836, 153, 44, 16, 11, 16),</text:p>
      <text:p text:style-name="Standard">(2837, 153, 15, 17, 11, 17),</text:p>
      <text:p text:style-name="Standard">(2838, 153, 4, 18, 11, 18),</text:p>
      <text:p text:style-name="Standard">(2839, 153, 18, 22, 11, 19),</text:p>
      <text:p text:style-name="Standard">(2840, 153, 59, 21, 11, 20),</text:p>
      <text:p text:style-name="Standard">(2841, 153, 54, 20, 11, 21),</text:p>
      <text:p text:style-name="Standard">(2842, 153, 56, 19, 11, 22),</text:p>
      <text:p text:style-name="Standard">(2843, 154, 30, 6, 13, 1),</text:p>
      <text:p text:style-name="Standard">(2844, 154, 14, 1, 13, 2),</text:p>
      <text:p text:style-name="Standard">(2845, 154, 21, 22, 13, 3),</text:p>
      <text:p text:style-name="Standard"><text:soft-page-break/>(2846, 154, 57, 1, 13, 4),</text:p>
      <text:p text:style-name="Standard">(2847, 154, 22, 6, 13, 5),</text:p>
      <text:p text:style-name="Standard">(2848, 154, 55, 17, 13, 6),</text:p>
      <text:p text:style-name="Standard">(2849, 154, 23, 3, 13, 7),</text:p>
      <text:p text:style-name="Standard">(2850, 154, 35, 16, 13, 8),</text:p>
      <text:p text:style-name="Standard">(2851, 154, 49, 20, 13, 9),</text:p>
      <text:p text:style-name="Standard">(2852, 154, 50, 21, 13, 10),</text:p>
      <text:p text:style-name="Standard">(2853, 154, 44, 16, 13, 11),</text:p>
      <text:p text:style-name="Standard">(2854, 154, 59, 21, 13, 12),</text:p>
      <text:p text:style-name="Standard">(2855, 154, 58, 18, 13, 13),</text:p>
      <text:p text:style-name="Standard">(2856, 154, 15, 17, 13, 14),</text:p>
      <text:p text:style-name="Standard">(2857, 154, 18, 22, 13, 15),</text:p>
      <text:p text:style-name="Standard">(2858, 154, 31, 3, 13, 16),</text:p>
      <text:p text:style-name="Standard">(2859, 154, 37, 19, 13, 17),</text:p>
      <text:p text:style-name="Standard">(2860, 154, 2, 15, 13, 18),</text:p>
      <text:p text:style-name="Standard">(2861, 154, 8, 15, 13, 19),</text:p>
      <text:p text:style-name="Standard">(2862, 154, 56, 19, 13, 20),</text:p>
      <text:p text:style-name="Standard">(2863, 154, 54, 20, 13, 21),</text:p>
      <text:p text:style-name="Standard">(2864, 154, 4, 18, 13, 22),</text:p>
      <text:p text:style-name="Standard">(2865, 155, 31, 3, 14, 1),</text:p>
      <text:p text:style-name="Standard">(2866, 155, 22, 6, 14, 2),</text:p>
      <text:p text:style-name="Standard">(2867, 155, 23, 3, 14, 3),</text:p>
      <text:p text:style-name="Standard">(2868, 155, 30, 6, 14, 4),</text:p>
      <text:p text:style-name="Standard">(2869, 155, 37, 19, 14, 5),</text:p>
      <text:p text:style-name="Standard">(2870, 155, 35, 16, 14, 6),</text:p>
      <text:p text:style-name="Standard">(2871, 155, 8, 15, 14, 7),</text:p>
      <text:p text:style-name="Standard">(2872, 155, 55, 17, 14, 8),</text:p>
      <text:p text:style-name="Standard">(2873, 155, 44, 16, 14, 9),</text:p>
      <text:p text:style-name="Standard">(2874, 155, 21, 22, 14, 10),</text:p>
      <text:p text:style-name="Standard">(2875, 155, 2, 15, 14, 11),</text:p>
      <text:p text:style-name="Standard">(2876, 155, 61, 20, 14, 12),</text:p>
      <text:p text:style-name="Standard">(2877, 155, 4, 18, 14, 13),</text:p>
      <text:p text:style-name="Standard">(2878, 155, 59, 21, 14, 14),</text:p>
      <text:p text:style-name="Standard">(2879, 155, 62, 18, 14, 15),</text:p>
      <text:p text:style-name="Standard">(2880, 155, 49, 20, 14, 16),</text:p>
      <text:p text:style-name="Standard">(2881, 155, 50, 21, 14, 17),</text:p>
      <text:p text:style-name="Standard">(2882, 155, 57, 1, 14, 18),</text:p>
      <text:p text:style-name="Standard">(2883, 155, 56, 19, 14, 19),</text:p>
      <text:p text:style-name="Standard">(2884, 155, 14, 1, 14, 20),</text:p>
      <text:p text:style-name="Standard">(2885, 155, 18, 22, 14, 21),</text:p>
      <text:p text:style-name="Standard">(2886, 155, 15, 17, 14, 22),</text:p>
      <text:p text:style-name="Standard">(2887, 156, 57, 1, 19, 1),</text:p>
      <text:p text:style-name="Standard">(2888, 156, 30, 6, 19, 2),</text:p>
      <text:p text:style-name="Standard">(2889, 156, 14, 1, 19, 3),</text:p>
      <text:p text:style-name="Standard">(2890, 156, 15, 17, 19, 4),</text:p>
      <text:p text:style-name="Standard">(2891, 156, 56, 19, 19, 5),</text:p>
      <text:p text:style-name="Standard">(2892, 156, 2, 15, 19, 6),</text:p>
      <text:p text:style-name="Standard">(2893, 156, 55, 17, 19, 7),</text:p>
      <text:p text:style-name="Standard">(2894, 156, 21, 22, 19, 8),</text:p>
      <text:p text:style-name="Standard">(2895, 156, 18, 22, 19, 9),</text:p>
      <text:p text:style-name="Standard">(2896, 156, 49, 20, 19, 10),</text:p>
      <text:p text:style-name="Standard">(2897, 156, 44, 16, 19, 11),</text:p>
      <text:p text:style-name="Standard"><text:soft-page-break/>(2898, 156, 37, 19, 19, 12),</text:p>
      <text:p text:style-name="Standard">(2899, 156, 59, 21, 19, 13),</text:p>
      <text:p text:style-name="Standard">(2900, 156, 61, 20, 19, 14),</text:p>
      <text:p text:style-name="Standard">(2901, 156, 22, 6, 19, 15),</text:p>
      <text:p text:style-name="Standard">(2902, 156, 35, 16, 19, 16),</text:p>
      <text:p text:style-name="Standard">(2903, 156, 50, 21, 19, 17),</text:p>
      <text:p text:style-name="Standard">(2904, 156, 31, 3, 19, 18),</text:p>
      <text:p text:style-name="Standard">(2905, 156, 62, 18, 19, 19),</text:p>
      <text:p text:style-name="Standard">(2906, 156, 23, 3, 19, 20),</text:p>
      <text:p text:style-name="Standard">(2907, 156, 4, 18, 19, 21),</text:p>
      <text:p text:style-name="Standard">(2908, 156, 8, 15, 19, 22),</text:p>
      <text:p text:style-name="Standard">(2909, 157, 30, 6, 22, 1),</text:p>
      <text:p text:style-name="Standard">(2910, 157, 31, 3, 22, 2),</text:p>
      <text:p text:style-name="Standard">(2911, 157, 14, 1, 22, 3),</text:p>
      <text:p text:style-name="Standard">(2912, 157, 57, 1, 22, 4),</text:p>
      <text:p text:style-name="Standard">(2913, 157, 22, 6, 22, 5),</text:p>
      <text:p text:style-name="Standard">(2914, 157, 23, 3, 22, 6),</text:p>
      <text:p text:style-name="Standard">(2915, 157, 18, 22, 22, 7),</text:p>
      <text:p text:style-name="Standard">(2916, 157, 15, 17, 22, 8),</text:p>
      <text:p text:style-name="Standard">(2917, 157, 2, 15, 22, 9),</text:p>
      <text:p text:style-name="Standard">(2918, 157, 35, 16, 22, 10),</text:p>
      <text:p text:style-name="Standard">(2919, 157, 4, 18, 22, 11),</text:p>
      <text:p text:style-name="Standard">(2920, 157, 49, 20, 22, 12),</text:p>
      <text:p text:style-name="Standard">(2921, 157, 44, 16, 22, 13),</text:p>
      <text:p text:style-name="Standard">(2922, 157, 59, 21, 22, 14),</text:p>
      <text:p text:style-name="Standard">(2923, 157, 50, 21, 22, 15),</text:p>
      <text:p text:style-name="Standard">(2924, 157, 62, 18, 22, 16),</text:p>
      <text:p text:style-name="Standard">(2925, 157, 21, 22, 22, 17),</text:p>
      <text:p text:style-name="Standard">(2926, 157, 37, 19, 22, 18),</text:p>
      <text:p text:style-name="Standard">(2927, 157, 61, 20, 22, 19),</text:p>
      <text:p text:style-name="Standard">(2928, 157, 56, 19, 22, 20),</text:p>
      <text:p text:style-name="Standard">(2929, 157, 8, 15, 22, 21),</text:p>
      <text:p text:style-name="Standard">(2930, 157, 55, 17, 22, 22),</text:p>
      <text:p text:style-name="Standard">(2931, 158, 30, 6, 1, 1),</text:p>
      <text:p text:style-name="Standard">(2932, 158, 22, 6, 1, 2),</text:p>
      <text:p text:style-name="Standard">(2933, 158, 23, 3, 1, 3),</text:p>
      <text:p text:style-name="Standard">(2934, 158, 35, 16, 1, 4),</text:p>
      <text:p text:style-name="Standard">(2935, 158, 21, 22, 1, 5),</text:p>
      <text:p text:style-name="Standard">(2936, 158, 41, 16, 1, 6),</text:p>
      <text:p text:style-name="Standard">(2937, 158, 25, 22, 1, 7),</text:p>
      <text:p text:style-name="Standard">(2938, 158, 48, 18, 1, 8),</text:p>
      <text:p text:style-name="Standard">(2939, 158, 2, 20, 1, 9),</text:p>
      <text:p text:style-name="Standard">(2940, 158, 63, 15, 1, 10),</text:p>
      <text:p text:style-name="Standard">(2941, 158, 18, 3, 1, 11),</text:p>
      <text:p text:style-name="Standard">(2942, 158, 64, 15, 1, 12),</text:p>
      <text:p text:style-name="Standard">(2943, 158, 60, 18, 1, 13),</text:p>
      <text:p text:style-name="Standard">(2944, 158, 49, 17, 1, 14),</text:p>
      <text:p text:style-name="Standard">(2945, 158, 15, 17, 1, 15),</text:p>
      <text:p text:style-name="Standard">(2946, 158, 55, 20, 1, 16),</text:p>
      <text:p text:style-name="Standard">(2947, 158, 57, 1, 1, 17),</text:p>
      <text:p text:style-name="Standard">(2948, 158, 50, 21, 1, 18),</text:p>
      <text:p text:style-name="Standard">(2949, 158, 14, 1, 1, 19),</text:p>
      <text:p text:style-name="Standard"><text:soft-page-break/>(2950, 158, 37, 21, 1, 20),</text:p>
      <text:p text:style-name="Standard">(2951, 158, 56, 19, 1, 21),</text:p>
      <text:p text:style-name="Standard">(2952, 158, 65, 19, 1, 22),</text:p>
      <text:p text:style-name="Standard">(2953, 159, 30, 6, 18, 1),</text:p>
      <text:p text:style-name="Standard">(2954, 159, 21, 22, 18, 2),</text:p>
      <text:p text:style-name="Standard">(2955, 159, 49, 17, 18, 3),</text:p>
      <text:p text:style-name="Standard">(2956, 159, 15, 17, 18, 4),</text:p>
      <text:p text:style-name="Standard">(2957, 159, 23, 3, 18, 5),</text:p>
      <text:p text:style-name="Standard">(2958, 159, 18, 3, 18, 6),</text:p>
      <text:p text:style-name="Standard">(2959, 159, 50, 21, 18, 7),</text:p>
      <text:p text:style-name="Standard">(2960, 159, 37, 21, 18, 8),</text:p>
      <text:p text:style-name="Standard">(2961, 159, 41, 16, 18, 9),</text:p>
      <text:p text:style-name="Standard">(2962, 159, 60, 18, 18, 10),</text:p>
      <text:p text:style-name="Standard">(2963, 159, 14, 1, 18, 11),</text:p>
      <text:p text:style-name="Standard">(2964, 159, 65, 19, 18, 12),</text:p>
      <text:p text:style-name="Standard">(2965, 159, 48, 18, 18, 13),</text:p>
      <text:p text:style-name="Standard">(2966, 159, 57, 1, 18, 14),</text:p>
      <text:p text:style-name="Standard">(2967, 159, 22, 6, 18, 15),</text:p>
      <text:p text:style-name="Standard">(2968, 159, 56, 19, 18, 16),</text:p>
      <text:p text:style-name="Standard">(2969, 159, 35, 16, 18, 17),</text:p>
      <text:p text:style-name="Standard">(2970, 159, 55, 20, 18, 18),</text:p>
      <text:p text:style-name="Standard">(2971, 159, 2, 20, 18, 19),</text:p>
      <text:p text:style-name="Standard">(2972, 159, 25, 22, 18, 20),</text:p>
      <text:p text:style-name="Standard">(2973, 159, 64, 15, 18, 21),</text:p>
      <text:p text:style-name="Standard">(2974, 159, 63, 15, 18, 22),</text:p>
      <text:p text:style-name="Standard">(2975, 160, 30, 6, 21, 1),</text:p>
      <text:p text:style-name="Standard">(2976, 160, 57, 1, 21, 2),</text:p>
      <text:p text:style-name="Standard">(2977, 160, 14, 1, 21, 3),</text:p>
      <text:p text:style-name="Standard">(2978, 160, 22, 6, 21, 4),</text:p>
      <text:p text:style-name="Standard">(2979, 160, 35, 16, 21, 5),</text:p>
      <text:p text:style-name="Standard">(2980, 160, 63, 15, 21, 6),</text:p>
      <text:p text:style-name="Standard">(2981, 160, 56, 19, 21, 7),</text:p>
      <text:p text:style-name="Standard">(2982, 160, 64, 15, 21, 8),</text:p>
      <text:p text:style-name="Standard">(2983, 160, 25, 22, 21, 9),</text:p>
      <text:p text:style-name="Standard">(2984, 160, 65, 19, 21, 10),</text:p>
      <text:p text:style-name="Standard">(2985, 160, 21, 22, 21, 11),</text:p>
      <text:p text:style-name="Standard">(2986, 160, 41, 16, 21, 12),</text:p>
      <text:p text:style-name="Standard">(2987, 160, 60, 18, 21, 13),</text:p>
      <text:p text:style-name="Standard">(2988, 160, 50, 21, 21, 14),</text:p>
      <text:p text:style-name="Standard">(2989, 160, 15, 17, 21, 15),</text:p>
      <text:p text:style-name="Standard">(2990, 160, 37, 21, 21, 16),</text:p>
      <text:p text:style-name="Standard">(2991, 160, 23, 3, 21, 17),</text:p>
      <text:p text:style-name="Standard">(2992, 160, 55, 20, 21, 18),</text:p>
      <text:p text:style-name="Standard">(2993, 160, 2, 20, 21, 19),</text:p>
      <text:p text:style-name="Standard">(2994, 160, 18, 3, 21, 20),</text:p>
      <text:p text:style-name="Standard">(2995, 160, 48, 18, 21, 21),</text:p>
      <text:p text:style-name="Standard">(2996, 160, 49, 17, 21, 22),</text:p>
      <text:p text:style-name="Standard">(2997, 161, 14, 1, 9, 1),</text:p>
      <text:p text:style-name="Standard">(2998, 161, 57, 1, 9, 2),</text:p>
      <text:p text:style-name="Standard">(2999, 161, 30, 6, 9, 3),</text:p>
      <text:p text:style-name="Standard">(3000, 161, 23, 3, 9, 4),</text:p>
      <text:p text:style-name="Standard">(3001, 161, 18, 3, 9, 5),</text:p>
      <text:p text:style-name="Standard"><text:soft-page-break/>(3002, 161, 15, 17, 9, 6),</text:p>
      <text:p text:style-name="Standard">(3003, 161, 21, 22, 9, 7),</text:p>
      <text:p text:style-name="Standard">(3004, 161, 63, 15, 9, 8),</text:p>
      <text:p text:style-name="Standard">(3005, 161, 25, 22, 9, 9),</text:p>
      <text:p text:style-name="Standard">(3006, 161, 55, 20, 9, 10),</text:p>
      <text:p text:style-name="Standard">(3007, 161, 64, 15, 9, 11),</text:p>
      <text:p text:style-name="Standard">(3008, 161, 65, 19, 9, 12),</text:p>
      <text:p text:style-name="Standard">(3009, 161, 56, 19, 9, 13),</text:p>
      <text:p text:style-name="Standard">(3010, 161, 48, 18, 9, 14),</text:p>
      <text:p text:style-name="Standard">(3011, 161, 60, 18, 9, 15),</text:p>
      <text:p text:style-name="Standard">(3012, 161, 35, 16, 9, 16),</text:p>
      <text:p text:style-name="Standard">(3013, 161, 49, 17, 9, 17),</text:p>
      <text:p text:style-name="Standard">(3014, 161, 2, 20, 9, 18),</text:p>
      <text:p text:style-name="Standard">(3015, 161, 41, 16, 9, 19),</text:p>
      <text:p text:style-name="Standard">(3016, 161, 22, 6, 9, 20),</text:p>
      <text:p text:style-name="Standard">(3017, 161, 37, 21, 9, 21),</text:p>
      <text:p text:style-name="Standard">(3018, 161, 50, 21, 9, 22),</text:p>
      <text:p text:style-name="Standard">(3019, 162, 57, 1, 4, 1),</text:p>
      <text:p text:style-name="Standard">(3020, 162, 14, 1, 4, 2),</text:p>
      <text:p text:style-name="Standard">(3021, 162, 22, 6, 4, 3),</text:p>
      <text:p text:style-name="Standard">(3022, 162, 23, 3, 4, 4),</text:p>
      <text:p text:style-name="Standard">(3023, 162, 30, 6, 4, 5),</text:p>
      <text:p text:style-name="Standard">(3024, 162, 49, 17, 4, 6),</text:p>
      <text:p text:style-name="Standard">(3025, 162, 63, 15, 4, 7),</text:p>
      <text:p text:style-name="Standard">(3026, 162, 41, 16, 4, 8),</text:p>
      <text:p text:style-name="Standard">(3027, 162, 21, 22, 4, 9),</text:p>
      <text:p text:style-name="Standard">(3028, 162, 25, 22, 4, 10),</text:p>
      <text:p text:style-name="Standard">(3029, 162, 56, 19, 4, 11),</text:p>
      <text:p text:style-name="Standard">(3030, 162, 15, 17, 4, 12),</text:p>
      <text:p text:style-name="Standard">(3031, 162, 65, 19, 4, 13),</text:p>
      <text:p text:style-name="Standard">(3032, 162, 48, 18, 4, 14),</text:p>
      <text:p text:style-name="Standard">(3033, 162, 60, 18, 4, 15),</text:p>
      <text:p text:style-name="Standard">(3034, 162, 2, 20, 4, 16),</text:p>
      <text:p text:style-name="Standard">(3035, 162, 18, 3, 4, 17),</text:p>
      <text:p text:style-name="Standard">(3036, 162, 50, 21, 4, 18),</text:p>
      <text:p text:style-name="Standard">(3037, 162, 35, 16, 4, 19),</text:p>
      <text:p text:style-name="Standard">(3038, 162, 55, 20, 4, 20),</text:p>
      <text:p text:style-name="Standard">(3039, 162, 37, 21, 4, 21),</text:p>
      <text:p text:style-name="Standard">(3040, 162, 64, 15, 4, 22),</text:p>
      <text:p text:style-name="Standard">(3041, 163, 30, 6, 20, 1),</text:p>
      <text:p text:style-name="Standard">(3042, 163, 57, 1, 20, 2),</text:p>
      <text:p text:style-name="Standard">(3043, 163, 14, 1, 20, 3),</text:p>
      <text:p text:style-name="Standard">(3044, 163, 22, 6, 20, 4),</text:p>
      <text:p text:style-name="Standard">(3045, 163, 21, 22, 20, 5),</text:p>
      <text:p text:style-name="Standard">(3046, 163, 37, 21, 20, 6),</text:p>
      <text:p text:style-name="Standard">(3047, 163, 64, 15, 20, 7),</text:p>
      <text:p text:style-name="Standard">(3048, 163, 60, 18, 20, 8),</text:p>
      <text:p text:style-name="Standard">(3049, 163, 55, 20, 20, 9),</text:p>
      <text:p text:style-name="Standard">(3050, 163, 18, 3, 20, 10),</text:p>
      <text:p text:style-name="Standard">(3051, 163, 65, 19, 20, 11),</text:p>
      <text:p text:style-name="Standard">(3052, 163, 25, 22, 20, 12),</text:p>
      <text:p text:style-name="Standard">(3053, 163, 41, 16, 20, 13),</text:p>
      <text:p text:style-name="Standard"><text:soft-page-break/>(3054, 163, 48, 18, 20, 14),</text:p>
      <text:p text:style-name="Standard">(3055, 163, 35, 16, 20, 15),</text:p>
      <text:p text:style-name="Standard">(3056, 163, 56, 19, 20, 16),</text:p>
      <text:p text:style-name="Standard">(3057, 163, 50, 21, 20, 17),</text:p>
      <text:p text:style-name="Standard">(3058, 163, 23, 3, 20, 18),</text:p>
      <text:p text:style-name="Standard">(3059, 163, 63, 15, 20, 19),</text:p>
      <text:p text:style-name="Standard">(3060, 163, 49, 17, 20, 20),</text:p>
      <text:p text:style-name="Standard">(3061, 163, 15, 17, 20, 21),</text:p>
      <text:p text:style-name="Standard">(3062, 164, 14, 1, 6, 1),</text:p>
      <text:p text:style-name="Standard">(3063, 164, 22, 6, 6, 2),</text:p>
      <text:p text:style-name="Standard">(3064, 164, 21, 22, 6, 3),</text:p>
      <text:p text:style-name="Standard">(3065, 164, 56, 19, 6, 4),</text:p>
      <text:p text:style-name="Standard">(3066, 164, 63, 15, 6, 5),</text:p>
      <text:p text:style-name="Standard">(3067, 164, 57, 1, 6, 6),</text:p>
      <text:p text:style-name="Standard">(3068, 164, 35, 16, 6, 7),</text:p>
      <text:p text:style-name="Standard">(3069, 164, 2, 20, 6, 8),</text:p>
      <text:p text:style-name="Standard">(3070, 164, 65, 19, 6, 9),</text:p>
      <text:p text:style-name="Standard">(3071, 164, 49, 17, 6, 10),</text:p>
      <text:p text:style-name="Standard">(3072, 164, 50, 21, 6, 11),</text:p>
      <text:p text:style-name="Standard">(3073, 164, 30, 6, 6, 12),</text:p>
      <text:p text:style-name="Standard">(3074, 164, 41, 16, 6, 13),</text:p>
      <text:p text:style-name="Standard">(3075, 164, 23, 3, 6, 14),</text:p>
      <text:p text:style-name="Standard">(3076, 164, 15, 17, 6, 15),</text:p>
      <text:p text:style-name="Standard">(3077, 164, 64, 15, 6, 16),</text:p>
      <text:p text:style-name="Standard">(3078, 164, 55, 20, 6, 17),</text:p>
      <text:p text:style-name="Standard">(3079, 164, 60, 18, 6, 18),</text:p>
      <text:p text:style-name="Standard">(3080, 164, 48, 18, 6, 19),</text:p>
      <text:p text:style-name="Standard">(3081, 164, 25, 22, 6, 20),</text:p>
      <text:p text:style-name="Standard">(3082, 164, 18, 3, 6, 21),</text:p>
      <text:p text:style-name="Standard">(3083, 164, 37, 21, 6, 22),</text:p>
      <text:p text:style-name="Standard">(3084, 165, 30, 6, 7, 1),</text:p>
      <text:p text:style-name="Standard">(3085, 165, 22, 6, 7, 2),</text:p>
      <text:p text:style-name="Standard">(3086, 165, 21, 22, 7, 3),</text:p>
      <text:p text:style-name="Standard">(3087, 165, 57, 1, 7, 4),</text:p>
      <text:p text:style-name="Standard">(3088, 165, 50, 21, 7, 5),</text:p>
      <text:p text:style-name="Standard">(3089, 165, 15, 17, 7, 6),</text:p>
      <text:p text:style-name="Standard">(3090, 165, 14, 1, 7, 7),</text:p>
      <text:p text:style-name="Standard">(3091, 165, 41, 16, 7, 8),</text:p>
      <text:p text:style-name="Standard">(3092, 165, 25, 22, 7, 9),</text:p>
      <text:p text:style-name="Standard">(3093, 165, 64, 15, 7, 10),</text:p>
      <text:p text:style-name="Standard">(3094, 165, 18, 3, 7, 11),</text:p>
      <text:p text:style-name="Standard">(3095, 165, 60, 18, 7, 12),</text:p>
      <text:p text:style-name="Standard">(3096, 165, 56, 19, 7, 13),</text:p>
      <text:p text:style-name="Standard">(3097, 165, 23, 3, 7, 14),</text:p>
      <text:p text:style-name="Standard">(3098, 165, 35, 16, 7, 15),</text:p>
      <text:p text:style-name="Standard">(3099, 165, 48, 18, 7, 16),</text:p>
      <text:p text:style-name="Standard">(3100, 165, 37, 21, 7, 17),</text:p>
      <text:p text:style-name="Standard">(3101, 165, 63, 15, 7, 18),</text:p>
      <text:p text:style-name="Standard">(3102, 165, 55, 20, 7, 19),</text:p>
      <text:p text:style-name="Standard">(3103, 165, 2, 20, 7, 20),</text:p>
      <text:p text:style-name="Standard">(3104, 165, 49, 17, 7, 21),</text:p>
      <text:p text:style-name="Standard">(3105, 165, 65, 19, 7, 22),</text:p>
      <text:p text:style-name="Standard"><text:soft-page-break/>(3106, 166, 14, 1, 8, 1),</text:p>
      <text:p text:style-name="Standard">(3107, 166, 57, 1, 8, 2),</text:p>
      <text:p text:style-name="Standard">(3108, 166, 22, 6, 8, 3),</text:p>
      <text:p text:style-name="Standard">(3109, 166, 35, 16, 8, 4),</text:p>
      <text:p text:style-name="Standard">(3110, 166, 23, 3, 8, 5),</text:p>
      <text:p text:style-name="Standard">(3111, 166, 15, 17, 8, 6),</text:p>
      <text:p text:style-name="Standard">(3112, 166, 49, 17, 8, 7),</text:p>
      <text:p text:style-name="Standard">(3113, 166, 18, 3, 8, 8),</text:p>
      <text:p text:style-name="Standard">(3114, 166, 21, 22, 8, 9),</text:p>
      <text:p text:style-name="Standard">(3115, 166, 63, 15, 8, 10),</text:p>
      <text:p text:style-name="Standard">(3116, 166, 64, 15, 8, 11),</text:p>
      <text:p text:style-name="Standard">(3117, 166, 2, 20, 8, 12),</text:p>
      <text:p text:style-name="Standard">(3118, 166, 56, 19, 8, 13),</text:p>
      <text:p text:style-name="Standard">(3119, 166, 55, 20, 8, 14),</text:p>
      <text:p text:style-name="Standard">(3120, 166, 48, 18, 8, 15),</text:p>
      <text:p text:style-name="Standard">(3121, 166, 30, 6, 8, 16),</text:p>
      <text:p text:style-name="Standard">(3122, 166, 37, 21, 8, 17),</text:p>
      <text:p text:style-name="Standard">(3123, 166, 25, 22, 8, 18),</text:p>
      <text:p text:style-name="Standard">(3124, 166, 60, 18, 8, 19),</text:p>
      <text:p text:style-name="Standard">(3125, 166, 50, 21, 8, 20),</text:p>
      <text:p text:style-name="Standard">(3126, 166, 65, 19, 8, 21),</text:p>
      <text:p text:style-name="Standard">(3127, 166, 41, 16, 8, 22),</text:p>
      <text:p text:style-name="Standard">(3128, 167, 57, 1, 23, 1),</text:p>
      <text:p text:style-name="Standard">(3129, 167, 14, 1, 23, 2),</text:p>
      <text:p text:style-name="Standard">(3130, 167, 22, 6, 23, 3),</text:p>
      <text:p text:style-name="Standard">(3131, 167, 35, 16, 23, 4),</text:p>
      <text:p text:style-name="Standard">(3132, 167, 18, 3, 23, 5),</text:p>
      <text:p text:style-name="Standard">(3133, 167, 63, 15, 23, 6),</text:p>
      <text:p text:style-name="Standard">(3134, 167, 65, 19, 23, 7),</text:p>
      <text:p text:style-name="Standard">(3135, 167, 48, 18, 23, 8),</text:p>
      <text:p text:style-name="Standard">(3136, 167, 64, 15, 23, 9),</text:p>
      <text:p text:style-name="Standard">(3137, 167, 25, 22, 23, 10),</text:p>
      <text:p text:style-name="Standard">(3138, 167, 54, 19, 23, 11),</text:p>
      <text:p text:style-name="Standard">(3139, 167, 60, 18, 23, 12),</text:p>
      <text:p text:style-name="Standard">(3140, 167, 41, 16, 23, 13),</text:p>
      <text:p text:style-name="Standard">(3141, 167, 23, 3, 23, 14),</text:p>
      <text:p text:style-name="Standard">(3142, 167, 2, 20, 23, 15),</text:p>
      <text:p text:style-name="Standard">(3143, 167, 55, 20, 23, 16),</text:p>
      <text:p text:style-name="Standard">(3144, 167, 37, 21, 23, 17),</text:p>
      <text:p text:style-name="Standard">(3145, 167, 50, 21, 23, 18),</text:p>
      <text:p text:style-name="Standard">(3146, 167, 49, 17, 23, 19),</text:p>
      <text:p text:style-name="Standard">(3147, 167, 30, 6, 23, 20),</text:p>
      <text:p text:style-name="Standard">(3148, 167, 15, 17, 23, 21),</text:p>
      <text:p text:style-name="Standard">(3149, 167, 21, 22, 23, 22),</text:p>
      <text:p text:style-name="Standard">(3150, 168, 22, 6, 10, 1),</text:p>
      <text:p text:style-name="Standard">(3151, 168, 57, 1, 10, 2),</text:p>
      <text:p text:style-name="Standard">(3152, 168, 14, 1, 10, 3),</text:p>
      <text:p text:style-name="Standard">(3153, 168, 18, 3, 10, 4),</text:p>
      <text:p text:style-name="Standard">(3154, 168, 63, 15, 10, 5),</text:p>
      <text:p text:style-name="Standard">(3155, 168, 37, 21, 10, 6),</text:p>
      <text:p text:style-name="Standard">(3156, 168, 23, 3, 10, 7),</text:p>
      <text:p text:style-name="Standard">(3157, 168, 35, 16, 10, 8),</text:p>
      <text:p text:style-name="Standard"><text:soft-page-break/>(3158, 168, 15, 17, 10, 9),</text:p>
      <text:p text:style-name="Standard">(3159, 168, 56, 19, 10, 10),</text:p>
      <text:p text:style-name="Standard">(3160, 168, 60, 18, 10, 11),</text:p>
      <text:p text:style-name="Standard">(3161, 168, 2, 20, 10, 12),</text:p>
      <text:p text:style-name="Standard">(3162, 168, 49, 17, 10, 13),</text:p>
      <text:p text:style-name="Standard">(3163, 168, 50, 21, 10, 14),</text:p>
      <text:p text:style-name="Standard">(3164, 168, 41, 16, 10, 15),</text:p>
      <text:p text:style-name="Standard">(3165, 168, 48, 18, 10, 16),</text:p>
      <text:p text:style-name="Standard">(3166, 168, 25, 22, 10, 17),</text:p>
      <text:p text:style-name="Standard">(3167, 168, 64, 15, 10, 18),</text:p>
      <text:p text:style-name="Standard">(3168, 168, 55, 20, 10, 19),</text:p>
      <text:p text:style-name="Standard">(3169, 168, 65, 19, 10, 20),</text:p>
      <text:p text:style-name="Standard">(3170, 168, 30, 6, 10, 21),</text:p>
      <text:p text:style-name="Standard">(3171, 168, 21, 22, 10, 22),</text:p>
      <text:p text:style-name="Standard">(3172, 169, 57, 1, 11, 1),</text:p>
      <text:p text:style-name="Standard">(3173, 169, 30, 6, 11, 2),</text:p>
      <text:p text:style-name="Standard">(3174, 169, 14, 1, 11, 3),</text:p>
      <text:p text:style-name="Standard">(3175, 169, 22, 6, 11, 4),</text:p>
      <text:p text:style-name="Standard">(3176, 169, 23, 3, 11, 5),</text:p>
      <text:p text:style-name="Standard">(3177, 169, 49, 17, 11, 6),</text:p>
      <text:p text:style-name="Standard">(3178, 169, 15, 17, 11, 7),</text:p>
      <text:p text:style-name="Standard">(3179, 169, 56, 19, 11, 8),</text:p>
      <text:p text:style-name="Standard">(3180, 169, 18, 3, 11, 9),</text:p>
      <text:p text:style-name="Standard">(3181, 169, 63, 15, 11, 10),</text:p>
      <text:p text:style-name="Standard">(3182, 169, 25, 22, 11, 11),</text:p>
      <text:p text:style-name="Standard">(3183, 169, 35, 16, 11, 12),</text:p>
      <text:p text:style-name="Standard">(3184, 169, 50, 21, 11, 13),</text:p>
      <text:p text:style-name="Standard">(3185, 169, 41, 16, 11, 14),</text:p>
      <text:p text:style-name="Standard">(3186, 169, 48, 18, 11, 15),</text:p>
      <text:p text:style-name="Standard">(3187, 169, 37, 21, 11, 16),</text:p>
      <text:p text:style-name="Standard">(3188, 169, 60, 18, 11, 17),</text:p>
      <text:p text:style-name="Standard">(3189, 169, 65, 19, 11, 18),</text:p>
      <text:p text:style-name="Standard">(3190, 169, 64, 15, 11, 19),</text:p>
      <text:p text:style-name="Standard">(3191, 169, 21, 22, 11, 20),</text:p>
      <text:p text:style-name="Standard">(3192, 169, 2, 20, 11, 21),</text:p>
      <text:p text:style-name="Standard">(3193, 169, 55, 20, 11, 22),</text:p>
      <text:p text:style-name="Standard">(3194, 170, 57, 1, 13, 1),</text:p>
      <text:p text:style-name="Standard">(3195, 170, 30, 6, 13, 2),</text:p>
      <text:p text:style-name="Standard">(3196, 170, 23, 3, 13, 3),</text:p>
      <text:p text:style-name="Standard">(3197, 170, 14, 1, 13, 4),</text:p>
      <text:p text:style-name="Standard">(3198, 170, 18, 3, 13, 5),</text:p>
      <text:p text:style-name="Standard">(3199, 170, 49, 17, 13, 6),</text:p>
      <text:p text:style-name="Standard">(3200, 170, 35, 16, 13, 7),</text:p>
      <text:p text:style-name="Standard">(3201, 170, 65, 19, 13, 8),</text:p>
      <text:p text:style-name="Standard">(3202, 170, 63, 15, 13, 9),</text:p>
      <text:p text:style-name="Standard">(3203, 170, 56, 19, 13, 10),</text:p>
      <text:p text:style-name="Standard">(3204, 170, 64, 15, 13, 11),</text:p>
      <text:p text:style-name="Standard">(3205, 170, 41, 16, 13, 12),</text:p>
      <text:p text:style-name="Standard">(3206, 170, 25, 22, 13, 13),</text:p>
      <text:p text:style-name="Standard">(3207, 170, 48, 18, 13, 14),</text:p>
      <text:p text:style-name="Standard">(3208, 170, 50, 21, 13, 15),</text:p>
      <text:p text:style-name="Standard">(3209, 170, 37, 21, 13, 16),</text:p>
      <text:p text:style-name="Standard"><text:soft-page-break/>(3210, 170, 60, 18, 13, 17),</text:p>
      <text:p text:style-name="Standard">(3211, 170, 22, 6, 13, 18),</text:p>
      <text:p text:style-name="Standard">(3212, 170, 55, 20, 13, 19),</text:p>
      <text:p text:style-name="Standard">(3213, 170, 2, 20, 13, 20),</text:p>
      <text:p text:style-name="Standard">(3214, 170, 21, 22, 13, 21),</text:p>
      <text:p text:style-name="Standard">(3215, 170, 15, 17, 13, 22),</text:p>
      <text:p text:style-name="Standard">(3216, 171, 30, 6, 14, 1),</text:p>
      <text:p text:style-name="Standard">(3217, 171, 57, 1, 14, 2),</text:p>
      <text:p text:style-name="Standard">(3218, 171, 23, 3, 14, 3),</text:p>
      <text:p text:style-name="Standard">(3219, 171, 50, 21, 14, 4),</text:p>
      <text:p text:style-name="Standard">(3220, 171, 25, 22, 14, 5),</text:p>
      <text:p text:style-name="Standard">(3221, 171, 41, 16, 14, 6),</text:p>
      <text:p text:style-name="Standard">(3222, 171, 63, 15, 14, 7),</text:p>
      <text:p text:style-name="Standard">(3223, 171, 64, 15, 14, 8),</text:p>
      <text:p text:style-name="Standard">(3224, 171, 48, 18, 14, 9),</text:p>
      <text:p text:style-name="Standard">(3225, 171, 60, 18, 14, 10),</text:p>
      <text:p text:style-name="Standard">(3226, 171, 21, 22, 14, 11),</text:p>
      <text:p text:style-name="Standard">(3227, 171, 55, 20, 14, 12),</text:p>
      <text:p text:style-name="Standard">(3228, 171, 2, 20, 14, 13),</text:p>
      <text:p text:style-name="Standard">(3229, 171, 35, 16, 14, 14),</text:p>
      <text:p text:style-name="Standard">(3230, 171, 18, 3, 14, 15),</text:p>
      <text:p text:style-name="Standard">(3231, 171, 65, 19, 14, 16),</text:p>
      <text:p text:style-name="Standard">(3232, 171, 22, 6, 14, 17),</text:p>
      <text:p text:style-name="Standard">(3233, 171, 14, 1, 14, 18),</text:p>
      <text:p text:style-name="Standard">(3234, 171, 15, 17, 14, 19),</text:p>
      <text:p text:style-name="Standard">(3235, 171, 49, 17, 14, 20),</text:p>
      <text:p text:style-name="Standard">(3236, 171, 37, 21, 14, 21),</text:p>
      <text:p text:style-name="Standard">(3237, 171, 56, 19, 14, 22),</text:p>
      <text:p text:style-name="Standard">(3238, 172, 30, 6, 19, 1),</text:p>
      <text:p text:style-name="Standard">(3239, 172, 22, 6, 19, 2),</text:p>
      <text:p text:style-name="Standard">(3240, 172, 49, 17, 19, 3),</text:p>
      <text:p text:style-name="Standard">(3241, 172, 35, 16, 19, 4),</text:p>
      <text:p text:style-name="Standard">(3242, 172, 14, 1, 19, 5),</text:p>
      <text:p text:style-name="Standard">(3243, 172, 41, 16, 19, 6),</text:p>
      <text:p text:style-name="Standard">(3244, 172, 56, 19, 19, 7),</text:p>
      <text:p text:style-name="Standard">(3245, 172, 64, 15, 19, 8),</text:p>
      <text:p text:style-name="Standard">(3246, 172, 2, 20, 19, 9),</text:p>
      <text:p text:style-name="Standard">(3247, 172, 25, 22, 19, 10),</text:p>
      <text:p text:style-name="Standard">(3248, 172, 65, 19, 19, 11),</text:p>
      <text:p text:style-name="Standard">(3249, 172, 48, 18, 19, 12),</text:p>
      <text:p text:style-name="Standard">(3250, 172, 55, 20, 19, 13),</text:p>
      <text:p text:style-name="Standard">(3251, 172, 60, 18, 19, 14),</text:p>
      <text:p text:style-name="Standard">(3252, 172, 23, 3, 19, 15),</text:p>
      <text:p text:style-name="Standard">(3253, 172, 37, 21, 19, 16),</text:p>
      <text:p text:style-name="Standard">(3254, 172, 21, 22, 19, 17),</text:p>
      <text:p text:style-name="Standard">(3255, 172, 50, 21, 19, 18),</text:p>
      <text:p text:style-name="Standard">(3256, 172, 57, 1, 19, 19),</text:p>
      <text:p text:style-name="Standard">(3257, 172, 63, 15, 19, 20),</text:p>
      <text:p text:style-name="Standard">(3258, 172, 18, 3, 19, 21),</text:p>
      <text:p text:style-name="Standard">(3259, 172, 15, 17, 19, 22),</text:p>
      <text:p text:style-name="Standard">(3260, 173, 30, 6, 22, 1),</text:p>
      <text:p text:style-name="Standard">(3261, 173, 57, 1, 22, 2),</text:p>
      <text:p text:style-name="Standard"><text:soft-page-break/>(3262, 173, 14, 1, 22, 3),</text:p>
      <text:p text:style-name="Standard">(3263, 173, 22, 6, 22, 4),</text:p>
      <text:p text:style-name="Standard">(3264, 173, 18, 3, 22, 5),</text:p>
      <text:p text:style-name="Standard">(3265, 173, 35, 16, 22, 6),</text:p>
      <text:p text:style-name="Standard">(3266, 173, 65, 19, 22, 7),</text:p>
      <text:p text:style-name="Standard">(3267, 173, 56, 19, 22, 8),</text:p>
      <text:p text:style-name="Standard">(3268, 173, 41, 16, 22, 9),</text:p>
      <text:p text:style-name="Standard">(3269, 173, 63, 15, 22, 10),</text:p>
      <text:p text:style-name="Standard">(3270, 173, 64, 15, 22, 11),</text:p>
      <text:p text:style-name="Standard">(3271, 173, 37, 21, 22, 12),</text:p>
      <text:p text:style-name="Standard">(3272, 173, 15, 17, 22, 13),</text:p>
      <text:p text:style-name="Standard">(3273, 173, 21, 22, 22, 14),</text:p>
      <text:p text:style-name="Standard">(3274, 173, 60, 18, 22, 15),</text:p>
      <text:p text:style-name="Standard">(3275, 173, 48, 18, 22, 16),</text:p>
      <text:p text:style-name="Standard">(3276, 173, 23, 3, 22, 17),</text:p>
      <text:p text:style-name="Standard">(3277, 173, 2, 20, 22, 18),</text:p>
      <text:p text:style-name="Standard">(3278, 173, 25, 22, 22, 19),</text:p>
      <text:p text:style-name="Standard">(3279, 173, 49, 17, 22, 20),</text:p>
      <text:p text:style-name="Standard">(3280, 173, 55, 20, 22, 21),</text:p>
      <text:p text:style-name="Standard">(3281, 173, 50, 21, 22, 22),</text:p>
      <text:p text:style-name="Standard">(3282, 174, 30, 6, 2, 1),</text:p>
      <text:p text:style-name="Standard">(3283, 174, 14, 1, 2, 2),</text:p>
      <text:p text:style-name="Standard">(3284, 174, 22, 6, 2, 3),</text:p>
      <text:p text:style-name="Standard">(3285, 174, 57, 1, 2, 4),</text:p>
      <text:p text:style-name="Standard">(3286, 174, 35, 16, 2, 5),</text:p>
      <text:p text:style-name="Standard">(3287, 174, 56, 19, 2, 6),</text:p>
      <text:p text:style-name="Standard">(3288, 174, 25, 22, 2, 7),</text:p>
      <text:p text:style-name="Standard">(3289, 174, 63, 15, 2, 8),</text:p>
      <text:p text:style-name="Standard">(3290, 174, 21, 22, 2, 9),</text:p>
      <text:p text:style-name="Standard">(3291, 174, 50, 21, 2, 10),</text:p>
      <text:p text:style-name="Standard">(3292, 174, 55, 20, 2, 11),</text:p>
      <text:p text:style-name="Standard">(3293, 174, 15, 17, 2, 12),</text:p>
      <text:p text:style-name="Standard">(3294, 174, 60, 18, 2, 13),</text:p>
      <text:p text:style-name="Standard">(3295, 174, 65, 19, 2, 14),</text:p>
      <text:p text:style-name="Standard">(3296, 174, 41, 16, 2, 15),</text:p>
      <text:p text:style-name="Standard">(3297, 174, 23, 3, 2, 16),</text:p>
      <text:p text:style-name="Standard">(3298, 174, 48, 18, 2, 17),</text:p>
      <text:p text:style-name="Standard">(3299, 174, 18, 3, 2, 18),</text:p>
      <text:p text:style-name="Standard">(3300, 174, 49, 17, 2, 19),</text:p>
      <text:p text:style-name="Standard">(3301, 174, 37, 21, 2, 20),</text:p>
      <text:p text:style-name="Standard">(3302, 174, 2, 20, 2, 21),</text:p>
      <text:p text:style-name="Standard">(3303, 174, 64, 15, 2, 22),</text:p>
      <text:p text:style-name="Standard">(3304, 175, 56, 6, 1, 1),</text:p>
      <text:p text:style-name="Standard">(3305, 175, 49, 17, 1, 2),</text:p>
      <text:p text:style-name="Standard">(3306, 175, 23, 3, 1, 3),</text:p>
      <text:p text:style-name="Standard">(3307, 175, 21, 22, 1, 4),</text:p>
      <text:p text:style-name="Standard">(3308, 175, 22, 24, 1, 5),</text:p>
      <text:p text:style-name="Standard">(3309, 175, 37, 21, 1, 6),</text:p>
      <text:p text:style-name="Standard">(3310, 175, 68, 21, 1, 7),</text:p>
      <text:p text:style-name="Standard">(3311, 175, 30, 6, 1, 8),</text:p>
      <text:p text:style-name="Standard">(3312, 175, 41, 16, 1, 9),</text:p>
      <text:p text:style-name="Standard">(3313, 175, 69, 18, 1, 10),</text:p>
      <text:p text:style-name="Standard"><text:soft-page-break/>(3314, 175, 25, 22, 1, 11),</text:p>
      <text:p text:style-name="Standard">(3315, 175, 64, 15, 1, 12),</text:p>
      <text:p text:style-name="Standard">(3316, 175, 48, 18, 1, 13),</text:p>
      <text:p text:style-name="Standard">(3317, 175, 15, 20, 1, 14),</text:p>
      <text:p text:style-name="Standard">(3318, 175, 44, 20, 1, 15),</text:p>
      <text:p text:style-name="Standard">(3319, 175, 57, 1, 1, 16),</text:p>
      <text:p text:style-name="Standard">(3320, 175, 70, 3, 1, 17),</text:p>
      <text:p text:style-name="Standard">(3321, 175, 14, 1, 1, 18),</text:p>
      <text:p text:style-name="Standard">(3322, 175, 35, 16, 1, 19),</text:p>
      <text:p text:style-name="Standard">(3323, 175, 71, 17, 1, 20),</text:p>
      <text:p text:style-name="Standard">(3324, 175, 55, 15, 1, 21),</text:p>
      <text:p text:style-name="Standard">(3325, 175, 65, 24, 1, 22),</text:p>
      <text:p text:style-name="Standard">(3326, 176, 57, 1, 18, 1),</text:p>
      <text:p text:style-name="Standard">(3327, 176, 30, 6, 18, 2),</text:p>
      <text:p text:style-name="Standard">(3328, 176, 49, 17, 18, 3),</text:p>
      <text:p text:style-name="Standard">(3329, 176, 23, 3, 18, 4),</text:p>
      <text:p text:style-name="Standard">(3330, 176, 56, 6, 18, 5),</text:p>
      <text:p text:style-name="Standard">(3331, 176, 44, 20, 18, 6),</text:p>
      <text:p text:style-name="Standard">(3332, 176, 25, 22, 18, 7),</text:p>
      <text:p text:style-name="Standard">(3333, 176, 68, 21, 18, 8),</text:p>
      <text:p text:style-name="Standard">(3334, 176, 48, 18, 18, 9),</text:p>
      <text:p text:style-name="Standard">(3335, 176, 37, 21, 18, 10),</text:p>
      <text:p text:style-name="Standard">(3336, 176, 35, 16, 18, 11),</text:p>
      <text:p text:style-name="Standard">(3337, 176, 70, 3, 18, 12),</text:p>
      <text:p text:style-name="Standard">(3338, 176, 22, 24, 18, 13),</text:p>
      <text:p text:style-name="Standard">(3339, 176, 64, 15, 18, 14),</text:p>
      <text:p text:style-name="Standard">(3340, 176, 21, 22, 18, 15),</text:p>
      <text:p text:style-name="Standard">(3341, 176, 72, 18, 18, 16),</text:p>
      <text:p text:style-name="Standard">(3342, 176, 55, 15, 18, 17),</text:p>
      <text:p text:style-name="Standard">(3343, 176, 14, 1, 18, 18),</text:p>
      <text:p text:style-name="Standard">(3344, 176, 15, 20, 18, 19),</text:p>
      <text:p text:style-name="Standard">(3345, 176, 65, 24, 18, 20),</text:p>
      <text:p text:style-name="Standard">(3346, 176, 71, 17, 18, 21),</text:p>
      <text:p text:style-name="Standard">(3347, 176, 41, 16, 18, 22),</text:p>
      <text:p text:style-name="Standard">(3348, 177, 30, 6, 21, 1),</text:p>
      <text:p text:style-name="Standard">(3349, 177, 14, 1, 21, 2),</text:p>
      <text:p text:style-name="Standard">(3350, 177, 22, 24, 21, 3),</text:p>
      <text:p text:style-name="Standard">(3351, 177, 71, 17, 21, 4),</text:p>
      <text:p text:style-name="Standard">(3352, 177, 21, 22, 21, 5),</text:p>
      <text:p text:style-name="Standard">(3353, 177, 55, 15, 21, 6),</text:p>
      <text:p text:style-name="Standard">(3354, 177, 63, 16, 21, 7),</text:p>
      <text:p text:style-name="Standard">(3355, 177, 69, 18, 21, 8),</text:p>
      <text:p text:style-name="Standard">(3356, 177, 48, 18, 21, 9),</text:p>
      <text:p text:style-name="Standard">(3357, 177, 65, 24, 21, 10),</text:p>
      <text:p text:style-name="Standard">(3358, 177, 70, 3, 21, 11),</text:p>
      <text:p text:style-name="Standard">(3359, 177, 64, 15, 21, 12),</text:p>
      <text:p text:style-name="Standard">(3360, 177, 44, 20, 21, 13),</text:p>
      <text:p text:style-name="Standard">(3361, 177, 56, 6, 21, 14),</text:p>
      <text:p text:style-name="Standard">(3362, 177, 49, 17, 21, 15),</text:p>
      <text:p text:style-name="Standard">(3363, 177, 68, 21, 21, 16),</text:p>
      <text:p text:style-name="Standard">(3364, 177, 23, 3, 21, 17),</text:p>
      <text:p text:style-name="Standard">(3365, 177, 57, 1, 21, 18),</text:p>
      <text:p text:style-name="Standard"><text:soft-page-break/>(3366, 177, 37, 21, 21, 19),</text:p>
      <text:p text:style-name="Standard">(3367, 177, 25, 22, 21, 20),</text:p>
      <text:p text:style-name="Standard">(3368, 177, 35, 16, 21, 21),</text:p>
      <text:p text:style-name="Standard">(3369, 177, 15, 20, 21, 22),</text:p>
      <text:p text:style-name="Standard">(3370, 178, 30, 6, 6, 1),</text:p>
      <text:p text:style-name="Standard">(3371, 178, 56, 6, 6, 2),</text:p>
      <text:p text:style-name="Standard">(3372, 178, 57, 1, 6, 3),</text:p>
      <text:p text:style-name="Standard">(3373, 178, 49, 17, 6, 4),</text:p>
      <text:p text:style-name="Standard">(3374, 178, 21, 22, 6, 5),</text:p>
      <text:p text:style-name="Standard">(3375, 178, 25, 22, 6, 6),</text:p>
      <text:p text:style-name="Standard">(3376, 178, 15, 20, 6, 7),</text:p>
      <text:p text:style-name="Standard">(3377, 178, 70, 3, 6, 8),</text:p>
      <text:p text:style-name="Standard">(3378, 178, 22, 24, 6, 9),</text:p>
      <text:p text:style-name="Standard">(3379, 178, 23, 3, 6, 10),</text:p>
      <text:p text:style-name="Standard">(3380, 178, 55, 15, 6, 11),</text:p>
      <text:p text:style-name="Standard">(3381, 178, 64, 15, 6, 12),</text:p>
      <text:p text:style-name="Standard">(3382, 178, 44, 20, 6, 13),</text:p>
      <text:p text:style-name="Standard">(3383, 178, 14, 1, 6, 14),</text:p>
      <text:p text:style-name="Standard">(3384, 178, 63, 16, 6, 15),</text:p>
      <text:p text:style-name="Standard">(3385, 178, 68, 21, 6, 16),</text:p>
      <text:p text:style-name="Standard">(3386, 178, 35, 16, 6, 17),</text:p>
      <text:p text:style-name="Standard">(3387, 178, 65, 24, 6, 18),</text:p>
      <text:p text:style-name="Standard">(3388, 178, 37, 21, 6, 19),</text:p>
      <text:p text:style-name="Standard">(3389, 178, 48, 18, 6, 20),</text:p>
      <text:p text:style-name="Standard">(3390, 178, 69, 18, 6, 21),</text:p>
      <text:p text:style-name="Standard">(3391, 178, 71, 17, 6, 22),</text:p>
      <text:p text:style-name="Standard">(3392, 179, 57, 1, 4, 1),</text:p>
      <text:p text:style-name="Standard">(3393, 179, 14, 1, 4, 2),</text:p>
      <text:p text:style-name="Standard">(3394, 179, 30, 6, 4, 3),</text:p>
      <text:p text:style-name="Standard">(3395, 179, 56, 6, 4, 4),</text:p>
      <text:p text:style-name="Standard">(3396, 179, 23, 3, 4, 5),</text:p>
      <text:p text:style-name="Standard">(3397, 179, 15, 20, 4, 6),</text:p>
      <text:p text:style-name="Standard">(3398, 179, 71, 17, 4, 7),</text:p>
      <text:p text:style-name="Standard">(3399, 179, 63, 16, 4, 8),</text:p>
      <text:p text:style-name="Standard">(3400, 179, 21, 22, 4, 9),</text:p>
      <text:p text:style-name="Standard">(3401, 179, 25, 22, 4, 10),</text:p>
      <text:p text:style-name="Standard">(3402, 179, 37, 21, 4, 11),</text:p>
      <text:p text:style-name="Standard">(3403, 179, 68, 21, 4, 12),</text:p>
      <text:p text:style-name="Standard">(3404, 179, 69, 18, 4, 13),</text:p>
      <text:p text:style-name="Standard">(3405, 179, 35, 16, 4, 14),</text:p>
      <text:p text:style-name="Standard">(3406, 179, 64, 15, 4, 15),</text:p>
      <text:p text:style-name="Standard">(3407, 179, 65, 24, 4, 16),</text:p>
      <text:p text:style-name="Standard">(3408, 179, 49, 17, 4, 17),</text:p>
      <text:p text:style-name="Standard">(3409, 179, 55, 15, 4, 18),</text:p>
      <text:p text:style-name="Standard">(3410, 179, 70, 3, 4, 19),</text:p>
      <text:p text:style-name="Standard">(3411, 179, 44, 20, 4, 20),</text:p>
      <text:p text:style-name="Standard">(3412, 179, 48, 18, 4, 21),</text:p>
      <text:p text:style-name="Standard">(3413, 179, 22, 24, 4, 22),</text:p>
      <text:p text:style-name="Standard">(3414, 180, 57, 1, 7, 1),</text:p>
      <text:p text:style-name="Standard">(3415, 180, 21, 22, 7, 2),</text:p>
      <text:p text:style-name="Standard">(3416, 180, 56, 6, 7, 3),</text:p>
      <text:p text:style-name="Standard">(3417, 180, 23, 3, 7, 4),</text:p>
      <text:p text:style-name="Standard"><text:soft-page-break/>(3418, 180, 65, 24, 7, 5),</text:p>
      <text:p text:style-name="Standard">(3419, 180, 64, 15, 7, 6),</text:p>
      <text:p text:style-name="Standard">(3420, 180, 14, 1, 7, 7),</text:p>
      <text:p text:style-name="Standard">(3421, 180, 48, 18, 7, 8),</text:p>
      <text:p text:style-name="Standard">(3422, 180, 44, 20, 7, 9),</text:p>
      <text:p text:style-name="Standard">(3423, 180, 69, 18, 7, 10),</text:p>
      <text:p text:style-name="Standard">(3424, 180, 49, 17, 7, 11),</text:p>
      <text:p text:style-name="Standard">(3425, 180, 70, 3, 7, 12),</text:p>
      <text:p text:style-name="Standard">(3426, 180, 68, 21, 7, 13),</text:p>
      <text:p text:style-name="Standard">(3427, 180, 35, 16, 7, 14),</text:p>
      <text:p text:style-name="Standard">(3428, 180, 30, 6, 7, 15),</text:p>
      <text:p text:style-name="Standard">(3429, 180, 37, 21, 7, 16),</text:p>
      <text:p text:style-name="Standard">(3430, 180, 71, 17, 7, 17),</text:p>
      <text:p text:style-name="Standard">(3431, 180, 22, 24, 7, 18),</text:p>
      <text:p text:style-name="Standard">(3432, 180, 41, 16, 7, 19),</text:p>
      <text:p text:style-name="Standard">(3433, 180, 55, 15, 7, 20),</text:p>
      <text:p text:style-name="Standard">(3434, 180, 15, 20, 7, 21),</text:p>
      <text:p text:style-name="Standard">(3435, 180, 25, 22, 7, 22),</text:p>
      <text:p text:style-name="Standard">(3436, 181, 49, 17, 8, 1),</text:p>
      <text:p text:style-name="Standard">(3437, 181, 57, 1, 8, 2),</text:p>
      <text:p text:style-name="Standard">(3438, 181, 22, 24, 8, 3),</text:p>
      <text:p text:style-name="Standard">(3439, 181, 23, 3, 8, 4),</text:p>
      <text:p text:style-name="Standard">(3440, 181, 30, 6, 8, 5),</text:p>
      <text:p text:style-name="Standard">(3441, 181, 56, 6, 8, 6),</text:p>
      <text:p text:style-name="Standard">(3442, 181, 15, 20, 8, 7),</text:p>
      <text:p text:style-name="Standard">(3443, 181, 44, 20, 8, 8),</text:p>
      <text:p text:style-name="Standard">(3444, 181, 41, 16, 8, 9),</text:p>
      <text:p text:style-name="Standard">(3445, 181, 69, 18, 8, 10),</text:p>
      <text:p text:style-name="Standard">(3446, 181, 37, 21, 8, 11),</text:p>
      <text:p text:style-name="Standard">(3447, 181, 21, 22, 8, 12),</text:p>
      <text:p text:style-name="Standard">(3448, 181, 71, 17, 8, 13),</text:p>
      <text:p text:style-name="Standard">(3449, 181, 70, 3, 8, 14),</text:p>
      <text:p text:style-name="Standard">(3450, 181, 35, 16, 8, 15),</text:p>
      <text:p text:style-name="Standard">(3451, 181, 25, 22, 8, 16),</text:p>
      <text:p text:style-name="Standard">(3452, 181, 48, 18, 8, 17),</text:p>
      <text:p text:style-name="Standard">(3453, 181, 55, 15, 8, 18),</text:p>
      <text:p text:style-name="Standard">(3454, 181, 14, 1, 8, 19),</text:p>
      <text:p text:style-name="Standard">(3455, 181, 64, 15, 8, 20),</text:p>
      <text:p text:style-name="Standard">(3456, 181, 65, 24, 8, 21),</text:p>
      <text:p text:style-name="Standard">(3457, 181, 68, 21, 8, 22),</text:p>
      <text:p text:style-name="Standard">(3458, 182, 14, 1, 9, 1),</text:p>
      <text:p text:style-name="Standard">(3459, 182, 56, 6, 9, 2),</text:p>
      <text:p text:style-name="Standard">(3460, 182, 23, 3, 9, 3),</text:p>
      <text:p text:style-name="Standard">(3461, 182, 49, 17, 9, 4),</text:p>
      <text:p text:style-name="Standard">(3462, 182, 71, 17, 9, 5),</text:p>
      <text:p text:style-name="Standard">(3463, 182, 64, 15, 9, 6),</text:p>
      <text:p text:style-name="Standard">(3464, 182, 21, 22, 9, 7),</text:p>
      <text:p text:style-name="Standard">(3465, 182, 22, 24, 9, 8),</text:p>
      <text:p text:style-name="Standard">(3466, 182, 15, 20, 9, 9),</text:p>
      <text:p text:style-name="Standard">(3467, 182, 25, 22, 9, 10),</text:p>
      <text:p text:style-name="Standard">(3468, 182, 70, 3, 9, 11),</text:p>
      <text:p text:style-name="Standard">(3469, 182, 65, 24, 9, 12),</text:p>
      <text:p text:style-name="Standard"><text:soft-page-break/>(3470, 182, 44, 20, 9, 13),</text:p>
      <text:p text:style-name="Standard">(3471, 182, 55, 15, 9, 14),</text:p>
      <text:p text:style-name="Standard">(3472, 182, 48, 18, 9, 15),</text:p>
      <text:p text:style-name="Standard">(3473, 182, 68, 21, 9, 16),</text:p>
      <text:p text:style-name="Standard">(3474, 182, 41, 16, 9, 17),</text:p>
      <text:p text:style-name="Standard">(3475, 182, 57, 1, 9, 18),</text:p>
      <text:p text:style-name="Standard">(3476, 182, 35, 16, 9, 19),</text:p>
      <text:p text:style-name="Standard">(3477, 182, 69, 18, 9, 20),</text:p>
      <text:p text:style-name="Standard">(3478, 182, 37, 21, 9, 21),</text:p>
      <text:p text:style-name="Standard">(3479, 182, 30, 6, 9, 22),</text:p>
      <text:p text:style-name="Standard">(3480, 183, 56, 6, 23, 1),</text:p>
      <text:p text:style-name="Standard">(3481, 183, 14, 1, 23, 2),</text:p>
      <text:p text:style-name="Standard">(3482, 183, 57, 1, 23, 3),</text:p>
      <text:p text:style-name="Standard">(3483, 183, 49, 17, 23, 4),</text:p>
      <text:p text:style-name="Standard">(3484, 183, 25, 22, 23, 5),</text:p>
      <text:p text:style-name="Standard">(3485, 183, 64, 15, 23, 6),</text:p>
      <text:p text:style-name="Standard">(3486, 183, 15, 20, 23, 7),</text:p>
      <text:p text:style-name="Standard">(3487, 183, 71, 17, 23, 8),</text:p>
      <text:p text:style-name="Standard">(3488, 183, 63, 6, 23, 9),</text:p>
      <text:p text:style-name="Standard">(3489, 183, 44, 20, 23, 10),</text:p>
      <text:p text:style-name="Standard">(3490, 183, 48, 18, 23, 11),</text:p>
      <text:p text:style-name="Standard">(3491, 183, 21, 22, 23, 12),</text:p>
      <text:p text:style-name="Standard">(3492, 183, 69, 18, 23, 13),</text:p>
      <text:p text:style-name="Standard">(3493, 183, 65, 24, 23, 14),</text:p>
      <text:p text:style-name="Standard">(3494, 183, 41, 16, 23, 15),</text:p>
      <text:p text:style-name="Standard">(3495, 183, 22, 24, 23, 16),</text:p>
      <text:p text:style-name="Standard">(3496, 183, 55, 15, 23, 17),</text:p>
      <text:p text:style-name="Standard">(3497, 183, 37, 21, 23, 18),</text:p>
      <text:p text:style-name="Standard">(3498, 183, 70, 3, 23, 19),</text:p>
      <text:p text:style-name="Standard">(3499, 183, 35, 16, 23, 20),</text:p>
      <text:p text:style-name="Standard">(3500, 183, 68, 21, 23, 21),</text:p>
      <text:p text:style-name="Standard">(3501, 183, 23, 3, 23, 22),</text:p>
      <text:p text:style-name="Standard">(3502, 184, 56, 6, 10, 1),</text:p>
      <text:p text:style-name="Standard">(3503, 184, 63, 6, 10, 2),</text:p>
      <text:p text:style-name="Standard">(3504, 184, 49, 17, 10, 3),</text:p>
      <text:p text:style-name="Standard">(3505, 184, 23, 3, 10, 4),</text:p>
      <text:p text:style-name="Standard">(3506, 184, 14, 1, 10, 5),</text:p>
      <text:p text:style-name="Standard">(3507, 184, 44, 20, 10, 6),</text:p>
      <text:p text:style-name="Standard">(3508, 184, 25, 22, 10, 7),</text:p>
      <text:p text:style-name="Standard">(3509, 184, 55, 15, 10, 8),</text:p>
      <text:p text:style-name="Standard">(3510, 184, 48, 18, 10, 9),</text:p>
      <text:p text:style-name="Standard">(3511, 184, 69, 18, 10, 10),</text:p>
      <text:p text:style-name="Standard">(3512, 184, 65, 24, 10, 11),</text:p>
      <text:p text:style-name="Standard">(3513, 184, 37, 21, 10, 12),</text:p>
      <text:p text:style-name="Standard">(3514, 184, 57, 1, 10, 13),</text:p>
      <text:p text:style-name="Standard">(3515, 184, 70, 3, 10, 14),</text:p>
      <text:p text:style-name="Standard">(3516, 184, 41, 16, 10, 15),</text:p>
      <text:p text:style-name="Standard">(3517, 184, 68, 21, 10, 16),</text:p>
      <text:p text:style-name="Standard">(3518, 184, 71, 17, 10, 17),</text:p>
      <text:p text:style-name="Standard">(3519, 184, 15, 20, 10, 18),</text:p>
      <text:p text:style-name="Standard">(3520, 184, 21, 22, 10, 19),</text:p>
      <text:p text:style-name="Standard">(3521, 184, 22, 24, 10, 20),</text:p>
      <text:p text:style-name="Standard"><text:soft-page-break/>(3522, 184, 35, 16, 10, 21),</text:p>
      <text:p text:style-name="Standard">(3523, 184, 64, 15, 10, 22),</text:p>
      <text:p text:style-name="Standard">(3524, 185, 57, 1, 11, 1),</text:p>
      <text:p text:style-name="Standard">(3525, 185, 14, 1, 11, 2),</text:p>
      <text:p text:style-name="Standard">(3526, 185, 56, 6, 11, 3),</text:p>
      <text:p text:style-name="Standard">(3527, 185, 49, 17, 11, 4),</text:p>
      <text:p text:style-name="Standard">(3528, 185, 22, 24, 11, 5),</text:p>
      <text:p text:style-name="Standard">(3529, 185, 71, 17, 11, 6),</text:p>
      <text:p text:style-name="Standard">(3530, 185, 25, 22, 11, 7),</text:p>
      <text:p text:style-name="Standard">(3531, 185, 15, 20, 11, 8),</text:p>
      <text:p text:style-name="Standard">(3532, 185, 23, 3, 11, 9),</text:p>
      <text:p text:style-name="Standard">(3533, 185, 44, 20, 11, 10),</text:p>
      <text:p text:style-name="Standard">(3534, 185, 65, 24, 11, 11),</text:p>
      <text:p text:style-name="Standard">(3535, 185, 63, 6, 11, 12),</text:p>
      <text:p text:style-name="Standard">(3536, 185, 41, 16, 11, 13),</text:p>
      <text:p text:style-name="Standard">(3537, 185, 69, 18, 11, 14),</text:p>
      <text:p text:style-name="Standard">(3538, 185, 37, 21, 11, 15),</text:p>
      <text:p text:style-name="Standard">(3539, 185, 55, 15, 11, 16),</text:p>
      <text:p text:style-name="Standard">(3540, 185, 48, 18, 11, 17),</text:p>
      <text:p text:style-name="Standard">(3541, 185, 35, 16, 11, 18),</text:p>
      <text:p text:style-name="Standard">(3542, 185, 21, 22, 11, 19),</text:p>
      <text:p text:style-name="Standard">(3543, 185, 68, 21, 11, 20),</text:p>
      <text:p text:style-name="Standard">(3544, 185, 64, 15, 11, 21),</text:p>
      <text:p text:style-name="Standard">(3545, 185, 70, 3, 11, 22),</text:p>
      <text:p text:style-name="Standard">(3546, 186, 14, 1, 13, 1),</text:p>
      <text:p text:style-name="Standard">(3547, 186, 57, 1, 13, 2),</text:p>
      <text:p text:style-name="Standard">(3548, 186, 49, 17, 13, 3),</text:p>
      <text:p text:style-name="Standard">(3549, 186, 56, 6, 13, 4),</text:p>
      <text:p text:style-name="Standard">(3550, 186, 23, 3, 13, 5),</text:p>
      <text:p text:style-name="Standard">(3551, 186, 71, 17, 13, 6),</text:p>
      <text:p text:style-name="Standard">(3552, 186, 63, 6, 13, 7),</text:p>
      <text:p text:style-name="Standard">(3553, 186, 70, 3, 13, 8),</text:p>
      <text:p text:style-name="Standard">(3554, 186, 55, 15, 13, 9),</text:p>
      <text:p text:style-name="Standard">(3555, 186, 22, 24, 13, 10),</text:p>
      <text:p text:style-name="Standard">(3556, 186, 21, 22, 13, 11),</text:p>
      <text:p text:style-name="Standard">(3557, 186, 15, 20, 13, 12),</text:p>
      <text:p text:style-name="Standard">(3558, 186, 44, 20, 13, 13),</text:p>
      <text:p text:style-name="Standard">(3559, 186, 25, 22, 13, 14),</text:p>
      <text:p text:style-name="Standard">(3560, 186, 35, 16, 13, 15),</text:p>
      <text:p text:style-name="Standard">(3561, 186, 48, 18, 13, 16),</text:p>
      <text:p text:style-name="Standard">(3562, 186, 37, 21, 13, 17),</text:p>
      <text:p text:style-name="Standard">(3563, 186, 69, 18, 13, 18),</text:p>
      <text:p text:style-name="Standard">(3564, 186, 41, 16, 13, 19),</text:p>
      <text:p text:style-name="Standard">(3565, 186, 65, 24, 13, 20),</text:p>
      <text:p text:style-name="Standard">(3566, 186, 64, 15, 13, 21),</text:p>
      <text:p text:style-name="Standard">(3567, 186, 68, 21, 13, 22),</text:p>
      <text:p text:style-name="Standard">(3568, 187, 49, 17, 14, 1),</text:p>
      <text:p text:style-name="Standard">(3569, 187, 23, 3, 14, 2),</text:p>
      <text:p text:style-name="Standard">(3570, 187, 63, 6, 14, 3),</text:p>
      <text:p text:style-name="Standard">(3571, 187, 22, 24, 14, 4),</text:p>
      <text:p text:style-name="Standard">(3572, 187, 14, 1, 14, 5),</text:p>
      <text:p text:style-name="Standard">(3573, 187, 56, 6, 14, 6),</text:p>
      <text:p text:style-name="Standard"><text:soft-page-break/>(3574, 187, 70, 3, 14, 7),</text:p>
      <text:p text:style-name="Standard">(3575, 187, 35, 16, 14, 8),</text:p>
      <text:p text:style-name="Standard">(3576, 187, 55, 15, 14, 9),</text:p>
      <text:p text:style-name="Standard">(3577, 187, 71, 17, 14, 10),</text:p>
      <text:p text:style-name="Standard">(3578, 187, 44, 20, 14, 11),</text:p>
      <text:p text:style-name="Standard">(3579, 187, 65, 24, 14, 12),</text:p>
      <text:p text:style-name="Standard">(3580, 187, 68, 21, 14, 13),</text:p>
      <text:p text:style-name="Standard">(3581, 187, 37, 21, 14, 14),</text:p>
      <text:p text:style-name="Standard">(3582, 187, 57, 1, 14, 15),</text:p>
      <text:p text:style-name="Standard">(3583, 187, 15, 20, 14, 16),</text:p>
      <text:p text:style-name="Standard">(3584, 187, 41, 16, 14, 17),</text:p>
      <text:p text:style-name="Standard">(3585, 187, 69, 18, 14, 18),</text:p>
      <text:p text:style-name="Standard">(3586, 187, 25, 22, 14, 19),</text:p>
      <text:p text:style-name="Standard">(3587, 187, 64, 15, 14, 20),</text:p>
      <text:p text:style-name="Standard">(3588, 187, 21, 22, 14, 21),</text:p>
      <text:p text:style-name="Standard">(3589, 187, 48, 18, 14, 22),</text:p>
      <text:p text:style-name="Standard">(3590, 188, 65, 24, 20, 1),</text:p>
      <text:p text:style-name="Standard">(3591, 188, 15, 20, 20, 2),</text:p>
      <text:p text:style-name="Standard">(3592, 188, 22, 24, 20, 3),</text:p>
      <text:p text:style-name="Standard">(3593, 188, 23, 3, 20, 4),</text:p>
      <text:p text:style-name="Standard">(3594, 188, 57, 1, 20, 5),</text:p>
      <text:p text:style-name="Standard">(3595, 188, 48, 18, 20, 6),</text:p>
      <text:p text:style-name="Standard">(3596, 188, 56, 6, 20, 7),</text:p>
      <text:p text:style-name="Standard">(3597, 188, 41, 16, 20, 8),</text:p>
      <text:p text:style-name="Standard">(3598, 188, 44, 20, 20, 9),</text:p>
      <text:p text:style-name="Standard">(3599, 188, 35, 16, 20, 10),</text:p>
      <text:p text:style-name="Standard">(3600, 188, 69, 18, 20, 11),</text:p>
      <text:p text:style-name="Standard">(3601, 188, 37, 21, 20, 12),</text:p>
      <text:p text:style-name="Standard">(3602, 188, 21, 22, 20, 13),</text:p>
      <text:p text:style-name="Standard">(3603, 188, 63, 6, 20, 14),</text:p>
      <text:p text:style-name="Standard">(3604, 188, 68, 21, 20, 15),</text:p>
      <text:p text:style-name="Standard">(3605, 188, 14, 1, 20, 16),</text:p>
      <text:p text:style-name="Standard">(3606, 188, 55, 15, 20, 17),</text:p>
      <text:p text:style-name="Standard">(3607, 188, 49, 17, 20, 18),</text:p>
      <text:p text:style-name="Standard">(3608, 188, 70, 3, 20, 19),</text:p>
      <text:p text:style-name="Standard">(3609, 188, 71, 17, 20, 20),</text:p>
      <text:p text:style-name="Standard">(3610, 188, 25, 22, 20, 21),</text:p>
      <text:p text:style-name="Standard">(3611, 188, 64, 15, 20, 22),</text:p>
      <text:p text:style-name="Standard">(3612, 189, 56, 6, 2, 1),</text:p>
      <text:p text:style-name="Standard">(3613, 189, 30, 6, 2, 2),</text:p>
      <text:p text:style-name="Standard">(3614, 189, 57, 1, 2, 3),</text:p>
      <text:p text:style-name="Standard">(3615, 189, 65, 24, 2, 4),</text:p>
      <text:p text:style-name="Standard">(3616, 189, 22, 24, 2, 5),</text:p>
      <text:p text:style-name="Standard">(3617, 189, 49, 17, 2, 6),</text:p>
      <text:p text:style-name="Standard">(3618, 189, 55, 15, 2, 7),</text:p>
      <text:p text:style-name="Standard">(3619, 189, 25, 22, 2, 8),</text:p>
      <text:p text:style-name="Standard">(3620, 189, 48, 18, 2, 9),</text:p>
      <text:p text:style-name="Standard">(3621, 189, 70, 3, 2, 10),</text:p>
      <text:p text:style-name="Standard">(3622, 189, 21, 22, 2, 11),</text:p>
      <text:p text:style-name="Standard">(3623, 189, 35, 16, 2, 12),</text:p>
      <text:p text:style-name="Standard">(3624, 189, 64, 15, 2, 13),</text:p>
      <text:p text:style-name="Standard">(3625, 189, 37, 21, 2, 14),</text:p>
      <text:p text:style-name="Standard"><text:soft-page-break/>(3626, 189, 69, 18, 2, 15),</text:p>
      <text:p text:style-name="Standard">(3627, 189, 14, 1, 2, 16),</text:p>
      <text:p text:style-name="Standard">(3628, 189, 23, 3, 2, 17),</text:p>
      <text:p text:style-name="Standard">(3629, 189, 68, 21, 2, 18),</text:p>
      <text:p text:style-name="Standard">(3630, 189, 41, 16, 2, 19),</text:p>
      <text:p text:style-name="Standard">(3631, 189, 44, 20, 2, 20),</text:p>
      <text:p text:style-name="Standard">(3632, 189, 71, 17, 2, 21),</text:p>
      <text:p text:style-name="Standard">(3633, 189, 15, 20, 2, 22),</text:p>
      <text:p text:style-name="Standard">(3634, 190, 57, 1, 22, 1),</text:p>
      <text:p text:style-name="Standard">(3635, 190, 30, 6, 22, 2),</text:p>
      <text:p text:style-name="Standard">(3636, 190, 56, 6, 22, 3),</text:p>
      <text:p text:style-name="Standard">(3637, 190, 49, 17, 22, 4),</text:p>
      <text:p text:style-name="Standard">(3638, 190, 23, 3, 22, 5),</text:p>
      <text:p text:style-name="Standard">(3639, 190, 55, 15, 22, 6),</text:p>
      <text:p text:style-name="Standard">(3640, 190, 65, 24, 22, 7),</text:p>
      <text:p text:style-name="Standard">(3641, 190, 22, 24, 22, 8),</text:p>
      <text:p text:style-name="Standard">(3642, 190, 35, 16, 22, 9),</text:p>
      <text:p text:style-name="Standard">(3643, 190, 25, 22, 22, 10),</text:p>
      <text:p text:style-name="Standard">(3644, 190, 64, 15, 22, 11),</text:p>
      <text:p text:style-name="Standard">(3645, 190, 41, 16, 22, 12),</text:p>
      <text:p text:style-name="Standard">(3646, 190, 37, 21, 22, 13),</text:p>
      <text:p text:style-name="Standard">(3647, 190, 21, 22, 22, 14),</text:p>
      <text:p text:style-name="Standard">(3648, 190, 68, 21, 22, 15),</text:p>
      <text:p text:style-name="Standard">(3649, 190, 69, 18, 22, 16),</text:p>
      <text:p text:style-name="Standard">(3650, 190, 14, 1, 22, 17),</text:p>
      <text:p text:style-name="Standard">(3651, 190, 48, 18, 22, 18),</text:p>
      <text:p text:style-name="Standard">(3652, 190, 71, 17, 22, 19),</text:p>
      <text:p text:style-name="Standard">(3653, 190, 44, 20, 22, 20),</text:p>
      <text:p text:style-name="Standard">(3654, 190, 15, 20, 22, 21),</text:p>
      <text:p text:style-name="Standard">(3655, 190, 70, 3, 22, 22),</text:p>
      <text:p text:style-name="Standard">(3656, 191, 57, 1, 1, 1),</text:p>
      <text:p text:style-name="Standard">(3657, 191, 14, 1, 1, 2),</text:p>
      <text:p text:style-name="Standard">(3658, 191, 49, 3, 1, 3),</text:p>
      <text:p text:style-name="Standard">(3659, 191, 56, 6, 1, 4),</text:p>
      <text:p text:style-name="Standard">(3660, 191, 35, 3, 1, 5),</text:p>
      <text:p text:style-name="Standard">(3661, 191, 65, 15, 1, 6),</text:p>
      <text:p text:style-name="Standard">(3662, 191, 25, 22, 1, 7),</text:p>
      <text:p text:style-name="Standard">(3663, 191, 71, 17, 1, 8),</text:p>
      <text:p text:style-name="Standard">(3664, 191, 44, 20, 1, 9),</text:p>
      <text:p text:style-name="Standard">(3665, 191, 21, 22, 1, 10),</text:p>
      <text:p text:style-name="Standard">(3666, 191, 55, 15, 1, 11),</text:p>
      <text:p text:style-name="Standard">(3667, 191, 15, 20, 1, 12),</text:p>
      <text:p text:style-name="Standard">(3668, 191, 73, 25, 1, 13),</text:p>
      <text:p text:style-name="Standard">(3669, 191, 63, 21, 1, 14),</text:p>
      <text:p text:style-name="Standard">(3670, 191, 74, 18, 1, 15),</text:p>
      <text:p text:style-name="Standard">(3671, 191, 75, 18, 1, 16),</text:p>
      <text:p text:style-name="Standard">(3672, 191, 30, 6, 1, 17),</text:p>
      <text:p text:style-name="Standard">(3673, 191, 64, 21, 1, 18),</text:p>
      <text:p text:style-name="Standard">(3674, 191, 23, 17, 1, 19),</text:p>
      <text:p text:style-name="Standard">(3675, 191, 76, 24, 1, 20),</text:p>
      <text:p text:style-name="Standard">(3676, 191, 68, 25, 1, 21),</text:p>
      <text:p text:style-name="Standard">(3677, 191, 22, 24, 1, 22),</text:p>
      <text:p text:style-name="Standard"><text:soft-page-break/>(3678, 192, 57, 1, 18, 1),</text:p>
      <text:p text:style-name="Standard">(3679, 192, 14, 1, 18, 2),</text:p>
      <text:p text:style-name="Standard">(3680, 192, 30, 6, 18, 3),</text:p>
      <text:p text:style-name="Standard">(3681, 192, 25, 22, 18, 4),</text:p>
      <text:p text:style-name="Standard">(3682, 192, 49, 3, 18, 5),</text:p>
      <text:p text:style-name="Standard">(3683, 192, 21, 22, 18, 6),</text:p>
      <text:p text:style-name="Standard">(3684, 192, 35, 3, 18, 7),</text:p>
      <text:p text:style-name="Standard">(3685, 192, 56, 6, 18, 8),</text:p>
      <text:p text:style-name="Standard">(3686, 192, 55, 15, 18, 9),</text:p>
      <text:p text:style-name="Standard">(3687, 192, 76, 24, 18, 10),</text:p>
      <text:p text:style-name="Standard">(3688, 192, 65, 15, 18, 11),</text:p>
      <text:p text:style-name="Standard">(3689, 192, 71, 17, 18, 12),</text:p>
      <text:p text:style-name="Standard">(3690, 192, 44, 20, 18, 13),</text:p>
      <text:p text:style-name="Standard">(3691, 192, 22, 24, 18, 14),</text:p>
      <text:p text:style-name="Standard">(3692, 192, 73, 25, 18, 15),</text:p>
      <text:p text:style-name="Standard">(3693, 192, 74, 18, 18, 16),</text:p>
      <text:p text:style-name="Standard">(3694, 192, 64, 21, 18, 17),</text:p>
      <text:p text:style-name="Standard">(3695, 192, 68, 25, 18, 18),</text:p>
      <text:p text:style-name="Standard">(3696, 192, 63, 21, 18, 19),</text:p>
      <text:p text:style-name="Standard">(3697, 192, 15, 20, 18, 20),</text:p>
      <text:p text:style-name="Standard">(3698, 192, 75, 18, 18, 21),</text:p>
      <text:p text:style-name="Standard">(3699, 192, 23, 17, 18, 22),</text:p>
      <text:p text:style-name="Standard">(3700, 193, 30, 6, 25, 1),</text:p>
      <text:p text:style-name="Standard">(3701, 193, 57, 1, 25, 2),</text:p>
      <text:p text:style-name="Standard">(3702, 193, 56, 6, 25, 3),</text:p>
      <text:p text:style-name="Standard">(3703, 193, 25, 22, 25, 4),</text:p>
      <text:p text:style-name="Standard">(3704, 193, 55, 15, 25, 5),</text:p>
      <text:p text:style-name="Standard">(3705, 193, 14, 1, 25, 6),</text:p>
      <text:p text:style-name="Standard">(3706, 193, 21, 22, 25, 7),</text:p>
      <text:p text:style-name="Standard">(3707, 193, 71, 17, 25, 8),</text:p>
      <text:p text:style-name="Standard">(3708, 193, 49, 3, 25, 9),</text:p>
      <text:p text:style-name="Standard">(3709, 193, 22, 24, 25, 10),</text:p>
      <text:p text:style-name="Standard">(3710, 193, 15, 20, 25, 11),</text:p>
      <text:p text:style-name="Standard">(3711, 193, 68, 25, 25, 12),</text:p>
      <text:p text:style-name="Standard">(3712, 193, 75, 18, 25, 13),</text:p>
      <text:p text:style-name="Standard">(3713, 193, 73, 25, 25, 14),</text:p>
      <text:p text:style-name="Standard">(3714, 193, 44, 20, 25, 15),</text:p>
      <text:p text:style-name="Standard">(3715, 193, 74, 18, 25, 16),</text:p>
      <text:p text:style-name="Standard">(3716, 193, 35, 3, 25, 17),</text:p>
      <text:p text:style-name="Standard">(3717, 193, 65, 15, 25, 18),</text:p>
      <text:p text:style-name="Standard">(3718, 193, 23, 17, 25, 19),</text:p>
      <text:p text:style-name="Standard">(3719, 193, 63, 21, 25, 20),</text:p>
      <text:p text:style-name="Standard">(3720, 193, 76, 24, 25, 21),</text:p>
      <text:p text:style-name="Standard">(3721, 193, 64, 21, 25, 22),</text:p>
      <text:p text:style-name="Standard">(3722, 194, 14, 1, 21, 1),</text:p>
      <text:p text:style-name="Standard">(3723, 194, 30, 6, 21, 2),</text:p>
      <text:p text:style-name="Standard">(3724, 194, 56, 6, 21, 3),</text:p>
      <text:p text:style-name="Standard">(3725, 194, 35, 3, 21, 4),</text:p>
      <text:p text:style-name="Standard">(3726, 194, 49, 3, 21, 5),</text:p>
      <text:p text:style-name="Standard">(3727, 194, 55, 15, 21, 6),</text:p>
      <text:p text:style-name="Standard">(3728, 194, 23, 17, 21, 7),</text:p>
      <text:p text:style-name="Standard">(3729, 194, 74, 18, 21, 8),</text:p>
      <text:p text:style-name="Standard"><text:soft-page-break/>(3730, 194, 63, 21, 21, 9),</text:p>
      <text:p text:style-name="Standard">(3731, 194, 71, 17, 21, 10),</text:p>
      <text:p text:style-name="Standard">(3732, 194, 44, 20, 21, 11),</text:p>
      <text:p text:style-name="Standard">(3733, 194, 73, 25, 21, 12),</text:p>
      <text:p text:style-name="Standard">(3734, 194, 68, 25, 21, 13),</text:p>
      <text:p text:style-name="Standard">(3735, 194, 15, 20, 21, 14),</text:p>
      <text:p text:style-name="Standard">(3736, 194, 75, 18, 21, 15),</text:p>
      <text:p text:style-name="Standard">(3737, 194, 64, 21, 21, 16),</text:p>
      <text:p text:style-name="Standard">(3738, 194, 57, 1, 21, 17),</text:p>
      <text:p text:style-name="Standard">(3739, 194, 21, 22, 21, 18),</text:p>
      <text:p text:style-name="Standard">(3740, 194, 25, 22, 21, 19),</text:p>
      <text:p text:style-name="Standard">(3741, 194, 65, 15, 21, 20),</text:p>
      <text:p text:style-name="Standard">(3742, 194, 76, 24, 21, 21),</text:p>
      <text:p text:style-name="Standard">(3743, 194, 22, 24, 21, 22),</text:p>
      <text:p text:style-name="Standard">(3744, 195, 57, 1, 4, 1),</text:p>
      <text:p text:style-name="Standard">(3745, 195, 14, 1, 4, 2),</text:p>
      <text:p text:style-name="Standard">(3746, 195, 30, 6, 4, 3),</text:p>
      <text:p text:style-name="Standard">(3747, 195, 25, 22, 4, 4),</text:p>
      <text:p text:style-name="Standard">(3748, 195, 22, 24, 4, 5),</text:p>
      <text:p text:style-name="Standard">(3749, 195, 35, 3, 4, 6),</text:p>
      <text:p text:style-name="Standard">(3750, 195, 65, 15, 4, 7),</text:p>
      <text:p text:style-name="Standard">(3751, 195, 49, 3, 4, 8),</text:p>
      <text:p text:style-name="Standard">(3752, 195, 15, 20, 4, 9),</text:p>
      <text:p text:style-name="Standard">(3753, 195, 55, 15, 4, 10),</text:p>
      <text:p text:style-name="Standard">(3754, 195, 23, 17, 4, 11),</text:p>
      <text:p text:style-name="Standard">(3755, 195, 76, 24, 4, 12),</text:p>
      <text:p text:style-name="Standard">(3756, 195, 68, 25, 4, 13),</text:p>
      <text:p text:style-name="Standard">(3757, 195, 75, 18, 4, 14),</text:p>
      <text:p text:style-name="Standard">(3758, 195, 74, 18, 4, 15),</text:p>
      <text:p text:style-name="Standard">(3759, 195, 44, 20, 4, 16),</text:p>
      <text:p text:style-name="Standard">(3760, 195, 71, 17, 4, 17),</text:p>
      <text:p text:style-name="Standard">(3761, 195, 56, 6, 4, 18),</text:p>
      <text:p text:style-name="Standard">(3762, 195, 21, 22, 4, 19),</text:p>
      <text:p text:style-name="Standard">(3763, 195, 63, 21, 4, 20),</text:p>
      <text:p text:style-name="Standard">(3764, 195, 64, 21, 4, 21),</text:p>
      <text:p text:style-name="Standard">(3765, 196, 57, 1, 6, 1),</text:p>
      <text:p text:style-name="Standard">(3766, 196, 21, 22, 6, 2),</text:p>
      <text:p text:style-name="Standard">(3767, 196, 56, 6, 6, 3),</text:p>
      <text:p text:style-name="Standard">(3768, 196, 63, 21, 6, 4),</text:p>
      <text:p text:style-name="Standard">(3769, 196, 35, 3, 6, 5),</text:p>
      <text:p text:style-name="Standard">(3770, 196, 64, 21, 6, 6),</text:p>
      <text:p text:style-name="Standard">(3771, 196, 65, 15, 6, 7),</text:p>
      <text:p text:style-name="Standard">(3772, 196, 71, 17, 6, 8),</text:p>
      <text:p text:style-name="Standard">(3773, 196, 75, 18, 6, 9),</text:p>
      <text:p text:style-name="Standard">(3774, 196, 30, 6, 6, 10),</text:p>
      <text:p text:style-name="Standard">(3775, 196, 68, 25, 6, 11),</text:p>
      <text:p text:style-name="Standard">(3776, 196, 55, 15, 6, 12),</text:p>
      <text:p text:style-name="Standard">(3777, 196, 15, 20, 6, 13),</text:p>
      <text:p text:style-name="Standard">(3778, 196, 44, 20, 6, 14),</text:p>
      <text:p text:style-name="Standard">(3779, 196, 23, 17, 6, 15),</text:p>
      <text:p text:style-name="Standard">(3780, 196, 25, 22, 6, 16),</text:p>
      <text:p text:style-name="Standard">(3781, 196, 76, 24, 6, 17),</text:p>
      <text:p text:style-name="Standard"><text:soft-page-break/>(3782, 196, 14, 1, 6, 18),</text:p>
      <text:p text:style-name="Standard">(3783, 196, 22, 24, 6, 19),</text:p>
      <text:p text:style-name="Standard">(3784, 196, 49, 3, 6, 20),</text:p>
      <text:p text:style-name="Standard">(3785, 196, 74, 18, 6, 21),</text:p>
      <text:p text:style-name="Standard">(3786, 196, 73, 25, 6, 22),</text:p>
      <text:p text:style-name="Standard">(3787, 197, 30, 6, 7, 1),</text:p>
      <text:p text:style-name="Standard">(3788, 197, 21, 22, 7, 2),</text:p>
      <text:p text:style-name="Standard">(3789, 197, 56, 6, 7, 3),</text:p>
      <text:p text:style-name="Standard">(3790, 197, 25, 22, 7, 4),</text:p>
      <text:p text:style-name="Standard">(3791, 197, 22, 24, 7, 5),</text:p>
      <text:p text:style-name="Standard">(3792, 197, 76, 24, 7, 6),</text:p>
      <text:p text:style-name="Standard">(3793, 197, 75, 18, 7, 7),</text:p>
      <text:p text:style-name="Standard">(3794, 197, 73, 25, 7, 8),</text:p>
      <text:p text:style-name="Standard">(3795, 197, 64, 21, 7, 9),</text:p>
      <text:p text:style-name="Standard">(3796, 197, 35, 3, 7, 10),</text:p>
      <text:p text:style-name="Standard">(3797, 197, 74, 18, 7, 11),</text:p>
      <text:p text:style-name="Standard">(3798, 197, 71, 17, 7, 12),</text:p>
      <text:p text:style-name="Standard">(3799, 197, 44, 20, 7, 13),</text:p>
      <text:p text:style-name="Standard">(3800, 197, 49, 3, 7, 14),</text:p>
      <text:p text:style-name="Standard">(3801, 197, 14, 1, 7, 15),</text:p>
      <text:p text:style-name="Standard">(3802, 197, 65, 15, 7, 16),</text:p>
      <text:p text:style-name="Standard">(3803, 197, 63, 21, 7, 17),</text:p>
      <text:p text:style-name="Standard">(3804, 197, 57, 1, 7, 18),</text:p>
      <text:p text:style-name="Standard">(3805, 197, 23, 17, 7, 19),</text:p>
      <text:p text:style-name="Standard">(3806, 197, 55, 15, 7, 20),</text:p>
      <text:p text:style-name="Standard">(3807, 197, 15, 20, 7, 21),</text:p>
      <text:p text:style-name="Standard">(3808, 197, 68, 25, 7, 22),</text:p>
      <text:p text:style-name="Standard">(3809, 198, 30, 6, 8, 1),</text:p>
      <text:p text:style-name="Standard">(3810, 198, 56, 6, 8, 2),</text:p>
      <text:p text:style-name="Standard">(3811, 198, 57, 1, 8, 3),</text:p>
      <text:p text:style-name="Standard">(3812, 198, 35, 3, 8, 4),</text:p>
      <text:p text:style-name="Standard">(3813, 198, 25, 22, 8, 5),</text:p>
      <text:p text:style-name="Standard">(3814, 198, 14, 1, 8, 6),</text:p>
      <text:p text:style-name="Standard">(3815, 198, 55, 15, 8, 7),</text:p>
      <text:p text:style-name="Standard">(3816, 198, 65, 15, 8, 8),</text:p>
      <text:p text:style-name="Standard">(3817, 198, 21, 22, 8, 9),</text:p>
      <text:p text:style-name="Standard">(3818, 198, 22, 24, 8, 10),</text:p>
      <text:p text:style-name="Standard">(3819, 198, 44, 20, 8, 11),</text:p>
      <text:p text:style-name="Standard">(3820, 198, 50, 24, 8, 12),</text:p>
      <text:p text:style-name="Standard">(3821, 198, 63, 21, 8, 13),</text:p>
      <text:p text:style-name="Standard">(3822, 198, 64, 21, 8, 14),</text:p>
      <text:p text:style-name="Standard">(3823, 198, 49, 3, 8, 15),</text:p>
      <text:p text:style-name="Standard">(3824, 198, 23, 17, 8, 16),</text:p>
      <text:p text:style-name="Standard">(3825, 198, 75, 18, 8, 17),</text:p>
      <text:p text:style-name="Standard">(3826, 198, 68, 25, 8, 18),</text:p>
      <text:p text:style-name="Standard">(3827, 198, 15, 20, 8, 19),</text:p>
      <text:p text:style-name="Standard">(3828, 198, 74, 18, 8, 20),</text:p>
      <text:p text:style-name="Standard">(3829, 198, 71, 17, 8, 21),</text:p>
      <text:p text:style-name="Standard">(3830, 198, 73, 25, 8, 22),</text:p>
      <text:p text:style-name="Standard">(3831, 199, 30, 6, 9, 1),</text:p>
      <text:p text:style-name="Standard">(3832, 199, 57, 1, 9, 2),</text:p>
      <text:p text:style-name="Standard">(3833, 199, 56, 6, 9, 3),</text:p>
      <text:p text:style-name="Standard"><text:soft-page-break/>(3834, 199, 25, 22, 9, 4),</text:p>
      <text:p text:style-name="Standard">(3835, 199, 21, 22, 9, 5),</text:p>
      <text:p text:style-name="Standard">(3836, 199, 23, 17, 9, 6),</text:p>
      <text:p text:style-name="Standard">(3837, 199, 35, 3, 9, 7),</text:p>
      <text:p text:style-name="Standard">(3838, 199, 75, 18, 9, 8),</text:p>
      <text:p text:style-name="Standard">(3839, 199, 68, 25, 9, 9),</text:p>
      <text:p text:style-name="Standard">(3840, 199, 55, 15, 9, 10),</text:p>
      <text:p text:style-name="Standard">(3841, 199, 64, 21, 9, 11),</text:p>
      <text:p text:style-name="Standard">(3842, 199, 44, 20, 9, 12),</text:p>
      <text:p text:style-name="Standard">(3843, 199, 22, 24, 9, 13),</text:p>
      <text:p text:style-name="Standard">(3844, 199, 50, 24, 9, 14),</text:p>
      <text:p text:style-name="Standard">(3845, 199, 14, 1, 9, 15),</text:p>
      <text:p text:style-name="Standard">(3846, 199, 15, 20, 9, 16),</text:p>
      <text:p text:style-name="Standard">(3847, 199, 73, 25, 9, 17),</text:p>
      <text:p text:style-name="Standard">(3848, 199, 74, 18, 9, 18),</text:p>
      <text:p text:style-name="Standard">(3849, 199, 65, 15, 9, 19),</text:p>
      <text:p text:style-name="Standard">(3850, 199, 63, 21, 9, 20),</text:p>
      <text:p text:style-name="Standard">(3851, 199, 49, 3, 9, 21),</text:p>
      <text:p text:style-name="Standard">(3852, 199, 71, 17, 9, 22),</text:p>
      <text:p text:style-name="Standard">(3853, 200, 57, 1, 23, 1),</text:p>
      <text:p text:style-name="Standard">(3854, 200, 14, 1, 23, 2),</text:p>
      <text:p text:style-name="Standard">(3855, 200, 30, 6, 23, 3),</text:p>
      <text:p text:style-name="Standard">(3856, 200, 56, 6, 23, 4),</text:p>
      <text:p text:style-name="Standard">(3857, 200, 23, 17, 23, 5),</text:p>
      <text:p text:style-name="Standard">(3858, 200, 35, 3, 23, 6),</text:p>
      <text:p text:style-name="Standard">(3859, 200, 71, 17, 23, 7),</text:p>
      <text:p text:style-name="Standard">(3860, 200, 65, 15, 23, 8),</text:p>
      <text:p text:style-name="Standard">(3861, 200, 25, 22, 23, 9),</text:p>
      <text:p text:style-name="Standard">(3862, 200, 15, 20, 23, 10),</text:p>
      <text:p text:style-name="Standard">(3863, 200, 75, 18, 23, 11),</text:p>
      <text:p text:style-name="Standard">(3864, 200, 73, 25, 23, 12),</text:p>
      <text:p text:style-name="Standard">(3865, 200, 50, 24, 23, 13),</text:p>
      <text:p text:style-name="Standard">(3866, 200, 74, 18, 23, 14),</text:p>
      <text:p text:style-name="Standard">(3867, 200, 21, 22, 23, 15),</text:p>
      <text:p text:style-name="Standard">(3868, 200, 55, 15, 23, 16),</text:p>
      <text:p text:style-name="Standard">(3869, 200, 49, 3, 23, 17),</text:p>
      <text:p text:style-name="Standard">(3870, 200, 22, 24, 23, 18),</text:p>
      <text:p text:style-name="Standard">(3871, 200, 64, 21, 23, 19),</text:p>
      <text:p text:style-name="Standard">(3872, 200, 63, 21, 23, 20),</text:p>
      <text:p text:style-name="Standard">(3873, 200, 44, 20, 23, 21),</text:p>
      <text:p text:style-name="Standard">(3874, 200, 68, 25, 23, 22),</text:p>
      <text:p text:style-name="Standard">(3875, 201, 57, 1, 10, 1),</text:p>
      <text:p text:style-name="Standard">(3876, 201, 14, 1, 10, 2),</text:p>
      <text:p text:style-name="Standard">(3877, 201, 35, 3, 10, 3),</text:p>
      <text:p text:style-name="Standard">(3878, 201, 71, 17, 10, 4),</text:p>
      <text:p text:style-name="Standard">(3879, 201, 30, 6, 10, 5),</text:p>
      <text:p text:style-name="Standard">(3880, 201, 23, 17, 10, 6),</text:p>
      <text:p text:style-name="Standard">(3881, 201, 21, 22, 10, 7),</text:p>
      <text:p text:style-name="Standard">(3882, 201, 56, 6, 10, 8),</text:p>
      <text:p text:style-name="Standard">(3883, 201, 49, 3, 10, 9),</text:p>
      <text:p text:style-name="Standard">(3884, 201, 55, 15, 10, 10),</text:p>
      <text:p text:style-name="Standard">(3885, 201, 25, 22, 10, 11),</text:p>
      <text:p text:style-name="Standard"><text:soft-page-break/>(3886, 201, 15, 20, 10, 12),</text:p>
      <text:p text:style-name="Standard">(3887, 201, 68, 25, 10, 13),</text:p>
      <text:p text:style-name="Standard">(3888, 201, 63, 21, 10, 14),</text:p>
      <text:p text:style-name="Standard">(3889, 201, 44, 20, 10, 15),</text:p>
      <text:p text:style-name="Standard">(3890, 201, 74, 18, 10, 16),</text:p>
      <text:p text:style-name="Standard">(3891, 201, 65, 15, 10, 17),</text:p>
      <text:p text:style-name="Standard">(3892, 201, 75, 18, 10, 18),</text:p>
      <text:p text:style-name="Standard">(3893, 201, 22, 24, 10, 19),</text:p>
      <text:p text:style-name="Standard">(3894, 201, 50, 24, 10, 20),</text:p>
      <text:p text:style-name="Standard">(3895, 201, 64, 21, 10, 21),</text:p>
      <text:p text:style-name="Standard">(3896, 202, 30, 6, 11, 1),</text:p>
      <text:p text:style-name="Standard">(3897, 202, 14, 1, 11, 2),</text:p>
      <text:p text:style-name="Standard">(3898, 202, 35, 3, 11, 3),</text:p>
      <text:p text:style-name="Standard">(3899, 202, 71, 17, 11, 4),</text:p>
      <text:p text:style-name="Standard">(3900, 202, 49, 3, 11, 5),</text:p>
      <text:p text:style-name="Standard">(3901, 202, 57, 1, 11, 6),</text:p>
      <text:p text:style-name="Standard">(3902, 202, 55, 15, 11, 7),</text:p>
      <text:p text:style-name="Standard">(3903, 202, 21, 22, 11, 8),</text:p>
      <text:p text:style-name="Standard">(3904, 202, 23, 17, 11, 9),</text:p>
      <text:p text:style-name="Standard">(3905, 202, 65, 15, 11, 10),</text:p>
      <text:p text:style-name="Standard">(3906, 202, 64, 21, 11, 11),</text:p>
      <text:p text:style-name="Standard">(3907, 202, 44, 20, 11, 12),</text:p>
      <text:p text:style-name="Standard">(3908, 202, 50, 24, 11, 13),</text:p>
      <text:p text:style-name="Standard">(3909, 202, 68, 25, 11, 14),</text:p>
      <text:p text:style-name="Standard">(3910, 202, 75, 18, 11, 15),</text:p>
      <text:p text:style-name="Standard">(3911, 202, 25, 22, 11, 16),</text:p>
      <text:p text:style-name="Standard">(3912, 202, 22, 24, 11, 17),</text:p>
      <text:p text:style-name="Standard">(3913, 202, 15, 20, 11, 18),</text:p>
      <text:p text:style-name="Standard">(3914, 202, 63, 21, 11, 19),</text:p>
      <text:p text:style-name="Standard">(3915, 202, 56, 6, 11, 20),</text:p>
      <text:p text:style-name="Standard">(3916, 202, 74, 18, 11, 21),</text:p>
      <text:p text:style-name="Standard">(3917, 203, 71, 17, 13, 1),</text:p>
      <text:p text:style-name="Standard">(3918, 203, 23, 17, 13, 2),</text:p>
      <text:p text:style-name="Standard">(3919, 203, 55, 15, 13, 3),</text:p>
      <text:p text:style-name="Standard">(3920, 203, 49, 3, 13, 4),</text:p>
      <text:p text:style-name="Standard">(3921, 203, 64, 21, 13, 5),</text:p>
      <text:p text:style-name="Standard">(3922, 203, 15, 20, 13, 6),</text:p>
      <text:p text:style-name="Standard">(3923, 203, 14, 1, 13, 7),</text:p>
      <text:p text:style-name="Standard">(3924, 203, 75, 18, 13, 8),</text:p>
      <text:p text:style-name="Standard">(3925, 203, 21, 22, 13, 9),</text:p>
      <text:p text:style-name="Standard">(3926, 203, 30, 6, 13, 10),</text:p>
      <text:p text:style-name="Standard">(3927, 203, 56, 6, 13, 11),</text:p>
      <text:p text:style-name="Standard">(3928, 203, 74, 18, 13, 12),</text:p>
      <text:p text:style-name="Standard">(3929, 203, 35, 3, 13, 13),</text:p>
      <text:p text:style-name="Standard">(3930, 203, 68, 25, 13, 14),</text:p>
      <text:p text:style-name="Standard">(3931, 203, 50, 24, 13, 15),</text:p>
      <text:p text:style-name="Standard">(3932, 203, 57, 1, 13, 16),</text:p>
      <text:p text:style-name="Standard">(3933, 203, 25, 22, 13, 17),</text:p>
      <text:p text:style-name="Standard">(3934, 203, 65, 15, 13, 18),</text:p>
      <text:p text:style-name="Standard">(3935, 203, 22, 24, 13, 19),</text:p>
      <text:p text:style-name="Standard">(3936, 203, 44, 20, 13, 20),</text:p>
      <text:p text:style-name="Standard">(3937, 203, 63, 21, 13, 21),</text:p>
      <text:p text:style-name="Standard"><text:soft-page-break/>(3938, 203, 73, 25, 13, 22),</text:p>
      <text:p text:style-name="Standard">(3939, 204, 30, 6, 14, 1),</text:p>
      <text:p text:style-name="Standard">(3940, 204, 56, 6, 14, 2),</text:p>
      <text:p text:style-name="Standard">(3941, 204, 23, 17, 14, 3),</text:p>
      <text:p text:style-name="Standard">(3942, 204, 57, 1, 14, 4),</text:p>
      <text:p text:style-name="Standard">(3943, 204, 55, 15, 14, 5),</text:p>
      <text:p text:style-name="Standard">(3944, 204, 71, 17, 14, 6),</text:p>
      <text:p text:style-name="Standard">(3945, 204, 49, 3, 14, 7),</text:p>
      <text:p text:style-name="Standard">(3946, 204, 21, 22, 14, 8),</text:p>
      <text:p text:style-name="Standard">(3947, 204, 68, 25, 14, 9),</text:p>
      <text:p text:style-name="Standard">(3948, 204, 22, 24, 14, 10),</text:p>
      <text:p text:style-name="Standard">(3949, 204, 74, 18, 14, 11),</text:p>
      <text:p text:style-name="Standard">(3950, 204, 73, 25, 14, 12),</text:p>
      <text:p text:style-name="Standard">(3951, 204, 15, 20, 14, 13),</text:p>
      <text:p text:style-name="Standard">(3952, 204, 50, 24, 14, 14),</text:p>
      <text:p text:style-name="Standard">(3953, 204, 35, 3, 14, 15),</text:p>
      <text:p text:style-name="Standard">(3954, 204, 63, 21, 14, 16),</text:p>
      <text:p text:style-name="Standard">(3955, 204, 25, 22, 14, 17),</text:p>
      <text:p text:style-name="Standard">(3956, 204, 14, 1, 14, 18),</text:p>
      <text:p text:style-name="Standard">(3957, 204, 44, 20, 14, 19),</text:p>
      <text:p text:style-name="Standard">(3958, 204, 75, 18, 14, 20),</text:p>
      <text:p text:style-name="Standard">(3959, 204, 65, 15, 14, 21),</text:p>
      <text:p text:style-name="Standard">(3960, 204, 64, 21, 14, 22),</text:p>
      <text:p text:style-name="Standard">(3961, 205, 57, 1, 20, 1),</text:p>
      <text:p text:style-name="Standard">(3962, 205, 30, 6, 20, 2),</text:p>
      <text:p text:style-name="Standard">(3963, 205, 14, 1, 20, 3),</text:p>
      <text:p text:style-name="Standard">(3964, 205, 56, 6, 20, 4),</text:p>
      <text:p text:style-name="Standard">(3965, 205, 49, 3, 20, 5),</text:p>
      <text:p text:style-name="Standard">(3966, 205, 21, 22, 20, 6),</text:p>
      <text:p text:style-name="Standard">(3967, 205, 25, 22, 20, 7),</text:p>
      <text:p text:style-name="Standard">(3968, 205, 35, 3, 20, 8),</text:p>
      <text:p text:style-name="Standard">(3969, 205, 71, 17, 20, 9),</text:p>
      <text:p text:style-name="Standard">(3970, 205, 55, 15, 20, 10),</text:p>
      <text:p text:style-name="Standard">(3971, 205, 22, 24, 20, 11),</text:p>
      <text:p text:style-name="Standard">(3972, 205, 44, 20, 20, 12),</text:p>
      <text:p text:style-name="Standard">(3973, 205, 50, 24, 20, 13),</text:p>
      <text:p text:style-name="Standard">(3974, 205, 63, 21, 20, 14),</text:p>
      <text:p text:style-name="Standard">(3975, 205, 75, 18, 20, 15),</text:p>
      <text:p text:style-name="Standard">(3976, 205, 68, 25, 20, 16),</text:p>
      <text:p text:style-name="Standard">(3977, 205, 74, 18, 20, 17),</text:p>
      <text:p text:style-name="Standard">(3978, 205, 23, 17, 20, 18),</text:p>
      <text:p text:style-name="Standard">(3979, 205, 65, 15, 20, 19),</text:p>
      <text:p text:style-name="Standard">(3980, 205, 73, 25, 20, 20),</text:p>
      <text:p text:style-name="Standard">(3981, 205, 15, 20, 20, 21),</text:p>
      <text:p text:style-name="Standard">(3982, 205, 64, 21, 20, 22),</text:p>
      <text:p text:style-name="Standard">(3983, 206, 57, 1, 22, 1),</text:p>
      <text:p text:style-name="Standard">(3984, 206, 56, 6, 22, 2),</text:p>
      <text:p text:style-name="Standard">(3985, 206, 14, 1, 22, 3),</text:p>
      <text:p text:style-name="Standard">(3986, 206, 71, 17, 22, 4),</text:p>
      <text:p text:style-name="Standard">(3987, 206, 49, 3, 22, 5),</text:p>
      <text:p text:style-name="Standard">(3988, 206, 35, 3, 22, 6),</text:p>
      <text:p text:style-name="Standard">(3989, 206, 55, 15, 22, 7),</text:p>
      <text:p text:style-name="Standard"><text:soft-page-break/>(3990, 206, 21, 22, 22, 8),</text:p>
      <text:p text:style-name="Standard">(3991, 206, 25, 22, 22, 9),</text:p>
      <text:p text:style-name="Standard">(3992, 206, 65, 15, 22, 10),</text:p>
      <text:p text:style-name="Standard">(3993, 206, 44, 20, 22, 11),</text:p>
      <text:p text:style-name="Standard">(3994, 206, 15, 20, 22, 12),</text:p>
      <text:p text:style-name="Standard">(3995, 206, 75, 18, 22, 13),</text:p>
      <text:p text:style-name="Standard">(3996, 206, 30, 6, 22, 14),</text:p>
      <text:p text:style-name="Standard">(3997, 206, 68, 25, 22, 15),</text:p>
      <text:p text:style-name="Standard">(3998, 206, 74, 18, 22, 16),</text:p>
      <text:p text:style-name="Standard">(3999, 206, 22, 24, 22, 17),</text:p>
      <text:p text:style-name="Standard">(4000, 206, 50, 24, 22, 18),</text:p>
      <text:p text:style-name="Standard">(4001, 206, 63, 21, 22, 19),</text:p>
      <text:p text:style-name="Standard">(4002, 206, 23, 17, 22, 20),</text:p>
      <text:p text:style-name="Standard">(4003, 206, 64, 21, 22, 21),</text:p>
      <text:p text:style-name="Standard">(4004, 206, 73, 25, 22, 22),</text:p>
      <text:p text:style-name="Standard">(4005, 207, 14, 1, 1, 1),</text:p>
      <text:p text:style-name="Standard">(4006, 207, 30, 6, 1, 2),</text:p>
      <text:p text:style-name="Standard">(4007, 207, 57, 1, 1, 3),</text:p>
      <text:p text:style-name="Standard">(4008, 207, 77, 22, 1, 4),</text:p>
      <text:p text:style-name="Standard">(4009, 207, 44, 20, 1, 5),</text:p>
      <text:p text:style-name="Standard">(4010, 207, 78, 15, 1, 6),</text:p>
      <text:p text:style-name="Standard">(4011, 207, 75, 20, 1, 7),</text:p>
      <text:p text:style-name="Standard">(4012, 207, 49, 3, 1, 8),</text:p>
      <text:p text:style-name="Standard">(4013, 207, 15, 18, 1, 9),</text:p>
      <text:p text:style-name="Standard">(4014, 207, 64, 21, 1, 10),</text:p>
      <text:p text:style-name="Standard">(4015, 207, 22, 24, 1, 11),</text:p>
      <text:p text:style-name="Standard">(4016, 207, 63, 25, 1, 12),</text:p>
      <text:p text:style-name="Standard">(4017, 207, 76, 24, 1, 13),</text:p>
      <text:p text:style-name="Standard">(4018, 207, 55, 22, 1, 14),</text:p>
      <text:p text:style-name="Standard">(4019, 207, 79, 18, 1, 15),</text:p>
      <text:p text:style-name="Standard">(4020, 207, 21, 17, 1, 16),</text:p>
      <text:p text:style-name="Standard">(4021, 207, 50, 25, 1, 17),</text:p>
      <text:p text:style-name="Standard">(4022, 207, 23, 17, 1, 18),</text:p>
      <text:p text:style-name="Standard">(4023, 207, 35, 3, 1, 19),</text:p>
      <text:p text:style-name="Standard">(4024, 207, 56, 6, 1, 20),</text:p>
      <text:p text:style-name="Standard">(4025, 207, 65, 15, 1, 21),</text:p>
      <text:p text:style-name="Standard">(4026, 207, 71, 21, 1, 22),</text:p>
      <text:p text:style-name="Standard">(4027, 207, 80, 26, 1, 23),</text:p>
      <text:p text:style-name="Standard">(4028, 207, 73, 26, 1, 24);</text:p>
      <text:p text:style-name="Standard">INSERT INTO `Resultat` (`IdResultat`, `IdCourse`, `IdPilote`, `IdConstructeur`, `IdCircuit`, `PositionResultats`) VALUES</text:p>
      <text:p text:style-name="Standard">(4029, 208, 35, 3, 18, 1),</text:p>
      <text:p text:style-name="Standard">(4030, 208, 77, 22, 18, 2),</text:p>
      <text:p text:style-name="Standard">(4031, 208, 44, 20, 18, 3),</text:p>
      <text:p text:style-name="Standard">(4032, 208, 57, 1, 18, 4),</text:p>
      <text:p text:style-name="Standard">(4033, 208, 30, 6, 18, 5),</text:p>
      <text:p text:style-name="Standard">(4034, 208, 55, 22, 18, 6),</text:p>
      <text:p text:style-name="Standard">(4035, 208, 65, 15, 18, 7),</text:p>
      <text:p text:style-name="Standard">(4036, 208, 21, 17, 18, 8),</text:p>
      <text:p text:style-name="Standard">(4037, 208, 49, 3, 18, 9),</text:p>
      <text:p text:style-name="Standard">(4038, 208, 14, 1, 18, 10),</text:p>
      <text:p text:style-name="Standard">(4039, 208, 78, 15, 18, 11),</text:p>
      <text:p text:style-name="Standard"><text:soft-page-break/>(4040, 208, 15, 18, 18, 12),</text:p>
      <text:p text:style-name="Standard">(4041, 208, 63, 25, 18, 13),</text:p>
      <text:p text:style-name="Standard">(4042, 208, 75, 20, 18, 14),</text:p>
      <text:p text:style-name="Standard">(4043, 208, 50, 25, 18, 15),</text:p>
      <text:p text:style-name="Standard">(4044, 208, 56, 6, 18, 16),</text:p>
      <text:p text:style-name="Standard">(4045, 208, 71, 21, 18, 17),</text:p>
      <text:p text:style-name="Standard">(4046, 208, 79, 18, 18, 18),</text:p>
      <text:p text:style-name="Standard">(4047, 208, 23, 17, 18, 19),</text:p>
      <text:p text:style-name="Standard">(4048, 208, 22, 24, 18, 20),</text:p>
      <text:p text:style-name="Standard">(4049, 208, 64, 21, 18, 21),</text:p>
      <text:p text:style-name="Standard">(4050, 208, 76, 24, 18, 22),</text:p>
      <text:p text:style-name="Standard">(4051, 209, 35, 3, 25, 1),</text:p>
      <text:p text:style-name="Standard">(4052, 209, 56, 6, 25, 2),</text:p>
      <text:p text:style-name="Standard">(4053, 209, 23, 17, 25, 3),</text:p>
      <text:p text:style-name="Standard">(4054, 209, 65, 15, 25, 4),</text:p>
      <text:p text:style-name="Standard">(4055, 209, 57, 1, 25, 5),</text:p>
      <text:p text:style-name="Standard">(4056, 209, 77, 22, 25, 6),</text:p>
      <text:p text:style-name="Standard">(4057, 209, 55, 22, 25, 7),</text:p>
      <text:p text:style-name="Standard">(4058, 209, 63, 25, 25, 8),</text:p>
      <text:p text:style-name="Standard">(4059, 209, 15, 18, 25, 9),</text:p>
      <text:p text:style-name="Standard">(4060, 209, 76, 24, 25, 10),</text:p>
      <text:p text:style-name="Standard">(4061, 209, 78, 15, 25, 11),</text:p>
      <text:p text:style-name="Standard">(4062, 209, 64, 21, 25, 12),</text:p>
      <text:p text:style-name="Standard">(4063, 209, 75, 20, 25, 13),</text:p>
      <text:p text:style-name="Standard">(4064, 209, 50, 25, 25, 14),</text:p>
      <text:p text:style-name="Standard">(4065, 209, 79, 18, 25, 15),</text:p>
      <text:p text:style-name="Standard">(4066, 209, 71, 21, 25, 16),</text:p>
      <text:p text:style-name="Standard">(4067, 209, 21, 17, 25, 17),</text:p>
      <text:p text:style-name="Standard">(4068, 209, 22, 24, 25, 18),</text:p>
      <text:p text:style-name="Standard">(4069, 209, 44, 20, 25, 19),</text:p>
      <text:p text:style-name="Standard">(4070, 209, 49, 3, 25, 20),</text:p>
      <text:p text:style-name="Standard">(4071, 209, 30, 6, 25, 21),</text:p>
      <text:p text:style-name="Standard">(4072, 209, 14, 1, 25, 22),</text:p>
      <text:p text:style-name="Standard">(4073, 210, 49, 3, 21, 1),</text:p>
      <text:p text:style-name="Standard">(4074, 210, 30, 6, 21, 2),</text:p>
      <text:p text:style-name="Standard">(4075, 210, 56, 6, 21, 3),</text:p>
      <text:p text:style-name="Standard">(4076, 210, 21, 17, 21, 4),</text:p>
      <text:p text:style-name="Standard">(4077, 210, 55, 22, 21, 5),</text:p>
      <text:p text:style-name="Standard">(4078, 210, 57, 1, 21, 6),</text:p>
      <text:p text:style-name="Standard">(4079, 210, 78, 15, 21, 7),</text:p>
      <text:p text:style-name="Standard">(4080, 210, 44, 20, 21, 8),</text:p>
      <text:p text:style-name="Standard">(4081, 210, 63, 25, 21, 9),</text:p>
      <text:p text:style-name="Standard">(4082, 210, 50, 25, 21, 10),</text:p>
      <text:p text:style-name="Standard">(4083, 210, 79, 18, 21, 11),</text:p>
      <text:p text:style-name="Standard">(4084, 210, 64, 21, 21, 12),</text:p>
      <text:p text:style-name="Standard">(4085, 210, 35, 3, 21, 13),</text:p>
      <text:p text:style-name="Standard">(4086, 210, 14, 1, 21, 14),</text:p>
      <text:p text:style-name="Standard">(4087, 210, 22, 24, 21, 15),</text:p>
      <text:p text:style-name="Standard">(4088, 210, 65, 15, 21, 16),</text:p>
      <text:p text:style-name="Standard">(4089, 210, 23, 17, 21, 17),</text:p>
      <text:p text:style-name="Standard">(4090, 210, 75, 20, 21, 18),</text:p>
      <text:p text:style-name="Standard">(4091, 210, 71, 21, 21, 19),</text:p>
      <text:p text:style-name="Standard"><text:soft-page-break/>(4092, 210, 77, 22, 21, 20),</text:p>
      <text:p text:style-name="Standard">(4093, 210, 76, 24, 21, 21),</text:p>
      <text:p text:style-name="Standard">(4094, 210, 15, 18, 21, 22),</text:p>
      <text:p text:style-name="Standard">(4095, 211, 30, 6, 6, 1),</text:p>
      <text:p text:style-name="Standard">(4096, 211, 22, 24, 6, 2),</text:p>
      <text:p text:style-name="Standard">(4097, 211, 56, 6, 6, 3),</text:p>
      <text:p text:style-name="Standard">(4098, 211, 44, 20, 6, 4),</text:p>
      <text:p text:style-name="Standard">(4099, 211, 63, 25, 6, 5),</text:p>
      <text:p text:style-name="Standard">(4100, 211, 21, 17, 6, 6),</text:p>
      <text:p text:style-name="Standard">(4101, 211, 76, 24, 6, 7),</text:p>
      <text:p text:style-name="Standard">(4102, 211, 50, 25, 6, 8),</text:p>
      <text:p text:style-name="Standard">(4103, 211, 77, 22, 6, 9),</text:p>
      <text:p text:style-name="Standard">(4104, 211, 79, 18, 6, 10),</text:p>
      <text:p text:style-name="Standard">(4105, 211, 49, 3, 6, 11),</text:p>
      <text:p text:style-name="Standard">(4106, 211, 75, 20, 6, 12),</text:p>
      <text:p text:style-name="Standard">(4107, 211, 78, 15, 6, 13),</text:p>
      <text:p text:style-name="Standard">(4108, 211, 55, 22, 6, 14),</text:p>
      <text:p text:style-name="Standard">(4109, 211, 35, 3, 6, 15),</text:p>
      <text:p text:style-name="Standard">(4110, 211, 23, 17, 6, 16),</text:p>
      <text:p text:style-name="Standard">(4111, 211, 65, 15, 6, 17),</text:p>
      <text:p text:style-name="Standard">(4112, 211, 15, 18, 6, 18),</text:p>
      <text:p text:style-name="Standard">(4113, 211, 14, 1, 6, 19),</text:p>
      <text:p text:style-name="Standard">(4114, 211, 57, 1, 6, 20),</text:p>
      <text:p text:style-name="Standard">(4115, 211, 71, 21, 6, 21),</text:p>
      <text:p text:style-name="Standard">(4116, 211, 64, 21, 6, 22),</text:p>
      <text:p text:style-name="Standard">(4117, 212, 35, 3, 4, 1),</text:p>
      <text:p text:style-name="Standard">(4118, 212, 44, 20, 4, 2),</text:p>
      <text:p text:style-name="Standard">(4119, 212, 55, 22, 4, 3),</text:p>
      <text:p text:style-name="Standard">(4120, 212, 30, 6, 4, 4),</text:p>
      <text:p text:style-name="Standard">(4121, 212, 65, 15, 4, 5),</text:p>
      <text:p text:style-name="Standard">(4122, 212, 14, 1, 4, 6),</text:p>
      <text:p text:style-name="Standard">(4123, 212, 57, 1, 4, 7),</text:p>
      <text:p text:style-name="Standard">(4124, 212, 49, 3, 4, 8),</text:p>
      <text:p text:style-name="Standard">(4125, 212, 21, 17, 4, 9),</text:p>
      <text:p text:style-name="Standard">(4126, 212, 77, 22, 4, 10),</text:p>
      <text:p text:style-name="Standard">(4127, 212, 50, 25, 4, 11),</text:p>
      <text:p text:style-name="Standard">(4128, 212, 56, 6, 4, 12),</text:p>
      <text:p text:style-name="Standard">(4129, 212, 76, 24, 4, 13),</text:p>
      <text:p text:style-name="Standard">(4130, 212, 81, 15, 4, 14),</text:p>
      <text:p text:style-name="Standard">(4131, 212, 15, 18, 4, 15),</text:p>
      <text:p text:style-name="Standard">(4132, 212, 64, 21, 4, 16),</text:p>
      <text:p text:style-name="Standard">(4133, 212, 23, 17, 4, 17),</text:p>
      <text:p text:style-name="Standard">(4134, 212, 22, 24, 4, 18),</text:p>
      <text:p text:style-name="Standard">(4135, 212, 63, 25, 4, 19),</text:p>
      <text:p text:style-name="Standard">(4136, 212, 75, 20, 4, 20),</text:p>
      <text:p text:style-name="Standard">(4137, 212, 71, 21, 4, 21),</text:p>
      <text:p text:style-name="Standard">(4138, 212, 79, 18, 4, 22),</text:p>
      <text:p text:style-name="Standard">(4139, 213, 30, 6, 7, 1),</text:p>
      <text:p text:style-name="Standard">(4140, 213, 55, 22, 7, 2),</text:p>
      <text:p text:style-name="Standard">(4141, 213, 21, 17, 7, 3),</text:p>
      <text:p text:style-name="Standard">(4142, 213, 49, 3, 7, 4),</text:p>
      <text:p text:style-name="Standard">(4143, 213, 65, 15, 7, 5),</text:p>
      <text:p text:style-name="Standard"><text:soft-page-break/>(4144, 213, 75, 20, 7, 6),</text:p>
      <text:p text:style-name="Standard">(4145, 213, 14, 1, 7, 7),</text:p>
      <text:p text:style-name="Standard">(4146, 213, 64, 21, 7, 8),</text:p>
      <text:p text:style-name="Standard">(4147, 213, 71, 21, 7, 9),</text:p>
      <text:p text:style-name="Standard">(4148, 213, 81, 15, 7, 10),</text:p>
      <text:p text:style-name="Standard">(4149, 213, 44, 20, 7, 11),</text:p>
      <text:p text:style-name="Standard">(4150, 213, 63, 25, 7, 12),</text:p>
      <text:p text:style-name="Standard">(4151, 213, 50, 25, 7, 13),</text:p>
      <text:p text:style-name="Standard">(4152, 213, 25, 22, 7, 14),</text:p>
      <text:p text:style-name="Standard">(4153, 213, 22, 24, 7, 15),</text:p>
      <text:p text:style-name="Standard">(4154, 213, 15, 18, 7, 16),</text:p>
      <text:p text:style-name="Standard">(4155, 213, 23, 17, 7, 17),</text:p>
      <text:p text:style-name="Standard">(4156, 213, 79, 18, 7, 18),</text:p>
      <text:p text:style-name="Standard">(4157, 213, 35, 3, 7, 19),</text:p>
      <text:p text:style-name="Standard">(4158, 213, 57, 1, 7, 20),</text:p>
      <text:p text:style-name="Standard">(4159, 213, 56, 6, 7, 21),</text:p>
      <text:p text:style-name="Standard">(4160, 213, 76, 24, 7, 22),</text:p>
      <text:p text:style-name="Standard">(4161, 214, 30, 6, 8, 1),</text:p>
      <text:p text:style-name="Standard">(4162, 214, 49, 3, 8, 2),</text:p>
      <text:p text:style-name="Standard">(4163, 214, 56, 6, 8, 3),</text:p>
      <text:p text:style-name="Standard">(4164, 214, 35, 3, 8, 4),</text:p>
      <text:p text:style-name="Standard">(4165, 214, 55, 22, 8, 5),</text:p>
      <text:p text:style-name="Standard">(4166, 214, 23, 17, 8, 6),</text:p>
      <text:p text:style-name="Standard">(4167, 214, 14, 1, 8, 7),</text:p>
      <text:p text:style-name="Standard">(4168, 214, 65, 15, 8, 8),</text:p>
      <text:p text:style-name="Standard">(4169, 214, 21, 17, 8, 9),</text:p>
      <text:p text:style-name="Standard">(4170, 214, 15, 20, 8, 10),</text:p>
      <text:p text:style-name="Standard">(4171, 214, 79, 18, 8, 11),</text:p>
      <text:p text:style-name="Standard">(4172, 214, 71, 21, 8, 12),</text:p>
      <text:p text:style-name="Standard">(4173, 214, 63, 25, 8, 13),</text:p>
      <text:p text:style-name="Standard">(4174, 214, 25, 22, 8, 14),</text:p>
      <text:p text:style-name="Standard">(4175, 214, 64, 21, 8, 15),</text:p>
      <text:p text:style-name="Standard">(4176, 214, 82, 15, 8, 16),</text:p>
      <text:p text:style-name="Standard">(4177, 214, 22, 24, 8, 17),</text:p>
      <text:p text:style-name="Standard">(4178, 214, 76, 24, 8, 18),</text:p>
      <text:p text:style-name="Standard">(4179, 214, 57, 1, 8, 19),</text:p>
      <text:p text:style-name="Standard">(4180, 214, 50, 25, 8, 20),</text:p>
      <text:p text:style-name="Standard">(4181, 214, 75, 20, 8, 21),</text:p>
      <text:p text:style-name="Standard">(4182, 214, 58, 18, 8, 22),</text:p>
      <text:p text:style-name="Standard">(4183, 215, 35, 3, 9, 1),</text:p>
      <text:p text:style-name="Standard">(4184, 215, 55, 22, 9, 2),</text:p>
      <text:p text:style-name="Standard">(4185, 215, 25, 22, 9, 3),</text:p>
      <text:p text:style-name="Standard">(4186, 215, 14, 1, 9, 4),</text:p>
      <text:p text:style-name="Standard">(4187, 215, 23, 17, 9, 5),</text:p>
      <text:p text:style-name="Standard">(4188, 215, 71, 21, 9, 6),</text:p>
      <text:p text:style-name="Standard">(4189, 215, 21, 17, 9, 7),</text:p>
      <text:p text:style-name="Standard">(4190, 215, 15, 20, 9, 8),</text:p>
      <text:p text:style-name="Standard">(4191, 215, 82, 15, 9, 9),</text:p>
      <text:p text:style-name="Standard">(4192, 215, 58, 18, 9, 10),</text:p>
      <text:p text:style-name="Standard">(4193, 215, 75, 20, 9, 11),</text:p>
      <text:p text:style-name="Standard">(4194, 215, 57, 1, 9, 12),</text:p>
      <text:p text:style-name="Standard">(4195, 215, 76, 24, 9, 13),</text:p>
      <text:p text:style-name="Standard"><text:soft-page-break/>(4196, 215, 50, 25, 9, 14),</text:p>
      <text:p text:style-name="Standard">(4197, 215, 56, 6, 9, 15),</text:p>
      <text:p text:style-name="Standard">(4198, 215, 63, 25, 9, 16),</text:p>
      <text:p text:style-name="Standard">(4199, 215, 65, 15, 9, 17),</text:p>
      <text:p text:style-name="Standard">(4200, 215, 30, 6, 9, 18),</text:p>
      <text:p text:style-name="Standard">(4201, 215, 22, 24, 9, 19),</text:p>
      <text:p text:style-name="Standard">(4202, 215, 64, 21, 9, 20),</text:p>
      <text:p text:style-name="Standard">(4203, 215, 49, 3, 9, 21),</text:p>
      <text:p text:style-name="Standard">(4204, 215, 79, 18, 9, 22),</text:p>
      <text:p text:style-name="Standard">(4205, 216, 77, 22, 10, 1),</text:p>
      <text:p text:style-name="Standard">(4206, 216, 30, 6, 10, 2),</text:p>
      <text:p text:style-name="Standard">(4207, 216, 57, 1, 10, 3),</text:p>
      <text:p text:style-name="Standard">(4208, 216, 15, 20, 10, 4),</text:p>
      <text:p text:style-name="Standard">(4209, 216, 23, 17, 10, 5),</text:p>
      <text:p text:style-name="Standard">(4210, 216, 55, 22, 10, 6),</text:p>
      <text:p text:style-name="Standard">(4211, 216, 75, 20, 10, 7),</text:p>
      <text:p text:style-name="Standard">(4212, 216, 71, 21, 10, 8),</text:p>
      <text:p text:style-name="Standard">(4213, 216, 82, 15, 10, 9),</text:p>
      <text:p text:style-name="Standard">(4214, 216, 50, 25, 10, 10),</text:p>
      <text:p text:style-name="Standard">(4215, 216, 21, 17, 10, 11),</text:p>
      <text:p text:style-name="Standard">(4216, 216, 22, 24, 10, 12),</text:p>
      <text:p text:style-name="Standard">(4217, 216, 63, 25, 10, 13),</text:p>
      <text:p text:style-name="Standard">(4218, 216, 35, 3, 10, 14),</text:p>
      <text:p text:style-name="Standard">(4219, 216, 76, 24, 10, 15),</text:p>
      <text:p text:style-name="Standard">(4220, 216, 79, 18, 10, 16),</text:p>
      <text:p text:style-name="Standard">(4221, 216, 65, 15, 10, 17),</text:p>
      <text:p text:style-name="Standard">(4222, 216, 64, 21, 10, 18),</text:p>
      <text:p text:style-name="Standard">(4223, 216, 14, 1, 10, 19),</text:p>
      <text:p text:style-name="Standard">(4224, 216, 49, 3, 10, 20),</text:p>
      <text:p text:style-name="Standard">(4225, 216, 56, 6, 10, 21),</text:p>
      <text:p text:style-name="Standard">(4226, 216, 58, 18, 10, 22),</text:p>
      <text:p text:style-name="Standard">(4227, 217, 35, 3, 11, 1),</text:p>
      <text:p text:style-name="Standard">(4228, 217, 71, 21, 11, 2),</text:p>
      <text:p text:style-name="Standard">(4229, 217, 65, 15, 11, 3),</text:p>
      <text:p text:style-name="Standard">(4230, 217, 30, 6, 11, 4),</text:p>
      <text:p text:style-name="Standard">(4231, 217, 23, 17, 11, 5),</text:p>
      <text:p text:style-name="Standard">(4232, 217, 75, 20, 11, 6),</text:p>
      <text:p text:style-name="Standard">(4233, 217, 15, 20, 11, 7),</text:p>
      <text:p text:style-name="Standard">(4234, 217, 77, 22, 11, 8),</text:p>
      <text:p text:style-name="Standard">(4235, 217, 56, 6, 11, 9),</text:p>
      <text:p text:style-name="Standard">(4236, 217, 79, 18, 11, 10),</text:p>
      <text:p text:style-name="Standard">(4237, 217, 55, 22, 11, 11),</text:p>
      <text:p text:style-name="Standard">(4238, 217, 58, 18, 11, 12),</text:p>
      <text:p text:style-name="Standard">(4239, 217, 63, 25, 11, 13),</text:p>
      <text:p text:style-name="Standard">(4240, 217, 14, 1, 11, 14),</text:p>
      <text:p text:style-name="Standard">(4241, 217, 50, 25, 11, 15),</text:p>
      <text:p text:style-name="Standard">(4242, 217, 64, 21, 11, 16),</text:p>
      <text:p text:style-name="Standard">(4243, 217, 21, 17, 11, 17),</text:p>
      <text:p text:style-name="Standard">(4244, 217, 49, 3, 11, 18),</text:p>
      <text:p text:style-name="Standard">(4245, 217, 22, 24, 11, 19),</text:p>
      <text:p text:style-name="Standard">(4246, 217, 57, 1, 11, 20),</text:p>
      <text:p text:style-name="Standard">(4247, 217, 81, 15, 11, 21),</text:p>
      <text:p text:style-name="Standard"><text:soft-page-break/>(4248, 217, 76, 24, 11, 22),</text:p>
      <text:p text:style-name="Standard">(4249, 218, 30, 6, 13, 1),</text:p>
      <text:p text:style-name="Standard">(4250, 218, 21, 17, 13, 2),</text:p>
      <text:p text:style-name="Standard">(4251, 218, 49, 3, 13, 3),</text:p>
      <text:p text:style-name="Standard">(4252, 218, 65, 15, 13, 4),</text:p>
      <text:p text:style-name="Standard">(4253, 218, 35, 3, 13, 5),</text:p>
      <text:p text:style-name="Standard">(4254, 218, 77, 22, 13, 6),</text:p>
      <text:p text:style-name="Standard">(4255, 218, 64, 21, 13, 7),</text:p>
      <text:p text:style-name="Standard">(4256, 218, 55, 22, 13, 8),</text:p>
      <text:p text:style-name="Standard">(4257, 218, 81, 15, 13, 9),</text:p>
      <text:p text:style-name="Standard">(4258, 218, 56, 6, 13, 10),</text:p>
      <text:p text:style-name="Standard">(4259, 218, 63, 25, 13, 11),</text:p>
      <text:p text:style-name="Standard">(4260, 218, 76, 24, 13, 12),</text:p>
      <text:p text:style-name="Standard">(4261, 218, 71, 21, 13, 13),</text:p>
      <text:p text:style-name="Standard">(4262, 218, 79, 18, 13, 14),</text:p>
      <text:p text:style-name="Standard">(4263, 218, 15, 20, 13, 15),</text:p>
      <text:p text:style-name="Standard">(4264, 218, 57, 1, 13, 16),</text:p>
      <text:p text:style-name="Standard">(4265, 218, 50, 25, 13, 17),</text:p>
      <text:p text:style-name="Standard">(4266, 218, 23, 17, 13, 18),</text:p>
      <text:p text:style-name="Standard">(4267, 218, 14, 1, 13, 19),</text:p>
      <text:p text:style-name="Standard">(4268, 218, 58, 18, 13, 20),</text:p>
      <text:p text:style-name="Standard">(4269, 218, 22, 24, 13, 21),</text:p>
      <text:p text:style-name="Standard">(4270, 218, 75, 20, 13, 22),</text:p>
      <text:p text:style-name="Standard">(4271, 219, 14, 1, 14, 1),</text:p>
      <text:p text:style-name="Standard">(4272, 219, 55, 22, 14, 2),</text:p>
      <text:p text:style-name="Standard">(4273, 219, 49, 3, 14, 3),</text:p>
      <text:p text:style-name="Standard">(4274, 219, 21, 17, 14, 4),</text:p>
      <text:p text:style-name="Standard">(4275, 219, 35, 3, 14, 5),</text:p>
      <text:p text:style-name="Standard">(4276, 219, 30, 6, 14, 6),</text:p>
      <text:p text:style-name="Standard">(4277, 219, 77, 22, 14, 7),</text:p>
      <text:p text:style-name="Standard">(4278, 219, 56, 6, 14, 8),</text:p>
      <text:p text:style-name="Standard">(4279, 219, 57, 1, 14, 9),</text:p>
      <text:p text:style-name="Standard">(4280, 219, 15, 20, 14, 10),</text:p>
      <text:p text:style-name="Standard">(4281, 219, 75, 20, 14, 11),</text:p>
      <text:p text:style-name="Standard">(4282, 219, 81, 15, 14, 12),</text:p>
      <text:p text:style-name="Standard">(4283, 219, 22, 24, 14, 13),</text:p>
      <text:p text:style-name="Standard">(4284, 219, 58, 18, 14, 14),</text:p>
      <text:p text:style-name="Standard">(4285, 219, 71, 21, 14, 15),</text:p>
      <text:p text:style-name="Standard">(4286, 219, 23, 17, 14, 16),</text:p>
      <text:p text:style-name="Standard">(4287, 219, 65, 15, 14, 17),</text:p>
      <text:p text:style-name="Standard">(4288, 219, 63, 25, 14, 18),</text:p>
      <text:p text:style-name="Standard">(4289, 219, 76, 24, 14, 19),</text:p>
      <text:p text:style-name="Standard">(4290, 219, 50, 25, 14, 20),</text:p>
      <text:p text:style-name="Standard">(4291, 219, 79, 18, 14, 21),</text:p>
      <text:p text:style-name="Standard">(4292, 219, 64, 21, 14, 22),</text:p>
      <text:p text:style-name="Standard">(4293, 220, 35, 3, 23, 1),</text:p>
      <text:p text:style-name="Standard">(4294, 220, 14, 1, 23, 2),</text:p>
      <text:p text:style-name="Standard">(4295, 220, 49, 3, 23, 3),</text:p>
      <text:p text:style-name="Standard">(4296, 220, 21, 17, 23, 4),</text:p>
      <text:p text:style-name="Standard">(4297, 220, 23, 17, 23, 5),</text:p>
      <text:p text:style-name="Standard">(4298, 220, 30, 6, 23, 6),</text:p>
      <text:p text:style-name="Standard">(4299, 220, 71, 21, 23, 7),</text:p>
      <text:p text:style-name="Standard"><text:soft-page-break/>(4300, 220, 65, 15, 23, 8),</text:p>
      <text:p text:style-name="Standard">(4301, 220, 81, 15, 23, 9),</text:p>
      <text:p text:style-name="Standard">(4302, 220, 77, 22, 23, 10),</text:p>
      <text:p text:style-name="Standard">(4303, 220, 79, 18, 23, 11),</text:p>
      <text:p text:style-name="Standard">(4304, 220, 50, 25, 23, 12),</text:p>
      <text:p text:style-name="Standard">(4305, 220, 64, 21, 23, 13),</text:p>
      <text:p text:style-name="Standard">(4306, 220, 22, 24, 23, 14),</text:p>
      <text:p text:style-name="Standard">(4307, 220, 15, 20, 23, 15),</text:p>
      <text:p text:style-name="Standard">(4308, 220, 76, 24, 23, 16),</text:p>
      <text:p text:style-name="Standard">(4309, 220, 75, 20, 23, 17),</text:p>
      <text:p text:style-name="Standard">(4310, 220, 63, 25, 23, 18),</text:p>
      <text:p text:style-name="Standard">(4311, 220, 56, 6, 23, 19),</text:p>
      <text:p text:style-name="Standard">(4312, 220, 55, 22, 23, 20),</text:p>
      <text:p text:style-name="Standard">(4313, 220, 57, 1, 23, 21),</text:p>
      <text:p text:style-name="Standard">(4314, 220, 58, 18, 23, 22),</text:p>
      <text:p text:style-name="Standard">(4315, 221, 35, 3, 20, 1),</text:p>
      <text:p text:style-name="Standard">(4316, 221, 55, 22, 20, 2),</text:p>
      <text:p text:style-name="Standard">(4317, 221, 49, 3, 20, 3),</text:p>
      <text:p text:style-name="Standard">(4318, 221, 77, 22, 20, 4),</text:p>
      <text:p text:style-name="Standard">(4319, 221, 64, 21, 20, 5),</text:p>
      <text:p text:style-name="Standard">(4320, 221, 44, 20, 20, 6),</text:p>
      <text:p text:style-name="Standard">(4321, 221, 65, 15, 20, 7),</text:p>
      <text:p text:style-name="Standard">(4322, 221, 71, 21, 20, 8),</text:p>
      <text:p text:style-name="Standard">(4323, 221, 81, 15, 20, 9),</text:p>
      <text:p text:style-name="Standard">(4324, 221, 63, 25, 20, 10),</text:p>
      <text:p text:style-name="Standard">(4325, 221, 50, 25, 20, 11),</text:p>
      <text:p text:style-name="Standard">(4326, 221, 57, 1, 20, 12),</text:p>
      <text:p text:style-name="Standard">(4327, 221, 22, 24, 20, 13),</text:p>
      <text:p text:style-name="Standard">(4328, 221, 14, 1, 20, 14),</text:p>
      <text:p text:style-name="Standard">(4329, 221, 76, 24, 20, 15),</text:p>
      <text:p text:style-name="Standard">(4330, 221, 56, 6, 20, 16),</text:p>
      <text:p text:style-name="Standard">(4331, 221, 75, 20, 20, 17),</text:p>
      <text:p text:style-name="Standard">(4332, 221, 30, 6, 20, 18),</text:p>
      <text:p text:style-name="Standard">(4333, 221, 58, 18, 20, 19),</text:p>
      <text:p text:style-name="Standard">(4334, 221, 79, 18, 20, 20),</text:p>
      <text:p text:style-name="Standard">(4335, 221, 21, 17, 20, 21),</text:p>
      <text:p text:style-name="Standard">(4336, 221, 23, 17, 20, 22),</text:p>
      <text:p text:style-name="Standard">(4337, 222, 30, 6, 22, 1),</text:p>
      <text:p text:style-name="Standard">(4338, 222, 49, 3, 22, 2),</text:p>
      <text:p text:style-name="Standard">(4339, 222, 56, 6, 22, 3),</text:p>
      <text:p text:style-name="Standard">(4340, 222, 57, 1, 22, 4),</text:p>
      <text:p text:style-name="Standard">(4341, 222, 55, 22, 22, 5),</text:p>
      <text:p text:style-name="Standard">(4342, 222, 65, 15, 22, 6),</text:p>
      <text:p text:style-name="Standard">(4343, 222, 21, 17, 22, 7),</text:p>
      <text:p text:style-name="Standard">(4344, 222, 77, 22, 22, 8),</text:p>
      <text:p text:style-name="Standard">(4345, 222, 23, 17, 22, 9),</text:p>
      <text:p text:style-name="Standard">(4346, 222, 14, 1, 22, 10),</text:p>
      <text:p text:style-name="Standard">(4347, 222, 71, 21, 22, 11),</text:p>
      <text:p text:style-name="Standard">(4348, 222, 64, 21, 22, 12),</text:p>
      <text:p text:style-name="Standard">(4349, 222, 50, 25, 22, 13),</text:p>
      <text:p text:style-name="Standard">(4350, 222, 35, 3, 22, 14),</text:p>
      <text:p text:style-name="Standard">(4351, 222, 58, 18, 22, 15),</text:p>
      <text:p text:style-name="Standard"><text:soft-page-break/>(4352, 222, 63, 25, 22, 16),</text:p>
      <text:p text:style-name="Standard">(4353, 222, 44, 20, 22, 17),</text:p>
      <text:p text:style-name="Standard">(4354, 222, 75, 20, 22, 18),</text:p>
      <text:p text:style-name="Standard">(4355, 222, 79, 18, 22, 19),</text:p>
      <text:p text:style-name="Standard">(4356, 222, 22, 24, 22, 20),</text:p>
      <text:p text:style-name="Standard">(4357, 222, 76, 24, 22, 21),</text:p>
      <text:p text:style-name="Standard">(4358, 222, 81, 15, 22, 22),</text:p>
      <text:p text:style-name="Standard">(4359, 223, 57, 1, 26, 1),</text:p>
      <text:p text:style-name="Standard">(4360, 223, 14, 1, 26, 2),</text:p>
      <text:p text:style-name="Standard">(4361, 223, 35, 3, 26, 3),</text:p>
      <text:p text:style-name="Standard">(4362, 223, 77, 22, 26, 4),</text:p>
      <text:p text:style-name="Standard">(4363, 223, 56, 6, 26, 5),</text:p>
      <text:p text:style-name="Standard">(4364, 223, 49, 3, 26, 6),</text:p>
      <text:p text:style-name="Standard">(4365, 223, 44, 20, 26, 7),</text:p>
      <text:p text:style-name="Standard">(4366, 223, 65, 15, 26, 8),</text:p>
      <text:p text:style-name="Standard">(4367, 223, 76, 24, 26, 9),</text:p>
      <text:p text:style-name="Standard">(4368, 223, 75, 20, 26, 10),</text:p>
      <text:p text:style-name="Standard">(4369, 223, 21, 17, 26, 11),</text:p>
      <text:p text:style-name="Standard">(4370, 223, 63, 25, 26, 12),</text:p>
      <text:p text:style-name="Standard">(4371, 223, 55, 22, 26, 13),</text:p>
      <text:p text:style-name="Standard">(4372, 223, 82, 15, 26, 14),</text:p>
      <text:p text:style-name="Standard">(4373, 223, 58, 18, 26, 15),</text:p>
      <text:p text:style-name="Standard">(4374, 223, 50, 25, 26, 16),</text:p>
      <text:p text:style-name="Standard">(4375, 223, 79, 18, 26, 17),</text:p>
      <text:p text:style-name="Standard">(4376, 223, 30, 6, 26, 18),</text:p>
      <text:p text:style-name="Standard">(4377, 223, 71, 21, 26, 19),</text:p>
      <text:p text:style-name="Standard">(4378, 223, 23, 17, 26, 20),</text:p>
      <text:p text:style-name="Standard">(4379, 223, 22, 24, 26, 21),</text:p>
      <text:p text:style-name="Standard">(4380, 223, 64, 21, 26, 22),</text:p>
      <text:p text:style-name="Standard">(4381, 224, 71, 3, 1, 1),</text:p>
      <text:p text:style-name="Standard">(4382, 224, 35, 3, 1, 2),</text:p>
      <text:p text:style-name="Standard">(4383, 224, 56, 6, 1, 3),</text:p>
      <text:p text:style-name="Standard">(4384, 224, 77, 22, 1, 4),</text:p>
      <text:p text:style-name="Standard">(4385, 224, 57, 1, 1, 5),</text:p>
      <text:p text:style-name="Standard">(4386, 224, 63, 25, 1, 6),</text:p>
      <text:p text:style-name="Standard">(4387, 224, 44, 27, 1, 7),</text:p>
      <text:p text:style-name="Standard">(4388, 224, 49, 15, 1, 8),</text:p>
      <text:p text:style-name="Standard">(4389, 224, 73, 29, 1, 9),</text:p>
      <text:p text:style-name="Standard">(4390, 224, 64, 27, 1, 10),</text:p>
      <text:p text:style-name="Standard">(4391, 224, 79, 25, 1, 11),</text:p>
      <text:p text:style-name="Standard">(4392, 224, 83, 18, 1, 12),</text:p>
      <text:p text:style-name="Standard">(4393, 224, 30, 6, 1, 13),</text:p>
      <text:p text:style-name="Standard">(4394, 224, 21, 18, 1, 14),</text:p>
      <text:p text:style-name="Standard">(4395, 224, 22, 17, 1, 15),</text:p>
      <text:p text:style-name="Standard">(4396, 224, 14, 1, 1, 16),</text:p>
      <text:p text:style-name="Standard">(4397, 224, 50, 29, 1, 17),</text:p>
      <text:p text:style-name="Standard">(4398, 224, 55, 22, 1, 18),</text:p>
      <text:p text:style-name="Standard">(4399, 224, 84, 17, 1, 19),</text:p>
      <text:p text:style-name="Standard">(4400, 224, 65, 15, 1, 20),</text:p>
      <text:p text:style-name="Standard">(4401, 224, 69, 28, 1, 21),</text:p>
      <text:p text:style-name="Standard">(4402, 224, 85, 28, 1, 22),</text:p>
      <text:p text:style-name="Standard">(4403, 225, 71, 3, 18, 1),</text:p>
      <text:p text:style-name="Standard"><text:soft-page-break/>(4404, 225, 55, 22, 18, 2),</text:p>
      <text:p text:style-name="Standard">(4405, 225, 30, 6, 18, 3),</text:p>
      <text:p text:style-name="Standard">(4406, 225, 57, 1, 18, 4),</text:p>
      <text:p text:style-name="Standard">(4407, 225, 63, 25, 18, 5),</text:p>
      <text:p text:style-name="Standard">(4408, 225, 44, 27, 18, 6),</text:p>
      <text:p text:style-name="Standard">(4409, 225, 56, 6, 18, 7),</text:p>
      <text:p text:style-name="Standard">(4410, 225, 64, 27, 18, 8),</text:p>
      <text:p text:style-name="Standard">(4411, 225, 79, 25, 18, 9),</text:p>
      <text:p text:style-name="Standard">(4412, 225, 83, 18, 18, 10),</text:p>
      <text:p text:style-name="Standard">(4413, 225, 69, 28, 18, 11),</text:p>
      <text:p text:style-name="Standard">(4414, 225, 84, 17, 18, 12),</text:p>
      <text:p text:style-name="Standard">(4415, 225, 22, 17, 18, 13),</text:p>
      <text:p text:style-name="Standard">(4416, 225, 49, 15, 18, 14),</text:p>
      <text:p text:style-name="Standard">(4417, 225, 14, 1, 18, 15),</text:p>
      <text:p text:style-name="Standard">(4418, 225, 65, 15, 18, 16),</text:p>
      <text:p text:style-name="Standard">(4419, 225, 35, 3, 18, 17),</text:p>
      <text:p text:style-name="Standard">(4420, 225, 77, 22, 18, 18),</text:p>
      <text:p text:style-name="Standard">(4421, 225, 85, 28, 18, 19),</text:p>
      <text:p text:style-name="Standard">(4422, 225, 73, 29, 18, 20),</text:p>
      <text:p text:style-name="Standard">(4423, 225, 50, 29, 18, 21),</text:p>
      <text:p text:style-name="Standard">(4424, 225, 58, 18, 18, 22),</text:p>
      <text:p text:style-name="Standard">(4425, 226, 71, 3, 25, 1),</text:p>
      <text:p text:style-name="Standard">(4426, 226, 35, 3, 25, 2),</text:p>
      <text:p text:style-name="Standard">(4427, 226, 55, 22, 25, 3),</text:p>
      <text:p text:style-name="Standard">(4428, 226, 22, 17, 25, 4),</text:p>
      <text:p text:style-name="Standard">(4429, 226, 56, 6, 25, 5),</text:p>
      <text:p text:style-name="Standard">(4430, 226, 50, 29, 25, 6),</text:p>
      <text:p text:style-name="Standard">(4431, 226, 14, 1, 25, 7),</text:p>
      <text:p text:style-name="Standard">(4432, 226, 44, 27, 25, 8),</text:p>
      <text:p text:style-name="Standard">(4433, 226, 65, 15, 25, 9),</text:p>
      <text:p text:style-name="Standard">(4434, 226, 85, 28, 25, 10),</text:p>
      <text:p text:style-name="Standard">(4435, 226, 77, 22, 25, 11),</text:p>
      <text:p text:style-name="Standard">(4436, 226, 30, 6, 25, 12),</text:p>
      <text:p text:style-name="Standard">(4437, 226, 83, 18, 25, 13),</text:p>
      <text:p text:style-name="Standard">(4438, 226, 63, 25, 25, 14),</text:p>
      <text:p text:style-name="Standard">(4439, 226, 84, 17, 25, 15),</text:p>
      <text:p text:style-name="Standard">(4440, 226, 58, 18, 25, 16),</text:p>
      <text:p text:style-name="Standard">(4441, 226, 49, 15, 25, 17),</text:p>
      <text:p text:style-name="Standard">(4442, 226, 64, 27, 25, 18),</text:p>
      <text:p text:style-name="Standard">(4443, 226, 79, 25, 25, 19),</text:p>
      <text:p text:style-name="Standard">(4444, 226, 73, 29, 25, 20),</text:p>
      <text:p text:style-name="Standard">(4445, 226, 69, 28, 25, 21),</text:p>
      <text:p text:style-name="Standard">(4446, 226, 57, 1, 25, 22),</text:p>
      <text:p text:style-name="Standard">(4447, 227, 35, 3, 20, 1),</text:p>
      <text:p text:style-name="Standard">(4448, 227, 30, 6, 20, 2),</text:p>
      <text:p text:style-name="Standard">(4449, 227, 14, 1, 20, 3),</text:p>
      <text:p text:style-name="Standard">(4450, 227, 71, 3, 20, 4),</text:p>
      <text:p text:style-name="Standard">(4451, 227, 22, 17, 20, 5),</text:p>
      <text:p text:style-name="Standard">(4452, 227, 84, 17, 20, 6),</text:p>
      <text:p text:style-name="Standard">(4453, 227, 65, 15, 20, 7),</text:p>
      <text:p text:style-name="Standard">(4454, 227, 57, 1, 20, 8),</text:p>
      <text:p text:style-name="Standard">(4455, 227, 77, 22, 20, 9),</text:p>
      <text:p text:style-name="Standard"><text:soft-page-break/>(4456, 227, 64, 27, 20, 10),</text:p>
      <text:p text:style-name="Standard">(4457, 227, 73, 29, 20, 11),</text:p>
      <text:p text:style-name="Standard">(4458, 227, 83, 18, 20, 12),</text:p>
      <text:p text:style-name="Standard">(4459, 227, 21, 18, 20, 13),</text:p>
      <text:p text:style-name="Standard">(4460, 227, 63, 25, 20, 14),</text:p>
      <text:p text:style-name="Standard">(4461, 227, 79, 25, 20, 15),</text:p>
      <text:p text:style-name="Standard">(4462, 227, 49, 15, 20, 16),</text:p>
      <text:p text:style-name="Standard">(4463, 227, 50, 29, 20, 17),</text:p>
      <text:p text:style-name="Standard">(4464, 227, 44, 27, 20, 18),</text:p>
      <text:p text:style-name="Standard">(4465, 227, 56, 6, 20, 19),</text:p>
      <text:p text:style-name="Standard">(4466, 227, 55, 22, 20, 20),</text:p>
      <text:p text:style-name="Standard">(4467, 227, 85, 28, 20, 21),</text:p>
      <text:p text:style-name="Standard">(4468, 227, 69, 28, 20, 22),</text:p>
      <text:p text:style-name="Standard">(4469, 228, 71, 3, 21, 1),</text:p>
      <text:p text:style-name="Standard">(4470, 228, 30, 6, 21, 2),</text:p>
      <text:p text:style-name="Standard">(4471, 228, 77, 22, 21, 3),</text:p>
      <text:p text:style-name="Standard">(4472, 228, 56, 6, 21, 4),</text:p>
      <text:p text:style-name="Standard">(4473, 228, 22, 17, 21, 5),</text:p>
      <text:p text:style-name="Standard">(4474, 228, 55, 22, 21, 6),</text:p>
      <text:p text:style-name="Standard">(4475, 228, 64, 27, 21, 7),</text:p>
      <text:p text:style-name="Standard">(4476, 228, 57, 1, 21, 8),</text:p>
      <text:p text:style-name="Standard">(4477, 228, 83, 18, 21, 9),</text:p>
      <text:p text:style-name="Standard">(4478, 228, 69, 28, 21, 10),</text:p>
      <text:p text:style-name="Standard">(4479, 228, 35, 3, 21, 11),</text:p>
      <text:p text:style-name="Standard">(4480, 228, 44, 27, 21, 12),</text:p>
      <text:p text:style-name="Standard">(4481, 228, 79, 25, 21, 13),</text:p>
      <text:p text:style-name="Standard">(4482, 228, 14, 1, 21, 14),</text:p>
      <text:p text:style-name="Standard">(4483, 228, 73, 29, 21, 15),</text:p>
      <text:p text:style-name="Standard">(4484, 228, 50, 29, 21, 16),</text:p>
      <text:p text:style-name="Standard">(4485, 228, 84, 17, 21, 17),</text:p>
      <text:p text:style-name="Standard">(4486, 228, 49, 15, 21, 18),</text:p>
      <text:p text:style-name="Standard">(4487, 228, 21, 18, 21, 19),</text:p>
      <text:p text:style-name="Standard">(4488, 228, 65, 15, 21, 20),</text:p>
      <text:p text:style-name="Standard">(4489, 228, 63, 25, 21, 21),</text:p>
      <text:p text:style-name="Standard">(4490, 228, 85, 28, 21, 22),</text:p>
      <text:p text:style-name="Standard">(4491, 229, 44, 27, 6, 1),</text:p>
      <text:p text:style-name="Standard">(4492, 229, 14, 1, 6, 2),</text:p>
      <text:p text:style-name="Standard">(4493, 229, 65, 15, 6, 3),</text:p>
      <text:p text:style-name="Standard">(4494, 229, 49, 15, 6, 4),</text:p>
      <text:p text:style-name="Standard">(4495, 229, 63, 25, 6, 5),</text:p>
      <text:p text:style-name="Standard">(4496, 229, 57, 1, 6, 6),</text:p>
      <text:p text:style-name="Standard">(4497, 229, 56, 6, 6, 7),</text:p>
      <text:p text:style-name="Standard">(4498, 229, 35, 3, 6, 8),</text:p>
      <text:p text:style-name="Standard">(4499, 229, 55, 22, 6, 9),</text:p>
      <text:p text:style-name="Standard">(4500, 229, 69, 28, 6, 10),</text:p>
      <text:p text:style-name="Standard">(4501, 229, 71, 3, 6, 11),</text:p>
      <text:p text:style-name="Standard">(4502, 229, 84, 17, 6, 12),</text:p>
      <text:p text:style-name="Standard">(4503, 229, 77, 22, 6, 13),</text:p>
      <text:p text:style-name="Standard">(4504, 229, 64, 27, 6, 14),</text:p>
      <text:p text:style-name="Standard">(4505, 229, 73, 29, 6, 15),</text:p>
      <text:p text:style-name="Standard">(4506, 229, 79, 25, 6, 16),</text:p>
      <text:p text:style-name="Standard">(4507, 229, 30, 6, 6, 17),</text:p>
      <text:p text:style-name="Standard"><text:soft-page-break/>(4508, 229, 22, 17, 6, 18),</text:p>
      <text:p text:style-name="Standard">(4509, 229, 83, 18, 6, 19),</text:p>
      <text:p text:style-name="Standard">(4510, 229, 21, 18, 6, 20),</text:p>
      <text:p text:style-name="Standard">(4511, 229, 50, 29, 6, 21),</text:p>
      <text:p text:style-name="Standard">(4512, 229, 85, 28, 6, 22),</text:p>
      <text:p text:style-name="Standard">(4513, 230, 30, 6, 4, 1),</text:p>
      <text:p text:style-name="Standard">(4514, 230, 55, 22, 4, 2),</text:p>
      <text:p text:style-name="Standard">(4515, 230, 35, 3, 4, 3),</text:p>
      <text:p text:style-name="Standard">(4516, 230, 49, 15, 4, 4),</text:p>
      <text:p text:style-name="Standard">(4517, 230, 57, 1, 4, 5),</text:p>
      <text:p text:style-name="Standard">(4518, 230, 64, 27, 4, 6),</text:p>
      <text:p text:style-name="Standard">(4519, 230, 50, 29, 4, 7),</text:p>
      <text:p text:style-name="Standard">(4520, 230, 22, 17, 4, 8),</text:p>
      <text:p text:style-name="Standard">(4521, 230, 77, 22, 4, 9),</text:p>
      <text:p text:style-name="Standard">(4522, 230, 65, 15, 4, 10),</text:p>
      <text:p text:style-name="Standard">(4523, 230, 84, 17, 4, 11),</text:p>
      <text:p text:style-name="Standard">(4524, 230, 63, 25, 4, 12),</text:p>
      <text:p text:style-name="Standard">(4525, 230, 71, 3, 4, 13),</text:p>
      <text:p text:style-name="Standard">(4526, 230, 79, 25, 4, 14),</text:p>
      <text:p text:style-name="Standard">(4527, 230, 56, 6, 4, 15),</text:p>
      <text:p text:style-name="Standard">(4528, 230, 44, 27, 4, 16),</text:p>
      <text:p text:style-name="Standard">(4529, 230, 21, 18, 4, 17),</text:p>
      <text:p text:style-name="Standard">(4530, 230, 14, 1, 4, 18),</text:p>
      <text:p text:style-name="Standard">(4531, 230, 73, 29, 4, 19),</text:p>
      <text:p text:style-name="Standard">(4532, 230, 83, 18, 4, 20),</text:p>
      <text:p text:style-name="Standard">(4533, 230, 69, 28, 4, 21),</text:p>
      <text:p text:style-name="Standard">(4534, 230, 85, 28, 4, 22),</text:p>
      <text:p text:style-name="Standard">(4535, 231, 71, 3, 7, 1),</text:p>
      <text:p text:style-name="Standard">(4536, 231, 35, 3, 7, 2),</text:p>
      <text:p text:style-name="Standard">(4537, 231, 55, 22, 7, 3),</text:p>
      <text:p text:style-name="Standard">(4538, 231, 14, 1, 7, 4),</text:p>
      <text:p text:style-name="Standard">(4539, 231, 57, 1, 7, 5),</text:p>
      <text:p text:style-name="Standard">(4540, 231, 84, 17, 7, 6),</text:p>
      <text:p text:style-name="Standard">(4541, 231, 65, 15, 7, 7),</text:p>
      <text:p text:style-name="Standard">(4542, 231, 21, 18, 7, 8),</text:p>
      <text:p text:style-name="Standard">(4543, 231, 83, 18, 7, 9),</text:p>
      <text:p text:style-name="Standard">(4544, 231, 69, 28, 7, 10),</text:p>
      <text:p text:style-name="Standard">(4545, 231, 77, 22, 7, 11),</text:p>
      <text:p text:style-name="Standard">(4546, 231, 30, 6, 7, 12),</text:p>
      <text:p text:style-name="Standard">(4547, 231, 44, 27, 7, 13),</text:p>
      <text:p text:style-name="Standard">(4548, 231, 63, 25, 7, 14),</text:p>
      <text:p text:style-name="Standard">(4549, 231, 64, 27, 7, 15),</text:p>
      <text:p text:style-name="Standard">(4550, 231, 22, 17, 7, 16),</text:p>
      <text:p text:style-name="Standard">(4551, 231, 85, 28, 7, 17),</text:p>
      <text:p text:style-name="Standard">(4552, 231, 49, 15, 7, 18),</text:p>
      <text:p text:style-name="Standard">(4553, 231, 50, 29, 7, 19),</text:p>
      <text:p text:style-name="Standard">(4554, 231, 73, 29, 7, 20),</text:p>
      <text:p text:style-name="Standard">(4555, 231, 79, 25, 7, 21),</text:p>
      <text:p text:style-name="Standard">(4556, 231, 56, 6, 7, 22),</text:p>
      <text:p text:style-name="Standard">(4557, 232, 71, 3, 8, 1),</text:p>
      <text:p text:style-name="Standard">(4558, 232, 35, 3, 8, 2),</text:p>
      <text:p text:style-name="Standard">(4559, 232, 55, 22, 8, 3),</text:p>
      <text:p text:style-name="Standard"><text:soft-page-break/>(4560, 232, 77, 22, 8, 4),</text:p>
      <text:p text:style-name="Standard">(4561, 232, 57, 1, 8, 5),</text:p>
      <text:p text:style-name="Standard">(4562, 232, 14, 1, 8, 6),</text:p>
      <text:p text:style-name="Standard">(4563, 232, 44, 27, 8, 7),</text:p>
      <text:p text:style-name="Standard">(4564, 232, 84, 17, 8, 8),</text:p>
      <text:p text:style-name="Standard">(4565, 232, 22, 17, 8, 9),</text:p>
      <text:p text:style-name="Standard">(4566, 232, 63, 25, 8, 10),</text:p>
      <text:p text:style-name="Standard">(4567, 232, 73, 29, 8, 11),</text:p>
      <text:p text:style-name="Standard">(4568, 232, 83, 18, 8, 12),</text:p>
      <text:p text:style-name="Standard">(4569, 232, 65, 15, 8, 13),</text:p>
      <text:p text:style-name="Standard">(4570, 232, 49, 15, 8, 14),</text:p>
      <text:p text:style-name="Standard">(4571, 232, 79, 25, 8, 15),</text:p>
      <text:p text:style-name="Standard">(4572, 232, 69, 28, 8, 16),</text:p>
      <text:p text:style-name="Standard">(4573, 232, 64, 27, 8, 17),</text:p>
      <text:p text:style-name="Standard">(4574, 232, 50, 29, 8, 18),</text:p>
      <text:p text:style-name="Standard">(4575, 232, 56, 6, 8, 19),</text:p>
      <text:p text:style-name="Standard">(4576, 232, 21, 18, 8, 20),</text:p>
      <text:p text:style-name="Standard">(4577, 232, 85, 28, 8, 21),</text:p>
      <text:p text:style-name="Standard">(4578, 232, 30, 6, 8, 22),</text:p>
      <text:p text:style-name="Standard">(4579, 233, 35, 3, 9, 1),</text:p>
      <text:p text:style-name="Standard">(4580, 233, 77, 22, 9, 2),</text:p>
      <text:p text:style-name="Standard">(4581, 233, 57, 1, 9, 3),</text:p>
      <text:p text:style-name="Standard">(4582, 233, 22, 17, 9, 4),</text:p>
      <text:p text:style-name="Standard">(4583, 233, 14, 1, 9, 5),</text:p>
      <text:p text:style-name="Standard">(4584, 233, 84, 17, 9, 6),</text:p>
      <text:p text:style-name="Standard">(4585, 233, 63, 25, 9, 7),</text:p>
      <text:p text:style-name="Standard">(4586, 233, 49, 15, 9, 8),</text:p>
      <text:p text:style-name="Standard">(4587, 233, 65, 15, 9, 9),</text:p>
      <text:p text:style-name="Standard">(4588, 233, 50, 29, 9, 10),</text:p>
      <text:p text:style-name="Standard">(4589, 233, 21, 18, 9, 11),</text:p>
      <text:p text:style-name="Standard">(4590, 233, 55, 22, 9, 12),</text:p>
      <text:p text:style-name="Standard">(4591, 233, 44, 27, 9, 13),</text:p>
      <text:p text:style-name="Standard">(4592, 233, 64, 27, 9, 14),</text:p>
      <text:p text:style-name="Standard">(4593, 233, 71, 3, 9, 15),</text:p>
      <text:p text:style-name="Standard">(4594, 233, 83, 18, 9, 16),</text:p>
      <text:p text:style-name="Standard">(4595, 233, 73, 29, 9, 17),</text:p>
      <text:p text:style-name="Standard">(4596, 233, 79, 25, 9, 18),</text:p>
      <text:p text:style-name="Standard">(4597, 233, 56, 6, 9, 19),</text:p>
      <text:p text:style-name="Standard">(4598, 233, 30, 6, 9, 20),</text:p>
      <text:p text:style-name="Standard">(4599, 233, 85, 28, 9, 21),</text:p>
      <text:p text:style-name="Standard">(4600, 233, 69, 28, 9, 22),</text:p>
      <text:p text:style-name="Standard">(4601, 234, 71, 3, 10, 1),</text:p>
      <text:p text:style-name="Standard">(4602, 234, 55, 22, 10, 2),</text:p>
      <text:p text:style-name="Standard">(4603, 234, 35, 3, 10, 3),</text:p>
      <text:p text:style-name="Standard">(4604, 234, 30, 6, 10, 4),</text:p>
      <text:p text:style-name="Standard">(4605, 234, 14, 1, 10, 5),</text:p>
      <text:p text:style-name="Standard">(4606, 234, 22, 17, 10, 6),</text:p>
      <text:p text:style-name="Standard">(4607, 234, 44, 27, 10, 7),</text:p>
      <text:p text:style-name="Standard">(4608, 234, 49, 15, 10, 8),</text:p>
      <text:p text:style-name="Standard">(4609, 234, 63, 25, 10, 9),</text:p>
      <text:p text:style-name="Standard">(4610, 234, 84, 17, 10, 10),</text:p>
      <text:p text:style-name="Standard">(4611, 234, 73, 29, 10, 11),</text:p>
      <text:p text:style-name="Standard"><text:soft-page-break/>(4612, 234, 83, 18, 10, 12),</text:p>
      <text:p text:style-name="Standard">(4613, 234, 77, 22, 10, 13),</text:p>
      <text:p text:style-name="Standard">(4614, 234, 56, 6, 10, 14),</text:p>
      <text:p text:style-name="Standard">(4615, 234, 65, 15, 10, 15),</text:p>
      <text:p text:style-name="Standard">(4616, 234, 64, 27, 10, 16),</text:p>
      <text:p text:style-name="Standard">(4617, 234, 79, 25, 10, 17),</text:p>
      <text:p text:style-name="Standard">(4618, 234, 57, 1, 10, 18),</text:p>
      <text:p text:style-name="Standard">(4619, 234, 50, 29, 10, 19),</text:p>
      <text:p text:style-name="Standard">(4620, 234, 86, 18, 10, 20),</text:p>
      <text:p text:style-name="Standard">(4621, 235, 35, 3, 11, 1),</text:p>
      <text:p text:style-name="Standard">(4622, 235, 71, 3, 11, 2),</text:p>
      <text:p text:style-name="Standard">(4623, 235, 55, 22, 11, 3),</text:p>
      <text:p text:style-name="Standard">(4624, 235, 57, 1, 11, 4),</text:p>
      <text:p text:style-name="Standard">(4625, 235, 44, 27, 11, 5),</text:p>
      <text:p text:style-name="Standard">(4626, 235, 22, 17, 11, 6),</text:p>
      <text:p text:style-name="Standard">(4627, 235, 79, 25, 11, 7),</text:p>
      <text:p text:style-name="Standard">(4628, 235, 73, 29, 11, 8),</text:p>
      <text:p text:style-name="Standard">(4629, 235, 30, 6, 11, 9),</text:p>
      <text:p text:style-name="Standard">(4630, 235, 86, 18, 11, 10),</text:p>
      <text:p text:style-name="Standard">(4631, 235, 77, 22, 11, 11),</text:p>
      <text:p text:style-name="Standard">(4632, 235, 49, 15, 11, 12),</text:p>
      <text:p text:style-name="Standard">(4633, 235, 65, 15, 11, 13),</text:p>
      <text:p text:style-name="Standard">(4634, 235, 56, 6, 11, 14),</text:p>
      <text:p text:style-name="Standard">(4635, 235, 83, 18, 11, 15),</text:p>
      <text:p text:style-name="Standard">(4636, 235, 14, 1, 11, 16),</text:p>
      <text:p text:style-name="Standard">(4637, 235, 50, 29, 11, 17),</text:p>
      <text:p text:style-name="Standard">(4638, 235, 84, 17, 11, 18),</text:p>
      <text:p text:style-name="Standard">(4639, 235, 64, 27, 11, 19),</text:p>
      <text:p text:style-name="Standard">(4640, 235, 63, 25, 11, 20),</text:p>
      <text:p text:style-name="Standard">(4641, 236, 30, 6, 13, 1),</text:p>
      <text:p text:style-name="Standard">(4642, 236, 35, 3, 13, 2),</text:p>
      <text:p text:style-name="Standard">(4643, 236, 57, 1, 13, 3),</text:p>
      <text:p text:style-name="Standard">(4644, 236, 55, 22, 13, 4),</text:p>
      <text:p text:style-name="Standard">(4645, 236, 71, 3, 13, 5),</text:p>
      <text:p text:style-name="Standard">(4646, 236, 77, 22, 13, 6),</text:p>
      <text:p text:style-name="Standard">(4647, 236, 63, 25, 13, 7),</text:p>
      <text:p text:style-name="Standard">(4648, 236, 79, 25, 13, 8),</text:p>
      <text:p text:style-name="Standard">(4649, 236, 73, 29, 13, 9),</text:p>
      <text:p text:style-name="Standard">(4650, 236, 83, 18, 13, 10),</text:p>
      <text:p text:style-name="Standard">(4651, 236, 14, 1, 13, 11),</text:p>
      <text:p text:style-name="Standard">(4652, 236, 84, 17, 13, 12),</text:p>
      <text:p text:style-name="Standard">(4653, 236, 56, 6, 13, 13),</text:p>
      <text:p text:style-name="Standard">(4654, 236, 22, 17, 13, 14),</text:p>
      <text:p text:style-name="Standard">(4655, 236, 64, 27, 13, 15),</text:p>
      <text:p text:style-name="Standard">(4656, 236, 50, 29, 13, 16),</text:p>
      <text:p text:style-name="Standard">(4657, 236, 49, 15, 13, 17),</text:p>
      <text:p text:style-name="Standard">(4658, 236, 65, 15, 13, 18),</text:p>
      <text:p text:style-name="Standard">(4659, 236, 44, 27, 13, 19),</text:p>
      <text:p text:style-name="Standard">(4660, 236, 86, 18, 13, 20),</text:p>
      <text:p text:style-name="Standard">(4661, 237, 30, 6, 14, 1),</text:p>
      <text:p text:style-name="Standard">(4662, 237, 55, 22, 14, 2),</text:p>
      <text:p text:style-name="Standard">(4663, 237, 57, 1, 14, 3),</text:p>
      <text:p text:style-name="Standard"><text:soft-page-break/>(4664, 237, 84, 17, 14, 4),</text:p>
      <text:p text:style-name="Standard">(4665, 237, 22, 17, 14, 5),</text:p>
      <text:p text:style-name="Standard">(4666, 237, 64, 27, 14, 6),</text:p>
      <text:p text:style-name="Standard">(4667, 237, 35, 3, 14, 7),</text:p>
      <text:p text:style-name="Standard">(4668, 237, 50, 29, 14, 8),</text:p>
      <text:p text:style-name="Standard">(4669, 237, 65, 15, 14, 9),</text:p>
      <text:p text:style-name="Standard">(4670, 237, 79, 25, 14, 10),</text:p>
      <text:p text:style-name="Standard">(4671, 237, 73, 29, 14, 11),</text:p>
      <text:p text:style-name="Standard">(4672, 237, 56, 6, 14, 12),</text:p>
      <text:p text:style-name="Standard">(4673, 237, 83, 18, 14, 13),</text:p>
      <text:p text:style-name="Standard">(4674, 237, 63, 25, 14, 14),</text:p>
      <text:p text:style-name="Standard">(4675, 237, 49, 15, 14, 15),</text:p>
      <text:p text:style-name="Standard">(4676, 237, 71, 3, 14, 16),</text:p>
      <text:p text:style-name="Standard">(4677, 237, 86, 18, 14, 17),</text:p>
      <text:p text:style-name="Standard">(4678, 237, 77, 22, 14, 18),</text:p>
      <text:p text:style-name="Standard">(4679, 237, 44, 27, 14, 19),</text:p>
      <text:p text:style-name="Standard">(4680, 237, 14, 1, 14, 20),</text:p>
      <text:p text:style-name="Standard">(4681, 238, 35, 3, 27, 1),</text:p>
      <text:p text:style-name="Standard">(4682, 238, 71, 3, 27, 2),</text:p>
      <text:p text:style-name="Standard">(4683, 238, 30, 6, 27, 3),</text:p>
      <text:p text:style-name="Standard">(4684, 238, 55, 22, 27, 4),</text:p>
      <text:p text:style-name="Standard">(4685, 238, 56, 6, 27, 5),</text:p>
      <text:p text:style-name="Standard">(4686, 238, 77, 22, 27, 6),</text:p>
      <text:p text:style-name="Standard">(4687, 238, 49, 15, 27, 7),</text:p>
      <text:p text:style-name="Standard">(4688, 238, 65, 15, 27, 8),</text:p>
      <text:p text:style-name="Standard">(4689, 238, 84, 17, 27, 9),</text:p>
      <text:p text:style-name="Standard">(4690, 238, 44, 27, 27, 10),</text:p>
      <text:p text:style-name="Standard">(4691, 238, 63, 25, 27, 11),</text:p>
      <text:p text:style-name="Standard">(4692, 238, 79, 25, 27, 12),</text:p>
      <text:p text:style-name="Standard">(4693, 238, 14, 1, 27, 13),</text:p>
      <text:p text:style-name="Standard">(4694, 238, 73, 29, 27, 14),</text:p>
      <text:p text:style-name="Standard">(4695, 238, 86, 18, 27, 15),</text:p>
      <text:p text:style-name="Standard">(4696, 238, 83, 18, 27, 16),</text:p>
      <text:p text:style-name="Standard">(4697, 238, 57, 1, 27, 17),</text:p>
      <text:p text:style-name="Standard">(4698, 238, 50, 29, 27, 18),</text:p>
      <text:p text:style-name="Standard">(4699, 238, 64, 27, 27, 19),</text:p>
      <text:p text:style-name="Standard">(4700, 238, 22, 17, 27, 20),</text:p>
      <text:p text:style-name="Standard">(4701, 239, 71, 3, 22, 1),</text:p>
      <text:p text:style-name="Standard">(4702, 239, 30, 6, 22, 2),</text:p>
      <text:p text:style-name="Standard">(4703, 239, 57, 1, 22, 3),</text:p>
      <text:p text:style-name="Standard">(4704, 239, 77, 22, 22, 4),</text:p>
      <text:p text:style-name="Standard">(4705, 239, 84, 17, 22, 5),</text:p>
      <text:p text:style-name="Standard">(4706, 239, 49, 15, 22, 6),</text:p>
      <text:p text:style-name="Standard">(4707, 239, 44, 27, 22, 7),</text:p>
      <text:p text:style-name="Standard">(4708, 239, 14, 1, 22, 8),</text:p>
      <text:p text:style-name="Standard">(4709, 239, 22, 17, 22, 9),</text:p>
      <text:p text:style-name="Standard">(4710, 239, 65, 15, 22, 10),</text:p>
      <text:p text:style-name="Standard">(4711, 239, 50, 29, 22, 11),</text:p>
      <text:p text:style-name="Standard">(4712, 239, 83, 18, 22, 12),</text:p>
      <text:p text:style-name="Standard">(4713, 239, 73, 29, 22, 13),</text:p>
      <text:p text:style-name="Standard">(4714, 239, 56, 6, 22, 14),</text:p>
      <text:p text:style-name="Standard">(4715, 239, 79, 25, 22, 15),</text:p>
      <text:p text:style-name="Standard"><text:soft-page-break/>(4716, 239, 35, 3, 22, 16),</text:p>
      <text:p text:style-name="Standard">(4717, 239, 63, 25, 22, 17),</text:p>
      <text:p text:style-name="Standard">(4718, 239, 64, 27, 22, 18),</text:p>
      <text:p text:style-name="Standard">(4719, 239, 55, 22, 22, 19),</text:p>
      <text:p text:style-name="Standard">(4720, 239, 86, 18, 22, 20),</text:p>
      <text:p text:style-name="Standard">(4721, 240, 30, 22, 18, 1),</text:p>
      <text:p text:style-name="Standard">(4722, 240, 14, 3, 18, 2),</text:p>
      <text:p text:style-name="Standard">(4723, 240, 77, 6, 18, 3),</text:p>
      <text:p text:style-name="Standard">(4724, 240, 57, 1, 18, 4),</text:p>
      <text:p text:style-name="Standard">(4725, 240, 55, 6, 18, 5),</text:p>
      <text:p text:style-name="Standard">(4726, 240, 87, 1, 18, 6),</text:p>
      <text:p text:style-name="Standard">(4727, 240, 63, 25, 18, 7),</text:p>
      <text:p text:style-name="Standard">(4728, 240, 88, 27, 18, 8),</text:p>
      <text:p text:style-name="Standard">(4729, 240, 85, 30, 18, 9),</text:p>
      <text:p text:style-name="Standard">(4730, 240, 64, 28, 18, 10),</text:p>
      <text:p text:style-name="Standard">(4731, 240, 81, 29, 18, 11),</text:p>
      <text:p text:style-name="Standard">(4732, 240, 89, 29, 18, 12),</text:p>
      <text:p text:style-name="Standard">(4733, 240, 69, 18, 18, 13),</text:p>
      <text:p text:style-name="Standard">(4734, 240, 90, 28, 18, 14),</text:p>
      <text:p text:style-name="Standard">(4735, 240, 91, 15, 18, 15),</text:p>
      <text:p text:style-name="Standard">(4736, 240, 71, 3, 18, 16),</text:p>
      <text:p text:style-name="Standard">(4737, 240, 65, 22, 18, 17),</text:p>
      <text:p text:style-name="Standard">(4738, 240, 92, 30, 18, 18),</text:p>
      <text:p text:style-name="Standard">(4739, 240, 22, 17, 18, 19),</text:p>
      <text:p text:style-name="Standard">(4740, 240, 50, 31, 18, 20),</text:p>
      <text:p text:style-name="Standard">(4741, 240, 79, 25, 18, 21),</text:p>
      <text:p text:style-name="Standard">(4742, 240, 56, 17, 18, 22),</text:p>
      <text:p text:style-name="Standard">(4743, 240, 93, 31, 18, 23),</text:p>
      <text:p text:style-name="Standard">(4744, 240, 49, 15, 18, 24),</text:p>
      <text:p text:style-name="Standard">(4745, 240, 44, 27, 18, 25),</text:p>
      <text:p text:style-name="Standard">(4746, 240, 94, 18, 18, 26),</text:p>
      <text:p text:style-name="Standard">(4747, 241, 71, 3, 25, 1),</text:p>
      <text:p text:style-name="Standard">(4748, 241, 55, 6, 25, 2),</text:p>
      <text:p text:style-name="Standard">(4749, 241, 30, 22, 25, 3),</text:p>
      <text:p text:style-name="Standard">(4750, 241, 65, 22, 25, 4),</text:p>
      <text:p text:style-name="Standard">(4751, 241, 49, 15, 25, 5),</text:p>
      <text:p text:style-name="Standard">(4752, 241, 77, 6, 25, 6),</text:p>
      <text:p text:style-name="Standard">(4753, 241, 44, 27, 25, 7),</text:p>
      <text:p text:style-name="Standard">(4754, 241, 79, 25, 25, 8),</text:p>
      <text:p text:style-name="Standard">(4755, 241, 93, 31, 25, 9),</text:p>
      <text:p text:style-name="Standard">(4756, 241, 64, 28, 25, 10),</text:p>
      <text:p text:style-name="Standard">(4757, 241, 90, 28, 25, 11),</text:p>
      <text:p text:style-name="Standard">(4758, 241, 63, 25, 25, 12),</text:p>
      <text:p text:style-name="Standard">(4759, 241, 88, 27, 25, 13),</text:p>
      <text:p text:style-name="Standard">(4760, 241, 94, 18, 25, 14),</text:p>
      <text:p text:style-name="Standard">(4761, 241, 81, 29, 25, 15),</text:p>
      <text:p text:style-name="Standard">(4762, 241, 89, 29, 25, 16),</text:p>
      <text:p text:style-name="Standard">(4763, 241, 22, 17, 25, 17),</text:p>
      <text:p text:style-name="Standard">(4764, 241, 50, 31, 25, 18),</text:p>
      <text:p text:style-name="Standard">(4765, 241, 14, 3, 25, 19),</text:p>
      <text:p text:style-name="Standard">(4766, 241, 87, 1, 25, 20),</text:p>
      <text:p text:style-name="Standard">(4767, 241, 56, 17, 25, 21),</text:p>
      <text:p text:style-name="Standard"><text:soft-page-break/>(4768, 241, 85, 30, 25, 22),</text:p>
      <text:p text:style-name="Standard">(4769, 241, 57, 1, 25, 23),</text:p>
      <text:p text:style-name="Standard">(4770, 241, 92, 30, 25, 24),</text:p>
      <text:p text:style-name="Standard">(4771, 241, 91, 15, 25, 25),</text:p>
      <text:p text:style-name="Standard">(4772, 241, 69, 18, 25, 26),</text:p>
      <text:p text:style-name="Standard">(4773, 242, 71, 3, 21, 1),</text:p>
      <text:p text:style-name="Standard">(4774, 242, 55, 6, 21, 2),</text:p>
      <text:p text:style-name="Standard">(4775, 242, 77, 6, 21, 3),</text:p>
      <text:p text:style-name="Standard">(4776, 242, 14, 3, 21, 4),</text:p>
      <text:p text:style-name="Standard">(4777, 242, 57, 1, 21, 5),</text:p>
      <text:p text:style-name="Standard">(4778, 242, 49, 15, 21, 6),</text:p>
      <text:p text:style-name="Standard">(4779, 242, 65, 22, 21, 7),</text:p>
      <text:p text:style-name="Standard">(4780, 242, 56, 17, 21, 8),</text:p>
      <text:p text:style-name="Standard">(4781, 242, 44, 27, 21, 9),</text:p>
      <text:p text:style-name="Standard">(4782, 242, 95, 1, 21, 10),</text:p>
      <text:p text:style-name="Standard">(4783, 242, 88, 27, 21, 11),</text:p>
      <text:p text:style-name="Standard">(4784, 242, 94, 18, 21, 12),</text:p>
      <text:p text:style-name="Standard">(4785, 242, 81, 29, 21, 13),</text:p>
      <text:p text:style-name="Standard">(4786, 242, 69, 18, 21, 14),</text:p>
      <text:p text:style-name="Standard">(4787, 242, 64, 28, 21, 15),</text:p>
      <text:p text:style-name="Standard">(4788, 242, 90, 28, 21, 16),</text:p>
      <text:p text:style-name="Standard">(4789, 242, 91, 15, 21, 17),</text:p>
      <text:p text:style-name="Standard">(4790, 242, 92, 30, 21, 18),</text:p>
      <text:p text:style-name="Standard">(4791, 242, 93, 31, 21, 19),</text:p>
      <text:p text:style-name="Standard">(4792, 242, 22, 17, 21, 20),</text:p>
      <text:p text:style-name="Standard">(4793, 242, 79, 25, 21, 21),</text:p>
      <text:p text:style-name="Standard">(4794, 242, 63, 25, 21, 22),</text:p>
      <text:p text:style-name="Standard">(4795, 242, 85, 30, 21, 23),</text:p>
      <text:p text:style-name="Standard">(4796, 242, 50, 31, 21, 24),</text:p>
      <text:p text:style-name="Standard">(4797, 242, 89, 29, 21, 25),</text:p>
      <text:p text:style-name="Standard">(4798, 242, 30, 22, 21, 26),</text:p>
      <text:p text:style-name="Standard">(4799, 243, 30, 22, 4, 1),</text:p>
      <text:p text:style-name="Standard">(4800, 243, 65, 22, 4, 2),</text:p>
      <text:p text:style-name="Standard">(4801, 243, 77, 6, 4, 3),</text:p>
      <text:p text:style-name="Standard">(4802, 243, 71, 3, 4, 4),</text:p>
      <text:p text:style-name="Standard">(4803, 243, 56, 17, 4, 5),</text:p>
      <text:p text:style-name="Standard">(4804, 243, 44, 27, 4, 6),</text:p>
      <text:p text:style-name="Standard">(4805, 243, 22, 17, 4, 7),</text:p>
      <text:p text:style-name="Standard">(4806, 243, 49, 15, 4, 8),</text:p>
      <text:p text:style-name="Standard">(4807, 243, 84, 27, 4, 9),</text:p>
      <text:p text:style-name="Standard">(4808, 243, 63, 25, 4, 10),</text:p>
      <text:p text:style-name="Standard">(4809, 243, 81, 29, 4, 11),</text:p>
      <text:p text:style-name="Standard">(4810, 243, 50, 31, 4, 12),</text:p>
      <text:p text:style-name="Standard">(4811, 243, 91, 15, 4, 13),</text:p>
      <text:p text:style-name="Standard">(4812, 243, 94, 18, 4, 14),</text:p>
      <text:p text:style-name="Standard">(4813, 243, 93, 31, 4, 15),</text:p>
      <text:p text:style-name="Standard">(4814, 243, 79, 25, 4, 16),</text:p>
      <text:p text:style-name="Standard">(4815, 243, 14, 3, 4, 17),</text:p>
      <text:p text:style-name="Standard">(4816, 243, 57, 1, 4, 18),</text:p>
      <text:p text:style-name="Standard">(4817, 243, 89, 29, 4, 19),</text:p>
      <text:p text:style-name="Standard">(4818, 243, 92, 30, 4, 20),</text:p>
      <text:p text:style-name="Standard">(4819, 243, 90, 28, 4, 21),</text:p>
      <text:p text:style-name="Standard"><text:soft-page-break/>(4820, 243, 55, 6, 4, 22),</text:p>
      <text:p text:style-name="Standard">(4821, 243, 69, 18, 4, 23),</text:p>
      <text:p text:style-name="Standard">(4822, 243, 95, 1, 4, 24),</text:p>
      <text:p text:style-name="Standard">(4823, 243, 64, 28, 4, 25),</text:p>
      <text:p text:style-name="Standard">(4824, 243, 85, 30, 4, 26),</text:p>
      <text:p text:style-name="Standard">(4825, 244, 30, 22, 6, 1),</text:p>
      <text:p text:style-name="Standard">(4826, 244, 71, 3, 6, 2),</text:p>
      <text:p text:style-name="Standard">(4827, 244, 77, 6, 6, 3),</text:p>
      <text:p text:style-name="Standard">(4828, 244, 65, 22, 6, 4),</text:p>
      <text:p text:style-name="Standard">(4829, 244, 87, 1, 6, 5),</text:p>
      <text:p text:style-name="Standard">(4830, 244, 49, 15, 6, 6),</text:p>
      <text:p text:style-name="Standard">(4831, 244, 94, 18, 6, 7),</text:p>
      <text:p text:style-name="Standard">(4832, 244, 96, 15, 6, 8),</text:p>
      <text:p text:style-name="Standard">(4833, 244, 81, 29, 6, 9),</text:p>
      <text:p text:style-name="Standard">(4834, 244, 64, 28, 6, 10),</text:p>
      <text:p text:style-name="Standard">(4835, 244, 69, 18, 6, 11),</text:p>
      <text:p text:style-name="Standard">(4836, 244, 44, 27, 6, 12),</text:p>
      <text:p text:style-name="Standard">(4837, 244, 63, 25, 6, 13),</text:p>
      <text:p text:style-name="Standard">(4838, 244, 22, 17, 6, 14),</text:p>
      <text:p text:style-name="Standard">(4839, 244, 92, 30, 6, 15),</text:p>
      <text:p text:style-name="Standard">(4840, 244, 55, 6, 6, 16),</text:p>
      <text:p text:style-name="Standard">(4841, 244, 84, 27, 6, 17),</text:p>
      <text:p text:style-name="Standard">(4842, 244, 89, 29, 6, 18),</text:p>
      <text:p text:style-name="Standard">(4843, 244, 79, 25, 6, 19),</text:p>
      <text:p text:style-name="Standard">(4844, 244, 85, 30, 6, 20),</text:p>
      <text:p text:style-name="Standard">(4845, 244, 56, 17, 6, 21),</text:p>
      <text:p text:style-name="Standard">(4846, 244, 14, 3, 6, 22),</text:p>
      <text:p text:style-name="Standard">(4847, 244, 90, 28, 6, 23),</text:p>
      <text:p text:style-name="Standard">(4848, 244, 57, 1, 6, 24),</text:p>
      <text:p text:style-name="Standard">(4849, 244, 50, 31, 6, 25),</text:p>
      <text:p text:style-name="Standard">(4850, 244, 93, 31, 6, 26),</text:p>
      <text:p text:style-name="Standard">(4851, 245, 55, 6, 7, 1),</text:p>
      <text:p text:style-name="Standard">(4852, 245, 22, 17, 7, 2),</text:p>
      <text:p text:style-name="Standard">(4853, 245, 56, 17, 7, 3),</text:p>
      <text:p text:style-name="Standard">(4854, 245, 44, 27, 7, 4),</text:p>
      <text:p text:style-name="Standard">(4855, 245, 30, 22, 7, 5),</text:p>
      <text:p text:style-name="Standard">(4856, 245, 81, 29, 7, 6),</text:p>
      <text:p text:style-name="Standard">(4857, 245, 63, 25, 7, 7),</text:p>
      <text:p text:style-name="Standard">(4858, 245, 69, 18, 7, 8),</text:p>
      <text:p text:style-name="Standard">(4859, 245, 89, 29, 7, 9),</text:p>
      <text:p text:style-name="Standard">(4860, 245, 84, 27, 7, 10),</text:p>
      <text:p text:style-name="Standard">(4861, 245, 77, 6, 7, 11),</text:p>
      <text:p text:style-name="Standard">(4862, 245, 94, 18, 7, 12),</text:p>
      <text:p text:style-name="Standard">(4863, 245, 90, 28, 7, 13),</text:p>
      <text:p text:style-name="Standard">(4864, 245, 71, 3, 7, 14),</text:p>
      <text:p text:style-name="Standard">(4865, 245, 87, 1, 7, 15),</text:p>
      <text:p text:style-name="Standard">(4866, 245, 79, 25, 7, 16),</text:p>
      <text:p text:style-name="Standard">(4867, 245, 92, 30, 7, 17),</text:p>
      <text:p text:style-name="Standard">(4868, 245, 49, 15, 7, 18),</text:p>
      <text:p text:style-name="Standard">(4869, 245, 64, 28, 7, 19),</text:p>
      <text:p text:style-name="Standard">(4870, 245, 96, 15, 7, 20),</text:p>
      <text:p text:style-name="Standard">(4871, 245, 85, 30, 7, 21),</text:p>
      <text:p text:style-name="Standard"><text:soft-page-break/>(4872, 245, 14, 3, 7, 22),</text:p>
      <text:p text:style-name="Standard">(4873, 245, 65, 22, 7, 23),</text:p>
      <text:p text:style-name="Standard">(4874, 245, 57, 1, 7, 24),</text:p>
      <text:p text:style-name="Standard">(4875, 246, 30, 22, 8, 1),</text:p>
      <text:p text:style-name="Standard">(4876, 246, 71, 3, 8, 2),</text:p>
      <text:p text:style-name="Standard">(4877, 246, 14, 3, 8, 3),</text:p>
      <text:p text:style-name="Standard">(4878, 246, 84, 27, 8, 4),</text:p>
      <text:p text:style-name="Standard">(4879, 246, 55, 6, 8, 5),</text:p>
      <text:p text:style-name="Standard">(4880, 246, 22, 17, 8, 6),</text:p>
      <text:p text:style-name="Standard">(4881, 246, 57, 1, 8, 7),</text:p>
      <text:p text:style-name="Standard">(4882, 246, 44, 27, 8, 8),</text:p>
      <text:p text:style-name="Standard">(4883, 246, 56, 17, 8, 9),</text:p>
      <text:p text:style-name="Standard">(4884, 246, 49, 15, 8, 10),</text:p>
      <text:p text:style-name="Standard">(4885, 246, 87, 1, 8, 11),</text:p>
      <text:p text:style-name="Standard">(4886, 246, 77, 6, 8, 12),</text:p>
      <text:p text:style-name="Standard">(4887, 246, 69, 18, 8, 13),</text:p>
      <text:p text:style-name="Standard">(4888, 246, 81, 29, 8, 14),</text:p>
      <text:p text:style-name="Standard">(4889, 246, 63, 25, 8, 15),</text:p>
      <text:p text:style-name="Standard">(4890, 246, 90, 28, 8, 16),</text:p>
      <text:p text:style-name="Standard">(4891, 246, 85, 30, 8, 17),</text:p>
      <text:p text:style-name="Standard">(4892, 246, 96, 15, 8, 18),</text:p>
      <text:p text:style-name="Standard">(4893, 246, 92, 30, 8, 19),</text:p>
      <text:p text:style-name="Standard">(4894, 246, 94, 18, 8, 20),</text:p>
      <text:p text:style-name="Standard">(4895, 246, 65, 22, 8, 21),</text:p>
      <text:p text:style-name="Standard">(4896, 246, 89, 29, 8, 22),</text:p>
      <text:p text:style-name="Standard">(4897, 246, 79, 25, 8, 23),</text:p>
      <text:p text:style-name="Standard">(4898, 246, 64, 28, 8, 24),</text:p>
      <text:p text:style-name="Standard">(4899, 247, 65, 22, 9, 1),</text:p>
      <text:p text:style-name="Standard">(4900, 247, 55, 6, 9, 2),</text:p>
      <text:p text:style-name="Standard">(4901, 247, 14, 3, 9, 3),</text:p>
      <text:p text:style-name="Standard">(4902, 247, 44, 27, 9, 4),</text:p>
      <text:p text:style-name="Standard">(4903, 247, 87, 1, 9, 5),</text:p>
      <text:p text:style-name="Standard">(4904, 247, 49, 15, 9, 6),</text:p>
      <text:p text:style-name="Standard">(4905, 247, 94, 18, 9, 7),</text:p>
      <text:p text:style-name="Standard">(4906, 247, 63, 25, 9, 8),</text:p>
      <text:p text:style-name="Standard">(4907, 247, 96, 15, 9, 9),</text:p>
      <text:p text:style-name="Standard">(4908, 247, 69, 18, 9, 10),</text:p>
      <text:p text:style-name="Standard">(4909, 247, 22, 17, 9, 11),</text:p>
      <text:p text:style-name="Standard">(4910, 247, 92, 30, 9, 12),</text:p>
      <text:p text:style-name="Standard">(4911, 247, 90, 28, 9, 13),</text:p>
      <text:p text:style-name="Standard">(4912, 247, 30, 22, 9, 14),</text:p>
      <text:p text:style-name="Standard">(4913, 247, 71, 3, 9, 15),</text:p>
      <text:p text:style-name="Standard">(4914, 247, 97, 29, 9, 16),</text:p>
      <text:p text:style-name="Standard">(4915, 247, 79, 25, 9, 17),</text:p>
      <text:p text:style-name="Standard">(4916, 247, 85, 30, 9, 18),</text:p>
      <text:p text:style-name="Standard">(4917, 247, 57, 1, 9, 19),</text:p>
      <text:p text:style-name="Standard">(4918, 247, 77, 6, 9, 20),</text:p>
      <text:p text:style-name="Standard">(4919, 247, 84, 27, 9, 21),</text:p>
      <text:p text:style-name="Standard">(4920, 247, 89, 29, 9, 22),</text:p>
      <text:p text:style-name="Standard">(4921, 247, 64, 28, 9, 23),</text:p>
      <text:p text:style-name="Standard">(4922, 247, 56, 17, 9, 24),</text:p>
      <text:p text:style-name="Standard">(4923, 248, 30, 22, 10, 1),</text:p>
      <text:p text:style-name="Standard"><text:soft-page-break/>(4924, 248, 14, 3, 10, 2),</text:p>
      <text:p text:style-name="Standard">(4925, 248, 77, 6, 10, 3),</text:p>
      <text:p text:style-name="Standard">(4926, 248, 65, 22, 10, 4),</text:p>
      <text:p text:style-name="Standard">(4927, 248, 96, 15, 10, 5),</text:p>
      <text:p text:style-name="Standard">(4928, 248, 88, 27, 10, 6),</text:p>
      <text:p text:style-name="Standard">(4929, 248, 79, 25, 10, 7),</text:p>
      <text:p text:style-name="Standard">(4930, 248, 85, 30, 10, 8),</text:p>
      <text:p text:style-name="Standard">(4931, 248, 56, 17, 10, 9),</text:p>
      <text:p text:style-name="Standard">(4932, 248, 57, 1, 10, 10),</text:p>
      <text:p text:style-name="Standard">(4933, 248, 49, 15, 10, 11),</text:p>
      <text:p text:style-name="Standard">(4934, 248, 69, 18, 10, 12),</text:p>
      <text:p text:style-name="Standard">(4935, 248, 86, 30, 10, 13),</text:p>
      <text:p text:style-name="Standard">(4936, 248, 90, 28, 10, 14),</text:p>
      <text:p text:style-name="Standard">(4937, 248, 22, 17, 10, 15),</text:p>
      <text:p text:style-name="Standard">(4938, 248, 87, 1, 10, 16),</text:p>
      <text:p text:style-name="Standard">(4939, 248, 44, 27, 10, 17),</text:p>
      <text:p text:style-name="Standard">(4940, 248, 55, 6, 10, 18),</text:p>
      <text:p text:style-name="Standard">(4941, 248, 94, 18, 10, 19),</text:p>
      <text:p text:style-name="Standard">(4942, 248, 89, 29, 10, 20),</text:p>
      <text:p text:style-name="Standard">(4943, 248, 64, 28, 10, 21),</text:p>
      <text:p text:style-name="Standard">(4944, 248, 71, 3, 10, 22),</text:p>
      <text:p text:style-name="Standard">(4945, 248, 63, 25, 10, 23),</text:p>
      <text:p text:style-name="Standard">(4946, 248, 97, 29, 10, 24),</text:p>
      <text:p text:style-name="Standard">(4947, 249, 71, 3, 11, 1),</text:p>
      <text:p text:style-name="Standard">(4948, 249, 14, 3, 11, 2),</text:p>
      <text:p text:style-name="Standard">(4949, 249, 77, 6, 11, 3),</text:p>
      <text:p text:style-name="Standard">(4950, 249, 65, 22, 11, 4),</text:p>
      <text:p text:style-name="Standard">(4951, 249, 49, 15, 11, 5),</text:p>
      <text:p text:style-name="Standard">(4952, 249, 44, 27, 11, 6),</text:p>
      <text:p text:style-name="Standard">(4953, 249, 22, 17, 11, 7),</text:p>
      <text:p text:style-name="Standard">(4954, 249, 69, 18, 11, 8),</text:p>
      <text:p text:style-name="Standard">(4955, 249, 83, 18, 11, 9),</text:p>
      <text:p text:style-name="Standard">(4956, 249, 96, 15, 11, 10),</text:p>
      <text:p text:style-name="Standard">(4957, 249, 30, 22, 11, 11),</text:p>
      <text:p text:style-name="Standard">(4958, 249, 85, 30, 11, 12),</text:p>
      <text:p text:style-name="Standard">(4959, 249, 56, 17, 11, 13),</text:p>
      <text:p text:style-name="Standard">(4960, 249, 84, 27, 11, 14),</text:p>
      <text:p text:style-name="Standard">(4961, 249, 63, 25, 11, 15),</text:p>
      <text:p text:style-name="Standard">(4962, 249, 87, 1, 11, 16),</text:p>
      <text:p text:style-name="Standard">(4963, 249, 79, 25, 11, 17),</text:p>
      <text:p text:style-name="Standard">(4964, 249, 97, 29, 11, 18),</text:p>
      <text:p text:style-name="Standard">(4965, 249, 55, 6, 11, 19),</text:p>
      <text:p text:style-name="Standard">(4966, 249, 64, 28, 11, 20),</text:p>
      <text:p text:style-name="Standard">(4967, 249, 89, 29, 11, 21),</text:p>
      <text:p text:style-name="Standard">(4968, 249, 90, 28, 11, 22),</text:p>
      <text:p text:style-name="Standard">(4969, 249, 86, 30, 11, 23),</text:p>
      <text:p text:style-name="Standard">(4970, 249, 57, 1, 11, 24),</text:p>
      <text:p text:style-name="Standard">(4971, 250, 30, 22, 13, 1),</text:p>
      <text:p text:style-name="Standard">(4972, 250, 71, 3, 13, 2),</text:p>
      <text:p text:style-name="Standard">(4973, 250, 84, 27, 13, 3),</text:p>
      <text:p text:style-name="Standard">(4974, 250, 49, 15, 13, 4),</text:p>
      <text:p text:style-name="Standard">(4975, 250, 87, 1, 13, 5),</text:p>
      <text:p text:style-name="Standard"><text:soft-page-break/>(4976, 250, 22, 17, 13, 6),</text:p>
      <text:p text:style-name="Standard">(4977, 250, 65, 22, 13, 7),</text:p>
      <text:p text:style-name="Standard">(4978, 250, 63, 25, 13, 8),</text:p>
      <text:p text:style-name="Standard">(4979, 250, 44, 27, 13, 9),</text:p>
      <text:p text:style-name="Standard">(4980, 250, 83, 18, 13, 10),</text:p>
      <text:p text:style-name="Standard">(4981, 250, 96, 15, 13, 11),</text:p>
      <text:p text:style-name="Standard">(4982, 250, 89, 29, 13, 12),</text:p>
      <text:p text:style-name="Standard">(4983, 250, 64, 28, 13, 13),</text:p>
      <text:p text:style-name="Standard">(4984, 250, 90, 28, 13, 14),</text:p>
      <text:p text:style-name="Standard">(4985, 250, 79, 25, 13, 15),</text:p>
      <text:p text:style-name="Standard">(4986, 250, 86, 30, 13, 16),</text:p>
      <text:p text:style-name="Standard">(4987, 250, 69, 18, 13, 17),</text:p>
      <text:p text:style-name="Standard">(4988, 250, 77, 6, 13, 18),</text:p>
      <text:p text:style-name="Standard">(4989, 250, 56, 17, 13, 19),</text:p>
      <text:p text:style-name="Standard">(4990, 250, 97, 29, 13, 20),</text:p>
      <text:p text:style-name="Standard">(4991, 250, 85, 30, 13, 21),</text:p>
      <text:p text:style-name="Standard">(4992, 250, 14, 3, 13, 22),</text:p>
      <text:p text:style-name="Standard">(4993, 250, 55, 6, 13, 23),</text:p>
      <text:p text:style-name="Standard">(4994, 250, 57, 1, 13, 24),</text:p>
      <text:p text:style-name="Standard">(4995, 251, 65, 22, 14, 1),</text:p>
      <text:p text:style-name="Standard">(4996, 251, 57, 1, 14, 2),</text:p>
      <text:p text:style-name="Standard">(4997, 251, 49, 15, 14, 3),</text:p>
      <text:p text:style-name="Standard">(4998, 251, 87, 1, 14, 4),</text:p>
      <text:p text:style-name="Standard">(4999, 251, 63, 25, 14, 5),</text:p>
      <text:p text:style-name="Standard">(5000, 251, 96, 15, 14, 6),</text:p>
      <text:p text:style-name="Standard">(5001, 251, 97, 29, 14, 7),</text:p>
      <text:p text:style-name="Standard">(5002, 251, 89, 29, 14, 8),</text:p>
      <text:p text:style-name="Standard">(5003, 251, 64, 28, 14, 9),</text:p>
      <text:p text:style-name="Standard">(5004, 251, 79, 25, 14, 10),</text:p>
      <text:p text:style-name="Standard">(5005, 251, 55, 6, 14, 11),</text:p>
      <text:p text:style-name="Standard">(5006, 251, 22, 17, 14, 12),</text:p>
      <text:p text:style-name="Standard">(5007, 251, 56, 17, 14, 13),</text:p>
      <text:p text:style-name="Standard">(5008, 251, 77, 6, 14, 14),</text:p>
      <text:p text:style-name="Standard">(5009, 251, 69, 18, 14, 15),</text:p>
      <text:p text:style-name="Standard">(5010, 251, 30, 22, 14, 16),</text:p>
      <text:p text:style-name="Standard">(5011, 251, 71, 3, 14, 17),</text:p>
      <text:p text:style-name="Standard">(5012, 251, 44, 27, 14, 18),</text:p>
      <text:p text:style-name="Standard">(5013, 251, 14, 3, 14, 19),</text:p>
      <text:p text:style-name="Standard">(5014, 251, 84, 27, 14, 20),</text:p>
      <text:p text:style-name="Standard">(5015, 251, 86, 30, 14, 21),</text:p>
      <text:p text:style-name="Standard">(5016, 251, 83, 18, 14, 22),</text:p>
      <text:p text:style-name="Standard">(5017, 251, 85, 30, 14, 23),</text:p>
      <text:p text:style-name="Standard">(5018, 251, 90, 28, 14, 24),</text:p>
      <text:p text:style-name="Standard">(5019, 252, 14, 3, 27, 1),</text:p>
      <text:p text:style-name="Standard">(5020, 252, 30, 22, 27, 2),</text:p>
      <text:p text:style-name="Standard">(5021, 252, 71, 3, 27, 3),</text:p>
      <text:p text:style-name="Standard">(5022, 252, 77, 6, 27, 4),</text:p>
      <text:p text:style-name="Standard">(5023, 252, 55, 6, 27, 5),</text:p>
      <text:p text:style-name="Standard">(5024, 252, 49, 15, 27, 6),</text:p>
      <text:p text:style-name="Standard">(5025, 252, 65, 22, 27, 7),</text:p>
      <text:p text:style-name="Standard">(5026, 252, 84, 27, 27, 8),</text:p>
      <text:p text:style-name="Standard">(5027, 252, 87, 1, 27, 9),</text:p>
      <text:p text:style-name="Standard"><text:soft-page-break/>(5028, 252, 56, 17, 27, 10),</text:p>
      <text:p text:style-name="Standard">(5029, 252, 22, 17, 27, 11),</text:p>
      <text:p text:style-name="Standard">(5030, 252, 96, 15, 27, 12),</text:p>
      <text:p text:style-name="Standard">(5031, 252, 63, 25, 27, 13),</text:p>
      <text:p text:style-name="Standard">(5032, 252, 69, 18, 27, 14),</text:p>
      <text:p text:style-name="Standard">(5033, 252, 89, 29, 27, 15),</text:p>
      <text:p text:style-name="Standard">(5034, 252, 64, 28, 27, 16),</text:p>
      <text:p text:style-name="Standard">(5035, 252, 90, 28, 27, 17),</text:p>
      <text:p text:style-name="Standard">(5036, 252, 85, 30, 27, 18),</text:p>
      <text:p text:style-name="Standard">(5037, 252, 57, 1, 27, 19),</text:p>
      <text:p text:style-name="Standard">(5038, 252, 98, 30, 27, 20),</text:p>
      <text:p text:style-name="Standard">(5039, 252, 44, 27, 27, 21),</text:p>
      <text:p text:style-name="Standard">(5040, 252, 83, 18, 27, 22),</text:p>
      <text:p text:style-name="Standard">(5041, 252, 79, 25, 27, 23),</text:p>
      <text:p text:style-name="Standard">(5042, 252, 97, 29, 27, 24),</text:p>
      <text:p text:style-name="Standard">(5043, 253, 30, 22, 20, 1),</text:p>
      <text:p text:style-name="Standard">(5044, 253, 55, 6, 20, 2),</text:p>
      <text:p text:style-name="Standard">(5045, 253, 14, 3, 20, 3),</text:p>
      <text:p text:style-name="Standard">(5046, 253, 22, 17, 20, 4),</text:p>
      <text:p text:style-name="Standard">(5047, 253, 65, 22, 20, 5),</text:p>
      <text:p text:style-name="Standard">(5048, 253, 56, 17, 20, 6),</text:p>
      <text:p text:style-name="Standard">(5049, 253, 84, 27, 20, 7),</text:p>
      <text:p text:style-name="Standard">(5050, 253, 57, 1, 20, 8),</text:p>
      <text:p text:style-name="Standard">(5051, 253, 83, 18, 20, 9),</text:p>
      <text:p text:style-name="Standard">(5052, 253, 63, 25, 20, 10),</text:p>
      <text:p text:style-name="Standard">(5053, 253, 69, 18, 20, 11),</text:p>
      <text:p text:style-name="Standard">(5054, 253, 97, 29, 20, 12),</text:p>
      <text:p text:style-name="Standard">(5055, 253, 64, 28, 20, 13),</text:p>
      <text:p text:style-name="Standard">(5056, 253, 99, 25, 20, 14),</text:p>
      <text:p text:style-name="Standard">(5057, 253, 98, 30, 20, 15),</text:p>
      <text:p text:style-name="Standard">(5058, 253, 71, 3, 20, 16),</text:p>
      <text:p text:style-name="Standard">(5059, 253, 85, 30, 20, 17),</text:p>
      <text:p text:style-name="Standard">(5060, 253, 96, 15, 20, 18),</text:p>
      <text:p text:style-name="Standard">(5061, 253, 77, 6, 20, 19),</text:p>
      <text:p text:style-name="Standard">(5062, 253, 90, 28, 20, 20),</text:p>
      <text:p text:style-name="Standard">(5063, 253, 49, 15, 20, 21),</text:p>
      <text:p text:style-name="Standard">(5064, 253, 44, 27, 20, 22),</text:p>
      <text:p text:style-name="Standard">(5065, 253, 87, 1, 20, 23),</text:p>
      <text:p text:style-name="Standard">(5066, 253, 89, 29, 20, 24),</text:p>
      <text:p text:style-name="Standard">(5067, 254, 30, 22, 28, 1),</text:p>
      <text:p text:style-name="Standard">(5068, 254, 14, 3, 28, 2),</text:p>
      <text:p text:style-name="Standard">(5069, 254, 71, 3, 28, 3),</text:p>
      <text:p text:style-name="Standard">(5070, 254, 77, 6, 28, 4),</text:p>
      <text:p text:style-name="Standard">(5071, 254, 55, 6, 28, 5),</text:p>
      <text:p text:style-name="Standard">(5072, 254, 65, 22, 28, 6),</text:p>
      <text:p text:style-name="Standard">(5073, 254, 49, 15, 28, 7),</text:p>
      <text:p text:style-name="Standard">(5074, 254, 44, 27, 28, 8),</text:p>
      <text:p text:style-name="Standard">(5075, 254, 87, 1, 28, 9),</text:p>
      <text:p text:style-name="Standard">(5076, 254, 76, 1, 28, 10),</text:p>
      <text:p text:style-name="Standard">(5077, 254, 56, 17, 28, 11),</text:p>
      <text:p text:style-name="Standard">(5078, 254, 63, 25, 28, 12),</text:p>
      <text:p text:style-name="Standard">(5079, 254, 83, 18, 28, 13),</text:p>
      <text:p text:style-name="Standard"><text:soft-page-break/>(5080, 254, 79, 25, 28, 14),</text:p>
      <text:p text:style-name="Standard">(5081, 254, 69, 18, 28, 15),</text:p>
      <text:p text:style-name="Standard">(5082, 254, 90, 28, 28, 16),</text:p>
      <text:p text:style-name="Standard">(5083, 254, 64, 28, 28, 17),</text:p>
      <text:p text:style-name="Standard">(5084, 254, 22, 17, 28, 18),</text:p>
      <text:p text:style-name="Standard">(5085, 254, 81, 29, 28, 19),</text:p>
      <text:p text:style-name="Standard">(5086, 254, 89, 29, 28, 20),</text:p>
      <text:p text:style-name="Standard">(5087, 254, 85, 30, 28, 21),</text:p>
      <text:p text:style-name="Standard">(5088, 254, 88, 27, 28, 22),</text:p>
      <text:p text:style-name="Standard">(5089, 254, 96, 15, 28, 23),</text:p>
      <text:p text:style-name="Standard">(5090, 254, 92, 30, 28, 24),</text:p>
      <text:p text:style-name="Standard">(5091, 255, 30, 22, 22, 1),</text:p>
      <text:p text:style-name="Standard">(5092, 255, 57, 1, 22, 2),</text:p>
      <text:p text:style-name="Standard">(5093, 255, 65, 22, 22, 3),</text:p>
      <text:p text:style-name="Standard">(5094, 255, 56, 17, 22, 4),</text:p>
      <text:p text:style-name="Standard">(5095, 255, 44, 27, 22, 5),</text:p>
      <text:p text:style-name="Standard">(5096, 255, 63, 25, 22, 6),</text:p>
      <text:p text:style-name="Standard">(5097, 255, 87, 1, 22, 7),</text:p>
      <text:p text:style-name="Standard">(5098, 255, 49, 15, 22, 8),</text:p>
      <text:p text:style-name="Standard">(5099, 255, 69, 18, 22, 9),</text:p>
      <text:p text:style-name="Standard">(5100, 255, 91, 15, 22, 10),</text:p>
      <text:p text:style-name="Standard">(5101, 255, 83, 18, 22, 11),</text:p>
      <text:p text:style-name="Standard">(5102, 255, 89, 29, 22, 12),</text:p>
      <text:p text:style-name="Standard">(5103, 255, 71, 3, 22, 13),</text:p>
      <text:p text:style-name="Standard">(5104, 255, 14, 3, 22, 14),</text:p>
      <text:p text:style-name="Standard">(5105, 255, 64, 28, 22, 15),</text:p>
      <text:p text:style-name="Standard">(5106, 255, 55, 6, 22, 16),</text:p>
      <text:p text:style-name="Standard">(5107, 255, 85, 30, 22, 17),</text:p>
      <text:p text:style-name="Standard">(5108, 255, 77, 6, 22, 18),</text:p>
      <text:p text:style-name="Standard">(5109, 255, 22, 17, 22, 19),</text:p>
      <text:p text:style-name="Standard">(5110, 255, 79, 25, 22, 20),</text:p>
      <text:p text:style-name="Standard">(5111, 255, 92, 30, 22, 21),</text:p>
      <text:p text:style-name="Standard">(5112, 255, 90, 28, 22, 22),</text:p>
      <text:p text:style-name="Standard">(5113, 255, 81, 29, 22, 23),</text:p>
      <text:p text:style-name="Standard">(5114, 255, 88, 27, 22, 24),</text:p>
      <text:p text:style-name="Standard">(5115, 256, 71, 3, 29, 1),</text:p>
      <text:p text:style-name="Standard">(5116, 256, 44, 27, 29, 2),</text:p>
      <text:p text:style-name="Standard">(5117, 256, 81, 29, 29, 3),</text:p>
      <text:p text:style-name="Standard">(5118, 256, 87, 1, 29, 4),</text:p>
      <text:p text:style-name="Standard">(5119, 256, 63, 25, 29, 5),</text:p>
      <text:p text:style-name="Standard">(5120, 256, 83, 18, 29, 6),</text:p>
      <text:p text:style-name="Standard">(5121, 256, 64, 28, 29, 7),</text:p>
      <text:p text:style-name="Standard">(5122, 256, 92, 30, 29, 8),</text:p>
      <text:p text:style-name="Standard">(5123, 256, 79, 25, 29, 9),</text:p>
      <text:p text:style-name="Standard">(5124, 256, 65, 22, 29, 10),</text:p>
      <text:p text:style-name="Standard">(5125, 256, 56, 17, 29, 11),</text:p>
      <text:p text:style-name="Standard">(5126, 256, 49, 15, 29, 12),</text:p>
      <text:p text:style-name="Standard">(5127, 256, 77, 6, 29, 13),</text:p>
      <text:p text:style-name="Standard">(5128, 256, 84, 27, 29, 14),</text:p>
      <text:p text:style-name="Standard">(5129, 256, 30, 22, 29, 15),</text:p>
      <text:p text:style-name="Standard">(5130, 256, 55, 6, 29, 16),</text:p>
      <text:p text:style-name="Standard">(5131, 256, 90, 28, 29, 17),</text:p>
      <text:p text:style-name="Standard"><text:soft-page-break/>(5132, 256, 22, 17, 29, 18),</text:p>
      <text:p text:style-name="Standard">(5133, 256, 14, 3, 29, 19),</text:p>
      <text:p text:style-name="Standard">(5134, 256, 89, 29, 29, 20),</text:p>
      <text:p text:style-name="Standard">(5135, 256, 91, 15, 29, 21),</text:p>
      <text:p text:style-name="Standard">(5136, 256, 85, 30, 29, 22),</text:p>
      <text:p text:style-name="Standard">(5137, 256, 69, 18, 29, 23),</text:p>
      <text:p text:style-name="Standard">(5138, 256, 57, 1, 29, 24),</text:p>
      <text:p text:style-name="Standard">(5139, 257, 30, 22, 18, 1),</text:p>
      <text:p text:style-name="Standard">(5140, 257, 71, 3, 18, 2),</text:p>
      <text:p text:style-name="Standard">(5141, 257, 55, 6, 18, 3),</text:p>
      <text:p text:style-name="Standard">(5142, 257, 22, 17, 18, 4),</text:p>
      <text:p text:style-name="Standard">(5143, 257, 79, 25, 18, 5),</text:p>
      <text:p text:style-name="Standard">(5144, 257, 91, 15, 18, 6),</text:p>
      <text:p text:style-name="Standard">(5145, 257, 65, 32, 18, 7),</text:p>
      <text:p text:style-name="Standard">(5146, 257, 94, 18, 18, 8),</text:p>
      <text:p text:style-name="Standard">(5147, 257, 100, 33, 18, 9),</text:p>
      <text:p text:style-name="Standard">(5148, 257, 83, 32, 18, 10),</text:p>
      <text:p text:style-name="Standard">(5149, 257, 44, 27, 18, 11),</text:p>
      <text:p text:style-name="Standard">(5150, 257, 101, 31, 18, 12),</text:p>
      <text:p text:style-name="Standard">(5151, 257, 102, 3, 18, 13),</text:p>
      <text:p text:style-name="Standard">(5152, 257, 84, 1, 18, 14),</text:p>
      <text:p text:style-name="Standard">(5153, 257, 56, 17, 18, 15),</text:p>
      <text:p text:style-name="Standard">(5154, 257, 50, 22, 18, 16),</text:p>
      <text:p text:style-name="Standard">(5155, 257, 103, 27, 18, 17),</text:p>
      <text:p text:style-name="Standard">(5156, 257, 87, 25, 18, 18),</text:p>
      <text:p text:style-name="Standard">(5157, 257, 104, 29, 18, 19),</text:p>
      <text:p text:style-name="Standard">(5158, 257, 49, 15, 18, 20),</text:p>
      <text:p text:style-name="Standard">(5159, 257, 57, 1, 18, 21),</text:p>
      <text:p text:style-name="Standard">(5160, 257, 105, 18, 18, 22),</text:p>
      <text:p text:style-name="Standard">(5161, 257, 81, 29, 18, 23),</text:p>
      <text:p text:style-name="Standard">(5162, 257, 77, 6, 18, 24),</text:p>
      <text:p text:style-name="Standard">(5163, 257, 106, 33, 18, 25),</text:p>
      <text:p text:style-name="Standard">(5164, 257, 92, 30, 18, 26),</text:p>
      <text:p text:style-name="Standard">(5165, 257, 107, 31, 18, 27),</text:p>
      <text:p text:style-name="Standard">(5166, 257, 108, 30, 18, 28),</text:p>
      <text:p text:style-name="Standard">(5167, 258, 30, 22, 28, 1),</text:p>
      <text:p text:style-name="Standard">(5168, 258, 77, 6, 28, 2),</text:p>
      <text:p text:style-name="Standard">(5169, 258, 22, 17, 28, 3),</text:p>
      <text:p text:style-name="Standard">(5170, 258, 104, 29, 28, 4),</text:p>
      <text:p text:style-name="Standard">(5171, 258, 49, 15, 28, 5),</text:p>
      <text:p text:style-name="Standard">(5172, 258, 100, 33, 28, 6),</text:p>
      <text:p text:style-name="Standard">(5173, 258, 65, 32, 28, 7),</text:p>
      <text:p text:style-name="Standard">(5174, 258, 83, 32, 28, 8),</text:p>
      <text:p text:style-name="Standard">(5175, 258, 44, 27, 28, 9),</text:p>
      <text:p text:style-name="Standard">(5176, 258, 103, 27, 28, 10),</text:p>
      <text:p text:style-name="Standard">(5177, 258, 107, 31, 28, 11),</text:p>
      <text:p text:style-name="Standard">(5178, 258, 81, 29, 28, 12),</text:p>
      <text:p text:style-name="Standard">(5179, 258, 91, 15, 28, 13),</text:p>
      <text:p text:style-name="Standard">(5180, 258, 105, 18, 28, 14),</text:p>
      <text:p text:style-name="Standard">(5181, 258, 84, 1, 28, 15),</text:p>
      <text:p text:style-name="Standard">(5182, 258, 94, 18, 28, 16),</text:p>
      <text:p text:style-name="Standard">(5183, 258, 50, 22, 28, 17),</text:p>
      <text:p text:style-name="Standard"><text:soft-page-break/>(5184, 258, 71, 3, 28, 18),</text:p>
      <text:p text:style-name="Standard">(5185, 258, 88, 17, 28, 19),</text:p>
      <text:p text:style-name="Standard">(5186, 258, 79, 25, 28, 20),</text:p>
      <text:p text:style-name="Standard">(5187, 258, 57, 1, 28, 21),</text:p>
      <text:p text:style-name="Standard">(5188, 258, 106, 33, 28, 22),</text:p>
      <text:p text:style-name="Standard">(5189, 258, 101, 31, 28, 23),</text:p>
      <text:p text:style-name="Standard">(5190, 258, 102, 3, 28, 24),</text:p>
      <text:p text:style-name="Standard">(5191, 258, 78, 6, 28, 25),</text:p>
      <text:p text:style-name="Standard">(5192, 258, 87, 25, 28, 26),</text:p>
      <text:p text:style-name="Standard">(5193, 258, 92, 30, 28, 27),</text:p>
      <text:p text:style-name="Standard">(5194, 258, 108, 30, 28, 28),</text:p>
      <text:p text:style-name="Standard">(5195, 259, 30, 22, 21, 1),</text:p>
      <text:p text:style-name="Standard">(5196, 259, 78, 6, 21, 2),</text:p>
      <text:p text:style-name="Standard">(5197, 259, 57, 1, 21, 3),</text:p>
      <text:p text:style-name="Standard">(5198, 259, 91, 15, 21, 4),</text:p>
      <text:p text:style-name="Standard">(5199, 259, 79, 25, 21, 5),</text:p>
      <text:p text:style-name="Standard">(5200, 259, 71, 3, 21, 6),</text:p>
      <text:p text:style-name="Standard">(5201, 259, 49, 15, 21, 7),</text:p>
      <text:p text:style-name="Standard">(5202, 259, 84, 1, 21, 8),</text:p>
      <text:p text:style-name="Standard">(5203, 259, 87, 25, 21, 9),</text:p>
      <text:p text:style-name="Standard">(5204, 259, 65, 32, 21, 10),</text:p>
      <text:p text:style-name="Standard">(5205, 259, 44, 27, 21, 11),</text:p>
      <text:p text:style-name="Standard">(5206, 259, 103, 27, 21, 12),</text:p>
      <text:p text:style-name="Standard">(5207, 259, 104, 29, 21, 13),</text:p>
      <text:p text:style-name="Standard">(5208, 259, 110, 17, 21, 14),</text:p>
      <text:p text:style-name="Standard">(5209, 259, 105, 18, 21, 15),</text:p>
      <text:p text:style-name="Standard">(5210, 259, 81, 29, 21, 16),</text:p>
      <text:p text:style-name="Standard">(5211, 259, 94, 18, 21, 17),</text:p>
      <text:p text:style-name="Standard">(5212, 259, 101, 31, 21, 18),</text:p>
      <text:p text:style-name="Standard">(5213, 259, 92, 30, 21, 19),</text:p>
      <text:p text:style-name="Standard">(5214, 259, 106, 33, 21, 20),</text:p>
      <text:p text:style-name="Standard">(5215, 259, 77, 6, 21, 21),</text:p>
      <text:p text:style-name="Standard">(5216, 259, 102, 3, 21, 22),</text:p>
      <text:p text:style-name="Standard">(5217, 259, 100, 33, 21, 23),</text:p>
      <text:p text:style-name="Standard">(5218, 259, 109, 22, 21, 24),</text:p>
      <text:p text:style-name="Standard">(5219, 259, 83, 32, 21, 25),</text:p>
      <text:p text:style-name="Standard">(5220, 259, 107, 31, 21, 26),</text:p>
      <text:p text:style-name="Standard">(5221, 259, 22, 17, 21, 27),</text:p>
      <text:p text:style-name="Standard">(5222, 259, 108, 30, 21, 28),</text:p>
      <text:p text:style-name="Standard">(5223, 260, 30, 22, 6, 1),</text:p>
      <text:p text:style-name="Standard">(5224, 260, 84, 1, 6, 2),</text:p>
      <text:p text:style-name="Standard">(5225, 260, 77, 6, 6, 3),</text:p>
      <text:p text:style-name="Standard">(5226, 260, 110, 17, 6, 4),</text:p>
      <text:p text:style-name="Standard">(5227, 260, 55, 6, 6, 5),</text:p>
      <text:p text:style-name="Standard">(5228, 260, 105, 18, 6, 6),</text:p>
      <text:p text:style-name="Standard">(5229, 260, 109, 22, 6, 7),</text:p>
      <text:p text:style-name="Standard">(5230, 260, 106, 33, 6, 8),</text:p>
      <text:p text:style-name="Standard">(5231, 260, 44, 27, 6, 9),</text:p>
      <text:p text:style-name="Standard">(5232, 260, 100, 33, 6, 10),</text:p>
      <text:p text:style-name="Standard">(5233, 260, 83, 32, 6, 11),</text:p>
      <text:p text:style-name="Standard">(5234, 260, 65, 32, 6, 12),</text:p>
      <text:p text:style-name="Standard">(5235, 260, 108, 30, 6, 13),</text:p>
      <text:p text:style-name="Standard"><text:soft-page-break/>(5236, 260, 92, 30, 6, 14),</text:p>
      <text:p text:style-name="Standard">(5237, 260, 104, 29, 6, 15),</text:p>
      <text:p text:style-name="Standard">(5238, 260, 101, 31, 6, 16),</text:p>
      <text:p text:style-name="Standard">(5239, 260, 87, 25, 6, 17),</text:p>
      <text:p text:style-name="Standard">(5240, 260, 79, 25, 6, 18),</text:p>
      <text:p text:style-name="Standard">(5241, 260, 103, 27, 6, 19),</text:p>
      <text:p text:style-name="Standard">(5242, 260, 22, 17, 6, 20),</text:p>
      <text:p text:style-name="Standard">(5243, 260, 57, 1, 6, 21),</text:p>
      <text:p text:style-name="Standard">(5244, 260, 71, 3, 6, 22),</text:p>
      <text:p text:style-name="Standard">(5245, 260, 81, 29, 6, 23),</text:p>
      <text:p text:style-name="Standard">(5246, 260, 94, 18, 6, 24),</text:p>
      <text:p text:style-name="Standard">(5247, 260, 49, 15, 6, 25),</text:p>
      <text:p text:style-name="Standard">(5248, 260, 91, 15, 6, 26),</text:p>
      <text:p text:style-name="Standard">(5249, 261, 71, 3, 4, 1),</text:p>
      <text:p text:style-name="Standard">(5250, 261, 30, 22, 4, 2),</text:p>
      <text:p text:style-name="Standard">(5251, 261, 87, 25, 4, 3),</text:p>
      <text:p text:style-name="Standard">(5252, 261, 55, 6, 4, 4),</text:p>
      <text:p text:style-name="Standard">(5253, 261, 94, 18, 4, 5),</text:p>
      <text:p text:style-name="Standard">(5254, 261, 56, 17, 4, 6),</text:p>
      <text:p text:style-name="Standard">(5255, 261, 44, 27, 4, 7),</text:p>
      <text:p text:style-name="Standard">(5256, 261, 103, 27, 4, 8),</text:p>
      <text:p text:style-name="Standard">(5257, 261, 70, 32, 4, 9),</text:p>
      <text:p text:style-name="Standard">(5258, 261, 101, 31, 4, 10),</text:p>
      <text:p text:style-name="Standard">(5259, 261, 84, 1, 4, 11),</text:p>
      <text:p text:style-name="Standard">(5260, 261, 109, 22, 4, 12),</text:p>
      <text:p text:style-name="Standard">(5261, 261, 57, 1, 4, 13),</text:p>
      <text:p text:style-name="Standard">(5262, 261, 65, 32, 4, 14),</text:p>
      <text:p text:style-name="Standard">(5263, 261, 22, 17, 4, 15),</text:p>
      <text:p text:style-name="Standard">(5264, 261, 104, 29, 4, 16),</text:p>
      <text:p text:style-name="Standard">(5265, 261, 14, 3, 4, 17),</text:p>
      <text:p text:style-name="Standard">(5266, 261, 92, 30, 4, 18),</text:p>
      <text:p text:style-name="Standard">(5267, 261, 77, 6, 4, 19),</text:p>
      <text:p text:style-name="Standard">(5268, 261, 81, 29, 4, 20),</text:p>
      <text:p text:style-name="Standard">(5269, 261, 49, 15, 4, 21),</text:p>
      <text:p text:style-name="Standard">(5270, 261, 100, 33, 4, 22),</text:p>
      <text:p text:style-name="Standard">(5271, 261, 79, 25, 4, 23),</text:p>
      <text:p text:style-name="Standard">(5272, 261, 105, 18, 4, 24),</text:p>
      <text:p text:style-name="Standard">(5273, 261, 108, 30, 4, 25),</text:p>
      <text:p text:style-name="Standard">(5274, 261, 106, 33, 4, 26),</text:p>
      <text:p text:style-name="Standard">(5275, 261, 85, 31, 4, 27),</text:p>
      <text:p text:style-name="Standard">(5276, 262, 30, 22, 7, 1),</text:p>
      <text:p text:style-name="Standard">(5277, 262, 71, 3, 7, 2),</text:p>
      <text:p text:style-name="Standard">(5278, 262, 55, 6, 7, 3),</text:p>
      <text:p text:style-name="Standard">(5279, 262, 77, 6, 7, 4),</text:p>
      <text:p text:style-name="Standard">(5280, 262, 14, 3, 7, 5),</text:p>
      <text:p text:style-name="Standard">(5281, 262, 109, 22, 7, 6),</text:p>
      <text:p text:style-name="Standard">(5282, 262, 22, 17, 7, 7),</text:p>
      <text:p text:style-name="Standard">(5283, 262, 65, 32, 7, 8),</text:p>
      <text:p text:style-name="Standard">(5284, 262, 94, 18, 7, 9),</text:p>
      <text:p text:style-name="Standard">(5285, 262, 87, 25, 7, 10),</text:p>
      <text:p text:style-name="Standard">(5286, 262, 105, 18, 7, 11),</text:p>
      <text:p text:style-name="Standard">(5287, 262, 44, 27, 7, 12),</text:p>
      <text:p text:style-name="Standard"><text:soft-page-break/>(5288, 262, 103, 27, 7, 13),</text:p>
      <text:p text:style-name="Standard">(5289, 262, 101, 31, 7, 14),</text:p>
      <text:p text:style-name="Standard">(5290, 262, 70, 32, 7, 15),</text:p>
      <text:p text:style-name="Standard">(5291, 262, 104, 29, 7, 16),</text:p>
      <text:p text:style-name="Standard">(5292, 262, 57, 1, 7, 17),</text:p>
      <text:p text:style-name="Standard">(5293, 262, 106, 33, 7, 18),</text:p>
      <text:p text:style-name="Standard">(5294, 262, 81, 29, 7, 19),</text:p>
      <text:p text:style-name="Standard">(5295, 262, 92, 30, 7, 20),</text:p>
      <text:p text:style-name="Standard">(5296, 262, 100, 33, 7, 21),</text:p>
      <text:p text:style-name="Standard">(5297, 262, 79, 25, 7, 22),</text:p>
      <text:p text:style-name="Standard">(5298, 262, 56, 17, 7, 23),</text:p>
      <text:p text:style-name="Standard">(5299, 262, 110, 15, 7, 24),</text:p>
      <text:p text:style-name="Standard">(5300, 262, 49, 15, 7, 25),</text:p>
      <text:p text:style-name="Standard">(5301, 262, 84, 1, 7, 26),</text:p>
      <text:p text:style-name="Standard">(5302, 262, 108, 30, 7, 27),</text:p>
      <text:p text:style-name="Standard">(5303, 263, 30, 22, 8, 1),</text:p>
      <text:p text:style-name="Standard">(5304, 263, 71, 3, 8, 2),</text:p>
      <text:p text:style-name="Standard">(5305, 263, 77, 6, 8, 3),</text:p>
      <text:p text:style-name="Standard">(5306, 263, 49, 15, 8, 4),</text:p>
      <text:p text:style-name="Standard">(5307, 263, 94, 18, 8, 5),</text:p>
      <text:p text:style-name="Standard">(5308, 263, 110, 15, 8, 6),</text:p>
      <text:p text:style-name="Standard">(5309, 263, 65, 32, 8, 7),</text:p>
      <text:p text:style-name="Standard">(5310, 263, 104, 29, 8, 8),</text:p>
      <text:p text:style-name="Standard">(5311, 263, 111, 31, 8, 9),</text:p>
      <text:p text:style-name="Standard">(5312, 263, 87, 25, 8, 10),</text:p>
      <text:p text:style-name="Standard">(5313, 263, 100, 33, 8, 11),</text:p>
      <text:p text:style-name="Standard">(5314, 263, 79, 25, 8, 12),</text:p>
      <text:p text:style-name="Standard">(5315, 263, 57, 1, 8, 13),</text:p>
      <text:p text:style-name="Standard">(5316, 263, 95, 3, 8, 14),</text:p>
      <text:p text:style-name="Standard">(5317, 263, 55, 6, 8, 15),</text:p>
      <text:p text:style-name="Standard">(5318, 263, 22, 17, 8, 16),</text:p>
      <text:p text:style-name="Standard">(5319, 263, 103, 27, 8, 17),</text:p>
      <text:p text:style-name="Standard">(5320, 263, 106, 33, 8, 18),</text:p>
      <text:p text:style-name="Standard">(5321, 263, 84, 1, 8, 19),</text:p>
      <text:p text:style-name="Standard">(5322, 263, 81, 29, 8, 20),</text:p>
      <text:p text:style-name="Standard">(5323, 263, 44, 27, 8, 21),</text:p>
      <text:p text:style-name="Standard">(5324, 263, 101, 31, 8, 22),</text:p>
      <text:p text:style-name="Standard">(5325, 263, 50, 22, 8, 23),</text:p>
      <text:p text:style-name="Standard">(5326, 263, 56, 17, 8, 24),</text:p>
      <text:p text:style-name="Standard">(5327, 263, 105, 18, 8, 25),</text:p>
      <text:p text:style-name="Standard">(5328, 263, 70, 32, 8, 26),</text:p>
      <text:p text:style-name="Standard">(5329, 263, 108, 30, 8, 27),</text:p>
      <text:p text:style-name="Standard">(5330, 263, 92, 30, 8, 28),</text:p>
      <text:p text:style-name="Standard">(5331, 264, 71, 3, 9, 1),</text:p>
      <text:p text:style-name="Standard">(5332, 264, 55, 6, 9, 2),</text:p>
      <text:p text:style-name="Standard">(5333, 264, 57, 1, 9, 3),</text:p>
      <text:p text:style-name="Standard">(5334, 264, 22, 17, 9, 4),</text:p>
      <text:p text:style-name="Standard">(5335, 264, 14, 3, 9, 5),</text:p>
      <text:p text:style-name="Standard">(5336, 264, 79, 25, 9, 6),</text:p>
      <text:p text:style-name="Standard">(5337, 264, 49, 15, 9, 7),</text:p>
      <text:p text:style-name="Standard">(5338, 264, 50, 22, 9, 8),</text:p>
      <text:p text:style-name="Standard">(5339, 264, 104, 29, 9, 9),</text:p>
      <text:p text:style-name="Standard"><text:soft-page-break/>(5340, 264, 94, 18, 9, 10),</text:p>
      <text:p text:style-name="Standard">(5341, 264, 65, 32, 9, 11),</text:p>
      <text:p text:style-name="Standard">(5342, 264, 44, 27, 9, 12),</text:p>
      <text:p text:style-name="Standard">(5343, 264, 103, 27, 9, 13),</text:p>
      <text:p text:style-name="Standard">(5344, 264, 106, 33, 9, 14),</text:p>
      <text:p text:style-name="Standard">(5345, 264, 101, 31, 9, 15),</text:p>
      <text:p text:style-name="Standard">(5346, 264, 111, 31, 9, 16),</text:p>
      <text:p text:style-name="Standard">(5347, 264, 30, 22, 9, 17),</text:p>
      <text:p text:style-name="Standard">(5348, 264, 105, 18, 9, 18),</text:p>
      <text:p text:style-name="Standard">(5349, 264, 77, 6, 9, 19),</text:p>
      <text:p text:style-name="Standard">(5350, 264, 87, 25, 9, 20),</text:p>
      <text:p text:style-name="Standard">(5351, 264, 100, 33, 9, 21),</text:p>
      <text:p text:style-name="Standard">(5352, 264, 110, 15, 9, 22),</text:p>
      <text:p text:style-name="Standard">(5353, 264, 81, 29, 9, 23),</text:p>
      <text:p text:style-name="Standard">(5354, 264, 70, 32, 9, 24),</text:p>
      <text:p text:style-name="Standard">(5355, 264, 84, 1, 9, 25),</text:p>
      <text:p text:style-name="Standard">(5356, 264, 56, 17, 9, 26),</text:p>
      <text:p text:style-name="Standard">(5357, 264, 92, 30, 9, 27),</text:p>
      <text:p text:style-name="Standard">(5358, 264, 108, 30, 9, 28),</text:p>
      <text:p text:style-name="Standard">(5359, 265, 77, 6, 10, 1),</text:p>
      <text:p text:style-name="Standard">(5360, 265, 44, 27, 10, 2),</text:p>
      <text:p text:style-name="Standard">(5361, 265, 103, 27, 10, 3),</text:p>
      <text:p text:style-name="Standard">(5362, 265, 104, 29, 10, 4),</text:p>
      <text:p text:style-name="Standard">(5363, 265, 81, 29, 10, 5),</text:p>
      <text:p text:style-name="Standard">(5364, 265, 100, 33, 10, 6),</text:p>
      <text:p text:style-name="Standard">(5365, 265, 106, 33, 10, 7),</text:p>
      <text:p text:style-name="Standard">(5366, 265, 71, 3, 10, 8),</text:p>
      <text:p text:style-name="Standard">(5367, 265, 111, 31, 10, 9),</text:p>
      <text:p text:style-name="Standard">(5368, 265, 101, 31, 10, 10),</text:p>
      <text:p text:style-name="Standard">(5369, 265, 30, 22, 10, 11),</text:p>
      <text:p text:style-name="Standard">(5370, 265, 84, 1, 10, 12),</text:p>
      <text:p text:style-name="Standard">(5371, 265, 14, 3, 10, 13),</text:p>
      <text:p text:style-name="Standard">(5372, 265, 50, 22, 10, 14),</text:p>
      <text:p text:style-name="Standard">(5373, 265, 79, 25, 10, 15),</text:p>
      <text:p text:style-name="Standard">(5374, 265, 55, 6, 10, 16),</text:p>
      <text:p text:style-name="Standard">(5375, 265, 87, 25, 10, 17),</text:p>
      <text:p text:style-name="Standard">(5376, 265, 57, 1, 10, 18),</text:p>
      <text:p text:style-name="Standard">(5377, 265, 49, 15, 10, 19),</text:p>
      <text:p text:style-name="Standard">(5378, 265, 56, 17, 10, 20),</text:p>
      <text:p text:style-name="Standard">(5379, 265, 22, 17, 10, 21),</text:p>
      <text:p text:style-name="Standard">(5380, 265, 65, 32, 10, 22),</text:p>
      <text:p text:style-name="Standard">(5381, 265, 110, 15, 10, 23),</text:p>
      <text:p text:style-name="Standard">(5382, 265, 94, 18, 10, 24),</text:p>
      <text:p text:style-name="Standard">(5383, 265, 70, 32, 10, 25),</text:p>
      <text:p text:style-name="Standard">(5384, 265, 105, 18, 10, 26),</text:p>
      <text:p text:style-name="Standard">(5385, 265, 92, 30, 10, 27),</text:p>
      <text:p text:style-name="Standard">(5386, 265, 108, 30, 10, 28),</text:p>
      <text:p text:style-name="Standard">(5387, 266, 30, 22, 11, 1),</text:p>
      <text:p text:style-name="Standard">(5388, 266, 71, 3, 11, 2),</text:p>
      <text:p text:style-name="Standard">(5389, 266, 50, 22, 11, 3),</text:p>
      <text:p text:style-name="Standard">(5390, 266, 84, 1, 11, 4),</text:p>
      <text:p text:style-name="Standard">(5391, 266, 87, 25, 11, 5),</text:p>
      <text:p text:style-name="Standard"><text:soft-page-break/>(5392, 266, 44, 27, 11, 6),</text:p>
      <text:p text:style-name="Standard">(5393, 266, 105, 18, 11, 7),</text:p>
      <text:p text:style-name="Standard">(5394, 266, 100, 33, 11, 8),</text:p>
      <text:p text:style-name="Standard">(5395, 266, 106, 33, 11, 9),</text:p>
      <text:p text:style-name="Standard">(5396, 266, 103, 27, 11, 10),</text:p>
      <text:p text:style-name="Standard">(5397, 266, 101, 31, 11, 11),</text:p>
      <text:p text:style-name="Standard">(5398, 266, 77, 6, 11, 12),</text:p>
      <text:p text:style-name="Standard">(5399, 266, 70, 32, 11, 13),</text:p>
      <text:p text:style-name="Standard">(5400, 266, 104, 29, 11, 14),</text:p>
      <text:p text:style-name="Standard">(5401, 266, 14, 3, 11, 15),</text:p>
      <text:p text:style-name="Standard">(5402, 266, 55, 6, 11, 16),</text:p>
      <text:p text:style-name="Standard">(5403, 266, 94, 18, 11, 17),</text:p>
      <text:p text:style-name="Standard">(5404, 266, 49, 15, 11, 18),</text:p>
      <text:p text:style-name="Standard">(5405, 266, 65, 32, 11, 19),</text:p>
      <text:p text:style-name="Standard">(5406, 266, 110, 15, 11, 20),</text:p>
      <text:p text:style-name="Standard">(5407, 266, 81, 29, 11, 21),</text:p>
      <text:p text:style-name="Standard">(5408, 266, 112, 1, 11, 22),</text:p>
      <text:p text:style-name="Standard">(5409, 266, 111, 31, 11, 23),</text:p>
      <text:p text:style-name="Standard">(5410, 266, 79, 25, 11, 24),</text:p>
      <text:p text:style-name="Standard">(5411, 266, 56, 17, 11, 25),</text:p>
      <text:p text:style-name="Standard">(5412, 266, 22, 17, 11, 26),</text:p>
      <text:p text:style-name="Standard">(5413, 266, 92, 30, 11, 27),</text:p>
      <text:p text:style-name="Standard">(5414, 266, 108, 30, 11, 28),</text:p>
      <text:p text:style-name="Standard">(5415, 267, 71, 3, 13, 1),</text:p>
      <text:p text:style-name="Standard">(5416, 267, 57, 1, 13, 2),</text:p>
      <text:p text:style-name="Standard">(5417, 267, 50, 22, 13, 3),</text:p>
      <text:p text:style-name="Standard">(5418, 267, 14, 3, 13, 4),</text:p>
      <text:p text:style-name="Standard">(5419, 267, 87, 25, 13, 5),</text:p>
      <text:p text:style-name="Standard">(5420, 267, 81, 29, 13, 6),</text:p>
      <text:p text:style-name="Standard">(5421, 267, 44, 27, 13, 7),</text:p>
      <text:p text:style-name="Standard">(5422, 267, 94, 18, 13, 8),</text:p>
      <text:p text:style-name="Standard">(5423, 267, 105, 18, 13, 9),</text:p>
      <text:p text:style-name="Standard">(5424, 267, 103, 27, 13, 10),</text:p>
      <text:p text:style-name="Standard">(5425, 267, 111, 31, 13, 11),</text:p>
      <text:p text:style-name="Standard">(5426, 267, 65, 32, 13, 12),</text:p>
      <text:p text:style-name="Standard">(5427, 267, 56, 17, 13, 13),</text:p>
      <text:p text:style-name="Standard">(5428, 267, 30, 22, 13, 14),</text:p>
      <text:p text:style-name="Standard">(5429, 267, 104, 29, 13, 15),</text:p>
      <text:p text:style-name="Standard">(5430, 267, 101, 31, 13, 16),</text:p>
      <text:p text:style-name="Standard">(5431, 267, 110, 15, 13, 17),</text:p>
      <text:p text:style-name="Standard">(5432, 267, 84, 1, 13, 18),</text:p>
      <text:p text:style-name="Standard">(5433, 267, 22, 17, 13, 19),</text:p>
      <text:p text:style-name="Standard">(5434, 267, 79, 25, 13, 20),</text:p>
      <text:p text:style-name="Standard">(5435, 267, 113, 32, 13, 21),</text:p>
      <text:p text:style-name="Standard">(5436, 267, 77, 6, 13, 22),</text:p>
      <text:p text:style-name="Standard">(5437, 267, 112, 33, 13, 23),</text:p>
      <text:p text:style-name="Standard">(5438, 267, 49, 15, 13, 24),</text:p>
      <text:p text:style-name="Standard">(5439, 267, 100, 33, 13, 25),</text:p>
      <text:p text:style-name="Standard">(5440, 267, 55, 6, 13, 26),</text:p>
      <text:p text:style-name="Standard">(5441, 267, 92, 30, 13, 27),</text:p>
      <text:p text:style-name="Standard">(5442, 267, 108, 30, 13, 28),</text:p>
      <text:p text:style-name="Standard">(5443, 268, 71, 3, 14, 1),</text:p>
      <text:p text:style-name="Standard"><text:soft-page-break/>(5444, 268, 77, 6, 14, 2),</text:p>
      <text:p text:style-name="Standard">(5445, 268, 57, 1, 14, 3),</text:p>
      <text:p text:style-name="Standard">(5446, 268, 22, 17, 14, 4),</text:p>
      <text:p text:style-name="Standard">(5447, 268, 84, 1, 14, 5),</text:p>
      <text:p text:style-name="Standard">(5448, 268, 14, 3, 14, 6),</text:p>
      <text:p text:style-name="Standard">(5449, 268, 103, 27, 14, 7),</text:p>
      <text:p text:style-name="Standard">(5450, 268, 100, 33, 14, 8),</text:p>
      <text:p text:style-name="Standard">(5451, 268, 109, 22, 14, 9),</text:p>
      <text:p text:style-name="Standard">(5452, 268, 44, 27, 14, 10),</text:p>
      <text:p text:style-name="Standard">(5453, 268, 101, 31, 14, 11),</text:p>
      <text:p text:style-name="Standard">(5454, 268, 79, 25, 14, 12),</text:p>
      <text:p text:style-name="Standard">(5455, 268, 104, 29, 14, 13),</text:p>
      <text:p text:style-name="Standard">(5456, 268, 56, 17, 14, 14),</text:p>
      <text:p text:style-name="Standard">(5457, 268, 87, 25, 14, 15),</text:p>
      <text:p text:style-name="Standard">(5458, 268, 94, 18, 14, 16),</text:p>
      <text:p text:style-name="Standard">(5459, 268, 105, 18, 14, 17),</text:p>
      <text:p text:style-name="Standard">(5460, 268, 49, 15, 14, 18),</text:p>
      <text:p text:style-name="Standard">(5461, 268, 110, 15, 14, 19),</text:p>
      <text:p text:style-name="Standard">(5462, 268, 111, 31, 14, 20),</text:p>
      <text:p text:style-name="Standard">(5463, 268, 114, 33, 14, 21),</text:p>
      <text:p text:style-name="Standard">(5464, 268, 55, 6, 14, 22),</text:p>
      <text:p text:style-name="Standard">(5465, 268, 65, 32, 14, 23),</text:p>
      <text:p text:style-name="Standard">(5466, 268, 50, 22, 14, 24),</text:p>
      <text:p text:style-name="Standard">(5467, 268, 70, 32, 14, 25),</text:p>
      <text:p text:style-name="Standard">(5468, 268, 81, 29, 14, 26),</text:p>
      <text:p text:style-name="Standard">(5469, 268, 92, 30, 14, 27),</text:p>
      <text:p text:style-name="Standard">(5470, 268, 108, 30, 14, 28),</text:p>
      <text:p text:style-name="Standard">(5471, 269, 71, 3, 27, 1),</text:p>
      <text:p text:style-name="Standard">(5472, 269, 14, 3, 27, 2),</text:p>
      <text:p text:style-name="Standard">(5473, 269, 57, 1, 27, 3),</text:p>
      <text:p text:style-name="Standard">(5474, 269, 22, 17, 27, 4),</text:p>
      <text:p text:style-name="Standard">(5475, 269, 50, 22, 27, 5),</text:p>
      <text:p text:style-name="Standard">(5476, 269, 84, 1, 27, 6),</text:p>
      <text:p text:style-name="Standard">(5477, 269, 56, 17, 27, 7),</text:p>
      <text:p text:style-name="Standard">(5478, 269, 104, 29, 27, 8),</text:p>
      <text:p text:style-name="Standard">(5479, 269, 81, 29, 27, 9),</text:p>
      <text:p text:style-name="Standard">(5480, 269, 103, 27, 27, 10),</text:p>
      <text:p text:style-name="Standard">(5481, 269, 65, 32, 27, 11),</text:p>
      <text:p text:style-name="Standard">(5482, 269, 94, 18, 27, 12),</text:p>
      <text:p text:style-name="Standard">(5483, 269, 105, 18, 27, 13),</text:p>
      <text:p text:style-name="Standard">(5484, 269, 114, 33, 27, 14),</text:p>
      <text:p text:style-name="Standard">(5485, 269, 111, 31, 27, 15),</text:p>
      <text:p text:style-name="Standard">(5486, 269, 113, 32, 27, 16),</text:p>
      <text:p text:style-name="Standard">(5487, 269, 44, 27, 27, 17),</text:p>
      <text:p text:style-name="Standard">(5488, 269, 87, 25, 27, 18),</text:p>
      <text:p text:style-name="Standard">(5489, 269, 109, 22, 27, 19),</text:p>
      <text:p text:style-name="Standard">(5490, 269, 110, 15, 27, 20),</text:p>
      <text:p text:style-name="Standard">(5491, 269, 55, 6, 27, 21),</text:p>
      <text:p text:style-name="Standard">(5492, 269, 101, 31, 27, 22),</text:p>
      <text:p text:style-name="Standard">(5493, 269, 49, 15, 27, 23),</text:p>
      <text:p text:style-name="Standard">(5494, 269, 100, 33, 27, 24),</text:p>
      <text:p text:style-name="Standard">(5495, 269, 79, 25, 27, 25),</text:p>
      <text:p text:style-name="Standard"><text:soft-page-break/>(5496, 269, 77, 6, 27, 26),</text:p>
      <text:p text:style-name="Standard">(5497, 269, 92, 30, 27, 27),</text:p>
      <text:p text:style-name="Standard">(5498, 269, 108, 30, 27, 28),</text:p>
      <text:p text:style-name="Standard">(5499, 270, 30, 22, 26, 1),</text:p>
      <text:p text:style-name="Standard">(5500, 270, 71, 3, 26, 2),</text:p>
      <text:p text:style-name="Standard">(5501, 270, 57, 1, 26, 3),</text:p>
      <text:p text:style-name="Standard">(5502, 270, 56, 17, 26, 4),</text:p>
      <text:p text:style-name="Standard">(5503, 270, 77, 6, 26, 5),</text:p>
      <text:p text:style-name="Standard">(5504, 270, 49, 15, 26, 6),</text:p>
      <text:p text:style-name="Standard">(5505, 270, 79, 25, 26, 7),</text:p>
      <text:p text:style-name="Standard">(5506, 270, 65, 27, 26, 8),</text:p>
      <text:p text:style-name="Standard">(5507, 270, 44, 27, 26, 9),</text:p>
      <text:p text:style-name="Standard">(5508, 270, 55, 6, 26, 10),</text:p>
      <text:p text:style-name="Standard">(5509, 270, 81, 29, 26, 11),</text:p>
      <text:p text:style-name="Standard">(5510, 270, 22, 17, 26, 12),</text:p>
      <text:p text:style-name="Standard">(5511, 270, 87, 25, 26, 13),</text:p>
      <text:p text:style-name="Standard">(5512, 270, 105, 18, 26, 14),</text:p>
      <text:p text:style-name="Standard">(5513, 270, 94, 18, 26, 15),</text:p>
      <text:p text:style-name="Standard">(5514, 270, 70, 32, 26, 16),</text:p>
      <text:p text:style-name="Standard">(5515, 270, 104, 29, 26, 17),</text:p>
      <text:p text:style-name="Standard">(5516, 270, 103, 32, 26, 18),</text:p>
      <text:p text:style-name="Standard">(5517, 270, 93, 31, 26, 19),</text:p>
      <text:p text:style-name="Standard">(5518, 270, 95, 3, 26, 20),</text:p>
      <text:p text:style-name="Standard">(5519, 270, 101, 31, 26, 21),</text:p>
      <text:p text:style-name="Standard">(5520, 270, 110, 15, 26, 22),</text:p>
      <text:p text:style-name="Standard">(5521, 270, 100, 33, 26, 23),</text:p>
      <text:p text:style-name="Standard">(5522, 270, 50, 22, 26, 24),</text:p>
      <text:p text:style-name="Standard">(5523, 270, 115, 33, 26, 25),</text:p>
      <text:p text:style-name="Standard">(5524, 270, 84, 1, 26, 26),</text:p>
      <text:p text:style-name="Standard">(5525, 270, 92, 30, 26, 27),</text:p>
      <text:p text:style-name="Standard">(5526, 270, 108, 30, 26, 28),</text:p>
      <text:p text:style-name="Standard">(5527, 271, 71, 3, 22, 1),</text:p>
      <text:p text:style-name="Standard">(5528, 271, 30, 22, 22, 2),</text:p>
      <text:p text:style-name="Standard">(5529, 271, 55, 6, 22, 3),</text:p>
      <text:p text:style-name="Standard">(5530, 271, 95, 3, 22, 4),</text:p>
      <text:p text:style-name="Standard">(5531, 271, 56, 17, 22, 5),</text:p>
      <text:p text:style-name="Standard">(5532, 271, 49, 15, 22, 6),</text:p>
      <text:p text:style-name="Standard">(5533, 271, 57, 1, 22, 7),</text:p>
      <text:p text:style-name="Standard">(5534, 271, 104, 29, 22, 8),</text:p>
      <text:p text:style-name="Standard">(5535, 271, 100, 33, 22, 9),</text:p>
      <text:p text:style-name="Standard">(5536, 271, 63, 32, 22, 10),</text:p>
      <text:p text:style-name="Standard">(5537, 271, 44, 27, 22, 11),</text:p>
      <text:p text:style-name="Standard">(5538, 271, 101, 31, 22, 12),</text:p>
      <text:p text:style-name="Standard">(5539, 271, 70, 32, 22, 13),</text:p>
      <text:p text:style-name="Standard">(5540, 271, 87, 25, 22, 14),</text:p>
      <text:p text:style-name="Standard">(5541, 271, 22, 17, 22, 15),</text:p>
      <text:p text:style-name="Standard">(5542, 271, 84, 1, 22, 16),</text:p>
      <text:p text:style-name="Standard">(5543, 271, 81, 29, 22, 17),</text:p>
      <text:p text:style-name="Standard">(5544, 271, 77, 6, 22, 18),</text:p>
      <text:p text:style-name="Standard">(5545, 271, 116, 27, 22, 19),</text:p>
      <text:p text:style-name="Standard">(5546, 271, 94, 18, 22, 20),</text:p>
      <text:p text:style-name="Standard">(5547, 271, 105, 18, 22, 21),</text:p>
      <text:p text:style-name="Standard"><text:soft-page-break/>(5548, 271, 65, 22, 22, 22),</text:p>
      <text:p text:style-name="Standard">(5549, 271, 79, 25, 22, 23),</text:p>
      <text:p text:style-name="Standard">(5550, 271, 89, 31, 22, 24),</text:p>
      <text:p text:style-name="Standard">(5551, 271, 109, 15, 22, 25),</text:p>
      <text:p text:style-name="Standard">(5552, 271, 115, 33, 22, 26),</text:p>
      <text:p text:style-name="Standard">(5553, 271, 92, 30, 22, 27),</text:p>
      <text:p text:style-name="Standard">(5554, 271, 108, 30, 22, 28),</text:p>
      <text:p text:style-name="Standard">(5555, 272, 95, 3, 29, 1),</text:p>
      <text:p text:style-name="Standard">(5556, 272, 77, 6, 29, 2),</text:p>
      <text:p text:style-name="Standard">(5557, 272, 84, 1, 29, 3),</text:p>
      <text:p text:style-name="Standard">(5558, 272, 22, 17, 29, 4),</text:p>
      <text:p text:style-name="Standard">(5559, 272, 44, 27, 29, 5),</text:p>
      <text:p text:style-name="Standard">(5560, 272, 55, 6, 29, 6),</text:p>
      <text:p text:style-name="Standard">(5561, 272, 49, 15, 29, 7),</text:p>
      <text:p text:style-name="Standard">(5562, 272, 104, 29, 29, 8),</text:p>
      <text:p text:style-name="Standard">(5563, 272, 94, 18, 29, 9),</text:p>
      <text:p text:style-name="Standard">(5564, 272, 109, 15, 29, 10),</text:p>
      <text:p text:style-name="Standard">(5565, 272, 116, 27, 29, 11),</text:p>
      <text:p text:style-name="Standard">(5566, 272, 57, 1, 29, 12),</text:p>
      <text:p text:style-name="Standard">(5567, 272, 105, 18, 29, 13),</text:p>
      <text:p text:style-name="Standard">(5568, 272, 87, 25, 29, 14),</text:p>
      <text:p text:style-name="Standard">(5569, 272, 98, 33, 29, 15),</text:p>
      <text:p text:style-name="Standard">(5570, 272, 63, 32, 29, 16),</text:p>
      <text:p text:style-name="Standard">(5571, 272, 101, 31, 29, 17),</text:p>
      <text:p text:style-name="Standard">(5572, 272, 70, 32, 29, 18),</text:p>
      <text:p text:style-name="Standard">(5573, 272, 71, 3, 29, 19),</text:p>
      <text:p text:style-name="Standard">(5574, 272, 30, 22, 29, 20),</text:p>
      <text:p text:style-name="Standard">(5575, 272, 93, 31, 29, 21),</text:p>
      <text:p text:style-name="Standard">(5576, 272, 79, 25, 29, 22),</text:p>
      <text:p text:style-name="Standard">(5577, 272, 115, 33, 29, 23),</text:p>
      <text:p text:style-name="Standard">(5578, 272, 81, 29, 29, 24),</text:p>
      <text:p text:style-name="Standard">(5579, 272, 56, 17, 29, 25),</text:p>
      <text:p text:style-name="Standard">(5580, 272, 65, 22, 29, 26),</text:p>
      <text:p text:style-name="Standard">(5581, 272, 92, 30, 29, 27),</text:p>
      <text:p text:style-name="Standard">(5582, 272, 108, 30, 29, 28),</text:p>
      <text:p text:style-name="Standard">(5583, 273, 117, 3, 30, 1),</text:p>
      <text:p text:style-name="Standard">(5584, 273, 102, 1, 30, 2),</text:p>
      <text:p text:style-name="Standard">(5585, 273, 87, 27, 30, 3),</text:p>
      <text:p text:style-name="Standard">(5586, 273, 104, 18, 30, 4),</text:p>
      <text:p text:style-name="Standard">(5587, 273, 109, 15, 30, 5),</text:p>
      <text:p text:style-name="Standard">(5588, 273, 77, 6, 30, 6),</text:p>
      <text:p text:style-name="Standard">(5589, 273, 118, 29, 30, 7),</text:p>
      <text:p text:style-name="Standard">(5590, 273, 84, 27, 30, 8),</text:p>
      <text:p text:style-name="Standard">(5591, 273, 105, 26, 30, 9),</text:p>
      <text:p text:style-name="Standard">(5592, 273, 100, 33, 30, 10),</text:p>
      <text:p text:style-name="Standard">(5593, 273, 119, 22, 30, 11),</text:p>
      <text:p text:style-name="Standard">(5594, 273, 30, 22, 30, 12),</text:p>
      <text:p text:style-name="Standard">(5595, 273, 65, 32, 30, 13),</text:p>
      <text:p text:style-name="Standard">(5596, 273, 91, 15, 30, 14),</text:p>
      <text:p text:style-name="Standard">(5597, 273, 22, 17, 30, 15),</text:p>
      <text:p text:style-name="Standard">(5598, 273, 55, 6, 30, 16),</text:p>
      <text:p text:style-name="Standard">(5599, 273, 112, 33, 30, 17),</text:p>
      <text:p text:style-name="Standard"><text:soft-page-break/>(5600, 273, 120, 18, 30, 18),</text:p>
      <text:p text:style-name="Standard">(5601, 273, 88, 29, 30, 19),</text:p>
      <text:p text:style-name="Standard">(5602, 273, 69, 26, 30, 20),</text:p>
      <text:p text:style-name="Standard">(5603, 273, 71, 3, 30, 21),</text:p>
      <text:p text:style-name="Standard">(5604, 273, 70, 32, 30, 22),</text:p>
      <text:p text:style-name="Standard">(5605, 273, 121, 1, 30, 23),</text:p>
      <text:p text:style-name="Standard">(5606, 273, 122, 17, 30, 24),</text:p>
      <text:p text:style-name="Standard">(5607, 273, 79, 25, 30, 25),</text:p>
      <text:p text:style-name="Standard">(5608, 273, 110, 25, 30, 26),</text:p>
      <text:p text:style-name="Standard">(5609, 274, 102, 1, 18, 1),</text:p>
      <text:p text:style-name="Standard">(5610, 274, 71, 3, 18, 2),</text:p>
      <text:p text:style-name="Standard">(5611, 274, 30, 22, 18, 3),</text:p>
      <text:p text:style-name="Standard">(5612, 274, 65, 32, 18, 4),</text:p>
      <text:p text:style-name="Standard">(5613, 274, 87, 27, 18, 5),</text:p>
      <text:p text:style-name="Standard">(5614, 274, 70, 32, 18, 6),</text:p>
      <text:p text:style-name="Standard">(5615, 274, 112, 33, 18, 7),</text:p>
      <text:p text:style-name="Standard">(5616, 274, 55, 6, 18, 8),</text:p>
      <text:p text:style-name="Standard">(5617, 274, 118, 29, 18, 9),</text:p>
      <text:p text:style-name="Standard">(5618, 274, 100, 33, 18, 10),</text:p>
      <text:p text:style-name="Standard">(5619, 274, 105, 26, 18, 11),</text:p>
      <text:p text:style-name="Standard">(5620, 274, 69, 26, 18, 12),</text:p>
      <text:p text:style-name="Standard">(5621, 274, 91, 15, 18, 13),</text:p>
      <text:p text:style-name="Standard">(5622, 274, 109, 15, 18, 14),</text:p>
      <text:p text:style-name="Standard">(5623, 274, 110, 25, 18, 15),</text:p>
      <text:p text:style-name="Standard">(5624, 274, 117, 3, 18, 16),</text:p>
      <text:p text:style-name="Standard">(5625, 274, 104, 18, 18, 17),</text:p>
      <text:p text:style-name="Standard">(5626, 274, 88, 29, 18, 18),</text:p>
      <text:p text:style-name="Standard">(5627, 274, 79, 25, 18, 19),</text:p>
      <text:p text:style-name="Standard">(5628, 274, 22, 17, 18, 20),</text:p>
      <text:p text:style-name="Standard">(5629, 274, 119, 22, 18, 21),</text:p>
      <text:p text:style-name="Standard">(5630, 274, 121, 1, 18, 22),</text:p>
      <text:p text:style-name="Standard">(5631, 274, 77, 6, 18, 23),</text:p>
      <text:p text:style-name="Standard">(5632, 274, 84, 27, 18, 24),</text:p>
      <text:p text:style-name="Standard">(5633, 274, 120, 18, 18, 25),</text:p>
      <text:p text:style-name="Standard">(5634, 274, 122, 17, 18, 26),</text:p>
      <text:p text:style-name="Standard">(5635, 275, 102, 1, 31, 1),</text:p>
      <text:p text:style-name="Standard">(5636, 275, 71, 3, 31, 2),</text:p>
      <text:p text:style-name="Standard">(5637, 275, 117, 3, 31, 3),</text:p>
      <text:p text:style-name="Standard">(5638, 275, 65, 32, 31, 4),</text:p>
      <text:p text:style-name="Standard">(5639, 275, 119, 22, 31, 5),</text:p>
      <text:p text:style-name="Standard">(5640, 275, 120, 18, 31, 6),</text:p>
      <text:p text:style-name="Standard">(5641, 275, 104, 18, 31, 7),</text:p>
      <text:p text:style-name="Standard">(5642, 275, 70, 32, 31, 8),</text:p>
      <text:p text:style-name="Standard">(5643, 275, 100, 33, 31, 9),</text:p>
      <text:p text:style-name="Standard">(5644, 275, 22, 17, 31, 10),</text:p>
      <text:p text:style-name="Standard">(5645, 275, 105, 26, 31, 11),</text:p>
      <text:p text:style-name="Standard">(5646, 275, 118, 29, 31, 12),</text:p>
      <text:p text:style-name="Standard">(5647, 275, 123, 17, 31, 13),</text:p>
      <text:p text:style-name="Standard">(5648, 275, 110, 25, 31, 14),</text:p>
      <text:p text:style-name="Standard">(5649, 275, 55, 6, 31, 15),</text:p>
      <text:p text:style-name="Standard">(5650, 275, 88, 29, 31, 16),</text:p>
      <text:p text:style-name="Standard">(5651, 275, 112, 33, 31, 17),</text:p>
      <text:p text:style-name="Standard"><text:soft-page-break/>(5652, 275, 30, 22, 31, 18),</text:p>
      <text:p text:style-name="Standard">(5653, 275, 87, 27, 31, 19),</text:p>
      <text:p text:style-name="Standard">(5654, 275, 77, 6, 31, 20),</text:p>
      <text:p text:style-name="Standard">(5655, 275, 109, 15, 31, 21),</text:p>
      <text:p text:style-name="Standard">(5656, 275, 79, 25, 31, 22),</text:p>
      <text:p text:style-name="Standard">(5657, 275, 84, 27, 31, 23),</text:p>
      <text:p text:style-name="Standard">(5658, 275, 91, 15, 31, 24),</text:p>
      <text:p text:style-name="Standard">(5659, 275, 121, 1, 31, 25),</text:p>
      <text:p text:style-name="Standard">(5660, 275, 69, 26, 31, 26),</text:p>
      <text:p text:style-name="Standard">(5661, 276, 117, 3, 21, 1),</text:p>
      <text:p text:style-name="Standard">(5662, 276, 30, 22, 21, 2),</text:p>
      <text:p text:style-name="Standard">(5663, 276, 84, 27, 21, 3),</text:p>
      <text:p text:style-name="Standard">(5664, 276, 109, 15, 21, 4),</text:p>
      <text:p text:style-name="Standard">(5665, 276, 112, 33, 21, 5),</text:p>
      <text:p text:style-name="Standard">(5666, 276, 120, 18, 21, 6),</text:p>
      <text:p text:style-name="Standard">(5667, 276, 69, 26, 21, 7),</text:p>
      <text:p text:style-name="Standard">(5668, 276, 65, 32, 21, 8),</text:p>
      <text:p text:style-name="Standard">(5669, 276, 88, 29, 21, 9),</text:p>
      <text:p text:style-name="Standard">(5670, 276, 70, 32, 21, 10),</text:p>
      <text:p text:style-name="Standard">(5671, 276, 91, 15, 21, 11),</text:p>
      <text:p text:style-name="Standard">(5672, 276, 102, 1, 21, 12),</text:p>
      <text:p text:style-name="Standard">(5673, 276, 55, 6, 21, 13),</text:p>
      <text:p text:style-name="Standard">(5674, 276, 104, 18, 21, 14),</text:p>
      <text:p text:style-name="Standard">(5675, 276, 121, 1, 21, 15),</text:p>
      <text:p text:style-name="Standard">(5676, 276, 118, 29, 21, 16),</text:p>
      <text:p text:style-name="Standard">(5677, 276, 79, 25, 21, 17),</text:p>
      <text:p text:style-name="Standard">(5678, 276, 71, 3, 21, 18),</text:p>
      <text:p text:style-name="Standard">(5679, 276, 100, 33, 21, 19),</text:p>
      <text:p text:style-name="Standard">(5680, 276, 110, 25, 21, 20),</text:p>
      <text:p text:style-name="Standard">(5681, 276, 22, 17, 21, 21),</text:p>
      <text:p text:style-name="Standard">(5682, 276, 77, 6, 21, 22),</text:p>
      <text:p text:style-name="Standard">(5683, 276, 123, 17, 21, 23),</text:p>
      <text:p text:style-name="Standard">(5684, 276, 87, 27, 21, 24),</text:p>
      <text:p text:style-name="Standard">(5685, 276, 119, 22, 21, 25),</text:p>
      <text:p text:style-name="Standard">(5686, 276, 105, 26, 21, 26),</text:p>
      <text:p text:style-name="Standard">(5687, 277, 117, 3, 4, 1),</text:p>
      <text:p text:style-name="Standard">(5688, 277, 102, 1, 4, 2),</text:p>
      <text:p text:style-name="Standard">(5689, 277, 30, 22, 4, 3),</text:p>
      <text:p text:style-name="Standard">(5690, 277, 119, 22, 4, 4),</text:p>
      <text:p text:style-name="Standard">(5691, 277, 121, 1, 4, 5),</text:p>
      <text:p text:style-name="Standard">(5692, 277, 77, 6, 4, 6),</text:p>
      <text:p text:style-name="Standard">(5693, 277, 87, 27, 4, 7),</text:p>
      <text:p text:style-name="Standard">(5694, 277, 104, 18, 4, 8),</text:p>
      <text:p text:style-name="Standard">(5695, 277, 100, 33, 4, 9),</text:p>
      <text:p text:style-name="Standard">(5696, 277, 88, 29, 4, 10),</text:p>
      <text:p text:style-name="Standard">(5697, 277, 123, 17, 4, 11),</text:p>
      <text:p text:style-name="Standard">(5698, 277, 22, 17, 4, 12),</text:p>
      <text:p text:style-name="Standard">(5699, 277, 118, 29, 4, 13),</text:p>
      <text:p text:style-name="Standard">(5700, 277, 70, 32, 4, 14),</text:p>
      <text:p text:style-name="Standard">(5701, 277, 109, 15, 4, 15),</text:p>
      <text:p text:style-name="Standard">(5702, 277, 69, 26, 4, 16),</text:p>
      <text:p text:style-name="Standard">(5703, 277, 91, 15, 4, 17),</text:p>
      <text:p text:style-name="Standard"><text:soft-page-break/>(5704, 277, 110, 25, 4, 18),</text:p>
      <text:p text:style-name="Standard">(5705, 277, 71, 3, 4, 19),</text:p>
      <text:p text:style-name="Standard">(5706, 277, 55, 6, 4, 20),</text:p>
      <text:p text:style-name="Standard">(5707, 277, 120, 18, 4, 21),</text:p>
      <text:p text:style-name="Standard">(5708, 277, 112, 33, 4, 22),</text:p>
      <text:p text:style-name="Standard">(5709, 277, 84, 27, 4, 23),</text:p>
      <text:p text:style-name="Standard">(5710, 277, 79, 25, 4, 24),</text:p>
      <text:p text:style-name="Standard">(5711, 277, 65, 32, 4, 25),</text:p>
      <text:p text:style-name="Standard">(5712, 277, 105, 26, 4, 26),</text:p>
      <text:p text:style-name="Standard">(5713, 278, 102, 1, 6, 1),</text:p>
      <text:p text:style-name="Standard">(5714, 278, 71, 3, 6, 2),</text:p>
      <text:p text:style-name="Standard">(5715, 278, 55, 6, 6, 3),</text:p>
      <text:p text:style-name="Standard">(5716, 278, 117, 3, 6, 4),</text:p>
      <text:p text:style-name="Standard">(5717, 278, 104, 18, 6, 5),</text:p>
      <text:p text:style-name="Standard">(5718, 278, 84, 27, 6, 6),</text:p>
      <text:p text:style-name="Standard">(5719, 278, 70, 32, 6, 7),</text:p>
      <text:p text:style-name="Standard">(5720, 278, 121, 1, 6, 8),</text:p>
      <text:p text:style-name="Standard">(5721, 278, 22, 17, 6, 9),</text:p>
      <text:p text:style-name="Standard">(5722, 278, 110, 25, 6, 10),</text:p>
      <text:p text:style-name="Standard">(5723, 278, 120, 18, 6, 11),</text:p>
      <text:p text:style-name="Standard">(5724, 278, 112, 33, 6, 12),</text:p>
      <text:p text:style-name="Standard">(5725, 278, 91, 15, 6, 13),</text:p>
      <text:p text:style-name="Standard">(5726, 278, 77, 6, 6, 14),</text:p>
      <text:p text:style-name="Standard">(5727, 278, 65, 32, 6, 15),</text:p>
      <text:p text:style-name="Standard">(5728, 278, 119, 22, 6, 16),</text:p>
      <text:p text:style-name="Standard">(5729, 278, 100, 33, 6, 17),</text:p>
      <text:p text:style-name="Standard">(5730, 278, 88, 29, 6, 18),</text:p>
      <text:p text:style-name="Standard">(5731, 278, 118, 29, 6, 19),</text:p>
      <text:p text:style-name="Standard">(5732, 278, 30, 22, 6, 20),</text:p>
      <text:p text:style-name="Standard">(5733, 278, 79, 25, 6, 21),</text:p>
      <text:p text:style-name="Standard">(5734, 278, 105, 26, 6, 22),</text:p>
      <text:p text:style-name="Standard">(5735, 278, 109, 15, 6, 23),</text:p>
      <text:p text:style-name="Standard">(5736, 278, 123, 17, 6, 24),</text:p>
      <text:p text:style-name="Standard">(5737, 278, 87, 27, 6, 25),</text:p>
      <text:p text:style-name="Standard">(5738, 278, 69, 26, 6, 26),</text:p>
      <text:p text:style-name="Standard">(5739, 279, 117, 3, 7, 1),</text:p>
      <text:p text:style-name="Standard">(5740, 279, 30, 22, 7, 2),</text:p>
      <text:p text:style-name="Standard">(5741, 279, 71, 3, 7, 3),</text:p>
      <text:p text:style-name="Standard">(5742, 279, 77, 6, 7, 4),</text:p>
      <text:p text:style-name="Standard">(5743, 279, 84, 27, 7, 5),</text:p>
      <text:p text:style-name="Standard">(5744, 279, 91, 15, 7, 6),</text:p>
      <text:p text:style-name="Standard">(5745, 279, 109, 15, 7, 7),</text:p>
      <text:p text:style-name="Standard">(5746, 279, 100, 33, 7, 8),</text:p>
      <text:p text:style-name="Standard">(5747, 279, 104, 18, 7, 9),</text:p>
      <text:p text:style-name="Standard">(5748, 279, 65, 32, 7, 10),</text:p>
      <text:p text:style-name="Standard">(5749, 279, 70, 32, 7, 11),</text:p>
      <text:p text:style-name="Standard">(5750, 279, 123, 17, 7, 12),</text:p>
      <text:p text:style-name="Standard">(5751, 279, 88, 29, 7, 13),</text:p>
      <text:p text:style-name="Standard">(5752, 279, 121, 1, 7, 14),</text:p>
      <text:p text:style-name="Standard">(5753, 279, 69, 26, 7, 15),</text:p>
      <text:p text:style-name="Standard">(5754, 279, 118, 29, 7, 16),</text:p>
      <text:p text:style-name="Standard">(5755, 279, 79, 25, 7, 17),</text:p>
      <text:p text:style-name="Standard"><text:soft-page-break/>(5756, 279, 102, 1, 7, 18),</text:p>
      <text:p text:style-name="Standard">(5757, 279, 119, 22, 7, 19),</text:p>
      <text:p text:style-name="Standard">(5758, 279, 110, 25, 7, 20),</text:p>
      <text:p text:style-name="Standard">(5759, 279, 120, 18, 7, 21),</text:p>
      <text:p text:style-name="Standard">(5760, 279, 55, 6, 7, 22),</text:p>
      <text:p text:style-name="Standard">(5761, 279, 87, 27, 7, 23),</text:p>
      <text:p text:style-name="Standard">(5762, 279, 22, 17, 7, 24),</text:p>
      <text:p text:style-name="Standard">(5763, 279, 112, 33, 7, 25),</text:p>
      <text:p text:style-name="Standard">(5764, 279, 105, 26, 7, 26),</text:p>
      <text:p text:style-name="Standard">(5765, 280, 117, 3, 8, 1),</text:p>
      <text:p text:style-name="Standard">(5766, 280, 71, 3, 8, 2),</text:p>
      <text:p text:style-name="Standard">(5767, 280, 30, 22, 8, 3),</text:p>
      <text:p text:style-name="Standard">(5768, 280, 102, 1, 8, 4),</text:p>
      <text:p text:style-name="Standard">(5769, 280, 84, 27, 8, 5),</text:p>
      <text:p text:style-name="Standard">(5770, 280, 121, 1, 8, 6),</text:p>
      <text:p text:style-name="Standard">(5771, 280, 22, 17, 8, 7),</text:p>
      <text:p text:style-name="Standard">(5772, 280, 104, 18, 8, 8),</text:p>
      <text:p text:style-name="Standard">(5773, 280, 112, 33, 8, 9),</text:p>
      <text:p text:style-name="Standard">(5774, 280, 119, 22, 8, 10),</text:p>
      <text:p text:style-name="Standard">(5775, 280, 123, 17, 8, 11),</text:p>
      <text:p text:style-name="Standard">(5776, 280, 88, 29, 8, 12),</text:p>
      <text:p text:style-name="Standard">(5777, 280, 118, 29, 8, 13),</text:p>
      <text:p text:style-name="Standard">(5778, 280, 77, 6, 8, 14),</text:p>
      <text:p text:style-name="Standard">(5779, 280, 110, 25, 8, 15),</text:p>
      <text:p text:style-name="Standard">(5780, 280, 100, 33, 8, 16),</text:p>
      <text:p text:style-name="Standard">(5781, 280, 55, 6, 8, 17),</text:p>
      <text:p text:style-name="Standard">(5782, 280, 69, 26, 8, 18),</text:p>
      <text:p text:style-name="Standard">(5783, 280, 91, 15, 8, 19),</text:p>
      <text:p text:style-name="Standard">(5784, 280, 109, 15, 8, 20),</text:p>
      <text:p text:style-name="Standard">(5785, 280, 87, 27, 8, 21),</text:p>
      <text:p text:style-name="Standard">(5786, 280, 65, 32, 8, 22),</text:p>
      <text:p text:style-name="Standard">(5787, 280, 120, 18, 8, 23),</text:p>
      <text:p text:style-name="Standard">(5788, 280, 79, 25, 8, 24),</text:p>
      <text:p text:style-name="Standard">(5789, 280, 70, 32, 8, 25),</text:p>
      <text:p text:style-name="Standard">(5790, 280, 105, 26, 8, 26),</text:p>
      <text:p text:style-name="Standard">(5791, 281, 117, 3, 9, 1),</text:p>
      <text:p text:style-name="Standard">(5792, 281, 30, 22, 9, 2),</text:p>
      <text:p text:style-name="Standard">(5793, 281, 119, 22, 9, 3),</text:p>
      <text:p text:style-name="Standard">(5794, 281, 65, 32, 9, 4),</text:p>
      <text:p text:style-name="Standard">(5795, 281, 102, 1, 9, 5),</text:p>
      <text:p text:style-name="Standard">(5796, 281, 118, 29, 9, 6),</text:p>
      <text:p text:style-name="Standard">(5797, 281, 87, 27, 9, 7),</text:p>
      <text:p text:style-name="Standard">(5798, 281, 109, 15, 9, 8),</text:p>
      <text:p text:style-name="Standard">(5799, 281, 55, 6, 9, 9),</text:p>
      <text:p text:style-name="Standard">(5800, 281, 22, 17, 9, 10),</text:p>
      <text:p text:style-name="Standard">(5801, 281, 112, 33, 9, 11),</text:p>
      <text:p text:style-name="Standard">(5802, 281, 104, 18, 9, 12),</text:p>
      <text:p text:style-name="Standard">(5803, 281, 79, 25, 9, 13),</text:p>
      <text:p text:style-name="Standard">(5804, 281, 84, 27, 9, 14),</text:p>
      <text:p text:style-name="Standard">(5805, 281, 110, 25, 9, 15),</text:p>
      <text:p text:style-name="Standard">(5806, 281, 71, 3, 9, 16),</text:p>
      <text:p text:style-name="Standard">(5807, 281, 70, 32, 9, 17),</text:p>
      <text:p text:style-name="Standard"><text:soft-page-break/>(5808, 281, 123, 17, 9, 18),</text:p>
      <text:p text:style-name="Standard">(5809, 281, 69, 26, 9, 19),</text:p>
      <text:p text:style-name="Standard">(5810, 281, 94, 18, 9, 20),</text:p>
      <text:p text:style-name="Standard">(5811, 281, 91, 15, 9, 21),</text:p>
      <text:p text:style-name="Standard">(5812, 281, 77, 6, 9, 22),</text:p>
      <text:p text:style-name="Standard">(5813, 281, 88, 29, 9, 23),</text:p>
      <text:p text:style-name="Standard">(5814, 281, 121, 1, 9, 24),</text:p>
      <text:p text:style-name="Standard">(5815, 281, 100, 33, 9, 25),</text:p>
      <text:p text:style-name="Standard">(5816, 281, 105, 26, 9, 26),</text:p>
      <text:p text:style-name="Standard">(5817, 282, 117, 3, 10, 1),</text:p>
      <text:p text:style-name="Standard">(5818, 282, 30, 22, 10, 2),</text:p>
      <text:p text:style-name="Standard">(5819, 282, 87, 27, 10, 3),</text:p>
      <text:p text:style-name="Standard">(5820, 282, 102, 1, 10, 4),</text:p>
      <text:p text:style-name="Standard">(5821, 282, 119, 22, 10, 5),</text:p>
      <text:p text:style-name="Standard">(5822, 282, 77, 6, 10, 6),</text:p>
      <text:p text:style-name="Standard">(5823, 282, 55, 6, 10, 7),</text:p>
      <text:p text:style-name="Standard">(5824, 282, 84, 27, 10, 8),</text:p>
      <text:p text:style-name="Standard">(5825, 282, 91, 15, 10, 9),</text:p>
      <text:p text:style-name="Standard">(5826, 282, 65, 32, 10, 10),</text:p>
      <text:p text:style-name="Standard">(5827, 282, 104, 18, 10, 11),</text:p>
      <text:p text:style-name="Standard">(5828, 282, 112, 33, 10, 12),</text:p>
      <text:p text:style-name="Standard">(5829, 282, 123, 17, 10, 13),</text:p>
      <text:p text:style-name="Standard">(5830, 282, 94, 18, 10, 14),</text:p>
      <text:p text:style-name="Standard">(5831, 282, 71, 3, 10, 15),</text:p>
      <text:p text:style-name="Standard">(5832, 282, 105, 26, 10, 16),</text:p>
      <text:p text:style-name="Standard">(5833, 282, 118, 29, 10, 17),</text:p>
      <text:p text:style-name="Standard">(5834, 282, 22, 17, 10, 18),</text:p>
      <text:p text:style-name="Standard">(5835, 282, 79, 25, 10, 19),</text:p>
      <text:p text:style-name="Standard">(5836, 282, 109, 15, 10, 20),</text:p>
      <text:p text:style-name="Standard">(5837, 282, 70, 32, 10, 21),</text:p>
      <text:p text:style-name="Standard">(5838, 282, 88, 29, 10, 22),</text:p>
      <text:p text:style-name="Standard">(5839, 282, 121, 1, 10, 23),</text:p>
      <text:p text:style-name="Standard">(5840, 282, 69, 26, 10, 24),</text:p>
      <text:p text:style-name="Standard">(5841, 282, 110, 25, 10, 25),</text:p>
      <text:p text:style-name="Standard">(5842, 282, 100, 33, 10, 26),</text:p>
      <text:p text:style-name="Standard">(5843, 283, 71, 3, 11, 1),</text:p>
      <text:p text:style-name="Standard">(5844, 283, 119, 22, 11, 2),</text:p>
      <text:p text:style-name="Standard">(5845, 283, 77, 6, 11, 3),</text:p>
      <text:p text:style-name="Standard">(5846, 283, 118, 29, 11, 4),</text:p>
      <text:p text:style-name="Standard">(5847, 283, 84, 27, 11, 5),</text:p>
      <text:p text:style-name="Standard">(5848, 283, 91, 15, 11, 6),</text:p>
      <text:p text:style-name="Standard">(5849, 283, 87, 27, 11, 7),</text:p>
      <text:p text:style-name="Standard">(5850, 283, 112, 33, 11, 8),</text:p>
      <text:p text:style-name="Standard">(5851, 283, 123, 17, 11, 9),</text:p>
      <text:p text:style-name="Standard">(5852, 283, 79, 25, 11, 10),</text:p>
      <text:p text:style-name="Standard">(5853, 283, 110, 25, 11, 11),</text:p>
      <text:p text:style-name="Standard">(5854, 283, 117, 3, 11, 12),</text:p>
      <text:p text:style-name="Standard">(5855, 283, 94, 18, 11, 13),</text:p>
      <text:p text:style-name="Standard">(5856, 283, 100, 33, 11, 14),</text:p>
      <text:p text:style-name="Standard">(5857, 283, 70, 32, 11, 15),</text:p>
      <text:p text:style-name="Standard">(5858, 283, 88, 29, 11, 16),</text:p>
      <text:p text:style-name="Standard">(5859, 283, 105, 26, 11, 17),</text:p>
      <text:p text:style-name="Standard"><text:soft-page-break/>(5860, 283, 65, 32, 11, 18),</text:p>
      <text:p text:style-name="Standard">(5861, 283, 69, 26, 11, 19),</text:p>
      <text:p text:style-name="Standard">(5862, 283, 30, 22, 11, 20),</text:p>
      <text:p text:style-name="Standard">(5863, 283, 104, 18, 11, 21),</text:p>
      <text:p text:style-name="Standard">(5864, 283, 55, 6, 11, 22),</text:p>
      <text:p text:style-name="Standard">(5865, 283, 109, 15, 11, 23),</text:p>
      <text:p text:style-name="Standard">(5866, 283, 102, 1, 11, 24),</text:p>
      <text:p text:style-name="Standard">(5867, 283, 121, 1, 11, 25),</text:p>
      <text:p text:style-name="Standard">(5868, 283, 22, 17, 11, 26),</text:p>
      <text:p text:style-name="Standard">(5869, 284, 71, 3, 13, 1),</text:p>
      <text:p text:style-name="Standard">(5870, 284, 30, 22, 13, 2),</text:p>
      <text:p text:style-name="Standard">(5871, 284, 117, 3, 13, 3),</text:p>
      <text:p text:style-name="Standard">(5872, 284, 102, 1, 13, 4),</text:p>
      <text:p text:style-name="Standard">(5873, 284, 65, 32, 13, 5),</text:p>
      <text:p text:style-name="Standard">(5874, 284, 119, 22, 13, 6),</text:p>
      <text:p text:style-name="Standard">(5875, 284, 84, 27, 13, 7),</text:p>
      <text:p text:style-name="Standard">(5876, 284, 121, 1, 13, 8),</text:p>
      <text:p text:style-name="Standard">(5877, 284, 109, 15, 13, 9),</text:p>
      <text:p text:style-name="Standard">(5878, 284, 77, 6, 13, 10),</text:p>
      <text:p text:style-name="Standard">(5879, 284, 87, 27, 13, 11),</text:p>
      <text:p text:style-name="Standard">(5880, 284, 112, 33, 13, 12),</text:p>
      <text:p text:style-name="Standard">(5881, 284, 69, 26, 13, 13),</text:p>
      <text:p text:style-name="Standard">(5882, 284, 105, 26, 13, 14),</text:p>
      <text:p text:style-name="Standard">(5883, 284, 79, 25, 13, 15),</text:p>
      <text:p text:style-name="Standard">(5884, 284, 100, 33, 13, 16),</text:p>
      <text:p text:style-name="Standard">(5885, 284, 118, 29, 13, 17),</text:p>
      <text:p text:style-name="Standard">(5886, 284, 91, 15, 13, 18),</text:p>
      <text:p text:style-name="Standard">(5887, 284, 110, 25, 13, 19),</text:p>
      <text:p text:style-name="Standard">(5888, 284, 104, 18, 13, 20),</text:p>
      <text:p text:style-name="Standard">(5889, 284, 94, 18, 13, 21),</text:p>
      <text:p text:style-name="Standard">(5890, 284, 88, 29, 13, 22),</text:p>
      <text:p text:style-name="Standard">(5891, 284, 22, 17, 13, 23),</text:p>
      <text:p text:style-name="Standard">(5892, 284, 55, 6, 13, 24),</text:p>
      <text:p text:style-name="Standard">(5893, 284, 123, 17, 13, 25),</text:p>
      <text:p text:style-name="Standard">(5894, 284, 70, 32, 13, 26),</text:p>
      <text:p text:style-name="Standard">(5895, 285, 71, 3, 14, 1),</text:p>
      <text:p text:style-name="Standard">(5896, 285, 55, 6, 14, 2),</text:p>
      <text:p text:style-name="Standard">(5897, 285, 121, 1, 14, 3),</text:p>
      <text:p text:style-name="Standard">(5898, 285, 91, 15, 14, 4),</text:p>
      <text:p text:style-name="Standard">(5899, 285, 119, 22, 14, 5),</text:p>
      <text:p text:style-name="Standard">(5900, 285, 100, 33, 14, 6),</text:p>
      <text:p text:style-name="Standard">(5901, 285, 94, 18, 14, 7),</text:p>
      <text:p text:style-name="Standard">(5902, 285, 104, 18, 14, 8),</text:p>
      <text:p text:style-name="Standard">(5903, 285, 112, 33, 14, 9),</text:p>
      <text:p text:style-name="Standard">(5904, 285, 69, 26, 14, 10),</text:p>
      <text:p text:style-name="Standard">(5905, 285, 83, 32, 14, 11),</text:p>
      <text:p text:style-name="Standard">(5906, 285, 117, 3, 14, 12),</text:p>
      <text:p text:style-name="Standard">(5907, 285, 110, 25, 14, 13),</text:p>
      <text:p text:style-name="Standard">(5908, 285, 79, 25, 14, 14),</text:p>
      <text:p text:style-name="Standard">(5909, 285, 105, 26, 14, 15),</text:p>
      <text:p text:style-name="Standard">(5910, 285, 30, 22, 14, 16),</text:p>
      <text:p text:style-name="Standard">(5911, 285, 87, 27, 14, 17),</text:p>
      <text:p text:style-name="Standard"><text:soft-page-break/>(5912, 285, 77, 6, 14, 18),</text:p>
      <text:p text:style-name="Standard">(5913, 285, 65, 32, 14, 19),</text:p>
      <text:p text:style-name="Standard">(5914, 285, 84, 27, 14, 20),</text:p>
      <text:p text:style-name="Standard">(5915, 285, 102, 1, 14, 21),</text:p>
      <text:p text:style-name="Standard">(5916, 285, 88, 29, 14, 22),</text:p>
      <text:p text:style-name="Standard">(5917, 285, 118, 29, 14, 23),</text:p>
      <text:p text:style-name="Standard">(5918, 285, 109, 15, 14, 24),</text:p>
      <text:p text:style-name="Standard">(5919, 285, 22, 17, 14, 25),</text:p>
      <text:p text:style-name="Standard">(5920, 285, 124, 17, 14, 26),</text:p>
      <text:p text:style-name="Standard">(5921, 286, 30, 22, 27, 1),</text:p>
      <text:p text:style-name="Standard">(5922, 286, 117, 3, 27, 2),</text:p>
      <text:p text:style-name="Standard">(5923, 286, 71, 3, 27, 3),</text:p>
      <text:p text:style-name="Standard">(5924, 286, 55, 6, 27, 4),</text:p>
      <text:p text:style-name="Standard">(5925, 286, 91, 15, 27, 5),</text:p>
      <text:p text:style-name="Standard">(5926, 286, 84, 27, 27, 6),</text:p>
      <text:p text:style-name="Standard">(5927, 286, 109, 15, 27, 7),</text:p>
      <text:p text:style-name="Standard">(5928, 286, 94, 18, 27, 8),</text:p>
      <text:p text:style-name="Standard">(5929, 286, 104, 18, 27, 9),</text:p>
      <text:p text:style-name="Standard">(5930, 286, 112, 33, 27, 10);</text:p>
      <text:p text:style-name="Standard">INSERT INTO `Resultat` (`IdResultat`, `IdCourse`, `IdPilote`, `IdConstructeur`, `IdCircuit`, `PositionResultats`) VALUES</text:p>
      <text:p text:style-name="Standard">(5931, 286, 100, 33, 27, 11),</text:p>
      <text:p text:style-name="Standard">(5932, 286, 110, 25, 27, 12),</text:p>
      <text:p text:style-name="Standard">(5933, 286, 22, 17, 27, 13),</text:p>
      <text:p text:style-name="Standard">(5934, 286, 69, 26, 27, 14),</text:p>
      <text:p text:style-name="Standard">(5935, 286, 118, 29, 27, 15),</text:p>
      <text:p text:style-name="Standard">(5936, 286, 119, 22, 27, 16),</text:p>
      <text:p text:style-name="Standard">(5937, 286, 83, 32, 27, 17),</text:p>
      <text:p text:style-name="Standard">(5938, 286, 65, 32, 27, 18),</text:p>
      <text:p text:style-name="Standard">(5939, 286, 87, 27, 27, 19),</text:p>
      <text:p text:style-name="Standard">(5940, 286, 105, 26, 27, 20),</text:p>
      <text:p text:style-name="Standard">(5941, 286, 77, 6, 27, 21),</text:p>
      <text:p text:style-name="Standard">(5942, 286, 57, 1, 27, 22),</text:p>
      <text:p text:style-name="Standard">(5943, 286, 88, 29, 27, 23),</text:p>
      <text:p text:style-name="Standard">(5944, 286, 102, 1, 27, 24),</text:p>
      <text:p text:style-name="Standard">(5945, 286, 79, 25, 27, 25),</text:p>
      <text:p text:style-name="Standard">(5946, 286, 125, 17, 27, 26),</text:p>
      <text:p text:style-name="Standard">(5947, 287, 102, 1, 22, 1),</text:p>
      <text:p text:style-name="Standard">(5948, 287, 117, 3, 22, 2),</text:p>
      <text:p text:style-name="Standard">(5949, 287, 57, 1, 22, 3),</text:p>
      <text:p text:style-name="Standard">(5950, 287, 71, 3, 22, 4),</text:p>
      <text:p text:style-name="Standard">(5951, 287, 22, 17, 22, 5),</text:p>
      <text:p text:style-name="Standard">(5952, 287, 56, 17, 22, 6),</text:p>
      <text:p text:style-name="Standard">(5953, 287, 87, 27, 22, 7),</text:p>
      <text:p text:style-name="Standard">(5954, 287, 109, 15, 22, 8),</text:p>
      <text:p text:style-name="Standard">(5955, 287, 84, 27, 22, 9),</text:p>
      <text:p text:style-name="Standard">(5956, 287, 94, 18, 22, 10),</text:p>
      <text:p text:style-name="Standard">(5957, 287, 65, 32, 22, 11),</text:p>
      <text:p text:style-name="Standard">(5958, 287, 126, 33, 22, 12),</text:p>
      <text:p text:style-name="Standard">(5959, 287, 83, 32, 22, 13),</text:p>
      <text:p text:style-name="Standard">(5960, 287, 118, 29, 22, 14),</text:p>
      <text:p text:style-name="Standard">(5961, 287, 119, 22, 22, 15),</text:p>
      <text:p text:style-name="Standard"><text:soft-page-break/>(5962, 287, 77, 6, 22, 16),</text:p>
      <text:p text:style-name="Standard">(5963, 287, 88, 29, 22, 17),</text:p>
      <text:p text:style-name="Standard">(5964, 287, 111, 18, 22, 18),</text:p>
      <text:p text:style-name="Standard">(5965, 287, 79, 25, 22, 19),</text:p>
      <text:p text:style-name="Standard">(5966, 287, 91, 15, 22, 20),</text:p>
      <text:p text:style-name="Standard">(5967, 287, 100, 33, 22, 21),</text:p>
      <text:p text:style-name="Standard">(5968, 287, 30, 22, 22, 22),</text:p>
      <text:p text:style-name="Standard">(5969, 287, 55, 6, 22, 23),</text:p>
      <text:p text:style-name="Standard">(5970, 287, 110, 25, 22, 24),</text:p>
      <text:p text:style-name="Standard">(5971, 288, 102, 1, 29, 1),</text:p>
      <text:p text:style-name="Standard">(5972, 288, 117, 3, 29, 2),</text:p>
      <text:p text:style-name="Standard">(5973, 288, 71, 3, 29, 3),</text:p>
      <text:p text:style-name="Standard">(5974, 288, 55, 6, 29, 4),</text:p>
      <text:p text:style-name="Standard">(5975, 288, 77, 6, 29, 5),</text:p>
      <text:p text:style-name="Standard">(5976, 288, 84, 27, 29, 6),</text:p>
      <text:p text:style-name="Standard">(5977, 288, 88, 29, 29, 7),</text:p>
      <text:p text:style-name="Standard">(5978, 288, 119, 22, 29, 8),</text:p>
      <text:p text:style-name="Standard">(5979, 288, 87, 27, 29, 9),</text:p>
      <text:p text:style-name="Standard">(5980, 288, 118, 29, 29, 10),</text:p>
      <text:p text:style-name="Standard">(5981, 288, 22, 17, 29, 11),</text:p>
      <text:p text:style-name="Standard">(5982, 288, 100, 33, 29, 12),</text:p>
      <text:p text:style-name="Standard">(5983, 288, 110, 25, 29, 13),</text:p>
      <text:p text:style-name="Standard">(5984, 288, 126, 33, 29, 14),</text:p>
      <text:p text:style-name="Standard">(5985, 288, 91, 15, 29, 15),</text:p>
      <text:p text:style-name="Standard">(5986, 288, 109, 15, 29, 16),</text:p>
      <text:p text:style-name="Standard">(5987, 288, 111, 18, 29, 17),</text:p>
      <text:p text:style-name="Standard">(5988, 288, 57, 1, 29, 18),</text:p>
      <text:p text:style-name="Standard">(5989, 288, 30, 22, 29, 19),</text:p>
      <text:p text:style-name="Standard">(5990, 288, 79, 25, 29, 20),</text:p>
      <text:p text:style-name="Standard">(5991, 288, 56, 17, 29, 21),</text:p>
      <text:p text:style-name="Standard">(5992, 288, 65, 32, 29, 22),</text:p>
      <text:p text:style-name="Standard">(5993, 288, 94, 18, 29, 23),</text:p>
      <text:p text:style-name="Standard">(5994, 288, 83, 32, 29, 24),</text:p>
      <text:p text:style-name="Standard">(5995, 289, 95, 3, 30, 1),</text:p>
      <text:p text:style-name="Standard">(5996, 289, 119, 3, 30, 2),</text:p>
      <text:p text:style-name="Standard">(5997, 289, 102, 1, 30, 3),</text:p>
      <text:p text:style-name="Standard">(5998, 289, 30, 22, 30, 4),</text:p>
      <text:p text:style-name="Standard">(5999, 289, 77, 1, 30, 5),</text:p>
      <text:p text:style-name="Standard">(6000, 289, 65, 32, 30, 6),</text:p>
      <text:p text:style-name="Standard">(6001, 289, 100, 27, 30, 7),</text:p>
      <text:p text:style-name="Standard">(6002, 289, 88, 29, 30, 8),</text:p>
      <text:p text:style-name="Standard">(6003, 289, 57, 32, 30, 9),</text:p>
      <text:p text:style-name="Standard">(6004, 289, 105, 29, 30, 10),</text:p>
      <text:p text:style-name="Standard">(6005, 289, 127, 17, 30, 11),</text:p>
      <text:p text:style-name="Standard">(6006, 289, 79, 33, 30, 12),</text:p>
      <text:p text:style-name="Standard">(6007, 289, 128, 34, 30, 13),</text:p>
      <text:p text:style-name="Standard">(6008, 289, 129, 25, 30, 14),</text:p>
      <text:p text:style-name="Standard">(6009, 289, 123, 27, 30, 15),</text:p>
      <text:p text:style-name="Standard">(6010, 289, 94, 35, 30, 16),</text:p>
      <text:p text:style-name="Standard">(6011, 289, 81, 18, 30, 17),</text:p>
      <text:p text:style-name="Standard">(6012, 289, 109, 35, 30, 18),</text:p>
      <text:p text:style-name="Standard">(6013, 289, 104, 18, 30, 19),</text:p>
      <text:p text:style-name="Standard"><text:soft-page-break/>(6014, 289, 110, 25, 30, 20),</text:p>
      <text:p text:style-name="Standard">(6015, 289, 55, 6, 30, 21),</text:p>
      <text:p text:style-name="Standard">(6016, 289, 122, 6, 30, 22),</text:p>
      <text:p text:style-name="Standard">(6017, 289, 99, 36, 30, 23),</text:p>
      <text:p text:style-name="Standard">(6018, 289, 91, 37, 30, 24),</text:p>
      <text:p text:style-name="Standard">(6019, 289, 92, 33, 30, 25),</text:p>
      <text:p text:style-name="Standard">(6020, 289, 84, 22, 30, 26),</text:p>
      <text:p text:style-name="Standard">(6021, 289, 108, 37, 30, 27),</text:p>
      <text:p text:style-name="Standard">(6022, 289, 130, 36, 30, 28),</text:p>
      <text:p text:style-name="Standard">(6023, 289, 131, 17, 30, 29),</text:p>
      <text:p text:style-name="Standard">(6024, 289, 132, 34, 30, 30),</text:p>
      <text:p text:style-name="Standard">(6025, 290, 95, 3, 32, 1),</text:p>
      <text:p text:style-name="Standard">(6026, 290, 119, 3, 32, 2),</text:p>
      <text:p text:style-name="Standard">(6027, 290, 30, 22, 32, 3),</text:p>
      <text:p text:style-name="Standard">(6028, 290, 77, 1, 32, 4),</text:p>
      <text:p text:style-name="Standard">(6029, 290, 110, 25, 32, 5),</text:p>
      <text:p text:style-name="Standard">(6030, 290, 57, 32, 32, 6),</text:p>
      <text:p text:style-name="Standard">(6031, 290, 65, 32, 32, 7),</text:p>
      <text:p text:style-name="Standard">(6032, 290, 109, 35, 32, 8),</text:p>
      <text:p text:style-name="Standard">(6033, 290, 100, 27, 32, 9),</text:p>
      <text:p text:style-name="Standard">(6034, 290, 123, 27, 32, 10),</text:p>
      <text:p text:style-name="Standard">(6035, 290, 92, 33, 32, 11),</text:p>
      <text:p text:style-name="Standard">(6036, 290, 79, 33, 32, 12),</text:p>
      <text:p text:style-name="Standard">(6037, 290, 105, 29, 32, 13),</text:p>
      <text:p text:style-name="Standard">(6038, 290, 84, 22, 32, 14),</text:p>
      <text:p text:style-name="Standard">(6039, 290, 99, 36, 32, 15),</text:p>
      <text:p text:style-name="Standard">(6040, 290, 130, 36, 32, 16),</text:p>
      <text:p text:style-name="Standard">(6041, 290, 94, 35, 32, 17),</text:p>
      <text:p text:style-name="Standard">(6042, 290, 55, 6, 32, 18),</text:p>
      <text:p text:style-name="Standard">(6043, 290, 81, 18, 32, 19),</text:p>
      <text:p text:style-name="Standard">(6044, 290, 131, 17, 32, 20),</text:p>
      <text:p text:style-name="Standard">(6045, 290, 129, 25, 32, 21),</text:p>
      <text:p text:style-name="Standard">(6046, 290, 102, 1, 32, 22),</text:p>
      <text:p text:style-name="Standard">(6047, 290, 104, 18, 32, 23),</text:p>
      <text:p text:style-name="Standard">(6048, 290, 127, 17, 32, 24),</text:p>
      <text:p text:style-name="Standard">(6049, 290, 91, 37, 32, 25),</text:p>
      <text:p text:style-name="Standard">(6050, 290, 122, 6, 32, 26),</text:p>
      <text:p text:style-name="Standard">(6051, 290, 88, 29, 32, 27),</text:p>
      <text:p text:style-name="Standard">(6052, 290, 108, 37, 32, 28),</text:p>
      <text:p text:style-name="Standard">(6053, 290, 128, 34, 32, 29),</text:p>
      <text:p text:style-name="Standard">(6054, 290, 132, 34, 32, 30),</text:p>
      <text:p text:style-name="Standard">(6055, 291, 95, 3, 18, 1),</text:p>
      <text:p text:style-name="Standard">(6056, 291, 119, 3, 18, 2),</text:p>
      <text:p text:style-name="Standard">(6057, 291, 30, 22, 18, 3),</text:p>
      <text:p text:style-name="Standard">(6058, 291, 55, 6, 18, 4),</text:p>
      <text:p text:style-name="Standard">(6059, 291, 122, 6, 18, 5),</text:p>
      <text:p text:style-name="Standard">(6060, 291, 105, 29, 18, 6),</text:p>
      <text:p text:style-name="Standard">(6061, 291, 81, 18, 18, 7),</text:p>
      <text:p text:style-name="Standard">(6062, 291, 109, 35, 18, 8),</text:p>
      <text:p text:style-name="Standard">(6063, 291, 79, 33, 18, 9),</text:p>
      <text:p text:style-name="Standard">(6064, 291, 57, 32, 18, 10),</text:p>
      <text:p text:style-name="Standard">(6065, 291, 99, 36, 18, 11),</text:p>
      <text:p text:style-name="Standard"><text:soft-page-break/>(6066, 291, 91, 37, 18, 12),</text:p>
      <text:p text:style-name="Standard">(6067, 291, 104, 18, 18, 13),</text:p>
      <text:p text:style-name="Standard">(6068, 291, 129, 25, 18, 14),</text:p>
      <text:p text:style-name="Standard">(6069, 291, 100, 27, 18, 15),</text:p>
      <text:p text:style-name="Standard">(6070, 291, 65, 32, 18, 16),</text:p>
      <text:p text:style-name="Standard">(6071, 291, 123, 27, 18, 17),</text:p>
      <text:p text:style-name="Standard">(6072, 291, 127, 17, 18, 18),</text:p>
      <text:p text:style-name="Standard">(6073, 291, 84, 22, 18, 19),</text:p>
      <text:p text:style-name="Standard">(6074, 291, 94, 35, 18, 20),</text:p>
      <text:p text:style-name="Standard">(6075, 291, 92, 33, 18, 21),</text:p>
      <text:p text:style-name="Standard">(6076, 291, 110, 25, 18, 22),</text:p>
      <text:p text:style-name="Standard">(6077, 291, 102, 1, 18, 23),</text:p>
      <text:p text:style-name="Standard">(6078, 291, 77, 1, 18, 24),</text:p>
      <text:p text:style-name="Standard">(6079, 291, 88, 29, 18, 25),</text:p>
      <text:p text:style-name="Standard">(6080, 291, 131, 17, 18, 26),</text:p>
      <text:p text:style-name="Standard">(6081, 291, 130, 36, 18, 27),</text:p>
      <text:p text:style-name="Standard">(6082, 291, 108, 37, 18, 28),</text:p>
      <text:p text:style-name="Standard">(6083, 291, 128, 34, 18, 29),</text:p>
      <text:p text:style-name="Standard">(6084, 291, 132, 34, 18, 30),</text:p>
      <text:p text:style-name="Standard">(6085, 292, 95, 3, 4, 1),</text:p>
      <text:p text:style-name="Standard">(6086, 292, 30, 22, 4, 2),</text:p>
      <text:p text:style-name="Standard">(6087, 292, 55, 6, 4, 3),</text:p>
      <text:p text:style-name="Standard">(6088, 292, 77, 1, 4, 4),</text:p>
      <text:p text:style-name="Standard">(6089, 292, 105, 29, 4, 5),</text:p>
      <text:p text:style-name="Standard">(6090, 292, 94, 35, 4, 6),</text:p>
      <text:p text:style-name="Standard">(6091, 292, 88, 29, 4, 7),</text:p>
      <text:p text:style-name="Standard">(6092, 292, 91, 37, 4, 8),</text:p>
      <text:p text:style-name="Standard">(6093, 292, 102, 1, 4, 9),</text:p>
      <text:p text:style-name="Standard">(6094, 292, 122, 6, 4, 10),</text:p>
      <text:p text:style-name="Standard">(6095, 292, 104, 18, 4, 11),</text:p>
      <text:p text:style-name="Standard">(6096, 292, 108, 37, 4, 12),</text:p>
      <text:p text:style-name="Standard">(6097, 292, 109, 35, 4, 13),</text:p>
      <text:p text:style-name="Standard">(6098, 292, 99, 36, 4, 14),</text:p>
      <text:p text:style-name="Standard">(6099, 292, 57, 32, 4, 15),</text:p>
      <text:p text:style-name="Standard">(6100, 292, 100, 27, 4, 16),</text:p>
      <text:p text:style-name="Standard">(6101, 292, 92, 33, 4, 17),</text:p>
      <text:p text:style-name="Standard">(6102, 292, 129, 25, 4, 18),</text:p>
      <text:p text:style-name="Standard">(6103, 292, 81, 18, 4, 19),</text:p>
      <text:p text:style-name="Standard">(6104, 292, 127, 17, 4, 20),</text:p>
      <text:p text:style-name="Standard">(6105, 292, 130, 36, 4, 21),</text:p>
      <text:p text:style-name="Standard">(6106, 292, 119, 3, 4, 22),</text:p>
      <text:p text:style-name="Standard">(6107, 292, 65, 32, 4, 23),</text:p>
      <text:p text:style-name="Standard">(6108, 292, 123, 27, 4, 24),</text:p>
      <text:p text:style-name="Standard">(6109, 292, 84, 22, 4, 25),</text:p>
      <text:p text:style-name="Standard">(6110, 292, 110, 25, 4, 26),</text:p>
      <text:p text:style-name="Standard">(6111, 292, 79, 33, 4, 27),</text:p>
      <text:p text:style-name="Standard">(6112, 292, 128, 34, 4, 28),</text:p>
      <text:p text:style-name="Standard">(6113, 292, 131, 17, 4, 29),</text:p>
      <text:p text:style-name="Standard">(6114, 292, 71, 34, 4, 30),</text:p>
      <text:p text:style-name="Standard">(6115, 292, 90, 38, 4, 31),</text:p>
      <text:p text:style-name="Standard">(6116, 292, 135, 38, 4, 32),</text:p>
      <text:p text:style-name="Standard">(6117, 293, 95, 3, 21, 1),</text:p>
      <text:p text:style-name="Standard"><text:soft-page-break/>(6118, 293, 119, 3, 21, 2),</text:p>
      <text:p text:style-name="Standard">(6119, 293, 102, 1, 21, 3),</text:p>
      <text:p text:style-name="Standard">(6120, 293, 84, 22, 21, 4),</text:p>
      <text:p text:style-name="Standard">(6121, 293, 105, 29, 21, 5),</text:p>
      <text:p text:style-name="Standard">(6122, 293, 94, 35, 21, 6),</text:p>
      <text:p text:style-name="Standard">(6123, 293, 127, 17, 21, 7),</text:p>
      <text:p text:style-name="Standard">(6124, 293, 129, 25, 21, 8),</text:p>
      <text:p text:style-name="Standard">(6125, 293, 100, 27, 21, 9),</text:p>
      <text:p text:style-name="Standard">(6126, 293, 88, 29, 21, 10),</text:p>
      <text:p text:style-name="Standard">(6127, 293, 109, 35, 21, 11),</text:p>
      <text:p text:style-name="Standard">(6128, 293, 91, 37, 21, 12),</text:p>
      <text:p text:style-name="Standard">(6129, 293, 108, 37, 21, 13),</text:p>
      <text:p text:style-name="Standard">(6130, 293, 110, 25, 21, 14),</text:p>
      <text:p text:style-name="Standard">(6131, 293, 79, 33, 21, 15),</text:p>
      <text:p text:style-name="Standard">(6132, 293, 55, 6, 21, 16),</text:p>
      <text:p text:style-name="Standard">(6133, 293, 77, 1, 21, 17),</text:p>
      <text:p text:style-name="Standard">(6134, 293, 92, 33, 21, 18),</text:p>
      <text:p text:style-name="Standard">(6135, 293, 123, 27, 21, 19),</text:p>
      <text:p text:style-name="Standard">(6136, 293, 131, 17, 21, 20),</text:p>
      <text:p text:style-name="Standard">(6137, 293, 81, 18, 21, 21),</text:p>
      <text:p text:style-name="Standard">(6138, 293, 99, 36, 21, 22),</text:p>
      <text:p text:style-name="Standard">(6139, 293, 30, 22, 21, 23),</text:p>
      <text:p text:style-name="Standard">(6140, 293, 122, 6, 21, 24),</text:p>
      <text:p text:style-name="Standard">(6141, 293, 104, 18, 21, 25),</text:p>
      <text:p text:style-name="Standard">(6142, 293, 65, 32, 21, 26),</text:p>
      <text:p text:style-name="Standard">(6143, 293, 57, 32, 21, 27),</text:p>
      <text:p text:style-name="Standard">(6144, 293, 130, 36, 21, 28),</text:p>
      <text:p text:style-name="Standard">(6145, 293, 71, 34, 21, 29),</text:p>
      <text:p text:style-name="Standard">(6146, 293, 128, 34, 21, 30),</text:p>
      <text:p text:style-name="Standard">(6147, 293, 90, 38, 21, 31),</text:p>
      <text:p text:style-name="Standard">(6148, 293, 135, 38, 21, 32),</text:p>
      <text:p text:style-name="Standard">(6149, 294, 102, 1, 6, 1),</text:p>
      <text:p text:style-name="Standard">(6150, 294, 95, 3, 6, 2),</text:p>
      <text:p text:style-name="Standard">(6151, 294, 119, 3, 6, 3),</text:p>
      <text:p text:style-name="Standard">(6152, 294, 30, 22, 6, 4),</text:p>
      <text:p text:style-name="Standard">(6153, 294, 84, 22, 6, 5),</text:p>
      <text:p text:style-name="Standard">(6154, 294, 92, 33, 6, 6),</text:p>
      <text:p text:style-name="Standard">(6155, 294, 105, 29, 6, 7),</text:p>
      <text:p text:style-name="Standard">(6156, 294, 104, 18, 6, 8),</text:p>
      <text:p text:style-name="Standard">(6157, 294, 109, 35, 6, 9),</text:p>
      <text:p text:style-name="Standard">(6158, 294, 100, 27, 6, 10),</text:p>
      <text:p text:style-name="Standard">(6159, 294, 88, 29, 6, 11),</text:p>
      <text:p text:style-name="Standard">(6160, 294, 123, 27, 6, 12),</text:p>
      <text:p text:style-name="Standard">(6161, 294, 122, 6, 6, 13),</text:p>
      <text:p text:style-name="Standard">(6162, 294, 77, 1, 6, 14),</text:p>
      <text:p text:style-name="Standard">(6163, 294, 57, 32, 6, 15),</text:p>
      <text:p text:style-name="Standard">(6164, 294, 55, 6, 6, 16),</text:p>
      <text:p text:style-name="Standard">(6165, 294, 127, 17, 6, 17),</text:p>
      <text:p text:style-name="Standard">(6166, 294, 65, 32, 6, 18),</text:p>
      <text:p text:style-name="Standard">(6167, 294, 90, 38, 6, 19),</text:p>
      <text:p text:style-name="Standard">(6168, 294, 110, 25, 6, 20),</text:p>
      <text:p text:style-name="Standard">(6169, 294, 99, 36, 6, 21),</text:p>
      <text:p text:style-name="Standard"><text:soft-page-break/>(6170, 294, 131, 17, 6, 22),</text:p>
      <text:p text:style-name="Standard">(6171, 294, 129, 25, 6, 23),</text:p>
      <text:p text:style-name="Standard">(6172, 294, 91, 37, 6, 24),</text:p>
      <text:p text:style-name="Standard">(6173, 294, 81, 18, 6, 25),</text:p>
      <text:p text:style-name="Standard">(6174, 294, 94, 35, 6, 26),</text:p>
      <text:p text:style-name="Standard">(6175, 294, 128, 34, 6, 27),</text:p>
      <text:p text:style-name="Standard">(6176, 294, 71, 34, 6, 28),</text:p>
      <text:p text:style-name="Standard">(6177, 294, 130, 36, 6, 29),</text:p>
      <text:p text:style-name="Standard">(6178, 294, 108, 37, 6, 30),</text:p>
      <text:p text:style-name="Standard">(6179, 294, 79, 33, 6, 31),</text:p>
      <text:p text:style-name="Standard">(6180, 294, 135, 38, 6, 32),</text:p>
      <text:p text:style-name="Standard">(6181, 295, 77, 1, 7, 1),</text:p>
      <text:p text:style-name="Standard">(6182, 295, 30, 22, 7, 2),</text:p>
      <text:p text:style-name="Standard">(6183, 295, 55, 6, 7, 3),</text:p>
      <text:p text:style-name="Standard">(6184, 295, 91, 37, 7, 4),</text:p>
      <text:p text:style-name="Standard">(6185, 295, 110, 25, 7, 5),</text:p>
      <text:p text:style-name="Standard">(6186, 295, 100, 27, 7, 6),</text:p>
      <text:p text:style-name="Standard">(6187, 295, 105, 29, 7, 7),</text:p>
      <text:p text:style-name="Standard">(6188, 295, 94, 35, 7, 8),</text:p>
      <text:p text:style-name="Standard">(6189, 295, 109, 35, 7, 9),</text:p>
      <text:p text:style-name="Standard">(6190, 295, 123, 27, 7, 10),</text:p>
      <text:p text:style-name="Standard">(6191, 295, 81, 18, 7, 11),</text:p>
      <text:p text:style-name="Standard">(6192, 295, 129, 25, 7, 12),</text:p>
      <text:p text:style-name="Standard">(6193, 295, 104, 18, 7, 13),</text:p>
      <text:p text:style-name="Standard">(6194, 295, 108, 37, 7, 14),</text:p>
      <text:p text:style-name="Standard">(6195, 295, 79, 33, 7, 15),</text:p>
      <text:p text:style-name="Standard">(6196, 295, 84, 22, 7, 16),</text:p>
      <text:p text:style-name="Standard">(6197, 295, 119, 3, 7, 17),</text:p>
      <text:p text:style-name="Standard">(6198, 295, 102, 1, 7, 18),</text:p>
      <text:p text:style-name="Standard">(6199, 295, 131, 17, 7, 19),</text:p>
      <text:p text:style-name="Standard">(6200, 295, 57, 32, 7, 20),</text:p>
      <text:p text:style-name="Standard">(6201, 295, 65, 32, 7, 21),</text:p>
      <text:p text:style-name="Standard">(6202, 295, 122, 6, 7, 22),</text:p>
      <text:p text:style-name="Standard">(6203, 295, 95, 3, 7, 23),</text:p>
      <text:p text:style-name="Standard">(6204, 295, 127, 17, 7, 24),</text:p>
      <text:p text:style-name="Standard">(6205, 295, 92, 33, 7, 25),</text:p>
      <text:p text:style-name="Standard">(6206, 295, 99, 36, 7, 26),</text:p>
      <text:p text:style-name="Standard">(6207, 295, 88, 29, 7, 27),</text:p>
      <text:p text:style-name="Standard">(6208, 295, 128, 34, 7, 28),</text:p>
      <text:p text:style-name="Standard">(6209, 295, 130, 36, 7, 29),</text:p>
      <text:p text:style-name="Standard">(6210, 295, 71, 34, 7, 30),</text:p>
      <text:p text:style-name="Standard">(6211, 295, 90, 38, 7, 31),</text:p>
      <text:p text:style-name="Standard">(6212, 296, 95, 3, 8, 1),</text:p>
      <text:p text:style-name="Standard">(6213, 296, 119, 3, 8, 2),</text:p>
      <text:p text:style-name="Standard">(6214, 296, 84, 22, 8, 3),</text:p>
      <text:p text:style-name="Standard">(6215, 296, 57, 32, 8, 4),</text:p>
      <text:p text:style-name="Standard">(6216, 296, 100, 27, 8, 5),</text:p>
      <text:p text:style-name="Standard">(6217, 296, 65, 32, 8, 6),</text:p>
      <text:p text:style-name="Standard">(6218, 296, 105, 29, 8, 7),</text:p>
      <text:p text:style-name="Standard">(6219, 296, 81, 18, 8, 8),</text:p>
      <text:p text:style-name="Standard">(6220, 296, 109, 35, 8, 9),</text:p>
      <text:p text:style-name="Standard">(6221, 296, 94, 35, 8, 10),</text:p>
      <text:p text:style-name="Standard"><text:soft-page-break/>(6222, 296, 129, 25, 8, 11),</text:p>
      <text:p text:style-name="Standard">(6223, 296, 55, 6, 8, 12),</text:p>
      <text:p text:style-name="Standard">(6224, 296, 110, 25, 8, 13),</text:p>
      <text:p text:style-name="Standard">(6225, 296, 79, 33, 8, 14),</text:p>
      <text:p text:style-name="Standard">(6226, 296, 123, 27, 8, 15),</text:p>
      <text:p text:style-name="Standard">(6227, 296, 122, 6, 8, 16),</text:p>
      <text:p text:style-name="Standard">(6228, 296, 91, 37, 8, 17),</text:p>
      <text:p text:style-name="Standard">(6229, 296, 131, 17, 8, 18),</text:p>
      <text:p text:style-name="Standard">(6230, 296, 88, 29, 8, 19),</text:p>
      <text:p text:style-name="Standard">(6231, 296, 30, 22, 8, 20),</text:p>
      <text:p text:style-name="Standard">(6232, 296, 77, 1, 8, 21),</text:p>
      <text:p text:style-name="Standard">(6233, 296, 99, 36, 8, 22),</text:p>
      <text:p text:style-name="Standard">(6234, 296, 102, 1, 8, 23),</text:p>
      <text:p text:style-name="Standard">(6235, 296, 92, 33, 8, 24),</text:p>
      <text:p text:style-name="Standard">(6236, 296, 127, 17, 8, 25),</text:p>
      <text:p text:style-name="Standard">(6237, 296, 130, 36, 8, 26),</text:p>
      <text:p text:style-name="Standard">(6238, 296, 108, 37, 8, 27),</text:p>
      <text:p text:style-name="Standard">(6239, 296, 104, 18, 8, 28),</text:p>
      <text:p text:style-name="Standard">(6240, 296, 128, 34, 8, 29),</text:p>
      <text:p text:style-name="Standard">(6241, 296, 71, 34, 8, 30),</text:p>
      <text:p text:style-name="Standard">(6242, 297, 95, 3, 9, 1),</text:p>
      <text:p text:style-name="Standard">(6243, 297, 119, 3, 9, 2),</text:p>
      <text:p text:style-name="Standard">(6244, 297, 84, 22, 9, 3),</text:p>
      <text:p text:style-name="Standard">(6245, 297, 30, 22, 9, 4),</text:p>
      <text:p text:style-name="Standard">(6246, 297, 77, 1, 9, 5),</text:p>
      <text:p text:style-name="Standard">(6247, 297, 57, 32, 9, 6),</text:p>
      <text:p text:style-name="Standard">(6248, 297, 105, 29, 9, 7),</text:p>
      <text:p text:style-name="Standard">(6249, 297, 100, 27, 9, 8),</text:p>
      <text:p text:style-name="Standard">(6250, 297, 122, 6, 9, 9),</text:p>
      <text:p text:style-name="Standard">(6251, 297, 123, 27, 9, 10),</text:p>
      <text:p text:style-name="Standard">(6252, 297, 129, 25, 9, 11),</text:p>
      <text:p text:style-name="Standard">(6253, 297, 88, 29, 9, 12),</text:p>
      <text:p text:style-name="Standard">(6254, 297, 109, 35, 9, 13),</text:p>
      <text:p text:style-name="Standard">(6255, 297, 99, 36, 9, 14),</text:p>
      <text:p text:style-name="Standard">(6256, 297, 94, 35, 9, 15),</text:p>
      <text:p text:style-name="Standard">(6257, 297, 71, 34, 9, 16),</text:p>
      <text:p text:style-name="Standard">(6258, 297, 81, 18, 9, 17),</text:p>
      <text:p text:style-name="Standard">(6259, 297, 102, 1, 9, 18),</text:p>
      <text:p text:style-name="Standard">(6260, 297, 110, 25, 9, 19),</text:p>
      <text:p text:style-name="Standard">(6261, 297, 55, 6, 9, 20),</text:p>
      <text:p text:style-name="Standard">(6262, 297, 131, 17, 9, 21),</text:p>
      <text:p text:style-name="Standard">(6263, 297, 127, 17, 9, 22),</text:p>
      <text:p text:style-name="Standard">(6264, 297, 92, 33, 9, 23),</text:p>
      <text:p text:style-name="Standard">(6265, 297, 65, 32, 9, 24),</text:p>
      <text:p text:style-name="Standard">(6266, 297, 91, 37, 9, 25),</text:p>
      <text:p text:style-name="Standard">(6267, 297, 79, 33, 9, 26),</text:p>
      <text:p text:style-name="Standard">(6268, 297, 70, 18, 9, 27),</text:p>
      <text:p text:style-name="Standard">(6269, 297, 108, 37, 9, 28),</text:p>
      <text:p text:style-name="Standard">(6270, 297, 130, 36, 9, 29),</text:p>
      <text:p text:style-name="Standard">(6271, 297, 128, 34, 9, 30),</text:p>
      <text:p text:style-name="Standard">(6272, 297, 90, 38, 9, 31),</text:p>
      <text:p text:style-name="Standard">(6273, 297, 135, 38, 9, 32),</text:p>
      <text:p text:style-name="Standard"><text:soft-page-break/>(6274, 298, 95, 3, 10, 1),</text:p>
      <text:p text:style-name="Standard">(6275, 298, 102, 1, 10, 2),</text:p>
      <text:p text:style-name="Standard">(6276, 298, 30, 22, 10, 3),</text:p>
      <text:p text:style-name="Standard">(6277, 298, 84, 22, 10, 4),</text:p>
      <text:p text:style-name="Standard">(6278, 298, 55, 6, 10, 5),</text:p>
      <text:p text:style-name="Standard">(6279, 298, 100, 27, 10, 6),</text:p>
      <text:p text:style-name="Standard">(6280, 298, 123, 27, 10, 7),</text:p>
      <text:p text:style-name="Standard">(6281, 298, 119, 3, 10, 8),</text:p>
      <text:p text:style-name="Standard">(6282, 298, 105, 29, 10, 9),</text:p>
      <text:p text:style-name="Standard">(6283, 298, 109, 35, 10, 10),</text:p>
      <text:p text:style-name="Standard">(6284, 298, 94, 35, 10, 11),</text:p>
      <text:p text:style-name="Standard">(6285, 298, 81, 18, 10, 12),</text:p>
      <text:p text:style-name="Standard">(6286, 298, 108, 37, 10, 13),</text:p>
      <text:p text:style-name="Standard">(6287, 298, 92, 33, 10, 14),</text:p>
      <text:p text:style-name="Standard">(6288, 298, 127, 17, 10, 15),</text:p>
      <text:p text:style-name="Standard">(6289, 298, 91, 37, 10, 16),</text:p>
      <text:p text:style-name="Standard">(6290, 298, 99, 36, 10, 17),</text:p>
      <text:p text:style-name="Standard">(6291, 298, 110, 25, 10, 18),</text:p>
      <text:p text:style-name="Standard">(6292, 298, 65, 32, 10, 19),</text:p>
      <text:p text:style-name="Standard">(6293, 298, 122, 6, 10, 20),</text:p>
      <text:p text:style-name="Standard">(6294, 298, 57, 32, 10, 21),</text:p>
      <text:p text:style-name="Standard">(6295, 298, 77, 1, 10, 22),</text:p>
      <text:p text:style-name="Standard">(6296, 298, 129, 25, 10, 23),</text:p>
      <text:p text:style-name="Standard">(6297, 298, 79, 33, 10, 24),</text:p>
      <text:p text:style-name="Standard">(6298, 298, 88, 29, 10, 25),</text:p>
      <text:p text:style-name="Standard">(6299, 298, 70, 18, 10, 26),</text:p>
      <text:p text:style-name="Standard">(6300, 298, 131, 17, 10, 27),</text:p>
      <text:p text:style-name="Standard">(6301, 298, 128, 34, 10, 28),</text:p>
      <text:p text:style-name="Standard">(6302, 298, 130, 36, 10, 29),</text:p>
      <text:p text:style-name="Standard">(6303, 298, 71, 34, 10, 30),</text:p>
      <text:p text:style-name="Standard">(6304, 298, 90, 38, 10, 31),</text:p>
      <text:p text:style-name="Standard">(6305, 298, 135, 38, 10, 32),</text:p>
      <text:p text:style-name="Standard">(6306, 299, 102, 1, 11, 1),</text:p>
      <text:p text:style-name="Standard">(6307, 299, 95, 3, 11, 2),</text:p>
      <text:p text:style-name="Standard">(6308, 299, 77, 1, 11, 3),</text:p>
      <text:p text:style-name="Standard">(6309, 299, 57, 32, 11, 4),</text:p>
      <text:p text:style-name="Standard">(6310, 299, 84, 22, 11, 5),</text:p>
      <text:p text:style-name="Standard">(6311, 299, 122, 6, 11, 6),</text:p>
      <text:p text:style-name="Standard">(6312, 299, 105, 29, 11, 7),</text:p>
      <text:p text:style-name="Standard">(6313, 299, 110, 25, 11, 8),</text:p>
      <text:p text:style-name="Standard">(6314, 299, 108, 37, 11, 9),</text:p>
      <text:p text:style-name="Standard">(6315, 299, 127, 17, 11, 10),</text:p>
      <text:p text:style-name="Standard">(6316, 299, 71, 34, 11, 11),</text:p>
      <text:p text:style-name="Standard">(6317, 299, 30, 22, 11, 12),</text:p>
      <text:p text:style-name="Standard">(6318, 299, 119, 3, 11, 13),</text:p>
      <text:p text:style-name="Standard">(6319, 299, 94, 35, 11, 14),</text:p>
      <text:p text:style-name="Standard">(6320, 299, 79, 33, 11, 15),</text:p>
      <text:p text:style-name="Standard">(6321, 299, 55, 6, 11, 16),</text:p>
      <text:p text:style-name="Standard">(6322, 299, 92, 33, 11, 17),</text:p>
      <text:p text:style-name="Standard">(6323, 299, 88, 29, 11, 18),</text:p>
      <text:p text:style-name="Standard">(6324, 299, 129, 25, 11, 19),</text:p>
      <text:p text:style-name="Standard">(6325, 299, 91, 37, 11, 20),</text:p>
      <text:p text:style-name="Standard"><text:soft-page-break/>(6326, 299, 131, 17, 11, 21),</text:p>
      <text:p text:style-name="Standard">(6327, 299, 128, 36, 11, 22),</text:p>
      <text:p text:style-name="Standard">(6328, 299, 123, 27, 11, 23),</text:p>
      <text:p text:style-name="Standard">(6329, 299, 100, 27, 11, 24),</text:p>
      <text:p text:style-name="Standard">(6330, 299, 99, 36, 11, 25),</text:p>
      <text:p text:style-name="Standard">(6331, 299, 65, 32, 11, 26),</text:p>
      <text:p text:style-name="Standard">(6332, 299, 81, 18, 11, 27),</text:p>
      <text:p text:style-name="Standard">(6333, 299, 109, 35, 11, 28),</text:p>
      <text:p text:style-name="Standard">(6334, 299, 70, 18, 11, 29),</text:p>
      <text:p text:style-name="Standard">(6335, 299, 90, 38, 11, 30),</text:p>
      <text:p text:style-name="Standard">(6336, 299, 135, 38, 11, 31),</text:p>
      <text:p text:style-name="Standard">(6337, 300, 30, 22, 13, 1),</text:p>
      <text:p text:style-name="Standard">(6338, 300, 95, 3, 13, 2),</text:p>
      <text:p text:style-name="Standard">(6339, 300, 119, 3, 13, 3),</text:p>
      <text:p text:style-name="Standard">(6340, 300, 84, 22, 13, 4),</text:p>
      <text:p text:style-name="Standard">(6341, 300, 102, 1, 13, 5),</text:p>
      <text:p text:style-name="Standard">(6342, 300, 57, 32, 13, 6),</text:p>
      <text:p text:style-name="Standard">(6343, 300, 109, 35, 13, 7),</text:p>
      <text:p text:style-name="Standard">(6344, 300, 110, 25, 13, 8),</text:p>
      <text:p text:style-name="Standard">(6345, 300, 88, 29, 13, 9),</text:p>
      <text:p text:style-name="Standard">(6346, 300, 128, 36, 13, 10),</text:p>
      <text:p text:style-name="Standard">(6347, 300, 91, 37, 13, 11),</text:p>
      <text:p text:style-name="Standard">(6348, 300, 125, 37, 13, 12),</text:p>
      <text:p text:style-name="Standard">(6349, 300, 65, 32, 13, 13),</text:p>
      <text:p text:style-name="Standard">(6350, 300, 127, 17, 13, 14),</text:p>
      <text:p text:style-name="Standard">(6351, 300, 131, 17, 13, 15),</text:p>
      <text:p text:style-name="Standard">(6352, 300, 81, 18, 13, 16),</text:p>
      <text:p text:style-name="Standard">(6353, 300, 79, 33, 13, 17),</text:p>
      <text:p text:style-name="Standard">(6354, 300, 92, 33, 13, 18),</text:p>
      <text:p text:style-name="Standard">(6355, 300, 123, 27, 13, 19),</text:p>
      <text:p text:style-name="Standard">(6356, 300, 122, 6, 13, 20),</text:p>
      <text:p text:style-name="Standard">(6357, 300, 99, 36, 13, 21),</text:p>
      <text:p text:style-name="Standard">(6358, 300, 105, 29, 13, 22),</text:p>
      <text:p text:style-name="Standard">(6359, 300, 55, 6, 13, 23),</text:p>
      <text:p text:style-name="Standard">(6360, 300, 129, 25, 13, 24),</text:p>
      <text:p text:style-name="Standard">(6361, 300, 77, 1, 13, 25),</text:p>
      <text:p text:style-name="Standard">(6362, 300, 94, 35, 13, 26),</text:p>
      <text:p text:style-name="Standard">(6363, 300, 104, 18, 13, 27),</text:p>
      <text:p text:style-name="Standard">(6364, 300, 90, 38, 13, 28),</text:p>
      <text:p text:style-name="Standard">(6365, 300, 135, 38, 13, 29),</text:p>
      <text:p text:style-name="Standard">(6366, 300, 100, 27, 13, 30),</text:p>
      <text:p text:style-name="Standard">(6367, 301, 102, 1, 14, 1),</text:p>
      <text:p text:style-name="Standard">(6368, 301, 84, 22, 14, 2),</text:p>
      <text:p text:style-name="Standard">(6369, 301, 30, 22, 14, 3),</text:p>
      <text:p text:style-name="Standard">(6370, 301, 77, 1, 14, 4),</text:p>
      <text:p text:style-name="Standard">(6371, 301, 119, 3, 14, 5),</text:p>
      <text:p text:style-name="Standard">(6372, 301, 110, 25, 14, 6),</text:p>
      <text:p text:style-name="Standard">(6373, 301, 105, 29, 14, 7),</text:p>
      <text:p text:style-name="Standard">(6374, 301, 94, 35, 14, 8),</text:p>
      <text:p text:style-name="Standard">(6375, 301, 79, 33, 14, 9),</text:p>
      <text:p text:style-name="Standard">(6376, 301, 91, 37, 14, 10),</text:p>
      <text:p text:style-name="Standard">(6377, 301, 109, 35, 14, 11),</text:p>
      <text:p text:style-name="Standard"><text:soft-page-break/>(6378, 301, 127, 17, 14, 12),</text:p>
      <text:p text:style-name="Standard">(6379, 301, 95, 3, 14, 13),</text:p>
      <text:p text:style-name="Standard">(6380, 301, 123, 27, 14, 14),</text:p>
      <text:p text:style-name="Standard">(6381, 301, 100, 27, 14, 15),</text:p>
      <text:p text:style-name="Standard">(6382, 301, 99, 36, 14, 16),</text:p>
      <text:p text:style-name="Standard">(6383, 301, 129, 25, 14, 17),</text:p>
      <text:p text:style-name="Standard">(6384, 301, 65, 32, 14, 18),</text:p>
      <text:p text:style-name="Standard">(6385, 301, 125, 37, 14, 19),</text:p>
      <text:p text:style-name="Standard">(6386, 301, 55, 6, 14, 20),</text:p>
      <text:p text:style-name="Standard">(6387, 301, 122, 6, 14, 21),</text:p>
      <text:p text:style-name="Standard">(6388, 301, 81, 18, 14, 22),</text:p>
      <text:p text:style-name="Standard">(6389, 301, 92, 33, 14, 23),</text:p>
      <text:p text:style-name="Standard">(6390, 301, 57, 32, 14, 24),</text:p>
      <text:p text:style-name="Standard">(6391, 301, 88, 29, 14, 25),</text:p>
      <text:p text:style-name="Standard">(6392, 301, 128, 36, 14, 26),</text:p>
      <text:p text:style-name="Standard">(6393, 301, 104, 18, 14, 27),</text:p>
      <text:p text:style-name="Standard">(6394, 301, 131, 17, 14, 28),</text:p>
      <text:p text:style-name="Standard">(6395, 302, 95, 3, 27, 1),</text:p>
      <text:p text:style-name="Standard">(6396, 302, 77, 1, 27, 2),</text:p>
      <text:p text:style-name="Standard">(6397, 302, 102, 1, 27, 3),</text:p>
      <text:p text:style-name="Standard">(6398, 302, 84, 22, 27, 4),</text:p>
      <text:p text:style-name="Standard">(6399, 302, 57, 32, 27, 5),</text:p>
      <text:p text:style-name="Standard">(6400, 302, 105, 29, 27, 6),</text:p>
      <text:p text:style-name="Standard">(6401, 302, 30, 22, 27, 7),</text:p>
      <text:p text:style-name="Standard">(6402, 302, 123, 27, 27, 8),</text:p>
      <text:p text:style-name="Standard">(6403, 302, 110, 25, 27, 9),</text:p>
      <text:p text:style-name="Standard">(6404, 302, 88, 29, 27, 10),</text:p>
      <text:p text:style-name="Standard">(6405, 302, 125, 37, 27, 11),</text:p>
      <text:p text:style-name="Standard">(6406, 302, 104, 18, 27, 12),</text:p>
      <text:p text:style-name="Standard">(6407, 302, 131, 17, 27, 13),</text:p>
      <text:p text:style-name="Standard">(6408, 302, 81, 18, 27, 14),</text:p>
      <text:p text:style-name="Standard">(6409, 302, 109, 35, 27, 15),</text:p>
      <text:p text:style-name="Standard">(6410, 302, 91, 37, 27, 16),</text:p>
      <text:p text:style-name="Standard">(6411, 302, 100, 27, 27, 17),</text:p>
      <text:p text:style-name="Standard">(6412, 302, 79, 33, 27, 18),</text:p>
      <text:p text:style-name="Standard">(6413, 302, 119, 3, 27, 19),</text:p>
      <text:p text:style-name="Standard">(6414, 302, 94, 35, 27, 20),</text:p>
      <text:p text:style-name="Standard">(6415, 302, 122, 6, 27, 21),</text:p>
      <text:p text:style-name="Standard">(6416, 302, 129, 25, 27, 22),</text:p>
      <text:p text:style-name="Standard">(6417, 302, 92, 33, 27, 23),</text:p>
      <text:p text:style-name="Standard">(6418, 302, 127, 17, 27, 24),</text:p>
      <text:p text:style-name="Standard">(6419, 302, 55, 6, 27, 25),</text:p>
      <text:p text:style-name="Standard">(6420, 302, 65, 32, 27, 26),</text:p>
      <text:p text:style-name="Standard">(6421, 303, 119, 3, 22, 1),</text:p>
      <text:p text:style-name="Standard">(6422, 303, 77, 1, 22, 2),</text:p>
      <text:p text:style-name="Standard">(6423, 303, 84, 22, 22, 3),</text:p>
      <text:p text:style-name="Standard">(6424, 303, 110, 25, 22, 4),</text:p>
      <text:p text:style-name="Standard">(6425, 303, 55, 6, 22, 5),</text:p>
      <text:p text:style-name="Standard">(6426, 303, 104, 18, 22, 6),</text:p>
      <text:p text:style-name="Standard">(6427, 303, 131, 17, 22, 7),</text:p>
      <text:p text:style-name="Standard">(6428, 303, 88, 29, 22, 8),</text:p>
      <text:p text:style-name="Standard">(6429, 303, 109, 35, 22, 9),</text:p>
      <text:p text:style-name="Standard"><text:soft-page-break/>(6430, 303, 94, 35, 22, 10),</text:p>
      <text:p text:style-name="Standard">(6431, 303, 79, 33, 22, 11),</text:p>
      <text:p text:style-name="Standard">(6432, 303, 78, 6, 22, 12),</text:p>
      <text:p text:style-name="Standard">(6433, 303, 125, 37, 22, 13),</text:p>
      <text:p text:style-name="Standard">(6434, 303, 81, 18, 22, 14),</text:p>
      <text:p text:style-name="Standard">(6435, 303, 105, 29, 22, 15),</text:p>
      <text:p text:style-name="Standard">(6436, 303, 95, 3, 22, 16),</text:p>
      <text:p text:style-name="Standard">(6437, 303, 57, 32, 22, 17),</text:p>
      <text:p text:style-name="Standard">(6438, 303, 92, 33, 22, 18),</text:p>
      <text:p text:style-name="Standard">(6439, 303, 100, 27, 22, 19),</text:p>
      <text:p text:style-name="Standard">(6440, 303, 136, 37, 22, 20),</text:p>
      <text:p text:style-name="Standard">(6441, 303, 127, 17, 22, 21),</text:p>
      <text:p text:style-name="Standard">(6442, 303, 65, 32, 22, 22),</text:p>
      <text:p text:style-name="Standard">(6443, 303, 30, 22, 22, 23),</text:p>
      <text:p text:style-name="Standard">(6444, 303, 129, 25, 22, 24),</text:p>
      <text:p text:style-name="Standard">(6445, 303, 123, 27, 22, 25),</text:p>
      <text:p text:style-name="Standard">(6446, 303, 102, 1, 22, 26),</text:p>
      <text:p text:style-name="Standard">(6447, 304, 77, 1, 29, 1),</text:p>
      <text:p text:style-name="Standard">(6448, 304, 30, 22, 29, 2),</text:p>
      <text:p text:style-name="Standard">(6449, 304, 84, 22, 29, 3),</text:p>
      <text:p text:style-name="Standard">(6450, 304, 55, 6, 29, 4),</text:p>
      <text:p text:style-name="Standard">(6451, 304, 123, 27, 29, 5),</text:p>
      <text:p text:style-name="Standard">(6452, 304, 131, 17, 29, 6),</text:p>
      <text:p text:style-name="Standard">(6453, 304, 57, 32, 29, 7),</text:p>
      <text:p text:style-name="Standard">(6454, 304, 88, 29, 29, 8),</text:p>
      <text:p text:style-name="Standard">(6455, 304, 104, 18, 29, 9),</text:p>
      <text:p text:style-name="Standard">(6456, 304, 81, 18, 29, 10),</text:p>
      <text:p text:style-name="Standard">(6457, 304, 78, 6, 29, 11),</text:p>
      <text:p text:style-name="Standard">(6458, 304, 136, 37, 29, 12),</text:p>
      <text:p text:style-name="Standard">(6459, 304, 65, 32, 29, 13),</text:p>
      <text:p text:style-name="Standard">(6460, 304, 109, 35, 29, 14),</text:p>
      <text:p text:style-name="Standard">(6461, 304, 125, 37, 29, 15),</text:p>
      <text:p text:style-name="Standard">(6462, 304, 92, 33, 29, 16),</text:p>
      <text:p text:style-name="Standard">(6463, 304, 119, 3, 29, 17),</text:p>
      <text:p text:style-name="Standard">(6464, 304, 79, 33, 29, 18),</text:p>
      <text:p text:style-name="Standard">(6465, 304, 110, 25, 29, 19),</text:p>
      <text:p text:style-name="Standard">(6466, 304, 95, 3, 29, 20),</text:p>
      <text:p text:style-name="Standard">(6467, 304, 102, 1, 29, 21),</text:p>
      <text:p text:style-name="Standard">(6468, 304, 127, 17, 29, 22),</text:p>
      <text:p text:style-name="Standard">(6469, 304, 100, 27, 29, 23),</text:p>
      <text:p text:style-name="Standard">(6470, 304, 105, 29, 29, 24),</text:p>
      <text:p text:style-name="Standard">(6471, 304, 94, 35, 29, 25),</text:p>
      <text:p text:style-name="Standard">(6472, 304, 129, 25, 29, 26),</text:p>
      <text:p text:style-name="Standard">(6473, 305, 102, 1, 33, 1),</text:p>
      <text:p text:style-name="Standard">(6474, 305, 117, 6, 33, 2),</text:p>
      <text:p text:style-name="Standard">(6475, 305, 137, 22, 33, 3),</text:p>
      <text:p text:style-name="Standard">(6476, 305, 131, 25, 33, 4),</text:p>
      <text:p text:style-name="Standard">(6477, 305, 138, 25, 33, 5),</text:p>
      <text:p text:style-name="Standard">(6478, 305, 88, 33, 33, 6),</text:p>
      <text:p text:style-name="Standard">(6479, 305, 78, 40, 33, 7),</text:p>
      <text:p text:style-name="Standard">(6480, 305, 99, 39, 33, 8),</text:p>
      <text:p text:style-name="Standard">(6481, 305, 94, 18, 33, 9),</text:p>
      <text:p text:style-name="Standard"><text:soft-page-break/>(6482, 305, 92, 17, 33, 10),</text:p>
      <text:p text:style-name="Standard">(6483, 305, 84, 34, 33, 11),</text:p>
      <text:p text:style-name="Standard">(6484, 305, 55, 6, 33, 12),</text:p>
      <text:p text:style-name="Standard">(6485, 305, 57, 32, 33, 13),</text:p>
      <text:p text:style-name="Standard">(6486, 305, 119, 3, 33, 14),</text:p>
      <text:p text:style-name="Standard">(6487, 305, 90, 22, 33, 15),</text:p>
      <text:p text:style-name="Standard">(6488, 305, 105, 29, 33, 16),</text:p>
      <text:p text:style-name="Standard">(6489, 305, 122, 41, 33, 17),</text:p>
      <text:p text:style-name="Standard">(6490, 305, 123, 27, 33, 18),</text:p>
      <text:p text:style-name="Standard">(6491, 305, 77, 1, 33, 19),</text:p>
      <text:p text:style-name="Standard">(6492, 305, 95, 3, 33, 20),</text:p>
      <text:p text:style-name="Standard">(6493, 305, 127, 41, 33, 21),</text:p>
      <text:p text:style-name="Standard">(6494, 305, 87, 34, 33, 22),</text:p>
      <text:p text:style-name="Standard">(6495, 305, 139, 35, 33, 23),</text:p>
      <text:p text:style-name="Standard">(6496, 305, 81, 18, 33, 24),</text:p>
      <text:p text:style-name="Standard">(6497, 305, 109, 35, 33, 25),</text:p>
      <text:p text:style-name="Standard">(6498, 305, 103, 33, 33, 26),</text:p>
      <text:p text:style-name="Standard">(6499, 305, 133, 29, 33, 27),</text:p>
      <text:p text:style-name="Standard">(6500, 305, 140, 39, 33, 28),</text:p>
      <text:p text:style-name="Standard">(6501, 305, 100, 27, 33, 29),</text:p>
      <text:p text:style-name="Standard">(6502, 305, 141, 32, 33, 30),</text:p>
      <text:p text:style-name="Standard">(6503, 305, 110, 17, 33, 31),</text:p>
      <text:p text:style-name="Standard">(6504, 305, 142, 42, 33, 32),</text:p>
      <text:p text:style-name="Standard">(6505, 305, 129, 36, 33, 33),</text:p>
      <text:p text:style-name="Standard">(6506, 305, 128, 40, 33, 34),</text:p>
      <text:p text:style-name="Standard">(6507, 306, 102, 1, 18, 1),</text:p>
      <text:p text:style-name="Standard">(6508, 306, 119, 3, 18, 2),</text:p>
      <text:p text:style-name="Standard">(6509, 306, 77, 1, 18, 3),</text:p>
      <text:p text:style-name="Standard">(6510, 306, 117, 6, 18, 4),</text:p>
      <text:p text:style-name="Standard">(6511, 306, 137, 22, 18, 5),</text:p>
      <text:p text:style-name="Standard">(6512, 306, 55, 6, 18, 6),</text:p>
      <text:p text:style-name="Standard">(6513, 306, 90, 22, 18, 7),</text:p>
      <text:p text:style-name="Standard">(6514, 306, 81, 18, 18, 8),</text:p>
      <text:p text:style-name="Standard">(6515, 306, 57, 32, 18, 9),</text:p>
      <text:p text:style-name="Standard">(6516, 306, 123, 27, 18, 10),</text:p>
      <text:p text:style-name="Standard">(6517, 306, 139, 35, 18, 11),</text:p>
      <text:p text:style-name="Standard">(6518, 306, 84, 34, 18, 12),</text:p>
      <text:p text:style-name="Standard">(6519, 306, 92, 17, 18, 13),</text:p>
      <text:p text:style-name="Standard">(6520, 306, 95, 3, 18, 14),</text:p>
      <text:p text:style-name="Standard">(6521, 306, 100, 27, 18, 15),</text:p>
      <text:p text:style-name="Standard">(6522, 306, 94, 18, 18, 16),</text:p>
      <text:p text:style-name="Standard">(6523, 306, 87, 34, 18, 17),</text:p>
      <text:p text:style-name="Standard">(6524, 306, 103, 33, 18, 18),</text:p>
      <text:p text:style-name="Standard">(6525, 306, 109, 35, 18, 19),</text:p>
      <text:p text:style-name="Standard">(6526, 306, 110, 17, 18, 20),</text:p>
      <text:p text:style-name="Standard">(6527, 306, 131, 25, 18, 21),</text:p>
      <text:p text:style-name="Standard">(6528, 306, 122, 41, 18, 22),</text:p>
      <text:p text:style-name="Standard">(6529, 306, 138, 25, 18, 23),</text:p>
      <text:p text:style-name="Standard">(6530, 306, 127, 41, 18, 24),</text:p>
      <text:p text:style-name="Standard">(6531, 306, 99, 39, 18, 25),</text:p>
      <text:p text:style-name="Standard">(6532, 306, 88, 33, 18, 26),</text:p>
      <text:p text:style-name="Standard">(6533, 306, 133, 29, 18, 27),</text:p>
      <text:p text:style-name="Standard"><text:soft-page-break/>(6534, 306, 140, 39, 18, 28),</text:p>
      <text:p text:style-name="Standard">(6535, 306, 105, 29, 18, 29),</text:p>
      <text:p text:style-name="Standard">(6536, 306, 141, 32, 18, 30),</text:p>
      <text:p text:style-name="Standard">(6537, 306, 129, 36, 18, 31),</text:p>
      <text:p text:style-name="Standard">(6538, 306, 128, 40, 18, 32),</text:p>
      <text:p text:style-name="Standard">(6539, 306, 78, 40, 18, 33),</text:p>
      <text:p text:style-name="Standard">(6540, 306, 142, 42, 18, 34),</text:p>
      <text:p text:style-name="Standard">(6541, 307, 102, 1, 21, 1),</text:p>
      <text:p text:style-name="Standard">(6542, 307, 77, 1, 21, 2),</text:p>
      <text:p text:style-name="Standard">(6543, 307, 109, 35, 21, 3),</text:p>
      <text:p text:style-name="Standard">(6544, 307, 94, 18, 21, 4),</text:p>
      <text:p text:style-name="Standard">(6545, 307, 57, 32, 21, 5),</text:p>
      <text:p text:style-name="Standard">(6546, 307, 141, 32, 21, 6),</text:p>
      <text:p text:style-name="Standard">(6547, 307, 123, 27, 21, 7),</text:p>
      <text:p text:style-name="Standard">(6548, 307, 87, 34, 21, 8),</text:p>
      <text:p text:style-name="Standard">(6549, 307, 128, 40, 21, 9),</text:p>
      <text:p text:style-name="Standard">(6550, 307, 100, 27, 21, 10),</text:p>
      <text:p text:style-name="Standard">(6551, 307, 84, 34, 21, 11),</text:p>
      <text:p text:style-name="Standard">(6552, 307, 127, 41, 21, 12),</text:p>
      <text:p text:style-name="Standard">(6553, 307, 90, 22, 21, 13),</text:p>
      <text:p text:style-name="Standard">(6554, 307, 131, 25, 21, 14),</text:p>
      <text:p text:style-name="Standard">(6555, 307, 110, 17, 21, 15),</text:p>
      <text:p text:style-name="Standard">(6556, 307, 92, 17, 21, 16),</text:p>
      <text:p text:style-name="Standard">(6557, 307, 122, 41, 21, 17),</text:p>
      <text:p text:style-name="Standard">(6558, 307, 103, 26, 21, 18),</text:p>
      <text:p text:style-name="Standard">(6559, 307, 119, 3, 21, 19),</text:p>
      <text:p text:style-name="Standard">(6560, 307, 138, 25, 21, 20),</text:p>
      <text:p text:style-name="Standard">(6561, 307, 81, 18, 21, 21),</text:p>
      <text:p text:style-name="Standard">(6562, 307, 55, 6, 21, 22),</text:p>
      <text:p text:style-name="Standard">(6563, 307, 88, 26, 21, 23),</text:p>
      <text:p text:style-name="Standard">(6564, 307, 137, 22, 21, 24),</text:p>
      <text:p text:style-name="Standard">(6565, 307, 95, 3, 21, 25),</text:p>
      <text:p text:style-name="Standard">(6566, 307, 117, 6, 21, 26),</text:p>
      <text:p text:style-name="Standard">(6567, 307, 99, 39, 21, 27),</text:p>
      <text:p text:style-name="Standard">(6568, 307, 120, 39, 21, 28),</text:p>
      <text:p text:style-name="Standard">(6569, 307, 133, 29, 21, 29),</text:p>
      <text:p text:style-name="Standard">(6570, 307, 105, 29, 21, 30),</text:p>
      <text:p text:style-name="Standard">(6571, 307, 139, 35, 21, 31),</text:p>
      <text:p text:style-name="Standard">(6572, 307, 129, 36, 21, 32),</text:p>
      <text:p text:style-name="Standard">(6573, 307, 78, 40, 21, 33),</text:p>
      <text:p text:style-name="Standard">(6574, 307, 142, 42, 21, 34),</text:p>
      <text:p text:style-name="Standard">(6575, 308, 102, 1, 6, 1),</text:p>
      <text:p text:style-name="Standard">(6576, 308, 95, 3, 6, 2),</text:p>
      <text:p text:style-name="Standard">(6577, 308, 55, 6, 6, 3),</text:p>
      <text:p text:style-name="Standard">(6578, 308, 90, 22, 6, 4),</text:p>
      <text:p text:style-name="Standard">(6579, 308, 117, 6, 6, 5),</text:p>
      <text:p text:style-name="Standard">(6580, 308, 139, 35, 6, 6),</text:p>
      <text:p text:style-name="Standard">(6581, 308, 123, 27, 6, 7),</text:p>
      <text:p text:style-name="Standard">(6582, 308, 92, 17, 6, 8),</text:p>
      <text:p text:style-name="Standard">(6583, 308, 103, 26, 6, 9),</text:p>
      <text:p text:style-name="Standard">(6584, 308, 100, 27, 6, 10),</text:p>
      <text:p text:style-name="Standard">(6585, 308, 109, 35, 6, 11),</text:p>
      <text:p text:style-name="Standard"><text:soft-page-break/>(6586, 308, 94, 18, 6, 12),</text:p>
      <text:p text:style-name="Standard">(6587, 308, 57, 32, 6, 13),</text:p>
      <text:p text:style-name="Standard">(6588, 308, 81, 18, 6, 14),</text:p>
      <text:p text:style-name="Standard">(6589, 308, 127, 41, 6, 15),</text:p>
      <text:p text:style-name="Standard">(6590, 308, 131, 25, 6, 16),</text:p>
      <text:p text:style-name="Standard">(6591, 308, 119, 3, 6, 17),</text:p>
      <text:p text:style-name="Standard">(6592, 308, 87, 34, 6, 18),</text:p>
      <text:p text:style-name="Standard">(6593, 308, 105, 29, 6, 19),</text:p>
      <text:p text:style-name="Standard">(6594, 308, 138, 25, 6, 20),</text:p>
      <text:p text:style-name="Standard">(6595, 308, 88, 26, 6, 21),</text:p>
      <text:p text:style-name="Standard">(6596, 308, 110, 17, 6, 22),</text:p>
      <text:p text:style-name="Standard">(6597, 308, 122, 41, 6, 23),</text:p>
      <text:p text:style-name="Standard">(6598, 308, 99, 39, 6, 24),</text:p>
      <text:p text:style-name="Standard">(6599, 308, 77, 1, 6, 25),</text:p>
      <text:p text:style-name="Standard">(6600, 308, 137, 22, 6, 26),</text:p>
      <text:p text:style-name="Standard">(6601, 308, 141, 32, 6, 27),</text:p>
      <text:p text:style-name="Standard">(6602, 308, 120, 39, 6, 28),</text:p>
      <text:p text:style-name="Standard">(6603, 308, 133, 29, 6, 29),</text:p>
      <text:p text:style-name="Standard">(6604, 308, 84, 34, 6, 30),</text:p>
      <text:p text:style-name="Standard">(6605, 308, 78, 40, 6, 31),</text:p>
      <text:p text:style-name="Standard">(6606, 308, 128, 40, 6, 32),</text:p>
      <text:p text:style-name="Standard">(6607, 308, 142, 42, 6, 33),</text:p>
      <text:p text:style-name="Standard">(6608, 308, 129, 36, 6, 34),</text:p>
      <text:p text:style-name="Standard">(6609, 309, 137, 22, 7, 1),</text:p>
      <text:p text:style-name="Standard">(6610, 309, 131, 25, 7, 2),</text:p>
      <text:p text:style-name="Standard">(6611, 309, 119, 3, 7, 3),</text:p>
      <text:p text:style-name="Standard">(6612, 309, 110, 17, 7, 4),</text:p>
      <text:p text:style-name="Standard">(6613, 309, 92, 17, 7, 5),</text:p>
      <text:p text:style-name="Standard">(6614, 309, 95, 3, 7, 6),</text:p>
      <text:p text:style-name="Standard">(6615, 309, 94, 18, 7, 7),</text:p>
      <text:p text:style-name="Standard">(6616, 309, 100, 27, 7, 8),</text:p>
      <text:p text:style-name="Standard">(6617, 309, 139, 35, 7, 9),</text:p>
      <text:p text:style-name="Standard">(6618, 309, 138, 25, 7, 10),</text:p>
      <text:p text:style-name="Standard">(6619, 309, 127, 41, 7, 11),</text:p>
      <text:p text:style-name="Standard">(6620, 309, 109, 35, 7, 12),</text:p>
      <text:p text:style-name="Standard">(6621, 309, 140, 29, 7, 13),</text:p>
      <text:p text:style-name="Standard">(6622, 309, 122, 41, 7, 14),</text:p>
      <text:p text:style-name="Standard">(6623, 309, 55, 6, 7, 15),</text:p>
      <text:p text:style-name="Standard">(6624, 309, 103, 26, 7, 16),</text:p>
      <text:p text:style-name="Standard">(6625, 309, 117, 6, 7, 17),</text:p>
      <text:p text:style-name="Standard">(6626, 309, 123, 27, 7, 18),</text:p>
      <text:p text:style-name="Standard">(6627, 309, 102, 1, 7, 19),</text:p>
      <text:p text:style-name="Standard">(6628, 309, 57, 32, 7, 20),</text:p>
      <text:p text:style-name="Standard">(6629, 309, 84, 34, 7, 21),</text:p>
      <text:p text:style-name="Standard">(6630, 309, 81, 18, 7, 22),</text:p>
      <text:p text:style-name="Standard">(6631, 309, 90, 22, 7, 23),</text:p>
      <text:p text:style-name="Standard">(6632, 309, 77, 1, 7, 24),</text:p>
      <text:p text:style-name="Standard">(6633, 309, 88, 26, 7, 25),</text:p>
      <text:p text:style-name="Standard">(6634, 309, 105, 29, 7, 26),</text:p>
      <text:p text:style-name="Standard">(6635, 309, 120, 39, 7, 27),</text:p>
      <text:p text:style-name="Standard">(6636, 309, 99, 39, 7, 28),</text:p>
      <text:p text:style-name="Standard">(6637, 309, 87, 34, 7, 29),</text:p>
      <text:p text:style-name="Standard"><text:soft-page-break/>(6638, 309, 65, 32, 7, 30),</text:p>
      <text:p text:style-name="Standard">(6639, 309, 129, 36, 7, 31),</text:p>
      <text:p text:style-name="Standard">(6640, 309, 78, 40, 7, 32),</text:p>
      <text:p text:style-name="Standard">(6641, 309, 128, 40, 7, 33),</text:p>
      <text:p text:style-name="Standard">(6642, 309, 142, 42, 7, 34),</text:p>
      <text:p text:style-name="Standard">(6643, 310, 119, 3, 32, 1),</text:p>
      <text:p text:style-name="Standard">(6644, 310, 95, 3, 32, 2),</text:p>
      <text:p text:style-name="Standard">(6645, 310, 102, 1, 32, 3),</text:p>
      <text:p text:style-name="Standard">(6646, 310, 110, 17, 32, 4),</text:p>
      <text:p text:style-name="Standard">(6647, 310, 90, 22, 32, 5),</text:p>
      <text:p text:style-name="Standard">(6648, 310, 103, 26, 32, 6),</text:p>
      <text:p text:style-name="Standard">(6649, 310, 81, 18, 32, 7),</text:p>
      <text:p text:style-name="Standard">(6650, 310, 123, 27, 32, 8),</text:p>
      <text:p text:style-name="Standard">(6651, 310, 57, 32, 32, 9),</text:p>
      <text:p text:style-name="Standard">(6652, 310, 65, 32, 32, 10),</text:p>
      <text:p text:style-name="Standard">(6653, 310, 131, 25, 32, 11),</text:p>
      <text:p text:style-name="Standard">(6654, 310, 138, 25, 32, 12),</text:p>
      <text:p text:style-name="Standard">(6655, 310, 87, 34, 32, 13),</text:p>
      <text:p text:style-name="Standard">(6656, 310, 92, 17, 32, 14),</text:p>
      <text:p text:style-name="Standard">(6657, 310, 88, 26, 32, 15),</text:p>
      <text:p text:style-name="Standard">(6658, 310, 137, 22, 32, 16),</text:p>
      <text:p text:style-name="Standard">(6659, 310, 55, 6, 32, 17),</text:p>
      <text:p text:style-name="Standard">(6660, 310, 109, 35, 32, 18),</text:p>
      <text:p text:style-name="Standard">(6661, 310, 105, 29, 32, 19),</text:p>
      <text:p text:style-name="Standard">(6662, 310, 84, 34, 32, 20),</text:p>
      <text:p text:style-name="Standard">(6663, 310, 122, 41, 32, 21),</text:p>
      <text:p text:style-name="Standard">(6664, 310, 117, 6, 32, 22),</text:p>
      <text:p text:style-name="Standard">(6665, 310, 127, 41, 32, 23),</text:p>
      <text:p text:style-name="Standard">(6666, 310, 129, 36, 32, 24),</text:p>
      <text:p text:style-name="Standard">(6667, 310, 77, 1, 32, 25),</text:p>
      <text:p text:style-name="Standard">(6668, 310, 94, 18, 32, 26),</text:p>
      <text:p text:style-name="Standard">(6669, 310, 100, 27, 32, 27),</text:p>
      <text:p text:style-name="Standard">(6670, 310, 99, 39, 32, 28),</text:p>
      <text:p text:style-name="Standard">(6671, 310, 140, 29, 32, 29),</text:p>
      <text:p text:style-name="Standard">(6672, 310, 120, 39, 32, 30),</text:p>
      <text:p text:style-name="Standard">(6673, 310, 78, 40, 32, 31),</text:p>
      <text:p text:style-name="Standard">(6674, 310, 128, 40, 32, 32),</text:p>
      <text:p text:style-name="Standard">(6675, 310, 142, 42, 32, 33),</text:p>
      <text:p text:style-name="Standard">(6676, 310, 139, 35, 32, 34),</text:p>
      <text:p text:style-name="Standard">(6677, 311, 95, 3, 8, 1),</text:p>
      <text:p text:style-name="Standard">(6678, 311, 117, 6, 8, 2),</text:p>
      <text:p text:style-name="Standard">(6679, 311, 102, 1, 8, 3),</text:p>
      <text:p text:style-name="Standard">(6680, 311, 55, 6, 8, 4),</text:p>
      <text:p text:style-name="Standard">(6681, 311, 119, 3, 8, 5),</text:p>
      <text:p text:style-name="Standard">(6682, 311, 110, 17, 8, 6),</text:p>
      <text:p text:style-name="Standard">(6683, 311, 127, 41, 8, 7),</text:p>
      <text:p text:style-name="Standard">(6684, 311, 137, 22, 8, 8),</text:p>
      <text:p text:style-name="Standard">(6685, 311, 94, 18, 8, 9),</text:p>
      <text:p text:style-name="Standard">(6686, 311, 65, 32, 8, 10),</text:p>
      <text:p text:style-name="Standard">(6687, 311, 100, 27, 8, 11),</text:p>
      <text:p text:style-name="Standard">(6688, 311, 123, 27, 8, 12),</text:p>
      <text:p text:style-name="Standard">(6689, 311, 90, 22, 8, 13),</text:p>
      <text:p text:style-name="Standard"><text:soft-page-break/>(6690, 311, 131, 25, 8, 14),</text:p>
      <text:p text:style-name="Standard">(6691, 311, 129, 36, 8, 15),</text:p>
      <text:p text:style-name="Standard">(6692, 311, 103, 26, 8, 16),</text:p>
      <text:p text:style-name="Standard">(6693, 311, 109, 35, 8, 17),</text:p>
      <text:p text:style-name="Standard">(6694, 311, 87, 34, 8, 18),</text:p>
      <text:p text:style-name="Standard">(6695, 311, 88, 26, 8, 19),</text:p>
      <text:p text:style-name="Standard">(6696, 311, 105, 29, 8, 20),</text:p>
      <text:p text:style-name="Standard">(6697, 311, 84, 34, 8, 21),</text:p>
      <text:p text:style-name="Standard">(6698, 311, 138, 25, 8, 22),</text:p>
      <text:p text:style-name="Standard">(6699, 311, 81, 18, 8, 23),</text:p>
      <text:p text:style-name="Standard">(6700, 311, 122, 41, 8, 24),</text:p>
      <text:p text:style-name="Standard">(6701, 311, 77, 1, 8, 25),</text:p>
      <text:p text:style-name="Standard">(6702, 311, 92, 17, 8, 26),</text:p>
      <text:p text:style-name="Standard">(6703, 311, 57, 32, 8, 27),</text:p>
      <text:p text:style-name="Standard">(6704, 311, 120, 39, 8, 28),</text:p>
      <text:p text:style-name="Standard">(6705, 311, 99, 39, 8, 29),</text:p>
      <text:p text:style-name="Standard">(6706, 311, 140, 29, 8, 30),</text:p>
      <text:p text:style-name="Standard">(6707, 311, 139, 35, 8, 31),</text:p>
      <text:p text:style-name="Standard">(6708, 311, 78, 40, 8, 32),</text:p>
      <text:p text:style-name="Standard">(6709, 311, 128, 40, 8, 33),</text:p>
      <text:p text:style-name="Standard">(6710, 311, 142, 42, 8, 34),</text:p>
      <text:p text:style-name="Standard">(6711, 312, 95, 3, 9, 1),</text:p>
      <text:p text:style-name="Standard">(6712, 312, 77, 1, 9, 2),</text:p>
      <text:p text:style-name="Standard">(6713, 312, 117, 6, 9, 3),</text:p>
      <text:p text:style-name="Standard">(6714, 312, 102, 1, 9, 4),</text:p>
      <text:p text:style-name="Standard">(6715, 312, 137, 22, 9, 5),</text:p>
      <text:p text:style-name="Standard">(6716, 312, 92, 17, 9, 6),</text:p>
      <text:p text:style-name="Standard">(6717, 312, 131, 25, 9, 7),</text:p>
      <text:p text:style-name="Standard">(6718, 312, 138, 25, 9, 8),</text:p>
      <text:p text:style-name="Standard">(6719, 312, 94, 18, 9, 9),</text:p>
      <text:p text:style-name="Standard">(6720, 312, 139, 35, 9, 10),</text:p>
      <text:p text:style-name="Standard">(6721, 312, 81, 18, 9, 11),</text:p>
      <text:p text:style-name="Standard">(6722, 312, 57, 32, 9, 12),</text:p>
      <text:p text:style-name="Standard">(6723, 312, 109, 35, 9, 13),</text:p>
      <text:p text:style-name="Standard">(6724, 312, 65, 32, 9, 14),</text:p>
      <text:p text:style-name="Standard">(6725, 312, 87, 34, 9, 15),</text:p>
      <text:p text:style-name="Standard">(6726, 312, 110, 17, 9, 16),</text:p>
      <text:p text:style-name="Standard">(6727, 312, 55, 6, 9, 17),</text:p>
      <text:p text:style-name="Standard">(6728, 312, 88, 26, 9, 18),</text:p>
      <text:p text:style-name="Standard">(6729, 312, 123, 27, 9, 19),</text:p>
      <text:p text:style-name="Standard">(6730, 312, 84, 34, 9, 20),</text:p>
      <text:p text:style-name="Standard">(6731, 312, 105, 29, 9, 21),</text:p>
      <text:p text:style-name="Standard">(6732, 312, 127, 41, 9, 22),</text:p>
      <text:p text:style-name="Standard">(6733, 312, 90, 22, 9, 23),</text:p>
      <text:p text:style-name="Standard">(6734, 312, 103, 26, 9, 24),</text:p>
      <text:p text:style-name="Standard">(6735, 312, 122, 41, 9, 25),</text:p>
      <text:p text:style-name="Standard">(6736, 312, 119, 3, 9, 26),</text:p>
      <text:p text:style-name="Standard">(6737, 312, 100, 27, 9, 27),</text:p>
      <text:p text:style-name="Standard">(6738, 312, 140, 29, 9, 28),</text:p>
      <text:p text:style-name="Standard">(6739, 312, 120, 39, 9, 29),</text:p>
      <text:p text:style-name="Standard">(6740, 312, 99, 39, 9, 30),</text:p>
      <text:p text:style-name="Standard">(6741, 312, 129, 36, 9, 31),</text:p>
      <text:p text:style-name="Standard"><text:soft-page-break/>(6742, 312, 78, 40, 9, 32),</text:p>
      <text:p text:style-name="Standard">(6743, 312, 128, 40, 9, 33),</text:p>
      <text:p text:style-name="Standard">(6744, 312, 142, 42, 9, 34),</text:p>
      <text:p text:style-name="Standard">(6745, 313, 95, 3, 10, 1),</text:p>
      <text:p text:style-name="Standard">(6746, 313, 119, 3, 10, 2),</text:p>
      <text:p text:style-name="Standard">(6747, 313, 55, 6, 10, 3),</text:p>
      <text:p text:style-name="Standard">(6748, 313, 77, 1, 10, 4),</text:p>
      <text:p text:style-name="Standard">(6749, 313, 110, 17, 10, 5),</text:p>
      <text:p text:style-name="Standard">(6750, 313, 92, 17, 10, 6),</text:p>
      <text:p text:style-name="Standard">(6751, 313, 102, 1, 10, 7),</text:p>
      <text:p text:style-name="Standard">(6752, 313, 90, 22, 10, 8),</text:p>
      <text:p text:style-name="Standard">(6753, 313, 123, 27, 10, 9),</text:p>
      <text:p text:style-name="Standard">(6754, 313, 139, 35, 10, 10),</text:p>
      <text:p text:style-name="Standard">(6755, 313, 84, 34, 10, 11),</text:p>
      <text:p text:style-name="Standard">(6756, 313, 87, 34, 10, 12),</text:p>
      <text:p text:style-name="Standard">(6757, 313, 131, 25, 10, 13),</text:p>
      <text:p text:style-name="Standard">(6758, 313, 117, 6, 10, 14),</text:p>
      <text:p text:style-name="Standard">(6759, 313, 122, 41, 10, 15),</text:p>
      <text:p text:style-name="Standard">(6760, 313, 109, 35, 10, 16),</text:p>
      <text:p text:style-name="Standard">(6761, 313, 137, 22, 10, 17),</text:p>
      <text:p text:style-name="Standard">(6762, 313, 138, 25, 10, 18),</text:p>
      <text:p text:style-name="Standard">(6763, 313, 100, 27, 10, 19),</text:p>
      <text:p text:style-name="Standard">(6764, 313, 127, 41, 10, 20),</text:p>
      <text:p text:style-name="Standard">(6765, 313, 57, 32, 10, 21),</text:p>
      <text:p text:style-name="Standard">(6766, 313, 88, 26, 10, 22),</text:p>
      <text:p text:style-name="Standard">(6767, 313, 81, 18, 10, 23),</text:p>
      <text:p text:style-name="Standard">(6768, 313, 94, 18, 10, 24),</text:p>
      <text:p text:style-name="Standard">(6769, 313, 103, 26, 10, 25),</text:p>
      <text:p text:style-name="Standard">(6770, 313, 78, 40, 10, 26),</text:p>
      <text:p text:style-name="Standard">(6771, 313, 105, 29, 10, 27),</text:p>
      <text:p text:style-name="Standard">(6772, 313, 143, 32, 10, 28),</text:p>
      <text:p text:style-name="Standard">(6773, 313, 99, 39, 10, 29),</text:p>
      <text:p text:style-name="Standard">(6774, 313, 128, 40, 10, 30),</text:p>
      <text:p text:style-name="Standard">(6775, 313, 129, 36, 10, 31),</text:p>
      <text:p text:style-name="Standard">(6776, 313, 133, 29, 10, 32),</text:p>
      <text:p text:style-name="Standard">(6777, 313, 120, 39, 10, 33),</text:p>
      <text:p text:style-name="Standard">(6778, 313, 142, 42, 10, 34),</text:p>
      <text:p text:style-name="Standard">(6779, 314, 102, 1, 11, 1),</text:p>
      <text:p text:style-name="Standard">(6780, 314, 95, 3, 11, 2),</text:p>
      <text:p text:style-name="Standard">(6781, 314, 119, 3, 11, 3),</text:p>
      <text:p text:style-name="Standard">(6782, 314, 77, 1, 11, 4),</text:p>
      <text:p text:style-name="Standard">(6783, 314, 55, 6, 11, 5),</text:p>
      <text:p text:style-name="Standard">(6784, 314, 122, 41, 11, 6),</text:p>
      <text:p text:style-name="Standard">(6785, 314, 110, 17, 11, 7),</text:p>
      <text:p text:style-name="Standard">(6786, 314, 90, 22, 11, 8),</text:p>
      <text:p text:style-name="Standard">(6787, 314, 92, 17, 11, 9),</text:p>
      <text:p text:style-name="Standard">(6788, 314, 100, 27, 11, 10),</text:p>
      <text:p text:style-name="Standard">(6789, 314, 127, 41, 11, 11),</text:p>
      <text:p text:style-name="Standard">(6790, 314, 131, 25, 11, 12),</text:p>
      <text:p text:style-name="Standard">(6791, 314, 81, 18, 11, 13),</text:p>
      <text:p text:style-name="Standard">(6792, 314, 57, 32, 11, 14),</text:p>
      <text:p text:style-name="Standard">(6793, 314, 138, 25, 11, 15),</text:p>
      <text:p text:style-name="Standard"><text:soft-page-break/>(6794, 314, 78, 40, 11, 16),</text:p>
      <text:p text:style-name="Standard">(6795, 314, 123, 27, 11, 17),</text:p>
      <text:p text:style-name="Standard">(6796, 314, 94, 18, 11, 18),</text:p>
      <text:p text:style-name="Standard">(6797, 314, 87, 34, 11, 19),</text:p>
      <text:p text:style-name="Standard">(6798, 314, 84, 34, 11, 20),</text:p>
      <text:p text:style-name="Standard">(6799, 314, 109, 35, 11, 21),</text:p>
      <text:p text:style-name="Standard">(6800, 314, 137, 22, 11, 22),</text:p>
      <text:p text:style-name="Standard">(6801, 314, 103, 26, 11, 23),</text:p>
      <text:p text:style-name="Standard">(6802, 314, 88, 26, 11, 24),</text:p>
      <text:p text:style-name="Standard">(6803, 314, 139, 35, 11, 25),</text:p>
      <text:p text:style-name="Standard">(6804, 314, 117, 6, 11, 26),</text:p>
      <text:p text:style-name="Standard">(6805, 314, 129, 36, 11, 27),</text:p>
      <text:p text:style-name="Standard">(6806, 314, 105, 29, 11, 28),</text:p>
      <text:p text:style-name="Standard">(6807, 314, 128, 40, 11, 29),</text:p>
      <text:p text:style-name="Standard">(6808, 314, 143, 32, 11, 30),</text:p>
      <text:p text:style-name="Standard">(6809, 314, 99, 39, 11, 31),</text:p>
      <text:p text:style-name="Standard">(6810, 314, 133, 29, 11, 32),</text:p>
      <text:p text:style-name="Standard">(6811, 314, 120, 39, 11, 33),</text:p>
      <text:p text:style-name="Standard">(6812, 314, 142, 42, 11, 34),</text:p>
      <text:p text:style-name="Standard">(6813, 315, 102, 1, 13, 1),</text:p>
      <text:p text:style-name="Standard">(6814, 315, 77, 1, 13, 2),</text:p>
      <text:p text:style-name="Standard">(6815, 315, 137, 22, 13, 3),</text:p>
      <text:p text:style-name="Standard">(6816, 315, 90, 22, 13, 4),</text:p>
      <text:p text:style-name="Standard">(6817, 315, 119, 3, 13, 5),</text:p>
      <text:p text:style-name="Standard">(6818, 315, 87, 34, 13, 6),</text:p>
      <text:p text:style-name="Standard">(6819, 315, 65, 32, 13, 7),</text:p>
      <text:p text:style-name="Standard">(6820, 315, 139, 35, 13, 8),</text:p>
      <text:p text:style-name="Standard">(6821, 315, 84, 34, 13, 9),</text:p>
      <text:p text:style-name="Standard">(6822, 315, 129, 36, 13, 10),</text:p>
      <text:p text:style-name="Standard">(6823, 315, 123, 27, 13, 11),</text:p>
      <text:p text:style-name="Standard">(6824, 315, 94, 18, 13, 12),</text:p>
      <text:p text:style-name="Standard">(6825, 315, 110, 17, 13, 13),</text:p>
      <text:p text:style-name="Standard">(6826, 315, 131, 25, 13, 14),</text:p>
      <text:p text:style-name="Standard">(6827, 315, 109, 35, 13, 15),</text:p>
      <text:p text:style-name="Standard">(6828, 315, 55, 6, 13, 16),</text:p>
      <text:p text:style-name="Standard">(6829, 315, 81, 18, 13, 17),</text:p>
      <text:p text:style-name="Standard">(6830, 315, 57, 32, 13, 18),</text:p>
      <text:p text:style-name="Standard">(6831, 315, 100, 27, 13, 19),</text:p>
      <text:p text:style-name="Standard">(6832, 315, 95, 3, 13, 20),</text:p>
      <text:p text:style-name="Standard">(6833, 315, 103, 26, 13, 21),</text:p>
      <text:p text:style-name="Standard">(6834, 315, 122, 41, 13, 22),</text:p>
      <text:p text:style-name="Standard">(6835, 315, 138, 25, 13, 23),</text:p>
      <text:p text:style-name="Standard">(6836, 315, 117, 6, 13, 24),</text:p>
      <text:p text:style-name="Standard">(6837, 315, 127, 41, 13, 25),</text:p>
      <text:p text:style-name="Standard">(6838, 315, 30, 17, 13, 26),</text:p>
      <text:p text:style-name="Standard">(6839, 315, 88, 26, 13, 27),</text:p>
      <text:p text:style-name="Standard">(6840, 315, 78, 40, 13, 28),</text:p>
      <text:p text:style-name="Standard">(6841, 315, 133, 29, 13, 29),</text:p>
      <text:p text:style-name="Standard">(6842, 315, 128, 40, 13, 30),</text:p>
      <text:p text:style-name="Standard">(6843, 315, 105, 29, 13, 31),</text:p>
      <text:p text:style-name="Standard">(6844, 315, 99, 39, 13, 32),</text:p>
      <text:p text:style-name="Standard">(6845, 315, 142, 42, 13, 33),</text:p>
      <text:p text:style-name="Standard"><text:soft-page-break/>(6846, 315, 120, 39, 13, 34),</text:p>
      <text:p text:style-name="Standard">(6847, 316, 95, 3, 14, 1),</text:p>
      <text:p text:style-name="Standard">(6848, 316, 102, 1, 14, 2),</text:p>
      <text:p text:style-name="Standard">(6849, 316, 117, 6, 14, 3),</text:p>
      <text:p text:style-name="Standard">(6850, 316, 77, 1, 14, 4),</text:p>
      <text:p text:style-name="Standard">(6851, 316, 30, 22, 14, 5),</text:p>
      <text:p text:style-name="Standard">(6852, 316, 137, 22, 14, 6),</text:p>
      <text:p text:style-name="Standard">(6853, 316, 110, 17, 14, 7),</text:p>
      <text:p text:style-name="Standard">(6854, 316, 122, 41, 14, 8),</text:p>
      <text:p text:style-name="Standard">(6855, 316, 81, 18, 14, 9),</text:p>
      <text:p text:style-name="Standard">(6856, 316, 139, 35, 14, 10),</text:p>
      <text:p text:style-name="Standard">(6857, 316, 100, 27, 14, 11),</text:p>
      <text:p text:style-name="Standard">(6858, 316, 87, 34, 14, 12),</text:p>
      <text:p text:style-name="Standard">(6859, 316, 84, 34, 14, 13),</text:p>
      <text:p text:style-name="Standard">(6860, 316, 57, 32, 14, 14),</text:p>
      <text:p text:style-name="Standard">(6861, 316, 127, 41, 14, 15),</text:p>
      <text:p text:style-name="Standard">(6862, 316, 78, 40, 14, 16),</text:p>
      <text:p text:style-name="Standard">(6863, 316, 129, 36, 14, 17),</text:p>
      <text:p text:style-name="Standard">(6864, 316, 109, 35, 14, 18),</text:p>
      <text:p text:style-name="Standard">(6865, 316, 131, 25, 14, 19),</text:p>
      <text:p text:style-name="Standard">(6866, 316, 55, 6, 14, 20),</text:p>
      <text:p text:style-name="Standard">(6867, 316, 119, 3, 14, 21),</text:p>
      <text:p text:style-name="Standard">(6868, 316, 138, 25, 14, 22),</text:p>
      <text:p text:style-name="Standard">(6869, 316, 103, 26, 14, 23),</text:p>
      <text:p text:style-name="Standard">(6870, 316, 94, 18, 14, 24),</text:p>
      <text:p text:style-name="Standard">(6871, 316, 90, 17, 14, 25),</text:p>
      <text:p text:style-name="Standard">(6872, 316, 123, 27, 14, 26),</text:p>
      <text:p text:style-name="Standard">(6873, 316, 105, 29, 14, 27),</text:p>
      <text:p text:style-name="Standard">(6874, 316, 143, 32, 14, 28),</text:p>
      <text:p text:style-name="Standard">(6875, 316, 128, 40, 14, 29),</text:p>
      <text:p text:style-name="Standard">(6876, 316, 88, 26, 14, 30),</text:p>
      <text:p text:style-name="Standard">(6877, 316, 120, 39, 14, 31),</text:p>
      <text:p text:style-name="Standard">(6878, 316, 99, 39, 14, 32),</text:p>
      <text:p text:style-name="Standard">(6879, 316, 133, 29, 14, 33),</text:p>
      <text:p text:style-name="Standard">(6880, 316, 142, 42, 14, 34),</text:p>
      <text:p text:style-name="Standard">(6881, 317, 119, 3, 27, 1),</text:p>
      <text:p text:style-name="Standard">(6882, 317, 102, 1, 27, 2),</text:p>
      <text:p text:style-name="Standard">(6883, 317, 55, 6, 27, 3),</text:p>
      <text:p text:style-name="Standard">(6884, 317, 94, 18, 27, 4),</text:p>
      <text:p text:style-name="Standard">(6885, 317, 137, 22, 27, 5),</text:p>
      <text:p text:style-name="Standard">(6886, 317, 30, 22, 27, 6),</text:p>
      <text:p text:style-name="Standard">(6887, 317, 127, 41, 27, 7),</text:p>
      <text:p text:style-name="Standard">(6888, 317, 110, 17, 27, 8),</text:p>
      <text:p text:style-name="Standard">(6889, 317, 81, 18, 27, 9),</text:p>
      <text:p text:style-name="Standard">(6890, 317, 90, 17, 27, 10),</text:p>
      <text:p text:style-name="Standard">(6891, 317, 100, 27, 27, 11),</text:p>
      <text:p text:style-name="Standard">(6892, 317, 84, 34, 27, 12),</text:p>
      <text:p text:style-name="Standard">(6893, 317, 138, 25, 27, 13),</text:p>
      <text:p text:style-name="Standard">(6894, 317, 57, 32, 27, 14),</text:p>
      <text:p text:style-name="Standard">(6895, 317, 105, 29, 27, 15),</text:p>
      <text:p text:style-name="Standard">(6896, 317, 123, 27, 27, 16),</text:p>
      <text:p text:style-name="Standard">(6897, 317, 122, 41, 27, 17),</text:p>
      <text:p text:style-name="Standard"><text:soft-page-break/>(6898, 317, 131, 25, 27, 18),</text:p>
      <text:p text:style-name="Standard">(6899, 317, 95, 3, 27, 19),</text:p>
      <text:p text:style-name="Standard">(6900, 317, 88, 26, 27, 20),</text:p>
      <text:p text:style-name="Standard">(6901, 317, 117, 6, 27, 21),</text:p>
      <text:p text:style-name="Standard">(6902, 317, 77, 1, 27, 22),</text:p>
      <text:p text:style-name="Standard">(6903, 317, 139, 35, 27, 23),</text:p>
      <text:p text:style-name="Standard">(6904, 317, 109, 35, 27, 24),</text:p>
      <text:p text:style-name="Standard">(6905, 317, 87, 34, 27, 25),</text:p>
      <text:p text:style-name="Standard">(6906, 317, 65, 32, 27, 26),</text:p>
      <text:p text:style-name="Standard">(6907, 317, 103, 26, 27, 27),</text:p>
      <text:p text:style-name="Standard">(6908, 317, 99, 39, 27, 28),</text:p>
      <text:p text:style-name="Standard">(6909, 317, 78, 40, 27, 29),</text:p>
      <text:p text:style-name="Standard">(6910, 317, 128, 40, 27, 30),</text:p>
      <text:p text:style-name="Standard">(6911, 317, 120, 39, 27, 31),</text:p>
      <text:p text:style-name="Standard">(6912, 317, 129, 36, 27, 32),</text:p>
      <text:p text:style-name="Standard">(6913, 317, 133, 29, 27, 33),</text:p>
      <text:p text:style-name="Standard">(6914, 317, 142, 42, 27, 34),</text:p>
      <text:p text:style-name="Standard">(6915, 318, 95, 3, 4, 1),</text:p>
      <text:p text:style-name="Standard">(6916, 318, 117, 6, 4, 2),</text:p>
      <text:p text:style-name="Standard">(6917, 318, 119, 3, 4, 3),</text:p>
      <text:p text:style-name="Standard">(6918, 318, 55, 6, 4, 4),</text:p>
      <text:p text:style-name="Standard">(6919, 318, 102, 1, 4, 5),</text:p>
      <text:p text:style-name="Standard">(6920, 318, 30, 22, 4, 6),</text:p>
      <text:p text:style-name="Standard">(6921, 318, 127, 41, 4, 7),</text:p>
      <text:p text:style-name="Standard">(6922, 318, 109, 35, 4, 8),</text:p>
      <text:p text:style-name="Standard">(6923, 318, 70, 17, 4, 9),</text:p>
      <text:p text:style-name="Standard">(6924, 318, 84, 34, 4, 10),</text:p>
      <text:p text:style-name="Standard">(6925, 318, 137, 22, 4, 11),</text:p>
      <text:p text:style-name="Standard">(6926, 318, 99, 36, 4, 12),</text:p>
      <text:p text:style-name="Standard">(6927, 318, 94, 18, 4, 13),</text:p>
      <text:p text:style-name="Standard">(6928, 318, 81, 18, 4, 14),</text:p>
      <text:p text:style-name="Standard">(6929, 318, 139, 35, 4, 15),</text:p>
      <text:p text:style-name="Standard">(6930, 318, 131, 25, 4, 16),</text:p>
      <text:p text:style-name="Standard">(6931, 318, 138, 25, 4, 17),</text:p>
      <text:p text:style-name="Standard">(6932, 318, 87, 34, 4, 18),</text:p>
      <text:p text:style-name="Standard">(6933, 318, 100, 27, 4, 19),</text:p>
      <text:p text:style-name="Standard">(6934, 318, 77, 1, 4, 20),</text:p>
      <text:p text:style-name="Standard">(6935, 318, 105, 29, 4, 21),</text:p>
      <text:p text:style-name="Standard">(6936, 318, 110, 17, 4, 22),</text:p>
      <text:p text:style-name="Standard">(6937, 318, 57, 32, 4, 23),</text:p>
      <text:p text:style-name="Standard">(6938, 318, 122, 41, 4, 24),</text:p>
      <text:p text:style-name="Standard">(6939, 318, 103, 26, 4, 25),</text:p>
      <text:p text:style-name="Standard">(6940, 318, 123, 27, 4, 26),</text:p>
      <text:p text:style-name="Standard">(6941, 318, 88, 26, 4, 27),</text:p>
      <text:p text:style-name="Standard">(6942, 318, 78, 40, 4, 28),</text:p>
      <text:p text:style-name="Standard">(6943, 318, 143, 32, 4, 29),</text:p>
      <text:p text:style-name="Standard">(6944, 318, 128, 40, 4, 30),</text:p>
      <text:p text:style-name="Standard">(6945, 318, 133, 29, 4, 31),</text:p>
      <text:p text:style-name="Standard">(6946, 318, 120, 39, 4, 32),</text:p>
      <text:p text:style-name="Standard">(6947, 318, 129, 39, 4, 33),</text:p>
      <text:p text:style-name="Standard">(6948, 319, 77, 1, 22, 1),</text:p>
      <text:p text:style-name="Standard">(6949, 319, 102, 1, 22, 2),</text:p>
      <text:p text:style-name="Standard"><text:soft-page-break/>(6950, 319, 119, 3, 22, 3),</text:p>
      <text:p text:style-name="Standard">(6951, 319, 117, 6, 22, 4),</text:p>
      <text:p text:style-name="Standard">(6952, 319, 84, 34, 22, 5),</text:p>
      <text:p text:style-name="Standard">(6953, 319, 131, 25, 22, 6),</text:p>
      <text:p text:style-name="Standard">(6954, 319, 137, 22, 22, 7),</text:p>
      <text:p text:style-name="Standard">(6955, 319, 127, 41, 22, 8),</text:p>
      <text:p text:style-name="Standard">(6956, 319, 123, 27, 22, 9),</text:p>
      <text:p text:style-name="Standard">(6957, 319, 133, 29, 22, 10),</text:p>
      <text:p text:style-name="Standard">(6958, 319, 99, 36, 22, 11),</text:p>
      <text:p text:style-name="Standard">(6959, 319, 100, 27, 22, 12),</text:p>
      <text:p text:style-name="Standard">(6960, 319, 94, 18, 22, 13),</text:p>
      <text:p text:style-name="Standard">(6961, 319, 30, 22, 22, 14),</text:p>
      <text:p text:style-name="Standard">(6962, 319, 65, 32, 22, 15),</text:p>
      <text:p text:style-name="Standard">(6963, 319, 138, 25, 22, 16),</text:p>
      <text:p text:style-name="Standard">(6964, 319, 88, 26, 22, 17),</text:p>
      <text:p text:style-name="Standard">(6965, 319, 81, 18, 22, 18),</text:p>
      <text:p text:style-name="Standard">(6966, 319, 95, 3, 22, 19),</text:p>
      <text:p text:style-name="Standard">(6967, 319, 70, 17, 22, 20),</text:p>
      <text:p text:style-name="Standard">(6968, 319, 57, 32, 22, 21),</text:p>
      <text:p text:style-name="Standard">(6969, 319, 110, 17, 22, 22),</text:p>
      <text:p text:style-name="Standard">(6970, 319, 109, 35, 22, 23),</text:p>
      <text:p text:style-name="Standard">(6971, 319, 139, 35, 22, 24),</text:p>
      <text:p text:style-name="Standard">(6972, 319, 91, 41, 22, 25),</text:p>
      <text:p text:style-name="Standard">(6973, 319, 55, 6, 22, 26),</text:p>
      <text:p text:style-name="Standard">(6974, 319, 105, 29, 22, 27),</text:p>
      <text:p text:style-name="Standard">(6975, 319, 78, 40, 22, 28),</text:p>
      <text:p text:style-name="Standard">(6976, 319, 128, 40, 22, 29),</text:p>
      <text:p text:style-name="Standard">(6977, 319, 103, 26, 22, 30),</text:p>
      <text:p text:style-name="Standard">(6978, 319, 87, 34, 22, 31),</text:p>
      <text:p text:style-name="Standard">(6979, 319, 144, 42, 22, 32),</text:p>
      <text:p text:style-name="Standard">(6980, 320, 102, 1, 29, 1),</text:p>
      <text:p text:style-name="Standard">(6981, 320, 95, 3, 29, 2),</text:p>
      <text:p text:style-name="Standard">(6982, 320, 77, 1, 29, 3),</text:p>
      <text:p text:style-name="Standard">(6983, 320, 137, 22, 29, 4),</text:p>
      <text:p text:style-name="Standard">(6984, 320, 119, 3, 29, 5),</text:p>
      <text:p text:style-name="Standard">(6985, 320, 81, 6, 29, 6),</text:p>
      <text:p text:style-name="Standard">(6986, 320, 139, 35, 29, 7),</text:p>
      <text:p text:style-name="Standard">(6987, 320, 110, 17, 29, 8),</text:p>
      <text:p text:style-name="Standard">(6988, 320, 70, 17, 29, 9),</text:p>
      <text:p text:style-name="Standard">(6989, 320, 131, 25, 29, 10),</text:p>
      <text:p text:style-name="Standard">(6990, 320, 65, 32, 29, 11),</text:p>
      <text:p text:style-name="Standard">(6991, 320, 109, 35, 29, 12),</text:p>
      <text:p text:style-name="Standard">(6992, 320, 105, 29, 29, 13),</text:p>
      <text:p text:style-name="Standard">(6993, 320, 127, 41, 29, 14),</text:p>
      <text:p text:style-name="Standard">(6994, 320, 133, 29, 29, 15),</text:p>
      <text:p text:style-name="Standard">(6995, 320, 90, 18, 29, 16),</text:p>
      <text:p text:style-name="Standard">(6996, 320, 87, 34, 29, 17),</text:p>
      <text:p text:style-name="Standard">(6997, 320, 100, 27, 29, 18),</text:p>
      <text:p text:style-name="Standard">(6998, 320, 57, 32, 29, 19),</text:p>
      <text:p text:style-name="Standard">(6999, 320, 91, 41, 29, 20),</text:p>
      <text:p text:style-name="Standard">(7000, 320, 94, 18, 29, 21),</text:p>
      <text:p text:style-name="Standard">(7001, 320, 30, 22, 29, 22),</text:p>
      <text:p text:style-name="Standard"><text:soft-page-break/>(7002, 320, 55, 6, 29, 23),</text:p>
      <text:p text:style-name="Standard">(7003, 320, 78, 40, 29, 24),</text:p>
      <text:p text:style-name="Standard">(7004, 320, 123, 27, 29, 25),</text:p>
      <text:p text:style-name="Standard">(7005, 320, 138, 25, 29, 26),</text:p>
      <text:p text:style-name="Standard">(7006, 320, 88, 33, 29, 27),</text:p>
      <text:p text:style-name="Standard">(7007, 320, 84, 34, 29, 28),</text:p>
      <text:p text:style-name="Standard">(7008, 320, 128, 40, 29, 29),</text:p>
      <text:p text:style-name="Standard">(7009, 320, 92, 33, 29, 30),</text:p>
      <text:p text:style-name="Standard">(7010, 320, 99, 36, 29, 31),</text:p>
      <text:p text:style-name="Standard">(7011, 320, 144, 42, 29, 32),</text:p>
      <text:p text:style-name="Standard">(7012, 321, 102, 1, 33, 1),</text:p>
      <text:p text:style-name="Standard">(7013, 321, 55, 25, 33, 2),</text:p>
      <text:p text:style-name="Standard">(7014, 321, 123, 3, 33, 3),</text:p>
      <text:p text:style-name="Standard">(7015, 321, 137, 22, 33, 4),</text:p>
      <text:p text:style-name="Standard">(7016, 321, 131, 34, 33, 5),</text:p>
      <text:p text:style-name="Standard">(7017, 321, 138, 25, 33, 6),</text:p>
      <text:p text:style-name="Standard">(7018, 321, 94, 18, 33, 7),</text:p>
      <text:p text:style-name="Standard">(7019, 321, 103, 33, 33, 8),</text:p>
      <text:p text:style-name="Standard">(7020, 321, 119, 3, 33, 9),</text:p>
      <text:p text:style-name="Standard">(7021, 321, 105, 21, 33, 10),</text:p>
      <text:p text:style-name="Standard">(7022, 321, 145, 22, 33, 11),</text:p>
      <text:p text:style-name="Standard">(7023, 321, 146, 21, 33, 12),</text:p>
      <text:p text:style-name="Standard">(7024, 321, 90, 44, 33, 13),</text:p>
      <text:p text:style-name="Standard">(7025, 321, 127, 41, 33, 14),</text:p>
      <text:p text:style-name="Standard">(7026, 321, 147, 18, 33, 15),</text:p>
      <text:p text:style-name="Standard">(7027, 321, 88, 33, 33, 16),</text:p>
      <text:p text:style-name="Standard">(7028, 321, 95, 6, 33, 17),</text:p>
      <text:p text:style-name="Standard">(7029, 321, 77, 1, 33, 18),</text:p>
      <text:p text:style-name="Standard">(7030, 321, 148, 34, 33, 19),</text:p>
      <text:p text:style-name="Standard">(7031, 321, 129, 45, 33, 20),</text:p>
      <text:p text:style-name="Standard">(7032, 321, 110, 35, 33, 21),</text:p>
      <text:p text:style-name="Standard">(7033, 321, 117, 6, 33, 22),</text:p>
      <text:p text:style-name="Standard">(7034, 321, 122, 41, 33, 23),</text:p>
      <text:p text:style-name="Standard">(7035, 321, 118, 32, 33, 24),</text:p>
      <text:p text:style-name="Standard">(7036, 321, 78, 27, 33, 25),</text:p>
      <text:p text:style-name="Standard">(7037, 321, 151, 32, 33, 26),</text:p>
      <text:p text:style-name="Standard">(7038, 321, 112, 27, 33, 27),</text:p>
      <text:p text:style-name="Standard">(7039, 321, 140, 46, 33, 28),</text:p>
      <text:p text:style-name="Standard">(7040, 321, 81, 35, 33, 29),</text:p>
      <text:p text:style-name="Standard">(7041, 321, 109, 46, 33, 30),</text:p>
      <text:p text:style-name="Standard">(7042, 321, 99, 39, 33, 31),</text:p>
      <text:p text:style-name="Standard">(7043, 321, 114, 39, 33, 32),</text:p>
      <text:p text:style-name="Standard">(7044, 321, 149, 44, 33, 33),</text:p>
      <text:p text:style-name="Standard">(7045, 321, 150, 47, 33, 34),</text:p>
      <text:p text:style-name="Standard">(7046, 321, 92, 42, 33, 35),</text:p>
      <text:p text:style-name="Standard">(7047, 322, 117, 6, 18, 1),</text:p>
      <text:p text:style-name="Standard">(7048, 322, 77, 1, 18, 2),</text:p>
      <text:p text:style-name="Standard">(7049, 322, 102, 1, 18, 3),</text:p>
      <text:p text:style-name="Standard">(7050, 322, 95, 6, 18, 4),</text:p>
      <text:p text:style-name="Standard">(7051, 322, 123, 3, 18, 5),</text:p>
      <text:p text:style-name="Standard">(7052, 322, 137, 22, 18, 6),</text:p>
      <text:p text:style-name="Standard">(7053, 322, 55, 25, 18, 7),</text:p>
      <text:p text:style-name="Standard"><text:soft-page-break/>(7054, 322, 138, 25, 18, 8),</text:p>
      <text:p text:style-name="Standard">(7055, 322, 94, 18, 18, 9),</text:p>
      <text:p text:style-name="Standard">(7056, 322, 145, 22, 18, 10),</text:p>
      <text:p text:style-name="Standard">(7057, 322, 78, 27, 18, 11),</text:p>
      <text:p text:style-name="Standard">(7058, 322, 112, 27, 18, 12),</text:p>
      <text:p text:style-name="Standard">(7059, 322, 119, 3, 18, 13),</text:p>
      <text:p text:style-name="Standard">(7060, 322, 81, 35, 18, 14),</text:p>
      <text:p text:style-name="Standard">(7061, 322, 133, 21, 18, 15),</text:p>
      <text:p text:style-name="Standard">(7062, 322, 151, 32, 18, 16),</text:p>
      <text:p text:style-name="Standard">(7063, 322, 131, 34, 18, 17),</text:p>
      <text:p text:style-name="Standard">(7064, 322, 147, 18, 18, 18),</text:p>
      <text:p text:style-name="Standard">(7065, 322, 114, 39, 18, 19),</text:p>
      <text:p text:style-name="Standard">(7066, 322, 118, 32, 18, 20),</text:p>
      <text:p text:style-name="Standard">(7067, 322, 88, 33, 18, 21),</text:p>
      <text:p text:style-name="Standard">(7068, 322, 105, 21, 18, 22),</text:p>
      <text:p text:style-name="Standard">(7069, 322, 148, 34, 18, 23),</text:p>
      <text:p text:style-name="Standard">(7070, 322, 103, 33, 18, 24),</text:p>
      <text:p text:style-name="Standard">(7071, 322, 129, 45, 18, 25),</text:p>
      <text:p text:style-name="Standard">(7072, 322, 110, 35, 18, 26),</text:p>
      <text:p text:style-name="Standard">(7073, 322, 140, 46, 18, 27),</text:p>
      <text:p text:style-name="Standard">(7074, 322, 109, 46, 18, 28),</text:p>
      <text:p text:style-name="Standard">(7075, 322, 122, 41, 18, 29),</text:p>
      <text:p text:style-name="Standard">(7076, 322, 127, 41, 18, 30),</text:p>
      <text:p text:style-name="Standard">(7077, 322, 99, 39, 18, 31),</text:p>
      <text:p text:style-name="Standard">(7078, 322, 90, 44, 18, 32),</text:p>
      <text:p text:style-name="Standard">(7079, 322, 92, 42, 18, 33),</text:p>
      <text:p text:style-name="Standard">(7080, 322, 149, 44, 18, 34),</text:p>
      <text:p text:style-name="Standard">(7081, 322, 150, 47, 18, 35),</text:p>
      <text:p text:style-name="Standard">(7082, 323, 119, 3, 21, 1),</text:p>
      <text:p text:style-name="Standard">(7083, 323, 77, 1, 21, 2),</text:p>
      <text:p text:style-name="Standard">(7084, 323, 145, 22, 21, 3),</text:p>
      <text:p text:style-name="Standard">(7085, 323, 117, 6, 21, 4),</text:p>
      <text:p text:style-name="Standard">(7086, 323, 137, 22, 21, 5),</text:p>
      <text:p text:style-name="Standard">(7087, 323, 55, 25, 21, 6),</text:p>
      <text:p text:style-name="Standard">(7088, 323, 118, 32, 21, 7),</text:p>
      <text:p text:style-name="Standard">(7089, 323, 151, 32, 21, 8),</text:p>
      <text:p text:style-name="Standard">(7090, 323, 112, 27, 21, 9),</text:p>
      <text:p text:style-name="Standard">(7091, 323, 78, 27, 21, 10),</text:p>
      <text:p text:style-name="Standard">(7092, 323, 147, 18, 21, 11),</text:p>
      <text:p text:style-name="Standard">(7093, 323, 109, 46, 21, 12),</text:p>
      <text:p text:style-name="Standard">(7094, 323, 103, 33, 21, 13),</text:p>
      <text:p text:style-name="Standard">(7095, 323, 129, 45, 21, 14),</text:p>
      <text:p text:style-name="Standard">(7096, 323, 95, 6, 21, 15),</text:p>
      <text:p text:style-name="Standard">(7097, 323, 148, 46, 21, 16),</text:p>
      <text:p text:style-name="Standard">(7098, 323, 131, 34, 21, 17),</text:p>
      <text:p text:style-name="Standard">(7099, 323, 110, 35, 21, 18),</text:p>
      <text:p text:style-name="Standard">(7100, 323, 127, 41, 21, 19),</text:p>
      <text:p text:style-name="Standard">(7101, 323, 123, 3, 21, 20),</text:p>
      <text:p text:style-name="Standard">(7102, 323, 88, 33, 21, 21),</text:p>
      <text:p text:style-name="Standard">(7103, 323, 102, 1, 21, 22),</text:p>
      <text:p text:style-name="Standard">(7104, 323, 139, 35, 21, 23),</text:p>
      <text:p text:style-name="Standard">(7105, 323, 122, 41, 21, 24),</text:p>
      <text:p text:style-name="Standard"><text:soft-page-break/>(7106, 323, 138, 25, 21, 25),</text:p>
      <text:p text:style-name="Standard">(7107, 323, 90, 44, 21, 26),</text:p>
      <text:p text:style-name="Standard">(7108, 323, 94, 18, 21, 27),</text:p>
      <text:p text:style-name="Standard">(7109, 323, 133, 21, 21, 28),</text:p>
      <text:p text:style-name="Standard">(7110, 323, 105, 21, 21, 29),</text:p>
      <text:p text:style-name="Standard">(7111, 323, 101, 34, 21, 30),</text:p>
      <text:p text:style-name="Standard">(7112, 323, 92, 42, 21, 31),</text:p>
      <text:p text:style-name="Standard">(7113, 323, 149, 44, 21, 32),</text:p>
      <text:p text:style-name="Standard">(7114, 323, 152, 47, 21, 33),</text:p>
      <text:p text:style-name="Standard">(7115, 323, 99, 39, 21, 34),</text:p>
      <text:p text:style-name="Standard">(7116, 323, 114, 39, 21, 35),</text:p>
      <text:p text:style-name="Standard">(7117, 324, 102, 1, 6, 1),</text:p>
      <text:p text:style-name="Standard">(7118, 324, 55, 25, 6, 2),</text:p>
      <text:p text:style-name="Standard">(7119, 324, 77, 1, 6, 3),</text:p>
      <text:p text:style-name="Standard">(7120, 324, 123, 3, 6, 4),</text:p>
      <text:p text:style-name="Standard">(7121, 324, 133, 21, 6, 5),</text:p>
      <text:p text:style-name="Standard">(7122, 324, 103, 33, 6, 6),</text:p>
      <text:p text:style-name="Standard">(7123, 324, 148, 46, 6, 7),</text:p>
      <text:p text:style-name="Standard">(7124, 324, 118, 32, 6, 8),</text:p>
      <text:p text:style-name="Standard">(7125, 324, 95, 6, 6, 9),</text:p>
      <text:p text:style-name="Standard">(7126, 324, 147, 18, 6, 10),</text:p>
      <text:p text:style-name="Standard">(7127, 324, 109, 46, 6, 11),</text:p>
      <text:p text:style-name="Standard">(7128, 324, 112, 27, 6, 12),</text:p>
      <text:p text:style-name="Standard">(7129, 324, 119, 3, 6, 13),</text:p>
      <text:p text:style-name="Standard">(7130, 324, 110, 35, 6, 14),</text:p>
      <text:p text:style-name="Standard">(7131, 324, 138, 25, 6, 15),</text:p>
      <text:p text:style-name="Standard">(7132, 324, 117, 6, 6, 16),</text:p>
      <text:p text:style-name="Standard">(7133, 324, 145, 22, 6, 17),</text:p>
      <text:p text:style-name="Standard">(7134, 324, 101, 34, 6, 18),</text:p>
      <text:p text:style-name="Standard">(7135, 324, 122, 41, 6, 19),</text:p>
      <text:p text:style-name="Standard">(7136, 324, 78, 27, 6, 20),</text:p>
      <text:p text:style-name="Standard">(7137, 324, 88, 33, 6, 21),</text:p>
      <text:p text:style-name="Standard">(7138, 324, 94, 18, 6, 22),</text:p>
      <text:p text:style-name="Standard">(7139, 324, 151, 32, 6, 23),</text:p>
      <text:p text:style-name="Standard">(7140, 324, 131, 34, 6, 24),</text:p>
      <text:p text:style-name="Standard">(7141, 324, 139, 35, 6, 25),</text:p>
      <text:p text:style-name="Standard">(7142, 324, 137, 22, 6, 26),</text:p>
      <text:p text:style-name="Standard">(7143, 324, 105, 21, 6, 27),</text:p>
      <text:p text:style-name="Standard">(7144, 324, 129, 45, 6, 28),</text:p>
      <text:p text:style-name="Standard">(7145, 324, 127, 41, 6, 29),</text:p>
      <text:p text:style-name="Standard">(7146, 324, 90, 44, 6, 30),</text:p>
      <text:p text:style-name="Standard">(7147, 324, 99, 39, 6, 31),</text:p>
      <text:p text:style-name="Standard">(7148, 324, 114, 39, 6, 32),</text:p>
      <text:p text:style-name="Standard">(7149, 324, 149, 44, 6, 33),</text:p>
      <text:p text:style-name="Standard">(7150, 324, 92, 42, 6, 34),</text:p>
      <text:p text:style-name="Standard">(7151, 324, 152, 47, 6, 35),</text:p>
      <text:p text:style-name="Standard">(7152, 325, 102, 1, 7, 1),</text:p>
      <text:p text:style-name="Standard">(7153, 325, 137, 22, 7, 2),</text:p>
      <text:p text:style-name="Standard">(7154, 325, 95, 6, 7, 3),</text:p>
      <text:p text:style-name="Standard">(7155, 325, 77, 1, 7, 4),</text:p>
      <text:p text:style-name="Standard">(7156, 325, 117, 6, 7, 5),</text:p>
      <text:p text:style-name="Standard">(7157, 325, 118, 32, 7, 6),</text:p>
      <text:p text:style-name="Standard"><text:soft-page-break/>(7158, 325, 131, 34, 7, 7),</text:p>
      <text:p text:style-name="Standard">(7159, 325, 133, 21, 7, 8),</text:p>
      <text:p text:style-name="Standard">(7160, 325, 103, 33, 7, 9),</text:p>
      <text:p text:style-name="Standard">(7161, 325, 122, 41, 7, 10),</text:p>
      <text:p text:style-name="Standard">(7162, 325, 138, 25, 7, 11),</text:p>
      <text:p text:style-name="Standard">(7163, 325, 88, 33, 7, 12),</text:p>
      <text:p text:style-name="Standard">(7164, 325, 129, 45, 7, 13),</text:p>
      <text:p text:style-name="Standard">(7165, 325, 151, 32, 7, 14),</text:p>
      <text:p text:style-name="Standard">(7166, 325, 148, 46, 7, 15),</text:p>
      <text:p text:style-name="Standard">(7167, 325, 110, 35, 7, 16),</text:p>
      <text:p text:style-name="Standard">(7168, 325, 109, 46, 7, 17),</text:p>
      <text:p text:style-name="Standard">(7169, 325, 119, 3, 7, 18),</text:p>
      <text:p text:style-name="Standard">(7170, 325, 112, 27, 7, 19),</text:p>
      <text:p text:style-name="Standard">(7171, 325, 55, 25, 7, 20),</text:p>
      <text:p text:style-name="Standard">(7172, 325, 145, 22, 7, 21),</text:p>
      <text:p text:style-name="Standard">(7173, 325, 123, 3, 7, 22),</text:p>
      <text:p text:style-name="Standard">(7174, 325, 78, 27, 7, 23),</text:p>
      <text:p text:style-name="Standard">(7175, 325, 139, 35, 7, 24),</text:p>
      <text:p text:style-name="Standard">(7176, 325, 105, 21, 7, 25),</text:p>
      <text:p text:style-name="Standard">(7177, 325, 94, 18, 7, 26),</text:p>
      <text:p text:style-name="Standard">(7178, 325, 90, 44, 7, 27),</text:p>
      <text:p text:style-name="Standard">(7179, 325, 127, 41, 7, 28),</text:p>
      <text:p text:style-name="Standard">(7180, 325, 147, 18, 7, 29),</text:p>
      <text:p text:style-name="Standard">(7181, 325, 101, 34, 7, 30),</text:p>
      <text:p text:style-name="Standard">(7182, 325, 99, 39, 7, 31),</text:p>
      <text:p text:style-name="Standard">(7183, 325, 114, 39, 7, 32),</text:p>
      <text:p text:style-name="Standard">(7184, 325, 92, 42, 7, 33),</text:p>
      <text:p text:style-name="Standard">(7185, 325, 149, 44, 7, 34),</text:p>
      <text:p text:style-name="Standard">(7186, 325, 152, 47, 7, 35),</text:p>
      <text:p text:style-name="Standard">(7187, 326, 117, 6, 32, 1),</text:p>
      <text:p text:style-name="Standard">(7188, 326, 95, 6, 32, 2),</text:p>
      <text:p text:style-name="Standard">(7189, 326, 77, 1, 32, 3),</text:p>
      <text:p text:style-name="Standard">(7190, 326, 145, 22, 32, 4),</text:p>
      <text:p text:style-name="Standard">(7191, 326, 123, 3, 32, 5),</text:p>
      <text:p text:style-name="Standard">(7192, 326, 137, 22, 32, 6),</text:p>
      <text:p text:style-name="Standard">(7193, 326, 55, 25, 32, 7),</text:p>
      <text:p text:style-name="Standard">(7194, 326, 151, 32, 32, 8),</text:p>
      <text:p text:style-name="Standard">(7195, 326, 119, 3, 32, 9),</text:p>
      <text:p text:style-name="Standard">(7196, 326, 118, 32, 32, 10),</text:p>
      <text:p text:style-name="Standard">(7197, 326, 131, 34, 32, 11),</text:p>
      <text:p text:style-name="Standard">(7198, 326, 94, 18, 32, 12),</text:p>
      <text:p text:style-name="Standard">(7199, 326, 110, 35, 32, 13),</text:p>
      <text:p text:style-name="Standard">(7200, 326, 147, 18, 32, 14),</text:p>
      <text:p text:style-name="Standard">(7201, 326, 148, 46, 32, 15),</text:p>
      <text:p text:style-name="Standard">(7202, 326, 78, 27, 32, 16),</text:p>
      <text:p text:style-name="Standard">(7203, 326, 105, 21, 32, 17),</text:p>
      <text:p text:style-name="Standard">(7204, 326, 112, 27, 32, 18),</text:p>
      <text:p text:style-name="Standard">(7205, 326, 129, 45, 32, 19),</text:p>
      <text:p text:style-name="Standard">(7206, 326, 102, 1, 32, 20),</text:p>
      <text:p text:style-name="Standard">(7207, 326, 109, 46, 32, 21),</text:p>
      <text:p text:style-name="Standard">(7208, 326, 103, 33, 32, 22),</text:p>
      <text:p text:style-name="Standard">(7209, 326, 88, 33, 32, 23),</text:p>
      <text:p text:style-name="Standard"><text:soft-page-break/>(7210, 326, 138, 25, 32, 24),</text:p>
      <text:p text:style-name="Standard">(7211, 326, 101, 34, 32, 25),</text:p>
      <text:p text:style-name="Standard">(7212, 326, 139, 35, 32, 26),</text:p>
      <text:p text:style-name="Standard">(7213, 326, 90, 44, 32, 27),</text:p>
      <text:p text:style-name="Standard">(7214, 326, 122, 41, 32, 28),</text:p>
      <text:p text:style-name="Standard">(7215, 326, 127, 41, 32, 29),</text:p>
      <text:p text:style-name="Standard">(7216, 326, 133, 21, 32, 30),</text:p>
      <text:p text:style-name="Standard">(7217, 326, 114, 39, 32, 31),</text:p>
      <text:p text:style-name="Standard">(7218, 326, 99, 39, 32, 32),</text:p>
      <text:p text:style-name="Standard">(7219, 326, 92, 42, 32, 33),</text:p>
      <text:p text:style-name="Standard">(7220, 326, 149, 44, 32, 34),</text:p>
      <text:p text:style-name="Standard">(7221, 326, 152, 47, 32, 35),</text:p>
      <text:p text:style-name="Standard">(7222, 327, 117, 6, 34, 1),</text:p>
      <text:p text:style-name="Standard">(7223, 327, 122, 41, 34, 2),</text:p>
      <text:p text:style-name="Standard">(7224, 327, 102, 1, 34, 3),</text:p>
      <text:p text:style-name="Standard">(7225, 327, 137, 22, 34, 4),</text:p>
      <text:p text:style-name="Standard">(7226, 327, 77, 1, 34, 5),</text:p>
      <text:p text:style-name="Standard">(7227, 327, 119, 3, 34, 6),</text:p>
      <text:p text:style-name="Standard">(7228, 327, 88, 33, 34, 7),</text:p>
      <text:p text:style-name="Standard">(7229, 327, 103, 33, 34, 8),</text:p>
      <text:p text:style-name="Standard">(7230, 327, 112, 27, 34, 9),</text:p>
      <text:p text:style-name="Standard">(7231, 327, 105, 21, 34, 10),</text:p>
      <text:p text:style-name="Standard">(7232, 327, 118, 32, 34, 11),</text:p>
      <text:p text:style-name="Standard">(7233, 327, 151, 32, 34, 12),</text:p>
      <text:p text:style-name="Standard">(7234, 327, 131, 34, 34, 13),</text:p>
      <text:p text:style-name="Standard">(7235, 327, 78, 27, 34, 14),</text:p>
      <text:p text:style-name="Standard">(7236, 327, 101, 34, 34, 15),</text:p>
      <text:p text:style-name="Standard">(7237, 327, 145, 22, 34, 16),</text:p>
      <text:p text:style-name="Standard">(7238, 327, 114, 39, 34, 17),</text:p>
      <text:p text:style-name="Standard">(7239, 327, 95, 6, 34, 18),</text:p>
      <text:p text:style-name="Standard">(7240, 327, 110, 35, 34, 19),</text:p>
      <text:p text:style-name="Standard">(7241, 327, 138, 25, 34, 20),</text:p>
      <text:p text:style-name="Standard">(7242, 327, 127, 41, 34, 21),</text:p>
      <text:p text:style-name="Standard">(7243, 327, 94, 18, 34, 22),</text:p>
      <text:p text:style-name="Standard">(7244, 327, 55, 25, 34, 23),</text:p>
      <text:p text:style-name="Standard">(7245, 327, 133, 21, 34, 24),</text:p>
      <text:p text:style-name="Standard">(7246, 327, 123, 3, 34, 25),</text:p>
      <text:p text:style-name="Standard">(7247, 327, 139, 35, 34, 26),</text:p>
      <text:p text:style-name="Standard">(7248, 327, 147, 18, 34, 27),</text:p>
      <text:p text:style-name="Standard">(7249, 327, 99, 39, 34, 28),</text:p>
      <text:p text:style-name="Standard">(7250, 327, 148, 46, 34, 29),</text:p>
      <text:p text:style-name="Standard">(7251, 327, 109, 46, 34, 30),</text:p>
      <text:p text:style-name="Standard">(7252, 327, 129, 45, 34, 31),</text:p>
      <text:p text:style-name="Standard">(7253, 327, 90, 44, 34, 32),</text:p>
      <text:p text:style-name="Standard">(7254, 327, 149, 44, 34, 33),</text:p>
      <text:p text:style-name="Standard">(7255, 327, 92, 42, 34, 34),</text:p>
      <text:p text:style-name="Standard">(7256, 327, 152, 47, 34, 35),</text:p>
      <text:p text:style-name="Standard">(7257, 328, 117, 6, 9, 1),</text:p>
      <text:p text:style-name="Standard">(7258, 328, 123, 3, 9, 2),</text:p>
      <text:p text:style-name="Standard">(7259, 328, 102, 1, 9, 3),</text:p>
      <text:p text:style-name="Standard">(7260, 328, 103, 33, 9, 4),</text:p>
      <text:p text:style-name="Standard">(7261, 328, 137, 22, 9, 5),</text:p>
      <text:p text:style-name="Standard"><text:soft-page-break/>(7262, 328, 88, 33, 9, 6),</text:p>
      <text:p text:style-name="Standard">(7263, 328, 133, 21, 9, 7),</text:p>
      <text:p text:style-name="Standard">(7264, 328, 55, 25, 9, 8),</text:p>
      <text:p text:style-name="Standard">(7265, 328, 131, 34, 9, 9),</text:p>
      <text:p text:style-name="Standard">(7266, 328, 78, 27, 9, 10),</text:p>
      <text:p text:style-name="Standard">(7267, 328, 139, 35, 9, 11),</text:p>
      <text:p text:style-name="Standard">(7268, 328, 147, 18, 9, 12),</text:p>
      <text:p text:style-name="Standard">(7269, 328, 112, 27, 9, 13),</text:p>
      <text:p text:style-name="Standard">(7270, 328, 77, 1, 9, 14),</text:p>
      <text:p text:style-name="Standard">(7271, 328, 95, 6, 9, 15),</text:p>
      <text:p text:style-name="Standard">(7272, 328, 122, 41, 9, 16),</text:p>
      <text:p text:style-name="Standard">(7273, 328, 151, 32, 9, 17),</text:p>
      <text:p text:style-name="Standard">(7274, 328, 118, 32, 9, 18),</text:p>
      <text:p text:style-name="Standard">(7275, 328, 99, 39, 9, 19),</text:p>
      <text:p text:style-name="Standard">(7276, 328, 105, 21, 9, 20),</text:p>
      <text:p text:style-name="Standard">(7277, 328, 119, 3, 9, 21),</text:p>
      <text:p text:style-name="Standard">(7278, 328, 138, 25, 9, 22),</text:p>
      <text:p text:style-name="Standard">(7279, 328, 145, 22, 9, 23),</text:p>
      <text:p text:style-name="Standard">(7280, 328, 110, 35, 9, 24),</text:p>
      <text:p text:style-name="Standard">(7281, 328, 94, 18, 9, 25),</text:p>
      <text:p text:style-name="Standard">(7282, 328, 127, 41, 9, 26),</text:p>
      <text:p text:style-name="Standard">(7283, 328, 129, 45, 9, 27),</text:p>
      <text:p text:style-name="Standard">(7284, 328, 101, 34, 9, 28),</text:p>
      <text:p text:style-name="Standard">(7285, 328, 109, 46, 9, 29),</text:p>
      <text:p text:style-name="Standard">(7286, 328, 148, 46, 9, 30),</text:p>
      <text:p text:style-name="Standard">(7287, 328, 90, 44, 9, 31),</text:p>
      <text:p text:style-name="Standard">(7288, 328, 114, 39, 9, 32),</text:p>
      <text:p text:style-name="Standard">(7289, 328, 149, 44, 9, 33),</text:p>
      <text:p text:style-name="Standard">(7290, 328, 92, 42, 9, 34),</text:p>
      <text:p text:style-name="Standard">(7291, 328, 152, 47, 9, 35),</text:p>
      <text:p text:style-name="Standard">(7292, 329, 102, 1, 10, 1),</text:p>
      <text:p text:style-name="Standard">(7293, 329, 145, 22, 10, 2),</text:p>
      <text:p text:style-name="Standard">(7294, 329, 77, 1, 10, 3),</text:p>
      <text:p text:style-name="Standard">(7295, 329, 117, 6, 10, 4),</text:p>
      <text:p text:style-name="Standard">(7296, 329, 119, 3, 10, 5),</text:p>
      <text:p text:style-name="Standard">(7297, 329, 123, 3, 10, 6),</text:p>
      <text:p text:style-name="Standard">(7298, 329, 122, 41, 10, 7),</text:p>
      <text:p text:style-name="Standard">(7299, 329, 118, 32, 10, 8),</text:p>
      <text:p text:style-name="Standard">(7300, 329, 133, 21, 10, 9),</text:p>
      <text:p text:style-name="Standard">(7301, 329, 78, 27, 10, 10),</text:p>
      <text:p text:style-name="Standard">(7302, 329, 55, 25, 10, 11),</text:p>
      <text:p text:style-name="Standard">(7303, 329, 109, 46, 10, 12),</text:p>
      <text:p text:style-name="Standard">(7304, 329, 103, 33, 10, 13),</text:p>
      <text:p text:style-name="Standard">(7305, 329, 88, 33, 10, 14),</text:p>
      <text:p text:style-name="Standard">(7306, 329, 138, 25, 10, 15),</text:p>
      <text:p text:style-name="Standard">(7307, 329, 137, 22, 10, 16),</text:p>
      <text:p text:style-name="Standard">(7308, 329, 94, 18, 10, 17),</text:p>
      <text:p text:style-name="Standard">(7309, 329, 148, 46, 10, 18),</text:p>
      <text:p text:style-name="Standard">(7310, 329, 95, 6, 10, 19),</text:p>
      <text:p text:style-name="Standard">(7311, 329, 127, 41, 10, 20),</text:p>
      <text:p text:style-name="Standard">(7312, 329, 101, 34, 10, 21),</text:p>
      <text:p text:style-name="Standard">(7313, 329, 105, 21, 10, 22),</text:p>
      <text:p text:style-name="Standard"><text:soft-page-break/>(7314, 329, 151, 32, 10, 23),</text:p>
      <text:p text:style-name="Standard">(7315, 329, 131, 34, 10, 24),</text:p>
      <text:p text:style-name="Standard">(7316, 329, 139, 35, 10, 25),</text:p>
      <text:p text:style-name="Standard">(7317, 329, 112, 27, 10, 26),</text:p>
      <text:p text:style-name="Standard">(7318, 329, 129, 45, 10, 27),</text:p>
      <text:p text:style-name="Standard">(7319, 329, 147, 18, 10, 28),</text:p>
      <text:p text:style-name="Standard">(7320, 329, 114, 39, 10, 29),</text:p>
      <text:p text:style-name="Standard">(7321, 329, 110, 35, 10, 30),</text:p>
      <text:p text:style-name="Standard">(7322, 329, 99, 39, 10, 31),</text:p>
      <text:p text:style-name="Standard">(7323, 329, 90, 44, 10, 32),</text:p>
      <text:p text:style-name="Standard">(7324, 329, 92, 42, 10, 33),</text:p>
      <text:p text:style-name="Standard">(7325, 329, 149, 44, 10, 34),</text:p>
      <text:p text:style-name="Standard">(7326, 329, 152, 47, 10, 35),</text:p>
      <text:p text:style-name="Standard">(7327, 330, 123, 3, 11, 1),</text:p>
      <text:p text:style-name="Standard">(7328, 330, 102, 1, 11, 2),</text:p>
      <text:p text:style-name="Standard">(7329, 330, 137, 22, 11, 3),</text:p>
      <text:p text:style-name="Standard">(7330, 330, 119, 3, 11, 4),</text:p>
      <text:p text:style-name="Standard">(7331, 330, 118, 32, 11, 5),</text:p>
      <text:p text:style-name="Standard">(7332, 330, 103, 33, 11, 6),</text:p>
      <text:p text:style-name="Standard">(7333, 330, 151, 32, 11, 7),</text:p>
      <text:p text:style-name="Standard">(7334, 330, 127, 41, 11, 8),</text:p>
      <text:p text:style-name="Standard">(7335, 330, 133, 21, 11, 9),</text:p>
      <text:p text:style-name="Standard">(7336, 330, 139, 35, 11, 10),</text:p>
      <text:p text:style-name="Standard">(7337, 330, 78, 27, 11, 11),</text:p>
      <text:p text:style-name="Standard">(7338, 330, 105, 21, 11, 12),</text:p>
      <text:p text:style-name="Standard">(7339, 330, 99, 39, 11, 13),</text:p>
      <text:p text:style-name="Standard">(7340, 330, 112, 27, 11, 14),</text:p>
      <text:p text:style-name="Standard">(7341, 330, 147, 18, 11, 15),</text:p>
      <text:p text:style-name="Standard">(7342, 330, 77, 1, 11, 16),</text:p>
      <text:p text:style-name="Standard">(7343, 330, 95, 6, 11, 17),</text:p>
      <text:p text:style-name="Standard">(7344, 330, 145, 22, 11, 18),</text:p>
      <text:p text:style-name="Standard">(7345, 330, 122, 41, 11, 19),</text:p>
      <text:p text:style-name="Standard">(7346, 330, 88, 33, 11, 20),</text:p>
      <text:p text:style-name="Standard">(7347, 330, 117, 6, 11, 21),</text:p>
      <text:p text:style-name="Standard">(7348, 330, 55, 25, 11, 22),</text:p>
      <text:p text:style-name="Standard">(7349, 330, 131, 34, 11, 23),</text:p>
      <text:p text:style-name="Standard">(7350, 330, 94, 18, 11, 24),</text:p>
      <text:p text:style-name="Standard">(7351, 330, 110, 35, 11, 25),</text:p>
      <text:p text:style-name="Standard">(7352, 330, 138, 25, 11, 26),</text:p>
      <text:p text:style-name="Standard">(7353, 330, 114, 39, 11, 27),</text:p>
      <text:p text:style-name="Standard">(7354, 330, 101, 34, 11, 28),</text:p>
      <text:p text:style-name="Standard">(7355, 330, 109, 46, 11, 29),</text:p>
      <text:p text:style-name="Standard">(7356, 330, 148, 46, 11, 30),</text:p>
      <text:p text:style-name="Standard">(7357, 330, 129, 45, 11, 31),</text:p>
      <text:p text:style-name="Standard">(7358, 330, 92, 42, 11, 32),</text:p>
      <text:p text:style-name="Standard">(7359, 330, 90, 44, 11, 33),</text:p>
      <text:p text:style-name="Standard">(7360, 330, 149, 44, 11, 34),</text:p>
      <text:p text:style-name="Standard">(7361, 330, 152, 47, 11, 35),</text:p>
      <text:p text:style-name="Standard">(7362, 331, 102, 1, 13, 1),</text:p>
      <text:p text:style-name="Standard">(7363, 331, 117, 6, 13, 2),</text:p>
      <text:p text:style-name="Standard">(7364, 331, 77, 1, 13, 3),</text:p>
      <text:p text:style-name="Standard">(7365, 331, 145, 22, 13, 4),</text:p>
      <text:p text:style-name="Standard"><text:soft-page-break/>(7366, 331, 137, 22, 13, 5),</text:p>
      <text:p text:style-name="Standard">(7367, 331, 127, 41, 13, 6),</text:p>
      <text:p text:style-name="Standard">(7368, 331, 122, 41, 13, 7),</text:p>
      <text:p text:style-name="Standard">(7369, 331, 55, 25, 13, 8),</text:p>
      <text:p text:style-name="Standard">(7370, 331, 103, 33, 13, 9),</text:p>
      <text:p text:style-name="Standard">(7371, 331, 133, 21, 13, 10),</text:p>
      <text:p text:style-name="Standard">(7372, 331, 118, 32, 13, 11),</text:p>
      <text:p text:style-name="Standard">(7373, 331, 151, 32, 13, 12),</text:p>
      <text:p text:style-name="Standard">(7374, 331, 105, 21, 13, 13),</text:p>
      <text:p text:style-name="Standard">(7375, 331, 78, 27, 13, 14),</text:p>
      <text:p text:style-name="Standard">(7376, 331, 94, 18, 13, 15),</text:p>
      <text:p text:style-name="Standard">(7377, 331, 129, 45, 13, 16),</text:p>
      <text:p text:style-name="Standard">(7378, 331, 131, 34, 13, 17),</text:p>
      <text:p text:style-name="Standard">(7379, 331, 101, 34, 13, 18),</text:p>
      <text:p text:style-name="Standard">(7380, 331, 110, 35, 13, 19),</text:p>
      <text:p text:style-name="Standard">(7381, 331, 123, 3, 13, 20),</text:p>
      <text:p text:style-name="Standard">(7382, 331, 95, 6, 13, 21),</text:p>
      <text:p text:style-name="Standard">(7383, 331, 119, 3, 13, 22),</text:p>
      <text:p text:style-name="Standard">(7384, 331, 139, 35, 13, 23),</text:p>
      <text:p text:style-name="Standard">(7385, 331, 138, 25, 13, 24),</text:p>
      <text:p text:style-name="Standard">(7386, 331, 88, 33, 13, 25),</text:p>
      <text:p text:style-name="Standard">(7387, 331, 147, 18, 13, 26),</text:p>
      <text:p text:style-name="Standard">(7388, 331, 112, 27, 13, 27),</text:p>
      <text:p text:style-name="Standard">(7389, 331, 99, 39, 13, 28),</text:p>
      <text:p text:style-name="Standard">(7390, 331, 114, 39, 13, 29),</text:p>
      <text:p text:style-name="Standard">(7391, 331, 92, 42, 13, 30),</text:p>
      <text:p text:style-name="Standard">(7392, 331, 90, 44, 13, 31),</text:p>
      <text:p text:style-name="Standard">(7393, 331, 149, 44, 13, 32),</text:p>
      <text:p text:style-name="Standard">(7394, 331, 152, 47, 13, 33),</text:p>
      <text:p text:style-name="Standard">(7395, 332, 102, 1, 14, 1),</text:p>
      <text:p text:style-name="Standard">(7396, 332, 117, 6, 14, 2),</text:p>
      <text:p text:style-name="Standard">(7397, 332, 77, 1, 14, 3),</text:p>
      <text:p text:style-name="Standard">(7398, 332, 95, 6, 14, 4),</text:p>
      <text:p text:style-name="Standard">(7399, 332, 119, 3, 14, 5),</text:p>
      <text:p text:style-name="Standard">(7400, 332, 138, 25, 14, 6),</text:p>
      <text:p text:style-name="Standard">(7401, 332, 137, 22, 14, 7),</text:p>
      <text:p text:style-name="Standard">(7402, 332, 145, 22, 14, 8),</text:p>
      <text:p text:style-name="Standard">(7403, 332, 133, 21, 14, 9),</text:p>
      <text:p text:style-name="Standard">(7404, 332, 110, 35, 14, 10),</text:p>
      <text:p text:style-name="Standard">(7405, 332, 78, 27, 14, 11),</text:p>
      <text:p text:style-name="Standard">(7406, 332, 105, 21, 14, 12),</text:p>
      <text:p text:style-name="Standard">(7407, 332, 112, 27, 14, 13),</text:p>
      <text:p text:style-name="Standard">(7408, 332, 114, 39, 14, 14),</text:p>
      <text:p text:style-name="Standard">(7409, 332, 122, 41, 14, 15),</text:p>
      <text:p text:style-name="Standard">(7410, 332, 88, 33, 14, 16),</text:p>
      <text:p text:style-name="Standard">(7411, 332, 129, 45, 14, 17),</text:p>
      <text:p text:style-name="Standard">(7412, 332, 127, 41, 14, 18),</text:p>
      <text:p text:style-name="Standard">(7413, 332, 131, 34, 14, 19),</text:p>
      <text:p text:style-name="Standard">(7414, 332, 123, 3, 14, 20),</text:p>
      <text:p text:style-name="Standard">(7415, 332, 118, 32, 14, 21),</text:p>
      <text:p text:style-name="Standard">(7416, 332, 139, 35, 14, 22),</text:p>
      <text:p text:style-name="Standard">(7417, 332, 151, 32, 14, 23),</text:p>
      <text:p text:style-name="Standard"><text:soft-page-break/>(7418, 332, 103, 33, 14, 24),</text:p>
      <text:p text:style-name="Standard">(7419, 332, 94, 18, 14, 25),</text:p>
      <text:p text:style-name="Standard">(7420, 332, 55, 25, 14, 26),</text:p>
      <text:p text:style-name="Standard">(7421, 332, 99, 39, 14, 27),</text:p>
      <text:p text:style-name="Standard">(7422, 332, 147, 18, 14, 28),</text:p>
      <text:p text:style-name="Standard">(7423, 332, 101, 34, 14, 29),</text:p>
      <text:p text:style-name="Standard">(7424, 332, 92, 42, 14, 30),</text:p>
      <text:p text:style-name="Standard">(7425, 332, 90, 44, 14, 31),</text:p>
      <text:p text:style-name="Standard">(7426, 332, 149, 44, 14, 32),</text:p>
      <text:p text:style-name="Standard">(7427, 332, 152, 47, 14, 33),</text:p>
      <text:p text:style-name="Standard">(7428, 333, 95, 6, 27, 1),</text:p>
      <text:p text:style-name="Standard">(7429, 333, 102, 1, 27, 2),</text:p>
      <text:p text:style-name="Standard">(7430, 333, 117, 6, 27, 3),</text:p>
      <text:p text:style-name="Standard">(7431, 333, 77, 1, 27, 4),</text:p>
      <text:p text:style-name="Standard">(7432, 333, 137, 22, 27, 5),</text:p>
      <text:p text:style-name="Standard">(7433, 333, 145, 22, 27, 6),</text:p>
      <text:p text:style-name="Standard">(7434, 333, 119, 3, 27, 7),</text:p>
      <text:p text:style-name="Standard">(7435, 333, 55, 25, 27, 8),</text:p>
      <text:p text:style-name="Standard">(7436, 333, 105, 21, 27, 9),</text:p>
      <text:p text:style-name="Standard">(7437, 333, 78, 27, 27, 10),</text:p>
      <text:p text:style-name="Standard">(7438, 333, 94, 18, 27, 11),</text:p>
      <text:p text:style-name="Standard">(7439, 333, 127, 41, 27, 12),</text:p>
      <text:p text:style-name="Standard">(7440, 333, 133, 21, 27, 13),</text:p>
      <text:p text:style-name="Standard">(7441, 333, 88, 33, 27, 14),</text:p>
      <text:p text:style-name="Standard">(7442, 333, 139, 35, 27, 15),</text:p>
      <text:p text:style-name="Standard">(7443, 333, 112, 27, 27, 16),</text:p>
      <text:p text:style-name="Standard">(7444, 333, 101, 34, 27, 17),</text:p>
      <text:p text:style-name="Standard">(7445, 333, 122, 41, 27, 18),</text:p>
      <text:p text:style-name="Standard">(7446, 333, 123, 3, 27, 19),</text:p>
      <text:p text:style-name="Standard">(7447, 333, 103, 33, 27, 20),</text:p>
      <text:p text:style-name="Standard">(7448, 333, 131, 34, 27, 21),</text:p>
      <text:p text:style-name="Standard">(7449, 333, 151, 32, 27, 22),</text:p>
      <text:p text:style-name="Standard">(7450, 333, 118, 32, 27, 23),</text:p>
      <text:p text:style-name="Standard">(7451, 333, 114, 39, 27, 24),</text:p>
      <text:p text:style-name="Standard">(7452, 333, 110, 35, 27, 25),</text:p>
      <text:p text:style-name="Standard">(7453, 333, 138, 25, 27, 26),</text:p>
      <text:p text:style-name="Standard">(7454, 333, 129, 45, 27, 27),</text:p>
      <text:p text:style-name="Standard">(7455, 333, 147, 18, 27, 28),</text:p>
      <text:p text:style-name="Standard">(7456, 333, 99, 39, 27, 29),</text:p>
      <text:p text:style-name="Standard">(7457, 333, 92, 42, 27, 30),</text:p>
      <text:p text:style-name="Standard">(7458, 333, 90, 44, 27, 31),</text:p>
      <text:p text:style-name="Standard">(7459, 333, 149, 44, 27, 32),</text:p>
      <text:p text:style-name="Standard">(7460, 333, 152, 47, 27, 33),</text:p>
      <text:p text:style-name="Standard">(7461, 334, 117, 6, 26, 1),</text:p>
      <text:p text:style-name="Standard">(7462, 334, 95, 6, 26, 2),</text:p>
      <text:p text:style-name="Standard">(7463, 334, 145, 22, 26, 3),</text:p>
      <text:p text:style-name="Standard">(7464, 334, 123, 3, 26, 4),</text:p>
      <text:p text:style-name="Standard">(7465, 334, 119, 3, 26, 5),</text:p>
      <text:p text:style-name="Standard">(7466, 334, 88, 33, 26, 6),</text:p>
      <text:p text:style-name="Standard">(7467, 334, 78, 27, 26, 7),</text:p>
      <text:p text:style-name="Standard">(7468, 334, 127, 41, 26, 8),</text:p>
      <text:p text:style-name="Standard">(7469, 334, 114, 39, 26, 9),</text:p>
      <text:p text:style-name="Standard"><text:soft-page-break/>(7470, 334, 105, 21, 26, 10),</text:p>
      <text:p text:style-name="Standard">(7471, 334, 118, 32, 26, 11),</text:p>
      <text:p text:style-name="Standard">(7472, 334, 122, 41, 26, 12),</text:p>
      <text:p text:style-name="Standard">(7473, 334, 77, 1, 26, 13),</text:p>
      <text:p text:style-name="Standard">(7474, 334, 102, 1, 26, 14),</text:p>
      <text:p text:style-name="Standard">(7475, 334, 137, 22, 26, 15),</text:p>
      <text:p text:style-name="Standard">(7476, 334, 110, 35, 26, 16),</text:p>
      <text:p text:style-name="Standard">(7477, 334, 129, 45, 26, 17),</text:p>
      <text:p text:style-name="Standard">(7478, 334, 94, 18, 26, 18),</text:p>
      <text:p text:style-name="Standard">(7479, 334, 112, 27, 26, 19),</text:p>
      <text:p text:style-name="Standard">(7480, 334, 103, 33, 26, 20),</text:p>
      <text:p text:style-name="Standard">(7481, 334, 138, 25, 26, 21),</text:p>
      <text:p text:style-name="Standard">(7482, 334, 99, 39, 26, 22),</text:p>
      <text:p text:style-name="Standard">(7483, 334, 131, 34, 26, 23),</text:p>
      <text:p text:style-name="Standard">(7484, 334, 55, 25, 26, 24),</text:p>
      <text:p text:style-name="Standard">(7485, 334, 139, 35, 26, 25),</text:p>
      <text:p text:style-name="Standard">(7486, 334, 151, 32, 26, 26),</text:p>
      <text:p text:style-name="Standard">(7487, 334, 101, 34, 26, 27),</text:p>
      <text:p text:style-name="Standard">(7488, 334, 147, 18, 26, 28),</text:p>
      <text:p text:style-name="Standard">(7489, 334, 146, 21, 26, 29),</text:p>
      <text:p text:style-name="Standard">(7490, 334, 92, 42, 26, 30),</text:p>
      <text:p text:style-name="Standard">(7491, 334, 90, 44, 26, 31),</text:p>
      <text:p text:style-name="Standard">(7492, 334, 149, 44, 26, 32),</text:p>
      <text:p text:style-name="Standard">(7493, 334, 152, 47, 26, 33),</text:p>
      <text:p text:style-name="Standard">(7494, 335, 137, 22, 22, 1),</text:p>
      <text:p text:style-name="Standard">(7495, 335, 90, 22, 22, 2),</text:p>
      <text:p text:style-name="Standard">(7496, 335, 88, 33, 22, 3),</text:p>
      <text:p text:style-name="Standard">(7497, 335, 119, 3, 22, 4),</text:p>
      <text:p text:style-name="Standard">(7498, 335, 123, 3, 22, 5),</text:p>
      <text:p text:style-name="Standard">(7499, 335, 138, 25, 22, 6),</text:p>
      <text:p text:style-name="Standard">(7500, 335, 78, 27, 22, 7),</text:p>
      <text:p text:style-name="Standard">(7501, 335, 94, 18, 22, 8),</text:p>
      <text:p text:style-name="Standard">(7502, 335, 133, 21, 22, 9),</text:p>
      <text:p text:style-name="Standard">(7503, 335, 112, 27, 22, 10),</text:p>
      <text:p text:style-name="Standard">(7504, 335, 118, 32, 22, 11),</text:p>
      <text:p text:style-name="Standard">(7505, 335, 65, 32, 22, 12),</text:p>
      <text:p text:style-name="Standard">(7506, 335, 105, 21, 22, 13),</text:p>
      <text:p text:style-name="Standard">(7507, 335, 95, 6, 22, 14),</text:p>
      <text:p text:style-name="Standard">(7508, 335, 139, 35, 22, 15),</text:p>
      <text:p text:style-name="Standard">(7509, 335, 103, 33, 22, 16),</text:p>
      <text:p text:style-name="Standard">(7510, 335, 81, 18, 22, 17),</text:p>
      <text:p text:style-name="Standard">(7511, 335, 122, 41, 22, 18),</text:p>
      <text:p text:style-name="Standard">(7512, 335, 110, 35, 22, 19),</text:p>
      <text:p text:style-name="Standard">(7513, 335, 127, 41, 22, 20),</text:p>
      <text:p text:style-name="Standard">(7514, 335, 101, 34, 22, 21),</text:p>
      <text:p text:style-name="Standard">(7515, 335, 77, 1, 22, 22),</text:p>
      <text:p text:style-name="Standard">(7516, 335, 102, 1, 22, 23),</text:p>
      <text:p text:style-name="Standard">(7517, 335, 117, 6, 22, 24),</text:p>
      <text:p text:style-name="Standard">(7518, 335, 131, 34, 22, 25),</text:p>
      <text:p text:style-name="Standard">(7519, 335, 55, 25, 22, 26),</text:p>
      <text:p text:style-name="Standard">(7520, 335, 129, 45, 22, 27),</text:p>
      <text:p text:style-name="Standard">(7521, 335, 99, 39, 22, 28),</text:p>
      <text:p text:style-name="Standard"><text:soft-page-break/>(7522, 335, 114, 39, 22, 29),</text:p>
      <text:p text:style-name="Standard">(7523, 335, 92, 42, 22, 30),</text:p>
      <text:p text:style-name="Standard">(7524, 336, 137, 22, 29, 1),</text:p>
      <text:p text:style-name="Standard">(7525, 336, 95, 6, 29, 2),</text:p>
      <text:p text:style-name="Standard">(7526, 336, 117, 6, 29, 3),</text:p>
      <text:p text:style-name="Standard">(7527, 336, 77, 1, 29, 4),</text:p>
      <text:p text:style-name="Standard">(7528, 336, 123, 3, 29, 5),</text:p>
      <text:p text:style-name="Standard">(7529, 336, 119, 3, 29, 6),</text:p>
      <text:p text:style-name="Standard">(7530, 336, 90, 22, 29, 7),</text:p>
      <text:p text:style-name="Standard">(7531, 336, 55, 25, 29, 8),</text:p>
      <text:p text:style-name="Standard">(7532, 336, 94, 18, 29, 9),</text:p>
      <text:p text:style-name="Standard">(7533, 336, 78, 27, 29, 10),</text:p>
      <text:p text:style-name="Standard">(7534, 336, 112, 27, 29, 11),</text:p>
      <text:p text:style-name="Standard">(7535, 336, 131, 34, 29, 12),</text:p>
      <text:p text:style-name="Standard">(7536, 336, 129, 45, 29, 13),</text:p>
      <text:p text:style-name="Standard">(7537, 336, 139, 35, 29, 14),</text:p>
      <text:p text:style-name="Standard">(7538, 336, 102, 1, 29, 15),</text:p>
      <text:p text:style-name="Standard">(7539, 336, 99, 39, 29, 16),</text:p>
      <text:p text:style-name="Standard">(7540, 336, 65, 32, 29, 17),</text:p>
      <text:p text:style-name="Standard">(7541, 336, 138, 25, 29, 18),</text:p>
      <text:p text:style-name="Standard">(7542, 336, 122, 41, 29, 19),</text:p>
      <text:p text:style-name="Standard">(7543, 336, 118, 32, 29, 20),</text:p>
      <text:p text:style-name="Standard">(7544, 336, 127, 41, 29, 21),</text:p>
      <text:p text:style-name="Standard">(7545, 336, 110, 35, 29, 22),</text:p>
      <text:p text:style-name="Standard">(7546, 336, 103, 33, 29, 23),</text:p>
      <text:p text:style-name="Standard">(7547, 336, 81, 18, 29, 24),</text:p>
      <text:p text:style-name="Standard">(7548, 336, 101, 34, 29, 25),</text:p>
      <text:p text:style-name="Standard">(7549, 336, 88, 33, 29, 26),</text:p>
      <text:p text:style-name="Standard">(7550, 336, 105, 21, 29, 27),</text:p>
      <text:p text:style-name="Standard">(7551, 336, 114, 39, 29, 28),</text:p>
      <text:p text:style-name="Standard">(7552, 336, 133, 21, 29, 29),</text:p>
      <text:p text:style-name="Standard">(7553, 336, 92, 42, 29, 30),</text:p>
      <text:p text:style-name="Standard">(7554, 1, 18, 23, 1, 1),</text:p>
      <text:p text:style-name="Standard">(7555, 1, 22, 23, 1, 2),</text:p>
      <text:p text:style-name="Standard">(7556, 1, 15, 7, 1, 3),</text:p>
      <text:p text:style-name="Standard">(7557, 1, 10, 7, 1, 4),</text:p>
      <text:p text:style-name="Standard">(7558, 1, 4, 4, 1, 5),</text:p>
      <text:p text:style-name="Standard">(7559, 1, 3, 3, 1, 6),</text:p>
      <text:p text:style-name="Standard">(7560, 1, 67, 5, 1, 7),</text:p>
      <text:p text:style-name="Standard">(7561, 1, 7, 5, 1, 8),</text:p>
      <text:p text:style-name="Standard">(7562, 1, 16, 10, 1, 9),</text:p>
      <text:p text:style-name="Standard">(7563, 1, 2, 2, 1, 10),</text:p>
      <text:p text:style-name="Standard">(7564, 1, 21, 10, 1, 11),</text:p>
      <text:p text:style-name="Standard">(7565, 1, 17, 9, 1, 12),</text:p>
      <text:p text:style-name="Standard">(7566, 1, 20, 9, 1, 13),</text:p>
      <text:p text:style-name="Standard">(7567, 1, 9, 2, 1, 14),</text:p>
      <text:p text:style-name="Standard">(7568, 1, 8, 6, 1, 15),</text:p>
      <text:p text:style-name="Standard">(7569, 1, 13, 6, 1, 16),</text:p>
      <text:p text:style-name="Standard">(7570, 1, 12, 4, 1, 17),</text:p>
      <text:p text:style-name="Standard">(7571, 1, 6, 3, 1, 18),</text:p>
      <text:p text:style-name="Standard">(7572, 1, 5, 1, 1, 19),</text:p>
      <text:p text:style-name="Standard">(7573, 1, 1, 1, 1, 20),</text:p>
      <text:p text:style-name="Standard"><text:soft-page-break/>(7574, 2, 18, 23, 2, 1),</text:p>
      <text:p text:style-name="Standard">(7575, 2, 2, 2, 2, 2),</text:p>
      <text:p text:style-name="Standard">(7576, 2, 10, 7, 2, 3),</text:p>
      <text:p text:style-name="Standard">(7577, 2, 15, 7, 2, 4),</text:p>
      <text:p text:style-name="Standard">(7578, 2, 22, 23, 2, 5),</text:p>
      <text:p text:style-name="Standard">(7579, 2, 17, 9, 2, 6),</text:p>
      <text:p text:style-name="Standard">(7580, 2, 1, 1, 2, 7),</text:p>
      <text:p text:style-name="Standard">(7581, 2, 3, 3, 2, 8),</text:p>
      <text:p text:style-name="Standard">(7582, 2, 13, 6, 2, 9),</text:p>
      <text:p text:style-name="Standard">(7583, 2, 7, 5, 2, 10),</text:p>
      <text:p text:style-name="Standard">(7584, 2, 4, 4, 2, 11),</text:p>
      <text:p text:style-name="Standard">(7585, 2, 6, 3, 2, 12),</text:p>
      <text:p text:style-name="Standard">(7586, 2, 12, 4, 2, 13),</text:p>
      <text:p text:style-name="Standard">(7587, 2, 8, 6, 2, 14),</text:p>
      <text:p text:style-name="Standard">(7588, 2, 20, 9, 2, 15),</text:p>
      <text:p text:style-name="Standard">(7589, 2, 67, 5, 2, 16),</text:p>
      <text:p text:style-name="Standard">(7590, 2, 16, 10, 2, 17),</text:p>
      <text:p text:style-name="Standard">(7591, 2, 21, 10, 2, 18),</text:p>
      <text:p text:style-name="Standard">(7592, 2, 9, 2, 2, 19),</text:p>
      <text:p text:style-name="Standard">(7593, 2, 5, 1, 2, 20),</text:p>
      <text:p text:style-name="Standard">(7594, 3, 20, 9, 17, 1),</text:p>
      <text:p text:style-name="Standard">(7595, 3, 17, 9, 17, 2),</text:p>
      <text:p text:style-name="Standard">(7596, 3, 18, 23, 17, 3),</text:p>
      <text:p text:style-name="Standard">(7597, 3, 22, 23, 17, 4),</text:p>
      <text:p text:style-name="Standard">(7598, 3, 5, 1, 17, 5),</text:p>
      <text:p text:style-name="Standard">(7599, 3, 1, 1, 17, 6),</text:p>
      <text:p text:style-name="Standard">(7600, 3, 10, 7, 17, 7),</text:p>
      <text:p text:style-name="Standard">(7601, 3, 67, 5, 17, 8),</text:p>
      <text:p text:style-name="Standard">(7602, 3, 4, 4, 17, 9),</text:p>
      <text:p text:style-name="Standard">(7603, 3, 8, 6, 17, 10),</text:p>
      <text:p text:style-name="Standard">(7604, 3, 7, 5, 17, 11),</text:p>
      <text:p text:style-name="Standard">(7605, 3, 2, 2, 17, 12),</text:p>
      <text:p text:style-name="Standard">(7606, 3, 9, 2, 17, 13),</text:p>
      <text:p text:style-name="Standard">(7607, 3, 21, 10, 17, 14),</text:p>
      <text:p text:style-name="Standard">(7608, 3, 3, 3, 17, 15),</text:p>
      <text:p text:style-name="Standard">(7609, 3, 12, 4, 17, 16),</text:p>
      <text:p text:style-name="Standard">(7610, 3, 16, 10, 17, 17),</text:p>
      <text:p text:style-name="Standard">(7611, 3, 6, 3, 17, 18),</text:p>
      <text:p text:style-name="Standard">(7612, 3, 13, 6, 17, 19),</text:p>
      <text:p text:style-name="Standard">(7613, 3, 15, 7, 17, 20),</text:p>
      <text:p text:style-name="Standard">(7614, 4, 18, 23, 3, 1),</text:p>
      <text:p text:style-name="Standard">(7615, 4, 20, 9, 3, 2),</text:p>
      <text:p text:style-name="Standard">(7616, 4, 15, 7, 3, 3),</text:p>
      <text:p text:style-name="Standard">(7617, 4, 1, 1, 3, 4),</text:p>
      <text:p text:style-name="Standard">(7618, 4, 22, 23, 3, 5),</text:p>
      <text:p text:style-name="Standard">(7619, 4, 8, 6, 3, 6),</text:p>
      <text:p text:style-name="Standard">(7620, 4, 10, 7, 3, 7),</text:p>
      <text:p text:style-name="Standard">(7621, 4, 4, 4, 3, 8),</text:p>
      <text:p text:style-name="Standard">(7622, 4, 3, 3, 3, 9),</text:p>
      <text:p text:style-name="Standard">(7623, 4, 12, 4, 3, 10),</text:p>
      <text:p text:style-name="Standard">(7624, 4, 17, 9, 3, 11),</text:p>
      <text:p text:style-name="Standard">(7625, 4, 5, 1, 3, 12),</text:p>
      <text:p text:style-name="Standard"><text:soft-page-break/>(7626, 4, 7, 5, 3, 13),</text:p>
      <text:p text:style-name="Standard">(7627, 4, 13, 6, 3, 14),</text:p>
      <text:p text:style-name="Standard">(7628, 4, 21, 10, 3, 15),</text:p>
      <text:p text:style-name="Standard">(7629, 4, 16, 10, 3, 16),</text:p>
      <text:p text:style-name="Standard">(7630, 4, 67, 5, 3, 17),</text:p>
      <text:p text:style-name="Standard">(7631, 4, 9, 2, 3, 18),</text:p>
      <text:p text:style-name="Standard">(7632, 4, 2, 2, 3, 19),</text:p>
      <text:p text:style-name="Standard">(7633, 4, 6, 3, 3, 20),</text:p>
      <text:p text:style-name="Standard">(7634, 5, 18, 23, 4, 1),</text:p>
      <text:p text:style-name="Standard">(7635, 5, 22, 23, 4, 2),</text:p>
      <text:p text:style-name="Standard">(7636, 5, 17, 9, 4, 3),</text:p>
      <text:p text:style-name="Standard">(7637, 5, 20, 9, 4, 4),</text:p>
      <text:p text:style-name="Standard">(7638, 5, 4, 4, 4, 5),</text:p>
      <text:p text:style-name="Standard">(7639, 5, 13, 6, 4, 6),</text:p>
      <text:p text:style-name="Standard">(7640, 5, 2, 2, 4, 7),</text:p>
      <text:p text:style-name="Standard">(7641, 5, 3, 3, 4, 8),</text:p>
      <text:p text:style-name="Standard">(7642, 5, 1, 1, 4, 9),</text:p>
      <text:p text:style-name="Standard">(7643, 5, 10, 7, 4, 10),</text:p>
      <text:p text:style-name="Standard">(7644, 5, 9, 2, 4, 11),</text:p>
      <text:p text:style-name="Standard">(7645, 5, 12, 4, 4, 12),</text:p>
      <text:p text:style-name="Standard">(7646, 5, 6, 3, 4, 13),</text:p>
      <text:p text:style-name="Standard">(7647, 5, 21, 10, 4, 14),</text:p>
      <text:p text:style-name="Standard">(7648, 5, 8, 6, 4, 15),</text:p>
      <text:p text:style-name="Standard">(7649, 5, 5, 1, 4, 16),</text:p>
      <text:p text:style-name="Standard">(7650, 5, 15, 7, 4, 17),</text:p>
      <text:p text:style-name="Standard">(7651, 5, 67, 5, 4, 18),</text:p>
      <text:p text:style-name="Standard">(7652, 5, 7, 5, 4, 19),</text:p>
      <text:p text:style-name="Standard">(7653, 5, 16, 10, 4, 20),</text:p>
      <text:p text:style-name="Standard">(7654, 6, 18, 23, 6, 1),</text:p>
      <text:p text:style-name="Standard">(7655, 6, 22, 23, 6, 2),</text:p>
      <text:p text:style-name="Standard">(7656, 6, 8, 6, 6, 3),</text:p>
      <text:p text:style-name="Standard">(7657, 6, 13, 6, 6, 4),</text:p>
      <text:p text:style-name="Standard">(7658, 6, 17, 9, 6, 5),</text:p>
      <text:p text:style-name="Standard">(7659, 6, 3, 3, 6, 6),</text:p>
      <text:p text:style-name="Standard">(7660, 6, 4, 4, 6, 7),</text:p>
      <text:p text:style-name="Standard">(7661, 6, 7, 5, 6, 8),</text:p>
      <text:p text:style-name="Standard">(7662, 6, 21, 10, 6, 9),</text:p>
      <text:p text:style-name="Standard">(7663, 6, 10, 7, 6, 10),</text:p>
      <text:p text:style-name="Standard">(7664, 6, 2, 2, 6, 11),</text:p>
      <text:p text:style-name="Standard">(7665, 6, 1, 1, 6, 12),</text:p>
      <text:p text:style-name="Standard">(7666, 6, 15, 7, 6, 13),</text:p>
      <text:p text:style-name="Standard">(7667, 6, 16, 10, 6, 14),</text:p>
      <text:p text:style-name="Standard">(7668, 6, 6, 3, 6, 15),</text:p>
      <text:p text:style-name="Standard">(7669, 6, 5, 1, 6, 16),</text:p>
      <text:p text:style-name="Standard">(7670, 6, 9, 2, 6, 17),</text:p>
      <text:p text:style-name="Standard">(7671, 6, 20, 9, 6, 18),</text:p>
      <text:p text:style-name="Standard">(7672, 6, 12, 4, 6, 19),</text:p>
      <text:p text:style-name="Standard">(7673, 6, 67, 5, 6, 20),</text:p>
      <text:p text:style-name="Standard">(7674, 7, 18, 23, 5, 1),</text:p>
      <text:p text:style-name="Standard">(7675, 7, 17, 9, 5, 2),</text:p>
      <text:p text:style-name="Standard">(7676, 7, 20, 9, 5, 3),</text:p>
      <text:p text:style-name="Standard">(7677, 7, 15, 7, 5, 4),</text:p>
      <text:p text:style-name="Standard"><text:soft-page-break/>(7678, 7, 3, 3, 5, 5),</text:p>
      <text:p text:style-name="Standard">(7679, 7, 13, 6, 5, 6),</text:p>
      <text:p text:style-name="Standard">(7680, 7, 9, 2, 5, 7),</text:p>
      <text:p text:style-name="Standard">(7681, 7, 10, 7, 5, 8),</text:p>
      <text:p text:style-name="Standard">(7682, 7, 8, 6, 5, 9),</text:p>
      <text:p text:style-name="Standard">(7683, 7, 4, 4, 5, 10),</text:p>
      <text:p text:style-name="Standard">(7684, 7, 2, 2, 5, 11),</text:p>
      <text:p text:style-name="Standard">(7685, 7, 6, 3, 5, 12),</text:p>
      <text:p text:style-name="Standard">(7686, 7, 1, 1, 5, 13),</text:p>
      <text:p text:style-name="Standard">(7687, 7, 5, 1, 5, 14),</text:p>
      <text:p text:style-name="Standard">(7688, 7, 67, 5, 5, 15),</text:p>
      <text:p text:style-name="Standard">(7689, 7, 12, 4, 5, 16),</text:p>
      <text:p text:style-name="Standard">(7690, 7, 16, 10, 5, 17),</text:p>
      <text:p text:style-name="Standard">(7691, 7, 7, 5, 5, 18),</text:p>
      <text:p text:style-name="Standard">(7692, 7, 22, 23, 5, 19),</text:p>
      <text:p text:style-name="Standard">(7693, 7, 21, 10, 5, 20),</text:p>
      <text:p text:style-name="Standard">(7694, 8, 20, 9, 9, 1),</text:p>
      <text:p text:style-name="Standard">(7695, 8, 17, 9, 9, 2),</text:p>
      <text:p text:style-name="Standard">(7696, 8, 22, 23, 9, 3),</text:p>
      <text:p text:style-name="Standard">(7697, 8, 13, 6, 9, 4),</text:p>
      <text:p text:style-name="Standard">(7698, 8, 3, 3, 9, 5),</text:p>
      <text:p text:style-name="Standard">(7699, 8, 18, 23, 9, 6),</text:p>
      <text:p text:style-name="Standard">(7700, 8, 15, 7, 9, 7),</text:p>
      <text:p text:style-name="Standard">(7701, 8, 8, 6, 9, 8),</text:p>
      <text:p text:style-name="Standard">(7702, 8, 10, 7, 9, 9),</text:p>
      <text:p text:style-name="Standard">(7703, 8, 21, 10, 9, 10),</text:p>
      <text:p text:style-name="Standard">(7704, 8, 6, 3, 9, 11),</text:p>
      <text:p text:style-name="Standard">(7705, 8, 12, 4, 9, 12),</text:p>
      <text:p text:style-name="Standard">(7706, 8, 9, 2, 9, 13),</text:p>
      <text:p text:style-name="Standard">(7707, 8, 4, 4, 9, 14),</text:p>
      <text:p text:style-name="Standard">(7708, 8, 2, 2, 9, 15),</text:p>
      <text:p text:style-name="Standard">(7709, 8, 1, 1, 9, 16),</text:p>
      <text:p text:style-name="Standard">(7710, 8, 16, 10, 9, 17),</text:p>
      <text:p text:style-name="Standard">(7711, 8, 67, 5, 9, 18),</text:p>
      <text:p text:style-name="Standard">(7712, 8, 7, 5, 9, 19),</text:p>
      <text:p text:style-name="Standard">(7713, 8, 5, 1, 9, 20),</text:p>
      <text:p text:style-name="Standard">(7714, 9, 17, 9, 20, 1),</text:p>
      <text:p text:style-name="Standard">(7715, 9, 20, 9, 20, 2),</text:p>
      <text:p text:style-name="Standard">(7716, 9, 13, 6, 20, 3),</text:p>
      <text:p text:style-name="Standard">(7717, 9, 3, 3, 20, 4),</text:p>
      <text:p text:style-name="Standard">(7718, 9, 18, 23, 20, 5),</text:p>
      <text:p text:style-name="Standard">(7719, 9, 22, 23, 20, 6),</text:p>
      <text:p text:style-name="Standard">(7720, 9, 4, 4, 20, 7),</text:p>
      <text:p text:style-name="Standard">(7721, 9, 5, 1, 20, 8),</text:p>
      <text:p text:style-name="Standard">(7722, 9, 10, 7, 20, 9),</text:p>
      <text:p text:style-name="Standard">(7723, 9, 2, 2, 20, 10),</text:p>
      <text:p text:style-name="Standard">(7724, 9, 21, 10, 20, 11),</text:p>
      <text:p text:style-name="Standard">(7725, 9, 6, 3, 20, 12),</text:p>
      <text:p text:style-name="Standard">(7726, 9, 12, 4, 20, 13),</text:p>
      <text:p text:style-name="Standard">(7727, 9, 9, 2, 20, 14),</text:p>
      <text:p text:style-name="Standard">(7728, 9, 16, 10, 20, 15),</text:p>
      <text:p text:style-name="Standard">(7729, 9, 67, 5, 20, 16),</text:p>
      <text:p text:style-name="Standard"><text:soft-page-break/>(7730, 9, 15, 7, 20, 17),</text:p>
      <text:p text:style-name="Standard">(7731, 9, 1, 1, 20, 18),</text:p>
      <text:p text:style-name="Standard">(7732, 9, 8, 6, 20, 19),</text:p>
      <text:p text:style-name="Standard">(7733, 9, 7, 5, 20, 20),</text:p>
      <text:p text:style-name="Standard">(7734, 10, 1, 1, 11, 1),</text:p>
      <text:p text:style-name="Standard">(7735, 10, 8, 6, 11, 2),</text:p>
      <text:p text:style-name="Standard">(7736, 10, 17, 9, 11, 3),</text:p>
      <text:p text:style-name="Standard">(7737, 10, 3, 3, 11, 4),</text:p>
      <text:p text:style-name="Standard">(7738, 10, 5, 1, 11, 5),</text:p>
      <text:p text:style-name="Standard">(7739, 10, 10, 7, 11, 6),</text:p>
      <text:p text:style-name="Standard">(7740, 10, 18, 23, 11, 7),</text:p>
      <text:p text:style-name="Standard">(7741, 10, 15, 7, 11, 8),</text:p>
      <text:p text:style-name="Standard">(7742, 10, 6, 3, 11, 9),</text:p>
      <text:p text:style-name="Standard">(7743, 10, 22, 23, 11, 10),</text:p>
      <text:p text:style-name="Standard">(7744, 10, 2, 2, 11, 11),</text:p>
      <text:p text:style-name="Standard">(7745, 10, 12, 4, 11, 12),</text:p>
      <text:p text:style-name="Standard">(7746, 10, 9, 2, 11, 13),</text:p>
      <text:p text:style-name="Standard">(7747, 10, 21, 10, 11, 14),</text:p>
      <text:p text:style-name="Standard">(7748, 10, 153, 5, 11, 15),</text:p>
      <text:p text:style-name="Standard">(7749, 10, 67, 5, 11, 16),</text:p>
      <text:p text:style-name="Standard">(7750, 10, 20, 9, 11, 17),</text:p>
      <text:p text:style-name="Standard">(7751, 10, 4, 4, 11, 18),</text:p>
      <text:p text:style-name="Standard">(7752, 10, 16, 10, 11, 19),</text:p>
      <text:p text:style-name="Standard">(7753, 10, 13, 6, 11, 20),</text:p>
      <text:p text:style-name="Standard">(7754, 11, 22, 23, 12, 1),</text:p>
      <text:p text:style-name="Standard">(7755, 11, 1, 1, 12, 2),</text:p>
      <text:p text:style-name="Standard">(7756, 11, 8, 6, 12, 3),</text:p>
      <text:p text:style-name="Standard">(7757, 11, 5, 1, 12, 4),</text:p>
      <text:p text:style-name="Standard">(7758, 11, 3, 3, 12, 5),</text:p>
      <text:p text:style-name="Standard">(7759, 11, 4, 4, 12, 6),</text:p>
      <text:p text:style-name="Standard">(7760, 11, 18, 23, 12, 7),</text:p>
      <text:p text:style-name="Standard">(7761, 11, 9, 2, 12, 8),</text:p>
      <text:p text:style-name="Standard">(7762, 11, 17, 9, 12, 9),</text:p>
      <text:p text:style-name="Standard">(7763, 11, 16, 10, 12, 10),</text:p>
      <text:p text:style-name="Standard">(7764, 11, 2, 2, 12, 11),</text:p>
      <text:p text:style-name="Standard">(7765, 11, 21, 10, 12, 12),</text:p>
      <text:p text:style-name="Standard">(7766, 11, 15, 7, 12, 13),</text:p>
      <text:p text:style-name="Standard">(7767, 11, 10, 7, 12, 14),</text:p>
      <text:p text:style-name="Standard">(7768, 11, 154, 4, 12, 15),</text:p>
      <text:p text:style-name="Standard">(7769, 11, 153, 5, 12, 16),</text:p>
      <text:p text:style-name="Standard">(7770, 11, 69, 6, 12, 17),</text:p>
      <text:p text:style-name="Standard">(7771, 11, 6, 3, 12, 18),</text:p>
      <text:p text:style-name="Standard">(7772, 11, 67, 5, 12, 19),</text:p>
      <text:p text:style-name="Standard">(7773, 11, 20, 9, 12, 20),</text:p>
      <text:p text:style-name="Standard">(7774, 12, 8, 6, 13, 1),</text:p>
      <text:p text:style-name="Standard">(7775, 12, 21, 10, 13, 2),</text:p>
      <text:p text:style-name="Standard">(7776, 12, 20, 9, 13, 3),</text:p>
      <text:p text:style-name="Standard">(7777, 12, 9, 2, 13, 4),</text:p>
      <text:p text:style-name="Standard">(7778, 12, 2, 2, 13, 5),</text:p>
      <text:p text:style-name="Standard">(7779, 12, 5, 1, 13, 6),</text:p>
      <text:p text:style-name="Standard">(7780, 12, 22, 23, 13, 7),</text:p>
      <text:p text:style-name="Standard">(7781, 12, 3, 3, 13, 8),</text:p>
      <text:p text:style-name="Standard"><text:soft-page-break/>(7782, 12, 17, 9, 13, 9),</text:p>
      <text:p text:style-name="Standard">(7783, 12, 10, 7, 13, 10),</text:p>
      <text:p text:style-name="Standard">(7784, 12, 16, 10, 13, 11),</text:p>
      <text:p text:style-name="Standard">(7785, 12, 67, 5, 13, 12),</text:p>
      <text:p text:style-name="Standard">(7786, 12, 6, 3, 13, 13),</text:p>
      <text:p text:style-name="Standard">(7787, 12, 69, 6, 13, 14),</text:p>
      <text:p text:style-name="Standard">(7788, 12, 4, 4, 13, 15),</text:p>
      <text:p text:style-name="Standard">(7789, 12, 15, 7, 13, 16),</text:p>
      <text:p text:style-name="Standard">(7790, 12, 18, 23, 13, 17),</text:p>
      <text:p text:style-name="Standard">(7791, 12, 154, 4, 13, 18),</text:p>
      <text:p text:style-name="Standard">(7792, 12, 1, 1, 13, 19),</text:p>
      <text:p text:style-name="Standard">(7793, 12, 153, 5, 13, 20),</text:p>
      <text:p text:style-name="Standard">(7794, 13, 22, 23, 14, 1),</text:p>
      <text:p text:style-name="Standard">(7795, 13, 18, 23, 14, 2),</text:p>
      <text:p text:style-name="Standard">(7796, 13, 8, 6, 14, 3),</text:p>
      <text:p text:style-name="Standard">(7797, 13, 16, 10, 14, 4),</text:p>
      <text:p text:style-name="Standard">(7798, 13, 4, 4, 14, 5),</text:p>
      <text:p text:style-name="Standard">(7799, 13, 5, 1, 14, 6),</text:p>
      <text:p text:style-name="Standard">(7800, 13, 2, 2, 14, 7),</text:p>
      <text:p text:style-name="Standard">(7801, 13, 20, 9, 14, 8),</text:p>
      <text:p text:style-name="Standard">(7802, 13, 21, 6, 14, 9),</text:p>
      <text:p text:style-name="Standard">(7803, 13, 6, 3, 14, 10),</text:p>
      <text:p text:style-name="Standard">(7804, 13, 10, 7, 14, 11),</text:p>
      <text:p text:style-name="Standard">(7805, 13, 1, 1, 14, 12),</text:p>
      <text:p text:style-name="Standard">(7806, 13, 67, 5, 14, 13),</text:p>
      <text:p text:style-name="Standard">(7807, 13, 15, 7, 14, 14),</text:p>
      <text:p text:style-name="Standard">(7808, 13, 154, 4, 14, 15),</text:p>
      <text:p text:style-name="Standard">(7809, 13, 3, 3, 14, 16),</text:p>
      <text:p text:style-name="Standard">(7810, 13, 24, 10, 14, 17),</text:p>
      <text:p text:style-name="Standard">(7811, 13, 153, 5, 14, 18),</text:p>
      <text:p text:style-name="Standard">(7812, 13, 9, 2, 14, 19),</text:p>
      <text:p text:style-name="Standard">(7813, 13, 17, 9, 14, 20),</text:p>
      <text:p text:style-name="Standard">(7814, 14, 1, 1, 15, 1),</text:p>
      <text:p text:style-name="Standard">(7815, 14, 10, 7, 15, 2),</text:p>
      <text:p text:style-name="Standard">(7816, 14, 4, 4, 15, 3),</text:p>
      <text:p text:style-name="Standard">(7817, 14, 20, 9, 15, 4),</text:p>
      <text:p text:style-name="Standard">(7818, 14, 18, 23, 15, 5),</text:p>
      <text:p text:style-name="Standard">(7819, 14, 22, 23, 15, 6),</text:p>
      <text:p text:style-name="Standard">(7820, 14, 5, 1, 15, 7),</text:p>
      <text:p text:style-name="Standard">(7821, 14, 9, 2, 15, 8),</text:p>
      <text:p text:style-name="Standard">(7822, 14, 6, 3, 15, 9),</text:p>
      <text:p text:style-name="Standard">(7823, 14, 8, 6, 15, 10);</text:p>
      <text:p text:style-name="Standard">INSERT INTO `Resultat` (`IdResultat`, `IdCourse`, `IdPilote`, `IdConstructeur`, `IdCircuit`, `PositionResultats`) VALUES</text:p>
      <text:p text:style-name="Standard">(7824, 14, 3, 3, 15, 11),</text:p>
      <text:p text:style-name="Standard">(7825, 14, 15, 7, 15, 12),</text:p>
      <text:p text:style-name="Standard">(7826, 14, 21, 6, 15, 13),</text:p>
      <text:p text:style-name="Standard">(7827, 14, 24, 10, 15, 14),</text:p>
      <text:p text:style-name="Standard">(7828, 14, 153, 5, 15, 15),</text:p>
      <text:p text:style-name="Standard">(7829, 14, 67, 5, 15, 16),</text:p>
      <text:p text:style-name="Standard">(7830, 14, 17, 9, 15, 17),</text:p>
      <text:p text:style-name="Standard">(7831, 14, 16, 10, 15, 18),</text:p>
      <text:p text:style-name="Standard"><text:soft-page-break/>(7832, 14, 2, 2, 15, 19),</text:p>
      <text:p text:style-name="Standard">(7833, 14, 154, 4, 15, 20),</text:p>
      <text:p text:style-name="Standard">(7834, 15, 20, 9, 22, 1),</text:p>
      <text:p text:style-name="Standard">(7835, 15, 15, 7, 22, 2),</text:p>
      <text:p text:style-name="Standard">(7836, 15, 1, 1, 22, 3),</text:p>
      <text:p text:style-name="Standard">(7837, 15, 8, 6, 22, 4),</text:p>
      <text:p text:style-name="Standard">(7838, 15, 3, 3, 22, 5),</text:p>
      <text:p text:style-name="Standard">(7839, 15, 2, 2, 22, 6),</text:p>
      <text:p text:style-name="Standard">(7840, 15, 22, 23, 22, 7),</text:p>
      <text:p text:style-name="Standard">(7841, 15, 18, 23, 22, 8),</text:p>
      <text:p text:style-name="Standard">(7842, 15, 9, 2, 22, 9),</text:p>
      <text:p text:style-name="Standard">(7843, 15, 4, 4, 22, 10),</text:p>
      <text:p text:style-name="Standard">(7844, 15, 5, 1, 22, 11),</text:p>
      <text:p text:style-name="Standard">(7845, 15, 21, 6, 22, 12),</text:p>
      <text:p text:style-name="Standard">(7846, 15, 16, 10, 22, 13),</text:p>
      <text:p text:style-name="Standard">(7847, 15, 24, 10, 22, 14),</text:p>
      <text:p text:style-name="Standard">(7848, 15, 6, 3, 22, 15),</text:p>
      <text:p text:style-name="Standard">(7849, 15, 154, 4, 22, 16),</text:p>
      <text:p text:style-name="Standard">(7850, 15, 17, 9, 22, 17),</text:p>
      <text:p text:style-name="Standard">(7851, 15, 153, 5, 22, 18),</text:p>
      <text:p text:style-name="Standard">(7852, 15, 67, 5, 22, 19),</text:p>
      <text:p text:style-name="Standard">(7853, 15, 10, 7, 22, 20),</text:p>
      <text:p text:style-name="Standard">(7854, 16, 17, 9, 18, 1),</text:p>
      <text:p text:style-name="Standard">(7855, 16, 9, 2, 18, 2),</text:p>
      <text:p text:style-name="Standard">(7856, 16, 1, 1, 18, 3),</text:p>
      <text:p text:style-name="Standard">(7857, 16, 20, 9, 18, 4),</text:p>
      <text:p text:style-name="Standard">(7858, 16, 18, 23, 18, 5),</text:p>
      <text:p text:style-name="Standard">(7859, 16, 8, 6, 18, 6),</text:p>
      <text:p text:style-name="Standard">(7860, 16, 67, 5, 18, 7),</text:p>
      <text:p text:style-name="Standard">(7861, 16, 22, 23, 18, 8),</text:p>
      <text:p text:style-name="Standard">(7862, 16, 5, 1, 18, 9),</text:p>
      <text:p text:style-name="Standard">(7863, 16, 155, 7, 18, 10),</text:p>
      <text:p text:style-name="Standard">(7864, 16, 21, 6, 18, 11),</text:p>
      <text:p text:style-name="Standard">(7865, 16, 24, 10, 18, 12),</text:p>
      <text:p text:style-name="Standard">(7866, 16, 154, 4, 18, 13),</text:p>
      <text:p text:style-name="Standard">(7867, 16, 153, 5, 18, 14),</text:p>
      <text:p text:style-name="Standard">(7868, 16, 6, 3, 18, 15),</text:p>
      <text:p text:style-name="Standard">(7869, 16, 3, 3, 18, 16),</text:p>
      <text:p text:style-name="Standard">(7870, 16, 2, 2, 18, 17),</text:p>
      <text:p text:style-name="Standard">(7871, 16, 16, 10, 18, 18),</text:p>
      <text:p text:style-name="Standard">(7872, 16, 15, 7, 18, 19),</text:p>
      <text:p text:style-name="Standard">(7873, 16, 4, 4, 18, 20),</text:p>
      <text:p text:style-name="Standard">(7874, 356, 95, 6, 36, 1),</text:p>
      <text:p text:style-name="Standard">(7875, 356, 117, 1, 36, 2),</text:p>
      <text:p text:style-name="Standard">(7876, 356, 127, 37, 36, 3),</text:p>
      <text:p text:style-name="Standard">(7877, 356, 65, 22, 36, 4),</text:p>
      <text:p text:style-name="Standard">(7878, 356, 118, 21, 36, 5),</text:p>
      <text:p text:style-name="Standard">(7879, 356, 145, 22, 36, 6),</text:p>
      <text:p text:style-name="Standard">(7880, 356, 156, 25, 36, 7),</text:p>
      <text:p text:style-name="Standard">(7881, 356, 138, 32, 36, 8),</text:p>
      <text:p text:style-name="Standard">(7882, 356, 129, 27, 36, 9),</text:p>
      <text:p text:style-name="Standard">(7883, 356, 105, 25, 36, 10),</text:p>
      <text:p text:style-name="Standard"><text:soft-page-break/>(7884, 356, 102, 1, 36, 11),</text:p>
      <text:p text:style-name="Standard">(7885, 356, 112, 33, 36, 12),</text:p>
      <text:p text:style-name="Standard">(7886, 356, 110, 35, 36, 13),</text:p>
      <text:p text:style-name="Standard">(7887, 356, 157, 48, 36, 14),</text:p>
      <text:p text:style-name="Standard">(7888, 356, 119, 3, 36, 15),</text:p>
      <text:p text:style-name="Standard">(7889, 356, 158, 21, 36, 16),</text:p>
      <text:p text:style-name="Standard">(7890, 356, 146, 49, 36, 17),</text:p>
      <text:p text:style-name="Standard">(7891, 356, 84, 34, 36, 18),</text:p>
      <text:p text:style-name="Standard">(7892, 356, 122, 37, 36, 19),</text:p>
      <text:p text:style-name="Standard">(7893, 356, 137, 32, 36, 20),</text:p>
      <text:p text:style-name="Standard">(7894, 356, 78, 45, 36, 21),</text:p>
      <text:p text:style-name="Standard">(7895, 356, 131, 34, 36, 22),</text:p>
      <text:p text:style-name="Standard">(7896, 356, 123, 3, 36, 23),</text:p>
      <text:p text:style-name="Standard">(7897, 356, 94, 18, 36, 24),</text:p>
      <text:p text:style-name="Standard">(7898, 356, 77, 6, 36, 25),</text:p>
      <text:p text:style-name="Standard">(7899, 356, 159, 18, 36, 26),</text:p>
      <text:p text:style-name="Standard">(7900, 356, 114, 33, 36, 27),</text:p>
      <text:p text:style-name="Standard">(7901, 356, 163, 27, 36, 28),</text:p>
      <text:p text:style-name="Standard">(7902, 356, 148, 44, 36, 29),</text:p>
      <text:p text:style-name="Standard">(7903, 356, 90, 42, 36, 30),</text:p>
      <text:p text:style-name="Standard">(7904, 356, 133, 35, 36, 31),</text:p>
      <text:p text:style-name="Standard">(7905, 356, 160, 45, 36, 32),</text:p>
      <text:p text:style-name="Standard">(7906, 356, 161, 48, 36, 33),</text:p>
      <text:p text:style-name="Standard">(7907, 356, 162, 42, 36, 34),</text:p>
      <text:p text:style-name="Standard">(7908, 356, 164, 39, 36, 35),</text:p>
      <text:p text:style-name="Standard">(7909, 356, 88, 49, 36, 36),</text:p>
      <text:p text:style-name="Standard">(7910, 356, 140, 46, 36, 37),</text:p>
      <text:p text:style-name="Standard">(7911, 356, 92, 46, 36, 38),</text:p>
      <text:p text:style-name="Standard">(7912, 357, 102, 1, 21, 1),</text:p>
      <text:p text:style-name="Standard">(7913, 357, 117, 1, 21, 2),</text:p>
      <text:p text:style-name="Standard">(7914, 357, 145, 22, 21, 3),</text:p>
      <text:p text:style-name="Standard">(7915, 357, 123, 3, 21, 4),</text:p>
      <text:p text:style-name="Standard">(7916, 357, 118, 21, 21, 5),</text:p>
      <text:p text:style-name="Standard">(7917, 357, 156, 25, 21, 6),</text:p>
      <text:p text:style-name="Standard">(7918, 357, 133, 35, 21, 7),</text:p>
      <text:p text:style-name="Standard">(7919, 357, 99, 39, 21, 8),</text:p>
      <text:p text:style-name="Standard">(7920, 357, 158, 21, 21, 9),</text:p>
      <text:p text:style-name="Standard">(7921, 357, 110, 35, 21, 10),</text:p>
      <text:p text:style-name="Standard">(7922, 357, 65, 22, 21, 11),</text:p>
      <text:p text:style-name="Standard">(7923, 357, 78, 45, 21, 12),</text:p>
      <text:p text:style-name="Standard">(7924, 357, 84, 34, 21, 13),</text:p>
      <text:p text:style-name="Standard">(7925, 357, 138, 32, 21, 14),</text:p>
      <text:p text:style-name="Standard">(7926, 357, 159, 18, 21, 15),</text:p>
      <text:p text:style-name="Standard">(7927, 357, 127, 37, 21, 16),</text:p>
      <text:p text:style-name="Standard">(7928, 357, 137, 32, 21, 17),</text:p>
      <text:p text:style-name="Standard">(7929, 357, 95, 6, 21, 18),</text:p>
      <text:p text:style-name="Standard">(7930, 357, 119, 3, 21, 19),</text:p>
      <text:p text:style-name="Standard">(7931, 357, 131, 34, 21, 20),</text:p>
      <text:p text:style-name="Standard">(7932, 357, 94, 18, 21, 21),</text:p>
      <text:p text:style-name="Standard">(7933, 357, 129, 27, 21, 22),</text:p>
      <text:p text:style-name="Standard">(7934, 357, 77, 6, 21, 23),</text:p>
      <text:p text:style-name="Standard">(7935, 357, 122, 37, 21, 24),</text:p>
      <text:p text:style-name="Standard"><text:soft-page-break/>(7936, 357, 112, 33, 21, 25),</text:p>
      <text:p text:style-name="Standard">(7937, 357, 114, 33, 21, 26),</text:p>
      <text:p text:style-name="Standard">(7938, 357, 105, 25, 21, 27),</text:p>
      <text:p text:style-name="Standard">(7939, 357, 163, 27, 21, 28),</text:p>
      <text:p text:style-name="Standard">(7940, 357, 157, 48, 21, 29),</text:p>
      <text:p text:style-name="Standard">(7941, 357, 90, 42, 21, 30),</text:p>
      <text:p text:style-name="Standard">(7942, 357, 92, 46, 21, 31),</text:p>
      <text:p text:style-name="Standard">(7943, 357, 148, 44, 21, 32),</text:p>
      <text:p text:style-name="Standard">(7944, 357, 160, 45, 21, 33),</text:p>
      <text:p text:style-name="Standard">(7945, 357, 140, 46, 21, 34),</text:p>
      <text:p text:style-name="Standard">(7946, 357, 164, 39, 21, 35),</text:p>
      <text:p text:style-name="Standard">(7947, 357, 162, 42, 21, 36),</text:p>
      <text:p text:style-name="Standard">(7948, 357, 88, 49, 21, 37),</text:p>
      <text:p text:style-name="Standard">(7949, 357, 146, 49, 21, 38),</text:p>
      <text:p text:style-name="Standard">(7950, 357, 161, 48, 21, 39),</text:p>
      <text:p text:style-name="Standard">(7951, 358, 102, 1, 6, 1),</text:p>
      <text:p text:style-name="Standard">(7952, 358, 117, 1, 6, 2),</text:p>
      <text:p text:style-name="Standard">(7953, 358, 131, 34, 6, 3),</text:p>
      <text:p text:style-name="Standard">(7954, 358, 133, 35, 6, 4),</text:p>
      <text:p text:style-name="Standard">(7955, 358, 105, 25, 6, 5),</text:p>
      <text:p text:style-name="Standard">(7956, 358, 84, 34, 6, 6),</text:p>
      <text:p text:style-name="Standard">(7957, 358, 158, 21, 6, 7),</text:p>
      <text:p text:style-name="Standard">(7958, 358, 145, 22, 6, 8),</text:p>
      <text:p text:style-name="Standard">(7959, 358, 156, 25, 6, 9),</text:p>
      <text:p text:style-name="Standard">(7960, 358, 123, 3, 6, 10),</text:p>
      <text:p text:style-name="Standard">(7961, 358, 122, 37, 6, 11),</text:p>
      <text:p text:style-name="Standard">(7962, 358, 163, 27, 6, 12),</text:p>
      <text:p text:style-name="Standard">(7963, 358, 110, 35, 6, 13),</text:p>
      <text:p text:style-name="Standard">(7964, 358, 65, 22, 6, 14),</text:p>
      <text:p text:style-name="Standard">(7965, 358, 119, 3, 6, 15),</text:p>
      <text:p text:style-name="Standard">(7966, 358, 159, 18, 6, 16),</text:p>
      <text:p text:style-name="Standard">(7967, 358, 99, 39, 6, 17),</text:p>
      <text:p text:style-name="Standard">(7968, 358, 90, 42, 6, 18),</text:p>
      <text:p text:style-name="Standard">(7969, 358, 112, 33, 6, 19),</text:p>
      <text:p text:style-name="Standard">(7970, 358, 127, 37, 6, 20),</text:p>
      <text:p text:style-name="Standard">(7971, 358, 137, 32, 6, 21),</text:p>
      <text:p text:style-name="Standard">(7972, 358, 95, 6, 6, 22),</text:p>
      <text:p text:style-name="Standard">(7973, 358, 162, 42, 6, 23),</text:p>
      <text:p text:style-name="Standard">(7974, 358, 129, 27, 6, 24),</text:p>
      <text:p text:style-name="Standard">(7975, 358, 94, 18, 6, 25),</text:p>
      <text:p text:style-name="Standard">(7976, 358, 118, 21, 6, 26),</text:p>
      <text:p text:style-name="Standard">(7977, 358, 157, 48, 6, 27),</text:p>
      <text:p text:style-name="Standard">(7978, 358, 114, 33, 6, 28),</text:p>
      <text:p text:style-name="Standard">(7979, 358, 138, 32, 6, 29),</text:p>
      <text:p text:style-name="Standard">(7980, 358, 160, 45, 6, 30),</text:p>
      <text:p text:style-name="Standard">(7981, 358, 140, 46, 6, 31),</text:p>
      <text:p text:style-name="Standard">(7982, 358, 78, 45, 6, 32),</text:p>
      <text:p text:style-name="Standard">(7983, 358, 146, 49, 6, 33),</text:p>
      <text:p text:style-name="Standard">(7984, 358, 92, 46, 6, 34),</text:p>
      <text:p text:style-name="Standard">(7985, 358, 148, 44, 6, 35),</text:p>
      <text:p text:style-name="Standard">(7986, 358, 161, 48, 6, 36),</text:p>
      <text:p text:style-name="Standard">(7987, 358, 88, 49, 6, 37),</text:p>
      <text:p text:style-name="Standard"><text:soft-page-break/>(7988, 358, 164, 39, 6, 38),</text:p>
      <text:p text:style-name="Standard">(7989, 359, 102, 1, 32, 1),</text:p>
      <text:p text:style-name="Standard">(7990, 359, 119, 3, 32, 2),</text:p>
      <text:p text:style-name="Standard">(7991, 359, 105, 25, 32, 3),</text:p>
      <text:p text:style-name="Standard">(7992, 359, 145, 22, 32, 4),</text:p>
      <text:p text:style-name="Standard">(7993, 359, 117, 1, 32, 5),</text:p>
      <text:p text:style-name="Standard">(7994, 359, 99, 39, 32, 6),</text:p>
      <text:p text:style-name="Standard">(7995, 359, 158, 21, 32, 7),</text:p>
      <text:p text:style-name="Standard">(7996, 359, 129, 27, 32, 8),</text:p>
      <text:p text:style-name="Standard">(7997, 359, 84, 34, 32, 9),</text:p>
      <text:p text:style-name="Standard">(7998, 359, 131, 34, 32, 10),</text:p>
      <text:p text:style-name="Standard">(7999, 359, 137, 32, 32, 11),</text:p>
      <text:p text:style-name="Standard">(8000, 359, 157, 48, 32, 12),</text:p>
      <text:p text:style-name="Standard">(8001, 359, 133, 35, 32, 13),</text:p>
      <text:p text:style-name="Standard">(8002, 359, 163, 27, 32, 14),</text:p>
      <text:p text:style-name="Standard">(8003, 359, 65, 22, 32, 15),</text:p>
      <text:p text:style-name="Standard">(8004, 359, 94, 18, 32, 16),</text:p>
      <text:p text:style-name="Standard">(8005, 359, 95, 6, 32, 17),</text:p>
      <text:p text:style-name="Standard">(8006, 359, 118, 21, 32, 18),</text:p>
      <text:p text:style-name="Standard">(8007, 359, 138, 32, 32, 19),</text:p>
      <text:p text:style-name="Standard">(8008, 359, 112, 33, 32, 20),</text:p>
      <text:p text:style-name="Standard">(8009, 359, 110, 35, 32, 21),</text:p>
      <text:p text:style-name="Standard">(8010, 359, 77, 6, 32, 22),</text:p>
      <text:p text:style-name="Standard">(8011, 359, 140, 46, 32, 23),</text:p>
      <text:p text:style-name="Standard">(8012, 359, 123, 3, 32, 24),</text:p>
      <text:p text:style-name="Standard">(8013, 359, 156, 25, 32, 25),</text:p>
      <text:p text:style-name="Standard">(8014, 359, 122, 37, 32, 26),</text:p>
      <text:p text:style-name="Standard">(8015, 359, 159, 18, 32, 27),</text:p>
      <text:p text:style-name="Standard">(8016, 359, 127, 37, 32, 28),</text:p>
      <text:p text:style-name="Standard">(8017, 359, 114, 33, 32, 29),</text:p>
      <text:p text:style-name="Standard">(8018, 359, 90, 42, 32, 30),</text:p>
      <text:p text:style-name="Standard">(8019, 359, 92, 46, 32, 31),</text:p>
      <text:p text:style-name="Standard">(8020, 359, 148, 44, 32, 32),</text:p>
      <text:p text:style-name="Standard">(8021, 359, 78, 45, 32, 33),</text:p>
      <text:p text:style-name="Standard">(8022, 359, 161, 48, 32, 34),</text:p>
      <text:p text:style-name="Standard">(8023, 359, 146, 49, 32, 35),</text:p>
      <text:p text:style-name="Standard">(8024, 359, 88, 49, 32, 36),</text:p>
      <text:p text:style-name="Standard">(8025, 359, 160, 45, 32, 37),</text:p>
      <text:p text:style-name="Standard">(8026, 359, 164, 39, 32, 38),</text:p>
      <text:p text:style-name="Standard">(8027, 359, 162, 42, 32, 39),</text:p>
      <text:p text:style-name="Standard">(8028, 360, 117, 1, 33, 1),</text:p>
      <text:p text:style-name="Standard">(8029, 360, 119, 3, 33, 2),</text:p>
      <text:p text:style-name="Standard">(8030, 360, 158, 21, 33, 3),</text:p>
      <text:p text:style-name="Standard">(8031, 360, 157, 48, 33, 4),</text:p>
      <text:p text:style-name="Standard">(8032, 360, 65, 22, 33, 5),</text:p>
      <text:p text:style-name="Standard">(8033, 360, 123, 3, 33, 6),</text:p>
      <text:p text:style-name="Standard">(8034, 360, 99, 39, 33, 7),</text:p>
      <text:p text:style-name="Standard">(8035, 360, 110, 35, 33, 8),</text:p>
      <text:p text:style-name="Standard">(8036, 360, 156, 25, 33, 9),</text:p>
      <text:p text:style-name="Standard">(8037, 360, 77, 6, 33, 10),</text:p>
      <text:p text:style-name="Standard">(8038, 360, 133, 35, 33, 11),</text:p>
      <text:p text:style-name="Standard">(8039, 360, 137, 32, 33, 12),</text:p>
      <text:p text:style-name="Standard"><text:soft-page-break/>(8040, 360, 140, 46, 33, 13),</text:p>
      <text:p text:style-name="Standard">(8041, 360, 159, 18, 33, 14),</text:p>
      <text:p text:style-name="Standard">(8042, 360, 102, 1, 33, 15),</text:p>
      <text:p text:style-name="Standard">(8043, 360, 84, 34, 33, 16),</text:p>
      <text:p text:style-name="Standard">(8044, 360, 131, 34, 33, 17),</text:p>
      <text:p text:style-name="Standard">(8045, 360, 95, 6, 33, 18),</text:p>
      <text:p text:style-name="Standard">(8046, 360, 94, 18, 33, 19),</text:p>
      <text:p text:style-name="Standard">(8047, 360, 138, 32, 33, 20),</text:p>
      <text:p text:style-name="Standard">(8048, 360, 122, 37, 33, 21),</text:p>
      <text:p text:style-name="Standard">(8049, 360, 127, 37, 33, 22),</text:p>
      <text:p text:style-name="Standard">(8050, 360, 105, 25, 33, 23),</text:p>
      <text:p text:style-name="Standard">(8051, 360, 145, 22, 33, 24),</text:p>
      <text:p text:style-name="Standard">(8052, 360, 118, 21, 33, 25),</text:p>
      <text:p text:style-name="Standard">(8053, 360, 112, 33, 33, 26),</text:p>
      <text:p text:style-name="Standard">(8054, 360, 129, 27, 33, 27),</text:p>
      <text:p text:style-name="Standard">(8055, 360, 90, 42, 33, 28),</text:p>
      <text:p text:style-name="Standard">(8056, 360, 163, 27, 33, 29),</text:p>
      <text:p text:style-name="Standard">(8057, 360, 114, 33, 33, 30),</text:p>
      <text:p text:style-name="Standard">(8058, 360, 160, 45, 33, 31),</text:p>
      <text:p text:style-name="Standard">(8059, 360, 162, 42, 33, 32),</text:p>
      <text:p text:style-name="Standard">(8060, 360, 148, 44, 33, 33),</text:p>
      <text:p text:style-name="Standard">(8061, 360, 78, 45, 33, 34),</text:p>
      <text:p text:style-name="Standard">(8062, 360, 164, 39, 33, 35),</text:p>
      <text:p text:style-name="Standard">(8063, 360, 161, 48, 33, 36),</text:p>
      <text:p text:style-name="Standard">(8064, 360, 88, 49, 33, 37),</text:p>
      <text:p text:style-name="Standard">(8065, 360, 146, 49, 33, 38),</text:p>
      <text:p text:style-name="Standard">(8066, 360, 92, 46, 33, 39),</text:p>
      <text:p text:style-name="Standard">(8067, 361, 123, 3, 7, 1),</text:p>
      <text:p text:style-name="Standard">(8068, 361, 119, 3, 7, 2),</text:p>
      <text:p text:style-name="Standard">(8069, 361, 110, 35, 7, 3),</text:p>
      <text:p text:style-name="Standard">(8070, 361, 137, 32, 7, 4),</text:p>
      <text:p text:style-name="Standard">(8071, 361, 163, 27, 7, 5),</text:p>
      <text:p text:style-name="Standard">(8072, 361, 133, 35, 7, 6),</text:p>
      <text:p text:style-name="Standard">(8073, 361, 102, 1, 7, 7),</text:p>
      <text:p text:style-name="Standard">(8074, 361, 157, 48, 7, 8),</text:p>
      <text:p text:style-name="Standard">(8075, 361, 90, 42, 7, 9),</text:p>
      <text:p text:style-name="Standard">(8076, 361, 118, 21, 7, 10),</text:p>
      <text:p text:style-name="Standard">(8077, 361, 156, 25, 7, 11),</text:p>
      <text:p text:style-name="Standard">(8078, 361, 78, 45, 7, 12),</text:p>
      <text:p text:style-name="Standard">(8079, 361, 122, 37, 7, 13),</text:p>
      <text:p text:style-name="Standard">(8080, 361, 112, 33, 7, 14),</text:p>
      <text:p text:style-name="Standard">(8081, 361, 140, 46, 7, 15),</text:p>
      <text:p text:style-name="Standard">(8082, 361, 159, 18, 7, 16),</text:p>
      <text:p text:style-name="Standard">(8083, 361, 127, 37, 7, 17),</text:p>
      <text:p text:style-name="Standard">(8084, 361, 77, 6, 7, 18),</text:p>
      <text:p text:style-name="Standard">(8085, 361, 99, 39, 7, 19),</text:p>
      <text:p text:style-name="Standard">(8086, 361, 158, 21, 7, 20),</text:p>
      <text:p text:style-name="Standard">(8087, 361, 117, 1, 7, 21),</text:p>
      <text:p text:style-name="Standard">(8088, 361, 95, 6, 7, 22),</text:p>
      <text:p text:style-name="Standard">(8089, 361, 131, 34, 7, 23),</text:p>
      <text:p text:style-name="Standard">(8090, 361, 94, 18, 7, 24),</text:p>
      <text:p text:style-name="Standard">(8091, 361, 145, 22, 7, 25),</text:p>
      <text:p text:style-name="Standard"><text:soft-page-break/>(8092, 361, 105, 25, 7, 26),</text:p>
      <text:p text:style-name="Standard">(8093, 361, 138, 32, 7, 27),</text:p>
      <text:p text:style-name="Standard">(8094, 361, 114, 33, 7, 28),</text:p>
      <text:p text:style-name="Standard">(8095, 361, 65, 22, 7, 29),</text:p>
      <text:p text:style-name="Standard">(8096, 361, 129, 27, 7, 30),</text:p>
      <text:p text:style-name="Standard">(8097, 361, 84, 34, 7, 31),</text:p>
      <text:p text:style-name="Standard">(8098, 361, 92, 46, 7, 32),</text:p>
      <text:p text:style-name="Standard">(8099, 361, 148, 44, 7, 33),</text:p>
      <text:p text:style-name="Standard">(8100, 361, 160, 45, 7, 34),</text:p>
      <text:p text:style-name="Standard">(8101, 361, 146, 49, 7, 35),</text:p>
      <text:p text:style-name="Standard">(8102, 361, 164, 39, 7, 36),</text:p>
      <text:p text:style-name="Standard">(8103, 361, 161, 48, 7, 37),</text:p>
      <text:p text:style-name="Standard">(8104, 361, 88, 49, 7, 38),</text:p>
      <text:p text:style-name="Standard">(8105, 361, 162, 42, 7, 39),</text:p>
      <text:p text:style-name="Standard">(8106, 362, 117, 1, 34, 1),</text:p>
      <text:p text:style-name="Standard">(8107, 362, 95, 6, 34, 2),</text:p>
      <text:p text:style-name="Standard">(8108, 362, 119, 3, 34, 3),</text:p>
      <text:p text:style-name="Standard">(8109, 362, 55, 25, 34, 4),</text:p>
      <text:p text:style-name="Standard">(8110, 362, 140, 46, 34, 5),</text:p>
      <text:p text:style-name="Standard">(8111, 362, 129, 27, 34, 6),</text:p>
      <text:p text:style-name="Standard">(8112, 362, 158, 21, 34, 7),</text:p>
      <text:p text:style-name="Standard">(8113, 362, 137, 32, 34, 8),</text:p>
      <text:p text:style-name="Standard">(8114, 362, 139, 22, 34, 9),</text:p>
      <text:p text:style-name="Standard">(8115, 362, 156, 25, 34, 10),</text:p>
      <text:p text:style-name="Standard">(8116, 362, 103, 33, 34, 11),</text:p>
      <text:p text:style-name="Standard">(8117, 362, 151, 21, 34, 12),</text:p>
      <text:p text:style-name="Standard">(8118, 362, 92, 46, 34, 13),</text:p>
      <text:p text:style-name="Standard">(8119, 362, 127, 37, 34, 14),</text:p>
      <text:p text:style-name="Standard">(8120, 362, 131, 34, 34, 15),</text:p>
      <text:p text:style-name="Standard">(8121, 362, 123, 3, 34, 16),</text:p>
      <text:p text:style-name="Standard">(8122, 362, 138, 32, 34, 17),</text:p>
      <text:p text:style-name="Standard">(8123, 362, 122, 37, 34, 18),</text:p>
      <text:p text:style-name="Standard">(8124, 362, 145, 22, 34, 19),</text:p>
      <text:p text:style-name="Standard">(8125, 362, 94, 18, 34, 20),</text:p>
      <text:p text:style-name="Standard">(8126, 362, 112, 33, 34, 21),</text:p>
      <text:p text:style-name="Standard">(8127, 362, 99, 39, 34, 22),</text:p>
      <text:p text:style-name="Standard">(8128, 362, 77, 6, 34, 23),</text:p>
      <text:p text:style-name="Standard">(8129, 362, 133, 35, 34, 24),</text:p>
      <text:p text:style-name="Standard">(8130, 362, 163, 27, 34, 25),</text:p>
      <text:p text:style-name="Standard">(8131, 362, 102, 1, 34, 26),</text:p>
      <text:p text:style-name="Standard">(8132, 362, 110, 35, 34, 27),</text:p>
      <text:p text:style-name="Standard">(8133, 362, 159, 18, 34, 28),</text:p>
      <text:p text:style-name="Standard">(8134, 362, 157, 48, 34, 29),</text:p>
      <text:p text:style-name="Standard">(8135, 362, 90, 42, 34, 30),</text:p>
      <text:p text:style-name="Standard">(8136, 362, 78, 45, 34, 31),</text:p>
      <text:p text:style-name="Standard">(8137, 362, 84, 34, 34, 32),</text:p>
      <text:p text:style-name="Standard">(8138, 362, 161, 48, 34, 33),</text:p>
      <text:p text:style-name="Standard">(8139, 362, 146, 49, 34, 34),</text:p>
      <text:p text:style-name="Standard">(8140, 362, 160, 45, 34, 35),</text:p>
      <text:p text:style-name="Standard">(8141, 362, 162, 42, 34, 36),</text:p>
      <text:p text:style-name="Standard">(8142, 362, 88, 49, 34, 37),</text:p>
      <text:p text:style-name="Standard">(8143, 362, 148, 44, 34, 38),</text:p>
      <text:p text:style-name="Standard"><text:soft-page-break/>(8144, 362, 164, 39, 34, 39),</text:p>
      <text:p text:style-name="Standard">(8145, 363, 117, 1, 9, 1),</text:p>
      <text:p text:style-name="Standard">(8146, 363, 95, 6, 9, 2),</text:p>
      <text:p text:style-name="Standard">(8147, 363, 145, 22, 9, 3),</text:p>
      <text:p text:style-name="Standard">(8148, 363, 137, 32, 9, 4),</text:p>
      <text:p text:style-name="Standard">(8149, 363, 94, 18, 9, 5),</text:p>
      <text:p text:style-name="Standard">(8150, 363, 159, 18, 9, 6),</text:p>
      <text:p text:style-name="Standard">(8151, 363, 129, 27, 9, 7),</text:p>
      <text:p text:style-name="Standard">(8152, 363, 138, 32, 9, 8),</text:p>
      <text:p text:style-name="Standard">(8153, 363, 118, 21, 9, 9),</text:p>
      <text:p text:style-name="Standard">(8154, 363, 123, 3, 9, 10),</text:p>
      <text:p text:style-name="Standard">(8155, 363, 139, 22, 9, 11),</text:p>
      <text:p text:style-name="Standard">(8156, 363, 92, 46, 9, 12),</text:p>
      <text:p text:style-name="Standard">(8157, 363, 127, 37, 9, 13),</text:p>
      <text:p text:style-name="Standard">(8158, 363, 84, 34, 9, 14),</text:p>
      <text:p text:style-name="Standard">(8159, 363, 77, 6, 9, 15),</text:p>
      <text:p text:style-name="Standard">(8160, 363, 103, 33, 9, 16),</text:p>
      <text:p text:style-name="Standard">(8161, 363, 112, 33, 9, 17),</text:p>
      <text:p text:style-name="Standard">(8162, 363, 156, 25, 9, 18),</text:p>
      <text:p text:style-name="Standard">(8163, 363, 131, 34, 9, 19),</text:p>
      <text:p text:style-name="Standard">(8164, 363, 55, 25, 9, 20),</text:p>
      <text:p text:style-name="Standard">(8165, 363, 78, 45, 9, 21),</text:p>
      <text:p text:style-name="Standard">(8166, 363, 119, 3, 9, 22),</text:p>
      <text:p text:style-name="Standard">(8167, 363, 122, 37, 9, 23),</text:p>
      <text:p text:style-name="Standard">(8168, 363, 110, 35, 9, 24),</text:p>
      <text:p text:style-name="Standard">(8169, 363, 102, 1, 9, 25),</text:p>
      <text:p text:style-name="Standard">(8170, 363, 90, 42, 9, 26),</text:p>
      <text:p text:style-name="Standard">(8171, 363, 163, 27, 9, 27),</text:p>
      <text:p text:style-name="Standard">(8172, 363, 158, 21, 9, 28),</text:p>
      <text:p text:style-name="Standard">(8173, 363, 99, 39, 9, 29),</text:p>
      <text:p text:style-name="Standard">(8174, 363, 157, 48, 9, 30),</text:p>
      <text:p text:style-name="Standard">(8175, 363, 140, 46, 9, 31),</text:p>
      <text:p text:style-name="Standard">(8176, 363, 133, 35, 9, 32),</text:p>
      <text:p text:style-name="Standard">(8177, 363, 148, 44, 9, 33),</text:p>
      <text:p text:style-name="Standard">(8178, 363, 160, 45, 9, 34),</text:p>
      <text:p text:style-name="Standard">(8179, 363, 114, 39, 9, 35),</text:p>
      <text:p text:style-name="Standard">(8180, 363, 146, 49, 9, 36),</text:p>
      <text:p text:style-name="Standard">(8181, 363, 162, 42, 9, 37),</text:p>
      <text:p text:style-name="Standard">(8182, 363, 88, 49, 9, 38),</text:p>
      <text:p text:style-name="Standard">(8183, 363, 161, 48, 9, 39),</text:p>
      <text:p text:style-name="Standard">(8184, 364, 102, 1, 10, 1),</text:p>
      <text:p text:style-name="Standard">(8185, 364, 117, 1, 10, 2),</text:p>
      <text:p text:style-name="Standard">(8186, 364, 95, 6, 10, 3),</text:p>
      <text:p text:style-name="Standard">(8187, 364, 119, 3, 10, 4),</text:p>
      <text:p text:style-name="Standard">(8188, 364, 137, 32, 10, 5),</text:p>
      <text:p text:style-name="Standard">(8189, 364, 118, 21, 10, 6),</text:p>
      <text:p text:style-name="Standard">(8190, 364, 110, 35, 10, 7),</text:p>
      <text:p text:style-name="Standard">(8191, 364, 84, 34, 10, 8),</text:p>
      <text:p text:style-name="Standard">(8192, 364, 94, 18, 10, 9),</text:p>
      <text:p text:style-name="Standard">(8193, 364, 55, 25, 10, 10),</text:p>
      <text:p text:style-name="Standard">(8194, 364, 163, 27, 10, 11),</text:p>
      <text:p text:style-name="Standard">(8195, 364, 158, 21, 10, 12),</text:p>
      <text:p text:style-name="Standard"><text:soft-page-break/>(8196, 364, 131, 34, 10, 13),</text:p>
      <text:p text:style-name="Standard">(8197, 364, 138, 32, 10, 14),</text:p>
      <text:p text:style-name="Standard">(8198, 364, 122, 37, 10, 15),</text:p>
      <text:p text:style-name="Standard">(8199, 364, 127, 37, 10, 16),</text:p>
      <text:p text:style-name="Standard">(8200, 364, 139, 22, 10, 17),</text:p>
      <text:p text:style-name="Standard">(8201, 364, 112, 33, 10, 18),</text:p>
      <text:p text:style-name="Standard">(8202, 364, 156, 25, 10, 19),</text:p>
      <text:p text:style-name="Standard">(8203, 364, 77, 6, 10, 20),</text:p>
      <text:p text:style-name="Standard">(8204, 364, 140, 46, 10, 21),</text:p>
      <text:p text:style-name="Standard">(8205, 364, 145, 22, 10, 22),</text:p>
      <text:p text:style-name="Standard">(8206, 364, 123, 3, 10, 23),</text:p>
      <text:p text:style-name="Standard">(8207, 364, 133, 35, 10, 24),</text:p>
      <text:p text:style-name="Standard">(8208, 364, 105, 33, 10, 25),</text:p>
      <text:p text:style-name="Standard">(8209, 364, 129, 27, 10, 26),</text:p>
      <text:p text:style-name="Standard">(8210, 364, 159, 18, 10, 27),</text:p>
      <text:p text:style-name="Standard">(8211, 364, 92, 46, 10, 28),</text:p>
      <text:p text:style-name="Standard">(8212, 364, 157, 48, 10, 29),</text:p>
      <text:p text:style-name="Standard">(8213, 364, 161, 48, 10, 30),</text:p>
      <text:p text:style-name="Standard">(8214, 364, 114, 39, 10, 31),</text:p>
      <text:p text:style-name="Standard">(8215, 364, 78, 45, 10, 32),</text:p>
      <text:p text:style-name="Standard">(8216, 364, 99, 39, 10, 33),</text:p>
      <text:p text:style-name="Standard">(8217, 364, 160, 45, 10, 34),</text:p>
      <text:p text:style-name="Standard">(8218, 364, 90, 42, 10, 35),</text:p>
      <text:p text:style-name="Standard">(8219, 364, 162, 42, 10, 36),</text:p>
      <text:p text:style-name="Standard">(8220, 364, 148, 44, 10, 37),</text:p>
      <text:p text:style-name="Standard">(8221, 364, 88, 49, 10, 38),</text:p>
      <text:p text:style-name="Standard">(8222, 365, 95, 6, 11, 1),</text:p>
      <text:p text:style-name="Standard">(8223, 365, 102, 1, 11, 2),</text:p>
      <text:p text:style-name="Standard">(8224, 365, 123, 3, 11, 3),</text:p>
      <text:p text:style-name="Standard">(8225, 365, 117, 1, 11, 4),</text:p>
      <text:p text:style-name="Standard">(8226, 365, 158, 21, 11, 5),</text:p>
      <text:p text:style-name="Standard">(8227, 365, 137, 32, 11, 6),</text:p>
      <text:p text:style-name="Standard">(8228, 365, 133, 35, 11, 7),</text:p>
      <text:p text:style-name="Standard">(8229, 365, 139, 22, 11, 8),</text:p>
      <text:p text:style-name="Standard">(8230, 365, 55, 25, 11, 9),</text:p>
      <text:p text:style-name="Standard">(8231, 365, 118, 21, 11, 10),</text:p>
      <text:p text:style-name="Standard">(8232, 365, 131, 34, 11, 11),</text:p>
      <text:p text:style-name="Standard">(8233, 365, 84, 34, 11, 12),</text:p>
      <text:p text:style-name="Standard">(8234, 365, 156, 25, 11, 13),</text:p>
      <text:p text:style-name="Standard">(8235, 365, 159, 18, 11, 14),</text:p>
      <text:p text:style-name="Standard">(8236, 365, 77, 6, 11, 15),</text:p>
      <text:p text:style-name="Standard">(8237, 365, 119, 3, 11, 16),</text:p>
      <text:p text:style-name="Standard">(8238, 365, 140, 46, 11, 17),</text:p>
      <text:p text:style-name="Standard">(8239, 365, 145, 22, 11, 18),</text:p>
      <text:p text:style-name="Standard">(8240, 365, 92, 46, 11, 19),</text:p>
      <text:p text:style-name="Standard">(8241, 365, 138, 32, 11, 20),</text:p>
      <text:p text:style-name="Standard">(8242, 365, 127, 37, 11, 21),</text:p>
      <text:p text:style-name="Standard">(8243, 365, 122, 37, 11, 22),</text:p>
      <text:p text:style-name="Standard">(8244, 365, 105, 33, 11, 23),</text:p>
      <text:p text:style-name="Standard">(8245, 365, 160, 45, 11, 24),</text:p>
      <text:p text:style-name="Standard">(8246, 365, 94, 18, 11, 25),</text:p>
      <text:p text:style-name="Standard">(8247, 365, 110, 35, 11, 26),</text:p>
      <text:p text:style-name="Standard"><text:soft-page-break/>(8248, 365, 163, 27, 11, 27),</text:p>
      <text:p text:style-name="Standard">(8249, 365, 129, 27, 11, 28),</text:p>
      <text:p text:style-name="Standard">(8250, 365, 157, 48, 11, 29),</text:p>
      <text:p text:style-name="Standard">(8251, 365, 161, 48, 11, 30),</text:p>
      <text:p text:style-name="Standard">(8252, 365, 78, 45, 11, 31),</text:p>
      <text:p text:style-name="Standard">(8253, 365, 112, 33, 11, 32),</text:p>
      <text:p text:style-name="Standard">(8254, 365, 114, 39, 11, 33),</text:p>
      <text:p text:style-name="Standard">(8255, 365, 146, 49, 11, 34),</text:p>
      <text:p text:style-name="Standard">(8256, 365, 99, 39, 11, 35),</text:p>
      <text:p text:style-name="Standard">(8257, 365, 90, 42, 11, 36),</text:p>
      <text:p text:style-name="Standard">(8258, 365, 148, 44, 11, 37),</text:p>
      <text:p text:style-name="Standard">(8259, 365, 88, 49, 11, 38),</text:p>
      <text:p text:style-name="Standard">(8260, 365, 162, 42, 11, 39),</text:p>
      <text:p text:style-name="Standard">(8261, 366, 102, 1, 13, 1),</text:p>
      <text:p text:style-name="Standard">(8262, 366, 117, 1, 13, 2),</text:p>
      <text:p text:style-name="Standard">(8263, 366, 95, 6, 13, 3),</text:p>
      <text:p text:style-name="Standard">(8264, 366, 123, 3, 13, 4),</text:p>
      <text:p text:style-name="Standard">(8265, 366, 145, 22, 13, 5),</text:p>
      <text:p text:style-name="Standard">(8266, 366, 118, 21, 13, 6),</text:p>
      <text:p text:style-name="Standard">(8267, 366, 127, 37, 13, 7),</text:p>
      <text:p text:style-name="Standard">(8268, 366, 140, 46, 13, 8),</text:p>
      <text:p text:style-name="Standard">(8269, 366, 94, 18, 13, 9),</text:p>
      <text:p text:style-name="Standard">(8270, 366, 139, 22, 13, 10),</text:p>
      <text:p text:style-name="Standard">(8271, 366, 110, 35, 13, 11),</text:p>
      <text:p text:style-name="Standard">(8272, 366, 122, 37, 13, 12),</text:p>
      <text:p text:style-name="Standard">(8273, 366, 129, 27, 13, 13),</text:p>
      <text:p text:style-name="Standard">(8274, 366, 156, 25, 13, 14),</text:p>
      <text:p text:style-name="Standard">(8275, 366, 159, 18, 13, 15),</text:p>
      <text:p text:style-name="Standard">(8276, 366, 112, 33, 13, 16),</text:p>
      <text:p text:style-name="Standard">(8277, 366, 158, 21, 13, 17),</text:p>
      <text:p text:style-name="Standard">(8278, 366, 92, 46, 13, 18),</text:p>
      <text:p text:style-name="Standard">(8279, 366, 119, 3, 13, 19),</text:p>
      <text:p text:style-name="Standard">(8280, 366, 105, 33, 13, 20),</text:p>
      <text:p text:style-name="Standard">(8281, 366, 133, 35, 13, 21),</text:p>
      <text:p text:style-name="Standard">(8282, 366, 84, 34, 13, 22),</text:p>
      <text:p text:style-name="Standard">(8283, 366, 77, 6, 13, 23),</text:p>
      <text:p text:style-name="Standard">(8284, 366, 131, 34, 13, 24),</text:p>
      <text:p text:style-name="Standard">(8285, 366, 163, 27, 13, 25),</text:p>
      <text:p text:style-name="Standard">(8286, 366, 65, 25, 13, 26),</text:p>
      <text:p text:style-name="Standard">(8287, 366, 138, 32, 13, 27),</text:p>
      <text:p text:style-name="Standard">(8288, 366, 137, 32, 13, 28),</text:p>
      <text:p text:style-name="Standard">(8289, 366, 157, 48, 13, 29),</text:p>
      <text:p text:style-name="Standard">(8290, 366, 162, 48, 13, 30),</text:p>
      <text:p text:style-name="Standard">(8291, 366, 78, 45, 13, 31),</text:p>
      <text:p text:style-name="Standard">(8292, 366, 160, 45, 13, 32),</text:p>
      <text:p text:style-name="Standard">(8293, 366, 90, 42, 13, 33),</text:p>
      <text:p text:style-name="Standard">(8294, 366, 99, 39, 13, 34),</text:p>
      <text:p text:style-name="Standard">(8295, 366, 146, 49, 13, 35),</text:p>
      <text:p text:style-name="Standard">(8296, 366, 88, 49, 13, 36),</text:p>
      <text:p text:style-name="Standard">(8297, 366, 114, 39, 13, 37),</text:p>
      <text:p text:style-name="Standard">(8298, 366, 148, 44, 13, 38),</text:p>
      <text:p text:style-name="Standard">(8299, 366, 134, 42, 13, 39),</text:p>
      <text:p text:style-name="Standard"><text:soft-page-break/>(8300, 367, 117, 1, 14, 1),</text:p>
      <text:p text:style-name="Standard">(8301, 367, 77, 6, 14, 2),</text:p>
      <text:p text:style-name="Standard">(8302, 367, 123, 3, 14, 3),</text:p>
      <text:p text:style-name="Standard">(8303, 367, 119, 3, 14, 4),</text:p>
      <text:p text:style-name="Standard">(8304, 367, 55, 25, 14, 5),</text:p>
      <text:p text:style-name="Standard">(8305, 367, 84, 34, 14, 6),</text:p>
      <text:p text:style-name="Standard">(8306, 367, 94, 18, 14, 7),</text:p>
      <text:p text:style-name="Standard">(8307, 367, 159, 18, 14, 8),</text:p>
      <text:p text:style-name="Standard">(8308, 367, 163, 27, 14, 9),</text:p>
      <text:p text:style-name="Standard">(8309, 367, 138, 32, 14, 10),</text:p>
      <text:p text:style-name="Standard">(8310, 367, 133, 35, 14, 11),</text:p>
      <text:p text:style-name="Standard">(8311, 367, 110, 35, 14, 12),</text:p>
      <text:p text:style-name="Standard">(8312, 367, 102, 1, 14, 13),</text:p>
      <text:p text:style-name="Standard">(8313, 367, 95, 6, 14, 14),</text:p>
      <text:p text:style-name="Standard">(8314, 367, 92, 46, 14, 15),</text:p>
      <text:p text:style-name="Standard">(8315, 367, 145, 22, 14, 16),</text:p>
      <text:p text:style-name="Standard">(8316, 367, 122, 37, 14, 17),</text:p>
      <text:p text:style-name="Standard">(8317, 367, 129, 27, 14, 18),</text:p>
      <text:p text:style-name="Standard">(8318, 367, 137, 32, 14, 19),</text:p>
      <text:p text:style-name="Standard">(8319, 367, 156, 25, 14, 20),</text:p>
      <text:p text:style-name="Standard">(8320, 367, 118, 21, 14, 21),</text:p>
      <text:p text:style-name="Standard">(8321, 367, 78, 45, 14, 22),</text:p>
      <text:p text:style-name="Standard">(8322, 367, 105, 33, 14, 23),</text:p>
      <text:p text:style-name="Standard">(8323, 367, 127, 37, 14, 24),</text:p>
      <text:p text:style-name="Standard">(8324, 367, 112, 33, 14, 25),</text:p>
      <text:p text:style-name="Standard">(8325, 367, 139, 22, 14, 26),</text:p>
      <text:p text:style-name="Standard">(8326, 367, 131, 34, 14, 27),</text:p>
      <text:p text:style-name="Standard">(8327, 367, 158, 21, 14, 28),</text:p>
      <text:p text:style-name="Standard">(8328, 367, 157, 48, 14, 29),</text:p>
      <text:p text:style-name="Standard">(8329, 367, 162, 48, 14, 30),</text:p>
      <text:p text:style-name="Standard">(8330, 367, 140, 46, 14, 31),</text:p>
      <text:p text:style-name="Standard">(8331, 367, 99, 39, 14, 32),</text:p>
      <text:p text:style-name="Standard">(8332, 367, 90, 42, 14, 33),</text:p>
      <text:p text:style-name="Standard">(8333, 367, 160, 45, 14, 34),</text:p>
      <text:p text:style-name="Standard">(8334, 367, 146, 49, 14, 35),</text:p>
      <text:p text:style-name="Standard">(8335, 367, 88, 49, 14, 36),</text:p>
      <text:p text:style-name="Standard">(8336, 367, 165, 44, 14, 37),</text:p>
      <text:p text:style-name="Standard">(8337, 367, 114, 39, 14, 38),</text:p>
      <text:p text:style-name="Standard">(8338, 367, 134, 42, 14, 39),</text:p>
      <text:p text:style-name="Standard">(8339, 368, 77, 6, 27, 1),</text:p>
      <text:p text:style-name="Standard">(8340, 368, 117, 1, 27, 2),</text:p>
      <text:p text:style-name="Standard">(8341, 368, 140, 46, 27, 3),</text:p>
      <text:p text:style-name="Standard">(8342, 368, 145, 22, 27, 4),</text:p>
      <text:p text:style-name="Standard">(8343, 368, 94, 18, 27, 5),</text:p>
      <text:p text:style-name="Standard">(8344, 368, 156, 25, 27, 6),</text:p>
      <text:p text:style-name="Standard">(8345, 368, 138, 32, 27, 7),</text:p>
      <text:p text:style-name="Standard">(8346, 368, 84, 34, 27, 8),</text:p>
      <text:p text:style-name="Standard">(8347, 368, 112, 33, 27, 9),</text:p>
      <text:p text:style-name="Standard">(8348, 368, 127, 37, 27, 10),</text:p>
      <text:p text:style-name="Standard">(8349, 368, 105, 33, 27, 11),</text:p>
      <text:p text:style-name="Standard">(8350, 368, 159, 18, 27, 12),</text:p>
      <text:p text:style-name="Standard">(8351, 368, 163, 27, 27, 13),</text:p>
      <text:p text:style-name="Standard"><text:soft-page-break/>(8352, 368, 131, 34, 27, 14),</text:p>
      <text:p text:style-name="Standard">(8353, 368, 119, 3, 27, 15),</text:p>
      <text:p text:style-name="Standard">(8354, 368, 123, 3, 27, 16),</text:p>
      <text:p text:style-name="Standard">(8355, 368, 102, 1, 27, 17),</text:p>
      <text:p text:style-name="Standard">(8356, 368, 95, 6, 27, 18),</text:p>
      <text:p text:style-name="Standard">(8357, 368, 118, 21, 27, 19),</text:p>
      <text:p text:style-name="Standard">(8358, 368, 137, 32, 27, 20),</text:p>
      <text:p text:style-name="Standard">(8359, 368, 133, 35, 27, 21),</text:p>
      <text:p text:style-name="Standard">(8360, 368, 139, 22, 27, 22),</text:p>
      <text:p text:style-name="Standard">(8361, 368, 122, 37, 27, 23),</text:p>
      <text:p text:style-name="Standard">(8362, 368, 158, 21, 27, 24),</text:p>
      <text:p text:style-name="Standard">(8363, 368, 110, 35, 27, 25),</text:p>
      <text:p text:style-name="Standard">(8364, 368, 90, 42, 27, 26),</text:p>
      <text:p text:style-name="Standard">(8365, 368, 65, 25, 27, 27),</text:p>
      <text:p text:style-name="Standard">(8366, 368, 129, 27, 27, 28),</text:p>
      <text:p text:style-name="Standard">(8367, 368, 162, 48, 27, 29),</text:p>
      <text:p text:style-name="Standard">(8368, 368, 157, 48, 27, 30),</text:p>
      <text:p text:style-name="Standard">(8369, 368, 114, 39, 27, 31),</text:p>
      <text:p text:style-name="Standard">(8370, 368, 109, 46, 27, 32),</text:p>
      <text:p text:style-name="Standard">(8371, 368, 160, 45, 27, 33),</text:p>
      <text:p text:style-name="Standard">(8372, 368, 165, 44, 27, 34),</text:p>
      <text:p text:style-name="Standard">(8373, 368, 99, 39, 27, 35),</text:p>
      <text:p text:style-name="Standard">(8374, 368, 78, 45, 27, 36),</text:p>
      <text:p text:style-name="Standard">(8375, 368, 88, 49, 27, 37),</text:p>
      <text:p text:style-name="Standard">(8376, 368, 146, 49, 27, 38),</text:p>
      <text:p text:style-name="Standard">(8377, 368, 134, 42, 27, 39),</text:p>
      <text:p text:style-name="Standard">(8378, 369, 102, 1, 26, 1),</text:p>
      <text:p text:style-name="Standard">(8379, 369, 77, 6, 26, 2),</text:p>
      <text:p text:style-name="Standard">(8380, 369, 117, 1, 26, 3),</text:p>
      <text:p text:style-name="Standard">(8381, 369, 55, 25, 26, 4),</text:p>
      <text:p text:style-name="Standard">(8382, 369, 119, 3, 26, 5),</text:p>
      <text:p text:style-name="Standard">(8383, 369, 112, 33, 26, 6),</text:p>
      <text:p text:style-name="Standard">(8384, 369, 110, 35, 26, 7),</text:p>
      <text:p text:style-name="Standard">(8385, 369, 137, 32, 26, 8),</text:p>
      <text:p text:style-name="Standard">(8386, 369, 118, 21, 26, 9),</text:p>
      <text:p text:style-name="Standard">(8387, 369, 156, 25, 26, 10),</text:p>
      <text:p text:style-name="Standard">(8388, 369, 158, 21, 26, 11),</text:p>
      <text:p text:style-name="Standard">(8389, 369, 139, 22, 26, 12),</text:p>
      <text:p text:style-name="Standard">(8390, 369, 133, 35, 26, 13),</text:p>
      <text:p text:style-name="Standard">(8391, 369, 84, 34, 26, 14),</text:p>
      <text:p text:style-name="Standard">(8392, 369, 127, 37, 26, 15),</text:p>
      <text:p text:style-name="Standard">(8393, 369, 159, 18, 26, 16),</text:p>
      <text:p text:style-name="Standard">(8394, 369, 123, 3, 26, 17),</text:p>
      <text:p text:style-name="Standard">(8395, 369, 129, 27, 26, 18),</text:p>
      <text:p text:style-name="Standard">(8396, 369, 94, 18, 26, 19),</text:p>
      <text:p text:style-name="Standard">(8397, 369, 122, 37, 26, 20),</text:p>
      <text:p text:style-name="Standard">(8398, 369, 109, 46, 26, 21),</text:p>
      <text:p text:style-name="Standard">(8399, 369, 160, 45, 26, 22),</text:p>
      <text:p text:style-name="Standard">(8400, 369, 145, 22, 26, 23),</text:p>
      <text:p text:style-name="Standard">(8401, 369, 131, 34, 26, 24),</text:p>
      <text:p text:style-name="Standard">(8402, 369, 78, 45, 26, 25),</text:p>
      <text:p text:style-name="Standard">(8403, 369, 138, 32, 26, 26),</text:p>
      <text:p text:style-name="Standard"><text:soft-page-break/>(8404, 369, 163, 27, 26, 27),</text:p>
      <text:p text:style-name="Standard">(8405, 369, 162, 48, 26, 28),</text:p>
      <text:p text:style-name="Standard">(8406, 369, 148, 48, 26, 29),</text:p>
      <text:p text:style-name="Standard">(8407, 369, 99, 39, 26, 30),</text:p>
      <text:p text:style-name="Standard">(8408, 369, 140, 46, 26, 31),</text:p>
      <text:p text:style-name="Standard">(8409, 369, 90, 42, 26, 32),</text:p>
      <text:p text:style-name="Standard">(8410, 369, 105, 33, 26, 33),</text:p>
      <text:p text:style-name="Standard">(8411, 369, 88, 49, 26, 34),</text:p>
      <text:p text:style-name="Standard">(8412, 369, 114, 39, 26, 35),</text:p>
      <text:p text:style-name="Standard">(8413, 369, 146, 49, 26, 36),</text:p>
      <text:p text:style-name="Standard">(8414, 369, 165, 44, 26, 37),</text:p>
      <text:p text:style-name="Standard">(8415, 369, 134, 42, 26, 38),</text:p>
      <text:p text:style-name="Standard">(8416, 370, 145, 22, 22, 1),</text:p>
      <text:p text:style-name="Standard">(8417, 370, 119, 3, 22, 2),</text:p>
      <text:p text:style-name="Standard">(8418, 370, 123, 3, 22, 3),</text:p>
      <text:p text:style-name="Standard">(8419, 370, 137, 32, 22, 4),</text:p>
      <text:p text:style-name="Standard">(8420, 370, 84, 34, 22, 5),</text:p>
      <text:p text:style-name="Standard">(8421, 370, 118, 21, 22, 6),</text:p>
      <text:p text:style-name="Standard">(8422, 370, 127, 37, 22, 7),</text:p>
      <text:p text:style-name="Standard">(8423, 370, 158, 21, 22, 8),</text:p>
      <text:p text:style-name="Standard">(8424, 370, 133, 35, 22, 9),</text:p>
      <text:p text:style-name="Standard">(8425, 370, 110, 35, 22, 10),</text:p>
      <text:p text:style-name="Standard">(8426, 370, 102, 1, 22, 11),</text:p>
      <text:p text:style-name="Standard">(8427, 370, 117, 1, 22, 12),</text:p>
      <text:p text:style-name="Standard">(8428, 370, 131, 34, 22, 13),</text:p>
      <text:p text:style-name="Standard">(8429, 370, 95, 6, 22, 14),</text:p>
      <text:p text:style-name="Standard">(8430, 370, 138, 32, 22, 15),</text:p>
      <text:p text:style-name="Standard">(8431, 370, 55, 25, 22, 16),</text:p>
      <text:p text:style-name="Standard">(8432, 370, 112, 33, 22, 17),</text:p>
      <text:p text:style-name="Standard">(8433, 370, 77, 6, 22, 18),</text:p>
      <text:p text:style-name="Standard">(8434, 370, 139, 22, 22, 19),</text:p>
      <text:p text:style-name="Standard">(8435, 370, 129, 27, 22, 20),</text:p>
      <text:p text:style-name="Standard">(8436, 370, 122, 37, 22, 21),</text:p>
      <text:p text:style-name="Standard">(8437, 370, 78, 45, 22, 22),</text:p>
      <text:p text:style-name="Standard">(8438, 370, 156, 25, 22, 23),</text:p>
      <text:p text:style-name="Standard">(8439, 370, 146, 49, 22, 24),</text:p>
      <text:p text:style-name="Standard">(8440, 370, 159, 18, 22, 25),</text:p>
      <text:p text:style-name="Standard">(8441, 370, 147, 18, 22, 26),</text:p>
      <text:p text:style-name="Standard">(8442, 370, 163, 27, 22, 27),</text:p>
      <text:p text:style-name="Standard">(8443, 370, 105, 33, 22, 28),</text:p>
      <text:p text:style-name="Standard">(8444, 370, 162, 48, 22, 29),</text:p>
      <text:p text:style-name="Standard">(8445, 370, 92, 48, 22, 30),</text:p>
      <text:p text:style-name="Standard">(8446, 370, 160, 45, 22, 31),</text:p>
      <text:p text:style-name="Standard">(8447, 370, 90, 42, 22, 32),</text:p>
      <text:p text:style-name="Standard">(8448, 370, 140, 46, 22, 33),</text:p>
      <text:p text:style-name="Standard">(8449, 370, 88, 49, 22, 34),</text:p>
      <text:p text:style-name="Standard">(8450, 370, 165, 44, 22, 35),</text:p>
      <text:p text:style-name="Standard">(8451, 370, 109, 46, 22, 36),</text:p>
      <text:p text:style-name="Standard">(8452, 370, 99, 39, 22, 37),</text:p>
      <text:p text:style-name="Standard">(8453, 370, 114, 39, 22, 38),</text:p>
      <text:p text:style-name="Standard">(8454, 370, 134, 42, 22, 39),</text:p>
      <text:p text:style-name="Standard">(8455, 371, 123, 3, 29, 1),</text:p>
      <text:p text:style-name="Standard"><text:soft-page-break/>(8456, 371, 145, 22, 29, 2),</text:p>
      <text:p text:style-name="Standard">(8457, 371, 119, 3, 29, 3),</text:p>
      <text:p text:style-name="Standard">(8458, 371, 138, 32, 29, 4),</text:p>
      <text:p text:style-name="Standard">(8459, 371, 139, 22, 29, 5),</text:p>
      <text:p text:style-name="Standard">(8460, 371, 94, 18, 29, 6),</text:p>
      <text:p text:style-name="Standard">(8461, 371, 127, 37, 29, 7),</text:p>
      <text:p text:style-name="Standard">(8462, 371, 131, 34, 29, 8),</text:p>
      <text:p text:style-name="Standard">(8463, 371, 158, 21, 29, 9),</text:p>
      <text:p text:style-name="Standard">(8464, 371, 109, 46, 29, 10),</text:p>
      <text:p text:style-name="Standard">(8465, 371, 129, 27, 29, 11),</text:p>
      <text:p text:style-name="Standard">(8466, 371, 137, 32, 29, 12),</text:p>
      <text:p text:style-name="Standard">(8467, 371, 160, 45, 29, 13),</text:p>
      <text:p text:style-name="Standard">(8468, 371, 95, 6, 29, 14),</text:p>
      <text:p text:style-name="Standard">(8469, 371, 102, 1, 29, 15),</text:p>
      <text:p text:style-name="Standard">(8470, 371, 133, 35, 29, 16),</text:p>
      <text:p text:style-name="Standard">(8471, 371, 122, 37, 29, 17),</text:p>
      <text:p text:style-name="Standard">(8472, 371, 110, 35, 29, 18),</text:p>
      <text:p text:style-name="Standard">(8473, 371, 84, 34, 29, 19),</text:p>
      <text:p text:style-name="Standard">(8474, 371, 118, 21, 29, 20),</text:p>
      <text:p text:style-name="Standard">(8475, 371, 112, 33, 29, 21),</text:p>
      <text:p text:style-name="Standard">(8476, 371, 77, 6, 29, 22),</text:p>
      <text:p text:style-name="Standard">(8477, 371, 55, 25, 29, 23),</text:p>
      <text:p text:style-name="Standard">(8478, 371, 163, 27, 29, 24),</text:p>
      <text:p text:style-name="Standard">(8479, 371, 117, 1, 29, 25),</text:p>
      <text:p text:style-name="Standard">(8480, 371, 78, 45, 29, 26),</text:p>
      <text:p text:style-name="Standard">(8481, 371, 156, 25, 29, 27),</text:p>
      <text:p text:style-name="Standard">(8482, 371, 159, 18, 29, 28),</text:p>
      <text:p text:style-name="Standard">(8483, 371, 92, 48, 29, 29),</text:p>
      <text:p text:style-name="Standard">(8484, 371, 162, 48, 29, 30),</text:p>
      <text:p text:style-name="Standard">(8485, 371, 140, 46, 29, 31),</text:p>
      <text:p text:style-name="Standard">(8486, 371, 105, 33, 29, 32),</text:p>
      <text:p text:style-name="Standard">(8487, 371, 146, 49, 29, 33),</text:p>
      <text:p text:style-name="Standard">(8488, 371, 90, 42, 29, 34),</text:p>
      <text:p text:style-name="Standard">(8489, 371, 165, 44, 29, 35),</text:p>
      <text:p text:style-name="Standard">(8490, 371, 88, 49, 29, 36),</text:p>
      <text:p text:style-name="Standard">(8491, 371, 114, 39, 29, 37),</text:p>
      <text:p text:style-name="Standard">(8492, 371, 99, 39, 29, 38),</text:p>
      <text:p text:style-name="Standard">(8493, 371, 134, 42, 29, 39),</text:p>
      <text:p text:style-name="Standard">(8494, 372, 117, 1, 36, 1),</text:p>
      <text:p text:style-name="Standard">(8495, 372, 77, 6, 36, 2),</text:p>
      <text:p text:style-name="Standard">(8496, 372, 137, 32, 36, 3),</text:p>
      <text:p text:style-name="Standard">(8497, 372, 118, 21, 36, 4),</text:p>
      <text:p text:style-name="Standard">(8498, 372, 105, 6, 36, 5),</text:p>
      <text:p text:style-name="Standard">(8499, 372, 138, 32, 36, 6),</text:p>
      <text:p text:style-name="Standard">(8500, 372, 123, 22, 36, 7),</text:p>
      <text:p text:style-name="Standard">(8501, 372, 158, 21, 36, 8),</text:p>
      <text:p text:style-name="Standard">(8502, 372, 140, 27, 36, 9),</text:p>
      <text:p text:style-name="Standard">(8503, 372, 110, 48, 36, 10),</text:p>
      <text:p text:style-name="Standard">(8504, 372, 156, 25, 36, 11),</text:p>
      <text:p text:style-name="Standard">(8505, 372, 159, 18, 36, 12),</text:p>
      <text:p text:style-name="Standard">(8506, 372, 112, 33, 36, 13),</text:p>
      <text:p text:style-name="Standard">(8507, 372, 99, 42, 36, 14),</text:p>
      <text:p text:style-name="Standard"><text:soft-page-break/>(8508, 372, 166, 39, 36, 15),</text:p>
      <text:p text:style-name="Standard">(8509, 372, 114, 33, 36, 16),</text:p>
      <text:p text:style-name="Standard">(8510, 372, 102, 1, 36, 17),</text:p>
      <text:p text:style-name="Standard">(8511, 372, 163, 27, 36, 18),</text:p>
      <text:p text:style-name="Standard">(8512, 372, 131, 44, 36, 19),</text:p>
      <text:p text:style-name="Standard">(8513, 372, 95, 3, 36, 20),</text:p>
      <text:p text:style-name="Standard">(8514, 372, 145, 22, 36, 21),</text:p>
      <text:p text:style-name="Standard">(8515, 372, 119, 3, 36, 22),</text:p>
      <text:p text:style-name="Standard">(8516, 372, 122, 37, 36, 23),</text:p>
      <text:p text:style-name="Standard">(8517, 372, 167, 18, 36, 24),</text:p>
      <text:p text:style-name="Standard">(8518, 372, 127, 37, 36, 25),</text:p>
      <text:p text:style-name="Standard">(8519, 372, 165, 44, 36, 26),</text:p>
      <text:p text:style-name="Standard">(8520, 372, 141, 25, 36, 27),</text:p>
      <text:p text:style-name="Standard">(8521, 372, 160, 49, 36, 28),</text:p>
      <text:p text:style-name="Standard">(8522, 372, 78, 45, 36, 29),</text:p>
      <text:p text:style-name="Standard">(8523, 372, 146, 49, 36, 30),</text:p>
      <text:p text:style-name="Standard">(8524, 372, 133, 35, 36, 31),</text:p>
      <text:p text:style-name="Standard">(8525, 373, 102, 1, 21, 1),</text:p>
      <text:p text:style-name="Standard">(8526, 373, 117, 1, 21, 2),</text:p>
      <text:p text:style-name="Standard">(8527, 373, 137, 32, 21, 3),</text:p>
      <text:p text:style-name="Standard">(8528, 373, 123, 22, 21, 4),</text:p>
      <text:p text:style-name="Standard">(8529, 373, 77, 6, 21, 5),</text:p>
      <text:p text:style-name="Standard">(8530, 373, 145, 22, 21, 6),</text:p>
      <text:p text:style-name="Standard">(8531, 373, 158, 21, 21, 7),</text:p>
      <text:p text:style-name="Standard">(8532, 373, 138, 32, 21, 8),</text:p>
      <text:p text:style-name="Standard">(8533, 373, 118, 21, 21, 9),</text:p>
      <text:p text:style-name="Standard">(8534, 373, 166, 39, 21, 10),</text:p>
      <text:p text:style-name="Standard">(8535, 373, 159, 18, 21, 11),</text:p>
      <text:p text:style-name="Standard">(8536, 373, 114, 33, 21, 12),</text:p>
      <text:p text:style-name="Standard">(8537, 373, 119, 3, 21, 13),</text:p>
      <text:p text:style-name="Standard">(8538, 373, 156, 25, 21, 14),</text:p>
      <text:p text:style-name="Standard">(8539, 373, 127, 37, 21, 15),</text:p>
      <text:p text:style-name="Standard">(8540, 373, 167, 18, 21, 16),</text:p>
      <text:p text:style-name="Standard">(8541, 373, 112, 33, 21, 17),</text:p>
      <text:p text:style-name="Standard">(8542, 373, 105, 6, 21, 18),</text:p>
      <text:p text:style-name="Standard">(8543, 373, 131, 44, 21, 19),</text:p>
      <text:p text:style-name="Standard">(8544, 373, 141, 25, 21, 20),</text:p>
      <text:p text:style-name="Standard">(8545, 373, 95, 3, 21, 21),</text:p>
      <text:p text:style-name="Standard">(8546, 373, 99, 42, 21, 22),</text:p>
      <text:p text:style-name="Standard">(8547, 373, 133, 35, 21, 23),</text:p>
      <text:p text:style-name="Standard">(8548, 373, 160, 49, 21, 24),</text:p>
      <text:p text:style-name="Standard">(8549, 373, 122, 37, 21, 25),</text:p>
      <text:p text:style-name="Standard">(8550, 373, 110, 48, 21, 26),</text:p>
      <text:p text:style-name="Standard">(8551, 373, 78, 45, 21, 27),</text:p>
      <text:p text:style-name="Standard">(8552, 373, 165, 44, 21, 28),</text:p>
      <text:p text:style-name="Standard">(8553, 373, 140, 27, 21, 29),</text:p>
      <text:p text:style-name="Standard">(8554, 373, 163, 27, 21, 30),</text:p>
      <text:p text:style-name="Standard">(8555, 374, 117, 1, 6, 1),</text:p>
      <text:p text:style-name="Standard">(8556, 374, 77, 6, 6, 2),</text:p>
      <text:p text:style-name="Standard">(8557, 374, 105, 6, 6, 3),</text:p>
      <text:p text:style-name="Standard">(8558, 374, 118, 21, 6, 4),</text:p>
      <text:p text:style-name="Standard">(8559, 374, 156, 25, 6, 5),</text:p>
      <text:p text:style-name="Standard"><text:soft-page-break/>(8560, 374, 119, 3, 6, 6),</text:p>
      <text:p text:style-name="Standard">(8561, 374, 114, 33, 6, 7),</text:p>
      <text:p text:style-name="Standard">(8562, 374, 123, 22, 6, 8),</text:p>
      <text:p text:style-name="Standard">(8563, 374, 78, 45, 6, 9),</text:p>
      <text:p text:style-name="Standard">(8564, 374, 122, 37, 6, 10),</text:p>
      <text:p text:style-name="Standard">(8565, 374, 102, 1, 6, 11),</text:p>
      <text:p text:style-name="Standard">(8566, 374, 112, 33, 6, 12),</text:p>
      <text:p text:style-name="Standard">(8567, 374, 127, 37, 6, 13),</text:p>
      <text:p text:style-name="Standard">(8568, 374, 160, 49, 6, 14),</text:p>
      <text:p text:style-name="Standard">(8569, 374, 145, 22, 6, 15),</text:p>
      <text:p text:style-name="Standard">(8570, 374, 159, 18, 6, 16),</text:p>
      <text:p text:style-name="Standard">(8571, 374, 95, 3, 6, 17),</text:p>
      <text:p text:style-name="Standard">(8572, 374, 110, 48, 6, 18),</text:p>
      <text:p text:style-name="Standard">(8573, 374, 163, 27, 6, 19),</text:p>
      <text:p text:style-name="Standard">(8574, 374, 165, 44, 6, 20),</text:p>
      <text:p text:style-name="Standard">(8575, 374, 158, 21, 6, 21),</text:p>
      <text:p text:style-name="Standard">(8576, 374, 140, 27, 6, 22),</text:p>
      <text:p text:style-name="Standard">(8577, 374, 99, 42, 6, 23),</text:p>
      <text:p text:style-name="Standard">(8578, 374, 137, 32, 6, 24),</text:p>
      <text:p text:style-name="Standard">(8579, 374, 133, 35, 6, 25),</text:p>
      <text:p text:style-name="Standard">(8580, 374, 166, 39, 6, 26),</text:p>
      <text:p text:style-name="Standard">(8581, 374, 138, 32, 6, 27),</text:p>
      <text:p text:style-name="Standard">(8582, 374, 146, 49, 6, 28),</text:p>
      <text:p text:style-name="Standard">(8583, 374, 167, 18, 6, 29),</text:p>
      <text:p text:style-name="Standard">(8584, 374, 141, 25, 6, 30),</text:p>
      <text:p text:style-name="Standard">(8585, 374, 131, 44, 6, 31),</text:p>
      <text:p text:style-name="Standard">(8586, 375, 117, 1, 32, 1),</text:p>
      <text:p text:style-name="Standard">(8587, 375, 102, 1, 32, 2),</text:p>
      <text:p text:style-name="Standard">(8588, 375, 77, 6, 32, 3),</text:p>
      <text:p text:style-name="Standard">(8589, 375, 105, 6, 32, 4),</text:p>
      <text:p text:style-name="Standard">(8590, 375, 118, 21, 32, 5),</text:p>
      <text:p text:style-name="Standard">(8591, 375, 158, 21, 32, 6),</text:p>
      <text:p text:style-name="Standard">(8592, 375, 145, 22, 32, 7),</text:p>
      <text:p text:style-name="Standard">(8593, 375, 123, 22, 32, 8),</text:p>
      <text:p text:style-name="Standard">(8594, 375, 114, 33, 32, 9),</text:p>
      <text:p text:style-name="Standard">(8595, 375, 140, 27, 32, 10),</text:p>
      <text:p text:style-name="Standard">(8596, 375, 159, 18, 32, 11),</text:p>
      <text:p text:style-name="Standard">(8597, 375, 166, 39, 32, 12),</text:p>
      <text:p text:style-name="Standard">(8598, 375, 165, 44, 32, 13),</text:p>
      <text:p text:style-name="Standard">(8599, 375, 99, 42, 32, 14),</text:p>
      <text:p text:style-name="Standard">(8600, 375, 160, 49, 32, 15),</text:p>
      <text:p text:style-name="Standard">(8601, 375, 122, 37, 32, 16),</text:p>
      <text:p text:style-name="Standard">(8602, 375, 137, 32, 32, 17),</text:p>
      <text:p text:style-name="Standard">(8603, 375, 110, 48, 32, 18),</text:p>
      <text:p text:style-name="Standard">(8604, 375, 138, 32, 32, 19),</text:p>
      <text:p text:style-name="Standard">(8605, 375, 95, 3, 32, 20),</text:p>
      <text:p text:style-name="Standard">(8606, 375, 146, 49, 32, 21),</text:p>
      <text:p text:style-name="Standard">(8607, 375, 119, 3, 32, 22),</text:p>
      <text:p text:style-name="Standard">(8608, 375, 163, 27, 32, 23),</text:p>
      <text:p text:style-name="Standard">(8609, 375, 133, 35, 32, 24),</text:p>
      <text:p text:style-name="Standard">(8610, 375, 127, 37, 32, 25),</text:p>
      <text:p text:style-name="Standard">(8611, 375, 112, 33, 32, 26),</text:p>
      <text:p text:style-name="Standard"><text:soft-page-break/>(8612, 375, 167, 18, 32, 27),</text:p>
      <text:p text:style-name="Standard">(8613, 375, 156, 25, 32, 28),</text:p>
      <text:p text:style-name="Standard">(8614, 375, 78, 45, 32, 29),</text:p>
      <text:p text:style-name="Standard">(8615, 375, 141, 25, 32, 30),</text:p>
      <text:p text:style-name="Standard">(8616, 375, 131, 44, 32, 31),</text:p>
      <text:p text:style-name="Standard">(8617, 376, 102, 1, 7, 1),</text:p>
      <text:p text:style-name="Standard">(8618, 376, 117, 1, 7, 2),</text:p>
      <text:p text:style-name="Standard">(8619, 376, 123, 22, 7, 3),</text:p>
      <text:p text:style-name="Standard">(8620, 376, 137, 32, 7, 4),</text:p>
      <text:p text:style-name="Standard">(8621, 376, 122, 37, 7, 5),</text:p>
      <text:p text:style-name="Standard">(8622, 376, 156, 25, 7, 6),</text:p>
      <text:p text:style-name="Standard">(8623, 376, 118, 21, 7, 7),</text:p>
      <text:p text:style-name="Standard">(8624, 376, 99, 42, 7, 8),</text:p>
      <text:p text:style-name="Standard">(8625, 376, 110, 48, 7, 9),</text:p>
      <text:p text:style-name="Standard">(8626, 376, 112, 33, 7, 10),</text:p>
      <text:p text:style-name="Standard">(8627, 376, 138, 32, 7, 11),</text:p>
      <text:p text:style-name="Standard">(8628, 376, 131, 44, 7, 12),</text:p>
      <text:p text:style-name="Standard">(8629, 376, 159, 18, 7, 13),</text:p>
      <text:p text:style-name="Standard">(8630, 376, 160, 49, 7, 14),</text:p>
      <text:p text:style-name="Standard">(8631, 376, 127, 37, 7, 15),</text:p>
      <text:p text:style-name="Standard">(8632, 376, 166, 39, 7, 16),</text:p>
      <text:p text:style-name="Standard">(8633, 376, 163, 27, 7, 17),</text:p>
      <text:p text:style-name="Standard">(8634, 376, 105, 6, 7, 18),</text:p>
      <text:p text:style-name="Standard">(8635, 376, 119, 3, 7, 19),</text:p>
      <text:p text:style-name="Standard">(8636, 376, 158, 21, 7, 20),</text:p>
      <text:p text:style-name="Standard">(8637, 376, 95, 3, 7, 21),</text:p>
      <text:p text:style-name="Standard">(8638, 376, 140, 27, 7, 22),</text:p>
      <text:p text:style-name="Standard">(8639, 376, 77, 6, 7, 23),</text:p>
      <text:p text:style-name="Standard">(8640, 376, 145, 22, 7, 24),</text:p>
      <text:p text:style-name="Standard">(8641, 376, 165, 44, 7, 25),</text:p>
      <text:p text:style-name="Standard">(8642, 376, 141, 25, 7, 26),</text:p>
      <text:p text:style-name="Standard">(8643, 376, 167, 18, 7, 27),</text:p>
      <text:p text:style-name="Standard">(8644, 376, 78, 45, 7, 28),</text:p>
      <text:p text:style-name="Standard">(8645, 376, 114, 33, 7, 29),</text:p>
      <text:p text:style-name="Standard">(8646, 376, 146, 49, 7, 30),</text:p>
      <text:p text:style-name="Standard">(8647, 376, 133, 35, 7, 31),</text:p>
      <text:p text:style-name="Standard">(8648, 377, 102, 1, 37, 1),</text:p>
      <text:p text:style-name="Standard">(8649, 377, 117, 1, 37, 2),</text:p>
      <text:p text:style-name="Standard">(8650, 377, 123, 22, 37, 3),</text:p>
      <text:p text:style-name="Standard">(8651, 377, 110, 48, 37, 4),</text:p>
      <text:p text:style-name="Standard">(8652, 377, 156, 25, 37, 5),</text:p>
      <text:p text:style-name="Standard">(8653, 377, 94, 18, 37, 6),</text:p>
      <text:p text:style-name="Standard">(8654, 377, 114, 33, 37, 7),</text:p>
      <text:p text:style-name="Standard">(8655, 377, 133, 35, 37, 8),</text:p>
      <text:p text:style-name="Standard">(8656, 377, 141, 25, 37, 9),</text:p>
      <text:p text:style-name="Standard">(8657, 377, 159, 18, 37, 10),</text:p>
      <text:p text:style-name="Standard">(8658, 377, 112, 33, 37, 11),</text:p>
      <text:p text:style-name="Standard">(8659, 377, 131, 44, 37, 12),</text:p>
      <text:p text:style-name="Standard">(8660, 377, 105, 6, 37, 13),</text:p>
      <text:p text:style-name="Standard">(8661, 377, 163, 27, 37, 14),</text:p>
      <text:p text:style-name="Standard">(8662, 377, 127, 37, 37, 15),</text:p>
      <text:p text:style-name="Standard">(8663, 377, 119, 3, 37, 16),</text:p>
      <text:p text:style-name="Standard"><text:soft-page-break/>(8664, 377, 137, 32, 37, 17),</text:p>
      <text:p text:style-name="Standard">(8665, 377, 165, 44, 37, 18),</text:p>
      <text:p text:style-name="Standard">(8666, 377, 118, 21, 37, 19),</text:p>
      <text:p text:style-name="Standard">(8667, 377, 95, 3, 37, 20),</text:p>
      <text:p text:style-name="Standard">(8668, 377, 166, 39, 37, 21),</text:p>
      <text:p text:style-name="Standard">(8669, 377, 145, 22, 37, 22),</text:p>
      <text:p text:style-name="Standard">(8670, 377, 158, 21, 37, 23),</text:p>
      <text:p text:style-name="Standard">(8671, 377, 78, 45, 37, 24),</text:p>
      <text:p text:style-name="Standard">(8672, 377, 77, 6, 37, 25),</text:p>
      <text:p text:style-name="Standard">(8673, 377, 140, 27, 37, 26),</text:p>
      <text:p text:style-name="Standard">(8674, 377, 122, 37, 37, 27),</text:p>
      <text:p text:style-name="Standard">(8675, 377, 138, 32, 37, 28),</text:p>
      <text:p text:style-name="Standard">(8676, 377, 146, 49, 37, 29),</text:p>
      <text:p text:style-name="Standard">(8677, 377, 160, 49, 37, 30),</text:p>
      <text:p text:style-name="Standard">(8678, 377, 99, 42, 37, 31),</text:p>
      <text:p text:style-name="Standard">(8679, 378, 117, 1, 34, 1),</text:p>
      <text:p text:style-name="Standard">(8680, 378, 102, 1, 34, 2),</text:p>
      <text:p text:style-name="Standard">(8681, 378, 105, 6, 34, 3),</text:p>
      <text:p text:style-name="Standard">(8682, 378, 77, 6, 34, 4),</text:p>
      <text:p text:style-name="Standard">(8683, 378, 137, 32, 34, 5),</text:p>
      <text:p text:style-name="Standard">(8684, 378, 145, 22, 34, 6),</text:p>
      <text:p text:style-name="Standard">(8685, 378, 138, 32, 34, 7),</text:p>
      <text:p text:style-name="Standard">(8686, 378, 127, 37, 34, 8),</text:p>
      <text:p text:style-name="Standard">(8687, 378, 122, 37, 34, 9),</text:p>
      <text:p text:style-name="Standard">(8688, 378, 110, 48, 34, 10),</text:p>
      <text:p text:style-name="Standard">(8689, 378, 158, 21, 34, 11),</text:p>
      <text:p text:style-name="Standard">(8690, 378, 133, 35, 34, 12),</text:p>
      <text:p text:style-name="Standard">(8691, 378, 114, 33, 34, 13),</text:p>
      <text:p text:style-name="Standard">(8692, 378, 131, 44, 34, 14),</text:p>
      <text:p text:style-name="Standard">(8693, 378, 94, 18, 34, 15),</text:p>
      <text:p text:style-name="Standard">(8694, 378, 159, 18, 34, 16),</text:p>
      <text:p text:style-name="Standard">(8695, 378, 165, 44, 34, 17),</text:p>
      <text:p text:style-name="Standard">(8696, 378, 78, 45, 34, 18),</text:p>
      <text:p text:style-name="Standard">(8697, 378, 146, 49, 34, 19),</text:p>
      <text:p text:style-name="Standard">(8698, 378, 95, 3, 34, 20),</text:p>
      <text:p text:style-name="Standard">(8699, 378, 112, 33, 34, 21),</text:p>
      <text:p text:style-name="Standard">(8700, 378, 156, 25, 34, 22),</text:p>
      <text:p text:style-name="Standard">(8701, 378, 119, 3, 34, 23),</text:p>
      <text:p text:style-name="Standard">(8702, 378, 123, 22, 34, 24),</text:p>
      <text:p text:style-name="Standard">(8703, 378, 166, 39, 34, 25),</text:p>
      <text:p text:style-name="Standard">(8704, 378, 118, 21, 34, 26),</text:p>
      <text:p text:style-name="Standard">(8705, 378, 163, 27, 34, 27),</text:p>
      <text:p text:style-name="Standard">(8706, 378, 141, 25, 34, 28),</text:p>
      <text:p text:style-name="Standard">(8707, 378, 140, 27, 34, 29),</text:p>
      <text:p text:style-name="Standard">(8708, 378, 99, 42, 34, 30),</text:p>
      <text:p text:style-name="Standard">(8709, 378, 160, 49, 34, 31),</text:p>
      <text:p text:style-name="Standard">(8710, 379, 102, 1, 9, 1),</text:p>
      <text:p text:style-name="Standard">(8711, 379, 95, 3, 9, 2),</text:p>
      <text:p text:style-name="Standard">(8712, 379, 145, 22, 9, 3),</text:p>
      <text:p text:style-name="Standard">(8713, 379, 127, 37, 9, 4),</text:p>
      <text:p text:style-name="Standard">(8714, 379, 137, 32, 9, 5),</text:p>
      <text:p text:style-name="Standard">(8715, 379, 118, 21, 9, 6),</text:p>
      <text:p text:style-name="Standard"><text:soft-page-break/>(8716, 379, 158, 21, 9, 7),</text:p>
      <text:p text:style-name="Standard">(8717, 379, 119, 3, 9, 8),</text:p>
      <text:p text:style-name="Standard">(8718, 379, 77, 6, 9, 9),</text:p>
      <text:p text:style-name="Standard">(8719, 379, 138, 32, 9, 10),</text:p>
      <text:p text:style-name="Standard">(8720, 379, 133, 35, 9, 11),</text:p>
      <text:p text:style-name="Standard">(8721, 379, 131, 44, 9, 12),</text:p>
      <text:p text:style-name="Standard">(8722, 379, 114, 33, 9, 13),</text:p>
      <text:p text:style-name="Standard">(8723, 379, 112, 33, 9, 14),</text:p>
      <text:p text:style-name="Standard">(8724, 379, 94, 18, 9, 15),</text:p>
      <text:p text:style-name="Standard">(8725, 379, 141, 25, 9, 16),</text:p>
      <text:p text:style-name="Standard">(8726, 379, 105, 6, 9, 17),</text:p>
      <text:p text:style-name="Standard">(8727, 379, 163, 27, 9, 18),</text:p>
      <text:p text:style-name="Standard">(8728, 379, 78, 45, 9, 19),</text:p>
      <text:p text:style-name="Standard">(8729, 379, 123, 22, 9, 20),</text:p>
      <text:p text:style-name="Standard">(8730, 379, 122, 37, 9, 21),</text:p>
      <text:p text:style-name="Standard">(8731, 379, 117, 1, 9, 22),</text:p>
      <text:p text:style-name="Standard">(8732, 379, 156, 25, 9, 23),</text:p>
      <text:p text:style-name="Standard">(8733, 379, 110, 48, 9, 24),</text:p>
      <text:p text:style-name="Standard">(8734, 379, 166, 39, 9, 25),</text:p>
      <text:p text:style-name="Standard">(8735, 379, 159, 18, 9, 26),</text:p>
      <text:p text:style-name="Standard">(8736, 379, 165, 44, 9, 27),</text:p>
      <text:p text:style-name="Standard">(8737, 379, 160, 49, 9, 28),</text:p>
      <text:p text:style-name="Standard">(8738, 379, 140, 27, 9, 29),</text:p>
      <text:p text:style-name="Standard">(8739, 379, 146, 49, 9, 30),</text:p>
      <text:p text:style-name="Standard">(8740, 379, 99, 42, 9, 31),</text:p>
      <text:p text:style-name="Standard">(8741, 380, 102, 1, 10, 1),</text:p>
      <text:p text:style-name="Standard">(8742, 380, 117, 1, 10, 2),</text:p>
      <text:p text:style-name="Standard">(8743, 380, 77, 6, 10, 3),</text:p>
      <text:p text:style-name="Standard">(8744, 380, 105, 6, 10, 4),</text:p>
      <text:p text:style-name="Standard">(8745, 380, 122, 37, 10, 5),</text:p>
      <text:p text:style-name="Standard">(8746, 380, 123, 22, 10, 6),</text:p>
      <text:p text:style-name="Standard">(8747, 380, 118, 21, 10, 7),</text:p>
      <text:p text:style-name="Standard">(8748, 380, 127, 37, 10, 8),</text:p>
      <text:p text:style-name="Standard">(8749, 380, 138, 32, 10, 9),</text:p>
      <text:p text:style-name="Standard">(8750, 380, 158, 21, 10, 10),</text:p>
      <text:p text:style-name="Standard">(8751, 380, 156, 25, 10, 11),</text:p>
      <text:p text:style-name="Standard">(8752, 380, 146, 49, 10, 12),</text:p>
      <text:p text:style-name="Standard">(8753, 380, 110, 48, 10, 13),</text:p>
      <text:p text:style-name="Standard">(8754, 380, 160, 49, 10, 14),</text:p>
      <text:p text:style-name="Standard">(8755, 380, 133, 35, 10, 15),</text:p>
      <text:p text:style-name="Standard">(8756, 380, 165, 44, 10, 16),</text:p>
      <text:p text:style-name="Standard">(8757, 380, 163, 27, 10, 17),</text:p>
      <text:p text:style-name="Standard">(8758, 380, 145, 22, 10, 18),</text:p>
      <text:p text:style-name="Standard">(8759, 380, 114, 33, 10, 19),</text:p>
      <text:p text:style-name="Standard">(8760, 380, 166, 39, 10, 20),</text:p>
      <text:p text:style-name="Standard">(8761, 380, 119, 3, 10, 21),</text:p>
      <text:p text:style-name="Standard">(8762, 380, 78, 45, 10, 22),</text:p>
      <text:p text:style-name="Standard">(8763, 380, 95, 3, 10, 23),</text:p>
      <text:p text:style-name="Standard">(8764, 380, 131, 44, 10, 24),</text:p>
      <text:p text:style-name="Standard">(8765, 380, 112, 33, 10, 25),</text:p>
      <text:p text:style-name="Standard">(8766, 380, 137, 32, 10, 26),</text:p>
      <text:p text:style-name="Standard">(8767, 380, 159, 18, 10, 27),</text:p>
      <text:p text:style-name="Standard"><text:soft-page-break/>(8768, 380, 140, 27, 10, 28),</text:p>
      <text:p text:style-name="Standard">(8769, 380, 141, 25, 10, 29),</text:p>
      <text:p text:style-name="Standard">(8770, 380, 94, 18, 10, 30),</text:p>
      <text:p text:style-name="Standard">(8771, 380, 99, 42, 10, 31),</text:p>
      <text:p text:style-name="Standard">(8772, 381, 102, 1, 11, 1),</text:p>
      <text:p text:style-name="Standard">(8773, 381, 117, 1, 11, 2),</text:p>
      <text:p text:style-name="Standard">(8774, 381, 123, 22, 11, 3),</text:p>
      <text:p text:style-name="Standard">(8775, 381, 77, 6, 11, 4),</text:p>
      <text:p text:style-name="Standard">(8776, 381, 127, 37, 11, 5),</text:p>
      <text:p text:style-name="Standard">(8777, 381, 119, 3, 11, 6),</text:p>
      <text:p text:style-name="Standard">(8778, 381, 138, 32, 11, 7),</text:p>
      <text:p text:style-name="Standard">(8779, 381, 137, 32, 11, 8),</text:p>
      <text:p text:style-name="Standard">(8780, 381, 114, 33, 11, 9),</text:p>
      <text:p text:style-name="Standard">(8781, 381, 159, 18, 11, 10),</text:p>
      <text:p text:style-name="Standard">(8782, 381, 131, 44, 11, 11),</text:p>
      <text:p text:style-name="Standard">(8783, 381, 112, 33, 11, 12),</text:p>
      <text:p text:style-name="Standard">(8784, 381, 99, 42, 11, 13),</text:p>
      <text:p text:style-name="Standard">(8785, 381, 118, 21, 11, 14),</text:p>
      <text:p text:style-name="Standard">(8786, 381, 95, 3, 11, 15),</text:p>
      <text:p text:style-name="Standard">(8787, 381, 158, 21, 11, 16),</text:p>
      <text:p text:style-name="Standard">(8788, 381, 105, 6, 11, 17),</text:p>
      <text:p text:style-name="Standard">(8789, 381, 163, 27, 11, 18),</text:p>
      <text:p text:style-name="Standard">(8790, 381, 110, 48, 11, 19),</text:p>
      <text:p text:style-name="Standard">(8791, 381, 145, 22, 11, 20),</text:p>
      <text:p text:style-name="Standard">(8792, 381, 133, 35, 11, 21),</text:p>
      <text:p text:style-name="Standard">(8793, 381, 140, 27, 11, 22),</text:p>
      <text:p text:style-name="Standard">(8794, 381, 94, 18, 11, 23),</text:p>
      <text:p text:style-name="Standard">(8795, 381, 166, 39, 11, 24),</text:p>
      <text:p text:style-name="Standard">(8796, 381, 122, 37, 11, 25),</text:p>
      <text:p text:style-name="Standard">(8797, 381, 156, 25, 11, 26),</text:p>
      <text:p text:style-name="Standard">(8798, 381, 165, 44, 11, 27),</text:p>
      <text:p text:style-name="Standard">(8799, 381, 146, 49, 11, 28),</text:p>
      <text:p text:style-name="Standard">(8800, 381, 141, 25, 11, 29),</text:p>
      <text:p text:style-name="Standard">(8801, 381, 160, 49, 11, 30),</text:p>
      <text:p text:style-name="Standard">(8802, 381, 78, 45, 11, 31),</text:p>
      <text:p text:style-name="Standard">(8803, 382, 102, 1, 13, 1),</text:p>
      <text:p text:style-name="Standard">(8804, 382, 117, 1, 13, 2),</text:p>
      <text:p text:style-name="Standard">(8805, 382, 122, 37, 13, 3),</text:p>
      <text:p text:style-name="Standard">(8806, 382, 137, 32, 13, 4),</text:p>
      <text:p text:style-name="Standard">(8807, 382, 118, 21, 13, 5),</text:p>
      <text:p text:style-name="Standard">(8808, 382, 158, 21, 13, 6),</text:p>
      <text:p text:style-name="Standard">(8809, 382, 84, 3, 13, 7),</text:p>
      <text:p text:style-name="Standard">(8810, 382, 133, 35, 13, 8),</text:p>
      <text:p text:style-name="Standard">(8811, 382, 112, 33, 13, 9),</text:p>
      <text:p text:style-name="Standard">(8812, 382, 166, 39, 13, 10),</text:p>
      <text:p text:style-name="Standard">(8813, 382, 140, 27, 13, 11),</text:p>
      <text:p text:style-name="Standard">(8814, 382, 156, 25, 13, 12),</text:p>
      <text:p text:style-name="Standard">(8815, 382, 146, 49, 13, 13),</text:p>
      <text:p text:style-name="Standard">(8816, 382, 123, 22, 13, 14),</text:p>
      <text:p text:style-name="Standard">(8817, 382, 145, 22, 13, 15),</text:p>
      <text:p text:style-name="Standard">(8818, 382, 99, 42, 13, 16),</text:p>
      <text:p text:style-name="Standard">(8819, 382, 105, 6, 13, 17),</text:p>
      <text:p text:style-name="Standard"><text:soft-page-break/>(8820, 382, 119, 3, 13, 18),</text:p>
      <text:p text:style-name="Standard">(8821, 382, 127, 37, 13, 19),</text:p>
      <text:p text:style-name="Standard">(8822, 382, 160, 49, 13, 20),</text:p>
      <text:p text:style-name="Standard">(8823, 382, 138, 32, 13, 21),</text:p>
      <text:p text:style-name="Standard">(8824, 382, 78, 45, 13, 22),</text:p>
      <text:p text:style-name="Standard">(8825, 382, 77, 6, 13, 23),</text:p>
      <text:p text:style-name="Standard">(8826, 382, 114, 33, 13, 24),</text:p>
      <text:p text:style-name="Standard">(8827, 382, 110, 48, 13, 25),</text:p>
      <text:p text:style-name="Standard">(8828, 382, 163, 27, 13, 26),</text:p>
      <text:p text:style-name="Standard">(8829, 382, 159, 18, 13, 27),</text:p>
      <text:p text:style-name="Standard">(8830, 382, 94, 18, 13, 28),</text:p>
      <text:p text:style-name="Standard">(8831, 382, 131, 44, 13, 29),</text:p>
      <text:p text:style-name="Standard">(8832, 382, 141, 25, 13, 30),</text:p>
      <text:p text:style-name="Standard">(8833, 382, 165, 44, 13, 31),</text:p>
      <text:p text:style-name="Standard">(8834, 383, 77, 6, 14, 1),</text:p>
      <text:p text:style-name="Standard">(8835, 383, 105, 6, 14, 2),</text:p>
      <text:p text:style-name="Standard">(8836, 383, 158, 21, 14, 3),</text:p>
      <text:p text:style-name="Standard">(8837, 383, 118, 21, 14, 4),</text:p>
      <text:p text:style-name="Standard">(8838, 383, 122, 37, 14, 5),</text:p>
      <text:p text:style-name="Standard">(8839, 383, 123, 22, 14, 6),</text:p>
      <text:p text:style-name="Standard">(8840, 383, 119, 3, 14, 7),</text:p>
      <text:p text:style-name="Standard">(8841, 383, 127, 37, 14, 8),</text:p>
      <text:p text:style-name="Standard">(8842, 383, 145, 22, 14, 9),</text:p>
      <text:p text:style-name="Standard">(8843, 383, 102, 1, 14, 10),</text:p>
      <text:p text:style-name="Standard">(8844, 383, 168, 3, 14, 11),</text:p>
      <text:p text:style-name="Standard">(8845, 383, 141, 25, 14, 12),</text:p>
      <text:p text:style-name="Standard">(8846, 383, 163, 27, 14, 13),</text:p>
      <text:p text:style-name="Standard">(8847, 383, 117, 1, 14, 14),</text:p>
      <text:p text:style-name="Standard">(8848, 383, 112, 33, 14, 15),</text:p>
      <text:p text:style-name="Standard">(8849, 383, 166, 39, 14, 16),</text:p>
      <text:p text:style-name="Standard">(8850, 383, 146, 49, 14, 17),</text:p>
      <text:p text:style-name="Standard">(8851, 383, 110, 48, 14, 18),</text:p>
      <text:p text:style-name="Standard">(8852, 383, 160, 49, 14, 19),</text:p>
      <text:p text:style-name="Standard">(8853, 383, 133, 35, 14, 20),</text:p>
      <text:p text:style-name="Standard">(8854, 383, 114, 33, 14, 21),</text:p>
      <text:p text:style-name="Standard">(8855, 383, 94, 18, 14, 22),</text:p>
      <text:p text:style-name="Standard">(8856, 383, 138, 32, 14, 23),</text:p>
      <text:p text:style-name="Standard">(8857, 383, 159, 18, 14, 24),</text:p>
      <text:p text:style-name="Standard">(8858, 383, 137, 32, 14, 25),</text:p>
      <text:p text:style-name="Standard">(8859, 383, 78, 45, 14, 26),</text:p>
      <text:p text:style-name="Standard">(8860, 383, 156, 25, 14, 27),</text:p>
      <text:p text:style-name="Standard">(8861, 383, 140, 27, 14, 28),</text:p>
      <text:p text:style-name="Standard">(8862, 383, 99, 42, 14, 29),</text:p>
      <text:p text:style-name="Standard">(8863, 383, 131, 44, 14, 30),</text:p>
      <text:p text:style-name="Standard">(8864, 383, 165, 44, 14, 31),</text:p>
      <text:p text:style-name="Standard">(8865, 384, 117, 1, 27, 1),</text:p>
      <text:p text:style-name="Standard">(8866, 384, 122, 37, 27, 2),</text:p>
      <text:p text:style-name="Standard">(8867, 384, 123, 22, 27, 3),</text:p>
      <text:p text:style-name="Standard">(8868, 384, 118, 21, 27, 4),</text:p>
      <text:p text:style-name="Standard">(8869, 384, 105, 6, 27, 5),</text:p>
      <text:p text:style-name="Standard">(8870, 384, 102, 1, 27, 6),</text:p>
      <text:p text:style-name="Standard">(8871, 384, 133, 35, 27, 7),</text:p>
      <text:p text:style-name="Standard"><text:soft-page-break/>(8872, 384, 159, 18, 27, 8),</text:p>
      <text:p text:style-name="Standard">(8873, 384, 166, 39, 27, 9),</text:p>
      <text:p text:style-name="Standard">(8874, 384, 163, 27, 27, 10),</text:p>
      <text:p text:style-name="Standard">(8875, 384, 99, 42, 27, 11),</text:p>
      <text:p text:style-name="Standard">(8876, 384, 78, 45, 27, 12),</text:p>
      <text:p text:style-name="Standard">(8877, 384, 127, 37, 27, 13),</text:p>
      <text:p text:style-name="Standard">(8878, 384, 95, 3, 27, 14),</text:p>
      <text:p text:style-name="Standard">(8879, 384, 156, 25, 27, 15),</text:p>
      <text:p text:style-name="Standard">(8880, 384, 145, 22, 27, 16),</text:p>
      <text:p text:style-name="Standard">(8881, 384, 77, 6, 27, 17),</text:p>
      <text:p text:style-name="Standard">(8882, 384, 137, 32, 27, 18),</text:p>
      <text:p text:style-name="Standard">(8883, 384, 119, 3, 27, 19),</text:p>
      <text:p text:style-name="Standard">(8884, 384, 94, 18, 27, 20),</text:p>
      <text:p text:style-name="Standard">(8885, 384, 114, 33, 27, 21),</text:p>
      <text:p text:style-name="Standard">(8886, 384, 138, 32, 27, 22),</text:p>
      <text:p text:style-name="Standard">(8887, 384, 110, 48, 27, 23),</text:p>
      <text:p text:style-name="Standard">(8888, 384, 158, 21, 27, 24),</text:p>
      <text:p text:style-name="Standard">(8889, 384, 112, 33, 27, 25),</text:p>
      <text:p text:style-name="Standard">(8890, 384, 140, 27, 27, 26),</text:p>
      <text:p text:style-name="Standard">(8891, 384, 141, 25, 27, 27),</text:p>
      <text:p text:style-name="Standard">(8892, 384, 160, 49, 27, 28),</text:p>
      <text:p text:style-name="Standard">(8893, 384, 131, 44, 27, 29),</text:p>
      <text:p text:style-name="Standard">(8894, 384, 146, 49, 27, 30),</text:p>
      <text:p text:style-name="Standard">(8895, 384, 165, 44, 27, 31),</text:p>
      <text:p text:style-name="Standard">(8896, 385, 117, 1, 26, 1),</text:p>
      <text:p text:style-name="Standard">(8897, 385, 95, 3, 26, 2),</text:p>
      <text:p text:style-name="Standard">(8898, 385, 145, 22, 26, 3),</text:p>
      <text:p text:style-name="Standard">(8899, 385, 102, 1, 26, 4),</text:p>
      <text:p text:style-name="Standard">(8900, 385, 119, 3, 26, 5),</text:p>
      <text:p text:style-name="Standard">(8901, 385, 77, 6, 26, 6),</text:p>
      <text:p text:style-name="Standard">(8902, 385, 127, 37, 26, 7),</text:p>
      <text:p text:style-name="Standard">(8903, 385, 137, 32, 26, 8),</text:p>
      <text:p text:style-name="Standard">(8904, 385, 123, 22, 26, 9),</text:p>
      <text:p text:style-name="Standard">(8905, 385, 133, 35, 26, 10),</text:p>
      <text:p text:style-name="Standard">(8906, 385, 114, 33, 26, 11),</text:p>
      <text:p text:style-name="Standard">(8907, 385, 159, 18, 26, 12),</text:p>
      <text:p text:style-name="Standard">(8908, 385, 131, 44, 26, 13),</text:p>
      <text:p text:style-name="Standard">(8909, 385, 112, 33, 26, 14),</text:p>
      <text:p text:style-name="Standard">(8910, 385, 140, 27, 26, 15),</text:p>
      <text:p text:style-name="Standard">(8911, 385, 158, 21, 26, 16),</text:p>
      <text:p text:style-name="Standard">(8912, 385, 122, 37, 26, 17),</text:p>
      <text:p text:style-name="Standard">(8913, 385, 118, 21, 26, 18),</text:p>
      <text:p text:style-name="Standard">(8914, 385, 110, 48, 26, 19),</text:p>
      <text:p text:style-name="Standard">(8915, 385, 166, 39, 26, 20),</text:p>
      <text:p text:style-name="Standard">(8916, 385, 105, 6, 26, 21),</text:p>
      <text:p text:style-name="Standard">(8917, 385, 94, 18, 26, 22),</text:p>
      <text:p text:style-name="Standard">(8918, 385, 138, 32, 26, 23),</text:p>
      <text:p text:style-name="Standard">(8919, 385, 78, 45, 26, 24),</text:p>
      <text:p text:style-name="Standard">(8920, 385, 156, 25, 26, 25),</text:p>
      <text:p text:style-name="Standard">(8921, 385, 163, 27, 26, 26),</text:p>
      <text:p text:style-name="Standard">(8922, 385, 146, 49, 26, 27),</text:p>
      <text:p text:style-name="Standard">(8923, 385, 165, 44, 26, 28),</text:p>
      <text:p text:style-name="Standard"><text:soft-page-break/>(8924, 385, 141, 25, 26, 29),</text:p>
      <text:p text:style-name="Standard">(8925, 385, 160, 49, 26, 30),</text:p>
      <text:p text:style-name="Standard">(8926, 385, 99, 42, 26, 31),</text:p>
      <text:p text:style-name="Standard">(8927, 386, 102, 1, 22, 1),</text:p>
      <text:p text:style-name="Standard">(8928, 386, 117, 1, 22, 2),</text:p>
      <text:p text:style-name="Standard">(8929, 386, 123, 22, 22, 3),</text:p>
      <text:p text:style-name="Standard">(8930, 386, 77, 6, 22, 4),</text:p>
      <text:p text:style-name="Standard">(8931, 386, 145, 22, 22, 5),</text:p>
      <text:p text:style-name="Standard">(8932, 386, 119, 3, 22, 6),</text:p>
      <text:p text:style-name="Standard">(8933, 386, 138, 32, 22, 7),</text:p>
      <text:p text:style-name="Standard">(8934, 386, 166, 39, 22, 8),</text:p>
      <text:p text:style-name="Standard">(8935, 386, 112, 33, 22, 9),</text:p>
      <text:p text:style-name="Standard">(8936, 386, 127, 37, 22, 10),</text:p>
      <text:p text:style-name="Standard">(8937, 386, 105, 6, 22, 11),</text:p>
      <text:p text:style-name="Standard">(8938, 386, 156, 25, 22, 12),</text:p>
      <text:p text:style-name="Standard">(8939, 386, 94, 18, 22, 13),</text:p>
      <text:p text:style-name="Standard">(8940, 386, 141, 25, 22, 14),</text:p>
      <text:p text:style-name="Standard">(8941, 386, 159, 18, 22, 15),</text:p>
      <text:p text:style-name="Standard">(8942, 386, 88, 33, 22, 16),</text:p>
      <text:p text:style-name="Standard">(8943, 386, 163, 27, 22, 17),</text:p>
      <text:p text:style-name="Standard">(8944, 386, 110, 48, 22, 18),</text:p>
      <text:p text:style-name="Standard">(8945, 386, 158, 21, 22, 19),</text:p>
      <text:p text:style-name="Standard">(8946, 386, 78, 45, 22, 20),</text:p>
      <text:p text:style-name="Standard">(8947, 386, 137, 32, 22, 21),</text:p>
      <text:p text:style-name="Standard">(8948, 386, 95, 3, 22, 22),</text:p>
      <text:p text:style-name="Standard">(8949, 386, 133, 35, 22, 23),</text:p>
      <text:p text:style-name="Standard">(8950, 386, 122, 37, 22, 24),</text:p>
      <text:p text:style-name="Standard">(8951, 386, 118, 21, 22, 25),</text:p>
      <text:p text:style-name="Standard">(8952, 386, 146, 49, 22, 26),</text:p>
      <text:p text:style-name="Standard">(8953, 386, 140, 27, 22, 27),</text:p>
      <text:p text:style-name="Standard">(8954, 386, 165, 44, 22, 28),</text:p>
      <text:p text:style-name="Standard">(8955, 386, 160, 49, 22, 29),</text:p>
      <text:p text:style-name="Standard">(8956, 386, 131, 44, 22, 30),</text:p>
      <text:p text:style-name="Standard">(8957, 386, 99, 42, 22, 31),</text:p>
      <text:p text:style-name="Standard">(8958, 387, 117, 1, 29, 1),</text:p>
      <text:p text:style-name="Standard">(8959, 387, 102, 1, 29, 2),</text:p>
      <text:p text:style-name="Standard">(8960, 387, 137, 32, 29, 3),</text:p>
      <text:p text:style-name="Standard">(8961, 387, 119, 3, 29, 4),</text:p>
      <text:p text:style-name="Standard">(8962, 387, 123, 22, 29, 5),</text:p>
      <text:p text:style-name="Standard">(8963, 387, 122, 37, 29, 6),</text:p>
      <text:p text:style-name="Standard">(8964, 387, 94, 18, 29, 7),</text:p>
      <text:p text:style-name="Standard">(8965, 387, 110, 48, 29, 8),</text:p>
      <text:p text:style-name="Standard">(8966, 387, 140, 27, 29, 9),</text:p>
      <text:p text:style-name="Standard">(8967, 387, 112, 33, 29, 10),</text:p>
      <text:p text:style-name="Standard">(8968, 387, 166, 39, 29, 11),</text:p>
      <text:p text:style-name="Standard">(8969, 387, 160, 49, 29, 12),</text:p>
      <text:p text:style-name="Standard">(8970, 387, 95, 3, 29, 13),</text:p>
      <text:p text:style-name="Standard">(8971, 387, 145, 22, 29, 14),</text:p>
      <text:p text:style-name="Standard">(8972, 387, 131, 44, 29, 15),</text:p>
      <text:p text:style-name="Standard">(8973, 387, 118, 21, 29, 16),</text:p>
      <text:p text:style-name="Standard">(8974, 387, 158, 21, 29, 17),</text:p>
      <text:p text:style-name="Standard">(8975, 387, 127, 37, 29, 18),</text:p>
      <text:p text:style-name="Standard"><text:soft-page-break/>(8976, 387, 138, 32, 29, 19),</text:p>
      <text:p text:style-name="Standard">(8977, 387, 159, 18, 29, 20),</text:p>
      <text:p text:style-name="Standard">(8978, 387, 133, 35, 29, 21),</text:p>
      <text:p text:style-name="Standard">(8979, 387, 77, 6, 29, 22),</text:p>
      <text:p text:style-name="Standard">(8980, 387, 163, 27, 29, 23),</text:p>
      <text:p text:style-name="Standard">(8981, 387, 156, 25, 29, 24),</text:p>
      <text:p text:style-name="Standard">(8982, 387, 165, 44, 29, 25),</text:p>
      <text:p text:style-name="Standard">(8983, 387, 105, 6, 29, 26),</text:p>
      <text:p text:style-name="Standard">(8984, 387, 99, 42, 29, 27),</text:p>
      <text:p text:style-name="Standard">(8985, 387, 141, 25, 29, 28),</text:p>
      <text:p text:style-name="Standard">(8986, 387, 162, 33, 29, 29),</text:p>
      <text:p text:style-name="Standard">(8987, 387, 146, 49, 29, 30),</text:p>
      <text:p text:style-name="Standard">(8988, 387, 78, 45, 29, 31),</text:p>
      <text:p text:style-name="Standard">(8989, 388, 117, 1, 36, 1),</text:p>
      <text:p text:style-name="Standard">(8990, 388, 137, 3, 36, 2),</text:p>
      <text:p text:style-name="Standard">(8991, 388, 140, 1, 36, 3),</text:p>
      <text:p text:style-name="Standard">(8992, 388, 77, 6, 36, 4),</text:p>
      <text:p text:style-name="Standard">(8993, 388, 123, 22, 36, 5),</text:p>
      <text:p text:style-name="Standard">(8994, 388, 95, 3, 36, 6),</text:p>
      <text:p text:style-name="Standard">(8995, 388, 138, 32, 36, 7),</text:p>
      <text:p text:style-name="Standard">(8996, 388, 105, 6, 36, 8),</text:p>
      <text:p text:style-name="Standard">(8997, 388, 157, 49, 36, 9),</text:p>
      <text:p text:style-name="Standard">(8998, 388, 156, 25, 36, 10),</text:p>
      <text:p text:style-name="Standard">(8999, 388, 166, 25, 36, 11),</text:p>
      <text:p text:style-name="Standard">(9000, 388, 169, 39, 36, 12),</text:p>
      <text:p text:style-name="Standard">(9001, 388, 158, 21, 36, 13),</text:p>
      <text:p text:style-name="Standard">(9002, 388, 102, 32, 36, 14),</text:p>
      <text:p text:style-name="Standard">(9003, 388, 119, 34, 36, 15),</text:p>
      <text:p text:style-name="Standard">(9004, 388, 110, 34, 36, 16),</text:p>
      <text:p text:style-name="Standard">(9005, 388, 118, 21, 36, 17),</text:p>
      <text:p text:style-name="Standard">(9006, 388, 133, 45, 36, 18),</text:p>
      <text:p text:style-name="Standard">(9007, 388, 145, 18, 36, 19),</text:p>
      <text:p text:style-name="Standard">(9008, 388, 84, 49, 36, 20),</text:p>
      <text:p text:style-name="Standard">(9009, 388, 170, 22, 36, 21),</text:p>
      <text:p text:style-name="Standard">(9010, 388, 167, 18, 36, 22),</text:p>
      <text:p text:style-name="Standard">(9011, 388, 122, 37, 36, 23),</text:p>
      <text:p text:style-name="Standard">(9012, 389, 95, 3, 21, 1),</text:p>
      <text:p text:style-name="Standard">(9013, 389, 102, 32, 21, 2),</text:p>
      <text:p text:style-name="Standard">(9014, 389, 105, 6, 21, 3),</text:p>
      <text:p text:style-name="Standard">(9015, 389, 140, 1, 21, 4),</text:p>
      <text:p text:style-name="Standard">(9016, 389, 84, 49, 21, 5),</text:p>
      <text:p text:style-name="Standard">(9017, 389, 138, 32, 21, 6),</text:p>
      <text:p text:style-name="Standard">(9018, 389, 157, 49, 21, 7),</text:p>
      <text:p text:style-name="Standard">(9019, 389, 166, 25, 21, 8),</text:p>
      <text:p text:style-name="Standard">(9020, 389, 119, 34, 21, 9),</text:p>
      <text:p text:style-name="Standard">(9021, 389, 112, 33, 21, 10),</text:p>
      <text:p text:style-name="Standard">(9022, 389, 118, 21, 21, 11),</text:p>
      <text:p text:style-name="Standard">(9023, 389, 133, 45, 21, 12),</text:p>
      <text:p text:style-name="Standard">(9024, 389, 169, 39, 21, 13),</text:p>
      <text:p text:style-name="Standard">(9025, 389, 170, 22, 21, 14),</text:p>
      <text:p text:style-name="Standard">(9026, 389, 123, 22, 21, 15),</text:p>
      <text:p text:style-name="Standard">(9027, 389, 158, 21, 21, 16),</text:p>
      <text:p text:style-name="Standard"><text:soft-page-break/>(9028, 389, 156, 25, 21, 17),</text:p>
      <text:p text:style-name="Standard">(9029, 389, 110, 34, 21, 18),</text:p>
      <text:p text:style-name="Standard">(9030, 389, 167, 18, 21, 19),</text:p>
      <text:p text:style-name="Standard">(9031, 389, 99, 45, 21, 20),</text:p>
      <text:p text:style-name="Standard">(9032, 389, 145, 18, 21, 21),</text:p>
      <text:p text:style-name="Standard">(9033, 389, 122, 37, 21, 22),</text:p>
      <text:p text:style-name="Standard">(9034, 389, 77, 6, 21, 23),</text:p>
      <text:p text:style-name="Standard">(9035, 389, 117, 1, 21, 24),</text:p>
      <text:p text:style-name="Standard">(9036, 389, 160, 27, 21, 25),</text:p>
      <text:p text:style-name="Standard">(9037, 389, 137, 3, 21, 26),</text:p>
      <text:p text:style-name="Standard">(9038, 389, 163, 27, 21, 27),</text:p>
      <text:p text:style-name="Standard">(9039, 390, 117, 1, 13, 1),</text:p>
      <text:p text:style-name="Standard">(9040, 390, 140, 1, 13, 2),</text:p>
      <text:p text:style-name="Standard">(9041, 390, 110, 34, 13, 3),</text:p>
      <text:p text:style-name="Standard">(9042, 390, 158, 21, 13, 4),</text:p>
      <text:p text:style-name="Standard">(9043, 390, 138, 32, 13, 5),</text:p>
      <text:p text:style-name="Standard">(9044, 390, 163, 27, 13, 6),</text:p>
      <text:p text:style-name="Standard">(9045, 390, 160, 27, 13, 7),</text:p>
      <text:p text:style-name="Standard">(9046, 390, 112, 33, 13, 8),</text:p>
      <text:p text:style-name="Standard">(9047, 390, 166, 25, 13, 9),</text:p>
      <text:p text:style-name="Standard">(9048, 390, 169, 39, 13, 10),</text:p>
      <text:p text:style-name="Standard">(9049, 390, 170, 22, 13, 11),</text:p>
      <text:p text:style-name="Standard">(9050, 390, 84, 49, 13, 12),</text:p>
      <text:p text:style-name="Standard">(9051, 390, 123, 22, 13, 13),</text:p>
      <text:p text:style-name="Standard">(9052, 390, 95, 3, 13, 14),</text:p>
      <text:p text:style-name="Standard">(9053, 390, 102, 32, 13, 15),</text:p>
      <text:p text:style-name="Standard">(9054, 390, 122, 37, 13, 16),</text:p>
      <text:p text:style-name="Standard">(9055, 390, 137, 3, 13, 17),</text:p>
      <text:p text:style-name="Standard">(9056, 390, 133, 45, 13, 18),</text:p>
      <text:p text:style-name="Standard">(9057, 390, 105, 6, 13, 19),</text:p>
      <text:p text:style-name="Standard">(9058, 390, 157, 49, 13, 20),</text:p>
      <text:p text:style-name="Standard">(9059, 390, 118, 21, 13, 21),</text:p>
      <text:p text:style-name="Standard">(9060, 390, 119, 34, 13, 22),</text:p>
      <text:p text:style-name="Standard">(9061, 390, 77, 6, 13, 23),</text:p>
      <text:p text:style-name="Standard">(9062, 390, 145, 18, 13, 24),</text:p>
      <text:p text:style-name="Standard">(9063, 390, 167, 18, 13, 25),</text:p>
      <text:p text:style-name="Standard">(9064, 390, 156, 25, 13, 26),</text:p>
      <text:p text:style-name="Standard">(9065, 391, 102, 32, 6, 1),</text:p>
      <text:p text:style-name="Standard">(9066, 391, 137, 3, 6, 2),</text:p>
      <text:p text:style-name="Standard">(9067, 391, 105, 6, 6, 3),</text:p>
      <text:p text:style-name="Standard">(9068, 391, 77, 6, 6, 4),</text:p>
      <text:p text:style-name="Standard">(9069, 391, 156, 25, 6, 5),</text:p>
      <text:p text:style-name="Standard">(9070, 391, 122, 37, 6, 6),</text:p>
      <text:p text:style-name="Standard">(9071, 391, 84, 49, 6, 7),</text:p>
      <text:p text:style-name="Standard">(9072, 391, 170, 22, 6, 8),</text:p>
      <text:p text:style-name="Standard">(9073, 391, 117, 1, 6, 9),</text:p>
      <text:p text:style-name="Standard">(9074, 391, 138, 32, 6, 10),</text:p>
      <text:p text:style-name="Standard">(9075, 391, 163, 27, 6, 11),</text:p>
      <text:p text:style-name="Standard">(9076, 391, 160, 27, 6, 12),</text:p>
      <text:p text:style-name="Standard">(9077, 391, 169, 39, 6, 13),</text:p>
      <text:p text:style-name="Standard">(9078, 391, 158, 21, 6, 14),</text:p>
      <text:p text:style-name="Standard">(9079, 391, 118, 21, 6, 15),</text:p>
      <text:p text:style-name="Standard"><text:soft-page-break/>(9080, 391, 140, 1, 6, 16),</text:p>
      <text:p text:style-name="Standard">(9081, 391, 112, 33, 6, 17),</text:p>
      <text:p text:style-name="Standard">(9082, 391, 119, 34, 6, 18),</text:p>
      <text:p text:style-name="Standard">(9083, 391, 133, 45, 6, 19),</text:p>
      <text:p text:style-name="Standard">(9084, 391, 110, 34, 6, 20),</text:p>
      <text:p text:style-name="Standard">(9085, 391, 95, 3, 6, 21),</text:p>
      <text:p text:style-name="Standard">(9086, 391, 145, 18, 6, 22),</text:p>
      <text:p text:style-name="Standard">(9087, 391, 166, 25, 6, 23),</text:p>
      <text:p text:style-name="Standard">(9088, 391, 123, 22, 6, 24),</text:p>
      <text:p text:style-name="Standard">(9089, 391, 167, 18, 6, 25),</text:p>
      <text:p text:style-name="Standard">(9090, 391, 157, 49, 6, 26),</text:p>
      <text:p text:style-name="Standard">(9091, 392, 102, 32, 37, 1),</text:p>
      <text:p text:style-name="Standard">(9092, 392, 137, 3, 37, 2),</text:p>
      <text:p text:style-name="Standard">(9093, 392, 117, 1, 37, 3),</text:p>
      <text:p text:style-name="Standard">(9094, 392, 77, 6, 37, 4),</text:p>
      <text:p text:style-name="Standard">(9095, 392, 95, 3, 37, 5),</text:p>
      <text:p text:style-name="Standard">(9096, 392, 158, 21, 37, 6),</text:p>
      <text:p text:style-name="Standard">(9097, 392, 140, 1, 37, 7),</text:p>
      <text:p text:style-name="Standard">(9098, 392, 157, 49, 37, 8),</text:p>
      <text:p text:style-name="Standard">(9099, 392, 119, 34, 37, 9),</text:p>
      <text:p text:style-name="Standard">(9100, 392, 163, 27, 37, 10),</text:p>
      <text:p text:style-name="Standard">(9101, 392, 156, 25, 37, 11),</text:p>
      <text:p text:style-name="Standard">(9102, 392, 169, 39, 37, 12),</text:p>
      <text:p text:style-name="Standard">(9103, 392, 123, 22, 37, 13),</text:p>
      <text:p text:style-name="Standard">(9104, 392, 160, 27, 37, 14),</text:p>
      <text:p text:style-name="Standard">(9105, 392, 166, 25, 37, 15),</text:p>
      <text:p text:style-name="Standard">(9106, 392, 112, 33, 37, 16),</text:p>
      <text:p text:style-name="Standard">(9107, 392, 105, 6, 37, 17),</text:p>
      <text:p text:style-name="Standard">(9108, 392, 145, 18, 37, 18),</text:p>
      <text:p text:style-name="Standard">(9109, 392, 84, 49, 37, 19),</text:p>
      <text:p text:style-name="Standard">(9110, 392, 118, 21, 37, 20),</text:p>
      <text:p text:style-name="Standard">(9111, 392, 122, 37, 37, 21),</text:p>
      <text:p text:style-name="Standard">(9112, 392, 170, 22, 37, 22),</text:p>
      <text:p text:style-name="Standard">(9113, 392, 133, 45, 37, 23),</text:p>
      <text:p text:style-name="Standard">(9114, 392, 110, 34, 37, 24),</text:p>
      <text:p text:style-name="Standard">(9115, 392, 167, 18, 37, 25),</text:p>
      <text:p text:style-name="Standard">(9116, 392, 138, 32, 37, 26),</text:p>
      <text:p text:style-name="Standard">(9117, 393, 95, 3, 34, 1),</text:p>
      <text:p text:style-name="Standard">(9118, 393, 137, 3, 34, 2),</text:p>
      <text:p text:style-name="Standard">(9119, 393, 117, 1, 34, 3),</text:p>
      <text:p text:style-name="Standard">(9120, 393, 102, 32, 34, 4),</text:p>
      <text:p text:style-name="Standard">(9121, 393, 170, 22, 34, 5),</text:p>
      <text:p text:style-name="Standard">(9122, 393, 166, 25, 34, 6),</text:p>
      <text:p text:style-name="Standard">(9123, 393, 156, 25, 34, 7),</text:p>
      <text:p text:style-name="Standard">(9124, 393, 140, 1, 34, 8),</text:p>
      <text:p text:style-name="Standard">(9125, 393, 169, 39, 34, 9),</text:p>
      <text:p text:style-name="Standard">(9126, 393, 77, 6, 34, 10),</text:p>
      <text:p text:style-name="Standard">(9127, 393, 138, 32, 34, 11),</text:p>
      <text:p text:style-name="Standard">(9128, 393, 105, 6, 34, 12),</text:p>
      <text:p text:style-name="Standard">(9129, 393, 118, 21, 34, 13),</text:p>
      <text:p text:style-name="Standard">(9130, 393, 112, 33, 34, 14),</text:p>
      <text:p text:style-name="Standard">(9131, 393, 122, 37, 34, 15),</text:p>
      <text:p text:style-name="Standard"><text:soft-page-break/>(9132, 393, 167, 18, 34, 16),</text:p>
      <text:p text:style-name="Standard">(9133, 393, 163, 27, 34, 17),</text:p>
      <text:p text:style-name="Standard">(9134, 393, 123, 22, 34, 18),</text:p>
      <text:p text:style-name="Standard">(9135, 393, 157, 49, 34, 19),</text:p>
      <text:p text:style-name="Standard">(9136, 393, 160, 27, 34, 20),</text:p>
      <text:p text:style-name="Standard">(9137, 393, 145, 18, 34, 21),</text:p>
      <text:p text:style-name="Standard">(9138, 393, 119, 34, 34, 22),</text:p>
      <text:p text:style-name="Standard">(9139, 393, 84, 49, 34, 23),</text:p>
      <text:p text:style-name="Standard">(9140, 393, 133, 45, 34, 24),</text:p>
      <text:p text:style-name="Standard">(9141, 393, 110, 34, 34, 25),</text:p>
      <text:p text:style-name="Standard">(9142, 393, 158, 21, 34, 26),</text:p>
      <text:p text:style-name="Standard">(9143, 394, 95, 3, 9, 1),</text:p>
      <text:p text:style-name="Standard">(9144, 394, 137, 3, 9, 2),</text:p>
      <text:p text:style-name="Standard">(9145, 394, 102, 32, 9, 3),</text:p>
      <text:p text:style-name="Standard">(9146, 394, 138, 32, 9, 4),</text:p>
      <text:p text:style-name="Standard">(9147, 394, 118, 21, 9, 5),</text:p>
      <text:p text:style-name="Standard">(9148, 394, 170, 22, 9, 6),</text:p>
      <text:p text:style-name="Standard">(9149, 394, 123, 22, 9, 7),</text:p>
      <text:p text:style-name="Standard">(9150, 394, 156, 25, 9, 8),</text:p>
      <text:p text:style-name="Standard">(9151, 394, 169, 39, 9, 9),</text:p>
      <text:p text:style-name="Standard">(9152, 394, 166, 25, 9, 10),</text:p>
      <text:p text:style-name="Standard">(9153, 394, 84, 49, 9, 11),</text:p>
      <text:p text:style-name="Standard">(9154, 394, 117, 1, 9, 12),</text:p>
      <text:p text:style-name="Standard">(9155, 394, 105, 6, 9, 13),</text:p>
      <text:p text:style-name="Standard">(9156, 394, 158, 21, 9, 14),</text:p>
      <text:p text:style-name="Standard">(9157, 394, 167, 18, 9, 15),</text:p>
      <text:p text:style-name="Standard">(9158, 394, 133, 45, 9, 16),</text:p>
      <text:p text:style-name="Standard">(9159, 394, 157, 49, 9, 17),</text:p>
      <text:p text:style-name="Standard">(9160, 394, 119, 34, 9, 18),</text:p>
      <text:p text:style-name="Standard">(9161, 394, 140, 1, 9, 19),</text:p>
      <text:p text:style-name="Standard">(9162, 394, 145, 18, 9, 20),</text:p>
      <text:p text:style-name="Standard">(9163, 394, 110, 34, 9, 21),</text:p>
      <text:p text:style-name="Standard">(9164, 394, 77, 6, 9, 22),</text:p>
      <text:p text:style-name="Standard">(9165, 394, 112, 33, 9, 23),</text:p>
      <text:p text:style-name="Standard">(9166, 394, 163, 27, 9, 24),</text:p>
      <text:p text:style-name="Standard">(9167, 394, 122, 37, 9, 25),</text:p>
      <text:p text:style-name="Standard">(9168, 394, 160, 27, 9, 26),</text:p>
      <text:p text:style-name="Standard">(9169, 395, 137, 3, 10, 1),</text:p>
      <text:p text:style-name="Standard">(9170, 395, 140, 1, 10, 2),</text:p>
      <text:p text:style-name="Standard">(9171, 395, 102, 32, 10, 3),</text:p>
      <text:p text:style-name="Standard">(9172, 395, 166, 25, 10, 4),</text:p>
      <text:p text:style-name="Standard">(9173, 395, 156, 25, 10, 5),</text:p>
      <text:p text:style-name="Standard">(9174, 395, 112, 33, 10, 6),</text:p>
      <text:p text:style-name="Standard">(9175, 395, 117, 1, 10, 7),</text:p>
      <text:p text:style-name="Standard">(9176, 395, 84, 49, 10, 8),</text:p>
      <text:p text:style-name="Standard">(9177, 395, 160, 27, 10, 9),</text:p>
      <text:p text:style-name="Standard">(9178, 395, 167, 18, 10, 10),</text:p>
      <text:p text:style-name="Standard">(9179, 395, 123, 22, 10, 11),</text:p>
      <text:p text:style-name="Standard">(9180, 395, 95, 3, 10, 12),</text:p>
      <text:p text:style-name="Standard">(9181, 395, 145, 18, 10, 13),</text:p>
      <text:p text:style-name="Standard">(9182, 395, 118, 21, 10, 14),</text:p>
      <text:p text:style-name="Standard">(9183, 395, 157, 49, 10, 15),</text:p>
      <text:p text:style-name="Standard"><text:soft-page-break/>(9184, 395, 77, 6, 10, 16),</text:p>
      <text:p text:style-name="Standard">(9185, 395, 170, 22, 10, 17),</text:p>
      <text:p text:style-name="Standard">(9186, 395, 133, 45, 10, 18),</text:p>
      <text:p text:style-name="Standard">(9187, 395, 110, 34, 10, 19),</text:p>
      <text:p text:style-name="Standard">(9188, 395, 105, 6, 10, 20),</text:p>
      <text:p text:style-name="Standard">(9189, 395, 169, 39, 10, 21),</text:p>
      <text:p text:style-name="Standard">(9190, 395, 158, 21, 10, 22),</text:p>
      <text:p text:style-name="Standard">(9191, 395, 138, 32, 10, 23),</text:p>
      <text:p text:style-name="Standard">(9192, 395, 122, 37, 10, 24),</text:p>
      <text:p text:style-name="Standard">(9193, 395, 163, 27, 10, 25),</text:p>
      <text:p text:style-name="Standard">(9194, 395, 119, 34, 10, 26),</text:p>
      <text:p text:style-name="Standard">(9195, 396, 137, 3, 11, 1),</text:p>
      <text:p text:style-name="Standard">(9196, 396, 102, 32, 11, 2),</text:p>
      <text:p text:style-name="Standard">(9197, 396, 117, 1, 11, 3),</text:p>
      <text:p text:style-name="Standard">(9198, 396, 123, 22, 11, 4),</text:p>
      <text:p text:style-name="Standard">(9199, 396, 119, 34, 11, 5),</text:p>
      <text:p text:style-name="Standard">(9200, 396, 118, 21, 11, 6),</text:p>
      <text:p text:style-name="Standard">(9201, 396, 156, 25, 11, 7),</text:p>
      <text:p text:style-name="Standard">(9202, 396, 158, 21, 11, 8),</text:p>
      <text:p text:style-name="Standard">(9203, 396, 166, 25, 11, 9),</text:p>
      <text:p text:style-name="Standard">(9204, 396, 122, 37, 11, 10),</text:p>
      <text:p text:style-name="Standard">(9205, 396, 145, 18, 11, 11),</text:p>
      <text:p text:style-name="Standard">(9206, 396, 160, 27, 11, 12),</text:p>
      <text:p text:style-name="Standard">(9207, 396, 169, 39, 11, 13),</text:p>
      <text:p text:style-name="Standard">(9208, 396, 95, 3, 11, 14),</text:p>
      <text:p text:style-name="Standard">(9209, 396, 133, 45, 11, 15),</text:p>
      <text:p text:style-name="Standard">(9210, 396, 163, 27, 11, 16),</text:p>
      <text:p text:style-name="Standard">(9211, 396, 112, 33, 11, 17),</text:p>
      <text:p text:style-name="Standard">(9212, 396, 84, 49, 11, 18),</text:p>
      <text:p text:style-name="Standard">(9213, 396, 105, 6, 11, 19),</text:p>
      <text:p text:style-name="Standard">(9214, 396, 110, 34, 11, 20),</text:p>
      <text:p text:style-name="Standard">(9215, 396, 140, 1, 11, 21),</text:p>
      <text:p text:style-name="Standard">(9216, 396, 170, 22, 11, 22),</text:p>
      <text:p text:style-name="Standard">(9217, 396, 167, 18, 11, 23),</text:p>
      <text:p text:style-name="Standard">(9218, 396, 77, 6, 11, 24),</text:p>
      <text:p text:style-name="Standard">(9219, 396, 157, 49, 11, 25),</text:p>
      <text:p text:style-name="Standard">(9220, 396, 138, 32, 11, 26),</text:p>
      <text:p text:style-name="Standard">(9221, 397, 95, 3, 23, 1),</text:p>
      <text:p text:style-name="Standard">(9222, 397, 137, 3, 23, 2),</text:p>
      <text:p text:style-name="Standard">(9223, 397, 170, 22, 23, 3),</text:p>
      <text:p text:style-name="Standard">(9224, 397, 123, 22, 23, 4),</text:p>
      <text:p text:style-name="Standard">(9225, 397, 102, 32, 23, 5),</text:p>
      <text:p text:style-name="Standard">(9226, 397, 117, 1, 23, 6),</text:p>
      <text:p text:style-name="Standard">(9227, 397, 140, 1, 23, 7),</text:p>
      <text:p text:style-name="Standard">(9228, 397, 160, 27, 23, 8),</text:p>
      <text:p text:style-name="Standard">(9229, 397, 157, 49, 23, 9),</text:p>
      <text:p text:style-name="Standard">(9230, 397, 163, 27, 23, 10),</text:p>
      <text:p text:style-name="Standard">(9231, 397, 122, 37, 23, 11),</text:p>
      <text:p text:style-name="Standard">(9232, 397, 112, 33, 23, 12),</text:p>
      <text:p text:style-name="Standard">(9233, 397, 138, 32, 23, 13),</text:p>
      <text:p text:style-name="Standard">(9234, 397, 156, 25, 23, 14),</text:p>
      <text:p text:style-name="Standard">(9235, 397, 84, 49, 23, 15),</text:p>
      <text:p text:style-name="Standard"><text:soft-page-break/>(9236, 397, 169, 39, 23, 16),</text:p>
      <text:p text:style-name="Standard">(9237, 397, 119, 34, 23, 17),</text:p>
      <text:p text:style-name="Standard">(9238, 397, 105, 6, 23, 18),</text:p>
      <text:p text:style-name="Standard">(9239, 397, 110, 34, 23, 19),</text:p>
      <text:p text:style-name="Standard">(9240, 397, 118, 21, 23, 20),</text:p>
      <text:p text:style-name="Standard">(9241, 397, 158, 21, 23, 21),</text:p>
      <text:p text:style-name="Standard">(9242, 397, 77, 6, 23, 22),</text:p>
      <text:p text:style-name="Standard">(9243, 397, 167, 18, 23, 23),</text:p>
      <text:p text:style-name="Standard">(9244, 397, 145, 18, 23, 24),</text:p>
      <text:p text:style-name="Standard">(9245, 397, 133, 45, 23, 25),</text:p>
      <text:p text:style-name="Standard">(9246, 397, 166, 25, 23, 26),</text:p>
      <text:p text:style-name="Standard">(9247, 398, 137, 3, 14, 1),</text:p>
      <text:p text:style-name="Standard">(9248, 398, 102, 32, 14, 2),</text:p>
      <text:p text:style-name="Standard">(9249, 398, 95, 3, 14, 3),</text:p>
      <text:p text:style-name="Standard">(9250, 398, 77, 6, 14, 4),</text:p>
      <text:p text:style-name="Standard">(9251, 398, 123, 22, 14, 5),</text:p>
      <text:p text:style-name="Standard">(9252, 398, 140, 1, 14, 6),</text:p>
      <text:p text:style-name="Standard">(9253, 398, 170, 22, 14, 7),</text:p>
      <text:p text:style-name="Standard">(9254, 398, 160, 27, 14, 8),</text:p>
      <text:p text:style-name="Standard">(9255, 398, 157, 49, 14, 9),</text:p>
      <text:p text:style-name="Standard">(9256, 398, 163, 27, 14, 10),</text:p>
      <text:p text:style-name="Standard">(9257, 398, 138, 32, 14, 11),</text:p>
      <text:p text:style-name="Standard">(9258, 398, 166, 25, 14, 12),</text:p>
      <text:p text:style-name="Standard">(9259, 398, 122, 37, 14, 13),</text:p>
      <text:p text:style-name="Standard">(9260, 398, 156, 25, 14, 14),</text:p>
      <text:p text:style-name="Standard">(9261, 398, 117, 1, 14, 15),</text:p>
      <text:p text:style-name="Standard">(9262, 398, 145, 18, 14, 16),</text:p>
      <text:p text:style-name="Standard">(9263, 398, 84, 49, 14, 17),</text:p>
      <text:p text:style-name="Standard">(9264, 398, 112, 33, 14, 18),</text:p>
      <text:p text:style-name="Standard">(9265, 398, 167, 18, 14, 19),</text:p>
      <text:p text:style-name="Standard">(9266, 398, 158, 21, 14, 20),</text:p>
      <text:p text:style-name="Standard">(9267, 398, 171, 45, 14, 21),</text:p>
      <text:p text:style-name="Standard">(9268, 398, 133, 45, 14, 22),</text:p>
      <text:p text:style-name="Standard">(9269, 398, 105, 6, 14, 23),</text:p>
      <text:p text:style-name="Standard">(9270, 398, 118, 21, 14, 24),</text:p>
      <text:p text:style-name="Standard">(9271, 398, 110, 34, 14, 25),</text:p>
      <text:p text:style-name="Standard">(9272, 398, 119, 34, 14, 26),</text:p>
      <text:p text:style-name="Standard">(9273, 398, 78, 42, 14, 27),</text:p>
      <text:p text:style-name="Standard">(9274, 398, 169, 39, 14, 28),</text:p>
      <text:p text:style-name="Standard">(9275, 399, 117, 1, 27, 1),</text:p>
      <text:p text:style-name="Standard">(9276, 399, 77, 6, 27, 2),</text:p>
      <text:p text:style-name="Standard">(9277, 399, 137, 3, 27, 3),</text:p>
      <text:p text:style-name="Standard">(9278, 399, 170, 22, 27, 4),</text:p>
      <text:p text:style-name="Standard">(9279, 399, 140, 1, 27, 5),</text:p>
      <text:p text:style-name="Standard">(9280, 399, 158, 21, 27, 6),</text:p>
      <text:p text:style-name="Standard">(9281, 399, 102, 32, 27, 7),</text:p>
      <text:p text:style-name="Standard">(9282, 399, 138, 32, 27, 8),</text:p>
      <text:p text:style-name="Standard">(9283, 399, 122, 37, 27, 9),</text:p>
      <text:p text:style-name="Standard">(9284, 399, 156, 25, 27, 10),</text:p>
      <text:p text:style-name="Standard">(9285, 399, 145, 18, 27, 11),</text:p>
      <text:p text:style-name="Standard">(9286, 399, 166, 25, 27, 12),</text:p>
      <text:p text:style-name="Standard">(9287, 399, 118, 21, 27, 13),</text:p>
      <text:p text:style-name="Standard"><text:soft-page-break/>(9288, 399, 123, 22, 27, 14),</text:p>
      <text:p text:style-name="Standard">(9289, 399, 110, 34, 27, 15),</text:p>
      <text:p text:style-name="Standard">(9290, 399, 105, 6, 27, 16),</text:p>
      <text:p text:style-name="Standard">(9291, 399, 84, 49, 27, 17),</text:p>
      <text:p text:style-name="Standard">(9292, 399, 171, 45, 27, 18),</text:p>
      <text:p text:style-name="Standard">(9293, 399, 112, 33, 27, 19),</text:p>
      <text:p text:style-name="Standard">(9294, 399, 163, 27, 27, 20),</text:p>
      <text:p text:style-name="Standard">(9295, 399, 133, 45, 27, 21),</text:p>
      <text:p text:style-name="Standard">(9296, 399, 160, 27, 27, 22),</text:p>
      <text:p text:style-name="Standard">(9297, 399, 167, 18, 27, 23),</text:p>
      <text:p text:style-name="Standard">(9298, 399, 95, 3, 27, 24),</text:p>
      <text:p text:style-name="Standard">(9299, 399, 119, 34, 27, 25),</text:p>
      <text:p text:style-name="Standard">(9300, 399, 157, 49, 27, 26),</text:p>
      <text:p text:style-name="Standard">(9301, 400, 95, 3, 26, 1),</text:p>
      <text:p text:style-name="Standard">(9302, 400, 117, 1, 26, 2),</text:p>
      <text:p text:style-name="Standard">(9303, 400, 140, 1, 26, 3),</text:p>
      <text:p text:style-name="Standard">(9304, 400, 137, 3, 26, 4),</text:p>
      <text:p text:style-name="Standard">(9305, 400, 102, 32, 26, 5),</text:p>
      <text:p text:style-name="Standard">(9306, 400, 112, 33, 26, 6),</text:p>
      <text:p text:style-name="Standard">(9307, 400, 166, 25, 26, 7),</text:p>
      <text:p text:style-name="Standard">(9308, 400, 158, 21, 26, 8),</text:p>
      <text:p text:style-name="Standard">(9309, 400, 138, 32, 26, 9),</text:p>
      <text:p text:style-name="Standard">(9310, 400, 118, 21, 26, 10),</text:p>
      <text:p text:style-name="Standard">(9311, 400, 84, 49, 26, 11),</text:p>
      <text:p text:style-name="Standard">(9312, 400, 122, 37, 26, 12),</text:p>
      <text:p text:style-name="Standard">(9313, 400, 119, 34, 26, 13),</text:p>
      <text:p text:style-name="Standard">(9314, 400, 167, 18, 26, 14),</text:p>
      <text:p text:style-name="Standard">(9315, 400, 105, 6, 26, 15),</text:p>
      <text:p text:style-name="Standard">(9316, 400, 123, 22, 26, 16),</text:p>
      <text:p text:style-name="Standard">(9317, 400, 77, 6, 26, 17),</text:p>
      <text:p text:style-name="Standard">(9318, 400, 156, 25, 26, 18),</text:p>
      <text:p text:style-name="Standard">(9319, 400, 163, 27, 26, 19),</text:p>
      <text:p text:style-name="Standard">(9320, 400, 157, 49, 26, 20),</text:p>
      <text:p text:style-name="Standard">(9321, 400, 145, 18, 26, 21),</text:p>
      <text:p text:style-name="Standard">(9322, 400, 170, 22, 26, 22),</text:p>
      <text:p text:style-name="Standard">(9323, 400, 110, 34, 26, 23),</text:p>
      <text:p text:style-name="Standard">(9324, 400, 160, 27, 26, 24),</text:p>
      <text:p text:style-name="Standard">(9325, 400, 169, 39, 26, 25),</text:p>
      <text:p text:style-name="Standard">(9326, 400, 78, 42, 26, 26),</text:p>
      <text:p text:style-name="Standard">(9327, 400, 133, 45, 26, 27),</text:p>
      <text:p text:style-name="Standard">(9328, 401, 95, 3, 32, 1),</text:p>
      <text:p text:style-name="Standard">(9329, 401, 137, 3, 32, 2),</text:p>
      <text:p text:style-name="Standard">(9330, 401, 119, 34, 32, 3),</text:p>
      <text:p text:style-name="Standard">(9331, 401, 158, 21, 32, 4),</text:p>
      <text:p text:style-name="Standard">(9332, 401, 170, 22, 32, 5),</text:p>
      <text:p text:style-name="Standard">(9333, 401, 112, 33, 32, 6),</text:p>
      <text:p text:style-name="Standard">(9334, 401, 156, 25, 32, 7),</text:p>
      <text:p text:style-name="Standard">(9335, 401, 166, 25, 32, 8),</text:p>
      <text:p text:style-name="Standard">(9336, 401, 114, 33, 32, 9),</text:p>
      <text:p text:style-name="Standard">(9337, 401, 102, 32, 32, 10),</text:p>
      <text:p text:style-name="Standard">(9338, 401, 122, 37, 32, 11),</text:p>
      <text:p text:style-name="Standard">(9339, 401, 133, 45, 32, 12),</text:p>
      <text:p text:style-name="Standard"><text:soft-page-break/>(9340, 401, 160, 27, 32, 13),</text:p>
      <text:p text:style-name="Standard">(9341, 401, 167, 18, 32, 14),</text:p>
      <text:p text:style-name="Standard">(9342, 401, 163, 27, 32, 15),</text:p>
      <text:p text:style-name="Standard">(9343, 401, 118, 21, 32, 16),</text:p>
      <text:p text:style-name="Standard">(9344, 401, 110, 34, 32, 17),</text:p>
      <text:p text:style-name="Standard">(9345, 401, 77, 6, 32, 18),</text:p>
      <text:p text:style-name="Standard">(9346, 401, 123, 22, 32, 19),</text:p>
      <text:p text:style-name="Standard">(9347, 401, 145, 18, 32, 20),</text:p>
      <text:p text:style-name="Standard">(9348, 401, 105, 6, 32, 21),</text:p>
      <text:p text:style-name="Standard">(9349, 401, 84, 49, 32, 22),</text:p>
      <text:p text:style-name="Standard">(9350, 401, 140, 1, 32, 23),</text:p>
      <text:p text:style-name="Standard">(9351, 401, 138, 32, 32, 24),</text:p>
      <text:p text:style-name="Standard">(9352, 401, 157, 49, 32, 25),</text:p>
      <text:p text:style-name="Standard">(9353, 401, 117, 1, 32, 26),</text:p>
      <text:p text:style-name="Standard">(9354, 402, 77, 6, 22, 1),</text:p>
      <text:p text:style-name="Standard">(9355, 402, 102, 32, 22, 2),</text:p>
      <text:p text:style-name="Standard">(9356, 402, 140, 1, 22, 3),</text:p>
      <text:p text:style-name="Standard">(9357, 402, 105, 6, 22, 4),</text:p>
      <text:p text:style-name="Standard">(9358, 402, 123, 22, 22, 5),</text:p>
      <text:p text:style-name="Standard">(9359, 402, 138, 32, 22, 6),</text:p>
      <text:p text:style-name="Standard">(9360, 402, 117, 1, 22, 7),</text:p>
      <text:p text:style-name="Standard">(9361, 402, 156, 25, 22, 8),</text:p>
      <text:p text:style-name="Standard">(9362, 402, 158, 21, 22, 9),</text:p>
      <text:p text:style-name="Standard">(9363, 402, 118, 21, 22, 10),</text:p>
      <text:p text:style-name="Standard">(9364, 402, 119, 34, 22, 11),</text:p>
      <text:p text:style-name="Standard">(9365, 402, 166, 25, 22, 12),</text:p>
      <text:p text:style-name="Standard">(9366, 402, 160, 27, 22, 13),</text:p>
      <text:p text:style-name="Standard">(9367, 402, 114, 33, 22, 14),</text:p>
      <text:p text:style-name="Standard">(9368, 402, 137, 3, 22, 15),</text:p>
      <text:p text:style-name="Standard">(9369, 402, 163, 27, 22, 16),</text:p>
      <text:p text:style-name="Standard">(9370, 402, 133, 45, 22, 17),</text:p>
      <text:p text:style-name="Standard">(9371, 402, 90, 39, 22, 18),</text:p>
      <text:p text:style-name="Standard">(9372, 402, 145, 18, 22, 19),</text:p>
      <text:p text:style-name="Standard">(9373, 402, 84, 49, 22, 20),</text:p>
      <text:p text:style-name="Standard">(9374, 402, 110, 34, 22, 21),</text:p>
      <text:p text:style-name="Standard">(9375, 402, 170, 22, 22, 22),</text:p>
      <text:p text:style-name="Standard">(9376, 402, 157, 49, 22, 23),</text:p>
      <text:p text:style-name="Standard">(9377, 402, 122, 37, 22, 24),</text:p>
      <text:p text:style-name="Standard">(9378, 402, 167, 18, 22, 25),</text:p>
      <text:p text:style-name="Standard">(9379, 402, 112, 33, 22, 26),</text:p>
      <text:p text:style-name="Standard">(9380, 402, 95, 3, 22, 27),</text:p>
      <text:p text:style-name="Standard">(9381, 403, 77, 6, 29, 1),</text:p>
      <text:p text:style-name="Standard">(9382, 403, 105, 6, 29, 2),</text:p>
      <text:p text:style-name="Standard">(9383, 403, 123, 22, 29, 3),</text:p>
      <text:p text:style-name="Standard">(9384, 403, 156, 25, 29, 4),</text:p>
      <text:p text:style-name="Standard">(9385, 403, 114, 33, 29, 5),</text:p>
      <text:p text:style-name="Standard">(9386, 403, 90, 39, 29, 6),</text:p>
      <text:p text:style-name="Standard">(9387, 403, 157, 49, 29, 7),</text:p>
      <text:p text:style-name="Standard">(9388, 403, 110, 34, 29, 8),</text:p>
      <text:p text:style-name="Standard">(9389, 403, 119, 3, 29, 9),</text:p>
      <text:p text:style-name="Standard">(9390, 403, 102, 32, 29, 10),</text:p>
      <text:p text:style-name="Standard">(9391, 403, 137, 3, 29, 11),</text:p>
      <text:p text:style-name="Standard"><text:soft-page-break/>(9392, 403, 122, 37, 29, 12),</text:p>
      <text:p text:style-name="Standard">(9393, 403, 117, 1, 29, 13),</text:p>
      <text:p text:style-name="Standard">(9394, 403, 158, 21, 29, 14),</text:p>
      <text:p text:style-name="Standard">(9395, 403, 140, 1, 29, 15),</text:p>
      <text:p text:style-name="Standard">(9396, 403, 170, 22, 29, 16),</text:p>
      <text:p text:style-name="Standard">(9397, 403, 167, 18, 29, 17),</text:p>
      <text:p text:style-name="Standard">(9398, 403, 112, 33, 29, 18),</text:p>
      <text:p text:style-name="Standard">(9399, 403, 163, 27, 29, 19),</text:p>
      <text:p text:style-name="Standard">(9400, 403, 131, 34, 29, 20),</text:p>
      <text:p text:style-name="Standard">(9401, 403, 160, 27, 29, 21),</text:p>
      <text:p text:style-name="Standard">(9402, 403, 138, 32, 29, 22),</text:p>
      <text:p text:style-name="Standard">(9403, 403, 118, 21, 29, 23),</text:p>
      <text:p text:style-name="Standard">(9404, 403, 84, 49, 29, 24),</text:p>
      <text:p text:style-name="Standard">(9405, 403, 166, 25, 29, 25),</text:p>
      <text:p text:style-name="Standard">(9406, 403, 145, 18, 29, 26),</text:p>
      <text:p text:style-name="Standard">(9407, 403, 133, 45, 29, 27),</text:p>
      <text:p text:style-name="Standard">(9408, 404, 137, 3, 36, 1),</text:p>
      <text:p text:style-name="Standard">(9409, 404, 102, 32, 36, 2),</text:p>
      <text:p text:style-name="Standard">(9410, 404, 172, 27, 36, 3),</text:p>
      <text:p text:style-name="Standard">(9411, 404, 163, 27, 36, 4),</text:p>
      <text:p text:style-name="Standard">(9412, 404, 84, 25, 36, 5),</text:p>
      <text:p text:style-name="Standard">(9413, 404, 77, 22, 36, 6),</text:p>
      <text:p text:style-name="Standard">(9414, 404, 166, 25, 36, 7),</text:p>
      <text:p text:style-name="Standard">(9415, 404, 173, 34, 36, 8),</text:p>
      <text:p text:style-name="Standard">(9416, 404, 174, 32, 36, 9),</text:p>
      <text:p text:style-name="Standard">(9417, 404, 170, 22, 36, 10),</text:p>
      <text:p text:style-name="Standard">(9418, 404, 123, 21, 36, 11),</text:p>
      <text:p text:style-name="Standard">(9419, 404, 105, 6, 36, 12),</text:p>
      <text:p text:style-name="Standard">(9420, 404, 117, 1, 36, 13),</text:p>
      <text:p text:style-name="Standard">(9421, 404, 157, 45, 36, 14),</text:p>
      <text:p text:style-name="Standard">(9422, 404, 140, 6, 36, 15),</text:p>
      <text:p text:style-name="Standard">(9423, 404, 175, 26, 36, 16),</text:p>
      <text:p text:style-name="Standard">(9424, 404, 119, 34, 36, 17),</text:p>
      <text:p text:style-name="Standard">(9425, 404, 156, 49, 36, 18),</text:p>
      <text:p text:style-name="Standard">(9426, 404, 176, 21, 36, 19),</text:p>
      <text:p text:style-name="Standard">(9427, 404, 145, 18, 36, 20),</text:p>
      <text:p text:style-name="Standard">(9428, 404, 110, 18, 36, 21),</text:p>
      <text:p text:style-name="Standard">(9429, 404, 160, 45, 36, 22),</text:p>
      <text:p text:style-name="Standard">(9430, 404, 177, 1, 36, 23),</text:p>
      <text:p text:style-name="Standard">(9431, 404, 178, 26, 36, 24),</text:p>
      <text:p text:style-name="Standard">(9432, 404, 95, 3, 36, 25),</text:p>
      <text:p text:style-name="Standard">(9433, 405, 102, 32, 26, 1),</text:p>
      <text:p text:style-name="Standard">(9434, 405, 95, 3, 26, 2),</text:p>
      <text:p text:style-name="Standard">(9435, 405, 117, 1, 26, 3),</text:p>
      <text:p text:style-name="Standard">(9436, 405, 177, 1, 26, 4),</text:p>
      <text:p text:style-name="Standard">(9437, 405, 170, 22, 26, 5),</text:p>
      <text:p text:style-name="Standard">(9438, 405, 77, 22, 26, 6),</text:p>
      <text:p text:style-name="Standard">(9439, 405, 123, 21, 26, 7),</text:p>
      <text:p text:style-name="Standard">(9440, 405, 175, 26, 26, 8),</text:p>
      <text:p text:style-name="Standard">(9441, 405, 174, 32, 26, 9),</text:p>
      <text:p text:style-name="Standard">(9442, 405, 84, 25, 26, 10),</text:p>
      <text:p text:style-name="Standard">(9443, 405, 172, 27, 26, 11),</text:p>
      <text:p text:style-name="Standard"><text:soft-page-break/>(9444, 405, 176, 21, 26, 12),</text:p>
      <text:p text:style-name="Standard">(9445, 405, 137, 3, 26, 13),</text:p>
      <text:p text:style-name="Standard">(9446, 405, 173, 34, 26, 14),</text:p>
      <text:p text:style-name="Standard">(9447, 405, 163, 27, 26, 15),</text:p>
      <text:p text:style-name="Standard">(9448, 405, 105, 6, 26, 16),</text:p>
      <text:p text:style-name="Standard">(9449, 405, 166, 25, 26, 17),</text:p>
      <text:p text:style-name="Standard">(9450, 405, 157, 45, 26, 18),</text:p>
      <text:p text:style-name="Standard">(9451, 405, 140, 6, 26, 19),</text:p>
      <text:p text:style-name="Standard">(9452, 405, 160, 45, 26, 20),</text:p>
      <text:p text:style-name="Standard">(9453, 405, 119, 34, 26, 21),</text:p>
      <text:p text:style-name="Standard">(9454, 405, 110, 18, 26, 22),</text:p>
      <text:p text:style-name="Standard">(9455, 405, 156, 49, 26, 23),</text:p>
      <text:p text:style-name="Standard">(9456, 405, 178, 26, 26, 24),</text:p>
      <text:p text:style-name="Standard">(9457, 405, 145, 18, 26, 25),</text:p>
      <text:p text:style-name="Standard">(9458, 406, 117, 1, 21, 1),</text:p>
      <text:p text:style-name="Standard">(9459, 406, 137, 3, 21, 2),</text:p>
      <text:p text:style-name="Standard">(9460, 406, 77, 22, 21, 3),</text:p>
      <text:p text:style-name="Standard">(9461, 406, 140, 6, 21, 4),</text:p>
      <text:p text:style-name="Standard">(9462, 406, 177, 1, 21, 5),</text:p>
      <text:p text:style-name="Standard">(9463, 406, 119, 34, 21, 6),</text:p>
      <text:p text:style-name="Standard">(9464, 406, 123, 21, 21, 7),</text:p>
      <text:p text:style-name="Standard">(9465, 406, 84, 25, 21, 8),</text:p>
      <text:p text:style-name="Standard">(9466, 406, 176, 21, 21, 9),</text:p>
      <text:p text:style-name="Standard">(9467, 406, 105, 6, 21, 10),</text:p>
      <text:p text:style-name="Standard">(9468, 406, 160, 45, 21, 11),</text:p>
      <text:p text:style-name="Standard">(9469, 406, 163, 27, 21, 12),</text:p>
      <text:p text:style-name="Standard">(9470, 406, 166, 25, 21, 13),</text:p>
      <text:p text:style-name="Standard">(9471, 406, 170, 22, 21, 14),</text:p>
      <text:p text:style-name="Standard">(9472, 406, 156, 49, 21, 15),</text:p>
      <text:p text:style-name="Standard">(9473, 406, 157, 45, 21, 16),</text:p>
      <text:p text:style-name="Standard">(9474, 406, 178, 26, 21, 17),</text:p>
      <text:p text:style-name="Standard">(9475, 406, 110, 18, 21, 18),</text:p>
      <text:p text:style-name="Standard">(9476, 406, 173, 34, 21, 19),</text:p>
      <text:p text:style-name="Standard">(9477, 406, 172, 27, 21, 20),</text:p>
      <text:p text:style-name="Standard">(9478, 406, 102, 32, 21, 21),</text:p>
      <text:p text:style-name="Standard">(9479, 406, 95, 3, 21, 22),</text:p>
      <text:p text:style-name="Standard">(9480, 406, 174, 32, 21, 23),</text:p>
      <text:p text:style-name="Standard">(9481, 406, 179, 49, 21, 24),</text:p>
      <text:p text:style-name="Standard">(9482, 406, 175, 26, 21, 25),</text:p>
      <text:p text:style-name="Standard">(9483, 406, 145, 18, 21, 26),</text:p>
      <text:p text:style-name="Standard">(9484, 407, 117, 1, 6, 1),</text:p>
      <text:p text:style-name="Standard">(9485, 407, 177, 1, 6, 2),</text:p>
      <text:p text:style-name="Standard">(9486, 407, 102, 32, 6, 3),</text:p>
      <text:p text:style-name="Standard">(9487, 407, 95, 3, 6, 4),</text:p>
      <text:p text:style-name="Standard">(9488, 407, 163, 27, 6, 5),</text:p>
      <text:p text:style-name="Standard">(9489, 407, 172, 27, 6, 6),</text:p>
      <text:p text:style-name="Standard">(9490, 407, 137, 3, 6, 7),</text:p>
      <text:p text:style-name="Standard">(9491, 407, 123, 21, 6, 8),</text:p>
      <text:p text:style-name="Standard">(9492, 407, 176, 21, 6, 9),</text:p>
      <text:p text:style-name="Standard">(9493, 407, 140, 6, 6, 10),</text:p>
      <text:p text:style-name="Standard">(9494, 407, 166, 25, 6, 11),</text:p>
      <text:p text:style-name="Standard">(9495, 407, 156, 49, 6, 12),</text:p>
      <text:p text:style-name="Standard"><text:soft-page-break/>(9496, 407, 84, 25, 6, 13),</text:p>
      <text:p text:style-name="Standard">(9497, 407, 175, 26, 6, 14),</text:p>
      <text:p text:style-name="Standard">(9498, 407, 77, 22, 6, 15),</text:p>
      <text:p text:style-name="Standard">(9499, 407, 119, 34, 6, 16),</text:p>
      <text:p text:style-name="Standard">(9500, 407, 105, 6, 6, 17),</text:p>
      <text:p text:style-name="Standard">(9501, 407, 173, 34, 6, 18),</text:p>
      <text:p text:style-name="Standard">(9502, 407, 170, 22, 6, 19),</text:p>
      <text:p text:style-name="Standard">(9503, 407, 178, 26, 6, 20),</text:p>
      <text:p text:style-name="Standard">(9504, 407, 160, 45, 6, 21),</text:p>
      <text:p text:style-name="Standard">(9505, 407, 174, 32, 6, 22),</text:p>
      <text:p text:style-name="Standard">(9506, 407, 179, 49, 6, 23),</text:p>
      <text:p text:style-name="Standard">(9507, 407, 157, 45, 6, 24),</text:p>
      <text:p text:style-name="Standard">(9508, 407, 110, 18, 6, 25),</text:p>
      <text:p text:style-name="Standard">(9509, 408, 95, 3, 13, 1),</text:p>
      <text:p text:style-name="Standard">(9510, 408, 102, 32, 13, 2),</text:p>
      <text:p text:style-name="Standard">(9511, 408, 140, 6, 13, 3),</text:p>
      <text:p text:style-name="Standard">(9512, 408, 105, 6, 13, 4),</text:p>
      <text:p text:style-name="Standard">(9513, 408, 172, 27, 13, 5),</text:p>
      <text:p text:style-name="Standard">(9514, 408, 117, 1, 13, 6),</text:p>
      <text:p text:style-name="Standard">(9515, 408, 170, 22, 13, 7),</text:p>
      <text:p text:style-name="Standard">(9516, 408, 119, 34, 13, 8),</text:p>
      <text:p text:style-name="Standard">(9517, 408, 176, 21, 13, 9),</text:p>
      <text:p text:style-name="Standard">(9518, 408, 77, 22, 13, 10),</text:p>
      <text:p text:style-name="Standard">(9519, 408, 178, 26, 13, 11),</text:p>
      <text:p text:style-name="Standard">(9520, 408, 166, 25, 13, 12),</text:p>
      <text:p text:style-name="Standard">(9521, 408, 156, 49, 13, 13),</text:p>
      <text:p text:style-name="Standard">(9522, 408, 110, 18, 13, 14),</text:p>
      <text:p text:style-name="Standard">(9523, 408, 179, 49, 13, 15),</text:p>
      <text:p text:style-name="Standard">(9524, 408, 84, 25, 13, 16),</text:p>
      <text:p text:style-name="Standard">(9525, 408, 145, 18, 13, 17),</text:p>
      <text:p text:style-name="Standard">(9526, 408, 163, 27, 13, 18),</text:p>
      <text:p text:style-name="Standard">(9527, 408, 137, 3, 13, 19),</text:p>
      <text:p text:style-name="Standard">(9528, 408, 123, 21, 13, 20),</text:p>
      <text:p text:style-name="Standard">(9529, 408, 174, 32, 13, 21),</text:p>
      <text:p text:style-name="Standard">(9530, 408, 177, 1, 13, 22),</text:p>
      <text:p text:style-name="Standard">(9531, 408, 160, 45, 13, 23),</text:p>
      <text:p text:style-name="Standard">(9532, 408, 157, 45, 13, 24),</text:p>
      <text:p text:style-name="Standard">(9533, 408, 175, 26, 13, 25),</text:p>
      <text:p text:style-name="Standard">(9534, 409, 95, 3, 7, 1),</text:p>
      <text:p text:style-name="Standard">(9535, 409, 117, 1, 7, 2),</text:p>
      <text:p text:style-name="Standard">(9536, 409, 137, 3, 7, 3),</text:p>
      <text:p text:style-name="Standard">(9537, 409, 177, 1, 7, 4),</text:p>
      <text:p text:style-name="Standard">(9538, 409, 102, 32, 7, 5),</text:p>
      <text:p text:style-name="Standard">(9539, 409, 163, 27, 7, 6),</text:p>
      <text:p text:style-name="Standard">(9540, 409, 172, 27, 7, 7),</text:p>
      <text:p text:style-name="Standard">(9541, 409, 105, 6, 7, 8),</text:p>
      <text:p text:style-name="Standard">(9542, 409, 84, 25, 7, 9),</text:p>
      <text:p text:style-name="Standard">(9543, 409, 178, 26, 7, 10),</text:p>
      <text:p text:style-name="Standard">(9544, 409, 166, 25, 7, 11),</text:p>
      <text:p text:style-name="Standard">(9545, 409, 179, 49, 7, 12),</text:p>
      <text:p text:style-name="Standard">(9546, 409, 119, 34, 7, 13),</text:p>
      <text:p text:style-name="Standard">(9547, 409, 160, 45, 7, 14),</text:p>
      <text:p text:style-name="Standard"><text:soft-page-break/>(9548, 409, 110, 18, 7, 15),</text:p>
      <text:p text:style-name="Standard">(9549, 409, 123, 21, 7, 16),</text:p>
      <text:p text:style-name="Standard">(9550, 409, 77, 22, 7, 17),</text:p>
      <text:p text:style-name="Standard">(9551, 409, 140, 6, 7, 18),</text:p>
      <text:p text:style-name="Standard">(9552, 409, 174, 32, 7, 19),</text:p>
      <text:p text:style-name="Standard">(9553, 409, 156, 49, 7, 20),</text:p>
      <text:p text:style-name="Standard">(9554, 409, 118, 34, 7, 21),</text:p>
      <text:p text:style-name="Standard">(9555, 409, 145, 18, 7, 22),</text:p>
      <text:p text:style-name="Standard">(9556, 409, 170, 22, 7, 23),</text:p>
      <text:p text:style-name="Standard">(9557, 409, 157, 45, 7, 24),</text:p>
      <text:p text:style-name="Standard">(9558, 409, 175, 26, 7, 25),</text:p>
      <text:p text:style-name="Standard">(9559, 410, 102, 32, 37, 1),</text:p>
      <text:p text:style-name="Standard">(9560, 410, 172, 27, 37, 2),</text:p>
      <text:p text:style-name="Standard">(9561, 410, 117, 1, 37, 3),</text:p>
      <text:p text:style-name="Standard">(9562, 410, 105, 6, 37, 4),</text:p>
      <text:p text:style-name="Standard">(9563, 410, 95, 3, 37, 5),</text:p>
      <text:p text:style-name="Standard">(9564, 410, 119, 34, 37, 6),</text:p>
      <text:p text:style-name="Standard">(9565, 410, 174, 32, 37, 7),</text:p>
      <text:p text:style-name="Standard">(9566, 410, 156, 49, 37, 8),</text:p>
      <text:p text:style-name="Standard">(9567, 410, 166, 25, 37, 9),</text:p>
      <text:p text:style-name="Standard">(9568, 410, 118, 34, 37, 10),</text:p>
      <text:p text:style-name="Standard">(9569, 410, 157, 21, 37, 11),</text:p>
      <text:p text:style-name="Standard">(9570, 410, 163, 27, 37, 12),</text:p>
      <text:p text:style-name="Standard">(9571, 410, 123, 21, 37, 13),</text:p>
      <text:p text:style-name="Standard">(9572, 410, 110, 18, 37, 14),</text:p>
      <text:p text:style-name="Standard">(9573, 410, 137, 3, 37, 15),</text:p>
      <text:p text:style-name="Standard">(9574, 410, 140, 6, 37, 16),</text:p>
      <text:p text:style-name="Standard">(9575, 410, 170, 22, 37, 17),</text:p>
      <text:p text:style-name="Standard">(9576, 410, 158, 26, 37, 18),</text:p>
      <text:p text:style-name="Standard">(9577, 410, 178, 26, 37, 19),</text:p>
      <text:p text:style-name="Standard">(9578, 410, 180, 45, 37, 20),</text:p>
      <text:p text:style-name="Standard">(9579, 410, 84, 25, 37, 21),</text:p>
      <text:p text:style-name="Standard">(9580, 410, 160, 45, 37, 22),</text:p>
      <text:p text:style-name="Standard">(9581, 410, 177, 1, 37, 23),</text:p>
      <text:p text:style-name="Standard">(9582, 410, 77, 22, 37, 24),</text:p>
      <text:p text:style-name="Standard">(9583, 410, 145, 18, 37, 25),</text:p>
      <text:p text:style-name="Standard">(9584, 410, 179, 49, 37, 26),</text:p>
      <text:p text:style-name="Standard">(9585, 411, 95, 3, 34, 1),</text:p>
      <text:p text:style-name="Standard">(9586, 411, 117, 1, 34, 2),</text:p>
      <text:p text:style-name="Standard">(9587, 411, 137, 3, 34, 3),</text:p>
      <text:p text:style-name="Standard">(9588, 411, 177, 1, 34, 4),</text:p>
      <text:p text:style-name="Standard">(9589, 411, 163, 27, 34, 5),</text:p>
      <text:p text:style-name="Standard">(9590, 411, 172, 27, 34, 6),</text:p>
      <text:p text:style-name="Standard">(9591, 411, 119, 34, 34, 7),</text:p>
      <text:p text:style-name="Standard">(9592, 411, 105, 6, 34, 8),</text:p>
      <text:p text:style-name="Standard">(9593, 411, 118, 34, 34, 9),</text:p>
      <text:p text:style-name="Standard">(9594, 411, 84, 25, 34, 10),</text:p>
      <text:p text:style-name="Standard">(9595, 411, 157, 21, 34, 11),</text:p>
      <text:p text:style-name="Standard">(9596, 411, 123, 21, 34, 12),</text:p>
      <text:p text:style-name="Standard">(9597, 411, 175, 26, 34, 13),</text:p>
      <text:p text:style-name="Standard">(9598, 411, 174, 32, 34, 14),</text:p>
      <text:p text:style-name="Standard">(9599, 411, 156, 49, 34, 15),</text:p>
      <text:p text:style-name="Standard"><text:soft-page-break/>(9600, 411, 166, 25, 34, 16),</text:p>
      <text:p text:style-name="Standard">(9601, 411, 179, 49, 34, 17),</text:p>
      <text:p text:style-name="Standard">(9602, 411, 180, 45, 34, 18),</text:p>
      <text:p text:style-name="Standard">(9603, 411, 77, 22, 34, 19),</text:p>
      <text:p text:style-name="Standard">(9604, 411, 170, 22, 34, 20),</text:p>
      <text:p text:style-name="Standard">(9605, 411, 140, 6, 34, 21),</text:p>
      <text:p text:style-name="Standard">(9606, 411, 102, 32, 34, 22),</text:p>
      <text:p text:style-name="Standard">(9607, 411, 160, 45, 34, 23),</text:p>
      <text:p text:style-name="Standard">(9608, 411, 145, 18, 34, 24),</text:p>
      <text:p text:style-name="Standard">(9609, 411, 110, 18, 34, 25),</text:p>
      <text:p text:style-name="Standard">(9610, 411, 178, 26, 34, 26),</text:p>
      <text:p text:style-name="Standard">(9611, 412, 95, 3, 38, 1),</text:p>
      <text:p text:style-name="Standard">(9612, 412, 137, 3, 38, 2),</text:p>
      <text:p text:style-name="Standard">(9613, 412, 117, 1, 38, 3),</text:p>
      <text:p text:style-name="Standard">(9614, 412, 163, 27, 38, 4),</text:p>
      <text:p text:style-name="Standard">(9615, 412, 84, 25, 38, 5),</text:p>
      <text:p text:style-name="Standard">(9616, 412, 166, 25, 38, 6),</text:p>
      <text:p text:style-name="Standard">(9617, 412, 174, 32, 38, 7),</text:p>
      <text:p text:style-name="Standard">(9618, 412, 118, 34, 38, 8),</text:p>
      <text:p text:style-name="Standard">(9619, 412, 156, 49, 38, 9),</text:p>
      <text:p text:style-name="Standard">(9620, 412, 123, 21, 38, 10),</text:p>
      <text:p text:style-name="Standard">(9621, 412, 175, 26, 38, 11),</text:p>
      <text:p text:style-name="Standard">(9622, 412, 105, 6, 38, 12),</text:p>
      <text:p text:style-name="Standard">(9623, 412, 145, 18, 38, 13),</text:p>
      <text:p text:style-name="Standard">(9624, 412, 170, 22, 38, 14),</text:p>
      <text:p text:style-name="Standard">(9625, 412, 119, 34, 38, 15),</text:p>
      <text:p text:style-name="Standard">(9626, 412, 102, 32, 38, 16),</text:p>
      <text:p text:style-name="Standard">(9627, 412, 179, 49, 38, 17),</text:p>
      <text:p text:style-name="Standard">(9628, 412, 110, 18, 38, 18),</text:p>
      <text:p text:style-name="Standard">(9629, 412, 77, 22, 38, 19),</text:p>
      <text:p text:style-name="Standard">(9630, 412, 178, 26, 38, 20),</text:p>
      <text:p text:style-name="Standard">(9631, 412, 140, 6, 38, 21),</text:p>
      <text:p text:style-name="Standard">(9632, 412, 177, 1, 38, 22),</text:p>
      <text:p text:style-name="Standard">(9633, 412, 172, 27, 38, 23),</text:p>
      <text:p text:style-name="Standard">(9634, 412, 157, 21, 38, 24),</text:p>
      <text:p text:style-name="Standard">(9635, 412, 160, 45, 38, 25),</text:p>
      <text:p text:style-name="Standard">(9636, 412, 180, 45, 38, 26),</text:p>
      <text:p text:style-name="Standard">(9637, 413, 137, 3, 10, 1),</text:p>
      <text:p text:style-name="Standard">(9638, 413, 102, 32, 10, 2),</text:p>
      <text:p text:style-name="Standard">(9639, 413, 95, 3, 10, 3),</text:p>
      <text:p text:style-name="Standard">(9640, 413, 163, 27, 10, 4),</text:p>
      <text:p text:style-name="Standard">(9641, 413, 177, 1, 10, 5),</text:p>
      <text:p text:style-name="Standard">(9642, 413, 117, 1, 10, 6),</text:p>
      <text:p text:style-name="Standard">(9643, 413, 118, 34, 10, 7),</text:p>
      <text:p text:style-name="Standard">(9644, 413, 175, 26, 10, 8),</text:p>
      <text:p text:style-name="Standard">(9645, 413, 178, 26, 10, 9),</text:p>
      <text:p text:style-name="Standard">(9646, 413, 77, 22, 10, 10),</text:p>
      <text:p text:style-name="Standard">(9647, 413, 140, 6, 10, 11),</text:p>
      <text:p text:style-name="Standard">(9648, 413, 180, 45, 10, 12),</text:p>
      <text:p text:style-name="Standard">(9649, 413, 157, 21, 10, 13),</text:p>
      <text:p text:style-name="Standard">(9650, 413, 179, 49, 10, 14),</text:p>
      <text:p text:style-name="Standard">(9651, 413, 156, 49, 10, 15),</text:p>
      <text:p text:style-name="Standard"><text:soft-page-break/>(9652, 413, 84, 25, 10, 16),</text:p>
      <text:p text:style-name="Standard">(9653, 413, 119, 34, 10, 17),</text:p>
      <text:p text:style-name="Standard">(9654, 413, 110, 18, 10, 18),</text:p>
      <text:p text:style-name="Standard">(9655, 413, 145, 18, 10, 19),</text:p>
      <text:p text:style-name="Standard">(9656, 413, 174, 32, 10, 20),</text:p>
      <text:p text:style-name="Standard">(9657, 413, 123, 21, 10, 21),</text:p>
      <text:p text:style-name="Standard">(9658, 413, 112, 27, 10, 22),</text:p>
      <text:p text:style-name="Standard">(9659, 413, 160, 45, 10, 23),</text:p>
      <text:p text:style-name="Standard">(9660, 413, 166, 25, 10, 24),</text:p>
      <text:p text:style-name="Standard">(9661, 413, 105, 6, 10, 25),</text:p>
      <text:p text:style-name="Standard">(9662, 413, 170, 22, 10, 26),</text:p>
      <text:p text:style-name="Standard">(9663, 414, 137, 3, 11, 1);</text:p>
      <text:p text:style-name="Standard">INSERT INTO `Resultat` (`IdResultat`, `IdCourse`, `IdPilote`, `IdConstructeur`, `IdCircuit`, `PositionResultats`) VALUES</text:p>
      <text:p text:style-name="Standard">(9664, 414, 102, 32, 11, 2),</text:p>
      <text:p text:style-name="Standard">(9665, 414, 95, 3, 11, 3),</text:p>
      <text:p text:style-name="Standard">(9666, 414, 140, 6, 11, 4),</text:p>
      <text:p text:style-name="Standard">(9667, 414, 174, 32, 11, 5),</text:p>
      <text:p text:style-name="Standard">(9668, 414, 84, 25, 11, 6),</text:p>
      <text:p text:style-name="Standard">(9669, 414, 175, 26, 11, 7),</text:p>
      <text:p text:style-name="Standard">(9670, 414, 166, 25, 11, 8),</text:p>
      <text:p text:style-name="Standard">(9671, 414, 112, 27, 11, 9),</text:p>
      <text:p text:style-name="Standard">(9672, 414, 156, 49, 11, 10),</text:p>
      <text:p text:style-name="Standard">(9673, 414, 163, 27, 11, 11),</text:p>
      <text:p text:style-name="Standard">(9674, 414, 178, 26, 11, 12),</text:p>
      <text:p text:style-name="Standard">(9675, 414, 77, 22, 11, 13),</text:p>
      <text:p text:style-name="Standard">(9676, 414, 123, 21, 11, 14),</text:p>
      <text:p text:style-name="Standard">(9677, 414, 177, 1, 11, 15),</text:p>
      <text:p text:style-name="Standard">(9678, 414, 170, 22, 11, 16),</text:p>
      <text:p text:style-name="Standard">(9679, 414, 145, 18, 11, 17),</text:p>
      <text:p text:style-name="Standard">(9680, 414, 105, 6, 11, 18),</text:p>
      <text:p text:style-name="Standard">(9681, 414, 118, 34, 11, 19),</text:p>
      <text:p text:style-name="Standard">(9682, 414, 117, 1, 11, 20),</text:p>
      <text:p text:style-name="Standard">(9683, 414, 160, 45, 11, 21),</text:p>
      <text:p text:style-name="Standard">(9684, 414, 157, 21, 11, 22),</text:p>
      <text:p text:style-name="Standard">(9685, 414, 119, 34, 11, 23),</text:p>
      <text:p text:style-name="Standard">(9686, 414, 110, 18, 11, 24),</text:p>
      <text:p text:style-name="Standard">(9687, 414, 179, 49, 11, 25),</text:p>
      <text:p text:style-name="Standard">(9688, 414, 180, 45, 11, 26),</text:p>
      <text:p text:style-name="Standard">(9689, 415, 117, 1, 23, 1),</text:p>
      <text:p text:style-name="Standard">(9690, 415, 105, 6, 23, 2),</text:p>
      <text:p text:style-name="Standard">(9691, 415, 140, 6, 23, 3),</text:p>
      <text:p text:style-name="Standard">(9692, 415, 178, 26, 23, 4),</text:p>
      <text:p text:style-name="Standard">(9693, 415, 175, 26, 23, 5),</text:p>
      <text:p text:style-name="Standard">(9694, 415, 157, 21, 23, 6),</text:p>
      <text:p text:style-name="Standard">(9695, 415, 77, 22, 23, 7),</text:p>
      <text:p text:style-name="Standard">(9696, 415, 179, 49, 23, 8),</text:p>
      <text:p text:style-name="Standard">(9697, 415, 177, 1, 23, 9),</text:p>
      <text:p text:style-name="Standard">(9698, 415, 163, 27, 23, 10),</text:p>
      <text:p text:style-name="Standard">(9699, 415, 160, 45, 23, 11),</text:p>
      <text:p text:style-name="Standard">(9700, 415, 95, 3, 23, 12),</text:p>
      <text:p text:style-name="Standard">(9701, 415, 137, 3, 23, 13),</text:p>
      <text:p text:style-name="Standard"><text:soft-page-break/>(9702, 415, 123, 21, 23, 14),</text:p>
      <text:p text:style-name="Standard">(9703, 415, 170, 22, 23, 15),</text:p>
      <text:p text:style-name="Standard">(9704, 415, 112, 27, 23, 16),</text:p>
      <text:p text:style-name="Standard">(9705, 415, 145, 18, 23, 17),</text:p>
      <text:p text:style-name="Standard">(9706, 415, 110, 18, 23, 18),</text:p>
      <text:p text:style-name="Standard">(9707, 415, 102, 32, 23, 19),</text:p>
      <text:p text:style-name="Standard">(9708, 415, 84, 25, 23, 20),</text:p>
      <text:p text:style-name="Standard">(9709, 415, 166, 25, 23, 21),</text:p>
      <text:p text:style-name="Standard">(9710, 415, 174, 32, 23, 22),</text:p>
      <text:p text:style-name="Standard">(9711, 415, 156, 49, 23, 23),</text:p>
      <text:p text:style-name="Standard">(9712, 415, 180, 45, 23, 24),</text:p>
      <text:p text:style-name="Standard">(9713, 415, 119, 34, 23, 25),</text:p>
      <text:p text:style-name="Standard">(9714, 415, 118, 34, 23, 26),</text:p>
      <text:p text:style-name="Standard">(9715, 416, 137, 3, 14, 1),</text:p>
      <text:p text:style-name="Standard">(9716, 416, 95, 3, 14, 2),</text:p>
      <text:p text:style-name="Standard">(9717, 416, 140, 6, 14, 3),</text:p>
      <text:p text:style-name="Standard">(9718, 416, 177, 1, 14, 4),</text:p>
      <text:p text:style-name="Standard">(9719, 416, 77, 22, 14, 5),</text:p>
      <text:p text:style-name="Standard">(9720, 416, 178, 26, 14, 6),</text:p>
      <text:p text:style-name="Standard">(9721, 416, 123, 21, 14, 7),</text:p>
      <text:p text:style-name="Standard">(9722, 416, 157, 21, 14, 8),</text:p>
      <text:p text:style-name="Standard">(9723, 416, 166, 25, 14, 9),</text:p>
      <text:p text:style-name="Standard">(9724, 416, 84, 25, 14, 10),</text:p>
      <text:p text:style-name="Standard">(9725, 416, 133, 45, 14, 11),</text:p>
      <text:p text:style-name="Standard">(9726, 416, 170, 22, 14, 12),</text:p>
      <text:p text:style-name="Standard">(9727, 416, 105, 6, 14, 13),</text:p>
      <text:p text:style-name="Standard">(9728, 416, 110, 18, 14, 14),</text:p>
      <text:p text:style-name="Standard">(9729, 416, 122, 39, 14, 15),</text:p>
      <text:p text:style-name="Standard">(9730, 416, 163, 27, 14, 16),</text:p>
      <text:p text:style-name="Standard">(9731, 416, 156, 49, 14, 17),</text:p>
      <text:p text:style-name="Standard">(9732, 416, 117, 1, 14, 18),</text:p>
      <text:p text:style-name="Standard">(9733, 416, 112, 27, 14, 19),</text:p>
      <text:p text:style-name="Standard">(9734, 416, 174, 32, 14, 20),</text:p>
      <text:p text:style-name="Standard">(9735, 416, 118, 34, 14, 21),</text:p>
      <text:p text:style-name="Standard">(9736, 416, 145, 18, 14, 22),</text:p>
      <text:p text:style-name="Standard">(9737, 416, 160, 45, 14, 23),</text:p>
      <text:p text:style-name="Standard">(9738, 416, 175, 26, 14, 24),</text:p>
      <text:p text:style-name="Standard">(9739, 416, 119, 34, 14, 25),</text:p>
      <text:p text:style-name="Standard">(9740, 416, 179, 49, 14, 26),</text:p>
      <text:p text:style-name="Standard">(9741, 416, 102, 32, 14, 27),</text:p>
      <text:p text:style-name="Standard">(9742, 417, 95, 3, 27, 1),</text:p>
      <text:p text:style-name="Standard">(9743, 417, 117, 1, 27, 2),</text:p>
      <text:p text:style-name="Standard">(9744, 417, 137, 3, 27, 3),</text:p>
      <text:p text:style-name="Standard">(9745, 417, 102, 32, 27, 4),</text:p>
      <text:p text:style-name="Standard">(9746, 417, 105, 6, 27, 5),</text:p>
      <text:p text:style-name="Standard">(9747, 417, 140, 6, 27, 6),</text:p>
      <text:p text:style-name="Standard">(9748, 417, 163, 27, 27, 7),</text:p>
      <text:p text:style-name="Standard">(9749, 417, 170, 22, 27, 8),</text:p>
      <text:p text:style-name="Standard">(9750, 417, 174, 32, 27, 9),</text:p>
      <text:p text:style-name="Standard">(9751, 417, 123, 21, 27, 10),</text:p>
      <text:p text:style-name="Standard">(9752, 417, 157, 21, 27, 11),</text:p>
      <text:p text:style-name="Standard">(9753, 417, 156, 49, 27, 12),</text:p>
      <text:p text:style-name="Standard"><text:soft-page-break/>(9754, 417, 180, 45, 27, 13),</text:p>
      <text:p text:style-name="Standard">(9755, 417, 119, 34, 27, 14),</text:p>
      <text:p text:style-name="Standard">(9756, 417, 175, 26, 27, 15),</text:p>
      <text:p text:style-name="Standard">(9757, 417, 145, 18, 27, 16),</text:p>
      <text:p text:style-name="Standard">(9758, 417, 77, 22, 27, 17),</text:p>
      <text:p text:style-name="Standard">(9759, 417, 110, 18, 27, 18),</text:p>
      <text:p text:style-name="Standard">(9760, 417, 177, 1, 27, 19),</text:p>
      <text:p text:style-name="Standard">(9761, 417, 118, 34, 27, 20),</text:p>
      <text:p text:style-name="Standard">(9762, 417, 112, 27, 27, 21),</text:p>
      <text:p text:style-name="Standard">(9763, 417, 166, 25, 27, 22),</text:p>
      <text:p text:style-name="Standard">(9764, 417, 84, 25, 27, 23),</text:p>
      <text:p text:style-name="Standard">(9765, 417, 178, 26, 27, 24),</text:p>
      <text:p text:style-name="Standard">(9766, 417, 179, 49, 27, 25),</text:p>
      <text:p text:style-name="Standard">(9767, 417, 160, 45, 27, 26),</text:p>
      <text:p text:style-name="Standard">(9768, 417, 122, 39, 27, 27),</text:p>
      <text:p text:style-name="Standard">(9769, 418, 77, 22, 32, 1),</text:p>
      <text:p text:style-name="Standard">(9770, 418, 117, 1, 32, 2),</text:p>
      <text:p text:style-name="Standard">(9771, 418, 102, 32, 32, 3),</text:p>
      <text:p text:style-name="Standard">(9772, 418, 137, 3, 32, 4),</text:p>
      <text:p text:style-name="Standard">(9773, 418, 95, 3, 32, 5),</text:p>
      <text:p text:style-name="Standard">(9774, 418, 112, 27, 32, 6),</text:p>
      <text:p text:style-name="Standard">(9775, 418, 123, 21, 32, 7),</text:p>
      <text:p text:style-name="Standard">(9776, 418, 110, 18, 32, 8),</text:p>
      <text:p text:style-name="Standard">(9777, 418, 157, 21, 32, 9),</text:p>
      <text:p text:style-name="Standard">(9778, 418, 156, 49, 32, 10),</text:p>
      <text:p text:style-name="Standard">(9779, 418, 84, 25, 32, 11),</text:p>
      <text:p text:style-name="Standard">(9780, 418, 140, 6, 32, 12),</text:p>
      <text:p text:style-name="Standard">(9781, 418, 119, 34, 32, 13),</text:p>
      <text:p text:style-name="Standard">(9782, 418, 145, 18, 32, 14),</text:p>
      <text:p text:style-name="Standard">(9783, 418, 163, 27, 32, 15),</text:p>
      <text:p text:style-name="Standard">(9784, 418, 180, 45, 32, 16),</text:p>
      <text:p text:style-name="Standard">(9785, 418, 174, 32, 32, 17),</text:p>
      <text:p text:style-name="Standard">(9786, 418, 118, 34, 32, 18),</text:p>
      <text:p text:style-name="Standard">(9787, 418, 178, 26, 32, 19),</text:p>
      <text:p text:style-name="Standard">(9788, 418, 177, 1, 32, 20),</text:p>
      <text:p text:style-name="Standard">(9789, 418, 105, 6, 32, 21),</text:p>
      <text:p text:style-name="Standard">(9790, 418, 160, 45, 32, 22),</text:p>
      <text:p text:style-name="Standard">(9791, 418, 166, 25, 32, 23),</text:p>
      <text:p text:style-name="Standard">(9792, 418, 170, 22, 32, 24),</text:p>
      <text:p text:style-name="Standard">(9793, 418, 175, 26, 32, 25),</text:p>
      <text:p text:style-name="Standard">(9794, 419, 117, 1, 29, 1),</text:p>
      <text:p text:style-name="Standard">(9795, 419, 137, 3, 29, 2),</text:p>
      <text:p text:style-name="Standard">(9796, 419, 140, 6, 29, 3),</text:p>
      <text:p text:style-name="Standard">(9797, 419, 84, 25, 29, 4),</text:p>
      <text:p text:style-name="Standard">(9798, 419, 166, 25, 29, 5),</text:p>
      <text:p text:style-name="Standard">(9799, 419, 174, 32, 29, 6),</text:p>
      <text:p text:style-name="Standard">(9800, 419, 163, 27, 29, 7),</text:p>
      <text:p text:style-name="Standard">(9801, 419, 112, 27, 29, 8),</text:p>
      <text:p text:style-name="Standard">(9802, 419, 156, 49, 29, 9),</text:p>
      <text:p text:style-name="Standard">(9803, 419, 170, 22, 29, 10),</text:p>
      <text:p text:style-name="Standard">(9804, 419, 175, 26, 29, 11),</text:p>
      <text:p text:style-name="Standard">(9805, 419, 95, 3, 29, 12),</text:p>
      <text:p text:style-name="Standard"><text:soft-page-break/>(9806, 419, 119, 34, 29, 13),</text:p>
      <text:p text:style-name="Standard">(9807, 419, 177, 1, 29, 14),</text:p>
      <text:p text:style-name="Standard">(9808, 419, 180, 45, 29, 15),</text:p>
      <text:p text:style-name="Standard">(9809, 419, 118, 34, 29, 16),</text:p>
      <text:p text:style-name="Standard">(9810, 419, 157, 21, 29, 17),</text:p>
      <text:p text:style-name="Standard">(9811, 419, 123, 21, 29, 18),</text:p>
      <text:p text:style-name="Standard">(9812, 419, 102, 32, 29, 19),</text:p>
      <text:p text:style-name="Standard">(9813, 419, 110, 18, 29, 20),</text:p>
      <text:p text:style-name="Standard">(9814, 419, 77, 22, 29, 21),</text:p>
      <text:p text:style-name="Standard">(9815, 419, 179, 49, 29, 22),</text:p>
      <text:p text:style-name="Standard">(9816, 419, 178, 26, 29, 23),</text:p>
      <text:p text:style-name="Standard">(9817, 419, 145, 18, 29, 24),</text:p>
      <text:p text:style-name="Standard">(9818, 419, 160, 45, 29, 25),</text:p>
      <text:p text:style-name="Standard">(9819, 419, 105, 6, 29, 26),</text:p>
      <text:p text:style-name="Standard">(9820, 420, 117, 1, 36, 1),</text:p>
      <text:p text:style-name="Standard">(9821, 420, 105, 6, 36, 2),</text:p>
      <text:p text:style-name="Standard">(9822, 420, 173, 32, 36, 3),</text:p>
      <text:p text:style-name="Standard">(9823, 420, 163, 6, 36, 4),</text:p>
      <text:p text:style-name="Standard">(9824, 420, 175, 4, 36, 5),</text:p>
      <text:p text:style-name="Standard">(9825, 420, 172, 27, 36, 6),</text:p>
      <text:p text:style-name="Standard">(9826, 420, 140, 25, 36, 7),</text:p>
      <text:p text:style-name="Standard">(9827, 420, 84, 25, 36, 8),</text:p>
      <text:p text:style-name="Standard">(9828, 420, 112, 50, 36, 9),</text:p>
      <text:p text:style-name="Standard">(9829, 420, 118, 4, 36, 10),</text:p>
      <text:p text:style-name="Standard">(9830, 420, 123, 21, 36, 11),</text:p>
      <text:p text:style-name="Standard">(9831, 420, 160, 45, 36, 12),</text:p>
      <text:p text:style-name="Standard">(9832, 420, 181, 50, 36, 13),</text:p>
      <text:p text:style-name="Standard">(9833, 420, 77, 21, 36, 14),</text:p>
      <text:p text:style-name="Standard">(9834, 420, 102, 32, 36, 15),</text:p>
      <text:p text:style-name="Standard">(9835, 420, 158, 51, 36, 16),</text:p>
      <text:p text:style-name="Standard">(9836, 420, 94, 18, 36, 17),</text:p>
      <text:p text:style-name="Standard">(9837, 420, 182, 1, 36, 18),</text:p>
      <text:p text:style-name="Standard">(9838, 420, 110, 27, 36, 19),</text:p>
      <text:p text:style-name="Standard">(9839, 420, 119, 51, 36, 20),</text:p>
      <text:p text:style-name="Standard">(9840, 420, 177, 3, 36, 21),</text:p>
      <text:p text:style-name="Standard">(9841, 420, 183, 34, 36, 22),</text:p>
      <text:p text:style-name="Standard">(9842, 420, 95, 3, 36, 23),</text:p>
      <text:p text:style-name="Standard">(9843, 420, 184, 52, 36, 24),</text:p>
      <text:p text:style-name="Standard">(9844, 420, 137, 34, 36, 25),</text:p>
      <text:p text:style-name="Standard">(9845, 421, 102, 32, 27, 1),</text:p>
      <text:p text:style-name="Standard">(9846, 421, 105, 6, 27, 2),</text:p>
      <text:p text:style-name="Standard">(9847, 421, 175, 4, 27, 3),</text:p>
      <text:p text:style-name="Standard">(9848, 421, 173, 32, 27, 4),</text:p>
      <text:p text:style-name="Standard">(9849, 421, 95, 3, 27, 5),</text:p>
      <text:p text:style-name="Standard">(9850, 421, 185, 25, 27, 6),</text:p>
      <text:p text:style-name="Standard">(9851, 421, 118, 4, 27, 7),</text:p>
      <text:p text:style-name="Standard">(9852, 421, 140, 6, 27, 8),</text:p>
      <text:p text:style-name="Standard">(9853, 421, 160, 45, 27, 9),</text:p>
      <text:p text:style-name="Standard">(9854, 421, 181, 50, 27, 10),</text:p>
      <text:p text:style-name="Standard">(9855, 421, 182, 1, 27, 11),</text:p>
      <text:p text:style-name="Standard">(9856, 421, 158, 51, 27, 12),</text:p>
      <text:p text:style-name="Standard">(9857, 421, 117, 1, 27, 13),</text:p>
      <text:p text:style-name="Standard"><text:soft-page-break/>(9858, 421, 110, 27, 27, 14),</text:p>
      <text:p text:style-name="Standard">(9859, 421, 137, 34, 27, 15),</text:p>
      <text:p text:style-name="Standard">(9860, 421, 123, 21, 27, 16),</text:p>
      <text:p text:style-name="Standard">(9861, 421, 84, 25, 27, 17),</text:p>
      <text:p text:style-name="Standard">(9862, 421, 184, 52, 27, 18),</text:p>
      <text:p text:style-name="Standard">(9863, 421, 177, 3, 27, 19),</text:p>
      <text:p text:style-name="Standard">(9864, 421, 172, 27, 27, 20),</text:p>
      <text:p text:style-name="Standard">(9865, 421, 77, 21, 27, 21),</text:p>
      <text:p text:style-name="Standard">(9866, 421, 94, 18, 27, 22),</text:p>
      <text:p text:style-name="Standard">(9867, 421, 119, 51, 27, 23),</text:p>
      <text:p text:style-name="Standard">(9868, 421, 112, 50, 27, 24),</text:p>
      <text:p text:style-name="Standard">(9869, 421, 183, 34, 27, 25),</text:p>
      <text:p text:style-name="Standard">(9870, 421, 156, 49, 27, 26),</text:p>
      <text:p text:style-name="Standard">(9871, 422, 173, 32, 21, 1),</text:p>
      <text:p text:style-name="Standard">(9872, 422, 123, 21, 21, 2),</text:p>
      <text:p text:style-name="Standard">(9873, 422, 175, 4, 21, 3),</text:p>
      <text:p text:style-name="Standard">(9874, 422, 182, 1, 21, 4),</text:p>
      <text:p text:style-name="Standard">(9875, 422, 95, 3, 21, 5),</text:p>
      <text:p text:style-name="Standard">(9876, 422, 140, 6, 21, 6),</text:p>
      <text:p text:style-name="Standard">(9877, 422, 102, 32, 21, 7),</text:p>
      <text:p text:style-name="Standard">(9878, 422, 137, 34, 21, 8),</text:p>
      <text:p text:style-name="Standard">(9879, 422, 84, 25, 21, 9),</text:p>
      <text:p text:style-name="Standard">(9880, 422, 118, 4, 21, 10),</text:p>
      <text:p text:style-name="Standard">(9881, 422, 117, 1, 21, 11),</text:p>
      <text:p text:style-name="Standard">(9882, 422, 158, 51, 21, 12),</text:p>
      <text:p text:style-name="Standard">(9883, 422, 160, 45, 21, 13),</text:p>
      <text:p text:style-name="Standard">(9884, 422, 105, 6, 21, 14),</text:p>
      <text:p text:style-name="Standard">(9885, 422, 181, 50, 21, 15),</text:p>
      <text:p text:style-name="Standard">(9886, 422, 112, 50, 21, 16),</text:p>
      <text:p text:style-name="Standard">(9887, 422, 177, 3, 21, 17),</text:p>
      <text:p text:style-name="Standard">(9888, 422, 172, 27, 21, 18),</text:p>
      <text:p text:style-name="Standard">(9889, 422, 94, 18, 21, 19),</text:p>
      <text:p text:style-name="Standard">(9890, 422, 110, 27, 21, 20),</text:p>
      <text:p text:style-name="Standard">(9891, 422, 184, 52, 21, 21),</text:p>
      <text:p text:style-name="Standard">(9892, 422, 183, 34, 21, 22),</text:p>
      <text:p text:style-name="Standard">(9893, 422, 185, 25, 21, 23),</text:p>
      <text:p text:style-name="Standard">(9894, 422, 77, 21, 21, 24),</text:p>
      <text:p text:style-name="Standard">(9895, 422, 119, 51, 21, 25),</text:p>
      <text:p text:style-name="Standard">(9896, 422, 156, 49, 21, 26),</text:p>
      <text:p text:style-name="Standard">(9897, 423, 117, 1, 6, 1),</text:p>
      <text:p text:style-name="Standard">(9898, 423, 105, 6, 6, 2),</text:p>
      <text:p text:style-name="Standard">(9899, 423, 173, 32, 6, 3),</text:p>
      <text:p text:style-name="Standard">(9900, 423, 110, 27, 6, 4),</text:p>
      <text:p text:style-name="Standard">(9901, 423, 118, 4, 6, 5),</text:p>
      <text:p text:style-name="Standard">(9902, 423, 172, 27, 6, 6),</text:p>
      <text:p text:style-name="Standard">(9903, 423, 95, 3, 6, 7),</text:p>
      <text:p text:style-name="Standard">(9904, 423, 177, 3, 6, 8),</text:p>
      <text:p text:style-name="Standard">(9905, 423, 123, 21, 6, 9),</text:p>
      <text:p text:style-name="Standard">(9906, 423, 84, 25, 6, 10),</text:p>
      <text:p text:style-name="Standard">(9907, 423, 156, 49, 6, 11),</text:p>
      <text:p text:style-name="Standard">(9908, 423, 182, 1, 6, 12),</text:p>
      <text:p text:style-name="Standard">(9909, 423, 119, 51, 6, 13),</text:p>
      <text:p text:style-name="Standard"><text:soft-page-break/>(9910, 423, 137, 34, 6, 14),</text:p>
      <text:p text:style-name="Standard">(9911, 423, 170, 53, 6, 15),</text:p>
      <text:p text:style-name="Standard">(9912, 423, 102, 32, 6, 16),</text:p>
      <text:p text:style-name="Standard">(9913, 423, 158, 51, 6, 17),</text:p>
      <text:p text:style-name="Standard">(9914, 423, 140, 6, 6, 18),</text:p>
      <text:p text:style-name="Standard">(9915, 423, 77, 21, 6, 19),</text:p>
      <text:p text:style-name="Standard">(9916, 423, 175, 4, 6, 20),</text:p>
      <text:p text:style-name="Standard">(9917, 423, 160, 45, 6, 21),</text:p>
      <text:p text:style-name="Standard">(9918, 423, 185, 25, 6, 22),</text:p>
      <text:p text:style-name="Standard">(9919, 423, 112, 50, 6, 23),</text:p>
      <text:p text:style-name="Standard">(9920, 423, 181, 50, 6, 24),</text:p>
      <text:p text:style-name="Standard">(9921, 423, 183, 34, 6, 25),</text:p>
      <text:p text:style-name="Standard">(9922, 424, 105, 6, 7, 1),</text:p>
      <text:p text:style-name="Standard">(9923, 424, 140, 6, 7, 2),</text:p>
      <text:p text:style-name="Standard">(9924, 424, 117, 1, 7, 3),</text:p>
      <text:p text:style-name="Standard">(9925, 424, 177, 3, 7, 4),</text:p>
      <text:p text:style-name="Standard">(9926, 424, 173, 32, 7, 5),</text:p>
      <text:p text:style-name="Standard">(9927, 424, 95, 3, 7, 6),</text:p>
      <text:p text:style-name="Standard">(9928, 424, 175, 4, 7, 7),</text:p>
      <text:p text:style-name="Standard">(9929, 424, 172, 27, 7, 8),</text:p>
      <text:p text:style-name="Standard">(9930, 424, 123, 21, 7, 9),</text:p>
      <text:p text:style-name="Standard">(9931, 424, 119, 51, 7, 10),</text:p>
      <text:p text:style-name="Standard">(9932, 424, 185, 25, 7, 11),</text:p>
      <text:p text:style-name="Standard">(9933, 424, 84, 25, 7, 12),</text:p>
      <text:p text:style-name="Standard">(9934, 424, 77, 21, 7, 13),</text:p>
      <text:p text:style-name="Standard">(9935, 424, 110, 27, 7, 14),</text:p>
      <text:p text:style-name="Standard">(9936, 424, 176, 34, 7, 15),</text:p>
      <text:p text:style-name="Standard">(9937, 424, 102, 32, 7, 16),</text:p>
      <text:p text:style-name="Standard">(9938, 424, 158, 51, 7, 17),</text:p>
      <text:p text:style-name="Standard">(9939, 424, 94, 18, 7, 18),</text:p>
      <text:p text:style-name="Standard">(9940, 424, 182, 1, 7, 19),</text:p>
      <text:p text:style-name="Standard">(9941, 424, 160, 45, 7, 20),</text:p>
      <text:p text:style-name="Standard">(9942, 424, 112, 50, 7, 21),</text:p>
      <text:p text:style-name="Standard">(9943, 424, 118, 4, 7, 22),</text:p>
      <text:p text:style-name="Standard">(9944, 424, 181, 50, 7, 23),</text:p>
      <text:p text:style-name="Standard">(9945, 424, 170, 53, 7, 24),</text:p>
      <text:p text:style-name="Standard">(9946, 424, 137, 34, 7, 25),</text:p>
      <text:p text:style-name="Standard">(9947, 425, 177, 3, 37, 1),</text:p>
      <text:p text:style-name="Standard">(9948, 425, 140, 6, 37, 2),</text:p>
      <text:p text:style-name="Standard">(9949, 425, 105, 6, 37, 3),</text:p>
      <text:p text:style-name="Standard">(9950, 425, 185, 25, 37, 4),</text:p>
      <text:p text:style-name="Standard">(9951, 425, 173, 32, 37, 5),</text:p>
      <text:p text:style-name="Standard">(9952, 425, 137, 34, 37, 6),</text:p>
      <text:p text:style-name="Standard">(9953, 425, 123, 21, 37, 7),</text:p>
      <text:p text:style-name="Standard">(9954, 425, 176, 34, 37, 8),</text:p>
      <text:p text:style-name="Standard">(9955, 425, 158, 51, 37, 9),</text:p>
      <text:p text:style-name="Standard">(9956, 425, 110, 27, 37, 10),</text:p>
      <text:p text:style-name="Standard">(9957, 425, 77, 21, 37, 11),</text:p>
      <text:p text:style-name="Standard">(9958, 425, 172, 27, 37, 12),</text:p>
      <text:p text:style-name="Standard">(9959, 425, 102, 32, 37, 13),</text:p>
      <text:p text:style-name="Standard">(9960, 425, 84, 25, 37, 14),</text:p>
      <text:p text:style-name="Standard">(9961, 425, 112, 50, 37, 15),</text:p>
      <text:p text:style-name="Standard"><text:soft-page-break/>(9962, 425, 95, 3, 37, 16),</text:p>
      <text:p text:style-name="Standard">(9963, 425, 117, 1, 37, 17),</text:p>
      <text:p text:style-name="Standard">(9964, 425, 119, 51, 37, 18),</text:p>
      <text:p text:style-name="Standard">(9965, 425, 118, 4, 37, 19),</text:p>
      <text:p text:style-name="Standard">(9966, 425, 175, 4, 37, 20),</text:p>
      <text:p text:style-name="Standard">(9967, 425, 94, 18, 37, 21),</text:p>
      <text:p text:style-name="Standard">(9968, 425, 182, 1, 37, 22),</text:p>
      <text:p text:style-name="Standard">(9969, 425, 170, 53, 37, 23),</text:p>
      <text:p text:style-name="Standard">(9970, 425, 181, 50, 37, 24),</text:p>
      <text:p text:style-name="Standard">(9971, 425, 160, 45, 37, 25),</text:p>
      <text:p text:style-name="Standard">(9972, 426, 137, 34, 34, 1),</text:p>
      <text:p text:style-name="Standard">(9973, 426, 177, 3, 34, 2),</text:p>
      <text:p text:style-name="Standard">(9974, 426, 117, 1, 34, 3),</text:p>
      <text:p text:style-name="Standard">(9975, 426, 140, 6, 34, 4),</text:p>
      <text:p text:style-name="Standard">(9976, 426, 173, 32, 34, 5),</text:p>
      <text:p text:style-name="Standard">(9977, 426, 175, 4, 34, 6),</text:p>
      <text:p text:style-name="Standard">(9978, 426, 118, 4, 34, 7),</text:p>
      <text:p text:style-name="Standard">(9979, 426, 176, 34, 34, 8),</text:p>
      <text:p text:style-name="Standard">(9980, 426, 123, 21, 34, 9),</text:p>
      <text:p text:style-name="Standard">(9981, 426, 158, 51, 34, 10),</text:p>
      <text:p text:style-name="Standard">(9982, 426, 119, 51, 34, 11),</text:p>
      <text:p text:style-name="Standard">(9983, 426, 181, 50, 34, 12),</text:p>
      <text:p text:style-name="Standard">(9984, 426, 185, 25, 34, 13),</text:p>
      <text:p text:style-name="Standard">(9985, 426, 170, 53, 34, 14),</text:p>
      <text:p text:style-name="Standard">(9986, 426, 160, 45, 34, 15),</text:p>
      <text:p text:style-name="Standard">(9987, 426, 84, 25, 34, 16),</text:p>
      <text:p text:style-name="Standard">(9988, 426, 182, 1, 34, 17),</text:p>
      <text:p text:style-name="Standard">(9989, 426, 102, 32, 34, 18),</text:p>
      <text:p text:style-name="Standard">(9990, 426, 77, 21, 34, 19),</text:p>
      <text:p text:style-name="Standard">(9991, 426, 94, 18, 34, 20),</text:p>
      <text:p text:style-name="Standard">(9992, 426, 112, 50, 34, 21),</text:p>
      <text:p text:style-name="Standard">(9993, 426, 156, 49, 34, 22),</text:p>
      <text:p text:style-name="Standard">(9994, 426, 105, 6, 34, 23),</text:p>
      <text:p text:style-name="Standard">(9995, 426, 110, 27, 34, 24),</text:p>
      <text:p text:style-name="Standard">(9996, 426, 172, 27, 34, 25),</text:p>
      <text:p text:style-name="Standard">(9997, 426, 95, 3, 34, 26),</text:p>
      <text:p text:style-name="Standard">(9998, 427, 117, 1, 9, 1),</text:p>
      <text:p text:style-name="Standard">(9999, 427, 105, 6, 9, 2),</text:p>
      <text:p text:style-name="Standard">(10000, 427, 172, 27, 9, 3),</text:p>
      <text:p text:style-name="Standard">(10001, 427, 137, 34, 9, 4),</text:p>
      <text:p text:style-name="Standard">(10002, 427, 118, 4, 9, 5),</text:p>
      <text:p text:style-name="Standard">(10003, 427, 176, 34, 9, 6),</text:p>
      <text:p text:style-name="Standard">(10004, 427, 84, 25, 9, 7),</text:p>
      <text:p text:style-name="Standard">(10005, 427, 77, 21, 9, 8),</text:p>
      <text:p text:style-name="Standard">(10006, 427, 119, 51, 9, 9),</text:p>
      <text:p text:style-name="Standard">(10007, 427, 102, 32, 9, 10),</text:p>
      <text:p text:style-name="Standard">(10008, 427, 185, 25, 9, 11),</text:p>
      <text:p text:style-name="Standard">(10009, 427, 182, 1, 9, 12),</text:p>
      <text:p text:style-name="Standard">(10010, 427, 123, 21, 9, 13),</text:p>
      <text:p text:style-name="Standard">(10011, 427, 110, 27, 9, 14),</text:p>
      <text:p text:style-name="Standard">(10012, 427, 94, 18, 9, 15),</text:p>
      <text:p text:style-name="Standard">(10013, 427, 173, 32, 9, 16),</text:p>
      <text:p text:style-name="Standard"><text:soft-page-break/>(10014, 427, 181, 50, 9, 17),</text:p>
      <text:p text:style-name="Standard">(10015, 427, 177, 3, 9, 18),</text:p>
      <text:p text:style-name="Standard">(10016, 427, 95, 3, 9, 19),</text:p>
      <text:p text:style-name="Standard">(10017, 427, 158, 51, 9, 20),</text:p>
      <text:p text:style-name="Standard">(10018, 427, 156, 49, 9, 21),</text:p>
      <text:p text:style-name="Standard">(10019, 427, 170, 53, 9, 22),</text:p>
      <text:p text:style-name="Standard">(10020, 427, 140, 6, 9, 23),</text:p>
      <text:p text:style-name="Standard">(10021, 427, 175, 4, 9, 24),</text:p>
      <text:p text:style-name="Standard">(10022, 427, 112, 50, 9, 25),</text:p>
      <text:p text:style-name="Standard">(10023, 427, 160, 45, 9, 26),</text:p>
      <text:p text:style-name="Standard">(10024, 428, 105, 6, 20, 1),</text:p>
      <text:p text:style-name="Standard">(10025, 428, 117, 1, 20, 2),</text:p>
      <text:p text:style-name="Standard">(10026, 428, 172, 27, 20, 3),</text:p>
      <text:p text:style-name="Standard">(10027, 428, 123, 21, 20, 4),</text:p>
      <text:p text:style-name="Standard">(10028, 428, 182, 1, 20, 5),</text:p>
      <text:p text:style-name="Standard">(10029, 428, 95, 3, 20, 6),</text:p>
      <text:p text:style-name="Standard">(10030, 428, 77, 21, 20, 7),</text:p>
      <text:p text:style-name="Standard">(10031, 428, 185, 25, 20, 8),</text:p>
      <text:p text:style-name="Standard">(10032, 428, 140, 6, 20, 9),</text:p>
      <text:p text:style-name="Standard">(10033, 428, 84, 25, 20, 10),</text:p>
      <text:p text:style-name="Standard">(10034, 428, 94, 18, 20, 11),</text:p>
      <text:p text:style-name="Standard">(10035, 428, 177, 3, 20, 12),</text:p>
      <text:p text:style-name="Standard">(10036, 428, 158, 51, 20, 13),</text:p>
      <text:p text:style-name="Standard">(10037, 428, 173, 32, 20, 14),</text:p>
      <text:p text:style-name="Standard">(10038, 428, 179, 45, 20, 15),</text:p>
      <text:p text:style-name="Standard">(10039, 428, 170, 53, 20, 16),</text:p>
      <text:p text:style-name="Standard">(10040, 428, 102, 32, 20, 17),</text:p>
      <text:p text:style-name="Standard">(10041, 428, 118, 4, 20, 18),</text:p>
      <text:p text:style-name="Standard">(10042, 428, 137, 34, 20, 19),</text:p>
      <text:p text:style-name="Standard">(10043, 428, 175, 4, 20, 20),</text:p>
      <text:p text:style-name="Standard">(10044, 428, 176, 34, 20, 21),</text:p>
      <text:p text:style-name="Standard">(10045, 428, 181, 50, 20, 22),</text:p>
      <text:p text:style-name="Standard">(10046, 428, 119, 51, 20, 23),</text:p>
      <text:p text:style-name="Standard">(10047, 428, 183, 4, 20, 24),</text:p>
      <text:p text:style-name="Standard">(10048, 428, 112, 50, 20, 25),</text:p>
      <text:p text:style-name="Standard">(10049, 428, 156, 49, 20, 26),</text:p>
      <text:p text:style-name="Standard">(10050, 428, 110, 27, 20, 27),</text:p>
      <text:p text:style-name="Standard">(10051, 429, 117, 1, 23, 1),</text:p>
      <text:p text:style-name="Standard">(10052, 429, 102, 32, 23, 2),</text:p>
      <text:p text:style-name="Standard">(10053, 429, 105, 6, 23, 3),</text:p>
      <text:p text:style-name="Standard">(10054, 429, 140, 6, 23, 4),</text:p>
      <text:p text:style-name="Standard">(10055, 429, 173, 32, 23, 5),</text:p>
      <text:p text:style-name="Standard">(10056, 429, 176, 34, 23, 6),</text:p>
      <text:p text:style-name="Standard">(10057, 429, 185, 25, 23, 7),</text:p>
      <text:p text:style-name="Standard">(10058, 429, 123, 21, 23, 8),</text:p>
      <text:p text:style-name="Standard">(10059, 429, 179, 45, 23, 9),</text:p>
      <text:p text:style-name="Standard">(10060, 429, 175, 4, 23, 10),</text:p>
      <text:p text:style-name="Standard">(10061, 429, 172, 27, 23, 11),</text:p>
      <text:p text:style-name="Standard">(10062, 429, 94, 18, 23, 12),</text:p>
      <text:p text:style-name="Standard">(10063, 429, 182, 1, 23, 13),</text:p>
      <text:p text:style-name="Standard">(10064, 429, 77, 21, 23, 14),</text:p>
      <text:p text:style-name="Standard">(10065, 429, 170, 53, 23, 15),</text:p>
      <text:p text:style-name="Standard"><text:soft-page-break/>(10066, 429, 118, 4, 23, 16),</text:p>
      <text:p text:style-name="Standard">(10067, 429, 186, 50, 23, 17),</text:p>
      <text:p text:style-name="Standard">(10068, 429, 137, 34, 23, 18),</text:p>
      <text:p text:style-name="Standard">(10069, 429, 95, 3, 23, 19),</text:p>
      <text:p text:style-name="Standard">(10070, 429, 119, 51, 23, 20),</text:p>
      <text:p text:style-name="Standard">(10071, 429, 156, 49, 23, 21),</text:p>
      <text:p text:style-name="Standard">(10072, 429, 112, 50, 23, 22),</text:p>
      <text:p text:style-name="Standard">(10073, 429, 110, 27, 23, 23),</text:p>
      <text:p text:style-name="Standard">(10074, 429, 158, 51, 23, 24),</text:p>
      <text:p text:style-name="Standard">(10075, 429, 177, 3, 23, 25),</text:p>
      <text:p text:style-name="Standard">(10076, 429, 160, 53, 23, 26),</text:p>
      <text:p text:style-name="Standard">(10077, 429, 84, 25, 23, 27),</text:p>
      <text:p text:style-name="Standard">(10078, 430, 182, 1, 39, 1),</text:p>
      <text:p text:style-name="Standard">(10079, 430, 117, 1, 39, 2),</text:p>
      <text:p text:style-name="Standard">(10080, 430, 102, 32, 39, 3),</text:p>
      <text:p text:style-name="Standard">(10081, 430, 105, 6, 39, 4),</text:p>
      <text:p text:style-name="Standard">(10082, 430, 173, 32, 39, 5),</text:p>
      <text:p text:style-name="Standard">(10083, 430, 95, 3, 39, 6),</text:p>
      <text:p text:style-name="Standard">(10084, 430, 84, 25, 39, 7),</text:p>
      <text:p text:style-name="Standard">(10085, 430, 137, 34, 39, 8),</text:p>
      <text:p text:style-name="Standard">(10086, 430, 77, 21, 39, 9),</text:p>
      <text:p text:style-name="Standard">(10087, 430, 176, 34, 39, 10),</text:p>
      <text:p text:style-name="Standard">(10088, 430, 179, 45, 39, 11),</text:p>
      <text:p text:style-name="Standard">(10089, 430, 123, 21, 39, 12),</text:p>
      <text:p text:style-name="Standard">(10090, 430, 112, 50, 39, 13),</text:p>
      <text:p text:style-name="Standard">(10091, 430, 185, 25, 39, 14),</text:p>
      <text:p text:style-name="Standard">(10092, 430, 118, 4, 39, 15),</text:p>
      <text:p text:style-name="Standard">(10093, 430, 110, 27, 39, 16),</text:p>
      <text:p text:style-name="Standard">(10094, 430, 175, 4, 39, 17),</text:p>
      <text:p text:style-name="Standard">(10095, 430, 177, 3, 39, 18),</text:p>
      <text:p text:style-name="Standard">(10096, 430, 170, 53, 39, 19),</text:p>
      <text:p text:style-name="Standard">(10097, 430, 172, 27, 39, 20),</text:p>
      <text:p text:style-name="Standard">(10098, 430, 156, 49, 39, 21),</text:p>
      <text:p text:style-name="Standard">(10099, 430, 160, 53, 39, 22),</text:p>
      <text:p text:style-name="Standard">(10100, 430, 140, 6, 39, 23),</text:p>
      <text:p text:style-name="Standard">(10101, 430, 94, 18, 39, 24),</text:p>
      <text:p text:style-name="Standard">(10102, 430, 158, 51, 39, 25),</text:p>
      <text:p text:style-name="Standard">(10103, 430, 119, 51, 39, 26),</text:p>
      <text:p text:style-name="Standard">(10104, 431, 117, 1, 14, 1),</text:p>
      <text:p text:style-name="Standard">(10105, 431, 137, 34, 14, 2),</text:p>
      <text:p text:style-name="Standard">(10106, 431, 102, 32, 14, 3),</text:p>
      <text:p text:style-name="Standard">(10107, 431, 176, 34, 14, 4),</text:p>
      <text:p text:style-name="Standard">(10108, 431, 140, 6, 14, 5),</text:p>
      <text:p text:style-name="Standard">(10109, 431, 173, 32, 14, 6),</text:p>
      <text:p text:style-name="Standard">(10110, 431, 175, 4, 14, 7),</text:p>
      <text:p text:style-name="Standard">(10111, 431, 84, 25, 14, 8),</text:p>
      <text:p text:style-name="Standard">(10112, 431, 123, 21, 14, 9),</text:p>
      <text:p text:style-name="Standard">(10113, 431, 166, 27, 14, 10),</text:p>
      <text:p text:style-name="Standard">(10114, 431, 95, 3, 14, 11),</text:p>
      <text:p text:style-name="Standard">(10115, 431, 170, 53, 14, 12),</text:p>
      <text:p text:style-name="Standard">(10116, 431, 105, 6, 14, 13),</text:p>
      <text:p text:style-name="Standard">(10117, 431, 177, 3, 14, 14),</text:p>
      <text:p text:style-name="Standard"><text:soft-page-break/>(10118, 431, 172, 27, 14, 15),</text:p>
      <text:p text:style-name="Standard">(10119, 431, 182, 1, 14, 16),</text:p>
      <text:p text:style-name="Standard">(10120, 431, 119, 51, 14, 17),</text:p>
      <text:p text:style-name="Standard">(10121, 431, 179, 45, 14, 18),</text:p>
      <text:p text:style-name="Standard">(10122, 431, 112, 50, 14, 19),</text:p>
      <text:p text:style-name="Standard">(10123, 431, 77, 21, 14, 20),</text:p>
      <text:p text:style-name="Standard">(10124, 431, 118, 4, 14, 21),</text:p>
      <text:p text:style-name="Standard">(10125, 431, 178, 26, 14, 22),</text:p>
      <text:p text:style-name="Standard">(10126, 431, 158, 51, 14, 23),</text:p>
      <text:p text:style-name="Standard">(10127, 431, 186, 50, 14, 24),</text:p>
      <text:p text:style-name="Standard">(10128, 431, 94, 18, 14, 25),</text:p>
      <text:p text:style-name="Standard">(10129, 431, 160, 53, 14, 26),</text:p>
      <text:p text:style-name="Standard">(10130, 432, 102, 32, 13, 1),</text:p>
      <text:p text:style-name="Standard">(10131, 432, 95, 3, 13, 2),</text:p>
      <text:p text:style-name="Standard">(10132, 432, 117, 1, 13, 3),</text:p>
      <text:p text:style-name="Standard">(10133, 432, 177, 3, 13, 4),</text:p>
      <text:p text:style-name="Standard">(10134, 432, 137, 34, 13, 5),</text:p>
      <text:p text:style-name="Standard">(10135, 432, 118, 4, 13, 6),</text:p>
      <text:p text:style-name="Standard">(10136, 432, 77, 21, 13, 7),</text:p>
      <text:p text:style-name="Standard">(10137, 432, 176, 34, 13, 8),</text:p>
      <text:p text:style-name="Standard">(10138, 432, 166, 27, 13, 9),</text:p>
      <text:p text:style-name="Standard">(10139, 432, 123, 21, 13, 10),</text:p>
      <text:p text:style-name="Standard">(10140, 432, 172, 27, 13, 11),</text:p>
      <text:p text:style-name="Standard">(10141, 432, 94, 18, 13, 12),</text:p>
      <text:p text:style-name="Standard">(10142, 432, 84, 25, 13, 13),</text:p>
      <text:p text:style-name="Standard">(10143, 432, 179, 45, 13, 14),</text:p>
      <text:p text:style-name="Standard">(10144, 432, 119, 51, 13, 15),</text:p>
      <text:p text:style-name="Standard">(10145, 432, 158, 51, 13, 16),</text:p>
      <text:p text:style-name="Standard">(10146, 432, 175, 4, 13, 17),</text:p>
      <text:p text:style-name="Standard">(10147, 432, 170, 53, 13, 18),</text:p>
      <text:p text:style-name="Standard">(10148, 432, 173, 32, 13, 19),</text:p>
      <text:p text:style-name="Standard">(10149, 432, 157, 49, 13, 20),</text:p>
      <text:p text:style-name="Standard">(10150, 432, 112, 50, 13, 21),</text:p>
      <text:p text:style-name="Standard">(10151, 432, 140, 6, 13, 22),</text:p>
      <text:p text:style-name="Standard">(10152, 432, 160, 53, 13, 23),</text:p>
      <text:p text:style-name="Standard">(10153, 432, 105, 6, 13, 24),</text:p>
      <text:p text:style-name="Standard">(10154, 433, 95, 3, 38, 1),</text:p>
      <text:p text:style-name="Standard">(10155, 433, 102, 32, 38, 2),</text:p>
      <text:p text:style-name="Standard">(10156, 433, 177, 3, 38, 3),</text:p>
      <text:p text:style-name="Standard">(10157, 433, 117, 1, 38, 4),</text:p>
      <text:p text:style-name="Standard">(10158, 433, 173, 32, 38, 5),</text:p>
      <text:p text:style-name="Standard">(10159, 433, 123, 21, 38, 6),</text:p>
      <text:p text:style-name="Standard">(10160, 433, 187, 1, 38, 7),</text:p>
      <text:p text:style-name="Standard">(10161, 433, 166, 27, 38, 8),</text:p>
      <text:p text:style-name="Standard">(10162, 433, 119, 51, 38, 9),</text:p>
      <text:p text:style-name="Standard">(10163, 433, 77, 21, 38, 10),</text:p>
      <text:p text:style-name="Standard">(10164, 433, 158, 51, 38, 11),</text:p>
      <text:p text:style-name="Standard">(10165, 433, 175, 4, 38, 12),</text:p>
      <text:p text:style-name="Standard">(10166, 433, 176, 34, 38, 13),</text:p>
      <text:p text:style-name="Standard">(10167, 433, 140, 6, 38, 14),</text:p>
      <text:p text:style-name="Standard">(10168, 433, 172, 27, 38, 15),</text:p>
      <text:p text:style-name="Standard">(10169, 433, 157, 49, 38, 16),</text:p>
      <text:p text:style-name="Standard"><text:soft-page-break/>(10170, 433, 122, 25, 38, 17),</text:p>
      <text:p text:style-name="Standard">(10171, 433, 84, 25, 38, 18),</text:p>
      <text:p text:style-name="Standard">(10172, 433, 170, 53, 38, 19),</text:p>
      <text:p text:style-name="Standard">(10173, 433, 112, 50, 38, 20),</text:p>
      <text:p text:style-name="Standard">(10174, 433, 160, 53, 38, 21),</text:p>
      <text:p text:style-name="Standard">(10175, 433, 178, 26, 38, 22),</text:p>
      <text:p text:style-name="Standard">(10176, 433, 105, 6, 38, 23),</text:p>
      <text:p text:style-name="Standard">(10177, 433, 137, 34, 38, 24),</text:p>
      <text:p text:style-name="Standard">(10178, 433, 118, 4, 38, 25),</text:p>
      <text:p text:style-name="Standard">(10179, 433, 94, 18, 38, 26),</text:p>
      <text:p text:style-name="Standard">(10180, 434, 95, 3, 30, 1),</text:p>
      <text:p text:style-name="Standard">(10181, 434, 177, 3, 30, 2),</text:p>
      <text:p text:style-name="Standard">(10182, 434, 117, 1, 30, 3),</text:p>
      <text:p text:style-name="Standard">(10183, 434, 140, 6, 30, 4),</text:p>
      <text:p text:style-name="Standard">(10184, 434, 77, 21, 30, 5),</text:p>
      <text:p text:style-name="Standard">(10185, 434, 123, 21, 30, 6),</text:p>
      <text:p text:style-name="Standard">(10186, 434, 84, 25, 30, 7),</text:p>
      <text:p text:style-name="Standard">(10187, 434, 173, 32, 30, 8),</text:p>
      <text:p text:style-name="Standard">(10188, 434, 94, 18, 30, 9),</text:p>
      <text:p text:style-name="Standard">(10189, 434, 182, 1, 30, 10),</text:p>
      <text:p text:style-name="Standard">(10190, 434, 166, 25, 30, 11),</text:p>
      <text:p text:style-name="Standard">(10191, 434, 102, 32, 30, 12),</text:p>
      <text:p text:style-name="Standard">(10192, 434, 105, 6, 30, 13),</text:p>
      <text:p text:style-name="Standard">(10193, 434, 137, 34, 30, 14),</text:p>
      <text:p text:style-name="Standard">(10194, 434, 160, 53, 30, 15),</text:p>
      <text:p text:style-name="Standard">(10195, 434, 170, 53, 30, 16),</text:p>
      <text:p text:style-name="Standard">(10196, 434, 176, 34, 30, 17),</text:p>
      <text:p text:style-name="Standard">(10197, 434, 179, 45, 30, 18),</text:p>
      <text:p text:style-name="Standard">(10198, 434, 119, 51, 30, 19),</text:p>
      <text:p text:style-name="Standard">(10199, 434, 158, 51, 30, 20),</text:p>
      <text:p text:style-name="Standard">(10200, 434, 178, 26, 30, 21),</text:p>
      <text:p text:style-name="Standard">(10201, 435, 177, 3, 29, 1),</text:p>
      <text:p text:style-name="Standard">(10202, 435, 172, 27, 29, 2),</text:p>
      <text:p text:style-name="Standard">(10203, 435, 166, 27, 29, 3),</text:p>
      <text:p text:style-name="Standard">(10204, 435, 122, 25, 29, 4),</text:p>
      <text:p text:style-name="Standard">(10205, 435, 140, 6, 29, 5),</text:p>
      <text:p text:style-name="Standard">(10206, 435, 77, 21, 29, 6),</text:p>
      <text:p text:style-name="Standard">(10207, 435, 179, 45, 29, 7),</text:p>
      <text:p text:style-name="Standard">(10208, 435, 94, 18, 29, 8),</text:p>
      <text:p text:style-name="Standard">(10209, 435, 102, 32, 29, 9),</text:p>
      <text:p text:style-name="Standard">(10210, 435, 105, 6, 29, 10),</text:p>
      <text:p text:style-name="Standard">(10211, 435, 182, 1, 29, 11),</text:p>
      <text:p text:style-name="Standard">(10212, 435, 118, 4, 29, 12),</text:p>
      <text:p text:style-name="Standard">(10213, 435, 84, 25, 29, 13),</text:p>
      <text:p text:style-name="Standard">(10214, 435, 176, 34, 29, 14),</text:p>
      <text:p text:style-name="Standard">(10215, 435, 119, 51, 29, 15),</text:p>
      <text:p text:style-name="Standard">(10216, 435, 170, 53, 29, 16),</text:p>
      <text:p text:style-name="Standard">(10217, 435, 123, 21, 29, 17),</text:p>
      <text:p text:style-name="Standard">(10218, 435, 160, 53, 29, 18),</text:p>
      <text:p text:style-name="Standard">(10219, 435, 117, 1, 29, 19),</text:p>
      <text:p text:style-name="Standard">(10220, 435, 175, 4, 29, 20),</text:p>
      <text:p text:style-name="Standard">(10221, 435, 178, 26, 29, 21),</text:p>
      <text:p text:style-name="Standard"><text:soft-page-break/>(10222, 435, 173, 32, 29, 22),</text:p>
      <text:p text:style-name="Standard">(10223, 435, 137, 34, 29, 23),</text:p>
      <text:p text:style-name="Standard">(10224, 435, 158, 51, 29, 24),</text:p>
      <text:p text:style-name="Standard">(10225, 435, 95, 3, 29, 25),</text:p>
      <text:p text:style-name="Standard">(10226, 436, 117, 1, 36, 1),</text:p>
      <text:p text:style-name="Standard">(10227, 436, 177, 3, 36, 2),</text:p>
      <text:p text:style-name="Standard">(10228, 436, 173, 32, 36, 3),</text:p>
      <text:p text:style-name="Standard">(10229, 436, 158, 51, 36, 4),</text:p>
      <text:p text:style-name="Standard">(10230, 436, 175, 4, 36, 5),</text:p>
      <text:p text:style-name="Standard">(10231, 436, 123, 21, 36, 6),</text:p>
      <text:p text:style-name="Standard">(10232, 436, 176, 21, 36, 7),</text:p>
      <text:p text:style-name="Standard">(10233, 436, 156, 50, 36, 8),</text:p>
      <text:p text:style-name="Standard">(10234, 436, 84, 25, 36, 9),</text:p>
      <text:p text:style-name="Standard">(10235, 436, 118, 4, 36, 10),</text:p>
      <text:p text:style-name="Standard">(10236, 436, 110, 27, 36, 11),</text:p>
      <text:p text:style-name="Standard">(10237, 436, 119, 51, 36, 12),</text:p>
      <text:p text:style-name="Standard">(10238, 436, 182, 1, 36, 13),</text:p>
      <text:p text:style-name="Standard">(10239, 436, 95, 32, 36, 14),</text:p>
      <text:p text:style-name="Standard">(10240, 436, 137, 34, 36, 15),</text:p>
      <text:p text:style-name="Standard">(10241, 436, 170, 34, 36, 16),</text:p>
      <text:p text:style-name="Standard">(10242, 436, 163, 6, 36, 17),</text:p>
      <text:p text:style-name="Standard">(10243, 436, 160, 45, 36, 18),</text:p>
      <text:p text:style-name="Standard">(10244, 436, 183, 27, 36, 19),</text:p>
      <text:p text:style-name="Standard">(10245, 436, 112, 50, 36, 20),</text:p>
      <text:p text:style-name="Standard">(10246, 436, 188, 53, 36, 21),</text:p>
      <text:p text:style-name="Standard">(10247, 436, 172, 3, 36, 22),</text:p>
      <text:p text:style-name="Standard">(10248, 436, 105, 6, 36, 23),</text:p>
      <text:p text:style-name="Standard">(10249, 436, 184, 52, 36, 24),</text:p>
      <text:p text:style-name="Standard">(10250, 436, 185, 25, 36, 25),</text:p>
      <text:p text:style-name="Standard">(10251, 436, 102, 53, 36, 26),</text:p>
      <text:p text:style-name="Standard">(10252, 436, 181, 54, 36, 27),</text:p>
      <text:p text:style-name="Standard">(10253, 437, 182, 1, 30, 1),</text:p>
      <text:p text:style-name="Standard">(10254, 437, 117, 1, 30, 2),</text:p>
      <text:p text:style-name="Standard">(10255, 437, 118, 4, 30, 3),</text:p>
      <text:p text:style-name="Standard">(10256, 437, 119, 51, 30, 4),</text:p>
      <text:p text:style-name="Standard">(10257, 437, 110, 27, 30, 5),</text:p>
      <text:p text:style-name="Standard">(10258, 437, 102, 53, 30, 6),</text:p>
      <text:p text:style-name="Standard">(10259, 437, 173, 32, 30, 7),</text:p>
      <text:p text:style-name="Standard">(10260, 437, 184, 52, 30, 8),</text:p>
      <text:p text:style-name="Standard">(10261, 437, 176, 21, 30, 9),</text:p>
      <text:p text:style-name="Standard">(10262, 437, 183, 27, 30, 10),</text:p>
      <text:p text:style-name="Standard">(10263, 437, 105, 6, 30, 11),</text:p>
      <text:p text:style-name="Standard">(10264, 437, 123, 21, 30, 12),</text:p>
      <text:p text:style-name="Standard">(10265, 437, 84, 25, 30, 13),</text:p>
      <text:p text:style-name="Standard">(10266, 437, 175, 4, 30, 14),</text:p>
      <text:p text:style-name="Standard">(10267, 437, 185, 25, 30, 15),</text:p>
      <text:p text:style-name="Standard">(10268, 437, 172, 3, 30, 16),</text:p>
      <text:p text:style-name="Standard">(10269, 437, 181, 54, 30, 17),</text:p>
      <text:p text:style-name="Standard">(10270, 437, 177, 3, 30, 18),</text:p>
      <text:p text:style-name="Standard">(10271, 437, 95, 32, 30, 19),</text:p>
      <text:p text:style-name="Standard">(10272, 437, 163, 6, 30, 20),</text:p>
      <text:p text:style-name="Standard">(10273, 437, 137, 34, 30, 21),</text:p>
      <text:p text:style-name="Standard"><text:soft-page-break/>(10274, 437, 188, 53, 30, 22),</text:p>
      <text:p text:style-name="Standard">(10275, 437, 112, 50, 30, 23),</text:p>
      <text:p text:style-name="Standard">(10276, 437, 156, 50, 30, 24),</text:p>
      <text:p text:style-name="Standard">(10277, 437, 170, 34, 30, 25),</text:p>
      <text:p text:style-name="Standard">(10278, 437, 158, 51, 30, 26),</text:p>
      <text:p text:style-name="Standard">(10279, 437, 160, 45, 30, 27),</text:p>
      <text:p text:style-name="Standard">(10280, 438, 105, 6, 40, 1),</text:p>
      <text:p text:style-name="Standard">(10281, 438, 118, 4, 40, 2),</text:p>
      <text:p text:style-name="Standard">(10282, 438, 163, 6, 40, 3),</text:p>
      <text:p text:style-name="Standard">(10283, 438, 177, 3, 40, 4),</text:p>
      <text:p text:style-name="Standard">(10284, 438, 173, 32, 40, 5),</text:p>
      <text:p text:style-name="Standard">(10285, 438, 102, 53, 40, 6),</text:p>
      <text:p text:style-name="Standard">(10286, 438, 175, 4, 40, 7),</text:p>
      <text:p text:style-name="Standard">(10287, 438, 176, 21, 40, 8),</text:p>
      <text:p text:style-name="Standard">(10288, 438, 137, 34, 40, 9),</text:p>
      <text:p text:style-name="Standard">(10289, 438, 156, 50, 40, 10),</text:p>
      <text:p text:style-name="Standard">(10290, 438, 185, 25, 40, 11),</text:p>
      <text:p text:style-name="Standard">(10291, 438, 184, 52, 40, 12),</text:p>
      <text:p text:style-name="Standard">(10292, 438, 84, 25, 40, 13),</text:p>
      <text:p text:style-name="Standard">(10293, 438, 110, 27, 40, 14),</text:p>
      <text:p text:style-name="Standard">(10294, 438, 170, 34, 40, 15),</text:p>
      <text:p text:style-name="Standard">(10295, 438, 181, 54, 40, 16),</text:p>
      <text:p text:style-name="Standard">(10296, 438, 182, 1, 40, 17),</text:p>
      <text:p text:style-name="Standard">(10297, 438, 158, 51, 40, 18),</text:p>
      <text:p text:style-name="Standard">(10298, 438, 172, 3, 40, 19),</text:p>
      <text:p text:style-name="Standard">(10299, 438, 183, 27, 40, 20),</text:p>
      <text:p text:style-name="Standard">(10300, 438, 123, 21, 40, 21),</text:p>
      <text:p text:style-name="Standard">(10301, 438, 160, 45, 40, 22),</text:p>
      <text:p text:style-name="Standard">(10302, 438, 95, 32, 40, 23),</text:p>
      <text:p text:style-name="Standard">(10303, 438, 117, 1, 40, 24),</text:p>
      <text:p text:style-name="Standard">(10304, 438, 119, 51, 40, 25),</text:p>
      <text:p text:style-name="Standard">(10305, 438, 188, 53, 40, 26),</text:p>
      <text:p text:style-name="Standard">(10306, 438, 112, 50, 40, 27),</text:p>
      <text:p text:style-name="Standard">(10307, 439, 117, 1, 21, 1),</text:p>
      <text:p text:style-name="Standard">(10308, 439, 163, 6, 21, 2),</text:p>
      <text:p text:style-name="Standard">(10309, 439, 173, 32, 21, 3),</text:p>
      <text:p text:style-name="Standard">(10310, 439, 118, 4, 21, 4),</text:p>
      <text:p text:style-name="Standard">(10311, 439, 123, 21, 21, 5),</text:p>
      <text:p text:style-name="Standard">(10312, 439, 110, 27, 21, 6),</text:p>
      <text:p text:style-name="Standard">(10313, 439, 158, 51, 21, 7),</text:p>
      <text:p text:style-name="Standard">(10314, 439, 184, 52, 21, 8),</text:p>
      <text:p text:style-name="Standard">(10315, 439, 156, 50, 21, 9),</text:p>
      <text:p text:style-name="Standard">(10316, 439, 185, 25, 21, 10),</text:p>
      <text:p text:style-name="Standard">(10317, 439, 84, 25, 21, 11),</text:p>
      <text:p text:style-name="Standard">(10318, 439, 112, 50, 21, 12),</text:p>
      <text:p text:style-name="Standard">(10319, 439, 188, 53, 21, 13),</text:p>
      <text:p text:style-name="Standard">(10320, 439, 137, 34, 21, 14),</text:p>
      <text:p text:style-name="Standard">(10321, 439, 170, 34, 21, 15),</text:p>
      <text:p text:style-name="Standard">(10322, 439, 189, 45, 21, 16),</text:p>
      <text:p text:style-name="Standard">(10323, 439, 176, 21, 21, 17),</text:p>
      <text:p text:style-name="Standard">(10324, 439, 181, 54, 21, 18),</text:p>
      <text:p text:style-name="Standard">(10325, 439, 105, 6, 21, 19),</text:p>
      <text:p text:style-name="Standard"><text:soft-page-break/>(10326, 439, 182, 1, 21, 20),</text:p>
      <text:p text:style-name="Standard">(10327, 439, 172, 3, 21, 21),</text:p>
      <text:p text:style-name="Standard">(10328, 439, 119, 51, 21, 22),</text:p>
      <text:p text:style-name="Standard">(10329, 439, 95, 32, 21, 23),</text:p>
      <text:p text:style-name="Standard">(10330, 439, 177, 3, 21, 24),</text:p>
      <text:p text:style-name="Standard">(10331, 439, 175, 4, 21, 25),</text:p>
      <text:p text:style-name="Standard">(10332, 439, 183, 27, 21, 26),</text:p>
      <text:p text:style-name="Standard">(10333, 439, 160, 45, 21, 27),</text:p>
      <text:p text:style-name="Standard">(10334, 439, 102, 53, 21, 28),</text:p>
      <text:p text:style-name="Standard">(10335, 440, 182, 1, 41, 1),</text:p>
      <text:p text:style-name="Standard">(10336, 440, 175, 4, 41, 2),</text:p>
      <text:p text:style-name="Standard">(10337, 440, 95, 32, 41, 3),</text:p>
      <text:p text:style-name="Standard">(10338, 440, 163, 6, 41, 4),</text:p>
      <text:p text:style-name="Standard">(10339, 440, 173, 32, 41, 5),</text:p>
      <text:p text:style-name="Standard">(10340, 440, 177, 3, 41, 6),</text:p>
      <text:p text:style-name="Standard">(10341, 440, 117, 1, 41, 7),</text:p>
      <text:p text:style-name="Standard">(10342, 440, 172, 3, 41, 8),</text:p>
      <text:p text:style-name="Standard">(10343, 440, 170, 34, 41, 9),</text:p>
      <text:p text:style-name="Standard">(10344, 440, 110, 27, 41, 10),</text:p>
      <text:p text:style-name="Standard">(10345, 440, 123, 21, 41, 11),</text:p>
      <text:p text:style-name="Standard">(10346, 440, 160, 45, 41, 12),</text:p>
      <text:p text:style-name="Standard">(10347, 440, 156, 50, 41, 13),</text:p>
      <text:p text:style-name="Standard">(10348, 440, 84, 25, 41, 14),</text:p>
      <text:p text:style-name="Standard">(10349, 440, 184, 52, 41, 15),</text:p>
      <text:p text:style-name="Standard">(10350, 440, 118, 4, 41, 16),</text:p>
      <text:p text:style-name="Standard">(10351, 440, 176, 21, 41, 17),</text:p>
      <text:p text:style-name="Standard">(10352, 440, 158, 51, 41, 18),</text:p>
      <text:p text:style-name="Standard">(10353, 440, 102, 53, 41, 19),</text:p>
      <text:p text:style-name="Standard">(10354, 440, 105, 6, 41, 20),</text:p>
      <text:p text:style-name="Standard">(10355, 440, 188, 53, 41, 21),</text:p>
      <text:p text:style-name="Standard">(10356, 440, 119, 51, 41, 22),</text:p>
      <text:p text:style-name="Standard">(10357, 440, 137, 34, 41, 23),</text:p>
      <text:p text:style-name="Standard">(10358, 440, 185, 25, 41, 24),</text:p>
      <text:p text:style-name="Standard">(10359, 440, 181, 54, 41, 25),</text:p>
      <text:p text:style-name="Standard">(10360, 440, 112, 50, 41, 26),</text:p>
      <text:p text:style-name="Standard">(10361, 441, 117, 1, 6, 1),</text:p>
      <text:p text:style-name="Standard">(10362, 441, 102, 53, 6, 2),</text:p>
      <text:p text:style-name="Standard">(10363, 441, 163, 6, 6, 3),</text:p>
      <text:p text:style-name="Standard">(10364, 441, 177, 3, 6, 4),</text:p>
      <text:p text:style-name="Standard">(10365, 441, 173, 32, 6, 5),</text:p>
      <text:p text:style-name="Standard">(10366, 441, 105, 6, 6, 6),</text:p>
      <text:p text:style-name="Standard">(10367, 441, 160, 45, 6, 7),</text:p>
      <text:p text:style-name="Standard">(10368, 441, 172, 3, 6, 8),</text:p>
      <text:p text:style-name="Standard">(10369, 441, 185, 25, 6, 9),</text:p>
      <text:p text:style-name="Standard">(10370, 441, 119, 51, 6, 10),</text:p>
      <text:p text:style-name="Standard">(10371, 441, 182, 1, 6, 11),</text:p>
      <text:p text:style-name="Standard">(10372, 441, 181, 54, 6, 12),</text:p>
      <text:p text:style-name="Standard">(10373, 441, 95, 32, 6, 13),</text:p>
      <text:p text:style-name="Standard">(10374, 441, 137, 34, 6, 14),</text:p>
      <text:p text:style-name="Standard">(10375, 441, 183, 27, 6, 15),</text:p>
      <text:p text:style-name="Standard">(10376, 441, 190, 34, 6, 16),</text:p>
      <text:p text:style-name="Standard">(10377, 441, 188, 53, 6, 17),</text:p>
      <text:p text:style-name="Standard"><text:soft-page-break/>(10378, 441, 118, 4, 6, 18),</text:p>
      <text:p text:style-name="Standard">(10379, 441, 175, 4, 6, 19),</text:p>
      <text:p text:style-name="Standard">(10380, 441, 110, 27, 6, 20),</text:p>
      <text:p text:style-name="Standard">(10381, 441, 176, 21, 6, 21),</text:p>
      <text:p text:style-name="Standard">(10382, 441, 84, 25, 6, 22),</text:p>
      <text:p text:style-name="Standard">(10383, 441, 158, 51, 6, 23),</text:p>
      <text:p text:style-name="Standard">(10384, 441, 123, 21, 6, 24),</text:p>
      <text:p text:style-name="Standard">(10385, 441, 156, 50, 6, 25),</text:p>
      <text:p text:style-name="Standard">(10386, 441, 184, 52, 6, 26),</text:p>
      <text:p text:style-name="Standard">(10387, 441, 112, 50, 6, 27),</text:p>
      <text:p text:style-name="Standard">(10388, 442, 137, 34, 7, 1),</text:p>
      <text:p text:style-name="Standard">(10389, 442, 182, 1, 7, 2),</text:p>
      <text:p text:style-name="Standard">(10390, 442, 117, 1, 7, 3),</text:p>
      <text:p text:style-name="Standard">(10391, 442, 173, 32, 7, 4),</text:p>
      <text:p text:style-name="Standard">(10392, 442, 163, 6, 7, 5),</text:p>
      <text:p text:style-name="Standard">(10393, 442, 95, 32, 7, 6),</text:p>
      <text:p text:style-name="Standard">(10394, 442, 102, 53, 7, 7),</text:p>
      <text:p text:style-name="Standard">(10395, 442, 181, 54, 7, 8),</text:p>
      <text:p text:style-name="Standard">(10396, 442, 188, 53, 7, 9),</text:p>
      <text:p text:style-name="Standard">(10397, 442, 112, 50, 7, 10),</text:p>
      <text:p text:style-name="Standard">(10398, 442, 158, 51, 7, 11),</text:p>
      <text:p text:style-name="Standard">(10399, 442, 84, 25, 7, 12),</text:p>
      <text:p text:style-name="Standard">(10400, 442, 176, 21, 7, 13),</text:p>
      <text:p text:style-name="Standard">(10401, 442, 118, 4, 7, 14),</text:p>
      <text:p text:style-name="Standard">(10402, 442, 179, 52, 7, 15),</text:p>
      <text:p text:style-name="Standard">(10403, 442, 185, 25, 7, 16),</text:p>
      <text:p text:style-name="Standard">(10404, 442, 110, 27, 7, 17),</text:p>
      <text:p text:style-name="Standard">(10405, 442, 190, 34, 7, 18),</text:p>
      <text:p text:style-name="Standard">(10406, 442, 123, 21, 7, 19),</text:p>
      <text:p text:style-name="Standard">(10407, 442, 119, 51, 7, 20),</text:p>
      <text:p text:style-name="Standard">(10408, 442, 177, 3, 7, 21),</text:p>
      <text:p text:style-name="Standard">(10409, 442, 172, 3, 7, 22),</text:p>
      <text:p text:style-name="Standard">(10410, 442, 191, 50, 7, 23),</text:p>
      <text:p text:style-name="Standard">(10411, 442, 160, 45, 7, 24),</text:p>
      <text:p text:style-name="Standard">(10412, 442, 105, 6, 7, 25),</text:p>
      <text:p text:style-name="Standard">(10413, 442, 183, 27, 7, 26),</text:p>
      <text:p text:style-name="Standard">(10414, 443, 137, 34, 37, 1),</text:p>
      <text:p text:style-name="Standard">(10415, 443, 173, 32, 37, 2),</text:p>
      <text:p text:style-name="Standard">(10416, 443, 170, 34, 37, 3),</text:p>
      <text:p text:style-name="Standard">(10417, 443, 117, 1, 37, 4),</text:p>
      <text:p text:style-name="Standard">(10418, 443, 172, 3, 37, 5),</text:p>
      <text:p text:style-name="Standard">(10419, 443, 84, 25, 37, 6),</text:p>
      <text:p text:style-name="Standard">(10420, 443, 105, 6, 37, 7),</text:p>
      <text:p text:style-name="Standard">(10421, 443, 177, 3, 37, 8),</text:p>
      <text:p text:style-name="Standard">(10422, 443, 118, 4, 37, 9),</text:p>
      <text:p text:style-name="Standard">(10423, 443, 185, 25, 37, 10),</text:p>
      <text:p text:style-name="Standard">(10424, 443, 175, 4, 37, 11),</text:p>
      <text:p text:style-name="Standard">(10425, 443, 112, 50, 37, 12),</text:p>
      <text:p text:style-name="Standard">(10426, 443, 182, 1, 37, 13),</text:p>
      <text:p text:style-name="Standard">(10427, 443, 95, 32, 37, 14),</text:p>
      <text:p text:style-name="Standard">(10428, 443, 123, 21, 37, 15),</text:p>
      <text:p text:style-name="Standard">(10429, 443, 110, 27, 37, 16),</text:p>
      <text:p text:style-name="Standard"><text:soft-page-break/>(10430, 443, 188, 53, 37, 17),</text:p>
      <text:p text:style-name="Standard">(10431, 443, 158, 51, 37, 18),</text:p>
      <text:p text:style-name="Standard">(10432, 443, 102, 53, 37, 19),</text:p>
      <text:p text:style-name="Standard">(10433, 443, 119, 51, 37, 20),</text:p>
      <text:p text:style-name="Standard">(10434, 443, 183, 27, 37, 21),</text:p>
      <text:p text:style-name="Standard">(10435, 443, 160, 45, 37, 22),</text:p>
      <text:p text:style-name="Standard">(10436, 443, 163, 6, 37, 23),</text:p>
      <text:p text:style-name="Standard">(10437, 443, 156, 50, 37, 24),</text:p>
      <text:p text:style-name="Standard">(10438, 443, 181, 54, 37, 25),</text:p>
      <text:p text:style-name="Standard">(10439, 443, 176, 21, 37, 26),</text:p>
      <text:p text:style-name="Standard">(10440, 443, 179, 52, 37, 27),</text:p>
      <text:p text:style-name="Standard">(10441, 444, 177, 3, 42, 1),</text:p>
      <text:p text:style-name="Standard">(10442, 444, 163, 6, 42, 2),</text:p>
      <text:p text:style-name="Standard">(10443, 444, 173, 32, 42, 3),</text:p>
      <text:p text:style-name="Standard">(10444, 444, 172, 3, 42, 4),</text:p>
      <text:p text:style-name="Standard">(10445, 444, 160, 45, 42, 5),</text:p>
      <text:p text:style-name="Standard">(10446, 444, 95, 32, 42, 6),</text:p>
      <text:p text:style-name="Standard">(10447, 444, 190, 34, 42, 7),</text:p>
      <text:p text:style-name="Standard">(10448, 444, 181, 54, 42, 8),</text:p>
      <text:p text:style-name="Standard">(10449, 444, 182, 1, 42, 9),</text:p>
      <text:p text:style-name="Standard">(10450, 444, 117, 1, 42, 10),</text:p>
      <text:p text:style-name="Standard">(10451, 444, 123, 21, 42, 11),</text:p>
      <text:p text:style-name="Standard">(10452, 444, 105, 6, 42, 12),</text:p>
      <text:p text:style-name="Standard">(10453, 444, 176, 21, 42, 13),</text:p>
      <text:p text:style-name="Standard">(10454, 444, 102, 53, 42, 14),</text:p>
      <text:p text:style-name="Standard">(10455, 444, 156, 50, 42, 15),</text:p>
      <text:p text:style-name="Standard">(10456, 444, 137, 34, 42, 16),</text:p>
      <text:p text:style-name="Standard">(10457, 444, 175, 4, 42, 17),</text:p>
      <text:p text:style-name="Standard">(10458, 444, 188, 53, 42, 18),</text:p>
      <text:p text:style-name="Standard">(10459, 444, 110, 27, 42, 19),</text:p>
      <text:p text:style-name="Standard">(10460, 444, 179, 52, 42, 20),</text:p>
      <text:p text:style-name="Standard">(10461, 444, 119, 51, 42, 21),</text:p>
      <text:p text:style-name="Standard">(10462, 444, 118, 4, 42, 22),</text:p>
      <text:p text:style-name="Standard">(10463, 444, 185, 25, 42, 23),</text:p>
      <text:p text:style-name="Standard">(10464, 444, 158, 51, 42, 24),</text:p>
      <text:p text:style-name="Standard">(10465, 444, 183, 27, 42, 25),</text:p>
      <text:p text:style-name="Standard">(10466, 444, 84, 25, 42, 26),</text:p>
      <text:p text:style-name="Standard">(10467, 445, 182, 1, 38, 1),</text:p>
      <text:p text:style-name="Standard">(10468, 445, 118, 4, 38, 2),</text:p>
      <text:p text:style-name="Standard">(10469, 445, 102, 53, 38, 3),</text:p>
      <text:p text:style-name="Standard">(10470, 445, 173, 32, 38, 4),</text:p>
      <text:p text:style-name="Standard">(10471, 445, 105, 6, 38, 5),</text:p>
      <text:p text:style-name="Standard">(10472, 445, 163, 6, 38, 6),</text:p>
      <text:p text:style-name="Standard">(10473, 445, 137, 34, 38, 7),</text:p>
      <text:p text:style-name="Standard">(10474, 445, 175, 4, 38, 8),</text:p>
      <text:p text:style-name="Standard">(10475, 445, 160, 45, 38, 9),</text:p>
      <text:p text:style-name="Standard">(10476, 445, 110, 27, 38, 10),</text:p>
      <text:p text:style-name="Standard">(10477, 445, 176, 21, 38, 11),</text:p>
      <text:p text:style-name="Standard">(10478, 445, 119, 51, 38, 12),</text:p>
      <text:p text:style-name="Standard">(10479, 445, 185, 25, 38, 13),</text:p>
      <text:p text:style-name="Standard">(10480, 445, 179, 52, 38, 14),</text:p>
      <text:p text:style-name="Standard">(10481, 445, 183, 27, 38, 15),</text:p>
      <text:p text:style-name="Standard"><text:soft-page-break/>(10482, 445, 117, 1, 38, 16),</text:p>
      <text:p text:style-name="Standard">(10483, 445, 95, 32, 38, 17),</text:p>
      <text:p text:style-name="Standard">(10484, 445, 123, 21, 38, 18),</text:p>
      <text:p text:style-name="Standard">(10485, 445, 172, 3, 38, 19),</text:p>
      <text:p text:style-name="Standard">(10486, 445, 156, 50, 38, 20),</text:p>
      <text:p text:style-name="Standard">(10487, 445, 190, 34, 38, 21),</text:p>
      <text:p text:style-name="Standard">(10488, 445, 181, 54, 38, 22),</text:p>
      <text:p text:style-name="Standard">(10489, 445, 177, 3, 38, 23),</text:p>
      <text:p text:style-name="Standard">(10490, 445, 140, 25, 38, 24),</text:p>
      <text:p text:style-name="Standard">(10491, 445, 158, 51, 38, 25),</text:p>
      <text:p text:style-name="Standard">(10492, 445, 112, 50, 38, 26),</text:p>
      <text:p text:style-name="Standard">(10493, 445, 189, 45, 38, 27),</text:p>
      <text:p text:style-name="Standard">(10494, 445, 188, 53, 38, 28),</text:p>
      <text:p text:style-name="Standard">(10495, 446, 117, 1, 10, 1),</text:p>
      <text:p text:style-name="Standard">(10496, 446, 182, 1, 10, 2),</text:p>
      <text:p text:style-name="Standard">(10497, 446, 118, 4, 10, 3),</text:p>
      <text:p text:style-name="Standard">(10498, 446, 95, 32, 10, 4),</text:p>
      <text:p text:style-name="Standard">(10499, 446, 175, 4, 10, 5),</text:p>
      <text:p text:style-name="Standard">(10500, 446, 163, 6, 10, 6),</text:p>
      <text:p text:style-name="Standard">(10501, 446, 110, 27, 10, 7),</text:p>
      <text:p text:style-name="Standard">(10502, 446, 183, 27, 10, 8),</text:p>
      <text:p text:style-name="Standard">(10503, 446, 179, 52, 10, 9),</text:p>
      <text:p text:style-name="Standard">(10504, 446, 140, 25, 10, 10),</text:p>
      <text:p text:style-name="Standard">(10505, 446, 181, 54, 10, 11),</text:p>
      <text:p text:style-name="Standard">(10506, 446, 158, 51, 10, 12),</text:p>
      <text:p text:style-name="Standard">(10507, 446, 170, 34, 10, 13),</text:p>
      <text:p text:style-name="Standard">(10508, 446, 137, 34, 10, 14),</text:p>
      <text:p text:style-name="Standard">(10509, 446, 119, 51, 10, 15),</text:p>
      <text:p text:style-name="Standard">(10510, 446, 160, 45, 10, 16),</text:p>
      <text:p text:style-name="Standard">(10511, 446, 189, 45, 10, 17),</text:p>
      <text:p text:style-name="Standard">(10512, 446, 105, 6, 10, 18),</text:p>
      <text:p text:style-name="Standard">(10513, 446, 156, 50, 10, 19),</text:p>
      <text:p text:style-name="Standard">(10514, 446, 177, 3, 10, 20),</text:p>
      <text:p text:style-name="Standard">(10515, 446, 172, 3, 10, 21),</text:p>
      <text:p text:style-name="Standard">(10516, 446, 123, 21, 10, 22),</text:p>
      <text:p text:style-name="Standard">(10517, 446, 173, 32, 10, 23),</text:p>
      <text:p text:style-name="Standard">(10518, 446, 112, 50, 10, 24),</text:p>
      <text:p text:style-name="Standard">(10519, 446, 102, 53, 10, 25),</text:p>
      <text:p text:style-name="Standard">(10520, 446, 176, 21, 10, 26),</text:p>
      <text:p text:style-name="Standard">(10521, 446, 191, 25, 10, 27),</text:p>
      <text:p text:style-name="Standard">(10522, 447, 182, 1, 23, 1),</text:p>
      <text:p text:style-name="Standard">(10523, 447, 137, 34, 23, 2),</text:p>
      <text:p text:style-name="Standard">(10524, 447, 105, 6, 23, 3),</text:p>
      <text:p text:style-name="Standard">(10525, 447, 170, 34, 23, 4),</text:p>
      <text:p text:style-name="Standard">(10526, 447, 123, 21, 23, 5),</text:p>
      <text:p text:style-name="Standard">(10527, 447, 176, 21, 23, 6),</text:p>
      <text:p text:style-name="Standard">(10528, 447, 163, 6, 23, 7),</text:p>
      <text:p text:style-name="Standard">(10529, 447, 183, 27, 23, 8),</text:p>
      <text:p text:style-name="Standard">(10530, 447, 156, 50, 23, 9),</text:p>
      <text:p text:style-name="Standard">(10531, 447, 119, 51, 23, 10),</text:p>
      <text:p text:style-name="Standard">(10532, 447, 112, 50, 23, 11),</text:p>
      <text:p text:style-name="Standard">(10533, 447, 77, 54, 23, 12),</text:p>
      <text:p text:style-name="Standard"><text:soft-page-break/>(10534, 447, 175, 4, 23, 13),</text:p>
      <text:p text:style-name="Standard">(10535, 447, 102, 53, 23, 14),</text:p>
      <text:p text:style-name="Standard">(10536, 447, 95, 32, 23, 15),</text:p>
      <text:p text:style-name="Standard">(10537, 447, 117, 1, 23, 16),</text:p>
      <text:p text:style-name="Standard">(10538, 447, 173, 32, 23, 17),</text:p>
      <text:p text:style-name="Standard">(10539, 447, 179, 52, 23, 18),</text:p>
      <text:p text:style-name="Standard">(10540, 447, 158, 51, 23, 19),</text:p>
      <text:p text:style-name="Standard">(10541, 447, 118, 4, 23, 20),</text:p>
      <text:p text:style-name="Standard">(10542, 447, 110, 27, 23, 21),</text:p>
      <text:p text:style-name="Standard">(10543, 447, 177, 3, 23, 22),</text:p>
      <text:p text:style-name="Standard">(10544, 447, 172, 3, 23, 23),</text:p>
      <text:p text:style-name="Standard">(10545, 447, 189, 45, 23, 24),</text:p>
      <text:p text:style-name="Standard">(10546, 447, 160, 45, 23, 25),</text:p>
      <text:p text:style-name="Standard">(10547, 447, 185, 25, 23, 26),</text:p>
      <text:p text:style-name="Standard">(10548, 447, 140, 25, 23, 27),</text:p>
      <text:p text:style-name="Standard">(10549, 448, 117, 1, 39, 1),</text:p>
      <text:p text:style-name="Standard">(10550, 448, 182, 1, 39, 2),</text:p>
      <text:p text:style-name="Standard">(10551, 448, 95, 32, 39, 3),</text:p>
      <text:p text:style-name="Standard">(10552, 448, 173, 32, 39, 4),</text:p>
      <text:p text:style-name="Standard">(10553, 448, 170, 34, 39, 5),</text:p>
      <text:p text:style-name="Standard">(10554, 448, 175, 4, 39, 6),</text:p>
      <text:p text:style-name="Standard">(10555, 448, 183, 27, 39, 7),</text:p>
      <text:p text:style-name="Standard">(10556, 448, 177, 3, 39, 8),</text:p>
      <text:p text:style-name="Standard">(10557, 448, 156, 50, 39, 9),</text:p>
      <text:p text:style-name="Standard">(10558, 448, 112, 50, 39, 10),</text:p>
      <text:p text:style-name="Standard">(10559, 448, 163, 6, 39, 11),</text:p>
      <text:p text:style-name="Standard">(10560, 448, 189, 45, 39, 12),</text:p>
      <text:p text:style-name="Standard">(10561, 448, 158, 51, 39, 13),</text:p>
      <text:p text:style-name="Standard">(10562, 448, 185, 25, 39, 14),</text:p>
      <text:p text:style-name="Standard">(10563, 448, 140, 25, 39, 15),</text:p>
      <text:p text:style-name="Standard">(10564, 448, 123, 21, 39, 16),</text:p>
      <text:p text:style-name="Standard">(10565, 448, 179, 52, 39, 17),</text:p>
      <text:p text:style-name="Standard">(10566, 448, 119, 51, 39, 18),</text:p>
      <text:p text:style-name="Standard">(10567, 448, 110, 27, 39, 19),</text:p>
      <text:p text:style-name="Standard">(10568, 448, 172, 3, 39, 20),</text:p>
      <text:p text:style-name="Standard">(10569, 448, 118, 4, 39, 21),</text:p>
      <text:p text:style-name="Standard">(10570, 448, 181, 54, 39, 22),</text:p>
      <text:p text:style-name="Standard">(10571, 448, 102, 53, 39, 23),</text:p>
      <text:p text:style-name="Standard">(10572, 448, 176, 21, 39, 24),</text:p>
      <text:p text:style-name="Standard">(10573, 448, 137, 34, 39, 25),</text:p>
      <text:p text:style-name="Standard">(10574, 448, 160, 45, 39, 26),</text:p>
      <text:p text:style-name="Standard">(10575, 448, 105, 6, 39, 27),</text:p>
      <text:p text:style-name="Standard">(10576, 449, 182, 1, 14, 1),</text:p>
      <text:p text:style-name="Standard">(10577, 449, 105, 6, 14, 2),</text:p>
      <text:p text:style-name="Standard">(10578, 449, 119, 51, 14, 3),</text:p>
      <text:p text:style-name="Standard">(10579, 449, 140, 53, 14, 4),</text:p>
      <text:p text:style-name="Standard">(10580, 449, 189, 45, 14, 5),</text:p>
      <text:p text:style-name="Standard">(10581, 449, 77, 54, 14, 6),</text:p>
      <text:p text:style-name="Standard">(10582, 449, 160, 45, 14, 7),</text:p>
      <text:p text:style-name="Standard">(10583, 449, 179, 52, 14, 8),</text:p>
      <text:p text:style-name="Standard">(10584, 449, 158, 51, 14, 9),</text:p>
      <text:p text:style-name="Standard">(10585, 449, 123, 21, 14, 10),</text:p>
      <text:p text:style-name="Standard"><text:soft-page-break/>(10586, 449, 175, 4, 14, 11),</text:p>
      <text:p text:style-name="Standard">(10587, 449, 170, 34, 14, 12),</text:p>
      <text:p text:style-name="Standard">(10588, 449, 176, 21, 14, 13),</text:p>
      <text:p text:style-name="Standard">(10589, 449, 118, 4, 14, 14),</text:p>
      <text:p text:style-name="Standard">(10590, 449, 156, 50, 14, 15),</text:p>
      <text:p text:style-name="Standard">(10591, 449, 137, 34, 14, 16),</text:p>
      <text:p text:style-name="Standard">(10592, 449, 173, 32, 14, 17),</text:p>
      <text:p text:style-name="Standard">(10593, 449, 95, 32, 14, 18),</text:p>
      <text:p text:style-name="Standard">(10594, 449, 172, 3, 14, 19),</text:p>
      <text:p text:style-name="Standard">(10595, 449, 177, 3, 14, 20),</text:p>
      <text:p text:style-name="Standard">(10596, 449, 110, 27, 14, 21),</text:p>
      <text:p text:style-name="Standard">(10597, 449, 183, 27, 14, 22),</text:p>
      <text:p text:style-name="Standard">(10598, 449, 112, 50, 14, 23),</text:p>
      <text:p text:style-name="Standard">(10599, 449, 163, 6, 14, 24),</text:p>
      <text:p text:style-name="Standard">(10600, 449, 117, 1, 14, 25),</text:p>
      <text:p text:style-name="Standard">(10601, 449, 181, 54, 14, 26),</text:p>
      <text:p text:style-name="Standard">(10602, 449, 94, 53, 14, 27),</text:p>
      <text:p text:style-name="Standard">(10603, 450, 117, 1, 20, 1),</text:p>
      <text:p text:style-name="Standard">(10604, 450, 105, 6, 20, 2),</text:p>
      <text:p text:style-name="Standard">(10605, 450, 137, 34, 20, 3),</text:p>
      <text:p text:style-name="Standard">(10606, 450, 182, 1, 20, 4),</text:p>
      <text:p text:style-name="Standard">(10607, 450, 163, 6, 20, 5),</text:p>
      <text:p text:style-name="Standard">(10608, 450, 119, 51, 20, 6),</text:p>
      <text:p text:style-name="Standard">(10609, 450, 110, 27, 20, 7),</text:p>
      <text:p text:style-name="Standard">(10610, 450, 184, 52, 20, 8),</text:p>
      <text:p text:style-name="Standard">(10611, 450, 123, 21, 20, 9),</text:p>
      <text:p text:style-name="Standard">(10612, 450, 183, 27, 20, 10),</text:p>
      <text:p text:style-name="Standard">(10613, 450, 118, 4, 20, 11),</text:p>
      <text:p text:style-name="Standard">(10614, 450, 189, 45, 20, 12),</text:p>
      <text:p text:style-name="Standard">(10615, 450, 170, 34, 20, 13),</text:p>
      <text:p text:style-name="Standard">(10616, 450, 95, 32, 20, 14),</text:p>
      <text:p text:style-name="Standard">(10617, 450, 175, 4, 20, 15),</text:p>
      <text:p text:style-name="Standard">(10618, 450, 158, 51, 20, 16),</text:p>
      <text:p text:style-name="Standard">(10619, 450, 112, 50, 20, 17),</text:p>
      <text:p text:style-name="Standard">(10620, 450, 156, 50, 20, 18),</text:p>
      <text:p text:style-name="Standard">(10621, 450, 172, 3, 20, 19),</text:p>
      <text:p text:style-name="Standard">(10622, 450, 173, 32, 20, 20),</text:p>
      <text:p text:style-name="Standard">(10623, 450, 140, 53, 20, 21),</text:p>
      <text:p text:style-name="Standard">(10624, 450, 177, 3, 20, 22),</text:p>
      <text:p text:style-name="Standard">(10625, 450, 102, 53, 20, 23),</text:p>
      <text:p text:style-name="Standard">(10626, 450, 176, 21, 20, 24),</text:p>
      <text:p text:style-name="Standard">(10627, 450, 77, 54, 20, 25),</text:p>
      <text:p text:style-name="Standard">(10628, 450, 160, 45, 20, 26),</text:p>
      <text:p text:style-name="Standard">(10629, 451, 117, 1, 27, 1),</text:p>
      <text:p text:style-name="Standard">(10630, 451, 182, 1, 27, 2),</text:p>
      <text:p text:style-name="Standard">(10631, 451, 102, 53, 27, 3),</text:p>
      <text:p text:style-name="Standard">(10632, 451, 105, 6, 27, 4),</text:p>
      <text:p text:style-name="Standard">(10633, 451, 173, 32, 27, 5),</text:p>
      <text:p text:style-name="Standard">(10634, 451, 137, 34, 27, 6),</text:p>
      <text:p text:style-name="Standard">(10635, 451, 175, 4, 27, 7),</text:p>
      <text:p text:style-name="Standard">(10636, 451, 119, 51, 27, 8),</text:p>
      <text:p text:style-name="Standard">(10637, 451, 163, 6, 27, 9),</text:p>
      <text:p text:style-name="Standard"><text:soft-page-break/>(10638, 451, 181, 34, 27, 10),</text:p>
      <text:p text:style-name="Standard">(10639, 451, 140, 53, 27, 11),</text:p>
      <text:p text:style-name="Standard">(10640, 451, 110, 27, 27, 12),</text:p>
      <text:p text:style-name="Standard">(10641, 451, 77, 54, 27, 13),</text:p>
      <text:p text:style-name="Standard">(10642, 451, 172, 3, 27, 14),</text:p>
      <text:p text:style-name="Standard">(10643, 451, 184, 52, 27, 15),</text:p>
      <text:p text:style-name="Standard">(10644, 451, 189, 45, 27, 16),</text:p>
      <text:p text:style-name="Standard">(10645, 451, 158, 51, 27, 17),</text:p>
      <text:p text:style-name="Standard">(10646, 451, 160, 45, 27, 18),</text:p>
      <text:p text:style-name="Standard">(10647, 451, 95, 32, 27, 19),</text:p>
      <text:p text:style-name="Standard">(10648, 451, 118, 4, 27, 20),</text:p>
      <text:p text:style-name="Standard">(10649, 451, 166, 4, 27, 21),</text:p>
      <text:p text:style-name="Standard">(10650, 451, 177, 3, 27, 22),</text:p>
      <text:p text:style-name="Standard">(10651, 451, 183, 27, 27, 23),</text:p>
      <text:p text:style-name="Standard">(10652, 451, 123, 21, 27, 24),</text:p>
      <text:p text:style-name="Standard">(10653, 451, 156, 50, 27, 25),</text:p>
      <text:p text:style-name="Standard">(10654, 451, 176, 21, 27, 26),</text:p>
      <text:p text:style-name="Standard">(10655, 451, 112, 50, 27, 27),</text:p>
      <text:p text:style-name="Standard">(10656, 452, 137, 34, 36, 1),</text:p>
      <text:p text:style-name="Standard">(10657, 452, 182, 1, 36, 2),</text:p>
      <text:p text:style-name="Standard">(10658, 452, 172, 3, 36, 3),</text:p>
      <text:p text:style-name="Standard">(10659, 452, 175, 6, 36, 4),</text:p>
      <text:p text:style-name="Standard">(10660, 452, 176, 21, 36, 5),</text:p>
      <text:p text:style-name="Standard">(10661, 452, 117, 4, 36, 6),</text:p>
      <text:p text:style-name="Standard">(10662, 452, 118, 53, 36, 7),</text:p>
      <text:p text:style-name="Standard">(10663, 452, 192, 21, 36, 8),</text:p>
      <text:p text:style-name="Standard">(10664, 452, 163, 6, 36, 9),</text:p>
      <text:p text:style-name="Standard">(10665, 452, 193, 25, 36, 10),</text:p>
      <text:p text:style-name="Standard">(10666, 452, 95, 32, 36, 11),</text:p>
      <text:p text:style-name="Standard">(10667, 452, 188, 55, 36, 12),</text:p>
      <text:p text:style-name="Standard">(10668, 452, 194, 50, 36, 13),</text:p>
      <text:p text:style-name="Standard">(10669, 452, 181, 54, 36, 14),</text:p>
      <text:p text:style-name="Standard">(10670, 452, 177, 3, 36, 15),</text:p>
      <text:p text:style-name="Standard">(10671, 452, 173, 32, 36, 16),</text:p>
      <text:p text:style-name="Standard">(10672, 452, 195, 55, 36, 17),</text:p>
      <text:p text:style-name="Standard">(10673, 452, 158, 4, 36, 18),</text:p>
      <text:p text:style-name="Standard">(10674, 452, 187, 1, 36, 19),</text:p>
      <text:p text:style-name="Standard">(10675, 452, 196, 27, 36, 20),</text:p>
      <text:p text:style-name="Standard">(10676, 452, 184, 51, 36, 21),</text:p>
      <text:p text:style-name="Standard">(10677, 452, 197, 27, 36, 22),</text:p>
      <text:p text:style-name="Standard">(10678, 452, 119, 34, 36, 23),</text:p>
      <text:p text:style-name="Standard">(10679, 452, 190, 45, 36, 24),</text:p>
      <text:p text:style-name="Standard">(10680, 452, 152, 53, 36, 25),</text:p>
      <text:p text:style-name="Standard">(10681, 452, 105, 25, 36, 26),</text:p>
      <text:p text:style-name="Standard">(10682, 452, 110, 51, 36, 27),</text:p>
      <text:p text:style-name="Standard">(10683, 452, 160, 45, 36, 28),</text:p>
      <text:p text:style-name="Standard">(10684, 453, 187, 1, 43, 1),</text:p>
      <text:p text:style-name="Standard">(10685, 453, 182, 1, 43, 2),</text:p>
      <text:p text:style-name="Standard">(10686, 453, 163, 6, 43, 3),</text:p>
      <text:p text:style-name="Standard">(10687, 453, 172, 3, 43, 4),</text:p>
      <text:p text:style-name="Standard">(10688, 453, 176, 21, 43, 5),</text:p>
      <text:p text:style-name="Standard">(10689, 453, 188, 55, 43, 6),</text:p>
      <text:p text:style-name="Standard"><text:soft-page-break/>(10690, 453, 196, 27, 43, 7),</text:p>
      <text:p text:style-name="Standard">(10691, 453, 193, 25, 43, 8),</text:p>
      <text:p text:style-name="Standard">(10692, 453, 105, 25, 43, 9),</text:p>
      <text:p text:style-name="Standard">(10693, 453, 119, 34, 43, 10),</text:p>
      <text:p text:style-name="Standard">(10694, 453, 117, 4, 43, 11),</text:p>
      <text:p text:style-name="Standard">(10695, 453, 95, 32, 43, 12),</text:p>
      <text:p text:style-name="Standard">(10696, 453, 158, 4, 43, 13),</text:p>
      <text:p text:style-name="Standard">(10697, 453, 178, 21, 43, 14),</text:p>
      <text:p text:style-name="Standard">(10698, 453, 137, 34, 43, 15),</text:p>
      <text:p text:style-name="Standard">(10699, 453, 110, 51, 43, 16),</text:p>
      <text:p text:style-name="Standard">(10700, 453, 173, 32, 43, 17),</text:p>
      <text:p text:style-name="Standard">(10701, 453, 195, 55, 43, 18),</text:p>
      <text:p text:style-name="Standard">(10702, 453, 197, 27, 43, 19),</text:p>
      <text:p text:style-name="Standard">(10703, 453, 152, 53, 43, 20),</text:p>
      <text:p text:style-name="Standard">(10704, 453, 184, 51, 43, 21),</text:p>
      <text:p text:style-name="Standard">(10705, 453, 175, 6, 43, 22),</text:p>
      <text:p text:style-name="Standard">(10706, 453, 177, 3, 43, 23),</text:p>
      <text:p text:style-name="Standard">(10707, 453, 194, 50, 43, 24),</text:p>
      <text:p text:style-name="Standard">(10708, 453, 118, 53, 43, 25),</text:p>
      <text:p text:style-name="Standard">(10709, 453, 181, 54, 43, 26),</text:p>
      <text:p text:style-name="Standard">(10710, 453, 190, 45, 43, 27),</text:p>
      <text:p text:style-name="Standard">(10711, 453, 160, 45, 43, 28),</text:p>
      <text:p text:style-name="Standard">(10712, 454, 117, 4, 34, 1),</text:p>
      <text:p text:style-name="Standard">(10713, 454, 137, 34, 34, 2),</text:p>
      <text:p text:style-name="Standard">(10714, 454, 158, 4, 34, 3),</text:p>
      <text:p text:style-name="Standard">(10715, 454, 175, 6, 34, 4),</text:p>
      <text:p text:style-name="Standard">(10716, 454, 177, 3, 34, 5),</text:p>
      <text:p text:style-name="Standard">(10717, 454, 172, 3, 34, 6),</text:p>
      <text:p text:style-name="Standard">(10718, 454, 163, 6, 34, 7),</text:p>
      <text:p text:style-name="Standard">(10719, 454, 105, 25, 34, 8),</text:p>
      <text:p text:style-name="Standard">(10720, 454, 197, 27, 34, 9),</text:p>
      <text:p text:style-name="Standard">(10721, 454, 176, 21, 34, 10),</text:p>
      <text:p text:style-name="Standard">(10722, 454, 188, 55, 34, 11),</text:p>
      <text:p text:style-name="Standard">(10723, 454, 110, 51, 34, 12),</text:p>
      <text:p text:style-name="Standard">(10724, 454, 152, 53, 34, 13),</text:p>
      <text:p text:style-name="Standard">(10725, 454, 196, 27, 34, 14),</text:p>
      <text:p text:style-name="Standard">(10726, 454, 190, 45, 34, 15),</text:p>
      <text:p text:style-name="Standard">(10727, 454, 181, 54, 34, 16),</text:p>
      <text:p text:style-name="Standard">(10728, 454, 182, 1, 34, 17),</text:p>
      <text:p text:style-name="Standard">(10729, 454, 184, 51, 34, 18),</text:p>
      <text:p text:style-name="Standard">(10730, 454, 192, 21, 34, 19),</text:p>
      <text:p text:style-name="Standard">(10731, 454, 195, 55, 34, 20),</text:p>
      <text:p text:style-name="Standard">(10732, 454, 193, 25, 34, 21),</text:p>
      <text:p text:style-name="Standard">(10733, 454, 173, 32, 34, 22),</text:p>
      <text:p text:style-name="Standard">(10734, 454, 119, 34, 34, 23),</text:p>
      <text:p text:style-name="Standard">(10735, 454, 118, 53, 34, 24),</text:p>
      <text:p text:style-name="Standard">(10736, 454, 95, 32, 34, 25),</text:p>
      <text:p text:style-name="Standard">(10737, 454, 187, 1, 34, 26),</text:p>
      <text:p text:style-name="Standard">(10738, 454, 194, 50, 34, 27),</text:p>
      <text:p text:style-name="Standard">(10739, 454, 160, 45, 34, 28),</text:p>
      <text:p text:style-name="Standard">(10740, 454, 168, 50, 34, 29),</text:p>
      <text:p text:style-name="Standard">(10741, 455, 175, 6, 21, 1),</text:p>
      <text:p text:style-name="Standard"><text:soft-page-break/>(10742, 455, 117, 4, 21, 2),</text:p>
      <text:p text:style-name="Standard">(10743, 455, 163, 6, 21, 3),</text:p>
      <text:p text:style-name="Standard">(10744, 455, 177, 3, 21, 4),</text:p>
      <text:p text:style-name="Standard">(10745, 455, 187, 1, 21, 5),</text:p>
      <text:p text:style-name="Standard">(10746, 455, 176, 21, 21, 6),</text:p>
      <text:p text:style-name="Standard">(10747, 455, 172, 3, 21, 7),</text:p>
      <text:p text:style-name="Standard">(10748, 455, 192, 21, 21, 8),</text:p>
      <text:p text:style-name="Standard">(10749, 455, 196, 27, 21, 9),</text:p>
      <text:p text:style-name="Standard">(10750, 455, 184, 51, 21, 10),</text:p>
      <text:p text:style-name="Standard">(10751, 455, 181, 54, 21, 11),</text:p>
      <text:p text:style-name="Standard">(10752, 455, 95, 32, 21, 12),</text:p>
      <text:p text:style-name="Standard">(10753, 455, 119, 34, 21, 13),</text:p>
      <text:p text:style-name="Standard">(10754, 455, 110, 51, 21, 14),</text:p>
      <text:p text:style-name="Standard">(10755, 455, 173, 32, 21, 15),</text:p>
      <text:p text:style-name="Standard">(10756, 455, 137, 34, 21, 16),</text:p>
      <text:p text:style-name="Standard">(10757, 455, 197, 27, 21, 17),</text:p>
      <text:p text:style-name="Standard">(10758, 455, 193, 25, 21, 18),</text:p>
      <text:p text:style-name="Standard">(10759, 455, 118, 53, 21, 19),</text:p>
      <text:p text:style-name="Standard">(10760, 455, 190, 45, 21, 20),</text:p>
      <text:p text:style-name="Standard">(10761, 455, 152, 53, 21, 21),</text:p>
      <text:p text:style-name="Standard">(10762, 455, 182, 1, 21, 22),</text:p>
      <text:p text:style-name="Standard">(10763, 455, 188, 55, 21, 23),</text:p>
      <text:p text:style-name="Standard">(10764, 455, 105, 25, 21, 24),</text:p>
      <text:p text:style-name="Standard">(10765, 455, 195, 55, 21, 25),</text:p>
      <text:p text:style-name="Standard">(10766, 455, 158, 4, 21, 26),</text:p>
      <text:p text:style-name="Standard">(10767, 455, 194, 50, 21, 27),</text:p>
      <text:p text:style-name="Standard">(10768, 455, 160, 45, 21, 28),</text:p>
      <text:p text:style-name="Standard">(10769, 456, 177, 3, 6, 1),</text:p>
      <text:p text:style-name="Standard">(10770, 456, 137, 34, 6, 2),</text:p>
      <text:p text:style-name="Standard">(10771, 456, 117, 4, 6, 3),</text:p>
      <text:p text:style-name="Standard">(10772, 456, 175, 6, 6, 4),</text:p>
      <text:p text:style-name="Standard">(10773, 456, 193, 25, 6, 5),</text:p>
      <text:p text:style-name="Standard">(10774, 456, 184, 51, 6, 6),</text:p>
      <text:p text:style-name="Standard">(10775, 456, 192, 21, 6, 7),</text:p>
      <text:p text:style-name="Standard">(10776, 456, 119, 34, 6, 8),</text:p>
      <text:p text:style-name="Standard">(10777, 456, 172, 3, 6, 9),</text:p>
      <text:p text:style-name="Standard">(10778, 456, 176, 21, 6, 10),</text:p>
      <text:p text:style-name="Standard">(10779, 456, 118, 53, 6, 11),</text:p>
      <text:p text:style-name="Standard">(10780, 456, 173, 32, 6, 12),</text:p>
      <text:p text:style-name="Standard">(10781, 456, 197, 27, 6, 13),</text:p>
      <text:p text:style-name="Standard">(10782, 456, 158, 4, 6, 14),</text:p>
      <text:p text:style-name="Standard">(10783, 456, 110, 51, 6, 15),</text:p>
      <text:p text:style-name="Standard">(10784, 456, 163, 6, 6, 16),</text:p>
      <text:p text:style-name="Standard">(10785, 456, 196, 27, 6, 17),</text:p>
      <text:p text:style-name="Standard">(10786, 456, 181, 54, 6, 18),</text:p>
      <text:p text:style-name="Standard">(10787, 456, 105, 25, 6, 19),</text:p>
      <text:p text:style-name="Standard">(10788, 456, 95, 32, 6, 20),</text:p>
      <text:p text:style-name="Standard">(10789, 456, 152, 53, 6, 21),</text:p>
      <text:p text:style-name="Standard">(10790, 456, 182, 1, 6, 22),</text:p>
      <text:p text:style-name="Standard">(10791, 456, 187, 1, 6, 23),</text:p>
      <text:p text:style-name="Standard">(10792, 456, 190, 45, 6, 24),</text:p>
      <text:p text:style-name="Standard">(10793, 456, 194, 50, 6, 25),</text:p>
      <text:p text:style-name="Standard"><text:soft-page-break/>(10794, 456, 160, 45, 6, 26),</text:p>
      <text:p text:style-name="Standard">(10795, 456, 188, 55, 6, 27),</text:p>
      <text:p text:style-name="Standard">(10796, 456, 195, 55, 6, 28),</text:p>
      <text:p text:style-name="Standard">(10797, 457, 117, 4, 13, 1),</text:p>
      <text:p text:style-name="Standard">(10798, 457, 175, 6, 13, 2),</text:p>
      <text:p text:style-name="Standard">(10799, 457, 158, 4, 13, 3),</text:p>
      <text:p text:style-name="Standard">(10800, 457, 137, 34, 13, 4),</text:p>
      <text:p text:style-name="Standard">(10801, 457, 177, 3, 13, 5),</text:p>
      <text:p text:style-name="Standard">(10802, 457, 172, 3, 13, 6),</text:p>
      <text:p text:style-name="Standard">(10803, 457, 118, 53, 13, 7),</text:p>
      <text:p text:style-name="Standard">(10804, 457, 152, 53, 13, 8),</text:p>
      <text:p text:style-name="Standard">(10805, 457, 173, 32, 13, 9),</text:p>
      <text:p text:style-name="Standard">(10806, 457, 188, 55, 13, 10),</text:p>
      <text:p text:style-name="Standard">(10807, 457, 176, 21, 13, 11),</text:p>
      <text:p text:style-name="Standard">(10808, 457, 193, 25, 13, 12),</text:p>
      <text:p text:style-name="Standard">(10809, 457, 196, 27, 13, 13),</text:p>
      <text:p text:style-name="Standard">(10810, 457, 105, 25, 13, 14),</text:p>
      <text:p text:style-name="Standard">(10811, 457, 182, 1, 13, 15),</text:p>
      <text:p text:style-name="Standard">(10812, 457, 95, 32, 13, 16),</text:p>
      <text:p text:style-name="Standard">(10813, 457, 110, 51, 13, 17),</text:p>
      <text:p text:style-name="Standard">(10814, 457, 195, 55, 13, 18),</text:p>
      <text:p text:style-name="Standard">(10815, 457, 163, 6, 13, 19),</text:p>
      <text:p text:style-name="Standard">(10816, 457, 190, 45, 13, 20),</text:p>
      <text:p text:style-name="Standard">(10817, 457, 181, 54, 13, 21),</text:p>
      <text:p text:style-name="Standard">(10818, 457, 187, 1, 13, 22),</text:p>
      <text:p text:style-name="Standard">(10819, 457, 197, 27, 13, 23),</text:p>
      <text:p text:style-name="Standard">(10820, 457, 123, 21, 13, 24),</text:p>
      <text:p text:style-name="Standard">(10821, 457, 184, 51, 13, 25),</text:p>
      <text:p text:style-name="Standard">(10822, 457, 119, 34, 13, 26),</text:p>
      <text:p text:style-name="Standard">(10823, 457, 160, 45, 13, 27),</text:p>
      <text:p text:style-name="Standard">(10824, 457, 194, 50, 13, 28),</text:p>
      <text:p text:style-name="Standard">(10825, 458, 105, 25, 37, 1),</text:p>
      <text:p text:style-name="Standard">(10826, 458, 177, 3, 37, 2),</text:p>
      <text:p text:style-name="Standard">(10827, 458, 187, 1, 37, 3),</text:p>
      <text:p text:style-name="Standard">(10828, 458, 137, 34, 37, 4),</text:p>
      <text:p text:style-name="Standard">(10829, 458, 172, 3, 37, 5),</text:p>
      <text:p text:style-name="Standard">(10830, 458, 95, 32, 37, 6),</text:p>
      <text:p text:style-name="Standard">(10831, 458, 123, 21, 37, 7),</text:p>
      <text:p text:style-name="Standard">(10832, 458, 117, 4, 37, 8),</text:p>
      <text:p text:style-name="Standard">(10833, 458, 152, 53, 37, 9),</text:p>
      <text:p text:style-name="Standard">(10834, 458, 196, 27, 37, 10),</text:p>
      <text:p text:style-name="Standard">(10835, 458, 176, 21, 37, 11),</text:p>
      <text:p text:style-name="Standard">(10836, 458, 184, 51, 37, 12),</text:p>
      <text:p text:style-name="Standard">(10837, 458, 182, 1, 37, 13),</text:p>
      <text:p text:style-name="Standard">(10838, 458, 195, 55, 37, 14),</text:p>
      <text:p text:style-name="Standard">(10839, 458, 188, 55, 37, 15),</text:p>
      <text:p text:style-name="Standard">(10840, 458, 110, 51, 37, 16),</text:p>
      <text:p text:style-name="Standard">(10841, 458, 163, 6, 37, 17),</text:p>
      <text:p text:style-name="Standard">(10842, 458, 193, 25, 37, 18),</text:p>
      <text:p text:style-name="Standard">(10843, 458, 197, 27, 37, 19),</text:p>
      <text:p text:style-name="Standard">(10844, 458, 181, 54, 37, 20),</text:p>
      <text:p text:style-name="Standard">(10845, 458, 118, 53, 37, 21),</text:p>
      <text:p text:style-name="Standard"><text:soft-page-break/>(10846, 458, 119, 34, 37, 22),</text:p>
      <text:p text:style-name="Standard">(10847, 458, 173, 32, 37, 23),</text:p>
      <text:p text:style-name="Standard">(10848, 458, 158, 4, 37, 24),</text:p>
      <text:p text:style-name="Standard">(10849, 458, 160, 45, 37, 25),</text:p>
      <text:p text:style-name="Standard">(10850, 458, 175, 6, 37, 26),</text:p>
      <text:p text:style-name="Standard">(10851, 458, 190, 45, 37, 27),</text:p>
      <text:p text:style-name="Standard">(10852, 459, 163, 6, 7, 1),</text:p>
      <text:p text:style-name="Standard">(10853, 459, 158, 4, 7, 2),</text:p>
      <text:p text:style-name="Standard">(10854, 459, 175, 6, 7, 3),</text:p>
      <text:p text:style-name="Standard">(10855, 459, 177, 3, 7, 4),</text:p>
      <text:p text:style-name="Standard">(10856, 459, 117, 4, 7, 5),</text:p>
      <text:p text:style-name="Standard">(10857, 459, 187, 1, 7, 6),</text:p>
      <text:p text:style-name="Standard">(10858, 459, 123, 21, 7, 7),</text:p>
      <text:p text:style-name="Standard">(10859, 459, 105, 25, 7, 8),</text:p>
      <text:p text:style-name="Standard">(10860, 459, 181, 54, 7, 9),</text:p>
      <text:p text:style-name="Standard">(10861, 459, 184, 51, 7, 10),</text:p>
      <text:p text:style-name="Standard">(10862, 459, 193, 25, 7, 11),</text:p>
      <text:p text:style-name="Standard">(10863, 459, 119, 34, 7, 12),</text:p>
      <text:p text:style-name="Standard">(10864, 459, 118, 53, 7, 13),</text:p>
      <text:p text:style-name="Standard">(10865, 459, 152, 53, 7, 14),</text:p>
      <text:p text:style-name="Standard">(10866, 459, 95, 32, 7, 15),</text:p>
      <text:p text:style-name="Standard">(10867, 459, 110, 51, 7, 16),</text:p>
      <text:p text:style-name="Standard">(10868, 459, 172, 3, 7, 17),</text:p>
      <text:p text:style-name="Standard">(10869, 459, 196, 27, 7, 18),</text:p>
      <text:p text:style-name="Standard">(10870, 459, 195, 55, 7, 19),</text:p>
      <text:p text:style-name="Standard">(10871, 459, 190, 45, 7, 20),</text:p>
      <text:p text:style-name="Standard">(10872, 459, 188, 55, 7, 21),</text:p>
      <text:p text:style-name="Standard">(10873, 459, 137, 34, 7, 22),</text:p>
      <text:p text:style-name="Standard">(10874, 459, 182, 1, 7, 23),</text:p>
      <text:p text:style-name="Standard">(10875, 459, 173, 32, 7, 24),</text:p>
      <text:p text:style-name="Standard">(10876, 459, 176, 21, 7, 25),</text:p>
      <text:p text:style-name="Standard">(10877, 459, 197, 27, 7, 26),</text:p>
      <text:p text:style-name="Standard">(10878, 459, 198, 50, 7, 27),</text:p>
      <text:p text:style-name="Standard">(10879, 459, 160, 45, 7, 28),</text:p>
      <text:p text:style-name="Standard">(10880, 460, 117, 4, 9, 1),</text:p>
      <text:p text:style-name="Standard">(10881, 460, 137, 34, 9, 2),</text:p>
      <text:p text:style-name="Standard">(10882, 460, 175, 6, 9, 3),</text:p>
      <text:p text:style-name="Standard">(10883, 460, 95, 32, 9, 4),</text:p>
      <text:p text:style-name="Standard">(10884, 460, 163, 6, 9, 5),</text:p>
      <text:p text:style-name="Standard">(10885, 460, 182, 1, 9, 6),</text:p>
      <text:p text:style-name="Standard">(10886, 460, 184, 51, 9, 7),</text:p>
      <text:p text:style-name="Standard">(10887, 460, 110, 51, 9, 8),</text:p>
      <text:p text:style-name="Standard">(10888, 460, 187, 1, 9, 9),</text:p>
      <text:p text:style-name="Standard">(10889, 460, 197, 27, 9, 10),</text:p>
      <text:p text:style-name="Standard">(10890, 460, 177, 3, 9, 11),</text:p>
      <text:p text:style-name="Standard">(10891, 460, 172, 3, 9, 12),</text:p>
      <text:p text:style-name="Standard">(10892, 460, 105, 25, 9, 13),</text:p>
      <text:p text:style-name="Standard">(10893, 460, 193, 25, 9, 14),</text:p>
      <text:p text:style-name="Standard">(10894, 460, 123, 21, 9, 15),</text:p>
      <text:p text:style-name="Standard">(10895, 460, 195, 55, 9, 16),</text:p>
      <text:p text:style-name="Standard">(10896, 460, 176, 21, 9, 17),</text:p>
      <text:p text:style-name="Standard">(10897, 460, 181, 54, 9, 18),</text:p>
      <text:p text:style-name="Standard"><text:soft-page-break/>(10898, 460, 196, 27, 9, 19),</text:p>
      <text:p text:style-name="Standard">(10899, 460, 160, 45, 9, 20),</text:p>
      <text:p text:style-name="Standard">(10900, 460, 118, 53, 9, 21),</text:p>
      <text:p text:style-name="Standard">(10901, 460, 119, 34, 9, 22),</text:p>
      <text:p text:style-name="Standard">(10902, 460, 140, 52, 9, 23),</text:p>
      <text:p text:style-name="Standard">(10903, 460, 158, 4, 9, 24),</text:p>
      <text:p text:style-name="Standard">(10904, 460, 152, 53, 9, 25),</text:p>
      <text:p text:style-name="Standard">(10905, 460, 173, 32, 9, 26),</text:p>
      <text:p text:style-name="Standard">(10906, 460, 188, 55, 9, 27),</text:p>
      <text:p text:style-name="Standard">(10907, 460, 190, 45, 9, 28),</text:p>
      <text:p text:style-name="Standard">(10908, 460, 186, 50, 9, 29),</text:p>
      <text:p text:style-name="Standard">(10909, 461, 163, 6, 10, 1),</text:p>
      <text:p text:style-name="Standard">(10910, 461, 110, 51, 10, 2),</text:p>
      <text:p text:style-name="Standard">(10911, 461, 119, 34, 10, 3),</text:p>
      <text:p text:style-name="Standard">(10912, 461, 117, 4, 10, 4),</text:p>
      <text:p text:style-name="Standard">(10913, 461, 187, 1, 10, 5),</text:p>
      <text:p text:style-name="Standard">(10914, 461, 172, 3, 10, 6),</text:p>
      <text:p text:style-name="Standard">(10915, 461, 176, 21, 10, 7),</text:p>
      <text:p text:style-name="Standard">(10916, 461, 197, 27, 10, 8),</text:p>
      <text:p text:style-name="Standard">(10917, 461, 123, 21, 10, 9),</text:p>
      <text:p text:style-name="Standard">(10918, 461, 177, 3, 10, 10),</text:p>
      <text:p text:style-name="Standard">(10919, 461, 188, 55, 10, 11),</text:p>
      <text:p text:style-name="Standard">(10920, 461, 193, 25, 10, 12),</text:p>
      <text:p text:style-name="Standard">(10921, 461, 137, 34, 10, 13),</text:p>
      <text:p text:style-name="Standard">(10922, 461, 182, 1, 10, 14),</text:p>
      <text:p text:style-name="Standard">(10923, 461, 158, 4, 10, 15),</text:p>
      <text:p text:style-name="Standard">(10924, 461, 160, 45, 10, 16),</text:p>
      <text:p text:style-name="Standard">(10925, 461, 196, 27, 10, 17),</text:p>
      <text:p text:style-name="Standard">(10926, 461, 184, 51, 10, 18),</text:p>
      <text:p text:style-name="Standard">(10927, 461, 152, 53, 10, 19),</text:p>
      <text:p text:style-name="Standard">(10928, 461, 118, 53, 10, 20),</text:p>
      <text:p text:style-name="Standard">(10929, 461, 140, 52, 10, 21),</text:p>
      <text:p text:style-name="Standard">(10930, 461, 175, 6, 10, 22),</text:p>
      <text:p text:style-name="Standard">(10931, 461, 173, 32, 10, 23),</text:p>
      <text:p text:style-name="Standard">(10932, 461, 105, 25, 10, 24),</text:p>
      <text:p text:style-name="Standard">(10933, 461, 95, 32, 10, 25),</text:p>
      <text:p text:style-name="Standard">(10934, 461, 195, 55, 10, 26),</text:p>
      <text:p text:style-name="Standard">(10935, 461, 186, 50, 10, 27),</text:p>
      <text:p text:style-name="Standard">(10936, 461, 190, 45, 10, 28),</text:p>
      <text:p text:style-name="Standard">(10937, 461, 181, 54, 10, 29),</text:p>
      <text:p text:style-name="Standard">(10938, 462, 117, 4, 23, 1),</text:p>
      <text:p text:style-name="Standard">(10939, 462, 163, 6, 23, 2),</text:p>
      <text:p text:style-name="Standard">(10940, 462, 137, 34, 23, 3),</text:p>
      <text:p text:style-name="Standard">(10941, 462, 158, 4, 23, 4),</text:p>
      <text:p text:style-name="Standard">(10942, 462, 95, 32, 23, 5),</text:p>
      <text:p text:style-name="Standard">(10943, 462, 182, 1, 23, 6),</text:p>
      <text:p text:style-name="Standard">(10944, 462, 197, 27, 23, 7),</text:p>
      <text:p text:style-name="Standard">(10945, 462, 177, 3, 23, 8),</text:p>
      <text:p text:style-name="Standard">(10946, 462, 187, 1, 23, 9),</text:p>
      <text:p text:style-name="Standard">(10947, 462, 190, 45, 23, 10),</text:p>
      <text:p text:style-name="Standard">(10948, 462, 160, 45, 23, 11),</text:p>
      <text:p text:style-name="Standard">(10949, 462, 140, 52, 23, 12),</text:p>
      <text:p text:style-name="Standard"><text:soft-page-break/>(10950, 462, 123, 21, 23, 13),</text:p>
      <text:p text:style-name="Standard">(10951, 462, 181, 54, 23, 14),</text:p>
      <text:p text:style-name="Standard">(10952, 462, 110, 51, 23, 15),</text:p>
      <text:p text:style-name="Standard">(10953, 462, 175, 6, 23, 16),</text:p>
      <text:p text:style-name="Standard">(10954, 462, 119, 34, 23, 17),</text:p>
      <text:p text:style-name="Standard">(10955, 462, 195, 55, 23, 18),</text:p>
      <text:p text:style-name="Standard">(10956, 462, 172, 3, 23, 19),</text:p>
      <text:p text:style-name="Standard">(10957, 462, 184, 51, 23, 20),</text:p>
      <text:p text:style-name="Standard">(10958, 462, 105, 25, 23, 21),</text:p>
      <text:p text:style-name="Standard">(10959, 462, 118, 53, 23, 22),</text:p>
      <text:p text:style-name="Standard">(10960, 462, 152, 53, 23, 23),</text:p>
      <text:p text:style-name="Standard">(10961, 462, 173, 32, 23, 24),</text:p>
      <text:p text:style-name="Standard">(10962, 462, 176, 21, 23, 25),</text:p>
      <text:p text:style-name="Standard">(10963, 462, 193, 25, 23, 26),</text:p>
      <text:p text:style-name="Standard">(10964, 462, 196, 27, 23, 27),</text:p>
      <text:p text:style-name="Standard">(10965, 462, 188, 55, 23, 28),</text:p>
      <text:p text:style-name="Standard">(10966, 462, 186, 50, 23, 29),</text:p>
      <text:p text:style-name="Standard">(10967, 463, 163, 6, 39, 1),</text:p>
      <text:p text:style-name="Standard">(10968, 463, 175, 6, 39, 2),</text:p>
      <text:p text:style-name="Standard">(10969, 463, 187, 1, 39, 3),</text:p>
      <text:p text:style-name="Standard">(10970, 463, 118, 53, 39, 4),</text:p>
      <text:p text:style-name="Standard">(10971, 463, 184, 51, 39, 5),</text:p>
      <text:p text:style-name="Standard">(10972, 463, 105, 25, 39, 6),</text:p>
      <text:p text:style-name="Standard">(10973, 463, 140, 52, 39, 7),</text:p>
      <text:p text:style-name="Standard">(10974, 463, 176, 21, 39, 8),</text:p>
      <text:p text:style-name="Standard">(10975, 463, 119, 34, 39, 9),</text:p>
      <text:p text:style-name="Standard">(10976, 463, 196, 27, 39, 10),</text:p>
      <text:p text:style-name="Standard">(10977, 463, 190, 45, 39, 11),</text:p>
      <text:p text:style-name="Standard">(10978, 463, 195, 55, 39, 12),</text:p>
      <text:p text:style-name="Standard">(10979, 463, 152, 53, 39, 13),</text:p>
      <text:p text:style-name="Standard">(10980, 463, 123, 21, 39, 14),</text:p>
      <text:p text:style-name="Standard">(10981, 463, 177, 3, 39, 15),</text:p>
      <text:p text:style-name="Standard">(10982, 463, 181, 54, 39, 16),</text:p>
      <text:p text:style-name="Standard">(10983, 463, 137, 34, 39, 17),</text:p>
      <text:p text:style-name="Standard">(10984, 463, 117, 4, 39, 18),</text:p>
      <text:p text:style-name="Standard">(10985, 463, 158, 4, 39, 19),</text:p>
      <text:p text:style-name="Standard">(10986, 463, 172, 3, 39, 20),</text:p>
      <text:p text:style-name="Standard">(10987, 463, 95, 32, 39, 21),</text:p>
      <text:p text:style-name="Standard">(10988, 463, 182, 1, 39, 22),</text:p>
      <text:p text:style-name="Standard">(10989, 463, 193, 25, 39, 23),</text:p>
      <text:p text:style-name="Standard">(10990, 463, 173, 32, 39, 24),</text:p>
      <text:p text:style-name="Standard">(10991, 463, 110, 51, 39, 25),</text:p>
      <text:p text:style-name="Standard">(10992, 463, 197, 27, 39, 26),</text:p>
      <text:p text:style-name="Standard">(10993, 463, 160, 45, 39, 27),</text:p>
      <text:p text:style-name="Standard">(10994, 463, 188, 55, 39, 28),</text:p>
      <text:p text:style-name="Standard">(10995, 463, 186, 50, 39, 29),</text:p>
      <text:p text:style-name="Standard">(10996, 464, 137, 34, 14, 1),</text:p>
      <text:p text:style-name="Standard">(10997, 464, 163, 6, 14, 2),</text:p>
      <text:p text:style-name="Standard">(10998, 464, 158, 4, 14, 3),</text:p>
      <text:p text:style-name="Standard">(10999, 464, 175, 6, 14, 4),</text:p>
      <text:p text:style-name="Standard">(11000, 464, 173, 32, 14, 5),</text:p>
      <text:p text:style-name="Standard">(11001, 464, 118, 53, 14, 6),</text:p>
      <text:p text:style-name="Standard"><text:soft-page-break/>(11002, 464, 152, 53, 14, 7),</text:p>
      <text:p text:style-name="Standard">(11003, 464, 95, 32, 14, 8),</text:p>
      <text:p text:style-name="Standard">(11004, 464, 197, 27, 14, 9),</text:p>
      <text:p text:style-name="Standard">(11005, 464, 176, 21, 14, 10),</text:p>
      <text:p text:style-name="Standard">(11006, 464, 177, 3, 14, 11),</text:p>
      <text:p text:style-name="Standard">(11007, 464, 188, 55, 14, 12),</text:p>
      <text:p text:style-name="Standard">(11008, 464, 195, 55, 14, 13),</text:p>
      <text:p text:style-name="Standard">(11009, 464, 190, 45, 14, 14),</text:p>
      <text:p text:style-name="Standard">(11010, 464, 193, 25, 14, 15),</text:p>
      <text:p text:style-name="Standard">(11011, 464, 123, 21, 14, 16),</text:p>
      <text:p text:style-name="Standard">(11012, 464, 181, 54, 14, 17),</text:p>
      <text:p text:style-name="Standard">(11013, 464, 105, 25, 14, 18),</text:p>
      <text:p text:style-name="Standard">(11014, 464, 117, 4, 14, 19),</text:p>
      <text:p text:style-name="Standard">(11015, 464, 182, 1, 14, 20),</text:p>
      <text:p text:style-name="Standard">(11016, 464, 187, 1, 14, 21),</text:p>
      <text:p text:style-name="Standard">(11017, 464, 160, 45, 14, 22),</text:p>
      <text:p text:style-name="Standard">(11018, 464, 184, 51, 14, 23),</text:p>
      <text:p text:style-name="Standard">(11019, 464, 140, 52, 14, 24),</text:p>
      <text:p text:style-name="Standard">(11020, 464, 119, 34, 14, 25),</text:p>
      <text:p text:style-name="Standard">(11021, 464, 110, 51, 14, 26),</text:p>
      <text:p text:style-name="Standard">(11022, 464, 196, 27, 14, 27),</text:p>
      <text:p text:style-name="Standard">(11023, 464, 172, 3, 14, 28),</text:p>
      <text:p text:style-name="Standard">(11024, 464, 186, 50, 14, 29),</text:p>
      <text:p text:style-name="Standard">(11025, 465, 137, 34, 38, 1),</text:p>
      <text:p text:style-name="Standard">(11026, 465, 117, 4, 38, 2),</text:p>
      <text:p text:style-name="Standard">(11027, 465, 95, 32, 38, 3),</text:p>
      <text:p text:style-name="Standard">(11028, 465, 110, 51, 38, 4),</text:p>
      <text:p text:style-name="Standard">(11029, 465, 118, 53, 38, 5),</text:p>
      <text:p text:style-name="Standard">(11030, 465, 152, 53, 38, 6),</text:p>
      <text:p text:style-name="Standard">(11031, 465, 119, 34, 38, 7),</text:p>
      <text:p text:style-name="Standard">(11032, 465, 181, 54, 38, 8),</text:p>
      <text:p text:style-name="Standard">(11033, 465, 163, 6, 38, 9),</text:p>
      <text:p text:style-name="Standard">(11034, 465, 158, 4, 38, 10),</text:p>
      <text:p text:style-name="Standard">(11035, 465, 123, 21, 38, 11),</text:p>
      <text:p text:style-name="Standard">(11036, 465, 195, 55, 38, 12),</text:p>
      <text:p text:style-name="Standard">(11037, 465, 156, 3, 38, 13),</text:p>
      <text:p text:style-name="Standard">(11038, 465, 140, 52, 38, 14),</text:p>
      <text:p text:style-name="Standard">(11039, 465, 196, 27, 38, 15),</text:p>
      <text:p text:style-name="Standard">(11040, 465, 175, 6, 38, 16),</text:p>
      <text:p text:style-name="Standard">(11041, 465, 105, 25, 38, 17),</text:p>
      <text:p text:style-name="Standard">(11042, 465, 160, 45, 38, 18),</text:p>
      <text:p text:style-name="Standard">(11043, 465, 176, 21, 38, 19),</text:p>
      <text:p text:style-name="Standard">(11044, 465, 177, 3, 38, 20),</text:p>
      <text:p text:style-name="Standard">(11045, 465, 184, 51, 38, 21),</text:p>
      <text:p text:style-name="Standard">(11046, 465, 187, 1, 38, 22),</text:p>
      <text:p text:style-name="Standard">(11047, 465, 193, 25, 38, 23),</text:p>
      <text:p text:style-name="Standard">(11048, 465, 182, 1, 38, 24),</text:p>
      <text:p text:style-name="Standard">(11049, 465, 173, 32, 38, 25),</text:p>
      <text:p text:style-name="Standard">(11050, 465, 197, 27, 38, 26),</text:p>
      <text:p text:style-name="Standard">(11051, 465, 186, 50, 38, 27),</text:p>
      <text:p text:style-name="Standard">(11052, 465, 190, 45, 38, 28),</text:p>
      <text:p text:style-name="Standard">(11053, 465, 172, 3, 38, 29),</text:p>
      <text:p text:style-name="Standard"><text:soft-page-break/>(11054, 466, 119, 34, 30, 1),</text:p>
      <text:p text:style-name="Standard">(11055, 466, 110, 51, 30, 2),</text:p>
      <text:p text:style-name="Standard">(11056, 466, 137, 34, 30, 3),</text:p>
      <text:p text:style-name="Standard">(11057, 466, 118, 53, 30, 4),</text:p>
      <text:p text:style-name="Standard">(11058, 466, 177, 3, 30, 5),</text:p>
      <text:p text:style-name="Standard">(11059, 466, 158, 4, 30, 6),</text:p>
      <text:p text:style-name="Standard">(11060, 466, 193, 25, 30, 7),</text:p>
      <text:p text:style-name="Standard">(11061, 466, 176, 21, 30, 8),</text:p>
      <text:p text:style-name="Standard">(11062, 466, 123, 21, 30, 9),</text:p>
      <text:p text:style-name="Standard">(11063, 466, 197, 27, 30, 10),</text:p>
      <text:p text:style-name="Standard">(11064, 466, 182, 1, 30, 11),</text:p>
      <text:p text:style-name="Standard">(11065, 466, 186, 50, 30, 12),</text:p>
      <text:p text:style-name="Standard">(11066, 466, 95, 32, 30, 13),</text:p>
      <text:p text:style-name="Standard">(11067, 466, 196, 27, 30, 14),</text:p>
      <text:p text:style-name="Standard">(11068, 466, 105, 25, 30, 15),</text:p>
      <text:p text:style-name="Standard">(11069, 466, 175, 6, 30, 16),</text:p>
      <text:p text:style-name="Standard">(11070, 466, 152, 53, 30, 17),</text:p>
      <text:p text:style-name="Standard">(11071, 466, 117, 4, 30, 18),</text:p>
      <text:p text:style-name="Standard">(11072, 466, 190, 45, 30, 19),</text:p>
      <text:p text:style-name="Standard">(11073, 466, 173, 32, 30, 20),</text:p>
      <text:p text:style-name="Standard">(11074, 466, 187, 1, 30, 21),</text:p>
      <text:p text:style-name="Standard">(11075, 466, 163, 6, 30, 22),</text:p>
      <text:p text:style-name="Standard">(11076, 466, 184, 51, 30, 23),</text:p>
      <text:p text:style-name="Standard">(11077, 466, 181, 54, 30, 24),</text:p>
      <text:p text:style-name="Standard">(11078, 466, 172, 3, 30, 25),</text:p>
      <text:p text:style-name="Standard">(11079, 466, 160, 45, 30, 26),</text:p>
      <text:p text:style-name="Standard">(11080, 467, 117, 4, 30, 1),</text:p>
      <text:p text:style-name="Standard">(11081, 467, 199, 3, 30, 2),</text:p>
      <text:p text:style-name="Standard">(11082, 467, 163, 4, 30, 3),</text:p>
      <text:p text:style-name="Standard">(11083, 467, 182, 1, 30, 4),</text:p>
      <text:p text:style-name="Standard">(11084, 467, 177, 3, 30, 5),</text:p>
      <text:p text:style-name="Standard">(11085, 467, 187, 1, 30, 6),</text:p>
      <text:p text:style-name="Standard">(11086, 467, 105, 25, 30, 7),</text:p>
      <text:p text:style-name="Standard">(11087, 467, 173, 32, 30, 8),</text:p>
      <text:p text:style-name="Standard">(11088, 467, 194, 54, 30, 9),</text:p>
      <text:p text:style-name="Standard">(11089, 467, 181, 54, 30, 10),</text:p>
      <text:p text:style-name="Standard">(11090, 467, 152, 51, 30, 11),</text:p>
      <text:p text:style-name="Standard">(11091, 467, 200, 37, 30, 12),</text:p>
      <text:p text:style-name="Standard">(11092, 467, 110, 51, 30, 13),</text:p>
      <text:p text:style-name="Standard">(11093, 467, 206, 55, 30, 14),</text:p>
      <text:p text:style-name="Standard">(11094, 467, 196, 37, 30, 15),</text:p>
      <text:p text:style-name="Standard">(11095, 467, 201, 25, 30, 16),</text:p>
      <text:p text:style-name="Standard">(11096, 467, 192, 56, 30, 17),</text:p>
      <text:p text:style-name="Standard">(11097, 467, 202, 6, 30, 18),</text:p>
      <text:p text:style-name="Standard">(11098, 467, 172, 27, 30, 19),</text:p>
      <text:p text:style-name="Standard">(11099, 467, 118, 53, 30, 20),</text:p>
      <text:p text:style-name="Standard">(11100, 467, 119, 34, 30, 21),</text:p>
      <text:p text:style-name="Standard">(11101, 467, 158, 27, 30, 22),</text:p>
      <text:p text:style-name="Standard">(11102, 467, 203, 6, 30, 23),</text:p>
      <text:p text:style-name="Standard">(11103, 467, 137, 34, 30, 24),</text:p>
      <text:p text:style-name="Standard">(11104, 467, 95, 32, 30, 25),</text:p>
      <text:p text:style-name="Standard">(11105, 467, 197, 45, 30, 26),</text:p>
      <text:p text:style-name="Standard"><text:soft-page-break/>(11106, 467, 184, 21, 30, 27),</text:p>
      <text:p text:style-name="Standard">(11107, 467, 204, 45, 30, 28),</text:p>
      <text:p text:style-name="Standard">(11108, 467, 205, 21, 30, 29),</text:p>
      <text:p text:style-name="Standard">(11109, 467, 195, 57, 30, 30),</text:p>
      <text:p text:style-name="Standard">(11110, 467, 170, 53, 30, 31),</text:p>
      <text:p text:style-name="Standard">(11111, 468, 117, 4, 36, 1),</text:p>
      <text:p text:style-name="Standard">(11112, 468, 187, 1, 36, 2),</text:p>
      <text:p text:style-name="Standard">(11113, 468, 95, 32, 36, 3),</text:p>
      <text:p text:style-name="Standard">(11114, 468, 105, 25, 36, 4),</text:p>
      <text:p text:style-name="Standard">(11115, 468, 181, 54, 36, 5),</text:p>
      <text:p text:style-name="Standard">(11116, 468, 202, 6, 36, 6),</text:p>
      <text:p text:style-name="Standard">(11117, 468, 201, 25, 36, 7),</text:p>
      <text:p text:style-name="Standard">(11118, 468, 200, 37, 36, 8),</text:p>
      <text:p text:style-name="Standard">(11119, 468, 197, 45, 36, 9),</text:p>
      <text:p text:style-name="Standard">(11120, 468, 184, 21, 36, 10),</text:p>
      <text:p text:style-name="Standard">(11121, 468, 137, 34, 36, 11),</text:p>
      <text:p text:style-name="Standard">(11122, 468, 177, 3, 36, 12),</text:p>
      <text:p text:style-name="Standard">(11123, 468, 194, 54, 36, 13),</text:p>
      <text:p text:style-name="Standard">(11124, 468, 192, 56, 36, 14),</text:p>
      <text:p text:style-name="Standard">(11125, 468, 119, 34, 36, 15),</text:p>
      <text:p text:style-name="Standard">(11126, 468, 203, 6, 36, 16),</text:p>
      <text:p text:style-name="Standard">(11127, 468, 182, 1, 36, 17),</text:p>
      <text:p text:style-name="Standard">(11128, 468, 163, 4, 36, 18),</text:p>
      <text:p text:style-name="Standard">(11129, 468, 199, 3, 36, 19),</text:p>
      <text:p text:style-name="Standard">(11130, 468, 173, 32, 36, 20),</text:p>
      <text:p text:style-name="Standard">(11131, 468, 158, 27, 36, 21),</text:p>
      <text:p text:style-name="Standard">(11132, 468, 152, 51, 36, 22),</text:p>
      <text:p text:style-name="Standard">(11133, 468, 172, 27, 36, 23),</text:p>
      <text:p text:style-name="Standard">(11134, 468, 110, 51, 36, 24),</text:p>
      <text:p text:style-name="Standard">(11135, 468, 206, 55, 36, 25),</text:p>
      <text:p text:style-name="Standard">(11136, 468, 196, 37, 36, 26),</text:p>
      <text:p text:style-name="Standard">(11137, 468, 170, 53, 36, 27),</text:p>
      <text:p text:style-name="Standard">(11138, 468, 205, 21, 36, 28),</text:p>
      <text:p text:style-name="Standard">(11139, 468, 118, 53, 36, 29),</text:p>
      <text:p text:style-name="Standard">(11140, 468, 195, 57, 36, 30),</text:p>
      <text:p text:style-name="Standard">(11141, 468, 204, 45, 36, 31),</text:p>
      <text:p text:style-name="Standard">(11142, 469, 182, 1, 43, 1),</text:p>
      <text:p text:style-name="Standard">(11143, 469, 177, 3, 43, 2),</text:p>
      <text:p text:style-name="Standard">(11144, 469, 119, 34, 43, 3),</text:p>
      <text:p text:style-name="Standard">(11145, 469, 105, 25, 43, 4),</text:p>
      <text:p text:style-name="Standard">(11146, 469, 173, 32, 43, 5),</text:p>
      <text:p text:style-name="Standard">(11147, 469, 187, 1, 43, 6),</text:p>
      <text:p text:style-name="Standard">(11148, 469, 95, 32, 43, 7),</text:p>
      <text:p text:style-name="Standard">(11149, 469, 200, 37, 43, 8),</text:p>
      <text:p text:style-name="Standard">(11150, 469, 196, 37, 43, 9),</text:p>
      <text:p text:style-name="Standard">(11151, 469, 201, 25, 43, 10),</text:p>
      <text:p text:style-name="Standard">(11152, 469, 203, 6, 43, 11),</text:p>
      <text:p text:style-name="Standard">(11153, 469, 158, 27, 43, 12),</text:p>
      <text:p text:style-name="Standard">(11154, 469, 110, 51, 43, 13),</text:p>
      <text:p text:style-name="Standard">(11155, 469, 205, 21, 43, 14),</text:p>
      <text:p text:style-name="Standard">(11156, 469, 195, 57, 43, 15),</text:p>
      <text:p text:style-name="Standard">(11157, 469, 172, 27, 43, 16),</text:p>
      <text:p text:style-name="Standard"><text:soft-page-break/>(11158, 469, 197, 45, 43, 17),</text:p>
      <text:p text:style-name="Standard">(11159, 469, 137, 34, 43, 18),</text:p>
      <text:p text:style-name="Standard">(11160, 469, 206, 55, 43, 19),</text:p>
      <text:p text:style-name="Standard">(11161, 469, 207, 3, 43, 20),</text:p>
      <text:p text:style-name="Standard">(11162, 469, 117, 4, 43, 21),</text:p>
      <text:p text:style-name="Standard">(11163, 469, 202, 6, 43, 22),</text:p>
      <text:p text:style-name="Standard">(11164, 469, 163, 4, 43, 23),</text:p>
      <text:p text:style-name="Standard">(11165, 469, 152, 51, 43, 24),</text:p>
      <text:p text:style-name="Standard">(11166, 469, 194, 54, 43, 25),</text:p>
      <text:p text:style-name="Standard">(11167, 469, 181, 54, 43, 26),</text:p>
      <text:p text:style-name="Standard">(11168, 469, 170, 53, 43, 27),</text:p>
      <text:p text:style-name="Standard">(11169, 469, 204, 45, 43, 28),</text:p>
      <text:p text:style-name="Standard">(11170, 469, 192, 56, 43, 29),</text:p>
      <text:p text:style-name="Standard">(11171, 469, 184, 21, 43, 30),</text:p>
      <text:p text:style-name="Standard">(11172, 469, 118, 53, 43, 31),</text:p>
      <text:p text:style-name="Standard">(11173, 470, 202, 6, 21, 1),</text:p>
      <text:p text:style-name="Standard">(11174, 470, 203, 6, 21, 2),</text:p>
      <text:p text:style-name="Standard">(11175, 470, 105, 25, 21, 3),</text:p>
      <text:p text:style-name="Standard">(11176, 470, 197, 45, 21, 4),</text:p>
      <text:p text:style-name="Standard">(11177, 470, 194, 54, 21, 5),</text:p>
      <text:p text:style-name="Standard">(11178, 470, 181, 54, 21, 6),</text:p>
      <text:p text:style-name="Standard">(11179, 470, 170, 53, 21, 7),</text:p>
      <text:p text:style-name="Standard">(11180, 470, 163, 4, 21, 8),</text:p>
      <text:p text:style-name="Standard">(11181, 470, 152, 51, 21, 9),</text:p>
      <text:p text:style-name="Standard">(11182, 470, 204, 45, 21, 10),</text:p>
      <text:p text:style-name="Standard">(11183, 470, 117, 4, 21, 11),</text:p>
      <text:p text:style-name="Standard">(11184, 470, 110, 51, 21, 12),</text:p>
      <text:p text:style-name="Standard">(11185, 470, 205, 25, 21, 13),</text:p>
      <text:p text:style-name="Standard">(11186, 470, 118, 53, 21, 14),</text:p>
      <text:p text:style-name="Standard">(11187, 471, 187, 1, 40, 1),</text:p>
      <text:p text:style-name="Standard">(11188, 471, 177, 3, 40, 2),</text:p>
      <text:p text:style-name="Standard">(11189, 471, 158, 27, 40, 3),</text:p>
      <text:p text:style-name="Standard">(11190, 471, 173, 32, 40, 4),</text:p>
      <text:p text:style-name="Standard">(11191, 471, 137, 34, 40, 5),</text:p>
      <text:p text:style-name="Standard">(11192, 471, 192, 56, 40, 6),</text:p>
      <text:p text:style-name="Standard">(11193, 471, 176, 21, 40, 7),</text:p>
      <text:p text:style-name="Standard">(11194, 471, 196, 37, 40, 8),</text:p>
      <text:p text:style-name="Standard">(11195, 471, 172, 27, 40, 9),</text:p>
      <text:p text:style-name="Standard">(11196, 471, 182, 1, 40, 10),</text:p>
      <text:p text:style-name="Standard">(11197, 471, 206, 3, 40, 11),</text:p>
      <text:p text:style-name="Standard">(11198, 471, 200, 37, 40, 12),</text:p>
      <text:p text:style-name="Standard">(11199, 471, 117, 4, 40, 13),</text:p>
      <text:p text:style-name="Standard">(11200, 471, 119, 34, 40, 14),</text:p>
      <text:p text:style-name="Standard">(11201, 471, 184, 21, 40, 15),</text:p>
      <text:p text:style-name="Standard">(11202, 471, 197, 45, 40, 16),</text:p>
      <text:p text:style-name="Standard">(11203, 471, 110, 51, 40, 17),</text:p>
      <text:p text:style-name="Standard">(11204, 471, 205, 25, 40, 18),</text:p>
      <text:p text:style-name="Standard">(11205, 471, 105, 25, 40, 19),</text:p>
      <text:p text:style-name="Standard">(11206, 471, 118, 53, 40, 20),</text:p>
      <text:p text:style-name="Standard">(11207, 471, 170, 53, 40, 21),</text:p>
      <text:p text:style-name="Standard">(11208, 471, 95, 32, 40, 22),</text:p>
      <text:p text:style-name="Standard">(11209, 471, 163, 4, 40, 23),</text:p>
      <text:p text:style-name="Standard"><text:soft-page-break/>(11210, 471, 181, 54, 40, 24),</text:p>
      <text:p text:style-name="Standard">(11211, 471, 152, 51, 40, 25),</text:p>
      <text:p text:style-name="Standard">(11212, 471, 194, 54, 40, 26),</text:p>
      <text:p text:style-name="Standard">(11213, 471, 202, 6, 40, 27),</text:p>
      <text:p text:style-name="Standard">(11214, 471, 203, 6, 40, 28),</text:p>
      <text:p text:style-name="Standard">(11215, 471, 195, 57, 40, 29),</text:p>
      <text:p text:style-name="Standard">(11216, 471, 136, 55, 40, 30),</text:p>
      <text:p text:style-name="Standard">(11217, 471, 204, 45, 40, 31),</text:p>
      <text:p text:style-name="Standard">(11218, 471, 208, 37, 40, 32),</text:p>
      <text:p text:style-name="Standard">(11219, 472, 119, 34, 6, 1),</text:p>
      <text:p text:style-name="Standard">(11220, 472, 202, 6, 6, 2),</text:p>
      <text:p text:style-name="Standard">(11221, 472, 110, 51, 6, 3),</text:p>
      <text:p text:style-name="Standard">(11222, 472, 95, 32, 6, 4),</text:p>
      <text:p text:style-name="Standard">(11223, 472, 173, 32, 6, 5),</text:p>
      <text:p text:style-name="Standard">(11224, 472, 206, 3, 6, 6),</text:p>
      <text:p text:style-name="Standard">(11225, 472, 117, 4, 6, 7),</text:p>
      <text:p text:style-name="Standard">(11226, 472, 205, 25, 6, 8),</text:p>
      <text:p text:style-name="Standard">(11227, 472, 176, 21, 6, 9),</text:p>
      <text:p text:style-name="Standard">(11228, 472, 105, 25, 6, 10),</text:p>
      <text:p text:style-name="Standard">(11229, 472, 177, 3, 6, 11),</text:p>
      <text:p text:style-name="Standard">(11230, 472, 182, 1, 6, 12),</text:p>
      <text:p text:style-name="Standard">(11231, 472, 137, 34, 6, 13),</text:p>
      <text:p text:style-name="Standard">(11232, 472, 187, 1, 6, 14),</text:p>
      <text:p text:style-name="Standard">(11233, 472, 181, 54, 6, 15),</text:p>
      <text:p text:style-name="Standard">(11234, 472, 172, 27, 6, 16),</text:p>
      <text:p text:style-name="Standard">(11235, 472, 158, 27, 6, 17),</text:p>
      <text:p text:style-name="Standard">(11236, 472, 194, 54, 6, 18),</text:p>
      <text:p text:style-name="Standard">(11237, 472, 163, 4, 6, 19),</text:p>
      <text:p text:style-name="Standard">(11238, 472, 152, 51, 6, 20),</text:p>
      <text:p text:style-name="Standard">(11239, 472, 184, 21, 6, 21),</text:p>
      <text:p text:style-name="Standard">(11240, 472, 136, 55, 6, 22),</text:p>
      <text:p text:style-name="Standard">(11241, 472, 200, 37, 6, 23),</text:p>
      <text:p text:style-name="Standard">(11242, 472, 118, 53, 6, 24),</text:p>
      <text:p text:style-name="Standard">(11243, 472, 197, 45, 6, 25),</text:p>
      <text:p text:style-name="Standard">(11244, 472, 195, 57, 6, 26),</text:p>
      <text:p text:style-name="Standard">(11245, 472, 170, 53, 6, 27),</text:p>
      <text:p text:style-name="Standard">(11246, 472, 204, 45, 6, 28),</text:p>
      <text:p text:style-name="Standard">(11247, 472, 196, 37, 6, 29),</text:p>
      <text:p text:style-name="Standard">(11248, 472, 192, 56, 6, 30),</text:p>
      <text:p text:style-name="Standard">(11249, 472, 208, 37, 6, 31),</text:p>
      <text:p text:style-name="Standard">(11250, 473, 187, 1, 37, 1),</text:p>
      <text:p text:style-name="Standard">(11251, 473, 158, 27, 37, 2),</text:p>
      <text:p text:style-name="Standard">(11252, 473, 202, 6, 37, 3),</text:p>
      <text:p text:style-name="Standard">(11253, 473, 177, 3, 37, 4),</text:p>
      <text:p text:style-name="Standard">(11254, 473, 206, 3, 37, 5),</text:p>
      <text:p text:style-name="Standard">(11255, 473, 172, 27, 37, 6),</text:p>
      <text:p text:style-name="Standard">(11256, 473, 200, 37, 37, 7),</text:p>
      <text:p text:style-name="Standard">(11257, 473, 176, 21, 37, 8),</text:p>
      <text:p text:style-name="Standard">(11258, 473, 205, 25, 37, 9),</text:p>
      <text:p text:style-name="Standard">(11259, 473, 163, 4, 37, 10),</text:p>
      <text:p text:style-name="Standard">(11260, 473, 192, 56, 37, 11),</text:p>
      <text:p text:style-name="Standard">(11261, 473, 117, 4, 37, 12),</text:p>
      <text:p text:style-name="Standard"><text:soft-page-break/>(11262, 473, 95, 32, 37, 13),</text:p>
      <text:p text:style-name="Standard">(11263, 473, 182, 1, 37, 14),</text:p>
      <text:p text:style-name="Standard">(11264, 473, 105, 25, 37, 15),</text:p>
      <text:p text:style-name="Standard">(11265, 473, 152, 51, 37, 16),</text:p>
      <text:p text:style-name="Standard">(11266, 473, 173, 32, 37, 17),</text:p>
      <text:p text:style-name="Standard">(11267, 473, 194, 54, 37, 18),</text:p>
      <text:p text:style-name="Standard">(11268, 473, 195, 57, 37, 19),</text:p>
      <text:p text:style-name="Standard">(11269, 473, 119, 34, 37, 20),</text:p>
      <text:p text:style-name="Standard">(11270, 473, 110, 51, 37, 21),</text:p>
      <text:p text:style-name="Standard">(11271, 473, 197, 45, 37, 22),</text:p>
      <text:p text:style-name="Standard">(11272, 473, 181, 54, 37, 23),</text:p>
      <text:p text:style-name="Standard">(11273, 473, 196, 37, 37, 24),</text:p>
      <text:p text:style-name="Standard">(11274, 473, 184, 21, 37, 25),</text:p>
      <text:p text:style-name="Standard">(11275, 473, 204, 45, 37, 26),</text:p>
      <text:p text:style-name="Standard">(11276, 473, 208, 37, 37, 27),</text:p>
      <text:p text:style-name="Standard">(11277, 473, 137, 34, 37, 28),</text:p>
      <text:p text:style-name="Standard">(11278, 473, 136, 55, 37, 29),</text:p>
      <text:p text:style-name="Standard">(11279, 474, 137, 34, 7, 1),</text:p>
      <text:p text:style-name="Standard">(11280, 474, 119, 34, 7, 2),</text:p>
      <text:p text:style-name="Standard">(11281, 474, 187, 1, 7, 3),</text:p>
      <text:p text:style-name="Standard">(11282, 474, 173, 32, 7, 4),</text:p>
      <text:p text:style-name="Standard">(11283, 474, 176, 21, 7, 5),</text:p>
      <text:p text:style-name="Standard">(11284, 474, 110, 51, 7, 6),</text:p>
      <text:p text:style-name="Standard">(11285, 474, 206, 3, 7, 7),</text:p>
      <text:p text:style-name="Standard">(11286, 474, 184, 21, 7, 8),</text:p>
      <text:p text:style-name="Standard">(11287, 474, 202, 6, 7, 9),</text:p>
      <text:p text:style-name="Standard">(11288, 474, 158, 27, 7, 10),</text:p>
      <text:p text:style-name="Standard">(11289, 474, 200, 37, 7, 11),</text:p>
      <text:p text:style-name="Standard">(11290, 474, 205, 25, 7, 12),</text:p>
      <text:p text:style-name="Standard">(11291, 474, 177, 3, 7, 13),</text:p>
      <text:p text:style-name="Standard">(11292, 474, 196, 37, 7, 14),</text:p>
      <text:p text:style-name="Standard">(11293, 474, 105, 25, 7, 15),</text:p>
      <text:p text:style-name="Standard">(11294, 474, 117, 4, 7, 16),</text:p>
      <text:p text:style-name="Standard">(11295, 474, 163, 4, 7, 17),</text:p>
      <text:p text:style-name="Standard">(11296, 474, 194, 54, 7, 18),</text:p>
      <text:p text:style-name="Standard">(11297, 474, 182, 1, 7, 19),</text:p>
      <text:p text:style-name="Standard">(11298, 474, 172, 27, 7, 20),</text:p>
      <text:p text:style-name="Standard">(11299, 474, 195, 57, 7, 21),</text:p>
      <text:p text:style-name="Standard">(11300, 474, 152, 51, 7, 22),</text:p>
      <text:p text:style-name="Standard">(11301, 474, 95, 32, 7, 23),</text:p>
      <text:p text:style-name="Standard">(11302, 474, 197, 45, 7, 24),</text:p>
      <text:p text:style-name="Standard">(11303, 474, 204, 45, 7, 25),</text:p>
      <text:p text:style-name="Standard">(11304, 474, 209, 55, 7, 26),</text:p>
      <text:p text:style-name="Standard">(11305, 474, 181, 54, 7, 27),</text:p>
      <text:p text:style-name="Standard">(11306, 474, 208, 37, 7, 28),</text:p>
      <text:p text:style-name="Standard">(11307, 474, 192, 56, 7, 29),</text:p>
      <text:p text:style-name="Standard">(11308, 475, 202, 6, 39, 1),</text:p>
      <text:p text:style-name="Standard">(11309, 475, 137, 34, 39, 2),</text:p>
      <text:p text:style-name="Standard">(11310, 475, 177, 3, 39, 3),</text:p>
      <text:p text:style-name="Standard">(11311, 475, 182, 1, 39, 4),</text:p>
      <text:p text:style-name="Standard">(11312, 475, 206, 3, 39, 5),</text:p>
      <text:p text:style-name="Standard">(11313, 475, 184, 21, 39, 6),</text:p>
      <text:p text:style-name="Standard"><text:soft-page-break/>(11314, 475, 105, 25, 39, 7),</text:p>
      <text:p text:style-name="Standard">(11315, 475, 175, 6, 39, 8),</text:p>
      <text:p text:style-name="Standard">(11316, 475, 187, 1, 39, 9),</text:p>
      <text:p text:style-name="Standard">(11317, 475, 176, 21, 39, 10),</text:p>
      <text:p text:style-name="Standard">(11318, 475, 152, 51, 39, 11),</text:p>
      <text:p text:style-name="Standard">(11319, 475, 181, 54, 39, 12),</text:p>
      <text:p text:style-name="Standard">(11320, 475, 194, 54, 39, 13),</text:p>
      <text:p text:style-name="Standard">(11321, 475, 197, 45, 39, 14),</text:p>
      <text:p text:style-name="Standard">(11322, 475, 119, 34, 39, 15),</text:p>
      <text:p text:style-name="Standard">(11323, 475, 200, 37, 39, 16),</text:p>
      <text:p text:style-name="Standard">(11324, 475, 136, 55, 39, 17),</text:p>
      <text:p text:style-name="Standard">(11325, 475, 173, 32, 39, 18),</text:p>
      <text:p text:style-name="Standard">(11326, 475, 110, 51, 39, 19),</text:p>
      <text:p text:style-name="Standard">(11327, 475, 117, 4, 39, 20),</text:p>
      <text:p text:style-name="Standard">(11328, 475, 163, 4, 39, 21),</text:p>
      <text:p text:style-name="Standard">(11329, 475, 205, 25, 39, 22),</text:p>
      <text:p text:style-name="Standard">(11330, 475, 196, 37, 39, 23),</text:p>
      <text:p text:style-name="Standard">(11331, 475, 192, 56, 39, 24),</text:p>
      <text:p text:style-name="Standard">(11332, 475, 118, 53, 39, 25),</text:p>
      <text:p text:style-name="Standard">(11333, 475, 172, 27, 39, 26),</text:p>
      <text:p text:style-name="Standard">(11334, 475, 195, 57, 39, 27),</text:p>
      <text:p text:style-name="Standard">(11335, 475, 170, 53, 39, 28),</text:p>
      <text:p text:style-name="Standard">(11336, 475, 158, 27, 39, 29),</text:p>
      <text:p text:style-name="Standard">(11337, 475, 90, 32, 39, 30),</text:p>
      <text:p text:style-name="Standard">(11338, 475, 208, 37, 39, 31),</text:p>
      <text:p text:style-name="Standard">(11339, 476, 182, 1, 38, 1),</text:p>
      <text:p text:style-name="Standard">(11340, 476, 202, 6, 38, 2),</text:p>
      <text:p text:style-name="Standard">(11341, 476, 175, 6, 38, 3),</text:p>
      <text:p text:style-name="Standard">(11342, 476, 173, 32, 38, 4),</text:p>
      <text:p text:style-name="Standard">(11343, 476, 206, 3, 38, 5),</text:p>
      <text:p text:style-name="Standard">(11344, 476, 117, 4, 38, 6),</text:p>
      <text:p text:style-name="Standard">(11345, 476, 152, 51, 38, 7),</text:p>
      <text:p text:style-name="Standard">(11346, 476, 205, 25, 38, 8),</text:p>
      <text:p text:style-name="Standard">(11347, 476, 184, 21, 38, 9),</text:p>
      <text:p text:style-name="Standard">(11348, 476, 200, 37, 38, 10),</text:p>
      <text:p text:style-name="Standard">(11349, 476, 110, 51, 38, 11),</text:p>
      <text:p text:style-name="Standard">(11350, 476, 158, 27, 38, 12),</text:p>
      <text:p text:style-name="Standard">(11351, 476, 176, 21, 38, 13),</text:p>
      <text:p text:style-name="Standard">(11352, 476, 177, 3, 38, 14),</text:p>
      <text:p text:style-name="Standard">(11353, 476, 105, 25, 38, 15),</text:p>
      <text:p text:style-name="Standard">(11354, 476, 172, 27, 38, 16),</text:p>
      <text:p text:style-name="Standard">(11355, 476, 118, 53, 38, 17),</text:p>
      <text:p text:style-name="Standard">(11356, 476, 95, 32, 38, 18),</text:p>
      <text:p text:style-name="Standard">(11357, 476, 137, 34, 38, 19),</text:p>
      <text:p text:style-name="Standard">(11358, 476, 195, 57, 38, 20),</text:p>
      <text:p text:style-name="Standard">(11359, 476, 197, 45, 38, 21),</text:p>
      <text:p text:style-name="Standard">(11360, 476, 192, 56, 38, 22),</text:p>
      <text:p text:style-name="Standard">(11361, 476, 187, 1, 38, 23),</text:p>
      <text:p text:style-name="Standard">(11362, 476, 119, 34, 38, 24),</text:p>
      <text:p text:style-name="Standard">(11363, 476, 163, 4, 38, 25),</text:p>
      <text:p text:style-name="Standard">(11364, 476, 170, 53, 38, 26),</text:p>
      <text:p text:style-name="Standard">(11365, 476, 181, 54, 38, 27),</text:p>
      <text:p text:style-name="Standard"><text:soft-page-break/>(11366, 476, 136, 55, 38, 28),</text:p>
      <text:p text:style-name="Standard">(11367, 476, 194, 54, 38, 29),</text:p>
      <text:p text:style-name="Standard">(11368, 476, 196, 37, 38, 30),</text:p>
      <text:p text:style-name="Standard">(11369, 477, 163, 4, 34, 1),</text:p>
      <text:p text:style-name="Standard">(11370, 477, 117, 4, 34, 2),</text:p>
      <text:p text:style-name="Standard">(11371, 477, 202, 6, 34, 3),</text:p>
      <text:p text:style-name="Standard">(11372, 477, 175, 6, 34, 4),</text:p>
      <text:p text:style-name="Standard">(11373, 477, 177, 3, 34, 5),</text:p>
      <text:p text:style-name="Standard">(11374, 477, 105, 25, 34, 6),</text:p>
      <text:p text:style-name="Standard">(11375, 477, 206, 3, 34, 7),</text:p>
      <text:p text:style-name="Standard">(11376, 477, 182, 1, 34, 8),</text:p>
      <text:p text:style-name="Standard">(11377, 477, 152, 51, 34, 9),</text:p>
      <text:p text:style-name="Standard">(11378, 477, 205, 25, 34, 10),</text:p>
      <text:p text:style-name="Standard">(11379, 477, 181, 54, 34, 11),</text:p>
      <text:p text:style-name="Standard">(11380, 477, 209, 32, 34, 12),</text:p>
      <text:p text:style-name="Standard">(11381, 477, 176, 21, 34, 13),</text:p>
      <text:p text:style-name="Standard">(11382, 477, 172, 27, 34, 14),</text:p>
      <text:p text:style-name="Standard">(11383, 477, 118, 53, 34, 15),</text:p>
      <text:p text:style-name="Standard">(11384, 477, 158, 27, 34, 16),</text:p>
      <text:p text:style-name="Standard">(11385, 477, 110, 51, 34, 17),</text:p>
      <text:p text:style-name="Standard">(11386, 477, 137, 34, 34, 18),</text:p>
      <text:p text:style-name="Standard">(11387, 477, 173, 32, 34, 19),</text:p>
      <text:p text:style-name="Standard">(11388, 477, 187, 1, 34, 20),</text:p>
      <text:p text:style-name="Standard">(11389, 477, 200, 37, 34, 21),</text:p>
      <text:p text:style-name="Standard">(11390, 477, 184, 21, 34, 22),</text:p>
      <text:p text:style-name="Standard">(11391, 477, 119, 34, 34, 23),</text:p>
      <text:p text:style-name="Standard">(11392, 477, 194, 54, 34, 24),</text:p>
      <text:p text:style-name="Standard">(11393, 477, 197, 45, 34, 25),</text:p>
      <text:p text:style-name="Standard">(11394, 477, 170, 53, 34, 26),</text:p>
      <text:p text:style-name="Standard">(11395, 477, 136, 55, 34, 27),</text:p>
      <text:p text:style-name="Standard">(11396, 477, 195, 57, 34, 28),</text:p>
      <text:p text:style-name="Standard">(11397, 477, 196, 37, 34, 29),</text:p>
      <text:p text:style-name="Standard">(11398, 478, 175, 6, 10, 1),</text:p>
      <text:p text:style-name="Standard">(11399, 478, 163, 4, 10, 2),</text:p>
      <text:p text:style-name="Standard">(11400, 478, 177, 3, 10, 3),</text:p>
      <text:p text:style-name="Standard">(11401, 478, 105, 25, 10, 4),</text:p>
      <text:p text:style-name="Standard">(11402, 478, 152, 51, 10, 5),</text:p>
      <text:p text:style-name="Standard">(11403, 478, 176, 21, 10, 6),</text:p>
      <text:p text:style-name="Standard">(11404, 478, 205, 25, 10, 7),</text:p>
      <text:p text:style-name="Standard">(11405, 478, 195, 57, 10, 8),</text:p>
      <text:p text:style-name="Standard">(11406, 478, 95, 32, 10, 9),</text:p>
      <text:p text:style-name="Standard">(11407, 478, 118, 53, 10, 10),</text:p>
      <text:p text:style-name="Standard">(11408, 478, 192, 56, 10, 11),</text:p>
      <text:p text:style-name="Standard">(11409, 478, 187, 1, 10, 12),</text:p>
      <text:p text:style-name="Standard">(11410, 478, 172, 27, 10, 13),</text:p>
      <text:p text:style-name="Standard">(11411, 478, 206, 3, 10, 14),</text:p>
      <text:p text:style-name="Standard">(11412, 478, 196, 37, 10, 15),</text:p>
      <text:p text:style-name="Standard">(11413, 478, 173, 32, 10, 16),</text:p>
      <text:p text:style-name="Standard">(11414, 478, 137, 34, 10, 17),</text:p>
      <text:p text:style-name="Standard">(11415, 478, 194, 54, 10, 18),</text:p>
      <text:p text:style-name="Standard">(11416, 478, 117, 4, 10, 19),</text:p>
      <text:p text:style-name="Standard">(11417, 478, 119, 34, 10, 20),</text:p>
      <text:p text:style-name="Standard"><text:soft-page-break/>(11418, 478, 110, 51, 10, 21),</text:p>
      <text:p text:style-name="Standard">(11419, 478, 158, 27, 10, 22),</text:p>
      <text:p text:style-name="Standard">(11420, 478, 184, 21, 10, 23),</text:p>
      <text:p text:style-name="Standard">(11421, 478, 197, 45, 10, 24),</text:p>
      <text:p text:style-name="Standard">(11422, 478, 181, 54, 10, 25),</text:p>
      <text:p text:style-name="Standard">(11423, 478, 202, 6, 10, 26),</text:p>
      <text:p text:style-name="Standard">(11424, 478, 210, 55, 10, 27),</text:p>
      <text:p text:style-name="Standard">(11425, 478, 211, 37, 10, 28),</text:p>
      <text:p text:style-name="Standard">(11426, 478, 170, 53, 10, 29),</text:p>
      <text:p text:style-name="Standard">(11427, 479, 173, 32, 23, 1),</text:p>
      <text:p text:style-name="Standard">(11428, 479, 177, 3, 23, 2),</text:p>
      <text:p text:style-name="Standard">(11429, 479, 172, 27, 23, 3),</text:p>
      <text:p text:style-name="Standard">(11430, 479, 175, 6, 23, 4),</text:p>
      <text:p text:style-name="Standard">(11431, 479, 182, 1, 23, 5),</text:p>
      <text:p text:style-name="Standard">(11432, 479, 184, 21, 23, 6),</text:p>
      <text:p text:style-name="Standard">(11433, 479, 192, 56, 23, 7),</text:p>
      <text:p text:style-name="Standard">(11434, 479, 117, 4, 23, 8),</text:p>
      <text:p text:style-name="Standard">(11435, 479, 187, 1, 23, 9),</text:p>
      <text:p text:style-name="Standard">(11436, 479, 205, 25, 23, 10),</text:p>
      <text:p text:style-name="Standard">(11437, 479, 137, 34, 23, 11),</text:p>
      <text:p text:style-name="Standard">(11438, 479, 210, 55, 23, 12),</text:p>
      <text:p text:style-name="Standard">(11439, 479, 176, 21, 23, 13),</text:p>
      <text:p text:style-name="Standard">(11440, 479, 119, 34, 23, 14),</text:p>
      <text:p text:style-name="Standard">(11441, 479, 158, 27, 23, 15),</text:p>
      <text:p text:style-name="Standard">(11442, 479, 95, 32, 23, 16),</text:p>
      <text:p text:style-name="Standard">(11443, 479, 163, 4, 23, 17),</text:p>
      <text:p text:style-name="Standard">(11444, 479, 181, 54, 23, 18),</text:p>
      <text:p text:style-name="Standard">(11445, 479, 118, 53, 23, 19),</text:p>
      <text:p text:style-name="Standard">(11446, 479, 170, 53, 23, 20);</text:p>
      <text:p text:style-name="Standard">INSERT INTO `Resultat` (`IdResultat`, `IdCourse`, `IdPilote`, `IdConstructeur`, `IdCircuit`, `PositionResultats`) VALUES</text:p>
      <text:p text:style-name="Standard">(11447, 479, 195, 57, 23, 21),</text:p>
      <text:p text:style-name="Standard">(11448, 479, 105, 25, 23, 22),</text:p>
      <text:p text:style-name="Standard">(11449, 479, 211, 37, 23, 23),</text:p>
      <text:p text:style-name="Standard">(11450, 479, 206, 3, 23, 24),</text:p>
      <text:p text:style-name="Standard">(11451, 479, 110, 51, 23, 25),</text:p>
      <text:p text:style-name="Standard">(11452, 479, 152, 51, 23, 26),</text:p>
      <text:p text:style-name="Standard">(11453, 479, 196, 37, 23, 27),</text:p>
      <text:p text:style-name="Standard">(11454, 479, 197, 45, 23, 28),</text:p>
      <text:p text:style-name="Standard">(11455, 479, 194, 54, 23, 29),</text:p>
      <text:p text:style-name="Standard">(11456, 480, 177, 3, 41, 1),</text:p>
      <text:p text:style-name="Standard">(11457, 480, 117, 4, 41, 2),</text:p>
      <text:p text:style-name="Standard">(11458, 480, 182, 1, 41, 3),</text:p>
      <text:p text:style-name="Standard">(11459, 480, 137, 34, 41, 4),</text:p>
      <text:p text:style-name="Standard">(11460, 480, 119, 34, 41, 5),</text:p>
      <text:p text:style-name="Standard">(11461, 480, 173, 32, 41, 6),</text:p>
      <text:p text:style-name="Standard">(11462, 480, 105, 25, 41, 7),</text:p>
      <text:p text:style-name="Standard">(11463, 480, 95, 32, 41, 8),</text:p>
      <text:p text:style-name="Standard">(11464, 480, 206, 3, 41, 9),</text:p>
      <text:p text:style-name="Standard">(11465, 480, 110, 51, 41, 10),</text:p>
      <text:p text:style-name="Standard">(11466, 480, 205, 25, 41, 11),</text:p>
      <text:p text:style-name="Standard">(11467, 480, 152, 51, 41, 12),</text:p>
      <text:p text:style-name="Standard"><text:soft-page-break/>(11468, 480, 187, 1, 41, 13),</text:p>
      <text:p text:style-name="Standard">(11469, 480, 194, 54, 41, 14),</text:p>
      <text:p text:style-name="Standard">(11470, 480, 176, 21, 41, 15),</text:p>
      <text:p text:style-name="Standard">(11471, 480, 163, 4, 41, 16),</text:p>
      <text:p text:style-name="Standard">(11472, 480, 158, 27, 41, 17),</text:p>
      <text:p text:style-name="Standard">(11473, 480, 181, 54, 41, 18),</text:p>
      <text:p text:style-name="Standard">(11474, 480, 197, 45, 41, 19),</text:p>
      <text:p text:style-name="Standard">(11475, 480, 172, 27, 41, 20),</text:p>
      <text:p text:style-name="Standard">(11476, 480, 170, 53, 41, 21),</text:p>
      <text:p text:style-name="Standard">(11477, 480, 196, 37, 41, 22),</text:p>
      <text:p text:style-name="Standard">(11478, 480, 211, 37, 41, 23),</text:p>
      <text:p text:style-name="Standard">(11479, 480, 118, 53, 41, 24),</text:p>
      <text:p text:style-name="Standard">(11480, 480, 195, 57, 41, 25),</text:p>
      <text:p text:style-name="Standard">(11481, 480, 175, 6, 41, 26),</text:p>
      <text:p text:style-name="Standard">(11482, 480, 192, 56, 41, 27),</text:p>
      <text:p text:style-name="Standard">(11483, 480, 210, 55, 41, 28),</text:p>
      <text:p text:style-name="Standard">(11484, 480, 184, 21, 41, 29),</text:p>
      <text:p text:style-name="Standard">(11485, 481, 163, 4, 14, 1),</text:p>
      <text:p text:style-name="Standard">(11486, 481, 175, 6, 14, 2),</text:p>
      <text:p text:style-name="Standard">(11487, 481, 207, 6, 14, 3),</text:p>
      <text:p text:style-name="Standard">(11488, 481, 187, 1, 14, 4),</text:p>
      <text:p text:style-name="Standard">(11489, 481, 105, 25, 14, 5),</text:p>
      <text:p text:style-name="Standard">(11490, 481, 158, 27, 14, 6),</text:p>
      <text:p text:style-name="Standard">(11491, 481, 95, 32, 14, 7),</text:p>
      <text:p text:style-name="Standard">(11492, 481, 177, 3, 14, 8),</text:p>
      <text:p text:style-name="Standard">(11493, 481, 194, 54, 14, 9),</text:p>
      <text:p text:style-name="Standard">(11494, 481, 110, 51, 14, 10),</text:p>
      <text:p text:style-name="Standard">(11495, 481, 192, 56, 14, 11),</text:p>
      <text:p text:style-name="Standard">(11496, 481, 184, 21, 14, 12),</text:p>
      <text:p text:style-name="Standard">(11497, 481, 195, 57, 14, 13),</text:p>
      <text:p text:style-name="Standard">(11498, 481, 173, 32, 14, 14),</text:p>
      <text:p text:style-name="Standard">(11499, 481, 152, 51, 14, 15),</text:p>
      <text:p text:style-name="Standard">(11500, 481, 176, 21, 14, 16),</text:p>
      <text:p text:style-name="Standard">(11501, 481, 117, 4, 14, 17),</text:p>
      <text:p text:style-name="Standard">(11502, 481, 182, 1, 14, 18),</text:p>
      <text:p text:style-name="Standard">(11503, 481, 197, 45, 14, 19),</text:p>
      <text:p text:style-name="Standard">(11504, 481, 137, 34, 14, 20),</text:p>
      <text:p text:style-name="Standard">(11505, 481, 119, 34, 14, 21),</text:p>
      <text:p text:style-name="Standard">(11506, 481, 172, 27, 14, 22),</text:p>
      <text:p text:style-name="Standard">(11507, 481, 170, 53, 14, 23),</text:p>
      <text:p text:style-name="Standard">(11508, 481, 206, 3, 14, 24),</text:p>
      <text:p text:style-name="Standard">(11509, 481, 118, 53, 14, 25),</text:p>
      <text:p text:style-name="Standard">(11510, 481, 205, 25, 14, 26),</text:p>
      <text:p text:style-name="Standard">(11511, 481, 211, 37, 14, 27),</text:p>
      <text:p text:style-name="Standard">(11512, 481, 181, 54, 14, 28),</text:p>
      <text:p text:style-name="Standard">(11513, 481, 196, 37, 14, 29),</text:p>
      <text:p text:style-name="Standard">(11514, 481, 210, 55, 14, 30),</text:p>
      <text:p text:style-name="Standard">(11515, 482, 105, 25, 44, 1),</text:p>
      <text:p text:style-name="Standard">(11516, 482, 187, 1, 44, 2),</text:p>
      <text:p text:style-name="Standard">(11517, 482, 158, 27, 44, 3),</text:p>
      <text:p text:style-name="Standard">(11518, 482, 117, 4, 44, 4),</text:p>
      <text:p text:style-name="Standard">(11519, 482, 177, 3, 44, 5),</text:p>
      <text:p text:style-name="Standard"><text:soft-page-break/>(11520, 482, 206, 3, 44, 6),</text:p>
      <text:p text:style-name="Standard">(11521, 482, 176, 21, 44, 7),</text:p>
      <text:p text:style-name="Standard">(11522, 482, 205, 25, 44, 8),</text:p>
      <text:p text:style-name="Standard">(11523, 482, 110, 51, 44, 9),</text:p>
      <text:p text:style-name="Standard">(11524, 482, 152, 51, 44, 10),</text:p>
      <text:p text:style-name="Standard">(11525, 482, 184, 21, 44, 11),</text:p>
      <text:p text:style-name="Standard">(11526, 482, 211, 37, 44, 12),</text:p>
      <text:p text:style-name="Standard">(11527, 482, 196, 37, 44, 13),</text:p>
      <text:p text:style-name="Standard">(11528, 482, 181, 54, 44, 14),</text:p>
      <text:p text:style-name="Standard">(11529, 482, 182, 1, 44, 15),</text:p>
      <text:p text:style-name="Standard">(11530, 482, 210, 55, 44, 16),</text:p>
      <text:p text:style-name="Standard">(11531, 482, 118, 53, 44, 17),</text:p>
      <text:p text:style-name="Standard">(11532, 482, 173, 32, 44, 18),</text:p>
      <text:p text:style-name="Standard">(11533, 482, 207, 6, 44, 19),</text:p>
      <text:p text:style-name="Standard">(11534, 482, 137, 34, 44, 20),</text:p>
      <text:p text:style-name="Standard">(11535, 482, 163, 4, 44, 21),</text:p>
      <text:p text:style-name="Standard">(11536, 482, 119, 34, 44, 22),</text:p>
      <text:p text:style-name="Standard">(11537, 482, 95, 32, 44, 23),</text:p>
      <text:p text:style-name="Standard">(11538, 482, 172, 27, 44, 24),</text:p>
      <text:p text:style-name="Standard">(11539, 482, 175, 6, 44, 25),</text:p>
      <text:p text:style-name="Standard">(11540, 482, 195, 57, 44, 26),</text:p>
      <text:p text:style-name="Standard">(11541, 482, 197, 45, 44, 27),</text:p>
      <text:p text:style-name="Standard">(11542, 482, 170, 53, 44, 28),</text:p>
      <text:p text:style-name="Standard">(11543, 482, 194, 54, 44, 29),</text:p>
      <text:p text:style-name="Standard">(11544, 482, 192, 56, 44, 30),</text:p>
      <text:p text:style-name="Standard">(11545, 483, 178, 3, 43, 1),</text:p>
      <text:p text:style-name="Standard">(11546, 483, 199, 3, 43, 2),</text:p>
      <text:p text:style-name="Standard">(11547, 483, 137, 34, 43, 3),</text:p>
      <text:p text:style-name="Standard">(11548, 483, 207, 51, 43, 4),</text:p>
      <text:p text:style-name="Standard">(11549, 483, 158, 25, 43, 5),</text:p>
      <text:p text:style-name="Standard">(11550, 483, 175, 55, 43, 6),</text:p>
      <text:p text:style-name="Standard">(11551, 483, 192, 56, 43, 7),</text:p>
      <text:p text:style-name="Standard">(11552, 483, 163, 4, 43, 8),</text:p>
      <text:p text:style-name="Standard">(11553, 483, 176, 57, 43, 9),</text:p>
      <text:p text:style-name="Standard">(11554, 483, 202, 6, 43, 10),</text:p>
      <text:p text:style-name="Standard">(11555, 483, 197, 27, 43, 11),</text:p>
      <text:p text:style-name="Standard">(11556, 483, 212, 34, 43, 12),</text:p>
      <text:p text:style-name="Standard">(11557, 483, 152, 51, 43, 13),</text:p>
      <text:p text:style-name="Standard">(11558, 483, 172, 27, 43, 14),</text:p>
      <text:p text:style-name="Standard">(11559, 483, 177, 56, 43, 15),</text:p>
      <text:p text:style-name="Standard">(11560, 483, 136, 54, 43, 16),</text:p>
      <text:p text:style-name="Standard">(11561, 483, 119, 21, 43, 17),</text:p>
      <text:p text:style-name="Standard">(11562, 483, 213, 45, 43, 18),</text:p>
      <text:p text:style-name="Standard">(11563, 483, 95, 32, 43, 19),</text:p>
      <text:p text:style-name="Standard">(11564, 483, 203, 6, 43, 20),</text:p>
      <text:p text:style-name="Standard">(11565, 483, 187, 1, 43, 21),</text:p>
      <text:p text:style-name="Standard">(11566, 483, 173, 32, 43, 22),</text:p>
      <text:p text:style-name="Standard">(11567, 483, 117, 4, 43, 23),</text:p>
      <text:p text:style-name="Standard">(11568, 483, 110, 1, 43, 24),</text:p>
      <text:p text:style-name="Standard">(11569, 483, 214, 25, 43, 25),</text:p>
      <text:p text:style-name="Standard">(11570, 483, 206, 37, 43, 26),</text:p>
      <text:p text:style-name="Standard">(11571, 483, 215, 45, 43, 27),</text:p>
      <text:p text:style-name="Standard"><text:soft-page-break/>(11572, 483, 216, 21, 43, 28),</text:p>
      <text:p text:style-name="Standard">(11573, 483, 194, 37, 43, 29),</text:p>
      <text:p text:style-name="Standard">(11574, 484, 199, 3, 36, 1),</text:p>
      <text:p text:style-name="Standard">(11575, 484, 178, 3, 36, 2),</text:p>
      <text:p text:style-name="Standard">(11576, 484, 119, 21, 36, 3),</text:p>
      <text:p text:style-name="Standard">(11577, 484, 176, 57, 36, 4),</text:p>
      <text:p text:style-name="Standard">(11578, 484, 173, 32, 36, 5),</text:p>
      <text:p text:style-name="Standard">(11579, 484, 172, 27, 36, 6),</text:p>
      <text:p text:style-name="Standard">(11580, 484, 197, 27, 36, 7),</text:p>
      <text:p text:style-name="Standard">(11581, 484, 187, 1, 36, 8),</text:p>
      <text:p text:style-name="Standard">(11582, 484, 177, 56, 36, 9),</text:p>
      <text:p text:style-name="Standard">(11583, 484, 175, 55, 36, 10),</text:p>
      <text:p text:style-name="Standard">(11584, 484, 95, 32, 36, 11),</text:p>
      <text:p text:style-name="Standard">(11585, 484, 137, 34, 36, 12),</text:p>
      <text:p text:style-name="Standard">(11586, 484, 217, 25, 36, 13),</text:p>
      <text:p text:style-name="Standard">(11587, 484, 158, 25, 36, 14),</text:p>
      <text:p text:style-name="Standard">(11588, 484, 152, 51, 36, 15),</text:p>
      <text:p text:style-name="Standard">(11589, 484, 203, 6, 36, 16),</text:p>
      <text:p text:style-name="Standard">(11590, 484, 212, 34, 36, 17),</text:p>
      <text:p text:style-name="Standard">(11591, 484, 117, 4, 36, 18),</text:p>
      <text:p text:style-name="Standard">(11592, 484, 216, 21, 36, 19),</text:p>
      <text:p text:style-name="Standard">(11593, 484, 202, 6, 36, 20),</text:p>
      <text:p text:style-name="Standard">(11594, 484, 110, 1, 36, 21),</text:p>
      <text:p text:style-name="Standard">(11595, 484, 163, 4, 36, 22),</text:p>
      <text:p text:style-name="Standard">(11596, 484, 207, 51, 36, 23),</text:p>
      <text:p text:style-name="Standard">(11597, 484, 192, 56, 36, 24),</text:p>
      <text:p text:style-name="Standard">(11598, 484, 136, 54, 36, 25),</text:p>
      <text:p text:style-name="Standard">(11599, 484, 213, 45, 36, 26),</text:p>
      <text:p text:style-name="Standard">(11600, 484, 215, 45, 36, 27),</text:p>
      <text:p text:style-name="Standard">(11601, 484, 194, 45, 36, 28),</text:p>
      <text:p text:style-name="Standard">(11602, 484, 206, 37, 36, 29),</text:p>
      <text:p text:style-name="Standard">(11603, 484, 218, 57, 36, 30),</text:p>
      <text:p text:style-name="Standard">(11604, 485, 137, 34, 25, 1),</text:p>
      <text:p text:style-name="Standard">(11605, 485, 199, 3, 25, 2),</text:p>
      <text:p text:style-name="Standard">(11606, 485, 117, 4, 25, 3),</text:p>
      <text:p text:style-name="Standard">(11607, 485, 178, 3, 25, 4),</text:p>
      <text:p text:style-name="Standard">(11608, 485, 163, 4, 25, 5),</text:p>
      <text:p text:style-name="Standard">(11609, 485, 173, 32, 25, 6),</text:p>
      <text:p text:style-name="Standard">(11610, 485, 119, 21, 25, 7),</text:p>
      <text:p text:style-name="Standard">(11611, 485, 207, 51, 25, 8),</text:p>
      <text:p text:style-name="Standard">(11612, 485, 216, 21, 25, 9),</text:p>
      <text:p text:style-name="Standard">(11613, 485, 152, 51, 25, 10),</text:p>
      <text:p text:style-name="Standard">(11614, 485, 110, 1, 25, 11),</text:p>
      <text:p text:style-name="Standard">(11615, 485, 136, 54, 25, 12),</text:p>
      <text:p text:style-name="Standard">(11616, 485, 217, 25, 25, 13),</text:p>
      <text:p text:style-name="Standard">(11617, 485, 203, 6, 25, 14),</text:p>
      <text:p text:style-name="Standard">(11618, 485, 175, 55, 25, 15),</text:p>
      <text:p text:style-name="Standard">(11619, 485, 187, 1, 25, 16),</text:p>
      <text:p text:style-name="Standard">(11620, 485, 212, 34, 25, 17),</text:p>
      <text:p text:style-name="Standard">(11621, 485, 192, 56, 25, 18),</text:p>
      <text:p text:style-name="Standard">(11622, 485, 172, 27, 25, 19),</text:p>
      <text:p text:style-name="Standard">(11623, 485, 176, 57, 25, 20),</text:p>
      <text:p text:style-name="Standard"><text:soft-page-break/>(11624, 485, 177, 56, 25, 21),</text:p>
      <text:p text:style-name="Standard">(11625, 485, 95, 32, 25, 22),</text:p>
      <text:p text:style-name="Standard">(11626, 485, 202, 6, 25, 23),</text:p>
      <text:p text:style-name="Standard">(11627, 485, 158, 25, 25, 24),</text:p>
      <text:p text:style-name="Standard">(11628, 485, 215, 45, 25, 25),</text:p>
      <text:p text:style-name="Standard">(11629, 485, 213, 45, 25, 26),</text:p>
      <text:p text:style-name="Standard">(11630, 485, 206, 37, 25, 27),</text:p>
      <text:p text:style-name="Standard">(11631, 485, 219, 27, 25, 28),</text:p>
      <text:p text:style-name="Standard">(11632, 485, 194, 37, 25, 29),</text:p>
      <text:p text:style-name="Standard">(11633, 486, 137, 34, 21, 1),</text:p>
      <text:p text:style-name="Standard">(11634, 486, 119, 21, 21, 2),</text:p>
      <text:p text:style-name="Standard">(11635, 486, 199, 3, 21, 3),</text:p>
      <text:p text:style-name="Standard">(11636, 486, 212, 34, 21, 4),</text:p>
      <text:p text:style-name="Standard">(11637, 486, 202, 6, 21, 5),</text:p>
      <text:p text:style-name="Standard">(11638, 486, 110, 1, 21, 6),</text:p>
      <text:p text:style-name="Standard">(11639, 486, 203, 6, 21, 7),</text:p>
      <text:p text:style-name="Standard">(11640, 486, 163, 4, 21, 8),</text:p>
      <text:p text:style-name="Standard">(11641, 486, 176, 57, 21, 9),</text:p>
      <text:p text:style-name="Standard">(11642, 486, 187, 1, 21, 10),</text:p>
      <text:p text:style-name="Standard">(11643, 486, 175, 55, 21, 11),</text:p>
      <text:p text:style-name="Standard">(11644, 486, 178, 3, 21, 12),</text:p>
      <text:p text:style-name="Standard">(11645, 486, 201, 54, 21, 13),</text:p>
      <text:p text:style-name="Standard">(11646, 486, 219, 27, 21, 14),</text:p>
      <text:p text:style-name="Standard">(11647, 486, 194, 37, 21, 15),</text:p>
      <text:p text:style-name="Standard">(11648, 486, 105, 25, 21, 16),</text:p>
      <text:p text:style-name="Standard">(11649, 486, 213, 45, 21, 17),</text:p>
      <text:p text:style-name="Standard">(11650, 486, 152, 51, 21, 18),</text:p>
      <text:p text:style-name="Standard">(11651, 486, 158, 25, 21, 19),</text:p>
      <text:p text:style-name="Standard">(11652, 486, 207, 51, 21, 20),</text:p>
      <text:p text:style-name="Standard">(11653, 486, 177, 56, 21, 21),</text:p>
      <text:p text:style-name="Standard">(11654, 486, 172, 27, 21, 22),</text:p>
      <text:p text:style-name="Standard">(11655, 486, 117, 4, 21, 23),</text:p>
      <text:p text:style-name="Standard">(11656, 486, 215, 45, 21, 24),</text:p>
      <text:p text:style-name="Standard">(11657, 486, 216, 21, 21, 25),</text:p>
      <text:p text:style-name="Standard">(11658, 486, 206, 37, 21, 26),</text:p>
      <text:p text:style-name="Standard">(11659, 486, 136, 54, 21, 27),</text:p>
      <text:p text:style-name="Standard">(11660, 486, 192, 56, 21, 28),</text:p>
      <text:p text:style-name="Standard">(11661, 486, 118, 53, 21, 29),</text:p>
      <text:p text:style-name="Standard">(11662, 486, 205, 53, 21, 30),</text:p>
      <text:p text:style-name="Standard">(11663, 486, 173, 32, 21, 31),</text:p>
      <text:p text:style-name="Standard">(11664, 486, 95, 32, 21, 32),</text:p>
      <text:p text:style-name="Standard">(11665, 487, 199, 3, 40, 1),</text:p>
      <text:p text:style-name="Standard">(11666, 487, 172, 27, 40, 2),</text:p>
      <text:p text:style-name="Standard">(11667, 487, 95, 32, 40, 3),</text:p>
      <text:p text:style-name="Standard">(11668, 487, 203, 6, 40, 4),</text:p>
      <text:p text:style-name="Standard">(11669, 487, 173, 32, 40, 5),</text:p>
      <text:p text:style-name="Standard">(11670, 487, 158, 25, 40, 6),</text:p>
      <text:p text:style-name="Standard">(11671, 487, 187, 1, 40, 7),</text:p>
      <text:p text:style-name="Standard">(11672, 487, 202, 6, 40, 8),</text:p>
      <text:p text:style-name="Standard">(11673, 487, 152, 51, 40, 9),</text:p>
      <text:p text:style-name="Standard">(11674, 487, 207, 51, 40, 10),</text:p>
      <text:p text:style-name="Standard">(11675, 487, 176, 57, 40, 11),</text:p>
      <text:p text:style-name="Standard"><text:soft-page-break/>(11676, 487, 105, 25, 40, 12),</text:p>
      <text:p text:style-name="Standard">(11677, 487, 160, 45, 40, 13),</text:p>
      <text:p text:style-name="Standard">(11678, 487, 212, 34, 40, 14),</text:p>
      <text:p text:style-name="Standard">(11679, 487, 219, 27, 40, 15),</text:p>
      <text:p text:style-name="Standard">(11680, 487, 192, 56, 40, 16),</text:p>
      <text:p text:style-name="Standard">(11681, 487, 213, 45, 40, 17),</text:p>
      <text:p text:style-name="Standard">(11682, 487, 178, 3, 40, 18),</text:p>
      <text:p text:style-name="Standard">(11683, 487, 110, 1, 40, 19),</text:p>
      <text:p text:style-name="Standard">(11684, 487, 137, 34, 40, 20),</text:p>
      <text:p text:style-name="Standard">(11685, 487, 177, 56, 40, 21),</text:p>
      <text:p text:style-name="Standard">(11686, 487, 117, 4, 40, 22),</text:p>
      <text:p text:style-name="Standard">(11687, 487, 119, 21, 40, 23),</text:p>
      <text:p text:style-name="Standard">(11688, 487, 216, 21, 40, 24),</text:p>
      <text:p text:style-name="Standard">(11689, 487, 206, 37, 40, 25),</text:p>
      <text:p text:style-name="Standard">(11690, 487, 163, 4, 40, 26),</text:p>
      <text:p text:style-name="Standard">(11691, 487, 194, 37, 40, 27),</text:p>
      <text:p text:style-name="Standard">(11692, 487, 201, 54, 40, 28),</text:p>
      <text:p text:style-name="Standard">(11693, 487, 175, 55, 40, 29),</text:p>
      <text:p text:style-name="Standard">(11694, 487, 118, 53, 40, 30),</text:p>
      <text:p text:style-name="Standard">(11695, 487, 205, 53, 40, 31),</text:p>
      <text:p text:style-name="Standard">(11696, 488, 203, 6, 6, 1),</text:p>
      <text:p text:style-name="Standard">(11697, 488, 178, 3, 6, 2),</text:p>
      <text:p text:style-name="Standard">(11698, 488, 172, 27, 6, 3),</text:p>
      <text:p text:style-name="Standard">(11699, 488, 202, 6, 6, 4),</text:p>
      <text:p text:style-name="Standard">(11700, 488, 158, 25, 6, 5),</text:p>
      <text:p text:style-name="Standard">(11701, 488, 176, 57, 6, 6),</text:p>
      <text:p text:style-name="Standard">(11702, 488, 175, 55, 6, 7),</text:p>
      <text:p text:style-name="Standard">(11703, 488, 137, 34, 6, 8),</text:p>
      <text:p text:style-name="Standard">(11704, 488, 187, 1, 6, 9),</text:p>
      <text:p text:style-name="Standard">(11705, 488, 105, 25, 6, 10),</text:p>
      <text:p text:style-name="Standard">(11706, 488, 152, 51, 6, 11),</text:p>
      <text:p text:style-name="Standard">(11707, 488, 117, 4, 6, 12),</text:p>
      <text:p text:style-name="Standard">(11708, 488, 199, 3, 6, 13),</text:p>
      <text:p text:style-name="Standard">(11709, 488, 173, 32, 6, 14),</text:p>
      <text:p text:style-name="Standard">(11710, 488, 163, 4, 6, 15),</text:p>
      <text:p text:style-name="Standard">(11711, 488, 119, 21, 6, 16),</text:p>
      <text:p text:style-name="Standard">(11712, 488, 95, 32, 6, 17),</text:p>
      <text:p text:style-name="Standard">(11713, 488, 216, 21, 6, 18),</text:p>
      <text:p text:style-name="Standard">(11714, 488, 110, 1, 6, 19),</text:p>
      <text:p text:style-name="Standard">(11715, 488, 207, 51, 6, 20),</text:p>
      <text:p text:style-name="Standard">(11716, 488, 177, 56, 6, 21),</text:p>
      <text:p text:style-name="Standard">(11717, 488, 219, 27, 6, 22),</text:p>
      <text:p text:style-name="Standard">(11718, 488, 212, 34, 6, 23),</text:p>
      <text:p text:style-name="Standard">(11719, 488, 192, 56, 6, 24),</text:p>
      <text:p text:style-name="Standard">(11720, 488, 160, 45, 6, 25),</text:p>
      <text:p text:style-name="Standard">(11721, 488, 213, 45, 6, 26),</text:p>
      <text:p text:style-name="Standard">(11722, 488, 201, 54, 6, 27),</text:p>
      <text:p text:style-name="Standard">(11723, 488, 206, 37, 6, 28),</text:p>
      <text:p text:style-name="Standard">(11724, 488, 194, 37, 6, 29),</text:p>
      <text:p text:style-name="Standard">(11725, 488, 205, 53, 6, 30),</text:p>
      <text:p text:style-name="Standard">(11726, 488, 118, 53, 6, 31),</text:p>
      <text:p text:style-name="Standard">(11727, 489, 203, 6, 45, 1),</text:p>
      <text:p text:style-name="Standard"><text:soft-page-break/>(11728, 489, 172, 27, 45, 2),</text:p>
      <text:p text:style-name="Standard">(11729, 489, 187, 1, 45, 3),</text:p>
      <text:p text:style-name="Standard">(11730, 489, 199, 3, 45, 4),</text:p>
      <text:p text:style-name="Standard">(11731, 489, 173, 32, 45, 5),</text:p>
      <text:p text:style-name="Standard">(11732, 489, 95, 32, 45, 6),</text:p>
      <text:p text:style-name="Standard">(11733, 489, 178, 3, 45, 7),</text:p>
      <text:p text:style-name="Standard">(11734, 489, 207, 51, 45, 8),</text:p>
      <text:p text:style-name="Standard">(11735, 489, 163, 4, 45, 9),</text:p>
      <text:p text:style-name="Standard">(11736, 489, 152, 51, 45, 10),</text:p>
      <text:p text:style-name="Standard">(11737, 489, 192, 56, 45, 11),</text:p>
      <text:p text:style-name="Standard">(11738, 489, 177, 56, 45, 12),</text:p>
      <text:p text:style-name="Standard">(11739, 489, 175, 55, 45, 13),</text:p>
      <text:p text:style-name="Standard">(11740, 489, 194, 57, 45, 14),</text:p>
      <text:p text:style-name="Standard">(11741, 489, 202, 6, 45, 15),</text:p>
      <text:p text:style-name="Standard">(11742, 489, 206, 37, 45, 16),</text:p>
      <text:p text:style-name="Standard">(11743, 489, 158, 25, 45, 17),</text:p>
      <text:p text:style-name="Standard">(11744, 489, 219, 27, 45, 18),</text:p>
      <text:p text:style-name="Standard">(11745, 489, 212, 34, 45, 19),</text:p>
      <text:p text:style-name="Standard">(11746, 489, 216, 21, 45, 20),</text:p>
      <text:p text:style-name="Standard">(11747, 489, 137, 34, 45, 21),</text:p>
      <text:p text:style-name="Standard">(11748, 489, 117, 4, 45, 22),</text:p>
      <text:p text:style-name="Standard">(11749, 489, 119, 21, 45, 23),</text:p>
      <text:p text:style-name="Standard">(11750, 489, 110, 1, 45, 24),</text:p>
      <text:p text:style-name="Standard">(11751, 489, 105, 25, 45, 25),</text:p>
      <text:p text:style-name="Standard">(11752, 489, 213, 45, 45, 26),</text:p>
      <text:p text:style-name="Standard">(11753, 489, 201, 54, 45, 27),</text:p>
      <text:p text:style-name="Standard">(11754, 489, 205, 53, 45, 28),</text:p>
      <text:p text:style-name="Standard">(11755, 489, 118, 53, 45, 29),</text:p>
      <text:p text:style-name="Standard">(11756, 489, 220, 45, 45, 30),</text:p>
      <text:p text:style-name="Standard">(11757, 490, 117, 4, 41, 1),</text:p>
      <text:p text:style-name="Standard">(11758, 490, 187, 1, 41, 2),</text:p>
      <text:p text:style-name="Standard">(11759, 490, 137, 34, 41, 3),</text:p>
      <text:p text:style-name="Standard">(11760, 490, 163, 4, 41, 4),</text:p>
      <text:p text:style-name="Standard">(11761, 490, 202, 6, 41, 5),</text:p>
      <text:p text:style-name="Standard">(11762, 490, 173, 32, 41, 6),</text:p>
      <text:p text:style-name="Standard">(11763, 490, 95, 32, 41, 7),</text:p>
      <text:p text:style-name="Standard">(11764, 490, 207, 51, 41, 8),</text:p>
      <text:p text:style-name="Standard">(11765, 490, 212, 34, 41, 9),</text:p>
      <text:p text:style-name="Standard">(11766, 490, 199, 3, 41, 10),</text:p>
      <text:p text:style-name="Standard">(11767, 490, 110, 1, 41, 11),</text:p>
      <text:p text:style-name="Standard">(11768, 490, 176, 55, 41, 12),</text:p>
      <text:p text:style-name="Standard">(11769, 490, 158, 25, 41, 13),</text:p>
      <text:p text:style-name="Standard">(11770, 490, 119, 21, 41, 14),</text:p>
      <text:p text:style-name="Standard">(11771, 490, 152, 51, 41, 15),</text:p>
      <text:p text:style-name="Standard">(11772, 490, 105, 25, 41, 16),</text:p>
      <text:p text:style-name="Standard">(11773, 490, 178, 3, 41, 17),</text:p>
      <text:p text:style-name="Standard">(11774, 490, 172, 27, 41, 18),</text:p>
      <text:p text:style-name="Standard">(11775, 490, 206, 37, 41, 19),</text:p>
      <text:p text:style-name="Standard">(11776, 490, 203, 6, 41, 20),</text:p>
      <text:p text:style-name="Standard">(11777, 490, 175, 27, 41, 21),</text:p>
      <text:p text:style-name="Standard">(11778, 490, 177, 56, 41, 22),</text:p>
      <text:p text:style-name="Standard">(11779, 490, 194, 57, 41, 23),</text:p>
      <text:p text:style-name="Standard"><text:soft-page-break/>(11780, 490, 192, 56, 41, 24),</text:p>
      <text:p text:style-name="Standard">(11781, 490, 216, 21, 41, 25),</text:p>
      <text:p text:style-name="Standard">(11782, 490, 205, 53, 41, 26),</text:p>
      <text:p text:style-name="Standard">(11783, 490, 201, 54, 41, 27),</text:p>
      <text:p text:style-name="Standard">(11784, 490, 213, 45, 41, 28),</text:p>
      <text:p text:style-name="Standard">(11785, 490, 118, 53, 41, 29),</text:p>
      <text:p text:style-name="Standard">(11786, 491, 187, 1, 9, 1),</text:p>
      <text:p text:style-name="Standard">(11787, 491, 199, 3, 9, 2),</text:p>
      <text:p text:style-name="Standard">(11788, 491, 172, 27, 9, 3),</text:p>
      <text:p text:style-name="Standard">(11789, 491, 158, 25, 9, 4),</text:p>
      <text:p text:style-name="Standard">(11790, 491, 212, 34, 9, 5),</text:p>
      <text:p text:style-name="Standard">(11791, 491, 201, 54, 9, 6),</text:p>
      <text:p text:style-name="Standard">(11792, 491, 206, 37, 9, 7),</text:p>
      <text:p text:style-name="Standard">(11793, 491, 197, 45, 9, 8),</text:p>
      <text:p text:style-name="Standard">(11794, 491, 163, 4, 9, 9),</text:p>
      <text:p text:style-name="Standard">(11795, 491, 119, 21, 9, 10),</text:p>
      <text:p text:style-name="Standard">(11796, 491, 176, 55, 9, 11),</text:p>
      <text:p text:style-name="Standard">(11797, 491, 207, 51, 9, 12),</text:p>
      <text:p text:style-name="Standard">(11798, 491, 177, 56, 9, 13),</text:p>
      <text:p text:style-name="Standard">(11799, 491, 173, 32, 9, 14),</text:p>
      <text:p text:style-name="Standard">(11800, 491, 117, 4, 9, 15),</text:p>
      <text:p text:style-name="Standard">(11801, 491, 175, 27, 9, 16),</text:p>
      <text:p text:style-name="Standard">(11802, 491, 202, 6, 9, 17),</text:p>
      <text:p text:style-name="Standard">(11803, 491, 137, 34, 9, 18),</text:p>
      <text:p text:style-name="Standard">(11804, 491, 152, 51, 9, 19),</text:p>
      <text:p text:style-name="Standard">(11805, 491, 203, 6, 9, 20),</text:p>
      <text:p text:style-name="Standard">(11806, 491, 178, 3, 9, 21),</text:p>
      <text:p text:style-name="Standard">(11807, 491, 110, 1, 9, 22),</text:p>
      <text:p text:style-name="Standard">(11808, 491, 105, 25, 9, 23),</text:p>
      <text:p text:style-name="Standard">(11809, 491, 216, 21, 9, 24),</text:p>
      <text:p text:style-name="Standard">(11810, 491, 192, 56, 9, 25),</text:p>
      <text:p text:style-name="Standard">(11811, 491, 205, 53, 9, 26),</text:p>
      <text:p text:style-name="Standard">(11812, 491, 95, 32, 9, 27),</text:p>
      <text:p text:style-name="Standard">(11813, 491, 194, 57, 9, 28),</text:p>
      <text:p text:style-name="Standard">(11814, 491, 118, 53, 9, 29),</text:p>
      <text:p text:style-name="Standard">(11815, 491, 213, 45, 9, 30),</text:p>
      <text:p text:style-name="Standard">(11816, 492, 137, 34, 10, 1),</text:p>
      <text:p text:style-name="Standard">(11817, 492, 117, 4, 10, 2),</text:p>
      <text:p text:style-name="Standard">(11818, 492, 172, 27, 10, 3),</text:p>
      <text:p text:style-name="Standard">(11819, 492, 212, 34, 10, 4),</text:p>
      <text:p text:style-name="Standard">(11820, 492, 158, 25, 10, 5),</text:p>
      <text:p text:style-name="Standard">(11821, 492, 187, 1, 10, 6),</text:p>
      <text:p text:style-name="Standard">(11822, 492, 173, 32, 10, 7),</text:p>
      <text:p text:style-name="Standard">(11823, 492, 197, 45, 10, 8),</text:p>
      <text:p text:style-name="Standard">(11824, 492, 207, 51, 10, 9),</text:p>
      <text:p text:style-name="Standard">(11825, 492, 203, 6, 10, 10),</text:p>
      <text:p text:style-name="Standard">(11826, 492, 178, 3, 10, 11),</text:p>
      <text:p text:style-name="Standard">(11827, 492, 216, 21, 10, 12),</text:p>
      <text:p text:style-name="Standard">(11828, 492, 163, 4, 10, 13),</text:p>
      <text:p text:style-name="Standard">(11829, 492, 176, 55, 10, 14),</text:p>
      <text:p text:style-name="Standard">(11830, 492, 152, 51, 10, 15),</text:p>
      <text:p text:style-name="Standard">(11831, 492, 194, 57, 10, 16),</text:p>
      <text:p text:style-name="Standard"><text:soft-page-break/>(11832, 492, 201, 54, 10, 17),</text:p>
      <text:p text:style-name="Standard">(11833, 492, 199, 3, 10, 18),</text:p>
      <text:p text:style-name="Standard">(11834, 492, 119, 21, 10, 19),</text:p>
      <text:p text:style-name="Standard">(11835, 492, 175, 27, 10, 20),</text:p>
      <text:p text:style-name="Standard">(11836, 492, 206, 37, 10, 21),</text:p>
      <text:p text:style-name="Standard">(11837, 492, 95, 32, 10, 22),</text:p>
      <text:p text:style-name="Standard">(11838, 492, 110, 1, 10, 23),</text:p>
      <text:p text:style-name="Standard">(11839, 492, 202, 6, 10, 24),</text:p>
      <text:p text:style-name="Standard">(11840, 492, 177, 56, 10, 25),</text:p>
      <text:p text:style-name="Standard">(11841, 492, 205, 53, 10, 26),</text:p>
      <text:p text:style-name="Standard">(11842, 492, 213, 45, 10, 27),</text:p>
      <text:p text:style-name="Standard">(11843, 492, 118, 53, 10, 28),</text:p>
      <text:p text:style-name="Standard">(11844, 492, 105, 25, 10, 29),</text:p>
      <text:p text:style-name="Standard">(11845, 492, 192, 56, 10, 30),</text:p>
      <text:p text:style-name="Standard">(11846, 493, 172, 27, 23, 1),</text:p>
      <text:p text:style-name="Standard">(11847, 493, 163, 4, 23, 2),</text:p>
      <text:p text:style-name="Standard">(11848, 493, 137, 34, 23, 3),</text:p>
      <text:p text:style-name="Standard">(11849, 493, 178, 3, 23, 4),</text:p>
      <text:p text:style-name="Standard">(11850, 493, 199, 3, 23, 5),</text:p>
      <text:p text:style-name="Standard">(11851, 493, 187, 1, 23, 6),</text:p>
      <text:p text:style-name="Standard">(11852, 493, 173, 32, 23, 7),</text:p>
      <text:p text:style-name="Standard">(11853, 493, 110, 1, 23, 8),</text:p>
      <text:p text:style-name="Standard">(11854, 493, 202, 6, 23, 9),</text:p>
      <text:p text:style-name="Standard">(11855, 493, 197, 45, 23, 10),</text:p>
      <text:p text:style-name="Standard">(11856, 493, 206, 37, 23, 11),</text:p>
      <text:p text:style-name="Standard">(11857, 493, 207, 51, 23, 12),</text:p>
      <text:p text:style-name="Standard">(11858, 493, 201, 54, 23, 13),</text:p>
      <text:p text:style-name="Standard">(11859, 493, 119, 21, 23, 14),</text:p>
      <text:p text:style-name="Standard">(11860, 493, 194, 57, 23, 15),</text:p>
      <text:p text:style-name="Standard">(11861, 493, 105, 25, 23, 16),</text:p>
      <text:p text:style-name="Standard">(11862, 493, 152, 51, 23, 17),</text:p>
      <text:p text:style-name="Standard">(11863, 493, 212, 34, 23, 18),</text:p>
      <text:p text:style-name="Standard">(11864, 493, 216, 21, 23, 19),</text:p>
      <text:p text:style-name="Standard">(11865, 493, 117, 4, 23, 20),</text:p>
      <text:p text:style-name="Standard">(11866, 493, 175, 27, 23, 21),</text:p>
      <text:p text:style-name="Standard">(11867, 493, 95, 32, 23, 22),</text:p>
      <text:p text:style-name="Standard">(11868, 493, 203, 6, 23, 23),</text:p>
      <text:p text:style-name="Standard">(11869, 493, 176, 55, 23, 24),</text:p>
      <text:p text:style-name="Standard">(11870, 493, 158, 25, 23, 25),</text:p>
      <text:p text:style-name="Standard">(11871, 493, 118, 53, 23, 26),</text:p>
      <text:p text:style-name="Standard">(11872, 493, 205, 53, 23, 27),</text:p>
      <text:p text:style-name="Standard">(11873, 493, 213, 45, 23, 28),</text:p>
      <text:p text:style-name="Standard">(11874, 494, 117, 4, 39, 1),</text:p>
      <text:p text:style-name="Standard">(11875, 494, 137, 34, 39, 2),</text:p>
      <text:p text:style-name="Standard">(11876, 494, 178, 3, 39, 3),</text:p>
      <text:p text:style-name="Standard">(11877, 494, 212, 34, 39, 4),</text:p>
      <text:p text:style-name="Standard">(11878, 494, 173, 32, 39, 5),</text:p>
      <text:p text:style-name="Standard">(11879, 494, 194, 57, 39, 6),</text:p>
      <text:p text:style-name="Standard">(11880, 494, 216, 21, 39, 7),</text:p>
      <text:p text:style-name="Standard">(11881, 494, 176, 55, 39, 8),</text:p>
      <text:p text:style-name="Standard">(11882, 494, 105, 25, 39, 9),</text:p>
      <text:p text:style-name="Standard">(11883, 494, 201, 54, 39, 10),</text:p>
      <text:p text:style-name="Standard"><text:soft-page-break/>(11884, 494, 207, 51, 39, 11),</text:p>
      <text:p text:style-name="Standard">(11885, 494, 187, 1, 39, 12),</text:p>
      <text:p text:style-name="Standard">(11886, 494, 158, 25, 39, 13),</text:p>
      <text:p text:style-name="Standard">(11887, 494, 197, 45, 39, 14),</text:p>
      <text:p text:style-name="Standard">(11888, 494, 163, 4, 39, 15),</text:p>
      <text:p text:style-name="Standard">(11889, 494, 152, 51, 39, 16),</text:p>
      <text:p text:style-name="Standard">(11890, 494, 172, 27, 39, 17),</text:p>
      <text:p text:style-name="Standard">(11891, 494, 199, 3, 39, 18),</text:p>
      <text:p text:style-name="Standard">(11892, 494, 119, 21, 39, 19),</text:p>
      <text:p text:style-name="Standard">(11893, 494, 206, 37, 39, 20),</text:p>
      <text:p text:style-name="Standard">(11894, 494, 202, 6, 39, 21),</text:p>
      <text:p text:style-name="Standard">(11895, 494, 95, 32, 39, 22),</text:p>
      <text:p text:style-name="Standard">(11896, 494, 175, 27, 39, 23),</text:p>
      <text:p text:style-name="Standard">(11897, 494, 203, 6, 39, 24),</text:p>
      <text:p text:style-name="Standard">(11898, 494, 110, 1, 39, 25),</text:p>
      <text:p text:style-name="Standard">(11899, 494, 205, 53, 39, 26),</text:p>
      <text:p text:style-name="Standard">(11900, 494, 177, 56, 39, 27),</text:p>
      <text:p text:style-name="Standard">(11901, 494, 192, 56, 39, 28),</text:p>
      <text:p text:style-name="Standard">(11902, 494, 213, 45, 39, 29),</text:p>
      <text:p text:style-name="Standard">(11903, 494, 118, 53, 39, 30),</text:p>
      <text:p text:style-name="Standard">(11904, 495, 117, 4, 14, 1),</text:p>
      <text:p text:style-name="Standard">(11905, 495, 178, 3, 14, 2),</text:p>
      <text:p text:style-name="Standard">(11906, 495, 199, 3, 14, 3),</text:p>
      <text:p text:style-name="Standard">(11907, 495, 173, 32, 14, 4),</text:p>
      <text:p text:style-name="Standard">(11908, 495, 202, 6, 14, 5),</text:p>
      <text:p text:style-name="Standard">(11909, 495, 137, 34, 14, 6),</text:p>
      <text:p text:style-name="Standard">(11910, 495, 110, 1, 14, 7),</text:p>
      <text:p text:style-name="Standard">(11911, 495, 152, 51, 14, 8),</text:p>
      <text:p text:style-name="Standard">(11912, 495, 197, 45, 14, 9),</text:p>
      <text:p text:style-name="Standard">(11913, 495, 205, 53, 14, 10),</text:p>
      <text:p text:style-name="Standard">(11914, 495, 207, 51, 14, 11),</text:p>
      <text:p text:style-name="Standard">(11915, 495, 206, 37, 14, 12),</text:p>
      <text:p text:style-name="Standard">(11916, 495, 175, 27, 14, 13),</text:p>
      <text:p text:style-name="Standard">(11917, 495, 95, 32, 14, 14),</text:p>
      <text:p text:style-name="Standard">(11918, 495, 187, 1, 14, 15),</text:p>
      <text:p text:style-name="Standard">(11919, 495, 119, 21, 14, 16),</text:p>
      <text:p text:style-name="Standard">(11920, 495, 105, 25, 14, 17),</text:p>
      <text:p text:style-name="Standard">(11921, 495, 194, 57, 14, 18),</text:p>
      <text:p text:style-name="Standard">(11922, 495, 163, 4, 14, 19),</text:p>
      <text:p text:style-name="Standard">(11923, 495, 172, 27, 14, 20),</text:p>
      <text:p text:style-name="Standard">(11924, 495, 158, 25, 14, 21),</text:p>
      <text:p text:style-name="Standard">(11925, 495, 201, 54, 14, 22),</text:p>
      <text:p text:style-name="Standard">(11926, 495, 203, 6, 14, 23),</text:p>
      <text:p text:style-name="Standard">(11927, 495, 212, 34, 14, 24),</text:p>
      <text:p text:style-name="Standard">(11928, 495, 176, 55, 14, 25),</text:p>
      <text:p text:style-name="Standard">(11929, 495, 213, 45, 14, 26),</text:p>
      <text:p text:style-name="Standard">(11930, 495, 118, 53, 14, 27),</text:p>
      <text:p text:style-name="Standard">(11931, 495, 216, 21, 14, 28),</text:p>
      <text:p text:style-name="Standard">(11932, 495, 177, 56, 14, 29),</text:p>
      <text:p text:style-name="Standard">(11933, 495, 192, 56, 14, 30),</text:p>
      <text:p text:style-name="Standard">(11934, 496, 172, 27, 7, 1),</text:p>
      <text:p text:style-name="Standard">(11935, 496, 187, 1, 7, 2),</text:p>
      <text:p text:style-name="Standard"><text:soft-page-break/>(11936, 496, 203, 6, 7, 3),</text:p>
      <text:p text:style-name="Standard">(11937, 496, 152, 51, 7, 4),</text:p>
      <text:p text:style-name="Standard">(11938, 496, 137, 34, 7, 5),</text:p>
      <text:p text:style-name="Standard">(11939, 496, 173, 32, 7, 6),</text:p>
      <text:p text:style-name="Standard">(11940, 496, 207, 51, 7, 7),</text:p>
      <text:p text:style-name="Standard">(11941, 496, 206, 37, 7, 8),</text:p>
      <text:p text:style-name="Standard">(11942, 496, 176, 55, 7, 9),</text:p>
      <text:p text:style-name="Standard">(11943, 496, 199, 3, 7, 10),</text:p>
      <text:p text:style-name="Standard">(11944, 496, 105, 25, 7, 11),</text:p>
      <text:p text:style-name="Standard">(11945, 496, 158, 25, 7, 12),</text:p>
      <text:p text:style-name="Standard">(11946, 496, 110, 1, 7, 13),</text:p>
      <text:p text:style-name="Standard">(11947, 496, 117, 4, 7, 14),</text:p>
      <text:p text:style-name="Standard">(11948, 496, 95, 32, 7, 15),</text:p>
      <text:p text:style-name="Standard">(11949, 496, 201, 54, 7, 16),</text:p>
      <text:p text:style-name="Standard">(11950, 496, 212, 34, 7, 17),</text:p>
      <text:p text:style-name="Standard">(11951, 496, 197, 45, 7, 18),</text:p>
      <text:p text:style-name="Standard">(11952, 496, 178, 3, 7, 19),</text:p>
      <text:p text:style-name="Standard">(11953, 496, 202, 6, 7, 20),</text:p>
      <text:p text:style-name="Standard">(11954, 496, 194, 57, 7, 21),</text:p>
      <text:p text:style-name="Standard">(11955, 496, 175, 27, 7, 22),</text:p>
      <text:p text:style-name="Standard">(11956, 496, 119, 21, 7, 23),</text:p>
      <text:p text:style-name="Standard">(11957, 496, 163, 4, 7, 24),</text:p>
      <text:p text:style-name="Standard">(11958, 496, 177, 56, 7, 25),</text:p>
      <text:p text:style-name="Standard">(11959, 496, 192, 56, 7, 26),</text:p>
      <text:p text:style-name="Standard">(11960, 496, 205, 53, 7, 27),</text:p>
      <text:p text:style-name="Standard">(11961, 496, 198, 21, 7, 28),</text:p>
      <text:p text:style-name="Standard">(11962, 496, 118, 53, 7, 29),</text:p>
      <text:p text:style-name="Standard">(11963, 496, 213, 45, 7, 30),</text:p>
      <text:p text:style-name="Standard">(11964, 497, 178, 3, 44, 1),</text:p>
      <text:p text:style-name="Standard">(11965, 497, 117, 4, 44, 2),</text:p>
      <text:p text:style-name="Standard">(11966, 497, 152, 51, 44, 3),</text:p>
      <text:p text:style-name="Standard">(11967, 497, 95, 32, 44, 4),</text:p>
      <text:p text:style-name="Standard">(11968, 497, 137, 34, 44, 5),</text:p>
      <text:p text:style-name="Standard">(11969, 497, 172, 27, 44, 6),</text:p>
      <text:p text:style-name="Standard">(11970, 497, 187, 1, 44, 7),</text:p>
      <text:p text:style-name="Standard">(11971, 497, 199, 3, 44, 8),</text:p>
      <text:p text:style-name="Standard">(11972, 497, 202, 6, 44, 9),</text:p>
      <text:p text:style-name="Standard">(11973, 497, 177, 56, 44, 10),</text:p>
      <text:p text:style-name="Standard">(11974, 497, 119, 21, 44, 11),</text:p>
      <text:p text:style-name="Standard">(11975, 497, 110, 1, 44, 12),</text:p>
      <text:p text:style-name="Standard">(11976, 497, 105, 25, 44, 13),</text:p>
      <text:p text:style-name="Standard">(11977, 497, 194, 57, 44, 14),</text:p>
      <text:p text:style-name="Standard">(11978, 497, 118, 53, 44, 15),</text:p>
      <text:p text:style-name="Standard">(11979, 497, 207, 51, 44, 16),</text:p>
      <text:p text:style-name="Standard">(11980, 497, 203, 6, 44, 17),</text:p>
      <text:p text:style-name="Standard">(11981, 497, 212, 34, 44, 18),</text:p>
      <text:p text:style-name="Standard">(11982, 497, 176, 55, 44, 19),</text:p>
      <text:p text:style-name="Standard">(11983, 497, 158, 25, 44, 20),</text:p>
      <text:p text:style-name="Standard">(11984, 497, 163, 4, 44, 21),</text:p>
      <text:p text:style-name="Standard">(11985, 497, 175, 27, 44, 22),</text:p>
      <text:p text:style-name="Standard">(11986, 497, 173, 32, 44, 23),</text:p>
      <text:p text:style-name="Standard">(11987, 497, 197, 45, 44, 24),</text:p>
      <text:p text:style-name="Standard"><text:soft-page-break/>(11988, 497, 201, 54, 44, 25),</text:p>
      <text:p text:style-name="Standard">(11989, 497, 192, 56, 44, 26),</text:p>
      <text:p text:style-name="Standard">(11990, 497, 206, 37, 44, 27),</text:p>
      <text:p text:style-name="Standard">(11991, 497, 198, 21, 44, 28),</text:p>
      <text:p text:style-name="Standard">(11992, 497, 205, 53, 44, 29),</text:p>
      <text:p text:style-name="Standard">(11993, 497, 213, 45, 44, 30),</text:p>
      <text:p text:style-name="Standard">(11994, 498, 178, 3, 25, 1),</text:p>
      <text:p text:style-name="Standard">(11995, 498, 137, 34, 25, 2),</text:p>
      <text:p text:style-name="Standard">(11996, 498, 177, 56, 25, 3),</text:p>
      <text:p text:style-name="Standard">(11997, 498, 206, 25, 25, 4),</text:p>
      <text:p text:style-name="Standard">(11998, 498, 152, 51, 25, 5),</text:p>
      <text:p text:style-name="Standard">(11999, 498, 117, 1, 25, 6),</text:p>
      <text:p text:style-name="Standard">(12000, 498, 217, 34, 25, 7),</text:p>
      <text:p text:style-name="Standard">(12001, 498, 221, 51, 25, 8),</text:p>
      <text:p text:style-name="Standard">(12002, 498, 222, 6, 25, 9),</text:p>
      <text:p text:style-name="Standard">(12003, 498, 223, 57, 25, 10),</text:p>
      <text:p text:style-name="Standard">(12004, 498, 224, 56, 25, 11),</text:p>
      <text:p text:style-name="Standard">(12005, 498, 203, 6, 25, 12),</text:p>
      <text:p text:style-name="Standard">(12006, 498, 172, 27, 25, 13),</text:p>
      <text:p text:style-name="Standard">(12007, 498, 119, 21, 25, 14),</text:p>
      <text:p text:style-name="Standard">(12008, 498, 176, 54, 25, 15),</text:p>
      <text:p text:style-name="Standard">(12009, 498, 207, 32, 25, 16),</text:p>
      <text:p text:style-name="Standard">(12010, 498, 200, 21, 25, 17),</text:p>
      <text:p text:style-name="Standard">(12011, 498, 199, 3, 25, 18),</text:p>
      <text:p text:style-name="Standard">(12012, 498, 173, 32, 25, 19),</text:p>
      <text:p text:style-name="Standard">(12013, 498, 187, 1, 25, 20),</text:p>
      <text:p text:style-name="Standard">(12014, 498, 219, 4, 25, 21),</text:p>
      <text:p text:style-name="Standard">(12015, 498, 163, 4, 25, 22),</text:p>
      <text:p text:style-name="Standard">(12016, 498, 202, 27, 25, 23),</text:p>
      <text:p text:style-name="Standard">(12017, 498, 197, 25, 25, 24),</text:p>
      <text:p text:style-name="Standard">(12018, 498, 225, 58, 25, 25),</text:p>
      <text:p text:style-name="Standard">(12019, 498, 140, 58, 25, 26),</text:p>
      <text:p text:style-name="Standard">(12020, 498, 136, 54, 25, 27),</text:p>
      <text:p text:style-name="Standard">(12021, 498, 158, 45, 25, 28),</text:p>
      <text:p text:style-name="Standard">(12022, 499, 163, 4, 18, 1),</text:p>
      <text:p text:style-name="Standard">(12023, 499, 173, 32, 18, 2),</text:p>
      <text:p text:style-name="Standard">(12024, 499, 178, 3, 18, 3),</text:p>
      <text:p text:style-name="Standard">(12025, 499, 202, 27, 18, 4),</text:p>
      <text:p text:style-name="Standard">(12026, 499, 117, 1, 18, 5),</text:p>
      <text:p text:style-name="Standard">(12027, 499, 119, 21, 18, 6),</text:p>
      <text:p text:style-name="Standard">(12028, 499, 176, 54, 18, 7),</text:p>
      <text:p text:style-name="Standard">(12029, 499, 217, 34, 18, 8),</text:p>
      <text:p text:style-name="Standard">(12030, 499, 177, 56, 18, 9),</text:p>
      <text:p text:style-name="Standard">(12031, 499, 200, 21, 18, 10),</text:p>
      <text:p text:style-name="Standard">(12032, 499, 187, 1, 18, 11),</text:p>
      <text:p text:style-name="Standard">(12033, 499, 197, 25, 18, 12),</text:p>
      <text:p text:style-name="Standard">(12034, 499, 152, 51, 18, 13),</text:p>
      <text:p text:style-name="Standard">(12035, 499, 206, 25, 18, 14),</text:p>
      <text:p text:style-name="Standard">(12036, 499, 224, 56, 18, 15),</text:p>
      <text:p text:style-name="Standard">(12037, 499, 203, 6, 18, 16),</text:p>
      <text:p text:style-name="Standard">(12038, 499, 221, 51, 18, 17),</text:p>
      <text:p text:style-name="Standard">(12039, 499, 219, 4, 18, 18),</text:p>
      <text:p text:style-name="Standard"><text:soft-page-break/>(12040, 499, 137, 34, 18, 19),</text:p>
      <text:p text:style-name="Standard">(12041, 499, 172, 27, 18, 20),</text:p>
      <text:p text:style-name="Standard">(12042, 499, 223, 57, 18, 21),</text:p>
      <text:p text:style-name="Standard">(12043, 499, 222, 6, 18, 22),</text:p>
      <text:p text:style-name="Standard">(12044, 499, 207, 32, 18, 23),</text:p>
      <text:p text:style-name="Standard">(12045, 499, 199, 3, 18, 24),</text:p>
      <text:p text:style-name="Standard">(12046, 499, 136, 54, 18, 25),</text:p>
      <text:p text:style-name="Standard">(12047, 499, 225, 58, 18, 26),</text:p>
      <text:p text:style-name="Standard">(12048, 499, 140, 58, 18, 27),</text:p>
      <text:p text:style-name="Standard">(12049, 499, 158, 45, 18, 28),</text:p>
      <text:p text:style-name="Standard">(12050, 500, 163, 4, 30, 1),</text:p>
      <text:p text:style-name="Standard">(12051, 500, 172, 27, 30, 2),</text:p>
      <text:p text:style-name="Standard">(12052, 500, 202, 27, 30, 3),</text:p>
      <text:p text:style-name="Standard">(12053, 500, 137, 34, 30, 4),</text:p>
      <text:p text:style-name="Standard">(12054, 500, 199, 3, 30, 5),</text:p>
      <text:p text:style-name="Standard">(12055, 500, 200, 21, 30, 6),</text:p>
      <text:p text:style-name="Standard">(12056, 500, 197, 25, 30, 7),</text:p>
      <text:p text:style-name="Standard">(12057, 500, 224, 56, 30, 8),</text:p>
      <text:p text:style-name="Standard">(12058, 500, 223, 57, 30, 9),</text:p>
      <text:p text:style-name="Standard">(12059, 500, 217, 34, 30, 10),</text:p>
      <text:p text:style-name="Standard">(12060, 500, 187, 1, 30, 11),</text:p>
      <text:p text:style-name="Standard">(12061, 500, 207, 32, 30, 12),</text:p>
      <text:p text:style-name="Standard">(12062, 500, 209, 58, 30, 13),</text:p>
      <text:p text:style-name="Standard">(12063, 500, 152, 51, 30, 14),</text:p>
      <text:p text:style-name="Standard">(12064, 500, 219, 4, 30, 15),</text:p>
      <text:p text:style-name="Standard">(12065, 500, 206, 25, 30, 16),</text:p>
      <text:p text:style-name="Standard">(12066, 500, 177, 56, 30, 17),</text:p>
      <text:p text:style-name="Standard">(12067, 500, 221, 51, 30, 18),</text:p>
      <text:p text:style-name="Standard">(12068, 500, 178, 3, 30, 19),</text:p>
      <text:p text:style-name="Standard">(12069, 500, 203, 6, 30, 20),</text:p>
      <text:p text:style-name="Standard">(12070, 500, 222, 6, 30, 21),</text:p>
      <text:p text:style-name="Standard">(12071, 500, 119, 21, 30, 22),</text:p>
      <text:p text:style-name="Standard">(12072, 500, 158, 45, 30, 23),</text:p>
      <text:p text:style-name="Standard">(12073, 500, 173, 32, 30, 24),</text:p>
      <text:p text:style-name="Standard">(12074, 500, 117, 1, 30, 25),</text:p>
      <text:p text:style-name="Standard">(12075, 500, 176, 54, 30, 26),</text:p>
      <text:p text:style-name="Standard">(12076, 500, 225, 58, 30, 27),</text:p>
      <text:p text:style-name="Standard">(12077, 500, 136, 54, 30, 28),</text:p>
      <text:p text:style-name="Standard">(12078, 501, 137, 34, 43, 1),</text:p>
      <text:p text:style-name="Standard">(12079, 501, 119, 21, 43, 2),</text:p>
      <text:p text:style-name="Standard">(12080, 501, 224, 56, 43, 3),</text:p>
      <text:p text:style-name="Standard">(12081, 501, 187, 1, 43, 4),</text:p>
      <text:p text:style-name="Standard">(12082, 501, 222, 6, 43, 5),</text:p>
      <text:p text:style-name="Standard">(12083, 501, 202, 27, 43, 6),</text:p>
      <text:p text:style-name="Standard">(12084, 501, 200, 21, 43, 7),</text:p>
      <text:p text:style-name="Standard">(12085, 501, 206, 25, 43, 8),</text:p>
      <text:p text:style-name="Standard">(12086, 501, 163, 4, 43, 9),</text:p>
      <text:p text:style-name="Standard">(12087, 501, 219, 4, 43, 10),</text:p>
      <text:p text:style-name="Standard">(12088, 501, 177, 56, 43, 11),</text:p>
      <text:p text:style-name="Standard">(12089, 501, 223, 57, 43, 12),</text:p>
      <text:p text:style-name="Standard">(12090, 501, 152, 51, 43, 13),</text:p>
      <text:p text:style-name="Standard">(12091, 501, 178, 3, 43, 14),</text:p>
      <text:p text:style-name="Standard"><text:soft-page-break/>(12092, 501, 203, 6, 43, 15),</text:p>
      <text:p text:style-name="Standard">(12093, 501, 221, 51, 43, 16),</text:p>
      <text:p text:style-name="Standard">(12094, 501, 172, 27, 43, 17),</text:p>
      <text:p text:style-name="Standard">(12095, 501, 158, 45, 43, 18),</text:p>
      <text:p text:style-name="Standard">(12096, 501, 199, 3, 43, 19),</text:p>
      <text:p text:style-name="Standard">(12097, 501, 197, 25, 43, 20),</text:p>
      <text:p text:style-name="Standard">(12098, 501, 173, 32, 43, 21),</text:p>
      <text:p text:style-name="Standard">(12099, 501, 136, 54, 43, 22),</text:p>
      <text:p text:style-name="Standard">(12100, 501, 207, 32, 43, 23),</text:p>
      <text:p text:style-name="Standard">(12101, 501, 217, 34, 43, 24),</text:p>
      <text:p text:style-name="Standard">(12102, 501, 225, 58, 43, 25),</text:p>
      <text:p text:style-name="Standard">(12103, 501, 209, 58, 43, 26),</text:p>
      <text:p text:style-name="Standard">(12104, 501, 226, 1, 43, 27),</text:p>
      <text:p text:style-name="Standard">(12105, 502, 202, 27, 40, 1),</text:p>
      <text:p text:style-name="Standard">(12106, 502, 178, 3, 40, 2),</text:p>
      <text:p text:style-name="Standard">(12107, 502, 199, 3, 40, 3),</text:p>
      <text:p text:style-name="Standard">(12108, 502, 163, 4, 40, 4),</text:p>
      <text:p text:style-name="Standard">(12109, 502, 197, 25, 40, 5),</text:p>
      <text:p text:style-name="Standard">(12110, 502, 203, 6, 40, 6),</text:p>
      <text:p text:style-name="Standard">(12111, 502, 177, 56, 40, 7),</text:p>
      <text:p text:style-name="Standard">(12112, 502, 222, 6, 40, 8),</text:p>
      <text:p text:style-name="Standard">(12113, 502, 206, 25, 40, 9),</text:p>
      <text:p text:style-name="Standard">(12114, 502, 173, 32, 40, 10),</text:p>
      <text:p text:style-name="Standard">(12115, 502, 172, 27, 40, 11),</text:p>
      <text:p text:style-name="Standard">(12116, 502, 136, 54, 40, 12),</text:p>
      <text:p text:style-name="Standard">(12117, 502, 187, 1, 40, 13),</text:p>
      <text:p text:style-name="Standard">(12118, 502, 119, 21, 40, 14),</text:p>
      <text:p text:style-name="Standard">(12119, 502, 207, 32, 40, 15),</text:p>
      <text:p text:style-name="Standard">(12120, 502, 221, 51, 40, 16),</text:p>
      <text:p text:style-name="Standard">(12121, 502, 137, 34, 40, 17),</text:p>
      <text:p text:style-name="Standard">(12122, 502, 117, 1, 40, 18),</text:p>
      <text:p text:style-name="Standard">(12123, 502, 224, 56, 40, 19),</text:p>
      <text:p text:style-name="Standard">(12124, 502, 227, 57, 40, 20),</text:p>
      <text:p text:style-name="Standard">(12125, 502, 152, 51, 40, 21),</text:p>
      <text:p text:style-name="Standard">(12126, 502, 217, 34, 40, 22),</text:p>
      <text:p text:style-name="Standard">(12127, 502, 200, 21, 40, 23),</text:p>
      <text:p text:style-name="Standard">(12128, 502, 219, 4, 40, 24),</text:p>
      <text:p text:style-name="Standard">(12129, 502, 209, 58, 40, 25),</text:p>
      <text:p text:style-name="Standard">(12130, 502, 225, 58, 40, 26),</text:p>
      <text:p text:style-name="Standard">(12131, 502, 158, 45, 40, 27),</text:p>
      <text:p text:style-name="Standard">(12132, 503, 199, 3, 6, 1),</text:p>
      <text:p text:style-name="Standard">(12133, 503, 172, 27, 6, 2),</text:p>
      <text:p text:style-name="Standard">(12134, 503, 137, 34, 6, 3),</text:p>
      <text:p text:style-name="Standard">(12135, 503, 200, 21, 6, 4),</text:p>
      <text:p text:style-name="Standard">(12136, 503, 203, 6, 6, 5),</text:p>
      <text:p text:style-name="Standard">(12137, 503, 224, 56, 6, 6),</text:p>
      <text:p text:style-name="Standard">(12138, 503, 207, 32, 6, 7),</text:p>
      <text:p text:style-name="Standard">(12139, 503, 119, 21, 6, 8),</text:p>
      <text:p text:style-name="Standard">(12140, 503, 173, 32, 6, 9),</text:p>
      <text:p text:style-name="Standard">(12141, 503, 136, 54, 6, 10),</text:p>
      <text:p text:style-name="Standard">(12142, 503, 202, 27, 6, 11),</text:p>
      <text:p text:style-name="Standard">(12143, 503, 163, 4, 6, 12),</text:p>
      <text:p text:style-name="Standard"><text:soft-page-break/>(12144, 503, 221, 51, 6, 13),</text:p>
      <text:p text:style-name="Standard">(12145, 503, 222, 6, 6, 14),</text:p>
      <text:p text:style-name="Standard">(12146, 503, 219, 4, 6, 15),</text:p>
      <text:p text:style-name="Standard">(12147, 503, 178, 3, 6, 16),</text:p>
      <text:p text:style-name="Standard">(12148, 503, 152, 51, 6, 17),</text:p>
      <text:p text:style-name="Standard">(12149, 503, 197, 25, 6, 18),</text:p>
      <text:p text:style-name="Standard">(12150, 503, 117, 1, 6, 19),</text:p>
      <text:p text:style-name="Standard">(12151, 503, 206, 25, 6, 20),</text:p>
      <text:p text:style-name="Standard">(12152, 503, 187, 1, 6, 21),</text:p>
      <text:p text:style-name="Standard">(12153, 503, 158, 45, 6, 22),</text:p>
      <text:p text:style-name="Standard">(12154, 503, 209, 58, 6, 23),</text:p>
      <text:p text:style-name="Standard">(12155, 503, 177, 56, 6, 24),</text:p>
      <text:p text:style-name="Standard">(12156, 503, 217, 34, 6, 25),</text:p>
      <text:p text:style-name="Standard">(12157, 503, 227, 57, 6, 26),</text:p>
      <text:p text:style-name="Standard">(12158, 503, 225, 58, 6, 27),</text:p>
      <text:p text:style-name="Standard">(12159, 504, 178, 3, 34, 1),</text:p>
      <text:p text:style-name="Standard">(12160, 504, 202, 27, 34, 2),</text:p>
      <text:p text:style-name="Standard">(12161, 504, 172, 27, 34, 3),</text:p>
      <text:p text:style-name="Standard">(12162, 504, 137, 34, 34, 4),</text:p>
      <text:p text:style-name="Standard">(12163, 504, 163, 4, 34, 5),</text:p>
      <text:p text:style-name="Standard">(12164, 504, 199, 3, 34, 6),</text:p>
      <text:p text:style-name="Standard">(12165, 504, 187, 1, 34, 7),</text:p>
      <text:p text:style-name="Standard">(12166, 504, 203, 6, 34, 8),</text:p>
      <text:p text:style-name="Standard">(12167, 504, 119, 21, 34, 9),</text:p>
      <text:p text:style-name="Standard">(12168, 504, 200, 21, 34, 10),</text:p>
      <text:p text:style-name="Standard">(12169, 504, 206, 25, 34, 11),</text:p>
      <text:p text:style-name="Standard">(12170, 504, 222, 6, 34, 12),</text:p>
      <text:p text:style-name="Standard">(12171, 504, 224, 56, 34, 13),</text:p>
      <text:p text:style-name="Standard">(12172, 504, 197, 25, 34, 14),</text:p>
      <text:p text:style-name="Standard">(12173, 504, 158, 45, 34, 15),</text:p>
      <text:p text:style-name="Standard">(12174, 504, 176, 54, 34, 16),</text:p>
      <text:p text:style-name="Standard">(12175, 504, 221, 51, 34, 17),</text:p>
      <text:p text:style-name="Standard">(12176, 504, 207, 32, 34, 18),</text:p>
      <text:p text:style-name="Standard">(12177, 504, 177, 56, 34, 19),</text:p>
      <text:p text:style-name="Standard">(12178, 504, 152, 51, 34, 20),</text:p>
      <text:p text:style-name="Standard">(12179, 504, 117, 1, 34, 21),</text:p>
      <text:p text:style-name="Standard">(12180, 504, 173, 32, 34, 22),</text:p>
      <text:p text:style-name="Standard">(12181, 504, 219, 4, 34, 23),</text:p>
      <text:p text:style-name="Standard">(12182, 504, 217, 34, 34, 24),</text:p>
      <text:p text:style-name="Standard">(12183, 504, 209, 58, 34, 25),</text:p>
      <text:p text:style-name="Standard">(12184, 504, 136, 57, 34, 26),</text:p>
      <text:p text:style-name="Standard">(12185, 504, 225, 58, 34, 27),</text:p>
      <text:p text:style-name="Standard">(12186, 505, 178, 3, 38, 1),</text:p>
      <text:p text:style-name="Standard">(12187, 505, 137, 34, 38, 2),</text:p>
      <text:p text:style-name="Standard">(12188, 505, 199, 3, 38, 3),</text:p>
      <text:p text:style-name="Standard">(12189, 505, 206, 25, 38, 4),</text:p>
      <text:p text:style-name="Standard">(12190, 505, 197, 25, 38, 5),</text:p>
      <text:p text:style-name="Standard">(12191, 505, 117, 1, 38, 6),</text:p>
      <text:p text:style-name="Standard">(12192, 505, 212, 34, 38, 7),</text:p>
      <text:p text:style-name="Standard">(12193, 505, 187, 1, 38, 8),</text:p>
      <text:p text:style-name="Standard">(12194, 505, 119, 21, 38, 9),</text:p>
      <text:p text:style-name="Standard">(12195, 505, 222, 6, 38, 10),</text:p>
      <text:p text:style-name="Standard"><text:soft-page-break/>(12196, 505, 211, 3, 38, 11),</text:p>
      <text:p text:style-name="Standard">(12197, 505, 224, 56, 38, 12),</text:p>
      <text:p text:style-name="Standard">(12198, 505, 200, 21, 38, 13),</text:p>
      <text:p text:style-name="Standard">(12199, 505, 163, 4, 38, 14),</text:p>
      <text:p text:style-name="Standard">(12200, 505, 202, 27, 38, 15),</text:p>
      <text:p text:style-name="Standard">(12201, 505, 176, 54, 38, 16),</text:p>
      <text:p text:style-name="Standard">(12202, 505, 207, 32, 38, 17),</text:p>
      <text:p text:style-name="Standard">(12203, 505, 152, 51, 38, 18),</text:p>
      <text:p text:style-name="Standard">(12204, 505, 203, 6, 38, 19),</text:p>
      <text:p text:style-name="Standard">(12205, 505, 172, 27, 38, 20),</text:p>
      <text:p text:style-name="Standard">(12206, 505, 221, 51, 38, 21),</text:p>
      <text:p text:style-name="Standard">(12207, 505, 158, 45, 38, 22),</text:p>
      <text:p text:style-name="Standard">(12208, 505, 173, 32, 38, 23),</text:p>
      <text:p text:style-name="Standard">(12209, 505, 219, 4, 38, 24),</text:p>
      <text:p text:style-name="Standard">(12210, 505, 136, 57, 38, 25),</text:p>
      <text:p text:style-name="Standard">(12211, 505, 177, 56, 38, 26),</text:p>
      <text:p text:style-name="Standard">(12212, 505, 228, 3, 38, 27),</text:p>
      <text:p text:style-name="Standard">(12213, 506, 172, 27, 10, 1),</text:p>
      <text:p text:style-name="Standard">(12214, 506, 199, 3, 10, 2),</text:p>
      <text:p text:style-name="Standard">(12215, 506, 178, 3, 10, 3),</text:p>
      <text:p text:style-name="Standard">(12216, 506, 137, 34, 10, 4),</text:p>
      <text:p text:style-name="Standard">(12217, 506, 152, 51, 10, 5),</text:p>
      <text:p text:style-name="Standard">(12218, 506, 203, 6, 10, 6),</text:p>
      <text:p text:style-name="Standard">(12219, 506, 207, 32, 10, 7),</text:p>
      <text:p text:style-name="Standard">(12220, 506, 200, 21, 10, 8),</text:p>
      <text:p text:style-name="Standard">(12221, 506, 119, 21, 10, 9),</text:p>
      <text:p text:style-name="Standard">(12222, 506, 206, 25, 10, 10),</text:p>
      <text:p text:style-name="Standard">(12223, 506, 117, 1, 10, 11),</text:p>
      <text:p text:style-name="Standard">(12224, 506, 176, 54, 10, 12),</text:p>
      <text:p text:style-name="Standard">(12225, 506, 222, 6, 10, 13),</text:p>
      <text:p text:style-name="Standard">(12226, 506, 136, 57, 10, 14),</text:p>
      <text:p text:style-name="Standard">(12227, 506, 197, 25, 10, 15),</text:p>
      <text:p text:style-name="Standard">(12228, 506, 173, 32, 10, 16),</text:p>
      <text:p text:style-name="Standard">(12229, 506, 187, 1, 10, 17),</text:p>
      <text:p text:style-name="Standard">(12230, 506, 219, 4, 10, 18),</text:p>
      <text:p text:style-name="Standard">(12231, 506, 163, 4, 10, 19),</text:p>
      <text:p text:style-name="Standard">(12232, 506, 158, 45, 10, 20),</text:p>
      <text:p text:style-name="Standard">(12233, 506, 202, 27, 10, 21),</text:p>
      <text:p text:style-name="Standard">(12234, 506, 224, 56, 10, 22),</text:p>
      <text:p text:style-name="Standard">(12235, 506, 177, 56, 10, 23),</text:p>
      <text:p text:style-name="Standard">(12236, 506, 212, 34, 10, 24),</text:p>
      <text:p text:style-name="Standard">(12237, 506, 211, 3, 10, 25),</text:p>
      <text:p text:style-name="Standard">(12238, 506, 229, 54, 10, 26),</text:p>
      <text:p text:style-name="Standard">(12239, 507, 219, 4, 23, 1),</text:p>
      <text:p text:style-name="Standard">(12240, 507, 178, 3, 23, 2),</text:p>
      <text:p text:style-name="Standard">(12241, 507, 199, 3, 23, 3),</text:p>
      <text:p text:style-name="Standard">(12242, 507, 172, 27, 23, 4),</text:p>
      <text:p text:style-name="Standard">(12243, 507, 137, 34, 23, 5),</text:p>
      <text:p text:style-name="Standard">(12244, 507, 173, 32, 23, 6),</text:p>
      <text:p text:style-name="Standard">(12245, 507, 117, 1, 23, 7),</text:p>
      <text:p text:style-name="Standard">(12246, 507, 203, 6, 23, 8),</text:p>
      <text:p text:style-name="Standard">(12247, 507, 163, 4, 23, 9),</text:p>
      <text:p text:style-name="Standard"><text:soft-page-break/>(12248, 507, 212, 34, 23, 10),</text:p>
      <text:p text:style-name="Standard">(12249, 507, 224, 56, 23, 11),</text:p>
      <text:p text:style-name="Standard">(12250, 507, 176, 54, 23, 12),</text:p>
      <text:p text:style-name="Standard">(12251, 507, 222, 6, 23, 13),</text:p>
      <text:p text:style-name="Standard">(12252, 507, 119, 21, 23, 14),</text:p>
      <text:p text:style-name="Standard">(12253, 507, 211, 3, 23, 15),</text:p>
      <text:p text:style-name="Standard">(12254, 507, 177, 56, 23, 16),</text:p>
      <text:p text:style-name="Standard">(12255, 507, 95, 32, 23, 17),</text:p>
      <text:p text:style-name="Standard">(12256, 507, 187, 1, 23, 18),</text:p>
      <text:p text:style-name="Standard">(12257, 507, 152, 51, 23, 19),</text:p>
      <text:p text:style-name="Standard">(12258, 507, 202, 27, 23, 20),</text:p>
      <text:p text:style-name="Standard">(12259, 507, 197, 25, 23, 21),</text:p>
      <text:p text:style-name="Standard">(12260, 507, 158, 45, 23, 22),</text:p>
      <text:p text:style-name="Standard">(12261, 507, 206, 25, 23, 23),</text:p>
      <text:p text:style-name="Standard">(12262, 507, 207, 32, 23, 24),</text:p>
      <text:p text:style-name="Standard">(12263, 507, 136, 57, 23, 25),</text:p>
      <text:p text:style-name="Standard">(12264, 507, 200, 21, 23, 26),</text:p>
      <text:p text:style-name="Standard">(12265, 508, 137, 34, 39, 1),</text:p>
      <text:p text:style-name="Standard">(12266, 508, 163, 4, 39, 2),</text:p>
      <text:p text:style-name="Standard">(12267, 508, 172, 27, 39, 3),</text:p>
      <text:p text:style-name="Standard">(12268, 508, 199, 3, 39, 4),</text:p>
      <text:p text:style-name="Standard">(12269, 508, 197, 25, 39, 5),</text:p>
      <text:p text:style-name="Standard">(12270, 508, 117, 1, 39, 6),</text:p>
      <text:p text:style-name="Standard">(12271, 508, 203, 6, 39, 7),</text:p>
      <text:p text:style-name="Standard">(12272, 508, 207, 32, 39, 8),</text:p>
      <text:p text:style-name="Standard">(12273, 508, 222, 6, 39, 9),</text:p>
      <text:p text:style-name="Standard">(12274, 508, 176, 54, 39, 10),</text:p>
      <text:p text:style-name="Standard">(12275, 508, 178, 3, 39, 11),</text:p>
      <text:p text:style-name="Standard">(12276, 508, 206, 25, 39, 12),</text:p>
      <text:p text:style-name="Standard">(12277, 508, 152, 51, 39, 13),</text:p>
      <text:p text:style-name="Standard">(12278, 508, 158, 45, 39, 14),</text:p>
      <text:p text:style-name="Standard">(12279, 508, 119, 21, 39, 15),</text:p>
      <text:p text:style-name="Standard">(12280, 508, 219, 4, 39, 16),</text:p>
      <text:p text:style-name="Standard">(12281, 508, 230, 51, 39, 17),</text:p>
      <text:p text:style-name="Standard">(12282, 508, 209, 57, 39, 18),</text:p>
      <text:p text:style-name="Standard">(12283, 508, 187, 1, 39, 19),</text:p>
      <text:p text:style-name="Standard">(12284, 508, 224, 56, 39, 20),</text:p>
      <text:p text:style-name="Standard">(12285, 508, 95, 32, 39, 21),</text:p>
      <text:p text:style-name="Standard">(12286, 508, 173, 32, 39, 22),</text:p>
      <text:p text:style-name="Standard">(12287, 508, 202, 27, 39, 23),</text:p>
      <text:p text:style-name="Standard">(12288, 508, 212, 34, 39, 24),</text:p>
      <text:p text:style-name="Standard">(12289, 508, 211, 3, 39, 25),</text:p>
      <text:p text:style-name="Standard">(12290, 508, 136, 57, 39, 26),</text:p>
      <text:p text:style-name="Standard">(12291, 508, 191, 21, 39, 27),</text:p>
      <text:p text:style-name="Standard">(12292, 508, 177, 56, 39, 28),</text:p>
      <text:p text:style-name="Standard">(12293, 508, 200, 21, 39, 29),</text:p>
      <text:p text:style-name="Standard">(12294, 509, 137, 34, 21, 1),</text:p>
      <text:p text:style-name="Standard">(12295, 509, 178, 3, 21, 2),</text:p>
      <text:p text:style-name="Standard">(12296, 509, 199, 3, 21, 3),</text:p>
      <text:p text:style-name="Standard">(12297, 509, 173, 32, 21, 4),</text:p>
      <text:p text:style-name="Standard">(12298, 509, 177, 56, 21, 5),</text:p>
      <text:p text:style-name="Standard">(12299, 509, 202, 27, 21, 6),</text:p>
      <text:p text:style-name="Standard"><text:soft-page-break/>(12300, 509, 117, 1, 21, 7),</text:p>
      <text:p text:style-name="Standard">(12301, 509, 222, 6, 21, 8),</text:p>
      <text:p text:style-name="Standard">(12302, 509, 172, 27, 21, 9),</text:p>
      <text:p text:style-name="Standard">(12303, 509, 163, 4, 21, 10),</text:p>
      <text:p text:style-name="Standard">(12304, 509, 211, 3, 21, 11),</text:p>
      <text:p text:style-name="Standard">(12305, 509, 158, 45, 21, 12),</text:p>
      <text:p text:style-name="Standard">(12306, 509, 197, 25, 21, 13),</text:p>
      <text:p text:style-name="Standard">(12307, 509, 219, 4, 21, 14),</text:p>
      <text:p text:style-name="Standard">(12308, 509, 176, 54, 21, 15),</text:p>
      <text:p text:style-name="Standard">(12309, 509, 207, 32, 21, 16),</text:p>
      <text:p text:style-name="Standard">(12310, 509, 119, 21, 21, 17),</text:p>
      <text:p text:style-name="Standard">(12311, 509, 206, 25, 21, 18),</text:p>
      <text:p text:style-name="Standard">(12312, 509, 187, 1, 21, 19),</text:p>
      <text:p text:style-name="Standard">(12313, 509, 212, 34, 21, 20),</text:p>
      <text:p text:style-name="Standard">(12314, 509, 224, 56, 21, 21),</text:p>
      <text:p text:style-name="Standard">(12315, 509, 203, 6, 21, 22),</text:p>
      <text:p text:style-name="Standard">(12316, 509, 152, 51, 21, 23),</text:p>
      <text:p text:style-name="Standard">(12317, 509, 230, 51, 21, 24),</text:p>
      <text:p text:style-name="Standard">(12318, 509, 95, 32, 21, 25),</text:p>
      <text:p text:style-name="Standard">(12319, 509, 181, 21, 21, 26),</text:p>
      <text:p text:style-name="Standard">(12320, 509, 136, 57, 21, 27),</text:p>
      <text:p text:style-name="Standard">(12321, 509, 209, 57, 21, 28),</text:p>
      <text:p text:style-name="Standard">(12322, 510, 178, 3, 7, 1),</text:p>
      <text:p text:style-name="Standard">(12323, 510, 199, 3, 7, 2),</text:p>
      <text:p text:style-name="Standard">(12324, 510, 202, 27, 7, 3),</text:p>
      <text:p text:style-name="Standard">(12325, 510, 187, 1, 7, 4),</text:p>
      <text:p text:style-name="Standard">(12326, 510, 203, 6, 7, 5),</text:p>
      <text:p text:style-name="Standard">(12327, 510, 212, 34, 7, 6),</text:p>
      <text:p text:style-name="Standard">(12328, 510, 197, 25, 7, 7),</text:p>
      <text:p text:style-name="Standard">(12329, 510, 172, 27, 7, 8),</text:p>
      <text:p text:style-name="Standard">(12330, 510, 177, 56, 7, 9),</text:p>
      <text:p text:style-name="Standard">(12331, 510, 173, 32, 7, 10),</text:p>
      <text:p text:style-name="Standard">(12332, 510, 200, 21, 7, 11),</text:p>
      <text:p text:style-name="Standard">(12333, 510, 136, 57, 7, 12),</text:p>
      <text:p text:style-name="Standard">(12334, 510, 117, 1, 7, 13),</text:p>
      <text:p text:style-name="Standard">(12335, 510, 163, 4, 7, 14),</text:p>
      <text:p text:style-name="Standard">(12336, 510, 219, 4, 7, 15),</text:p>
      <text:p text:style-name="Standard">(12337, 510, 137, 34, 7, 16),</text:p>
      <text:p text:style-name="Standard">(12338, 510, 207, 32, 7, 17),</text:p>
      <text:p text:style-name="Standard">(12339, 510, 110, 51, 7, 18),</text:p>
      <text:p text:style-name="Standard">(12340, 510, 158, 45, 7, 19),</text:p>
      <text:p text:style-name="Standard">(12341, 510, 224, 56, 7, 20),</text:p>
      <text:p text:style-name="Standard">(12342, 510, 152, 51, 7, 21),</text:p>
      <text:p text:style-name="Standard">(12343, 510, 119, 21, 7, 22),</text:p>
      <text:p text:style-name="Standard">(12344, 510, 206, 25, 7, 23),</text:p>
      <text:p text:style-name="Standard">(12345, 510, 191, 25, 7, 24),</text:p>
      <text:p text:style-name="Standard">(12346, 510, 176, 54, 7, 25),</text:p>
      <text:p text:style-name="Standard">(12347, 510, 222, 6, 7, 26),</text:p>
      <text:p text:style-name="Standard">(12348, 510, 211, 3, 7, 27),</text:p>
      <text:p text:style-name="Standard">(12349, 510, 214, 3, 7, 28),</text:p>
      <text:p text:style-name="Standard">(12350, 511, 178, 3, 46, 1),</text:p>
      <text:p text:style-name="Standard">(12351, 511, 199, 3, 46, 2),</text:p>
      <text:p text:style-name="Standard"><text:soft-page-break/>(12352, 511, 202, 27, 46, 3),</text:p>
      <text:p text:style-name="Standard">(12353, 511, 173, 32, 46, 4),</text:p>
      <text:p text:style-name="Standard">(12354, 511, 172, 27, 46, 5),</text:p>
      <text:p text:style-name="Standard">(12355, 511, 207, 32, 46, 6),</text:p>
      <text:p text:style-name="Standard">(12356, 511, 163, 4, 46, 7),</text:p>
      <text:p text:style-name="Standard">(12357, 511, 176, 54, 46, 8),</text:p>
      <text:p text:style-name="Standard">(12358, 511, 211, 3, 46, 9),</text:p>
      <text:p text:style-name="Standard">(12359, 511, 177, 56, 46, 10),</text:p>
      <text:p text:style-name="Standard">(12360, 511, 222, 6, 46, 11),</text:p>
      <text:p text:style-name="Standard">(12361, 511, 187, 1, 46, 12),</text:p>
      <text:p text:style-name="Standard">(12362, 511, 203, 6, 46, 13),</text:p>
      <text:p text:style-name="Standard">(12363, 511, 197, 25, 46, 14),</text:p>
      <text:p text:style-name="Standard">(12364, 511, 200, 21, 46, 15),</text:p>
      <text:p text:style-name="Standard">(12365, 511, 152, 51, 46, 16),</text:p>
      <text:p text:style-name="Standard">(12366, 511, 137, 34, 46, 17),</text:p>
      <text:p text:style-name="Standard">(12367, 511, 212, 34, 46, 18),</text:p>
      <text:p text:style-name="Standard">(12368, 511, 158, 45, 46, 19),</text:p>
      <text:p text:style-name="Standard">(12369, 511, 119, 21, 46, 20),</text:p>
      <text:p text:style-name="Standard">(12370, 511, 136, 57, 46, 21),</text:p>
      <text:p text:style-name="Standard">(12371, 511, 224, 56, 46, 22),</text:p>
      <text:p text:style-name="Standard">(12372, 511, 206, 25, 46, 23),</text:p>
      <text:p text:style-name="Standard">(12373, 511, 110, 51, 46, 24),</text:p>
      <text:p text:style-name="Standard">(12374, 511, 117, 1, 46, 25),</text:p>
      <text:p text:style-name="Standard">(12375, 511, 191, 25, 46, 26),</text:p>
      <text:p text:style-name="Standard">(12376, 511, 209, 3, 46, 27),</text:p>
      <text:p text:style-name="Standard">(12377, 512, 172, 27, 25, 1),</text:p>
      <text:p text:style-name="Standard">(12378, 512, 199, 32, 25, 2),</text:p>
      <text:p text:style-name="Standard">(12379, 512, 187, 1, 25, 3),</text:p>
      <text:p text:style-name="Standard">(12380, 512, 221, 27, 25, 4),</text:p>
      <text:p text:style-name="Standard">(12381, 512, 207, 32, 25, 5),</text:p>
      <text:p text:style-name="Standard">(12382, 512, 224, 56, 25, 6),</text:p>
      <text:p text:style-name="Standard">(12383, 512, 173, 58, 25, 7),</text:p>
      <text:p text:style-name="Standard">(12384, 512, 200, 21, 25, 8),</text:p>
      <text:p text:style-name="Standard">(12385, 512, 178, 3, 25, 9),</text:p>
      <text:p text:style-name="Standard">(12386, 512, 223, 3, 25, 10),</text:p>
      <text:p text:style-name="Standard">(12387, 512, 206, 57, 25, 11),</text:p>
      <text:p text:style-name="Standard">(12388, 512, 203, 6, 25, 12),</text:p>
      <text:p text:style-name="Standard">(12389, 512, 212, 32, 25, 13),</text:p>
      <text:p text:style-name="Standard">(12390, 512, 136, 58, 25, 14),</text:p>
      <text:p text:style-name="Standard">(12391, 512, 231, 59, 25, 15),</text:p>
      <text:p text:style-name="Standard">(12392, 512, 197, 25, 25, 16),</text:p>
      <text:p text:style-name="Standard">(12393, 512, 219, 4, 25, 17),</text:p>
      <text:p text:style-name="Standard">(12394, 512, 182, 204, 25, 18),</text:p>
      <text:p text:style-name="Standard">(12395, 512, 163, 4, 25, 19),</text:p>
      <text:p text:style-name="Standard">(12396, 512, 222, 6, 25, 20),</text:p>
      <text:p text:style-name="Standard">(12397, 512, 202, 25, 25, 21),</text:p>
      <text:p text:style-name="Standard">(12398, 512, 175, 1, 25, 22),</text:p>
      <text:p text:style-name="Standard">(12399, 512, 137, 204, 25, 23),</text:p>
      <text:p text:style-name="Standard">(12400, 512, 232, 60, 25, 24),</text:p>
      <text:p text:style-name="Standard">(12401, 512, 119, 21, 25, 25),</text:p>
      <text:p text:style-name="Standard">(12402, 512, 233, 54, 25, 26),</text:p>
      <text:p text:style-name="Standard">(12403, 513, 172, 27, 18, 1),</text:p>
      <text:p text:style-name="Standard"><text:soft-page-break/>(12404, 513, 221, 27, 18, 2),</text:p>
      <text:p text:style-name="Standard">(12405, 513, 199, 32, 18, 3),</text:p>
      <text:p text:style-name="Standard">(12406, 513, 202, 25, 18, 4),</text:p>
      <text:p text:style-name="Standard">(12407, 513, 203, 6, 18, 5),</text:p>
      <text:p text:style-name="Standard">(12408, 513, 222, 6, 18, 6),</text:p>
      <text:p text:style-name="Standard">(12409, 513, 200, 21, 18, 7),</text:p>
      <text:p text:style-name="Standard">(12410, 513, 187, 1, 18, 8),</text:p>
      <text:p text:style-name="Standard">(12411, 513, 119, 21, 18, 9),</text:p>
      <text:p text:style-name="Standard">(12412, 513, 219, 4, 18, 10),</text:p>
      <text:p text:style-name="Standard">(12413, 513, 224, 56, 18, 11),</text:p>
      <text:p text:style-name="Standard">(12414, 513, 173, 58, 18, 12),</text:p>
      <text:p text:style-name="Standard">(12415, 513, 206, 57, 18, 13),</text:p>
      <text:p text:style-name="Standard">(12416, 513, 136, 58, 18, 14),</text:p>
      <text:p text:style-name="Standard">(12417, 513, 223, 3, 18, 15),</text:p>
      <text:p text:style-name="Standard">(12418, 513, 178, 3, 18, 16),</text:p>
      <text:p text:style-name="Standard">(12419, 513, 233, 54, 18, 17),</text:p>
      <text:p text:style-name="Standard">(12420, 513, 163, 4, 18, 18),</text:p>
      <text:p text:style-name="Standard">(12421, 513, 231, 59, 18, 19),</text:p>
      <text:p text:style-name="Standard">(12422, 513, 175, 1, 18, 20),</text:p>
      <text:p text:style-name="Standard">(12423, 513, 182, 204, 18, 21),</text:p>
      <text:p text:style-name="Standard">(12424, 513, 137, 204, 18, 22),</text:p>
      <text:p text:style-name="Standard">(12425, 513, 207, 32, 18, 23),</text:p>
      <text:p text:style-name="Standard">(12426, 513, 197, 25, 18, 24),</text:p>
      <text:p text:style-name="Standard">(12427, 513, 212, 32, 18, 25),</text:p>
      <text:p text:style-name="Standard">(12428, 513, 232, 60, 18, 26),</text:p>
      <text:p text:style-name="Standard">(12429, 514, 203, 6, 30, 1),</text:p>
      <text:p text:style-name="Standard">(12430, 514, 222, 6, 30, 2),</text:p>
      <text:p text:style-name="Standard">(12431, 514, 197, 25, 30, 3),</text:p>
      <text:p text:style-name="Standard">(12432, 514, 207, 32, 30, 4),</text:p>
      <text:p text:style-name="Standard">(12433, 514, 199, 32, 30, 5),</text:p>
      <text:p text:style-name="Standard">(12434, 514, 182, 204, 30, 6),</text:p>
      <text:p text:style-name="Standard">(12435, 514, 137, 204, 30, 7),</text:p>
      <text:p text:style-name="Standard">(12436, 514, 231, 59, 30, 8),</text:p>
      <text:p text:style-name="Standard">(12437, 514, 223, 3, 30, 9),</text:p>
      <text:p text:style-name="Standard">(12438, 514, 175, 1, 30, 10),</text:p>
      <text:p text:style-name="Standard">(12439, 514, 119, 21, 30, 11),</text:p>
      <text:p text:style-name="Standard">(12440, 514, 200, 21, 30, 12),</text:p>
      <text:p text:style-name="Standard">(12441, 514, 224, 56, 30, 13),</text:p>
      <text:p text:style-name="Standard">(12442, 514, 212, 32, 30, 14),</text:p>
      <text:p text:style-name="Standard">(12443, 514, 163, 4, 30, 15),</text:p>
      <text:p text:style-name="Standard">(12444, 514, 178, 3, 30, 16),</text:p>
      <text:p text:style-name="Standard">(12445, 514, 187, 1, 30, 17),</text:p>
      <text:p text:style-name="Standard">(12446, 514, 233, 54, 30, 18),</text:p>
      <text:p text:style-name="Standard">(12447, 514, 219, 4, 30, 19),</text:p>
      <text:p text:style-name="Standard">(12448, 514, 172, 27, 30, 20),</text:p>
      <text:p text:style-name="Standard">(12449, 514, 202, 25, 30, 21),</text:p>
      <text:p text:style-name="Standard">(12450, 514, 173, 58, 30, 22),</text:p>
      <text:p text:style-name="Standard">(12451, 514, 221, 27, 30, 23),</text:p>
      <text:p text:style-name="Standard">(12452, 514, 136, 58, 30, 24),</text:p>
      <text:p text:style-name="Standard">(12453, 514, 206, 57, 30, 25),</text:p>
      <text:p text:style-name="Standard">(12454, 514, 232, 60, 30, 26),</text:p>
      <text:p text:style-name="Standard">(12455, 515, 203, 6, 43, 1),</text:p>
      <text:p text:style-name="Standard"><text:soft-page-break/>(12456, 515, 222, 6, 43, 2),</text:p>
      <text:p text:style-name="Standard">(12457, 515, 178, 3, 43, 3),</text:p>
      <text:p text:style-name="Standard">(12458, 515, 207, 32, 43, 4),</text:p>
      <text:p text:style-name="Standard">(12459, 515, 221, 27, 43, 5),</text:p>
      <text:p text:style-name="Standard">(12460, 515, 197, 25, 43, 6),</text:p>
      <text:p text:style-name="Standard">(12461, 515, 173, 58, 43, 7),</text:p>
      <text:p text:style-name="Standard">(12462, 515, 137, 204, 43, 8),</text:p>
      <text:p text:style-name="Standard">(12463, 515, 200, 21, 43, 9),</text:p>
      <text:p text:style-name="Standard">(12464, 515, 202, 25, 43, 10),</text:p>
      <text:p text:style-name="Standard">(12465, 515, 212, 32, 43, 11),</text:p>
      <text:p text:style-name="Standard">(12466, 515, 206, 57, 43, 12),</text:p>
      <text:p text:style-name="Standard">(12467, 515, 187, 1, 43, 13),</text:p>
      <text:p text:style-name="Standard">(12468, 515, 233, 54, 43, 14),</text:p>
      <text:p text:style-name="Standard">(12469, 515, 223, 3, 43, 15),</text:p>
      <text:p text:style-name="Standard">(12470, 515, 136, 58, 43, 16),</text:p>
      <text:p text:style-name="Standard">(12471, 515, 119, 21, 43, 17),</text:p>
      <text:p text:style-name="Standard">(12472, 515, 199, 32, 43, 18),</text:p>
      <text:p text:style-name="Standard">(12473, 515, 224, 56, 43, 19),</text:p>
      <text:p text:style-name="Standard">(12474, 515, 232, 60, 43, 20),</text:p>
      <text:p text:style-name="Standard">(12475, 515, 172, 27, 43, 21),</text:p>
      <text:p text:style-name="Standard">(12476, 515, 231, 59, 43, 22),</text:p>
      <text:p text:style-name="Standard">(12477, 515, 182, 204, 43, 23),</text:p>
      <text:p text:style-name="Standard">(12478, 515, 175, 1, 43, 24),</text:p>
      <text:p text:style-name="Standard">(12479, 515, 163, 4, 43, 25),</text:p>
      <text:p text:style-name="Standard">(12480, 515, 219, 4, 43, 26),</text:p>
      <text:p text:style-name="Standard">(12481, 516, 221, 27, 45, 1),</text:p>
      <text:p text:style-name="Standard">(12482, 516, 199, 32, 45, 2),</text:p>
      <text:p text:style-name="Standard">(12483, 516, 207, 32, 45, 3),</text:p>
      <text:p text:style-name="Standard">(12484, 516, 222, 6, 45, 4),</text:p>
      <text:p text:style-name="Standard">(12485, 516, 197, 25, 45, 5),</text:p>
      <text:p text:style-name="Standard">(12486, 516, 202, 25, 45, 6),</text:p>
      <text:p text:style-name="Standard">(12487, 516, 203, 6, 45, 7),</text:p>
      <text:p text:style-name="Standard">(12488, 516, 200, 21, 45, 8),</text:p>
      <text:p text:style-name="Standard">(12489, 516, 163, 4, 45, 9),</text:p>
      <text:p text:style-name="Standard">(12490, 516, 119, 21, 45, 10),</text:p>
      <text:p text:style-name="Standard">(12491, 516, 224, 56, 45, 11),</text:p>
      <text:p text:style-name="Standard">(12492, 516, 136, 58, 45, 12),</text:p>
      <text:p text:style-name="Standard">(12493, 516, 175, 1, 45, 13),</text:p>
      <text:p text:style-name="Standard">(12494, 516, 233, 54, 45, 14),</text:p>
      <text:p text:style-name="Standard">(12495, 516, 182, 204, 45, 15),</text:p>
      <text:p text:style-name="Standard">(12496, 516, 212, 32, 45, 16),</text:p>
      <text:p text:style-name="Standard">(12497, 516, 178, 3, 45, 17),</text:p>
      <text:p text:style-name="Standard">(12498, 516, 173, 58, 45, 18),</text:p>
      <text:p text:style-name="Standard">(12499, 516, 223, 3, 45, 19),</text:p>
      <text:p text:style-name="Standard">(12500, 516, 231, 59, 45, 20),</text:p>
      <text:p text:style-name="Standard">(12501, 516, 219, 4, 45, 21),</text:p>
      <text:p text:style-name="Standard">(12502, 516, 187, 1, 45, 22),</text:p>
      <text:p text:style-name="Standard">(12503, 516, 172, 27, 45, 23),</text:p>
      <text:p text:style-name="Standard">(12504, 516, 137, 204, 45, 24),</text:p>
      <text:p text:style-name="Standard">(12505, 516, 206, 57, 45, 25),</text:p>
      <text:p text:style-name="Standard">(12506, 516, 232, 60, 45, 26),</text:p>
      <text:p text:style-name="Standard">(12507, 516, 234, 61, 45, 27),</text:p>
      <text:p text:style-name="Standard"><text:soft-page-break/>(12508, 517, 222, 6, 40, 1),</text:p>
      <text:p text:style-name="Standard">(12509, 517, 172, 27, 40, 2),</text:p>
      <text:p text:style-name="Standard">(12510, 517, 202, 25, 40, 3),</text:p>
      <text:p text:style-name="Standard">(12511, 517, 199, 32, 40, 4),</text:p>
      <text:p text:style-name="Standard">(12512, 517, 119, 21, 40, 5),</text:p>
      <text:p text:style-name="Standard">(12513, 517, 187, 1, 40, 6),</text:p>
      <text:p text:style-name="Standard">(12514, 517, 203, 6, 40, 7),</text:p>
      <text:p text:style-name="Standard">(12515, 517, 233, 54, 40, 8),</text:p>
      <text:p text:style-name="Standard">(12516, 517, 224, 56, 40, 9),</text:p>
      <text:p text:style-name="Standard">(12517, 517, 136, 58, 40, 10),</text:p>
      <text:p text:style-name="Standard">(12518, 517, 197, 25, 40, 11),</text:p>
      <text:p text:style-name="Standard">(12519, 517, 221, 27, 40, 12),</text:p>
      <text:p text:style-name="Standard">(12520, 517, 231, 59, 40, 13),</text:p>
      <text:p text:style-name="Standard">(12521, 517, 178, 3, 40, 14),</text:p>
      <text:p text:style-name="Standard">(12522, 517, 207, 32, 40, 15),</text:p>
      <text:p text:style-name="Standard">(12523, 517, 137, 204, 40, 16),</text:p>
      <text:p text:style-name="Standard">(12524, 517, 182, 204, 40, 17),</text:p>
      <text:p text:style-name="Standard">(12525, 517, 163, 4, 40, 18),</text:p>
      <text:p text:style-name="Standard">(12526, 517, 152, 51, 40, 19),</text:p>
      <text:p text:style-name="Standard">(12527, 517, 173, 58, 40, 20),</text:p>
      <text:p text:style-name="Standard">(12528, 517, 200, 21, 40, 21),</text:p>
      <text:p text:style-name="Standard">(12529, 517, 212, 32, 40, 22),</text:p>
      <text:p text:style-name="Standard">(12530, 517, 219, 4, 40, 23),</text:p>
      <text:p text:style-name="Standard">(12531, 517, 223, 3, 40, 24),</text:p>
      <text:p text:style-name="Standard">(12532, 517, 175, 1, 40, 25),</text:p>
      <text:p text:style-name="Standard">(12533, 517, 232, 60, 40, 26),</text:p>
      <text:p text:style-name="Standard">(12534, 517, 206, 57, 40, 27),</text:p>
      <text:p text:style-name="Standard">(12535, 517, 234, 61, 40, 28),</text:p>
      <text:p text:style-name="Standard">(12536, 518, 222, 6, 6, 1),</text:p>
      <text:p text:style-name="Standard">(12537, 518, 223, 3, 6, 2),</text:p>
      <text:p text:style-name="Standard">(12538, 518, 199, 32, 6, 3),</text:p>
      <text:p text:style-name="Standard">(12539, 518, 187, 1, 6, 4),</text:p>
      <text:p text:style-name="Standard">(12540, 518, 221, 27, 6, 5),</text:p>
      <text:p text:style-name="Standard">(12541, 518, 200, 21, 6, 6),</text:p>
      <text:p text:style-name="Standard">(12542, 518, 137, 204, 6, 7),</text:p>
      <text:p text:style-name="Standard">(12543, 518, 219, 4, 6, 8),</text:p>
      <text:p text:style-name="Standard">(12544, 518, 172, 27, 6, 9),</text:p>
      <text:p text:style-name="Standard">(12545, 518, 203, 6, 6, 10),</text:p>
      <text:p text:style-name="Standard">(12546, 518, 178, 3, 6, 11),</text:p>
      <text:p text:style-name="Standard">(12547, 518, 197, 25, 6, 12),</text:p>
      <text:p text:style-name="Standard">(12548, 518, 233, 54, 6, 13),</text:p>
      <text:p text:style-name="Standard">(12549, 518, 182, 204, 6, 14),</text:p>
      <text:p text:style-name="Standard">(12550, 518, 202, 25, 6, 15),</text:p>
      <text:p text:style-name="Standard">(12551, 518, 207, 32, 6, 16),</text:p>
      <text:p text:style-name="Standard">(12552, 518, 224, 56, 6, 17),</text:p>
      <text:p text:style-name="Standard">(12553, 518, 163, 4, 6, 18),</text:p>
      <text:p text:style-name="Standard">(12554, 518, 231, 59, 6, 19),</text:p>
      <text:p text:style-name="Standard">(12555, 518, 119, 21, 6, 20),</text:p>
      <text:p text:style-name="Standard">(12556, 518, 173, 58, 6, 21),</text:p>
      <text:p text:style-name="Standard">(12557, 518, 175, 1, 6, 22),</text:p>
      <text:p text:style-name="Standard">(12558, 518, 136, 58, 6, 23),</text:p>
      <text:p text:style-name="Standard">(12559, 518, 206, 57, 6, 24),</text:p>
      <text:p text:style-name="Standard"><text:soft-page-break/>(12560, 518, 234, 60, 6, 25),</text:p>
      <text:p text:style-name="Standard">(12561, 519, 219, 4, 41, 1),</text:p>
      <text:p text:style-name="Standard">(12562, 519, 203, 6, 41, 2),</text:p>
      <text:p text:style-name="Standard">(12563, 519, 163, 4, 41, 3),</text:p>
      <text:p text:style-name="Standard">(12564, 519, 178, 3, 41, 4),</text:p>
      <text:p text:style-name="Standard">(12565, 519, 197, 25, 41, 5),</text:p>
      <text:p text:style-name="Standard">(12566, 519, 223, 3, 41, 6),</text:p>
      <text:p text:style-name="Standard">(12567, 519, 222, 6, 41, 7),</text:p>
      <text:p text:style-name="Standard">(12568, 519, 172, 27, 41, 8),</text:p>
      <text:p text:style-name="Standard">(12569, 519, 177, 59, 41, 9),</text:p>
      <text:p text:style-name="Standard">(12570, 519, 175, 1, 41, 10),</text:p>
      <text:p text:style-name="Standard">(12571, 519, 187, 1, 41, 11),</text:p>
      <text:p text:style-name="Standard">(12572, 519, 212, 32, 41, 12),</text:p>
      <text:p text:style-name="Standard">(12573, 519, 199, 32, 41, 13),</text:p>
      <text:p text:style-name="Standard">(12574, 519, 119, 21, 41, 14),</text:p>
      <text:p text:style-name="Standard">(12575, 519, 200, 21, 41, 15),</text:p>
      <text:p text:style-name="Standard">(12576, 519, 173, 58, 41, 16),</text:p>
      <text:p text:style-name="Standard">(12577, 519, 152, 51, 41, 17),</text:p>
      <text:p text:style-name="Standard">(12578, 519, 136, 58, 41, 18),</text:p>
      <text:p text:style-name="Standard">(12579, 519, 202, 25, 41, 19),</text:p>
      <text:p text:style-name="Standard">(12580, 519, 224, 56, 41, 20),</text:p>
      <text:p text:style-name="Standard">(12581, 519, 137, 204, 41, 21),</text:p>
      <text:p text:style-name="Standard">(12582, 519, 207, 32, 41, 22),</text:p>
      <text:p text:style-name="Standard">(12583, 519, 235, 27, 41, 23),</text:p>
      <text:p text:style-name="Standard">(12584, 519, 182, 204, 41, 24),</text:p>
      <text:p text:style-name="Standard">(12585, 519, 233, 54, 41, 25),</text:p>
      <text:p text:style-name="Standard">(12586, 519, 236, 57, 41, 26),</text:p>
      <text:p text:style-name="Standard">(12587, 519, 232, 60, 41, 27),</text:p>
      <text:p text:style-name="Standard">(12588, 520, 223, 3, 9, 1),</text:p>
      <text:p text:style-name="Standard">(12589, 520, 163, 4, 9, 2),</text:p>
      <text:p text:style-name="Standard">(12590, 520, 197, 25, 9, 3),</text:p>
      <text:p text:style-name="Standard">(12591, 520, 187, 1, 9, 4),</text:p>
      <text:p text:style-name="Standard">(12592, 520, 222, 6, 9, 5),</text:p>
      <text:p text:style-name="Standard">(12593, 520, 235, 27, 9, 6),</text:p>
      <text:p text:style-name="Standard">(12594, 520, 175, 1, 9, 7),</text:p>
      <text:p text:style-name="Standard">(12595, 520, 199, 32, 9, 8),</text:p>
      <text:p text:style-name="Standard">(12596, 520, 212, 32, 9, 9),</text:p>
      <text:p text:style-name="Standard">(12597, 520, 202, 25, 9, 10),</text:p>
      <text:p text:style-name="Standard">(12598, 520, 136, 58, 9, 11),</text:p>
      <text:p text:style-name="Standard">(12599, 520, 173, 58, 9, 12),</text:p>
      <text:p text:style-name="Standard">(12600, 520, 236, 57, 9, 13),</text:p>
      <text:p text:style-name="Standard">(12601, 520, 203, 6, 9, 14),</text:p>
      <text:p text:style-name="Standard">(12602, 520, 119, 21, 9, 15),</text:p>
      <text:p text:style-name="Standard">(12603, 520, 172, 27, 9, 16),</text:p>
      <text:p text:style-name="Standard">(12604, 520, 177, 59, 9, 17),</text:p>
      <text:p text:style-name="Standard">(12605, 520, 178, 3, 9, 18),</text:p>
      <text:p text:style-name="Standard">(12606, 520, 200, 21, 9, 19),</text:p>
      <text:p text:style-name="Standard">(12607, 520, 224, 56, 9, 20),</text:p>
      <text:p text:style-name="Standard">(12608, 520, 219, 4, 9, 21),</text:p>
      <text:p text:style-name="Standard">(12609, 520, 182, 204, 9, 22),</text:p>
      <text:p text:style-name="Standard">(12610, 520, 207, 32, 9, 23),</text:p>
      <text:p text:style-name="Standard">(12611, 520, 137, 204, 9, 24),</text:p>
      <text:p text:style-name="Standard"><text:soft-page-break/>(12612, 520, 233, 54, 9, 25),</text:p>
      <text:p text:style-name="Standard">(12613, 520, 232, 60, 9, 26),</text:p>
      <text:p text:style-name="Standard">(12614, 521, 178, 3, 10, 1),</text:p>
      <text:p text:style-name="Standard">(12615, 521, 223, 3, 10, 2),</text:p>
      <text:p text:style-name="Standard">(12616, 521, 172, 27, 10, 3),</text:p>
      <text:p text:style-name="Standard">(12617, 521, 222, 6, 10, 4),</text:p>
      <text:p text:style-name="Standard">(12618, 521, 187, 1, 10, 5),</text:p>
      <text:p text:style-name="Standard">(12619, 521, 200, 21, 10, 6),</text:p>
      <text:p text:style-name="Standard">(12620, 521, 209, 25, 10, 7),</text:p>
      <text:p text:style-name="Standard">(12621, 521, 203, 6, 10, 8),</text:p>
      <text:p text:style-name="Standard">(12622, 521, 202, 25, 10, 9),</text:p>
      <text:p text:style-name="Standard">(12623, 521, 136, 58, 10, 10),</text:p>
      <text:p text:style-name="Standard">(12624, 521, 173, 58, 10, 11),</text:p>
      <text:p text:style-name="Standard">(12625, 521, 137, 204, 10, 12),</text:p>
      <text:p text:style-name="Standard">(12626, 521, 119, 21, 10, 13),</text:p>
      <text:p text:style-name="Standard">(12627, 521, 175, 1, 10, 14),</text:p>
      <text:p text:style-name="Standard">(12628, 521, 177, 59, 10, 15),</text:p>
      <text:p text:style-name="Standard">(12629, 521, 182, 204, 10, 16),</text:p>
      <text:p text:style-name="Standard">(12630, 521, 235, 27, 10, 17),</text:p>
      <text:p text:style-name="Standard">(12631, 521, 212, 32, 10, 18),</text:p>
      <text:p text:style-name="Standard">(12632, 521, 207, 32, 10, 19),</text:p>
      <text:p text:style-name="Standard">(12633, 521, 163, 4, 10, 20),</text:p>
      <text:p text:style-name="Standard">(12634, 521, 219, 4, 10, 21),</text:p>
      <text:p text:style-name="Standard">(12635, 521, 224, 56, 10, 22),</text:p>
      <text:p text:style-name="Standard">(12636, 521, 199, 32, 10, 23),</text:p>
      <text:p text:style-name="Standard">(12637, 521, 233, 54, 10, 24),</text:p>
      <text:p text:style-name="Standard">(12638, 521, 236, 57, 10, 25),</text:p>
      <text:p text:style-name="Standard">(12639, 521, 232, 60, 10, 26),</text:p>
      <text:p text:style-name="Standard">(12640, 522, 178, 3, 23, 1),</text:p>
      <text:p text:style-name="Standard">(12641, 522, 203, 6, 23, 2),</text:p>
      <text:p text:style-name="Standard">(12642, 522, 172, 27, 23, 3),</text:p>
      <text:p text:style-name="Standard">(12643, 522, 222, 6, 23, 4),</text:p>
      <text:p text:style-name="Standard">(12644, 522, 223, 3, 23, 5),</text:p>
      <text:p text:style-name="Standard">(12645, 522, 163, 4, 23, 6),</text:p>
      <text:p text:style-name="Standard">(12646, 522, 202, 25, 23, 7),</text:p>
      <text:p text:style-name="Standard">(12647, 522, 206, 25, 23, 8),</text:p>
      <text:p text:style-name="Standard">(12648, 522, 187, 1, 23, 9),</text:p>
      <text:p text:style-name="Standard">(12649, 522, 175, 1, 23, 10),</text:p>
      <text:p text:style-name="Standard">(12650, 522, 182, 204, 23, 11),</text:p>
      <text:p text:style-name="Standard">(12651, 522, 236, 57, 23, 12),</text:p>
      <text:p text:style-name="Standard">(12652, 522, 119, 21, 23, 13),</text:p>
      <text:p text:style-name="Standard">(12653, 522, 173, 58, 23, 14),</text:p>
      <text:p text:style-name="Standard">(12654, 522, 137, 204, 23, 15),</text:p>
      <text:p text:style-name="Standard">(12655, 522, 233, 54, 23, 16),</text:p>
      <text:p text:style-name="Standard">(12656, 522, 235, 27, 23, 17),</text:p>
      <text:p text:style-name="Standard">(12657, 522, 199, 32, 23, 18),</text:p>
      <text:p text:style-name="Standard">(12658, 522, 219, 4, 23, 19),</text:p>
      <text:p text:style-name="Standard">(12659, 522, 177, 59, 23, 20),</text:p>
      <text:p text:style-name="Standard">(12660, 522, 224, 56, 23, 21),</text:p>
      <text:p text:style-name="Standard">(12661, 522, 136, 58, 23, 22),</text:p>
      <text:p text:style-name="Standard">(12662, 522, 200, 21, 23, 23),</text:p>
      <text:p text:style-name="Standard">(12663, 522, 207, 32, 23, 24),</text:p>
      <text:p text:style-name="Standard"><text:soft-page-break/>(12664, 522, 212, 32, 23, 25),</text:p>
      <text:p text:style-name="Standard">(12665, 522, 232, 60, 23, 26),</text:p>
      <text:p text:style-name="Standard">(12666, 523, 178, 3, 39, 1),</text:p>
      <text:p text:style-name="Standard">(12667, 523, 222, 6, 39, 2),</text:p>
      <text:p text:style-name="Standard">(12668, 523, 172, 27, 39, 3),</text:p>
      <text:p text:style-name="Standard">(12669, 523, 137, 204, 39, 4),</text:p>
      <text:p text:style-name="Standard">(12670, 523, 235, 27, 39, 5),</text:p>
      <text:p text:style-name="Standard">(12671, 523, 200, 21, 39, 6),</text:p>
      <text:p text:style-name="Standard">(12672, 523, 212, 32, 39, 7),</text:p>
      <text:p text:style-name="Standard">(12673, 523, 202, 25, 39, 8),</text:p>
      <text:p text:style-name="Standard">(12674, 523, 203, 6, 39, 9),</text:p>
      <text:p text:style-name="Standard">(12675, 523, 173, 58, 39, 10),</text:p>
      <text:p text:style-name="Standard">(12676, 523, 177, 59, 39, 11),</text:p>
      <text:p text:style-name="Standard">(12677, 523, 219, 4, 39, 12),</text:p>
      <text:p text:style-name="Standard">(12678, 523, 187, 1, 39, 13),</text:p>
      <text:p text:style-name="Standard">(12679, 523, 197, 25, 39, 14),</text:p>
      <text:p text:style-name="Standard">(12680, 523, 233, 54, 39, 15),</text:p>
      <text:p text:style-name="Standard">(12681, 523, 136, 58, 39, 16),</text:p>
      <text:p text:style-name="Standard">(12682, 523, 207, 32, 39, 17),</text:p>
      <text:p text:style-name="Standard">(12683, 523, 119, 21, 39, 18),</text:p>
      <text:p text:style-name="Standard">(12684, 523, 175, 1, 39, 19),</text:p>
      <text:p text:style-name="Standard">(12685, 523, 182, 204, 39, 20),</text:p>
      <text:p text:style-name="Standard">(12686, 523, 224, 56, 39, 21),</text:p>
      <text:p text:style-name="Standard">(12687, 523, 199, 32, 39, 22),</text:p>
      <text:p text:style-name="Standard">(12688, 523, 163, 4, 39, 23),</text:p>
      <text:p text:style-name="Standard">(12689, 523, 223, 3, 39, 24),</text:p>
      <text:p text:style-name="Standard">(12690, 523, 236, 57, 39, 25),</text:p>
      <text:p text:style-name="Standard">(12691, 523, 232, 60, 39, 26),</text:p>
      <text:p text:style-name="Standard">(12692, 524, 222, 6, 14, 1),</text:p>
      <text:p text:style-name="Standard">(12693, 524, 203, 6, 14, 2),</text:p>
      <text:p text:style-name="Standard">(12694, 524, 223, 3, 14, 3),</text:p>
      <text:p text:style-name="Standard">(12695, 524, 182, 204, 14, 4),</text:p>
      <text:p text:style-name="Standard">(12696, 524, 207, 32, 14, 5),</text:p>
      <text:p text:style-name="Standard">(12697, 524, 197, 25, 14, 6),</text:p>
      <text:p text:style-name="Standard">(12698, 524, 199, 32, 14, 7),</text:p>
      <text:p text:style-name="Standard">(12699, 524, 224, 56, 14, 8),</text:p>
      <text:p text:style-name="Standard">(12700, 524, 178, 3, 14, 9),</text:p>
      <text:p text:style-name="Standard">(12701, 524, 202, 25, 14, 10),</text:p>
      <text:p text:style-name="Standard">(12702, 524, 233, 54, 14, 11),</text:p>
      <text:p text:style-name="Standard">(12703, 524, 230, 51, 14, 12),</text:p>
      <text:p text:style-name="Standard">(12704, 524, 119, 21, 14, 13),</text:p>
      <text:p text:style-name="Standard">(12705, 524, 219, 4, 14, 14),</text:p>
      <text:p text:style-name="Standard">(12706, 524, 172, 27, 14, 15),</text:p>
      <text:p text:style-name="Standard">(12707, 524, 177, 59, 14, 16),</text:p>
      <text:p text:style-name="Standard">(12708, 524, 235, 27, 14, 17),</text:p>
      <text:p text:style-name="Standard">(12709, 524, 173, 58, 14, 18),</text:p>
      <text:p text:style-name="Standard">(12710, 524, 152, 51, 14, 19),</text:p>
      <text:p text:style-name="Standard">(12711, 524, 163, 4, 14, 20),</text:p>
      <text:p text:style-name="Standard">(12712, 524, 187, 1, 14, 21),</text:p>
      <text:p text:style-name="Standard">(12713, 524, 175, 1, 14, 22),</text:p>
      <text:p text:style-name="Standard">(12714, 524, 200, 21, 14, 23),</text:p>
      <text:p text:style-name="Standard">(12715, 524, 137, 204, 14, 24),</text:p>
      <text:p text:style-name="Standard"><text:soft-page-break/>(12716, 524, 136, 58, 14, 25),</text:p>
      <text:p text:style-name="Standard">(12717, 524, 176, 57, 14, 26),</text:p>
      <text:p text:style-name="Standard">(12718, 524, 232, 60, 14, 27),</text:p>
      <text:p text:style-name="Standard">(12719, 524, 212, 62, 14, 28),</text:p>
      <text:p text:style-name="Standard">(12720, 525, 178, 3, 7, 1),</text:p>
      <text:p text:style-name="Standard">(12721, 525, 203, 6, 7, 2),</text:p>
      <text:p text:style-name="Standard">(12722, 525, 223, 3, 7, 3),</text:p>
      <text:p text:style-name="Standard">(12723, 525, 222, 6, 7, 4),</text:p>
      <text:p text:style-name="Standard">(12724, 525, 202, 25, 7, 5),</text:p>
      <text:p text:style-name="Standard">(12725, 525, 187, 1, 7, 6),</text:p>
      <text:p text:style-name="Standard">(12726, 525, 217, 182, 7, 7),</text:p>
      <text:p text:style-name="Standard">(12727, 525, 224, 56, 7, 8),</text:p>
      <text:p text:style-name="Standard">(12728, 525, 136, 58, 7, 9),</text:p>
      <text:p text:style-name="Standard">(12729, 525, 207, 32, 7, 10),</text:p>
      <text:p text:style-name="Standard">(12730, 525, 137, 182, 7, 11),</text:p>
      <text:p text:style-name="Standard">(12731, 525, 230, 51, 7, 12),</text:p>
      <text:p text:style-name="Standard">(12732, 525, 235, 27, 7, 13),</text:p>
      <text:p text:style-name="Standard">(12733, 525, 197, 25, 7, 14),</text:p>
      <text:p text:style-name="Standard">(12734, 525, 206, 25, 7, 15),</text:p>
      <text:p text:style-name="Standard">(12735, 525, 212, 62, 7, 16),</text:p>
      <text:p text:style-name="Standard">(12736, 525, 219, 4, 7, 17),</text:p>
      <text:p text:style-name="Standard">(12737, 525, 173, 58, 7, 18),</text:p>
      <text:p text:style-name="Standard">(12738, 525, 199, 32, 7, 19),</text:p>
      <text:p text:style-name="Standard">(12739, 525, 119, 21, 7, 20),</text:p>
      <text:p text:style-name="Standard">(12740, 525, 175, 1, 7, 21),</text:p>
      <text:p text:style-name="Standard">(12741, 525, 163, 4, 7, 22),</text:p>
      <text:p text:style-name="Standard">(12742, 525, 233, 54, 7, 23),</text:p>
      <text:p text:style-name="Standard">(12743, 525, 172, 27, 7, 24),</text:p>
      <text:p text:style-name="Standard">(12744, 525, 200, 21, 7, 25),</text:p>
      <text:p text:style-name="Standard">(12745, 525, 176, 57, 7, 26),</text:p>
      <text:p text:style-name="Standard">(12746, 525, 177, 59, 7, 27),</text:p>
      <text:p text:style-name="Standard">(12747, 525, 237, 56, 7, 28),</text:p>
      <text:p text:style-name="Standard">(12748, 525, 232, 60, 7, 29),</text:p>
      <text:p text:style-name="Standard">(12749, 525, 182, 182, 7, 30),</text:p>
      <text:p text:style-name="Standard">(12750, 526, 203, 6, 46, 1),</text:p>
      <text:p text:style-name="Standard">(12751, 526, 163, 4, 46, 2),</text:p>
      <text:p text:style-name="Standard">(12752, 526, 202, 25, 46, 3),</text:p>
      <text:p text:style-name="Standard">(12753, 526, 173, 58, 46, 4),</text:p>
      <text:p text:style-name="Standard">(12754, 526, 233, 54, 46, 5),</text:p>
      <text:p text:style-name="Standard">(12755, 526, 187, 1, 46, 6),</text:p>
      <text:p text:style-name="Standard">(12756, 526, 224, 56, 46, 7),</text:p>
      <text:p text:style-name="Standard">(12757, 526, 137, 182, 46, 8),</text:p>
      <text:p text:style-name="Standard">(12758, 526, 206, 25, 46, 9),</text:p>
      <text:p text:style-name="Standard">(12759, 526, 222, 6, 46, 10),</text:p>
      <text:p text:style-name="Standard">(12760, 526, 119, 21, 46, 11),</text:p>
      <text:p text:style-name="Standard">(12761, 526, 178, 3, 46, 12),</text:p>
      <text:p text:style-name="Standard">(12762, 526, 176, 57, 46, 13),</text:p>
      <text:p text:style-name="Standard">(12763, 526, 223, 3, 46, 14),</text:p>
      <text:p text:style-name="Standard">(12764, 526, 217, 182, 46, 15),</text:p>
      <text:p text:style-name="Standard">(12765, 526, 219, 4, 46, 16),</text:p>
      <text:p text:style-name="Standard">(12766, 526, 177, 59, 46, 17),</text:p>
      <text:p text:style-name="Standard">(12767, 526, 175, 1, 46, 18),</text:p>
      <text:p text:style-name="Standard"><text:soft-page-break/>(12768, 526, 197, 25, 46, 19),</text:p>
      <text:p text:style-name="Standard">(12769, 526, 207, 32, 46, 20),</text:p>
      <text:p text:style-name="Standard">(12770, 526, 199, 32, 46, 21),</text:p>
      <text:p text:style-name="Standard">(12771, 526, 172, 27, 46, 22),</text:p>
      <text:p text:style-name="Standard">(12772, 526, 235, 27, 46, 23),</text:p>
      <text:p text:style-name="Standard">(12773, 526, 152, 51, 46, 24),</text:p>
      <text:p text:style-name="Standard">(12774, 526, 230, 51, 46, 25),</text:p>
      <text:p text:style-name="Standard">(12775, 526, 200, 21, 46, 26),</text:p>
      <text:p text:style-name="Standard">(12776, 526, 136, 58, 46, 27),</text:p>
      <text:p text:style-name="Standard">(12777, 526, 212, 62, 46, 28),</text:p>
      <text:p text:style-name="Standard">(12778, 526, 237, 56, 46, 29),</text:p>
      <text:p text:style-name="Standard">(12779, 526, 232, 60, 46, 30),</text:p>
      <text:p text:style-name="Standard">(12780, 527, 207, 32, 25, 1),</text:p>
      <text:p text:style-name="Standard">(12781, 527, 182, 34, 25, 2),</text:p>
      <text:p text:style-name="Standard">(12782, 527, 221, 25, 25, 3),</text:p>
      <text:p text:style-name="Standard">(12783, 527, 231, 1, 25, 4),</text:p>
      <text:p text:style-name="Standard">(12784, 527, 238, 32, 25, 5),</text:p>
      <text:p text:style-name="Standard">(12785, 527, 175, 1, 25, 6),</text:p>
      <text:p text:style-name="Standard">(12786, 527, 199, 6, 25, 7),</text:p>
      <text:p text:style-name="Standard">(12787, 527, 203, 6, 25, 8),</text:p>
      <text:p text:style-name="Standard">(12788, 527, 224, 56, 25, 9),</text:p>
      <text:p text:style-name="Standard">(12789, 527, 222, 59, 25, 10),</text:p>
      <text:p text:style-name="Standard">(12790, 527, 200, 54, 25, 11),</text:p>
      <text:p text:style-name="Standard">(12791, 527, 197, 54, 25, 12),</text:p>
      <text:p text:style-name="Standard">(12792, 527, 239, 1, 25, 13),</text:p>
      <text:p text:style-name="Standard">(12793, 527, 202, 25, 25, 14),</text:p>
      <text:p text:style-name="Standard">(12794, 527, 223, 58, 25, 15),</text:p>
      <text:p text:style-name="Standard">(12795, 527, 172, 27, 25, 16),</text:p>
      <text:p text:style-name="Standard">(12796, 527, 233, 58, 25, 17),</text:p>
      <text:p text:style-name="Standard">(12797, 527, 230, 63, 25, 18),</text:p>
      <text:p text:style-name="Standard">(12798, 527, 187, 34, 25, 19),</text:p>
      <text:p text:style-name="Standard">(12799, 527, 178, 3, 25, 20),</text:p>
      <text:p text:style-name="Standard">(12800, 527, 240, 57, 25, 21),</text:p>
      <text:p text:style-name="Standard">(12801, 527, 241, 57, 25, 22),</text:p>
      <text:p text:style-name="Standard">(12802, 527, 232, 60, 25, 23),</text:p>
      <text:p text:style-name="Standard">(12803, 527, 211, 63, 25, 24),</text:p>
      <text:p text:style-name="Standard">(12804, 527, 212, 32, 25, 25),</text:p>
      <text:p text:style-name="Standard">(12805, 527, 158, 55, 25, 26),</text:p>
      <text:p text:style-name="Standard">(12806, 527, 242, 64, 25, 27),</text:p>
      <text:p text:style-name="Standard">(12807, 528, 199, 6, 36, 1),</text:p>
      <text:p text:style-name="Standard">(12808, 528, 224, 56, 36, 2),</text:p>
      <text:p text:style-name="Standard">(12809, 528, 182, 34, 36, 3),</text:p>
      <text:p text:style-name="Standard">(12810, 528, 207, 32, 36, 4),</text:p>
      <text:p text:style-name="Standard">(12811, 528, 223, 58, 36, 5),</text:p>
      <text:p text:style-name="Standard">(12812, 528, 202, 25, 36, 6),</text:p>
      <text:p text:style-name="Standard">(12813, 528, 200, 54, 36, 7),</text:p>
      <text:p text:style-name="Standard">(12814, 528, 187, 34, 36, 8),</text:p>
      <text:p text:style-name="Standard">(12815, 528, 172, 27, 36, 9),</text:p>
      <text:p text:style-name="Standard">(12816, 528, 119, 21, 36, 10),</text:p>
      <text:p text:style-name="Standard">(12817, 528, 178, 3, 36, 11),</text:p>
      <text:p text:style-name="Standard">(12818, 528, 212, 32, 36, 12),</text:p>
      <text:p text:style-name="Standard">(12819, 528, 203, 6, 36, 13),</text:p>
      <text:p text:style-name="Standard"><text:soft-page-break/>(12820, 528, 175, 1, 36, 14),</text:p>
      <text:p text:style-name="Standard">(12821, 528, 231, 1, 36, 15),</text:p>
      <text:p text:style-name="Standard">(12822, 528, 233, 58, 36, 16),</text:p>
      <text:p text:style-name="Standard">(12823, 528, 222, 59, 36, 17),</text:p>
      <text:p text:style-name="Standard">(12824, 528, 238, 32, 36, 18),</text:p>
      <text:p text:style-name="Standard">(12825, 528, 240, 57, 36, 19),</text:p>
      <text:p text:style-name="Standard">(12826, 528, 239, 1, 36, 20),</text:p>
      <text:p text:style-name="Standard">(12827, 528, 221, 25, 36, 21),</text:p>
      <text:p text:style-name="Standard">(12828, 528, 211, 63, 36, 22),</text:p>
      <text:p text:style-name="Standard">(12829, 528, 241, 57, 36, 23),</text:p>
      <text:p text:style-name="Standard">(12830, 528, 197, 54, 36, 24),</text:p>
      <text:p text:style-name="Standard">(12831, 528, 232, 60, 36, 25),</text:p>
      <text:p text:style-name="Standard">(12832, 528, 158, 55, 36, 26),</text:p>
      <text:p text:style-name="Standard">(12833, 528, 230, 63, 36, 27),</text:p>
      <text:p text:style-name="Standard">(12834, 528, 242, 64, 36, 28),</text:p>
      <text:p text:style-name="Standard">(12835, 529, 238, 32, 30, 1),</text:p>
      <text:p text:style-name="Standard">(12836, 529, 221, 25, 30, 2),</text:p>
      <text:p text:style-name="Standard">(12837, 529, 187, 34, 30, 3),</text:p>
      <text:p text:style-name="Standard">(12838, 529, 178, 3, 30, 4),</text:p>
      <text:p text:style-name="Standard">(12839, 529, 172, 27, 30, 5),</text:p>
      <text:p text:style-name="Standard">(12840, 529, 202, 25, 30, 6),</text:p>
      <text:p text:style-name="Standard">(12841, 529, 207, 32, 30, 7),</text:p>
      <text:p text:style-name="Standard">(12842, 529, 197, 54, 30, 8),</text:p>
      <text:p text:style-name="Standard">(12843, 529, 243, 21, 30, 9),</text:p>
      <text:p text:style-name="Standard">(12844, 529, 212, 32, 30, 10),</text:p>
      <text:p text:style-name="Standard">(12845, 529, 239, 1, 30, 11),</text:p>
      <text:p text:style-name="Standard">(12846, 529, 230, 63, 30, 12),</text:p>
      <text:p text:style-name="Standard">(12847, 529, 119, 21, 30, 13),</text:p>
      <text:p text:style-name="Standard">(12848, 529, 222, 59, 30, 14),</text:p>
      <text:p text:style-name="Standard">(12849, 529, 175, 1, 30, 15),</text:p>
      <text:p text:style-name="Standard">(12850, 529, 203, 6, 30, 16),</text:p>
      <text:p text:style-name="Standard">(12851, 529, 199, 6, 30, 17),</text:p>
      <text:p text:style-name="Standard">(12852, 529, 182, 34, 30, 18),</text:p>
      <text:p text:style-name="Standard">(12853, 529, 211, 63, 30, 19),</text:p>
      <text:p text:style-name="Standard">(12854, 529, 200, 54, 30, 20),</text:p>
      <text:p text:style-name="Standard">(12855, 529, 232, 60, 30, 21),</text:p>
      <text:p text:style-name="Standard">(12856, 529, 219, 4, 30, 22),</text:p>
      <text:p text:style-name="Standard">(12857, 529, 177, 55, 30, 23),</text:p>
      <text:p text:style-name="Standard">(12858, 529, 224, 56, 30, 24),</text:p>
      <text:p text:style-name="Standard">(12859, 529, 158, 64, 30, 25),</text:p>
      <text:p text:style-name="Standard">(12860, 529, 231, 1, 30, 26),</text:p>
      <text:p text:style-name="Standard">(12861, 529, 163, 65, 30, 27),</text:p>
      <text:p text:style-name="Standard">(12862, 529, 223, 58, 30, 28),</text:p>
      <text:p text:style-name="Standard">(12863, 529, 241, 57, 30, 29),</text:p>
      <text:p text:style-name="Standard">(12864, 529, 233, 58, 30, 30),</text:p>
      <text:p text:style-name="Standard">(12865, 530, 199, 6, 43, 1),</text:p>
      <text:p text:style-name="Standard">(12866, 530, 207, 32, 43, 2),</text:p>
      <text:p text:style-name="Standard">(12867, 530, 221, 25, 43, 3),</text:p>
      <text:p text:style-name="Standard">(12868, 530, 238, 32, 43, 4),</text:p>
      <text:p text:style-name="Standard">(12869, 530, 172, 27, 43, 5),</text:p>
      <text:p text:style-name="Standard">(12870, 530, 119, 21, 43, 6),</text:p>
      <text:p text:style-name="Standard">(12871, 530, 178, 3, 43, 7),</text:p>
      <text:p text:style-name="Standard"><text:soft-page-break/>(12872, 530, 224, 56, 43, 8),</text:p>
      <text:p text:style-name="Standard">(12873, 530, 243, 21, 43, 9),</text:p>
      <text:p text:style-name="Standard">(12874, 530, 223, 58, 43, 10),</text:p>
      <text:p text:style-name="Standard">(12875, 530, 197, 54, 43, 11),</text:p>
      <text:p text:style-name="Standard">(12876, 530, 175, 1, 43, 12),</text:p>
      <text:p text:style-name="Standard">(12877, 530, 222, 59, 43, 13),</text:p>
      <text:p text:style-name="Standard">(12878, 530, 230, 63, 43, 14),</text:p>
      <text:p text:style-name="Standard">(12879, 530, 219, 4, 43, 15),</text:p>
      <text:p text:style-name="Standard">(12880, 530, 203, 6, 43, 16),</text:p>
      <text:p text:style-name="Standard">(12881, 530, 182, 34, 43, 17),</text:p>
      <text:p text:style-name="Standard">(12882, 530, 202, 25, 43, 18),</text:p>
      <text:p text:style-name="Standard">(12883, 530, 232, 60, 43, 19),</text:p>
      <text:p text:style-name="Standard">(12884, 530, 200, 54, 43, 20),</text:p>
      <text:p text:style-name="Standard">(12885, 530, 187, 34, 43, 21),</text:p>
      <text:p text:style-name="Standard">(12886, 530, 231, 1, 43, 22),</text:p>
      <text:p text:style-name="Standard">(12887, 530, 211, 63, 43, 23),</text:p>
      <text:p text:style-name="Standard">(12888, 530, 233, 58, 43, 24),</text:p>
      <text:p text:style-name="Standard">(12889, 530, 239, 1, 43, 25),</text:p>
      <text:p text:style-name="Standard">(12890, 530, 241, 57, 43, 26),</text:p>
      <text:p text:style-name="Standard">(12891, 530, 177, 55, 43, 27),</text:p>
      <text:p text:style-name="Standard">(12892, 530, 212, 32, 43, 28),</text:p>
      <text:p text:style-name="Standard">(12893, 530, 240, 58, 43, 29),</text:p>
      <text:p text:style-name="Standard">(12894, 530, 206, 64, 43, 30),</text:p>
      <text:p text:style-name="Standard">(12895, 531, 221, 25, 6, 1),</text:p>
      <text:p text:style-name="Standard">(12896, 531, 182, 34, 6, 2),</text:p>
      <text:p text:style-name="Standard">(12897, 531, 222, 59, 6, 3),</text:p>
      <text:p text:style-name="Standard">(12898, 531, 187, 34, 6, 4),</text:p>
      <text:p text:style-name="Standard">(12899, 531, 202, 25, 6, 5),</text:p>
      <text:p text:style-name="Standard">(12900, 531, 119, 21, 6, 6),</text:p>
      <text:p text:style-name="Standard">(12901, 531, 175, 1, 6, 7),</text:p>
      <text:p text:style-name="Standard">(12902, 531, 199, 6, 6, 8),</text:p>
      <text:p text:style-name="Standard">(12903, 531, 224, 56, 6, 9),</text:p>
      <text:p text:style-name="Standard">(12904, 531, 219, 4, 6, 10),</text:p>
      <text:p text:style-name="Standard">(12905, 531, 207, 32, 6, 11),</text:p>
      <text:p text:style-name="Standard">(12906, 531, 203, 6, 6, 12),</text:p>
      <text:p text:style-name="Standard">(12907, 531, 238, 32, 6, 13),</text:p>
      <text:p text:style-name="Standard">(12908, 531, 231, 1, 6, 14),</text:p>
      <text:p text:style-name="Standard">(12909, 531, 243, 21, 6, 15),</text:p>
      <text:p text:style-name="Standard">(12910, 531, 178, 3, 6, 16),</text:p>
      <text:p text:style-name="Standard">(12911, 531, 235, 57, 6, 17),</text:p>
      <text:p text:style-name="Standard">(12912, 531, 233, 58, 6, 18),</text:p>
      <text:p text:style-name="Standard">(12913, 531, 172, 27, 6, 19),</text:p>
      <text:p text:style-name="Standard">(12914, 531, 211, 63, 6, 20),</text:p>
      <text:p text:style-name="Standard">(12915, 531, 200, 54, 6, 21),</text:p>
      <text:p text:style-name="Standard">(12916, 531, 223, 58, 6, 22),</text:p>
      <text:p text:style-name="Standard">(12917, 531, 197, 54, 6, 23),</text:p>
      <text:p text:style-name="Standard">(12918, 531, 230, 63, 6, 24),</text:p>
      <text:p text:style-name="Standard">(12919, 531, 177, 55, 6, 25),</text:p>
      <text:p text:style-name="Standard">(12920, 531, 206, 64, 6, 26),</text:p>
      <text:p text:style-name="Standard">(12921, 531, 163, 65, 6, 27),</text:p>
      <text:p text:style-name="Standard">(12922, 531, 212, 32, 6, 28),</text:p>
      <text:p text:style-name="Standard">(12923, 531, 239, 1, 6, 29),</text:p>
      <text:p text:style-name="Standard"><text:soft-page-break/>(12924, 531, 232, 60, 6, 30),</text:p>
      <text:p text:style-name="Standard">(12925, 532, 207, 32, 40, 1),</text:p>
      <text:p text:style-name="Standard">(12926, 532, 238, 32, 40, 2),</text:p>
      <text:p text:style-name="Standard">(12927, 532, 199, 6, 40, 3),</text:p>
      <text:p text:style-name="Standard">(12928, 532, 203, 6, 40, 4),</text:p>
      <text:p text:style-name="Standard">(12929, 532, 172, 27, 40, 5),</text:p>
      <text:p text:style-name="Standard">(12930, 532, 202, 25, 40, 6),</text:p>
      <text:p text:style-name="Standard">(12931, 532, 239, 1, 40, 7),</text:p>
      <text:p text:style-name="Standard">(12932, 532, 152, 1, 40, 8),</text:p>
      <text:p text:style-name="Standard">(12933, 532, 163, 65, 40, 9),</text:p>
      <text:p text:style-name="Standard">(12934, 532, 178, 3, 40, 10),</text:p>
      <text:p text:style-name="Standard">(12935, 532, 200, 54, 40, 11),</text:p>
      <text:p text:style-name="Standard">(12936, 532, 235, 57, 40, 12),</text:p>
      <text:p text:style-name="Standard">(12937, 532, 230, 63, 40, 13),</text:p>
      <text:p text:style-name="Standard">(12938, 532, 233, 58, 40, 14),</text:p>
      <text:p text:style-name="Standard">(12939, 532, 219, 4, 40, 15),</text:p>
      <text:p text:style-name="Standard">(12940, 532, 222, 59, 40, 16),</text:p>
      <text:p text:style-name="Standard">(12941, 532, 221, 25, 40, 17),</text:p>
      <text:p text:style-name="Standard">(12942, 532, 223, 58, 40, 18),</text:p>
      <text:p text:style-name="Standard">(12943, 532, 119, 21, 40, 19),</text:p>
      <text:p text:style-name="Standard">(12944, 532, 243, 21, 40, 20),</text:p>
      <text:p text:style-name="Standard">(12945, 532, 187, 34, 40, 21),</text:p>
      <text:p text:style-name="Standard">(12946, 532, 182, 34, 40, 22),</text:p>
      <text:p text:style-name="Standard">(12947, 532, 231, 1, 40, 23),</text:p>
      <text:p text:style-name="Standard">(12948, 532, 224, 56, 40, 24),</text:p>
      <text:p text:style-name="Standard">(12949, 532, 211, 63, 40, 25),</text:p>
      <text:p text:style-name="Standard">(12950, 532, 206, 64, 40, 26),</text:p>
      <text:p text:style-name="Standard">(12951, 532, 177, 55, 40, 27),</text:p>
      <text:p text:style-name="Standard">(12952, 532, 244, 54, 40, 28),</text:p>
      <text:p text:style-name="Standard">(12953, 532, 212, 32, 40, 29),</text:p>
      <text:p text:style-name="Standard">(12954, 532, 232, 60, 40, 30),</text:p>
      <text:p text:style-name="Standard">(12955, 533, 207, 32, 45, 1),</text:p>
      <text:p text:style-name="Standard">(12956, 533, 238, 32, 45, 2),</text:p>
      <text:p text:style-name="Standard">(12957, 533, 172, 27, 45, 3),</text:p>
      <text:p text:style-name="Standard">(12958, 533, 222, 59, 45, 4),</text:p>
      <text:p text:style-name="Standard">(12959, 533, 187, 34, 45, 5),</text:p>
      <text:p text:style-name="Standard">(12960, 533, 231, 1, 45, 6),</text:p>
      <text:p text:style-name="Standard">(12961, 533, 230, 63, 45, 7),</text:p>
      <text:p text:style-name="Standard">(12962, 533, 178, 3, 45, 8),</text:p>
      <text:p text:style-name="Standard">(12963, 533, 200, 54, 45, 9),</text:p>
      <text:p text:style-name="Standard">(12964, 533, 203, 6, 45, 10),</text:p>
      <text:p text:style-name="Standard">(12965, 533, 211, 63, 45, 11),</text:p>
      <text:p text:style-name="Standard">(12966, 533, 202, 25, 45, 12),</text:p>
      <text:p text:style-name="Standard">(12967, 533, 219, 4, 45, 13),</text:p>
      <text:p text:style-name="Standard">(12968, 533, 243, 21, 45, 14),</text:p>
      <text:p text:style-name="Standard">(12969, 533, 223, 58, 45, 15),</text:p>
      <text:p text:style-name="Standard">(12970, 533, 235, 57, 45, 16),</text:p>
      <text:p text:style-name="Standard">(12971, 533, 224, 56, 45, 17),</text:p>
      <text:p text:style-name="Standard">(12972, 533, 199, 6, 45, 18),</text:p>
      <text:p text:style-name="Standard">(12973, 533, 182, 34, 45, 19),</text:p>
      <text:p text:style-name="Standard">(12974, 533, 221, 25, 45, 20),</text:p>
      <text:p text:style-name="Standard">(12975, 533, 233, 58, 45, 21),</text:p>
      <text:p text:style-name="Standard"><text:soft-page-break/>(12976, 533, 119, 21, 45, 22),</text:p>
      <text:p text:style-name="Standard">(12977, 533, 212, 32, 45, 23),</text:p>
      <text:p text:style-name="Standard">(12978, 533, 175, 1, 45, 24),</text:p>
      <text:p text:style-name="Standard">(12979, 533, 232, 60, 45, 25),</text:p>
      <text:p text:style-name="Standard">(12980, 533, 239, 1, 45, 26),</text:p>
      <text:p text:style-name="Standard">(12981, 533, 208, 1, 45, 27),</text:p>
      <text:p text:style-name="Standard">(12982, 533, 244, 54, 45, 28),</text:p>
      <text:p text:style-name="Standard">(12983, 533, 177, 55, 45, 29),</text:p>
      <text:p text:style-name="Standard">(12984, 534, 182, 34, 47, 1),</text:p>
      <text:p text:style-name="Standard">(12985, 534, 119, 21, 47, 2),</text:p>
      <text:p text:style-name="Standard">(12986, 534, 238, 32, 47, 3),</text:p>
      <text:p text:style-name="Standard">(12987, 534, 175, 1, 47, 4),</text:p>
      <text:p text:style-name="Standard">(12988, 534, 223, 58, 47, 5),</text:p>
      <text:p text:style-name="Standard">(12989, 534, 224, 56, 47, 6),</text:p>
      <text:p text:style-name="Standard">(12990, 534, 172, 27, 47, 7),</text:p>
      <text:p text:style-name="Standard">(12991, 534, 231, 1, 47, 8),</text:p>
      <text:p text:style-name="Standard">(12992, 534, 203, 6, 47, 9),</text:p>
      <text:p text:style-name="Standard">(12993, 534, 199, 6, 47, 10),</text:p>
      <text:p text:style-name="Standard">(12994, 534, 233, 58, 47, 11),</text:p>
      <text:p text:style-name="Standard">(12995, 534, 212, 32, 47, 12),</text:p>
      <text:p text:style-name="Standard">(12996, 534, 200, 54, 47, 13),</text:p>
      <text:p text:style-name="Standard">(12997, 534, 243, 21, 47, 14),</text:p>
      <text:p text:style-name="Standard">(12998, 534, 177, 54, 47, 15),</text:p>
      <text:p text:style-name="Standard">(12999, 534, 232, 60, 47, 16),</text:p>
      <text:p text:style-name="Standard">(13000, 534, 207, 32, 47, 17),</text:p>
      <text:p text:style-name="Standard">(13001, 534, 178, 3, 47, 18),</text:p>
      <text:p text:style-name="Standard">(13002, 534, 221, 25, 47, 19),</text:p>
      <text:p text:style-name="Standard">(13003, 534, 219, 4, 47, 20),</text:p>
      <text:p text:style-name="Standard">(13004, 534, 187, 34, 47, 21),</text:p>
      <text:p text:style-name="Standard">(13005, 534, 222, 59, 47, 22),</text:p>
      <text:p text:style-name="Standard">(13006, 534, 202, 25, 47, 23),</text:p>
      <text:p text:style-name="Standard">(13007, 534, 230, 63, 47, 24),</text:p>
      <text:p text:style-name="Standard">(13008, 534, 211, 63, 47, 25),</text:p>
      <text:p text:style-name="Standard">(13009, 534, 239, 1, 47, 26),</text:p>
      <text:p text:style-name="Standard">(13010, 534, 235, 57, 47, 27),</text:p>
      <text:p text:style-name="Standard">(13011, 535, 207, 32, 34, 1),</text:p>
      <text:p text:style-name="Standard">(13012, 535, 238, 32, 34, 2),</text:p>
      <text:p text:style-name="Standard">(13013, 535, 231, 1, 34, 3),</text:p>
      <text:p text:style-name="Standard">(13014, 535, 187, 34, 34, 4),</text:p>
      <text:p text:style-name="Standard">(13015, 535, 178, 3, 34, 5),</text:p>
      <text:p text:style-name="Standard">(13016, 535, 222, 59, 34, 6),</text:p>
      <text:p text:style-name="Standard">(13017, 535, 172, 27, 34, 7),</text:p>
      <text:p text:style-name="Standard">(13018, 535, 119, 21, 34, 8),</text:p>
      <text:p text:style-name="Standard">(13019, 535, 175, 1, 34, 9),</text:p>
      <text:p text:style-name="Standard">(13020, 535, 202, 25, 34, 10),</text:p>
      <text:p text:style-name="Standard">(13021, 535, 233, 58, 34, 11),</text:p>
      <text:p text:style-name="Standard">(13022, 535, 203, 6, 34, 12),</text:p>
      <text:p text:style-name="Standard">(13023, 535, 200, 54, 34, 13),</text:p>
      <text:p text:style-name="Standard">(13024, 535, 163, 65, 34, 14),</text:p>
      <text:p text:style-name="Standard">(13025, 535, 243, 21, 34, 15),</text:p>
      <text:p text:style-name="Standard">(13026, 535, 177, 54, 34, 16),</text:p>
      <text:p text:style-name="Standard">(13027, 535, 230, 63, 34, 17),</text:p>
      <text:p text:style-name="Standard"><text:soft-page-break/>(13028, 535, 199, 6, 34, 18),</text:p>
      <text:p text:style-name="Standard">(13029, 535, 239, 1, 34, 19),</text:p>
      <text:p text:style-name="Standard">(13030, 535, 224, 56, 34, 20),</text:p>
      <text:p text:style-name="Standard">(13031, 535, 211, 63, 34, 21),</text:p>
      <text:p text:style-name="Standard">(13032, 535, 152, 1, 34, 22),</text:p>
      <text:p text:style-name="Standard">(13033, 535, 182, 34, 34, 23),</text:p>
      <text:p text:style-name="Standard">(13034, 535, 221, 25, 34, 24),</text:p>
      <text:p text:style-name="Standard">(13035, 535, 223, 58, 34, 25),</text:p>
      <text:p text:style-name="Standard">(13036, 535, 219, 4, 34, 26),</text:p>
      <text:p text:style-name="Standard">(13037, 535, 232, 60, 34, 27),</text:p>
      <text:p text:style-name="Standard">(13038, 535, 206, 57, 34, 28),</text:p>
      <text:p text:style-name="Standard">(13039, 535, 212, 32, 34, 29),</text:p>
      <text:p text:style-name="Standard">(13040, 536, 199, 6, 38, 1),</text:p>
      <text:p text:style-name="Standard">(13041, 536, 182, 34, 38, 2),</text:p>
      <text:p text:style-name="Standard">(13042, 536, 187, 34, 38, 3),</text:p>
      <text:p text:style-name="Standard">(13043, 536, 221, 25, 38, 4),</text:p>
      <text:p text:style-name="Standard">(13044, 536, 233, 58, 38, 5),</text:p>
      <text:p text:style-name="Standard">(13045, 536, 175, 1, 38, 6),</text:p>
      <text:p text:style-name="Standard">(13046, 536, 152, 1, 38, 7),</text:p>
      <text:p text:style-name="Standard">(13047, 536, 239, 1, 38, 8),</text:p>
      <text:p text:style-name="Standard">(13048, 536, 230, 63, 38, 9),</text:p>
      <text:p text:style-name="Standard">(13049, 536, 172, 27, 38, 10),</text:p>
      <text:p text:style-name="Standard">(13050, 536, 200, 54, 38, 11),</text:p>
      <text:p text:style-name="Standard">(13051, 536, 177, 54, 38, 12),</text:p>
      <text:p text:style-name="Standard">(13052, 536, 223, 58, 38, 13),</text:p>
      <text:p text:style-name="Standard">(13053, 536, 219, 4, 38, 14),</text:p>
      <text:p text:style-name="Standard">(13054, 536, 119, 21, 38, 15),</text:p>
      <text:p text:style-name="Standard">(13055, 536, 202, 25, 38, 16),</text:p>
      <text:p text:style-name="Standard">(13056, 536, 222, 59, 38, 17),</text:p>
      <text:p text:style-name="Standard">(13057, 536, 224, 56, 38, 18),</text:p>
      <text:p text:style-name="Standard">(13058, 536, 232, 60, 38, 19),</text:p>
      <text:p text:style-name="Standard">(13059, 536, 206, 57, 38, 20),</text:p>
      <text:p text:style-name="Standard">(13060, 536, 207, 32, 38, 21),</text:p>
      <text:p text:style-name="Standard">(13061, 536, 178, 3, 38, 22),</text:p>
      <text:p text:style-name="Standard">(13062, 536, 203, 6, 38, 23),</text:p>
      <text:p text:style-name="Standard">(13063, 536, 212, 32, 38, 24),</text:p>
      <text:p text:style-name="Standard">(13064, 536, 231, 1, 38, 25),</text:p>
      <text:p text:style-name="Standard">(13065, 536, 238, 32, 38, 26),</text:p>
      <text:p text:style-name="Standard">(13066, 536, 211, 63, 38, 27),</text:p>
      <text:p text:style-name="Standard">(13067, 536, 243, 21, 38, 28),</text:p>
      <text:p text:style-name="Standard">(13068, 536, 209, 57, 38, 29),</text:p>
      <text:p text:style-name="Standard">(13069, 536, 245, 1, 38, 30),</text:p>
      <text:p text:style-name="Standard">(13070, 537, 207, 32, 10, 1),</text:p>
      <text:p text:style-name="Standard">(13071, 537, 222, 59, 10, 2),</text:p>
      <text:p text:style-name="Standard">(13072, 537, 172, 27, 10, 3),</text:p>
      <text:p text:style-name="Standard">(13073, 537, 224, 56, 10, 4),</text:p>
      <text:p text:style-name="Standard">(13074, 537, 202, 25, 10, 5),</text:p>
      <text:p text:style-name="Standard">(13075, 537, 212, 32, 10, 6),</text:p>
      <text:p text:style-name="Standard">(13076, 537, 187, 34, 10, 7),</text:p>
      <text:p text:style-name="Standard">(13077, 537, 203, 6, 10, 8),</text:p>
      <text:p text:style-name="Standard">(13078, 537, 119, 21, 10, 9),</text:p>
      <text:p text:style-name="Standard">(13079, 537, 177, 59, 10, 10),</text:p>
      <text:p text:style-name="Standard"><text:soft-page-break/>(13080, 537, 229, 57, 10, 11),</text:p>
      <text:p text:style-name="Standard">(13081, 537, 243, 21, 10, 12),</text:p>
      <text:p text:style-name="Standard">(13082, 537, 238, 32, 10, 13),</text:p>
      <text:p text:style-name="Standard">(13083, 537, 231, 1, 10, 14),</text:p>
      <text:p text:style-name="Standard">(13084, 537, 178, 3, 10, 15),</text:p>
      <text:p text:style-name="Standard">(13085, 537, 137, 57, 10, 16),</text:p>
      <text:p text:style-name="Standard">(13086, 537, 230, 63, 10, 17),</text:p>
      <text:p text:style-name="Standard">(13087, 537, 175, 1, 10, 18),</text:p>
      <text:p text:style-name="Standard">(13088, 537, 199, 6, 10, 19),</text:p>
      <text:p text:style-name="Standard">(13089, 537, 182, 34, 10, 20),</text:p>
      <text:p text:style-name="Standard">(13090, 537, 219, 4, 10, 21),</text:p>
      <text:p text:style-name="Standard">(13091, 537, 200, 54, 10, 22),</text:p>
      <text:p text:style-name="Standard">(13092, 537, 233, 58, 10, 23),</text:p>
      <text:p text:style-name="Standard">(13093, 537, 221, 25, 10, 24),</text:p>
      <text:p text:style-name="Standard">(13094, 537, 223, 58, 10, 25),</text:p>
      <text:p text:style-name="Standard">(13095, 537, 197, 54, 10, 26),</text:p>
      <text:p text:style-name="Standard">(13096, 537, 211, 63, 10, 27),</text:p>
      <text:p text:style-name="Standard">(13097, 537, 232, 60, 10, 28),</text:p>
      <text:p text:style-name="Standard">(13098, 537, 163, 65, 10, 29),</text:p>
      <text:p text:style-name="Standard">(13099, 537, 239, 1, 10, 30),</text:p>
      <text:p text:style-name="Standard">(13100, 538, 238, 32, 23, 1),</text:p>
      <text:p text:style-name="Standard">(13101, 538, 221, 25, 23, 2),</text:p>
      <text:p text:style-name="Standard">(13102, 538, 203, 6, 23, 3),</text:p>
      <text:p text:style-name="Standard">(13103, 538, 224, 56, 23, 4),</text:p>
      <text:p text:style-name="Standard">(13104, 538, 172, 27, 23, 5),</text:p>
      <text:p text:style-name="Standard">(13105, 538, 230, 63, 23, 6),</text:p>
      <text:p text:style-name="Standard">(13106, 538, 187, 34, 23, 7),</text:p>
      <text:p text:style-name="Standard">(13107, 538, 239, 1, 23, 8),</text:p>
      <text:p text:style-name="Standard">(13108, 538, 163, 65, 23, 9),</text:p>
      <text:p text:style-name="Standard">(13109, 538, 223, 58, 23, 10),</text:p>
      <text:p text:style-name="Standard">(13110, 538, 177, 59, 23, 11),</text:p>
      <text:p text:style-name="Standard">(13111, 538, 206, 57, 23, 12),</text:p>
      <text:p text:style-name="Standard">(13112, 538, 175, 1, 23, 13),</text:p>
      <text:p text:style-name="Standard">(13113, 538, 233, 58, 23, 14),</text:p>
      <text:p text:style-name="Standard">(13114, 538, 219, 4, 23, 15),</text:p>
      <text:p text:style-name="Standard">(13115, 538, 199, 6, 23, 16),</text:p>
      <text:p text:style-name="Standard">(13116, 538, 182, 34, 23, 17),</text:p>
      <text:p text:style-name="Standard">(13117, 538, 202, 25, 23, 18),</text:p>
      <text:p text:style-name="Standard">(13118, 538, 231, 1, 23, 19),</text:p>
      <text:p text:style-name="Standard">(13119, 538, 178, 3, 23, 20),</text:p>
      <text:p text:style-name="Standard">(13120, 538, 119, 21, 23, 21),</text:p>
      <text:p text:style-name="Standard">(13121, 538, 229, 57, 23, 22),</text:p>
      <text:p text:style-name="Standard">(13122, 538, 212, 32, 23, 23),</text:p>
      <text:p text:style-name="Standard">(13123, 538, 137, 1, 23, 24),</text:p>
      <text:p text:style-name="Standard">(13124, 538, 222, 59, 23, 25),</text:p>
      <text:p text:style-name="Standard">(13125, 538, 207, 32, 23, 26),</text:p>
      <text:p text:style-name="Standard">(13126, 538, 232, 60, 23, 27),</text:p>
      <text:p text:style-name="Standard">(13127, 538, 200, 54, 23, 28),</text:p>
      <text:p text:style-name="Standard">(13128, 538, 211, 63, 23, 29),</text:p>
      <text:p text:style-name="Standard">(13129, 538, 246, 54, 23, 30),</text:p>
      <text:p text:style-name="Standard">(13130, 538, 243, 21, 23, 31),</text:p>
      <text:p text:style-name="Standard">(13131, 539, 207, 32, 39, 1),</text:p>
      <text:p text:style-name="Standard"><text:soft-page-break/>(13132, 539, 238, 32, 39, 2),</text:p>
      <text:p text:style-name="Standard">(13133, 539, 182, 34, 39, 3),</text:p>
      <text:p text:style-name="Standard">(13134, 539, 187, 34, 39, 4),</text:p>
      <text:p text:style-name="Standard">(13135, 539, 224, 56, 39, 5),</text:p>
      <text:p text:style-name="Standard">(13136, 539, 203, 6, 39, 6),</text:p>
      <text:p text:style-name="Standard">(13137, 539, 199, 6, 39, 7),</text:p>
      <text:p text:style-name="Standard">(13138, 539, 172, 27, 39, 8),</text:p>
      <text:p text:style-name="Standard">(13139, 539, 175, 1, 39, 9),</text:p>
      <text:p text:style-name="Standard">(13140, 539, 231, 1, 39, 10),</text:p>
      <text:p text:style-name="Standard">(13141, 539, 212, 32, 39, 11),</text:p>
      <text:p text:style-name="Standard">(13142, 539, 222, 59, 39, 12),</text:p>
      <text:p text:style-name="Standard">(13143, 539, 152, 1, 39, 13),</text:p>
      <text:p text:style-name="Standard">(13144, 539, 233, 58, 39, 14),</text:p>
      <text:p text:style-name="Standard">(13145, 539, 163, 65, 39, 15),</text:p>
      <text:p text:style-name="Standard">(13146, 539, 232, 60, 39, 16),</text:p>
      <text:p text:style-name="Standard">(13147, 539, 230, 63, 39, 17),</text:p>
      <text:p text:style-name="Standard">(13148, 539, 219, 4, 39, 18),</text:p>
      <text:p text:style-name="Standard">(13149, 539, 239, 1, 39, 19),</text:p>
      <text:p text:style-name="Standard">(13150, 539, 177, 59, 39, 20),</text:p>
      <text:p text:style-name="Standard">(13151, 539, 178, 3, 39, 21),</text:p>
      <text:p text:style-name="Standard">(13152, 539, 137, 1, 39, 22),</text:p>
      <text:p text:style-name="Standard">(13153, 539, 221, 25, 39, 23),</text:p>
      <text:p text:style-name="Standard">(13154, 539, 206, 57, 39, 24),</text:p>
      <text:p text:style-name="Standard">(13155, 539, 119, 21, 39, 25),</text:p>
      <text:p text:style-name="Standard">(13156, 539, 202, 25, 39, 26),</text:p>
      <text:p text:style-name="Standard">(13157, 539, 211, 63, 39, 27),</text:p>
      <text:p text:style-name="Standard">(13158, 539, 223, 58, 39, 28),</text:p>
      <text:p text:style-name="Standard">(13159, 539, 247, 54, 39, 29),</text:p>
      <text:p text:style-name="Standard">(13160, 539, 200, 54, 39, 30),</text:p>
      <text:p text:style-name="Standard">(13161, 539, 229, 57, 39, 31),</text:p>
      <text:p text:style-name="Standard">(13162, 539, 240, 58, 39, 32),</text:p>
      <text:p text:style-name="Standard">(13163, 539, 243, 21, 39, 33),</text:p>
      <text:p text:style-name="Standard">(13164, 540, 182, 34, 14, 1),</text:p>
      <text:p text:style-name="Standard">(13165, 540, 187, 34, 14, 2),</text:p>
      <text:p text:style-name="Standard">(13166, 540, 199, 6, 14, 3),</text:p>
      <text:p text:style-name="Standard">(13167, 540, 172, 27, 14, 4),</text:p>
      <text:p text:style-name="Standard">(13168, 540, 175, 1, 14, 5),</text:p>
      <text:p text:style-name="Standard">(13169, 540, 207, 32, 14, 6),</text:p>
      <text:p text:style-name="Standard">(13170, 540, 203, 6, 14, 7),</text:p>
      <text:p text:style-name="Standard">(13171, 540, 224, 56, 14, 8),</text:p>
      <text:p text:style-name="Standard">(13172, 540, 137, 1, 14, 9),</text:p>
      <text:p text:style-name="Standard">(13173, 540, 206, 57, 14, 10),</text:p>
      <text:p text:style-name="Standard">(13174, 540, 221, 25, 14, 11),</text:p>
      <text:p text:style-name="Standard">(13175, 540, 222, 59, 14, 12),</text:p>
      <text:p text:style-name="Standard">(13176, 540, 178, 3, 14, 13),</text:p>
      <text:p text:style-name="Standard">(13177, 540, 152, 1, 14, 14),</text:p>
      <text:p text:style-name="Standard">(13178, 540, 223, 58, 14, 15),</text:p>
      <text:p text:style-name="Standard">(13179, 540, 119, 21, 14, 16),</text:p>
      <text:p text:style-name="Standard">(13180, 540, 231, 1, 14, 17),</text:p>
      <text:p text:style-name="Standard">(13181, 540, 232, 60, 14, 18),</text:p>
      <text:p text:style-name="Standard">(13182, 540, 219, 4, 14, 19),</text:p>
      <text:p text:style-name="Standard">(13183, 540, 238, 32, 14, 20),</text:p>
      <text:p text:style-name="Standard"><text:soft-page-break/>(13184, 540, 202, 25, 14, 21),</text:p>
      <text:p text:style-name="Standard">(13185, 540, 233, 58, 14, 22),</text:p>
      <text:p text:style-name="Standard">(13186, 540, 239, 1, 14, 23),</text:p>
      <text:p text:style-name="Standard">(13187, 540, 230, 63, 14, 24),</text:p>
      <text:p text:style-name="Standard">(13188, 540, 212, 32, 14, 25),</text:p>
      <text:p text:style-name="Standard">(13189, 540, 229, 54, 14, 26),</text:p>
      <text:p text:style-name="Standard">(13190, 540, 247, 54, 14, 27),</text:p>
      <text:p text:style-name="Standard">(13191, 540, 248, 63, 14, 28),</text:p>
      <text:p text:style-name="Standard">(13192, 540, 229, 57, 14, 29),</text:p>
      <text:p text:style-name="Standard">(13193, 540, 177, 59, 14, 30),</text:p>
      <text:p text:style-name="Standard">(13194, 540, 243, 21, 14, 31),</text:p>
      <text:p text:style-name="Standard">(13195, 540, 244, 60, 14, 32),</text:p>
      <text:p text:style-name="Standard">(13196, 541, 199, 6, 46, 1),</text:p>
      <text:p text:style-name="Standard">(13197, 541, 178, 3, 46, 2),</text:p>
      <text:p text:style-name="Standard">(13198, 541, 222, 59, 46, 3),</text:p>
      <text:p text:style-name="Standard">(13199, 541, 219, 4, 46, 4),</text:p>
      <text:p text:style-name="Standard">(13200, 541, 224, 56, 46, 5),</text:p>
      <text:p text:style-name="Standard">(13201, 541, 175, 1, 46, 6),</text:p>
      <text:p text:style-name="Standard">(13202, 541, 231, 1, 46, 7),</text:p>
      <text:p text:style-name="Standard">(13203, 541, 206, 57, 46, 8),</text:p>
      <text:p text:style-name="Standard">(13204, 541, 163, 65, 46, 9),</text:p>
      <text:p text:style-name="Standard">(13205, 541, 202, 25, 46, 10),</text:p>
      <text:p text:style-name="Standard">(13206, 541, 172, 27, 46, 11),</text:p>
      <text:p text:style-name="Standard">(13207, 541, 249, 59, 46, 12),</text:p>
      <text:p text:style-name="Standard">(13208, 541, 239, 57, 46, 13),</text:p>
      <text:p text:style-name="Standard">(13209, 541, 223, 58, 46, 14),</text:p>
      <text:p text:style-name="Standard">(13210, 541, 197, 32, 46, 15);</text:p>
      <text:p text:style-name="Standard">INSERT INTO `Resultat` (`IdResultat`, `IdCourse`, `IdPilote`, `IdConstructeur`, `IdCircuit`, `PositionResultats`) VALUES</text:p>
      <text:p text:style-name="Standard">(13211, 541, 243, 21, 46, 16),</text:p>
      <text:p text:style-name="Standard">(13212, 541, 232, 60, 46, 17),</text:p>
      <text:p text:style-name="Standard">(13213, 541, 247, 54, 46, 18),</text:p>
      <text:p text:style-name="Standard">(13214, 541, 182, 34, 46, 19),</text:p>
      <text:p text:style-name="Standard">(13215, 541, 207, 32, 46, 20),</text:p>
      <text:p text:style-name="Standard">(13216, 541, 187, 34, 46, 21),</text:p>
      <text:p text:style-name="Standard">(13217, 541, 221, 25, 46, 22),</text:p>
      <text:p text:style-name="Standard">(13218, 541, 203, 6, 46, 23),</text:p>
      <text:p text:style-name="Standard">(13219, 541, 177, 54, 46, 24),</text:p>
      <text:p text:style-name="Standard">(13220, 541, 233, 58, 46, 25),</text:p>
      <text:p text:style-name="Standard">(13221, 541, 212, 32, 46, 26),</text:p>
      <text:p text:style-name="Standard">(13222, 541, 213, 63, 46, 27),</text:p>
      <text:p text:style-name="Standard">(13223, 542, 203, 6, 7, 1),</text:p>
      <text:p text:style-name="Standard">(13224, 542, 222, 59, 7, 2),</text:p>
      <text:p text:style-name="Standard">(13225, 542, 199, 6, 7, 3),</text:p>
      <text:p text:style-name="Standard">(13226, 542, 119, 21, 7, 4),</text:p>
      <text:p text:style-name="Standard">(13227, 542, 221, 25, 7, 5),</text:p>
      <text:p text:style-name="Standard">(13228, 542, 206, 57, 7, 6),</text:p>
      <text:p text:style-name="Standard">(13229, 542, 202, 25, 7, 7),</text:p>
      <text:p text:style-name="Standard">(13230, 542, 175, 1, 7, 8),</text:p>
      <text:p text:style-name="Standard">(13231, 542, 178, 3, 7, 9),</text:p>
      <text:p text:style-name="Standard">(13232, 542, 207, 32, 7, 10),</text:p>
      <text:p text:style-name="Standard">(13233, 542, 137, 34, 7, 11),</text:p>
      <text:p text:style-name="Standard"><text:soft-page-break/>(13234, 542, 219, 4, 7, 12),</text:p>
      <text:p text:style-name="Standard">(13235, 542, 177, 54, 7, 13),</text:p>
      <text:p text:style-name="Standard">(13236, 542, 172, 27, 7, 14),</text:p>
      <text:p text:style-name="Standard">(13237, 542, 231, 1, 7, 15),</text:p>
      <text:p text:style-name="Standard">(13238, 542, 197, 32, 7, 16),</text:p>
      <text:p text:style-name="Standard">(13239, 542, 163, 63, 7, 17),</text:p>
      <text:p text:style-name="Standard">(13240, 542, 249, 59, 7, 18),</text:p>
      <text:p text:style-name="Standard">(13241, 542, 187, 34, 7, 19),</text:p>
      <text:p text:style-name="Standard">(13242, 542, 182, 34, 7, 20),</text:p>
      <text:p text:style-name="Standard">(13243, 542, 233, 58, 7, 21),</text:p>
      <text:p text:style-name="Standard">(13244, 542, 224, 56, 7, 22),</text:p>
      <text:p text:style-name="Standard">(13245, 542, 223, 58, 7, 23),</text:p>
      <text:p text:style-name="Standard">(13246, 542, 213, 63, 7, 24),</text:p>
      <text:p text:style-name="Standard">(13247, 542, 232, 60, 7, 25),</text:p>
      <text:p text:style-name="Standard">(13248, 542, 212, 32, 7, 26),</text:p>
      <text:p text:style-name="Standard">(13249, 542, 243, 21, 7, 27),</text:p>
      <text:p text:style-name="Standard">(13250, 542, 247, 54, 7, 28),</text:p>
      <text:p text:style-name="Standard">(13251, 543, 222, 59, 25, 1),</text:p>
      <text:p text:style-name="Standard">(13252, 543, 250, 34, 25, 2),</text:p>
      <text:p text:style-name="Standard">(13253, 543, 199, 6, 25, 3),</text:p>
      <text:p text:style-name="Standard">(13254, 543, 224, 56, 25, 4),</text:p>
      <text:p text:style-name="Standard">(13255, 543, 207, 32, 25, 5),</text:p>
      <text:p text:style-name="Standard">(13256, 543, 223, 57, 25, 6),</text:p>
      <text:p text:style-name="Standard">(13257, 543, 230, 63, 25, 7),</text:p>
      <text:p text:style-name="Standard">(13258, 543, 251, 37, 25, 8),</text:p>
      <text:p text:style-name="Standard">(13259, 543, 252, 58, 25, 9),</text:p>
      <text:p text:style-name="Standard">(13260, 543, 187, 34, 25, 10),</text:p>
      <text:p text:style-name="Standard">(13261, 543, 237, 37, 25, 11),</text:p>
      <text:p text:style-name="Standard">(13262, 543, 172, 27, 25, 12),</text:p>
      <text:p text:style-name="Standard">(13263, 543, 221, 25, 25, 13),</text:p>
      <text:p text:style-name="Standard">(13264, 543, 231, 1, 25, 14),</text:p>
      <text:p text:style-name="Standard">(13265, 543, 200, 1, 25, 15),</text:p>
      <text:p text:style-name="Standard">(13266, 543, 238, 25, 25, 16),</text:p>
      <text:p text:style-name="Standard">(13267, 543, 253, 56, 25, 17),</text:p>
      <text:p text:style-name="Standard">(13268, 543, 182, 6, 25, 18),</text:p>
      <text:p text:style-name="Standard">(13269, 543, 246, 63, 25, 19),</text:p>
      <text:p text:style-name="Standard">(13270, 543, 254, 58, 25, 20),</text:p>
      <text:p text:style-name="Standard">(13271, 543, 255, 32, 25, 21),</text:p>
      <text:p text:style-name="Standard">(13272, 544, 199, 6, 18, 1),</text:p>
      <text:p text:style-name="Standard">(13273, 544, 231, 1, 18, 2),</text:p>
      <text:p text:style-name="Standard">(13274, 544, 182, 6, 18, 3),</text:p>
      <text:p text:style-name="Standard">(13275, 544, 224, 56, 18, 4),</text:p>
      <text:p text:style-name="Standard">(13276, 544, 255, 32, 18, 5),</text:p>
      <text:p text:style-name="Standard">(13277, 544, 254, 58, 18, 6),</text:p>
      <text:p text:style-name="Standard">(13278, 544, 253, 56, 18, 7),</text:p>
      <text:p text:style-name="Standard">(13279, 544, 250, 34, 18, 8),</text:p>
      <text:p text:style-name="Standard">(13280, 544, 252, 58, 18, 9),</text:p>
      <text:p text:style-name="Standard">(13281, 544, 246, 63, 18, 10),</text:p>
      <text:p text:style-name="Standard">(13282, 544, 187, 34, 18, 11),</text:p>
      <text:p text:style-name="Standard">(13283, 544, 172, 27, 18, 12),</text:p>
      <text:p text:style-name="Standard">(13284, 544, 221, 25, 18, 13),</text:p>
      <text:p text:style-name="Standard">(13285, 544, 207, 32, 18, 14),</text:p>
      <text:p text:style-name="Standard"><text:soft-page-break/>(13286, 544, 237, 37, 18, 15),</text:p>
      <text:p text:style-name="Standard">(13287, 544, 200, 1, 18, 16),</text:p>
      <text:p text:style-name="Standard">(13288, 544, 238, 25, 18, 17),</text:p>
      <text:p text:style-name="Standard">(13289, 544, 223, 57, 18, 18),</text:p>
      <text:p text:style-name="Standard">(13290, 544, 230, 63, 18, 19),</text:p>
      <text:p text:style-name="Standard">(13291, 544, 222, 59, 18, 20),</text:p>
      <text:p text:style-name="Standard">(13292, 544, 251, 37, 18, 21),</text:p>
      <text:p text:style-name="Standard">(13293, 544, 256, 66, 18, 22),</text:p>
      <text:p text:style-name="Standard">(13294, 545, 182, 6, 30, 1),</text:p>
      <text:p text:style-name="Standard">(13295, 545, 222, 59, 30, 2),</text:p>
      <text:p text:style-name="Standard">(13296, 545, 221, 25, 30, 3),</text:p>
      <text:p text:style-name="Standard">(13297, 545, 231, 1, 30, 4),</text:p>
      <text:p text:style-name="Standard">(13298, 545, 200, 1, 30, 5),</text:p>
      <text:p text:style-name="Standard">(13299, 545, 187, 34, 30, 6),</text:p>
      <text:p text:style-name="Standard">(13300, 545, 230, 63, 30, 7),</text:p>
      <text:p text:style-name="Standard">(13301, 545, 199, 6, 30, 8),</text:p>
      <text:p text:style-name="Standard">(13302, 545, 223, 57, 30, 9),</text:p>
      <text:p text:style-name="Standard">(13303, 545, 224, 56, 30, 10),</text:p>
      <text:p text:style-name="Standard">(13304, 545, 246, 63, 30, 11),</text:p>
      <text:p text:style-name="Standard">(13305, 545, 255, 32, 30, 12),</text:p>
      <text:p text:style-name="Standard">(13306, 545, 250, 34, 30, 13),</text:p>
      <text:p text:style-name="Standard">(13307, 545, 239, 37, 30, 14),</text:p>
      <text:p text:style-name="Standard">(13308, 545, 256, 66, 30, 15),</text:p>
      <text:p text:style-name="Standard">(13309, 545, 237, 37, 30, 16),</text:p>
      <text:p text:style-name="Standard">(13310, 545, 233, 37, 30, 17),</text:p>
      <text:p text:style-name="Standard">(13311, 545, 207, 32, 30, 18),</text:p>
      <text:p text:style-name="Standard">(13312, 545, 257, 37, 30, 19),</text:p>
      <text:p text:style-name="Standard">(13313, 545, 172, 27, 30, 20),</text:p>
      <text:p text:style-name="Standard">(13314, 545, 252, 58, 30, 21),</text:p>
      <text:p text:style-name="Standard">(13315, 545, 254, 58, 30, 22),</text:p>
      <text:p text:style-name="Standard">(13316, 545, 238, 25, 30, 23),</text:p>
      <text:p text:style-name="Standard">(13317, 546, 207, 32, 43, 1),</text:p>
      <text:p text:style-name="Standard">(13318, 546, 182, 6, 43, 2),</text:p>
      <text:p text:style-name="Standard">(13319, 546, 222, 59, 43, 3),</text:p>
      <text:p text:style-name="Standard">(13320, 546, 221, 25, 43, 4),</text:p>
      <text:p text:style-name="Standard">(13321, 546, 224, 56, 43, 5),</text:p>
      <text:p text:style-name="Standard">(13322, 546, 197, 67, 43, 6),</text:p>
      <text:p text:style-name="Standard">(13323, 546, 231, 1, 43, 7),</text:p>
      <text:p text:style-name="Standard">(13324, 546, 255, 32, 43, 8),</text:p>
      <text:p text:style-name="Standard">(13325, 546, 172, 27, 43, 9),</text:p>
      <text:p text:style-name="Standard">(13326, 546, 205, 37, 43, 10),</text:p>
      <text:p text:style-name="Standard">(13327, 546, 246, 63, 43, 11),</text:p>
      <text:p text:style-name="Standard">(13328, 546, 238, 25, 43, 12),</text:p>
      <text:p text:style-name="Standard">(13329, 546, 223, 57, 43, 13),</text:p>
      <text:p text:style-name="Standard">(13330, 546, 233, 34, 43, 14),</text:p>
      <text:p text:style-name="Standard">(13331, 546, 178, 58, 43, 15),</text:p>
      <text:p text:style-name="Standard">(13332, 546, 200, 1, 43, 16),</text:p>
      <text:p text:style-name="Standard">(13333, 546, 187, 34, 43, 17),</text:p>
      <text:p text:style-name="Standard">(13334, 546, 254, 58, 43, 18),</text:p>
      <text:p text:style-name="Standard">(13335, 546, 237, 37, 43, 19),</text:p>
      <text:p text:style-name="Standard">(13336, 546, 199, 6, 43, 20),</text:p>
      <text:p text:style-name="Standard">(13337, 546, 239, 37, 43, 21),</text:p>
      <text:p text:style-name="Standard"><text:soft-page-break/>(13338, 546, 230, 63, 43, 22),</text:p>
      <text:p text:style-name="Standard">(13339, 547, 207, 32, 45, 1),</text:p>
      <text:p text:style-name="Standard">(13340, 547, 199, 6, 45, 2),</text:p>
      <text:p text:style-name="Standard">(13341, 547, 222, 59, 45, 3),</text:p>
      <text:p text:style-name="Standard">(13342, 547, 200, 1, 45, 4),</text:p>
      <text:p text:style-name="Standard">(13343, 547, 255, 32, 45, 5),</text:p>
      <text:p text:style-name="Standard">(13344, 547, 233, 34, 45, 6),</text:p>
      <text:p text:style-name="Standard">(13345, 547, 172, 27, 45, 7),</text:p>
      <text:p text:style-name="Standard">(13346, 547, 238, 25, 45, 8),</text:p>
      <text:p text:style-name="Standard">(13347, 547, 246, 63, 45, 9),</text:p>
      <text:p text:style-name="Standard">(13348, 547, 239, 37, 45, 10),</text:p>
      <text:p text:style-name="Standard">(13349, 547, 251, 37, 45, 11),</text:p>
      <text:p text:style-name="Standard">(13350, 547, 258, 37, 45, 12),</text:p>
      <text:p text:style-name="Standard">(13351, 547, 208, 1, 45, 13),</text:p>
      <text:p text:style-name="Standard">(13352, 547, 224, 56, 45, 14),</text:p>
      <text:p text:style-name="Standard">(13353, 547, 187, 34, 45, 15),</text:p>
      <text:p text:style-name="Standard">(13354, 547, 178, 58, 45, 16),</text:p>
      <text:p text:style-name="Standard">(13355, 547, 211, 64, 45, 17),</text:p>
      <text:p text:style-name="Standard">(13356, 547, 229, 64, 45, 18),</text:p>
      <text:p text:style-name="Standard">(13357, 547, 254, 58, 45, 19),</text:p>
      <text:p text:style-name="Standard">(13358, 547, 232, 37, 45, 20),</text:p>
      <text:p text:style-name="Standard">(13359, 547, 221, 25, 45, 21),</text:p>
      <text:p text:style-name="Standard">(13360, 547, 231, 1, 45, 22),</text:p>
      <text:p text:style-name="Standard">(13361, 547, 223, 57, 45, 23),</text:p>
      <text:p text:style-name="Standard">(13362, 547, 230, 63, 45, 24),</text:p>
      <text:p text:style-name="Standard">(13363, 547, 182, 6, 45, 25),</text:p>
      <text:p text:style-name="Standard">(13364, 547, 197, 67, 45, 26),</text:p>
      <text:p text:style-name="Standard">(13365, 547, 237, 37, 45, 27),</text:p>
      <text:p text:style-name="Standard">(13366, 547, 257, 37, 45, 28),</text:p>
      <text:p text:style-name="Standard">(13367, 547, 205, 37, 45, 29),</text:p>
      <text:p text:style-name="Standard">(13368, 547, 259, 68, 45, 30),</text:p>
      <text:p text:style-name="Standard">(13369, 547, 260, 66, 45, 31),</text:p>
      <text:p text:style-name="Standard">(13370, 548, 222, 59, 6, 1),</text:p>
      <text:p text:style-name="Standard">(13371, 548, 182, 6, 6, 2),</text:p>
      <text:p text:style-name="Standard">(13372, 548, 199, 6, 6, 3),</text:p>
      <text:p text:style-name="Standard">(13373, 548, 200, 1, 6, 4),</text:p>
      <text:p text:style-name="Standard">(13374, 548, 207, 32, 6, 5),</text:p>
      <text:p text:style-name="Standard">(13375, 548, 178, 58, 6, 6),</text:p>
      <text:p text:style-name="Standard">(13376, 548, 172, 27, 6, 7),</text:p>
      <text:p text:style-name="Standard">(13377, 548, 230, 63, 6, 8),</text:p>
      <text:p text:style-name="Standard">(13378, 548, 119, 58, 6, 9),</text:p>
      <text:p text:style-name="Standard">(13379, 548, 235, 57, 6, 10),</text:p>
      <text:p text:style-name="Standard">(13380, 548, 197, 67, 6, 11),</text:p>
      <text:p text:style-name="Standard">(13381, 548, 211, 64, 6, 12),</text:p>
      <text:p text:style-name="Standard">(13382, 548, 255, 32, 6, 13),</text:p>
      <text:p text:style-name="Standard">(13383, 548, 187, 34, 6, 14),</text:p>
      <text:p text:style-name="Standard">(13384, 548, 221, 25, 6, 15),</text:p>
      <text:p text:style-name="Standard">(13385, 548, 246, 63, 6, 16),</text:p>
      <text:p text:style-name="Standard">(13386, 548, 224, 56, 6, 17),</text:p>
      <text:p text:style-name="Standard">(13387, 548, 231, 1, 6, 18),</text:p>
      <text:p text:style-name="Standard">(13388, 548, 233, 34, 6, 19),</text:p>
      <text:p text:style-name="Standard">(13389, 548, 238, 25, 6, 20),</text:p>
      <text:p text:style-name="Standard"><text:soft-page-break/>(13390, 548, 232, 37, 6, 21),</text:p>
      <text:p text:style-name="Standard">(13391, 548, 257, 37, 6, 22),</text:p>
      <text:p text:style-name="Standard">(13392, 548, 229, 64, 6, 23),</text:p>
      <text:p text:style-name="Standard">(13393, 548, 223, 57, 6, 24),</text:p>
      <text:p text:style-name="Standard">(13394, 548, 237, 37, 6, 25),</text:p>
      <text:p text:style-name="Standard">(13395, 548, 251, 37, 6, 26),</text:p>
      <text:p text:style-name="Standard">(13396, 549, 255, 32, 40, 1),</text:p>
      <text:p text:style-name="Standard">(13397, 549, 182, 6, 40, 2),</text:p>
      <text:p text:style-name="Standard">(13398, 549, 238, 25, 40, 3),</text:p>
      <text:p text:style-name="Standard">(13399, 549, 230, 63, 40, 4),</text:p>
      <text:p text:style-name="Standard">(13400, 549, 178, 58, 40, 5),</text:p>
      <text:p text:style-name="Standard">(13401, 549, 233, 34, 40, 6),</text:p>
      <text:p text:style-name="Standard">(13402, 549, 231, 1, 40, 7),</text:p>
      <text:p text:style-name="Standard">(13403, 549, 221, 25, 40, 8),</text:p>
      <text:p text:style-name="Standard">(13404, 549, 229, 64, 40, 9),</text:p>
      <text:p text:style-name="Standard">(13405, 549, 258, 37, 40, 10),</text:p>
      <text:p text:style-name="Standard">(13406, 549, 197, 67, 40, 11),</text:p>
      <text:p text:style-name="Standard">(13407, 549, 256, 63, 40, 12),</text:p>
      <text:p text:style-name="Standard">(13408, 549, 259, 68, 40, 13),</text:p>
      <text:p text:style-name="Standard">(13409, 549, 232, 37, 40, 14),</text:p>
      <text:p text:style-name="Standard">(13410, 549, 257, 37, 40, 15),</text:p>
      <text:p text:style-name="Standard">(13411, 549, 222, 59, 40, 16),</text:p>
      <text:p text:style-name="Standard">(13412, 549, 200, 1, 40, 17),</text:p>
      <text:p text:style-name="Standard">(13413, 549, 172, 27, 40, 18),</text:p>
      <text:p text:style-name="Standard">(13414, 549, 223, 57, 40, 19),</text:p>
      <text:p text:style-name="Standard">(13415, 549, 199, 6, 40, 20),</text:p>
      <text:p text:style-name="Standard">(13416, 549, 211, 64, 40, 21),</text:p>
      <text:p text:style-name="Standard">(13417, 549, 119, 58, 40, 22),</text:p>
      <text:p text:style-name="Standard">(13418, 549, 251, 37, 40, 23),</text:p>
      <text:p text:style-name="Standard">(13419, 549, 224, 56, 40, 24),</text:p>
      <text:p text:style-name="Standard">(13420, 549, 207, 32, 40, 25),</text:p>
      <text:p text:style-name="Standard">(13421, 549, 187, 34, 40, 26),</text:p>
      <text:p text:style-name="Standard">(13422, 549, 208, 1, 40, 27),</text:p>
      <text:p text:style-name="Standard">(13423, 549, 237, 37, 40, 28),</text:p>
      <text:p text:style-name="Standard">(13424, 549, 260, 66, 40, 29),</text:p>
      <text:p text:style-name="Standard">(13425, 549, 261, 37, 40, 30),</text:p>
      <text:p text:style-name="Standard">(13426, 549, 212, 64, 40, 31),</text:p>
      <text:p text:style-name="Standard">(13427, 550, 172, 27, 47, 1),</text:p>
      <text:p text:style-name="Standard">(13428, 550, 200, 1, 47, 2),</text:p>
      <text:p text:style-name="Standard">(13429, 550, 199, 6, 47, 3),</text:p>
      <text:p text:style-name="Standard">(13430, 550, 221, 25, 47, 4),</text:p>
      <text:p text:style-name="Standard">(13431, 550, 187, 34, 47, 5),</text:p>
      <text:p text:style-name="Standard">(13432, 550, 207, 32, 47, 6),</text:p>
      <text:p text:style-name="Standard">(13433, 550, 223, 57, 47, 7),</text:p>
      <text:p text:style-name="Standard">(13434, 550, 197, 67, 47, 8),</text:p>
      <text:p text:style-name="Standard">(13435, 550, 262, 58, 47, 9),</text:p>
      <text:p text:style-name="Standard">(13436, 550, 233, 34, 47, 10),</text:p>
      <text:p text:style-name="Standard">(13437, 550, 239, 1, 47, 11),</text:p>
      <text:p text:style-name="Standard">(13438, 550, 231, 1, 47, 12),</text:p>
      <text:p text:style-name="Standard">(13439, 550, 211, 64, 47, 13),</text:p>
      <text:p text:style-name="Standard">(13440, 550, 259, 68, 47, 14),</text:p>
      <text:p text:style-name="Standard">(13441, 550, 258, 37, 47, 15),</text:p>
      <text:p text:style-name="Standard"><text:soft-page-break/>(13442, 550, 229, 64, 47, 16),</text:p>
      <text:p text:style-name="Standard">(13443, 550, 178, 58, 47, 17),</text:p>
      <text:p text:style-name="Standard">(13444, 550, 224, 56, 47, 18),</text:p>
      <text:p text:style-name="Standard">(13445, 550, 255, 32, 47, 19),</text:p>
      <text:p text:style-name="Standard">(13446, 550, 251, 37, 47, 20),</text:p>
      <text:p text:style-name="Standard">(13447, 550, 230, 63, 47, 21),</text:p>
      <text:p text:style-name="Standard">(13448, 550, 182, 6, 47, 22),</text:p>
      <text:p text:style-name="Standard">(13449, 550, 222, 59, 47, 23),</text:p>
      <text:p text:style-name="Standard">(13450, 550, 238, 25, 47, 24),</text:p>
      <text:p text:style-name="Standard">(13451, 550, 237, 37, 47, 25),</text:p>
      <text:p text:style-name="Standard">(13452, 550, 208, 1, 47, 26),</text:p>
      <text:p text:style-name="Standard">(13453, 550, 256, 63, 47, 27),</text:p>
      <text:p text:style-name="Standard">(13454, 550, 257, 37, 47, 28),</text:p>
      <text:p text:style-name="Standard">(13455, 550, 212, 64, 47, 29),</text:p>
      <text:p text:style-name="Standard">(13456, 550, 260, 66, 47, 30),</text:p>
      <text:p text:style-name="Standard">(13457, 550, 263, 37, 47, 31),</text:p>
      <text:p text:style-name="Standard">(13458, 551, 207, 32, 41, 1),</text:p>
      <text:p text:style-name="Standard">(13459, 551, 187, 34, 41, 2),</text:p>
      <text:p text:style-name="Standard">(13460, 551, 231, 1, 41, 3),</text:p>
      <text:p text:style-name="Standard">(13461, 551, 255, 32, 41, 4),</text:p>
      <text:p text:style-name="Standard">(13462, 551, 182, 6, 41, 5),</text:p>
      <text:p text:style-name="Standard">(13463, 551, 199, 6, 41, 6),</text:p>
      <text:p text:style-name="Standard">(13464, 551, 223, 57, 41, 7),</text:p>
      <text:p text:style-name="Standard">(13465, 551, 172, 27, 41, 8),</text:p>
      <text:p text:style-name="Standard">(13466, 551, 200, 1, 41, 9),</text:p>
      <text:p text:style-name="Standard">(13467, 551, 211, 64, 41, 10),</text:p>
      <text:p text:style-name="Standard">(13468, 551, 224, 56, 41, 11),</text:p>
      <text:p text:style-name="Standard">(13469, 551, 238, 25, 41, 12),</text:p>
      <text:p text:style-name="Standard">(13470, 551, 230, 63, 41, 13),</text:p>
      <text:p text:style-name="Standard">(13471, 551, 251, 37, 41, 14),</text:p>
      <text:p text:style-name="Standard">(13472, 551, 222, 59, 41, 15),</text:p>
      <text:p text:style-name="Standard">(13473, 551, 233, 34, 41, 16),</text:p>
      <text:p text:style-name="Standard">(13474, 551, 178, 58, 41, 17),</text:p>
      <text:p text:style-name="Standard">(13475, 551, 232, 37, 41, 18),</text:p>
      <text:p text:style-name="Standard">(13476, 551, 221, 25, 41, 19),</text:p>
      <text:p text:style-name="Standard">(13477, 551, 119, 58, 41, 20),</text:p>
      <text:p text:style-name="Standard">(13478, 551, 259, 68, 41, 21),</text:p>
      <text:p text:style-name="Standard">(13479, 551, 197, 67, 41, 22),</text:p>
      <text:p text:style-name="Standard">(13480, 551, 237, 37, 41, 23),</text:p>
      <text:p text:style-name="Standard">(13481, 551, 258, 37, 41, 24),</text:p>
      <text:p text:style-name="Standard">(13482, 551, 239, 1, 41, 25),</text:p>
      <text:p text:style-name="Standard">(13483, 551, 229, 64, 41, 26),</text:p>
      <text:p text:style-name="Standard">(13484, 551, 256, 63, 41, 27),</text:p>
      <text:p text:style-name="Standard">(13485, 551, 212, 64, 41, 28),</text:p>
      <text:p text:style-name="Standard">(13486, 551, 175, 63, 41, 29),</text:p>
      <text:p text:style-name="Standard">(13487, 551, 260, 66, 41, 30),</text:p>
      <text:p text:style-name="Standard">(13488, 552, 231, 1, 9, 1),</text:p>
      <text:p text:style-name="Standard">(13489, 552, 182, 6, 9, 2),</text:p>
      <text:p text:style-name="Standard">(13490, 552, 255, 32, 9, 3),</text:p>
      <text:p text:style-name="Standard">(13491, 552, 200, 1, 9, 4),</text:p>
      <text:p text:style-name="Standard">(13492, 552, 233, 34, 9, 5),</text:p>
      <text:p text:style-name="Standard">(13493, 552, 172, 27, 9, 6),</text:p>
      <text:p text:style-name="Standard"><text:soft-page-break/>(13494, 552, 178, 58, 9, 7),</text:p>
      <text:p text:style-name="Standard">(13495, 552, 230, 63, 9, 8),</text:p>
      <text:p text:style-name="Standard">(13496, 552, 197, 67, 9, 9),</text:p>
      <text:p text:style-name="Standard">(13497, 552, 258, 37, 9, 10),</text:p>
      <text:p text:style-name="Standard">(13498, 552, 203, 1, 9, 11),</text:p>
      <text:p text:style-name="Standard">(13499, 552, 267, 63, 9, 12),</text:p>
      <text:p text:style-name="Standard">(13500, 552, 239, 1, 9, 13),</text:p>
      <text:p text:style-name="Standard">(13501, 552, 207, 32, 9, 14),</text:p>
      <text:p text:style-name="Standard">(13502, 552, 199, 6, 9, 15),</text:p>
      <text:p text:style-name="Standard">(13503, 552, 187, 34, 9, 16),</text:p>
      <text:p text:style-name="Standard">(13504, 552, 222, 59, 9, 17),</text:p>
      <text:p text:style-name="Standard">(13505, 552, 224, 56, 9, 18),</text:p>
      <text:p text:style-name="Standard">(13506, 552, 232, 37, 9, 19),</text:p>
      <text:p text:style-name="Standard">(13507, 552, 119, 58, 9, 20),</text:p>
      <text:p text:style-name="Standard">(13508, 552, 221, 25, 9, 21),</text:p>
      <text:p text:style-name="Standard">(13509, 552, 219, 4, 9, 22),</text:p>
      <text:p text:style-name="Standard">(13510, 552, 251, 37, 9, 23),</text:p>
      <text:p text:style-name="Standard">(13511, 552, 238, 25, 9, 24),</text:p>
      <text:p text:style-name="Standard">(13512, 552, 175, 57, 9, 25),</text:p>
      <text:p text:style-name="Standard">(13513, 552, 211, 64, 9, 26),</text:p>
      <text:p text:style-name="Standard">(13514, 552, 237, 37, 9, 27),</text:p>
      <text:p text:style-name="Standard">(13515, 552, 223, 57, 9, 28),</text:p>
      <text:p text:style-name="Standard">(13516, 552, 205, 37, 9, 29),</text:p>
      <text:p text:style-name="Standard">(13517, 552, 208, 1, 9, 30),</text:p>
      <text:p text:style-name="Standard">(13518, 552, 259, 68, 9, 31),</text:p>
      <text:p text:style-name="Standard">(13519, 552, 264, 37, 9, 32),</text:p>
      <text:p text:style-name="Standard">(13520, 552, 265, 66, 9, 33),</text:p>
      <text:p text:style-name="Standard">(13521, 552, 245, 63, 9, 34),</text:p>
      <text:p text:style-name="Standard">(13522, 552, 266, 69, 9, 35),</text:p>
      <text:p text:style-name="Standard">(13523, 552, 263, 37, 9, 36),</text:p>
      <text:p text:style-name="Standard">(13524, 553, 182, 6, 10, 1),</text:p>
      <text:p text:style-name="Standard">(13525, 553, 222, 59, 10, 2),</text:p>
      <text:p text:style-name="Standard">(13526, 553, 233, 34, 10, 3),</text:p>
      <text:p text:style-name="Standard">(13527, 553, 199, 6, 10, 4),</text:p>
      <text:p text:style-name="Standard">(13528, 553, 230, 63, 10, 5),</text:p>
      <text:p text:style-name="Standard">(13529, 553, 175, 57, 10, 6),</text:p>
      <text:p text:style-name="Standard">(13530, 553, 267, 63, 10, 7),</text:p>
      <text:p text:style-name="Standard">(13531, 553, 237, 37, 10, 8),</text:p>
      <text:p text:style-name="Standard">(13532, 553, 238, 25, 10, 9),</text:p>
      <text:p text:style-name="Standard">(13533, 553, 119, 58, 10, 10),</text:p>
      <text:p text:style-name="Standard">(13534, 553, 211, 64, 10, 11),</text:p>
      <text:p text:style-name="Standard">(13535, 553, 207, 32, 10, 12),</text:p>
      <text:p text:style-name="Standard">(13536, 553, 231, 1, 10, 13),</text:p>
      <text:p text:style-name="Standard">(13537, 553, 255, 32, 10, 14),</text:p>
      <text:p text:style-name="Standard">(13538, 553, 200, 1, 10, 15),</text:p>
      <text:p text:style-name="Standard">(13539, 553, 221, 25, 10, 16),</text:p>
      <text:p text:style-name="Standard">(13540, 553, 172, 27, 10, 17),</text:p>
      <text:p text:style-name="Standard">(13541, 553, 212, 64, 10, 18),</text:p>
      <text:p text:style-name="Standard">(13542, 553, 239, 1, 10, 19),</text:p>
      <text:p text:style-name="Standard">(13543, 553, 251, 37, 10, 20),</text:p>
      <text:p text:style-name="Standard">(13544, 553, 187, 34, 10, 21),</text:p>
      <text:p text:style-name="Standard">(13545, 553, 197, 67, 10, 22),</text:p>
      <text:p text:style-name="Standard"><text:soft-page-break/>(13546, 553, 178, 58, 10, 23),</text:p>
      <text:p text:style-name="Standard">(13547, 553, 268, 67, 10, 24),</text:p>
      <text:p text:style-name="Standard">(13548, 553, 258, 37, 10, 25),</text:p>
      <text:p text:style-name="Standard">(13549, 553, 208, 1, 10, 26),</text:p>
      <text:p text:style-name="Standard">(13550, 553, 224, 56, 10, 27),</text:p>
      <text:p text:style-name="Standard">(13551, 553, 232, 37, 10, 28),</text:p>
      <text:p text:style-name="Standard">(13552, 553, 269, 66, 10, 29),</text:p>
      <text:p text:style-name="Standard">(13553, 554, 178, 58, 23, 1),</text:p>
      <text:p text:style-name="Standard">(13554, 554, 182, 6, 23, 2),</text:p>
      <text:p text:style-name="Standard">(13555, 554, 233, 34, 23, 3),</text:p>
      <text:p text:style-name="Standard">(13556, 554, 199, 6, 23, 4),</text:p>
      <text:p text:style-name="Standard">(13557, 554, 238, 25, 23, 5),</text:p>
      <text:p text:style-name="Standard">(13558, 554, 200, 1, 23, 6),</text:p>
      <text:p text:style-name="Standard">(13559, 554, 211, 64, 23, 7),</text:p>
      <text:p text:style-name="Standard">(13560, 554, 187, 34, 23, 8),</text:p>
      <text:p text:style-name="Standard">(13561, 554, 258, 37, 23, 9),</text:p>
      <text:p text:style-name="Standard">(13562, 554, 239, 1, 23, 10),</text:p>
      <text:p text:style-name="Standard">(13563, 554, 224, 56, 23, 11),</text:p>
      <text:p text:style-name="Standard">(13564, 554, 246, 67, 23, 12),</text:p>
      <text:p text:style-name="Standard">(13565, 554, 221, 25, 23, 13),</text:p>
      <text:p text:style-name="Standard">(13566, 554, 197, 67, 23, 14),</text:p>
      <text:p text:style-name="Standard">(13567, 554, 230, 63, 23, 15),</text:p>
      <text:p text:style-name="Standard">(13568, 554, 267, 63, 23, 16),</text:p>
      <text:p text:style-name="Standard">(13569, 554, 208, 1, 23, 17),</text:p>
      <text:p text:style-name="Standard">(13570, 554, 222, 59, 23, 18),</text:p>
      <text:p text:style-name="Standard">(13571, 554, 231, 1, 23, 19),</text:p>
      <text:p text:style-name="Standard">(13572, 554, 175, 57, 23, 20),</text:p>
      <text:p text:style-name="Standard">(13573, 554, 255, 32, 23, 21),</text:p>
      <text:p text:style-name="Standard">(13574, 554, 232, 58, 23, 22),</text:p>
      <text:p text:style-name="Standard">(13575, 554, 172, 27, 23, 23),</text:p>
      <text:p text:style-name="Standard">(13576, 554, 207, 32, 23, 24),</text:p>
      <text:p text:style-name="Standard">(13577, 554, 251, 37, 23, 25),</text:p>
      <text:p text:style-name="Standard">(13578, 554, 223, 57, 23, 26),</text:p>
      <text:p text:style-name="Standard">(13579, 554, 205, 37, 23, 27),</text:p>
      <text:p text:style-name="Standard">(13580, 554, 270, 64, 23, 28),</text:p>
      <text:p text:style-name="Standard">(13581, 554, 212, 64, 23, 29),</text:p>
      <text:p text:style-name="Standard">(13582, 554, 237, 37, 23, 30),</text:p>
      <text:p text:style-name="Standard">(13583, 555, 182, 6, 39, 1),</text:p>
      <text:p text:style-name="Standard">(13584, 555, 172, 27, 39, 2),</text:p>
      <text:p text:style-name="Standard">(13585, 555, 222, 59, 39, 3),</text:p>
      <text:p text:style-name="Standard">(13586, 555, 224, 56, 39, 4),</text:p>
      <text:p text:style-name="Standard">(13587, 555, 175, 57, 39, 5),</text:p>
      <text:p text:style-name="Standard">(13588, 555, 199, 6, 39, 6),</text:p>
      <text:p text:style-name="Standard">(13589, 555, 233, 34, 39, 7),</text:p>
      <text:p text:style-name="Standard">(13590, 555, 246, 67, 39, 8),</text:p>
      <text:p text:style-name="Standard">(13591, 555, 239, 1, 39, 9),</text:p>
      <text:p text:style-name="Standard">(13592, 555, 251, 37, 39, 10),</text:p>
      <text:p text:style-name="Standard">(13593, 555, 237, 37, 39, 11),</text:p>
      <text:p text:style-name="Standard">(13594, 555, 230, 63, 39, 12),</text:p>
      <text:p text:style-name="Standard">(13595, 555, 119, 58, 39, 13),</text:p>
      <text:p text:style-name="Standard">(13596, 555, 205, 70, 39, 14),</text:p>
      <text:p text:style-name="Standard">(13597, 555, 219, 4, 39, 15),</text:p>
      <text:p text:style-name="Standard"><text:soft-page-break/>(13598, 555, 255, 32, 39, 16),</text:p>
      <text:p text:style-name="Standard">(13599, 555, 178, 58, 39, 17),</text:p>
      <text:p text:style-name="Standard">(13600, 555, 221, 25, 39, 18),</text:p>
      <text:p text:style-name="Standard">(13601, 555, 238, 25, 39, 19),</text:p>
      <text:p text:style-name="Standard">(13602, 555, 223, 57, 39, 20),</text:p>
      <text:p text:style-name="Standard">(13603, 555, 207, 32, 39, 21),</text:p>
      <text:p text:style-name="Standard">(13604, 555, 211, 64, 39, 22),</text:p>
      <text:p text:style-name="Standard">(13605, 555, 231, 1, 39, 23),</text:p>
      <text:p text:style-name="Standard">(13606, 555, 197, 67, 39, 24),</text:p>
      <text:p text:style-name="Standard">(13607, 555, 187, 34, 39, 25),</text:p>
      <text:p text:style-name="Standard">(13608, 555, 200, 1, 39, 26),</text:p>
      <text:p text:style-name="Standard">(13609, 555, 258, 37, 39, 27),</text:p>
      <text:p text:style-name="Standard">(13610, 555, 232, 37, 39, 28),</text:p>
      <text:p text:style-name="Standard">(13611, 555, 267, 63, 39, 29),</text:p>
      <text:p text:style-name="Standard">(13612, 555, 270, 64, 39, 30),</text:p>
      <text:p text:style-name="Standard">(13613, 555, 257, 37, 39, 31),</text:p>
      <text:p text:style-name="Standard">(13614, 555, 212, 64, 39, 32),</text:p>
      <text:p text:style-name="Standard">(13615, 555, 269, 66, 39, 33),</text:p>
      <text:p text:style-name="Standard">(13616, 555, 247, 37, 39, 34),</text:p>
      <text:p text:style-name="Standard">(13617, 556, 207, 32, 14, 1),</text:p>
      <text:p text:style-name="Standard">(13618, 556, 182, 6, 14, 2),</text:p>
      <text:p text:style-name="Standard">(13619, 556, 178, 58, 14, 3),</text:p>
      <text:p text:style-name="Standard">(13620, 556, 200, 1, 14, 4),</text:p>
      <text:p text:style-name="Standard">(13621, 556, 223, 57, 14, 5),</text:p>
      <text:p text:style-name="Standard">(13622, 556, 238, 25, 14, 6),</text:p>
      <text:p text:style-name="Standard">(13623, 556, 258, 37, 14, 7),</text:p>
      <text:p text:style-name="Standard">(13624, 556, 172, 27, 14, 8),</text:p>
      <text:p text:style-name="Standard">(13625, 556, 211, 64, 14, 9),</text:p>
      <text:p text:style-name="Standard">(13626, 556, 251, 37, 14, 10),</text:p>
      <text:p text:style-name="Standard">(13627, 556, 199, 6, 14, 11),</text:p>
      <text:p text:style-name="Standard">(13628, 556, 119, 58, 14, 12),</text:p>
      <text:p text:style-name="Standard">(13629, 556, 152, 1, 14, 13),</text:p>
      <text:p text:style-name="Standard">(13630, 556, 233, 34, 14, 14),</text:p>
      <text:p text:style-name="Standard">(13631, 556, 231, 1, 14, 15),</text:p>
      <text:p text:style-name="Standard">(13632, 556, 221, 25, 14, 16),</text:p>
      <text:p text:style-name="Standard">(13633, 556, 222, 59, 14, 17),</text:p>
      <text:p text:style-name="Standard">(13634, 556, 219, 4, 14, 18),</text:p>
      <text:p text:style-name="Standard">(13635, 556, 197, 67, 14, 19),</text:p>
      <text:p text:style-name="Standard">(13636, 556, 175, 57, 14, 20),</text:p>
      <text:p text:style-name="Standard">(13637, 556, 230, 63, 14, 21),</text:p>
      <text:p text:style-name="Standard">(13638, 556, 255, 32, 14, 22),</text:p>
      <text:p text:style-name="Standard">(13639, 556, 239, 1, 14, 23),</text:p>
      <text:p text:style-name="Standard">(13640, 556, 187, 34, 14, 24),</text:p>
      <text:p text:style-name="Standard">(13641, 556, 237, 37, 14, 25),</text:p>
      <text:p text:style-name="Standard">(13642, 556, 224, 56, 14, 26),</text:p>
      <text:p text:style-name="Standard">(13643, 556, 241, 63, 14, 27),</text:p>
      <text:p text:style-name="Standard">(13644, 556, 205, 70, 14, 28),</text:p>
      <text:p text:style-name="Standard">(13645, 556, 208, 1, 14, 29),</text:p>
      <text:p text:style-name="Standard">(13646, 556, 270, 64, 14, 30),</text:p>
      <text:p text:style-name="Standard">(13647, 556, 269, 66, 14, 31),</text:p>
      <text:p text:style-name="Standard">(13648, 556, 246, 67, 14, 32),</text:p>
      <text:p text:style-name="Standard">(13649, 556, 271, 71, 14, 33),</text:p>
      <text:p text:style-name="Standard"><text:soft-page-break/>(13650, 556, 220, 34, 14, 34),</text:p>
      <text:p text:style-name="Standard">(13651, 557, 231, 1, 46, 1),</text:p>
      <text:p text:style-name="Standard">(13652, 557, 207, 32, 46, 2),</text:p>
      <text:p text:style-name="Standard">(13653, 557, 222, 59, 46, 3),</text:p>
      <text:p text:style-name="Standard">(13654, 557, 182, 6, 46, 4),</text:p>
      <text:p text:style-name="Standard">(13655, 557, 223, 57, 46, 5),</text:p>
      <text:p text:style-name="Standard">(13656, 557, 199, 6, 46, 6),</text:p>
      <text:p text:style-name="Standard">(13657, 557, 172, 27, 46, 7),</text:p>
      <text:p text:style-name="Standard">(13658, 557, 211, 64, 46, 8),</text:p>
      <text:p text:style-name="Standard">(13659, 557, 197, 58, 46, 9),</text:p>
      <text:p text:style-name="Standard">(13660, 557, 239, 1, 46, 10),</text:p>
      <text:p text:style-name="Standard">(13661, 557, 246, 63, 46, 11),</text:p>
      <text:p text:style-name="Standard">(13662, 557, 187, 34, 46, 12),</text:p>
      <text:p text:style-name="Standard">(13663, 557, 224, 56, 46, 13),</text:p>
      <text:p text:style-name="Standard">(13664, 557, 221, 25, 46, 14),</text:p>
      <text:p text:style-name="Standard">(13665, 557, 237, 37, 46, 15),</text:p>
      <text:p text:style-name="Standard">(13666, 557, 238, 25, 46, 16),</text:p>
      <text:p text:style-name="Standard">(13667, 557, 270, 64, 46, 17),</text:p>
      <text:p text:style-name="Standard">(13668, 557, 258, 37, 46, 18),</text:p>
      <text:p text:style-name="Standard">(13669, 557, 230, 63, 46, 19),</text:p>
      <text:p text:style-name="Standard">(13670, 557, 219, 4, 46, 20),</text:p>
      <text:p text:style-name="Standard">(13671, 557, 255, 32, 46, 21),</text:p>
      <text:p text:style-name="Standard">(13672, 557, 233, 34, 46, 22),</text:p>
      <text:p text:style-name="Standard">(13673, 557, 251, 37, 46, 23),</text:p>
      <text:p text:style-name="Standard">(13674, 557, 200, 1, 46, 24),</text:p>
      <text:p text:style-name="Standard">(13675, 557, 240, 67, 46, 25),</text:p>
      <text:p text:style-name="Standard">(13676, 557, 178, 58, 46, 26),</text:p>
      <text:p text:style-name="Standard">(13677, 557, 175, 57, 46, 27),</text:p>
      <text:p text:style-name="Standard">(13678, 558, 222, 59, 48, 1),</text:p>
      <text:p text:style-name="Standard">(13679, 558, 221, 25, 48, 2),</text:p>
      <text:p text:style-name="Standard">(13680, 558, 200, 1, 48, 3),</text:p>
      <text:p text:style-name="Standard">(13681, 558, 178, 58, 48, 4),</text:p>
      <text:p text:style-name="Standard">(13682, 558, 175, 57, 48, 5),</text:p>
      <text:p text:style-name="Standard">(13683, 558, 230, 63, 48, 6),</text:p>
      <text:p text:style-name="Standard">(13684, 558, 240, 67, 48, 7),</text:p>
      <text:p text:style-name="Standard">(13685, 558, 237, 37, 48, 8),</text:p>
      <text:p text:style-name="Standard">(13686, 558, 207, 32, 48, 9),</text:p>
      <text:p text:style-name="Standard">(13687, 558, 119, 58, 48, 10),</text:p>
      <text:p text:style-name="Standard">(13688, 558, 239, 1, 48, 11),</text:p>
      <text:p text:style-name="Standard">(13689, 558, 203, 6, 48, 12),</text:p>
      <text:p text:style-name="Standard">(13690, 558, 231, 1, 48, 13),</text:p>
      <text:p text:style-name="Standard">(13691, 558, 258, 37, 48, 14),</text:p>
      <text:p text:style-name="Standard">(13692, 558, 238, 25, 48, 15),</text:p>
      <text:p text:style-name="Standard">(13693, 558, 211, 64, 48, 16),</text:p>
      <text:p text:style-name="Standard">(13694, 558, 246, 63, 48, 17),</text:p>
      <text:p text:style-name="Standard">(13695, 558, 251, 37, 48, 18),</text:p>
      <text:p text:style-name="Standard">(13696, 558, 224, 56, 48, 19),</text:p>
      <text:p text:style-name="Standard">(13697, 558, 199, 6, 48, 20),</text:p>
      <text:p text:style-name="Standard">(13698, 558, 233, 34, 48, 21),</text:p>
      <text:p text:style-name="Standard">(13699, 558, 255, 32, 48, 22),</text:p>
      <text:p text:style-name="Standard">(13700, 558, 172, 27, 48, 23),</text:p>
      <text:p text:style-name="Standard">(13701, 558, 187, 34, 48, 24),</text:p>
      <text:p text:style-name="Standard"><text:soft-page-break/>(13702, 558, 223, 57, 48, 25),</text:p>
      <text:p text:style-name="Standard">(13703, 558, 270, 64, 48, 26),</text:p>
      <text:p text:style-name="Standard">(13704, 558, 219, 4, 48, 27),</text:p>
      <text:p text:style-name="Standard">(13705, 559, 231, 1, 16, 1),</text:p>
      <text:p text:style-name="Standard">(13706, 559, 199, 6, 16, 2),</text:p>
      <text:p text:style-name="Standard">(13707, 559, 221, 25, 16, 3),</text:p>
      <text:p text:style-name="Standard">(13708, 559, 178, 58, 16, 4),</text:p>
      <text:p text:style-name="Standard">(13709, 559, 172, 27, 16, 5),</text:p>
      <text:p text:style-name="Standard">(13710, 559, 119, 58, 16, 6),</text:p>
      <text:p text:style-name="Standard">(13711, 559, 233, 34, 16, 7),</text:p>
      <text:p text:style-name="Standard">(13712, 559, 230, 63, 16, 8),</text:p>
      <text:p text:style-name="Standard">(13713, 559, 272, 25, 16, 9),</text:p>
      <text:p text:style-name="Standard">(13714, 559, 222, 59, 16, 10),</text:p>
      <text:p text:style-name="Standard">(13715, 559, 273, 72, 16, 11),</text:p>
      <text:p text:style-name="Standard">(13716, 559, 237, 37, 16, 12),</text:p>
      <text:p text:style-name="Standard">(13717, 559, 255, 32, 16, 13),</text:p>
      <text:p text:style-name="Standard">(13718, 559, 223, 57, 16, 14),</text:p>
      <text:p text:style-name="Standard">(13719, 559, 187, 34, 16, 15),</text:p>
      <text:p text:style-name="Standard">(13720, 559, 200, 1, 16, 16),</text:p>
      <text:p text:style-name="Standard">(13721, 559, 175, 57, 16, 17),</text:p>
      <text:p text:style-name="Standard">(13722, 559, 238, 25, 16, 18),</text:p>
      <text:p text:style-name="Standard">(13723, 559, 203, 6, 16, 19),</text:p>
      <text:p text:style-name="Standard">(13724, 559, 197, 27, 16, 20),</text:p>
      <text:p text:style-name="Standard">(13725, 559, 207, 32, 16, 21),</text:p>
      <text:p text:style-name="Standard">(13726, 559, 274, 72, 16, 22),</text:p>
      <text:p text:style-name="Standard">(13727, 559, 246, 63, 16, 23),</text:p>
      <text:p text:style-name="Standard">(13728, 560, 182, 6, 18, 1),</text:p>
      <text:p text:style-name="Standard">(13729, 560, 221, 25, 18, 2),</text:p>
      <text:p text:style-name="Standard">(13730, 560, 252, 58, 18, 3),</text:p>
      <text:p text:style-name="Standard">(13731, 560, 233, 37, 18, 4),</text:p>
      <text:p text:style-name="Standard">(13732, 560, 222, 25, 18, 5),</text:p>
      <text:p text:style-name="Standard">(13733, 560, 200, 1, 18, 6),</text:p>
      <text:p text:style-name="Standard">(13734, 560, 223, 6, 18, 7),</text:p>
      <text:p text:style-name="Standard">(13735, 560, 235, 59, 18, 8),</text:p>
      <text:p text:style-name="Standard">(13736, 560, 254, 3, 18, 9),</text:p>
      <text:p text:style-name="Standard">(13737, 560, 250, 204, 18, 10),</text:p>
      <text:p text:style-name="Standard">(13738, 560, 253, 56, 18, 11),</text:p>
      <text:p text:style-name="Standard">(13739, 560, 199, 204, 18, 12),</text:p>
      <text:p text:style-name="Standard">(13740, 560, 224, 56, 18, 13),</text:p>
      <text:p text:style-name="Standard">(13741, 560, 275, 37, 18, 14),</text:p>
      <text:p text:style-name="Standard">(13742, 560, 197, 58, 18, 15),</text:p>
      <text:p text:style-name="Standard">(13743, 560, 231, 1, 18, 16),</text:p>
      <text:p text:style-name="Standard">(13744, 560, 230, 37, 18, 17),</text:p>
      <text:p text:style-name="Standard">(13745, 560, 172, 27, 18, 18),</text:p>
      <text:p text:style-name="Standard">(13746, 560, 238, 32, 18, 19),</text:p>
      <text:p text:style-name="Standard">(13747, 560, 207, 32, 18, 20),</text:p>
      <text:p text:style-name="Standard">(13748, 560, 187, 67, 18, 21),</text:p>
      <text:p text:style-name="Standard">(13749, 560, 270, 66, 18, 22),</text:p>
      <text:p text:style-name="Standard">(13750, 561, 182, 6, 30, 1),</text:p>
      <text:p text:style-name="Standard">(13751, 561, 231, 1, 30, 2),</text:p>
      <text:p text:style-name="Standard">(13752, 561, 200, 1, 30, 3),</text:p>
      <text:p text:style-name="Standard">(13753, 561, 222, 25, 30, 4),</text:p>
      <text:p text:style-name="Standard"><text:soft-page-break/>(13754, 561, 187, 67, 30, 5),</text:p>
      <text:p text:style-name="Standard">(13755, 561, 207, 73, 30, 6),</text:p>
      <text:p text:style-name="Standard">(13756, 561, 252, 58, 30, 7),</text:p>
      <text:p text:style-name="Standard">(13757, 561, 230, 37, 30, 8),</text:p>
      <text:p text:style-name="Standard">(13758, 561, 221, 25, 30, 9),</text:p>
      <text:p text:style-name="Standard">(13759, 561, 276, 32, 30, 10),</text:p>
      <text:p text:style-name="Standard">(13760, 561, 239, 63, 30, 11),</text:p>
      <text:p text:style-name="Standard">(13761, 561, 233, 37, 30, 12),</text:p>
      <text:p text:style-name="Standard">(13762, 561, 277, 59, 30, 13),</text:p>
      <text:p text:style-name="Standard">(13763, 561, 278, 57, 30, 14),</text:p>
      <text:p text:style-name="Standard">(13764, 561, 229, 64, 30, 15),</text:p>
      <text:p text:style-name="Standard">(13765, 561, 235, 59, 30, 16),</text:p>
      <text:p text:style-name="Standard">(13766, 561, 224, 56, 30, 17),</text:p>
      <text:p text:style-name="Standard">(13767, 561, 223, 6, 30, 18),</text:p>
      <text:p text:style-name="Standard">(13768, 561, 172, 27, 30, 19),</text:p>
      <text:p text:style-name="Standard">(13769, 561, 197, 58, 30, 20),</text:p>
      <text:p text:style-name="Standard">(13770, 561, 250, 204, 30, 21),</text:p>
      <text:p text:style-name="Standard">(13771, 561, 255, 32, 30, 22),</text:p>
      <text:p text:style-name="Standard">(13772, 561, 199, 204, 30, 23),</text:p>
      <text:p text:style-name="Standard">(13773, 561, 238, 37, 30, 24),</text:p>
      <text:p text:style-name="Standard">(13774, 561, 251, 25, 30, 25),</text:p>
      <text:p text:style-name="Standard">(13775, 562, 223, 6, 43, 1),</text:p>
      <text:p text:style-name="Standard">(13776, 562, 182, 6, 43, 2),</text:p>
      <text:p text:style-name="Standard">(13777, 562, 221, 25, 43, 3),</text:p>
      <text:p text:style-name="Standard">(13778, 562, 172, 27, 43, 4),</text:p>
      <text:p text:style-name="Standard">(13779, 562, 200, 1, 43, 5),</text:p>
      <text:p text:style-name="Standard">(13780, 562, 224, 56, 43, 6),</text:p>
      <text:p text:style-name="Standard">(13781, 562, 197, 58, 43, 7),</text:p>
      <text:p text:style-name="Standard">(13782, 562, 278, 57, 43, 8),</text:p>
      <text:p text:style-name="Standard">(13783, 562, 250, 204, 43, 9),</text:p>
      <text:p text:style-name="Standard">(13784, 562, 238, 37, 43, 10),</text:p>
      <text:p text:style-name="Standard">(13785, 562, 178, 63, 43, 11),</text:p>
      <text:p text:style-name="Standard">(13786, 562, 187, 67, 43, 12),</text:p>
      <text:p text:style-name="Standard">(13787, 562, 222, 25, 43, 13),</text:p>
      <text:p text:style-name="Standard">(13788, 562, 252, 58, 43, 14),</text:p>
      <text:p text:style-name="Standard">(13789, 562, 207, 73, 43, 15),</text:p>
      <text:p text:style-name="Standard">(13790, 562, 231, 1, 43, 16),</text:p>
      <text:p text:style-name="Standard">(13791, 562, 233, 37, 43, 17),</text:p>
      <text:p text:style-name="Standard">(13792, 562, 230, 37, 43, 18),</text:p>
      <text:p text:style-name="Standard">(13793, 562, 199, 204, 43, 19),</text:p>
      <text:p text:style-name="Standard">(13794, 562, 255, 32, 43, 20),</text:p>
      <text:p text:style-name="Standard">(13795, 562, 277, 59, 43, 21),</text:p>
      <text:p text:style-name="Standard">(13796, 562, 253, 56, 43, 22),</text:p>
      <text:p text:style-name="Standard">(13797, 562, 232, 37, 43, 23),</text:p>
      <text:p text:style-name="Standard">(13798, 562, 276, 32, 43, 24),</text:p>
      <text:p text:style-name="Standard">(13799, 562, 235, 59, 43, 25),</text:p>
      <text:p text:style-name="Standard">(13800, 562, 229, 64, 43, 26),</text:p>
      <text:p text:style-name="Standard">(13801, 562, 239, 63, 43, 27),</text:p>
      <text:p text:style-name="Standard">(13802, 563, 231, 1, 45, 1),</text:p>
      <text:p text:style-name="Standard">(13803, 563, 182, 6, 45, 2),</text:p>
      <text:p text:style-name="Standard">(13804, 563, 255, 32, 45, 3),</text:p>
      <text:p text:style-name="Standard">(13805, 563, 199, 204, 45, 4),</text:p>
      <text:p text:style-name="Standard"><text:soft-page-break/>(13806, 563, 278, 57, 45, 5),</text:p>
      <text:p text:style-name="Standard">(13807, 563, 250, 204, 45, 6),</text:p>
      <text:p text:style-name="Standard">(13808, 563, 235, 59, 45, 7),</text:p>
      <text:p text:style-name="Standard">(13809, 563, 252, 58, 45, 8),</text:p>
      <text:p text:style-name="Standard">(13810, 563, 178, 63, 45, 9),</text:p>
      <text:p text:style-name="Standard">(13811, 563, 277, 59, 45, 10),</text:p>
      <text:p text:style-name="Standard">(13812, 563, 223, 6, 45, 11),</text:p>
      <text:p text:style-name="Standard">(13813, 563, 172, 27, 45, 12),</text:p>
      <text:p text:style-name="Standard">(13814, 563, 256, 70, 45, 13),</text:p>
      <text:p text:style-name="Standard">(13815, 563, 200, 1, 45, 14),</text:p>
      <text:p text:style-name="Standard">(13816, 563, 197, 58, 45, 15),</text:p>
      <text:p text:style-name="Standard">(13817, 563, 222, 25, 45, 16),</text:p>
      <text:p text:style-name="Standard">(13818, 563, 187, 67, 45, 17),</text:p>
      <text:p text:style-name="Standard">(13819, 563, 232, 37, 45, 18),</text:p>
      <text:p text:style-name="Standard">(13820, 563, 207, 32, 45, 19),</text:p>
      <text:p text:style-name="Standard">(13821, 563, 221, 25, 45, 20),</text:p>
      <text:p text:style-name="Standard">(13822, 563, 230, 37, 45, 21),</text:p>
      <text:p text:style-name="Standard">(13823, 563, 233, 37, 45, 22),</text:p>
      <text:p text:style-name="Standard">(13824, 563, 238, 37, 45, 23),</text:p>
      <text:p text:style-name="Standard">(13825, 563, 224, 56, 45, 24),</text:p>
      <text:p text:style-name="Standard">(13826, 563, 239, 63, 45, 25),</text:p>
      <text:p text:style-name="Standard">(13827, 563, 271, 182, 45, 26),</text:p>
      <text:p text:style-name="Standard">(13828, 563, 279, 3, 45, 27),</text:p>
      <text:p text:style-name="Standard">(13829, 563, 208, 182, 45, 28),</text:p>
      <text:p text:style-name="Standard">(13830, 563, 229, 64, 45, 29),</text:p>
      <text:p text:style-name="Standard">(13831, 563, 253, 56, 45, 30),</text:p>
      <text:p text:style-name="Standard">(13832, 564, 182, 6, 40, 1),</text:p>
      <text:p text:style-name="Standard">(13833, 564, 223, 6, 40, 2),</text:p>
      <text:p text:style-name="Standard">(13834, 564, 172, 27, 40, 3),</text:p>
      <text:p text:style-name="Standard">(13835, 564, 222, 25, 40, 4),</text:p>
      <text:p text:style-name="Standard">(13836, 564, 178, 63, 40, 5),</text:p>
      <text:p text:style-name="Standard">(13837, 564, 200, 1, 40, 6),</text:p>
      <text:p text:style-name="Standard">(13838, 564, 187, 67, 40, 7),</text:p>
      <text:p text:style-name="Standard">(13839, 564, 256, 70, 40, 8),</text:p>
      <text:p text:style-name="Standard">(13840, 564, 197, 58, 40, 9),</text:p>
      <text:p text:style-name="Standard">(13841, 564, 252, 58, 40, 10),</text:p>
      <text:p text:style-name="Standard">(13842, 564, 277, 59, 40, 11),</text:p>
      <text:p text:style-name="Standard">(13843, 564, 271, 182, 40, 12),</text:p>
      <text:p text:style-name="Standard">(13844, 564, 239, 63, 40, 13),</text:p>
      <text:p text:style-name="Standard">(13845, 564, 250, 204, 40, 14),</text:p>
      <text:p text:style-name="Standard">(13846, 564, 278, 57, 40, 15),</text:p>
      <text:p text:style-name="Standard">(13847, 564, 231, 1, 40, 16),</text:p>
      <text:p text:style-name="Standard">(13848, 564, 233, 37, 40, 17),</text:p>
      <text:p text:style-name="Standard">(13849, 564, 229, 64, 40, 18),</text:p>
      <text:p text:style-name="Standard">(13850, 564, 221, 25, 40, 19),</text:p>
      <text:p text:style-name="Standard">(13851, 564, 207, 32, 40, 20),</text:p>
      <text:p text:style-name="Standard">(13852, 564, 258, 182, 40, 21),</text:p>
      <text:p text:style-name="Standard">(13853, 564, 232, 37, 40, 22),</text:p>
      <text:p text:style-name="Standard">(13854, 564, 199, 204, 40, 23),</text:p>
      <text:p text:style-name="Standard">(13855, 564, 238, 37, 40, 24),</text:p>
      <text:p text:style-name="Standard">(13856, 564, 255, 32, 40, 25),</text:p>
      <text:p text:style-name="Standard">(13857, 564, 230, 37, 40, 26),</text:p>
      <text:p text:style-name="Standard"><text:soft-page-break/>(13858, 564, 224, 56, 40, 27),</text:p>
      <text:p text:style-name="Standard">(13859, 564, 235, 59, 40, 28),</text:p>
      <text:p text:style-name="Standard">(13860, 564, 265, 64, 40, 29),</text:p>
      <text:p text:style-name="Standard">(13861, 565, 182, 6, 6, 1),</text:p>
      <text:p text:style-name="Standard">(13862, 565, 222, 25, 6, 2),</text:p>
      <text:p text:style-name="Standard">(13863, 565, 221, 25, 6, 3),</text:p>
      <text:p text:style-name="Standard">(13864, 565, 233, 37, 6, 4),</text:p>
      <text:p text:style-name="Standard">(13865, 565, 200, 1, 6, 5),</text:p>
      <text:p text:style-name="Standard">(13866, 565, 224, 56, 6, 6),</text:p>
      <text:p text:style-name="Standard">(13867, 565, 252, 58, 6, 7),</text:p>
      <text:p text:style-name="Standard">(13868, 565, 197, 58, 6, 8),</text:p>
      <text:p text:style-name="Standard">(13869, 565, 250, 204, 6, 9),</text:p>
      <text:p text:style-name="Standard">(13870, 565, 187, 67, 6, 10),</text:p>
      <text:p text:style-name="Standard">(13871, 565, 277, 59, 6, 11),</text:p>
      <text:p text:style-name="Standard">(13872, 565, 172, 27, 6, 12),</text:p>
      <text:p text:style-name="Standard">(13873, 565, 278, 57, 6, 13),</text:p>
      <text:p text:style-name="Standard">(13874, 565, 223, 6, 6, 14),</text:p>
      <text:p text:style-name="Standard">(13875, 565, 255, 32, 6, 15),</text:p>
      <text:p text:style-name="Standard">(13876, 565, 238, 37, 6, 16),</text:p>
      <text:p text:style-name="Standard">(13877, 565, 231, 1, 6, 17),</text:p>
      <text:p text:style-name="Standard">(13878, 565, 230, 37, 6, 18),</text:p>
      <text:p text:style-name="Standard">(13879, 565, 178, 63, 6, 19),</text:p>
      <text:p text:style-name="Standard">(13880, 565, 199, 204, 6, 20),</text:p>
      <text:p text:style-name="Standard">(13881, 565, 235, 59, 6, 21),</text:p>
      <text:p text:style-name="Standard">(13882, 565, 280, 63, 6, 22),</text:p>
      <text:p text:style-name="Standard">(13883, 565, 256, 70, 6, 23),</text:p>
      <text:p text:style-name="Standard">(13884, 565, 229, 64, 6, 24),</text:p>
      <text:p text:style-name="Standard">(13885, 565, 232, 37, 6, 25),</text:p>
      <text:p text:style-name="Standard">(13886, 566, 222, 25, 47, 1),</text:p>
      <text:p text:style-name="Standard">(13887, 566, 221, 25, 47, 2),</text:p>
      <text:p text:style-name="Standard">(13888, 566, 182, 6, 47, 3),</text:p>
      <text:p text:style-name="Standard">(13889, 566, 172, 27, 47, 4),</text:p>
      <text:p text:style-name="Standard">(13890, 566, 231, 1, 47, 5),</text:p>
      <text:p text:style-name="Standard">(13891, 566, 223, 6, 47, 6),</text:p>
      <text:p text:style-name="Standard">(13892, 566, 238, 37, 47, 7),</text:p>
      <text:p text:style-name="Standard">(13893, 566, 250, 204, 47, 8),</text:p>
      <text:p text:style-name="Standard">(13894, 566, 252, 58, 47, 9),</text:p>
      <text:p text:style-name="Standard">(13895, 566, 230, 37, 47, 10),</text:p>
      <text:p text:style-name="Standard">(13896, 566, 200, 1, 47, 11),</text:p>
      <text:p text:style-name="Standard">(13897, 566, 197, 58, 47, 12),</text:p>
      <text:p text:style-name="Standard">(13898, 566, 178, 63, 47, 13),</text:p>
      <text:p text:style-name="Standard">(13899, 566, 232, 37, 47, 14),</text:p>
      <text:p text:style-name="Standard">(13900, 566, 239, 63, 47, 15),</text:p>
      <text:p text:style-name="Standard">(13901, 566, 229, 64, 47, 16),</text:p>
      <text:p text:style-name="Standard">(13902, 566, 233, 37, 47, 17),</text:p>
      <text:p text:style-name="Standard">(13903, 566, 207, 32, 47, 18),</text:p>
      <text:p text:style-name="Standard">(13904, 566, 278, 57, 47, 19),</text:p>
      <text:p text:style-name="Standard">(13905, 566, 277, 59, 47, 20),</text:p>
      <text:p text:style-name="Standard">(13906, 566, 256, 70, 47, 21),</text:p>
      <text:p text:style-name="Standard">(13907, 566, 224, 56, 47, 22),</text:p>
      <text:p text:style-name="Standard">(13908, 566, 271, 182, 47, 23),</text:p>
      <text:p text:style-name="Standard">(13909, 566, 255, 32, 47, 24),</text:p>
      <text:p text:style-name="Standard"><text:soft-page-break/>(13910, 566, 199, 204, 47, 25),</text:p>
      <text:p text:style-name="Standard">(13911, 566, 187, 67, 47, 26),</text:p>
      <text:p text:style-name="Standard">(13912, 566, 281, 182, 47, 27),</text:p>
      <text:p text:style-name="Standard">(13913, 567, 231, 1, 34, 1),</text:p>
      <text:p text:style-name="Standard">(13914, 567, 221, 25, 34, 2),</text:p>
      <text:p text:style-name="Standard">(13915, 567, 187, 67, 34, 3),</text:p>
      <text:p text:style-name="Standard">(13916, 567, 250, 204, 34, 4),</text:p>
      <text:p text:style-name="Standard">(13917, 567, 207, 32, 34, 5),</text:p>
      <text:p text:style-name="Standard">(13918, 567, 222, 25, 34, 6),</text:p>
      <text:p text:style-name="Standard">(13919, 567, 233, 37, 34, 7),</text:p>
      <text:p text:style-name="Standard">(13920, 567, 252, 58, 34, 8),</text:p>
      <text:p text:style-name="Standard">(13921, 567, 232, 37, 34, 9),</text:p>
      <text:p text:style-name="Standard">(13922, 567, 235, 59, 34, 10),</text:p>
      <text:p text:style-name="Standard">(13923, 567, 199, 204, 34, 11),</text:p>
      <text:p text:style-name="Standard">(13924, 567, 197, 58, 34, 12),</text:p>
      <text:p text:style-name="Standard">(13925, 567, 277, 59, 34, 13),</text:p>
      <text:p text:style-name="Standard">(13926, 567, 172, 27, 34, 14),</text:p>
      <text:p text:style-name="Standard">(13927, 567, 200, 1, 34, 15),</text:p>
      <text:p text:style-name="Standard">(13928, 567, 239, 63, 34, 16),</text:p>
      <text:p text:style-name="Standard">(13929, 567, 265, 64, 34, 17),</text:p>
      <text:p text:style-name="Standard">(13930, 567, 258, 57, 34, 18),</text:p>
      <text:p text:style-name="Standard">(13931, 567, 238, 37, 34, 19),</text:p>
      <text:p text:style-name="Standard">(13932, 567, 178, 63, 34, 20),</text:p>
      <text:p text:style-name="Standard">(13933, 567, 230, 37, 34, 21),</text:p>
      <text:p text:style-name="Standard">(13934, 567, 224, 56, 34, 22),</text:p>
      <text:p text:style-name="Standard">(13935, 567, 280, 63, 34, 23),</text:p>
      <text:p text:style-name="Standard">(13936, 567, 223, 6, 34, 24),</text:p>
      <text:p text:style-name="Standard">(13937, 567, 182, 6, 34, 25),</text:p>
      <text:p text:style-name="Standard">(13938, 567, 255, 32, 34, 26),</text:p>
      <text:p text:style-name="Standard">(13939, 567, 229, 64, 34, 27),</text:p>
      <text:p text:style-name="Standard">(13940, 567, 282, 182, 34, 28),</text:p>
      <text:p text:style-name="Standard">(13941, 567, 253, 56, 34, 29),</text:p>
      <text:p text:style-name="Standard">(13942, 567, 271, 182, 34, 30),</text:p>
      <text:p text:style-name="Standard">(13943, 568, 182, 6, 38, 1),</text:p>
      <text:p text:style-name="Standard">(13944, 568, 222, 25, 38, 2),</text:p>
      <text:p text:style-name="Standard">(13945, 568, 187, 67, 38, 3),</text:p>
      <text:p text:style-name="Standard">(13946, 568, 252, 58, 38, 4),</text:p>
      <text:p text:style-name="Standard">(13947, 568, 178, 63, 38, 5),</text:p>
      <text:p text:style-name="Standard">(13948, 568, 224, 56, 38, 6),</text:p>
      <text:p text:style-name="Standard">(13949, 568, 229, 64, 38, 7),</text:p>
      <text:p text:style-name="Standard">(13950, 568, 250, 204, 38, 8),</text:p>
      <text:p text:style-name="Standard">(13951, 568, 197, 58, 38, 9),</text:p>
      <text:p text:style-name="Standard">(13952, 568, 231, 1, 38, 10),</text:p>
      <text:p text:style-name="Standard">(13953, 568, 255, 32, 38, 11),</text:p>
      <text:p text:style-name="Standard">(13954, 568, 238, 37, 38, 12),</text:p>
      <text:p text:style-name="Standard">(13955, 568, 239, 63, 38, 13),</text:p>
      <text:p text:style-name="Standard">(13956, 568, 221, 25, 38, 14),</text:p>
      <text:p text:style-name="Standard">(13957, 568, 199, 204, 38, 15),</text:p>
      <text:p text:style-name="Standard">(13958, 568, 232, 37, 38, 16),</text:p>
      <text:p text:style-name="Standard">(13959, 568, 223, 6, 38, 17),</text:p>
      <text:p text:style-name="Standard">(13960, 568, 172, 27, 38, 18),</text:p>
      <text:p text:style-name="Standard">(13961, 568, 276, 182, 38, 19),</text:p>
      <text:p text:style-name="Standard"><text:soft-page-break/>(13962, 568, 230, 37, 38, 20),</text:p>
      <text:p text:style-name="Standard">(13963, 568, 280, 63, 38, 21),</text:p>
      <text:p text:style-name="Standard">(13964, 568, 278, 57, 38, 22),</text:p>
      <text:p text:style-name="Standard">(13965, 568, 207, 32, 38, 23),</text:p>
      <text:p text:style-name="Standard">(13966, 568, 200, 1, 38, 24),</text:p>
      <text:p text:style-name="Standard">(13967, 568, 233, 37, 38, 25),</text:p>
      <text:p text:style-name="Standard">(13968, 568, 265, 64, 38, 26),</text:p>
      <text:p text:style-name="Standard">(13969, 568, 235, 59, 38, 27),</text:p>
      <text:p text:style-name="Standard">(13970, 568, 242, 63, 38, 28),</text:p>
      <text:p text:style-name="Standard">(13971, 568, 283, 58, 38, 29),</text:p>
      <text:p text:style-name="Standard">(13972, 568, 275, 182, 38, 30),</text:p>
      <text:p text:style-name="Standard">(13973, 569, 231, 1, 20, 1),</text:p>
      <text:p text:style-name="Standard">(13974, 569, 222, 25, 20, 2),</text:p>
      <text:p text:style-name="Standard">(13975, 569, 200, 1, 20, 3),</text:p>
      <text:p text:style-name="Standard">(13976, 569, 250, 204, 20, 4),</text:p>
      <text:p text:style-name="Standard">(13977, 569, 255, 32, 20, 5),</text:p>
      <text:p text:style-name="Standard">(13978, 569, 243, 204, 20, 6),</text:p>
      <text:p text:style-name="Standard">(13979, 569, 187, 67, 20, 7),</text:p>
      <text:p text:style-name="Standard">(13980, 569, 252, 58, 20, 8),</text:p>
      <text:p text:style-name="Standard">(13981, 569, 223, 6, 20, 9),</text:p>
      <text:p text:style-name="Standard">(13982, 569, 178, 63, 20, 10),</text:p>
      <text:p text:style-name="Standard">(13983, 569, 197, 58, 20, 11),</text:p>
      <text:p text:style-name="Standard">(13984, 569, 207, 32, 20, 12),</text:p>
      <text:p text:style-name="Standard">(13985, 569, 224, 56, 20, 13),</text:p>
      <text:p text:style-name="Standard">(13986, 569, 284, 25, 20, 14),</text:p>
      <text:p text:style-name="Standard">(13987, 569, 265, 64, 20, 15),</text:p>
      <text:p text:style-name="Standard">(13988, 569, 232, 59, 20, 16),</text:p>
      <text:p text:style-name="Standard">(13989, 569, 230, 37, 20, 17),</text:p>
      <text:p text:style-name="Standard">(13990, 569, 221, 25, 20, 18),</text:p>
      <text:p text:style-name="Standard">(13991, 569, 199, 204, 20, 19),</text:p>
      <text:p text:style-name="Standard">(13992, 569, 238, 37, 20, 20),</text:p>
      <text:p text:style-name="Standard">(13993, 569, 233, 37, 20, 21),</text:p>
      <text:p text:style-name="Standard">(13994, 569, 172, 27, 20, 22),</text:p>
      <text:p text:style-name="Standard">(13995, 569, 278, 57, 20, 23),</text:p>
      <text:p text:style-name="Standard">(13996, 569, 182, 6, 20, 24),</text:p>
      <text:p text:style-name="Standard">(13997, 569, 239, 63, 20, 25),</text:p>
      <text:p text:style-name="Standard">(13998, 569, 229, 64, 20, 26),</text:p>
      <text:p text:style-name="Standard">(13999, 569, 275, 182, 20, 27),</text:p>
      <text:p text:style-name="Standard">(14000, 569, 280, 63, 20, 28),</text:p>
      <text:p text:style-name="Standard">(14001, 570, 187, 67, 23, 1),</text:p>
      <text:p text:style-name="Standard">(14002, 570, 172, 27, 23, 2),</text:p>
      <text:p text:style-name="Standard">(14003, 570, 255, 32, 23, 3),</text:p>
      <text:p text:style-name="Standard">(14004, 570, 231, 1, 23, 4),</text:p>
      <text:p text:style-name="Standard">(14005, 570, 207, 32, 23, 5),</text:p>
      <text:p text:style-name="Standard">(14006, 570, 238, 37, 23, 6),</text:p>
      <text:p text:style-name="Standard">(14007, 570, 200, 1, 23, 7),</text:p>
      <text:p text:style-name="Standard">(14008, 570, 229, 64, 23, 8),</text:p>
      <text:p text:style-name="Standard">(14009, 570, 280, 63, 23, 9),</text:p>
      <text:p text:style-name="Standard">(14010, 570, 239, 63, 23, 10),</text:p>
      <text:p text:style-name="Standard">(14011, 570, 284, 25, 23, 11),</text:p>
      <text:p text:style-name="Standard">(14012, 570, 275, 182, 23, 12),</text:p>
      <text:p text:style-name="Standard">(14013, 570, 246, 57, 23, 13),</text:p>
      <text:p text:style-name="Standard"><text:soft-page-break/>(14014, 570, 271, 182, 23, 14),</text:p>
      <text:p text:style-name="Standard">(14015, 570, 230, 37, 23, 15),</text:p>
      <text:p text:style-name="Standard">(14016, 570, 224, 56, 23, 16),</text:p>
      <text:p text:style-name="Standard">(14017, 570, 250, 204, 23, 17),</text:p>
      <text:p text:style-name="Standard">(14018, 570, 197, 58, 23, 18),</text:p>
      <text:p text:style-name="Standard">(14019, 570, 178, 63, 23, 19),</text:p>
      <text:p text:style-name="Standard">(14020, 570, 233, 37, 23, 20),</text:p>
      <text:p text:style-name="Standard">(14021, 570, 221, 25, 23, 21),</text:p>
      <text:p text:style-name="Standard">(14022, 570, 232, 59, 23, 22),</text:p>
      <text:p text:style-name="Standard">(14023, 570, 252, 58, 23, 23),</text:p>
      <text:p text:style-name="Standard">(14024, 570, 222, 25, 23, 24),</text:p>
      <text:p text:style-name="Standard">(14025, 570, 199, 204, 23, 25),</text:p>
      <text:p text:style-name="Standard">(14026, 571, 231, 1, 39, 1),</text:p>
      <text:p text:style-name="Standard">(14027, 571, 223, 6, 39, 2),</text:p>
      <text:p text:style-name="Standard">(14028, 571, 207, 32, 39, 3),</text:p>
      <text:p text:style-name="Standard">(14029, 571, 252, 58, 39, 4),</text:p>
      <text:p text:style-name="Standard">(14030, 571, 222, 25, 39, 5),</text:p>
      <text:p text:style-name="Standard">(14031, 571, 230, 37, 39, 6),</text:p>
      <text:p text:style-name="Standard">(14032, 571, 221, 25, 39, 7),</text:p>
      <text:p text:style-name="Standard">(14033, 571, 178, 63, 39, 8),</text:p>
      <text:p text:style-name="Standard">(14034, 571, 200, 1, 39, 9),</text:p>
      <text:p text:style-name="Standard">(14035, 571, 197, 58, 39, 10),</text:p>
      <text:p text:style-name="Standard">(14036, 571, 280, 63, 39, 11),</text:p>
      <text:p text:style-name="Standard">(14037, 571, 243, 64, 39, 12),</text:p>
      <text:p text:style-name="Standard">(14038, 571, 235, 57, 39, 13),</text:p>
      <text:p text:style-name="Standard">(14039, 571, 257, 67, 39, 14),</text:p>
      <text:p text:style-name="Standard">(14040, 571, 250, 204, 39, 15),</text:p>
      <text:p text:style-name="Standard">(14041, 571, 172, 27, 39, 16),</text:p>
      <text:p text:style-name="Standard">(14042, 571, 238, 37, 39, 17),</text:p>
      <text:p text:style-name="Standard">(14043, 571, 229, 64, 39, 18),</text:p>
      <text:p text:style-name="Standard">(14044, 571, 187, 67, 39, 19),</text:p>
      <text:p text:style-name="Standard">(14045, 571, 256, 70, 39, 20),</text:p>
      <text:p text:style-name="Standard">(14046, 571, 224, 56, 39, 21),</text:p>
      <text:p text:style-name="Standard">(14047, 571, 199, 204, 39, 22),</text:p>
      <text:p text:style-name="Standard">(14048, 571, 255, 32, 39, 23),</text:p>
      <text:p text:style-name="Standard">(14049, 571, 233, 37, 39, 24),</text:p>
      <text:p text:style-name="Standard">(14050, 571, 260, 63, 39, 25),</text:p>
      <text:p text:style-name="Standard">(14051, 571, 232, 59, 39, 26),</text:p>
      <text:p text:style-name="Standard">(14052, 571, 284, 25, 39, 27),</text:p>
      <text:p text:style-name="Standard">(14053, 572, 238, 37, 14, 1),</text:p>
      <text:p text:style-name="Standard">(14054, 572, 223, 6, 14, 2),</text:p>
      <text:p text:style-name="Standard">(14055, 572, 172, 27, 14, 3),</text:p>
      <text:p text:style-name="Standard">(14056, 572, 182, 6, 14, 4),</text:p>
      <text:p text:style-name="Standard">(14057, 572, 222, 25, 14, 5),</text:p>
      <text:p text:style-name="Standard">(14058, 572, 221, 25, 14, 6),</text:p>
      <text:p text:style-name="Standard">(14059, 572, 230, 37, 14, 7),</text:p>
      <text:p text:style-name="Standard">(14060, 572, 252, 58, 14, 8),</text:p>
      <text:p text:style-name="Standard">(14061, 572, 199, 6, 14, 9),</text:p>
      <text:p text:style-name="Standard">(14062, 572, 235, 57, 14, 10),</text:p>
      <text:p text:style-name="Standard">(14063, 572, 187, 67, 14, 11),</text:p>
      <text:p text:style-name="Standard">(14064, 572, 178, 63, 14, 12),</text:p>
      <text:p text:style-name="Standard">(14065, 572, 255, 32, 14, 13),</text:p>
      <text:p text:style-name="Standard"><text:soft-page-break/>(14066, 572, 239, 63, 14, 14),</text:p>
      <text:p text:style-name="Standard">(14067, 572, 224, 56, 14, 15),</text:p>
      <text:p text:style-name="Standard">(14068, 572, 229, 64, 14, 16),</text:p>
      <text:p text:style-name="Standard">(14069, 572, 280, 63, 14, 17),</text:p>
      <text:p text:style-name="Standard">(14070, 572, 284, 25, 14, 18),</text:p>
      <text:p text:style-name="Standard">(14071, 572, 197, 58, 14, 19),</text:p>
      <text:p text:style-name="Standard">(14072, 572, 243, 204, 14, 20),</text:p>
      <text:p text:style-name="Standard">(14073, 572, 233, 37, 14, 21),</text:p>
      <text:p text:style-name="Standard">(14074, 572, 207, 32, 14, 22),</text:p>
      <text:p text:style-name="Standard">(14075, 572, 231, 1, 14, 23),</text:p>
      <text:p text:style-name="Standard">(14076, 572, 256, 70, 14, 24),</text:p>
      <text:p text:style-name="Standard">(14077, 572, 250, 204, 14, 25),</text:p>
      <text:p text:style-name="Standard">(14078, 572, 200, 1, 14, 26),</text:p>
      <text:p text:style-name="Standard">(14079, 572, 265, 64, 14, 27),</text:p>
      <text:p text:style-name="Standard">(14080, 572, 232, 59, 14, 28),</text:p>
      <text:p text:style-name="Standard">(14081, 572, 285, 25, 14, 29),</text:p>
      <text:p text:style-name="Standard">(14082, 573, 231, 1, 48, 1),</text:p>
      <text:p text:style-name="Standard">(14083, 573, 221, 25, 48, 2),</text:p>
      <text:p text:style-name="Standard">(14084, 573, 207, 32, 48, 3),</text:p>
      <text:p text:style-name="Standard">(14085, 573, 222, 25, 48, 4),</text:p>
      <text:p text:style-name="Standard">(14086, 573, 200, 1, 48, 5),</text:p>
      <text:p text:style-name="Standard">(14087, 573, 223, 6, 48, 6),</text:p>
      <text:p text:style-name="Standard">(14088, 573, 250, 204, 48, 7),</text:p>
      <text:p text:style-name="Standard">(14089, 573, 182, 6, 48, 8),</text:p>
      <text:p text:style-name="Standard">(14090, 573, 238, 37, 48, 9),</text:p>
      <text:p text:style-name="Standard">(14091, 573, 187, 67, 48, 10),</text:p>
      <text:p text:style-name="Standard">(14092, 573, 252, 58, 48, 11),</text:p>
      <text:p text:style-name="Standard">(14093, 573, 255, 32, 48, 12),</text:p>
      <text:p text:style-name="Standard">(14094, 573, 235, 57, 48, 13),</text:p>
      <text:p text:style-name="Standard">(14095, 573, 230, 37, 48, 14),</text:p>
      <text:p text:style-name="Standard">(14096, 573, 239, 63, 48, 15),</text:p>
      <text:p text:style-name="Standard">(14097, 573, 178, 63, 48, 16),</text:p>
      <text:p text:style-name="Standard">(14098, 573, 256, 204, 48, 17),</text:p>
      <text:p text:style-name="Standard">(14099, 573, 197, 58, 48, 18),</text:p>
      <text:p text:style-name="Standard">(14100, 573, 280, 63, 48, 19),</text:p>
      <text:p text:style-name="Standard">(14101, 573, 265, 64, 48, 20),</text:p>
      <text:p text:style-name="Standard">(14102, 573, 172, 27, 48, 21),</text:p>
      <text:p text:style-name="Standard">(14103, 573, 224, 56, 48, 22),</text:p>
      <text:p text:style-name="Standard">(14104, 573, 233, 37, 48, 23),</text:p>
      <text:p text:style-name="Standard">(14105, 573, 232, 59, 48, 24),</text:p>
      <text:p text:style-name="Standard">(14106, 573, 229, 64, 48, 25),</text:p>
      <text:p text:style-name="Standard">(14107, 573, 278, 59, 48, 26),</text:p>
      <text:p text:style-name="Standard">(14108, 573, 285, 25, 48, 27),</text:p>
      <text:p text:style-name="Standard">(14109, 574, 231, 1, 46, 1),</text:p>
      <text:p text:style-name="Standard">(14110, 574, 222, 25, 46, 2),</text:p>
      <text:p text:style-name="Standard">(14111, 574, 182, 6, 46, 3),</text:p>
      <text:p text:style-name="Standard">(14112, 574, 200, 1, 46, 4),</text:p>
      <text:p text:style-name="Standard">(14113, 574, 233, 37, 46, 5),</text:p>
      <text:p text:style-name="Standard">(14114, 574, 187, 67, 46, 6),</text:p>
      <text:p text:style-name="Standard">(14115, 574, 223, 6, 46, 7),</text:p>
      <text:p text:style-name="Standard">(14116, 574, 178, 63, 46, 8),</text:p>
      <text:p text:style-name="Standard">(14117, 574, 224, 56, 46, 9),</text:p>
      <text:p text:style-name="Standard"><text:soft-page-break/>(14118, 574, 197, 58, 46, 10),</text:p>
      <text:p text:style-name="Standard">(14119, 574, 239, 63, 46, 11),</text:p>
      <text:p text:style-name="Standard">(14120, 574, 237, 64, 46, 12),</text:p>
      <text:p text:style-name="Standard">(14121, 574, 229, 64, 46, 13),</text:p>
      <text:p text:style-name="Standard">(14122, 574, 286, 59, 46, 14),</text:p>
      <text:p text:style-name="Standard">(14123, 574, 280, 63, 46, 15),</text:p>
      <text:p text:style-name="Standard">(14124, 574, 252, 58, 46, 16),</text:p>
      <text:p text:style-name="Standard">(14125, 574, 230, 37, 46, 17),</text:p>
      <text:p text:style-name="Standard">(14126, 574, 172, 27, 46, 18),</text:p>
      <text:p text:style-name="Standard">(14127, 574, 250, 204, 46, 19),</text:p>
      <text:p text:style-name="Standard">(14128, 574, 256, 204, 46, 20),</text:p>
      <text:p text:style-name="Standard">(14129, 574, 207, 32, 46, 21),</text:p>
      <text:p text:style-name="Standard">(14130, 574, 235, 57, 46, 22),</text:p>
      <text:p text:style-name="Standard">(14131, 574, 255, 32, 46, 23),</text:p>
      <text:p text:style-name="Standard">(14132, 574, 238, 37, 46, 24),</text:p>
      <text:p text:style-name="Standard">(14133, 574, 232, 59, 46, 25),</text:p>
      <text:p text:style-name="Standard">(14134, 574, 221, 25, 46, 26),</text:p>
      <text:p text:style-name="Standard">(14135, 574, 285, 25, 46, 27),</text:p>
      <text:p text:style-name="Standard">(14136, 575, 207, 32, 16, 1),</text:p>
      <text:p text:style-name="Standard">(14137, 575, 221, 25, 16, 2),</text:p>
      <text:p text:style-name="Standard">(14138, 575, 231, 1, 16, 3),</text:p>
      <text:p text:style-name="Standard">(14139, 575, 178, 63, 16, 4),</text:p>
      <text:p text:style-name="Standard">(14140, 575, 223, 6, 16, 5),</text:p>
      <text:p text:style-name="Standard">(14141, 575, 255, 32, 16, 6),</text:p>
      <text:p text:style-name="Standard">(14142, 575, 172, 27, 16, 7),</text:p>
      <text:p text:style-name="Standard">(14143, 575, 229, 64, 16, 8),</text:p>
      <text:p text:style-name="Standard">(14144, 575, 274, 63, 16, 9),</text:p>
      <text:p text:style-name="Standard">(14145, 575, 197, 58, 16, 10),</text:p>
      <text:p text:style-name="Standard">(14146, 575, 287, 72, 16, 11),</text:p>
      <text:p text:style-name="Standard">(14147, 575, 222, 25, 16, 12),</text:p>
      <text:p text:style-name="Standard">(14148, 575, 246, 59, 16, 13),</text:p>
      <text:p text:style-name="Standard">(14149, 575, 252, 58, 16, 14),</text:p>
      <text:p text:style-name="Standard">(14150, 575, 230, 37, 16, 15),</text:p>
      <text:p text:style-name="Standard">(14151, 575, 233, 37, 16, 16),</text:p>
      <text:p text:style-name="Standard">(14152, 575, 200, 1, 16, 17),</text:p>
      <text:p text:style-name="Standard">(14153, 575, 187, 67, 16, 18),</text:p>
      <text:p text:style-name="Standard">(14154, 575, 273, 25, 16, 19),</text:p>
      <text:p text:style-name="Standard">(14155, 575, 232, 59, 16, 20),</text:p>
      <text:p text:style-name="Standard">(14156, 575, 224, 56, 16, 21),</text:p>
      <text:p text:style-name="Standard">(14157, 575, 250, 204, 16, 22),</text:p>
      <text:p text:style-name="Standard">(14158, 575, 182, 6, 16, 23),</text:p>
      <text:p text:style-name="Standard">(14159, 575, 256, 204, 16, 24),</text:p>
      <text:p text:style-name="Standard">(14160, 575, 238, 37, 16, 25),</text:p>
      <text:p text:style-name="Standard">(14161, 575, 245, 74, 16, 26),</text:p>
      <text:p text:style-name="Standard">(14162, 576, 224, 1, 25, 1),</text:p>
      <text:p text:style-name="Standard">(14163, 576, 231, 64, 25, 2),</text:p>
      <text:p text:style-name="Standard">(14164, 576, 199, 34, 25, 3),</text:p>
      <text:p text:style-name="Standard">(14165, 576, 223, 6, 25, 4),</text:p>
      <text:p text:style-name="Standard">(14166, 576, 221, 25, 25, 5),</text:p>
      <text:p text:style-name="Standard">(14167, 576, 182, 6, 25, 6),</text:p>
      <text:p text:style-name="Standard">(14168, 576, 288, 67, 25, 7),</text:p>
      <text:p text:style-name="Standard">(14169, 576, 235, 32, 25, 8),</text:p>
      <text:p text:style-name="Standard"><text:soft-page-break/>(14170, 576, 230, 37, 25, 9),</text:p>
      <text:p text:style-name="Standard">(14171, 576, 289, 26, 25, 10),</text:p>
      <text:p text:style-name="Standard">(14172, 576, 222, 25, 25, 11),</text:p>
      <text:p text:style-name="Standard">(14173, 576, 252, 202, 25, 12),</text:p>
      <text:p text:style-name="Standard">(14174, 576, 243, 26, 25, 13),</text:p>
      <text:p text:style-name="Standard">(14175, 576, 200, 1, 25, 14),</text:p>
      <text:p text:style-name="Standard">(14176, 576, 250, 34, 25, 15),</text:p>
      <text:p text:style-name="Standard">(14177, 576, 232, 3, 25, 16),</text:p>
      <text:p text:style-name="Standard">(14178, 576, 207, 73, 25, 17),</text:p>
      <text:p text:style-name="Standard">(14179, 576, 283, 66, 25, 18),</text:p>
      <text:p text:style-name="Standard">(14180, 576, 238, 32, 25, 19),</text:p>
      <text:p text:style-name="Standard">(14181, 576, 172, 3, 25, 20),</text:p>
      <text:p text:style-name="Standard">(14182, 576, 290, 56, 25, 21),</text:p>
      <text:p text:style-name="Standard">(14183, 576, 187, 63, 25, 22),</text:p>
      <text:p text:style-name="Standard">(14184, 576, 197, 202, 25, 23),</text:p>
      <text:p text:style-name="Standard">(14185, 577, 250, 34, 18, 1),</text:p>
      <text:p text:style-name="Standard">(14186, 577, 224, 1, 18, 2),</text:p>
      <text:p text:style-name="Standard">(14187, 577, 200, 1, 18, 3),</text:p>
      <text:p text:style-name="Standard">(14188, 577, 223, 6, 18, 4),</text:p>
      <text:p text:style-name="Standard">(14189, 577, 182, 6, 18, 5),</text:p>
      <text:p text:style-name="Standard">(14190, 577, 231, 64, 18, 6),</text:p>
      <text:p text:style-name="Standard">(14191, 577, 207, 73, 18, 7),</text:p>
      <text:p text:style-name="Standard">(14192, 577, 199, 34, 18, 8),</text:p>
      <text:p text:style-name="Standard">(14193, 577, 235, 32, 18, 9),</text:p>
      <text:p text:style-name="Standard">(14194, 577, 187, 63, 18, 10),</text:p>
      <text:p text:style-name="Standard">(14195, 577, 172, 3, 18, 11),</text:p>
      <text:p text:style-name="Standard">(14196, 577, 289, 26, 18, 12),</text:p>
      <text:p text:style-name="Standard">(14197, 577, 290, 56, 18, 13),</text:p>
      <text:p text:style-name="Standard">(14198, 577, 243, 26, 18, 14),</text:p>
      <text:p text:style-name="Standard">(14199, 577, 238, 32, 18, 15),</text:p>
      <text:p text:style-name="Standard">(14200, 577, 197, 202, 18, 16),</text:p>
      <text:p text:style-name="Standard">(14201, 577, 221, 25, 18, 17),</text:p>
      <text:p text:style-name="Standard">(14202, 577, 252, 202, 18, 18),</text:p>
      <text:p text:style-name="Standard">(14203, 577, 232, 3, 18, 19),</text:p>
      <text:p text:style-name="Standard">(14204, 577, 288, 67, 18, 20),</text:p>
      <text:p text:style-name="Standard">(14205, 577, 283, 66, 18, 21),</text:p>
      <text:p text:style-name="Standard">(14206, 577, 222, 25, 18, 22),</text:p>
      <text:p text:style-name="Standard">(14207, 577, 230, 37, 18, 23),</text:p>
      <text:p text:style-name="Standard">(14208, 578, 222, 25, 30, 1),</text:p>
      <text:p text:style-name="Standard">(14209, 578, 199, 34, 30, 2),</text:p>
      <text:p text:style-name="Standard">(14210, 578, 221, 25, 30, 3),</text:p>
      <text:p text:style-name="Standard">(14211, 578, 250, 34, 30, 4),</text:p>
      <text:p text:style-name="Standard">(14212, 578, 182, 6, 30, 5),</text:p>
      <text:p text:style-name="Standard">(14213, 578, 200, 1, 30, 6),</text:p>
      <text:p text:style-name="Standard">(14214, 578, 243, 75, 30, 7),</text:p>
      <text:p text:style-name="Standard">(14215, 578, 288, 67, 30, 8),</text:p>
      <text:p text:style-name="Standard">(14216, 578, 252, 202, 30, 9),</text:p>
      <text:p text:style-name="Standard">(14217, 578, 238, 32, 30, 10),</text:p>
      <text:p text:style-name="Standard">(14218, 578, 291, 32, 30, 11),</text:p>
      <text:p text:style-name="Standard">(14219, 578, 235, 32, 30, 12),</text:p>
      <text:p text:style-name="Standard">(14220, 578, 292, 32, 30, 13),</text:p>
      <text:p text:style-name="Standard">(14221, 578, 293, 1, 30, 14),</text:p>
      <text:p text:style-name="Standard"><text:soft-page-break/>(14222, 578, 276, 66, 30, 15),</text:p>
      <text:p text:style-name="Standard">(14223, 578, 223, 6, 30, 16),</text:p>
      <text:p text:style-name="Standard">(14224, 578, 207, 73, 30, 17),</text:p>
      <text:p text:style-name="Standard">(14225, 578, 172, 3, 30, 18),</text:p>
      <text:p text:style-name="Standard">(14226, 578, 224, 1, 30, 19),</text:p>
      <text:p text:style-name="Standard">(14227, 578, 251, 25, 30, 20),</text:p>
      <text:p text:style-name="Standard">(14228, 578, 231, 64, 30, 21),</text:p>
      <text:p text:style-name="Standard">(14229, 578, 197, 202, 30, 22),</text:p>
      <text:p text:style-name="Standard">(14230, 578, 275, 37, 30, 23),</text:p>
      <text:p text:style-name="Standard">(14231, 578, 232, 3, 30, 24),</text:p>
      <text:p text:style-name="Standard">(14232, 578, 187, 63, 30, 25),</text:p>
      <text:p text:style-name="Standard">(14233, 578, 230, 37, 30, 26),</text:p>
      <text:p text:style-name="Standard">(14234, 578, 290, 56, 30, 27),</text:p>
      <text:p text:style-name="Standard">(14235, 578, 289, 26, 30, 28),</text:p>
      <text:p text:style-name="Standard">(14236, 579, 200, 1, 49, 1),</text:p>
      <text:p text:style-name="Standard">(14237, 579, 235, 32, 49, 2),</text:p>
      <text:p text:style-name="Standard">(14238, 579, 199, 34, 49, 3),</text:p>
      <text:p text:style-name="Standard">(14239, 579, 197, 202, 49, 4),</text:p>
      <text:p text:style-name="Standard">(14240, 579, 230, 37, 49, 5),</text:p>
      <text:p text:style-name="Standard">(14241, 579, 275, 37, 49, 6),</text:p>
      <text:p text:style-name="Standard">(14242, 579, 294, 3, 49, 7),</text:p>
      <text:p text:style-name="Standard">(14243, 579, 187, 63, 49, 8),</text:p>
      <text:p text:style-name="Standard">(14244, 579, 223, 6, 49, 9),</text:p>
      <text:p text:style-name="Standard">(14245, 579, 243, 26, 49, 10),</text:p>
      <text:p text:style-name="Standard">(14246, 579, 250, 34, 49, 11),</text:p>
      <text:p text:style-name="Standard">(14247, 579, 252, 202, 49, 12),</text:p>
      <text:p text:style-name="Standard">(14248, 579, 238, 32, 49, 13),</text:p>
      <text:p text:style-name="Standard">(14249, 579, 295, 57, 49, 14),</text:p>
      <text:p text:style-name="Standard">(14250, 579, 296, 26, 49, 15),</text:p>
      <text:p text:style-name="Standard">(14251, 579, 207, 73, 49, 16),</text:p>
      <text:p text:style-name="Standard">(14252, 579, 276, 66, 49, 17),</text:p>
      <text:p text:style-name="Standard">(14253, 579, 231, 64, 49, 18),</text:p>
      <text:p text:style-name="Standard">(14254, 579, 222, 25, 49, 19),</text:p>
      <text:p text:style-name="Standard">(14255, 579, 288, 67, 49, 20),</text:p>
      <text:p text:style-name="Standard">(14256, 579, 178, 64, 49, 21),</text:p>
      <text:p text:style-name="Standard">(14257, 579, 221, 25, 49, 22),</text:p>
      <text:p text:style-name="Standard">(14258, 579, 290, 56, 49, 23),</text:p>
      <text:p text:style-name="Standard">(14259, 579, 232, 3, 49, 24),</text:p>
      <text:p text:style-name="Standard">(14260, 579, 182, 6, 49, 25),</text:p>
      <text:p text:style-name="Standard">(14261, 579, 224, 1, 49, 26),</text:p>
      <text:p text:style-name="Standard">(14262, 580, 182, 6, 6, 1),</text:p>
      <text:p text:style-name="Standard">(14263, 580, 224, 1, 6, 2),</text:p>
      <text:p text:style-name="Standard">(14264, 580, 250, 34, 6, 3),</text:p>
      <text:p text:style-name="Standard">(14265, 580, 238, 32, 6, 4),</text:p>
      <text:p text:style-name="Standard">(14266, 580, 221, 25, 6, 5),</text:p>
      <text:p text:style-name="Standard">(14267, 580, 200, 1, 6, 6),</text:p>
      <text:p text:style-name="Standard">(14268, 580, 222, 25, 6, 7),</text:p>
      <text:p text:style-name="Standard">(14269, 580, 235, 32, 6, 8),</text:p>
      <text:p text:style-name="Standard">(14270, 580, 199, 34, 6, 9),</text:p>
      <text:p text:style-name="Standard">(14271, 580, 288, 67, 6, 10),</text:p>
      <text:p text:style-name="Standard">(14272, 580, 231, 64, 6, 11),</text:p>
      <text:p text:style-name="Standard">(14273, 580, 178, 64, 6, 12),</text:p>
      <text:p text:style-name="Standard"><text:soft-page-break/>(14274, 580, 230, 37, 6, 13),</text:p>
      <text:p text:style-name="Standard">(14275, 580, 252, 202, 6, 14),</text:p>
      <text:p text:style-name="Standard">(14276, 580, 223, 6, 6, 15),</text:p>
      <text:p text:style-name="Standard">(14277, 580, 187, 63, 6, 16),</text:p>
      <text:p text:style-name="Standard">(14278, 580, 207, 73, 6, 17),</text:p>
      <text:p text:style-name="Standard">(14279, 580, 197, 202, 6, 18),</text:p>
      <text:p text:style-name="Standard">(14280, 580, 172, 3, 6, 19),</text:p>
      <text:p text:style-name="Standard">(14281, 580, 232, 3, 6, 20),</text:p>
      <text:p text:style-name="Standard">(14282, 580, 289, 75, 6, 21),</text:p>
      <text:p text:style-name="Standard">(14283, 580, 276, 66, 6, 22),</text:p>
      <text:p text:style-name="Standard">(14284, 580, 295, 57, 6, 23),</text:p>
      <text:p text:style-name="Standard">(14285, 580, 297, 64, 6, 24),</text:p>
      <text:p text:style-name="Standard">(14286, 580, 275, 37, 6, 25),</text:p>
      <text:p text:style-name="Standard">(14287, 580, 290, 56, 6, 26),</text:p>
      <text:p text:style-name="Standard">(14288, 581, 182, 6, 40, 1),</text:p>
      <text:p text:style-name="Standard">(14289, 581, 222, 25, 40, 2),</text:p>
      <text:p text:style-name="Standard">(14290, 581, 199, 34, 40, 3),</text:p>
      <text:p text:style-name="Standard">(14291, 581, 221, 25, 40, 4),</text:p>
      <text:p text:style-name="Standard">(14292, 581, 223, 6, 40, 5),</text:p>
      <text:p text:style-name="Standard">(14293, 581, 252, 202, 40, 6),</text:p>
      <text:p text:style-name="Standard">(14294, 581, 224, 1, 40, 7),</text:p>
      <text:p text:style-name="Standard">(14295, 581, 250, 34, 40, 8),</text:p>
      <text:p text:style-name="Standard">(14296, 581, 276, 66, 40, 9),</text:p>
      <text:p text:style-name="Standard">(14297, 581, 187, 63, 40, 10),</text:p>
      <text:p text:style-name="Standard">(14298, 581, 288, 67, 40, 11),</text:p>
      <text:p text:style-name="Standard">(14299, 581, 290, 56, 40, 12),</text:p>
      <text:p text:style-name="Standard">(14300, 581, 296, 75, 40, 13),</text:p>
      <text:p text:style-name="Standard">(14301, 581, 230, 37, 40, 14),</text:p>
      <text:p text:style-name="Standard">(14302, 581, 235, 32, 40, 15),</text:p>
      <text:p text:style-name="Standard">(14303, 581, 238, 32, 40, 16),</text:p>
      <text:p text:style-name="Standard">(14304, 581, 172, 3, 40, 17),</text:p>
      <text:p text:style-name="Standard">(14305, 581, 275, 37, 40, 18),</text:p>
      <text:p text:style-name="Standard">(14306, 581, 294, 75, 40, 19),</text:p>
      <text:p text:style-name="Standard">(14307, 581, 231, 64, 40, 20),</text:p>
      <text:p text:style-name="Standard">(14308, 581, 197, 202, 40, 21),</text:p>
      <text:p text:style-name="Standard">(14309, 581, 232, 3, 40, 22),</text:p>
      <text:p text:style-name="Standard">(14310, 581, 178, 64, 40, 23),</text:p>
      <text:p text:style-name="Standard">(14311, 581, 200, 1, 40, 24),</text:p>
      <text:p text:style-name="Standard">(14312, 582, 182, 6, 47, 1),</text:p>
      <text:p text:style-name="Standard">(14313, 582, 199, 34, 47, 2),</text:p>
      <text:p text:style-name="Standard">(14314, 582, 223, 6, 47, 3),</text:p>
      <text:p text:style-name="Standard">(14315, 582, 207, 73, 47, 4),</text:p>
      <text:p text:style-name="Standard">(14316, 582, 288, 67, 47, 5),</text:p>
      <text:p text:style-name="Standard">(14317, 582, 294, 75, 47, 6),</text:p>
      <text:p text:style-name="Standard">(14318, 582, 222, 25, 47, 7),</text:p>
      <text:p text:style-name="Standard">(14319, 582, 224, 1, 47, 8),</text:p>
      <text:p text:style-name="Standard">(14320, 582, 238, 32, 47, 9),</text:p>
      <text:p text:style-name="Standard">(14321, 582, 297, 64, 47, 10),</text:p>
      <text:p text:style-name="Standard">(14322, 582, 178, 64, 47, 11),</text:p>
      <text:p text:style-name="Standard">(14323, 582, 221, 25, 47, 12),</text:p>
      <text:p text:style-name="Standard">(14324, 582, 276, 66, 47, 13),</text:p>
      <text:p text:style-name="Standard">(14325, 582, 282, 3, 47, 14),</text:p>
      <text:p text:style-name="Standard"><text:soft-page-break/>(14326, 582, 235, 32, 47, 15),</text:p>
      <text:p text:style-name="Standard">(14327, 582, 187, 63, 47, 16),</text:p>
      <text:p text:style-name="Standard">(14328, 582, 290, 56, 47, 17),</text:p>
      <text:p text:style-name="Standard">(14329, 582, 252, 202, 47, 18),</text:p>
      <text:p text:style-name="Standard">(14330, 582, 251, 3, 47, 19),</text:p>
      <text:p text:style-name="Standard">(14331, 582, 267, 75, 47, 20),</text:p>
      <text:p text:style-name="Standard">(14332, 582, 250, 34, 47, 21),</text:p>
      <text:p text:style-name="Standard">(14333, 582, 197, 202, 47, 22),</text:p>
      <text:p text:style-name="Standard">(14334, 582, 230, 37, 47, 23),</text:p>
      <text:p text:style-name="Standard">(14335, 582, 200, 1, 47, 24),</text:p>
      <text:p text:style-name="Standard">(14336, 582, 231, 64, 47, 25),</text:p>
      <text:p text:style-name="Standard">(14337, 582, 275, 37, 47, 26),</text:p>
      <text:p text:style-name="Standard">(14338, 583, 231, 64, 39, 1),</text:p>
      <text:p text:style-name="Standard">(14339, 583, 182, 6, 39, 2),</text:p>
      <text:p text:style-name="Standard">(14340, 583, 223, 6, 39, 3),</text:p>
      <text:p text:style-name="Standard">(14341, 583, 199, 34, 39, 4),</text:p>
      <text:p text:style-name="Standard">(14342, 583, 250, 34, 39, 5),</text:p>
      <text:p text:style-name="Standard">(14343, 583, 252, 202, 39, 6),</text:p>
      <text:p text:style-name="Standard">(14344, 583, 294, 75, 39, 7),</text:p>
      <text:p text:style-name="Standard">(14345, 583, 288, 67, 39, 8),</text:p>
      <text:p text:style-name="Standard">(14346, 583, 221, 25, 39, 9),</text:p>
      <text:p text:style-name="Standard">(14347, 583, 298, 57, 39, 10),</text:p>
      <text:p text:style-name="Standard">(14348, 583, 290, 56, 39, 11),</text:p>
      <text:p text:style-name="Standard">(14349, 583, 251, 3, 39, 12),</text:p>
      <text:p text:style-name="Standard">(14350, 583, 178, 75, 39, 13),</text:p>
      <text:p text:style-name="Standard">(14351, 583, 275, 37, 39, 14),</text:p>
      <text:p text:style-name="Standard">(14352, 583, 238, 32, 39, 15),</text:p>
      <text:p text:style-name="Standard">(14353, 583, 222, 25, 39, 16),</text:p>
      <text:p text:style-name="Standard">(14354, 583, 172, 3, 39, 17),</text:p>
      <text:p text:style-name="Standard">(14355, 583, 200, 1, 39, 18),</text:p>
      <text:p text:style-name="Standard">(14356, 583, 197, 202, 39, 19),</text:p>
      <text:p text:style-name="Standard">(14357, 583, 187, 63, 39, 20),</text:p>
      <text:p text:style-name="Standard">(14358, 583, 224, 1, 39, 21),</text:p>
      <text:p text:style-name="Standard">(14359, 583, 276, 66, 39, 22),</text:p>
      <text:p text:style-name="Standard">(14360, 583, 235, 32, 39, 23),</text:p>
      <text:p text:style-name="Standard">(14361, 583, 230, 37, 39, 24),</text:p>
      <text:p text:style-name="Standard">(14362, 583, 299, 74, 39, 25),</text:p>
      <text:p text:style-name="Standard">(14363, 584, 182, 6, 34, 1),</text:p>
      <text:p text:style-name="Standard">(14364, 584, 231, 64, 34, 2),</text:p>
      <text:p text:style-name="Standard">(14365, 584, 200, 1, 34, 3),</text:p>
      <text:p text:style-name="Standard">(14366, 584, 224, 1, 34, 4),</text:p>
      <text:p text:style-name="Standard">(14367, 584, 207, 73, 34, 5),</text:p>
      <text:p text:style-name="Standard">(14368, 584, 221, 25, 34, 6),</text:p>
      <text:p text:style-name="Standard">(14369, 584, 294, 75, 34, 7),</text:p>
      <text:p text:style-name="Standard">(14370, 584, 197, 202, 34, 8),</text:p>
      <text:p text:style-name="Standard">(14371, 584, 222, 25, 34, 9),</text:p>
      <text:p text:style-name="Standard">(14372, 584, 238, 32, 34, 10),</text:p>
      <text:p text:style-name="Standard">(14373, 584, 172, 3, 34, 11),</text:p>
      <text:p text:style-name="Standard">(14374, 584, 219, 25, 34, 12),</text:p>
      <text:p text:style-name="Standard">(14375, 584, 187, 63, 34, 13),</text:p>
      <text:p text:style-name="Standard">(14376, 584, 199, 34, 34, 14),</text:p>
      <text:p text:style-name="Standard">(14377, 584, 298, 57, 34, 15),</text:p>
      <text:p text:style-name="Standard"><text:soft-page-break/>(14378, 584, 178, 75, 34, 16),</text:p>
      <text:p text:style-name="Standard">(14379, 584, 276, 66, 34, 17),</text:p>
      <text:p text:style-name="Standard">(14380, 584, 275, 37, 34, 18),</text:p>
      <text:p text:style-name="Standard">(14381, 584, 250, 34, 34, 19),</text:p>
      <text:p text:style-name="Standard">(14382, 584, 235, 32, 34, 20),</text:p>
      <text:p text:style-name="Standard">(14383, 584, 290, 56, 34, 21),</text:p>
      <text:p text:style-name="Standard">(14384, 584, 230, 37, 34, 22),</text:p>
      <text:p text:style-name="Standard">(14385, 584, 223, 6, 34, 23),</text:p>
      <text:p text:style-name="Standard">(14386, 584, 288, 67, 34, 24),</text:p>
      <text:p text:style-name="Standard">(14387, 584, 252, 202, 34, 25),</text:p>
      <text:p text:style-name="Standard">(14388, 584, 296, 3, 34, 26),</text:p>
      <text:p text:style-name="Standard">(14389, 585, 224, 1, 9, 1),</text:p>
      <text:p text:style-name="Standard">(14390, 585, 250, 34, 9, 2),</text:p>
      <text:p text:style-name="Standard">(14391, 585, 222, 25, 9, 3),</text:p>
      <text:p text:style-name="Standard">(14392, 585, 231, 64, 9, 4),</text:p>
      <text:p text:style-name="Standard">(14393, 585, 288, 37, 9, 5),</text:p>
      <text:p text:style-name="Standard">(14394, 585, 230, 37, 9, 6),</text:p>
      <text:p text:style-name="Standard">(14395, 585, 200, 1, 9, 7),</text:p>
      <text:p text:style-name="Standard">(14396, 585, 182, 6, 9, 8),</text:p>
      <text:p text:style-name="Standard">(14397, 585, 221, 25, 9, 9),</text:p>
      <text:p text:style-name="Standard">(14398, 585, 178, 75, 9, 10),</text:p>
      <text:p text:style-name="Standard">(14399, 585, 187, 63, 9, 11),</text:p>
      <text:p text:style-name="Standard">(14400, 585, 207, 73, 9, 12),</text:p>
      <text:p text:style-name="Standard">(14401, 585, 223, 6, 9, 13),</text:p>
      <text:p text:style-name="Standard">(14402, 585, 197, 202, 9, 14),</text:p>
      <text:p text:style-name="Standard">(14403, 585, 294, 75, 9, 15),</text:p>
      <text:p text:style-name="Standard">(14404, 585, 205, 32, 9, 16),</text:p>
      <text:p text:style-name="Standard">(14405, 585, 300, 76, 9, 17),</text:p>
      <text:p text:style-name="Standard">(14406, 585, 301, 63, 9, 18),</text:p>
      <text:p text:style-name="Standard">(14407, 585, 290, 56, 9, 19),</text:p>
      <text:p text:style-name="Standard">(14408, 585, 233, 37, 9, 20),</text:p>
      <text:p text:style-name="Standard">(14409, 585, 302, 32, 9, 21),</text:p>
      <text:p text:style-name="Standard">(14410, 585, 252, 202, 9, 22),</text:p>
      <text:p text:style-name="Standard">(14411, 585, 275, 37, 9, 23),</text:p>
      <text:p text:style-name="Standard">(14412, 585, 238, 32, 9, 24),</text:p>
      <text:p text:style-name="Standard">(14413, 585, 172, 3, 9, 25),</text:p>
      <text:p text:style-name="Standard">(14414, 585, 199, 34, 9, 26),</text:p>
      <text:p text:style-name="Standard">(14415, 585, 295, 57, 9, 27),</text:p>
      <text:p text:style-name="Standard">(14416, 585, 299, 74, 9, 28),</text:p>
      <text:p text:style-name="Standard">(14417, 586, 199, 34, 20, 1),</text:p>
      <text:p text:style-name="Standard">(14418, 586, 172, 3, 20, 2),</text:p>
      <text:p text:style-name="Standard">(14419, 586, 182, 6, 20, 3),</text:p>
      <text:p text:style-name="Standard">(14420, 586, 252, 202, 20, 4),</text:p>
      <text:p text:style-name="Standard">(14421, 586, 178, 75, 20, 5),</text:p>
      <text:p text:style-name="Standard">(14422, 586, 298, 57, 20, 6),</text:p>
      <text:p text:style-name="Standard">(14423, 586, 275, 37, 20, 7),</text:p>
      <text:p text:style-name="Standard">(14424, 586, 229, 64, 20, 8),</text:p>
      <text:p text:style-name="Standard">(14425, 586, 221, 25, 20, 9),</text:p>
      <text:p text:style-name="Standard">(14426, 586, 207, 73, 20, 10),</text:p>
      <text:p text:style-name="Standard">(14427, 586, 231, 64, 20, 11),</text:p>
      <text:p text:style-name="Standard">(14428, 586, 223, 6, 20, 12),</text:p>
      <text:p text:style-name="Standard">(14429, 586, 294, 75, 20, 13),</text:p>
      <text:p text:style-name="Standard"><text:soft-page-break/>(14430, 586, 222, 25, 20, 14),</text:p>
      <text:p text:style-name="Standard">(14431, 586, 197, 202, 20, 15),</text:p>
      <text:p text:style-name="Standard">(14432, 586, 250, 34, 20, 16),</text:p>
      <text:p text:style-name="Standard">(14433, 586, 290, 56, 20, 17),</text:p>
      <text:p text:style-name="Standard">(14434, 586, 233, 37, 20, 18),</text:p>
      <text:p text:style-name="Standard">(14435, 586, 224, 1, 20, 19),</text:p>
      <text:p text:style-name="Standard">(14436, 586, 230, 37, 20, 20),</text:p>
      <text:p text:style-name="Standard">(14437, 586, 187, 32, 20, 21),</text:p>
      <text:p text:style-name="Standard">(14438, 586, 238, 32, 20, 22),</text:p>
      <text:p text:style-name="Standard">(14439, 586, 288, 37, 20, 23),</text:p>
      <text:p text:style-name="Standard">(14440, 586, 200, 1, 20, 24),</text:p>
      <text:p text:style-name="Standard">(14441, 586, 270, 3, 20, 25),</text:p>
      <text:p text:style-name="Standard">(14442, 586, 245, 74, 20, 26),</text:p>
      <text:p text:style-name="Standard">(14443, 587, 230, 37, 23, 1),</text:p>
      <text:p text:style-name="Standard">(14444, 587, 231, 64, 23, 2),</text:p>
      <text:p text:style-name="Standard">(14445, 587, 252, 202, 23, 3),</text:p>
      <text:p text:style-name="Standard">(14446, 587, 200, 1, 23, 4),</text:p>
      <text:p text:style-name="Standard">(14447, 587, 238, 32, 23, 5),</text:p>
      <text:p text:style-name="Standard">(14448, 587, 182, 6, 23, 6),</text:p>
      <text:p text:style-name="Standard">(14449, 587, 223, 6, 23, 7),</text:p>
      <text:p text:style-name="Standard">(14450, 587, 222, 25, 23, 8),</text:p>
      <text:p text:style-name="Standard">(14451, 587, 224, 1, 23, 9),</text:p>
      <text:p text:style-name="Standard">(14452, 587, 187, 63, 23, 10),</text:p>
      <text:p text:style-name="Standard">(14453, 587, 221, 25, 23, 11),</text:p>
      <text:p text:style-name="Standard">(14454, 587, 278, 57, 23, 12),</text:p>
      <text:p text:style-name="Standard">(14455, 587, 239, 64, 23, 13),</text:p>
      <text:p text:style-name="Standard">(14456, 587, 199, 34, 23, 14),</text:p>
      <text:p text:style-name="Standard">(14457, 587, 294, 75, 23, 15),</text:p>
      <text:p text:style-name="Standard">(14458, 587, 243, 75, 23, 16),</text:p>
      <text:p text:style-name="Standard">(14459, 587, 275, 37, 23, 17),</text:p>
      <text:p text:style-name="Standard">(14460, 587, 295, 57, 23, 18),</text:p>
      <text:p text:style-name="Standard">(14461, 587, 229, 64, 23, 19),</text:p>
      <text:p text:style-name="Standard">(14462, 587, 172, 3, 23, 20),</text:p>
      <text:p text:style-name="Standard">(14463, 587, 250, 34, 23, 21),</text:p>
      <text:p text:style-name="Standard">(14464, 587, 303, 3, 23, 22),</text:p>
      <text:p text:style-name="Standard">(14465, 587, 233, 37, 23, 23),</text:p>
      <text:p text:style-name="Standard">(14466, 587, 197, 203, 23, 24),</text:p>
      <text:p text:style-name="Standard">(14467, 587, 276, 66, 23, 25),</text:p>
      <text:p text:style-name="Standard">(14468, 587, 207, 73, 23, 26),</text:p>
      <text:p text:style-name="Standard">(14469, 587, 288, 37, 23, 27),</text:p>
      <text:p text:style-name="Standard">(14470, 587, 205, 32, 23, 28),</text:p>
      <text:p text:style-name="Standard">(14471, 587, 245, 74, 23, 29),</text:p>
      <text:p text:style-name="Standard">(14472, 587, 290, 56, 23, 30),</text:p>
      <text:p text:style-name="Standard">(14473, 588, 223, 6, 14, 1),</text:p>
      <text:p text:style-name="Standard">(14474, 588, 224, 1, 14, 2),</text:p>
      <text:p text:style-name="Standard">(14475, 588, 182, 6, 14, 3),</text:p>
      <text:p text:style-name="Standard">(14476, 588, 199, 34, 14, 4),</text:p>
      <text:p text:style-name="Standard">(14477, 588, 231, 64, 14, 5),</text:p>
      <text:p text:style-name="Standard">(14478, 588, 252, 202, 14, 6),</text:p>
      <text:p text:style-name="Standard">(14479, 588, 221, 25, 14, 7),</text:p>
      <text:p text:style-name="Standard">(14480, 588, 222, 25, 14, 8),</text:p>
      <text:p text:style-name="Standard">(14481, 588, 229, 64, 14, 9),</text:p>
      <text:p text:style-name="Standard"><text:soft-page-break/>(14482, 588, 239, 64, 14, 10),</text:p>
      <text:p text:style-name="Standard">(14483, 588, 232, 56, 14, 11),</text:p>
      <text:p text:style-name="Standard">(14484, 588, 278, 57, 14, 12),</text:p>
      <text:p text:style-name="Standard">(14485, 588, 302, 32, 14, 13),</text:p>
      <text:p text:style-name="Standard">(14486, 588, 254, 3, 14, 14),</text:p>
      <text:p text:style-name="Standard">(14487, 588, 197, 203, 14, 15),</text:p>
      <text:p text:style-name="Standard">(14488, 588, 275, 37, 14, 16),</text:p>
      <text:p text:style-name="Standard">(14489, 588, 233, 37, 14, 17),</text:p>
      <text:p text:style-name="Standard">(14490, 588, 172, 3, 14, 18),</text:p>
      <text:p text:style-name="Standard">(14491, 588, 250, 34, 14, 19),</text:p>
      <text:p text:style-name="Standard">(14492, 588, 243, 75, 14, 20),</text:p>
      <text:p text:style-name="Standard">(14493, 588, 200, 1, 14, 21),</text:p>
      <text:p text:style-name="Standard">(14494, 588, 238, 32, 14, 22),</text:p>
      <text:p text:style-name="Standard">(14495, 588, 294, 75, 14, 23),</text:p>
      <text:p text:style-name="Standard">(14496, 588, 207, 73, 14, 24),</text:p>
      <text:p text:style-name="Standard">(14497, 588, 230, 37, 14, 25),</text:p>
      <text:p text:style-name="Standard">(14498, 588, 276, 66, 14, 26),</text:p>
      <text:p text:style-name="Standard">(14499, 588, 295, 57, 14, 27),</text:p>
      <text:p text:style-name="Standard">(14500, 588, 245, 74, 14, 28),</text:p>
      <text:p text:style-name="Standard">(14501, 589, 182, 6, 46, 1),</text:p>
      <text:p text:style-name="Standard">(14502, 589, 224, 1, 46, 2),</text:p>
      <text:p text:style-name="Standard">(14503, 589, 200, 1, 46, 3),</text:p>
      <text:p text:style-name="Standard">(14504, 589, 231, 64, 46, 4),</text:p>
      <text:p text:style-name="Standard">(14505, 589, 238, 32, 46, 5),</text:p>
      <text:p text:style-name="Standard">(14506, 589, 222, 25, 46, 6),</text:p>
      <text:p text:style-name="Standard">(14507, 589, 230, 37, 46, 7),</text:p>
      <text:p text:style-name="Standard">(14508, 589, 233, 37, 46, 8),</text:p>
      <text:p text:style-name="Standard">(14509, 589, 187, 67, 46, 9),</text:p>
      <text:p text:style-name="Standard">(14510, 589, 290, 56, 46, 10),</text:p>
      <text:p text:style-name="Standard">(14511, 589, 252, 202, 46, 11),</text:p>
      <text:p text:style-name="Standard">(14512, 589, 205, 32, 46, 12),</text:p>
      <text:p text:style-name="Standard">(14513, 589, 239, 64, 46, 13),</text:p>
      <text:p text:style-name="Standard">(14514, 589, 295, 57, 46, 14),</text:p>
      <text:p text:style-name="Standard">(14515, 589, 223, 6, 46, 15),</text:p>
      <text:p text:style-name="Standard">(14516, 589, 197, 202, 46, 16),</text:p>
      <text:p text:style-name="Standard">(14517, 589, 199, 34, 46, 17),</text:p>
      <text:p text:style-name="Standard">(14518, 589, 207, 73, 46, 18),</text:p>
      <text:p text:style-name="Standard">(14519, 589, 294, 75, 46, 19),</text:p>
      <text:p text:style-name="Standard">(14520, 589, 277, 25, 46, 20),</text:p>
      <text:p text:style-name="Standard">(14521, 589, 221, 25, 46, 21),</text:p>
      <text:p text:style-name="Standard">(14522, 589, 250, 34, 46, 22),</text:p>
      <text:p text:style-name="Standard">(14523, 589, 172, 3, 46, 23),</text:p>
      <text:p text:style-name="Standard">(14524, 589, 275, 3, 46, 24),</text:p>
      <text:p text:style-name="Standard">(14525, 590, 304, 1, 25, 1),</text:p>
      <text:p text:style-name="Standard">(14526, 590, 182, 6, 25, 2),</text:p>
      <text:p text:style-name="Standard">(14527, 590, 223, 6, 25, 3),</text:p>
      <text:p text:style-name="Standard">(14528, 590, 305, 1, 25, 4),</text:p>
      <text:p text:style-name="Standard">(14529, 590, 306, 66, 25, 5),</text:p>
      <text:p text:style-name="Standard">(14530, 590, 221, 25, 25, 6),</text:p>
      <text:p text:style-name="Standard">(14531, 590, 199, 34, 25, 7),</text:p>
      <text:p text:style-name="Standard">(14532, 590, 307, 37, 25, 8),</text:p>
      <text:p text:style-name="Standard">(14533, 590, 280, 66, 25, 9),</text:p>
      <text:p text:style-name="Standard"><text:soft-page-break/>(14534, 590, 224, 1, 25, 10),</text:p>
      <text:p text:style-name="Standard">(14535, 590, 265, 26, 25, 11),</text:p>
      <text:p text:style-name="Standard">(14536, 590, 187, 34, 25, 12),</text:p>
      <text:p text:style-name="Standard">(14537, 590, 238, 32, 25, 13),</text:p>
      <text:p text:style-name="Standard">(14538, 590, 289, 26, 25, 14),</text:p>
      <text:p text:style-name="Standard">(14539, 590, 235, 32, 25, 15),</text:p>
      <text:p text:style-name="Standard">(14540, 590, 308, 34, 25, 16),</text:p>
      <text:p text:style-name="Standard">(14541, 590, 233, 37, 25, 17),</text:p>
      <text:p text:style-name="Standard">(14542, 590, 296, 66, 25, 18),</text:p>
      <text:p text:style-name="Standard">(14543, 590, 222, 25, 25, 19),</text:p>
      <text:p text:style-name="Standard">(14544, 590, 250, 63, 25, 20),</text:p>
      <text:p text:style-name="Standard">(14545, 590, 232, 80, 25, 21),</text:p>
      <text:p text:style-name="Standard">(14546, 590, 231, 37, 25, 22),</text:p>
      <text:p text:style-name="Standard">(14547, 590, 200, 63, 25, 23),</text:p>
      <text:p text:style-name="Standard">(14548, 590, 309, 58, 25, 24),</text:p>
      <text:p text:style-name="Standard">(14549, 590, 197, 58, 25, 25),</text:p>
      <text:p text:style-name="Standard">(14550, 591, 224, 1, 18, 1),</text:p>
      <text:p text:style-name="Standard">(14551, 591, 223, 6, 18, 2),</text:p>
      <text:p text:style-name="Standard">(14552, 591, 235, 32, 18, 3),</text:p>
      <text:p text:style-name="Standard">(14553, 591, 250, 63, 18, 4),</text:p>
      <text:p text:style-name="Standard">(14554, 591, 305, 1, 18, 5),</text:p>
      <text:p text:style-name="Standard">(14555, 591, 238, 32, 18, 6),</text:p>
      <text:p text:style-name="Standard">(14556, 591, 199, 34, 18, 7),</text:p>
      <text:p text:style-name="Standard">(14557, 591, 221, 25, 18, 8),</text:p>
      <text:p text:style-name="Standard">(14558, 591, 231, 37, 18, 9),</text:p>
      <text:p text:style-name="Standard">(14559, 591, 306, 66, 18, 10),</text:p>
      <text:p text:style-name="Standard">(14560, 591, 289, 26, 18, 11),</text:p>
      <text:p text:style-name="Standard">(14561, 591, 304, 1, 18, 12),</text:p>
      <text:p text:style-name="Standard">(14562, 591, 222, 25, 18, 13),</text:p>
      <text:p text:style-name="Standard">(14563, 591, 280, 66, 18, 14),</text:p>
      <text:p text:style-name="Standard">(14564, 591, 308, 34, 18, 15),</text:p>
      <text:p text:style-name="Standard">(14565, 591, 296, 66, 18, 16),</text:p>
      <text:p text:style-name="Standard">(14566, 591, 200, 63, 18, 17),</text:p>
      <text:p text:style-name="Standard">(14567, 591, 187, 34, 18, 18),</text:p>
      <text:p text:style-name="Standard">(14568, 591, 233, 37, 18, 19),</text:p>
      <text:p text:style-name="Standard">(14569, 591, 197, 58, 18, 20),</text:p>
      <text:p text:style-name="Standard">(14570, 591, 232, 80, 18, 21),</text:p>
      <text:p text:style-name="Standard">(14571, 591, 309, 58, 18, 22),</text:p>
      <text:p text:style-name="Standard">(14572, 591, 307, 37, 18, 23),</text:p>
      <text:p text:style-name="Standard">(14573, 591, 182, 6, 18, 24),</text:p>
      <text:p text:style-name="Standard">(14574, 591, 265, 26, 18, 25),</text:p>
      <text:p text:style-name="Standard">(14575, 592, 199, 34, 30, 1),</text:p>
      <text:p text:style-name="Standard">(14576, 592, 306, 66, 30, 2),</text:p>
      <text:p text:style-name="Standard">(14577, 592, 305, 1, 30, 3),</text:p>
      <text:p text:style-name="Standard">(14578, 592, 221, 25, 30, 4),</text:p>
      <text:p text:style-name="Standard">(14579, 592, 233, 37, 30, 5),</text:p>
      <text:p text:style-name="Standard">(14580, 592, 232, 80, 30, 6),</text:p>
      <text:p text:style-name="Standard">(14581, 592, 224, 1, 30, 7),</text:p>
      <text:p text:style-name="Standard">(14582, 592, 222, 25, 30, 8),</text:p>
      <text:p text:style-name="Standard">(14583, 592, 304, 1, 30, 9),</text:p>
      <text:p text:style-name="Standard">(14584, 592, 230, 37, 30, 10),</text:p>
      <text:p text:style-name="Standard">(14585, 592, 250, 63, 30, 11),</text:p>
      <text:p text:style-name="Standard"><text:soft-page-break/>(14586, 592, 289, 26, 30, 12),</text:p>
      <text:p text:style-name="Standard">(14587, 592, 251, 32, 30, 13),</text:p>
      <text:p text:style-name="Standard">(14588, 592, 292, 25, 30, 14),</text:p>
      <text:p text:style-name="Standard">(14589, 592, 296, 66, 30, 15),</text:p>
      <text:p text:style-name="Standard">(14590, 592, 182, 6, 30, 16),</text:p>
      <text:p text:style-name="Standard">(14591, 592, 308, 34, 30, 17),</text:p>
      <text:p text:style-name="Standard">(14592, 592, 280, 66, 30, 18),</text:p>
      <text:p text:style-name="Standard">(14593, 592, 293, 1, 30, 19),</text:p>
      <text:p text:style-name="Standard">(14594, 592, 223, 6, 30, 20),</text:p>
      <text:p text:style-name="Standard">(14595, 592, 187, 34, 30, 21),</text:p>
      <text:p text:style-name="Standard">(14596, 592, 235, 32, 30, 22),</text:p>
      <text:p text:style-name="Standard">(14597, 592, 231, 64, 30, 23),</text:p>
      <text:p text:style-name="Standard">(14598, 592, 200, 63, 30, 24),</text:p>
      <text:p text:style-name="Standard">(14599, 592, 310, 32, 30, 25),</text:p>
      <text:p text:style-name="Standard">(14600, 592, 238, 32, 30, 26),</text:p>
      <text:p text:style-name="Standard">(14601, 592, 311, 80, 30, 27),</text:p>
      <text:p text:style-name="Standard">(14602, 593, 182, 6, 45, 1),</text:p>
      <text:p text:style-name="Standard">(14603, 593, 223, 6, 45, 2),</text:p>
      <text:p text:style-name="Standard">(14604, 593, 224, 1, 45, 3),</text:p>
      <text:p text:style-name="Standard">(14605, 593, 233, 37, 45, 4),</text:p>
      <text:p text:style-name="Standard">(14606, 593, 222, 25, 45, 5),</text:p>
      <text:p text:style-name="Standard">(14607, 593, 304, 1, 45, 6),</text:p>
      <text:p text:style-name="Standard">(14608, 593, 312, 58, 45, 7),</text:p>
      <text:p text:style-name="Standard">(14609, 593, 221, 25, 45, 8),</text:p>
      <text:p text:style-name="Standard">(14610, 593, 305, 1, 45, 9),</text:p>
      <text:p text:style-name="Standard">(14611, 593, 231, 64, 45, 10),</text:p>
      <text:p text:style-name="Standard">(14612, 593, 187, 34, 45, 11),</text:p>
      <text:p text:style-name="Standard">(14613, 593, 280, 66, 45, 12),</text:p>
      <text:p text:style-name="Standard">(14614, 593, 250, 63, 45, 13),</text:p>
      <text:p text:style-name="Standard">(14615, 593, 314, 77, 45, 14),</text:p>
      <text:p text:style-name="Standard">(14616, 593, 197, 58, 45, 15),</text:p>
      <text:p text:style-name="Standard">(14617, 593, 289, 26, 45, 16),</text:p>
      <text:p text:style-name="Standard">(14618, 593, 232, 80, 45, 17),</text:p>
      <text:p text:style-name="Standard">(14619, 593, 200, 63, 45, 18),</text:p>
      <text:p text:style-name="Standard">(14620, 593, 296, 66, 45, 19),</text:p>
      <text:p text:style-name="Standard">(14621, 593, 235, 32, 45, 20),</text:p>
      <text:p text:style-name="Standard">(14622, 593, 238, 32, 45, 21),</text:p>
      <text:p text:style-name="Standard">(14623, 593, 278, 78, 45, 22),</text:p>
      <text:p text:style-name="Standard">(14624, 593, 313, 34, 45, 23),</text:p>
      <text:p text:style-name="Standard">(14625, 593, 199, 34, 45, 24),</text:p>
      <text:p text:style-name="Standard">(14626, 593, 306, 66, 45, 25),</text:p>
      <text:p text:style-name="Standard">(14627, 593, 265, 26, 45, 26),</text:p>
      <text:p text:style-name="Standard">(14628, 593, 311, 80, 45, 27),</text:p>
      <text:p text:style-name="Standard">(14629, 594, 224, 1, 50, 1),</text:p>
      <text:p text:style-name="Standard">(14630, 594, 182, 6, 50, 2),</text:p>
      <text:p text:style-name="Standard">(14631, 594, 222, 25, 50, 3),</text:p>
      <text:p text:style-name="Standard">(14632, 594, 223, 6, 50, 4),</text:p>
      <text:p text:style-name="Standard">(14633, 594, 306, 66, 50, 5),</text:p>
      <text:p text:style-name="Standard">(14634, 594, 304, 1, 50, 6),</text:p>
      <text:p text:style-name="Standard">(14635, 594, 305, 1, 50, 7),</text:p>
      <text:p text:style-name="Standard">(14636, 594, 289, 26, 50, 8),</text:p>
      <text:p text:style-name="Standard">(14637, 594, 230, 37, 50, 9),</text:p>
      <text:p text:style-name="Standard"><text:soft-page-break/>(14638, 594, 314, 77, 50, 10),</text:p>
      <text:p text:style-name="Standard">(14639, 594, 187, 34, 50, 11),</text:p>
      <text:p text:style-name="Standard">(14640, 594, 265, 26, 50, 12),</text:p>
      <text:p text:style-name="Standard">(14641, 594, 197, 58, 50, 13),</text:p>
      <text:p text:style-name="Standard">(14642, 594, 298, 80, 50, 14),</text:p>
      <text:p text:style-name="Standard">(14643, 594, 267, 57, 50, 15),</text:p>
      <text:p text:style-name="Standard">(14644, 594, 296, 66, 50, 16),</text:p>
      <text:p text:style-name="Standard">(14645, 594, 269, 34, 50, 17),</text:p>
      <text:p text:style-name="Standard">(14646, 594, 312, 58, 50, 18),</text:p>
      <text:p text:style-name="Standard">(14647, 594, 235, 32, 50, 19),</text:p>
      <text:p text:style-name="Standard">(14648, 594, 252, 79, 50, 20),</text:p>
      <text:p text:style-name="Standard">(14649, 594, 199, 34, 50, 21),</text:p>
      <text:p text:style-name="Standard">(14650, 594, 238, 32, 50, 22),</text:p>
      <text:p text:style-name="Standard">(14651, 594, 221, 25, 50, 23),</text:p>
      <text:p text:style-name="Standard">(14652, 594, 200, 63, 50, 24),</text:p>
      <text:p text:style-name="Standard">(14653, 594, 315, 34, 50, 25),</text:p>
      <text:p text:style-name="Standard">(14654, 594, 250, 63, 50, 26),</text:p>
      <text:p text:style-name="Standard">(14655, 594, 313, 34, 50, 27),</text:p>
      <text:p text:style-name="Standard">(14656, 594, 231, 64, 50, 28),</text:p>
      <text:p text:style-name="Standard">(14657, 594, 232, 80, 50, 29),</text:p>
      <text:p text:style-name="Standard">(14658, 594, 280, 66, 50, 30),</text:p>
      <text:p text:style-name="Standard">(14659, 594, 233, 37, 50, 31),</text:p>
      <text:p text:style-name="Standard">(14660, 594, 316, 63, 50, 32),</text:p>
      <text:p text:style-name="Standard">(14661, 595, 238, 32, 6, 1),</text:p>
      <text:p text:style-name="Standard">(14662, 595, 222, 25, 6, 2),</text:p>
      <text:p text:style-name="Standard">(14663, 595, 197, 58, 6, 3),</text:p>
      <text:p text:style-name="Standard">(14664, 595, 223, 6, 6, 4),</text:p>
      <text:p text:style-name="Standard">(14665, 595, 224, 1, 6, 5),</text:p>
      <text:p text:style-name="Standard">(14666, 595, 187, 34, 6, 6),</text:p>
      <text:p text:style-name="Standard">(14667, 595, 289, 26, 6, 7),</text:p>
      <text:p text:style-name="Standard">(14668, 595, 265, 26, 6, 8),</text:p>
      <text:p text:style-name="Standard">(14669, 595, 221, 25, 6, 9),</text:p>
      <text:p text:style-name="Standard">(14670, 595, 280, 66, 6, 10),</text:p>
      <text:p text:style-name="Standard">(14671, 595, 235, 32, 6, 11),</text:p>
      <text:p text:style-name="Standard">(14672, 595, 182, 6, 6, 12),</text:p>
      <text:p text:style-name="Standard">(14673, 595, 231, 64, 6, 13),</text:p>
      <text:p text:style-name="Standard">(14674, 595, 305, 1, 6, 14),</text:p>
      <text:p text:style-name="Standard">(14675, 595, 199, 34, 6, 15),</text:p>
      <text:p text:style-name="Standard">(14676, 595, 296, 66, 6, 16),</text:p>
      <text:p text:style-name="Standard">(14677, 595, 267, 57, 6, 17),</text:p>
      <text:p text:style-name="Standard">(14678, 595, 233, 37, 6, 18),</text:p>
      <text:p text:style-name="Standard">(14679, 595, 306, 66, 6, 19),</text:p>
      <text:p text:style-name="Standard">(14680, 595, 304, 1, 6, 20),</text:p>
      <text:p text:style-name="Standard">(14681, 595, 232, 80, 6, 21),</text:p>
      <text:p text:style-name="Standard">(14682, 595, 230, 37, 6, 22),</text:p>
      <text:p text:style-name="Standard">(14683, 595, 312, 58, 6, 23),</text:p>
      <text:p text:style-name="Standard">(14684, 595, 250, 63, 6, 24),</text:p>
      <text:p text:style-name="Standard">(14685, 595, 314, 77, 6, 25),</text:p>
      <text:p text:style-name="Standard">(14686, 595, 200, 63, 6, 26),</text:p>
      <text:p text:style-name="Standard">(14687, 595, 278, 78, 6, 27),</text:p>
      <text:p text:style-name="Standard">(14688, 595, 313, 34, 6, 28),</text:p>
      <text:p text:style-name="Standard">(14689, 596, 222, 25, 47, 1),</text:p>
      <text:p text:style-name="Standard"><text:soft-page-break/>(14690, 596, 221, 25, 47, 2),</text:p>
      <text:p text:style-name="Standard">(14691, 596, 231, 64, 47, 3),</text:p>
      <text:p text:style-name="Standard">(14692, 596, 224, 1, 47, 4),</text:p>
      <text:p text:style-name="Standard">(14693, 596, 197, 58, 47, 5),</text:p>
      <text:p text:style-name="Standard">(14694, 596, 289, 26, 47, 6),</text:p>
      <text:p text:style-name="Standard">(14695, 596, 265, 26, 47, 7),</text:p>
      <text:p text:style-name="Standard">(14696, 596, 311, 80, 47, 8),</text:p>
      <text:p text:style-name="Standard">(14697, 596, 313, 34, 47, 9),</text:p>
      <text:p text:style-name="Standard">(14698, 596, 230, 37, 47, 10),</text:p>
      <text:p text:style-name="Standard">(14699, 596, 187, 34, 47, 11),</text:p>
      <text:p text:style-name="Standard">(14700, 596, 267, 57, 47, 12),</text:p>
      <text:p text:style-name="Standard">(14701, 596, 182, 6, 47, 13),</text:p>
      <text:p text:style-name="Standard">(14702, 596, 317, 37, 47, 14),</text:p>
      <text:p text:style-name="Standard">(14703, 596, 304, 1, 47, 15),</text:p>
      <text:p text:style-name="Standard">(14704, 596, 200, 63, 47, 16),</text:p>
      <text:p text:style-name="Standard">(14705, 596, 199, 34, 47, 17),</text:p>
      <text:p text:style-name="Standard">(14706, 596, 235, 32, 47, 18),</text:p>
      <text:p text:style-name="Standard">(14707, 596, 223, 6, 47, 19),</text:p>
      <text:p text:style-name="Standard">(14708, 596, 250, 63, 47, 20),</text:p>
      <text:p text:style-name="Standard">(14709, 596, 238, 32, 47, 21),</text:p>
      <text:p text:style-name="Standard">(14710, 596, 316, 63, 47, 22),</text:p>
      <text:p text:style-name="Standard">(14711, 596, 305, 1, 47, 23),</text:p>
      <text:p text:style-name="Standard">(14712, 596, 306, 66, 47, 24),</text:p>
      <text:p text:style-name="Standard">(14713, 596, 318, 58, 47, 25),</text:p>
      <text:p text:style-name="Standard">(14714, 596, 280, 66, 47, 26),</text:p>
      <text:p text:style-name="Standard">(14715, 596, 308, 80, 47, 27),</text:p>
      <text:p text:style-name="Standard">(14716, 597, 182, 6, 39, 1),</text:p>
      <text:p text:style-name="Standard">(14717, 597, 223, 6, 39, 2),</text:p>
      <text:p text:style-name="Standard">(14718, 597, 224, 1, 39, 3),</text:p>
      <text:p text:style-name="Standard">(14719, 597, 305, 1, 39, 4),</text:p>
      <text:p text:style-name="Standard">(14720, 597, 222, 25, 39, 5),</text:p>
      <text:p text:style-name="Standard">(14721, 597, 221, 25, 39, 6),</text:p>
      <text:p text:style-name="Standard">(14722, 597, 187, 34, 39, 7),</text:p>
      <text:p text:style-name="Standard">(14723, 597, 238, 32, 39, 8),</text:p>
      <text:p text:style-name="Standard">(14724, 597, 313, 34, 39, 9),</text:p>
      <text:p text:style-name="Standard">(14725, 597, 230, 37, 39, 10),</text:p>
      <text:p text:style-name="Standard">(14726, 597, 235, 32, 39, 11),</text:p>
      <text:p text:style-name="Standard">(14727, 597, 199, 34, 39, 12),</text:p>
      <text:p text:style-name="Standard">(14728, 597, 267, 57, 39, 13),</text:p>
      <text:p text:style-name="Standard">(14729, 597, 304, 1, 39, 14),</text:p>
      <text:p text:style-name="Standard">(14730, 597, 296, 66, 39, 15),</text:p>
      <text:p text:style-name="Standard">(14731, 597, 232, 80, 39, 16),</text:p>
      <text:p text:style-name="Standard">(14732, 597, 265, 26, 39, 17),</text:p>
      <text:p text:style-name="Standard">(14733, 597, 197, 58, 39, 18),</text:p>
      <text:p text:style-name="Standard">(14734, 597, 306, 66, 39, 19),</text:p>
      <text:p text:style-name="Standard">(14735, 597, 289, 26, 39, 20),</text:p>
      <text:p text:style-name="Standard">(14736, 597, 280, 66, 39, 21),</text:p>
      <text:p text:style-name="Standard">(14737, 597, 200, 63, 39, 22),</text:p>
      <text:p text:style-name="Standard">(14738, 597, 231, 64, 39, 23),</text:p>
      <text:p text:style-name="Standard">(14739, 597, 252, 58, 39, 24),</text:p>
      <text:p text:style-name="Standard">(14740, 597, 233, 37, 39, 25),</text:p>
      <text:p text:style-name="Standard">(14741, 597, 314, 77, 39, 26),</text:p>
      <text:p text:style-name="Standard"><text:soft-page-break/>(14742, 597, 298, 80, 39, 27),</text:p>
      <text:p text:style-name="Standard">(14743, 598, 238, 32, 41, 1),</text:p>
      <text:p text:style-name="Standard">(14744, 598, 182, 6, 41, 2),</text:p>
      <text:p text:style-name="Standard">(14745, 598, 223, 6, 41, 3),</text:p>
      <text:p text:style-name="Standard">(14746, 598, 222, 25, 41, 4),</text:p>
      <text:p text:style-name="Standard">(14747, 598, 235, 32, 41, 5),</text:p>
      <text:p text:style-name="Standard">(14748, 598, 304, 1, 41, 6),</text:p>
      <text:p text:style-name="Standard">(14749, 598, 305, 1, 41, 7),</text:p>
      <text:p text:style-name="Standard">(14750, 598, 221, 25, 41, 8),</text:p>
      <text:p text:style-name="Standard">(14751, 598, 232, 80, 41, 9),</text:p>
      <text:p text:style-name="Standard">(14752, 598, 306, 66, 41, 10),</text:p>
      <text:p text:style-name="Standard">(14753, 598, 230, 37, 41, 11),</text:p>
      <text:p text:style-name="Standard">(14754, 598, 197, 58, 41, 12),</text:p>
      <text:p text:style-name="Standard">(14755, 598, 289, 26, 41, 13),</text:p>
      <text:p text:style-name="Standard">(14756, 598, 296, 66, 41, 14),</text:p>
      <text:p text:style-name="Standard">(14757, 598, 265, 26, 41, 15),</text:p>
      <text:p text:style-name="Standard">(14758, 598, 187, 34, 41, 16),</text:p>
      <text:p text:style-name="Standard">(14759, 598, 224, 1, 41, 17),</text:p>
      <text:p text:style-name="Standard">(14760, 598, 199, 34, 41, 18),</text:p>
      <text:p text:style-name="Standard">(14761, 598, 200, 63, 41, 19),</text:p>
      <text:p text:style-name="Standard">(14762, 598, 252, 58, 41, 20),</text:p>
      <text:p text:style-name="Standard">(14763, 598, 280, 66, 41, 21),</text:p>
      <text:p text:style-name="Standard">(14764, 598, 231, 64, 41, 22),</text:p>
      <text:p text:style-name="Standard">(14765, 598, 267, 57, 41, 23),</text:p>
      <text:p text:style-name="Standard">(14766, 598, 313, 34, 41, 24),</text:p>
      <text:p text:style-name="Standard">(14767, 598, 250, 34, 41, 25),</text:p>
      <text:p text:style-name="Standard">(14768, 598, 219, 80, 41, 26),</text:p>
      <text:p text:style-name="Standard">(14769, 598, 233, 37, 41, 27),</text:p>
      <text:p text:style-name="Standard">(14770, 598, 319, 63, 41, 28),</text:p>
      <text:p text:style-name="Standard">(14771, 598, 316, 63, 41, 29),</text:p>
      <text:p text:style-name="Standard">(14772, 598, 315, 34, 41, 30),</text:p>
      <text:p text:style-name="Standard">(14773, 599, 222, 25, 38, 1),</text:p>
      <text:p text:style-name="Standard">(14774, 599, 224, 1, 38, 2),</text:p>
      <text:p text:style-name="Standard">(14775, 599, 235, 32, 38, 3),</text:p>
      <text:p text:style-name="Standard">(14776, 599, 223, 6, 38, 4),</text:p>
      <text:p text:style-name="Standard">(14777, 599, 182, 6, 38, 5),</text:p>
      <text:p text:style-name="Standard">(14778, 599, 199, 34, 38, 6),</text:p>
      <text:p text:style-name="Standard">(14779, 599, 304, 1, 38, 7),</text:p>
      <text:p text:style-name="Standard">(14780, 599, 252, 58, 38, 8),</text:p>
      <text:p text:style-name="Standard">(14781, 599, 250, 34, 38, 9),</text:p>
      <text:p text:style-name="Standard">(14782, 599, 238, 32, 38, 10),</text:p>
      <text:p text:style-name="Standard">(14783, 599, 187, 34, 38, 11),</text:p>
      <text:p text:style-name="Standard">(14784, 599, 306, 66, 38, 12),</text:p>
      <text:p text:style-name="Standard">(14785, 599, 289, 26, 38, 13),</text:p>
      <text:p text:style-name="Standard">(14786, 599, 200, 63, 38, 14),</text:p>
      <text:p text:style-name="Standard">(14787, 599, 280, 66, 38, 15),</text:p>
      <text:p text:style-name="Standard">(14788, 599, 296, 66, 38, 16),</text:p>
      <text:p text:style-name="Standard">(14789, 599, 305, 1, 38, 17),</text:p>
      <text:p text:style-name="Standard">(14790, 599, 197, 58, 38, 18),</text:p>
      <text:p text:style-name="Standard">(14791, 599, 233, 37, 38, 19),</text:p>
      <text:p text:style-name="Standard">(14792, 599, 221, 25, 38, 20),</text:p>
      <text:p text:style-name="Standard">(14793, 599, 232, 80, 38, 21),</text:p>
      <text:p text:style-name="Standard"><text:soft-page-break/>(14794, 599, 230, 37, 38, 22),</text:p>
      <text:p text:style-name="Standard">(14795, 599, 314, 77, 38, 23),</text:p>
      <text:p text:style-name="Standard">(14796, 599, 231, 64, 38, 24),</text:p>
      <text:p text:style-name="Standard">(14797, 599, 320, 26, 38, 25),</text:p>
      <text:p text:style-name="Standard">(14798, 599, 259, 79, 38, 26),</text:p>
      <text:p text:style-name="Standard">(14799, 599, 321, 63, 38, 27),</text:p>
      <text:p text:style-name="Standard">(14800, 599, 311, 80, 38, 28),</text:p>
      <text:p text:style-name="Standard">(14801, 599, 275, 34, 38, 29),</text:p>
      <text:p text:style-name="Standard">(14802, 599, 267, 57, 38, 30),</text:p>
      <text:p text:style-name="Standard">(14803, 599, 300, 76, 38, 31),</text:p>
      <text:p text:style-name="Standard">(14804, 599, 307, 74, 38, 32),</text:p>
      <text:p text:style-name="Standard">(14805, 599, 283, 37, 38, 33),</text:p>
      <text:p text:style-name="Standard">(14806, 599, 316, 63, 38, 34),</text:p>
      <text:p text:style-name="Standard">(14807, 600, 223, 6, 20, 1),</text:p>
      <text:p text:style-name="Standard">(14808, 600, 222, 25, 20, 2),</text:p>
      <text:p text:style-name="Standard">(14809, 600, 199, 34, 20, 3),</text:p>
      <text:p text:style-name="Standard">(14810, 600, 238, 32, 20, 4),</text:p>
      <text:p text:style-name="Standard">(14811, 600, 235, 32, 20, 5),</text:p>
      <text:p text:style-name="Standard">(14812, 600, 252, 58, 20, 6),</text:p>
      <text:p text:style-name="Standard">(14813, 600, 233, 37, 20, 7),</text:p>
      <text:p text:style-name="Standard">(14814, 600, 197, 58, 20, 8),</text:p>
      <text:p text:style-name="Standard">(14815, 600, 289, 26, 20, 9),</text:p>
      <text:p text:style-name="Standard">(14816, 600, 280, 66, 20, 10),</text:p>
      <text:p text:style-name="Standard">(14817, 600, 321, 63, 20, 11),</text:p>
      <text:p text:style-name="Standard">(14818, 600, 250, 34, 20, 12),</text:p>
      <text:p text:style-name="Standard">(14819, 600, 230, 37, 20, 13),</text:p>
      <text:p text:style-name="Standard">(14820, 600, 270, 79, 20, 14),</text:p>
      <text:p text:style-name="Standard">(14821, 600, 305, 1, 20, 15),</text:p>
      <text:p text:style-name="Standard">(14822, 600, 200, 63, 20, 16),</text:p>
      <text:p text:style-name="Standard">(14823, 600, 231, 64, 20, 17),</text:p>
      <text:p text:style-name="Standard">(14824, 600, 221, 25, 20, 18),</text:p>
      <text:p text:style-name="Standard">(14825, 600, 232, 80, 20, 19),</text:p>
      <text:p text:style-name="Standard">(14826, 600, 306, 66, 20, 20),</text:p>
      <text:p text:style-name="Standard">(14827, 600, 267, 57, 20, 21),</text:p>
      <text:p text:style-name="Standard">(14828, 600, 224, 1, 20, 22),</text:p>
      <text:p text:style-name="Standard">(14829, 600, 172, 80, 20, 23),</text:p>
      <text:p text:style-name="Standard">(14830, 600, 187, 34, 20, 24),</text:p>
      <text:p text:style-name="Standard">(14831, 600, 182, 6, 20, 25),</text:p>
      <text:p text:style-name="Standard">(14832, 600, 304, 1, 20, 26),</text:p>
      <text:p text:style-name="Standard">(14833, 600, 296, 66, 20, 27),</text:p>
      <text:p text:style-name="Standard">(14834, 600, 314, 77, 20, 28),</text:p>
      <text:p text:style-name="Standard">(14835, 600, 265, 26, 20, 29),</text:p>
      <text:p text:style-name="Standard">(14836, 600, 256, 78, 20, 30),</text:p>
      <text:p text:style-name="Standard">(14837, 600, 278, 78, 20, 31),</text:p>
      <text:p text:style-name="Standard">(14838, 600, 307, 74, 20, 32),</text:p>
      <text:p text:style-name="Standard">(14839, 601, 199, 34, 23, 1),</text:p>
      <text:p text:style-name="Standard">(14840, 601, 304, 1, 23, 2),</text:p>
      <text:p text:style-name="Standard">(14841, 601, 231, 64, 23, 3),</text:p>
      <text:p text:style-name="Standard">(14842, 601, 187, 34, 23, 4),</text:p>
      <text:p text:style-name="Standard">(14843, 601, 223, 6, 23, 5),</text:p>
      <text:p text:style-name="Standard">(14844, 601, 230, 37, 23, 6),</text:p>
      <text:p text:style-name="Standard">(14845, 601, 322, 1, 23, 7),</text:p>
      <text:p text:style-name="Standard"><text:soft-page-break/>(14846, 601, 197, 58, 23, 8),</text:p>
      <text:p text:style-name="Standard">(14847, 601, 323, 63, 23, 9),</text:p>
      <text:p text:style-name="Standard">(14848, 601, 314, 77, 23, 10),</text:p>
      <text:p text:style-name="Standard">(14849, 601, 233, 37, 23, 11),</text:p>
      <text:p text:style-name="Standard">(14850, 601, 289, 26, 23, 12),</text:p>
      <text:p text:style-name="Standard">(14851, 601, 270, 79, 23, 13),</text:p>
      <text:p text:style-name="Standard">(14852, 601, 238, 32, 23, 14),</text:p>
      <text:p text:style-name="Standard">(14853, 601, 235, 32, 23, 15),</text:p>
      <text:p text:style-name="Standard">(14854, 601, 221, 25, 23, 16),</text:p>
      <text:p text:style-name="Standard">(14855, 601, 250, 34, 23, 17),</text:p>
      <text:p text:style-name="Standard">(14856, 601, 224, 1, 23, 18),</text:p>
      <text:p text:style-name="Standard">(14857, 601, 172, 80, 23, 19),</text:p>
      <text:p text:style-name="Standard">(14858, 601, 232, 80, 23, 20),</text:p>
      <text:p text:style-name="Standard">(14859, 601, 252, 58, 23, 21),</text:p>
      <text:p text:style-name="Standard">(14860, 601, 306, 66, 23, 22),</text:p>
      <text:p text:style-name="Standard">(14861, 601, 182, 6, 23, 23),</text:p>
      <text:p text:style-name="Standard">(14862, 601, 243, 26, 23, 24),</text:p>
      <text:p text:style-name="Standard">(14863, 601, 222, 25, 23, 25),</text:p>
      <text:p text:style-name="Standard">(14864, 601, 251, 64, 23, 26),</text:p>
      <text:p text:style-name="Standard">(14865, 601, 316, 63, 23, 27),</text:p>
      <text:p text:style-name="Standard">(14866, 601, 321, 63, 23, 28),</text:p>
      <text:p text:style-name="Standard">(14867, 601, 283, 57, 23, 29),</text:p>
      <text:p text:style-name="Standard">(14868, 601, 219, 63, 23, 30),</text:p>
      <text:p text:style-name="Standard">(14869, 601, 324, 34, 23, 31),</text:p>
      <text:p text:style-name="Standard">(14870, 602, 238, 32, 14, 1),</text:p>
      <text:p text:style-name="Standard">(14871, 602, 224, 1, 14, 2),</text:p>
      <text:p text:style-name="Standard">(14872, 602, 222, 25, 14, 3),</text:p>
      <text:p text:style-name="Standard">(14873, 602, 232, 80, 14, 4),</text:p>
      <text:p text:style-name="Standard">(14874, 602, 250, 34, 14, 5),</text:p>
      <text:p text:style-name="Standard">(14875, 602, 304, 1, 14, 6),</text:p>
      <text:p text:style-name="Standard">(14876, 602, 187, 34, 14, 7),</text:p>
      <text:p text:style-name="Standard">(14877, 602, 289, 26, 14, 8),</text:p>
      <text:p text:style-name="Standard">(14878, 602, 322, 1, 14, 9),</text:p>
      <text:p text:style-name="Standard">(14879, 602, 252, 58, 14, 10),</text:p>
      <text:p text:style-name="Standard">(14880, 602, 221, 25, 14, 11),</text:p>
      <text:p text:style-name="Standard">(14881, 602, 223, 6, 14, 12),</text:p>
      <text:p text:style-name="Standard">(14882, 602, 182, 6, 14, 13),</text:p>
      <text:p text:style-name="Standard">(14883, 602, 235, 32, 14, 14),</text:p>
      <text:p text:style-name="Standard">(14884, 602, 243, 26, 14, 15),</text:p>
      <text:p text:style-name="Standard">(14885, 602, 172, 80, 14, 16),</text:p>
      <text:p text:style-name="Standard">(14886, 602, 197, 58, 14, 17),</text:p>
      <text:p text:style-name="Standard">(14887, 602, 230, 37, 14, 18),</text:p>
      <text:p text:style-name="Standard">(14888, 602, 314, 77, 14, 19),</text:p>
      <text:p text:style-name="Standard">(14889, 602, 199, 34, 14, 20),</text:p>
      <text:p text:style-name="Standard">(14890, 602, 233, 37, 14, 21),</text:p>
      <text:p text:style-name="Standard">(14891, 602, 280, 66, 14, 22),</text:p>
      <text:p text:style-name="Standard">(14892, 602, 231, 64, 14, 23),</text:p>
      <text:p text:style-name="Standard">(14893, 602, 296, 66, 14, 24),</text:p>
      <text:p text:style-name="Standard">(14894, 602, 306, 66, 14, 25),</text:p>
      <text:p text:style-name="Standard">(14895, 602, 319, 63, 14, 26),</text:p>
      <text:p text:style-name="Standard">(14896, 602, 325, 34, 14, 27),</text:p>
      <text:p text:style-name="Standard">(14897, 602, 321, 63, 14, 28),</text:p>
      <text:p text:style-name="Standard"><text:soft-page-break/>(14898, 602, 283, 57, 14, 29),</text:p>
      <text:p text:style-name="Standard">(14899, 602, 278, 78, 14, 30),</text:p>
      <text:p text:style-name="Standard">(14900, 602, 316, 63, 14, 31),</text:p>
      <text:p text:style-name="Standard">(14901, 603, 224, 1, 48, 1),</text:p>
      <text:p text:style-name="Standard">(14902, 603, 223, 6, 48, 2),</text:p>
      <text:p text:style-name="Standard">(14903, 603, 238, 32, 48, 3),</text:p>
      <text:p text:style-name="Standard">(14904, 603, 231, 64, 48, 4),</text:p>
      <text:p text:style-name="Standard">(14905, 603, 221, 25, 48, 5),</text:p>
      <text:p text:style-name="Standard">(14906, 603, 304, 1, 48, 6),</text:p>
      <text:p text:style-name="Standard">(14907, 603, 207, 73, 48, 7),</text:p>
      <text:p text:style-name="Standard">(14908, 603, 250, 34, 48, 8),</text:p>
      <text:p text:style-name="Standard">(14909, 603, 199, 34, 48, 9),</text:p>
      <text:p text:style-name="Standard">(14910, 603, 324, 63, 48, 10),</text:p>
      <text:p text:style-name="Standard">(14911, 603, 243, 26, 48, 11),</text:p>
      <text:p text:style-name="Standard">(14912, 603, 288, 67, 48, 12),</text:p>
      <text:p text:style-name="Standard">(14913, 603, 235, 32, 48, 13),</text:p>
      <text:p text:style-name="Standard">(14914, 603, 289, 26, 48, 14),</text:p>
      <text:p text:style-name="Standard">(14915, 603, 172, 80, 48, 15),</text:p>
      <text:p text:style-name="Standard">(14916, 603, 200, 1, 48, 16),</text:p>
      <text:p text:style-name="Standard">(14917, 603, 278, 66, 48, 17),</text:p>
      <text:p text:style-name="Standard">(14918, 603, 182, 6, 48, 18),</text:p>
      <text:p text:style-name="Standard">(14919, 603, 252, 58, 48, 19),</text:p>
      <text:p text:style-name="Standard">(14920, 603, 187, 34, 48, 20),</text:p>
      <text:p text:style-name="Standard">(14921, 603, 306, 66, 48, 21),</text:p>
      <text:p text:style-name="Standard">(14922, 603, 222, 25, 48, 22),</text:p>
      <text:p text:style-name="Standard">(14923, 603, 197, 58, 48, 23),</text:p>
      <text:p text:style-name="Standard">(14924, 603, 232, 80, 48, 24),</text:p>
      <text:p text:style-name="Standard">(14925, 603, 326, 34, 48, 25),</text:p>
      <text:p text:style-name="Standard">(14926, 603, 233, 37, 48, 26),</text:p>
      <text:p text:style-name="Standard">(14927, 603, 321, 63, 48, 27),</text:p>
      <text:p text:style-name="Standard">(14928, 603, 283, 57, 48, 28),</text:p>
      <text:p text:style-name="Standard">(14929, 603, 230, 37, 48, 29),</text:p>
      <text:p text:style-name="Standard">(14930, 603, 270, 34, 48, 30),</text:p>
      <text:p text:style-name="Standard">(14931, 604, 199, 34, 46, 1),</text:p>
      <text:p text:style-name="Standard">(14932, 604, 250, 34, 46, 2),</text:p>
      <text:p text:style-name="Standard">(14933, 604, 231, 64, 46, 3),</text:p>
      <text:p text:style-name="Standard">(14934, 604, 224, 1, 46, 4),</text:p>
      <text:p text:style-name="Standard">(14935, 604, 187, 34, 46, 5),</text:p>
      <text:p text:style-name="Standard">(14936, 604, 221, 25, 46, 6),</text:p>
      <text:p text:style-name="Standard">(14937, 604, 200, 1, 46, 7),</text:p>
      <text:p text:style-name="Standard">(14938, 604, 289, 26, 46, 8),</text:p>
      <text:p text:style-name="Standard">(14939, 604, 278, 66, 46, 9),</text:p>
      <text:p text:style-name="Standard">(14940, 604, 197, 58, 46, 10),</text:p>
      <text:p text:style-name="Standard">(14941, 604, 223, 6, 46, 11),</text:p>
      <text:p text:style-name="Standard">(14942, 604, 243, 26, 46, 12),</text:p>
      <text:p text:style-name="Standard">(14943, 604, 238, 32, 46, 13),</text:p>
      <text:p text:style-name="Standard">(14944, 604, 283, 57, 46, 14),</text:p>
      <text:p text:style-name="Standard">(14945, 604, 252, 58, 46, 15),</text:p>
      <text:p text:style-name="Standard">(14946, 604, 222, 25, 46, 16),</text:p>
      <text:p text:style-name="Standard">(14947, 604, 232, 80, 46, 17),</text:p>
      <text:p text:style-name="Standard">(14948, 604, 182, 6, 46, 18),</text:p>
      <text:p text:style-name="Standard">(14949, 604, 172, 80, 46, 19),</text:p>
      <text:p text:style-name="Standard"><text:soft-page-break/>(14950, 604, 288, 67, 46, 20),</text:p>
      <text:p text:style-name="Standard">(14951, 604, 319, 63, 46, 21),</text:p>
      <text:p text:style-name="Standard">(14952, 604, 230, 37, 46, 22),</text:p>
      <text:p text:style-name="Standard">(14953, 604, 324, 63, 46, 23),</text:p>
      <text:p text:style-name="Standard">(14954, 604, 235, 32, 46, 24),</text:p>
      <text:p text:style-name="Standard">(14955, 604, 314, 32, 46, 25),</text:p>
      <text:p text:style-name="Standard">(14956, 604, 207, 73, 46, 26),</text:p>
      <text:p text:style-name="Standard">(14957, 604, 304, 1, 46, 27),</text:p>
      <text:p text:style-name="Standard">(14958, 604, 233, 37, 46, 28),</text:p>
      <text:p text:style-name="Standard">(14959, 604, 270, 34, 46, 29),</text:p>
      <text:p text:style-name="Standard">(14960, 604, 306, 66, 46, 30),</text:p>
      <text:p text:style-name="Standard">(14961, 605, 224, 32, 25, 1),</text:p>
      <text:p text:style-name="Standard">(14962, 605, 327, 25, 25, 2),</text:p>
      <text:p text:style-name="Standard">(14963, 605, 328, 25, 25, 3),</text:p>
      <text:p text:style-name="Standard">(14964, 605, 235, 6, 25, 4),</text:p>
      <text:p text:style-name="Standard">(14965, 605, 304, 1, 25, 5);</text:p>
      <text:p text:style-name="Standard">INSERT INTO `Resultat` (`IdResultat`, `IdCourse`, `IdPilote`, `IdConstructeur`, `IdCircuit`, `PositionResultats`) VALUES</text:p>
      <text:p text:style-name="Standard">(14966, 605, 290, 34, 25, 6),</text:p>
      <text:p text:style-name="Standard">(14967, 605, 223, 66, 25, 7),</text:p>
      <text:p text:style-name="Standard">(14968, 605, 309, 1, 25, 8),</text:p>
      <text:p text:style-name="Standard">(14969, 605, 232, 6, 25, 9),</text:p>
      <text:p text:style-name="Standard">(14970, 605, 329, 37, 25, 10),</text:p>
      <text:p text:style-name="Standard">(14971, 605, 197, 37, 25, 11),</text:p>
      <text:p text:style-name="Standard">(14972, 605, 306, 66, 25, 12),</text:p>
      <text:p text:style-name="Standard">(14973, 605, 307, 80, 25, 13),</text:p>
      <text:p text:style-name="Standard">(14974, 605, 238, 32, 25, 14),</text:p>
      <text:p text:style-name="Standard">(14975, 605, 182, 66, 25, 15),</text:p>
      <text:p text:style-name="Standard">(14976, 605, 199, 34, 25, 16),</text:p>
      <text:p text:style-name="Standard">(14977, 605, 305, 63, 25, 17),</text:p>
      <text:p text:style-name="Standard">(14978, 605, 250, 63, 25, 18),</text:p>
      <text:p text:style-name="Standard">(14979, 605, 330, 80, 25, 19),</text:p>
      <text:p text:style-name="Standard">(14980, 606, 224, 32, 18, 1),</text:p>
      <text:p text:style-name="Standard">(14981, 606, 328, 25, 18, 2),</text:p>
      <text:p text:style-name="Standard">(14982, 606, 304, 1, 18, 3),</text:p>
      <text:p text:style-name="Standard">(14983, 606, 232, 6, 18, 4),</text:p>
      <text:p text:style-name="Standard">(14984, 606, 235, 6, 18, 5),</text:p>
      <text:p text:style-name="Standard">(14985, 606, 223, 66, 18, 6),</text:p>
      <text:p text:style-name="Standard">(14986, 606, 307, 80, 18, 7),</text:p>
      <text:p text:style-name="Standard">(14987, 606, 182, 66, 18, 8),</text:p>
      <text:p text:style-name="Standard">(14988, 606, 330, 80, 18, 9),</text:p>
      <text:p text:style-name="Standard">(14989, 606, 327, 25, 18, 10),</text:p>
      <text:p text:style-name="Standard">(14990, 606, 199, 34, 18, 11),</text:p>
      <text:p text:style-name="Standard">(14991, 606, 331, 63, 18, 12),</text:p>
      <text:p text:style-name="Standard">(14992, 606, 306, 66, 18, 13),</text:p>
      <text:p text:style-name="Standard">(14993, 606, 329, 37, 18, 14),</text:p>
      <text:p text:style-name="Standard">(14994, 606, 250, 63, 18, 15),</text:p>
      <text:p text:style-name="Standard">(14995, 606, 305, 63, 18, 16),</text:p>
      <text:p text:style-name="Standard">(14996, 606, 197, 37, 18, 17),</text:p>
      <text:p text:style-name="Standard">(14997, 606, 238, 32, 18, 18),</text:p>
      <text:p text:style-name="Standard">(14998, 606, 290, 34, 18, 19),</text:p>
      <text:p text:style-name="Standard">(14999, 606, 309, 1, 18, 20),</text:p>
      <text:p text:style-name="Standard"><text:soft-page-break/>(15000, 607, 328, 25, 30, 1),</text:p>
      <text:p text:style-name="Standard">(15001, 607, 309, 1, 30, 2),</text:p>
      <text:p text:style-name="Standard">(15002, 607, 224, 32, 30, 3),</text:p>
      <text:p text:style-name="Standard">(15003, 607, 232, 6, 30, 4),</text:p>
      <text:p text:style-name="Standard">(15004, 607, 304, 1, 30, 5),</text:p>
      <text:p text:style-name="Standard">(15005, 607, 332, 58, 30, 6),</text:p>
      <text:p text:style-name="Standard">(15006, 607, 199, 34, 30, 7),</text:p>
      <text:p text:style-name="Standard">(15007, 607, 333, 63, 30, 8),</text:p>
      <text:p text:style-name="Standard">(15008, 607, 222, 1, 30, 9),</text:p>
      <text:p text:style-name="Standard">(15009, 607, 307, 80, 30, 10),</text:p>
      <text:p text:style-name="Standard">(15010, 607, 238, 32, 30, 11),</text:p>
      <text:p text:style-name="Standard">(15011, 607, 250, 63, 30, 12),</text:p>
      <text:p text:style-name="Standard">(15012, 607, 292, 25, 30, 13),</text:p>
      <text:p text:style-name="Standard">(15013, 607, 197, 37, 30, 14),</text:p>
      <text:p text:style-name="Standard">(15014, 607, 327, 25, 30, 15),</text:p>
      <text:p text:style-name="Standard">(15015, 607, 329, 37, 30, 16),</text:p>
      <text:p text:style-name="Standard">(15016, 607, 290, 34, 30, 17),</text:p>
      <text:p text:style-name="Standard">(15017, 607, 334, 80, 30, 18),</text:p>
      <text:p text:style-name="Standard">(15018, 607, 182, 66, 30, 19),</text:p>
      <text:p text:style-name="Standard">(15019, 607, 262, 58, 30, 20),</text:p>
      <text:p text:style-name="Standard">(15020, 607, 306, 66, 30, 21),</text:p>
      <text:p text:style-name="Standard">(15021, 607, 293, 32, 30, 22),</text:p>
      <text:p text:style-name="Standard">(15022, 607, 223, 66, 30, 23),</text:p>
      <text:p text:style-name="Standard">(15023, 607, 235, 6, 30, 24),</text:p>
      <text:p text:style-name="Standard">(15024, 607, 305, 63, 30, 25),</text:p>
      <text:p text:style-name="Standard">(15025, 608, 224, 32, 49, 1),</text:p>
      <text:p text:style-name="Standard">(15026, 608, 327, 25, 49, 2),</text:p>
      <text:p text:style-name="Standard">(15027, 608, 332, 58, 49, 3),</text:p>
      <text:p text:style-name="Standard">(15028, 608, 309, 1, 49, 4),</text:p>
      <text:p text:style-name="Standard">(15029, 608, 306, 66, 49, 5),</text:p>
      <text:p text:style-name="Standard">(15030, 608, 304, 1, 49, 6),</text:p>
      <text:p text:style-name="Standard">(15031, 608, 329, 37, 49, 7),</text:p>
      <text:p text:style-name="Standard">(15032, 608, 280, 37, 49, 8),</text:p>
      <text:p text:style-name="Standard">(15033, 608, 223, 66, 49, 9),</text:p>
      <text:p text:style-name="Standard">(15034, 608, 290, 34, 49, 10),</text:p>
      <text:p text:style-name="Standard">(15035, 608, 330, 80, 49, 11),</text:p>
      <text:p text:style-name="Standard">(15036, 608, 235, 6, 49, 12),</text:p>
      <text:p text:style-name="Standard">(15037, 608, 199, 34, 49, 13),</text:p>
      <text:p text:style-name="Standard">(15038, 608, 307, 80, 49, 14),</text:p>
      <text:p text:style-name="Standard">(15039, 608, 238, 32, 49, 15),</text:p>
      <text:p text:style-name="Standard">(15040, 608, 328, 25, 49, 16),</text:p>
      <text:p text:style-name="Standard">(15041, 608, 182, 66, 49, 17),</text:p>
      <text:p text:style-name="Standard">(15042, 608, 289, 58, 49, 18),</text:p>
      <text:p text:style-name="Standard">(15043, 608, 305, 63, 49, 19),</text:p>
      <text:p text:style-name="Standard">(15044, 608, 262, 58, 49, 20),</text:p>
      <text:p text:style-name="Standard">(15045, 608, 333, 34, 49, 21),</text:p>
      <text:p text:style-name="Standard">(15046, 608, 250, 63, 49, 22),</text:p>
      <text:p text:style-name="Standard">(15047, 609, 328, 25, 40, 1),</text:p>
      <text:p text:style-name="Standard">(15048, 609, 327, 25, 40, 2),</text:p>
      <text:p text:style-name="Standard">(15049, 609, 224, 32, 40, 3),</text:p>
      <text:p text:style-name="Standard">(15050, 609, 333, 34, 40, 4),</text:p>
      <text:p text:style-name="Standard">(15051, 609, 182, 66, 40, 5),</text:p>
      <text:p text:style-name="Standard"><text:soft-page-break/>(15052, 609, 278, 81, 40, 6),</text:p>
      <text:p text:style-name="Standard">(15053, 609, 304, 1, 40, 7),</text:p>
      <text:p text:style-name="Standard">(15054, 609, 250, 63, 40, 8),</text:p>
      <text:p text:style-name="Standard">(15055, 609, 289, 58, 40, 9),</text:p>
      <text:p text:style-name="Standard">(15056, 609, 223, 66, 40, 10),</text:p>
      <text:p text:style-name="Standard">(15057, 609, 329, 37, 40, 11),</text:p>
      <text:p text:style-name="Standard">(15058, 609, 197, 37, 40, 12),</text:p>
      <text:p text:style-name="Standard">(15059, 609, 306, 66, 40, 13),</text:p>
      <text:p text:style-name="Standard">(15060, 609, 290, 34, 40, 14),</text:p>
      <text:p text:style-name="Standard">(15061, 609, 238, 32, 40, 15),</text:p>
      <text:p text:style-name="Standard">(15062, 609, 309, 1, 40, 16),</text:p>
      <text:p text:style-name="Standard">(15063, 609, 307, 80, 40, 17),</text:p>
      <text:p text:style-name="Standard">(15064, 609, 199, 34, 40, 18),</text:p>
      <text:p text:style-name="Standard">(15065, 609, 332, 58, 40, 19),</text:p>
      <text:p text:style-name="Standard">(15066, 609, 262, 58, 40, 20),</text:p>
      <text:p text:style-name="Standard">(15067, 609, 235, 6, 40, 21),</text:p>
      <text:p text:style-name="Standard">(15068, 609, 330, 80, 40, 22),</text:p>
      <text:p text:style-name="Standard">(15069, 609, 305, 63, 40, 23),</text:p>
      <text:p text:style-name="Standard">(15070, 610, 328, 25, 6, 1),</text:p>
      <text:p text:style-name="Standard">(15071, 610, 224, 32, 6, 2),</text:p>
      <text:p text:style-name="Standard">(15072, 610, 238, 32, 6, 3),</text:p>
      <text:p text:style-name="Standard">(15073, 610, 327, 25, 6, 4),</text:p>
      <text:p text:style-name="Standard">(15074, 610, 309, 1, 6, 5),</text:p>
      <text:p text:style-name="Standard">(15075, 610, 304, 1, 6, 6),</text:p>
      <text:p text:style-name="Standard">(15076, 610, 333, 34, 6, 7),</text:p>
      <text:p text:style-name="Standard">(15077, 610, 305, 63, 6, 8),</text:p>
      <text:p text:style-name="Standard">(15078, 610, 231, 37, 6, 9),</text:p>
      <text:p text:style-name="Standard">(15079, 610, 262, 58, 6, 10),</text:p>
      <text:p text:style-name="Standard">(15080, 610, 290, 34, 6, 11),</text:p>
      <text:p text:style-name="Standard">(15081, 610, 197, 37, 6, 12),</text:p>
      <text:p text:style-name="Standard">(15082, 610, 289, 58, 6, 13),</text:p>
      <text:p text:style-name="Standard">(15083, 610, 232, 6, 6, 14),</text:p>
      <text:p text:style-name="Standard">(15084, 610, 199, 34, 6, 15),</text:p>
      <text:p text:style-name="Standard">(15085, 610, 235, 6, 6, 16),</text:p>
      <text:p text:style-name="Standard">(15086, 610, 307, 80, 6, 17),</text:p>
      <text:p text:style-name="Standard">(15087, 610, 306, 66, 6, 18),</text:p>
      <text:p text:style-name="Standard">(15088, 610, 250, 63, 6, 19),</text:p>
      <text:p text:style-name="Standard">(15089, 610, 259, 37, 6, 20),</text:p>
      <text:p text:style-name="Standard">(15090, 610, 330, 80, 6, 21),</text:p>
      <text:p text:style-name="Standard">(15091, 610, 182, 66, 6, 22),</text:p>
      <text:p text:style-name="Standard">(15092, 610, 278, 81, 6, 23),</text:p>
      <text:p text:style-name="Standard">(15093, 610, 223, 66, 6, 24),</text:p>
      <text:p text:style-name="Standard">(15094, 610, 329, 37, 6, 25),</text:p>
      <text:p text:style-name="Standard">(15095, 611, 304, 1, 47, 1),</text:p>
      <text:p text:style-name="Standard">(15096, 611, 238, 32, 47, 2),</text:p>
      <text:p text:style-name="Standard">(15097, 611, 327, 25, 47, 3),</text:p>
      <text:p text:style-name="Standard">(15098, 611, 199, 34, 47, 4),</text:p>
      <text:p text:style-name="Standard">(15099, 611, 328, 25, 47, 5),</text:p>
      <text:p text:style-name="Standard">(15100, 611, 235, 6, 47, 6),</text:p>
      <text:p text:style-name="Standard">(15101, 611, 309, 1, 47, 7),</text:p>
      <text:p text:style-name="Standard">(15102, 611, 329, 37, 47, 8),</text:p>
      <text:p text:style-name="Standard">(15103, 611, 223, 66, 47, 9),</text:p>
      <text:p text:style-name="Standard"><text:soft-page-break/>(15104, 611, 250, 63, 47, 10),</text:p>
      <text:p text:style-name="Standard">(15105, 611, 307, 80, 47, 11),</text:p>
      <text:p text:style-name="Standard">(15106, 611, 224, 32, 47, 12),</text:p>
      <text:p text:style-name="Standard">(15107, 611, 182, 66, 47, 13),</text:p>
      <text:p text:style-name="Standard">(15108, 611, 332, 58, 47, 14),</text:p>
      <text:p text:style-name="Standard">(15109, 611, 306, 66, 47, 15),</text:p>
      <text:p text:style-name="Standard">(15110, 611, 262, 58, 47, 16),</text:p>
      <text:p text:style-name="Standard">(15111, 611, 305, 63, 47, 17),</text:p>
      <text:p text:style-name="Standard">(15112, 611, 197, 37, 47, 18),</text:p>
      <text:p text:style-name="Standard">(15113, 611, 289, 58, 47, 19),</text:p>
      <text:p text:style-name="Standard">(15114, 611, 290, 34, 47, 20),</text:p>
      <text:p text:style-name="Standard">(15115, 611, 317, 37, 47, 21),</text:p>
      <text:p text:style-name="Standard">(15116, 612, 238, 32, 34, 1),</text:p>
      <text:p text:style-name="Standard">(15117, 612, 327, 25, 34, 2),</text:p>
      <text:p text:style-name="Standard">(15118, 612, 199, 34, 34, 3),</text:p>
      <text:p text:style-name="Standard">(15119, 612, 328, 25, 34, 4),</text:p>
      <text:p text:style-name="Standard">(15120, 612, 235, 6, 34, 5),</text:p>
      <text:p text:style-name="Standard">(15121, 612, 231, 37, 34, 6),</text:p>
      <text:p text:style-name="Standard">(15122, 612, 232, 6, 34, 7),</text:p>
      <text:p text:style-name="Standard">(15123, 612, 304, 1, 34, 8),</text:p>
      <text:p text:style-name="Standard">(15124, 612, 182, 66, 34, 9),</text:p>
      <text:p text:style-name="Standard">(15125, 612, 289, 58, 34, 10),</text:p>
      <text:p text:style-name="Standard">(15126, 612, 306, 66, 34, 11),</text:p>
      <text:p text:style-name="Standard">(15127, 612, 223, 66, 34, 12),</text:p>
      <text:p text:style-name="Standard">(15128, 612, 250, 63, 34, 13),</text:p>
      <text:p text:style-name="Standard">(15129, 612, 307, 80, 34, 14),</text:p>
      <text:p text:style-name="Standard">(15130, 612, 313, 57, 34, 15),</text:p>
      <text:p text:style-name="Standard">(15131, 612, 290, 34, 34, 16),</text:p>
      <text:p text:style-name="Standard">(15132, 612, 222, 1, 34, 17),</text:p>
      <text:p text:style-name="Standard">(15133, 612, 224, 32, 34, 18),</text:p>
      <text:p text:style-name="Standard">(15134, 612, 305, 63, 34, 19),</text:p>
      <text:p text:style-name="Standard">(15135, 612, 333, 34, 34, 20),</text:p>
      <text:p text:style-name="Standard">(15136, 612, 317, 37, 34, 21),</text:p>
      <text:p text:style-name="Standard">(15137, 612, 332, 58, 34, 22),</text:p>
      <text:p text:style-name="Standard">(15138, 612, 280, 80, 34, 23),</text:p>
      <text:p text:style-name="Standard">(15139, 612, 197, 37, 34, 24),</text:p>
      <text:p text:style-name="Standard">(15140, 612, 262, 58, 34, 25),</text:p>
      <text:p text:style-name="Standard">(15141, 613, 309, 1, 9, 1),</text:p>
      <text:p text:style-name="Standard">(15142, 613, 238, 32, 9, 2),</text:p>
      <text:p text:style-name="Standard">(15143, 613, 304, 1, 9, 3),</text:p>
      <text:p text:style-name="Standard">(15144, 613, 231, 37, 9, 4),</text:p>
      <text:p text:style-name="Standard">(15145, 613, 327, 25, 9, 5),</text:p>
      <text:p text:style-name="Standard">(15146, 613, 199, 34, 9, 6),</text:p>
      <text:p text:style-name="Standard">(15147, 613, 223, 66, 9, 7),</text:p>
      <text:p text:style-name="Standard">(15148, 613, 235, 6, 9, 8),</text:p>
      <text:p text:style-name="Standard">(15149, 613, 307, 80, 9, 9),</text:p>
      <text:p text:style-name="Standard">(15150, 613, 328, 25, 9, 10),</text:p>
      <text:p text:style-name="Standard">(15151, 613, 329, 37, 9, 11),</text:p>
      <text:p text:style-name="Standard">(15152, 613, 182, 66, 9, 12),</text:p>
      <text:p text:style-name="Standard">(15153, 613, 313, 57, 9, 13),</text:p>
      <text:p text:style-name="Standard">(15154, 613, 290, 34, 9, 14),</text:p>
      <text:p text:style-name="Standard">(15155, 613, 224, 32, 9, 15),</text:p>
      <text:p text:style-name="Standard"><text:soft-page-break/>(15156, 613, 187, 34, 9, 16),</text:p>
      <text:p text:style-name="Standard">(15157, 613, 289, 58, 9, 17),</text:p>
      <text:p text:style-name="Standard">(15158, 613, 278, 81, 9, 18),</text:p>
      <text:p text:style-name="Standard">(15159, 613, 222, 1, 9, 19),</text:p>
      <text:p text:style-name="Standard">(15160, 613, 305, 63, 9, 20),</text:p>
      <text:p text:style-name="Standard">(15161, 613, 200, 63, 9, 21),</text:p>
      <text:p text:style-name="Standard">(15162, 613, 250, 63, 9, 22),</text:p>
      <text:p text:style-name="Standard">(15163, 613, 306, 66, 9, 23),</text:p>
      <text:p text:style-name="Standard">(15164, 613, 333, 34, 9, 24),</text:p>
      <text:p text:style-name="Standard">(15165, 613, 335, 37, 9, 25),</text:p>
      <text:p text:style-name="Standard">(15166, 613, 332, 58, 9, 26),</text:p>
      <text:p text:style-name="Standard">(15167, 613, 262, 58, 9, 27),</text:p>
      <text:p text:style-name="Standard">(15168, 613, 336, 80, 9, 28),</text:p>
      <text:p text:style-name="Standard">(15169, 613, 259, 37, 9, 29),</text:p>
      <text:p text:style-name="Standard">(15170, 614, 328, 25, 39, 1),</text:p>
      <text:p text:style-name="Standard">(15171, 614, 327, 25, 39, 2),</text:p>
      <text:p text:style-name="Standard">(15172, 614, 231, 37, 39, 3),</text:p>
      <text:p text:style-name="Standard">(15173, 614, 309, 1, 39, 4),</text:p>
      <text:p text:style-name="Standard">(15174, 614, 306, 66, 39, 5),</text:p>
      <text:p text:style-name="Standard">(15175, 614, 298, 80, 39, 6),</text:p>
      <text:p text:style-name="Standard">(15176, 614, 250, 63, 39, 7),</text:p>
      <text:p text:style-name="Standard">(15177, 614, 223, 66, 39, 8),</text:p>
      <text:p text:style-name="Standard">(15178, 614, 307, 80, 39, 9),</text:p>
      <text:p text:style-name="Standard">(15179, 614, 332, 58, 39, 10),</text:p>
      <text:p text:style-name="Standard">(15180, 614, 238, 32, 39, 11),</text:p>
      <text:p text:style-name="Standard">(15181, 614, 289, 58, 39, 12),</text:p>
      <text:p text:style-name="Standard">(15182, 614, 182, 66, 39, 13),</text:p>
      <text:p text:style-name="Standard">(15183, 614, 305, 63, 39, 14),</text:p>
      <text:p text:style-name="Standard">(15184, 614, 304, 1, 39, 15),</text:p>
      <text:p text:style-name="Standard">(15185, 614, 290, 34, 39, 16),</text:p>
      <text:p text:style-name="Standard">(15186, 614, 278, 81, 39, 17),</text:p>
      <text:p text:style-name="Standard">(15187, 614, 199, 34, 39, 18),</text:p>
      <text:p text:style-name="Standard">(15188, 614, 259, 37, 39, 19),</text:p>
      <text:p text:style-name="Standard">(15189, 614, 335, 37, 39, 20),</text:p>
      <text:p text:style-name="Standard">(15190, 614, 224, 32, 39, 21),</text:p>
      <text:p text:style-name="Standard">(15191, 614, 329, 37, 39, 22),</text:p>
      <text:p text:style-name="Standard">(15192, 614, 262, 58, 39, 23),</text:p>
      <text:p text:style-name="Standard">(15193, 614, 313, 57, 39, 24),</text:p>
      <text:p text:style-name="Standard">(15194, 615, 328, 25, 20, 1),</text:p>
      <text:p text:style-name="Standard">(15195, 615, 327, 25, 20, 2),</text:p>
      <text:p text:style-name="Standard">(15196, 615, 235, 1, 20, 3),</text:p>
      <text:p text:style-name="Standard">(15197, 615, 250, 63, 20, 4),</text:p>
      <text:p text:style-name="Standard">(15198, 615, 290, 34, 20, 5),</text:p>
      <text:p text:style-name="Standard">(15199, 615, 224, 32, 20, 6),</text:p>
      <text:p text:style-name="Standard">(15200, 615, 200, 63, 20, 7),</text:p>
      <text:p text:style-name="Standard">(15201, 615, 262, 58, 20, 8),</text:p>
      <text:p text:style-name="Standard">(15202, 615, 309, 1, 20, 9),</text:p>
      <text:p text:style-name="Standard">(15203, 615, 280, 80, 20, 10),</text:p>
      <text:p text:style-name="Standard">(15204, 615, 243, 34, 20, 11),</text:p>
      <text:p text:style-name="Standard">(15205, 615, 304, 1, 20, 12),</text:p>
      <text:p text:style-name="Standard">(15206, 615, 289, 58, 20, 13),</text:p>
      <text:p text:style-name="Standard">(15207, 615, 305, 63, 20, 14),</text:p>
      <text:p text:style-name="Standard"><text:soft-page-break/>(15208, 615, 259, 37, 20, 15),</text:p>
      <text:p text:style-name="Standard">(15209, 615, 329, 37, 20, 16),</text:p>
      <text:p text:style-name="Standard">(15210, 615, 199, 34, 20, 17),</text:p>
      <text:p text:style-name="Standard">(15211, 615, 223, 66, 20, 18),</text:p>
      <text:p text:style-name="Standard">(15212, 615, 332, 58, 20, 19),</text:p>
      <text:p text:style-name="Standard">(15213, 615, 306, 66, 20, 20),</text:p>
      <text:p text:style-name="Standard">(15214, 615, 182, 66, 20, 21),</text:p>
      <text:p text:style-name="Standard">(15215, 615, 238, 32, 20, 22),</text:p>
      <text:p text:style-name="Standard">(15216, 616, 238, 32, 23, 1),</text:p>
      <text:p text:style-name="Standard">(15217, 616, 328, 25, 23, 2),</text:p>
      <text:p text:style-name="Standard">(15218, 616, 250, 63, 23, 3),</text:p>
      <text:p text:style-name="Standard">(15219, 616, 199, 34, 23, 4),</text:p>
      <text:p text:style-name="Standard">(15220, 616, 306, 66, 23, 5),</text:p>
      <text:p text:style-name="Standard">(15221, 616, 223, 66, 23, 6),</text:p>
      <text:p text:style-name="Standard">(15222, 616, 232, 6, 23, 7),</text:p>
      <text:p text:style-name="Standard">(15223, 616, 304, 1, 23, 8),</text:p>
      <text:p text:style-name="Standard">(15224, 616, 298, 80, 23, 9),</text:p>
      <text:p text:style-name="Standard">(15225, 616, 305, 63, 23, 10),</text:p>
      <text:p text:style-name="Standard">(15226, 616, 224, 32, 23, 11),</text:p>
      <text:p text:style-name="Standard">(15227, 616, 307, 80, 23, 12),</text:p>
      <text:p text:style-name="Standard">(15228, 616, 197, 37, 23, 13),</text:p>
      <text:p text:style-name="Standard">(15229, 616, 313, 57, 23, 14),</text:p>
      <text:p text:style-name="Standard">(15230, 616, 290, 34, 23, 15),</text:p>
      <text:p text:style-name="Standard">(15231, 616, 289, 58, 23, 16),</text:p>
      <text:p text:style-name="Standard">(15232, 616, 332, 58, 23, 17),</text:p>
      <text:p text:style-name="Standard">(15233, 616, 243, 34, 23, 18),</text:p>
      <text:p text:style-name="Standard">(15234, 616, 262, 58, 23, 19),</text:p>
      <text:p text:style-name="Standard">(15235, 616, 327, 25, 23, 20),</text:p>
      <text:p text:style-name="Standard">(15236, 616, 231, 37, 23, 21),</text:p>
      <text:p text:style-name="Standard">(15237, 616, 309, 1, 23, 22),</text:p>
      <text:p text:style-name="Standard">(15238, 616, 329, 37, 23, 23),</text:p>
      <text:p text:style-name="Standard">(15239, 617, 238, 32, 14, 1),</text:p>
      <text:p text:style-name="Standard">(15240, 617, 224, 32, 14, 2),</text:p>
      <text:p text:style-name="Standard">(15241, 617, 309, 1, 14, 3),</text:p>
      <text:p text:style-name="Standard">(15242, 617, 328, 25, 14, 4),</text:p>
      <text:p text:style-name="Standard">(15243, 617, 327, 25, 14, 5),</text:p>
      <text:p text:style-name="Standard">(15244, 617, 199, 34, 14, 6),</text:p>
      <text:p text:style-name="Standard">(15245, 617, 305, 63, 14, 7),</text:p>
      <text:p text:style-name="Standard">(15246, 617, 235, 6, 14, 8),</text:p>
      <text:p text:style-name="Standard">(15247, 617, 259, 37, 14, 9),</text:p>
      <text:p text:style-name="Standard">(15248, 617, 332, 58, 14, 10),</text:p>
      <text:p text:style-name="Standard">(15249, 617, 262, 58, 14, 11),</text:p>
      <text:p text:style-name="Standard">(15250, 617, 243, 34, 14, 12),</text:p>
      <text:p text:style-name="Standard">(15251, 617, 306, 66, 14, 13),</text:p>
      <text:p text:style-name="Standard">(15252, 617, 289, 58, 14, 14),</text:p>
      <text:p text:style-name="Standard">(15253, 617, 304, 1, 14, 15),</text:p>
      <text:p text:style-name="Standard">(15254, 617, 307, 80, 14, 16),</text:p>
      <text:p text:style-name="Standard">(15255, 617, 329, 37, 14, 17),</text:p>
      <text:p text:style-name="Standard">(15256, 617, 182, 66, 14, 18),</text:p>
      <text:p text:style-name="Standard">(15257, 617, 223, 66, 14, 19),</text:p>
      <text:p text:style-name="Standard">(15258, 617, 250, 63, 14, 20),</text:p>
      <text:p text:style-name="Standard">(15259, 617, 298, 80, 14, 21),</text:p>
      <text:p text:style-name="Standard"><text:soft-page-break/>(15260, 617, 313, 57, 14, 22),</text:p>
      <text:p text:style-name="Standard">(15261, 617, 290, 34, 14, 23),</text:p>
      <text:p text:style-name="Standard">(15262, 617, 232, 6, 14, 24),</text:p>
      <text:p text:style-name="Standard">(15263, 617, 231, 37, 14, 25),</text:p>
      <text:p text:style-name="Standard">(15264, 618, 309, 1, 48, 1),</text:p>
      <text:p text:style-name="Standard">(15265, 618, 224, 32, 48, 2),</text:p>
      <text:p text:style-name="Standard">(15266, 618, 262, 58, 48, 3),</text:p>
      <text:p text:style-name="Standard">(15267, 618, 306, 66, 48, 4),</text:p>
      <text:p text:style-name="Standard">(15268, 618, 328, 25, 48, 5),</text:p>
      <text:p text:style-name="Standard">(15269, 618, 307, 80, 48, 6),</text:p>
      <text:p text:style-name="Standard">(15270, 618, 231, 37, 48, 7),</text:p>
      <text:p text:style-name="Standard">(15271, 618, 199, 34, 48, 8),</text:p>
      <text:p text:style-name="Standard">(15272, 618, 305, 63, 48, 9),</text:p>
      <text:p text:style-name="Standard">(15273, 618, 278, 25, 48, 10),</text:p>
      <text:p text:style-name="Standard">(15274, 618, 290, 34, 48, 11),</text:p>
      <text:p text:style-name="Standard">(15275, 618, 243, 34, 48, 12),</text:p>
      <text:p text:style-name="Standard">(15276, 618, 304, 1, 48, 13),</text:p>
      <text:p text:style-name="Standard">(15277, 618, 314, 80, 48, 14),</text:p>
      <text:p text:style-name="Standard">(15278, 618, 232, 6, 48, 15),</text:p>
      <text:p text:style-name="Standard">(15279, 618, 289, 58, 48, 16),</text:p>
      <text:p text:style-name="Standard">(15280, 618, 332, 58, 48, 17),</text:p>
      <text:p text:style-name="Standard">(15281, 618, 250, 63, 48, 18),</text:p>
      <text:p text:style-name="Standard">(15282, 618, 197, 37, 48, 19),</text:p>
      <text:p text:style-name="Standard">(15283, 618, 313, 57, 48, 20),</text:p>
      <text:p text:style-name="Standard">(15284, 618, 182, 66, 48, 21),</text:p>
      <text:p text:style-name="Standard">(15285, 618, 222, 1, 48, 22),</text:p>
      <text:p text:style-name="Standard">(15286, 618, 327, 25, 48, 23),</text:p>
      <text:p text:style-name="Standard">(15287, 618, 329, 37, 48, 24),</text:p>
      <text:p text:style-name="Standard">(15288, 618, 238, 32, 48, 25),</text:p>
      <text:p text:style-name="Standard">(15289, 618, 320, 66, 48, 26),</text:p>
      <text:p text:style-name="Standard">(15290, 619, 238, 32, 46, 1),</text:p>
      <text:p text:style-name="Standard">(15291, 619, 231, 37, 46, 2),</text:p>
      <text:p text:style-name="Standard">(15292, 619, 199, 34, 46, 3),</text:p>
      <text:p text:style-name="Standard">(15293, 619, 304, 1, 46, 4),</text:p>
      <text:p text:style-name="Standard">(15294, 619, 309, 1, 46, 5),</text:p>
      <text:p text:style-name="Standard">(15295, 619, 224, 32, 46, 6),</text:p>
      <text:p text:style-name="Standard">(15296, 619, 235, 80, 46, 7),</text:p>
      <text:p text:style-name="Standard">(15297, 619, 223, 66, 46, 8),</text:p>
      <text:p text:style-name="Standard">(15298, 619, 306, 66, 46, 9),</text:p>
      <text:p text:style-name="Standard">(15299, 619, 329, 37, 46, 10),</text:p>
      <text:p text:style-name="Standard">(15300, 619, 197, 37, 46, 11),</text:p>
      <text:p text:style-name="Standard">(15301, 619, 307, 80, 46, 12),</text:p>
      <text:p text:style-name="Standard">(15302, 619, 289, 58, 46, 13),</text:p>
      <text:p text:style-name="Standard">(15303, 619, 332, 58, 46, 14),</text:p>
      <text:p text:style-name="Standard">(15304, 619, 262, 58, 46, 15),</text:p>
      <text:p text:style-name="Standard">(15305, 619, 232, 6, 46, 16),</text:p>
      <text:p text:style-name="Standard">(15306, 619, 290, 34, 46, 17),</text:p>
      <text:p text:style-name="Standard">(15307, 619, 222, 1, 46, 18),</text:p>
      <text:p text:style-name="Standard">(15308, 619, 200, 63, 46, 19),</text:p>
      <text:p text:style-name="Standard">(15309, 619, 182, 66, 46, 20),</text:p>
      <text:p text:style-name="Standard">(15310, 619, 305, 63, 46, 21),</text:p>
      <text:p text:style-name="Standard">(15311, 619, 250, 63, 46, 22),</text:p>
      <text:p text:style-name="Standard"><text:soft-page-break/>(15312, 619, 187, 34, 46, 23),</text:p>
      <text:p text:style-name="Standard">(15313, 619, 312, 58, 46, 24),</text:p>
      <text:p text:style-name="Standard">(15314, 619, 313, 57, 46, 25),</text:p>
      <text:p text:style-name="Standard">(15315, 619, 328, 25, 46, 26),</text:p>
      <text:p text:style-name="Standard">(15316, 619, 278, 25, 46, 27),</text:p>
      <text:p text:style-name="Standard">(15317, 619, 327, 25, 46, 28),</text:p>
      <text:p text:style-name="Standard">(15318, 620, 328, 25, 25, 1),</text:p>
      <text:p text:style-name="Standard">(15319, 620, 304, 1, 25, 2),</text:p>
      <text:p text:style-name="Standard">(15320, 620, 235, 6, 25, 3),</text:p>
      <text:p text:style-name="Standard">(15321, 620, 223, 6, 25, 4),</text:p>
      <text:p text:style-name="Standard">(15322, 620, 314, 63, 25, 5),</text:p>
      <text:p text:style-name="Standard">(15323, 620, 238, 37, 25, 6),</text:p>
      <text:p text:style-name="Standard">(15324, 620, 199, 34, 25, 7),</text:p>
      <text:p text:style-name="Standard">(15325, 620, 280, 37, 25, 8),</text:p>
      <text:p text:style-name="Standard">(15326, 620, 307, 66, 25, 9),</text:p>
      <text:p text:style-name="Standard">(15327, 620, 337, 66, 25, 10),</text:p>
      <text:p text:style-name="Standard">(15328, 620, 182, 37, 25, 11),</text:p>
      <text:p text:style-name="Standard">(15329, 620, 224, 32, 25, 12),</text:p>
      <text:p text:style-name="Standard">(15330, 620, 327, 25, 25, 13),</text:p>
      <text:p text:style-name="Standard">(15331, 620, 317, 66, 25, 14),</text:p>
      <text:p text:style-name="Standard">(15332, 620, 309, 1, 25, 15),</text:p>
      <text:p text:style-name="Standard">(15333, 620, 207, 6, 25, 16),</text:p>
      <text:p text:style-name="Standard">(15334, 620, 333, 63, 25, 17),</text:p>
      <text:p text:style-name="Standard">(15335, 620, 289, 34, 25, 18),</text:p>
      <text:p text:style-name="Standard">(15336, 620, 338, 32, 25, 19),</text:p>
      <text:p text:style-name="Standard">(15337, 620, 320, 66, 25, 20),</text:p>
      <text:p text:style-name="Standard">(15338, 620, 339, 66, 25, 21),</text:p>
      <text:p text:style-name="Standard">(15339, 620, 278, 82, 25, 22),</text:p>
      <text:p text:style-name="Standard">(15340, 621, 304, 1, 30, 1),</text:p>
      <text:p text:style-name="Standard">(15341, 621, 224, 32, 30, 2),</text:p>
      <text:p text:style-name="Standard">(15342, 621, 309, 1, 30, 3),</text:p>
      <text:p text:style-name="Standard">(15343, 621, 207, 6, 30, 4),</text:p>
      <text:p text:style-name="Standard">(15344, 621, 238, 37, 30, 5),</text:p>
      <text:p text:style-name="Standard">(15345, 621, 289, 34, 30, 6),</text:p>
      <text:p text:style-name="Standard">(15346, 621, 182, 37, 30, 7),</text:p>
      <text:p text:style-name="Standard">(15347, 621, 235, 6, 30, 8),</text:p>
      <text:p text:style-name="Standard">(15348, 621, 327, 25, 30, 9),</text:p>
      <text:p text:style-name="Standard">(15349, 621, 338, 32, 30, 10),</text:p>
      <text:p text:style-name="Standard">(15350, 621, 280, 37, 30, 11),</text:p>
      <text:p text:style-name="Standard">(15351, 621, 223, 6, 30, 12),</text:p>
      <text:p text:style-name="Standard">(15352, 621, 243, 37, 30, 13),</text:p>
      <text:p text:style-name="Standard">(15353, 621, 337, 66, 30, 14),</text:p>
      <text:p text:style-name="Standard">(15354, 621, 278, 82, 30, 15),</text:p>
      <text:p text:style-name="Standard">(15355, 621, 340, 63, 30, 16),</text:p>
      <text:p text:style-name="Standard">(15356, 621, 250, 37, 30, 17),</text:p>
      <text:p text:style-name="Standard">(15357, 621, 307, 66, 30, 18),</text:p>
      <text:p text:style-name="Standard">(15358, 621, 333, 63, 30, 19),</text:p>
      <text:p text:style-name="Standard">(15359, 621, 320, 66, 30, 20),</text:p>
      <text:p text:style-name="Standard">(15360, 621, 306, 66, 30, 21),</text:p>
      <text:p text:style-name="Standard">(15361, 621, 328, 25, 30, 22),</text:p>
      <text:p text:style-name="Standard">(15362, 621, 305, 63, 30, 23),</text:p>
      <text:p text:style-name="Standard">(15363, 621, 199, 34, 30, 24),</text:p>
      <text:p text:style-name="Standard"><text:soft-page-break/>(15364, 621, 314, 63, 30, 25),</text:p>
      <text:p text:style-name="Standard">(15365, 621, 293, 32, 30, 26),</text:p>
      <text:p text:style-name="Standard">(15366, 622, 224, 32, 45, 1),</text:p>
      <text:p text:style-name="Standard">(15367, 622, 235, 6, 45, 2),</text:p>
      <text:p text:style-name="Standard">(15368, 622, 223, 6, 45, 3),</text:p>
      <text:p text:style-name="Standard">(15369, 622, 333, 63, 45, 4),</text:p>
      <text:p text:style-name="Standard">(15370, 622, 309, 1, 45, 5),</text:p>
      <text:p text:style-name="Standard">(15371, 622, 250, 37, 45, 6),</text:p>
      <text:p text:style-name="Standard">(15372, 622, 290, 34, 45, 7),</text:p>
      <text:p text:style-name="Standard">(15373, 622, 314, 63, 45, 8),</text:p>
      <text:p text:style-name="Standard">(15374, 622, 338, 32, 45, 9),</text:p>
      <text:p text:style-name="Standard">(15375, 622, 289, 34, 45, 10),</text:p>
      <text:p text:style-name="Standard">(15376, 622, 280, 37, 45, 11),</text:p>
      <text:p text:style-name="Standard">(15377, 622, 328, 25, 45, 12),</text:p>
      <text:p text:style-name="Standard">(15378, 622, 278, 82, 45, 13),</text:p>
      <text:p text:style-name="Standard">(15379, 622, 327, 25, 45, 14),</text:p>
      <text:p text:style-name="Standard">(15380, 622, 320, 66, 45, 15),</text:p>
      <text:p text:style-name="Standard">(15381, 622, 304, 1, 45, 16),</text:p>
      <text:p text:style-name="Standard">(15382, 622, 307, 66, 45, 17),</text:p>
      <text:p text:style-name="Standard">(15383, 622, 317, 66, 45, 18),</text:p>
      <text:p text:style-name="Standard">(15384, 622, 207, 6, 45, 19),</text:p>
      <text:p text:style-name="Standard">(15385, 622, 305, 63, 45, 20),</text:p>
      <text:p text:style-name="Standard">(15386, 622, 238, 37, 45, 21),</text:p>
      <text:p text:style-name="Standard">(15387, 622, 243, 37, 45, 22),</text:p>
      <text:p text:style-name="Standard">(15388, 622, 306, 66, 45, 23),</text:p>
      <text:p text:style-name="Standard">(15389, 622, 182, 37, 45, 24),</text:p>
      <text:p text:style-name="Standard">(15390, 622, 339, 66, 45, 25),</text:p>
      <text:p text:style-name="Standard">(15391, 622, 329, 37, 45, 26),</text:p>
      <text:p text:style-name="Standard">(15392, 623, 306, 66, 6, 1),</text:p>
      <text:p text:style-name="Standard">(15393, 623, 235, 6, 6, 2),</text:p>
      <text:p text:style-name="Standard">(15394, 623, 224, 32, 6, 3),</text:p>
      <text:p text:style-name="Standard">(15395, 623, 328, 25, 6, 4),</text:p>
      <text:p text:style-name="Standard">(15396, 623, 312, 1, 6, 5),</text:p>
      <text:p text:style-name="Standard">(15397, 623, 278, 82, 6, 6),</text:p>
      <text:p text:style-name="Standard">(15398, 623, 333, 63, 6, 7),</text:p>
      <text:p text:style-name="Standard">(15399, 623, 337, 66, 6, 8),</text:p>
      <text:p text:style-name="Standard">(15400, 623, 290, 34, 6, 9),</text:p>
      <text:p text:style-name="Standard">(15401, 623, 243, 37, 6, 10),</text:p>
      <text:p text:style-name="Standard">(15402, 623, 238, 37, 6, 11),</text:p>
      <text:p text:style-name="Standard">(15403, 623, 289, 34, 6, 12),</text:p>
      <text:p text:style-name="Standard">(15404, 623, 329, 37, 6, 13),</text:p>
      <text:p text:style-name="Standard">(15405, 623, 338, 32, 6, 14),</text:p>
      <text:p text:style-name="Standard">(15406, 623, 304, 1, 6, 15),</text:p>
      <text:p text:style-name="Standard">(15407, 623, 182, 37, 6, 16),</text:p>
      <text:p text:style-name="Standard">(15408, 623, 250, 37, 6, 17),</text:p>
      <text:p text:style-name="Standard">(15409, 623, 327, 25, 6, 18),</text:p>
      <text:p text:style-name="Standard">(15410, 623, 280, 37, 6, 19),</text:p>
      <text:p text:style-name="Standard">(15411, 623, 223, 6, 6, 20),</text:p>
      <text:p text:style-name="Standard">(15412, 623, 305, 63, 6, 21),</text:p>
      <text:p text:style-name="Standard">(15413, 623, 307, 66, 6, 22),</text:p>
      <text:p text:style-name="Standard">(15414, 623, 314, 63, 6, 23),</text:p>
      <text:p text:style-name="Standard">(15415, 623, 320, 66, 6, 24),</text:p>
      <text:p text:style-name="Standard"><text:soft-page-break/>(15416, 623, 317, 66, 6, 25),</text:p>
      <text:p text:style-name="Standard">(15417, 624, 224, 32, 50, 1),</text:p>
      <text:p text:style-name="Standard">(15418, 624, 327, 25, 50, 2),</text:p>
      <text:p text:style-name="Standard">(15419, 624, 304, 1, 50, 3),</text:p>
      <text:p text:style-name="Standard">(15420, 624, 305, 63, 50, 4),</text:p>
      <text:p text:style-name="Standard">(15421, 624, 250, 37, 50, 5),</text:p>
      <text:p text:style-name="Standard">(15422, 624, 278, 82, 50, 6),</text:p>
      <text:p text:style-name="Standard">(15423, 624, 309, 1, 50, 7),</text:p>
      <text:p text:style-name="Standard">(15424, 624, 307, 66, 50, 8),</text:p>
      <text:p text:style-name="Standard">(15425, 624, 238, 37, 50, 9),</text:p>
      <text:p text:style-name="Standard">(15426, 624, 337, 66, 50, 10),</text:p>
      <text:p text:style-name="Standard">(15427, 624, 243, 37, 50, 11),</text:p>
      <text:p text:style-name="Standard">(15428, 624, 182, 37, 50, 12),</text:p>
      <text:p text:style-name="Standard">(15429, 624, 199, 34, 50, 13),</text:p>
      <text:p text:style-name="Standard">(15430, 624, 338, 32, 50, 14),</text:p>
      <text:p text:style-name="Standard">(15431, 624, 289, 34, 50, 15),</text:p>
      <text:p text:style-name="Standard">(15432, 624, 280, 37, 50, 16),</text:p>
      <text:p text:style-name="Standard">(15433, 624, 223, 6, 50, 17),</text:p>
      <text:p text:style-name="Standard">(15434, 624, 333, 63, 50, 18),</text:p>
      <text:p text:style-name="Standard">(15435, 624, 330, 81, 50, 19),</text:p>
      <text:p text:style-name="Standard">(15436, 624, 235, 6, 50, 20),</text:p>
      <text:p text:style-name="Standard">(15437, 624, 329, 37, 50, 21),</text:p>
      <text:p text:style-name="Standard">(15438, 624, 290, 34, 50, 22),</text:p>
      <text:p text:style-name="Standard">(15439, 624, 320, 66, 50, 23),</text:p>
      <text:p text:style-name="Standard">(15440, 624, 306, 66, 50, 24),</text:p>
      <text:p text:style-name="Standard">(15441, 624, 314, 63, 50, 25),</text:p>
      <text:p text:style-name="Standard">(15442, 625, 328, 25, 51, 1),</text:p>
      <text:p text:style-name="Standard">(15443, 625, 224, 32, 51, 2),</text:p>
      <text:p text:style-name="Standard">(15444, 625, 278, 82, 51, 3),</text:p>
      <text:p text:style-name="Standard">(15445, 625, 327, 25, 51, 4),</text:p>
      <text:p text:style-name="Standard">(15446, 625, 238, 37, 51, 5),</text:p>
      <text:p text:style-name="Standard">(15447, 625, 305, 63, 51, 6),</text:p>
      <text:p text:style-name="Standard">(15448, 625, 304, 1, 51, 7),</text:p>
      <text:p text:style-name="Standard">(15449, 625, 290, 34, 51, 8),</text:p>
      <text:p text:style-name="Standard">(15450, 625, 312, 1, 51, 9),</text:p>
      <text:p text:style-name="Standard">(15451, 625, 289, 34, 51, 10),</text:p>
      <text:p text:style-name="Standard">(15452, 625, 235, 6, 51, 11),</text:p>
      <text:p text:style-name="Standard">(15453, 625, 199, 34, 51, 12),</text:p>
      <text:p text:style-name="Standard">(15454, 625, 330, 6, 51, 13),</text:p>
      <text:p text:style-name="Standard">(15455, 625, 333, 63, 51, 14),</text:p>
      <text:p text:style-name="Standard">(15456, 625, 306, 66, 51, 15),</text:p>
      <text:p text:style-name="Standard">(15457, 625, 243, 37, 51, 16),</text:p>
      <text:p text:style-name="Standard">(15458, 625, 314, 63, 51, 17),</text:p>
      <text:p text:style-name="Standard">(15459, 625, 338, 32, 51, 18),</text:p>
      <text:p text:style-name="Standard">(15460, 625, 329, 37, 51, 19),</text:p>
      <text:p text:style-name="Standard">(15461, 625, 221, 25, 51, 20),</text:p>
      <text:p text:style-name="Standard">(15462, 625, 317, 66, 51, 21),</text:p>
      <text:p text:style-name="Standard">(15463, 625, 250, 37, 51, 22),</text:p>
      <text:p text:style-name="Standard">(15464, 625, 337, 66, 51, 23),</text:p>
      <text:p text:style-name="Standard">(15465, 625, 182, 37, 51, 24),</text:p>
      <text:p text:style-name="Standard">(15466, 625, 293, 32, 51, 25),</text:p>
      <text:p text:style-name="Standard">(15467, 626, 224, 32, 38, 1),</text:p>
      <text:p text:style-name="Standard"><text:soft-page-break/>(15468, 626, 328, 25, 38, 2),</text:p>
      <text:p text:style-name="Standard">(15469, 626, 309, 1, 38, 3),</text:p>
      <text:p text:style-name="Standard">(15470, 626, 278, 82, 38, 4),</text:p>
      <text:p text:style-name="Standard">(15471, 626, 304, 1, 38, 5),</text:p>
      <text:p text:style-name="Standard">(15472, 626, 232, 6, 38, 6),</text:p>
      <text:p text:style-name="Standard">(15473, 626, 238, 37, 38, 7),</text:p>
      <text:p text:style-name="Standard">(15474, 626, 199, 34, 38, 8),</text:p>
      <text:p text:style-name="Standard">(15475, 626, 182, 37, 38, 9),</text:p>
      <text:p text:style-name="Standard">(15476, 626, 243, 37, 38, 10),</text:p>
      <text:p text:style-name="Standard">(15477, 626, 306, 66, 38, 11),</text:p>
      <text:p text:style-name="Standard">(15478, 626, 290, 34, 38, 12),</text:p>
      <text:p text:style-name="Standard">(15479, 626, 329, 37, 38, 13),</text:p>
      <text:p text:style-name="Standard">(15480, 626, 314, 63, 38, 14),</text:p>
      <text:p text:style-name="Standard">(15481, 626, 327, 25, 38, 15),</text:p>
      <text:p text:style-name="Standard">(15482, 626, 338, 32, 38, 16),</text:p>
      <text:p text:style-name="Standard">(15483, 626, 235, 6, 38, 17),</text:p>
      <text:p text:style-name="Standard">(15484, 626, 289, 34, 38, 18),</text:p>
      <text:p text:style-name="Standard">(15485, 626, 250, 37, 38, 19),</text:p>
      <text:p text:style-name="Standard">(15486, 626, 262, 66, 38, 20),</text:p>
      <text:p text:style-name="Standard">(15487, 626, 305, 63, 38, 21),</text:p>
      <text:p text:style-name="Standard">(15488, 626, 293, 32, 38, 22),</text:p>
      <text:p text:style-name="Standard">(15489, 626, 330, 81, 38, 23),</text:p>
      <text:p text:style-name="Standard">(15490, 626, 280, 83, 38, 24),</text:p>
      <text:p text:style-name="Standard">(15491, 626, 320, 66, 38, 25),</text:p>
      <text:p text:style-name="Standard">(15492, 626, 333, 63, 38, 26),</text:p>
      <text:p text:style-name="Standard">(15493, 627, 235, 6, 20, 1),</text:p>
      <text:p text:style-name="Standard">(15494, 627, 223, 6, 20, 2),</text:p>
      <text:p text:style-name="Standard">(15495, 627, 238, 37, 20, 3),</text:p>
      <text:p text:style-name="Standard">(15496, 627, 307, 66, 20, 4),</text:p>
      <text:p text:style-name="Standard">(15497, 627, 312, 1, 20, 5),</text:p>
      <text:p text:style-name="Standard">(15498, 627, 289, 34, 20, 6),</text:p>
      <text:p text:style-name="Standard">(15499, 627, 290, 34, 20, 7),</text:p>
      <text:p text:style-name="Standard">(15500, 627, 329, 37, 20, 8),</text:p>
      <text:p text:style-name="Standard">(15501, 627, 306, 66, 20, 9),</text:p>
      <text:p text:style-name="Standard">(15502, 627, 327, 25, 20, 10),</text:p>
      <text:p text:style-name="Standard">(15503, 627, 328, 25, 20, 11),</text:p>
      <text:p text:style-name="Standard">(15504, 627, 232, 6, 20, 12),</text:p>
      <text:p text:style-name="Standard">(15505, 627, 333, 63, 20, 13),</text:p>
      <text:p text:style-name="Standard">(15506, 627, 314, 63, 20, 14),</text:p>
      <text:p text:style-name="Standard">(15507, 627, 278, 82, 20, 15),</text:p>
      <text:p text:style-name="Standard">(15508, 627, 250, 37, 20, 16),</text:p>
      <text:p text:style-name="Standard">(15509, 627, 224, 32, 20, 17),</text:p>
      <text:p text:style-name="Standard">(15510, 627, 280, 37, 20, 18),</text:p>
      <text:p text:style-name="Standard">(15511, 627, 304, 1, 20, 19),</text:p>
      <text:p text:style-name="Standard">(15512, 627, 305, 63, 20, 20),</text:p>
      <text:p text:style-name="Standard">(15513, 627, 199, 34, 20, 21),</text:p>
      <text:p text:style-name="Standard">(15514, 627, 243, 37, 20, 22),</text:p>
      <text:p text:style-name="Standard">(15515, 627, 338, 32, 20, 23),</text:p>
      <text:p text:style-name="Standard">(15516, 627, 182, 37, 20, 24),</text:p>
      <text:p text:style-name="Standard">(15517, 627, 321, 81, 20, 25),</text:p>
      <text:p text:style-name="Standard">(15518, 627, 293, 32, 20, 26),</text:p>
      <text:p text:style-name="Standard">(15519, 627, 317, 66, 20, 27),</text:p>
      <text:p text:style-name="Standard"><text:soft-page-break/>(15520, 628, 224, 32, 23, 1),</text:p>
      <text:p text:style-name="Standard">(15521, 628, 304, 1, 23, 2),</text:p>
      <text:p text:style-name="Standard">(15522, 628, 309, 1, 23, 3),</text:p>
      <text:p text:style-name="Standard">(15523, 628, 305, 63, 23, 4),</text:p>
      <text:p text:style-name="Standard">(15524, 628, 278, 82, 23, 5),</text:p>
      <text:p text:style-name="Standard">(15525, 628, 307, 66, 23, 6),</text:p>
      <text:p text:style-name="Standard">(15526, 628, 328, 25, 23, 7),</text:p>
      <text:p text:style-name="Standard">(15527, 628, 306, 66, 23, 8),</text:p>
      <text:p text:style-name="Standard">(15528, 628, 327, 25, 23, 9),</text:p>
      <text:p text:style-name="Standard">(15529, 628, 182, 37, 23, 10),</text:p>
      <text:p text:style-name="Standard">(15530, 628, 314, 63, 23, 11),</text:p>
      <text:p text:style-name="Standard">(15531, 628, 238, 37, 23, 12),</text:p>
      <text:p text:style-name="Standard">(15532, 628, 320, 66, 23, 13),</text:p>
      <text:p text:style-name="Standard">(15533, 628, 333, 63, 23, 14),</text:p>
      <text:p text:style-name="Standard">(15534, 628, 243, 37, 23, 15),</text:p>
      <text:p text:style-name="Standard">(15535, 628, 250, 37, 23, 16),</text:p>
      <text:p text:style-name="Standard">(15536, 628, 330, 81, 23, 17),</text:p>
      <text:p text:style-name="Standard">(15537, 628, 289, 34, 23, 18),</text:p>
      <text:p text:style-name="Standard">(15538, 628, 290, 34, 23, 19),</text:p>
      <text:p text:style-name="Standard">(15539, 628, 329, 37, 23, 20),</text:p>
      <text:p text:style-name="Standard">(15540, 628, 296, 84, 23, 21),</text:p>
      <text:p text:style-name="Standard">(15541, 628, 235, 6, 23, 22),</text:p>
      <text:p text:style-name="Standard">(15542, 628, 199, 34, 23, 23),</text:p>
      <text:p text:style-name="Standard">(15543, 628, 223, 6, 23, 24),</text:p>
      <text:p text:style-name="Standard">(15544, 628, 338, 32, 23, 25),</text:p>
      <text:p text:style-name="Standard">(15545, 629, 224, 32, 14, 1),</text:p>
      <text:p text:style-name="Standard">(15546, 629, 305, 63, 14, 2),</text:p>
      <text:p text:style-name="Standard">(15547, 629, 304, 1, 14, 3),</text:p>
      <text:p text:style-name="Standard">(15548, 629, 309, 1, 14, 4),</text:p>
      <text:p text:style-name="Standard">(15549, 629, 289, 34, 14, 5),</text:p>
      <text:p text:style-name="Standard">(15550, 629, 320, 66, 14, 6),</text:p>
      <text:p text:style-name="Standard">(15551, 629, 207, 6, 14, 7),</text:p>
      <text:p text:style-name="Standard">(15552, 629, 306, 66, 14, 8),</text:p>
      <text:p text:style-name="Standard">(15553, 629, 238, 37, 14, 9),</text:p>
      <text:p text:style-name="Standard">(15554, 629, 329, 37, 14, 10),</text:p>
      <text:p text:style-name="Standard">(15555, 629, 307, 66, 14, 11),</text:p>
      <text:p text:style-name="Standard">(15556, 629, 317, 66, 14, 12),</text:p>
      <text:p text:style-name="Standard">(15557, 629, 182, 37, 14, 13),</text:p>
      <text:p text:style-name="Standard">(15558, 629, 235, 6, 14, 14),</text:p>
      <text:p text:style-name="Standard">(15559, 629, 278, 82, 14, 15),</text:p>
      <text:p text:style-name="Standard">(15560, 629, 333, 63, 14, 16),</text:p>
      <text:p text:style-name="Standard">(15561, 629, 290, 34, 14, 17),</text:p>
      <text:p text:style-name="Standard">(15562, 629, 341, 63, 14, 18),</text:p>
      <text:p text:style-name="Standard">(15563, 629, 314, 63, 14, 19),</text:p>
      <text:p text:style-name="Standard">(15564, 629, 223, 6, 14, 20),</text:p>
      <text:p text:style-name="Standard">(15565, 629, 250, 37, 14, 21),</text:p>
      <text:p text:style-name="Standard">(15566, 629, 199, 34, 14, 22),</text:p>
      <text:p text:style-name="Standard">(15567, 629, 327, 25, 14, 23),</text:p>
      <text:p text:style-name="Standard">(15568, 629, 330, 81, 14, 24),</text:p>
      <text:p text:style-name="Standard">(15569, 629, 328, 25, 14, 25),</text:p>
      <text:p text:style-name="Standard">(15570, 629, 280, 37, 14, 26),</text:p>
      <text:p text:style-name="Standard">(15571, 629, 321, 81, 14, 27),</text:p>
      <text:p text:style-name="Standard"><text:soft-page-break/>(15572, 630, 328, 25, 48, 1),</text:p>
      <text:p text:style-name="Standard">(15573, 630, 309, 1, 48, 2),</text:p>
      <text:p text:style-name="Standard">(15574, 630, 304, 1, 48, 3),</text:p>
      <text:p text:style-name="Standard">(15575, 630, 199, 34, 48, 4),</text:p>
      <text:p text:style-name="Standard">(15576, 630, 223, 6, 48, 5),</text:p>
      <text:p text:style-name="Standard">(15577, 630, 278, 82, 48, 6),</text:p>
      <text:p text:style-name="Standard">(15578, 630, 314, 63, 48, 7),</text:p>
      <text:p text:style-name="Standard">(15579, 630, 289, 34, 48, 8),</text:p>
      <text:p text:style-name="Standard">(15580, 630, 250, 37, 48, 9),</text:p>
      <text:p text:style-name="Standard">(15581, 630, 307, 66, 48, 10),</text:p>
      <text:p text:style-name="Standard">(15582, 630, 224, 32, 48, 11),</text:p>
      <text:p text:style-name="Standard">(15583, 630, 235, 6, 48, 12),</text:p>
      <text:p text:style-name="Standard">(15584, 630, 280, 37, 48, 13),</text:p>
      <text:p text:style-name="Standard">(15585, 630, 317, 32, 48, 14),</text:p>
      <text:p text:style-name="Standard">(15586, 630, 182, 37, 48, 15),</text:p>
      <text:p text:style-name="Standard">(15587, 630, 238, 37, 48, 16),</text:p>
      <text:p text:style-name="Standard">(15588, 630, 329, 37, 48, 17),</text:p>
      <text:p text:style-name="Standard">(15589, 630, 327, 25, 48, 18),</text:p>
      <text:p text:style-name="Standard">(15590, 630, 320, 66, 48, 19),</text:p>
      <text:p text:style-name="Standard">(15591, 630, 342, 37, 48, 20),</text:p>
      <text:p text:style-name="Standard">(15592, 630, 306, 66, 48, 21),</text:p>
      <text:p text:style-name="Standard">(15593, 630, 343, 66, 48, 22),</text:p>
      <text:p text:style-name="Standard">(15594, 630, 290, 34, 48, 23),</text:p>
      <text:p text:style-name="Standard">(15595, 630, 333, 63, 48, 24),</text:p>
      <text:p text:style-name="Standard">(15596, 631, 328, 25, 46, 1),</text:p>
      <text:p text:style-name="Standard">(15597, 631, 327, 25, 46, 2),</text:p>
      <text:p text:style-name="Standard">(15598, 631, 304, 1, 46, 3),</text:p>
      <text:p text:style-name="Standard">(15599, 631, 238, 37, 46, 4),</text:p>
      <text:p text:style-name="Standard">(15600, 631, 235, 6, 46, 5),</text:p>
      <text:p text:style-name="Standard">(15601, 631, 207, 6, 46, 6),</text:p>
      <text:p text:style-name="Standard">(15602, 631, 221, 25, 46, 7),</text:p>
      <text:p text:style-name="Standard">(15603, 631, 223, 6, 46, 8),</text:p>
      <text:p text:style-name="Standard">(15604, 631, 222, 1, 46, 9),</text:p>
      <text:p text:style-name="Standard">(15605, 631, 317, 32, 46, 10),</text:p>
      <text:p text:style-name="Standard">(15606, 631, 289, 34, 46, 11),</text:p>
      <text:p text:style-name="Standard">(15607, 631, 344, 63, 46, 12),</text:p>
      <text:p text:style-name="Standard">(15608, 631, 329, 37, 46, 13),</text:p>
      <text:p text:style-name="Standard">(15609, 631, 280, 37, 46, 14),</text:p>
      <text:p text:style-name="Standard">(15610, 631, 278, 82, 46, 15),</text:p>
      <text:p text:style-name="Standard">(15611, 631, 342, 37, 46, 16),</text:p>
      <text:p text:style-name="Standard">(15612, 631, 305, 63, 46, 17),</text:p>
      <text:p text:style-name="Standard">(15613, 631, 309, 1, 46, 18),</text:p>
      <text:p text:style-name="Standard">(15614, 631, 182, 37, 46, 19),</text:p>
      <text:p text:style-name="Standard">(15615, 631, 250, 37, 46, 20),</text:p>
      <text:p text:style-name="Standard">(15616, 631, 320, 66, 46, 21),</text:p>
      <text:p text:style-name="Standard">(15617, 631, 307, 66, 46, 22),</text:p>
      <text:p text:style-name="Standard">(15618, 631, 338, 32, 46, 23),</text:p>
      <text:p text:style-name="Standard">(15619, 631, 290, 34, 46, 24),</text:p>
      <text:p text:style-name="Standard">(15620, 631, 306, 66, 46, 25),</text:p>
      <text:p text:style-name="Standard">(15621, 631, 312, 66, 46, 26),</text:p>
      <text:p text:style-name="Standard">(15622, 631, 199, 34, 46, 27),</text:p>
      <text:p text:style-name="Standard">(15623, 631, 333, 63, 46, 28),</text:p>
      <text:p text:style-name="Standard"><text:soft-page-break/>(15624, 631, 314, 63, 46, 29),</text:p>
      <text:p text:style-name="Standard">(15625, 631, 224, 32, 46, 30),</text:p>
      <text:p text:style-name="Standard">(15626, 631, 321, 81, 46, 31),</text:p>
      <text:p text:style-name="Standard">(15627, 632, 207, 6, 30, 1),</text:p>
      <text:p text:style-name="Standard">(15628, 632, 328, 25, 30, 2),</text:p>
      <text:p text:style-name="Standard">(15629, 632, 223, 6, 30, 3),</text:p>
      <text:p text:style-name="Standard">(15630, 632, 317, 180, 30, 4),</text:p>
      <text:p text:style-name="Standard">(15631, 632, 278, 82, 30, 5),</text:p>
      <text:p text:style-name="Standard">(15632, 632, 304, 1, 30, 6),</text:p>
      <text:p text:style-name="Standard">(15633, 632, 312, 63, 30, 7),</text:p>
      <text:p text:style-name="Standard">(15634, 632, 235, 6, 30, 8),</text:p>
      <text:p text:style-name="Standard">(15635, 632, 289, 34, 30, 9),</text:p>
      <text:p text:style-name="Standard">(15636, 632, 238, 200, 30, 10),</text:p>
      <text:p text:style-name="Standard">(15637, 632, 280, 200, 30, 11),</text:p>
      <text:p text:style-name="Standard">(15638, 632, 243, 63, 30, 12),</text:p>
      <text:p text:style-name="Standard">(15639, 632, 333, 199, 30, 13),</text:p>
      <text:p text:style-name="Standard">(15640, 632, 224, 180, 30, 14),</text:p>
      <text:p text:style-name="Standard">(15641, 632, 341, 63, 30, 15),</text:p>
      <text:p text:style-name="Standard">(15642, 632, 327, 25, 30, 16),</text:p>
      <text:p text:style-name="Standard">(15643, 632, 307, 66, 30, 17),</text:p>
      <text:p text:style-name="Standard">(15644, 632, 345, 66, 30, 18),</text:p>
      <text:p text:style-name="Standard">(15645, 632, 293, 34, 30, 19),</text:p>
      <text:p text:style-name="Standard">(15646, 632, 346, 66, 30, 20),</text:p>
      <text:p text:style-name="Standard">(15647, 632, 340, 200, 30, 21),</text:p>
      <text:p text:style-name="Standard">(15648, 632, 334, 34, 30, 22),</text:p>
      <text:p text:style-name="Standard">(15649, 632, 320, 1, 30, 23),</text:p>
      <text:p text:style-name="Standard">(15650, 632, 347, 1, 30, 24),</text:p>
      <text:p text:style-name="Standard">(15651, 632, 339, 200, 30, 25),</text:p>
      <text:p text:style-name="Standard">(15652, 633, 328, 25, 49, 1),</text:p>
      <text:p text:style-name="Standard">(15653, 633, 235, 6, 49, 2),</text:p>
      <text:p text:style-name="Standard">(15654, 633, 278, 82, 49, 3),</text:p>
      <text:p text:style-name="Standard">(15655, 633, 345, 66, 49, 4),</text:p>
      <text:p text:style-name="Standard">(15656, 633, 304, 1, 49, 5),</text:p>
      <text:p text:style-name="Standard">(15657, 633, 306, 82, 49, 6),</text:p>
      <text:p text:style-name="Standard">(15658, 633, 327, 25, 49, 7),</text:p>
      <text:p text:style-name="Standard">(15659, 633, 320, 1, 49, 8),</text:p>
      <text:p text:style-name="Standard">(15660, 633, 314, 34, 49, 9),</text:p>
      <text:p text:style-name="Standard">(15661, 633, 307, 66, 49, 10),</text:p>
      <text:p text:style-name="Standard">(15662, 633, 341, 63, 49, 11),</text:p>
      <text:p text:style-name="Standard">(15663, 633, 317, 180, 49, 12),</text:p>
      <text:p text:style-name="Standard">(15664, 633, 224, 180, 49, 13),</text:p>
      <text:p text:style-name="Standard">(15665, 633, 280, 200, 49, 14),</text:p>
      <text:p text:style-name="Standard">(15666, 633, 207, 6, 49, 15),</text:p>
      <text:p text:style-name="Standard">(15667, 633, 339, 200, 49, 16),</text:p>
      <text:p text:style-name="Standard">(15668, 633, 238, 200, 49, 17),</text:p>
      <text:p text:style-name="Standard">(15669, 633, 223, 6, 49, 18),</text:p>
      <text:p text:style-name="Standard">(15670, 633, 243, 63, 49, 19),</text:p>
      <text:p text:style-name="Standard">(15671, 633, 346, 66, 49, 20),</text:p>
      <text:p text:style-name="Standard">(15672, 633, 289, 34, 49, 21),</text:p>
      <text:p text:style-name="Standard">(15673, 634, 328, 25, 6, 1),</text:p>
      <text:p text:style-name="Standard">(15674, 634, 238, 200, 6, 2),</text:p>
      <text:p text:style-name="Standard">(15675, 634, 235, 6, 6, 3),</text:p>
      <text:p text:style-name="Standard"><text:soft-page-break/>(15676, 634, 304, 1, 6, 4),</text:p>
      <text:p text:style-name="Standard">(15677, 634, 224, 180, 6, 5),</text:p>
      <text:p text:style-name="Standard">(15678, 634, 243, 63, 6, 6),</text:p>
      <text:p text:style-name="Standard">(15679, 634, 341, 63, 6, 7),</text:p>
      <text:p text:style-name="Standard">(15680, 634, 280, 200, 6, 8),</text:p>
      <text:p text:style-name="Standard">(15681, 634, 345, 66, 6, 9),</text:p>
      <text:p text:style-name="Standard">(15682, 634, 314, 34, 6, 10),</text:p>
      <text:p text:style-name="Standard">(15683, 634, 346, 66, 6, 11),</text:p>
      <text:p text:style-name="Standard">(15684, 634, 306, 82, 6, 12),</text:p>
      <text:p text:style-name="Standard">(15685, 634, 278, 82, 6, 13),</text:p>
      <text:p text:style-name="Standard">(15686, 634, 223, 6, 6, 14),</text:p>
      <text:p text:style-name="Standard">(15687, 634, 320, 1, 6, 15),</text:p>
      <text:p text:style-name="Standard">(15688, 634, 317, 180, 6, 16),</text:p>
      <text:p text:style-name="Standard">(15689, 634, 327, 25, 6, 17),</text:p>
      <text:p text:style-name="Standard">(15690, 634, 289, 34, 6, 18),</text:p>
      <text:p text:style-name="Standard">(15691, 634, 307, 66, 6, 19),</text:p>
      <text:p text:style-name="Standard">(15692, 634, 207, 6, 6, 20),</text:p>
      <text:p text:style-name="Standard">(15693, 634, 339, 200, 6, 21),</text:p>
      <text:p text:style-name="Standard">(15694, 634, 342, 200, 6, 22),</text:p>
      <text:p text:style-name="Standard">(15695, 635, 235, 6, 39, 1),</text:p>
      <text:p text:style-name="Standard">(15696, 635, 345, 66, 39, 2),</text:p>
      <text:p text:style-name="Standard">(15697, 635, 223, 6, 39, 3),</text:p>
      <text:p text:style-name="Standard">(15698, 635, 238, 200, 39, 4),</text:p>
      <text:p text:style-name="Standard">(15699, 635, 341, 63, 39, 5),</text:p>
      <text:p text:style-name="Standard">(15700, 635, 346, 66, 39, 6),</text:p>
      <text:p text:style-name="Standard">(15701, 635, 307, 66, 39, 7),</text:p>
      <text:p text:style-name="Standard">(15702, 635, 298, 63, 39, 8),</text:p>
      <text:p text:style-name="Standard">(15703, 635, 306, 82, 39, 9),</text:p>
      <text:p text:style-name="Standard">(15704, 635, 289, 34, 39, 10),</text:p>
      <text:p text:style-name="Standard">(15705, 635, 328, 25, 39, 11),</text:p>
      <text:p text:style-name="Standard">(15706, 635, 304, 1, 39, 12),</text:p>
      <text:p text:style-name="Standard">(15707, 635, 280, 200, 39, 13),</text:p>
      <text:p text:style-name="Standard">(15708, 635, 342, 200, 39, 14),</text:p>
      <text:p text:style-name="Standard">(15709, 635, 320, 1, 39, 15),</text:p>
      <text:p text:style-name="Standard">(15710, 635, 339, 200, 39, 16),</text:p>
      <text:p text:style-name="Standard">(15711, 635, 314, 34, 39, 17),</text:p>
      <text:p text:style-name="Standard">(15712, 635, 327, 25, 39, 18),</text:p>
      <text:p text:style-name="Standard">(15713, 635, 243, 63, 39, 19),</text:p>
      <text:p text:style-name="Standard">(15714, 635, 317, 180, 39, 20),</text:p>
      <text:p text:style-name="Standard">(15715, 635, 207, 6, 39, 21),</text:p>
      <text:p text:style-name="Standard">(15716, 635, 338, 201, 39, 22),</text:p>
      <text:p text:style-name="Standard">(15717, 635, 278, 82, 39, 23),</text:p>
      <text:p text:style-name="Standard">(15718, 636, 328, 25, 34, 1),</text:p>
      <text:p text:style-name="Standard">(15719, 636, 327, 25, 34, 2),</text:p>
      <text:p text:style-name="Standard">(15720, 636, 224, 180, 34, 3),</text:p>
      <text:p text:style-name="Standard">(15721, 636, 346, 66, 34, 4),</text:p>
      <text:p text:style-name="Standard">(15722, 636, 278, 82, 34, 5),</text:p>
      <text:p text:style-name="Standard">(15723, 636, 317, 180, 34, 6),</text:p>
      <text:p text:style-name="Standard">(15724, 636, 306, 82, 34, 7),</text:p>
      <text:p text:style-name="Standard">(15725, 636, 341, 63, 34, 8),</text:p>
      <text:p text:style-name="Standard">(15726, 636, 320, 1, 34, 9),</text:p>
      <text:p text:style-name="Standard">(15727, 636, 307, 66, 34, 10),</text:p>
      <text:p text:style-name="Standard"><text:soft-page-break/>(15728, 636, 243, 63, 34, 11),</text:p>
      <text:p text:style-name="Standard">(15729, 636, 314, 34, 34, 12),</text:p>
      <text:p text:style-name="Standard">(15730, 636, 348, 200, 34, 13),</text:p>
      <text:p text:style-name="Standard">(15731, 636, 349, 200, 34, 14),</text:p>
      <text:p text:style-name="Standard">(15732, 636, 280, 200, 34, 15),</text:p>
      <text:p text:style-name="Standard">(15733, 636, 289, 34, 34, 16),</text:p>
      <text:p text:style-name="Standard">(15734, 636, 333, 199, 34, 17),</text:p>
      <text:p text:style-name="Standard">(15735, 636, 345, 66, 34, 18),</text:p>
      <text:p text:style-name="Standard">(15736, 636, 223, 6, 34, 19),</text:p>
      <text:p text:style-name="Standard">(15737, 636, 238, 199, 34, 20),</text:p>
      <text:p text:style-name="Standard">(15738, 636, 304, 1, 34, 21),</text:p>
      <text:p text:style-name="Standard">(15739, 636, 235, 6, 34, 22),</text:p>
      <text:p text:style-name="Standard">(15740, 636, 339, 200, 34, 23),</text:p>
      <text:p text:style-name="Standard">(15741, 637, 328, 25, 9, 1),</text:p>
      <text:p text:style-name="Standard">(15742, 637, 238, 200, 9, 2),</text:p>
      <text:p text:style-name="Standard">(15743, 637, 224, 180, 9, 3),</text:p>
      <text:p text:style-name="Standard">(15744, 637, 280, 200, 9, 4),</text:p>
      <text:p text:style-name="Standard">(15745, 637, 243, 63, 9, 5),</text:p>
      <text:p text:style-name="Standard">(15746, 637, 341, 63, 9, 6),</text:p>
      <text:p text:style-name="Standard">(15747, 637, 306, 82, 9, 7),</text:p>
      <text:p text:style-name="Standard">(15748, 637, 307, 66, 9, 8),</text:p>
      <text:p text:style-name="Standard">(15749, 637, 346, 66, 9, 9),</text:p>
      <text:p text:style-name="Standard">(15750, 637, 327, 25, 9, 10),</text:p>
      <text:p text:style-name="Standard">(15751, 637, 330, 200, 9, 11),</text:p>
      <text:p text:style-name="Standard">(15752, 637, 314, 34, 9, 12),</text:p>
      <text:p text:style-name="Standard">(15753, 637, 317, 201, 9, 13),</text:p>
      <text:p text:style-name="Standard">(15754, 637, 333, 199, 9, 14),</text:p>
      <text:p text:style-name="Standard">(15755, 637, 320, 1, 9, 15),</text:p>
      <text:p text:style-name="Standard">(15756, 637, 235, 6, 9, 16),</text:p>
      <text:p text:style-name="Standard">(15757, 637, 223, 6, 9, 17),</text:p>
      <text:p text:style-name="Standard">(15758, 637, 278, 82, 9, 18),</text:p>
      <text:p text:style-name="Standard">(15759, 637, 304, 1, 9, 19),</text:p>
      <text:p text:style-name="Standard">(15760, 637, 321, 63, 9, 20),</text:p>
      <text:p text:style-name="Standard">(15761, 637, 329, 200, 9, 21),</text:p>
      <text:p text:style-name="Standard">(15762, 637, 293, 180, 9, 22),</text:p>
      <text:p text:style-name="Standard">(15763, 637, 289, 34, 9, 23),</text:p>
      <text:p text:style-name="Standard">(15764, 637, 262, 1, 9, 24),</text:p>
      <text:p text:style-name="Standard">(15765, 638, 328, 25, 20, 1),</text:p>
      <text:p text:style-name="Standard">(15766, 638, 327, 25, 20, 2),</text:p>
      <text:p text:style-name="Standard">(15767, 638, 223, 6, 20, 3),</text:p>
      <text:p text:style-name="Standard">(15768, 638, 207, 6, 20, 4),</text:p>
      <text:p text:style-name="Standard">(15769, 638, 238, 200, 20, 5),</text:p>
      <text:p text:style-name="Standard">(15770, 638, 314, 34, 20, 6),</text:p>
      <text:p text:style-name="Standard">(15771, 638, 341, 63, 20, 7),</text:p>
      <text:p text:style-name="Standard">(15772, 638, 317, 180, 20, 8),</text:p>
      <text:p text:style-name="Standard">(15773, 638, 289, 34, 20, 9),</text:p>
      <text:p text:style-name="Standard">(15774, 638, 243, 63, 20, 10),</text:p>
      <text:p text:style-name="Standard">(15775, 638, 350, 66, 20, 11),</text:p>
      <text:p text:style-name="Standard">(15776, 638, 330, 199, 20, 12),</text:p>
      <text:p text:style-name="Standard">(15777, 638, 224, 180, 20, 13),</text:p>
      <text:p text:style-name="Standard">(15778, 638, 346, 66, 20, 14),</text:p>
      <text:p text:style-name="Standard">(15779, 638, 278, 82, 20, 15),</text:p>
      <text:p text:style-name="Standard"><text:soft-page-break/>(15780, 638, 280, 200, 20, 16),</text:p>
      <text:p text:style-name="Standard">(15781, 638, 320, 1, 20, 17),</text:p>
      <text:p text:style-name="Standard">(15782, 638, 304, 1, 20, 18),</text:p>
      <text:p text:style-name="Standard">(15783, 638, 329, 200, 20, 19),</text:p>
      <text:p text:style-name="Standard">(15784, 638, 307, 66, 20, 20),</text:p>
      <text:p text:style-name="Standard">(15785, 638, 333, 199, 20, 21),</text:p>
      <text:p text:style-name="Standard">(15786, 638, 235, 6, 20, 22),</text:p>
      <text:p text:style-name="Standard">(15787, 638, 347, 1, 20, 23),</text:p>
      <text:p text:style-name="Standard">(15788, 639, 346, 66, 23, 1),</text:p>
      <text:p text:style-name="Standard">(15789, 639, 224, 180, 23, 2),</text:p>
      <text:p text:style-name="Standard">(15790, 639, 314, 34, 23, 3),</text:p>
      <text:p text:style-name="Standard">(15791, 639, 317, 180, 23, 4),</text:p>
      <text:p text:style-name="Standard">(15792, 639, 289, 34, 23, 5),</text:p>
      <text:p text:style-name="Standard">(15793, 639, 280, 200, 23, 6),</text:p>
      <text:p text:style-name="Standard">(15794, 639, 243, 63, 23, 7),</text:p>
      <text:p text:style-name="Standard">(15795, 639, 238, 200, 23, 8),</text:p>
      <text:p text:style-name="Standard">(15796, 639, 262, 1, 23, 9),</text:p>
      <text:p text:style-name="Standard">(15797, 639, 320, 66, 23, 10),</text:p>
      <text:p text:style-name="Standard">(15798, 639, 337, 66, 23, 11),</text:p>
      <text:p text:style-name="Standard">(15799, 639, 330, 199, 23, 12),</text:p>
      <text:p text:style-name="Standard">(15800, 639, 329, 200, 23, 13),</text:p>
      <text:p text:style-name="Standard">(15801, 639, 327, 25, 23, 14),</text:p>
      <text:p text:style-name="Standard">(15802, 639, 328, 25, 23, 15),</text:p>
      <text:p text:style-name="Standard">(15803, 639, 235, 6, 23, 16),</text:p>
      <text:p text:style-name="Standard">(15804, 639, 182, 200, 23, 17),</text:p>
      <text:p text:style-name="Standard">(15805, 639, 341, 63, 23, 18),</text:p>
      <text:p text:style-name="Standard">(15806, 639, 223, 6, 23, 19),</text:p>
      <text:p text:style-name="Standard">(15807, 639, 307, 66, 23, 20),</text:p>
      <text:p text:style-name="Standard">(15808, 639, 304, 1, 23, 21),</text:p>
      <text:p text:style-name="Standard">(15809, 639, 347, 1, 23, 22),</text:p>
      <text:p text:style-name="Standard">(15810, 640, 320, 66, 14, 1),</text:p>
      <text:p text:style-name="Standard">(15811, 640, 238, 200, 14, 2),</text:p>
      <text:p text:style-name="Standard">(15812, 640, 327, 25, 14, 3),</text:p>
      <text:p text:style-name="Standard">(15813, 640, 305, 63, 14, 4),</text:p>
      <text:p text:style-name="Standard">(15814, 640, 307, 66, 14, 5),</text:p>
      <text:p text:style-name="Standard">(15815, 640, 278, 82, 14, 6),</text:p>
      <text:p text:style-name="Standard">(15816, 640, 262, 1, 14, 7),</text:p>
      <text:p text:style-name="Standard">(15817, 640, 224, 201, 14, 8),</text:p>
      <text:p text:style-name="Standard">(15818, 640, 346, 66, 14, 9),</text:p>
      <text:p text:style-name="Standard">(15819, 640, 347, 1, 14, 10),</text:p>
      <text:p text:style-name="Standard">(15820, 640, 289, 34, 14, 11),</text:p>
      <text:p text:style-name="Standard">(15821, 640, 197, 200, 14, 12),</text:p>
      <text:p text:style-name="Standard">(15822, 640, 329, 200, 14, 13),</text:p>
      <text:p text:style-name="Standard">(15823, 640, 280, 200, 14, 14),</text:p>
      <text:p text:style-name="Standard">(15824, 640, 333, 199, 14, 15),</text:p>
      <text:p text:style-name="Standard">(15825, 640, 223, 6, 14, 16),</text:p>
      <text:p text:style-name="Standard">(15826, 640, 235, 6, 14, 17),</text:p>
      <text:p text:style-name="Standard">(15827, 640, 328, 25, 14, 18),</text:p>
      <text:p text:style-name="Standard">(15828, 640, 330, 200, 14, 19),</text:p>
      <text:p text:style-name="Standard">(15829, 640, 314, 34, 14, 20),</text:p>
      <text:p text:style-name="Standard">(15830, 640, 351, 85, 14, 21),</text:p>
      <text:p text:style-name="Standard">(15831, 640, 337, 66, 14, 22),</text:p>
      <text:p text:style-name="Standard"><text:soft-page-break/>(15832, 640, 341, 63, 14, 23),</text:p>
      <text:p text:style-name="Standard">(15833, 640, 243, 63, 14, 24),</text:p>
      <text:p text:style-name="Standard">(15834, 641, 328, 25, 48, 1),</text:p>
      <text:p text:style-name="Standard">(15835, 641, 238, 200, 48, 2),</text:p>
      <text:p text:style-name="Standard">(15836, 641, 288, 1, 48, 3),</text:p>
      <text:p text:style-name="Standard">(15837, 641, 304, 1, 48, 4),</text:p>
      <text:p text:style-name="Standard">(15838, 641, 317, 180, 48, 5),</text:p>
      <text:p text:style-name="Standard">(15839, 641, 327, 25, 48, 6),</text:p>
      <text:p text:style-name="Standard">(15840, 641, 224, 180, 48, 7),</text:p>
      <text:p text:style-name="Standard">(15841, 641, 235, 6, 48, 8),</text:p>
      <text:p text:style-name="Standard">(15842, 641, 346, 66, 48, 9),</text:p>
      <text:p text:style-name="Standard">(15843, 641, 278, 82, 48, 10),</text:p>
      <text:p text:style-name="Standard">(15844, 641, 341, 63, 48, 11),</text:p>
      <text:p text:style-name="Standard">(15845, 641, 337, 66, 48, 12),</text:p>
      <text:p text:style-name="Standard">(15846, 641, 207, 6, 48, 13),</text:p>
      <text:p text:style-name="Standard">(15847, 641, 320, 66, 48, 14),</text:p>
      <text:p text:style-name="Standard">(15848, 641, 352, 66, 48, 15),</text:p>
      <text:p text:style-name="Standard">(15849, 641, 330, 200, 48, 16),</text:p>
      <text:p text:style-name="Standard">(15850, 641, 329, 200, 48, 17),</text:p>
      <text:p text:style-name="Standard">(15851, 641, 353, 180, 48, 18),</text:p>
      <text:p text:style-name="Standard">(15852, 641, 243, 63, 48, 19),</text:p>
      <text:p text:style-name="Standard">(15853, 641, 306, 82, 48, 20),</text:p>
      <text:p text:style-name="Standard">(15854, 641, 342, 200, 48, 21),</text:p>
      <text:p text:style-name="Standard">(15855, 641, 223, 6, 48, 22),</text:p>
      <text:p text:style-name="Standard">(15856, 641, 289, 34, 48, 23),</text:p>
      <text:p text:style-name="Standard">(15857, 641, 314, 34, 48, 24),</text:p>
      <text:p text:style-name="Standard">(15858, 641, 307, 66, 48, 25),</text:p>
      <text:p text:style-name="Standard">(15859, 641, 354, 34, 48, 26),</text:p>
      <text:p text:style-name="Standard">(15860, 642, 327, 25, 46, 1),</text:p>
      <text:p text:style-name="Standard">(15861, 642, 346, 66, 46, 2),</text:p>
      <text:p text:style-name="Standard">(15862, 642, 238, 200, 46, 3),</text:p>
      <text:p text:style-name="Standard">(15863, 642, 307, 66, 46, 4),</text:p>
      <text:p text:style-name="Standard">(15864, 642, 328, 25, 46, 5),</text:p>
      <text:p text:style-name="Standard">(15865, 642, 223, 6, 46, 6),</text:p>
      <text:p text:style-name="Standard">(15866, 642, 289, 34, 46, 7),</text:p>
      <text:p text:style-name="Standard">(15867, 642, 306, 82, 46, 8),</text:p>
      <text:p text:style-name="Standard">(15868, 642, 320, 66, 46, 9),</text:p>
      <text:p text:style-name="Standard">(15869, 642, 322, 1, 46, 10),</text:p>
      <text:p text:style-name="Standard">(15870, 642, 333, 199, 46, 11),</text:p>
      <text:p text:style-name="Standard">(15871, 642, 278, 82, 46, 12),</text:p>
      <text:p text:style-name="Standard">(15872, 642, 337, 66, 46, 13),</text:p>
      <text:p text:style-name="Standard">(15873, 642, 355, 66, 46, 14),</text:p>
      <text:p text:style-name="Standard">(15874, 642, 305, 63, 46, 15),</text:p>
      <text:p text:style-name="Standard">(15875, 642, 347, 1, 46, 16),</text:p>
      <text:p text:style-name="Standard">(15876, 642, 341, 63, 46, 17),</text:p>
      <text:p text:style-name="Standard">(15877, 642, 342, 200, 46, 18),</text:p>
      <text:p text:style-name="Standard">(15878, 642, 235, 6, 46, 19),</text:p>
      <text:p text:style-name="Standard">(15879, 642, 224, 180, 46, 20),</text:p>
      <text:p text:style-name="Standard">(15880, 642, 353, 180, 46, 21),</text:p>
      <text:p text:style-name="Standard">(15881, 642, 304, 1, 46, 22),</text:p>
      <text:p text:style-name="Standard">(15882, 642, 314, 34, 46, 23),</text:p>
      <text:p text:style-name="Standard">(15883, 642, 354, 34, 46, 24),</text:p>
      <text:p text:style-name="Standard"><text:soft-page-break/>(15884, 642, 344, 63, 46, 25),</text:p>
      <text:p text:style-name="Standard">(15885, 642, 280, 200, 46, 26),</text:p>
      <text:p text:style-name="Standard">(15886, 642, 330, 200, 46, 27),</text:p>
      <text:p text:style-name="Standard">(15887, 642, 317, 180, 46, 28),</text:p>
      <text:p text:style-name="Standard">(15888, 642, 309, 25, 46, 29),</text:p>
      <text:p text:style-name="Standard">(15889, 643, 356, 34, 30, 1),</text:p>
      <text:p text:style-name="Standard">(15890, 643, 304, 187, 30, 2),</text:p>
      <text:p text:style-name="Standard">(15891, 643, 328, 37, 30, 3),</text:p>
      <text:p text:style-name="Standard">(15892, 643, 306, 82, 30, 4),</text:p>
      <text:p text:style-name="Standard">(15893, 643, 357, 32, 30, 5),</text:p>
      <text:p text:style-name="Standard">(15894, 643, 289, 32, 30, 6),</text:p>
      <text:p text:style-name="Standard">(15895, 643, 280, 82, 30, 7),</text:p>
      <text:p text:style-name="Standard">(15896, 643, 340, 32, 30, 8),</text:p>
      <text:p text:style-name="Standard">(15897, 643, 345, 66, 30, 9),</text:p>
      <text:p text:style-name="Standard">(15898, 643, 346, 37, 30, 10),</text:p>
      <text:p text:style-name="Standard">(15899, 643, 362, 34, 30, 11),</text:p>
      <text:p text:style-name="Standard">(15900, 643, 293, 32, 30, 12),</text:p>
      <text:p text:style-name="Standard">(15901, 643, 358, 32, 30, 13),</text:p>
      <text:p text:style-name="Standard">(15902, 643, 235, 6, 30, 14),</text:p>
      <text:p text:style-name="Standard">(15903, 643, 341, 187, 30, 15),</text:p>
      <text:p text:style-name="Standard">(15904, 643, 352, 66, 30, 16),</text:p>
      <text:p text:style-name="Standard">(15905, 643, 359, 37, 30, 17),</text:p>
      <text:p text:style-name="Standard">(15906, 643, 360, 187, 30, 18),</text:p>
      <text:p text:style-name="Standard">(15907, 643, 361, 86, 30, 19),</text:p>
      <text:p text:style-name="Standard">(15908, 643, 207, 37, 30, 20),</text:p>
      <text:p text:style-name="Standard">(15909, 643, 243, 34, 30, 21),</text:p>
      <text:p text:style-name="Standard">(15910, 643, 262, 66, 30, 22),</text:p>
      <text:p text:style-name="Standard">(15911, 643, 278, 37, 30, 23),</text:p>
      <text:p text:style-name="Standard">(15912, 644, 328, 37, 45, 1),</text:p>
      <text:p text:style-name="Standard">(15913, 644, 360, 187, 45, 2),</text:p>
      <text:p text:style-name="Standard">(15914, 644, 207, 37, 45, 3),</text:p>
      <text:p text:style-name="Standard">(15915, 644, 289, 32, 45, 4),</text:p>
      <text:p text:style-name="Standard">(15916, 644, 359, 37, 45, 5),</text:p>
      <text:p text:style-name="Standard">(15917, 644, 341, 187, 45, 6),</text:p>
      <text:p text:style-name="Standard">(15918, 644, 356, 34, 45, 7),</text:p>
      <text:p text:style-name="Standard">(15919, 644, 243, 34, 45, 8),</text:p>
      <text:p text:style-name="Standard">(15920, 644, 280, 82, 45, 9),</text:p>
      <text:p text:style-name="Standard">(15921, 644, 306, 82, 45, 10),</text:p>
      <text:p text:style-name="Standard">(15922, 644, 304, 187, 45, 11),</text:p>
      <text:p text:style-name="Standard">(15923, 644, 278, 37, 45, 12),</text:p>
      <text:p text:style-name="Standard">(15924, 644, 358, 32, 45, 13),</text:p>
      <text:p text:style-name="Standard">(15925, 644, 345, 66, 45, 14),</text:p>
      <text:p text:style-name="Standard">(15926, 644, 235, 6, 45, 15),</text:p>
      <text:p text:style-name="Standard">(15927, 644, 262, 66, 45, 16),</text:p>
      <text:p text:style-name="Standard">(15928, 644, 361, 86, 45, 17),</text:p>
      <text:p text:style-name="Standard">(15929, 644, 333, 198, 45, 18),</text:p>
      <text:p text:style-name="Standard">(15930, 644, 357, 32, 45, 19),</text:p>
      <text:p text:style-name="Standard">(15931, 644, 346, 37, 45, 20),</text:p>
      <text:p text:style-name="Standard">(15932, 644, 352, 66, 45, 21),</text:p>
      <text:p text:style-name="Standard">(15933, 644, 339, 32, 45, 22),</text:p>
      <text:p text:style-name="Standard">(15934, 645, 358, 32, 6, 1),</text:p>
      <text:p text:style-name="Standard">(15935, 645, 356, 34, 6, 2),</text:p>
      <text:p text:style-name="Standard"><text:soft-page-break/>(15936, 645, 280, 82, 6, 3),</text:p>
      <text:p text:style-name="Standard">(15937, 645, 304, 187, 6, 4),</text:p>
      <text:p text:style-name="Standard">(15938, 645, 289, 32, 6, 5),</text:p>
      <text:p text:style-name="Standard">(15939, 645, 345, 66, 6, 6),</text:p>
      <text:p text:style-name="Standard">(15940, 645, 238, 37, 6, 7),</text:p>
      <text:p text:style-name="Standard">(15941, 645, 346, 37, 6, 8),</text:p>
      <text:p text:style-name="Standard">(15942, 645, 278, 37, 6, 9),</text:p>
      <text:p text:style-name="Standard">(15943, 645, 361, 86, 6, 10),</text:p>
      <text:p text:style-name="Standard">(15944, 645, 328, 37, 6, 11),</text:p>
      <text:p text:style-name="Standard">(15945, 645, 262, 66, 6, 12),</text:p>
      <text:p text:style-name="Standard">(15946, 645, 306, 82, 6, 13),</text:p>
      <text:p text:style-name="Standard">(15947, 645, 360, 187, 6, 14),</text:p>
      <text:p text:style-name="Standard">(15948, 645, 341, 187, 6, 15),</text:p>
      <text:p text:style-name="Standard">(15949, 645, 235, 6, 6, 16),</text:p>
      <text:p text:style-name="Standard">(15950, 645, 333, 198, 6, 17),</text:p>
      <text:p text:style-name="Standard">(15951, 645, 243, 34, 6, 18),</text:p>
      <text:p text:style-name="Standard">(15952, 645, 352, 66, 6, 19),</text:p>
      <text:p text:style-name="Standard">(15953, 645, 357, 32, 6, 20),</text:p>
      <text:p text:style-name="Standard">(15954, 645, 359, 37, 6, 21),</text:p>
      <text:p text:style-name="Standard">(15955, 646, 345, 66, 13, 1),</text:p>
      <text:p text:style-name="Standard">(15956, 646, 278, 37, 13, 2),</text:p>
      <text:p text:style-name="Standard">(15957, 646, 306, 82, 13, 3),</text:p>
      <text:p text:style-name="Standard">(15958, 646, 363, 6, 13, 4),</text:p>
      <text:p text:style-name="Standard">(15959, 646, 243, 34, 13, 5),</text:p>
      <text:p text:style-name="Standard">(15960, 646, 280, 82, 13, 6),</text:p>
      <text:p text:style-name="Standard">(15961, 646, 346, 37, 13, 7),</text:p>
      <text:p text:style-name="Standard">(15962, 646, 235, 6, 13, 8),</text:p>
      <text:p text:style-name="Standard">(15963, 646, 238, 37, 13, 9),</text:p>
      <text:p text:style-name="Standard">(15964, 646, 356, 34, 13, 10),</text:p>
      <text:p text:style-name="Standard">(15965, 646, 289, 32, 13, 11),</text:p>
      <text:p text:style-name="Standard">(15966, 646, 328, 37, 13, 12),</text:p>
      <text:p text:style-name="Standard">(15967, 646, 357, 32, 13, 13),</text:p>
      <text:p text:style-name="Standard">(15968, 646, 358, 32, 13, 14),</text:p>
      <text:p text:style-name="Standard">(15969, 646, 262, 66, 13, 15),</text:p>
      <text:p text:style-name="Standard">(15970, 646, 361, 86, 13, 16),</text:p>
      <text:p text:style-name="Standard">(15971, 646, 321, 34, 13, 17),</text:p>
      <text:p text:style-name="Standard">(15972, 647, 358, 32, 39, 1),</text:p>
      <text:p text:style-name="Standard">(15973, 647, 328, 37, 39, 2),</text:p>
      <text:p text:style-name="Standard">(15974, 647, 235, 6, 39, 3),</text:p>
      <text:p text:style-name="Standard">(15975, 647, 223, 6, 39, 4),</text:p>
      <text:p text:style-name="Standard">(15976, 647, 306, 82, 39, 5),</text:p>
      <text:p text:style-name="Standard">(15977, 647, 341, 187, 39, 6),</text:p>
      <text:p text:style-name="Standard">(15978, 647, 357, 32, 39, 7),</text:p>
      <text:p text:style-name="Standard">(15979, 647, 280, 82, 39, 8),</text:p>
      <text:p text:style-name="Standard">(15980, 647, 238, 37, 39, 9),</text:p>
      <text:p text:style-name="Standard">(15981, 647, 345, 66, 39, 10),</text:p>
      <text:p text:style-name="Standard">(15982, 647, 356, 34, 39, 11),</text:p>
      <text:p text:style-name="Standard">(15983, 647, 289, 32, 39, 12),</text:p>
      <text:p text:style-name="Standard">(15984, 647, 327, 37, 39, 13),</text:p>
      <text:p text:style-name="Standard">(15985, 647, 352, 66, 39, 14),</text:p>
      <text:p text:style-name="Standard">(15986, 647, 262, 66, 39, 15),</text:p>
      <text:p text:style-name="Standard">(15987, 647, 361, 86, 39, 16),</text:p>
      <text:p text:style-name="Standard"><text:soft-page-break/>(15988, 647, 346, 37, 39, 17),</text:p>
      <text:p text:style-name="Standard">(15989, 647, 320, 187, 39, 18),</text:p>
      <text:p text:style-name="Standard">(15990, 647, 364, 187, 39, 19),</text:p>
      <text:p text:style-name="Standard">(15991, 647, 278, 37, 39, 20),</text:p>
      <text:p text:style-name="Standard">(15992, 647, 333, 198, 39, 21),</text:p>
      <text:p text:style-name="Standard">(15993, 647, 243, 34, 39, 22),</text:p>
      <text:p text:style-name="Standard">(15994, 647, 353, 32, 39, 23),</text:p>
      <text:p text:style-name="Standard">(15995, 647, 351, 85, 39, 24),</text:p>
      <text:p text:style-name="Standard">(15996, 648, 358, 32, 51, 1),</text:p>
      <text:p text:style-name="Standard">(15997, 648, 278, 37, 51, 2),</text:p>
      <text:p text:style-name="Standard">(15998, 648, 356, 34, 51, 3),</text:p>
      <text:p text:style-name="Standard">(15999, 648, 304, 187, 51, 4),</text:p>
      <text:p text:style-name="Standard">(16000, 648, 280, 82, 51, 5),</text:p>
      <text:p text:style-name="Standard">(16001, 648, 364, 187, 51, 6),</text:p>
      <text:p text:style-name="Standard">(16002, 648, 243, 34, 51, 7),</text:p>
      <text:p text:style-name="Standard">(16003, 648, 357, 32, 51, 8),</text:p>
      <text:p text:style-name="Standard">(16004, 648, 328, 37, 51, 9),</text:p>
      <text:p text:style-name="Standard">(16005, 648, 289, 32, 51, 10),</text:p>
      <text:p text:style-name="Standard">(16006, 648, 327, 37, 51, 11),</text:p>
      <text:p text:style-name="Standard">(16007, 648, 352, 66, 51, 12),</text:p>
      <text:p text:style-name="Standard">(16008, 648, 306, 82, 51, 13),</text:p>
      <text:p text:style-name="Standard">(16009, 648, 363, 6, 51, 14),</text:p>
      <text:p text:style-name="Standard">(16010, 648, 333, 198, 51, 15),</text:p>
      <text:p text:style-name="Standard">(16011, 648, 346, 37, 51, 16),</text:p>
      <text:p text:style-name="Standard">(16012, 648, 238, 37, 51, 17),</text:p>
      <text:p text:style-name="Standard">(16013, 648, 235, 6, 51, 18),</text:p>
      <text:p text:style-name="Standard">(16014, 648, 345, 66, 51, 19),</text:p>
      <text:p text:style-name="Standard">(16015, 648, 262, 66, 51, 20),</text:p>
      <text:p text:style-name="Standard">(16016, 648, 351, 85, 51, 21),</text:p>
      <text:p text:style-name="Standard">(16017, 648, 339, 32, 51, 22),</text:p>
      <text:p text:style-name="Standard">(16018, 648, 353, 32, 51, 23),</text:p>
      <text:p text:style-name="Standard">(16019, 649, 358, 32, 38, 1),</text:p>
      <text:p text:style-name="Standard">(16020, 649, 356, 34, 38, 2),</text:p>
      <text:p text:style-name="Standard">(16021, 649, 304, 187, 38, 3),</text:p>
      <text:p text:style-name="Standard">(16022, 649, 223, 6, 38, 4),</text:p>
      <text:p text:style-name="Standard">(16023, 649, 278, 37, 38, 5),</text:p>
      <text:p text:style-name="Standard">(16024, 649, 289, 32, 38, 6),</text:p>
      <text:p text:style-name="Standard">(16025, 649, 327, 37, 38, 7),</text:p>
      <text:p text:style-name="Standard">(16026, 649, 224, 32, 38, 8),</text:p>
      <text:p text:style-name="Standard">(16027, 649, 238, 37, 38, 9),</text:p>
      <text:p text:style-name="Standard">(16028, 649, 353, 32, 38, 10),</text:p>
      <text:p text:style-name="Standard">(16029, 649, 364, 187, 38, 11),</text:p>
      <text:p text:style-name="Standard">(16030, 649, 345, 66, 38, 12),</text:p>
      <text:p text:style-name="Standard">(16031, 649, 262, 66, 38, 13),</text:p>
      <text:p text:style-name="Standard">(16032, 649, 328, 37, 38, 14),</text:p>
      <text:p text:style-name="Standard">(16033, 649, 341, 63, 38, 15),</text:p>
      <text:p text:style-name="Standard">(16034, 649, 280, 82, 38, 16),</text:p>
      <text:p text:style-name="Standard">(16035, 649, 306, 82, 38, 17),</text:p>
      <text:p text:style-name="Standard">(16036, 649, 207, 37, 38, 18),</text:p>
      <text:p text:style-name="Standard">(16037, 649, 346, 37, 38, 19),</text:p>
      <text:p text:style-name="Standard">(16038, 649, 357, 32, 38, 20),</text:p>
      <text:p text:style-name="Standard">(16039, 649, 352, 66, 38, 21),</text:p>
      <text:p text:style-name="Standard"><text:soft-page-break/>(16040, 649, 235, 6, 38, 22),</text:p>
      <text:p text:style-name="Standard">(16041, 649, 333, 198, 38, 23),</text:p>
      <text:p text:style-name="Standard">(16042, 650, 358, 32, 10, 1),</text:p>
      <text:p text:style-name="Standard">(16043, 650, 235, 6, 10, 2),</text:p>
      <text:p text:style-name="Standard">(16044, 650, 304, 187, 10, 3),</text:p>
      <text:p text:style-name="Standard">(16045, 650, 224, 32, 10, 4),</text:p>
      <text:p text:style-name="Standard">(16046, 650, 243, 34, 10, 5),</text:p>
      <text:p text:style-name="Standard">(16047, 650, 280, 82, 10, 6),</text:p>
      <text:p text:style-name="Standard">(16048, 650, 327, 37, 10, 7),</text:p>
      <text:p text:style-name="Standard">(16049, 650, 346, 37, 10, 8),</text:p>
      <text:p text:style-name="Standard">(16050, 650, 341, 63, 10, 9),</text:p>
      <text:p text:style-name="Standard">(16051, 650, 289, 32, 10, 10),</text:p>
      <text:p text:style-name="Standard">(16052, 650, 278, 37, 10, 11),</text:p>
      <text:p text:style-name="Standard">(16053, 650, 223, 6, 10, 12),</text:p>
      <text:p text:style-name="Standard">(16054, 650, 357, 32, 10, 13),</text:p>
      <text:p text:style-name="Standard">(16055, 650, 328, 37, 10, 14),</text:p>
      <text:p text:style-name="Standard">(16056, 650, 207, 37, 10, 15),</text:p>
      <text:p text:style-name="Standard">(16057, 650, 238, 37, 10, 16),</text:p>
      <text:p text:style-name="Standard">(16058, 650, 345, 66, 10, 17),</text:p>
      <text:p text:style-name="Standard">(16059, 650, 262, 66, 10, 18),</text:p>
      <text:p text:style-name="Standard">(16060, 650, 356, 34, 10, 19),</text:p>
      <text:p text:style-name="Standard">(16061, 650, 306, 82, 10, 20),</text:p>
      <text:p text:style-name="Standard">(16062, 650, 320, 187, 10, 21),</text:p>
      <text:p text:style-name="Standard">(16063, 650, 312, 86, 10, 22),</text:p>
      <text:p text:style-name="Standard">(16064, 650, 333, 198, 10, 23),</text:p>
      <text:p text:style-name="Standard">(16065, 650, 351, 85, 10, 24),</text:p>
      <text:p text:style-name="Standard">(16066, 650, 365, 37, 10, 25),</text:p>
      <text:p text:style-name="Standard">(16067, 17, 20, 9, 24, 1),</text:p>
      <text:p text:style-name="Standard">(16068, 17, 17, 9, 24, 2),</text:p>
      <text:p text:style-name="Standard">(16069, 17, 18, 23, 24, 3),</text:p>
      <text:p text:style-name="Standard">(16070, 17, 22, 23, 24, 4),</text:p>
      <text:p text:style-name="Standard">(16071, 17, 2, 2, 24, 5),</text:p>
      <text:p text:style-name="Standard">(16072, 17, 155, 7, 24, 6),</text:p>
      <text:p text:style-name="Standard">(16073, 17, 15, 7, 24, 7),</text:p>
      <text:p text:style-name="Standard">(16074, 17, 67, 5, 24, 8),</text:p>
      <text:p text:style-name="Standard">(16075, 17, 3, 3, 24, 9),</text:p>
      <text:p text:style-name="Standard">(16076, 17, 9, 2, 24, 10),</text:p>
      <text:p text:style-name="Standard">(16077, 17, 5, 1, 24, 11),</text:p>
      <text:p text:style-name="Standard">(16078, 17, 8, 6, 24, 12),</text:p>
      <text:p text:style-name="Standard">(16079, 17, 6, 3, 24, 13),</text:p>
      <text:p text:style-name="Standard">(16080, 17, 4, 4, 24, 14),</text:p>
      <text:p text:style-name="Standard">(16081, 17, 24, 10, 24, 15),</text:p>
      <text:p text:style-name="Standard">(16082, 17, 21, 6, 24, 16),</text:p>
      <text:p text:style-name="Standard">(16083, 17, 16, 10, 24, 17),</text:p>
      <text:p text:style-name="Standard">(16084, 17, 154, 4, 24, 18),</text:p>
      <text:p text:style-name="Standard">(16085, 17, 1, 1, 24, 19),</text:p>
      <text:p text:style-name="Standard">(16086, 17, 153, 5, 24, 20),</text:p>
      <text:p text:style-name="Standard">(16087, 651, 235, 6, 23, 1),</text:p>
      <text:p text:style-name="Standard">(16088, 651, 223, 6, 23, 2),</text:p>
      <text:p text:style-name="Standard">(16089, 651, 243, 34, 23, 3),</text:p>
      <text:p text:style-name="Standard">(16090, 651, 345, 66, 23, 4),</text:p>
      <text:p text:style-name="Standard">(16091, 651, 262, 66, 23, 5),</text:p>
      <text:p text:style-name="Standard"><text:soft-page-break/>(16092, 651, 306, 82, 23, 6),</text:p>
      <text:p text:style-name="Standard">(16093, 651, 363, 6, 23, 7),</text:p>
      <text:p text:style-name="Standard">(16094, 651, 278, 37, 23, 8),</text:p>
      <text:p text:style-name="Standard">(16095, 651, 346, 37, 23, 9),</text:p>
      <text:p text:style-name="Standard">(16096, 651, 320, 187, 23, 10),</text:p>
      <text:p text:style-name="Standard">(16097, 651, 352, 66, 23, 11),</text:p>
      <text:p text:style-name="Standard">(16098, 651, 333, 198, 23, 12),</text:p>
      <text:p text:style-name="Standard">(16099, 651, 356, 34, 23, 13),</text:p>
      <text:p text:style-name="Standard">(16100, 651, 280, 82, 23, 14),</text:p>
      <text:p text:style-name="Standard">(16101, 651, 224, 32, 23, 15),</text:p>
      <text:p text:style-name="Standard">(16102, 651, 304, 187, 23, 16),</text:p>
      <text:p text:style-name="Standard">(16103, 651, 341, 63, 23, 17),</text:p>
      <text:p text:style-name="Standard">(16104, 651, 314, 86, 23, 18),</text:p>
      <text:p text:style-name="Standard">(16105, 651, 358, 32, 23, 19),</text:p>
      <text:p text:style-name="Standard">(16106, 651, 207, 37, 23, 20),</text:p>
      <text:p text:style-name="Standard">(16107, 651, 351, 85, 23, 21),</text:p>
      <text:p text:style-name="Standard">(16108, 651, 328, 37, 23, 22),</text:p>
      <text:p text:style-name="Standard">(16109, 651, 357, 32, 23, 23),</text:p>
      <text:p text:style-name="Standard">(16110, 651, 327, 37, 23, 24),</text:p>
      <text:p text:style-name="Standard">(16111, 652, 223, 6, 14, 1),</text:p>
      <text:p text:style-name="Standard">(16112, 652, 328, 37, 14, 2),</text:p>
      <text:p text:style-name="Standard">(16113, 652, 306, 82, 14, 3),</text:p>
      <text:p text:style-name="Standard">(16114, 652, 304, 187, 14, 4),</text:p>
      <text:p text:style-name="Standard">(16115, 652, 243, 34, 14, 5),</text:p>
      <text:p text:style-name="Standard">(16116, 652, 327, 37, 14, 6),</text:p>
      <text:p text:style-name="Standard">(16117, 652, 278, 37, 14, 7),</text:p>
      <text:p text:style-name="Standard">(16118, 652, 333, 198, 14, 8),</text:p>
      <text:p text:style-name="Standard">(16119, 652, 320, 187, 14, 9),</text:p>
      <text:p text:style-name="Standard">(16120, 652, 262, 66, 14, 10),</text:p>
      <text:p text:style-name="Standard">(16121, 652, 238, 37, 14, 11),</text:p>
      <text:p text:style-name="Standard">(16122, 652, 356, 34, 14, 12),</text:p>
      <text:p text:style-name="Standard">(16123, 652, 235, 6, 14, 13),</text:p>
      <text:p text:style-name="Standard">(16124, 652, 352, 66, 14, 14),</text:p>
      <text:p text:style-name="Standard">(16125, 652, 314, 86, 14, 15),</text:p>
      <text:p text:style-name="Standard">(16126, 652, 363, 6, 14, 16),</text:p>
      <text:p text:style-name="Standard">(16127, 652, 280, 82, 14, 17),</text:p>
      <text:p text:style-name="Standard">(16128, 652, 345, 66, 14, 18),</text:p>
      <text:p text:style-name="Standard">(16129, 652, 346, 37, 14, 19),</text:p>
      <text:p text:style-name="Standard">(16130, 652, 341, 63, 14, 20),</text:p>
      <text:p text:style-name="Standard">(16131, 652, 289, 32, 14, 21),</text:p>
      <text:p text:style-name="Standard">(16132, 652, 357, 32, 14, 22),</text:p>
      <text:p text:style-name="Standard">(16133, 652, 358, 32, 14, 23),</text:p>
      <text:p text:style-name="Standard">(16134, 652, 347, 187, 14, 24),</text:p>
      <text:p text:style-name="Standard">(16135, 652, 224, 32, 14, 25),</text:p>
      <text:p text:style-name="Standard">(16136, 652, 330, 198, 14, 26),</text:p>
      <text:p text:style-name="Standard">(16137, 652, 351, 85, 14, 27),</text:p>
      <text:p text:style-name="Standard">(16138, 653, 235, 6, 52, 1),</text:p>
      <text:p text:style-name="Standard">(16139, 653, 223, 6, 52, 2),</text:p>
      <text:p text:style-name="Standard">(16140, 653, 278, 37, 52, 3),</text:p>
      <text:p text:style-name="Standard">(16141, 653, 345, 66, 52, 4),</text:p>
      <text:p text:style-name="Standard">(16142, 653, 341, 63, 52, 5),</text:p>
      <text:p text:style-name="Standard">(16143, 653, 320, 187, 52, 6),</text:p>
      <text:p text:style-name="Standard"><text:soft-page-break/>(16144, 653, 280, 82, 52, 7),</text:p>
      <text:p text:style-name="Standard">(16145, 653, 306, 82, 52, 8),</text:p>
      <text:p text:style-name="Standard">(16146, 653, 327, 37, 52, 9),</text:p>
      <text:p text:style-name="Standard">(16147, 653, 352, 66, 52, 10),</text:p>
      <text:p text:style-name="Standard">(16148, 653, 314, 86, 52, 11),</text:p>
      <text:p text:style-name="Standard">(16149, 653, 289, 32, 52, 12),</text:p>
      <text:p text:style-name="Standard">(16150, 653, 333, 198, 52, 13),</text:p>
      <text:p text:style-name="Standard">(16151, 653, 238, 37, 52, 14),</text:p>
      <text:p text:style-name="Standard">(16152, 653, 304, 187, 52, 15),</text:p>
      <text:p text:style-name="Standard">(16153, 653, 356, 34, 52, 16),</text:p>
      <text:p text:style-name="Standard">(16154, 653, 262, 66, 52, 17),</text:p>
      <text:p text:style-name="Standard">(16155, 653, 328, 25, 52, 18),</text:p>
      <text:p text:style-name="Standard">(16156, 653, 243, 34, 52, 19),</text:p>
      <text:p text:style-name="Standard">(16157, 653, 346, 37, 52, 20),</text:p>
      <text:p text:style-name="Standard">(16158, 654, 224, 32, 46, 1),</text:p>
      <text:p text:style-name="Standard">(16159, 654, 345, 66, 46, 2),</text:p>
      <text:p text:style-name="Standard">(16160, 654, 317, 32, 46, 3),</text:p>
      <text:p text:style-name="Standard">(16161, 654, 235, 6, 46, 4),</text:p>
      <text:p text:style-name="Standard">(16162, 654, 278, 37, 46, 5),</text:p>
      <text:p text:style-name="Standard">(16163, 654, 321, 63, 46, 6),</text:p>
      <text:p text:style-name="Standard">(16164, 654, 304, 187, 46, 7),</text:p>
      <text:p text:style-name="Standard">(16165, 654, 280, 82, 46, 8),</text:p>
      <text:p text:style-name="Standard">(16166, 654, 346, 37, 46, 9),</text:p>
      <text:p text:style-name="Standard">(16167, 654, 356, 34, 46, 10),</text:p>
      <text:p text:style-name="Standard">(16168, 654, 238, 37, 46, 11),</text:p>
      <text:p text:style-name="Standard">(16169, 654, 243, 34, 46, 12),</text:p>
      <text:p text:style-name="Standard">(16170, 654, 223, 6, 46, 13),</text:p>
      <text:p text:style-name="Standard">(16171, 654, 320, 187, 46, 14),</text:p>
      <text:p text:style-name="Standard">(16172, 654, 328, 25, 46, 15),</text:p>
      <text:p text:style-name="Standard">(16173, 654, 289, 32, 46, 16),</text:p>
      <text:p text:style-name="Standard">(16174, 654, 327, 37, 46, 17),</text:p>
      <text:p text:style-name="Standard">(16175, 654, 314, 86, 46, 18),</text:p>
      <text:p text:style-name="Standard">(16176, 654, 347, 187, 46, 19),</text:p>
      <text:p text:style-name="Standard">(16177, 654, 306, 82, 46, 20),</text:p>
      <text:p text:style-name="Standard">(16178, 654, 366, 34, 46, 21),</text:p>
      <text:p text:style-name="Standard">(16179, 654, 262, 66, 46, 22),</text:p>
      <text:p text:style-name="Standard">(16180, 654, 352, 66, 46, 23),</text:p>
      <text:p text:style-name="Standard">(16181, 654, 341, 63, 46, 24),</text:p>
      <text:p text:style-name="Standard">(16182, 654, 367, 66, 46, 25),</text:p>
      <text:p text:style-name="Standard">(16183, 654, 353, 32, 46, 26),</text:p>
      <text:p text:style-name="Standard">(16184, 654, 333, 198, 46, 27),</text:p>
      <text:p text:style-name="Standard">(16185, 655, 235, 6, 32, 1),</text:p>
      <text:p text:style-name="Standard">(16186, 655, 223, 6, 32, 2),</text:p>
      <text:p text:style-name="Standard">(16187, 655, 304, 187, 32, 3),</text:p>
      <text:p text:style-name="Standard">(16188, 655, 278, 37, 32, 4),</text:p>
      <text:p text:style-name="Standard">(16189, 655, 306, 82, 32, 5),</text:p>
      <text:p text:style-name="Standard">(16190, 655, 345, 66, 32, 6),</text:p>
      <text:p text:style-name="Standard">(16191, 655, 262, 66, 32, 7),</text:p>
      <text:p text:style-name="Standard">(16192, 655, 341, 63, 32, 8),</text:p>
      <text:p text:style-name="Standard">(16193, 655, 280, 82, 32, 9),</text:p>
      <text:p text:style-name="Standard">(16194, 655, 317, 32, 32, 10),</text:p>
      <text:p text:style-name="Standard">(16195, 655, 356, 34, 32, 11),</text:p>
      <text:p text:style-name="Standard"><text:soft-page-break/>(16196, 655, 328, 25, 32, 12),</text:p>
      <text:p text:style-name="Standard">(16197, 655, 320, 187, 32, 13),</text:p>
      <text:p text:style-name="Standard">(16198, 655, 243, 34, 32, 14),</text:p>
      <text:p text:style-name="Standard">(16199, 655, 327, 37, 32, 15),</text:p>
      <text:p text:style-name="Standard">(16200, 655, 289, 32, 32, 16),</text:p>
      <text:p text:style-name="Standard">(16201, 655, 346, 37, 32, 17),</text:p>
      <text:p text:style-name="Standard">(16202, 655, 224, 32, 32, 18),</text:p>
      <text:p text:style-name="Standard">(16203, 656, 328, 196, 30, 1),</text:p>
      <text:p text:style-name="Standard">(16204, 656, 289, 180, 30, 2),</text:p>
      <text:p text:style-name="Standard">(16205, 656, 304, 187, 30, 3),</text:p>
      <text:p text:style-name="Standard">(16206, 656, 346, 180, 30, 4),</text:p>
      <text:p text:style-name="Standard">(16207, 656, 360, 187, 30, 5),</text:p>
      <text:p text:style-name="Standard">(16208, 656, 306, 196, 30, 6),</text:p>
      <text:p text:style-name="Standard">(16209, 656, 262, 66, 30, 7),</text:p>
      <text:p text:style-name="Standard">(16210, 656, 368, 191, 30, 8),</text:p>
      <text:p text:style-name="Standard">(16211, 656, 362, 191, 30, 9),</text:p>
      <text:p text:style-name="Standard">(16212, 656, 358, 180, 30, 10),</text:p>
      <text:p text:style-name="Standard">(16213, 656, 341, 66, 30, 11),</text:p>
      <text:p text:style-name="Standard">(16214, 656, 345, 66, 30, 12),</text:p>
      <text:p text:style-name="Standard">(16215, 656, 278, 6, 30, 13),</text:p>
      <text:p text:style-name="Standard">(16216, 656, 356, 182, 30, 14),</text:p>
      <text:p text:style-name="Standard">(16217, 656, 207, 180, 30, 15),</text:p>
      <text:p text:style-name="Standard">(16218, 656, 340, 180, 30, 16),</text:p>
      <text:p text:style-name="Standard">(16219, 656, 235, 182, 30, 17),</text:p>
      <text:p text:style-name="Standard">(16220, 656, 369, 187, 30, 18),</text:p>
      <text:p text:style-name="Standard">(16221, 657, 328, 196, 49, 1),</text:p>
      <text:p text:style-name="Standard">(16222, 657, 360, 187, 49, 2),</text:p>
      <text:p text:style-name="Standard">(16223, 657, 306, 196, 49, 3),</text:p>
      <text:p text:style-name="Standard">(16224, 657, 304, 187, 49, 4),</text:p>
      <text:p text:style-name="Standard">(16225, 657, 341, 66, 49, 5),</text:p>
      <text:p text:style-name="Standard">(16226, 657, 235, 182, 49, 6),</text:p>
      <text:p text:style-name="Standard">(16227, 657, 345, 66, 49, 7),</text:p>
      <text:p text:style-name="Standard">(16228, 657, 278, 6, 49, 8),</text:p>
      <text:p text:style-name="Standard">(16229, 657, 356, 182, 49, 9),</text:p>
      <text:p text:style-name="Standard">(16230, 657, 346, 180, 49, 10),</text:p>
      <text:p text:style-name="Standard">(16231, 657, 358, 180, 49, 11),</text:p>
      <text:p text:style-name="Standard">(16232, 657, 361, 182, 49, 12),</text:p>
      <text:p text:style-name="Standard">(16233, 657, 289, 180, 49, 13),</text:p>
      <text:p text:style-name="Standard">(16234, 657, 262, 66, 49, 14),</text:p>
      <text:p text:style-name="Standard">(16235, 658, 289, 180, 6, 1),</text:p>
      <text:p text:style-name="Standard">(16236, 658, 361, 182, 6, 2),</text:p>
      <text:p text:style-name="Standard">(16237, 658, 346, 180, 6, 3),</text:p>
      <text:p text:style-name="Standard">(16238, 658, 370, 180, 6, 4),</text:p>
      <text:p text:style-name="Standard">(16239, 658, 360, 187, 6, 5),</text:p>
      <text:p text:style-name="Standard">(16240, 658, 304, 187, 6, 6),</text:p>
      <text:p text:style-name="Standard">(16241, 658, 350, 167, 6, 7),</text:p>
      <text:p text:style-name="Standard">(16242, 658, 235, 182, 6, 8),</text:p>
      <text:p text:style-name="Standard">(16243, 658, 328, 196, 6, 9),</text:p>
      <text:p text:style-name="Standard">(16244, 658, 306, 196, 6, 10),</text:p>
      <text:p text:style-name="Standard">(16245, 658, 278, 6, 6, 11),</text:p>
      <text:p text:style-name="Standard">(16246, 658, 345, 66, 6, 12),</text:p>
      <text:p text:style-name="Standard">(16247, 658, 351, 182, 6, 13),</text:p>
      <text:p text:style-name="Standard"><text:soft-page-break/>(16248, 658, 341, 66, 6, 14),</text:p>
      <text:p text:style-name="Standard">(16249, 658, 356, 182, 6, 15),</text:p>
      <text:p text:style-name="Standard">(16250, 658, 262, 66, 6, 16),</text:p>
      <text:p text:style-name="Standard">(16251, 659, 328, 196, 39, 1),</text:p>
      <text:p text:style-name="Standard">(16252, 659, 346, 180, 39, 2),</text:p>
      <text:p text:style-name="Standard">(16253, 659, 278, 6, 39, 3),</text:p>
      <text:p text:style-name="Standard">(16254, 659, 304, 187, 39, 4),</text:p>
      <text:p text:style-name="Standard">(16255, 659, 235, 182, 39, 5),</text:p>
      <text:p text:style-name="Standard">(16256, 659, 356, 182, 39, 6),</text:p>
      <text:p text:style-name="Standard">(16257, 659, 289, 180, 39, 7),</text:p>
      <text:p text:style-name="Standard">(16258, 659, 306, 187, 39, 8),</text:p>
      <text:p text:style-name="Standard">(16259, 659, 341, 66, 39, 9),</text:p>
      <text:p text:style-name="Standard">(16260, 659, 350, 187, 39, 10),</text:p>
      <text:p text:style-name="Standard">(16261, 659, 351, 182, 39, 11),</text:p>
      <text:p text:style-name="Standard">(16262, 659, 360, 187, 39, 12),</text:p>
      <text:p text:style-name="Standard">(16263, 659, 358, 180, 39, 13),</text:p>
      <text:p text:style-name="Standard">(16264, 659, 361, 182, 39, 14),</text:p>
      <text:p text:style-name="Standard">(16265, 659, 262, 66, 39, 15),</text:p>
      <text:p text:style-name="Standard">(16266, 660, 328, 196, 51, 1),</text:p>
      <text:p text:style-name="Standard">(16267, 660, 306, 196, 51, 2),</text:p>
      <text:p text:style-name="Standard">(16268, 660, 235, 182, 51, 3),</text:p>
      <text:p text:style-name="Standard">(16269, 660, 360, 187, 51, 4),</text:p>
      <text:p text:style-name="Standard">(16270, 660, 350, 187, 51, 5),</text:p>
      <text:p text:style-name="Standard">(16271, 660, 289, 180, 51, 6),</text:p>
      <text:p text:style-name="Standard">(16272, 660, 351, 182, 51, 7),</text:p>
      <text:p text:style-name="Standard">(16273, 660, 304, 187, 51, 8),</text:p>
      <text:p text:style-name="Standard">(16274, 660, 346, 180, 51, 9),</text:p>
      <text:p text:style-name="Standard">(16275, 660, 278, 6, 51, 10),</text:p>
      <text:p text:style-name="Standard">(16276, 660, 358, 180, 51, 11),</text:p>
      <text:p text:style-name="Standard">(16277, 660, 361, 182, 51, 12),</text:p>
      <text:p text:style-name="Standard">(16278, 660, 357, 180, 51, 13),</text:p>
      <text:p text:style-name="Standard">(16279, 661, 328, 196, 9, 1),</text:p>
      <text:p text:style-name="Standard">(16280, 661, 235, 182, 9, 2),</text:p>
      <text:p text:style-name="Standard">(16281, 661, 360, 187, 9, 3),</text:p>
      <text:p text:style-name="Standard">(16282, 661, 358, 180, 9, 4),</text:p>
      <text:p text:style-name="Standard">(16283, 661, 361, 182, 9, 5),</text:p>
      <text:p text:style-name="Standard">(16284, 661, 350, 187, 9, 6),</text:p>
      <text:p text:style-name="Standard">(16285, 661, 289, 180, 9, 7),</text:p>
      <text:p text:style-name="Standard">(16286, 661, 346, 180, 9, 8),</text:p>
      <text:p text:style-name="Standard">(16287, 661, 306, 196, 9, 9),</text:p>
      <text:p text:style-name="Standard">(16288, 661, 357, 180, 9, 10),</text:p>
      <text:p text:style-name="Standard">(16289, 661, 345, 6, 9, 11),</text:p>
      <text:p text:style-name="Standard">(16290, 661, 278, 6, 9, 12),</text:p>
      <text:p text:style-name="Standard">(16291, 661, 304, 187, 9, 13),</text:p>
      <text:p text:style-name="Standard">(16292, 661, 262, 66, 9, 14),</text:p>
      <text:p text:style-name="Standard">(16293, 661, 347, 180, 9, 15),</text:p>
      <text:p text:style-name="Standard">(16294, 661, 321, 187, 9, 16),</text:p>
      <text:p text:style-name="Standard">(16295, 661, 341, 66, 9, 17),</text:p>
      <text:p text:style-name="Standard">(16296, 662, 235, 182, 20, 1),</text:p>
      <text:p text:style-name="Standard">(16297, 662, 328, 196, 20, 2),</text:p>
      <text:p text:style-name="Standard">(16298, 662, 360, 187, 20, 3),</text:p>
      <text:p text:style-name="Standard">(16299, 662, 289, 180, 20, 4),</text:p>
      <text:p text:style-name="Standard"><text:soft-page-break/>(16300, 662, 346, 180, 20, 5),</text:p>
      <text:p text:style-name="Standard">(16301, 662, 306, 196, 20, 6),</text:p>
      <text:p text:style-name="Standard">(16302, 662, 304, 187, 20, 7),</text:p>
      <text:p text:style-name="Standard">(16303, 662, 262, 197, 20, 8),</text:p>
      <text:p text:style-name="Standard">(16304, 662, 358, 180, 20, 9),</text:p>
      <text:p text:style-name="Standard">(16305, 662, 347, 180, 20, 10),</text:p>
      <text:p text:style-name="Standard">(16306, 662, 361, 182, 20, 11),</text:p>
      <text:p text:style-name="Standard">(16307, 662, 350, 187, 20, 12),</text:p>
      <text:p text:style-name="Standard">(16308, 662, 207, 180, 20, 13),</text:p>
      <text:p text:style-name="Standard">(16309, 662, 341, 66, 20, 14),</text:p>
      <text:p text:style-name="Standard">(16310, 663, 328, 196, 14, 1),</text:p>
      <text:p text:style-name="Standard">(16311, 663, 358, 180, 14, 2),</text:p>
      <text:p text:style-name="Standard">(16312, 663, 306, 196, 14, 3),</text:p>
      <text:p text:style-name="Standard">(16313, 663, 360, 187, 14, 4),</text:p>
      <text:p text:style-name="Standard">(16314, 663, 361, 182, 14, 5),</text:p>
      <text:p text:style-name="Standard">(16315, 663, 345, 6, 14, 6),</text:p>
      <text:p text:style-name="Standard">(16316, 663, 304, 187, 14, 7),</text:p>
      <text:p text:style-name="Standard">(16317, 663, 346, 180, 14, 8),</text:p>
      <text:p text:style-name="Standard">(16318, 663, 289, 180, 14, 9),</text:p>
      <text:p text:style-name="Standard">(16319, 663, 235, 182, 14, 10),</text:p>
      <text:p text:style-name="Standard">(16320, 663, 341, 66, 14, 11),</text:p>
      <text:p text:style-name="Standard">(16321, 663, 262, 66, 14, 12),</text:p>
      <text:p text:style-name="Standard">(16322, 663, 351, 182, 14, 13),</text:p>
      <text:p text:style-name="Standard">(16323, 663, 356, 182, 14, 14),</text:p>
      <text:p text:style-name="Standard">(16324, 663, 357, 180, 14, 15),</text:p>
      <text:p text:style-name="Standard">(16325, 664, 235, 182, 48, 1),</text:p>
      <text:p text:style-name="Standard">(16326, 664, 356, 182, 48, 2),</text:p>
      <text:p text:style-name="Standard">(16327, 664, 358, 180, 48, 3),</text:p>
      <text:p text:style-name="Standard">(16328, 664, 306, 196, 48, 4),</text:p>
      <text:p text:style-name="Standard">(16329, 664, 360, 187, 48, 5),</text:p>
      <text:p text:style-name="Standard">(16330, 664, 359, 196, 48, 6),</text:p>
      <text:p text:style-name="Standard">(16331, 664, 353, 180, 48, 7),</text:p>
      <text:p text:style-name="Standard">(16332, 664, 343, 66, 48, 8),</text:p>
      <text:p text:style-name="Standard">(16333, 664, 289, 180, 48, 9),</text:p>
      <text:p text:style-name="Standard">(16334, 664, 346, 180, 48, 10),</text:p>
      <text:p text:style-name="Standard">(16335, 664, 357, 180, 48, 11),</text:p>
      <text:p text:style-name="Standard">(16336, 664, 345, 6, 48, 12),</text:p>
      <text:p text:style-name="Standard">(16337, 664, 328, 196, 48, 13),</text:p>
      <text:p text:style-name="Standard">(16338, 664, 371, 189, 48, 14),</text:p>
      <text:p text:style-name="Standard">(16339, 664, 341, 66, 48, 15),</text:p>
      <text:p text:style-name="Standard">(16340, 664, 361, 182, 48, 16),</text:p>
      <text:p text:style-name="Standard">(16341, 664, 372, 183, 48, 17),</text:p>
      <text:p text:style-name="Standard">(16342, 664, 304, 187, 48, 18),</text:p>
      <text:p text:style-name="Standard">(16343, 664, 262, 66, 48, 19),</text:p>
      <text:p text:style-name="Standard">(16344, 664, 351, 182, 48, 20),</text:p>
      <text:p text:style-name="Standard">(16345, 665, 358, 180, 46, 1),</text:p>
      <text:p text:style-name="Standard">(16346, 665, 361, 182, 46, 2),</text:p>
      <text:p text:style-name="Standard">(16347, 665, 341, 66, 46, 3),</text:p>
      <text:p text:style-name="Standard">(16348, 665, 356, 182, 46, 4),</text:p>
      <text:p text:style-name="Standard">(16349, 665, 345, 6, 46, 5),</text:p>
      <text:p text:style-name="Standard">(16350, 665, 351, 182, 46, 6),</text:p>
      <text:p text:style-name="Standard">(16351, 665, 359, 196, 46, 7),</text:p>
      <text:p text:style-name="Standard"><text:soft-page-break/>(16352, 665, 289, 180, 46, 8),</text:p>
      <text:p text:style-name="Standard">(16353, 665, 235, 182, 46, 9),</text:p>
      <text:p text:style-name="Standard">(16354, 665, 352, 66, 46, 10),</text:p>
      <text:p text:style-name="Standard">(16355, 665, 306, 196, 46, 11),</text:p>
      <text:p text:style-name="Standard">(16356, 665, 304, 187, 46, 12),</text:p>
      <text:p text:style-name="Standard">(16357, 665, 328, 196, 46, 13),</text:p>
      <text:p text:style-name="Standard">(16358, 665, 353, 180, 46, 14),</text:p>
      <text:p text:style-name="Standard">(16359, 665, 262, 66, 46, 15),</text:p>
      <text:p text:style-name="Standard">(16360, 665, 346, 180, 46, 16),</text:p>
      <text:p text:style-name="Standard">(16361, 665, 207, 180, 46, 17),</text:p>
      <text:p text:style-name="Standard">(16362, 665, 360, 187, 46, 18),</text:p>
      <text:p text:style-name="Standard">(16363, 666, 304, 187, 32, 1),</text:p>
      <text:p text:style-name="Standard">(16364, 666, 235, 182, 32, 2),</text:p>
      <text:p text:style-name="Standard">(16365, 666, 356, 182, 32, 3),</text:p>
      <text:p text:style-name="Standard">(16366, 666, 328, 196, 32, 4),</text:p>
      <text:p text:style-name="Standard">(16367, 666, 306, 196, 32, 5),</text:p>
      <text:p text:style-name="Standard">(16368, 666, 262, 66, 32, 6),</text:p>
      <text:p text:style-name="Standard">(16369, 666, 345, 6, 32, 7),</text:p>
      <text:p text:style-name="Standard">(16370, 666, 359, 196, 32, 8),</text:p>
      <text:p text:style-name="Standard">(16371, 666, 353, 180, 32, 9),</text:p>
      <text:p text:style-name="Standard">(16372, 666, 361, 182, 32, 10),</text:p>
      <text:p text:style-name="Standard">(16373, 666, 351, 182, 32, 11),</text:p>
      <text:p text:style-name="Standard">(16374, 666, 341, 66, 32, 12),</text:p>
      <text:p text:style-name="Standard">(16375, 666, 358, 180, 32, 13),</text:p>
      <text:p text:style-name="Standard">(16376, 666, 352, 66, 32, 14),</text:p>
      <text:p text:style-name="Standard">(16377, 666, 346, 180, 32, 15),</text:p>
      <text:p text:style-name="Standard">(16378, 666, 357, 180, 32, 16),</text:p>
      <text:p text:style-name="Standard">(16379, 666, 360, 187, 32, 17),</text:p>
      <text:p text:style-name="Standard">(16380, 667, 373, 180, 30, 1),</text:p>
      <text:p text:style-name="Standard">(16381, 667, 289, 180, 30, 2),</text:p>
      <text:p text:style-name="Standard">(16382, 667, 358, 191, 30, 3),</text:p>
      <text:p text:style-name="Standard">(16383, 667, 278, 6, 30, 4),</text:p>
      <text:p text:style-name="Standard">(16384, 667, 304, 194, 30, 5),</text:p>
      <text:p text:style-name="Standard">(16385, 667, 306, 196, 30, 6),</text:p>
      <text:p text:style-name="Standard">(16386, 667, 346, 167, 30, 7),</text:p>
      <text:p text:style-name="Standard">(16387, 667, 341, 11, 30, 8),</text:p>
      <text:p text:style-name="Standard">(16388, 667, 340, 191, 30, 9),</text:p>
      <text:p text:style-name="Standard">(16389, 667, 334, 183, 30, 10),</text:p>
      <text:p text:style-name="Standard">(16390, 667, 364, 190, 30, 11),</text:p>
      <text:p text:style-name="Standard">(16391, 667, 235, 6, 30, 12),</text:p>
      <text:p text:style-name="Standard">(16392, 667, 347, 167, 30, 13),</text:p>
      <text:p text:style-name="Standard">(16393, 667, 328, 196, 30, 14),</text:p>
      <text:p text:style-name="Standard">(16394, 667, 368, 89, 30, 15),</text:p>
      <text:p text:style-name="Standard">(16395, 667, 369, 170, 30, 16),</text:p>
      <text:p text:style-name="Standard">(16396, 667, 345, 66, 30, 17),</text:p>
      <text:p text:style-name="Standard">(16397, 667, 356, 191, 30, 18),</text:p>
      <text:p text:style-name="Standard">(16398, 667, 333, 6, 30, 19),</text:p>
      <text:p text:style-name="Standard">(16399, 667, 374, 66, 30, 20),</text:p>
      <text:p text:style-name="Standard">(16400, 667, 312, 167, 30, 21),</text:p>
      <text:p text:style-name="Standard">(16401, 667, 293, 191, 30, 22),</text:p>
      <text:p text:style-name="Standard">(16402, 667, 375, 195, 30, 23),</text:p>
      <text:p text:style-name="Standard">(16403, 668, 289, 180, 45, 1),</text:p>
      <text:p text:style-name="Standard"><text:soft-page-break/>(16404, 668, 304, 187, 45, 2),</text:p>
      <text:p text:style-name="Standard">(16405, 668, 312, 195, 45, 3),</text:p>
      <text:p text:style-name="Standard">(16406, 668, 375, 195, 45, 4),</text:p>
      <text:p text:style-name="Standard">(16407, 668, 306, 196, 45, 5),</text:p>
      <text:p text:style-name="Standard">(16408, 668, 360, 187, 45, 6),</text:p>
      <text:p text:style-name="Standard">(16409, 668, 341, 11, 45, 7),</text:p>
      <text:p text:style-name="Standard">(16410, 668, 346, 180, 45, 8),</text:p>
      <text:p text:style-name="Standard">(16411, 668, 278, 6, 45, 9),</text:p>
      <text:p text:style-name="Standard">(16412, 668, 361, 66, 45, 10),</text:p>
      <text:p text:style-name="Standard">(16413, 668, 345, 66, 45, 11),</text:p>
      <text:p text:style-name="Standard">(16414, 668, 235, 6, 45, 12),</text:p>
      <text:p text:style-name="Standard">(16415, 668, 358, 191, 45, 13),</text:p>
      <text:p text:style-name="Standard">(16416, 668, 356, 191, 45, 14),</text:p>
      <text:p text:style-name="Standard">(16417, 669, 289, 180, 6, 1),</text:p>
      <text:p text:style-name="Standard">(16418, 669, 370, 66, 6, 2),</text:p>
      <text:p text:style-name="Standard">(16419, 669, 376, 195, 6, 3),</text:p>
      <text:p text:style-name="Standard">(16420, 669, 375, 195, 6, 4),</text:p>
      <text:p text:style-name="Standard">(16421, 669, 304, 187, 6, 5),</text:p>
      <text:p text:style-name="Standard">(16422, 669, 341, 11, 6, 6),</text:p>
      <text:p text:style-name="Standard">(16423, 669, 345, 66, 6, 7),</text:p>
      <text:p text:style-name="Standard">(16424, 669, 346, 180, 6, 8),</text:p>
      <text:p text:style-name="Standard">(16425, 669, 306, 82, 6, 9),</text:p>
      <text:p text:style-name="Standard">(16426, 669, 361, 66, 6, 10),</text:p>
      <text:p text:style-name="Standard">(16427, 669, 364, 190, 6, 11),</text:p>
      <text:p text:style-name="Standard">(16428, 669, 358, 191, 6, 12),</text:p>
      <text:p text:style-name="Standard">(16429, 669, 356, 191, 6, 13),</text:p>
      <text:p text:style-name="Standard">(16430, 669, 359, 196, 6, 14),</text:p>
      <text:p text:style-name="Standard">(16431, 669, 360, 187, 6, 15),</text:p>
      <text:p text:style-name="Standard">(16432, 669, 262, 180, 6, 16),</text:p>
      <text:p text:style-name="Standard">(16433, 669, 347, 194, 6, 17),</text:p>
      <text:p text:style-name="Standard">(16434, 669, 351, 191, 6, 18),</text:p>
      <text:p text:style-name="Standard">(16435, 670, 360, 187, 13, 1),</text:p>
      <text:p text:style-name="Standard">(16436, 670, 345, 66, 13, 2),</text:p>
      <text:p text:style-name="Standard">(16437, 670, 235, 6, 13, 3),</text:p>
      <text:p text:style-name="Standard">(16438, 670, 328, 196, 13, 4),</text:p>
      <text:p text:style-name="Standard">(16439, 670, 262, 180, 13, 5),</text:p>
      <text:p text:style-name="Standard">(16440, 670, 376, 195, 13, 6),</text:p>
      <text:p text:style-name="Standard">(16441, 670, 346, 180, 13, 7),</text:p>
      <text:p text:style-name="Standard">(16442, 670, 306, 82, 13, 8),</text:p>
      <text:p text:style-name="Standard">(16443, 670, 361, 66, 13, 9),</text:p>
      <text:p text:style-name="Standard">(16444, 670, 304, 187, 13, 10),</text:p>
      <text:p text:style-name="Standard">(16445, 670, 341, 11, 13, 11),</text:p>
      <text:p text:style-name="Standard">(16446, 670, 278, 6, 13, 12),</text:p>
      <text:p text:style-name="Standard">(16447, 670, 312, 195, 13, 13),</text:p>
      <text:p text:style-name="Standard">(16448, 670, 370, 66, 13, 14),</text:p>
      <text:p text:style-name="Standard">(16449, 670, 356, 191, 13, 15),</text:p>
      <text:p text:style-name="Standard">(16450, 670, 289, 180, 13, 16),</text:p>
      <text:p text:style-name="Standard">(16451, 670, 358, 191, 13, 17),</text:p>
      <text:p text:style-name="Standard">(16452, 670, 347, 194, 13, 18),</text:p>
      <text:p text:style-name="Standard">(16453, 671, 328, 196, 39, 1),</text:p>
      <text:p text:style-name="Standard">(16454, 671, 306, 82, 39, 2),</text:p>
      <text:p text:style-name="Standard">(16455, 671, 345, 66, 39, 3),</text:p>
      <text:p text:style-name="Standard"><text:soft-page-break/>(16456, 671, 235, 6, 39, 4),</text:p>
      <text:p text:style-name="Standard">(16457, 671, 351, 191, 39, 5),</text:p>
      <text:p text:style-name="Standard">(16458, 671, 278, 6, 39, 6),</text:p>
      <text:p text:style-name="Standard">(16459, 671, 370, 66, 39, 7),</text:p>
      <text:p text:style-name="Standard">(16460, 671, 347, 194, 39, 8),</text:p>
      <text:p text:style-name="Standard">(16461, 671, 289, 180, 39, 9),</text:p>
      <text:p text:style-name="Standard">(16462, 671, 262, 180, 39, 10),</text:p>
      <text:p text:style-name="Standard">(16463, 671, 364, 191, 39, 11),</text:p>
      <text:p text:style-name="Standard">(16464, 671, 346, 180, 39, 12),</text:p>
      <text:p text:style-name="Standard">(16465, 671, 341, 11, 39, 13),</text:p>
      <text:p text:style-name="Standard">(16466, 671, 361, 66, 39, 14),</text:p>
      <text:p text:style-name="Standard">(16467, 671, 358, 191, 39, 15),</text:p>
      <text:p text:style-name="Standard">(16468, 671, 356, 191, 39, 16),</text:p>
      <text:p text:style-name="Standard">(16469, 671, 360, 187, 39, 17),</text:p>
      <text:p text:style-name="Standard">(16470, 671, 304, 187, 39, 18),</text:p>
      <text:p text:style-name="Standard">(16471, 671, 376, 195, 39, 19),</text:p>
      <text:p text:style-name="Standard">(16472, 672, 235, 6, 53, 1),</text:p>
      <text:p text:style-name="Standard">(16473, 672, 341, 11, 53, 2),</text:p>
      <text:p text:style-name="Standard">(16474, 672, 328, 196, 53, 3),</text:p>
      <text:p text:style-name="Standard">(16475, 672, 350, 195, 53, 4),</text:p>
      <text:p text:style-name="Standard">(16476, 672, 304, 187, 53, 5),</text:p>
      <text:p text:style-name="Standard">(16477, 672, 361, 66, 53, 6),</text:p>
      <text:p text:style-name="Standard">(16478, 672, 370, 66, 53, 7),</text:p>
      <text:p text:style-name="Standard">(16479, 672, 360, 187, 53, 8),</text:p>
      <text:p text:style-name="Standard">(16480, 672, 306, 82, 53, 9),</text:p>
      <text:p text:style-name="Standard">(16481, 672, 278, 6, 53, 10),</text:p>
      <text:p text:style-name="Standard">(16482, 672, 346, 180, 53, 11),</text:p>
      <text:p text:style-name="Standard">(16483, 672, 345, 66, 53, 12),</text:p>
      <text:p text:style-name="Standard">(16484, 672, 358, 191, 53, 13),</text:p>
      <text:p text:style-name="Standard">(16485, 672, 356, 191, 53, 14),</text:p>
      <text:p text:style-name="Standard">(16486, 672, 289, 180, 53, 15),</text:p>
      <text:p text:style-name="Standard">(16487, 672, 359, 195, 53, 16),</text:p>
      <text:p text:style-name="Standard">(16488, 672, 377, 11, 53, 17),</text:p>
      <text:p text:style-name="Standard">(16489, 673, 346, 180, 38, 1),</text:p>
      <text:p text:style-name="Standard">(16490, 673, 278, 6, 38, 2),</text:p>
      <text:p text:style-name="Standard">(16491, 673, 235, 6, 38, 3),</text:p>
      <text:p text:style-name="Standard">(16492, 673, 304, 187, 38, 4),</text:p>
      <text:p text:style-name="Standard">(16493, 673, 341, 11, 38, 5),</text:p>
      <text:p text:style-name="Standard">(16494, 673, 328, 196, 38, 6),</text:p>
      <text:p text:style-name="Standard">(16495, 673, 360, 187, 38, 7),</text:p>
      <text:p text:style-name="Standard">(16496, 673, 361, 66, 38, 8),</text:p>
      <text:p text:style-name="Standard">(16497, 673, 358, 191, 38, 9),</text:p>
      <text:p text:style-name="Standard">(16498, 673, 345, 66, 38, 10),</text:p>
      <text:p text:style-name="Standard">(16499, 673, 351, 191, 38, 11),</text:p>
      <text:p text:style-name="Standard">(16500, 673, 262, 180, 38, 12),</text:p>
      <text:p text:style-name="Standard">(16501, 673, 378, 195, 38, 13),</text:p>
      <text:p text:style-name="Standard">(16502, 673, 289, 180, 38, 14),</text:p>
      <text:p text:style-name="Standard">(16503, 673, 350, 195, 38, 15),</text:p>
      <text:p text:style-name="Standard">(16504, 673, 306, 82, 38, 16),</text:p>
      <text:p text:style-name="Standard">(16505, 673, 370, 66, 38, 17),</text:p>
      <text:p text:style-name="Standard">(16506, 673, 364, 190, 38, 18),</text:p>
      <text:p text:style-name="Standard">(16507, 673, 347, 194, 38, 19),</text:p>
      <text:p text:style-name="Standard"><text:soft-page-break/>(16508, 673, 356, 191, 38, 20),</text:p>
      <text:p text:style-name="Standard">(16509, 674, 328, 196, 20, 1),</text:p>
      <text:p text:style-name="Standard">(16510, 674, 289, 180, 20, 2),</text:p>
      <text:p text:style-name="Standard">(16511, 674, 358, 191, 20, 3),</text:p>
      <text:p text:style-name="Standard">(16512, 674, 235, 6, 20, 4),</text:p>
      <text:p text:style-name="Standard">(16513, 674, 356, 191, 20, 5),</text:p>
      <text:p text:style-name="Standard">(16514, 674, 345, 66, 20, 6),</text:p>
      <text:p text:style-name="Standard">(16515, 674, 304, 187, 20, 7),</text:p>
      <text:p text:style-name="Standard">(16516, 674, 361, 66, 20, 8),</text:p>
      <text:p text:style-name="Standard">(16517, 674, 364, 190, 20, 9),</text:p>
      <text:p text:style-name="Standard">(16518, 674, 365, 26, 20, 10),</text:p>
      <text:p text:style-name="Standard">(16519, 674, 262, 180, 20, 11),</text:p>
      <text:p text:style-name="Standard">(16520, 674, 379, 191, 20, 12),</text:p>
      <text:p text:style-name="Standard">(16521, 674, 360, 1, 20, 13),</text:p>
      <text:p text:style-name="Standard">(16522, 674, 370, 66, 20, 14),</text:p>
      <text:p text:style-name="Standard">(16523, 674, 278, 6, 20, 15),</text:p>
      <text:p text:style-name="Standard">(16524, 674, 306, 82, 20, 16),</text:p>
      <text:p text:style-name="Standard">(16525, 674, 346, 180, 20, 17),</text:p>
      <text:p text:style-name="Standard">(16526, 674, 376, 195, 20, 18),</text:p>
      <text:p text:style-name="Standard">(16527, 674, 341, 11, 20, 19),</text:p>
      <text:p text:style-name="Standard">(16528, 674, 350, 195, 20, 20),</text:p>
      <text:p text:style-name="Standard">(16529, 675, 304, 187, 14, 1),</text:p>
      <text:p text:style-name="Standard">(16530, 675, 359, 196, 14, 2),</text:p>
      <text:p text:style-name="Standard">(16531, 675, 235, 6, 14, 3),</text:p>
      <text:p text:style-name="Standard">(16532, 675, 361, 66, 14, 4),</text:p>
      <text:p text:style-name="Standard">(16533, 675, 306, 82, 14, 5),</text:p>
      <text:p text:style-name="Standard">(16534, 675, 347, 194, 14, 6),</text:p>
      <text:p text:style-name="Standard">(16535, 675, 346, 180, 14, 7),</text:p>
      <text:p text:style-name="Standard">(16536, 675, 356, 191, 14, 8),</text:p>
      <text:p text:style-name="Standard">(16537, 675, 328, 196, 14, 9),</text:p>
      <text:p text:style-name="Standard">(16538, 675, 322, 11, 14, 10),</text:p>
      <text:p text:style-name="Standard">(16539, 675, 262, 180, 14, 11),</text:p>
      <text:p text:style-name="Standard">(16540, 675, 360, 187, 14, 12),</text:p>
      <text:p text:style-name="Standard">(16541, 675, 358, 191, 14, 13),</text:p>
      <text:p text:style-name="Standard">(16542, 675, 345, 66, 14, 14),</text:p>
      <text:p text:style-name="Standard">(16543, 675, 364, 190, 14, 15),</text:p>
      <text:p text:style-name="Standard">(16544, 675, 289, 180, 14, 16),</text:p>
      <text:p text:style-name="Standard">(16545, 675, 341, 11, 14, 17),</text:p>
      <text:p text:style-name="Standard">(16546, 675, 278, 6, 14, 18),</text:p>
      <text:p text:style-name="Standard">(16547, 675, 321, 6, 14, 19),</text:p>
      <text:p text:style-name="Standard">(16548, 675, 350, 195, 14, 20),</text:p>
      <text:p text:style-name="Standard">(16549, 675, 380, 66, 14, 21),</text:p>
      <text:p text:style-name="Standard">(16550, 675, 351, 191, 14, 22),</text:p>
      <text:p text:style-name="Standard">(16551, 676, 304, 187, 52, 1),</text:p>
      <text:p text:style-name="Standard">(16552, 676, 360, 187, 52, 2),</text:p>
      <text:p text:style-name="Standard">(16553, 676, 345, 66, 52, 3),</text:p>
      <text:p text:style-name="Standard">(16554, 676, 289, 180, 52, 4),</text:p>
      <text:p text:style-name="Standard">(16555, 676, 350, 195, 52, 5),</text:p>
      <text:p text:style-name="Standard">(16556, 676, 328, 196, 52, 6),</text:p>
      <text:p text:style-name="Standard">(16557, 676, 306, 82, 52, 7),</text:p>
      <text:p text:style-name="Standard">(16558, 676, 278, 6, 52, 8),</text:p>
      <text:p text:style-name="Standard">(16559, 676, 359, 196, 52, 9),</text:p>
      <text:p text:style-name="Standard"><text:soft-page-break/>(16560, 676, 376, 195, 52, 10),</text:p>
      <text:p text:style-name="Standard">(16561, 676, 280, 82, 52, 11),</text:p>
      <text:p text:style-name="Standard">(16562, 676, 358, 191, 52, 12),</text:p>
      <text:p text:style-name="Standard">(16563, 676, 262, 180, 52, 13),</text:p>
      <text:p text:style-name="Standard">(16564, 676, 356, 191, 52, 14),</text:p>
      <text:p text:style-name="Standard">(16565, 676, 346, 180, 52, 15),</text:p>
      <text:p text:style-name="Standard">(16566, 676, 364, 187, 52, 16),</text:p>
      <text:p text:style-name="Standard">(16567, 676, 361, 66, 52, 17),</text:p>
      <text:p text:style-name="Standard">(16568, 676, 343, 180, 52, 18),</text:p>
      <text:p text:style-name="Standard">(16569, 676, 341, 11, 52, 19),</text:p>
      <text:p text:style-name="Standard">(16570, 676, 347, 194, 52, 20),</text:p>
      <text:p text:style-name="Standard">(16571, 676, 235, 6, 52, 21),</text:p>
      <text:p text:style-name="Standard">(16572, 677, 328, 196, 46, 1),</text:p>
      <text:p text:style-name="Standard">(16573, 677, 289, 180, 46, 2),</text:p>
      <text:p text:style-name="Standard">(16574, 677, 341, 11, 46, 3),</text:p>
      <text:p text:style-name="Standard">(16575, 677, 364, 187, 46, 4),</text:p>
      <text:p text:style-name="Standard">(16576, 677, 346, 180, 46, 5),</text:p>
      <text:p text:style-name="Standard">(16577, 677, 360, 187, 46, 6),</text:p>
      <text:p text:style-name="Standard">(16578, 677, 361, 66, 46, 7),</text:p>
      <text:p text:style-name="Standard">(16579, 677, 304, 1, 46, 8),</text:p>
      <text:p text:style-name="Standard">(16580, 677, 376, 195, 46, 9),</text:p>
      <text:p text:style-name="Standard">(16581, 677, 356, 191, 46, 10),</text:p>
      <text:p text:style-name="Standard">(16582, 677, 358, 191, 46, 11),</text:p>
      <text:p text:style-name="Standard">(16583, 677, 350, 195, 46, 12),</text:p>
      <text:p text:style-name="Standard">(16584, 677, 345, 66, 46, 13),</text:p>
      <text:p text:style-name="Standard">(16585, 677, 347, 194, 46, 14),</text:p>
      <text:p text:style-name="Standard">(16586, 677, 278, 6, 46, 15),</text:p>
      <text:p text:style-name="Standard">(16587, 677, 306, 82, 46, 16),</text:p>
      <text:p text:style-name="Standard">(16588, 677, 381, 66, 46, 17),</text:p>
      <text:p text:style-name="Standard">(16589, 677, 207, 180, 46, 18),</text:p>
      <text:p text:style-name="Standard">(16590, 677, 321, 6, 46, 19),</text:p>
      <text:p text:style-name="Standard">(16591, 677, 262, 180, 46, 20),</text:p>
      <text:p text:style-name="Standard">(16592, 678, 289, 180, 32, 1),</text:p>
      <text:p text:style-name="Standard">(16593, 678, 360, 187, 32, 2),</text:p>
      <text:p text:style-name="Standard">(16594, 678, 262, 180, 32, 3),</text:p>
      <text:p text:style-name="Standard">(16595, 678, 345, 66, 32, 4),</text:p>
      <text:p text:style-name="Standard">(16596, 678, 347, 11, 32, 5),</text:p>
      <text:p text:style-name="Standard">(16597, 678, 346, 180, 32, 6),</text:p>
      <text:p text:style-name="Standard">(16598, 678, 328, 196, 32, 7),</text:p>
      <text:p text:style-name="Standard">(16599, 678, 350, 195, 32, 8),</text:p>
      <text:p text:style-name="Standard">(16600, 678, 280, 82, 32, 9),</text:p>
      <text:p text:style-name="Standard">(16601, 678, 356, 191, 32, 10),</text:p>
      <text:p text:style-name="Standard">(16602, 678, 359, 196, 32, 11),</text:p>
      <text:p text:style-name="Standard">(16603, 678, 364, 187, 32, 12),</text:p>
      <text:p text:style-name="Standard">(16604, 678, 361, 66, 32, 13),</text:p>
      <text:p text:style-name="Standard">(16605, 678, 376, 195, 32, 14),</text:p>
      <text:p text:style-name="Standard">(16606, 678, 341, 11, 32, 15),</text:p>
      <text:p text:style-name="Standard">(16607, 678, 278, 6, 32, 16),</text:p>
      <text:p text:style-name="Standard">(16608, 678, 382, 180, 32, 17),</text:p>
      <text:p text:style-name="Standard">(16609, 678, 304, 187, 32, 18),</text:p>
      <text:p text:style-name="Standard">(16610, 678, 306, 82, 32, 19),</text:p>
      <text:p text:style-name="Standard">(16611, 678, 235, 6, 32, 20),</text:p>
      <text:p text:style-name="Standard"><text:soft-page-break/>(16612, 678, 358, 191, 32, 21),</text:p>
      <text:p text:style-name="Standard">(16613, 679, 345, 167, 30, 1),</text:p>
      <text:p text:style-name="Standard">(16614, 679, 340, 170, 30, 2),</text:p>
      <text:p text:style-name="Standard">(16615, 679, 341, 11, 30, 3),</text:p>
      <text:p text:style-name="Standard">(16616, 679, 304, 191, 30, 4),</text:p>
      <text:p text:style-name="Standard">(16617, 679, 383, 183, 30, 5),</text:p>
      <text:p text:style-name="Standard">(16618, 679, 356, 191, 30, 6),</text:p>
      <text:p text:style-name="Standard">(16619, 679, 293, 183, 30, 7),</text:p>
      <text:p text:style-name="Standard">(16620, 679, 384, 183, 30, 8),</text:p>
      <text:p text:style-name="Standard">(16621, 679, 368, 184, 30, 9),</text:p>
      <text:p text:style-name="Standard">(16622, 679, 361, 176, 30, 10),</text:p>
      <text:p text:style-name="Standard">(16623, 679, 364, 189, 30, 11),</text:p>
      <text:p text:style-name="Standard">(16624, 679, 346, 167, 30, 12),</text:p>
      <text:p text:style-name="Standard">(16625, 679, 358, 167, 30, 13),</text:p>
      <text:p text:style-name="Standard">(16626, 679, 374, 66, 30, 14),</text:p>
      <text:p text:style-name="Standard">(16627, 679, 347, 167, 30, 15),</text:p>
      <text:p text:style-name="Standard">(16628, 679, 373, 176, 30, 16),</text:p>
      <text:p text:style-name="Standard">(16629, 679, 289, 176, 30, 17),</text:p>
      <text:p text:style-name="Standard">(16630, 679, 328, 66, 30, 18),</text:p>
      <text:p text:style-name="Standard">(16631, 680, 304, 191, 6, 1),</text:p>
      <text:p text:style-name="Standard">(16632, 680, 289, 176, 6, 2),</text:p>
      <text:p text:style-name="Standard">(16633, 680, 278, 6, 6, 3),</text:p>
      <text:p text:style-name="Standard">(16634, 680, 360, 194, 6, 4),</text:p>
      <text:p text:style-name="Standard">(16635, 680, 345, 167, 6, 5),</text:p>
      <text:p text:style-name="Standard">(16636, 680, 374, 66, 6, 6),</text:p>
      <text:p text:style-name="Standard">(16637, 680, 385, 6, 6, 7),</text:p>
      <text:p text:style-name="Standard">(16638, 680, 361, 66, 6, 8),</text:p>
      <text:p text:style-name="Standard">(16639, 680, 373, 172, 6, 9),</text:p>
      <text:p text:style-name="Standard">(16640, 680, 341, 11, 6, 10),</text:p>
      <text:p text:style-name="Standard">(16641, 680, 346, 167, 6, 11),</text:p>
      <text:p text:style-name="Standard">(16642, 680, 328, 66, 6, 12),</text:p>
      <text:p text:style-name="Standard">(16643, 680, 358, 167, 6, 13),</text:p>
      <text:p text:style-name="Standard">(16644, 680, 364, 190, 6, 14),</text:p>
      <text:p text:style-name="Standard">(16645, 680, 359, 82, 6, 15),</text:p>
      <text:p text:style-name="Standard">(16646, 680, 356, 191, 6, 16),</text:p>
      <text:p text:style-name="Standard">(16647, 680, 383, 183, 6, 17),</text:p>
      <text:p text:style-name="Standard">(16648, 680, 306, 82, 6, 18),</text:p>
      <text:p text:style-name="Standard">(16649, 680, 386, 189, 6, 19),</text:p>
      <text:p text:style-name="Standard">(16650, 681, 373, 180, 39, 1),</text:p>
      <text:p text:style-name="Standard">(16651, 681, 356, 191, 39, 2),</text:p>
      <text:p text:style-name="Standard">(16652, 681, 304, 191, 39, 3),</text:p>
      <text:p text:style-name="Standard">(16653, 681, 278, 6, 39, 4),</text:p>
      <text:p text:style-name="Standard">(16654, 681, 387, 6, 39, 5),</text:p>
      <text:p text:style-name="Standard">(16655, 681, 375, 6, 39, 6),</text:p>
      <text:p text:style-name="Standard">(16656, 681, 388, 176, 39, 7),</text:p>
      <text:p text:style-name="Standard">(16657, 681, 374, 66, 39, 8),</text:p>
      <text:p text:style-name="Standard">(16658, 681, 383, 183, 39, 9),</text:p>
      <text:p text:style-name="Standard">(16659, 681, 346, 167, 39, 10),</text:p>
      <text:p text:style-name="Standard">(16660, 681, 341, 11, 39, 11),</text:p>
      <text:p text:style-name="Standard">(16661, 681, 328, 66, 39, 12),</text:p>
      <text:p text:style-name="Standard">(16662, 681, 358, 167, 39, 13),</text:p>
      <text:p text:style-name="Standard">(16663, 681, 345, 167, 39, 14),</text:p>
      <text:p text:style-name="Standard"><text:soft-page-break/>(16664, 681, 289, 180, 39, 15),</text:p>
      <text:p text:style-name="Standard">(16665, 681, 364, 190, 39, 16),</text:p>
      <text:p text:style-name="Standard">(16666, 681, 360, 194, 39, 17),</text:p>
      <text:p text:style-name="Standard">(16667, 682, 364, 190, 13, 1),</text:p>
      <text:p text:style-name="Standard">(16668, 682, 328, 66, 13, 2),</text:p>
      <text:p text:style-name="Standard">(16669, 682, 278, 6, 13, 3),</text:p>
      <text:p text:style-name="Standard">(16670, 682, 358, 167, 13, 4),</text:p>
      <text:p text:style-name="Standard">(16671, 682, 374, 66, 13, 5),</text:p>
      <text:p text:style-name="Standard">(16672, 682, 373, 180, 13, 6),</text:p>
      <text:p text:style-name="Standard">(16673, 682, 346, 167, 13, 7),</text:p>
      <text:p text:style-name="Standard">(16674, 682, 383, 183, 13, 8),</text:p>
      <text:p text:style-name="Standard">(16675, 682, 345, 167, 13, 9),</text:p>
      <text:p text:style-name="Standard">(16676, 682, 389, 167, 13, 10),</text:p>
      <text:p text:style-name="Standard">(16677, 682, 375, 6, 13, 11),</text:p>
      <text:p text:style-name="Standard">(16678, 682, 356, 191, 13, 12),</text:p>
      <text:p text:style-name="Standard">(16679, 682, 304, 191, 13, 13),</text:p>
      <text:p text:style-name="Standard">(16680, 682, 347, 167, 13, 14),</text:p>
      <text:p text:style-name="Standard">(16681, 682, 289, 180, 13, 15),</text:p>
      <text:p text:style-name="Standard">(16682, 682, 341, 11, 13, 16),</text:p>
      <text:p text:style-name="Standard">(16683, 682, 388, 66, 13, 17),</text:p>
      <text:p text:style-name="Standard">(16684, 682, 387, 6, 13, 18),</text:p>
      <text:p text:style-name="Standard">(16685, 683, 356, 191, 54, 1),</text:p>
      <text:p text:style-name="Standard">(16686, 683, 304, 191, 54, 2),</text:p>
      <text:p text:style-name="Standard">(16687, 683, 328, 66, 54, 3),</text:p>
      <text:p text:style-name="Standard">(16688, 683, 346, 167, 54, 4),</text:p>
      <text:p text:style-name="Standard">(16689, 683, 388, 66, 54, 5),</text:p>
      <text:p text:style-name="Standard">(16690, 683, 345, 167, 54, 6),</text:p>
      <text:p text:style-name="Standard">(16691, 683, 389, 167, 54, 7),</text:p>
      <text:p text:style-name="Standard">(16692, 683, 278, 6, 54, 8),</text:p>
      <text:p text:style-name="Standard">(16693, 683, 364, 190, 54, 9),</text:p>
      <text:p text:style-name="Standard">(16694, 683, 358, 167, 54, 10),</text:p>
      <text:p text:style-name="Standard">(16695, 683, 360, 190, 54, 11),</text:p>
      <text:p text:style-name="Standard">(16696, 683, 373, 180, 54, 12),</text:p>
      <text:p text:style-name="Standard">(16697, 683, 383, 183, 54, 13),</text:p>
      <text:p text:style-name="Standard">(16698, 683, 289, 180, 54, 14),</text:p>
      <text:p text:style-name="Standard">(16699, 683, 374, 66, 54, 15),</text:p>
      <text:p text:style-name="Standard">(16700, 684, 373, 180, 9, 1),</text:p>
      <text:p text:style-name="Standard">(16701, 684, 304, 191, 9, 2),</text:p>
      <text:p text:style-name="Standard">(16702, 684, 278, 6, 9, 3),</text:p>
      <text:p text:style-name="Standard">(16703, 684, 356, 191, 9, 4),</text:p>
      <text:p text:style-name="Standard">(16704, 684, 345, 167, 9, 5),</text:p>
      <text:p text:style-name="Standard">(16705, 684, 341, 11, 9, 6),</text:p>
      <text:p text:style-name="Standard">(16706, 684, 388, 66, 9, 7),</text:p>
      <text:p text:style-name="Standard">(16707, 684, 322, 66, 9, 8),</text:p>
      <text:p text:style-name="Standard">(16708, 684, 390, 167, 9, 9),</text:p>
      <text:p text:style-name="Standard">(16709, 684, 389, 191, 9, 10),</text:p>
      <text:p text:style-name="Standard">(16710, 684, 383, 183, 9, 11),</text:p>
      <text:p text:style-name="Standard">(16711, 684, 289, 180, 9, 12);</text:p>
      <text:p text:style-name="Standard">INSERT INTO `Resultat` (`IdResultat`, `IdCourse`, `IdPilote`, `IdConstructeur`, `IdCircuit`, `PositionResultats`) VALUES</text:p>
      <text:p text:style-name="Standard">(16712, 684, 374, 66, 9, 13),</text:p>
      <text:p text:style-name="Standard">(16713, 684, 364, 190, 9, 14),</text:p>
      <text:p text:style-name="Standard"><text:soft-page-break/>(16714, 684, 351, 193, 9, 15),</text:p>
      <text:p text:style-name="Standard">(16715, 684, 358, 167, 9, 16),</text:p>
      <text:p text:style-name="Standard">(16716, 684, 328, 66, 9, 17),</text:p>
      <text:p text:style-name="Standard">(16717, 684, 360, 190, 9, 18),</text:p>
      <text:p text:style-name="Standard">(16718, 684, 346, 167, 9, 19),</text:p>
      <text:p text:style-name="Standard">(16719, 684, 347, 167, 9, 20),</text:p>
      <text:p text:style-name="Standard">(16720, 684, 361, 66, 9, 21),</text:p>
      <text:p text:style-name="Standard">(16721, 685, 304, 191, 20, 1),</text:p>
      <text:p text:style-name="Standard">(16722, 685, 356, 191, 20, 2),</text:p>
      <text:p text:style-name="Standard">(16723, 685, 278, 6, 20, 3),</text:p>
      <text:p text:style-name="Standard">(16724, 685, 341, 11, 20, 4),</text:p>
      <text:p text:style-name="Standard">(16725, 685, 262, 180, 20, 5),</text:p>
      <text:p text:style-name="Standard">(16726, 685, 347, 167, 20, 6),</text:p>
      <text:p text:style-name="Standard">(16727, 685, 390, 182, 20, 7),</text:p>
      <text:p text:style-name="Standard">(16728, 685, 389, 191, 20, 8),</text:p>
      <text:p text:style-name="Standard">(16729, 685, 388, 66, 20, 9),</text:p>
      <text:p text:style-name="Standard">(16730, 685, 322, 26, 20, 10),</text:p>
      <text:p text:style-name="Standard">(16731, 685, 345, 167, 20, 11),</text:p>
      <text:p text:style-name="Standard">(16732, 685, 364, 190, 20, 12),</text:p>
      <text:p text:style-name="Standard">(16733, 685, 235, 82, 20, 13),</text:p>
      <text:p text:style-name="Standard">(16734, 685, 391, 90, 20, 14),</text:p>
      <text:p text:style-name="Standard">(16735, 685, 346, 167, 20, 15),</text:p>
      <text:p text:style-name="Standard">(16736, 685, 289, 180, 20, 16),</text:p>
      <text:p text:style-name="Standard">(16737, 685, 365, 26, 20, 17),</text:p>
      <text:p text:style-name="Standard">(16738, 685, 328, 66, 20, 18),</text:p>
      <text:p text:style-name="Standard">(16739, 685, 373, 180, 20, 19),</text:p>
      <text:p text:style-name="Standard">(16740, 685, 358, 167, 20, 20),</text:p>
      <text:p text:style-name="Standard">(16741, 685, 379, 90, 20, 21),</text:p>
      <text:p text:style-name="Standard">(16742, 685, 360, 190, 20, 22),</text:p>
      <text:p text:style-name="Standard">(16743, 685, 374, 66, 20, 23),</text:p>
      <text:p text:style-name="Standard">(16744, 685, 377, 82, 20, 24),</text:p>
      <text:p text:style-name="Standard">(16745, 686, 356, 191, 48, 1),</text:p>
      <text:p text:style-name="Standard">(16746, 686, 304, 191, 48, 2),</text:p>
      <text:p text:style-name="Standard">(16747, 686, 364, 190, 48, 3),</text:p>
      <text:p text:style-name="Standard">(16748, 686, 289, 180, 48, 4),</text:p>
      <text:p text:style-name="Standard">(16749, 686, 374, 66, 48, 5),</text:p>
      <text:p text:style-name="Standard">(16750, 686, 278, 6, 48, 6),</text:p>
      <text:p text:style-name="Standard">(16751, 686, 360, 194, 48, 7),</text:p>
      <text:p text:style-name="Standard">(16752, 686, 347, 167, 48, 8),</text:p>
      <text:p text:style-name="Standard">(16753, 686, 322, 66, 48, 9),</text:p>
      <text:p text:style-name="Standard">(16754, 686, 370, 167, 48, 10),</text:p>
      <text:p text:style-name="Standard">(16755, 686, 392, 176, 48, 11),</text:p>
      <text:p text:style-name="Standard">(16756, 686, 373, 180, 48, 12),</text:p>
      <text:p text:style-name="Standard">(16757, 686, 326, 180, 48, 13),</text:p>
      <text:p text:style-name="Standard">(16758, 686, 328, 66, 48, 14),</text:p>
      <text:p text:style-name="Standard">(16759, 686, 371, 189, 48, 15),</text:p>
      <text:p text:style-name="Standard">(16760, 686, 388, 66, 48, 16),</text:p>
      <text:p text:style-name="Standard">(16761, 686, 358, 167, 48, 17),</text:p>
      <text:p text:style-name="Standard">(16762, 686, 393, 170, 48, 18),</text:p>
      <text:p text:style-name="Standard">(16763, 687, 341, 11, 14, 1),</text:p>
      <text:p text:style-name="Standard">(16764, 687, 356, 191, 14, 2),</text:p>
      <text:p text:style-name="Standard">(16765, 687, 373, 180, 14, 3),</text:p>
      <text:p text:style-name="Standard"><text:soft-page-break/>(16766, 687, 358, 167, 14, 4),</text:p>
      <text:p text:style-name="Standard">(16767, 687, 374, 66, 14, 5),</text:p>
      <text:p text:style-name="Standard">(16768, 687, 235, 167, 14, 6),</text:p>
      <text:p text:style-name="Standard">(16769, 687, 278, 6, 14, 7),</text:p>
      <text:p text:style-name="Standard">(16770, 687, 289, 180, 14, 8),</text:p>
      <text:p text:style-name="Standard">(16771, 687, 346, 167, 14, 9),</text:p>
      <text:p text:style-name="Standard">(16772, 687, 394, 180, 14, 10),</text:p>
      <text:p text:style-name="Standard">(16773, 687, 360, 194, 14, 11),</text:p>
      <text:p text:style-name="Standard">(16774, 687, 347, 167, 14, 12),</text:p>
      <text:p text:style-name="Standard">(16775, 687, 328, 66, 14, 13),</text:p>
      <text:p text:style-name="Standard">(16776, 687, 304, 191, 14, 14),</text:p>
      <text:p text:style-name="Standard">(16777, 687, 389, 191, 14, 15),</text:p>
      <text:p text:style-name="Standard">(16778, 687, 388, 66, 14, 16),</text:p>
      <text:p text:style-name="Standard">(16779, 687, 375, 190, 14, 17),</text:p>
      <text:p text:style-name="Standard">(16780, 687, 364, 190, 14, 18),</text:p>
      <text:p text:style-name="Standard">(16781, 688, 373, 180, 46, 1),</text:p>
      <text:p text:style-name="Standard">(16782, 688, 289, 180, 46, 2),</text:p>
      <text:p text:style-name="Standard">(16783, 688, 304, 191, 46, 3),</text:p>
      <text:p text:style-name="Standard">(16784, 688, 346, 167, 46, 4),</text:p>
      <text:p text:style-name="Standard">(16785, 688, 356, 191, 46, 5),</text:p>
      <text:p text:style-name="Standard">(16786, 688, 347, 167, 46, 6),</text:p>
      <text:p text:style-name="Standard">(16787, 688, 306, 187, 46, 7),</text:p>
      <text:p text:style-name="Standard">(16788, 688, 341, 11, 46, 8),</text:p>
      <text:p text:style-name="Standard">(16789, 688, 278, 6, 46, 9),</text:p>
      <text:p text:style-name="Standard">(16790, 688, 328, 66, 46, 10),</text:p>
      <text:p text:style-name="Standard">(16791, 688, 235, 167, 46, 11),</text:p>
      <text:p text:style-name="Standard">(16792, 688, 389, 191, 46, 12),</text:p>
      <text:p text:style-name="Standard">(16793, 688, 388, 66, 46, 13),</text:p>
      <text:p text:style-name="Standard">(16794, 688, 374, 66, 46, 14),</text:p>
      <text:p text:style-name="Standard">(16795, 688, 358, 167, 46, 15),</text:p>
      <text:p text:style-name="Standard">(16796, 688, 364, 190, 46, 16),</text:p>
      <text:p text:style-name="Standard">(16797, 688, 360, 194, 46, 17),</text:p>
      <text:p text:style-name="Standard">(16798, 688, 382, 180, 46, 18),</text:p>
      <text:p text:style-name="Standard">(16799, 689, 373, 180, 32, 1),</text:p>
      <text:p text:style-name="Standard">(16800, 689, 356, 191, 32, 2),</text:p>
      <text:p text:style-name="Standard">(16801, 689, 304, 191, 32, 3),</text:p>
      <text:p text:style-name="Standard">(16802, 689, 341, 11, 32, 4),</text:p>
      <text:p text:style-name="Standard">(16803, 689, 374, 66, 32, 5),</text:p>
      <text:p text:style-name="Standard">(16804, 689, 345, 167, 32, 6),</text:p>
      <text:p text:style-name="Standard">(16805, 689, 306, 187, 32, 7),</text:p>
      <text:p text:style-name="Standard">(16806, 689, 395, 6, 32, 8),</text:p>
      <text:p text:style-name="Standard">(16807, 689, 278, 6, 32, 9),</text:p>
      <text:p text:style-name="Standard">(16808, 689, 347, 167, 32, 10),</text:p>
      <text:p text:style-name="Standard">(16809, 689, 389, 191, 32, 11),</text:p>
      <text:p text:style-name="Standard">(16810, 689, 346, 167, 32, 12),</text:p>
      <text:p text:style-name="Standard">(16811, 689, 360, 194, 32, 13),</text:p>
      <text:p text:style-name="Standard">(16812, 689, 388, 66, 32, 14),</text:p>
      <text:p text:style-name="Standard">(16813, 689, 328, 66, 32, 15),</text:p>
      <text:p text:style-name="Standard">(16814, 689, 289, 180, 32, 16),</text:p>
      <text:p text:style-name="Standard">(16815, 689, 382, 176, 32, 17),</text:p>
      <text:p text:style-name="Standard">(16816, 689, 364, 189, 32, 18),</text:p>
      <text:p text:style-name="Standard">(16817, 689, 392, 176, 32, 19),</text:p>
      <text:p text:style-name="Standard"><text:soft-page-break/>(16818, 690, 328, 66, 6, 1),</text:p>
      <text:p text:style-name="Standard">(16819, 690, 385, 6, 6, 2),</text:p>
      <text:p text:style-name="Standard">(16820, 690, 289, 66, 6, 3),</text:p>
      <text:p text:style-name="Standard">(16821, 690, 396, 66, 6, 4),</text:p>
      <text:p text:style-name="Standard">(16822, 690, 386, 167, 6, 5),</text:p>
      <text:p text:style-name="Standard">(16823, 690, 389, 167, 6, 6),</text:p>
      <text:p text:style-name="Standard">(16824, 690, 347, 167, 6, 7),</text:p>
      <text:p text:style-name="Standard">(16825, 690, 373, 172, 6, 8),</text:p>
      <text:p text:style-name="Standard">(16826, 690, 358, 167, 6, 9),</text:p>
      <text:p text:style-name="Standard">(16827, 690, 346, 181, 6, 10),</text:p>
      <text:p text:style-name="Standard">(16828, 690, 374, 176, 6, 11),</text:p>
      <text:p text:style-name="Standard">(16829, 690, 356, 191, 6, 12),</text:p>
      <text:p text:style-name="Standard">(16830, 690, 341, 6, 6, 13),</text:p>
      <text:p text:style-name="Standard">(16831, 690, 304, 183, 6, 14),</text:p>
      <text:p text:style-name="Standard">(16832, 690, 360, 187, 6, 15),</text:p>
      <text:p text:style-name="Standard">(16833, 690, 383, 183, 6, 16),</text:p>
      <text:p text:style-name="Standard">(16834, 691, 341, 6, 13, 1),</text:p>
      <text:p text:style-name="Standard">(16835, 691, 358, 167, 13, 2),</text:p>
      <text:p text:style-name="Standard">(16836, 691, 385, 6, 13, 3),</text:p>
      <text:p text:style-name="Standard">(16837, 691, 356, 191, 13, 4),</text:p>
      <text:p text:style-name="Standard">(16838, 691, 386, 167, 13, 5),</text:p>
      <text:p text:style-name="Standard">(16839, 691, 389, 167, 13, 6),</text:p>
      <text:p text:style-name="Standard">(16840, 691, 364, 189, 13, 7),</text:p>
      <text:p text:style-name="Standard">(16841, 691, 328, 66, 13, 8),</text:p>
      <text:p text:style-name="Standard">(16842, 691, 347, 167, 13, 9),</text:p>
      <text:p text:style-name="Standard">(16843, 691, 374, 176, 13, 10),</text:p>
      <text:p text:style-name="Standard">(16844, 691, 289, 66, 13, 11),</text:p>
      <text:p text:style-name="Standard">(16845, 691, 373, 172, 13, 12),</text:p>
      <text:p text:style-name="Standard">(16846, 691, 396, 66, 13, 13),</text:p>
      <text:p text:style-name="Standard">(16847, 691, 304, 183, 13, 14),</text:p>
      <text:p text:style-name="Standard">(16848, 691, 346, 167, 13, 15),</text:p>
      <text:p text:style-name="Standard">(16849, 691, 360, 188, 13, 16),</text:p>
      <text:p text:style-name="Standard">(16850, 691, 397, 176, 13, 17),</text:p>
      <text:p text:style-name="Standard">(16851, 691, 398, 66, 13, 18),</text:p>
      <text:p text:style-name="Standard">(16852, 692, 356, 191, 55, 1),</text:p>
      <text:p text:style-name="Standard">(16853, 692, 387, 6, 55, 2),</text:p>
      <text:p text:style-name="Standard">(16854, 692, 304, 191, 55, 3),</text:p>
      <text:p text:style-name="Standard">(16855, 692, 358, 167, 55, 4),</text:p>
      <text:p text:style-name="Standard">(16856, 692, 364, 189, 55, 5),</text:p>
      <text:p text:style-name="Standard">(16857, 692, 399, 181, 55, 6),</text:p>
      <text:p text:style-name="Standard">(16858, 692, 383, 183, 55, 7),</text:p>
      <text:p text:style-name="Standard">(16859, 692, 278, 167, 55, 8),</text:p>
      <text:p text:style-name="Standard">(16860, 692, 389, 167, 55, 9),</text:p>
      <text:p text:style-name="Standard">(16861, 692, 345, 172, 55, 10),</text:p>
      <text:p text:style-name="Standard">(16862, 692, 385, 6, 55, 11),</text:p>
      <text:p text:style-name="Standard">(16863, 692, 347, 183, 55, 12),</text:p>
      <text:p text:style-name="Standard">(16864, 692, 289, 66, 55, 13),</text:p>
      <text:p text:style-name="Standard">(16865, 692, 346, 167, 55, 14),</text:p>
      <text:p text:style-name="Standard">(16866, 692, 374, 176, 55, 15),</text:p>
      <text:p text:style-name="Standard">(16867, 692, 341, 167, 55, 16),</text:p>
      <text:p text:style-name="Standard">(16868, 692, 397, 176, 55, 17),</text:p>
      <text:p text:style-name="Standard">(16869, 693, 356, 191, 38, 1),</text:p>
      <text:p text:style-name="Standard"><text:soft-page-break/>(16870, 693, 304, 191, 38, 2),</text:p>
      <text:p text:style-name="Standard">(16871, 693, 289, 66, 38, 3),</text:p>
      <text:p text:style-name="Standard">(16872, 693, 373, 172, 38, 4),</text:p>
      <text:p text:style-name="Standard">(16873, 693, 358, 167, 38, 5),</text:p>
      <text:p text:style-name="Standard">(16874, 693, 360, 188, 38, 6),</text:p>
      <text:p text:style-name="Standard">(16875, 693, 388, 183, 38, 7),</text:p>
      <text:p text:style-name="Standard">(16876, 693, 399, 181, 38, 8),</text:p>
      <text:p text:style-name="Standard">(16877, 693, 396, 66, 38, 9),</text:p>
      <text:p text:style-name="Standard">(16878, 693, 389, 167, 38, 10),</text:p>
      <text:p text:style-name="Standard">(16879, 693, 400, 192, 38, 11),</text:p>
      <text:p text:style-name="Standard">(16880, 693, 383, 183, 38, 12),</text:p>
      <text:p text:style-name="Standard">(16881, 693, 346, 167, 38, 13),</text:p>
      <text:p text:style-name="Standard">(16882, 693, 341, 167, 38, 14),</text:p>
      <text:p text:style-name="Standard">(16883, 693, 347, 183, 38, 15),</text:p>
      <text:p text:style-name="Standard">(16884, 693, 397, 176, 38, 16),</text:p>
      <text:p text:style-name="Standard">(16885, 693, 328, 66, 38, 17),</text:p>
      <text:p text:style-name="Standard">(16886, 693, 374, 176, 38, 18),</text:p>
      <text:p text:style-name="Standard">(16887, 693, 364, 189, 38, 19),</text:p>
      <text:p text:style-name="Standard">(16888, 693, 401, 91, 38, 20),</text:p>
      <text:p text:style-name="Standard">(16889, 694, 356, 191, 39, 1),</text:p>
      <text:p text:style-name="Standard">(16890, 694, 289, 66, 39, 2),</text:p>
      <text:p text:style-name="Standard">(16891, 694, 373, 172, 39, 3),</text:p>
      <text:p text:style-name="Standard">(16892, 694, 328, 66, 39, 4),</text:p>
      <text:p text:style-name="Standard">(16893, 694, 374, 176, 39, 5),</text:p>
      <text:p text:style-name="Standard">(16894, 694, 385, 6, 39, 6),</text:p>
      <text:p text:style-name="Standard">(16895, 694, 347, 167, 39, 7),</text:p>
      <text:p text:style-name="Standard">(16896, 694, 399, 181, 39, 8),</text:p>
      <text:p text:style-name="Standard">(16897, 694, 389, 167, 39, 9),</text:p>
      <text:p text:style-name="Standard">(16898, 694, 346, 167, 39, 10),</text:p>
      <text:p text:style-name="Standard">(16899, 694, 383, 183, 39, 11),</text:p>
      <text:p text:style-name="Standard">(16900, 694, 341, 167, 39, 12),</text:p>
      <text:p text:style-name="Standard">(16901, 694, 304, 191, 39, 13),</text:p>
      <text:p text:style-name="Standard">(16902, 694, 397, 176, 39, 14),</text:p>
      <text:p text:style-name="Standard">(16903, 694, 364, 189, 39, 15),</text:p>
      <text:p text:style-name="Standard">(16904, 694, 387, 6, 39, 16),</text:p>
      <text:p text:style-name="Standard">(16905, 694, 358, 167, 39, 17),</text:p>
      <text:p text:style-name="Standard">(16906, 695, 356, 191, 20, 1),</text:p>
      <text:p text:style-name="Standard">(16907, 695, 341, 167, 20, 2),</text:p>
      <text:p text:style-name="Standard">(16908, 695, 358, 167, 20, 3),</text:p>
      <text:p text:style-name="Standard">(16909, 695, 289, 66, 20, 4),</text:p>
      <text:p text:style-name="Standard">(16910, 695, 328, 66, 20, 5),</text:p>
      <text:p text:style-name="Standard">(16911, 695, 385, 6, 20, 6),</text:p>
      <text:p text:style-name="Standard">(16912, 695, 364, 189, 20, 7),</text:p>
      <text:p text:style-name="Standard">(16913, 695, 397, 176, 20, 8),</text:p>
      <text:p text:style-name="Standard">(16914, 695, 374, 176, 20, 9),</text:p>
      <text:p text:style-name="Standard">(16915, 695, 373, 172, 20, 10),</text:p>
      <text:p text:style-name="Standard">(16916, 695, 400, 192, 20, 11),</text:p>
      <text:p text:style-name="Standard">(16917, 695, 375, 6, 20, 12),</text:p>
      <text:p text:style-name="Standard">(16918, 695, 387, 6, 20, 13),</text:p>
      <text:p text:style-name="Standard">(16919, 695, 304, 191, 20, 14),</text:p>
      <text:p text:style-name="Standard">(16920, 695, 347, 167, 20, 15),</text:p>
      <text:p text:style-name="Standard">(16921, 695, 396, 66, 20, 16),</text:p>
      <text:p text:style-name="Standard"><text:soft-page-break/>(16922, 695, 383, 183, 20, 17),</text:p>
      <text:p text:style-name="Standard">(16923, 695, 399, 181, 20, 18),</text:p>
      <text:p text:style-name="Standard">(16924, 695, 389, 167, 20, 19),</text:p>
      <text:p text:style-name="Standard">(16925, 696, 375, 6, 14, 1),</text:p>
      <text:p text:style-name="Standard">(16926, 696, 387, 6, 14, 2),</text:p>
      <text:p text:style-name="Standard">(16927, 696, 304, 191, 14, 3),</text:p>
      <text:p text:style-name="Standard">(16928, 696, 358, 167, 14, 4),</text:p>
      <text:p text:style-name="Standard">(16929, 696, 374, 176, 14, 5),</text:p>
      <text:p text:style-name="Standard">(16930, 696, 383, 183, 14, 6),</text:p>
      <text:p text:style-name="Standard">(16931, 696, 396, 66, 14, 7),</text:p>
      <text:p text:style-name="Standard">(16932, 696, 397, 176, 14, 8),</text:p>
      <text:p text:style-name="Standard">(16933, 696, 402, 172, 14, 9),</text:p>
      <text:p text:style-name="Standard">(16934, 696, 394, 6, 14, 10),</text:p>
      <text:p text:style-name="Standard">(16935, 696, 373, 176, 14, 11),</text:p>
      <text:p text:style-name="Standard">(16936, 696, 346, 167, 14, 12),</text:p>
      <text:p text:style-name="Standard">(16937, 696, 385, 6, 14, 13),</text:p>
      <text:p text:style-name="Standard">(16938, 696, 341, 167, 14, 14),</text:p>
      <text:p text:style-name="Standard">(16939, 696, 386, 11, 14, 15),</text:p>
      <text:p text:style-name="Standard">(16940, 696, 356, 191, 14, 16),</text:p>
      <text:p text:style-name="Standard">(16941, 696, 364, 190, 14, 17),</text:p>
      <text:p text:style-name="Standard">(16942, 696, 328, 66, 14, 18),</text:p>
      <text:p text:style-name="Standard">(16943, 696, 347, 167, 14, 19),</text:p>
      <text:p text:style-name="Standard">(16944, 696, 289, 66, 14, 20),</text:p>
      <text:p text:style-name="Standard">(16945, 696, 403, 189, 14, 21),</text:p>
      <text:p text:style-name="Standard">(16946, 696, 278, 181, 14, 22),</text:p>
      <text:p text:style-name="Standard">(16947, 697, 373, 176, 46, 1),</text:p>
      <text:p text:style-name="Standard">(16948, 697, 358, 167, 46, 2),</text:p>
      <text:p text:style-name="Standard">(16949, 697, 341, 167, 46, 3),</text:p>
      <text:p text:style-name="Standard">(16950, 697, 346, 167, 46, 4),</text:p>
      <text:p text:style-name="Standard">(16951, 697, 360, 187, 46, 5),</text:p>
      <text:p text:style-name="Standard">(16952, 697, 397, 172, 46, 6),</text:p>
      <text:p text:style-name="Standard">(16953, 697, 404, 66, 46, 7),</text:p>
      <text:p text:style-name="Standard">(16954, 697, 386, 11, 46, 8),</text:p>
      <text:p text:style-name="Standard">(16955, 697, 374, 176, 46, 9),</text:p>
      <text:p text:style-name="Standard">(16956, 697, 405, 11, 46, 10),</text:p>
      <text:p text:style-name="Standard">(16957, 697, 347, 167, 46, 11),</text:p>
      <text:p text:style-name="Standard">(16958, 697, 356, 191, 46, 12),</text:p>
      <text:p text:style-name="Standard">(16959, 697, 328, 66, 46, 13),</text:p>
      <text:p text:style-name="Standard">(16960, 697, 289, 66, 46, 14),</text:p>
      <text:p text:style-name="Standard">(16961, 697, 385, 6, 46, 15),</text:p>
      <text:p text:style-name="Standard">(16962, 697, 304, 191, 46, 16),</text:p>
      <text:p text:style-name="Standard">(16963, 697, 345, 176, 46, 17),</text:p>
      <text:p text:style-name="Standard">(16964, 697, 364, 190, 46, 18),</text:p>
      <text:p text:style-name="Standard">(16965, 697, 396, 189, 46, 19),</text:p>
      <text:p text:style-name="Standard">(16966, 698, 341, 167, 32, 1),</text:p>
      <text:p text:style-name="Standard">(16967, 698, 356, 191, 32, 2),</text:p>
      <text:p text:style-name="Standard">(16968, 698, 304, 191, 32, 3),</text:p>
      <text:p text:style-name="Standard">(16969, 698, 386, 11, 32, 4),</text:p>
      <text:p text:style-name="Standard">(16970, 698, 364, 189, 32, 5),</text:p>
      <text:p text:style-name="Standard">(16971, 698, 347, 167, 32, 6),</text:p>
      <text:p text:style-name="Standard">(16972, 698, 397, 176, 32, 7),</text:p>
      <text:p text:style-name="Standard">(16973, 698, 405, 11, 32, 8),</text:p>
      <text:p text:style-name="Standard"><text:soft-page-break/>(16974, 698, 345, 176, 32, 9),</text:p>
      <text:p text:style-name="Standard">(16975, 698, 360, 187, 32, 10),</text:p>
      <text:p text:style-name="Standard">(16976, 698, 346, 167, 32, 11),</text:p>
      <text:p text:style-name="Standard">(16977, 698, 358, 167, 32, 12),</text:p>
      <text:p text:style-name="Standard">(16978, 698, 404, 66, 32, 13),</text:p>
      <text:p text:style-name="Standard">(16979, 698, 328, 66, 32, 14),</text:p>
      <text:p text:style-name="Standard">(16980, 698, 396, 190, 32, 15),</text:p>
      <text:p text:style-name="Standard">(16981, 698, 289, 66, 32, 16),</text:p>
      <text:p text:style-name="Standard">(16982, 698, 373, 176, 32, 17),</text:p>
      <text:p text:style-name="Standard">(16983, 698, 382, 167, 32, 18),</text:p>
      <text:p text:style-name="Standard">(16984, 699, 373, 172, 56, 1),</text:p>
      <text:p text:style-name="Standard">(16985, 699, 341, 6, 56, 2),</text:p>
      <text:p text:style-name="Standard">(16986, 699, 289, 66, 56, 3),</text:p>
      <text:p text:style-name="Standard">(16987, 699, 374, 172, 56, 4),</text:p>
      <text:p text:style-name="Standard">(16988, 699, 360, 170, 56, 5),</text:p>
      <text:p text:style-name="Standard">(16989, 699, 328, 66, 56, 6),</text:p>
      <text:p text:style-name="Standard">(16990, 699, 346, 181, 56, 7),</text:p>
      <text:p text:style-name="Standard">(16991, 699, 356, 183, 56, 8),</text:p>
      <text:p text:style-name="Standard">(16992, 699, 406, 182, 56, 9),</text:p>
      <text:p text:style-name="Standard">(16993, 699, 362, 51, 56, 10),</text:p>
      <text:p text:style-name="Standard">(16994, 699, 408, 176, 56, 11),</text:p>
      <text:p text:style-name="Standard">(16995, 699, 380, 181, 56, 12),</text:p>
      <text:p text:style-name="Standard">(16996, 699, 368, 185, 56, 13),</text:p>
      <text:p text:style-name="Standard">(16997, 699, 407, 182, 56, 14),</text:p>
      <text:p text:style-name="Standard">(16998, 699, 385, 6, 56, 15),</text:p>
      <text:p text:style-name="Standard">(16999, 699, 383, 183, 56, 16),</text:p>
      <text:p text:style-name="Standard">(17000, 699, 347, 183, 56, 17),</text:p>
      <text:p text:style-name="Standard">(17001, 699, 358, 170, 56, 18),</text:p>
      <text:p text:style-name="Standard">(17002, 699, 340, 170, 56, 19),</text:p>
      <text:p text:style-name="Standard">(17003, 699, 364, 183, 56, 20),</text:p>
      <text:p text:style-name="Standard">(17004, 699, 409, 186, 56, 21),</text:p>
      <text:p text:style-name="Standard">(17005, 699, 410, 172, 56, 22),</text:p>
      <text:p text:style-name="Standard">(17006, 699, 411, 184, 56, 23),</text:p>
      <text:p text:style-name="Standard">(17007, 699, 412, 180, 56, 24),</text:p>
      <text:p text:style-name="Standard">(17008, 699, 413, 172, 56, 25),</text:p>
      <text:p text:style-name="Standard">(17009, 699, 414, 172, 56, 26),</text:p>
      <text:p text:style-name="Standard">(17010, 699, 334, 185, 56, 27),</text:p>
      <text:p text:style-name="Standard">(17011, 699, 293, 180, 56, 28),</text:p>
      <text:p text:style-name="Standard">(17012, 699, 415, 93, 56, 29),</text:p>
      <text:p text:style-name="Standard">(17013, 699, 416, 167, 56, 30),</text:p>
      <text:p text:style-name="Standard">(17014, 699, 417, 170, 56, 31),</text:p>
      <text:p text:style-name="Standard">(17015, 700, 289, 66, 6, 1),</text:p>
      <text:p text:style-name="Standard">(17016, 700, 385, 6, 6, 2),</text:p>
      <text:p text:style-name="Standard">(17017, 700, 328, 66, 6, 3),</text:p>
      <text:p text:style-name="Standard">(17018, 700, 341, 6, 6, 4),</text:p>
      <text:p text:style-name="Standard">(17019, 700, 360, 170, 6, 5),</text:p>
      <text:p text:style-name="Standard">(17020, 700, 346, 181, 6, 6),</text:p>
      <text:p text:style-name="Standard">(17021, 700, 347, 183, 6, 7),</text:p>
      <text:p text:style-name="Standard">(17022, 700, 304, 183, 6, 8),</text:p>
      <text:p text:style-name="Standard">(17023, 700, 383, 183, 6, 9),</text:p>
      <text:p text:style-name="Standard">(17024, 700, 406, 172, 6, 10),</text:p>
      <text:p text:style-name="Standard">(17025, 700, 356, 183, 6, 11),</text:p>
      <text:p text:style-name="Standard"><text:soft-page-break/>(17026, 700, 370, 176, 6, 12),</text:p>
      <text:p text:style-name="Standard">(17027, 700, 405, 11, 6, 13),</text:p>
      <text:p text:style-name="Standard">(17028, 700, 380, 181, 6, 14),</text:p>
      <text:p text:style-name="Standard">(17029, 700, 305, 176, 6, 15),</text:p>
      <text:p text:style-name="Standard">(17030, 700, 386, 11, 6, 16),</text:p>
      <text:p text:style-name="Standard">(17031, 700, 358, 170, 6, 17),</text:p>
      <text:p text:style-name="Standard">(17032, 701, 373, 172, 13, 1),</text:p>
      <text:p text:style-name="Standard">(17033, 701, 328, 66, 13, 2),</text:p>
      <text:p text:style-name="Standard">(17034, 701, 360, 170, 13, 3),</text:p>
      <text:p text:style-name="Standard">(17035, 701, 356, 183, 13, 4),</text:p>
      <text:p text:style-name="Standard">(17036, 701, 289, 66, 13, 5),</text:p>
      <text:p text:style-name="Standard">(17037, 701, 386, 11, 13, 6),</text:p>
      <text:p text:style-name="Standard">(17038, 701, 374, 172, 13, 7),</text:p>
      <text:p text:style-name="Standard">(17039, 701, 346, 181, 13, 8),</text:p>
      <text:p text:style-name="Standard">(17040, 701, 385, 6, 13, 9),</text:p>
      <text:p text:style-name="Standard">(17041, 701, 364, 183, 13, 10),</text:p>
      <text:p text:style-name="Standard">(17042, 701, 358, 170, 13, 11),</text:p>
      <text:p text:style-name="Standard">(17043, 701, 376, 66, 13, 12),</text:p>
      <text:p text:style-name="Standard">(17044, 701, 404, 176, 13, 13),</text:p>
      <text:p text:style-name="Standard">(17045, 701, 370, 176, 13, 14),</text:p>
      <text:p text:style-name="Standard">(17046, 701, 418, 66, 13, 15),</text:p>
      <text:p text:style-name="Standard">(17047, 701, 347, 183, 13, 16),</text:p>
      <text:p text:style-name="Standard">(17048, 701, 405, 11, 13, 17),</text:p>
      <text:p text:style-name="Standard">(17049, 701, 341, 6, 13, 18),</text:p>
      <text:p text:style-name="Standard">(17050, 701, 380, 181, 13, 19),</text:p>
      <text:p text:style-name="Standard">(17051, 702, 373, 172, 51, 1),</text:p>
      <text:p text:style-name="Standard">(17052, 702, 328, 66, 51, 2),</text:p>
      <text:p text:style-name="Standard">(17053, 702, 341, 6, 51, 3),</text:p>
      <text:p text:style-name="Standard">(17054, 702, 304, 183, 51, 4),</text:p>
      <text:p text:style-name="Standard">(17055, 702, 289, 66, 51, 5),</text:p>
      <text:p text:style-name="Standard">(17056, 702, 346, 181, 51, 6),</text:p>
      <text:p text:style-name="Standard">(17057, 702, 374, 172, 51, 7),</text:p>
      <text:p text:style-name="Standard">(17058, 702, 385, 6, 51, 8),</text:p>
      <text:p text:style-name="Standard">(17059, 702, 383, 183, 51, 9),</text:p>
      <text:p text:style-name="Standard">(17060, 702, 360, 170, 51, 10),</text:p>
      <text:p text:style-name="Standard">(17061, 702, 347, 183, 51, 11),</text:p>
      <text:p text:style-name="Standard">(17062, 702, 278, 176, 51, 12),</text:p>
      <text:p text:style-name="Standard">(17063, 702, 404, 176, 51, 13),</text:p>
      <text:p text:style-name="Standard">(17064, 702, 364, 183, 51, 14),</text:p>
      <text:p text:style-name="Standard">(17065, 702, 386, 11, 51, 15),</text:p>
      <text:p text:style-name="Standard">(17066, 702, 405, 11, 51, 16),</text:p>
      <text:p text:style-name="Standard">(17067, 702, 358, 170, 51, 17),</text:p>
      <text:p text:style-name="Standard">(17068, 703, 373, 172, 9, 1),</text:p>
      <text:p text:style-name="Standard">(17069, 703, 289, 66, 9, 2),</text:p>
      <text:p text:style-name="Standard">(17070, 703, 341, 6, 9, 3),</text:p>
      <text:p text:style-name="Standard">(17071, 703, 374, 172, 9, 4),</text:p>
      <text:p text:style-name="Standard">(17072, 703, 328, 66, 9, 5),</text:p>
      <text:p text:style-name="Standard">(17073, 703, 364, 183, 9, 6),</text:p>
      <text:p text:style-name="Standard">(17074, 703, 347, 183, 9, 7),</text:p>
      <text:p text:style-name="Standard">(17075, 703, 380, 181, 9, 8),</text:p>
      <text:p text:style-name="Standard">(17076, 703, 346, 181, 9, 9),</text:p>
      <text:p text:style-name="Standard">(17077, 703, 360, 170, 9, 10),</text:p>
      <text:p text:style-name="Standard"><text:soft-page-break/>(17078, 703, 420, 181, 9, 11),</text:p>
      <text:p text:style-name="Standard">(17079, 703, 418, 66, 9, 12),</text:p>
      <text:p text:style-name="Standard">(17080, 703, 370, 176, 9, 13),</text:p>
      <text:p text:style-name="Standard">(17081, 703, 358, 170, 9, 14),</text:p>
      <text:p text:style-name="Standard">(17082, 703, 404, 176, 9, 15),</text:p>
      <text:p text:style-name="Standard">(17083, 703, 419, 170, 9, 16),</text:p>
      <text:p text:style-name="Standard">(17084, 703, 383, 183, 9, 17),</text:p>
      <text:p text:style-name="Standard">(17085, 703, 304, 183, 9, 18),</text:p>
      <text:p text:style-name="Standard">(17086, 703, 386, 11, 9, 19),</text:p>
      <text:p text:style-name="Standard">(17087, 703, 385, 6, 9, 20),</text:p>
      <text:p text:style-name="Standard">(17088, 703, 356, 183, 9, 21),</text:p>
      <text:p text:style-name="Standard">(17089, 703, 421, 186, 9, 22),</text:p>
      <text:p text:style-name="Standard">(17090, 703, 422, 172, 9, 23),</text:p>
      <text:p text:style-name="Standard">(17091, 704, 373, 172, 39, 1),</text:p>
      <text:p text:style-name="Standard">(17092, 704, 328, 66, 39, 2),</text:p>
      <text:p text:style-name="Standard">(17093, 704, 364, 183, 39, 3),</text:p>
      <text:p text:style-name="Standard">(17094, 704, 289, 66, 39, 4),</text:p>
      <text:p text:style-name="Standard">(17095, 704, 304, 183, 39, 5),</text:p>
      <text:p text:style-name="Standard">(17096, 704, 386, 11, 39, 6),</text:p>
      <text:p text:style-name="Standard">(17097, 704, 341, 6, 39, 7),</text:p>
      <text:p text:style-name="Standard">(17098, 704, 374, 172, 39, 8),</text:p>
      <text:p text:style-name="Standard">(17099, 704, 385, 6, 39, 9),</text:p>
      <text:p text:style-name="Standard">(17100, 704, 404, 176, 39, 10),</text:p>
      <text:p text:style-name="Standard">(17101, 704, 380, 181, 39, 11),</text:p>
      <text:p text:style-name="Standard">(17102, 704, 370, 176, 39, 12),</text:p>
      <text:p text:style-name="Standard">(17103, 704, 346, 181, 39, 13),</text:p>
      <text:p text:style-name="Standard">(17104, 704, 358, 170, 39, 14),</text:p>
      <text:p text:style-name="Standard">(17105, 704, 360, 170, 39, 15),</text:p>
      <text:p text:style-name="Standard">(17106, 704, 347, 183, 39, 16),</text:p>
      <text:p text:style-name="Standard">(17107, 704, 383, 183, 39, 17),</text:p>
      <text:p text:style-name="Standard">(17108, 705, 373, 172, 20, 1),</text:p>
      <text:p text:style-name="Standard">(17109, 705, 289, 66, 20, 2),</text:p>
      <text:p text:style-name="Standard">(17110, 705, 364, 183, 20, 3),</text:p>
      <text:p text:style-name="Standard">(17111, 705, 358, 170, 20, 4),</text:p>
      <text:p text:style-name="Standard">(17112, 705, 356, 183, 20, 5),</text:p>
      <text:p text:style-name="Standard">(17113, 705, 385, 6, 20, 6),</text:p>
      <text:p text:style-name="Standard">(17114, 705, 347, 183, 20, 7),</text:p>
      <text:p text:style-name="Standard">(17115, 705, 418, 66, 20, 8),</text:p>
      <text:p text:style-name="Standard">(17116, 705, 341, 6, 20, 9),</text:p>
      <text:p text:style-name="Standard">(17117, 705, 346, 181, 20, 10),</text:p>
      <text:p text:style-name="Standard">(17118, 705, 374, 172, 20, 11),</text:p>
      <text:p text:style-name="Standard">(17119, 705, 423, 172, 20, 12),</text:p>
      <text:p text:style-name="Standard">(17120, 705, 370, 176, 20, 13),</text:p>
      <text:p text:style-name="Standard">(17121, 705, 360, 170, 20, 14),</text:p>
      <text:p text:style-name="Standard">(17122, 705, 304, 183, 20, 15),</text:p>
      <text:p text:style-name="Standard">(17123, 705, 278, 176, 20, 16),</text:p>
      <text:p text:style-name="Standard">(17124, 705, 406, 172, 20, 17),</text:p>
      <text:p text:style-name="Standard">(17125, 705, 328, 66, 20, 18),</text:p>
      <text:p text:style-name="Standard">(17126, 705, 380, 181, 20, 19),</text:p>
      <text:p text:style-name="Standard">(17127, 705, 424, 66, 20, 20),</text:p>
      <text:p text:style-name="Standard">(17128, 705, 420, 183, 20, 21),</text:p>
      <text:p text:style-name="Standard">(17129, 706, 328, 66, 14, 1),</text:p>
      <text:p text:style-name="Standard"><text:soft-page-break/>(17130, 706, 289, 66, 14, 2),</text:p>
      <text:p text:style-name="Standard">(17131, 706, 364, 183, 14, 3),</text:p>
      <text:p text:style-name="Standard">(17132, 706, 385, 6, 14, 4),</text:p>
      <text:p text:style-name="Standard">(17133, 706, 360, 170, 14, 5),</text:p>
      <text:p text:style-name="Standard">(17134, 706, 370, 176, 14, 6),</text:p>
      <text:p text:style-name="Standard">(17135, 706, 347, 183, 14, 7),</text:p>
      <text:p text:style-name="Standard">(17136, 706, 358, 170, 14, 8),</text:p>
      <text:p text:style-name="Standard">(17137, 706, 404, 176, 14, 9),</text:p>
      <text:p text:style-name="Standard">(17138, 706, 373, 172, 14, 10),</text:p>
      <text:p text:style-name="Standard">(17139, 706, 374, 172, 14, 11),</text:p>
      <text:p text:style-name="Standard">(17140, 706, 425, 6, 14, 12),</text:p>
      <text:p text:style-name="Standard">(17141, 706, 424, 66, 14, 13),</text:p>
      <text:p text:style-name="Standard">(17142, 706, 386, 11, 14, 14),</text:p>
      <text:p text:style-name="Standard">(17143, 706, 304, 183, 14, 15),</text:p>
      <text:p text:style-name="Standard">(17144, 706, 380, 181, 14, 16),</text:p>
      <text:p text:style-name="Standard">(17145, 706, 346, 181, 14, 17),</text:p>
      <text:p text:style-name="Standard">(17146, 706, 402, 172, 14, 18),</text:p>
      <text:p text:style-name="Standard">(17147, 706, 341, 6, 14, 19),</text:p>
      <text:p text:style-name="Standard">(17148, 706, 405, 11, 14, 20),</text:p>
      <text:p text:style-name="Standard">(17149, 706, 418, 66, 14, 21),</text:p>
      <text:p text:style-name="Standard">(17150, 706, 394, 183, 14, 22),</text:p>
      <text:p text:style-name="Standard">(17151, 706, 426, 66, 14, 23),</text:p>
      <text:p text:style-name="Standard">(17152, 707, 289, 66, 46, 1),</text:p>
      <text:p text:style-name="Standard">(17153, 707, 364, 183, 46, 2),</text:p>
      <text:p text:style-name="Standard">(17154, 707, 356, 183, 46, 3),</text:p>
      <text:p text:style-name="Standard">(17155, 707, 385, 6, 46, 4),</text:p>
      <text:p text:style-name="Standard">(17156, 707, 345, 6, 46, 5),</text:p>
      <text:p text:style-name="Standard">(17157, 707, 358, 170, 46, 6),</text:p>
      <text:p text:style-name="Standard">(17158, 707, 386, 11, 46, 7),</text:p>
      <text:p text:style-name="Standard">(17159, 707, 347, 183, 46, 8),</text:p>
      <text:p text:style-name="Standard">(17160, 707, 396, 6, 46, 9),</text:p>
      <text:p text:style-name="Standard">(17161, 707, 370, 176, 46, 10),</text:p>
      <text:p text:style-name="Standard">(17162, 707, 346, 181, 46, 11),</text:p>
      <text:p text:style-name="Standard">(17163, 707, 382, 172, 46, 12),</text:p>
      <text:p text:style-name="Standard">(17164, 707, 405, 11, 46, 13),</text:p>
      <text:p text:style-name="Standard">(17165, 707, 328, 66, 46, 14),</text:p>
      <text:p text:style-name="Standard">(17166, 707, 373, 172, 46, 15),</text:p>
      <text:p text:style-name="Standard">(17167, 707, 360, 170, 46, 16),</text:p>
      <text:p text:style-name="Standard">(17168, 707, 374, 172, 46, 17),</text:p>
      <text:p text:style-name="Standard">(17169, 707, 404, 176, 46, 18),</text:p>
      <text:p text:style-name="Standard">(17170, 708, 386, 11, 32, 1),</text:p>
      <text:p text:style-name="Standard">(17171, 708, 364, 183, 32, 2),</text:p>
      <text:p text:style-name="Standard">(17172, 708, 374, 172, 32, 3),</text:p>
      <text:p text:style-name="Standard">(17173, 708, 346, 181, 32, 4),</text:p>
      <text:p text:style-name="Standard">(17174, 708, 405, 11, 32, 5),</text:p>
      <text:p text:style-name="Standard">(17175, 708, 370, 176, 32, 6),</text:p>
      <text:p text:style-name="Standard">(17176, 708, 345, 6, 32, 7),</text:p>
      <text:p text:style-name="Standard">(17177, 708, 385, 6, 32, 8),</text:p>
      <text:p text:style-name="Standard">(17178, 708, 289, 66, 32, 9),</text:p>
      <text:p text:style-name="Standard">(17179, 708, 382, 172, 32, 10),</text:p>
      <text:p text:style-name="Standard">(17180, 708, 347, 183, 32, 11),</text:p>
      <text:p text:style-name="Standard">(17181, 708, 358, 170, 32, 12),</text:p>
      <text:p text:style-name="Standard"><text:soft-page-break/>(17182, 708, 356, 183, 32, 13),</text:p>
      <text:p text:style-name="Standard">(17183, 708, 328, 66, 32, 14),</text:p>
      <text:p text:style-name="Standard">(17184, 708, 396, 176, 32, 15),</text:p>
      <text:p text:style-name="Standard">(17185, 708, 360, 170, 32, 16),</text:p>
      <text:p text:style-name="Standard">(17186, 708, 373, 172, 32, 17),</text:p>
      <text:p text:style-name="Standard">(17187, 708, 404, 176, 32, 18),</text:p>
      <text:p text:style-name="Standard">(17188, 708, 375, 6, 32, 19),</text:p>
      <text:p text:style-name="Standard">(17189, 709, 289, 66, 6, 1),</text:p>
      <text:p text:style-name="Standard">(17190, 709, 386, 66, 6, 2),</text:p>
      <text:p text:style-name="Standard">(17191, 709, 397, 172, 6, 3),</text:p>
      <text:p text:style-name="Standard">(17192, 709, 373, 172, 6, 4),</text:p>
      <text:p text:style-name="Standard">(17193, 709, 347, 170, 6, 5),</text:p>
      <text:p text:style-name="Standard">(17194, 709, 305, 176, 6, 6),</text:p>
      <text:p text:style-name="Standard">(17195, 709, 383, 183, 6, 7),</text:p>
      <text:p text:style-name="Standard">(17196, 709, 346, 176, 6, 8),</text:p>
      <text:p text:style-name="Standard">(17197, 709, 403, 170, 6, 9),</text:p>
      <text:p text:style-name="Standard">(17198, 709, 385, 6, 6, 10),</text:p>
      <text:p text:style-name="Standard">(17199, 709, 364, 183, 6, 11),</text:p>
      <text:p text:style-name="Standard">(17200, 709, 427, 66, 6, 12),</text:p>
      <text:p text:style-name="Standard">(17201, 709, 356, 183, 6, 13),</text:p>
      <text:p text:style-name="Standard">(17202, 709, 360, 170, 6, 14),</text:p>
      <text:p text:style-name="Standard">(17203, 709, 341, 6, 6, 15),</text:p>
      <text:p text:style-name="Standard">(17204, 709, 401, 94, 6, 16),</text:p>
      <text:p text:style-name="Standard">(17205, 709, 278, 176, 6, 17),</text:p>
      <text:p text:style-name="Standard">(17206, 709, 309, 176, 6, 18),</text:p>
      <text:p text:style-name="Standard">(17207, 709, 428, 176, 6, 19),</text:p>
      <text:p text:style-name="Standard">(17208, 709, 404, 176, 6, 20),</text:p>
      <text:p text:style-name="Standard">(17209, 709, 429, 92, 6, 21),</text:p>
      <text:p text:style-name="Standard">(17210, 709, 394, 66, 6, 22),</text:p>
      <text:p text:style-name="Standard">(17211, 709, 408, 66, 6, 23),</text:p>
      <text:p text:style-name="Standard">(17212, 710, 373, 172, 39, 1),</text:p>
      <text:p text:style-name="Standard">(17213, 710, 341, 6, 39, 2),</text:p>
      <text:p text:style-name="Standard">(17214, 710, 397, 172, 39, 3),</text:p>
      <text:p text:style-name="Standard">(17215, 710, 289, 66, 39, 4),</text:p>
      <text:p text:style-name="Standard">(17216, 710, 278, 176, 39, 5),</text:p>
      <text:p text:style-name="Standard">(17217, 710, 383, 183, 39, 6),</text:p>
      <text:p text:style-name="Standard">(17218, 710, 360, 170, 39, 7),</text:p>
      <text:p text:style-name="Standard">(17219, 710, 403, 170, 39, 8),</text:p>
      <text:p text:style-name="Standard">(17220, 710, 347, 181, 39, 9),</text:p>
      <text:p text:style-name="Standard">(17221, 710, 394, 66, 39, 10),</text:p>
      <text:p text:style-name="Standard">(17222, 710, 386, 66, 39, 11),</text:p>
      <text:p text:style-name="Standard">(17223, 710, 305, 176, 39, 12),</text:p>
      <text:p text:style-name="Standard">(17224, 710, 346, 181, 39, 13),</text:p>
      <text:p text:style-name="Standard">(17225, 710, 356, 183, 39, 14),</text:p>
      <text:p text:style-name="Standard">(17226, 710, 364, 183, 39, 15),</text:p>
      <text:p text:style-name="Standard">(17227, 710, 385, 6, 39, 16),</text:p>
      <text:p text:style-name="Standard">(17228, 710, 430, 95, 39, 17),</text:p>
      <text:p text:style-name="Standard">(17229, 710, 408, 66, 39, 18),</text:p>
      <text:p text:style-name="Standard">(17230, 711, 373, 172, 13, 1),</text:p>
      <text:p text:style-name="Standard">(17231, 711, 360, 170, 13, 2),</text:p>
      <text:p text:style-name="Standard">(17232, 711, 356, 183, 13, 3),</text:p>
      <text:p text:style-name="Standard">(17233, 711, 386, 66, 13, 4),</text:p>
      <text:p text:style-name="Standard"><text:soft-page-break/>(17234, 711, 289, 66, 13, 5),</text:p>
      <text:p text:style-name="Standard">(17235, 711, 364, 183, 13, 6),</text:p>
      <text:p text:style-name="Standard">(17236, 711, 401, 94, 13, 7),</text:p>
      <text:p text:style-name="Standard">(17237, 711, 394, 66, 13, 8),</text:p>
      <text:p text:style-name="Standard">(17238, 711, 397, 172, 13, 9),</text:p>
      <text:p text:style-name="Standard">(17239, 711, 404, 94, 13, 10),</text:p>
      <text:p text:style-name="Standard">(17240, 711, 309, 172, 13, 11),</text:p>
      <text:p text:style-name="Standard">(17241, 711, 346, 183, 13, 12),</text:p>
      <text:p text:style-name="Standard">(17242, 711, 403, 170, 13, 13),</text:p>
      <text:p text:style-name="Standard">(17243, 711, 385, 6, 13, 14),</text:p>
      <text:p text:style-name="Standard">(17244, 711, 429, 92, 13, 15),</text:p>
      <text:p text:style-name="Standard">(17245, 711, 347, 183, 13, 16),</text:p>
      <text:p text:style-name="Standard">(17246, 711, 341, 6, 13, 17),</text:p>
      <text:p text:style-name="Standard">(17247, 711, 278, 176, 13, 18),</text:p>
      <text:p text:style-name="Standard">(17248, 712, 364, 183, 53, 1),</text:p>
      <text:p text:style-name="Standard">(17249, 712, 289, 66, 53, 2),</text:p>
      <text:p text:style-name="Standard">(17250, 712, 356, 183, 53, 3),</text:p>
      <text:p text:style-name="Standard">(17251, 712, 397, 172, 53, 4),</text:p>
      <text:p text:style-name="Standard">(17252, 712, 386, 66, 53, 5),</text:p>
      <text:p text:style-name="Standard">(17253, 712, 360, 170, 53, 6),</text:p>
      <text:p text:style-name="Standard">(17254, 712, 403, 170, 53, 7),</text:p>
      <text:p text:style-name="Standard">(17255, 712, 305, 176, 53, 8),</text:p>
      <text:p text:style-name="Standard">(17256, 712, 385, 6, 53, 9),</text:p>
      <text:p text:style-name="Standard">(17257, 712, 278, 176, 53, 10),</text:p>
      <text:p text:style-name="Standard">(17258, 712, 427, 66, 53, 11),</text:p>
      <text:p text:style-name="Standard">(17259, 712, 383, 183, 53, 12),</text:p>
      <text:p text:style-name="Standard">(17260, 712, 404, 94, 53, 13),</text:p>
      <text:p text:style-name="Standard">(17261, 712, 373, 172, 53, 14),</text:p>
      <text:p text:style-name="Standard">(17262, 712, 341, 6, 53, 15),</text:p>
      <text:p text:style-name="Standard">(17263, 712, 401, 94, 53, 16),</text:p>
      <text:p text:style-name="Standard">(17264, 712, 346, 181, 53, 17),</text:p>
      <text:p text:style-name="Standard">(17265, 713, 373, 172, 38, 1),</text:p>
      <text:p text:style-name="Standard">(17266, 713, 289, 66, 38, 2),</text:p>
      <text:p text:style-name="Standard">(17267, 713, 341, 6, 38, 3),</text:p>
      <text:p text:style-name="Standard">(17268, 713, 356, 183, 38, 4),</text:p>
      <text:p text:style-name="Standard">(17269, 713, 385, 6, 38, 5),</text:p>
      <text:p text:style-name="Standard">(17270, 713, 403, 170, 38, 6),</text:p>
      <text:p text:style-name="Standard">(17271, 713, 383, 183, 38, 7),</text:p>
      <text:p text:style-name="Standard">(17272, 713, 386, 66, 38, 8),</text:p>
      <text:p text:style-name="Standard">(17273, 713, 374, 172, 38, 9),</text:p>
      <text:p text:style-name="Standard">(17274, 713, 404, 94, 38, 10),</text:p>
      <text:p text:style-name="Standard">(17275, 713, 346, 181, 38, 11),</text:p>
      <text:p text:style-name="Standard">(17276, 713, 394, 66, 38, 12),</text:p>
      <text:p text:style-name="Standard">(17277, 713, 364, 183, 38, 13),</text:p>
      <text:p text:style-name="Standard">(17278, 713, 399, 170, 38, 14),</text:p>
      <text:p text:style-name="Standard">(17279, 713, 347, 181, 38, 15),</text:p>
      <text:p text:style-name="Standard">(17280, 713, 309, 176, 38, 16),</text:p>
      <text:p text:style-name="Standard">(17281, 713, 408, 66, 38, 17),</text:p>
      <text:p text:style-name="Standard">(17282, 713, 420, 181, 38, 18),</text:p>
      <text:p text:style-name="Standard">(17283, 713, 401, 176, 38, 19),</text:p>
      <text:p text:style-name="Standard">(17284, 713, 305, 176, 38, 20),</text:p>
      <text:p text:style-name="Standard">(17285, 713, 278, 176, 38, 21),</text:p>
      <text:p text:style-name="Standard"><text:soft-page-break/>(17286, 713, 360, 170, 38, 22),</text:p>
      <text:p text:style-name="Standard">(17287, 713, 380, 182, 38, 23),</text:p>
      <text:p text:style-name="Standard">(17288, 713, 427, 66, 38, 24),</text:p>
      <text:p text:style-name="Standard">(17289, 713, 370, 66, 38, 25),</text:p>
      <text:p text:style-name="Standard">(17290, 714, 341, 6, 20, 1),</text:p>
      <text:p text:style-name="Standard">(17291, 714, 289, 66, 20, 2),</text:p>
      <text:p text:style-name="Standard">(17292, 714, 385, 6, 20, 3),</text:p>
      <text:p text:style-name="Standard">(17293, 714, 346, 181, 20, 4),</text:p>
      <text:p text:style-name="Standard">(17294, 714, 427, 66, 20, 5),</text:p>
      <text:p text:style-name="Standard">(17295, 714, 408, 66, 20, 6),</text:p>
      <text:p text:style-name="Standard">(17296, 714, 386, 66, 20, 7),</text:p>
      <text:p text:style-name="Standard">(17297, 714, 374, 172, 20, 8),</text:p>
      <text:p text:style-name="Standard">(17298, 714, 423, 172, 20, 9),</text:p>
      <text:p text:style-name="Standard">(17299, 714, 364, 183, 20, 10),</text:p>
      <text:p text:style-name="Standard">(17300, 714, 278, 176, 20, 11),</text:p>
      <text:p text:style-name="Standard">(17301, 714, 356, 183, 20, 12),</text:p>
      <text:p text:style-name="Standard">(17302, 714, 405, 11, 20, 13),</text:p>
      <text:p text:style-name="Standard">(17303, 714, 309, 176, 20, 14),</text:p>
      <text:p text:style-name="Standard">(17304, 714, 373, 172, 20, 15),</text:p>
      <text:p text:style-name="Standard">(17305, 714, 360, 170, 20, 16),</text:p>
      <text:p text:style-name="Standard">(17306, 714, 383, 183, 20, 17),</text:p>
      <text:p text:style-name="Standard">(17307, 714, 431, 170, 20, 18),</text:p>
      <text:p text:style-name="Standard">(17308, 714, 394, 66, 20, 19),</text:p>
      <text:p text:style-name="Standard">(17309, 714, 403, 170, 20, 20),</text:p>
      <text:p text:style-name="Standard">(17310, 714, 347, 181, 20, 21),</text:p>
      <text:p text:style-name="Standard">(17311, 714, 305, 176, 20, 22),</text:p>
      <text:p text:style-name="Standard">(17312, 714, 429, 92, 20, 23),</text:p>
      <text:p text:style-name="Standard">(17313, 715, 385, 6, 57, 1),</text:p>
      <text:p text:style-name="Standard">(17314, 715, 386, 66, 57, 2),</text:p>
      <text:p text:style-name="Standard">(17315, 715, 383, 183, 57, 3),</text:p>
      <text:p text:style-name="Standard">(17316, 715, 408, 66, 57, 4),</text:p>
      <text:p text:style-name="Standard">(17317, 715, 404, 94, 57, 5),</text:p>
      <text:p text:style-name="Standard">(17318, 715, 347, 183, 57, 6),</text:p>
      <text:p text:style-name="Standard">(17319, 715, 394, 66, 57, 7),</text:p>
      <text:p text:style-name="Standard">(17320, 715, 305, 176, 57, 8),</text:p>
      <text:p text:style-name="Standard">(17321, 715, 356, 183, 57, 9),</text:p>
      <text:p text:style-name="Standard">(17322, 715, 358, 181, 57, 10),</text:p>
      <text:p text:style-name="Standard">(17323, 715, 403, 170, 57, 11),</text:p>
      <text:p text:style-name="Standard">(17324, 715, 364, 183, 57, 12),</text:p>
      <text:p text:style-name="Standard">(17325, 715, 360, 170, 57, 13),</text:p>
      <text:p text:style-name="Standard">(17326, 715, 374, 172, 57, 14),</text:p>
      <text:p text:style-name="Standard">(17327, 715, 373, 172, 57, 15),</text:p>
      <text:p text:style-name="Standard">(17328, 715, 401, 94, 57, 16),</text:p>
      <text:p text:style-name="Standard">(17329, 715, 346, 181, 57, 17),</text:p>
      <text:p text:style-name="Standard">(17330, 715, 341, 6, 57, 18),</text:p>
      <text:p text:style-name="Standard">(17331, 715, 278, 172, 57, 19),</text:p>
      <text:p text:style-name="Standard">(17332, 715, 289, 66, 57, 20),</text:p>
      <text:p text:style-name="Standard">(17333, 716, 341, 6, 14, 1),</text:p>
      <text:p text:style-name="Standard">(17334, 716, 360, 170, 14, 2),</text:p>
      <text:p text:style-name="Standard">(17335, 716, 385, 6, 14, 3),</text:p>
      <text:p text:style-name="Standard">(17336, 716, 386, 66, 14, 4),</text:p>
      <text:p text:style-name="Standard">(17337, 716, 404, 94, 14, 5),</text:p>
      <text:p text:style-name="Standard"><text:soft-page-break/>(17338, 716, 374, 172, 14, 6),</text:p>
      <text:p text:style-name="Standard">(17339, 716, 346, 181, 14, 7),</text:p>
      <text:p text:style-name="Standard">(17340, 716, 394, 66, 14, 8),</text:p>
      <text:p text:style-name="Standard">(17341, 716, 375, 6, 14, 9),</text:p>
      <text:p text:style-name="Standard">(17342, 716, 364, 183, 14, 10),</text:p>
      <text:p text:style-name="Standard">(17343, 716, 383, 183, 14, 11),</text:p>
      <text:p text:style-name="Standard">(17344, 716, 347, 183, 14, 12),</text:p>
      <text:p text:style-name="Standard">(17345, 716, 309, 176, 14, 13),</text:p>
      <text:p text:style-name="Standard">(17346, 716, 356, 183, 14, 14),</text:p>
      <text:p text:style-name="Standard">(17347, 716, 373, 172, 14, 15),</text:p>
      <text:p text:style-name="Standard">(17348, 716, 432, 96, 14, 16),</text:p>
      <text:p text:style-name="Standard">(17349, 716, 427, 66, 14, 17),</text:p>
      <text:p text:style-name="Standard">(17350, 716, 405, 11, 14, 18),</text:p>
      <text:p text:style-name="Standard">(17351, 716, 305, 176, 14, 19),</text:p>
      <text:p text:style-name="Standard">(17352, 716, 289, 66, 14, 20),</text:p>
      <text:p text:style-name="Standard">(17353, 716, 401, 94, 14, 21),</text:p>
      <text:p text:style-name="Standard">(17354, 716, 402, 181, 14, 22),</text:p>
      <text:p text:style-name="Standard">(17355, 716, 340, 170, 14, 23),</text:p>
      <text:p text:style-name="Standard">(17356, 716, 420, 181, 14, 24),</text:p>
      <text:p text:style-name="Standard">(17357, 717, 289, 66, 46, 1),</text:p>
      <text:p text:style-name="Standard">(17358, 717, 341, 6, 46, 2),</text:p>
      <text:p text:style-name="Standard">(17359, 717, 346, 181, 46, 3),</text:p>
      <text:p text:style-name="Standard">(17360, 717, 386, 66, 46, 4),</text:p>
      <text:p text:style-name="Standard">(17361, 717, 433, 172, 46, 5),</text:p>
      <text:p text:style-name="Standard">(17362, 717, 401, 94, 46, 6),</text:p>
      <text:p text:style-name="Standard">(17363, 717, 373, 172, 46, 7),</text:p>
      <text:p text:style-name="Standard">(17364, 717, 305, 176, 46, 8),</text:p>
      <text:p text:style-name="Standard">(17365, 717, 364, 183, 46, 9),</text:p>
      <text:p text:style-name="Standard">(17366, 717, 434, 181, 46, 10),</text:p>
      <text:p text:style-name="Standard">(17367, 717, 385, 6, 46, 11),</text:p>
      <text:p text:style-name="Standard">(17368, 717, 374, 172, 46, 12),</text:p>
      <text:p text:style-name="Standard">(17369, 717, 405, 11, 46, 13),</text:p>
      <text:p text:style-name="Standard">(17370, 717, 278, 176, 46, 14),</text:p>
      <text:p text:style-name="Standard">(17371, 717, 347, 183, 46, 15),</text:p>
      <text:p text:style-name="Standard">(17372, 717, 360, 170, 46, 16),</text:p>
      <text:p text:style-name="Standard">(17373, 717, 356, 183, 46, 17),</text:p>
      <text:p text:style-name="Standard">(17374, 717, 403, 170, 46, 18),</text:p>
      <text:p text:style-name="Standard">(17375, 717, 404, 94, 46, 19),</text:p>
      <text:p text:style-name="Standard">(17376, 718, 364, 183, 32, 1),</text:p>
      <text:p text:style-name="Standard">(17377, 718, 341, 6, 32, 2),</text:p>
      <text:p text:style-name="Standard">(17378, 718, 385, 6, 32, 3),</text:p>
      <text:p text:style-name="Standard">(17379, 718, 374, 172, 32, 4),</text:p>
      <text:p text:style-name="Standard">(17380, 718, 373, 172, 32, 5),</text:p>
      <text:p text:style-name="Standard">(17381, 718, 345, 6, 32, 6),</text:p>
      <text:p text:style-name="Standard">(17382, 718, 360, 170, 32, 7),</text:p>
      <text:p text:style-name="Standard">(17383, 718, 386, 66, 32, 8),</text:p>
      <text:p text:style-name="Standard">(17384, 718, 403, 170, 32, 9),</text:p>
      <text:p text:style-name="Standard">(17385, 718, 382, 172, 32, 10),</text:p>
      <text:p text:style-name="Standard">(17386, 718, 289, 66, 32, 11),</text:p>
      <text:p text:style-name="Standard">(17387, 718, 404, 94, 32, 12),</text:p>
      <text:p text:style-name="Standard">(17388, 718, 434, 181, 32, 13),</text:p>
      <text:p text:style-name="Standard">(17389, 718, 278, 176, 32, 14),</text:p>
      <text:p text:style-name="Standard"><text:soft-page-break/>(17390, 718, 356, 183, 32, 15),</text:p>
      <text:p text:style-name="Standard">(17391, 718, 305, 176, 32, 16),</text:p>
      <text:p text:style-name="Standard">(17392, 718, 346, 181, 32, 17),</text:p>
      <text:p text:style-name="Standard">(17393, 718, 347, 183, 32, 18),</text:p>
      <text:p text:style-name="Standard">(17394, 718, 401, 94, 32, 19),</text:p>
      <text:p text:style-name="Standard">(17395, 719, 289, 66, 6, 1),</text:p>
      <text:p text:style-name="Standard">(17396, 719, 386, 66, 6, 2),</text:p>
      <text:p text:style-name="Standard">(17397, 719, 360, 170, 6, 3),</text:p>
      <text:p text:style-name="Standard">(17398, 719, 341, 6, 6, 4),</text:p>
      <text:p text:style-name="Standard">(17399, 719, 408, 170, 6, 5),</text:p>
      <text:p text:style-name="Standard">(17400, 719, 401, 172, 6, 6),</text:p>
      <text:p text:style-name="Standard">(17401, 719, 347, 170, 6, 7),</text:p>
      <text:p text:style-name="Standard">(17402, 719, 373, 172, 6, 8),</text:p>
      <text:p text:style-name="Standard">(17403, 719, 356, 172, 6, 9),</text:p>
      <text:p text:style-name="Standard">(17404, 719, 404, 176, 6, 10),</text:p>
      <text:p text:style-name="Standard">(17405, 719, 435, 6, 6, 11),</text:p>
      <text:p text:style-name="Standard">(17406, 719, 427, 26, 6, 12),</text:p>
      <text:p text:style-name="Standard">(17407, 719, 364, 34, 6, 13),</text:p>
      <text:p text:style-name="Standard">(17408, 719, 440, 176, 6, 14),</text:p>
      <text:p text:style-name="Standard">(17409, 719, 346, 176, 6, 15),</text:p>
      <text:p text:style-name="Standard">(17410, 719, 278, 26, 6, 16),</text:p>
      <text:p text:style-name="Standard">(17411, 719, 428, 172, 6, 17),</text:p>
      <text:p text:style-name="Standard">(17412, 719, 403, 54, 6, 18),</text:p>
      <text:p text:style-name="Standard">(17413, 719, 394, 54, 6, 19),</text:p>
      <text:p text:style-name="Standard">(17414, 719, 436, 176, 6, 20),</text:p>
      <text:p text:style-name="Standard">(17415, 719, 437, 92, 6, 21),</text:p>
      <text:p text:style-name="Standard">(17416, 719, 438, 92, 6, 22),</text:p>
      <text:p text:style-name="Standard">(17417, 719, 439, 86, 6, 23),</text:p>
      <text:p text:style-name="Standard">(17418, 719, 385, 66, 6, 24),</text:p>
      <text:p text:style-name="Standard">(17419, 719, 430, 95, 6, 25),</text:p>
      <text:p text:style-name="Standard">(17420, 720, 373, 172, 13, 1),</text:p>
      <text:p text:style-name="Standard">(17421, 720, 360, 170, 13, 2),</text:p>
      <text:p text:style-name="Standard">(17422, 720, 364, 34, 13, 3),</text:p>
      <text:p text:style-name="Standard">(17423, 720, 386, 66, 13, 4),</text:p>
      <text:p text:style-name="Standard">(17424, 720, 347, 170, 13, 5),</text:p>
      <text:p text:style-name="Standard">(17425, 720, 430, 95, 13, 6),</text:p>
      <text:p text:style-name="Standard">(17426, 720, 408, 170, 13, 7),</text:p>
      <text:p text:style-name="Standard">(17427, 720, 438, 92, 13, 8),</text:p>
      <text:p text:style-name="Standard">(17428, 720, 341, 6, 13, 9),</text:p>
      <text:p text:style-name="Standard">(17429, 720, 289, 66, 13, 10),</text:p>
      <text:p text:style-name="Standard">(17430, 720, 376, 26, 13, 11),</text:p>
      <text:p text:style-name="Standard">(17431, 720, 440, 176, 13, 12),</text:p>
      <text:p text:style-name="Standard">(17432, 720, 346, 176, 13, 13),</text:p>
      <text:p text:style-name="Standard">(17433, 720, 403, 54, 13, 14),</text:p>
      <text:p text:style-name="Standard">(17434, 720, 356, 34, 13, 15),</text:p>
      <text:p text:style-name="Standard">(17435, 720, 278, 26, 13, 16),</text:p>
      <text:p text:style-name="Standard">(17436, 720, 404, 94, 13, 17),</text:p>
      <text:p text:style-name="Standard">(17437, 720, 435, 6, 13, 18),</text:p>
      <text:p text:style-name="Standard">(17438, 720, 394, 54, 13, 19),</text:p>
      <text:p text:style-name="Standard">(17439, 720, 401, 172, 13, 20),</text:p>
      <text:p text:style-name="Standard">(17440, 720, 397, 172, 13, 21),</text:p>
      <text:p text:style-name="Standard">(17441, 720, 375, 6, 13, 22),</text:p>
      <text:p text:style-name="Standard"><text:soft-page-break/>(17442, 720, 385, 66, 13, 23),</text:p>
      <text:p text:style-name="Standard">(17443, 720, 437, 92, 13, 24),</text:p>
      <text:p text:style-name="Standard">(17444, 721, 373, 172, 39, 1),</text:p>
      <text:p text:style-name="Standard">(17445, 721, 364, 34, 39, 2),</text:p>
      <text:p text:style-name="Standard">(17446, 721, 341, 6, 39, 3),</text:p>
      <text:p text:style-name="Standard">(17447, 721, 404, 94, 39, 4),</text:p>
      <text:p text:style-name="Standard">(17448, 721, 386, 66, 39, 5),</text:p>
      <text:p text:style-name="Standard">(17449, 721, 375, 6, 39, 6),</text:p>
      <text:p text:style-name="Standard">(17450, 721, 346, 176, 39, 7),</text:p>
      <text:p text:style-name="Standard">(17451, 721, 440, 176, 39, 8),</text:p>
      <text:p text:style-name="Standard">(17452, 721, 430, 95, 39, 9),</text:p>
      <text:p text:style-name="Standard">(17453, 721, 401, 172, 39, 10),</text:p>
      <text:p text:style-name="Standard">(17454, 721, 347, 170, 39, 11),</text:p>
      <text:p text:style-name="Standard">(17455, 721, 289, 66, 39, 12),</text:p>
      <text:p text:style-name="Standard">(17456, 721, 356, 34, 39, 13),</text:p>
      <text:p text:style-name="Standard">(17457, 721, 278, 26, 39, 14),</text:p>
      <text:p text:style-name="Standard">(17458, 721, 394, 54, 39, 15),</text:p>
      <text:p text:style-name="Standard">(17459, 721, 403, 54, 39, 16),</text:p>
      <text:p text:style-name="Standard">(17460, 721, 408, 170, 39, 17),</text:p>
      <text:p text:style-name="Standard">(17461, 721, 360, 170, 39, 18),</text:p>
      <text:p text:style-name="Standard">(17462, 721, 423, 95, 39, 19),</text:p>
      <text:p text:style-name="Standard">(17463, 721, 438, 92, 39, 20),</text:p>
      <text:p text:style-name="Standard">(17464, 721, 437, 92, 39, 21),</text:p>
      <text:p text:style-name="Standard">(17465, 722, 373, 172, 55, 1),</text:p>
      <text:p text:style-name="Standard">(17466, 722, 408, 170, 55, 2),</text:p>
      <text:p text:style-name="Standard">(17467, 722, 289, 66, 55, 3),</text:p>
      <text:p text:style-name="Standard">(17468, 722, 356, 34, 55, 4),</text:p>
      <text:p text:style-name="Standard">(17469, 722, 364, 34, 55, 5),</text:p>
      <text:p text:style-name="Standard">(17470, 722, 346, 176, 55, 6),</text:p>
      <text:p text:style-name="Standard">(17471, 722, 278, 26, 55, 7),</text:p>
      <text:p text:style-name="Standard">(17472, 722, 427, 172, 55, 8),</text:p>
      <text:p text:style-name="Standard">(17473, 722, 404, 94, 55, 9),</text:p>
      <text:p text:style-name="Standard">(17474, 722, 385, 66, 55, 10),</text:p>
      <text:p text:style-name="Standard">(17475, 722, 440, 176, 55, 11),</text:p>
      <text:p text:style-name="Standard">(17476, 722, 360, 170, 55, 12),</text:p>
      <text:p text:style-name="Standard">(17477, 722, 401, 172, 55, 13),</text:p>
      <text:p text:style-name="Standard">(17478, 722, 403, 176, 55, 14),</text:p>
      <text:p text:style-name="Standard">(17479, 722, 347, 170, 55, 15),</text:p>
      <text:p text:style-name="Standard">(17480, 722, 418, 176, 55, 16),</text:p>
      <text:p text:style-name="Standard">(17481, 722, 341, 6, 55, 17),</text:p>
      <text:p text:style-name="Standard">(17482, 722, 438, 92, 55, 18),</text:p>
      <text:p text:style-name="Standard">(17483, 722, 386, 66, 55, 19),</text:p>
      <text:p text:style-name="Standard">(17484, 722, 375, 6, 55, 20),</text:p>
      <text:p text:style-name="Standard">(17485, 722, 397, 172, 55, 21),</text:p>
      <text:p text:style-name="Standard">(17486, 722, 394, 54, 55, 22),</text:p>
      <text:p text:style-name="Standard">(17487, 722, 437, 92, 55, 23),</text:p>
      <text:p text:style-name="Standard">(17488, 722, 439, 86, 55, 24),</text:p>
      <text:p text:style-name="Standard">(17489, 723, 373, 172, 9, 1),</text:p>
      <text:p text:style-name="Standard">(17490, 723, 341, 6, 9, 2),</text:p>
      <text:p text:style-name="Standard">(17491, 723, 289, 66, 9, 3),</text:p>
      <text:p text:style-name="Standard">(17492, 723, 386, 66, 9, 4),</text:p>
      <text:p text:style-name="Standard">(17493, 723, 385, 66, 9, 5),</text:p>
      <text:p text:style-name="Standard"><text:soft-page-break/>(17494, 723, 440, 176, 9, 6),</text:p>
      <text:p text:style-name="Standard">(17495, 723, 278, 26, 9, 7),</text:p>
      <text:p text:style-name="Standard">(17496, 723, 305, 172, 9, 8),</text:p>
      <text:p text:style-name="Standard">(17497, 723, 408, 170, 9, 9),</text:p>
      <text:p text:style-name="Standard">(17498, 723, 430, 95, 9, 10),</text:p>
      <text:p text:style-name="Standard">(17499, 723, 418, 176, 9, 11),</text:p>
      <text:p text:style-name="Standard">(17500, 723, 383, 26, 9, 12),</text:p>
      <text:p text:style-name="Standard">(17501, 723, 436, 26, 9, 13),</text:p>
      <text:p text:style-name="Standard">(17502, 723, 346, 176, 9, 14),</text:p>
      <text:p text:style-name="Standard">(17503, 723, 347, 170, 9, 15),</text:p>
      <text:p text:style-name="Standard">(17504, 723, 364, 34, 9, 16),</text:p>
      <text:p text:style-name="Standard">(17505, 723, 420, 97, 9, 17),</text:p>
      <text:p text:style-name="Standard">(17506, 723, 437, 92, 9, 18),</text:p>
      <text:p text:style-name="Standard">(17507, 723, 356, 34, 9, 19),</text:p>
      <text:p text:style-name="Standard">(17508, 723, 404, 94, 9, 20),</text:p>
      <text:p text:style-name="Standard">(17509, 723, 401, 172, 9, 21),</text:p>
      <text:p text:style-name="Standard">(17510, 723, 438, 92, 9, 22),</text:p>
      <text:p text:style-name="Standard">(17511, 723, 360, 170, 9, 23),</text:p>
      <text:p text:style-name="Standard">(17512, 723, 439, 86, 9, 24),</text:p>
      <text:p text:style-name="Standard">(17513, 723, 394, 54, 9, 25),</text:p>
      <text:p text:style-name="Standard">(17514, 723, 403, 54, 9, 26),</text:p>
      <text:p text:style-name="Standard">(17515, 724, 341, 6, 20, 1),</text:p>
      <text:p text:style-name="Standard">(17516, 724, 373, 172, 20, 2),</text:p>
      <text:p text:style-name="Standard">(17517, 724, 386, 66, 20, 3),</text:p>
      <text:p text:style-name="Standard">(17518, 724, 423, 95, 20, 4),</text:p>
      <text:p text:style-name="Standard">(17519, 724, 440, 176, 20, 5),</text:p>
      <text:p text:style-name="Standard">(17520, 724, 347, 170, 20, 6),</text:p>
      <text:p text:style-name="Standard">(17521, 724, 356, 34, 20, 7),</text:p>
      <text:p text:style-name="Standard">(17522, 724, 401, 172, 20, 8),</text:p>
      <text:p text:style-name="Standard">(17523, 724, 346, 176, 20, 9),</text:p>
      <text:p text:style-name="Standard">(17524, 724, 428, 172, 20, 10),</text:p>
      <text:p text:style-name="Standard">(17525, 724, 430, 95, 20, 11),</text:p>
      <text:p text:style-name="Standard">(17526, 724, 408, 170, 20, 12),</text:p>
      <text:p text:style-name="Standard">(17527, 724, 364, 34, 20, 13),</text:p>
      <text:p text:style-name="Standard">(17528, 724, 432, 170, 20, 14),</text:p>
      <text:p text:style-name="Standard">(17529, 724, 437, 92, 20, 15),</text:p>
      <text:p text:style-name="Standard">(17530, 724, 438, 92, 20, 16),</text:p>
      <text:p text:style-name="Standard">(17531, 724, 360, 170, 20, 17),</text:p>
      <text:p text:style-name="Standard">(17532, 724, 289, 66, 20, 18),</text:p>
      <text:p text:style-name="Standard">(17533, 724, 278, 26, 20, 19),</text:p>
      <text:p text:style-name="Standard">(17534, 724, 435, 6, 20, 20),</text:p>
      <text:p text:style-name="Standard">(17535, 724, 404, 176, 20, 21),</text:p>
      <text:p text:style-name="Standard">(17536, 724, 385, 66, 20, 22),</text:p>
      <text:p text:style-name="Standard">(17537, 724, 429, 172, 20, 23),</text:p>
      <text:p text:style-name="Standard">(17538, 724, 420, 97, 20, 24),</text:p>
      <text:p text:style-name="Standard">(17539, 724, 441, 172, 20, 25),</text:p>
      <text:p text:style-name="Standard">(17540, 724, 442, 177, 20, 26),</text:p>
      <text:p text:style-name="Standard">(17541, 724, 403, 54, 20, 27),</text:p>
      <text:p text:style-name="Standard">(17542, 724, 394, 54, 20, 28),</text:p>
      <text:p text:style-name="Standard">(17543, 724, 418, 176, 20, 29),</text:p>
      <text:p text:style-name="Standard">(17544, 725, 373, 172, 14, 1),</text:p>
      <text:p text:style-name="Standard">(17545, 725, 386, 66, 14, 2),</text:p>
      <text:p text:style-name="Standard"><text:soft-page-break/>(17546, 725, 360, 170, 14, 3),</text:p>
      <text:p text:style-name="Standard">(17547, 725, 404, 94, 14, 4),</text:p>
      <text:p text:style-name="Standard">(17548, 725, 356, 34, 14, 5),</text:p>
      <text:p text:style-name="Standard">(17549, 725, 408, 170, 14, 6),</text:p>
      <text:p text:style-name="Standard">(17550, 725, 347, 170, 14, 7),</text:p>
      <text:p text:style-name="Standard">(17551, 725, 440, 176, 14, 8),</text:p>
      <text:p text:style-name="Standard">(17552, 725, 427, 66, 14, 9),</text:p>
      <text:p text:style-name="Standard">(17553, 725, 305, 26, 14, 10),</text:p>
      <text:p text:style-name="Standard">(17554, 725, 403, 54, 14, 11),</text:p>
      <text:p text:style-name="Standard">(17555, 725, 383, 26, 14, 12),</text:p>
      <text:p text:style-name="Standard">(17556, 725, 374, 172, 14, 13),</text:p>
      <text:p text:style-name="Standard">(17557, 725, 364, 34, 14, 14),</text:p>
      <text:p text:style-name="Standard">(17558, 725, 394, 54, 14, 15),</text:p>
      <text:p text:style-name="Standard">(17559, 725, 289, 66, 14, 16),</text:p>
      <text:p text:style-name="Standard">(17560, 725, 346, 176, 14, 17),</text:p>
      <text:p text:style-name="Standard">(17561, 725, 385, 6, 14, 18),</text:p>
      <text:p text:style-name="Standard">(17562, 725, 418, 176, 14, 19),</text:p>
      <text:p text:style-name="Standard">(17563, 725, 341, 6, 14, 20),</text:p>
      <text:p text:style-name="Standard">(17564, 725, 278, 26, 14, 21),</text:p>
      <text:p text:style-name="Standard">(17565, 725, 432, 170, 14, 22),</text:p>
      <text:p text:style-name="Standard">(17566, 725, 420, 97, 14, 23),</text:p>
      <text:p text:style-name="Standard">(17567, 725, 438, 92, 14, 24),</text:p>
      <text:p text:style-name="Standard">(17568, 725, 430, 95, 14, 25),</text:p>
      <text:p text:style-name="Standard">(17569, 725, 443, 167, 14, 26),</text:p>
      <text:p text:style-name="Standard">(17570, 725, 429, 172, 14, 27),</text:p>
      <text:p text:style-name="Standard">(17571, 725, 444, 179, 14, 28),</text:p>
      <text:p text:style-name="Standard">(17572, 725, 423, 95, 14, 29),</text:p>
      <text:p text:style-name="Standard">(17573, 725, 437, 92, 14, 30),</text:p>
      <text:p text:style-name="Standard">(17574, 725, 445, 176, 14, 31),</text:p>
      <text:p text:style-name="Standard">(17575, 725, 446, 95, 14, 32),</text:p>
      <text:p text:style-name="Standard">(17576, 725, 447, 173, 14, 33),</text:p>
      <text:p text:style-name="Standard">(17577, 726, 289, 66, 46, 1),</text:p>
      <text:p text:style-name="Standard">(17578, 726, 386, 66, 46, 2),</text:p>
      <text:p text:style-name="Standard">(17579, 726, 373, 172, 46, 3),</text:p>
      <text:p text:style-name="Standard">(17580, 726, 356, 34, 46, 4),</text:p>
      <text:p text:style-name="Standard">(17581, 726, 385, 6, 46, 5),</text:p>
      <text:p text:style-name="Standard">(17582, 726, 430, 95, 46, 6),</text:p>
      <text:p text:style-name="Standard">(17583, 726, 448, 98, 46, 7),</text:p>
      <text:p text:style-name="Standard">(17584, 726, 347, 170, 46, 8),</text:p>
      <text:p text:style-name="Standard">(17585, 726, 341, 6, 46, 9),</text:p>
      <text:p text:style-name="Standard">(17586, 726, 440, 176, 46, 10),</text:p>
      <text:p text:style-name="Standard">(17587, 726, 360, 170, 46, 11),</text:p>
      <text:p text:style-name="Standard">(17588, 726, 346, 176, 46, 12),</text:p>
      <text:p text:style-name="Standard">(17589, 726, 408, 170, 46, 13),</text:p>
      <text:p text:style-name="Standard">(17590, 726, 449, 176, 46, 14),</text:p>
      <text:p text:style-name="Standard">(17591, 726, 364, 34, 46, 15),</text:p>
      <text:p text:style-name="Standard">(17592, 726, 345, 172, 46, 16),</text:p>
      <text:p text:style-name="Standard">(17593, 726, 401, 172, 46, 17),</text:p>
      <text:p text:style-name="Standard">(17594, 726, 418, 26, 46, 18),</text:p>
      <text:p text:style-name="Standard">(17595, 726, 434, 176, 46, 19),</text:p>
      <text:p text:style-name="Standard">(17596, 726, 403, 54, 46, 20),</text:p>
      <text:p text:style-name="Standard">(17597, 726, 394, 54, 46, 21),</text:p>
      <text:p text:style-name="Standard"><text:soft-page-break/>(17598, 726, 433, 172, 46, 22),</text:p>
      <text:p text:style-name="Standard">(17599, 726, 404, 176, 46, 23),</text:p>
      <text:p text:style-name="Standard">(17600, 726, 450, 98, 46, 24),</text:p>
      <text:p text:style-name="Standard">(17601, 727, 373, 172, 32, 1),</text:p>
      <text:p text:style-name="Standard">(17602, 727, 356, 34, 32, 2),</text:p>
      <text:p text:style-name="Standard">(17603, 727, 386, 66, 32, 3),</text:p>
      <text:p text:style-name="Standard">(17604, 727, 289, 66, 32, 4),</text:p>
      <text:p text:style-name="Standard">(17605, 727, 347, 170, 32, 5),</text:p>
      <text:p text:style-name="Standard">(17606, 727, 364, 34, 32, 6),</text:p>
      <text:p text:style-name="Standard">(17607, 727, 434, 176, 32, 7),</text:p>
      <text:p text:style-name="Standard">(17608, 727, 440, 176, 32, 8),</text:p>
      <text:p text:style-name="Standard">(17609, 727, 346, 176, 32, 9),</text:p>
      <text:p text:style-name="Standard">(17610, 727, 430, 95, 32, 10),</text:p>
      <text:p text:style-name="Standard">(17611, 727, 382, 66, 32, 11),</text:p>
      <text:p text:style-name="Standard">(17612, 727, 403, 54, 32, 12),</text:p>
      <text:p text:style-name="Standard">(17613, 727, 385, 6, 32, 13),</text:p>
      <text:p text:style-name="Standard">(17614, 727, 360, 170, 32, 14),</text:p>
      <text:p text:style-name="Standard">(17615, 727, 345, 172, 32, 15),</text:p>
      <text:p text:style-name="Standard">(17616, 727, 418, 26, 32, 16),</text:p>
      <text:p text:style-name="Standard">(17617, 727, 341, 6, 32, 17),</text:p>
      <text:p text:style-name="Standard">(17618, 727, 401, 172, 32, 18),</text:p>
      <text:p text:style-name="Standard">(17619, 727, 394, 54, 32, 19),</text:p>
      <text:p text:style-name="Standard">(17620, 727, 278, 176, 32, 20),</text:p>
      <text:p text:style-name="Standard">(17621, 727, 408, 170, 32, 21),</text:p>
      <text:p text:style-name="Standard">(17622, 727, 451, 170, 32, 22),</text:p>
      <text:p text:style-name="Standard">(17623, 727, 433, 32, 32, 23),</text:p>
      <text:p text:style-name="Standard">(17624, 727, 404, 176, 32, 24),</text:p>
      <text:p text:style-name="Standard">(17625, 727, 452, 172, 32, 25),</text:p>
      <text:p text:style-name="Standard">(17626, 729, 289, 66, 39, 1),</text:p>
      <text:p text:style-name="Standard">(17627, 729, 401, 172, 39, 2),</text:p>
      <text:p text:style-name="Standard">(17628, 729, 403, 6, 39, 3),</text:p>
      <text:p text:style-name="Standard">(17629, 729, 394, 6, 39, 4),</text:p>
      <text:p text:style-name="Standard">(17630, 729, 408, 170, 39, 5),</text:p>
      <text:p text:style-name="Standard">(17631, 729, 430, 95, 39, 6),</text:p>
      <text:p text:style-name="Standard">(17632, 729, 347, 95, 39, 7),</text:p>
      <text:p text:style-name="Standard">(17633, 729, 453, 170, 39, 8),</text:p>
      <text:p text:style-name="Standard">(17634, 729, 373, 172, 39, 9),</text:p>
      <text:p text:style-name="Standard">(17635, 729, 454, 6, 39, 10),</text:p>
      <text:p text:style-name="Standard">(17636, 729, 386, 66, 39, 11),</text:p>
      <text:p text:style-name="Standard">(17637, 729, 404, 172, 39, 12),</text:p>
      <text:p text:style-name="Standard">(17638, 729, 418, 172, 39, 13),</text:p>
      <text:p text:style-name="Standard">(17639, 729, 455, 99, 39, 14),</text:p>
      <text:p text:style-name="Standard">(17640, 729, 364, 95, 39, 15),</text:p>
      <text:p text:style-name="Standard">(17641, 729, 360, 170, 39, 16),</text:p>
      <text:p text:style-name="Standard">(17642, 729, 456, 26, 39, 17),</text:p>
      <text:p text:style-name="Standard">(17643, 729, 341, 26, 39, 18),</text:p>
      <text:p text:style-name="Standard">(17644, 729, 356, 172, 39, 19),</text:p>
      <text:p text:style-name="Standard">(17645, 729, 457, 95, 39, 20),</text:p>
      <text:p text:style-name="Standard">(17646, 729, 458, 95, 39, 21),</text:p>
      <text:p text:style-name="Standard">(17647, 729, 427, 172, 39, 22),</text:p>
      <text:p text:style-name="Standard">(17648, 730, 360, 170, 6, 1),</text:p>
      <text:p text:style-name="Standard">(17649, 730, 403, 6, 6, 2),</text:p>
      <text:p text:style-name="Standard"><text:soft-page-break/>(17650, 730, 385, 6, 6, 3),</text:p>
      <text:p text:style-name="Standard">(17651, 730, 341, 26, 6, 4),</text:p>
      <text:p text:style-name="Standard">(17652, 730, 347, 95, 6, 5),</text:p>
      <text:p text:style-name="Standard">(17653, 730, 289, 66, 6, 6),</text:p>
      <text:p text:style-name="Standard">(17654, 730, 435, 6, 6, 7),</text:p>
      <text:p text:style-name="Standard">(17655, 730, 356, 172, 6, 8),</text:p>
      <text:p text:style-name="Standard">(17656, 730, 404, 172, 6, 9),</text:p>
      <text:p text:style-name="Standard">(17657, 730, 373, 172, 6, 10),</text:p>
      <text:p text:style-name="Standard">(17658, 730, 456, 26, 6, 11),</text:p>
      <text:p text:style-name="Standard">(17659, 730, 408, 170, 6, 12),</text:p>
      <text:p text:style-name="Standard">(17660, 730, 401, 172, 6, 13),</text:p>
      <text:p text:style-name="Standard">(17661, 730, 364, 95, 6, 14),</text:p>
      <text:p text:style-name="Standard">(17662, 730, 427, 172, 6, 15),</text:p>
      <text:p text:style-name="Standard">(17663, 730, 386, 66, 6, 16),</text:p>
      <text:p text:style-name="Standard">(17664, 730, 346, 172, 6, 17),</text:p>
      <text:p text:style-name="Standard">(17665, 730, 453, 66, 6, 18),</text:p>
      <text:p text:style-name="Standard">(17666, 730, 418, 176, 6, 19),</text:p>
      <text:p text:style-name="Standard">(17667, 730, 430, 95, 6, 20),</text:p>
      <text:p text:style-name="Standard">(17668, 730, 425, 172, 6, 21),</text:p>
      <text:p text:style-name="Standard">(17669, 730, 454, 6, 6, 22),</text:p>
      <text:p text:style-name="Standard">(17670, 730, 424, 175, 6, 23),</text:p>
      <text:p text:style-name="Standard">(17671, 730, 459, 66, 6, 24),</text:p>
      <text:p text:style-name="Standard">(17672, 731, 373, 172, 13, 1),</text:p>
      <text:p text:style-name="Standard">(17673, 731, 289, 66, 13, 2),</text:p>
      <text:p text:style-name="Standard">(17674, 731, 403, 6, 13, 3),</text:p>
      <text:p text:style-name="Standard">(17675, 731, 454, 6, 13, 4),</text:p>
      <text:p text:style-name="Standard">(17676, 731, 341, 26, 13, 5),</text:p>
      <text:p text:style-name="Standard">(17677, 731, 356, 172, 13, 6),</text:p>
      <text:p text:style-name="Standard">(17678, 731, 430, 95, 13, 7),</text:p>
      <text:p text:style-name="Standard">(17679, 731, 427, 172, 13, 8),</text:p>
      <text:p text:style-name="Standard">(17680, 731, 376, 172, 13, 9),</text:p>
      <text:p text:style-name="Standard">(17681, 731, 346, 172, 13, 10),</text:p>
      <text:p text:style-name="Standard">(17682, 731, 436, 172, 13, 11),</text:p>
      <text:p text:style-name="Standard">(17683, 731, 401, 172, 13, 12),</text:p>
      <text:p text:style-name="Standard">(17684, 731, 435, 6, 13, 13),</text:p>
      <text:p text:style-name="Standard">(17685, 731, 386, 66, 13, 14),</text:p>
      <text:p text:style-name="Standard">(17686, 731, 408, 170, 13, 15),</text:p>
      <text:p text:style-name="Standard">(17687, 731, 360, 170, 13, 16),</text:p>
      <text:p text:style-name="Standard">(17688, 731, 418, 176, 13, 17),</text:p>
      <text:p text:style-name="Standard">(17689, 731, 404, 172, 13, 18),</text:p>
      <text:p text:style-name="Standard">(17690, 731, 394, 6, 13, 19),</text:p>
      <text:p text:style-name="Standard">(17691, 731, 364, 176, 13, 20),</text:p>
      <text:p text:style-name="Standard">(17692, 731, 459, 66, 13, 21),</text:p>
      <text:p text:style-name="Standard">(17693, 731, 453, 66, 13, 22),</text:p>
      <text:p text:style-name="Standard">(17694, 731, 460, 66, 13, 23),</text:p>
      <text:p text:style-name="Standard">(17695, 731, 456, 26, 13, 24),</text:p>
      <text:p text:style-name="Standard">(17696, 731, 461, 95, 13, 25),</text:p>
      <text:p text:style-name="Standard">(17697, 731, 347, 95, 13, 26),</text:p>
      <text:p text:style-name="Standard">(17698, 732, 364, 95, 53, 1),</text:p>
      <text:p text:style-name="Standard">(17699, 732, 408, 170, 53, 2),</text:p>
      <text:p text:style-name="Standard">(17700, 732, 386, 66, 53, 3),</text:p>
      <text:p text:style-name="Standard">(17701, 732, 360, 170, 53, 4),</text:p>
      <text:p text:style-name="Standard"><text:soft-page-break/>(17702, 732, 341, 26, 53, 5),</text:p>
      <text:p text:style-name="Standard">(17703, 732, 430, 95, 53, 6),</text:p>
      <text:p text:style-name="Standard">(17704, 732, 427, 172, 53, 7),</text:p>
      <text:p text:style-name="Standard">(17705, 732, 401, 172, 53, 8),</text:p>
      <text:p text:style-name="Standard">(17706, 732, 289, 66, 53, 9),</text:p>
      <text:p text:style-name="Standard">(17707, 732, 347, 95, 53, 10),</text:p>
      <text:p text:style-name="Standard">(17708, 732, 373, 172, 53, 11),</text:p>
      <text:p text:style-name="Standard">(17709, 732, 453, 87, 53, 12),</text:p>
      <text:p text:style-name="Standard">(17710, 732, 456, 26, 53, 13),</text:p>
      <text:p text:style-name="Standard">(17711, 732, 418, 176, 53, 14),</text:p>
      <text:p text:style-name="Standard">(17712, 732, 356, 172, 53, 15),</text:p>
      <text:p text:style-name="Standard">(17713, 732, 346, 176, 53, 16),</text:p>
      <text:p text:style-name="Standard">(17714, 732, 404, 172, 53, 17),</text:p>
      <text:p text:style-name="Standard">(17715, 732, 397, 32, 53, 18),</text:p>
      <text:p text:style-name="Standard">(17716, 732, 459, 66, 53, 19),</text:p>
      <text:p text:style-name="Standard">(17717, 732, 462, 95, 53, 20),</text:p>
      <text:p text:style-name="Standard">(17718, 732, 446, 172, 53, 21),</text:p>
      <text:p text:style-name="Standard">(17719, 732, 437, 170, 53, 22),</text:p>
      <text:p text:style-name="Standard">(17720, 733, 373, 172, 58, 1),</text:p>
      <text:p text:style-name="Standard">(17721, 733, 341, 26, 58, 2),</text:p>
      <text:p text:style-name="Standard">(17722, 733, 360, 170, 58, 3),</text:p>
      <text:p text:style-name="Standard">(17723, 733, 289, 66, 58, 4),</text:p>
      <text:p text:style-name="Standard">(17724, 733, 356, 172, 58, 5),</text:p>
      <text:p text:style-name="Standard">(17725, 733, 408, 170, 58, 6),</text:p>
      <text:p text:style-name="Standard">(17726, 733, 418, 172, 58, 7),</text:p>
      <text:p text:style-name="Standard">(17727, 733, 401, 172, 58, 8),</text:p>
      <text:p text:style-name="Standard">(17728, 733, 364, 95, 58, 9),</text:p>
      <text:p text:style-name="Standard">(17729, 733, 453, 170, 58, 10),</text:p>
      <text:p text:style-name="Standard">(17730, 733, 438, 99, 58, 11),</text:p>
      <text:p text:style-name="Standard">(17731, 733, 437, 170, 58, 12),</text:p>
      <text:p text:style-name="Standard">(17732, 733, 386, 66, 58, 13),</text:p>
      <text:p text:style-name="Standard">(17733, 733, 430, 95, 58, 14),</text:p>
      <text:p text:style-name="Standard">(17734, 733, 463, 172, 58, 15),</text:p>
      <text:p text:style-name="Standard">(17735, 733, 404, 172, 58, 16),</text:p>
      <text:p text:style-name="Standard">(17736, 733, 403, 6, 58, 17),</text:p>
      <text:p text:style-name="Standard">(17737, 733, 456, 26, 58, 18),</text:p>
      <text:p text:style-name="Standard">(17738, 733, 347, 95, 58, 19),</text:p>
      <text:p text:style-name="Standard">(17739, 733, 455, 176, 58, 20),</text:p>
      <text:p text:style-name="Standard">(17740, 733, 464, 172, 58, 21),</text:p>
      <text:p text:style-name="Standard">(17741, 733, 465, 172, 58, 22),</text:p>
      <text:p text:style-name="Standard">(17742, 733, 427, 172, 58, 23),</text:p>
      <text:p text:style-name="Standard">(17743, 733, 436, 99, 58, 24),</text:p>
      <text:p text:style-name="Standard">(17744, 733, 465, 97, 58, 25),</text:p>
      <text:p text:style-name="Standard">(17745, 733, 346, 176, 58, 26),</text:p>
      <text:p text:style-name="Standard">(17746, 734, 289, 66, 20, 1),</text:p>
      <text:p text:style-name="Standard">(17747, 734, 341, 26, 20, 2),</text:p>
      <text:p text:style-name="Standard">(17748, 734, 364, 95, 20, 3),</text:p>
      <text:p text:style-name="Standard">(17749, 734, 373, 172, 20, 4),</text:p>
      <text:p text:style-name="Standard">(17750, 734, 360, 170, 20, 5),</text:p>
      <text:p text:style-name="Standard">(17751, 734, 454, 6, 20, 6),</text:p>
      <text:p text:style-name="Standard">(17752, 734, 347, 95, 20, 7),</text:p>
      <text:p text:style-name="Standard">(17753, 734, 386, 66, 20, 8),</text:p>
      <text:p text:style-name="Standard"><text:soft-page-break/>(17754, 734, 408, 170, 20, 9),</text:p>
      <text:p text:style-name="Standard">(17755, 734, 394, 6, 20, 10),</text:p>
      <text:p text:style-name="Standard">(17756, 734, 437, 170, 20, 11),</text:p>
      <text:p text:style-name="Standard">(17757, 734, 346, 172, 20, 12),</text:p>
      <text:p text:style-name="Standard">(17758, 734, 430, 95, 20, 13),</text:p>
      <text:p text:style-name="Standard">(17759, 734, 466, 95, 20, 14),</text:p>
      <text:p text:style-name="Standard">(17760, 734, 425, 95, 20, 15),</text:p>
      <text:p text:style-name="Standard">(17761, 734, 376, 100, 20, 16),</text:p>
      <text:p text:style-name="Standard">(17762, 734, 453, 170, 20, 17),</text:p>
      <text:p text:style-name="Standard">(17763, 734, 403, 6, 20, 18),</text:p>
      <text:p text:style-name="Standard">(17764, 734, 356, 34, 20, 19),</text:p>
      <text:p text:style-name="Standard">(17765, 734, 465, 97, 20, 20),</text:p>
      <text:p text:style-name="Standard">(17766, 734, 456, 26, 20, 21),</text:p>
      <text:p text:style-name="Standard">(17767, 734, 427, 172, 20, 22),</text:p>
      <text:p text:style-name="Standard">(17768, 734, 385, 6, 20, 23),</text:p>
      <text:p text:style-name="Standard">(17769, 734, 461, 176, 20, 24),</text:p>
      <text:p text:style-name="Standard">(17770, 734, 428, 170, 20, 25),</text:p>
      <text:p text:style-name="Standard">(17771, 734, 401, 172, 20, 26),</text:p>
      <text:p text:style-name="Standard">(17772, 734, 464, 172, 20, 27),</text:p>
      <text:p text:style-name="Standard">(17773, 734, 455, 176, 20, 28),</text:p>
      <text:p text:style-name="Standard">(17774, 734, 463, 172, 20, 29),</text:p>
      <text:p text:style-name="Standard">(17775, 734, 445, 176, 20, 30),</text:p>
      <text:p text:style-name="Standard">(17776, 734, 459, 66, 20, 31),</text:p>
      <text:p text:style-name="Standard">(17777, 735, 289, 66, 14, 1),</text:p>
      <text:p text:style-name="Standard">(17778, 735, 386, 66, 14, 2),</text:p>
      <text:p text:style-name="Standard">(17779, 735, 360, 170, 14, 3),</text:p>
      <text:p text:style-name="Standard">(17780, 735, 435, 6, 14, 4),</text:p>
      <text:p text:style-name="Standard">(17781, 735, 394, 6, 14, 5),</text:p>
      <text:p text:style-name="Standard">(17782, 735, 347, 95, 14, 6),</text:p>
      <text:p text:style-name="Standard">(17783, 735, 408, 170, 14, 7),</text:p>
      <text:p text:style-name="Standard">(17784, 735, 385, 6, 14, 8),</text:p>
      <text:p text:style-name="Standard">(17785, 735, 425, 172, 14, 9),</text:p>
      <text:p text:style-name="Standard">(17786, 735, 430, 95, 14, 10),</text:p>
      <text:p text:style-name="Standard">(17787, 735, 403, 6, 14, 11),</text:p>
      <text:p text:style-name="Standard">(17788, 735, 418, 176, 14, 12),</text:p>
      <text:p text:style-name="Standard">(17789, 735, 364, 95, 14, 13),</text:p>
      <text:p text:style-name="Standard">(17790, 735, 454, 6, 14, 14),</text:p>
      <text:p text:style-name="Standard">(17791, 735, 404, 172, 14, 15),</text:p>
      <text:p text:style-name="Standard">(17792, 735, 341, 26, 14, 16),</text:p>
      <text:p text:style-name="Standard">(17793, 735, 456, 26, 14, 17),</text:p>
      <text:p text:style-name="Standard">(17794, 735, 401, 172, 14, 18),</text:p>
      <text:p text:style-name="Standard">(17795, 735, 438, 99, 14, 19),</text:p>
      <text:p text:style-name="Standard">(17796, 735, 427, 172, 14, 20),</text:p>
      <text:p text:style-name="Standard">(17797, 735, 373, 172, 14, 21),</text:p>
      <text:p text:style-name="Standard">(17798, 735, 464, 176, 14, 22),</text:p>
      <text:p text:style-name="Standard">(17799, 735, 465, 97, 14, 23),</text:p>
      <text:p text:style-name="Standard">(17800, 735, 460, 172, 14, 24),</text:p>
      <text:p text:style-name="Standard">(17801, 735, 437, 170, 14, 25),</text:p>
      <text:p text:style-name="Standard">(17802, 735, 346, 176, 14, 26),</text:p>
      <text:p text:style-name="Standard">(17803, 735, 467, 172, 14, 27),</text:p>
      <text:p text:style-name="Standard">(17804, 735, 444, 174, 14, 28),</text:p>
      <text:p text:style-name="Standard">(17805, 735, 463, 172, 14, 29),</text:p>
      <text:p text:style-name="Standard"><text:soft-page-break/>(17806, 735, 439, 86, 14, 30),</text:p>
      <text:p text:style-name="Standard">(17807, 735, 442, 177, 14, 31),</text:p>
      <text:p text:style-name="Standard">(17808, 736, 373, 172, 46, 1),</text:p>
      <text:p text:style-name="Standard">(17809, 736, 289, 66, 46, 2),</text:p>
      <text:p text:style-name="Standard">(17810, 736, 360, 170, 46, 3),</text:p>
      <text:p text:style-name="Standard">(17811, 736, 356, 34, 46, 4),</text:p>
      <text:p text:style-name="Standard">(17812, 736, 364, 95, 46, 5),</text:p>
      <text:p text:style-name="Standard">(17813, 736, 418, 176, 46, 6),</text:p>
      <text:p text:style-name="Standard">(17814, 736, 408, 170, 46, 7),</text:p>
      <text:p text:style-name="Standard">(17815, 736, 404, 172, 46, 8),</text:p>
      <text:p text:style-name="Standard">(17816, 736, 468, 172, 46, 9),</text:p>
      <text:p text:style-name="Standard">(17817, 736, 469, 172, 46, 10),</text:p>
      <text:p text:style-name="Standard">(17818, 736, 434, 170, 46, 11),</text:p>
      <text:p text:style-name="Standard">(17819, 736, 401, 172, 46, 12),</text:p>
      <text:p text:style-name="Standard">(17820, 736, 347, 95, 46, 13),</text:p>
      <text:p text:style-name="Standard">(17821, 736, 386, 66, 46, 14),</text:p>
      <text:p text:style-name="Standard">(17822, 736, 427, 172, 46, 15),</text:p>
      <text:p text:style-name="Standard">(17823, 736, 470, 170, 46, 16),</text:p>
      <text:p text:style-name="Standard">(17824, 736, 341, 26, 46, 17),</text:p>
      <text:p text:style-name="Standard">(17825, 736, 430, 95, 46, 18),</text:p>
      <text:p text:style-name="Standard">(17826, 736, 456, 26, 46, 19),</text:p>
      <text:p text:style-name="Standard">(17827, 736, 440, 172, 46, 20),</text:p>
      <text:p text:style-name="Standard">(17828, 737, 289, 66, 56, 1),</text:p>
      <text:p text:style-name="Standard">(17829, 737, 360, 170, 56, 2),</text:p>
      <text:p text:style-name="Standard">(17830, 737, 408, 170, 56, 3),</text:p>
      <text:p text:style-name="Standard">(17831, 737, 356, 34, 56, 4),</text:p>
      <text:p text:style-name="Standard">(17832, 737, 404, 172, 56, 5),</text:p>
      <text:p text:style-name="Standard">(17833, 737, 410, 172, 56, 6),</text:p>
      <text:p text:style-name="Standard">(17834, 737, 386, 66, 56, 7),</text:p>
      <text:p text:style-name="Standard">(17835, 737, 340, 170, 56, 8),</text:p>
      <text:p text:style-name="Standard">(17836, 737, 471, 66, 56, 9),</text:p>
      <text:p text:style-name="Standard">(17837, 737, 413, 172, 56, 10),</text:p>
      <text:p text:style-name="Standard">(17838, 737, 430, 95, 56, 11),</text:p>
      <text:p text:style-name="Standard">(17839, 737, 373, 172, 56, 12),</text:p>
      <text:p text:style-name="Standard">(17840, 737, 411, 89, 56, 13),</text:p>
      <text:p text:style-name="Standard">(17841, 737, 456, 26, 56, 14),</text:p>
      <text:p text:style-name="Standard">(17842, 737, 472, 178, 56, 15),</text:p>
      <text:p text:style-name="Standard">(17843, 737, 341, 26, 56, 16),</text:p>
      <text:p text:style-name="Standard">(17844, 737, 401, 172, 56, 17),</text:p>
      <text:p text:style-name="Standard">(17845, 737, 473, 172, 56, 18),</text:p>
      <text:p text:style-name="Standard">(17846, 737, 474, 172, 56, 19),</text:p>
      <text:p text:style-name="Standard">(17847, 737, 438, 99, 56, 20),</text:p>
      <text:p text:style-name="Standard">(17848, 737, 368, 172, 56, 21),</text:p>
      <text:p text:style-name="Standard">(17849, 738, 475, 172, 6, 1),</text:p>
      <text:p text:style-name="Standard">(17850, 738, 386, 6, 6, 2),</text:p>
      <text:p text:style-name="Standard">(17851, 738, 403, 6, 6, 3),</text:p>
      <text:p text:style-name="Standard">(17852, 738, 476, 6, 6, 4),</text:p>
      <text:p text:style-name="Standard">(17853, 738, 364, 95, 6, 5),</text:p>
      <text:p text:style-name="Standard">(17854, 738, 360, 170, 6, 6),</text:p>
      <text:p text:style-name="Standard">(17855, 738, 427, 167, 6, 7),</text:p>
      <text:p text:style-name="Standard">(17856, 738, 477, 172, 6, 8),</text:p>
      <text:p text:style-name="Standard">(17857, 738, 478, 95, 6, 9),</text:p>
      <text:p text:style-name="Standard"><text:soft-page-break/>(17858, 738, 373, 172, 6, 10),</text:p>
      <text:p text:style-name="Standard">(17859, 738, 341, 170, 6, 11),</text:p>
      <text:p text:style-name="Standard">(17860, 738, 347, 95, 6, 12),</text:p>
      <text:p text:style-name="Standard">(17861, 738, 479, 66, 6, 13),</text:p>
      <text:p text:style-name="Standard">(17862, 738, 480, 172, 6, 14),</text:p>
      <text:p text:style-name="Standard">(17863, 738, 356, 170, 6, 15),</text:p>
      <text:p text:style-name="Standard">(17864, 738, 289, 66, 6, 16),</text:p>
      <text:p text:style-name="Standard">(17865, 738, 404, 172, 6, 17),</text:p>
      <text:p text:style-name="Standard">(17866, 738, 481, 172, 6, 18),</text:p>
      <text:p text:style-name="Standard">(17867, 738, 418, 170, 6, 19),</text:p>
      <text:p text:style-name="Standard">(17868, 738, 376, 99, 6, 20),</text:p>
      <text:p text:style-name="Standard">(17869, 738, 482, 99, 6, 21),</text:p>
      <text:p text:style-name="Standard">(17870, 739, 476, 6, 39, 1),</text:p>
      <text:p text:style-name="Standard">(17871, 739, 403, 6, 39, 2),</text:p>
      <text:p text:style-name="Standard">(17872, 739, 373, 172, 39, 3),</text:p>
      <text:p text:style-name="Standard">(17873, 739, 475, 172, 39, 4),</text:p>
      <text:p text:style-name="Standard">(17874, 739, 386, 6, 39, 5),</text:p>
      <text:p text:style-name="Standard">(17875, 739, 356, 170, 39, 6),</text:p>
      <text:p text:style-name="Standard">(17876, 739, 341, 170, 39, 7),</text:p>
      <text:p text:style-name="Standard">(17877, 739, 289, 66, 39, 8),</text:p>
      <text:p text:style-name="Standard">(17878, 739, 479, 66, 39, 9),</text:p>
      <text:p text:style-name="Standard">(17879, 739, 364, 95, 39, 10),</text:p>
      <text:p text:style-name="Standard">(17880, 739, 347, 95, 39, 11),</text:p>
      <text:p text:style-name="Standard">(17881, 739, 360, 170, 39, 12),</text:p>
      <text:p text:style-name="Standard">(17882, 739, 401, 172, 39, 13),</text:p>
      <text:p text:style-name="Standard">(17883, 739, 430, 95, 39, 14),</text:p>
      <text:p text:style-name="Standard">(17884, 739, 478, 95, 39, 15),</text:p>
      <text:p text:style-name="Standard">(17885, 739, 418, 170, 39, 16),</text:p>
      <text:p text:style-name="Standard">(17886, 739, 437, 172, 39, 17),</text:p>
      <text:p text:style-name="Standard">(17887, 740, 403, 6, 13, 1),</text:p>
      <text:p text:style-name="Standard">(17888, 740, 476, 6, 13, 2),</text:p>
      <text:p text:style-name="Standard">(17889, 740, 386, 6, 13, 3),</text:p>
      <text:p text:style-name="Standard">(17890, 740, 482, 6, 13, 4),</text:p>
      <text:p text:style-name="Standard">(17891, 740, 341, 170, 13, 5),</text:p>
      <text:p text:style-name="Standard">(17892, 740, 364, 95, 13, 6),</text:p>
      <text:p text:style-name="Standard">(17893, 740, 347, 95, 13, 7),</text:p>
      <text:p text:style-name="Standard">(17894, 740, 475, 172, 13, 8),</text:p>
      <text:p text:style-name="Standard">(17895, 740, 453, 170, 13, 9),</text:p>
      <text:p text:style-name="Standard">(17896, 740, 418, 170, 13, 10),</text:p>
      <text:p text:style-name="Standard">(17897, 740, 430, 95, 13, 11),</text:p>
      <text:p text:style-name="Standard">(17898, 740, 373, 172, 13, 12),</text:p>
      <text:p text:style-name="Standard">(17899, 740, 479, 66, 13, 13),</text:p>
      <text:p text:style-name="Standard">(17900, 740, 289, 66, 13, 14),</text:p>
      <text:p text:style-name="Standard">(17901, 740, 427, 167, 13, 15),</text:p>
      <text:p text:style-name="Standard">(17902, 740, 385, 167, 13, 16),</text:p>
      <text:p text:style-name="Standard">(17903, 740, 356, 170, 13, 17),</text:p>
      <text:p text:style-name="Standard">(17904, 740, 360, 170, 13, 18),</text:p>
      <text:p text:style-name="Standard">(17905, 740, 404, 172, 13, 19),</text:p>
      <text:p text:style-name="Standard">(17906, 740, 376, 172, 13, 20),</text:p>
      <text:p text:style-name="Standard">(17907, 740, 435, 172, 13, 21),</text:p>
      <text:p text:style-name="Standard">(17908, 740, 459, 172, 13, 22),</text:p>
      <text:p text:style-name="Standard">(17909, 740, 455, 172, 13, 23),</text:p>
      <text:p text:style-name="Standard"><text:soft-page-break/>(17910, 740, 437, 172, 13, 24),</text:p>
      <text:p text:style-name="Standard">(17911, 740, 477, 172, 13, 25),</text:p>
      <text:p text:style-name="Standard">(17912, 740, 481, 172, 13, 26),</text:p>
      <text:p text:style-name="Standard">(17913, 741, 394, 6, 55, 1),</text:p>
      <text:p text:style-name="Standard">(17914, 741, 364, 95, 55, 2),</text:p>
      <text:p text:style-name="Standard">(17915, 741, 373, 172, 55, 3),</text:p>
      <text:p text:style-name="Standard">(17916, 741, 404, 172, 55, 4),</text:p>
      <text:p text:style-name="Standard">(17917, 741, 360, 170, 55, 5),</text:p>
      <text:p text:style-name="Standard">(17918, 741, 289, 66, 55, 6),</text:p>
      <text:p text:style-name="Standard">(17919, 741, 347, 95, 55, 7),</text:p>
      <text:p text:style-name="Standard">(17920, 741, 456, 170, 55, 8),</text:p>
      <text:p text:style-name="Standard">(17921, 741, 403, 6, 55, 9),</text:p>
      <text:p text:style-name="Standard">(17922, 741, 481, 172, 55, 10),</text:p>
      <text:p text:style-name="Standard">(17923, 741, 480, 172, 55, 11),</text:p>
      <text:p text:style-name="Standard">(17924, 741, 418, 170, 55, 12),</text:p>
      <text:p text:style-name="Standard">(17925, 741, 427, 167, 55, 13),</text:p>
      <text:p text:style-name="Standard">(17926, 741, 437, 172, 55, 14),</text:p>
      <text:p text:style-name="Standard">(17927, 741, 386, 6, 55, 15),</text:p>
      <text:p text:style-name="Standard">(17928, 741, 475, 172, 55, 16),</text:p>
      <text:p text:style-name="Standard">(17929, 741, 435, 172, 55, 17),</text:p>
      <text:p text:style-name="Standard">(17930, 741, 430, 95, 55, 18),</text:p>
      <text:p text:style-name="Standard">(17931, 741, 376, 172, 55, 19),</text:p>
      <text:p text:style-name="Standard">(17932, 741, 476, 6, 55, 20),</text:p>
      <text:p text:style-name="Standard">(17933, 741, 483, 174, 55, 21),</text:p>
      <text:p text:style-name="Standard">(17934, 741, 356, 170, 55, 22),</text:p>
      <text:p text:style-name="Standard">(17935, 741, 428, 170, 55, 23),</text:p>
      <text:p text:style-name="Standard">(17936, 741, 341, 170, 55, 24),</text:p>
      <text:p text:style-name="Standard">(17937, 741, 479, 66, 55, 25),</text:p>
      <text:p text:style-name="Standard">(17938, 741, 453, 170, 55, 26),</text:p>
      <text:p text:style-name="Standard">(17939, 741, 455, 172, 55, 27),</text:p>
      <text:p text:style-name="Standard">(17940, 741, 485, 172, 55, 28),</text:p>
      <text:p text:style-name="Standard">(17941, 741, 478, 95, 55, 29),</text:p>
      <text:p text:style-name="Standard">(17942, 741, 482, 99, 55, 30),</text:p>
      <text:p text:style-name="Standard">(17943, 741, 484, 101, 55, 31),</text:p>
      <text:p text:style-name="Standard">(17944, 742, 476, 6, 58, 1),</text:p>
      <text:p text:style-name="Standard">(17945, 742, 403, 6, 58, 2),</text:p>
      <text:p text:style-name="Standard">(17946, 742, 386, 6, 58, 3),</text:p>
      <text:p text:style-name="Standard">(17947, 742, 356, 170, 58, 4),</text:p>
      <text:p text:style-name="Standard">(17948, 742, 347, 95, 58, 5),</text:p>
      <text:p text:style-name="Standard">(17949, 742, 456, 170, 58, 6),</text:p>
      <text:p text:style-name="Standard">(17950, 742, 364, 95, 58, 7),</text:p>
      <text:p text:style-name="Standard">(17951, 742, 360, 170, 58, 8),</text:p>
      <text:p text:style-name="Standard">(17952, 742, 479, 66, 58, 9),</text:p>
      <text:p text:style-name="Standard">(17953, 742, 404, 172, 58, 10),</text:p>
      <text:p text:style-name="Standard">(17954, 742, 418, 170, 58, 11),</text:p>
      <text:p text:style-name="Standard">(17955, 742, 385, 167, 58, 12),</text:p>
      <text:p text:style-name="Standard">(17956, 742, 408, 172, 58, 13),</text:p>
      <text:p text:style-name="Standard">(17957, 742, 437, 172, 58, 14),</text:p>
      <text:p text:style-name="Standard">(17958, 742, 465, 97, 58, 15),</text:p>
      <text:p text:style-name="Standard">(17959, 742, 430, 95, 58, 16),</text:p>
      <text:p text:style-name="Standard">(17960, 742, 455, 172, 58, 17),</text:p>
      <text:p text:style-name="Standard">(17961, 742, 373, 172, 58, 18),</text:p>
      <text:p text:style-name="Standard"><text:soft-page-break/>(17962, 742, 475, 102, 58, 19),</text:p>
      <text:p text:style-name="Standard">(17963, 742, 376, 172, 58, 20),</text:p>
      <text:p text:style-name="Standard">(17964, 742, 475, 172, 58, 21),</text:p>
      <text:p text:style-name="Standard">(17965, 742, 289, 66, 58, 22),</text:p>
      <text:p text:style-name="Standard">(17966, 742, 394, 6, 58, 23),</text:p>
      <text:p text:style-name="Standard">(17967, 742, 459, 172, 58, 24),</text:p>
      <text:p text:style-name="Standard">(17968, 742, 341, 170, 58, 25),</text:p>
      <text:p text:style-name="Standard">(17969, 742, 441, 172, 58, 26),</text:p>
      <text:p text:style-name="Standard">(17970, 742, 453, 170, 58, 27),</text:p>
      <text:p text:style-name="Standard">(17971, 742, 460, 172, 58, 28),</text:p>
      <text:p text:style-name="Standard">(17972, 742, 481, 172, 58, 29),</text:p>
      <text:p text:style-name="Standard">(17973, 742, 487, 167, 58, 30),</text:p>
      <text:p text:style-name="Standard">(17974, 742, 482, 99, 58, 31),</text:p>
      <text:p text:style-name="Standard">(17975, 743, 475, 172, 20, 1),</text:p>
      <text:p text:style-name="Standard">(17976, 743, 476, 6, 20, 2),</text:p>
      <text:p text:style-name="Standard">(17977, 743, 403, 6, 20, 3),</text:p>
      <text:p text:style-name="Standard">(17978, 743, 373, 172, 20, 4),</text:p>
      <text:p text:style-name="Standard">(17979, 743, 341, 170, 20, 5),</text:p>
      <text:p text:style-name="Standard">(17980, 743, 360, 170, 20, 6),</text:p>
      <text:p text:style-name="Standard">(17981, 743, 364, 95, 20, 7),</text:p>
      <text:p text:style-name="Standard">(17982, 743, 386, 6, 20, 8),</text:p>
      <text:p text:style-name="Standard">(17983, 743, 453, 170, 20, 9),</text:p>
      <text:p text:style-name="Standard">(17984, 743, 456, 170, 20, 10),</text:p>
      <text:p text:style-name="Standard">(17985, 743, 408, 172, 20, 11),</text:p>
      <text:p text:style-name="Standard">(17986, 743, 437, 170, 20, 12),</text:p>
      <text:p text:style-name="Standard">(17987, 743, 478, 95, 20, 13),</text:p>
      <text:p text:style-name="Standard">(17988, 743, 430, 95, 20, 14),</text:p>
      <text:p text:style-name="Standard">(17989, 743, 459, 172, 20, 15),</text:p>
      <text:p text:style-name="Standard">(17990, 743, 460, 172, 20, 16),</text:p>
      <text:p text:style-name="Standard">(17991, 743, 435, 6, 20, 17),</text:p>
      <text:p text:style-name="Standard">(17992, 743, 427, 167, 20, 18),</text:p>
      <text:p text:style-name="Standard">(17993, 743, 428, 170, 20, 19),</text:p>
      <text:p text:style-name="Standard">(17994, 743, 385, 167, 20, 20),</text:p>
      <text:p text:style-name="Standard">(17995, 743, 479, 66, 20, 21),</text:p>
      <text:p text:style-name="Standard">(17996, 743, 347, 95, 20, 22),</text:p>
      <text:p text:style-name="Standard">(17997, 743, 455, 172, 20, 23),</text:p>
      <text:p text:style-name="Standard">(17998, 743, 289, 66, 20, 24),</text:p>
      <text:p text:style-name="Standard">(17999, 743, 404, 172, 20, 25),</text:p>
      <text:p text:style-name="Standard">(18000, 743, 356, 170, 20, 26),</text:p>
      <text:p text:style-name="Standard">(18001, 743, 431, 95, 20, 27),</text:p>
      <text:p text:style-name="Standard">(18002, 743, 418, 170, 20, 28),</text:p>
      <text:p text:style-name="Standard">(18003, 743, 480, 172, 20, 29),</text:p>
      <text:p text:style-name="Standard">(18004, 743, 488, 103, 20, 30),</text:p>
      <text:p text:style-name="Standard">(18005, 743, 489, 170, 20, 31),</text:p>
      <text:p text:style-name="Standard">(18006, 743, 490, 170, 20, 32),</text:p>
      <text:p text:style-name="Standard">(18007, 743, 436, 170, 20, 33),</text:p>
      <text:p text:style-name="Standard">(18008, 744, 403, 6, 14, 1),</text:p>
      <text:p text:style-name="Standard">(18009, 744, 364, 95, 14, 2),</text:p>
      <text:p text:style-name="Standard">(18010, 744, 360, 170, 14, 3),</text:p>
      <text:p text:style-name="Standard">(18011, 744, 453, 170, 14, 4),</text:p>
      <text:p text:style-name="Standard">(18012, 744, 479, 66, 14, 5),</text:p>
      <text:p text:style-name="Standard">(18013, 744, 456, 170, 14, 6),</text:p>
      <text:p text:style-name="Standard"><text:soft-page-break/>(18014, 744, 430, 95, 14, 7),</text:p>
      <text:p text:style-name="Standard">(18015, 744, 385, 167, 14, 8),</text:p>
      <text:p text:style-name="Standard">(18016, 744, 427, 167, 14, 9),</text:p>
      <text:p text:style-name="Standard">(18017, 744, 441, 172, 14, 10),</text:p>
      <text:p text:style-name="Standard">(18018, 744, 481, 172, 14, 11),</text:p>
      <text:p text:style-name="Standard">(18019, 744, 489, 167, 14, 12),</text:p>
      <text:p text:style-name="Standard">(18020, 744, 475, 172, 14, 13),</text:p>
      <text:p text:style-name="Standard">(18021, 744, 386, 6, 14, 14),</text:p>
      <text:p text:style-name="Standard">(18022, 744, 447, 173, 14, 15),</text:p>
      <text:p text:style-name="Standard">(18023, 744, 347, 95, 14, 16),</text:p>
      <text:p text:style-name="Standard">(18024, 744, 454, 6, 14, 17),</text:p>
      <text:p text:style-name="Standard">(18025, 744, 394, 6, 14, 18),</text:p>
      <text:p text:style-name="Standard">(18026, 744, 425, 175, 14, 19),</text:p>
      <text:p text:style-name="Standard">(18027, 744, 418, 172, 14, 20),</text:p>
      <text:p text:style-name="Standard">(18028, 744, 289, 66, 14, 21),</text:p>
      <text:p text:style-name="Standard">(18029, 744, 356, 170, 14, 22),</text:p>
      <text:p text:style-name="Standard">(18030, 744, 484, 101, 14, 23),</text:p>
      <text:p text:style-name="Standard">(18031, 744, 404, 172, 14, 24),</text:p>
      <text:p text:style-name="Standard">(18032, 744, 486, 170, 14, 25),</text:p>
      <text:p text:style-name="Standard">(18033, 744, 341, 170, 14, 26),</text:p>
      <text:p text:style-name="Standard">(18034, 744, 476, 6, 14, 27),</text:p>
      <text:p text:style-name="Standard">(18035, 744, 373, 172, 14, 28),</text:p>
      <text:p text:style-name="Standard">(18036, 744, 424, 175, 14, 29),</text:p>
      <text:p text:style-name="Standard">(18037, 744, 455, 172, 14, 30),</text:p>
      <text:p text:style-name="Standard">(18038, 744, 444, 174, 14, 31),</text:p>
      <text:p text:style-name="Standard">(18039, 744, 460, 172, 14, 32),</text:p>
      <text:p text:style-name="Standard">(18040, 744, 429, 99, 14, 33),</text:p>
      <text:p text:style-name="Standard">(18041, 744, 431, 95, 14, 34),</text:p>
      <text:p text:style-name="Standard">(18042, 744, 487, 167, 14, 35),</text:p>
      <text:p text:style-name="Standard">(18043, 744, 491, 170, 14, 36),</text:p>
      <text:p text:style-name="Standard">(18044, 744, 467, 172, 14, 37),</text:p>
      <text:p text:style-name="Standard">(18045, 744, 492, 170, 14, 38),</text:p>
      <text:p text:style-name="Standard">(18046, 744, 480, 172, 14, 39),</text:p>
      <text:p text:style-name="Standard">(18047, 745, 404, 172, 46, 1),</text:p>
      <text:p text:style-name="Standard">(18048, 745, 364, 95, 46, 2),</text:p>
      <text:p text:style-name="Standard">(18049, 745, 479, 66, 46, 3),</text:p>
      <text:p text:style-name="Standard">(18050, 745, 360, 170, 46, 4),</text:p>
      <text:p text:style-name="Standard">(18051, 745, 289, 66, 46, 5),</text:p>
      <text:p text:style-name="Standard">(18052, 745, 347, 95, 46, 6),</text:p>
      <text:p text:style-name="Standard">(18053, 745, 373, 172, 46, 7),</text:p>
      <text:p text:style-name="Standard">(18054, 745, 468, 170, 46, 8),</text:p>
      <text:p text:style-name="Standard">(18055, 745, 493, 172, 46, 9),</text:p>
      <text:p text:style-name="Standard">(18056, 745, 434, 170, 46, 10),</text:p>
      <text:p text:style-name="Standard">(18057, 745, 482, 172, 46, 11),</text:p>
      <text:p text:style-name="Standard">(18058, 745, 456, 170, 46, 12),</text:p>
      <text:p text:style-name="Standard">(18059, 745, 440, 172, 46, 13),</text:p>
      <text:p text:style-name="Standard">(18060, 745, 494, 172, 46, 14),</text:p>
      <text:p text:style-name="Standard">(18061, 745, 475, 172, 46, 15),</text:p>
      <text:p text:style-name="Standard">(18062, 745, 356, 170, 46, 16),</text:p>
      <text:p text:style-name="Standard">(18063, 745, 418, 172, 46, 17),</text:p>
      <text:p text:style-name="Standard">(18064, 745, 433, 170, 46, 18),</text:p>
      <text:p text:style-name="Standard">(18065, 745, 341, 170, 46, 19),</text:p>
      <text:p text:style-name="Standard"><text:soft-page-break/>(18066, 745, 495, 172, 46, 20),</text:p>
      <text:p text:style-name="Standard">(18067, 746, 360, 170, 25, 1),</text:p>
      <text:p text:style-name="Standard">(18068, 746, 477, 6, 25, 2),</text:p>
      <text:p text:style-name="Standard">(18069, 746, 427, 170, 25, 3),</text:p>
      <text:p text:style-name="Standard">(18070, 746, 496, 167, 25, 4),</text:p>
      <text:p text:style-name="Standard">(18071, 746, 476, 6, 25, 5),</text:p>
      <text:p text:style-name="Standard">(18072, 746, 404, 32, 25, 6),</text:p>
      <text:p text:style-name="Standard">(18073, 746, 347, 66, 25, 7),</text:p>
      <text:p text:style-name="Standard">(18074, 746, 403, 6, 25, 8),</text:p>
      <text:p text:style-name="Standard">(18075, 746, 497, 32, 25, 9),</text:p>
      <text:p text:style-name="Standard">(18076, 746, 498, 6, 25, 10),</text:p>
      <text:p text:style-name="Standard">(18077, 746, 499, 167, 25, 11),</text:p>
      <text:p text:style-name="Standard">(18078, 746, 418, 104, 25, 12),</text:p>
      <text:p text:style-name="Standard">(18079, 746, 500, 105, 25, 13),</text:p>
      <text:p text:style-name="Standard">(18080, 746, 439, 105, 25, 14),</text:p>
      <text:p text:style-name="Standard">(18081, 746, 501, 170, 25, 15),</text:p>
      <text:p text:style-name="Standard">(18082, 746, 356, 170, 25, 16),</text:p>
      <text:p text:style-name="Standard">(18083, 746, 475, 170, 25, 17),</text:p>
      <text:p text:style-name="Standard">(18084, 746, 289, 66, 25, 18),</text:p>
      <text:p text:style-name="Standard">(18085, 746, 502, 32, 25, 19),</text:p>
      <text:p text:style-name="Standard">(18086, 746, 503, 105, 25, 20),</text:p>
      <text:p text:style-name="Standard">(18087, 746, 504, 105, 25, 21),</text:p>
      <text:p text:style-name="Standard">(18088, 746, 483, 105, 25, 22),</text:p>
      <text:p text:style-name="Standard">(18089, 747, 475, 32, 6, 1),</text:p>
      <text:p text:style-name="Standard">(18090, 747, 360, 170, 6, 2),</text:p>
      <text:p text:style-name="Standard">(18091, 747, 403, 6, 6, 3),</text:p>
      <text:p text:style-name="Standard">(18092, 747, 479, 170, 6, 4),</text:p>
      <text:p text:style-name="Standard">(18093, 747, 347, 66, 6, 5),</text:p>
      <text:p text:style-name="Standard">(18094, 747, 386, 6, 6, 6),</text:p>
      <text:p text:style-name="Standard">(18095, 747, 289, 66, 6, 7),</text:p>
      <text:p text:style-name="Standard">(18096, 747, 476, 6, 6, 8),</text:p>
      <text:p text:style-name="Standard">(18097, 747, 404, 32, 6, 9),</text:p>
      <text:p text:style-name="Standard">(18098, 747, 364, 66, 6, 10),</text:p>
      <text:p text:style-name="Standard">(18099, 747, 356, 170, 6, 11),</text:p>
      <text:p text:style-name="Standard">(18100, 747, 456, 170, 6, 12),</text:p>
      <text:p text:style-name="Standard">(18101, 747, 502, 32, 6, 13),</text:p>
      <text:p text:style-name="Standard">(18102, 747, 505, 170, 6, 14),</text:p>
      <text:p text:style-name="Standard">(18103, 747, 341, 32, 6, 15),</text:p>
      <text:p text:style-name="Standard">(18104, 747, 427, 167, 6, 16),</text:p>
      <text:p text:style-name="Standard">(18105, 747, 506, 170, 6, 17),</text:p>
      <text:p text:style-name="Standard">(18106, 747, 477, 6, 6, 18),</text:p>
      <text:p text:style-name="Standard">(18107, 747, 484, 101, 6, 19),</text:p>
      <text:p text:style-name="Standard">(18108, 747, 418, 167, 6, 20),</text:p>
      <text:p text:style-name="Standard">(18109, 747, 507, 106, 6, 21),</text:p>
      <text:p text:style-name="Standard">(18110, 747, 483, 171, 6, 22),</text:p>
      <text:p text:style-name="Standard">(18111, 747, 508, 106, 6, 23),</text:p>
      <text:p text:style-name="Standard">(18112, 747, 437, 167, 6, 24),</text:p>
      <text:p text:style-name="Standard">(18113, 748, 509, 107, 19, 1),</text:p>
      <text:p text:style-name="Standard">(18114, 748, 449, 107, 19, 2),</text:p>
      <text:p text:style-name="Standard">(18115, 748, 510, 108, 19, 3),</text:p>
      <text:p text:style-name="Standard">(18116, 748, 511, 109, 19, 4),</text:p>
      <text:p text:style-name="Standard">(18117, 748, 512, 110, 19, 5),</text:p>
      <text:p text:style-name="Standard"><text:soft-page-break/>(18118, 748, 513, 111, 19, 6),</text:p>
      <text:p text:style-name="Standard">(18119, 748, 494, 107, 19, 7),</text:p>
      <text:p text:style-name="Standard">(18120, 748, 514, 112, 19, 8),</text:p>
      <text:p text:style-name="Standard">(18121, 748, 515, 111, 19, 9),</text:p>
      <text:p text:style-name="Standard">(18122, 748, 516, 113, 19, 10),</text:p>
      <text:p text:style-name="Standard">(18123, 748, 517, 108, 19, 11),</text:p>
      <text:p text:style-name="Standard">(18124, 748, 518, 114, 19, 12),</text:p>
      <text:p text:style-name="Standard">(18125, 748, 519, 114, 19, 13),</text:p>
      <text:p text:style-name="Standard">(18126, 748, 520, 113, 19, 14),</text:p>
      <text:p text:style-name="Standard">(18127, 748, 521, 107, 19, 15),</text:p>
      <text:p text:style-name="Standard">(18128, 748, 522, 112, 19, 16),</text:p>
      <text:p text:style-name="Standard">(18129, 748, 523, 113, 19, 17),</text:p>
      <text:p text:style-name="Standard">(18130, 748, 524, 115, 19, 18),</text:p>
      <text:p text:style-name="Standard">(18131, 748, 525, 108, 19, 19),</text:p>
      <text:p text:style-name="Standard">(18132, 748, 526, 107, 19, 20),</text:p>
      <text:p text:style-name="Standard">(18133, 748, 527, 116, 19, 21),</text:p>
      <text:p text:style-name="Standard">(18134, 748, 528, 113, 19, 22),</text:p>
      <text:p text:style-name="Standard">(18135, 748, 529, 107, 19, 23),</text:p>
      <text:p text:style-name="Standard">(18136, 748, 530, 108, 19, 24),</text:p>
      <text:p text:style-name="Standard">(18137, 748, 531, 113, 19, 25),</text:p>
      <text:p text:style-name="Standard">(18138, 748, 532, 113, 19, 26),</text:p>
      <text:p text:style-name="Standard">(18139, 748, 533, 108, 19, 27),</text:p>
      <text:p text:style-name="Standard">(18140, 748, 534, 113, 19, 28),</text:p>
      <text:p text:style-name="Standard">(18141, 748, 535, 108, 19, 29),</text:p>
      <text:p text:style-name="Standard">(18142, 748, 536, 107, 19, 30),</text:p>
      <text:p text:style-name="Standard">(18143, 748, 537, 107, 19, 31),</text:p>
      <text:p text:style-name="Standard">(18144, 748, 538, 116, 19, 32),</text:p>
      <text:p text:style-name="Standard">(18145, 748, 539, 113, 19, 33),</text:p>
      <text:p text:style-name="Standard">(18146, 749, 356, 170, 39, 1),</text:p>
      <text:p text:style-name="Standard">(18147, 749, 404, 32, 39, 2),</text:p>
      <text:p text:style-name="Standard">(18148, 749, 289, 66, 39, 3),</text:p>
      <text:p text:style-name="Standard">(18149, 749, 475, 32, 39, 4),</text:p>
      <text:p text:style-name="Standard">(18150, 749, 476, 6, 39, 5),</text:p>
      <text:p text:style-name="Standard">(18151, 749, 386, 6, 39, 6),</text:p>
      <text:p text:style-name="Standard">(18152, 749, 481, 170, 39, 7),</text:p>
      <text:p text:style-name="Standard">(18153, 749, 430, 170, 39, 8),</text:p>
      <text:p text:style-name="Standard">(18154, 749, 502, 32, 39, 9),</text:p>
      <text:p text:style-name="Standard">(18155, 749, 347, 66, 39, 10),</text:p>
      <text:p text:style-name="Standard">(18156, 749, 403, 6, 39, 11),</text:p>
      <text:p text:style-name="Standard">(18157, 749, 373, 32, 39, 12),</text:p>
      <text:p text:style-name="Standard">(18158, 749, 427, 167, 39, 13),</text:p>
      <text:p text:style-name="Standard">(18159, 749, 364, 66, 39, 14),</text:p>
      <text:p text:style-name="Standard">(18160, 749, 505, 170, 39, 15),</text:p>
      <text:p text:style-name="Standard">(18161, 749, 360, 170, 39, 16),</text:p>
      <text:p text:style-name="Standard">(18162, 749, 479, 170, 39, 17),</text:p>
      <text:p text:style-name="Standard">(18163, 749, 456, 117, 39, 18),</text:p>
      <text:p text:style-name="Standard">(18164, 749, 418, 167, 39, 19),</text:p>
      <text:p text:style-name="Standard">(18165, 749, 508, 106, 39, 20),</text:p>
      <text:p text:style-name="Standard">(18166, 749, 507, 106, 39, 21),</text:p>
      <text:p text:style-name="Standard">(18167, 750, 356, 170, 13, 1),</text:p>
      <text:p text:style-name="Standard">(18168, 750, 360, 170, 13, 2),</text:p>
      <text:p text:style-name="Standard">(18169, 750, 482, 170, 13, 3),</text:p>
      <text:p text:style-name="Standard"><text:soft-page-break/>(18170, 750, 403, 6, 13, 4),</text:p>
      <text:p text:style-name="Standard">(18171, 750, 373, 32, 13, 5),</text:p>
      <text:p text:style-name="Standard">(18172, 750, 376, 170, 13, 6),</text:p>
      <text:p text:style-name="Standard">(18173, 750, 289, 66, 13, 7),</text:p>
      <text:p text:style-name="Standard">(18174, 750, 502, 32, 13, 8),</text:p>
      <text:p text:style-name="Standard">(18175, 750, 435, 6, 13, 9),</text:p>
      <text:p text:style-name="Standard">(18176, 750, 476, 6, 13, 10),</text:p>
      <text:p text:style-name="Standard">(18177, 750, 505, 170, 13, 11),</text:p>
      <text:p text:style-name="Standard">(18178, 750, 507, 106, 13, 12),</text:p>
      <text:p text:style-name="Standard">(18179, 750, 347, 66, 13, 13),</text:p>
      <text:p text:style-name="Standard">(18180, 750, 404, 32, 13, 14),</text:p>
      <text:p text:style-name="Standard">(18181, 750, 364, 66, 13, 15),</text:p>
      <text:p text:style-name="Standard">(18182, 750, 479, 170, 13, 16),</text:p>
      <text:p text:style-name="Standard">(18183, 750, 508, 106, 13, 17),</text:p>
      <text:p text:style-name="Standard">(18184, 750, 475, 32, 13, 18),</text:p>
      <text:p text:style-name="Standard">(18185, 750, 540, 32, 13, 19),</text:p>
      <text:p text:style-name="Standard">(18186, 751, 356, 170, 55, 1),</text:p>
      <text:p text:style-name="Standard">(18187, 751, 482, 170, 55, 2),</text:p>
      <text:p text:style-name="Standard">(18188, 751, 360, 170, 55, 3),</text:p>
      <text:p text:style-name="Standard">(18189, 751, 481, 170, 55, 4),</text:p>
      <text:p text:style-name="Standard">(18190, 751, 373, 32, 55, 5),</text:p>
      <text:p text:style-name="Standard">(18191, 751, 541, 32, 55, 6),</text:p>
      <text:p text:style-name="Standard">(18192, 751, 404, 32, 55, 7),</text:p>
      <text:p text:style-name="Standard">(18193, 751, 506, 170, 55, 8),</text:p>
      <text:p text:style-name="Standard">(18194, 751, 418, 167, 55, 9),</text:p>
      <text:p text:style-name="Standard">(18195, 751, 437, 167, 55, 10),</text:p>
      <text:p text:style-name="Standard">(18196, 751, 476, 6, 55, 11),</text:p>
      <text:p text:style-name="Standard">(18197, 751, 403, 6, 55, 12),</text:p>
      <text:p text:style-name="Standard">(18198, 751, 347, 66, 55, 13),</text:p>
      <text:p text:style-name="Standard">(18199, 751, 376, 170, 55, 14),</text:p>
      <text:p text:style-name="Standard">(18200, 751, 364, 66, 55, 15),</text:p>
      <text:p text:style-name="Standard">(18201, 751, 500, 171, 55, 16),</text:p>
      <text:p text:style-name="Standard">(18202, 751, 435, 6, 55, 17),</text:p>
      <text:p text:style-name="Standard">(18203, 751, 479, 118, 55, 18),</text:p>
      <text:p text:style-name="Standard">(18204, 751, 289, 66, 55, 19),</text:p>
      <text:p text:style-name="Standard">(18205, 751, 427, 167, 55, 20),</text:p>
      <text:p text:style-name="Standard">(18206, 751, 386, 106, 55, 21),</text:p>
      <text:p text:style-name="Standard">(18207, 751, 542, 32, 55, 22),</text:p>
      <text:p text:style-name="Standard">(18208, 751, 507, 106, 55, 23),</text:p>
      <text:p text:style-name="Standard">(18209, 752, 356, 170, 9, 1),</text:p>
      <text:p text:style-name="Standard">(18210, 752, 341, 32, 9, 2),</text:p>
      <text:p text:style-name="Standard">(18211, 752, 404, 32, 9, 3),</text:p>
      <text:p text:style-name="Standard">(18212, 752, 360, 170, 9, 4),</text:p>
      <text:p text:style-name="Standard">(18213, 752, 479, 170, 9, 5),</text:p>
      <text:p text:style-name="Standard">(18214, 752, 476, 6, 9, 6),</text:p>
      <text:p text:style-name="Standard">(18215, 752, 403, 6, 9, 7),</text:p>
      <text:p text:style-name="Standard">(18216, 752, 481, 170, 9, 8),</text:p>
      <text:p text:style-name="Standard">(18217, 752, 482, 170, 9, 9),</text:p>
      <text:p text:style-name="Standard">(18218, 752, 364, 66, 9, 10),</text:p>
      <text:p text:style-name="Standard">(18219, 752, 427, 117, 9, 11),</text:p>
      <text:p text:style-name="Standard">(18220, 752, 542, 32, 9, 12),</text:p>
      <text:p text:style-name="Standard">(18221, 752, 484, 101, 9, 13),</text:p>
      <text:p text:style-name="Standard"><text:soft-page-break/>(18222, 752, 418, 167, 9, 14),</text:p>
      <text:p text:style-name="Standard">(18223, 752, 500, 171, 9, 15),</text:p>
      <text:p text:style-name="Standard">(18224, 752, 373, 32, 9, 16),</text:p>
      <text:p text:style-name="Standard">(18225, 752, 289, 66, 9, 17),</text:p>
      <text:p text:style-name="Standard">(18226, 752, 376, 170, 9, 18),</text:p>
      <text:p text:style-name="Standard">(18227, 752, 347, 66, 9, 19),</text:p>
      <text:p text:style-name="Standard">(18228, 752, 507, 170, 9, 20),</text:p>
      <text:p text:style-name="Standard">(18229, 752, 437, 167, 9, 21),</text:p>
      <text:p text:style-name="Standard">(18230, 752, 456, 117, 9, 22),</text:p>
      <text:p text:style-name="Standard">(18231, 752, 486, 170, 9, 23),</text:p>
      <text:p text:style-name="Standard">(18232, 752, 465, 167, 9, 24),</text:p>
      <text:p text:style-name="Standard">(18233, 752, 508, 170, 9, 25),</text:p>
      <text:p text:style-name="Standard">(18234, 753, 356, 170, 59, 1),</text:p>
      <text:p text:style-name="Standard">(18235, 753, 360, 170, 59, 2),</text:p>
      <text:p text:style-name="Standard">(18236, 753, 373, 32, 59, 3),</text:p>
      <text:p text:style-name="Standard">(18237, 753, 476, 6, 59, 4),</text:p>
      <text:p text:style-name="Standard">(18238, 753, 479, 170, 59, 5),</text:p>
      <text:p text:style-name="Standard">(18239, 753, 404, 32, 59, 6),</text:p>
      <text:p text:style-name="Standard">(18240, 753, 482, 170, 59, 7),</text:p>
      <text:p text:style-name="Standard">(18241, 753, 475, 32, 59, 8),</text:p>
      <text:p text:style-name="Standard">(18242, 753, 432, 167, 59, 9),</text:p>
      <text:p text:style-name="Standard">(18243, 753, 341, 32, 59, 10),</text:p>
      <text:p text:style-name="Standard">(18244, 753, 403, 6, 59, 11),</text:p>
      <text:p text:style-name="Standard">(18245, 753, 364, 66, 59, 12),</text:p>
      <text:p text:style-name="Standard">(18246, 753, 418, 167, 59, 13),</text:p>
      <text:p text:style-name="Standard">(18247, 753, 289, 66, 59, 14),</text:p>
      <text:p text:style-name="Standard">(18248, 753, 347, 66, 59, 15),</text:p>
      <text:p text:style-name="Standard">(18249, 754, 403, 6, 14, 1),</text:p>
      <text:p text:style-name="Standard">(18250, 754, 386, 6, 14, 2),</text:p>
      <text:p text:style-name="Standard">(18251, 754, 435, 6, 14, 3),</text:p>
      <text:p text:style-name="Standard">(18252, 754, 543, 171, 14, 4),</text:p>
      <text:p text:style-name="Standard">(18253, 754, 476, 6, 14, 5),</text:p>
      <text:p text:style-name="Standard">(18254, 754, 478, 95, 14, 6),</text:p>
      <text:p text:style-name="Standard">(18255, 754, 431, 95, 14, 7),</text:p>
      <text:p text:style-name="Standard">(18256, 754, 544, 170, 14, 8),</text:p>
      <text:p text:style-name="Standard">(18257, 754, 455, 170, 14, 9),</text:p>
      <text:p text:style-name="Standard">(18258, 754, 545, 104, 14, 10),</text:p>
      <text:p text:style-name="Standard">(18259, 754, 484, 101, 14, 11),</text:p>
      <text:p text:style-name="Standard">(18260, 754, 491, 167, 14, 12),</text:p>
      <text:p text:style-name="Standard">(18261, 754, 500, 171, 14, 13),</text:p>
      <text:p text:style-name="Standard">(18262, 754, 483, 167, 14, 14),</text:p>
      <text:p text:style-name="Standard">(18263, 754, 398, 170, 14, 15),</text:p>
      <text:p text:style-name="Standard">(18264, 754, 546, 170, 14, 16),</text:p>
      <text:p text:style-name="Standard">(18265, 754, 547, 105, 14, 17),</text:p>
      <text:p text:style-name="Standard">(18266, 755, 475, 32, 60, 1),</text:p>
      <text:p text:style-name="Standard">(18267, 755, 404, 32, 60, 2),</text:p>
      <text:p text:style-name="Standard">(18268, 755, 360, 170, 60, 3),</text:p>
      <text:p text:style-name="Standard">(18269, 755, 356, 170, 60, 4),</text:p>
      <text:p text:style-name="Standard">(18270, 755, 347, 66, 60, 5),</text:p>
      <text:p text:style-name="Standard">(18271, 755, 403, 170, 60, 6),</text:p>
      <text:p text:style-name="Standard">(18272, 755, 440, 32, 60, 7),</text:p>
      <text:p text:style-name="Standard">(18273, 755, 456, 170, 60, 8),</text:p>
      <text:p text:style-name="Standard"><text:soft-page-break/>(18274, 755, 476, 167, 60, 9),</text:p>
      <text:p text:style-name="Standard">(18275, 755, 507, 106, 60, 10),</text:p>
      <text:p text:style-name="Standard">(18276, 755, 353, 171, 60, 11),</text:p>
      <text:p text:style-name="Standard">(18277, 755, 482, 170, 60, 12),</text:p>
      <text:p text:style-name="Standard">(18278, 755, 548, 105, 60, 13),</text:p>
      <text:p text:style-name="Standard">(18279, 755, 481, 170, 60, 14),</text:p>
      <text:p text:style-name="Standard">(18280, 755, 427, 167, 60, 15),</text:p>
      <text:p text:style-name="Standard">(18281, 755, 373, 32, 60, 16),</text:p>
      <text:p text:style-name="Standard">(18282, 755, 289, 66, 60, 17),</text:p>
      <text:p text:style-name="Standard">(18283, 755, 437, 167, 60, 18),</text:p>
      <text:p text:style-name="Standard">(18284, 755, 484, 167, 60, 19),</text:p>
      <text:p text:style-name="Standard">(18285, 755, 364, 66, 60, 20),</text:p>
      <text:p text:style-name="Standard">(18286, 755, 541, 170, 60, 21),</text:p>
      <text:p text:style-name="Standard">(18287, 755, 479, 170, 60, 22),</text:p>
      <text:p text:style-name="Standard">(18288, 755, 341, 32, 60, 23),</text:p>
      <text:p text:style-name="Standard">(18289, 756, 356, 170, 6, 1),</text:p>
      <text:p text:style-name="Standard">(18290, 756, 479, 6, 6, 2),</text:p>
      <text:p text:style-name="Standard">(18291, 756, 427, 170, 6, 3),</text:p>
      <text:p text:style-name="Standard">(18292, 756, 403, 6, 6, 4),</text:p>
      <text:p text:style-name="Standard">(18293, 756, 360, 170, 6, 5),</text:p>
      <text:p text:style-name="Standard">(18294, 756, 456, 167, 6, 6),</text:p>
      <text:p text:style-name="Standard">(18295, 756, 475, 170, 6, 7),</text:p>
      <text:p text:style-name="Standard">(18296, 756, 541, 66, 6, 8),</text:p>
      <text:p text:style-name="Standard">(18297, 756, 501, 66, 6, 9),</text:p>
      <text:p text:style-name="Standard">(18298, 756, 347, 66, 6, 10),</text:p>
      <text:p text:style-name="Standard">(18299, 756, 554, 6, 6, 11),</text:p>
      <text:p text:style-name="Standard">(18300, 756, 289, 32, 6, 12),</text:p>
      <text:p text:style-name="Standard">(18301, 756, 418, 170, 6, 13),</text:p>
      <text:p text:style-name="Standard">(18302, 756, 476, 95, 6, 14),</text:p>
      <text:p text:style-name="Standard">(18303, 756, 477, 6, 6, 15),</text:p>
      <text:p text:style-name="Standard">(18304, 756, 506, 32, 6, 16),</text:p>
      <text:p text:style-name="Standard">(18305, 756, 549, 170, 6, 17),</text:p>
      <text:p text:style-name="Standard">(18306, 756, 483, 105, 6, 18),</text:p>
      <text:p text:style-name="Standard">(18307, 756, 550, 170, 6, 19),</text:p>
      <text:p text:style-name="Standard">(18308, 756, 376, 170, 6, 20),</text:p>
      <text:p text:style-name="Standard">(18309, 756, 551, 95, 6, 21),</text:p>
      <text:p text:style-name="Standard">(18310, 756, 353, 32, 6, 22),</text:p>
      <text:p text:style-name="Standard">(18311, 756, 552, 170, 6, 23),</text:p>
      <text:p text:style-name="Standard">(18312, 756, 553, 105, 6, 24),</text:p>
      <text:p text:style-name="Standard">(18313, 757, 449, 107, 19, 1),</text:p>
      <text:p text:style-name="Standard">(18314, 757, 509, 107, 19, 2),</text:p>
      <text:p text:style-name="Standard">(18315, 757, 512, 110, 19, 3),</text:p>
      <text:p text:style-name="Standard">(18316, 757, 529, 108, 19, 4),</text:p>
      <text:p text:style-name="Standard">(18317, 757, 510, 108, 19, 5),</text:p>
      <text:p text:style-name="Standard">(18318, 757, 533, 108, 19, 6),</text:p>
      <text:p text:style-name="Standard">(18319, 757, 518, 113, 19, 7),</text:p>
      <text:p text:style-name="Standard">(18320, 757, 513, 113, 19, 8),</text:p>
      <text:p text:style-name="Standard">(18321, 757, 555, 113, 19, 9),</text:p>
      <text:p text:style-name="Standard">(18322, 757, 531, 114, 19, 10),</text:p>
      <text:p text:style-name="Standard">(18323, 757, 520, 114, 19, 11),</text:p>
      <text:p text:style-name="Standard">(18324, 757, 514, 119, 19, 12),</text:p>
      <text:p text:style-name="Standard">(18325, 757, 538, 120, 19, 13),</text:p>
      <text:p text:style-name="Standard"><text:soft-page-break/>(18326, 757, 556, 113, 19, 14),</text:p>
      <text:p text:style-name="Standard">(18327, 757, 557, 113, 19, 15),</text:p>
      <text:p text:style-name="Standard">(18328, 757, 535, 113, 19, 16),</text:p>
      <text:p text:style-name="Standard">(18329, 757, 527, 114, 19, 17),</text:p>
      <text:p text:style-name="Standard">(18330, 757, 558, 114, 19, 18),</text:p>
      <text:p text:style-name="Standard">(18331, 757, 559, 107, 19, 19),</text:p>
      <text:p text:style-name="Standard">(18332, 757, 537, 107, 19, 20),</text:p>
      <text:p text:style-name="Standard">(18333, 757, 560, 114, 19, 21),</text:p>
      <text:p text:style-name="Standard">(18334, 757, 528, 113, 19, 22),</text:p>
      <text:p text:style-name="Standard">(18335, 757, 561, 121, 19, 23),</text:p>
      <text:p text:style-name="Standard">(18336, 757, 511, 109, 19, 24),</text:p>
      <text:p text:style-name="Standard">(18337, 757, 516, 113, 19, 25),</text:p>
      <text:p text:style-name="Standard">(18338, 757, 522, 113, 19, 26),</text:p>
      <text:p text:style-name="Standard">(18339, 757, 562, 115, 19, 27),</text:p>
      <text:p text:style-name="Standard">(18340, 757, 563, 113, 19, 28),</text:p>
      <text:p text:style-name="Standard">(18341, 757, 564, 113, 19, 29),</text:p>
      <text:p text:style-name="Standard">(18342, 757, 565, 122, 19, 30),</text:p>
      <text:p text:style-name="Standard">(18343, 757, 517, 113, 19, 31),</text:p>
      <text:p text:style-name="Standard">(18344, 757, 536, 110, 19, 32),</text:p>
      <text:p text:style-name="Standard">(18345, 757, 525, 108, 19, 33),</text:p>
      <text:p text:style-name="Standard">(18346, 758, 347, 66, 39, 1),</text:p>
      <text:p text:style-name="Standard">(18347, 758, 356, 170, 39, 2),</text:p>
      <text:p text:style-name="Standard">(18348, 758, 418, 170, 39, 3),</text:p>
      <text:p text:style-name="Standard">(18349, 758, 404, 32, 39, 4),</text:p>
      <text:p text:style-name="Standard">(18350, 758, 554, 6, 39, 5),</text:p>
      <text:p text:style-name="Standard">(18351, 758, 403, 6, 39, 6),</text:p>
      <text:p text:style-name="Standard">(18352, 758, 289, 32, 39, 7),</text:p>
      <text:p text:style-name="Standard">(18353, 758, 427, 170, 39, 8),</text:p>
      <text:p text:style-name="Standard">(18354, 758, 477, 6, 39, 9),</text:p>
      <text:p text:style-name="Standard">(18355, 758, 430, 95, 39, 10),</text:p>
      <text:p text:style-name="Standard">(18356, 758, 475, 170, 39, 11),</text:p>
      <text:p text:style-name="Standard">(18357, 758, 501, 66, 39, 12),</text:p>
      <text:p text:style-name="Standard">(18358, 758, 479, 6, 39, 13),</text:p>
      <text:p text:style-name="Standard">(18359, 758, 566, 117, 39, 14),</text:p>
      <text:p text:style-name="Standard">(18360, 758, 456, 117, 39, 15),</text:p>
      <text:p text:style-name="Standard">(18361, 759, 479, 6, 55, 1),</text:p>
      <text:p text:style-name="Standard">(18362, 759, 403, 6, 55, 2),</text:p>
      <text:p text:style-name="Standard">(18363, 759, 356, 170, 55, 3),</text:p>
      <text:p text:style-name="Standard">(18364, 759, 482, 6, 55, 4),</text:p>
      <text:p text:style-name="Standard">(18365, 759, 360, 170, 55, 5),</text:p>
      <text:p text:style-name="Standard">(18366, 759, 541, 66, 55, 6),</text:p>
      <text:p text:style-name="Standard">(18367, 759, 501, 66, 55, 7),</text:p>
      <text:p text:style-name="Standard">(18368, 759, 483, 105, 55, 8),</text:p>
      <text:p text:style-name="Standard">(18369, 759, 430, 105, 55, 9),</text:p>
      <text:p text:style-name="Standard">(18370, 759, 567, 105, 55, 10),</text:p>
      <text:p text:style-name="Standard">(18371, 759, 427, 170, 55, 11),</text:p>
      <text:p text:style-name="Standard">(18372, 759, 475, 66, 55, 12),</text:p>
      <text:p text:style-name="Standard">(18373, 759, 554, 6, 55, 13),</text:p>
      <text:p text:style-name="Standard">(18374, 759, 456, 167, 55, 14),</text:p>
      <text:p text:style-name="Standard">(18375, 759, 364, 6, 55, 15),</text:p>
      <text:p text:style-name="Standard">(18376, 759, 404, 32, 55, 16),</text:p>
      <text:p text:style-name="Standard">(18377, 759, 437, 167, 55, 17),</text:p>
      <text:p text:style-name="Standard"><text:soft-page-break/>(18378, 759, 418, 170, 55, 18),</text:p>
      <text:p text:style-name="Standard">(18379, 759, 289, 32, 55, 19),</text:p>
      <text:p text:style-name="Standard">(18380, 759, 462, 167, 55, 20),</text:p>
      <text:p text:style-name="Standard">(18381, 759, 347, 66, 55, 21),</text:p>
      <text:p text:style-name="Standard">(18382, 759, 568, 105, 55, 22),</text:p>
      <text:p text:style-name="Standard">(18383, 760, 356, 170, 58, 1),</text:p>
      <text:p text:style-name="Standard">(18384, 760, 475, 66, 58, 2),</text:p>
      <text:p text:style-name="Standard">(18385, 760, 360, 170, 58, 3),</text:p>
      <text:p text:style-name="Standard">(18386, 760, 501, 66, 58, 4),</text:p>
      <text:p text:style-name="Standard">(18387, 760, 427, 170, 58, 5),</text:p>
      <text:p text:style-name="Standard">(18388, 760, 456, 117, 58, 6),</text:p>
      <text:p text:style-name="Standard">(18389, 760, 418, 170, 58, 7),</text:p>
      <text:p text:style-name="Standard">(18390, 760, 502, 32, 58, 8),</text:p>
      <text:p text:style-name="Standard">(18391, 760, 289, 32, 58, 9),</text:p>
      <text:p text:style-name="Standard">(18392, 760, 505, 169, 58, 10),</text:p>
      <text:p text:style-name="Standard">(18393, 760, 481, 170, 58, 11),</text:p>
      <text:p text:style-name="Standard">(18394, 760, 569, 170, 58, 12),</text:p>
      <text:p text:style-name="Standard">(18395, 760, 549, 169, 58, 13),</text:p>
      <text:p text:style-name="Standard">(18396, 760, 566, 117, 58, 14),</text:p>
      <text:p text:style-name="Standard">(18397, 760, 567, 105, 58, 15),</text:p>
      <text:p text:style-name="Standard">(18398, 760, 541, 66, 58, 16),</text:p>
      <text:p text:style-name="Standard">(18399, 760, 486, 170, 58, 17),</text:p>
      <text:p text:style-name="Standard">(18400, 760, 347, 66, 58, 18),</text:p>
      <text:p text:style-name="Standard">(18401, 760, 437, 167, 58, 19),</text:p>
      <text:p text:style-name="Standard">(18402, 760, 478, 167, 58, 20),</text:p>
      <text:p text:style-name="Standard">(18403, 760, 542, 32, 58, 21),</text:p>
      <text:p text:style-name="Standard">(18404, 760, 484, 101, 58, 22),</text:p>
      <text:p text:style-name="Standard">(18405, 760, 540, 170, 58, 23),</text:p>
      <text:p text:style-name="Standard">(18406, 760, 479, 118, 58, 24),</text:p>
      <text:p text:style-name="Standard">(18407, 760, 465, 170, 58, 25),</text:p>
      <text:p text:style-name="Standard">(18408, 760, 570, 170, 58, 26),</text:p>
      <text:p text:style-name="Standard">(18409, 760, 387, 123, 58, 27),</text:p>
      <text:p text:style-name="Standard">(18410, 760, 571, 32, 58, 28),</text:p>
      <text:p text:style-name="Standard">(18411, 760, 401, 170, 58, 29),</text:p>
      <text:p text:style-name="Standard">(18412, 760, 441, 170, 58, 30),</text:p>
      <text:p text:style-name="Standard">(18413, 761, 479, 6, 61, 1),</text:p>
      <text:p text:style-name="Standard">(18414, 761, 364, 6, 61, 2),</text:p>
      <text:p text:style-name="Standard">(18415, 761, 403, 6, 61, 3),</text:p>
      <text:p text:style-name="Standard">(18416, 761, 427, 170, 61, 4),</text:p>
      <text:p text:style-name="Standard">(18417, 761, 347, 66, 61, 5),</text:p>
      <text:p text:style-name="Standard">(18418, 761, 437, 167, 61, 6),</text:p>
      <text:p text:style-name="Standard">(18419, 761, 501, 66, 61, 7),</text:p>
      <text:p text:style-name="Standard">(18420, 761, 360, 170, 61, 8),</text:p>
      <text:p text:style-name="Standard">(18421, 761, 478, 66, 61, 9),</text:p>
      <text:p text:style-name="Standard">(18422, 761, 418, 170, 61, 10),</text:p>
      <text:p text:style-name="Standard">(18423, 761, 356, 170, 61, 11),</text:p>
      <text:p text:style-name="Standard">(18424, 761, 289, 32, 61, 12),</text:p>
      <text:p text:style-name="Standard">(18425, 761, 404, 32, 61, 13),</text:p>
      <text:p text:style-name="Standard">(18426, 761, 477, 6, 61, 14),</text:p>
      <text:p text:style-name="Standard">(18427, 761, 475, 170, 61, 15),</text:p>
      <text:p text:style-name="Standard">(18428, 762, 475, 170, 62, 1),</text:p>
      <text:p text:style-name="Standard">(18429, 762, 418, 170, 62, 2),</text:p>
      <text:p text:style-name="Standard"><text:soft-page-break/>(18430, 762, 364, 6, 62, 3),</text:p>
      <text:p text:style-name="Standard">(18431, 762, 427, 170, 62, 4),</text:p>
      <text:p text:style-name="Standard">(18432, 762, 501, 66, 62, 5),</text:p>
      <text:p text:style-name="Standard">(18433, 762, 456, 117, 62, 6);</text:p>
      <text:p text:style-name="Standard">INSERT INTO `Resultat` (`IdResultat`, `IdCourse`, `IdPilote`, `IdConstructeur`, `IdCircuit`, `PositionResultats`) VALUES</text:p>
      <text:p text:style-name="Standard">(18434, 762, 541, 66, 62, 7),</text:p>
      <text:p text:style-name="Standard">(18435, 762, 566, 117, 62, 8),</text:p>
      <text:p text:style-name="Standard">(18436, 762, 479, 6, 62, 9),</text:p>
      <text:p text:style-name="Standard">(18437, 762, 432, 167, 62, 10),</text:p>
      <text:p text:style-name="Standard">(18438, 762, 360, 170, 62, 11),</text:p>
      <text:p text:style-name="Standard">(18439, 762, 356, 170, 62, 12),</text:p>
      <text:p text:style-name="Standard">(18440, 762, 347, 66, 62, 13),</text:p>
      <text:p text:style-name="Standard">(18441, 762, 403, 6, 62, 14),</text:p>
      <text:p text:style-name="Standard">(18442, 762, 289, 32, 62, 15),</text:p>
      <text:p text:style-name="Standard">(18443, 762, 404, 32, 62, 16),</text:p>
      <text:p text:style-name="Standard">(18444, 763, 475, 170, 14, 1),</text:p>
      <text:p text:style-name="Standard">(18445, 763, 403, 6, 14, 2),</text:p>
      <text:p text:style-name="Standard">(18446, 763, 356, 170, 14, 3),</text:p>
      <text:p text:style-name="Standard">(18447, 763, 364, 6, 14, 4),</text:p>
      <text:p text:style-name="Standard">(18448, 763, 477, 6, 14, 5),</text:p>
      <text:p text:style-name="Standard">(18449, 763, 482, 6, 14, 6),</text:p>
      <text:p text:style-name="Standard">(18450, 763, 501, 66, 14, 7),</text:p>
      <text:p text:style-name="Standard">(18451, 763, 347, 66, 14, 8),</text:p>
      <text:p text:style-name="Standard">(18452, 763, 427, 170, 14, 9),</text:p>
      <text:p text:style-name="Standard">(18453, 763, 566, 117, 14, 10),</text:p>
      <text:p text:style-name="Standard">(18454, 763, 462, 167, 14, 11),</text:p>
      <text:p text:style-name="Standard">(18455, 763, 483, 170, 14, 12),</text:p>
      <text:p text:style-name="Standard">(18456, 763, 541, 66, 14, 13),</text:p>
      <text:p text:style-name="Standard">(18457, 763, 437, 167, 14, 14),</text:p>
      <text:p text:style-name="Standard">(18458, 763, 543, 105, 14, 15),</text:p>
      <text:p text:style-name="Standard">(18459, 763, 456, 117, 14, 16),</text:p>
      <text:p text:style-name="Standard">(18460, 763, 360, 170, 14, 17),</text:p>
      <text:p text:style-name="Standard">(18461, 763, 486, 167, 14, 18),</text:p>
      <text:p text:style-name="Standard">(18462, 763, 404, 32, 14, 19),</text:p>
      <text:p text:style-name="Standard">(18463, 763, 289, 32, 14, 20),</text:p>
      <text:p text:style-name="Standard">(18464, 763, 479, 6, 14, 21),</text:p>
      <text:p text:style-name="Standard">(18465, 764, 360, 170, 63, 1),</text:p>
      <text:p text:style-name="Standard">(18466, 764, 427, 170, 63, 2),</text:p>
      <text:p text:style-name="Standard">(18467, 764, 479, 6, 63, 3),</text:p>
      <text:p text:style-name="Standard">(18468, 764, 356, 170, 63, 4),</text:p>
      <text:p text:style-name="Standard">(18469, 764, 404, 32, 63, 5),</text:p>
      <text:p text:style-name="Standard">(18470, 764, 476, 6, 63, 6),</text:p>
      <text:p text:style-name="Standard">(18471, 764, 572, 95, 63, 7),</text:p>
      <text:p text:style-name="Standard">(18472, 764, 477, 6, 63, 8),</text:p>
      <text:p text:style-name="Standard">(18473, 764, 456, 167, 63, 9),</text:p>
      <text:p text:style-name="Standard">(18474, 764, 449, 113, 63, 10),</text:p>
      <text:p text:style-name="Standard">(18475, 764, 573, 168, 63, 11),</text:p>
      <text:p text:style-name="Standard">(18476, 764, 403, 6, 63, 12),</text:p>
      <text:p text:style-name="Standard">(18477, 764, 567, 124, 63, 13),</text:p>
      <text:p text:style-name="Standard">(18478, 764, 475, 170, 63, 14),</text:p>
      <text:p text:style-name="Standard">(18479, 764, 501, 170, 63, 15),</text:p>
      <text:p text:style-name="Standard"><text:soft-page-break/>(18480, 764, 574, 169, 63, 16),</text:p>
      <text:p text:style-name="Standard">(18481, 764, 502, 32, 63, 17),</text:p>
      <text:p text:style-name="Standard">(18482, 764, 575, 125, 63, 18),</text:p>
      <text:p text:style-name="Standard">(18483, 764, 576, 105, 63, 19),</text:p>
      <text:p text:style-name="Standard">(18484, 765, 475, 87, 25, 1),</text:p>
      <text:p text:style-name="Standard">(18485, 765, 577, 6, 25, 2),</text:p>
      <text:p text:style-name="Standard">(18486, 765, 578, 6, 25, 3),</text:p>
      <text:p text:style-name="Standard">(18487, 765, 579, 105, 25, 4),</text:p>
      <text:p text:style-name="Standard">(18488, 765, 554, 105, 25, 5),</text:p>
      <text:p text:style-name="Standard">(18489, 765, 501, 105, 25, 6),</text:p>
      <text:p text:style-name="Standard">(18490, 765, 496, 105, 25, 7),</text:p>
      <text:p text:style-name="Standard">(18491, 765, 580, 105, 25, 8),</text:p>
      <text:p text:style-name="Standard">(18492, 765, 547, 105, 25, 9),</text:p>
      <text:p text:style-name="Standard">(18493, 765, 581, 6, 25, 10),</text:p>
      <text:p text:style-name="Standard">(18494, 766, 427, 87, 6, 1),</text:p>
      <text:p text:style-name="Standard">(18495, 766, 577, 6, 6, 2),</text:p>
      <text:p text:style-name="Standard">(18496, 766, 581, 6, 6, 3),</text:p>
      <text:p text:style-name="Standard">(18497, 766, 356, 87, 6, 4),</text:p>
      <text:p text:style-name="Standard">(18498, 766, 501, 66, 6, 5),</text:p>
      <text:p text:style-name="Standard">(18499, 766, 477, 32, 6, 6),</text:p>
      <text:p text:style-name="Standard">(18500, 766, 476, 6, 6, 7),</text:p>
      <text:p text:style-name="Standard">(18501, 766, 347, 105, 6, 8),</text:p>
      <text:p text:style-name="Standard">(18502, 766, 289, 32, 6, 9),</text:p>
      <text:p text:style-name="Standard">(18503, 766, 456, 87, 6, 10),</text:p>
      <text:p text:style-name="Standard">(18504, 766, 578, 6, 6, 11),</text:p>
      <text:p text:style-name="Standard">(18505, 766, 475, 118, 6, 12),</text:p>
      <text:p text:style-name="Standard">(18506, 766, 554, 66, 6, 13),</text:p>
      <text:p text:style-name="Standard">(18507, 766, 483, 105, 6, 14),</text:p>
      <text:p text:style-name="Standard">(18508, 766, 479, 118, 6, 15),</text:p>
      <text:p text:style-name="Standard">(18509, 766, 590, 118, 6, 16),</text:p>
      <text:p text:style-name="Standard">(18510, 766, 541, 87, 6, 17),</text:p>
      <text:p text:style-name="Standard">(18511, 766, 582, 105, 6, 18),</text:p>
      <text:p text:style-name="Standard">(18512, 766, 583, 105, 6, 19),</text:p>
      <text:p text:style-name="Standard">(18513, 766, 584, 125, 6, 20),</text:p>
      <text:p text:style-name="Standard">(18514, 766, 585, 125, 6, 21),</text:p>
      <text:p text:style-name="Standard">(18515, 766, 551, 105, 6, 22),</text:p>
      <text:p text:style-name="Standard">(18516, 766, 553, 105, 6, 23),</text:p>
      <text:p text:style-name="Standard">(18517, 766, 543, 127, 6, 24),</text:p>
      <text:p text:style-name="Standard">(18518, 766, 586, 127, 6, 25),</text:p>
      <text:p text:style-name="Standard">(18519, 766, 547, 105, 6, 26),</text:p>
      <text:p text:style-name="Standard">(18520, 766, 541, 66, 6, 27),</text:p>
      <text:p text:style-name="Standard">(18521, 766, 587, 125, 6, 28),</text:p>
      <text:p text:style-name="Standard">(18522, 766, 588, 105, 6, 29),</text:p>
      <text:p text:style-name="Standard">(18523, 766, 589, 105, 6, 30),</text:p>
      <text:p text:style-name="Standard">(18524, 766, 580, 105, 6, 31),</text:p>
      <text:p text:style-name="Standard">(18525, 767, 475, 118, 39, 1),</text:p>
      <text:p text:style-name="Standard">(18526, 767, 501, 66, 39, 2),</text:p>
      <text:p text:style-name="Standard">(18527, 767, 554, 66, 39, 3),</text:p>
      <text:p text:style-name="Standard">(18528, 767, 456, 87, 39, 4),</text:p>
      <text:p text:style-name="Standard">(18529, 767, 578, 6, 39, 5),</text:p>
      <text:p text:style-name="Standard">(18530, 767, 477, 32, 39, 6),</text:p>
      <text:p text:style-name="Standard">(18531, 767, 577, 6, 39, 7),</text:p>
      <text:p text:style-name="Standard"><text:soft-page-break/>(18532, 767, 356, 87, 39, 8),</text:p>
      <text:p text:style-name="Standard">(18533, 767, 427, 87, 39, 9),</text:p>
      <text:p text:style-name="Standard">(18534, 767, 347, 105, 39, 10),</text:p>
      <text:p text:style-name="Standard">(18535, 767, 430, 95, 39, 11),</text:p>
      <text:p text:style-name="Standard">(18536, 767, 483, 105, 39, 12),</text:p>
      <text:p text:style-name="Standard">(18537, 767, 590, 118, 39, 13),</text:p>
      <text:p text:style-name="Standard">(18538, 767, 289, 32, 39, 14),</text:p>
      <text:p text:style-name="Standard">(18539, 767, 581, 6, 39, 15),</text:p>
      <text:p text:style-name="Standard">(18540, 767, 418, 105, 39, 16),</text:p>
      <text:p text:style-name="Standard">(18541, 767, 479, 118, 39, 17),</text:p>
      <text:p text:style-name="Standard">(18542, 767, 547, 105, 39, 18),</text:p>
      <text:p text:style-name="Standard">(18543, 768, 525, 108, 19, 1),</text:p>
      <text:p text:style-name="Standard">(18544, 768, 591, 108, 19, 2),</text:p>
      <text:p text:style-name="Standard">(18545, 768, 533, 113, 19, 3),</text:p>
      <text:p text:style-name="Standard">(18546, 768, 529, 108, 19, 4),</text:p>
      <text:p text:style-name="Standard">(18547, 768, 509, 108, 19, 5),</text:p>
      <text:p text:style-name="Standard">(18548, 768, 592, 107, 19, 6),</text:p>
      <text:p text:style-name="Standard">(18549, 768, 528, 109, 19, 7),</text:p>
      <text:p text:style-name="Standard">(18550, 768, 564, 107, 19, 8),</text:p>
      <text:p text:style-name="Standard">(18551, 768, 513, 113, 19, 9),</text:p>
      <text:p text:style-name="Standard">(18552, 768, 560, 113, 19, 10),</text:p>
      <text:p text:style-name="Standard">(18553, 768, 558, 113, 19, 11),</text:p>
      <text:p text:style-name="Standard">(18554, 768, 593, 113, 19, 12),</text:p>
      <text:p text:style-name="Standard">(18555, 768, 594, 114, 19, 13),</text:p>
      <text:p text:style-name="Standard">(18556, 768, 516, 113, 19, 14),</text:p>
      <text:p text:style-name="Standard">(18557, 768, 539, 114, 19, 15),</text:p>
      <text:p text:style-name="Standard">(18558, 768, 531, 114, 19, 16),</text:p>
      <text:p text:style-name="Standard">(18559, 768, 565, 113, 19, 17),</text:p>
      <text:p text:style-name="Standard">(18560, 768, 555, 113, 19, 18),</text:p>
      <text:p text:style-name="Standard">(18561, 768, 523, 113, 19, 19),</text:p>
      <text:p text:style-name="Standard">(18562, 768, 449, 110, 19, 20),</text:p>
      <text:p text:style-name="Standard">(18563, 768, 595, 113, 19, 21),</text:p>
      <text:p text:style-name="Standard">(18564, 768, 527, 114, 19, 22),</text:p>
      <text:p text:style-name="Standard">(18565, 768, 512, 113, 19, 23),</text:p>
      <text:p text:style-name="Standard">(18566, 768, 563, 120, 19, 24),</text:p>
      <text:p text:style-name="Standard">(18567, 768, 562, 110, 19, 25),</text:p>
      <text:p text:style-name="Standard">(18568, 768, 514, 113, 19, 26),</text:p>
      <text:p text:style-name="Standard">(18569, 768, 537, 107, 19, 27),</text:p>
      <text:p text:style-name="Standard">(18570, 768, 596, 107, 19, 28),</text:p>
      <text:p text:style-name="Standard">(18571, 768, 597, 113, 19, 29),</text:p>
      <text:p text:style-name="Standard">(18572, 768, 510, 113, 19, 30),</text:p>
      <text:p text:style-name="Standard">(18573, 768, 598, 113, 19, 31),</text:p>
      <text:p text:style-name="Standard">(18574, 768, 536, 113, 19, 32),</text:p>
      <text:p text:style-name="Standard">(18575, 768, 599, 114, 19, 33),</text:p>
      <text:p text:style-name="Standard">(18576, 769, 479, 118, 13, 1),</text:p>
      <text:p text:style-name="Standard">(18577, 769, 578, 6, 13, 2),</text:p>
      <text:p text:style-name="Standard">(18578, 769, 590, 118, 13, 3),</text:p>
      <text:p text:style-name="Standard">(18579, 769, 477, 32, 13, 4),</text:p>
      <text:p text:style-name="Standard">(18580, 769, 501, 66, 13, 5),</text:p>
      <text:p text:style-name="Standard">(18581, 769, 482, 6, 13, 6),</text:p>
      <text:p text:style-name="Standard">(18582, 769, 427, 105, 13, 7),</text:p>
      <text:p text:style-name="Standard">(18583, 769, 456, 87, 13, 8),</text:p>
      <text:p text:style-name="Standard"><text:soft-page-break/>(18584, 769, 347, 105, 13, 9),</text:p>
      <text:p text:style-name="Standard">(18585, 769, 551, 105, 13, 10),</text:p>
      <text:p text:style-name="Standard">(18586, 769, 580, 105, 13, 11),</text:p>
      <text:p text:style-name="Standard">(18587, 769, 356, 87, 13, 12),</text:p>
      <text:p text:style-name="Standard">(18588, 769, 289, 32, 13, 13),</text:p>
      <text:p text:style-name="Standard">(18589, 769, 577, 6, 13, 14),</text:p>
      <text:p text:style-name="Standard">(18590, 769, 581, 6, 13, 15),</text:p>
      <text:p text:style-name="Standard">(18591, 769, 554, 66, 13, 16),</text:p>
      <text:p text:style-name="Standard">(18592, 769, 455, 105, 13, 17),</text:p>
      <text:p text:style-name="Standard">(18593, 769, 475, 118, 13, 18),</text:p>
      <text:p text:style-name="Standard">(18594, 769, 418, 105, 13, 19),</text:p>
      <text:p text:style-name="Standard">(18595, 770, 578, 6, 55, 1),</text:p>
      <text:p text:style-name="Standard">(18596, 770, 475, 118, 55, 2),</text:p>
      <text:p text:style-name="Standard">(18597, 770, 476, 6, 55, 3),</text:p>
      <text:p text:style-name="Standard">(18598, 770, 579, 105, 55, 4),</text:p>
      <text:p text:style-name="Standard">(18599, 770, 581, 6, 55, 5),</text:p>
      <text:p text:style-name="Standard">(18600, 770, 356, 87, 55, 6),</text:p>
      <text:p text:style-name="Standard">(18601, 770, 403, 105, 55, 7),</text:p>
      <text:p text:style-name="Standard">(18602, 770, 347, 105, 55, 8),</text:p>
      <text:p text:style-name="Standard">(18603, 770, 583, 105, 55, 9),</text:p>
      <text:p text:style-name="Standard">(18604, 770, 526, 105, 55, 10),</text:p>
      <text:p text:style-name="Standard">(18605, 770, 456, 87, 55, 11),</text:p>
      <text:p text:style-name="Standard">(18606, 770, 501, 66, 55, 12),</text:p>
      <text:p text:style-name="Standard">(18607, 770, 554, 66, 55, 13),</text:p>
      <text:p text:style-name="Standard">(18608, 770, 590, 118, 55, 14),</text:p>
      <text:p text:style-name="Standard">(18609, 770, 289, 32, 55, 15),</text:p>
      <text:p text:style-name="Standard">(18610, 770, 580, 105, 55, 16),</text:p>
      <text:p text:style-name="Standard">(18611, 770, 427, 66, 55, 17),</text:p>
      <text:p text:style-name="Standard">(18612, 770, 479, 118, 55, 18),</text:p>
      <text:p text:style-name="Standard">(18613, 770, 577, 6, 55, 19),</text:p>
      <text:p text:style-name="Standard">(18614, 770, 566, 105, 55, 20),</text:p>
      <text:p text:style-name="Standard">(18615, 770, 477, 32, 55, 21),</text:p>
      <text:p text:style-name="Standard">(18616, 771, 581, 6, 9, 1),</text:p>
      <text:p text:style-name="Standard">(18617, 771, 578, 6, 9, 2),</text:p>
      <text:p text:style-name="Standard">(18618, 771, 456, 87, 9, 3),</text:p>
      <text:p text:style-name="Standard">(18619, 771, 590, 118, 9, 4),</text:p>
      <text:p text:style-name="Standard">(18620, 771, 501, 66, 9, 5),</text:p>
      <text:p text:style-name="Standard">(18621, 771, 356, 87, 9, 6),</text:p>
      <text:p text:style-name="Standard">(18622, 771, 479, 118, 9, 7),</text:p>
      <text:p text:style-name="Standard">(18623, 771, 427, 87, 9, 8),</text:p>
      <text:p text:style-name="Standard">(18624, 771, 566, 105, 9, 9),</text:p>
      <text:p text:style-name="Standard">(18625, 771, 476, 6, 9, 10),</text:p>
      <text:p text:style-name="Standard">(18626, 771, 347, 105, 9, 11),</text:p>
      <text:p text:style-name="Standard">(18627, 771, 583, 105, 9, 12),</text:p>
      <text:p text:style-name="Standard">(18628, 771, 437, 87, 9, 13),</text:p>
      <text:p text:style-name="Standard">(18629, 771, 475, 118, 9, 14),</text:p>
      <text:p text:style-name="Standard">(18630, 771, 477, 32, 9, 15),</text:p>
      <text:p text:style-name="Standard">(18631, 771, 554, 66, 9, 16),</text:p>
      <text:p text:style-name="Standard">(18632, 771, 549, 125, 9, 17),</text:p>
      <text:p text:style-name="Standard">(18633, 771, 502, 32, 9, 18),</text:p>
      <text:p text:style-name="Standard">(18634, 771, 289, 32, 9, 19),</text:p>
      <text:p text:style-name="Standard">(18635, 771, 486, 125, 9, 20),</text:p>
      <text:p text:style-name="Standard"><text:soft-page-break/>(18636, 772, 479, 118, 20, 1),</text:p>
      <text:p text:style-name="Standard">(18637, 772, 456, 87, 20, 2),</text:p>
      <text:p text:style-name="Standard">(18638, 772, 427, 87, 20, 3),</text:p>
      <text:p text:style-name="Standard">(18639, 772, 476, 6, 20, 4),</text:p>
      <text:p text:style-name="Standard">(18640, 772, 360, 87, 20, 5),</text:p>
      <text:p text:style-name="Standard">(18641, 772, 431, 95, 20, 6),</text:p>
      <text:p text:style-name="Standard">(18642, 772, 437, 87, 20, 7),</text:p>
      <text:p text:style-name="Standard">(18643, 772, 459, 87, 20, 8),</text:p>
      <text:p text:style-name="Standard">(18644, 772, 403, 6, 20, 9),</text:p>
      <text:p text:style-name="Standard">(18645, 772, 477, 32, 20, 10),</text:p>
      <text:p text:style-name="Standard">(18646, 772, 549, 32, 20, 11),</text:p>
      <text:p text:style-name="Standard">(18647, 772, 578, 6, 20, 12),</text:p>
      <text:p text:style-name="Standard">(18648, 772, 581, 6, 20, 13),</text:p>
      <text:p text:style-name="Standard">(18649, 772, 455, 87, 20, 14),</text:p>
      <text:p text:style-name="Standard">(18650, 772, 501, 66, 20, 15),</text:p>
      <text:p text:style-name="Standard">(18651, 772, 600, 87, 20, 16),</text:p>
      <text:p text:style-name="Standard">(18652, 772, 289, 32, 20, 17),</text:p>
      <text:p text:style-name="Standard">(18653, 772, 554, 66, 20, 18),</text:p>
      <text:p text:style-name="Standard">(18654, 772, 430, 95, 20, 19),</text:p>
      <text:p text:style-name="Standard">(18655, 772, 478, 105, 20, 20),</text:p>
      <text:p text:style-name="Standard">(18656, 772, 475, 118, 20, 21),</text:p>
      <text:p text:style-name="Standard">(18657, 772, 601, 87, 20, 22),</text:p>
      <text:p text:style-name="Standard">(18658, 772, 484, 87, 20, 23),</text:p>
      <text:p text:style-name="Standard">(18659, 772, 356, 87, 20, 24),</text:p>
      <text:p text:style-name="Standard">(18660, 772, 347, 105, 20, 25),</text:p>
      <text:p text:style-name="Standard">(18661, 772, 526, 105, 20, 26),</text:p>
      <text:p text:style-name="Standard">(18662, 773, 475, 118, 59, 1),</text:p>
      <text:p text:style-name="Standard">(18663, 773, 578, 6, 59, 2),</text:p>
      <text:p text:style-name="Standard">(18664, 773, 590, 118, 59, 3),</text:p>
      <text:p text:style-name="Standard">(18665, 773, 554, 66, 59, 4),</text:p>
      <text:p text:style-name="Standard">(18666, 773, 476, 6, 59, 5),</text:p>
      <text:p text:style-name="Standard">(18667, 773, 501, 66, 59, 6),</text:p>
      <text:p text:style-name="Standard">(18668, 773, 356, 87, 59, 7),</text:p>
      <text:p text:style-name="Standard">(18669, 773, 427, 87, 59, 8),</text:p>
      <text:p text:style-name="Standard">(18670, 773, 456, 87, 59, 9),</text:p>
      <text:p text:style-name="Standard">(18671, 773, 566, 105, 59, 10),</text:p>
      <text:p text:style-name="Standard">(18672, 773, 479, 118, 59, 11),</text:p>
      <text:p text:style-name="Standard">(18673, 773, 289, 32, 59, 12),</text:p>
      <text:p text:style-name="Standard">(18674, 773, 477, 105, 59, 13),</text:p>
      <text:p text:style-name="Standard">(18675, 773, 347, 105, 59, 14),</text:p>
      <text:p text:style-name="Standard">(18676, 773, 551, 105, 59, 15),</text:p>
      <text:p text:style-name="Standard">(18677, 774, 479, 118, 14, 1),</text:p>
      <text:p text:style-name="Standard">(18678, 774, 578, 6, 14, 2),</text:p>
      <text:p text:style-name="Standard">(18679, 774, 403, 6, 14, 3),</text:p>
      <text:p text:style-name="Standard">(18680, 774, 418, 105, 14, 4),</text:p>
      <text:p text:style-name="Standard">(18681, 774, 456, 87, 14, 5),</text:p>
      <text:p text:style-name="Standard">(18682, 774, 289, 32, 14, 6),</text:p>
      <text:p text:style-name="Standard">(18683, 774, 477, 32, 14, 7),</text:p>
      <text:p text:style-name="Standard">(18684, 774, 551, 105, 14, 8),</text:p>
      <text:p text:style-name="Standard">(18685, 774, 543, 105, 14, 9),</text:p>
      <text:p text:style-name="Standard">(18686, 774, 554, 66, 14, 10),</text:p>
      <text:p text:style-name="Standard">(18687, 774, 478, 105, 14, 11),</text:p>
      <text:p text:style-name="Standard"><text:soft-page-break/>(18688, 774, 590, 118, 14, 12),</text:p>
      <text:p text:style-name="Standard">(18689, 774, 427, 87, 14, 13),</text:p>
      <text:p text:style-name="Standard">(18690, 774, 475, 118, 14, 14),</text:p>
      <text:p text:style-name="Standard">(18691, 774, 347, 66, 14, 15),</text:p>
      <text:p text:style-name="Standard">(18692, 774, 482, 6, 14, 16),</text:p>
      <text:p text:style-name="Standard">(18693, 774, 583, 105, 14, 17),</text:p>
      <text:p text:style-name="Standard">(18694, 774, 566, 105, 14, 18),</text:p>
      <text:p text:style-name="Standard">(18695, 774, 476, 6, 14, 19),</text:p>
      <text:p text:style-name="Standard">(18696, 774, 501, 66, 14, 20),</text:p>
      <text:p text:style-name="Standard">(18697, 774, 356, 87, 14, 21),</text:p>
      <text:p text:style-name="Standard">(18698, 775, 475, 118, 64, 1),</text:p>
      <text:p text:style-name="Standard">(18699, 775, 578, 6, 64, 2),</text:p>
      <text:p text:style-name="Standard">(18700, 775, 403, 6, 64, 3),</text:p>
      <text:p text:style-name="Standard">(18701, 775, 347, 66, 64, 4),</text:p>
      <text:p text:style-name="Standard">(18702, 775, 501, 66, 64, 5),</text:p>
      <text:p text:style-name="Standard">(18703, 775, 418, 105, 64, 6),</text:p>
      <text:p text:style-name="Standard">(18704, 775, 456, 87, 64, 7),</text:p>
      <text:p text:style-name="Standard">(18705, 775, 486, 87, 64, 8),</text:p>
      <text:p text:style-name="Standard">(18706, 775, 478, 105, 64, 9),</text:p>
      <text:p text:style-name="Standard">(18707, 775, 477, 32, 64, 10),</text:p>
      <text:p text:style-name="Standard">(18708, 775, 356, 87, 64, 11),</text:p>
      <text:p text:style-name="Standard">(18709, 775, 583, 105, 64, 12),</text:p>
      <text:p text:style-name="Standard">(18710, 775, 360, 87, 64, 13),</text:p>
      <text:p text:style-name="Standard">(18711, 775, 602, 87, 64, 14),</text:p>
      <text:p text:style-name="Standard">(18712, 775, 603, 87, 64, 15),</text:p>
      <text:p text:style-name="Standard">(18713, 775, 289, 32, 64, 16),</text:p>
      <text:p text:style-name="Standard">(18714, 775, 590, 118, 64, 17),</text:p>
      <text:p text:style-name="Standard">(18715, 775, 604, 87, 64, 18),</text:p>
      <text:p text:style-name="Standard">(18716, 775, 605, 87, 64, 19),</text:p>
      <text:p text:style-name="Standard">(18717, 775, 479, 118, 64, 20),</text:p>
      <text:p text:style-name="Standard">(18718, 775, 482, 6, 64, 21),</text:p>
      <text:p text:style-name="Standard">(18719, 775, 554, 66, 64, 22),</text:p>
      <text:p text:style-name="Standard">(18720, 775, 455, 87, 64, 23),</text:p>
      <text:p text:style-name="Standard">(18721, 775, 541, 66, 64, 24),</text:p>
      <text:p text:style-name="Standard">(18722, 775, 427, 87, 64, 25),</text:p>
      <text:p text:style-name="Standard">(18723, 776, 579, 105, 25, 1),</text:p>
      <text:p text:style-name="Standard">(18724, 776, 554, 105, 25, 2),</text:p>
      <text:p text:style-name="Standard">(18725, 776, 496, 105, 25, 3),</text:p>
      <text:p text:style-name="Standard">(18726, 776, 501, 105, 25, 4),</text:p>
      <text:p text:style-name="Standard">(18727, 776, 606, 6, 25, 5),</text:p>
      <text:p text:style-name="Standard">(18728, 776, 607, 6, 25, 6),</text:p>
      <text:p text:style-name="Standard">(18729, 776, 347, 105, 25, 7),</text:p>
      <text:p text:style-name="Standard">(18730, 776, 475, 105, 25, 8),</text:p>
      <text:p text:style-name="Standard">(18731, 776, 573, 6, 25, 9),</text:p>
      <text:p text:style-name="Standard">(18732, 776, 586, 105, 25, 10),</text:p>
      <text:p text:style-name="Standard">(18733, 776, 608, 6, 25, 11),</text:p>
      <text:p text:style-name="Standard">(18734, 776, 578, 6, 25, 12),</text:p>
      <text:p text:style-name="Standard">(18735, 776, 577, 6, 25, 13),</text:p>
      <text:p text:style-name="Standard">(18736, 776, 581, 6, 25, 14),</text:p>
      <text:p text:style-name="Standard">(18737, 777, 579, 105, 6, 1),</text:p>
      <text:p text:style-name="Standard">(18738, 777, 479, 118, 6, 2),</text:p>
      <text:p text:style-name="Standard">(18739, 777, 418, 105, 6, 3),</text:p>
      <text:p text:style-name="Standard"><text:soft-page-break/>(18740, 777, 590, 125, 6, 4),</text:p>
      <text:p text:style-name="Standard">(18741, 777, 427, 6, 6, 5),</text:p>
      <text:p text:style-name="Standard">(18742, 777, 356, 87, 6, 6),</text:p>
      <text:p text:style-name="Standard">(18743, 777, 476, 6, 6, 7),</text:p>
      <text:p text:style-name="Standard">(18744, 777, 483, 105, 6, 8),</text:p>
      <text:p text:style-name="Standard">(18745, 777, 541, 66, 6, 9),</text:p>
      <text:p text:style-name="Standard">(18746, 777, 496, 105, 6, 10),</text:p>
      <text:p text:style-name="Standard">(18747, 777, 549, 125, 6, 11),</text:p>
      <text:p text:style-name="Standard">(18748, 777, 501, 105, 6, 12),</text:p>
      <text:p text:style-name="Standard">(18749, 777, 547, 105, 6, 13),</text:p>
      <text:p text:style-name="Standard">(18750, 777, 581, 6, 6, 14),</text:p>
      <text:p text:style-name="Standard">(18751, 777, 475, 118, 6, 15),</text:p>
      <text:p text:style-name="Standard">(18752, 777, 578, 6, 6, 16),</text:p>
      <text:p text:style-name="Standard">(18753, 777, 456, 66, 6, 17),</text:p>
      <text:p text:style-name="Standard">(18754, 777, 478, 105, 6, 18),</text:p>
      <text:p text:style-name="Standard">(18755, 777, 609, 105, 6, 19),</text:p>
      <text:p text:style-name="Standard">(18756, 777, 586, 105, 6, 20),</text:p>
      <text:p text:style-name="Standard">(18757, 777, 610, 87, 6, 21),</text:p>
      <text:p text:style-name="Standard">(18758, 778, 611, 108, 19, 1),</text:p>
      <text:p text:style-name="Standard">(18759, 778, 509, 108, 19, 2),</text:p>
      <text:p text:style-name="Standard">(18760, 778, 525, 114, 19, 3),</text:p>
      <text:p text:style-name="Standard">(18761, 778, 555, 113, 19, 4),</text:p>
      <text:p text:style-name="Standard">(18762, 778, 612, 113, 19, 5),</text:p>
      <text:p text:style-name="Standard">(18763, 778, 533, 113, 19, 6),</text:p>
      <text:p text:style-name="Standard">(18764, 778, 613, 113, 19, 7),</text:p>
      <text:p text:style-name="Standard">(18765, 778, 597, 113, 19, 8),</text:p>
      <text:p text:style-name="Standard">(18766, 778, 514, 109, 19, 9),</text:p>
      <text:p text:style-name="Standard">(18767, 778, 520, 110, 19, 10),</text:p>
      <text:p text:style-name="Standard">(18768, 778, 562, 113, 19, 11),</text:p>
      <text:p text:style-name="Standard">(18769, 778, 512, 114, 19, 12),</text:p>
      <text:p text:style-name="Standard">(18770, 778, 516, 113, 19, 13),</text:p>
      <text:p text:style-name="Standard">(18771, 778, 563, 114, 19, 14),</text:p>
      <text:p text:style-name="Standard">(18772, 778, 529, 113, 19, 15),</text:p>
      <text:p text:style-name="Standard">(18773, 778, 593, 113, 19, 16),</text:p>
      <text:p text:style-name="Standard">(18774, 778, 528, 113, 19, 17),</text:p>
      <text:p text:style-name="Standard">(18775, 778, 592, 113, 19, 18),</text:p>
      <text:p text:style-name="Standard">(18776, 778, 614, 113, 19, 19),</text:p>
      <text:p text:style-name="Standard">(18777, 778, 594, 113, 19, 20),</text:p>
      <text:p text:style-name="Standard">(18778, 778, 538, 120, 19, 21),</text:p>
      <text:p text:style-name="Standard">(18779, 778, 615, 113, 19, 22),</text:p>
      <text:p text:style-name="Standard">(18780, 778, 527, 114, 19, 23),</text:p>
      <text:p text:style-name="Standard">(18781, 778, 565, 113, 19, 24),</text:p>
      <text:p text:style-name="Standard">(18782, 778, 513, 113, 19, 25),</text:p>
      <text:p text:style-name="Standard">(18783, 778, 560, 113, 19, 26),</text:p>
      <text:p text:style-name="Standard">(18784, 778, 558, 113, 19, 27),</text:p>
      <text:p text:style-name="Standard">(18785, 778, 556, 113, 19, 28),</text:p>
      <text:p text:style-name="Standard">(18786, 778, 596, 113, 19, 29),</text:p>
      <text:p text:style-name="Standard">(18787, 778, 449, 110, 19, 30),</text:p>
      <text:p text:style-name="Standard">(18788, 778, 526, 107, 19, 31),</text:p>
      <text:p text:style-name="Standard">(18789, 778, 532, 113, 19, 32),</text:p>
      <text:p text:style-name="Standard">(18790, 778, 616, 113, 19, 33),</text:p>
      <text:p text:style-name="Standard">(18791, 779, 579, 105, 53, 1),</text:p>
      <text:p text:style-name="Standard"><text:soft-page-break/>(18792, 779, 577, 6, 53, 2),</text:p>
      <text:p text:style-name="Standard">(18793, 779, 581, 6, 53, 3),</text:p>
      <text:p text:style-name="Standard">(18794, 779, 578, 6, 53, 4),</text:p>
      <text:p text:style-name="Standard">(18795, 779, 501, 105, 53, 5),</text:p>
      <text:p text:style-name="Standard">(18796, 779, 554, 105, 53, 6),</text:p>
      <text:p text:style-name="Standard">(18797, 779, 617, 87, 53, 7),</text:p>
      <text:p text:style-name="Standard">(18798, 779, 496, 105, 53, 8),</text:p>
      <text:p text:style-name="Standard">(18799, 779, 590, 118, 53, 9),</text:p>
      <text:p text:style-name="Standard">(18800, 779, 456, 118, 53, 10),</text:p>
      <text:p text:style-name="Standard">(18801, 779, 618, 66, 53, 11),</text:p>
      <text:p text:style-name="Standard">(18802, 779, 427, 6, 53, 12),</text:p>
      <text:p text:style-name="Standard">(18803, 779, 356, 87, 53, 13),</text:p>
      <text:p text:style-name="Standard">(18804, 779, 547, 105, 53, 14),</text:p>
      <text:p text:style-name="Standard">(18805, 779, 541, 66, 53, 15),</text:p>
      <text:p text:style-name="Standard">(18806, 780, 479, 118, 58, 1),</text:p>
      <text:p text:style-name="Standard">(18807, 780, 577, 6, 58, 2),</text:p>
      <text:p text:style-name="Standard">(18808, 780, 578, 6, 58, 3),</text:p>
      <text:p text:style-name="Standard">(18809, 780, 427, 6, 58, 4),</text:p>
      <text:p text:style-name="Standard">(18810, 780, 456, 87, 58, 5),</text:p>
      <text:p text:style-name="Standard">(18811, 780, 619, 87, 58, 6),</text:p>
      <text:p text:style-name="Standard">(18812, 780, 590, 118, 58, 7),</text:p>
      <text:p text:style-name="Standard">(18813, 780, 549, 105, 58, 8),</text:p>
      <text:p text:style-name="Standard">(18814, 780, 356, 87, 58, 9),</text:p>
      <text:p text:style-name="Standard">(18815, 780, 554, 105, 58, 10),</text:p>
      <text:p text:style-name="Standard">(18816, 780, 581, 6, 58, 11),</text:p>
      <text:p text:style-name="Standard">(18817, 780, 475, 118, 58, 12),</text:p>
      <text:p text:style-name="Standard">(18818, 780, 579, 105, 58, 13),</text:p>
      <text:p text:style-name="Standard">(18819, 780, 486, 66, 58, 14),</text:p>
      <text:p text:style-name="Standard">(18820, 780, 610, 66, 58, 15),</text:p>
      <text:p text:style-name="Standard">(18821, 780, 501, 105, 58, 16),</text:p>
      <text:p text:style-name="Standard">(18822, 780, 496, 105, 58, 17),</text:p>
      <text:p text:style-name="Standard">(18823, 780, 347, 105, 58, 18),</text:p>
      <text:p text:style-name="Standard">(18824, 780, 547, 105, 58, 19),</text:p>
      <text:p text:style-name="Standard">(18825, 781, 579, 105, 20, 1),</text:p>
      <text:p text:style-name="Standard">(18826, 781, 578, 6, 20, 2),</text:p>
      <text:p text:style-name="Standard">(18827, 781, 581, 6, 20, 3),</text:p>
      <text:p text:style-name="Standard">(18828, 781, 577, 6, 20, 4),</text:p>
      <text:p text:style-name="Standard">(18829, 781, 475, 118, 20, 5),</text:p>
      <text:p text:style-name="Standard">(18830, 781, 554, 105, 20, 6),</text:p>
      <text:p text:style-name="Standard">(18831, 781, 501, 105, 20, 7),</text:p>
      <text:p text:style-name="Standard">(18832, 781, 418, 105, 20, 8),</text:p>
      <text:p text:style-name="Standard">(18833, 781, 479, 118, 20, 9),</text:p>
      <text:p text:style-name="Standard">(18834, 781, 483, 105, 20, 10),</text:p>
      <text:p text:style-name="Standard">(18835, 781, 506, 105, 20, 11),</text:p>
      <text:p text:style-name="Standard">(18836, 781, 431, 95, 20, 12),</text:p>
      <text:p text:style-name="Standard">(18837, 781, 484, 87, 20, 13),</text:p>
      <text:p text:style-name="Standard">(18838, 781, 430, 95, 20, 14),</text:p>
      <text:p text:style-name="Standard">(18839, 781, 459, 87, 20, 15),</text:p>
      <text:p text:style-name="Standard">(18840, 781, 478, 105, 20, 16),</text:p>
      <text:p text:style-name="Standard">(18841, 781, 620, 95, 20, 17),</text:p>
      <text:p text:style-name="Standard">(18842, 781, 456, 87, 20, 18),</text:p>
      <text:p text:style-name="Standard">(18843, 781, 580, 105, 20, 19),</text:p>
      <text:p text:style-name="Standard"><text:soft-page-break/>(18844, 781, 590, 118, 20, 20),</text:p>
      <text:p text:style-name="Standard">(18845, 781, 356, 87, 20, 21),</text:p>
      <text:p text:style-name="Standard">(18846, 781, 621, 87, 20, 22),</text:p>
      <text:p text:style-name="Standard">(18847, 781, 601, 87, 20, 23),</text:p>
      <text:p text:style-name="Standard">(18848, 781, 547, 105, 20, 24),</text:p>
      <text:p text:style-name="Standard">(18849, 782, 475, 118, 65, 1),</text:p>
      <text:p text:style-name="Standard">(18850, 782, 579, 105, 65, 2),</text:p>
      <text:p text:style-name="Standard">(18851, 782, 501, 105, 65, 3),</text:p>
      <text:p text:style-name="Standard">(18852, 782, 418, 105, 65, 4),</text:p>
      <text:p text:style-name="Standard">(18853, 782, 590, 118, 65, 5),</text:p>
      <text:p text:style-name="Standard">(18854, 782, 483, 105, 65, 6),</text:p>
      <text:p text:style-name="Standard">(18855, 782, 356, 87, 65, 7),</text:p>
      <text:p text:style-name="Standard">(18856, 782, 577, 6, 65, 8),</text:p>
      <text:p text:style-name="Standard">(18857, 782, 580, 105, 65, 9),</text:p>
      <text:p text:style-name="Standard">(18858, 782, 506, 105, 65, 10),</text:p>
      <text:p text:style-name="Standard">(18859, 782, 347, 105, 65, 11),</text:p>
      <text:p text:style-name="Standard">(18860, 782, 554, 105, 65, 12),</text:p>
      <text:p text:style-name="Standard">(18861, 782, 456, 87, 65, 13),</text:p>
      <text:p text:style-name="Standard">(18862, 782, 479, 118, 65, 14),</text:p>
      <text:p text:style-name="Standard">(18863, 782, 547, 105, 65, 15),</text:p>
      <text:p text:style-name="Standard">(18864, 782, 586, 105, 65, 16),</text:p>
      <text:p text:style-name="Standard">(18865, 783, 475, 118, 14, 1),</text:p>
      <text:p text:style-name="Standard">(18866, 783, 579, 105, 14, 2),</text:p>
      <text:p text:style-name="Standard">(18867, 783, 476, 6, 14, 3),</text:p>
      <text:p text:style-name="Standard">(18868, 783, 418, 105, 14, 4),</text:p>
      <text:p text:style-name="Standard">(18869, 783, 483, 105, 14, 5),</text:p>
      <text:p text:style-name="Standard">(18870, 783, 578, 6, 14, 6),</text:p>
      <text:p text:style-name="Standard">(18871, 783, 479, 118, 14, 7),</text:p>
      <text:p text:style-name="Standard">(18872, 783, 577, 6, 14, 8),</text:p>
      <text:p text:style-name="Standard">(18873, 783, 580, 105, 14, 9),</text:p>
      <text:p text:style-name="Standard">(18874, 783, 547, 105, 14, 10),</text:p>
      <text:p text:style-name="Standard">(18875, 783, 609, 105, 14, 11),</text:p>
      <text:p text:style-name="Standard">(18876, 783, 581, 6, 14, 12),</text:p>
      <text:p text:style-name="Standard">(18877, 783, 590, 118, 14, 13),</text:p>
      <text:p text:style-name="Standard">(18878, 783, 554, 105, 14, 14),</text:p>
      <text:p text:style-name="Standard">(18879, 783, 506, 105, 14, 15),</text:p>
      <text:p text:style-name="Standard">(18880, 783, 501, 105, 14, 16),</text:p>
      <text:p text:style-name="Standard">(18881, 783, 347, 105, 14, 17),</text:p>
      <text:p text:style-name="Standard">(18882, 783, 586, 105, 14, 18),</text:p>
      <text:p text:style-name="Standard">(18883, 784, 577, 6, 25, 1),</text:p>
      <text:p text:style-name="Standard">(18884, 784, 554, 105, 25, 2),</text:p>
      <text:p text:style-name="Standard">(18885, 784, 578, 105, 25, 3),</text:p>
      <text:p text:style-name="Standard">(18886, 784, 622, 105, 25, 4),</text:p>
      <text:p text:style-name="Standard">(18887, 784, 482, 6, 25, 5),</text:p>
      <text:p text:style-name="Standard">(18888, 784, 623, 105, 25, 6),</text:p>
      <text:p text:style-name="Standard">(18889, 784, 475, 105, 25, 7),</text:p>
      <text:p text:style-name="Standard">(18890, 784, 581, 6, 25, 8),</text:p>
      <text:p text:style-name="Standard">(18891, 784, 586, 105, 25, 9),</text:p>
      <text:p text:style-name="Standard">(18892, 784, 496, 105, 25, 10),</text:p>
      <text:p text:style-name="Standard">(18893, 784, 608, 6, 25, 11),</text:p>
      <text:p text:style-name="Standard">(18894, 784, 498, 105, 25, 12),</text:p>
      <text:p text:style-name="Standard">(18895, 784, 579, 6, 25, 13),</text:p>
      <text:p text:style-name="Standard"><text:soft-page-break/>(18896, 785, 475, 105, 6, 1),</text:p>
      <text:p text:style-name="Standard">(18897, 785, 581, 6, 6, 2),</text:p>
      <text:p text:style-name="Standard">(18898, 785, 554, 105, 6, 3),</text:p>
      <text:p text:style-name="Standard">(18899, 785, 579, 6, 6, 4),</text:p>
      <text:p text:style-name="Standard">(18900, 785, 624, 128, 6, 5),</text:p>
      <text:p text:style-name="Standard">(18901, 785, 625, 128, 6, 6),</text:p>
      <text:p text:style-name="Standard">(18902, 785, 607, 105, 6, 7),</text:p>
      <text:p text:style-name="Standard">(18903, 785, 547, 105, 6, 8),</text:p>
      <text:p text:style-name="Standard">(18904, 785, 626, 128, 6, 9),</text:p>
      <text:p text:style-name="Standard">(18905, 785, 627, 105, 6, 10),</text:p>
      <text:p text:style-name="Standard">(18906, 785, 608, 6, 6, 11),</text:p>
      <text:p text:style-name="Standard">(18907, 785, 427, 118, 6, 12),</text:p>
      <text:p text:style-name="Standard">(18908, 785, 501, 118, 6, 13),</text:p>
      <text:p text:style-name="Standard">(18909, 785, 577, 6, 6, 14),</text:p>
      <text:p text:style-name="Standard">(18910, 785, 483, 6, 6, 15),</text:p>
      <text:p text:style-name="Standard">(18911, 785, 578, 66, 6, 16),</text:p>
      <text:p text:style-name="Standard">(18912, 785, 479, 66, 6, 17),</text:p>
      <text:p text:style-name="Standard">(18913, 785, 589, 105, 6, 18),</text:p>
      <text:p text:style-name="Standard">(18914, 786, 559, 107, 19, 1),</text:p>
      <text:p text:style-name="Standard">(18915, 786, 611, 113, 19, 2),</text:p>
      <text:p text:style-name="Standard">(18916, 786, 528, 109, 19, 3),</text:p>
      <text:p text:style-name="Standard">(18917, 786, 593, 113, 19, 4),</text:p>
      <text:p text:style-name="Standard">(18918, 786, 537, 113, 19, 5),</text:p>
      <text:p text:style-name="Standard">(18919, 786, 628, 114, 19, 6),</text:p>
      <text:p text:style-name="Standard">(18920, 786, 514, 113, 19, 7),</text:p>
      <text:p text:style-name="Standard">(18921, 786, 449, 113, 19, 8),</text:p>
      <text:p text:style-name="Standard">(18922, 786, 592, 110, 19, 9),</text:p>
      <text:p text:style-name="Standard">(18923, 786, 629, 129, 19, 10),</text:p>
      <text:p text:style-name="Standard">(18924, 786, 520, 114, 19, 11),</text:p>
      <text:p text:style-name="Standard">(18925, 786, 615, 113, 19, 12),</text:p>
      <text:p text:style-name="Standard">(18926, 786, 516, 113, 19, 13),</text:p>
      <text:p text:style-name="Standard">(18927, 786, 558, 113, 19, 14),</text:p>
      <text:p text:style-name="Standard">(18928, 786, 513, 114, 19, 15),</text:p>
      <text:p text:style-name="Standard">(18929, 786, 595, 114, 19, 16),</text:p>
      <text:p text:style-name="Standard">(18930, 786, 630, 113, 19, 17),</text:p>
      <text:p text:style-name="Standard">(18931, 786, 597, 113, 19, 18),</text:p>
      <text:p text:style-name="Standard">(18932, 786, 525, 114, 19, 19),</text:p>
      <text:p text:style-name="Standard">(18933, 786, 509, 113, 19, 20),</text:p>
      <text:p text:style-name="Standard">(18934, 786, 594, 113, 19, 21),</text:p>
      <text:p text:style-name="Standard">(18935, 786, 529, 113, 19, 22),</text:p>
      <text:p text:style-name="Standard">(18936, 786, 596, 113, 19, 23),</text:p>
      <text:p text:style-name="Standard">(18937, 786, 556, 113, 19, 24),</text:p>
      <text:p text:style-name="Standard">(18938, 786, 562, 113, 19, 25),</text:p>
      <text:p text:style-name="Standard">(18939, 786, 631, 113, 19, 26),</text:p>
      <text:p text:style-name="Standard">(18940, 786, 612, 113, 19, 27),</text:p>
      <text:p text:style-name="Standard">(18941, 786, 538, 113, 19, 28),</text:p>
      <text:p text:style-name="Standard">(18942, 786, 561, 113, 19, 29),</text:p>
      <text:p text:style-name="Standard">(18943, 786, 533, 113, 19, 30),</text:p>
      <text:p text:style-name="Standard">(18944, 786, 526, 113, 19, 31),</text:p>
      <text:p text:style-name="Standard">(18945, 786, 512, 114, 19, 32),</text:p>
      <text:p text:style-name="Standard">(18946, 786, 555, 113, 19, 33),</text:p>
      <text:p text:style-name="Standard">(18947, 787, 581, 6, 13, 1),</text:p>
      <text:p text:style-name="Standard"><text:soft-page-break/>(18948, 787, 632, 6, 13, 2),</text:p>
      <text:p text:style-name="Standard">(18949, 787, 607, 105, 13, 3),</text:p>
      <text:p text:style-name="Standard">(18950, 787, 501, 118, 13, 4),</text:p>
      <text:p text:style-name="Standard">(18951, 787, 633, 105, 13, 5),</text:p>
      <text:p text:style-name="Standard">(18952, 787, 429, 6, 13, 6),</text:p>
      <text:p text:style-name="Standard">(18953, 787, 554, 105, 13, 7),</text:p>
      <text:p text:style-name="Standard">(18954, 787, 627, 105, 13, 8),</text:p>
      <text:p text:style-name="Standard">(18955, 787, 579, 6, 13, 9),</text:p>
      <text:p text:style-name="Standard">(18956, 787, 427, 118, 13, 10),</text:p>
      <text:p text:style-name="Standard">(18957, 787, 475, 105, 13, 11),</text:p>
      <text:p text:style-name="Standard">(18958, 787, 608, 6, 13, 12),</text:p>
      <text:p text:style-name="Standard">(18959, 787, 634, 125, 13, 13),</text:p>
      <text:p text:style-name="Standard">(18960, 787, 547, 105, 13, 14),</text:p>
      <text:p text:style-name="Standard">(18961, 787, 580, 105, 13, 15),</text:p>
      <text:p text:style-name="Standard">(18962, 788, 581, 6, 55, 1),</text:p>
      <text:p text:style-name="Standard">(18963, 788, 608, 6, 55, 2),</text:p>
      <text:p text:style-name="Standard">(18964, 788, 554, 105, 55, 3),</text:p>
      <text:p text:style-name="Standard">(18965, 788, 579, 6, 55, 4),</text:p>
      <text:p text:style-name="Standard">(18966, 788, 607, 105, 55, 5),</text:p>
      <text:p text:style-name="Standard">(18967, 788, 627, 105, 55, 6),</text:p>
      <text:p text:style-name="Standard">(18968, 788, 580, 105, 55, 7),</text:p>
      <text:p text:style-name="Standard">(18969, 788, 624, 128, 55, 8),</text:p>
      <text:p text:style-name="Standard">(18970, 788, 626, 128, 55, 9),</text:p>
      <text:p text:style-name="Standard">(18971, 788, 578, 118, 55, 10),</text:p>
      <text:p text:style-name="Standard">(18972, 788, 429, 128, 55, 11),</text:p>
      <text:p text:style-name="Standard">(18973, 788, 609, 105, 55, 12),</text:p>
      <text:p text:style-name="Standard">(18974, 788, 624, 105, 55, 13),</text:p>
      <text:p text:style-name="Standard">(18975, 788, 482, 6, 55, 14),</text:p>
      <text:p text:style-name="Standard">(18976, 788, 633, 105, 55, 15),</text:p>
      <text:p text:style-name="Standard">(18977, 788, 606, 6, 55, 16),</text:p>
      <text:p text:style-name="Standard">(18978, 788, 427, 130, 55, 17),</text:p>
      <text:p text:style-name="Standard">(18979, 788, 475, 105, 55, 18),</text:p>
      <text:p text:style-name="Standard">(18980, 788, 501, 118, 55, 19),</text:p>
      <text:p text:style-name="Standard">(18981, 788, 635, 118, 55, 20),</text:p>
      <text:p text:style-name="Standard">(18982, 789, 579, 6, 9, 1),</text:p>
      <text:p text:style-name="Standard">(18983, 789, 606, 6, 9, 2),</text:p>
      <text:p text:style-name="Standard">(18984, 789, 554, 105, 9, 3),</text:p>
      <text:p text:style-name="Standard">(18985, 789, 486, 125, 9, 4),</text:p>
      <text:p text:style-name="Standard">(18986, 789, 547, 105, 9, 5),</text:p>
      <text:p text:style-name="Standard">(18987, 789, 633, 105, 9, 6),</text:p>
      <text:p text:style-name="Standard">(18988, 789, 607, 105, 9, 7),</text:p>
      <text:p text:style-name="Standard">(18989, 789, 580, 105, 9, 8),</text:p>
      <text:p text:style-name="Standard">(18990, 789, 626, 128, 9, 9),</text:p>
      <text:p text:style-name="Standard">(18991, 789, 608, 6, 9, 10),</text:p>
      <text:p text:style-name="Standard">(18992, 789, 619, 87, 9, 11),</text:p>
      <text:p text:style-name="Standard">(18993, 789, 475, 105, 9, 12),</text:p>
      <text:p text:style-name="Standard">(18994, 789, 501, 118, 9, 13),</text:p>
      <text:p text:style-name="Standard">(18995, 789, 636, 125, 9, 14),</text:p>
      <text:p text:style-name="Standard">(18996, 789, 427, 118, 9, 15),</text:p>
      <text:p text:style-name="Standard">(18997, 789, 624, 128, 9, 16),</text:p>
      <text:p text:style-name="Standard">(18998, 789, 581, 6, 9, 17),</text:p>
      <text:p text:style-name="Standard">(18999, 789, 456, 105, 9, 18),</text:p>
      <text:p text:style-name="Standard"><text:soft-page-break/>(19000, 789, 479, 66, 9, 19),</text:p>
      <text:p text:style-name="Standard">(19001, 789, 578, 66, 9, 20),</text:p>
      <text:p text:style-name="Standard">(19002, 789, 627, 105, 9, 21),</text:p>
      <text:p text:style-name="Standard">(19003, 789, 506, 105, 9, 22),</text:p>
      <text:p text:style-name="Standard">(19004, 789, 620, 105, 9, 23),</text:p>
      <text:p text:style-name="Standard">(19005, 789, 637, 125, 9, 24),</text:p>
      <text:p text:style-name="Standard">(19006, 789, 585, 99, 9, 25),</text:p>
      <text:p text:style-name="Standard">(19007, 789, 356, 105, 9, 26),</text:p>
      <text:p text:style-name="Standard">(19008, 789, 541, 66, 9, 27),</text:p>
      <text:p text:style-name="Standard">(19009, 789, 498, 118, 9, 28),</text:p>
      <text:p text:style-name="Standard">(19010, 790, 579, 6, 20, 1),</text:p>
      <text:p text:style-name="Standard">(19011, 790, 475, 105, 20, 2),</text:p>
      <text:p text:style-name="Standard">(19012, 790, 554, 105, 20, 3),</text:p>
      <text:p text:style-name="Standard">(19013, 790, 580, 105, 20, 4),</text:p>
      <text:p text:style-name="Standard">(19014, 790, 627, 105, 20, 5),</text:p>
      <text:p text:style-name="Standard">(19015, 790, 506, 105, 20, 6),</text:p>
      <text:p text:style-name="Standard">(19016, 790, 638, 105, 20, 7),</text:p>
      <text:p text:style-name="Standard">(19017, 790, 639, 128, 20, 8),</text:p>
      <text:p text:style-name="Standard">(19018, 790, 606, 6, 20, 9),</text:p>
      <text:p text:style-name="Standard">(19019, 790, 501, 105, 20, 10),</text:p>
      <text:p text:style-name="Standard">(19020, 790, 633, 105, 20, 11),</text:p>
      <text:p text:style-name="Standard">(19021, 790, 577, 6, 20, 12),</text:p>
      <text:p text:style-name="Standard">(19022, 790, 581, 6, 20, 13),</text:p>
      <text:p text:style-name="Standard">(19023, 790, 608, 6, 20, 14),</text:p>
      <text:p text:style-name="Standard">(19024, 790, 620, 105, 20, 15),</text:p>
      <text:p text:style-name="Standard">(19025, 790, 547, 105, 20, 16),</text:p>
      <text:p text:style-name="Standard">(19026, 790, 456, 105, 20, 17),</text:p>
      <text:p text:style-name="Standard">(19027, 790, 626, 128, 20, 18),</text:p>
      <text:p text:style-name="Standard">(19028, 790, 483, 6, 20, 19),</text:p>
      <text:p text:style-name="Standard">(19029, 790, 607, 105, 20, 20),</text:p>
      <text:p text:style-name="Standard">(19030, 790, 429, 128, 20, 21),</text:p>
      <text:p text:style-name="Standard">(19031, 790, 586, 105, 20, 22),</text:p>
      <text:p text:style-name="Standard">(19032, 791, 475, 105, 14, 1),</text:p>
      <text:p text:style-name="Standard">(19033, 791, 581, 6, 14, 2),</text:p>
      <text:p text:style-name="Standard">(19034, 791, 541, 125, 14, 3),</text:p>
      <text:p text:style-name="Standard">(19035, 791, 580, 105, 14, 4),</text:p>
      <text:p text:style-name="Standard">(19036, 791, 486, 125, 14, 5),</text:p>
      <text:p text:style-name="Standard">(19037, 791, 586, 105, 14, 6),</text:p>
      <text:p text:style-name="Standard">(19038, 791, 640, 105, 14, 7),</text:p>
      <text:p text:style-name="Standard">(19039, 791, 579, 6, 14, 8),</text:p>
      <text:p text:style-name="Standard">(19040, 791, 609, 128, 14, 9),</text:p>
      <text:p text:style-name="Standard">(19041, 791, 583, 105, 14, 10),</text:p>
      <text:p text:style-name="Standard">(19042, 791, 456, 105, 14, 11),</text:p>
      <text:p text:style-name="Standard">(19043, 791, 577, 6, 14, 12),</text:p>
      <text:p text:style-name="Standard">(19044, 791, 620, 105, 14, 13),</text:p>
      <text:p text:style-name="Standard">(19045, 791, 501, 118, 14, 14),</text:p>
      <text:p text:style-name="Standard">(19046, 791, 554, 105, 14, 15),</text:p>
      <text:p text:style-name="Standard">(19047, 791, 506, 105, 14, 16),</text:p>
      <text:p text:style-name="Standard">(19048, 791, 427, 118, 14, 17),</text:p>
      <text:p text:style-name="Standard">(19049, 791, 641, 118, 14, 18),</text:p>
      <text:p text:style-name="Standard">(19050, 791, 608, 6, 14, 19),</text:p>
      <text:p text:style-name="Standard">(19051, 791, 633, 105, 14, 20),</text:p>
      <text:p text:style-name="Standard"><text:soft-page-break/>(19052, 791, 626, 128, 14, 21),</text:p>
      <text:p text:style-name="Standard">(19053, 791, 606, 6, 14, 22),</text:p>
      <text:p text:style-name="Standard">(19054, 791, 610, 125, 14, 23),</text:p>
      <text:p text:style-name="Standard">(19055, 791, 624, 128, 14, 24),</text:p>
      <text:p text:style-name="Standard">(19056, 791, 476, 6, 14, 25),</text:p>
      <text:p text:style-name="Standard">(19057, 792, 579, 131, 25, 1),</text:p>
      <text:p text:style-name="Standard">(19058, 792, 498, 6, 25, 2),</text:p>
      <text:p text:style-name="Standard">(19059, 792, 642, 6, 25, 3),</text:p>
      <text:p text:style-name="Standard">(19060, 792, 478, 131, 25, 4),</text:p>
      <text:p text:style-name="Standard">(19061, 792, 643, 105, 25, 5),</text:p>
      <text:p text:style-name="Standard">(19062, 792, 501, 105, 25, 6),</text:p>
      <text:p text:style-name="Standard">(19063, 792, 577, 105, 25, 7),</text:p>
      <text:p text:style-name="Standard">(19064, 792, 644, 105, 25, 8),</text:p>
      <text:p text:style-name="Standard">(19065, 792, 645, 105, 25, 9),</text:p>
      <text:p text:style-name="Standard">(19066, 792, 646, 128, 25, 10),</text:p>
      <text:p text:style-name="Standard">(19067, 792, 427, 6, 25, 11),</text:p>
      <text:p text:style-name="Standard">(19068, 792, 608, 132, 25, 12),</text:p>
      <text:p text:style-name="Standard">(19069, 792, 475, 131, 25, 13),</text:p>
      <text:p text:style-name="Standard">(19070, 792, 623, 105, 25, 14),</text:p>
      <text:p text:style-name="Standard">(19071, 792, 647, 132, 25, 15),</text:p>
      <text:p text:style-name="Standard">(19072, 792, 625, 128, 25, 16),</text:p>
      <text:p text:style-name="Standard">(19073, 792, 554, 105, 25, 17),</text:p>
      <text:p text:style-name="Standard">(19074, 792, 648, 131, 25, 18),</text:p>
      <text:p text:style-name="Standard">(19075, 792, 633, 132, 25, 19),</text:p>
      <text:p text:style-name="Standard">(19076, 792, 649, 128, 25, 20),</text:p>
      <text:p text:style-name="Standard">(19077, 792, 496, 105, 25, 21),</text:p>
      <text:p text:style-name="Standard">(19078, 793, 427, 6, 6, 1),</text:p>
      <text:p text:style-name="Standard">(19079, 793, 608, 132, 6, 2),</text:p>
      <text:p text:style-name="Standard">(19080, 793, 554, 105, 6, 3),</text:p>
      <text:p text:style-name="Standard">(19081, 793, 642, 6, 6, 4),</text:p>
      <text:p text:style-name="Standard">(19082, 793, 633, 132, 6, 5),</text:p>
      <text:p text:style-name="Standard">(19083, 793, 589, 132, 6, 6),</text:p>
      <text:p text:style-name="Standard">(19084, 793, 650, 128, 6, 7),</text:p>
      <text:p text:style-name="Standard">(19085, 793, 641, 6, 6, 8),</text:p>
      <text:p text:style-name="Standard">(19086, 793, 475, 131, 6, 9),</text:p>
      <text:p text:style-name="Standard">(19087, 793, 607, 105, 6, 10),</text:p>
      <text:p text:style-name="Standard">(19088, 793, 647, 132, 6, 11),</text:p>
      <text:p text:style-name="Standard">(19089, 793, 501, 6, 6, 12),</text:p>
      <text:p text:style-name="Standard">(19090, 793, 643, 105, 6, 13),</text:p>
      <text:p text:style-name="Standard">(19091, 793, 625, 128, 6, 14),</text:p>
      <text:p text:style-name="Standard">(19092, 793, 579, 131, 6, 15),</text:p>
      <text:p text:style-name="Standard">(19093, 793, 626, 128, 6, 16),</text:p>
      <text:p text:style-name="Standard">(19094, 793, 609, 131, 6, 17),</text:p>
      <text:p text:style-name="Standard">(19095, 793, 578, 118, 6, 18),</text:p>
      <text:p text:style-name="Standard">(19096, 793, 627, 105, 6, 19),</text:p>
      <text:p text:style-name="Standard">(19097, 793, 577, 105, 6, 20),</text:p>
      <text:p text:style-name="Standard">(19098, 793, 651, 105, 6, 21),</text:p>
      <text:p text:style-name="Standard">(19099, 793, 652, 133, 6, 22),</text:p>
      <text:p text:style-name="Standard">(19100, 793, 478, 131, 6, 23),</text:p>
      <text:p text:style-name="Standard">(19101, 794, 628, 113, 19, 1),</text:p>
      <text:p text:style-name="Standard">(19102, 794, 529, 113, 19, 2),</text:p>
      <text:p text:style-name="Standard">(19103, 794, 653, 113, 19, 3),</text:p>
      <text:p text:style-name="Standard"><text:soft-page-break/>(19104, 794, 512, 114, 19, 4),</text:p>
      <text:p text:style-name="Standard">(19105, 794, 654, 113, 19, 5),</text:p>
      <text:p text:style-name="Standard">(19106, 794, 612, 113, 19, 6),</text:p>
      <text:p text:style-name="Standard">(19107, 794, 538, 113, 19, 7),</text:p>
      <text:p text:style-name="Standard">(19108, 794, 597, 113, 19, 8),</text:p>
      <text:p text:style-name="Standard">(19109, 794, 556, 113, 19, 9),</text:p>
      <text:p text:style-name="Standard">(19110, 794, 559, 113, 19, 10),</text:p>
      <text:p text:style-name="Standard">(19111, 794, 518, 114, 19, 11),</text:p>
      <text:p text:style-name="Standard">(19112, 794, 563, 113, 19, 12),</text:p>
      <text:p text:style-name="Standard">(19113, 794, 513, 111, 19, 13),</text:p>
      <text:p text:style-name="Standard">(19114, 794, 509, 108, 19, 14),</text:p>
      <text:p text:style-name="Standard">(19115, 794, 528, 109, 19, 15),</text:p>
      <text:p text:style-name="Standard">(19116, 794, 655, 113, 19, 16),</text:p>
      <text:p text:style-name="Standard">(19117, 794, 656, 113, 19, 17),</text:p>
      <text:p text:style-name="Standard">(19118, 794, 523, 111, 19, 18),</text:p>
      <text:p text:style-name="Standard">(19119, 794, 611, 113, 19, 19),</text:p>
      <text:p text:style-name="Standard">(19120, 794, 631, 134, 19, 20),</text:p>
      <text:p text:style-name="Standard">(19121, 794, 593, 113, 19, 21),</text:p>
      <text:p text:style-name="Standard">(19122, 794, 532, 135, 19, 22),</text:p>
      <text:p text:style-name="Standard">(19123, 794, 561, 113, 19, 23),</text:p>
      <text:p text:style-name="Standard">(19124, 794, 525, 114, 19, 24),</text:p>
      <text:p text:style-name="Standard">(19125, 794, 657, 113, 19, 25),</text:p>
      <text:p text:style-name="Standard">(19126, 794, 658, 113, 19, 26),</text:p>
      <text:p text:style-name="Standard">(19127, 794, 558, 113, 19, 27),</text:p>
      <text:p text:style-name="Standard">(19128, 794, 449, 114, 19, 28),</text:p>
      <text:p text:style-name="Standard">(19129, 794, 533, 113, 19, 29),</text:p>
      <text:p text:style-name="Standard">(19130, 794, 596, 113, 19, 30),</text:p>
      <text:p text:style-name="Standard">(19131, 794, 659, 129, 19, 31),</text:p>
      <text:p text:style-name="Standard">(19132, 794, 615, 113, 19, 32),</text:p>
      <text:p text:style-name="Standard">(19133, 794, 592, 136, 19, 33),</text:p>
      <text:p text:style-name="Standard">(19134, 795, 579, 131, 13, 1),</text:p>
      <text:p text:style-name="Standard">(19135, 795, 475, 131, 13, 2),</text:p>
      <text:p text:style-name="Standard">(19136, 795, 642, 6, 13, 3),</text:p>
      <text:p text:style-name="Standard">(19137, 795, 632, 6, 13, 4),</text:p>
      <text:p text:style-name="Standard">(19138, 795, 643, 105, 13, 5),</text:p>
      <text:p text:style-name="Standard">(19139, 795, 427, 6, 13, 6),</text:p>
      <text:p text:style-name="Standard">(19140, 795, 577, 105, 13, 7),</text:p>
      <text:p text:style-name="Standard">(19141, 795, 607, 105, 13, 8),</text:p>
      <text:p text:style-name="Standard">(19142, 795, 627, 105, 13, 9),</text:p>
      <text:p text:style-name="Standard">(19143, 795, 648, 131, 13, 10),</text:p>
      <text:p text:style-name="Standard">(19144, 795, 608, 132, 13, 11),</text:p>
      <text:p text:style-name="Standard">(19145, 795, 578, 118, 13, 12),</text:p>
      <text:p text:style-name="Standard">(19146, 795, 554, 105, 13, 13),</text:p>
      <text:p text:style-name="Standard">(19147, 795, 660, 105, 13, 14),</text:p>
      <text:p text:style-name="Standard">(19148, 795, 641, 6, 13, 15),</text:p>
      <text:p text:style-name="Standard">(19149, 795, 501, 6, 13, 16),</text:p>
      <text:p text:style-name="Standard">(19150, 796, 579, 131, 39, 1),</text:p>
      <text:p text:style-name="Standard">(19151, 796, 475, 131, 39, 2),</text:p>
      <text:p text:style-name="Standard">(19152, 796, 577, 105, 39, 3),</text:p>
      <text:p text:style-name="Standard">(19153, 796, 643, 105, 39, 4),</text:p>
      <text:p text:style-name="Standard">(19154, 796, 608, 6, 39, 5),</text:p>
      <text:p text:style-name="Standard">(19155, 796, 554, 105, 39, 6),</text:p>
      <text:p text:style-name="Standard"><text:soft-page-break/>(19156, 796, 578, 6, 39, 7),</text:p>
      <text:p text:style-name="Standard">(19157, 796, 624, 128, 39, 8),</text:p>
      <text:p text:style-name="Standard">(19158, 796, 627, 105, 39, 9),</text:p>
      <text:p text:style-name="Standard">(19159, 796, 650, 128, 39, 10),</text:p>
      <text:p text:style-name="Standard">(19160, 796, 660, 6, 39, 11),</text:p>
      <text:p text:style-name="Standard">(19161, 796, 427, 6, 39, 12),</text:p>
      <text:p text:style-name="Standard">(19162, 796, 626, 128, 39, 13),</text:p>
      <text:p text:style-name="Standard">(19163, 796, 547, 105, 39, 14),</text:p>
      <text:p text:style-name="Standard">(19164, 796, 648, 131, 39, 15),</text:p>
      <text:p text:style-name="Standard">(19165, 796, 661, 105, 39, 16),</text:p>
      <text:p text:style-name="Standard">(19166, 797, 475, 131, 58, 1),</text:p>
      <text:p text:style-name="Standard">(19167, 797, 579, 131, 58, 2),</text:p>
      <text:p text:style-name="Standard">(19168, 797, 648, 131, 58, 3),</text:p>
      <text:p text:style-name="Standard">(19169, 797, 641, 131, 58, 4),</text:p>
      <text:p text:style-name="Standard">(19170, 797, 577, 105, 58, 5),</text:p>
      <text:p text:style-name="Standard">(19171, 797, 578, 6, 58, 6),</text:p>
      <text:p text:style-name="Standard">(19172, 797, 662, 128, 58, 7),</text:p>
      <text:p text:style-name="Standard">(19173, 797, 651, 105, 58, 8),</text:p>
      <text:p text:style-name="Standard">(19174, 797, 663, 118, 58, 9),</text:p>
      <text:p text:style-name="Standard">(19175, 797, 427, 6, 58, 10),</text:p>
      <text:p text:style-name="Standard">(19176, 797, 643, 105, 58, 11),</text:p>
      <text:p text:style-name="Standard">(19177, 797, 356, 87, 58, 12),</text:p>
      <text:p text:style-name="Standard">(19178, 797, 664, 125, 58, 13),</text:p>
      <text:p text:style-name="Standard">(19179, 797, 581, 105, 58, 14),</text:p>
      <text:p text:style-name="Standard">(19180, 797, 624, 128, 58, 15),</text:p>
      <text:p text:style-name="Standard">(19181, 797, 456, 105, 58, 16),</text:p>
      <text:p text:style-name="Standard">(19182, 797, 547, 105, 58, 17),</text:p>
      <text:p text:style-name="Standard">(19183, 797, 501, 118, 58, 18),</text:p>
      <text:p text:style-name="Standard">(19184, 797, 666, 125, 58, 19),</text:p>
      <text:p text:style-name="Standard">(19185, 797, 665, 125, 58, 20),</text:p>
      <text:p text:style-name="Standard">(19186, 797, 608, 6, 58, 21),</text:p>
      <text:p text:style-name="Standard">(19187, 797, 609, 105, 58, 22),</text:p>
      <text:p text:style-name="Standard">(19188, 797, 554, 105, 58, 23),</text:p>
      <text:p text:style-name="Standard">(19189, 797, 626, 128, 58, 24),</text:p>
      <text:p text:style-name="Standard">(19190, 797, 486, 125, 58, 25),</text:p>
      <text:p text:style-name="Standard">(19191, 798, 579, 131, 14, 1),</text:p>
      <text:p text:style-name="Standard">(19192, 798, 641, 131, 14, 2),</text:p>
      <text:p text:style-name="Standard">(19193, 798, 608, 6, 14, 3),</text:p>
      <text:p text:style-name="Standard">(19194, 798, 554, 105, 14, 4),</text:p>
      <text:p text:style-name="Standard">(19195, 798, 496, 105, 14, 5),</text:p>
      <text:p text:style-name="Standard">(19196, 798, 620, 6, 14, 6),</text:p>
      <text:p text:style-name="Standard">(19197, 798, 643, 105, 14, 7),</text:p>
      <text:p text:style-name="Standard">(19198, 798, 427, 6, 14, 8),</text:p>
      <text:p text:style-name="Standard">(19199, 798, 667, 105, 14, 9),</text:p>
      <text:p text:style-name="Standard">(19200, 798, 578, 6, 14, 10),</text:p>
      <text:p text:style-name="Standard">(19201, 798, 648, 131, 14, 11),</text:p>
      <text:p text:style-name="Standard">(19202, 798, 577, 105, 14, 12),</text:p>
      <text:p text:style-name="Standard">(19203, 798, 547, 105, 14, 13),</text:p>
      <text:p text:style-name="Standard">(19204, 798, 475, 131, 14, 14),</text:p>
      <text:p text:style-name="Standard">(19205, 798, 650, 128, 14, 15),</text:p>
      <text:p text:style-name="Standard">(19206, 798, 624, 128, 14, 16),</text:p>
      <text:p text:style-name="Standard">(19207, 798, 581, 105, 14, 17),</text:p>
      <text:p text:style-name="Standard"><text:soft-page-break/>(19208, 798, 501, 118, 14, 18),</text:p>
      <text:p text:style-name="Standard">(19209, 798, 668, 128, 14, 19),</text:p>
      <text:p text:style-name="Standard">(19210, 798, 663, 118, 14, 20),</text:p>
      <text:p text:style-name="Standard">(19211, 798, 642, 6, 14, 21),</text:p>
      <text:p text:style-name="Standard">(19212, 798, 633, 6, 14, 22),</text:p>
      <text:p text:style-name="Standard">(19213, 798, 586, 137, 14, 23),</text:p>
      <text:p text:style-name="Standard">(19214, 799, 579, 105, 25, 1),</text:p>
      <text:p text:style-name="Standard">(19215, 799, 642, 6, 25, 2),</text:p>
      <text:p text:style-name="Standard">(19216, 799, 498, 6, 25, 3),</text:p>
      <text:p text:style-name="Standard">(19217, 799, 427, 6, 25, 4),</text:p>
      <text:p text:style-name="Standard">(19218, 799, 625, 128, 25, 5),</text:p>
      <text:p text:style-name="Standard">(19219, 799, 501, 105, 25, 6),</text:p>
      <text:p text:style-name="Standard">(19220, 799, 669, 105, 25, 7),</text:p>
      <text:p text:style-name="Standard">(19221, 799, 640, 105, 25, 8),</text:p>
      <text:p text:style-name="Standard">(19222, 799, 620, 6, 25, 9),</text:p>
      <text:p text:style-name="Standard">(19223, 799, 554, 128, 25, 10),</text:p>
      <text:p text:style-name="Standard">(19224, 799, 578, 6, 25, 11),</text:p>
      <text:p text:style-name="Standard">(19225, 799, 670, 105, 25, 12),</text:p>
      <text:p text:style-name="Standard">(19226, 799, 643, 105, 25, 13),</text:p>
      <text:p text:style-name="Standard">(19227, 799, 671, 128, 25, 14),</text:p>
      <text:p text:style-name="Standard">(19228, 799, 672, 105, 25, 15),</text:p>
      <text:p text:style-name="Standard">(19229, 799, 627, 6, 25, 16),</text:p>
      <text:p text:style-name="Standard">(19230, 799, 577, 105, 25, 17),</text:p>
      <text:p text:style-name="Standard">(19231, 799, 496, 105, 25, 18),</text:p>
      <text:p text:style-name="Standard">(19232, 800, 657, 113, 19, 1),</text:p>
      <text:p text:style-name="Standard">(19233, 800, 525, 114, 19, 2),</text:p>
      <text:p text:style-name="Standard">(19234, 800, 658, 113, 19, 3),</text:p>
      <text:p text:style-name="Standard">(19235, 800, 526, 113, 19, 4),</text:p>
      <text:p text:style-name="Standard">(19236, 800, 673, 113, 19, 5),</text:p>
      <text:p text:style-name="Standard">(19237, 800, 615, 113, 19, 6),</text:p>
      <text:p text:style-name="Standard">(19238, 800, 528, 109, 19, 7),</text:p>
      <text:p text:style-name="Standard">(19239, 800, 555, 113, 19, 8),</text:p>
      <text:p text:style-name="Standard">(19240, 800, 674, 113, 19, 9),</text:p>
      <text:p text:style-name="Standard">(19241, 800, 655, 129, 19, 10),</text:p>
      <text:p text:style-name="Standard">(19242, 800, 656, 113, 19, 11),</text:p>
      <text:p text:style-name="Standard">(19243, 800, 521, 114, 19, 12),</text:p>
      <text:p text:style-name="Standard">(19244, 800, 675, 114, 19, 13),</text:p>
      <text:p text:style-name="Standard">(19245, 800, 628, 113, 19, 14),</text:p>
      <text:p text:style-name="Standard">(19246, 800, 518, 113, 19, 15),</text:p>
      <text:p text:style-name="Standard">(19247, 800, 679, 113, 19, 16),</text:p>
      <text:p text:style-name="Standard">(19248, 800, 592, 136, 19, 17),</text:p>
      <text:p text:style-name="Standard">(19249, 800, 596, 129, 19, 18),</text:p>
      <text:p text:style-name="Standard">(19250, 800, 676, 113, 19, 19),</text:p>
      <text:p text:style-name="Standard">(19251, 800, 611, 113, 19, 20),</text:p>
      <text:p text:style-name="Standard">(19252, 800, 597, 113, 19, 21),</text:p>
      <text:p text:style-name="Standard">(19253, 800, 449, 135, 19, 22),</text:p>
      <text:p text:style-name="Standard">(19254, 800, 520, 113, 19, 23),</text:p>
      <text:p text:style-name="Standard">(19255, 800, 512, 138, 19, 24),</text:p>
      <text:p text:style-name="Standard">(19256, 800, 612, 134, 19, 25),</text:p>
      <text:p text:style-name="Standard">(19257, 800, 659, 113, 19, 26),</text:p>
      <text:p text:style-name="Standard">(19258, 800, 556, 113, 19, 27),</text:p>
      <text:p text:style-name="Standard">(19259, 800, 509, 113, 19, 28),</text:p>
      <text:p text:style-name="Standard"><text:soft-page-break/>(19260, 800, 529, 113, 19, 29),</text:p>
      <text:p text:style-name="Standard">(19261, 800, 677, 139, 19, 30),</text:p>
      <text:p text:style-name="Standard">(19262, 800, 678, 134, 19, 31),</text:p>
      <text:p text:style-name="Standard">(19263, 800, 593, 113, 19, 32),</text:p>
      <text:p text:style-name="Standard">(19264, 800, 519, 113, 19, 33),</text:p>
      <text:p text:style-name="Standard">(19265, 801, 579, 105, 13, 1),</text:p>
      <text:p text:style-name="Standard">(19266, 801, 427, 6, 13, 2),</text:p>
      <text:p text:style-name="Standard">(19267, 801, 475, 105, 13, 3),</text:p>
      <text:p text:style-name="Standard">(19268, 801, 498, 6, 13, 4),</text:p>
      <text:p text:style-name="Standard">(19269, 801, 429, 128, 13, 5),</text:p>
      <text:p text:style-name="Standard">(19270, 801, 669, 105, 13, 6),</text:p>
      <text:p text:style-name="Standard">(19271, 801, 644, 105, 13, 7),</text:p>
      <text:p text:style-name="Standard">(19272, 801, 642, 6, 13, 8),</text:p>
      <text:p text:style-name="Standard">(19273, 801, 632, 128, 13, 9),</text:p>
      <text:p text:style-name="Standard">(19274, 801, 554, 128, 13, 10),</text:p>
      <text:p text:style-name="Standard">(19275, 801, 670, 105, 13, 11),</text:p>
      <text:p text:style-name="Standard">(19276, 801, 498, 6, 13, 12),</text:p>
      <text:p text:style-name="Standard">(19277, 801, 680, 6, 13, 13),</text:p>
      <text:p text:style-name="Standard">(19278, 801, 643, 105, 13, 14),</text:p>
      <text:p text:style-name="Standard">(19279, 802, 579, 131, 55, 1),</text:p>
      <text:p text:style-name="Standard">(19280, 802, 648, 131, 55, 2),</text:p>
      <text:p text:style-name="Standard">(19281, 802, 626, 6, 55, 3),</text:p>
      <text:p text:style-name="Standard">(19282, 802, 669, 105, 55, 4),</text:p>
      <text:p text:style-name="Standard">(19283, 802, 633, 105, 55, 5),</text:p>
      <text:p text:style-name="Standard">(19284, 802, 554, 128, 55, 6),</text:p>
      <text:p text:style-name="Standard">(19285, 802, 632, 128, 55, 7),</text:p>
      <text:p text:style-name="Standard">(19286, 802, 427, 6, 55, 8),</text:p>
      <text:p text:style-name="Standard">(19287, 802, 627, 6, 55, 9),</text:p>
      <text:p text:style-name="Standard">(19288, 802, 670, 105, 55, 10),</text:p>
      <text:p text:style-name="Standard">(19289, 802, 643, 105, 55, 11),</text:p>
      <text:p text:style-name="Standard">(19290, 802, 663, 105, 55, 12),</text:p>
      <text:p text:style-name="Standard">(19291, 802, 501, 105, 55, 13),</text:p>
      <text:p text:style-name="Standard">(19292, 802, 478, 131, 55, 14),</text:p>
      <text:p text:style-name="Standard">(19293, 802, 456, 105, 55, 15),</text:p>
      <text:p text:style-name="Standard">(19294, 802, 498, 6, 55, 16),</text:p>
      <text:p text:style-name="Standard">(19295, 802, 651, 133, 55, 17),</text:p>
      <text:p text:style-name="Standard">(19296, 802, 681, 128, 55, 18),</text:p>
      <text:p text:style-name="Standard">(19297, 802, 578, 6, 55, 19),</text:p>
      <text:p text:style-name="Standard">(19298, 802, 650, 128, 55, 20),</text:p>
      <text:p text:style-name="Standard">(19299, 802, 647, 105, 55, 21),</text:p>
      <text:p text:style-name="Standard">(19300, 802, 644, 105, 55, 22),</text:p>
      <text:p text:style-name="Standard">(19301, 803, 498, 6, 9, 1),</text:p>
      <text:p text:style-name="Standard">(19302, 803, 578, 6, 9, 2),</text:p>
      <text:p text:style-name="Standard">(19303, 803, 670, 105, 9, 3),</text:p>
      <text:p text:style-name="Standard">(19304, 803, 579, 131, 9, 4),</text:p>
      <text:p text:style-name="Standard">(19305, 803, 427, 6, 9, 5),</text:p>
      <text:p text:style-name="Standard">(19306, 803, 643, 105, 9, 6),</text:p>
      <text:p text:style-name="Standard">(19307, 803, 648, 131, 9, 7),</text:p>
      <text:p text:style-name="Standard">(19308, 803, 663, 105, 9, 8),</text:p>
      <text:p text:style-name="Standard">(19309, 803, 429, 128, 9, 9),</text:p>
      <text:p text:style-name="Standard">(19310, 803, 619, 87, 9, 10),</text:p>
      <text:p text:style-name="Standard">(19311, 803, 682, 125, 9, 11),</text:p>
      <text:p text:style-name="Standard"><text:soft-page-break/>(19312, 803, 501, 105, 9, 12),</text:p>
      <text:p text:style-name="Standard">(19313, 803, 665, 125, 9, 13),</text:p>
      <text:p text:style-name="Standard">(19314, 803, 683, 125, 9, 14),</text:p>
      <text:p text:style-name="Standard">(19315, 803, 547, 87, 9, 15),</text:p>
      <text:p text:style-name="Standard">(19316, 803, 475, 105, 9, 16),</text:p>
      <text:p text:style-name="Standard">(19317, 803, 684, 125, 9, 17),</text:p>
      <text:p text:style-name="Standard">(19318, 803, 554, 128, 9, 18),</text:p>
      <text:p text:style-name="Standard">(19319, 803, 456, 105, 9, 19),</text:p>
      <text:p text:style-name="Standard">(19320, 803, 669, 105, 9, 20),</text:p>
      <text:p text:style-name="Standard">(19321, 803, 633, 105, 9, 21),</text:p>
      <text:p text:style-name="Standard">(19322, 803, 685, 125, 9, 22),</text:p>
      <text:p text:style-name="Standard">(19323, 803, 686, 6, 9, 23),</text:p>
      <text:p text:style-name="Standard">(19324, 803, 647, 105, 9, 24),</text:p>
      <text:p text:style-name="Standard">(19325, 803, 645, 128, 9, 25),</text:p>
      <text:p text:style-name="Standard">(19326, 803, 581, 118, 9, 26),</text:p>
      <text:p text:style-name="Standard">(19327, 803, 626, 6, 9, 27),</text:p>
      <text:p text:style-name="Standard">(19328, 803, 687, 87, 9, 28),</text:p>
      <text:p text:style-name="Standard">(19329, 803, 688, 87, 9, 29),</text:p>
      <text:p text:style-name="Standard">(19330, 803, 627, 6, 9, 30),</text:p>
      <text:p text:style-name="Standard">(19331, 803, 689, 87, 9, 31),</text:p>
      <text:p text:style-name="Standard">(19332, 803, 690, 87, 9, 32),</text:p>
      <text:p text:style-name="Standard">(19333, 804, 579, 131, 20, 1),</text:p>
      <text:p text:style-name="Standard">(19334, 804, 498, 6, 20, 2),</text:p>
      <text:p text:style-name="Standard">(19335, 804, 427, 6, 20, 3),</text:p>
      <text:p text:style-name="Standard">(19336, 804, 648, 131, 20, 4),</text:p>
      <text:p text:style-name="Standard">(19337, 804, 644, 105, 20, 5),</text:p>
      <text:p text:style-name="Standard">(19338, 804, 641, 6, 20, 6),</text:p>
      <text:p text:style-name="Standard">(19339, 804, 501, 105, 20, 7),</text:p>
      <text:p text:style-name="Standard">(19340, 804, 627, 6, 20, 8),</text:p>
      <text:p text:style-name="Standard">(19341, 804, 626, 6, 20, 9),</text:p>
      <text:p text:style-name="Standard">(19342, 804, 554, 128, 20, 10),</text:p>
      <text:p text:style-name="Standard">(19343, 804, 669, 105, 20, 11),</text:p>
      <text:p text:style-name="Standard">(19344, 804, 691, 131, 20, 12),</text:p>
      <text:p text:style-name="Standard">(19345, 804, 645, 128, 20, 13),</text:p>
      <text:p text:style-name="Standard">(19346, 804, 692, 140, 20, 14),</text:p>
      <text:p text:style-name="Standard">(19347, 804, 478, 131, 20, 15),</text:p>
      <text:p text:style-name="Standard">(19348, 804, 632, 128, 20, 16),</text:p>
      <text:p text:style-name="Standard">(19349, 804, 578, 6, 20, 17),</text:p>
      <text:p text:style-name="Standard">(19350, 804, 643, 105, 20, 18),</text:p>
      <text:p text:style-name="Standard">(19351, 804, 475, 105, 20, 19),</text:p>
      <text:p text:style-name="Standard">(19352, 804, 429, 128, 20, 20),</text:p>
      <text:p text:style-name="Standard">(19353, 804, 670, 105, 20, 21),</text:p>
      <text:p text:style-name="Standard">(19354, 804, 633, 105, 20, 22),</text:p>
      <text:p text:style-name="Standard">(19355, 804, 663, 105, 20, 23),</text:p>
      <text:p text:style-name="Standard">(19356, 805, 579, 131, 66, 1),</text:p>
      <text:p text:style-name="Standard">(19357, 805, 498, 6, 66, 2),</text:p>
      <text:p text:style-name="Standard">(19358, 805, 478, 131, 66, 3),</text:p>
      <text:p text:style-name="Standard">(19359, 805, 643, 105, 66, 4),</text:p>
      <text:p text:style-name="Standard">(19360, 805, 644, 105, 66, 5),</text:p>
      <text:p text:style-name="Standard">(19361, 805, 663, 105, 66, 6),</text:p>
      <text:p text:style-name="Standard">(19362, 805, 620, 6, 66, 7),</text:p>
      <text:p text:style-name="Standard">(19363, 805, 680, 6, 66, 8),</text:p>
      <text:p text:style-name="Standard"><text:soft-page-break/>(19364, 805, 648, 131, 66, 9),</text:p>
      <text:p text:style-name="Standard">(19365, 805, 427, 6, 66, 10),</text:p>
      <text:p text:style-name="Standard">(19366, 805, 578, 6, 66, 11),</text:p>
      <text:p text:style-name="Standard">(19367, 805, 501, 105, 66, 12),</text:p>
      <text:p text:style-name="Standard">(19368, 805, 475, 105, 66, 13),</text:p>
      <text:p text:style-name="Standard">(19369, 805, 693, 128, 66, 14),</text:p>
      <text:p text:style-name="Standard">(19370, 805, 554, 128, 66, 15),</text:p>
      <text:p text:style-name="Standard">(19371, 805, 645, 128, 66, 16),</text:p>
      <text:p text:style-name="Standard">(19372, 805, 626, 6, 66, 17),</text:p>
      <text:p text:style-name="Standard">(19373, 806, 579, 131, 14, 1),</text:p>
      <text:p text:style-name="Standard">(19374, 806, 578, 6, 14, 2),</text:p>
      <text:p text:style-name="Standard">(19375, 806, 620, 6, 14, 3),</text:p>
      <text:p text:style-name="Standard">(19376, 806, 478, 131, 14, 4),</text:p>
      <text:p text:style-name="Standard">(19377, 806, 427, 6, 14, 5),</text:p>
      <text:p text:style-name="Standard">(19378, 806, 693, 128, 14, 6),</text:p>
      <text:p text:style-name="Standard">(19379, 806, 581, 118, 14, 7),</text:p>
      <text:p text:style-name="Standard">(19380, 806, 627, 105, 14, 8),</text:p>
      <text:p text:style-name="Standard">(19381, 806, 644, 105, 14, 9),</text:p>
      <text:p text:style-name="Standard">(19382, 806, 475, 105, 14, 10),</text:p>
      <text:p text:style-name="Standard">(19383, 806, 672, 105, 14, 11),</text:p>
      <text:p text:style-name="Standard">(19384, 806, 647, 6, 14, 12),</text:p>
      <text:p text:style-name="Standard">(19385, 806, 633, 105, 14, 13),</text:p>
      <text:p text:style-name="Standard">(19386, 806, 648, 131, 14, 14),</text:p>
      <text:p text:style-name="Standard">(19387, 806, 643, 105, 14, 15),</text:p>
      <text:p text:style-name="Standard">(19388, 806, 577, 105, 14, 16),</text:p>
      <text:p text:style-name="Standard">(19389, 806, 498, 6, 14, 17),</text:p>
      <text:p text:style-name="Standard">(19390, 806, 626, 6, 14, 18),</text:p>
      <text:p text:style-name="Standard">(19391, 806, 645, 128, 14, 19),</text:p>
      <text:p text:style-name="Standard">(19392, 806, 554, 128, 14, 20),</text:p>
      <text:p text:style-name="Standard">(19393, 806, 694, 105, 14, 21),</text:p>
      <text:p text:style-name="Standard">(19394, 807, 578, 6, 67, 1),</text:p>
      <text:p text:style-name="Standard">(19395, 807, 577, 105, 67, 2),</text:p>
      <text:p text:style-name="Standard">(19396, 807, 579, 131, 67, 3),</text:p>
      <text:p text:style-name="Standard">(19397, 807, 643, 105, 67, 4),</text:p>
      <text:p text:style-name="Standard">(19398, 807, 648, 131, 67, 5),</text:p>
      <text:p text:style-name="Standard">(19399, 807, 580, 105, 67, 6),</text:p>
      <text:p text:style-name="Standard">(19400, 807, 627, 105, 67, 7),</text:p>
      <text:p text:style-name="Standard">(19401, 807, 663, 105, 67, 8),</text:p>
      <text:p text:style-name="Standard">(19402, 807, 669, 105, 67, 9),</text:p>
      <text:p text:style-name="Standard">(19403, 807, 644, 105, 67, 10),</text:p>
      <text:p text:style-name="Standard">(19404, 807, 640, 105, 67, 11),</text:p>
      <text:p text:style-name="Standard">(19405, 807, 478, 131, 67, 12),</text:p>
      <text:p text:style-name="Standard">(19406, 807, 427, 6, 67, 13),</text:p>
      <text:p text:style-name="Standard">(19407, 807, 650, 128, 67, 14),</text:p>
      <text:p text:style-name="Standard">(19408, 807, 501, 105, 67, 15),</text:p>
      <text:p text:style-name="Standard">(19409, 807, 475, 105, 67, 16),</text:p>
      <text:p text:style-name="Standard">(19410, 807, 554, 128, 67, 17),</text:p>
      <text:p text:style-name="Standard">(19411, 807, 680, 6, 67, 18),</text:p>
      <text:p text:style-name="Standard">(19412, 807, 647, 132, 67, 19),</text:p>
      <text:p text:style-name="Standard">(19413, 807, 633, 132, 67, 20),</text:p>
      <text:p text:style-name="Standard">(19414, 807, 626, 6, 67, 21),</text:p>
      <text:p text:style-name="Standard">(19415, 807, 581, 118, 67, 22),</text:p>
      <text:p text:style-name="Standard"><text:soft-page-break/>(19416, 808, 647, 6, 25, 1),</text:p>
      <text:p text:style-name="Standard">(19417, 808, 633, 6, 25, 2),</text:p>
      <text:p text:style-name="Standard">(19418, 808, 498, 105, 25, 3),</text:p>
      <text:p text:style-name="Standard">(19419, 808, 578, 6, 25, 4),</text:p>
      <text:p text:style-name="Standard">(19420, 808, 695, 105, 25, 5),</text:p>
      <text:p text:style-name="Standard">(19421, 808, 554, 128, 25, 6),</text:p>
      <text:p text:style-name="Standard">(19422, 808, 427, 128, 25, 7),</text:p>
      <text:p text:style-name="Standard">(19423, 808, 696, 87, 25, 8),</text:p>
      <text:p text:style-name="Standard">(19424, 808, 689, 87, 25, 9),</text:p>
      <text:p text:style-name="Standard">(19425, 808, 626, 128, 25, 10),</text:p>
      <text:p text:style-name="Standard">(19426, 808, 579, 105, 25, 11),</text:p>
      <text:p text:style-name="Standard">(19427, 808, 697, 105, 25, 12),</text:p>
      <text:p text:style-name="Standard">(19428, 808, 642, 6, 25, 13),</text:p>
      <text:p text:style-name="Standard">(19429, 808, 496, 128, 25, 14),</text:p>
      <text:p text:style-name="Standard">(19430, 808, 649, 141, 25, 15),</text:p>
      <text:p text:style-name="Standard">(19431, 808, 698, 87, 25, 16),</text:p>
      <text:p text:style-name="Standard">(19432, 809, 657, 113, 19, 1),</text:p>
      <text:p text:style-name="Standard">(19433, 809, 656, 113, 19, 2),</text:p>
      <text:p text:style-name="Standard">(19434, 809, 611, 113, 19, 3),</text:p>
      <text:p text:style-name="Standard">(19435, 809, 615, 113, 19, 4),</text:p>
      <text:p text:style-name="Standard">(19436, 809, 658, 113, 19, 5),</text:p>
      <text:p text:style-name="Standard">(19437, 809, 556, 113, 19, 6),</text:p>
      <text:p text:style-name="Standard">(19438, 809, 509, 113, 19, 7),</text:p>
      <text:p text:style-name="Standard">(19439, 809, 679, 129, 19, 8),</text:p>
      <text:p text:style-name="Standard">(19440, 809, 529, 114, 19, 9),</text:p>
      <text:p text:style-name="Standard">(19441, 809, 653, 113, 19, 10),</text:p>
      <text:p text:style-name="Standard">(19442, 809, 699, 113, 19, 11),</text:p>
      <text:p text:style-name="Standard">(19443, 809, 700, 113, 19, 12),</text:p>
      <text:p text:style-name="Standard">(19444, 809, 675, 114, 19, 13),</text:p>
      <text:p text:style-name="Standard">(19445, 809, 525, 134, 19, 14),</text:p>
      <text:p text:style-name="Standard">(19446, 809, 701, 113, 19, 15),</text:p>
      <text:p text:style-name="Standard">(19447, 809, 449, 113, 19, 16),</text:p>
      <text:p text:style-name="Standard">(19448, 809, 654, 113, 19, 17),</text:p>
      <text:p text:style-name="Standard">(19449, 809, 613, 113, 19, 18),</text:p>
      <text:p text:style-name="Standard">(19450, 809, 677, 113, 19, 19),</text:p>
      <text:p text:style-name="Standard">(19451, 809, 628, 114, 19, 20),</text:p>
      <text:p text:style-name="Standard">(19452, 809, 673, 142, 19, 21),</text:p>
      <text:p text:style-name="Standard">(19453, 809, 559, 114, 19, 22),</text:p>
      <text:p text:style-name="Standard">(19454, 809, 659, 113, 19, 23),</text:p>
      <text:p text:style-name="Standard">(19455, 809, 518, 110, 19, 24),</text:p>
      <text:p text:style-name="Standard">(19456, 809, 555, 113, 19, 25),</text:p>
      <text:p text:style-name="Standard">(19457, 809, 593, 113, 19, 26),</text:p>
      <text:p text:style-name="Standard">(19458, 809, 528, 107, 19, 27),</text:p>
      <text:p text:style-name="Standard">(19459, 809, 520, 113, 19, 28),</text:p>
      <text:p text:style-name="Standard">(19460, 809, 521, 114, 19, 29),</text:p>
      <text:p text:style-name="Standard">(19461, 809, 655, 113, 19, 30),</text:p>
      <text:p text:style-name="Standard">(19462, 809, 702, 139, 19, 31),</text:p>
      <text:p text:style-name="Standard">(19463, 809, 512, 143, 19, 32),</text:p>
      <text:p text:style-name="Standard">(19464, 809, 612, 129, 19, 33),</text:p>
      <text:p text:style-name="Standard">(19465, 810, 647, 6, 39, 1),</text:p>
      <text:p text:style-name="Standard">(19466, 810, 642, 6, 39, 2),</text:p>
      <text:p text:style-name="Standard">(19467, 810, 697, 105, 39, 3),</text:p>
      <text:p text:style-name="Standard"><text:soft-page-break/>(19468, 810, 578, 6, 39, 4),</text:p>
      <text:p text:style-name="Standard">(19469, 810, 640, 105, 39, 5),</text:p>
      <text:p text:style-name="Standard">(19470, 810, 427, 128, 39, 6),</text:p>
      <text:p text:style-name="Standard">(19471, 810, 627, 6, 39, 7),</text:p>
      <text:p text:style-name="Standard">(19472, 810, 581, 133, 39, 8),</text:p>
      <text:p text:style-name="Standard">(19473, 810, 475, 125, 39, 9),</text:p>
      <text:p text:style-name="Standard">(19474, 810, 633, 6, 39, 10),</text:p>
      <text:p text:style-name="Standard">(19475, 810, 664, 125, 39, 11),</text:p>
      <text:p text:style-name="Standard">(19476, 810, 501, 128, 39, 12),</text:p>
      <text:p text:style-name="Standard">(19477, 810, 660, 125, 39, 13),</text:p>
      <text:p text:style-name="Standard">(19478, 810, 579, 105, 39, 14),</text:p>
      <text:p text:style-name="Standard">(19479, 810, 643, 128, 39, 15),</text:p>
      <text:p text:style-name="Standard">(19480, 810, 498, 105, 39, 16),</text:p>
      <text:p text:style-name="Standard">(19481, 810, 663, 87, 39, 17),</text:p>
      <text:p text:style-name="Standard">(19482, 810, 456, 125, 39, 18),</text:p>
      <text:p text:style-name="Standard">(19483, 810, 651, 133, 39, 19),</text:p>
      <text:p text:style-name="Standard">(19484, 811, 647, 6, 13, 1),</text:p>
      <text:p text:style-name="Standard">(19485, 811, 633, 6, 13, 2),</text:p>
      <text:p text:style-name="Standard">(19486, 811, 670, 105, 13, 3),</text:p>
      <text:p text:style-name="Standard">(19487, 811, 640, 105, 13, 4),</text:p>
      <text:p text:style-name="Standard">(19488, 811, 427, 128, 13, 5),</text:p>
      <text:p text:style-name="Standard">(19489, 811, 578, 6, 13, 6),</text:p>
      <text:p text:style-name="Standard">(19490, 811, 501, 128, 13, 7),</text:p>
      <text:p text:style-name="Standard">(19491, 811, 627, 6, 13, 8),</text:p>
      <text:p text:style-name="Standard">(19492, 811, 693, 128, 13, 9),</text:p>
      <text:p text:style-name="Standard">(19493, 811, 632, 133, 13, 10),</text:p>
      <text:p text:style-name="Standard">(19494, 811, 429, 125, 13, 11),</text:p>
      <text:p text:style-name="Standard">(19495, 811, 660, 105, 13, 12),</text:p>
      <text:p text:style-name="Standard">(19496, 811, 651, 133, 13, 13),</text:p>
      <text:p text:style-name="Standard">(19497, 811, 642, 6, 13, 14),</text:p>
      <text:p text:style-name="Standard">(19498, 811, 579, 105, 13, 15),</text:p>
      <text:p text:style-name="Standard">(19499, 811, 498, 105, 13, 16),</text:p>
      <text:p text:style-name="Standard">(19500, 811, 554, 128, 13, 17),</text:p>
      <text:p text:style-name="Standard">(19501, 811, 581, 133, 13, 18),</text:p>
      <text:p text:style-name="Standard">(19502, 811, 681, 141, 13, 19),</text:p>
      <text:p text:style-name="Standard">(19503, 811, 703, 144, 13, 20),</text:p>
      <text:p text:style-name="Standard">(19504, 812, 578, 6, 55, 1),</text:p>
      <text:p text:style-name="Standard">(19505, 812, 579, 105, 55, 2),</text:p>
      <text:p text:style-name="Standard">(19506, 812, 498, 105, 55, 3),</text:p>
      <text:p text:style-name="Standard">(19507, 812, 647, 6, 55, 4),</text:p>
      <text:p text:style-name="Standard">(19508, 812, 642, 6, 55, 5),</text:p>
      <text:p text:style-name="Standard">(19509, 812, 633, 6, 55, 6),</text:p>
      <text:p text:style-name="Standard">(19510, 812, 640, 105, 55, 7),</text:p>
      <text:p text:style-name="Standard">(19511, 812, 627, 6, 55, 8),</text:p>
      <text:p text:style-name="Standard">(19512, 812, 670, 105, 55, 9),</text:p>
      <text:p text:style-name="Standard">(19513, 812, 554, 128, 55, 10),</text:p>
      <text:p text:style-name="Standard">(19514, 812, 619, 87, 55, 11),</text:p>
      <text:p text:style-name="Standard">(19515, 812, 660, 125, 55, 12),</text:p>
      <text:p text:style-name="Standard">(19516, 812, 581, 133, 55, 13),</text:p>
      <text:p text:style-name="Standard">(19517, 812, 704, 133, 55, 14),</text:p>
      <text:p text:style-name="Standard">(19518, 812, 589, 127, 55, 15),</text:p>
      <text:p text:style-name="Standard">(19519, 812, 697, 105, 55, 16),</text:p>
      <text:p text:style-name="Standard"><text:soft-page-break/>(19520, 812, 475, 87, 55, 17),</text:p>
      <text:p text:style-name="Standard">(19521, 812, 669, 125, 55, 18),</text:p>
      <text:p text:style-name="Standard">(19522, 812, 625, 127, 55, 19),</text:p>
      <text:p text:style-name="Standard">(19523, 812, 663, 87, 55, 20),</text:p>
      <text:p text:style-name="Standard">(19524, 812, 427, 128, 55, 21),</text:p>
      <text:p text:style-name="Standard">(19525, 812, 651, 133, 55, 22),</text:p>
      <text:p text:style-name="Standard">(19526, 812, 501, 128, 55, 23),</text:p>
      <text:p text:style-name="Standard">(19527, 812, 643, 128, 55, 24),</text:p>
      <text:p text:style-name="Standard">(19528, 812, 456, 125, 55, 25),</text:p>
      <text:p text:style-name="Standard">(19529, 813, 647, 6, 9, 1),</text:p>
      <text:p text:style-name="Standard">(19530, 813, 579, 105, 9, 2),</text:p>
      <text:p text:style-name="Standard">(19531, 813, 642, 6, 9, 3),</text:p>
      <text:p text:style-name="Standard">(19532, 813, 498, 105, 9, 4),</text:p>
      <text:p text:style-name="Standard">(19533, 813, 578, 6, 9, 5),</text:p>
      <text:p text:style-name="Standard">(19534, 813, 697, 105, 9, 6),</text:p>
      <text:p text:style-name="Standard">(19535, 813, 669, 125, 9, 7),</text:p>
      <text:p text:style-name="Standard">(19536, 813, 663, 87, 9, 8),</text:p>
      <text:p text:style-name="Standard">(19537, 813, 687, 87, 9, 9),</text:p>
      <text:p text:style-name="Standard">(19538, 813, 627, 6, 9, 10),</text:p>
      <text:p text:style-name="Standard">(19539, 813, 706, 87, 9, 11),</text:p>
      <text:p text:style-name="Standard">(19540, 813, 666, 125, 9, 12),</text:p>
      <text:p text:style-name="Standard">(19541, 813, 633, 6, 9, 13),</text:p>
      <text:p text:style-name="Standard">(19542, 813, 670, 105, 9, 14),</text:p>
      <text:p text:style-name="Standard">(19543, 813, 689, 87, 9, 15),</text:p>
      <text:p text:style-name="Standard">(19544, 813, 581, 133, 9, 16),</text:p>
      <text:p text:style-name="Standard">(19545, 813, 486, 133, 9, 17),</text:p>
      <text:p text:style-name="Standard">(19546, 813, 456, 125, 9, 18),</text:p>
      <text:p text:style-name="Standard">(19547, 813, 640, 105, 9, 19),</text:p>
      <text:p text:style-name="Standard">(19548, 813, 651, 133, 9, 20),</text:p>
      <text:p text:style-name="Standard">(19549, 813, 554, 128, 9, 21),</text:p>
      <text:p text:style-name="Standard">(19550, 813, 707, 125, 9, 22),</text:p>
      <text:p text:style-name="Standard">(19551, 813, 427, 128, 9, 23),</text:p>
      <text:p text:style-name="Standard">(19552, 813, 708, 133, 9, 24),</text:p>
      <text:p text:style-name="Standard">(19553, 813, 501, 128, 9, 25),</text:p>
      <text:p text:style-name="Standard">(19554, 813, 664, 125, 9, 26),</text:p>
      <text:p text:style-name="Standard">(19555, 813, 705, 87, 9, 27),</text:p>
      <text:p text:style-name="Standard">(19556, 814, 642, 6, 20, 1),</text:p>
      <text:p text:style-name="Standard">(19557, 814, 579, 105, 20, 2),</text:p>
      <text:p text:style-name="Standard">(19558, 814, 578, 6, 20, 3),</text:p>
      <text:p text:style-name="Standard">(19559, 814, 697, 105, 20, 4),</text:p>
      <text:p text:style-name="Standard">(19560, 814, 640, 105, 20, 5),</text:p>
      <text:p text:style-name="Standard">(19561, 814, 475, 87, 20, 6),</text:p>
      <text:p text:style-name="Standard">(19562, 814, 680, 6, 20, 7),</text:p>
      <text:p text:style-name="Standard">(19563, 814, 647, 6, 20, 8),</text:p>
      <text:p text:style-name="Standard">(19564, 814, 478, 144, 20, 9),</text:p>
      <text:p text:style-name="Standard">(19565, 814, 627, 6, 20, 10),</text:p>
      <text:p text:style-name="Standard">(19566, 814, 690, 87, 20, 11),</text:p>
      <text:p text:style-name="Standard">(19567, 814, 692, 144, 20, 12),</text:p>
      <text:p text:style-name="Standard">(19568, 814, 664, 125, 20, 13),</text:p>
      <text:p text:style-name="Standard">(19569, 814, 710, 145, 20, 14),</text:p>
      <text:p text:style-name="Standard">(19570, 814, 709, 145, 20, 15),</text:p>
      <text:p text:style-name="Standard">(19571, 814, 455, 144, 20, 16),</text:p>
      <text:p text:style-name="Standard"><text:soft-page-break/>(19572, 814, 633, 6, 20, 17),</text:p>
      <text:p text:style-name="Standard">(19573, 814, 689, 87, 20, 18),</text:p>
      <text:p text:style-name="Standard">(19574, 814, 670, 105, 20, 19),</text:p>
      <text:p text:style-name="Standard">(19575, 814, 431, 146, 20, 20),</text:p>
      <text:p text:style-name="Standard">(19576, 814, 660, 125, 20, 21),</text:p>
      <text:p text:style-name="Standard">(19577, 814, 711, 144, 20, 22),</text:p>
      <text:p text:style-name="Standard">(19578, 814, 712, 144, 20, 23),</text:p>
      <text:p text:style-name="Standard">(19579, 814, 554, 128, 20, 24),</text:p>
      <text:p text:style-name="Standard">(19580, 814, 501, 128, 20, 25),</text:p>
      <text:p text:style-name="Standard">(19581, 814, 669, 125, 20, 26),</text:p>
      <text:p text:style-name="Standard">(19582, 814, 713, 147, 20, 27),</text:p>
      <text:p text:style-name="Standard">(19583, 814, 714, 6, 20, 28),</text:p>
      <text:p text:style-name="Standard">(19584, 814, 715, 147, 20, 29),</text:p>
      <text:p text:style-name="Standard">(19585, 814, 427, 128, 20, 30),</text:p>
      <text:p text:style-name="Standard">(19586, 814, 456, 125, 20, 31),</text:p>
      <text:p text:style-name="Standard">(19587, 814, 716, 144, 20, 32),</text:p>
      <text:p text:style-name="Standard">(19588, 814, 717, 147, 20, 33),</text:p>
      <text:p text:style-name="Standard">(19589, 814, 718, 144, 20, 34),</text:p>
      <text:p text:style-name="Standard">(19590, 815, 647, 6, 66, 1),</text:p>
      <text:p text:style-name="Standard">(19591, 815, 642, 6, 66, 2),</text:p>
      <text:p text:style-name="Standard">(19592, 815, 578, 6, 66, 3),</text:p>
      <text:p text:style-name="Standard">(19593, 815, 579, 105, 66, 4),</text:p>
      <text:p text:style-name="Standard">(19594, 815, 691, 105, 66, 5),</text:p>
      <text:p text:style-name="Standard">(19595, 815, 633, 6, 66, 6),</text:p>
      <text:p text:style-name="Standard">(19596, 815, 663, 87, 66, 7),</text:p>
      <text:p text:style-name="Standard">(19597, 815, 720, 6, 66, 8),</text:p>
      <text:p text:style-name="Standard">(19598, 815, 719, 133, 66, 9),</text:p>
      <text:p text:style-name="Standard">(19599, 815, 622, 105, 66, 10),</text:p>
      <text:p text:style-name="Standard">(19600, 815, 640, 105, 66, 11),</text:p>
      <text:p text:style-name="Standard">(19601, 815, 670, 105, 66, 12),</text:p>
      <text:p text:style-name="Standard">(19602, 815, 427, 128, 66, 13),</text:p>
      <text:p text:style-name="Standard">(19603, 815, 554, 128, 66, 14),</text:p>
      <text:p text:style-name="Standard">(19604, 815, 697, 105, 66, 15),</text:p>
      <text:p text:style-name="Standard">(19605, 815, 651, 133, 66, 16),</text:p>
      <text:p text:style-name="Standard">(19606, 815, 721, 6, 66, 17),</text:p>
      <text:p text:style-name="Standard">(19607, 815, 632, 133, 66, 18),</text:p>
      <text:p text:style-name="Standard">(19608, 815, 680, 6, 66, 19),</text:p>
      <text:p text:style-name="Standard">(19609, 815, 627, 6, 66, 20),</text:p>
      <text:p text:style-name="Standard">(19610, 816, 579, 105, 14, 1),</text:p>
      <text:p text:style-name="Standard">(19611, 816, 642, 6, 14, 2),</text:p>
      <text:p text:style-name="Standard">(19612, 816, 633, 6, 14, 3),</text:p>
      <text:p text:style-name="Standard">(19613, 816, 578, 6, 14, 4),</text:p>
      <text:p text:style-name="Standard">(19614, 816, 427, 128, 14, 5),</text:p>
      <text:p text:style-name="Standard">(19615, 816, 643, 128, 14, 6),</text:p>
      <text:p text:style-name="Standard">(19616, 816, 644, 105, 14, 7),</text:p>
      <text:p text:style-name="Standard">(19617, 816, 620, 6, 14, 8),</text:p>
      <text:p text:style-name="Standard">(19618, 816, 501, 128, 14, 9),</text:p>
      <text:p text:style-name="Standard">(19619, 816, 589, 127, 14, 10),</text:p>
      <text:p text:style-name="Standard">(19620, 816, 669, 105, 14, 11),</text:p>
      <text:p text:style-name="Standard">(19621, 816, 689, 87, 14, 12),</text:p>
      <text:p text:style-name="Standard">(19622, 816, 475, 87, 14, 13),</text:p>
      <text:p text:style-name="Standard">(19623, 816, 717, 147, 14, 14),</text:p>
      <text:p text:style-name="Standard"><text:soft-page-break/>(19624, 816, 704, 133, 14, 15),</text:p>
      <text:p text:style-name="Standard">(19625, 816, 627, 6, 14, 16),</text:p>
      <text:p text:style-name="Standard">(19626, 816, 647, 6, 14, 17),</text:p>
      <text:p text:style-name="Standard">(19627, 816, 697, 105, 14, 18),</text:p>
      <text:p text:style-name="Standard">(19628, 816, 670, 105, 14, 19),</text:p>
      <text:p text:style-name="Standard">(19629, 816, 640, 105, 14, 20),</text:p>
      <text:p text:style-name="Standard">(19630, 816, 486, 125, 14, 21),</text:p>
      <text:p text:style-name="Standard">(19631, 816, 663, 87, 14, 22),</text:p>
      <text:p text:style-name="Standard">(19632, 816, 664, 125, 14, 23),</text:p>
      <text:p text:style-name="Standard">(19633, 816, 722, 6, 14, 24),</text:p>
      <text:p text:style-name="Standard">(19634, 816, 456, 125, 14, 25),</text:p>
      <text:p text:style-name="Standard">(19635, 816, 622, 105, 14, 26),</text:p>
      <text:p text:style-name="Standard">(19636, 816, 625, 127, 14, 27),</text:p>
      <text:p text:style-name="Standard">(19637, 816, 667, 133, 14, 28),</text:p>
      <text:p text:style-name="Standard">(19638, 816, 660, 125, 14, 29),</text:p>
      <text:p text:style-name="Standard">(19639, 816, 651, 133, 14, 30),</text:p>
      <text:p text:style-name="Standard">(19640, 817, 641, 6, 66, 1),</text:p>
      <text:p text:style-name="Standard">(19641, 817, 723, 6, 66, 2),</text:p>
      <text:p text:style-name="Standard">(19642, 817, 554, 128, 66, 3),</text:p>
      <text:p text:style-name="Standard">(19643, 817, 663, 148, 66, 4),</text:p>
      <text:p text:style-name="Standard">(19644, 817, 689, 87, 66, 5),</text:p>
      <text:p text:style-name="Standard">(19645, 817, 640, 105, 66, 6),</text:p>
      <text:p text:style-name="Standard">(19646, 817, 721, 6, 66, 7),</text:p>
      <text:p text:style-name="Standard">(19647, 817, 688, 87, 66, 8),</text:p>
      <text:p text:style-name="Standard">(19648, 817, 669, 141, 66, 9),</text:p>
      <text:p text:style-name="Standard">(19649, 817, 609, 6, 66, 10),</text:p>
      <text:p text:style-name="Standard">(19650, 817, 501, 105, 66, 11),</text:p>
      <text:p text:style-name="Standard">(19651, 817, 475, 133, 66, 12),</text:p>
      <text:p text:style-name="Standard">(19652, 817, 651, 133, 66, 13),</text:p>
      <text:p text:style-name="Standard">(19653, 817, 626, 128, 66, 14),</text:p>
      <text:p text:style-name="Standard">(19654, 817, 642, 6, 66, 15),</text:p>
      <text:p text:style-name="Standard">(19655, 817, 581, 133, 66, 16),</text:p>
      <text:p text:style-name="Standard">(19656, 817, 725, 133, 66, 17),</text:p>
      <text:p text:style-name="Standard">(19657, 817, 717, 147, 66, 18),</text:p>
      <text:p text:style-name="Standard">(19658, 817, 724, 144, 66, 19),</text:p>
      <text:p text:style-name="Standard">(19659, 817, 627, 6, 66, 20),</text:p>
      <text:p text:style-name="Standard">(19660, 817, 720, 141, 66, 21),</text:p>
      <text:p text:style-name="Standard">(19661, 818, 526, 114, 19, 1),</text:p>
      <text:p text:style-name="Standard">(19662, 818, 509, 113, 19, 2),</text:p>
      <text:p text:style-name="Standard">(19663, 818, 611, 113, 19, 3),</text:p>
      <text:p text:style-name="Standard">(19664, 818, 518, 110, 19, 4),</text:p>
      <text:p text:style-name="Standard">(19665, 818, 656, 113, 19, 5),</text:p>
      <text:p text:style-name="Standard">(19666, 818, 525, 113, 19, 6),</text:p>
      <text:p text:style-name="Standard">(19667, 818, 592, 113, 19, 7),</text:p>
      <text:p text:style-name="Standard">(19668, 818, 726, 113, 19, 8),</text:p>
      <text:p text:style-name="Standard">(19669, 818, 629, 113, 19, 9),</text:p>
      <text:p text:style-name="Standard">(19670, 818, 593, 113, 19, 10),</text:p>
      <text:p text:style-name="Standard">(19671, 818, 658, 113, 19, 11),</text:p>
      <text:p text:style-name="Standard">(19672, 818, 727, 107, 19, 12),</text:p>
      <text:p text:style-name="Standard">(19673, 818, 728, 113, 19, 13),</text:p>
      <text:p text:style-name="Standard">(19674, 818, 729, 129, 19, 14),</text:p>
      <text:p text:style-name="Standard">(19675, 818, 730, 149, 19, 15),</text:p>
      <text:p text:style-name="Standard"><text:soft-page-break/>(19676, 818, 513, 111, 19, 16),</text:p>
      <text:p text:style-name="Standard">(19677, 818, 657, 113, 19, 17),</text:p>
      <text:p text:style-name="Standard">(19678, 818, 521, 113, 19, 18),</text:p>
      <text:p text:style-name="Standard">(19679, 818, 731, 110, 19, 19),</text:p>
      <text:p text:style-name="Standard">(19680, 818, 675, 110, 19, 20),</text:p>
      <text:p text:style-name="Standard">(19681, 818, 732, 113, 19, 21),</text:p>
      <text:p text:style-name="Standard">(19682, 818, 677, 139, 19, 22),</text:p>
      <text:p text:style-name="Standard">(19683, 818, 449, 113, 19, 23),</text:p>
      <text:p text:style-name="Standard">(19684, 818, 529, 150, 19, 24),</text:p>
      <text:p text:style-name="Standard">(19685, 818, 699, 113, 19, 25),</text:p>
      <text:p text:style-name="Standard">(19686, 818, 628, 113, 19, 26),</text:p>
      <text:p text:style-name="Standard">(19687, 818, 615, 113, 19, 27),</text:p>
      <text:p text:style-name="Standard">(19688, 818, 520, 113, 19, 28),</text:p>
      <text:p text:style-name="Standard">(19689, 818, 702, 113, 19, 29),</text:p>
      <text:p text:style-name="Standard">(19690, 818, 733, 113, 19, 30),</text:p>
      <text:p text:style-name="Standard">(19691, 818, 647, 6, 19, 31),</text:p>
      <text:p text:style-name="Standard">(19692, 818, 734, 129, 19, 32),</text:p>
      <text:p text:style-name="Standard">(19693, 818, 612, 113, 19, 33),</text:p>
      <text:p text:style-name="Standard">(19694, 819, 647, 6, 13, 1),</text:p>
      <text:p text:style-name="Standard">(19695, 819, 642, 6, 13, 2),</text:p>
      <text:p text:style-name="Standard">(19696, 819, 626, 128, 13, 3),</text:p>
      <text:p text:style-name="Standard">(19697, 819, 578, 87, 13, 4),</text:p>
      <text:p text:style-name="Standard">(19698, 819, 632, 133, 13, 5),</text:p>
      <text:p text:style-name="Standard">(19699, 819, 689, 87, 13, 6),</text:p>
      <text:p text:style-name="Standard">(19700, 819, 735, 6, 13, 7),</text:p>
      <text:p text:style-name="Standard">(19701, 819, 660, 128, 13, 8),</text:p>
      <text:p text:style-name="Standard">(19702, 819, 688, 87, 13, 9),</text:p>
      <text:p text:style-name="Standard">(19703, 819, 669, 141, 13, 10),</text:p>
      <text:p text:style-name="Standard">(19704, 819, 651, 133, 13, 11),</text:p>
      <text:p text:style-name="Standard">(19705, 819, 736, 133, 13, 12),</text:p>
      <text:p text:style-name="Standard">(19706, 819, 703, 144, 13, 13),</text:p>
      <text:p text:style-name="Standard">(19707, 819, 737, 141, 13, 14),</text:p>
      <text:p text:style-name="Standard">(19708, 819, 738, 133, 13, 15),</text:p>
      <text:p text:style-name="Standard">(19709, 819, 739, 152, 13, 16),</text:p>
      <text:p text:style-name="Standard">(19710, 819, 641, 6, 13, 17),</text:p>
      <text:p text:style-name="Standard">(19711, 819, 554, 128, 13, 18),</text:p>
      <text:p text:style-name="Standard">(19712, 819, 663, 148, 13, 19),</text:p>
      <text:p text:style-name="Standard">(19713, 819, 627, 6, 13, 20),</text:p>
      <text:p text:style-name="Standard">(19714, 819, 581, 133, 13, 21),</text:p>
      <text:p text:style-name="Standard">(19715, 819, 475, 151, 13, 22),</text:p>
      <text:p text:style-name="Standard">(19716, 820, 647, 6, 53, 1),</text:p>
      <text:p text:style-name="Standard">(19717, 820, 642, 6, 53, 2),</text:p>
      <text:p text:style-name="Standard">(19718, 820, 641, 6, 53, 3),</text:p>
      <text:p text:style-name="Standard">(19719, 820, 626, 128, 53, 4),</text:p>
      <text:p text:style-name="Standard">(19720, 820, 427, 141, 53, 5),</text:p>
      <text:p text:style-name="Standard">(19721, 820, 581, 133, 53, 6),</text:p>
      <text:p text:style-name="Standard">(19722, 820, 554, 128, 53, 7),</text:p>
      <text:p text:style-name="Standard">(19723, 820, 741, 105, 53, 8),</text:p>
      <text:p text:style-name="Standard">(19724, 820, 651, 133, 53, 9),</text:p>
      <text:p text:style-name="Standard">(19725, 820, 704, 133, 53, 10),</text:p>
      <text:p text:style-name="Standard">(19726, 820, 723, 6, 53, 11),</text:p>
      <text:p text:style-name="Standard">(19727, 820, 740, 6, 53, 12),</text:p>
      <text:p text:style-name="Standard"><text:soft-page-break/>(19728, 820, 669, 128, 53, 13),</text:p>
      <text:p text:style-name="Standard">(19729, 820, 578, 87, 53, 14),</text:p>
      <text:p text:style-name="Standard">(19730, 820, 640, 105, 53, 15),</text:p>
      <text:p text:style-name="Standard">(19731, 820, 687, 126, 53, 16),</text:p>
      <text:p text:style-name="Standard">(19732, 820, 627, 6, 53, 17),</text:p>
      <text:p text:style-name="Standard">(19733, 820, 660, 141, 53, 18),</text:p>
      <text:p text:style-name="Standard">(19734, 820, 501, 105, 53, 19),</text:p>
      <text:p text:style-name="Standard">(19735, 820, 722, 6, 53, 20),</text:p>
      <text:p text:style-name="Standard">(19736, 821, 647, 6, 9, 1),</text:p>
      <text:p text:style-name="Standard">(19737, 821, 641, 6, 9, 2),</text:p>
      <text:p text:style-name="Standard">(19738, 821, 578, 87, 9, 3),</text:p>
      <text:p text:style-name="Standard">(19739, 821, 742, 125, 9, 4),</text:p>
      <text:p text:style-name="Standard">(19740, 821, 743, 125, 9, 5),</text:p>
      <text:p text:style-name="Standard">(19741, 821, 642, 6, 9, 6),</text:p>
      <text:p text:style-name="Standard">(19742, 821, 686, 87, 9, 7),</text:p>
      <text:p text:style-name="Standard">(19743, 821, 456, 6, 9, 8),</text:p>
      <text:p text:style-name="Standard">(19744, 821, 744, 125, 9, 9),</text:p>
      <text:p text:style-name="Standard">(19745, 821, 687, 6, 9, 10),</text:p>
      <text:p text:style-name="Standard">(19746, 821, 669, 128, 9, 11),</text:p>
      <text:p text:style-name="Standard">(19747, 821, 745, 126, 9, 12),</text:p>
      <text:p text:style-name="Standard">(19748, 821, 723, 6, 9, 13),</text:p>
      <text:p text:style-name="Standard">(19749, 821, 660, 141, 9, 14),</text:p>
      <text:p text:style-name="Standard">(19750, 821, 651, 133, 9, 15),</text:p>
      <text:p text:style-name="Standard">(19751, 821, 664, 125, 9, 16),</text:p>
      <text:p text:style-name="Standard">(19752, 821, 501, 105, 9, 17),</text:p>
      <text:p text:style-name="Standard">(19753, 821, 746, 105, 9, 18),</text:p>
      <text:p text:style-name="Standard">(19754, 821, 640, 105, 9, 19),</text:p>
      <text:p text:style-name="Standard">(19755, 821, 688, 87, 9, 20),</text:p>
      <text:p text:style-name="Standard">(19756, 821, 705, 148, 9, 21),</text:p>
      <text:p text:style-name="Standard">(19757, 821, 689, 87, 9, 22),</text:p>
      <text:p text:style-name="Standard">(19758, 821, 581, 133, 9, 23),</text:p>
      <text:p text:style-name="Standard">(19759, 821, 708, 133, 9, 24),</text:p>
      <text:p text:style-name="Standard">(19760, 821, 475, 151, 9, 25),</text:p>
      <text:p text:style-name="Standard">(19761, 821, 427, 128, 9, 26),</text:p>
      <text:p text:style-name="Standard">(19762, 821, 738, 133, 9, 27),</text:p>
      <text:p text:style-name="Standard">(19763, 821, 747, 87, 9, 28),</text:p>
      <text:p text:style-name="Standard">(19764, 821, 626, 128, 9, 29),</text:p>
      <text:p text:style-name="Standard">(19765, 821, 721, 6, 9, 30),</text:p>
      <text:p text:style-name="Standard">(19766, 821, 748, 105, 9, 31),</text:p>
      <text:p text:style-name="Standard">(19767, 821, 749, 152, 9, 32),</text:p>
      <text:p text:style-name="Standard">(19768, 822, 647, 6, 20, 1),</text:p>
      <text:p text:style-name="Standard">(19769, 822, 642, 6, 20, 2),</text:p>
      <text:p text:style-name="Standard">(19770, 822, 723, 6, 20, 3),</text:p>
      <text:p text:style-name="Standard">(19771, 822, 641, 6, 20, 4),</text:p>
      <text:p text:style-name="Standard">(19772, 822, 554, 128, 20, 5),</text:p>
      <text:p text:style-name="Standard">(19773, 822, 736, 6, 20, 6),</text:p>
      <text:p text:style-name="Standard">(19774, 822, 751, 144, 20, 7),</text:p>
      <text:p text:style-name="Standard">(19775, 822, 724, 144, 20, 8),</text:p>
      <text:p text:style-name="Standard">(19776, 822, 752, 147, 20, 9),</text:p>
      <text:p text:style-name="Standard">(19777, 822, 660, 133, 20, 10),</text:p>
      <text:p text:style-name="Standard">(19778, 822, 753, 144, 20, 11),</text:p>
      <text:p text:style-name="Standard">(19779, 822, 709, 145, 20, 12),</text:p>
      <text:p text:style-name="Standard"><text:soft-page-break/>(19780, 822, 626, 128, 20, 13),</text:p>
      <text:p text:style-name="Standard">(19781, 822, 712, 147, 20, 14),</text:p>
      <text:p text:style-name="Standard">(19782, 822, 738, 133, 20, 15),</text:p>
      <text:p text:style-name="Standard">(19783, 822, 750, 144, 20, 16),</text:p>
      <text:p text:style-name="Standard">(19784, 822, 754, 145, 20, 17),</text:p>
      <text:p text:style-name="Standard">(19785, 822, 715, 145, 20, 18),</text:p>
      <text:p text:style-name="Standard">(19786, 822, 748, 105, 20, 19),</text:p>
      <text:p text:style-name="Standard">(19787, 822, 710, 145, 20, 20),</text:p>
      <text:p text:style-name="Standard">(19788, 822, 755, 6, 20, 21),</text:p>
      <text:p text:style-name="Standard">(19789, 822, 749, 152, 20, 22),</text:p>
      <text:p text:style-name="Standard">(19790, 822, 427, 128, 20, 23),</text:p>
      <text:p text:style-name="Standard">(19791, 822, 756, 144, 20, 24),</text:p>
      <text:p text:style-name="Standard">(19792, 822, 697, 105, 20, 25),</text:p>
      <text:p text:style-name="Standard">(19793, 822, 632, 133, 20, 26),</text:p>
      <text:p text:style-name="Standard">(19794, 822, 692, 144, 20, 27),</text:p>
      <text:p text:style-name="Standard">(19795, 822, 757, 144, 20, 28),</text:p>
      <text:p text:style-name="Standard">(19796, 822, 722, 6, 20, 29),</text:p>
      <text:p text:style-name="Standard">(19797, 822, 746, 105, 20, 30),</text:p>
      <text:p text:style-name="Standard">(19798, 823, 647, 6, 39, 1),</text:p>
      <text:p text:style-name="Standard">(19799, 823, 642, 6, 39, 2),</text:p>
      <text:p text:style-name="Standard">(19800, 823, 633, 6, 39, 3),</text:p>
      <text:p text:style-name="Standard">(19801, 823, 578, 87, 39, 4),</text:p>
      <text:p text:style-name="Standard">(19802, 823, 626, 128, 39, 5),</text:p>
      <text:p text:style-name="Standard">(19803, 823, 427, 128, 39, 6),</text:p>
      <text:p text:style-name="Standard">(19804, 823, 708, 133, 39, 7),</text:p>
      <text:p text:style-name="Standard">(19805, 823, 651, 133, 39, 8),</text:p>
      <text:p text:style-name="Standard">(19806, 823, 622, 105, 39, 9),</text:p>
      <text:p text:style-name="Standard">(19807, 823, 663, 148, 39, 10),</text:p>
      <text:p text:style-name="Standard">(19808, 823, 475, 151, 39, 11),</text:p>
      <text:p text:style-name="Standard">(19809, 823, 758, 133, 39, 12),</text:p>
      <text:p text:style-name="Standard">(19810, 823, 744, 125, 39, 13),</text:p>
      <text:p text:style-name="Standard">(19811, 823, 735, 6, 39, 14),</text:p>
      <text:p text:style-name="Standard">(19812, 823, 632, 141, 39, 15),</text:p>
      <text:p text:style-name="Standard">(19813, 823, 554, 128, 39, 16),</text:p>
      <text:p text:style-name="Standard">(19814, 823, 759, 105, 39, 17),</text:p>
      <text:p text:style-name="Standard">(19815, 823, 746, 105, 39, 18),</text:p>
      <text:p text:style-name="Standard">(19816, 824, 647, 6, 14, 1),</text:p>
      <text:p text:style-name="Standard">(19817, 824, 498, 105, 14, 2),</text:p>
      <text:p text:style-name="Standard">(19818, 824, 633, 6, 14, 3),</text:p>
      <text:p text:style-name="Standard">(19819, 824, 642, 6, 14, 4),</text:p>
      <text:p text:style-name="Standard">(19820, 824, 697, 105, 14, 5),</text:p>
      <text:p text:style-name="Standard">(19821, 824, 609, 6, 14, 6),</text:p>
      <text:p text:style-name="Standard">(19822, 824, 641, 6, 14, 7),</text:p>
      <text:p text:style-name="Standard">(19823, 824, 622, 105, 14, 8),</text:p>
      <text:p text:style-name="Standard">(19824, 824, 663, 87, 14, 9),</text:p>
      <text:p text:style-name="Standard">(19825, 824, 627, 6, 14, 10),</text:p>
      <text:p text:style-name="Standard">(19826, 824, 748, 105, 14, 11),</text:p>
      <text:p text:style-name="Standard">(19827, 824, 742, 125, 14, 12),</text:p>
      <text:p text:style-name="Standard">(19828, 824, 688, 87, 14, 13),</text:p>
      <text:p text:style-name="Standard">(19829, 824, 626, 128, 14, 14),</text:p>
      <text:p text:style-name="Standard">(19830, 824, 689, 87, 14, 15),</text:p>
      <text:p text:style-name="Standard">(19831, 824, 475, 125, 14, 16),</text:p>
      <text:p text:style-name="Standard"><text:soft-page-break/>(19832, 824, 746, 105, 14, 17),</text:p>
      <text:p text:style-name="Standard">(19833, 824, 554, 128, 14, 18),</text:p>
      <text:p text:style-name="Standard">(19834, 824, 578, 87, 14, 19),</text:p>
      <text:p text:style-name="Standard">(19835, 824, 762, 105, 14, 20),</text:p>
      <text:p text:style-name="Standard">(19836, 824, 427, 128, 14, 21),</text:p>
      <text:p text:style-name="Standard">(19837, 824, 664, 125, 14, 22),</text:p>
      <text:p text:style-name="Standard">(19838, 824, 723, 6, 14, 23),</text:p>
      <text:p text:style-name="Standard">(19839, 824, 625, 127, 14, 24),</text:p>
      <text:p text:style-name="Standard">(19840, 824, 735, 6, 14, 25),</text:p>
      <text:p text:style-name="Standard">(19841, 824, 761, 105, 14, 26),</text:p>
      <text:p text:style-name="Standard">(19842, 824, 640, 105, 14, 27),</text:p>
      <text:p text:style-name="Standard">(19843, 824, 581, 133, 14, 28),</text:p>
      <text:p text:style-name="Standard">(19844, 824, 687, 6, 14, 29),</text:p>
      <text:p text:style-name="Standard">(19845, 824, 738, 133, 14, 30),</text:p>
      <text:p text:style-name="Standard">(19846, 824, 749, 152, 14, 31),</text:p>
      <text:p text:style-name="Standard">(19847, 824, 651, 133, 14, 32),</text:p>
      <text:p text:style-name="Standard">(19848, 824, 717, 6, 14, 33),</text:p>
      <text:p text:style-name="Standard">(19849, 824, 760, 153, 14, 34),</text:p>
      <text:p text:style-name="Standard">(19850, 824, 660, 141, 14, 35),</text:p>
      <text:p text:style-name="Standard">(19851, 825, 579, 51, 66, 1),</text:p>
      <text:p text:style-name="Standard">(19852, 825, 641, 6, 66, 2),</text:p>
      <text:p text:style-name="Standard">(19853, 825, 642, 51, 66, 3),</text:p>
      <text:p text:style-name="Standard">(19854, 825, 763, 51, 66, 4),</text:p>
      <text:p text:style-name="Standard">(19855, 825, 640, 51, 66, 5),</text:p>
      <text:p text:style-name="Standard">(19856, 825, 647, 6, 66, 6),</text:p>
      <text:p text:style-name="Standard">(19857, 825, 589, 105, 66, 7),</text:p>
      <text:p text:style-name="Standard">(19858, 825, 475, 133, 66, 8),</text:p>
      <text:p text:style-name="Standard">(19859, 825, 627, 154, 66, 9),</text:p>
      <text:p text:style-name="Standard">(19860, 825, 741, 154, 66, 10),</text:p>
      <text:p text:style-name="Standard">(19861, 825, 723, 6, 66, 11),</text:p>
      <text:p text:style-name="Standard">(19862, 825, 501, 105, 66, 12),</text:p>
      <text:p text:style-name="Standard">(19863, 825, 660, 154, 66, 13),</text:p>
      <text:p text:style-name="Standard">(19864, 825, 764, 154, 66, 14),</text:p>
      <text:p text:style-name="Standard">(19865, 825, 687, 6, 66, 15),</text:p>
      <text:p text:style-name="Standard">(19866, 825, 765, 154, 66, 16),</text:p>
      <text:p text:style-name="Standard">(19867, 825, 725, 133, 66, 17),</text:p>
      <text:p text:style-name="Standard">(19868, 825, 704, 154, 66, 18),</text:p>
      <text:p text:style-name="Standard">(19869, 825, 633, 6, 66, 19),</text:p>
      <text:p text:style-name="Standard">(19870, 825, 498, 154, 66, 20),</text:p>
      <text:p text:style-name="Standard">(19871, 825, 721, 144, 66, 21),</text:p>
      <text:p text:style-name="Standard">(19872, 826, 766, 113, 19, 1),</text:p>
      <text:p text:style-name="Standard">(19873, 826, 673, 113, 19, 2),</text:p>
      <text:p text:style-name="Standard">(19874, 826, 658, 113, 19, 3),</text:p>
      <text:p text:style-name="Standard">(19875, 826, 612, 149, 19, 4),</text:p>
      <text:p text:style-name="Standard">(19876, 826, 734, 134, 19, 5),</text:p>
      <text:p text:style-name="Standard">(19877, 826, 731, 119, 19, 6),</text:p>
      <text:p text:style-name="Standard">(19878, 826, 767, 113, 19, 7),</text:p>
      <text:p text:style-name="Standard">(19879, 826, 518, 150, 19, 8),</text:p>
      <text:p text:style-name="Standard">(19880, 826, 529, 150, 19, 9),</text:p>
      <text:p text:style-name="Standard">(19881, 826, 699, 113, 19, 10),</text:p>
      <text:p text:style-name="Standard">(19882, 826, 534, 113, 19, 11),</text:p>
      <text:p text:style-name="Standard">(19883, 826, 611, 113, 19, 12),</text:p>
      <text:p text:style-name="Standard"><text:soft-page-break/>(19884, 826, 729, 113, 19, 13),</text:p>
      <text:p text:style-name="Standard">(19885, 826, 768, 150, 19, 14),</text:p>
      <text:p text:style-name="Standard">(19886, 826, 654, 114, 19, 15),</text:p>
      <text:p text:style-name="Standard">(19887, 826, 653, 135, 19, 16),</text:p>
      <text:p text:style-name="Standard">(19888, 826, 615, 113, 19, 17),</text:p>
      <text:p text:style-name="Standard">(19889, 826, 700, 113, 19, 18),</text:p>
      <text:p text:style-name="Standard">(19890, 826, 769, 155, 19, 19),</text:p>
      <text:p text:style-name="Standard">(19891, 826, 521, 156, 19, 20),</text:p>
      <text:p text:style-name="Standard">(19892, 826, 593, 113, 19, 21),</text:p>
      <text:p text:style-name="Standard">(19893, 826, 770, 113, 19, 22),</text:p>
      <text:p text:style-name="Standard">(19894, 826, 526, 113, 19, 23),</text:p>
      <text:p text:style-name="Standard">(19895, 826, 630, 134, 19, 24),</text:p>
      <text:p text:style-name="Standard">(19896, 826, 733, 113, 19, 25),</text:p>
      <text:p text:style-name="Standard">(19897, 826, 771, 113, 19, 26),</text:p>
      <text:p text:style-name="Standard">(19898, 826, 449, 139, 19, 27),</text:p>
      <text:p text:style-name="Standard">(19899, 826, 629, 113, 19, 28),</text:p>
      <text:p text:style-name="Standard">(19900, 826, 657, 111, 19, 29),</text:p>
      <text:p text:style-name="Standard">(19901, 826, 726, 110, 19, 30),</text:p>
      <text:p text:style-name="Standard">(19902, 826, 772, 150, 19, 31),</text:p>
      <text:p text:style-name="Standard">(19903, 826, 732, 105, 19, 32),</text:p>
      <text:p text:style-name="Standard">(19904, 826, 728, 107, 19, 33),</text:p>
      <text:p text:style-name="Standard">(19905, 827, 642, 51, 13, 1),</text:p>
      <text:p text:style-name="Standard">(19906, 827, 647, 6, 13, 2),</text:p>
      <text:p text:style-name="Standard">(19907, 827, 633, 6, 13, 3),</text:p>
      <text:p text:style-name="Standard">(19908, 827, 627, 154, 13, 4),</text:p>
      <text:p text:style-name="Standard">(19909, 827, 704, 154, 13, 5),</text:p>
      <text:p text:style-name="Standard">(19910, 827, 429, 154, 13, 6),</text:p>
      <text:p text:style-name="Standard">(19911, 827, 660, 154, 13, 7),</text:p>
      <text:p text:style-name="Standard">(19912, 827, 773, 154, 13, 8),</text:p>
      <text:p text:style-name="Standard">(19913, 827, 579, 51, 13, 9),</text:p>
      <text:p text:style-name="Standard">(19914, 827, 589, 154, 13, 10),</text:p>
      <text:p text:style-name="Standard">(19915, 827, 763, 51, 13, 11),</text:p>
      <text:p text:style-name="Standard">(19916, 827, 641, 6, 13, 12),</text:p>
      <text:p text:style-name="Standard">(19917, 827, 741, 154, 13, 13),</text:p>
      <text:p text:style-name="Standard">(19918, 828, 786, 51, 55, 1),</text:p>
      <text:p text:style-name="Standard">(19919, 828, 647, 6, 55, 2),</text:p>
      <text:p text:style-name="Standard">(19920, 828, 633, 6, 55, 3),</text:p>
      <text:p text:style-name="Standard">(19921, 828, 686, 6, 55, 4),</text:p>
      <text:p text:style-name="Standard">(19922, 828, 642, 51, 55, 5),</text:p>
      <text:p text:style-name="Standard">(19923, 828, 589, 154, 55, 6),</text:p>
      <text:p text:style-name="Standard">(19924, 828, 704, 154, 55, 7),</text:p>
      <text:p text:style-name="Standard">(19925, 828, 774, 154, 55, 8),</text:p>
      <text:p text:style-name="Standard">(19926, 828, 764, 154, 55, 9),</text:p>
      <text:p text:style-name="Standard">(19927, 828, 763, 51, 55, 10),</text:p>
      <text:p text:style-name="Standard">(19928, 828, 579, 51, 55, 11),</text:p>
      <text:p text:style-name="Standard">(19929, 828, 660, 154, 55, 12),</text:p>
      <text:p text:style-name="Standard">(19930, 828, 627, 154, 55, 13),</text:p>
      <text:p text:style-name="Standard">(19931, 828, 741, 154, 55, 14),</text:p>
      <text:p text:style-name="Standard">(19932, 828, 775, 141, 55, 15),</text:p>
      <text:p text:style-name="Standard">(19933, 828, 501, 105, 55, 16),</text:p>
      <text:p text:style-name="Standard">(19934, 828, 427, 141, 55, 17),</text:p>
      <text:p text:style-name="Standard">(19935, 828, 647, 6, 55, 18),</text:p>
      <text:p text:style-name="Standard"><text:soft-page-break/>(19936, 828, 609, 141, 55, 19),</text:p>
      <text:p text:style-name="Standard">(19937, 828, 626, 141, 55, 20),</text:p>
      <text:p text:style-name="Standard">(19938, 828, 670, 105, 55, 21),</text:p>
      <text:p text:style-name="Standard">(19939, 828, 640, 105, 55, 22),</text:p>
      <text:p text:style-name="Standard">(19940, 828, 687, 6, 55, 23),</text:p>
      <text:p text:style-name="Standard">(19941, 829, 498, 6, 9, 1),</text:p>
      <text:p text:style-name="Standard">(19942, 829, 579, 51, 9, 2),</text:p>
      <text:p text:style-name="Standard">(19943, 829, 633, 6, 9, 3),</text:p>
      <text:p text:style-name="Standard">(19944, 829, 697, 51, 9, 4),</text:p>
      <text:p text:style-name="Standard">(19945, 829, 686, 66, 9, 5),</text:p>
      <text:p text:style-name="Standard">(19946, 829, 763, 51, 9, 6),</text:p>
      <text:p text:style-name="Standard">(19947, 829, 661, 66, 9, 7),</text:p>
      <text:p text:style-name="Standard">(19948, 829, 778, 151, 9, 8),</text:p>
      <text:p text:style-name="Standard">(19949, 829, 687, 6, 9, 9),</text:p>
      <text:p text:style-name="Standard">(19950, 829, 627, 154, 9, 10),</text:p>
      <text:p text:style-name="Standard">(19951, 829, 619, 151, 9, 11),</text:p>
      <text:p text:style-name="Standard">(19952, 829, 708, 154, 9, 12),</text:p>
      <text:p text:style-name="Standard">(19953, 829, 660, 154, 9, 13),</text:p>
      <text:p text:style-name="Standard">(19954, 829, 642, 51, 9, 14),</text:p>
      <text:p text:style-name="Standard">(19955, 829, 776, 126, 9, 15),</text:p>
      <text:p text:style-name="Standard">(19956, 829, 647, 6, 9, 16),</text:p>
      <text:p text:style-name="Standard">(19957, 829, 777, 105, 9, 17),</text:p>
      <text:p text:style-name="Standard">(19958, 829, 747, 105, 9, 18),</text:p>
      <text:p text:style-name="Standard">(19959, 829, 589, 154, 9, 19),</text:p>
      <text:p text:style-name="Standard">(19960, 829, 779, 105, 9, 20),</text:p>
      <text:p text:style-name="Standard">(19961, 830, 647, 6, 20, 1),</text:p>
      <text:p text:style-name="Standard">(19962, 830, 579, 51, 20, 2),</text:p>
      <text:p text:style-name="Standard">(19963, 830, 498, 6, 20, 3),</text:p>
      <text:p text:style-name="Standard">(19964, 830, 633, 6, 20, 4),</text:p>
      <text:p text:style-name="Standard">(19965, 830, 641, 6, 20, 5),</text:p>
      <text:p text:style-name="Standard">(19966, 830, 723, 6, 20, 6),</text:p>
      <text:p text:style-name="Standard">(19967, 830, 626, 141, 20, 7),</text:p>
      <text:p text:style-name="Standard">(19968, 830, 627, 154, 20, 8),</text:p>
      <text:p text:style-name="Standard">(19969, 830, 773, 154, 20, 9),</text:p>
      <text:p text:style-name="Standard">(19970, 830, 680, 154, 20, 10),</text:p>
      <text:p text:style-name="Standard">(19971, 830, 660, 154, 20, 11),</text:p>
      <text:p text:style-name="Standard">(19972, 830, 704, 154, 20, 12),</text:p>
      <text:p text:style-name="Standard">(19973, 830, 427, 141, 20, 13),</text:p>
      <text:p text:style-name="Standard">(19974, 830, 697, 51, 20, 14),</text:p>
      <text:p text:style-name="Standard">(19975, 830, 708, 154, 20, 15),</text:p>
      <text:p text:style-name="Standard">(19976, 830, 756, 51, 20, 16),</text:p>
      <text:p text:style-name="Standard">(19977, 830, 609, 141, 20, 17),</text:p>
      <text:p text:style-name="Standard">(19978, 830, 642, 51, 20, 18),</text:p>
      <text:p text:style-name="Standard">(19979, 830, 741, 154, 20, 19),</text:p>
      <text:p text:style-name="Standard">(19980, 830, 589, 154, 20, 20),</text:p>
      <text:p text:style-name="Standard">(19981, 830, 780, 105, 20, 21),</text:p>
      <text:p text:style-name="Standard">(19982, 830, 640, 105, 20, 22),</text:p>
      <text:p text:style-name="Standard">(19983, 831, 647, 6, 14, 1),</text:p>
      <text:p text:style-name="Standard">(19984, 831, 498, 6, 14, 2),</text:p>
      <text:p text:style-name="Standard">(19985, 831, 697, 51, 14, 3),</text:p>
      <text:p text:style-name="Standard">(19986, 831, 633, 6, 14, 4),</text:p>
      <text:p text:style-name="Standard">(19987, 831, 641, 6, 14, 5),</text:p>
      <text:p text:style-name="Standard"><text:soft-page-break/>(19988, 831, 609, 141, 14, 6),</text:p>
      <text:p text:style-name="Standard">(19989, 831, 627, 154, 14, 7),</text:p>
      <text:p text:style-name="Standard">(19990, 831, 704, 154, 14, 8),</text:p>
      <text:p text:style-name="Standard">(19991, 831, 762, 127, 14, 9),</text:p>
      <text:p text:style-name="Standard">(19992, 831, 579, 51, 14, 10),</text:p>
      <text:p text:style-name="Standard">(19993, 831, 427, 141, 14, 11),</text:p>
      <text:p text:style-name="Standard">(19994, 831, 626, 141, 14, 12),</text:p>
      <text:p text:style-name="Standard">(19995, 831, 589, 154, 14, 13),</text:p>
      <text:p text:style-name="Standard">(19996, 831, 773, 154, 14, 14),</text:p>
      <text:p text:style-name="Standard">(19997, 831, 680, 154, 14, 15),</text:p>
      <text:p text:style-name="Standard">(19998, 831, 642, 51, 14, 16),</text:p>
      <text:p text:style-name="Standard">(19999, 831, 660, 154, 14, 17),</text:p>
      <text:p text:style-name="Standard">(20000, 831, 640, 51, 14, 18),</text:p>
      <text:p text:style-name="Standard">(20001, 831, 687, 6, 14, 19),</text:p>
      <text:p text:style-name="Standard">(20002, 831, 622, 6, 14, 20),</text:p>
      <text:p text:style-name="Standard">(20003, 831, 686, 66, 14, 21),</text:p>
      <text:p text:style-name="Standard">(20004, 831, 781, 66, 14, 22),</text:p>
      <text:p text:style-name="Standard">(20005, 832, 579, 51, 67, 1),</text:p>
      <text:p text:style-name="Standard">(20006, 832, 498, 6, 67, 2),</text:p>
      <text:p text:style-name="Standard">(20007, 832, 642, 51, 67, 3),</text:p>
      <text:p text:style-name="Standard">(20008, 832, 647, 6, 67, 4),</text:p>
      <text:p text:style-name="Standard">(20009, 832, 697, 51, 67, 5),</text:p>
      <text:p text:style-name="Standard">(20010, 832, 640, 51, 67, 6),</text:p>
      <text:p text:style-name="Standard">(20011, 832, 627, 154, 67, 7),</text:p>
      <text:p text:style-name="Standard">(20012, 832, 741, 154, 67, 8),</text:p>
      <text:p text:style-name="Standard">(20013, 832, 626, 141, 67, 9),</text:p>
      <text:p text:style-name="Standard">(20014, 832, 580, 105, 67, 10),</text:p>
      <text:p text:style-name="Standard">(20015, 832, 633, 6, 67, 11),</text:p>
      <text:p text:style-name="Standard">(20016, 832, 609, 141, 67, 12),</text:p>
      <text:p text:style-name="Standard">(20017, 832, 660, 154, 67, 13),</text:p>
      <text:p text:style-name="Standard">(20018, 832, 641, 6, 67, 14),</text:p>
      <text:p text:style-name="Standard">(20019, 832, 427, 141, 67, 15),</text:p>
      <text:p text:style-name="Standard">(20020, 832, 783, 154, 67, 16),</text:p>
      <text:p text:style-name="Standard">(20021, 832, 704, 154, 67, 17),</text:p>
      <text:p text:style-name="Standard">(20022, 832, 589, 154, 67, 18),</text:p>
      <text:p text:style-name="Standard">(20023, 832, 669, 105, 67, 19),</text:p>
      <text:p text:style-name="Standard">(20024, 832, 782, 105, 67, 20),</text:p>
      <text:p text:style-name="Standard">(20025, 833, 642, 51, 9, 1),</text:p>
      <text:p text:style-name="Standard">(20026, 833, 786, 51, 9, 2),</text:p>
      <text:p text:style-name="Standard">(20027, 833, 686, 51, 9, 3),</text:p>
      <text:p text:style-name="Standard">(20028, 833, 704, 154, 9, 4),</text:p>
      <text:p text:style-name="Standard">(20029, 833, 627, 154, 9, 5),</text:p>
      <text:p text:style-name="Standard">(20030, 833, 619, 151, 9, 6),</text:p>
      <text:p text:style-name="Standard">(20031, 833, 787, 151, 9, 7),</text:p>
      <text:p text:style-name="Standard">(20032, 833, 741, 154, 9, 8),</text:p>
      <text:p text:style-name="Standard">(20033, 833, 784, 105, 9, 9),</text:p>
      <text:p text:style-name="Standard">(20034, 833, 778, 105, 9, 10),</text:p>
      <text:p text:style-name="Standard">(20035, 833, 660, 154, 9, 11),</text:p>
      <text:p text:style-name="Standard">(20036, 833, 579, 51, 9, 12),</text:p>
      <text:p text:style-name="Standard">(20037, 833, 776, 126, 9, 13),</text:p>
      <text:p text:style-name="Standard">(20038, 833, 669, 105, 9, 14),</text:p>
      <text:p text:style-name="Standard">(20039, 833, 747, 105, 9, 15),</text:p>
      <text:p text:style-name="Standard"><text:soft-page-break/>(20040, 833, 785, 126, 9, 16),</text:p>
      <text:p text:style-name="Standard">(20041, 833, 640, 105, 9, 17),</text:p>
      <text:p text:style-name="Standard">(20042, 833, 589, 105, 9, 18),</text:p>
      <text:p text:style-name="Standard">(20043, 833, 789, 154, 9, 19),</text:p>
      <text:p text:style-name="Standard">(20044, 833, 661, 151, 9, 20),</text:p>
      <text:p text:style-name="Standard">(20045, 833, 790, 151, 9, 21),</text:p>
      <text:p text:style-name="Standard">(20046, 834, 579, 51, 6, 1),</text:p>
      <text:p text:style-name="Standard">(20047, 834, 647, 6, 6, 2),</text:p>
      <text:p text:style-name="Standard">(20048, 834, 589, 105, 6, 3),</text:p>
      <text:p text:style-name="Standard">(20049, 834, 793, 6, 6, 4),</text:p>
      <text:p text:style-name="Standard">(20050, 834, 669, 105, 6, 5),</text:p>
      <text:p text:style-name="Standard">(20051, 834, 619, 151, 6, 6),</text:p>
      <text:p text:style-name="Standard">(20052, 834, 660, 154, 6, 7),</text:p>
      <text:p text:style-name="Standard">(20053, 834, 633, 6, 6, 8),</text:p>
      <text:p text:style-name="Standard">(20054, 834, 741, 154, 6, 9),</text:p>
      <text:p text:style-name="Standard">(20055, 834, 498, 105, 6, 10),</text:p>
      <text:p text:style-name="Standard">(20056, 834, 642, 51, 6, 11),</text:p>
      <text:p text:style-name="Standard">(20057, 834, 786, 51, 6, 12),</text:p>
      <text:p text:style-name="Standard">(20058, 834, 627, 154, 6, 13),</text:p>
      <text:p text:style-name="Standard">(20059, 834, 626, 141, 6, 14),</text:p>
      <text:p text:style-name="Standard">(20060, 834, 640, 105, 6, 15),</text:p>
      <text:p text:style-name="Standard">(20061, 834, 427, 141, 6, 16),</text:p>
      <text:p text:style-name="Standard">(20062, 834, 787, 151, 6, 17),</text:p>
      <text:p text:style-name="Standard">(20063, 834, 762, 105, 6, 18),</text:p>
      <text:p text:style-name="Standard">(20064, 834, 501, 87, 6, 19),</text:p>
      <text:p text:style-name="Standard">(20065, 834, 687, 6, 6, 20),</text:p>
      <text:p text:style-name="Standard">(20066, 834, 792, 105, 6, 21),</text:p>
      <text:p text:style-name="Standard">(20067, 835, 593, 113, 19, 1),</text:p>
      <text:p text:style-name="Standard">(20068, 835, 701, 150, 19, 2),</text:p>
      <text:p text:style-name="Standard">(20069, 835, 768, 150, 19, 3),</text:p>
      <text:p text:style-name="Standard">(20070, 835, 770, 113, 19, 4),</text:p>
      <text:p text:style-name="Standard">(20071, 835, 794, 113, 19, 5),</text:p>
      <text:p text:style-name="Standard">(20072, 835, 766, 119, 19, 6),</text:p>
      <text:p text:style-name="Standard">(20073, 835, 654, 113, 19, 7),</text:p>
      <text:p text:style-name="Standard">(20074, 835, 726, 110, 19, 8),</text:p>
      <text:p text:style-name="Standard">(20075, 835, 555, 138, 19, 9),</text:p>
      <text:p text:style-name="Standard">(20076, 835, 559, 113, 19, 10),</text:p>
      <text:p text:style-name="Standard">(20077, 835, 795, 156, 19, 11),</text:p>
      <text:p text:style-name="Standard">(20078, 835, 518, 129, 19, 12),</text:p>
      <text:p text:style-name="Standard">(20079, 835, 772, 113, 19, 13),</text:p>
      <text:p text:style-name="Standard">(20080, 835, 658, 113, 19, 14),</text:p>
      <text:p text:style-name="Standard">(20081, 835, 526, 110, 19, 15),</text:p>
      <text:p text:style-name="Standard">(20082, 835, 520, 157, 19, 16),</text:p>
      <text:p text:style-name="Standard">(20083, 835, 653, 116, 19, 17),</text:p>
      <text:p text:style-name="Standard">(20084, 835, 732, 113, 19, 18),</text:p>
      <text:p text:style-name="Standard">(20085, 835, 771, 113, 19, 19),</text:p>
      <text:p text:style-name="Standard">(20086, 835, 677, 105, 19, 20),</text:p>
      <text:p text:style-name="Standard">(20087, 835, 659, 113, 19, 21),</text:p>
      <text:p text:style-name="Standard">(20088, 835, 796, 158, 19, 22),</text:p>
      <text:p text:style-name="Standard">(20089, 835, 797, 159, 19, 23),</text:p>
      <text:p text:style-name="Standard">(20090, 835, 509, 160, 19, 24),</text:p>
      <text:p text:style-name="Standard">(20091, 835, 731, 105, 19, 25),</text:p>
      <text:p text:style-name="Standard"><text:soft-page-break/>(20092, 835, 729, 162, 19, 26),</text:p>
      <text:p text:style-name="Standard">(20093, 835, 798, 161, 19, 27),</text:p>
      <text:p text:style-name="Standard">(20094, 835, 615, 113, 19, 28),</text:p>
      <text:p text:style-name="Standard">(20095, 835, 799, 113, 19, 29),</text:p>
      <text:p text:style-name="Standard">(20096, 835, 611, 113, 19, 30),</text:p>
      <text:p text:style-name="Standard">(20097, 835, 529, 150, 19, 31),</text:p>
      <text:p text:style-name="Standard">(20098, 835, 537, 107, 19, 32),</text:p>
      <text:p text:style-name="Standard">(20099, 835, 630, 113, 19, 33),</text:p>
      <text:p text:style-name="Standard">(20100, 836, 642, 51, 66, 1),</text:p>
      <text:p text:style-name="Standard">(20101, 836, 786, 51, 66, 2),</text:p>
      <text:p text:style-name="Standard">(20102, 836, 627, 154, 66, 3),</text:p>
      <text:p text:style-name="Standard">(20103, 836, 669, 105, 66, 4),</text:p>
      <text:p text:style-name="Standard">(20104, 836, 697, 105, 66, 5),</text:p>
      <text:p text:style-name="Standard">(20105, 836, 640, 105, 66, 6),</text:p>
      <text:p text:style-name="Standard">(20106, 836, 800, 105, 66, 7),</text:p>
      <text:p text:style-name="Standard">(20107, 836, 501, 154, 66, 8),</text:p>
      <text:p text:style-name="Standard">(20108, 836, 589, 105, 66, 9),</text:p>
      <text:p text:style-name="Standard">(20109, 836, 660, 154, 66, 10),</text:p>
      <text:p text:style-name="Standard">(20110, 836, 780, 105, 66, 11),</text:p>
      <text:p text:style-name="Standard">(20111, 836, 579, 51, 66, 12),</text:p>
      <text:p text:style-name="Standard">(20112, 836, 741, 154, 66, 13),</text:p>
      <text:p text:style-name="Standard">(20113, 836, 789, 154, 66, 14),</text:p>
      <text:p text:style-name="Standard">(20114, 836, 793, 6, 66, 15),</text:p>
      <text:p text:style-name="Standard">(20115, 836, 633, 6, 66, 16),</text:p>
      <text:p text:style-name="Standard">(20116, 836, 647, 6, 66, 17),</text:p>
      <text:p text:style-name="Standard">(20117, 836, 704, 154, 66, 18),</text:p>
      <text:p text:style-name="Standard">(20118, 837, 579, 51, 13, 1),</text:p>
      <text:p text:style-name="Standard">(20119, 837, 786, 51, 13, 2),</text:p>
      <text:p text:style-name="Standard">(20120, 837, 627, 154, 13, 3),</text:p>
      <text:p text:style-name="Standard">(20121, 837, 642, 51, 13, 4),</text:p>
      <text:p text:style-name="Standard">(20122, 837, 647, 6, 13, 5),</text:p>
      <text:p text:style-name="Standard">(20123, 837, 633, 6, 13, 6),</text:p>
      <text:p text:style-name="Standard">(20124, 837, 773, 154, 13, 7),</text:p>
      <text:p text:style-name="Standard">(20125, 837, 660, 154, 13, 8),</text:p>
      <text:p text:style-name="Standard">(20126, 837, 785, 126, 13, 9),</text:p>
      <text:p text:style-name="Standard">(20127, 837, 780, 105, 13, 10),</text:p>
      <text:p text:style-name="Standard">(20128, 837, 774, 154, 13, 11),</text:p>
      <text:p text:style-name="Standard">(20129, 837, 793, 154, 13, 12),</text:p>
      <text:p text:style-name="Standard">(20130, 837, 741, 154, 13, 13),</text:p>
      <text:p text:style-name="Standard">(20131, 837, 704, 154, 13, 14),</text:p>
      <text:p text:style-name="Standard">(20132, 838, 579, 51, 55, 1),</text:p>
      <text:p text:style-name="Standard">(20133, 838, 786, 51, 55, 2),</text:p>
      <text:p text:style-name="Standard">(20134, 838, 687, 6, 55, 3),</text:p>
      <text:p text:style-name="Standard">(20135, 838, 626, 141, 55, 4),</text:p>
      <text:p text:style-name="Standard">(20136, 838, 741, 154, 55, 5),</text:p>
      <text:p text:style-name="Standard">(20137, 838, 801, 154, 55, 6),</text:p>
      <text:p text:style-name="Standard">(20138, 838, 642, 51, 55, 7),</text:p>
      <text:p text:style-name="Standard">(20139, 838, 704, 154, 55, 8),</text:p>
      <text:p text:style-name="Standard">(20140, 838, 773, 154, 55, 9),</text:p>
      <text:p text:style-name="Standard">(20141, 838, 697, 105, 55, 10),</text:p>
      <text:p text:style-name="Standard">(20142, 838, 660, 154, 55, 11),</text:p>
      <text:p text:style-name="Standard">(20143, 838, 627, 154, 55, 12),</text:p>
      <text:p text:style-name="Standard"><text:soft-page-break/>(20144, 838, 686, 105, 55, 13),</text:p>
      <text:p text:style-name="Standard">(20145, 838, 762, 105, 55, 14),</text:p>
      <text:p text:style-name="Standard">(20146, 838, 589, 105, 55, 15),</text:p>
      <text:p text:style-name="Standard">(20147, 838, 784, 105, 55, 16),</text:p>
      <text:p text:style-name="Standard">(20148, 838, 793, 154, 55, 17),</text:p>
      <text:p text:style-name="Standard">(20149, 838, 498, 105, 55, 18),</text:p>
      <text:p text:style-name="Standard">(20150, 839, 642, 51, 14, 1),</text:p>
      <text:p text:style-name="Standard">(20151, 839, 802, 6, 14, 2),</text:p>
      <text:p text:style-name="Standard">(20152, 839, 786, 51, 14, 3),</text:p>
      <text:p text:style-name="Standard">(20153, 839, 627, 154, 14, 4),</text:p>
      <text:p text:style-name="Standard">(20154, 839, 741, 154, 14, 5),</text:p>
      <text:p text:style-name="Standard">(20155, 839, 640, 105, 14, 6),</text:p>
      <text:p text:style-name="Standard">(20156, 839, 687, 6, 14, 7);</text:p>
      <text:p text:style-name="Standard">INSERT INTO `Resultat` (`IdResultat`, `IdCourse`, `IdPilote`, `IdConstructeur`, `IdCircuit`, `PositionResultats`) VALUES</text:p>
      <text:p text:style-name="Standard">(20157, 839, 747, 105, 14, 8),</text:p>
      <text:p text:style-name="Standard">(20158, 839, 787, 151, 14, 9),</text:p>
      <text:p text:style-name="Standard">(20159, 839, 793, 154, 14, 10),</text:p>
      <text:p text:style-name="Standard">(20160, 839, 764, 154, 14, 11),</text:p>
      <text:p text:style-name="Standard">(20161, 839, 762, 105, 14, 12),</text:p>
      <text:p text:style-name="Standard">(20162, 839, 641, 51, 14, 13),</text:p>
      <text:p text:style-name="Standard">(20163, 839, 773, 154, 14, 14),</text:p>
      <text:p text:style-name="Standard">(20164, 839, 579, 51, 14, 15),</text:p>
      <text:p text:style-name="Standard">(20165, 839, 660, 154, 14, 16),</text:p>
      <text:p text:style-name="Standard">(20166, 839, 647, 6, 14, 17),</text:p>
      <text:p text:style-name="Standard">(20167, 839, 791, 6, 14, 18),</text:p>
      <text:p text:style-name="Standard">(20168, 839, 765, 154, 14, 19),</text:p>
      <text:p text:style-name="Standard">(20169, 839, 740, 105, 14, 20),</text:p>
      <text:p text:style-name="Standard">(20170, 839, 427, 141, 14, 21),</text:p>
      <text:p text:style-name="Standard">(20171, 839, 589, 105, 14, 22),</text:p>
      <text:p text:style-name="Standard">(20172, 839, 763, 51, 14, 23),</text:p>
      <text:p text:style-name="Standard">(20173, 839, 626, 141, 14, 24),</text:p>
      <text:p text:style-name="Standard">(20174, 839, 669, 105, 14, 25),</text:p>
      <text:p text:style-name="Standard">(20175, 839, 756, 105, 14, 26),</text:p>
      <text:p text:style-name="Standard">(20176, 839, 697, 163, 14, 27),</text:p>
      <text:p text:style-name="Standard">(20177, 833, 788, 105, 9, 10),</text:p>
      <text:p text:style-name="Standard">(20178, 833, 666, 151, 9, 20),</text:p>
      <text:p text:style-name="Standard">(20179, 835, 529, 113, 19, 5),</text:p>
      <text:p text:style-name="Standard">(20180, 835, 803, 161, 19, 27),</text:p>
      <text:p text:style-name="Standard">(20181, 838, 774, 154, 55, 5),</text:p>
      <text:p text:style-name="Standard">(20182, 838, 627, 154, 55, 6),</text:p>
      <text:p text:style-name="Standard">(20183, 839, 647, 51, 14, 2),</text:p>
      <text:p text:style-name="Standard">(20184, 839, 579, 51, 14, 13),</text:p>
      <text:p text:style-name="Standard">(20185, 826, 675, 113, 19, 3),</text:p>
      <text:p text:style-name="Standard">(20186, 828, 579, 51, 55, 1),</text:p>
      <text:p text:style-name="Standard">(20187, 828, 498, 6, 55, 2),</text:p>
      <text:p text:style-name="Standard">(20188, 828, 786, 51, 55, 11),</text:p>
      <text:p text:style-name="Standard">(20189, 831, 642, 51, 14, 3),</text:p>
      <text:p text:style-name="Standard">(20190, 817, 642, 6, 66, 10),</text:p>
      <text:p text:style-name="Standard">(20191, 820, 721, 6, 53, 11),</text:p>
      <text:p text:style-name="Standard">(20192, 820, 501, 105, 53, 15),</text:p>
      <text:p text:style-name="Standard">(20193, 823, 759, 105, 39, 9),</text:p>
      <text:p text:style-name="Standard"><text:soft-page-break/>(20194, 808, 501, 128, 25, 7),</text:p>
      <text:p text:style-name="Standard">(20195, 809, 518, 113, 19, 3),</text:p>
      <text:p text:style-name="Standard">(20196, 809, 555, 113, 19, 4),</text:p>
      <text:p text:style-name="Standard">(20197, 809, 513, 113, 19, 7),</text:p>
      <text:p text:style-name="Standard">(20198, 809, 521, 114, 19, 9),</text:p>
      <text:p text:style-name="Standard">(20199, 809, 520, 114, 19, 9),</text:p>
      <text:p text:style-name="Standard">(20200, 809, 702, 113, 19, 12),</text:p>
      <text:p text:style-name="Standard">(20201, 809, 509, 113, 19, 15),</text:p>
      <text:p text:style-name="Standard">(20202, 809, 612, 113, 19, 16),</text:p>
      <text:p text:style-name="Standard">(20203, 809, 630, 113, 19, 16),</text:p>
      <text:p text:style-name="Standard">(20204, 809, 804, 113, 19, 17),</text:p>
      <text:p text:style-name="Standard">(20205, 809, 512, 113, 19, 19),</text:p>
      <text:p text:style-name="Standard">(20206, 809, 797, 113, 19, 19),</text:p>
      <text:p text:style-name="Standard">(20207, 809, 521, 113, 19, 23),</text:p>
      <text:p text:style-name="Standard">(20208, 809, 612, 113, 19, 23),</text:p>
      <text:p text:style-name="Standard">(20209, 810, 498, 105, 39, 3),</text:p>
      <text:p text:style-name="Standard">(20210, 811, 579, 105, 13, 12),</text:p>
      <text:p text:style-name="Standard">(20211, 814, 633, 6, 20, 8),</text:p>
      <text:p text:style-name="Standard">(20212, 814, 647, 6, 20, 17),</text:p>
      <text:p text:style-name="Standard">(20213, 815, 697, 105, 66, 4),</text:p>
      <text:p text:style-name="Standard">(20214, 815, 579, 105, 66, 15),</text:p>
      <text:p text:style-name="Standard">(20215, 816, 577, 105, 14, 7),</text:p>
      <text:p text:style-name="Standard">(20216, 800, 518, 113, 19, 4),</text:p>
      <text:p text:style-name="Standard">(20217, 800, 659, 113, 19, 8),</text:p>
      <text:p text:style-name="Standard">(20218, 800, 593, 113, 19, 11),</text:p>
      <text:p text:style-name="Standard">(20219, 800, 611, 113, 19, 11),</text:p>
      <text:p text:style-name="Standard">(20220, 800, 612, 113, 19, 11),</text:p>
      <text:p text:style-name="Standard">(20221, 800, 653, 113, 19, 11),</text:p>
      <text:p text:style-name="Standard">(20222, 800, 654, 114, 19, 12),</text:p>
      <text:p text:style-name="Standard">(20223, 800, 613, 113, 19, 15),</text:p>
      <text:p text:style-name="Standard">(20224, 800, 799, 113, 19, 15),</text:p>
      <text:p text:style-name="Standard">(20225, 800, 529, 113, 19, 15),</text:p>
      <text:p text:style-name="Standard">(20226, 800, 702, 129, 19, 18),</text:p>
      <text:p text:style-name="Standard">(20227, 800, 730, 113, 19, 19),</text:p>
      <text:p text:style-name="Standard">(20228, 800, 653, 113, 19, 20),</text:p>
      <text:p text:style-name="Standard">(20229, 800, 509, 113, 19, 20),</text:p>
      <text:p text:style-name="Standard">(20230, 800, 513, 135, 19, 22),</text:p>
      <text:p text:style-name="Standard">(20231, 800, 613, 113, 19, 23),</text:p>
      <text:p text:style-name="Standard">(20232, 800, 612, 138, 19, 24),</text:p>
      <text:p text:style-name="Standard">(20233, 800, 556, 138, 19, 24),</text:p>
      <text:p text:style-name="Standard">(20234, 800, 702, 134, 19, 25),</text:p>
      <text:p text:style-name="Standard">(20235, 800, 559, 113, 19, 28),</text:p>
      <text:p text:style-name="Standard">(20236, 800, 805, 139, 19, 30),</text:p>
      <text:p text:style-name="Standard">(20237, 800, 730, 134, 19, 31),</text:p>
      <text:p text:style-name="Standard">(20238, 801, 578, 6, 13, 4),</text:p>
      <text:p text:style-name="Standard">(20239, 803, 541, 105, 9, 20),</text:p>
      <text:p text:style-name="Standard">(20240, 803, 647, 105, 9, 21),</text:p>
      <text:p text:style-name="Standard">(20241, 804, 578, 6, 20, 2),</text:p>
      <text:p text:style-name="Standard">(20242, 806, 498, 6, 14, 3),</text:p>
      <text:p text:style-name="Standard">(20243, 807, 638, 105, 67, 11),</text:p>
      <text:p text:style-name="Standard">(20244, 792, 642, 6, 25, 2),</text:p>
      <text:p text:style-name="Standard">(20245, 792, 427, 6, 25, 2),</text:p>
      <text:p text:style-name="Standard"><text:soft-page-break/>(20246, 792, 427, 6, 25, 3),</text:p>
      <text:p text:style-name="Standard">(20247, 792, 620, 6, 25, 3),</text:p>
      <text:p text:style-name="Standard">(20248, 792, 648, 131, 25, 4),</text:p>
      <text:p text:style-name="Standard">(20249, 792, 475, 131, 25, 4),</text:p>
      <text:p text:style-name="Standard">(20250, 792, 554, 105, 25, 6),</text:p>
      <text:p text:style-name="Standard">(20251, 792, 644, 105, 25, 7),</text:p>
      <text:p text:style-name="Standard">(20252, 792, 501, 105, 25, 7),</text:p>
      <text:p text:style-name="Standard">(20253, 792, 554, 105, 25, 8),</text:p>
      <text:p text:style-name="Standard">(20254, 792, 577, 105, 25, 8),</text:p>
      <text:p text:style-name="Standard">(20255, 792, 501, 105, 25, 9),</text:p>
      <text:p text:style-name="Standard">(20256, 792, 496, 105, 25, 9),</text:p>
      <text:p text:style-name="Standard">(20257, 792, 633, 132, 25, 12),</text:p>
      <text:p text:style-name="Standard">(20258, 793, 607, 105, 6, 3),</text:p>
      <text:p text:style-name="Standard">(20259, 793, 632, 6, 6, 8),</text:p>
      <text:p text:style-name="Standard">(20260, 793, 554, 105, 6, 10),</text:p>
      <text:p text:style-name="Standard">(20261, 794, 555, 113, 19, 2),</text:p>
      <text:p text:style-name="Standard">(20262, 794, 519, 113, 19, 5),</text:p>
      <text:p text:style-name="Standard">(20263, 795, 554, 105, 13, 5),</text:p>
      <text:p text:style-name="Standard">(20264, 797, 608, 6, 58, 6),</text:p>
      <text:p text:style-name="Standard">(20265, 797, 501, 118, 58, 9),</text:p>
      <text:p text:style-name="Standard">(20266, 797, 661, 125, 58, 19),</text:p>
      <text:p text:style-name="Standard">(20267, 784, 579, 6, 25, 1),</text:p>
      <text:p text:style-name="Standard">(20268, 784, 583, 105, 25, 4),</text:p>
      <text:p text:style-name="Standard">(20269, 784, 806, 105, 25, 6),</text:p>
      <text:p text:style-name="Standard">(20270, 785, 579, 6, 6, 2),</text:p>
      <text:p text:style-name="Standard">(20271, 785, 608, 6, 6, 4),</text:p>
      <text:p text:style-name="Standard">(20272, 785, 429, 128, 6, 6),</text:p>
      <text:p text:style-name="Standard">(20273, 786, 532, 113, 19, 23),</text:p>
      <text:p text:style-name="Standard">(20274, 787, 475, 105, 13, 3),</text:p>
      <text:p text:style-name="Standard">(20275, 788, 475, 105, 55, 5),</text:p>
      <text:p text:style-name="Standard">(20276, 788, 501, 118, 55, 10),</text:p>
      <text:p text:style-name="Standard">(20277, 789, 581, 6, 9, 2),</text:p>
      <text:p text:style-name="Standard">(20278, 789, 606, 6, 9, 10),</text:p>
      <text:p text:style-name="Standard">(20281, 791, 579, 6, 14, 2),</text:p>
      <text:p text:style-name="Standard">(20282, 791, 608, 6, 14, 8),</text:p>
      <text:p text:style-name="Standard">(20283, 791, 554, 105, 14, 13),</text:p>
      <text:p text:style-name="Standard">(20284, 791, 347, 105, 14, 20),</text:p>
      <text:p text:style-name="Standard">(20285, 776, 498, 6, 25, 5),</text:p>
      <text:p text:style-name="Standard">(20286, 776, 581, 6, 25, 6),</text:p>
      <text:p text:style-name="Standard">(20287, 776, 476, 6, 25, 6),</text:p>
      <text:p text:style-name="Standard">(20288, 777, 578, 6, 6, 7),</text:p>
      <text:p text:style-name="Standard">(20289, 777, 501, 105, 6, 8),</text:p>
      <text:p text:style-name="Standard">(20290, 779, 356, 87, 53, 7),</text:p>
      <text:p text:style-name="Standard">(20291, 780, 475, 118, 58, 1),</text:p>
      <text:p text:style-name="Standard">(20292, 780, 581, 6, 58, 4),</text:p>
      <text:p text:style-name="Standard">(20293, 780, 479, 118, 58, 12),</text:p>
      <text:p text:style-name="Standard">(20294, 783, 501, 105, 14, 5),</text:p>
      <text:p text:style-name="Standard">(20295, 783, 638, 105, 14, 11),</text:p>
      <text:p text:style-name="Standard">(20296, 770, 479, 118, 55, 14),</text:p>
      <text:p text:style-name="Standard">(20297, 774, 566, 105, 14, 4),</text:p>
      <text:p text:style-name="Standard">(20299, 742, 486, 102, 58, 19),</text:p>
      <text:p text:style-name="Standard">(20300, 728, 373, 172, 56, 1),</text:p>
      <text:p text:style-name="Standard"><text:soft-page-break/>(20301, 728, 364, 34, 56, 2),</text:p>
      <text:p text:style-name="Standard">(20302, 728, 289, 66, 56, 3),</text:p>
      <text:p text:style-name="Standard">(20303, 728, 360, 170, 56, 4),</text:p>
      <text:p text:style-name="Standard">(20304, 728, 385, 6, 56, 5),</text:p>
      <text:p text:style-name="Standard">(20305, 728, 347, 170, 56, 6),</text:p>
      <text:p text:style-name="Standard">(20306, 728, 408, 170, 56, 7),</text:p>
      <text:p text:style-name="Standard">(20307, 728, 401, 172, 56, 8),</text:p>
      <text:p text:style-name="Standard">(20308, 728, 340, 170, 56, 9),</text:p>
      <text:p text:style-name="Standard">(20309, 728, 430, 95, 56, 10),</text:p>
      <text:p text:style-name="Standard">(20310, 728, 411, 89, 56, 11),</text:p>
      <text:p text:style-name="Standard">(20311, 728, 409, 167, 56, 12),</text:p>
      <text:p text:style-name="Standard">(20312, 728, 356, 34, 56, 13),</text:p>
      <text:p text:style-name="Standard">(20313, 728, 412, 180, 56, 14),</text:p>
      <text:p text:style-name="Standard">(20314, 728, 362, 51, 56, 15),</text:p>
      <text:p text:style-name="Standard">(20315, 728, 407, 34, 56, 16),</text:p>
      <text:p text:style-name="Standard">(20316, 728, 341, 6, 56, 17),</text:p>
      <text:p text:style-name="Standard">(20317, 728, 386, 66, 56, 18),</text:p>
      <text:p text:style-name="Standard">(20318, 728, 413, 172, 56, 19),</text:p>
      <text:p text:style-name="Standard">(20319, 728, 368, 89, 56, 20),</text:p>
      <text:p text:style-name="Standard">(20320, 728, 310, 176, 56, 21),</text:p>
      <text:p text:style-name="Standard">(20321, 728, 410, 172, 56, 22),</text:p>
      <text:p text:style-name="Standard">(20322, 728, 305, 26, 56, 23),</text:p>
      <text:p text:style-name="Standard">(20323, 337, 4, 6, 3, 1),</text:p>
      <text:p text:style-name="Standard">(20324, 337, 13, 6, 3, 2),</text:p>
      <text:p text:style-name="Standard">(20325, 337, 1, 1, 3, 3),</text:p>
      <text:p text:style-name="Standard">(20326, 337, 20, 9, 3, 4),</text:p>
      <text:p text:style-name="Standard">(20327, 337, 3, 131, 3, 5),</text:p>
      <text:p text:style-name="Standard">(20328, 337, 30, 131, 3, 6),</text:p>
      <text:p text:style-name="Standard">(20329, 337, 18, 1, 3, 7),</text:p>
      <text:p text:style-name="Standard">(20330, 337, 17, 9, 3, 8),</text:p>
      <text:p text:style-name="Standard">(20331, 337, 24, 10, 3, 9),</text:p>
      <text:p text:style-name="Standard">(20332, 337, 22, 3, 3, 10),</text:p>
      <text:p text:style-name="Standard">(20333, 337, 9, 4, 3, 11),</text:p>
      <text:p text:style-name="Standard">(20334, 337, 16, 10, 3, 12),</text:p>
      <text:p text:style-name="Standard">(20335, 337, 153, 5, 3, 13),</text:p>
      <text:p text:style-name="Standard">(20336, 337, 807, 3, 3, 14),</text:p>
      <text:p text:style-name="Standard">(20337, 337, 5, 205, 3, 15),</text:p>
      <text:p text:style-name="Standard">(20338, 337, 67, 5, 3, 16),</text:p>
      <text:p text:style-name="Standard">(20339, 337, 15, 205, 3, 17),</text:p>
      <text:p text:style-name="Standard">(20340, 337, 37, 15, 3, 18),</text:p>
      <text:p text:style-name="Standard">(20341, 337, 811, 164, 3, 19),</text:p>
      <text:p text:style-name="Standard">(20342, 337, 10, 166, 3, 20),</text:p>
      <text:p text:style-name="Standard">(20343, 337, 808, 4, 3, 21),</text:p>
      <text:p text:style-name="Standard">(20344, 337, 155, 15, 3, 22),</text:p>
      <text:p text:style-name="Standard">(20345, 337, 810, 166, 3, 23),</text:p>
      <text:p text:style-name="Standard">(20346, 337, 812, 164, 3, 24),</text:p>
      <text:p text:style-name="Standard">(20347, 338, 18, 1, 1, 1),</text:p>
      <text:p text:style-name="Standard">(20348, 338, 9, 4, 1, 2),</text:p>
      <text:p text:style-name="Standard">(20349, 338, 13, 6, 1, 3),</text:p>
      <text:p text:style-name="Standard">(20350, 338, 4, 6, 1, 4),</text:p>
      <text:p text:style-name="Standard">(20351, 338, 3, 131, 1, 5),</text:p>
      <text:p text:style-name="Standard">(20352, 338, 1, 1, 1, 6),</text:p>
      <text:p text:style-name="Standard"><text:soft-page-break/>(20353, 338, 24, 10, 1, 7),</text:p>
      <text:p text:style-name="Standard">(20354, 338, 22, 3, 1, 8),</text:p>
      <text:p text:style-name="Standard">(20355, 338, 17, 9, 1, 9),</text:p>
      <text:p text:style-name="Standard">(20356, 338, 30, 131, 1, 10),</text:p>
      <text:p text:style-name="Standard">(20357, 338, 153, 5, 1, 11),</text:p>
      <text:p text:style-name="Standard">(20358, 338, 37, 15, 1, 12),</text:p>
      <text:p text:style-name="Standard">(20359, 338, 5, 205, 1, 13),</text:p>
      <text:p text:style-name="Standard">(20360, 338, 812, 164, 1, 14),</text:p>
      <text:p text:style-name="Standard">(20361, 338, 10, 166, 1, 15),</text:p>
      <text:p text:style-name="Standard">(20362, 338, 810, 166, 1, 16),</text:p>
      <text:p text:style-name="Standard">(20363, 338, 20, 9, 1, 17),</text:p>
      <text:p text:style-name="Standard">(20364, 338, 16, 10, 1, 18),</text:p>
      <text:p text:style-name="Standard">(20365, 338, 808, 4, 1, 19),</text:p>
      <text:p text:style-name="Standard">(20366, 338, 811, 164, 1, 20),</text:p>
      <text:p text:style-name="Standard">(20367, 338, 67, 5, 1, 21),</text:p>
      <text:p text:style-name="Standard">(20368, 338, 807, 3, 1, 22),</text:p>
      <text:p text:style-name="Standard">(20369, 338, 155, 15, 1, 23),</text:p>
      <text:p text:style-name="Standard">(20370, 338, 15, 205, 1, 24),</text:p>
      <text:p text:style-name="Standard">(20371, 339, 20, 9, 2, 1),</text:p>
      <text:p text:style-name="Standard">(20372, 339, 17, 9, 2, 2),</text:p>
      <text:p text:style-name="Standard">(20373, 339, 3, 131, 2, 3),</text:p>
      <text:p text:style-name="Standard">(20374, 339, 9, 4, 2, 4),</text:p>
      <text:p text:style-name="Standard">(20375, 339, 16, 10, 2, 5),</text:p>
      <text:p text:style-name="Standard">(20376, 339, 1, 1, 2, 6),</text:p>
      <text:p text:style-name="Standard">(20377, 339, 13, 6, 2, 7),</text:p>
      <text:p text:style-name="Standard">(20378, 339, 18, 1, 2, 8),</text:p>
      <text:p text:style-name="Standard">(20379, 339, 153, 5, 2, 9),</text:p>
      <text:p text:style-name="Standard">(20380, 339, 807, 3, 2, 10),</text:p>
      <text:p text:style-name="Standard">(20381, 339, 67, 5, 2, 11),</text:p>
      <text:p text:style-name="Standard">(20382, 339, 22, 3, 2, 12),</text:p>
      <text:p text:style-name="Standard">(20383, 339, 4, 6, 2, 13),</text:p>
      <text:p text:style-name="Standard">(20384, 339, 810, 166, 2, 14),</text:p>
      <text:p text:style-name="Standard">(20385, 339, 812, 164, 2, 15),</text:p>
      <text:p text:style-name="Standard">(20386, 339, 811, 164, 2, 16),</text:p>
      <text:p text:style-name="Standard">(20387, 339, 15, 205, 2, 17),</text:p>
      <text:p text:style-name="Standard">(20388, 339, 5, 205, 2, 18),</text:p>
      <text:p text:style-name="Standard">(20389, 339, 808, 4, 2, 19),</text:p>
      <text:p text:style-name="Standard">(20390, 339, 24, 10, 2, 20),</text:p>
      <text:p text:style-name="Standard">(20391, 339, 30, 131, 2, 21),</text:p>
      <text:p text:style-name="Standard">(20392, 339, 155, 15, 2, 22),</text:p>
      <text:p text:style-name="Standard">(20393, 339, 10, 166, 2, 23),</text:p>
      <text:p text:style-name="Standard">(20394, 339, 37, 15, 2, 24),</text:p>
      <text:p text:style-name="Standard">(20395, 340, 18, 1, 17, 1),</text:p>
      <text:p text:style-name="Standard">(20396, 340, 1, 1, 17, 2),</text:p>
      <text:p text:style-name="Standard">(20397, 340, 3, 131, 17, 3),</text:p>
      <text:p text:style-name="Standard">(20398, 340, 4, 6, 17, 4),</text:p>
      <text:p text:style-name="Standard">(20399, 340, 9, 4, 17, 5),</text:p>
      <text:p text:style-name="Standard">(20400, 340, 20, 9, 17, 6),</text:p>
      <text:p text:style-name="Standard">(20401, 340, 808, 4, 17, 7),</text:p>
      <text:p text:style-name="Standard">(20402, 340, 17, 9, 17, 8),</text:p>
      <text:p text:style-name="Standard">(20403, 340, 13, 6, 17, 9),</text:p>
      <text:p text:style-name="Standard">(20404, 340, 30, 131, 17, 10),</text:p>
      <text:p text:style-name="Standard"><text:soft-page-break/>(20405, 340, 16, 10, 17, 11),</text:p>
      <text:p text:style-name="Standard">(20406, 340, 22, 3, 17, 12),</text:p>
      <text:p text:style-name="Standard">(20407, 340, 153, 5, 17, 13),</text:p>
      <text:p text:style-name="Standard">(20408, 340, 5, 205, 17, 14),</text:p>
      <text:p text:style-name="Standard">(20409, 340, 807, 3, 17, 15),</text:p>
      <text:p text:style-name="Standard">(20410, 340, 811, 164, 17, 16),</text:p>
      <text:p text:style-name="Standard">(20411, 340, 812, 164, 17, 17),</text:p>
      <text:p text:style-name="Standard">(20412, 340, 15, 205, 17, 18),</text:p>
      <text:p text:style-name="Standard">(20413, 340, 810, 166, 17, 19),</text:p>
      <text:p text:style-name="Standard">(20414, 340, 37, 15, 17, 20),</text:p>
      <text:p text:style-name="Standard">(20415, 340, 67, 5, 17, 21),</text:p>
      <text:p text:style-name="Standard">(20416, 340, 155, 15, 17, 22),</text:p>
      <text:p text:style-name="Standard">(20417, 340, 24, 10, 17, 23),</text:p>
      <text:p text:style-name="Standard">(20418, 340, 10, 166, 17, 24),</text:p>
      <text:p text:style-name="Standard">(20419, 341, 17, 9, 4, 1),</text:p>
      <text:p text:style-name="Standard">(20420, 341, 4, 6, 4, 2),</text:p>
      <text:p text:style-name="Standard">(20421, 341, 20, 9, 4, 3),</text:p>
      <text:p text:style-name="Standard">(20422, 341, 30, 131, 4, 4),</text:p>
      <text:p text:style-name="Standard">(20423, 341, 18, 1, 4, 5),</text:p>
      <text:p text:style-name="Standard">(20424, 341, 13, 6, 4, 6),</text:p>
      <text:p text:style-name="Standard">(20425, 341, 16, 10, 4, 7),</text:p>
      <text:p text:style-name="Standard">(20426, 341, 9, 4, 4, 8),</text:p>
      <text:p text:style-name="Standard">(20427, 341, 22, 3, 4, 9),</text:p>
      <text:p text:style-name="Standard">(20428, 341, 153, 5, 4, 10),</text:p>
      <text:p text:style-name="Standard">(20429, 341, 808, 4, 4, 11),</text:p>
      <text:p text:style-name="Standard">(20430, 341, 155, 15, 4, 12),</text:p>
      <text:p text:style-name="Standard">(20431, 341, 3, 131, 4, 13),</text:p>
      <text:p text:style-name="Standard">(20432, 341, 1, 1, 4, 14),</text:p>
      <text:p text:style-name="Standard">(20433, 341, 24, 10, 4, 15),</text:p>
      <text:p text:style-name="Standard">(20434, 341, 807, 3, 4, 16),</text:p>
      <text:p text:style-name="Standard">(20435, 341, 15, 205, 4, 17),</text:p>
      <text:p text:style-name="Standard">(20436, 341, 10, 166, 4, 18),</text:p>
      <text:p text:style-name="Standard">(20437, 341, 810, 166, 4, 19),</text:p>
      <text:p text:style-name="Standard">(20438, 341, 67, 5, 4, 20),</text:p>
      <text:p text:style-name="Standard">(20439, 341, 812, 164, 4, 21),</text:p>
      <text:p text:style-name="Standard">(20440, 341, 37, 15, 4, 22),</text:p>
      <text:p text:style-name="Standard">(20441, 341, 811, 164, 4, 23),</text:p>
      <text:p text:style-name="Standard">(20442, 341, 5, 205, 4, 24),</text:p>
      <text:p text:style-name="Standard">(20443, 342, 17, 9, 6, 1),</text:p>
      <text:p text:style-name="Standard">(20444, 342, 20, 9, 6, 2),</text:p>
      <text:p text:style-name="Standard">(20445, 342, 9, 4, 6, 3),</text:p>
      <text:p text:style-name="Standard">(20446, 342, 13, 6, 6, 4),</text:p>
      <text:p text:style-name="Standard">(20447, 342, 1, 1, 6, 5),</text:p>
      <text:p text:style-name="Standard">(20448, 342, 4, 6, 6, 6),</text:p>
      <text:p text:style-name="Standard">(20449, 342, 3, 131, 6, 7),</text:p>
      <text:p text:style-name="Standard">(20450, 342, 16, 10, 6, 8),</text:p>
      <text:p text:style-name="Standard">(20451, 342, 24, 10, 6, 9),</text:p>
      <text:p text:style-name="Standard">(20452, 342, 67, 5, 6, 10),</text:p>
      <text:p text:style-name="Standard">(20453, 342, 153, 5, 6, 11),</text:p>
      <text:p text:style-name="Standard">(20454, 342, 30, 131, 6, 12),</text:p>
      <text:p text:style-name="Standard">(20455, 342, 808, 4, 6, 13),</text:p>
      <text:p text:style-name="Standard">(20456, 342, 812, 164, 6, 14),</text:p>
      <text:p text:style-name="Standard"><text:soft-page-break/>(20457, 342, 15, 205, 6, 15),</text:p>
      <text:p text:style-name="Standard">(20458, 342, 5, 205, 6, 16),</text:p>
      <text:p text:style-name="Standard">(20459, 342, 811, 164, 6, 17),</text:p>
      <text:p text:style-name="Standard">(20460, 342, 22, 3, 6, 18),</text:p>
      <text:p text:style-name="Standard">(20461, 342, 155, 15, 6, 19),</text:p>
      <text:p text:style-name="Standard">(20462, 342, 810, 166, 6, 20),</text:p>
      <text:p text:style-name="Standard">(20463, 342, 10, 166, 6, 21),</text:p>
      <text:p text:style-name="Standard">(20464, 342, 37, 15, 6, 22),</text:p>
      <text:p text:style-name="Standard">(20465, 342, 18, 1, 6, 23),</text:p>
      <text:p text:style-name="Standard">(20466, 342, 807, 3, 6, 24),</text:p>
      <text:p text:style-name="Standard">(20467, 343, 1, 1, 5, 1),</text:p>
      <text:p text:style-name="Standard">(20468, 343, 18, 1, 5, 2),</text:p>
      <text:p text:style-name="Standard">(20469, 343, 17, 9, 5, 3),</text:p>
      <text:p text:style-name="Standard">(20470, 343, 30, 131, 5, 4),</text:p>
      <text:p text:style-name="Standard">(20471, 343, 3, 131, 5, 5),</text:p>
      <text:p text:style-name="Standard">(20472, 343, 9, 4, 5, 6),</text:p>
      <text:p text:style-name="Standard">(20473, 343, 13, 6, 5, 7),</text:p>
      <text:p text:style-name="Standard">(20474, 343, 4, 6, 5, 8),</text:p>
      <text:p text:style-name="Standard">(20475, 343, 16, 10, 5, 9),</text:p>
      <text:p text:style-name="Standard">(20476, 343, 155, 15, 5, 10),</text:p>
      <text:p text:style-name="Standard">(20477, 343, 37, 15, 5, 11),</text:p>
      <text:p text:style-name="Standard">(20478, 343, 153, 5, 5, 12),</text:p>
      <text:p text:style-name="Standard">(20479, 343, 24, 10, 5, 13),</text:p>
      <text:p text:style-name="Standard">(20480, 343, 22, 3, 5, 14),</text:p>
      <text:p text:style-name="Standard">(20481, 343, 808, 4, 5, 15),</text:p>
      <text:p text:style-name="Standard">(20482, 343, 67, 5, 5, 16),</text:p>
      <text:p text:style-name="Standard">(20483, 343, 807, 3, 5, 17),</text:p>
      <text:p text:style-name="Standard">(20484, 343, 10, 166, 5, 18),</text:p>
      <text:p text:style-name="Standard">(20485, 343, 810, 166, 5, 19),</text:p>
      <text:p text:style-name="Standard">(20486, 343, 812, 164, 5, 20),</text:p>
      <text:p text:style-name="Standard">(20487, 343, 811, 164, 5, 21),</text:p>
      <text:p text:style-name="Standard">(20488, 343, 20, 9, 5, 22),</text:p>
      <text:p text:style-name="Standard">(20489, 343, 5, 205, 5, 23),</text:p>
      <text:p text:style-name="Standard">(20490, 343, 15, 205, 5, 24),</text:p>
      <text:p text:style-name="Standard">(20491, 344, 1, 1, 7, 1),</text:p>
      <text:p text:style-name="Standard">(20492, 344, 18, 1, 7, 2),</text:p>
      <text:p text:style-name="Standard">(20493, 344, 4, 6, 7, 3),</text:p>
      <text:p text:style-name="Standard">(20494, 344, 20, 9, 7, 4),</text:p>
      <text:p text:style-name="Standard">(20495, 344, 17, 9, 7, 5),</text:p>
      <text:p text:style-name="Standard">(20496, 344, 3, 131, 7, 6),</text:p>
      <text:p text:style-name="Standard">(20497, 344, 9, 4, 7, 7),</text:p>
      <text:p text:style-name="Standard">(20498, 344, 67, 5, 7, 8),</text:p>
      <text:p text:style-name="Standard">(20499, 344, 24, 10, 7, 9),</text:p>
      <text:p text:style-name="Standard">(20500, 344, 16, 10, 7, 10),</text:p>
      <text:p text:style-name="Standard">(20501, 344, 30, 131, 7, 11),</text:p>
      <text:p text:style-name="Standard">(20502, 344, 153, 5, 7, 12),</text:p>
      <text:p text:style-name="Standard">(20503, 344, 807, 3, 7, 13),</text:p>
      <text:p text:style-name="Standard">(20504, 344, 22, 3, 7, 14),</text:p>
      <text:p text:style-name="Standard">(20505, 344, 13, 6, 7, 15),</text:p>
      <text:p text:style-name="Standard">(20506, 344, 5, 205, 7, 16),</text:p>
      <text:p text:style-name="Standard">(20507, 344, 808, 4, 7, 17),</text:p>
      <text:p text:style-name="Standard">(20508, 344, 812, 164, 7, 18),</text:p>
      <text:p text:style-name="Standard"><text:soft-page-break/>(20509, 344, 810, 166, 7, 19),</text:p>
      <text:p text:style-name="Standard">(20510, 344, 10, 166, 7, 20),</text:p>
      <text:p text:style-name="Standard">(20511, 344, 15, 205, 7, 21),</text:p>
      <text:p text:style-name="Standard">(20512, 344, 37, 15, 7, 22),</text:p>
      <text:p text:style-name="Standard">(20513, 344, 811, 164, 7, 23),</text:p>
      <text:p text:style-name="Standard">(20514, 344, 155, 15, 7, 24),</text:p>
      <text:p text:style-name="Standard">(20515, 345, 20, 9, 12, 1),</text:p>
      <text:p text:style-name="Standard">(20516, 345, 1, 1, 12, 2),</text:p>
      <text:p text:style-name="Standard">(20517, 345, 18, 1, 12, 3),</text:p>
      <text:p text:style-name="Standard">(20518, 345, 22, 3, 12, 4),</text:p>
      <text:p text:style-name="Standard">(20519, 345, 9, 4, 12, 5),</text:p>
      <text:p text:style-name="Standard">(20520, 345, 16, 10, 12, 6),</text:p>
      <text:p text:style-name="Standard">(20521, 345, 155, 15, 12, 7),</text:p>
      <text:p text:style-name="Standard">(20522, 345, 4, 6, 12, 8),</text:p>
      <text:p text:style-name="Standard">(20523, 345, 67, 5, 12, 9),</text:p>
      <text:p text:style-name="Standard">(20524, 345, 3, 131, 12, 10),</text:p>
      <text:p text:style-name="Standard">(20525, 345, 13, 6, 12, 11),</text:p>
      <text:p text:style-name="Standard">(20526, 345, 37, 15, 12, 12),</text:p>
      <text:p text:style-name="Standard">(20527, 345, 153, 5, 12, 13),</text:p>
      <text:p text:style-name="Standard">(20528, 345, 808, 4, 12, 14),</text:p>
      <text:p text:style-name="Standard">(20529, 345, 30, 131, 12, 15),</text:p>
      <text:p text:style-name="Standard">(20530, 345, 24, 10, 12, 16),</text:p>
      <text:p text:style-name="Standard">(20531, 345, 810, 166, 12, 17),</text:p>
      <text:p text:style-name="Standard">(20532, 345, 812, 164, 12, 18),</text:p>
      <text:p text:style-name="Standard">(20533, 345, 10, 166, 12, 19),</text:p>
      <text:p text:style-name="Standard">(20534, 345, 811, 164, 12, 20),</text:p>
      <text:p text:style-name="Standard">(20535, 345, 15, 205, 12, 21),</text:p>
      <text:p text:style-name="Standard">(20536, 345, 807, 3, 12, 22),</text:p>
      <text:p text:style-name="Standard">(20537, 345, 5, 205, 12, 23),</text:p>
      <text:p text:style-name="Standard">(20538, 345, 17, 9, 12, 24),</text:p>
      <text:p text:style-name="Standard">(20539, 346, 17, 9, 9, 1),</text:p>
      <text:p text:style-name="Standard">(20540, 346, 1, 1, 9, 2),</text:p>
      <text:p text:style-name="Standard">(20541, 346, 3, 131, 9, 3),</text:p>
      <text:p text:style-name="Standard">(20542, 346, 18, 1, 9, 4),</text:p>
      <text:p text:style-name="Standard">(20543, 346, 22, 3, 9, 5),</text:p>
      <text:p text:style-name="Standard">(20544, 346, 155, 15, 9, 6),</text:p>
      <text:p text:style-name="Standard">(20545, 346, 20, 9, 9, 7),</text:p>
      <text:p text:style-name="Standard">(20546, 346, 16, 10, 9, 8),</text:p>
      <text:p text:style-name="Standard">(20547, 346, 30, 131, 9, 9),</text:p>
      <text:p text:style-name="Standard">(20548, 346, 807, 3, 9, 10),</text:p>
      <text:p text:style-name="Standard">(20549, 346, 24, 10, 9, 11),</text:p>
      <text:p text:style-name="Standard">(20550, 346, 67, 5, 9, 12),</text:p>
      <text:p text:style-name="Standard">(20551, 346, 808, 4, 9, 13),</text:p>
      <text:p text:style-name="Standard">(20552, 346, 4, 6, 9, 14),</text:p>
      <text:p text:style-name="Standard">(20553, 346, 13, 6, 9, 15),</text:p>
      <text:p text:style-name="Standard">(20554, 346, 15, 205, 9, 16),</text:p>
      <text:p text:style-name="Standard">(20555, 346, 5, 205, 9, 17),</text:p>
      <text:p text:style-name="Standard">(20556, 346, 10, 166, 9, 18),</text:p>
      <text:p text:style-name="Standard">(20557, 346, 812, 164, 9, 19),</text:p>
      <text:p text:style-name="Standard">(20558, 346, 29, 164, 9, 20),</text:p>
      <text:p text:style-name="Standard">(20559, 346, 153, 5, 9, 21),</text:p>
      <text:p text:style-name="Standard">(20560, 346, 37, 15, 9, 22),</text:p>
      <text:p text:style-name="Standard"><text:soft-page-break/>(20561, 346, 9, 4, 9, 23),</text:p>
      <text:p text:style-name="Standard">(20562, 346, 810, 166, 9, 24),</text:p>
      <text:p text:style-name="Standard">(20563, 347, 4, 6, 10, 1),</text:p>
      <text:p text:style-name="Standard">(20564, 347, 13, 6, 10, 2),</text:p>
      <text:p text:style-name="Standard">(20565, 347, 20, 9, 10, 3),</text:p>
      <text:p text:style-name="Standard">(20566, 347, 1, 1, 10, 4),</text:p>
      <text:p text:style-name="Standard">(20567, 347, 18, 1, 10, 5),</text:p>
      <text:p text:style-name="Standard">(20568, 347, 17, 9, 10, 6),</text:p>
      <text:p text:style-name="Standard">(20569, 347, 9, 4, 10, 7),</text:p>
      <text:p text:style-name="Standard">(20570, 347, 3, 131, 10, 8),</text:p>
      <text:p text:style-name="Standard">(20571, 347, 30, 131, 10, 9),</text:p>
      <text:p text:style-name="Standard">(20572, 347, 808, 4, 10, 10),</text:p>
      <text:p text:style-name="Standard">(20573, 347, 155, 15, 10, 11),</text:p>
      <text:p text:style-name="Standard">(20574, 347, 22, 3, 10, 12),</text:p>
      <text:p text:style-name="Standard">(20575, 347, 807, 3, 10, 13),</text:p>
      <text:p text:style-name="Standard">(20576, 347, 37, 15, 10, 14),</text:p>
      <text:p text:style-name="Standard">(20577, 347, 153, 5, 10, 15),</text:p>
      <text:p text:style-name="Standard">(20578, 347, 24, 10, 10, 16),</text:p>
      <text:p text:style-name="Standard">(20579, 347, 16, 10, 10, 17),</text:p>
      <text:p text:style-name="Standard">(20580, 347, 10, 166, 10, 18),</text:p>
      <text:p text:style-name="Standard">(20581, 347, 811, 164, 10, 19),</text:p>
      <text:p text:style-name="Standard">(20582, 347, 5, 205, 10, 20),</text:p>
      <text:p text:style-name="Standard">(20583, 347, 810, 166, 10, 21),</text:p>
      <text:p text:style-name="Standard">(20584, 347, 29, 164, 10, 22),</text:p>
      <text:p text:style-name="Standard">(20585, 347, 15, 205, 10, 23),</text:p>
      <text:p text:style-name="Standard">(20586, 347, 67, 5, 10, 24),</text:p>
      <text:p text:style-name="Standard">(20587, 348, 17, 9, 11, 1),</text:p>
      <text:p text:style-name="Standard">(20588, 348, 4, 6, 11, 2),</text:p>
      <text:p text:style-name="Standard">(20589, 348, 20, 9, 11, 3),</text:p>
      <text:p text:style-name="Standard">(20590, 348, 13, 6, 11, 4),</text:p>
      <text:p text:style-name="Standard">(20591, 348, 808, 4, 11, 5),</text:p>
      <text:p text:style-name="Standard">(20592, 348, 807, 3, 11, 6),</text:p>
      <text:p text:style-name="Standard">(20593, 348, 37, 15, 11, 7),</text:p>
      <text:p text:style-name="Standard">(20594, 348, 18, 1, 11, 8),</text:p>
      <text:p text:style-name="Standard">(20595, 348, 155, 15, 11, 9),</text:p>
      <text:p text:style-name="Standard">(20596, 348, 22, 3, 11, 10),</text:p>
      <text:p text:style-name="Standard">(20597, 348, 30, 131, 11, 11),</text:p>
      <text:p text:style-name="Standard">(20598, 348, 67, 5, 11, 12),</text:p>
      <text:p text:style-name="Standard">(20599, 348, 24, 10, 11, 13),</text:p>
      <text:p text:style-name="Standard">(20600, 348, 5, 205, 11, 14),</text:p>
      <text:p text:style-name="Standard">(20601, 348, 15, 205, 11, 15),</text:p>
      <text:p text:style-name="Standard">(20602, 348, 10, 166, 11, 16),</text:p>
      <text:p text:style-name="Standard">(20603, 348, 811, 164, 11, 17),</text:p>
      <text:p text:style-name="Standard">(20604, 348, 810, 166, 11, 18),</text:p>
      <text:p text:style-name="Standard">(20605, 348, 29, 164, 11, 19),</text:p>
      <text:p text:style-name="Standard">(20606, 348, 1, 1, 11, 20),</text:p>
      <text:p text:style-name="Standard">(20607, 348, 9, 4, 11, 21),</text:p>
      <text:p text:style-name="Standard">(20608, 348, 3, 131, 11, 22),</text:p>
      <text:p text:style-name="Standard">(20609, 348, 16, 10, 11, 23),</text:p>
      <text:p text:style-name="Standard">(20610, 348, 153, 5, 11, 24),</text:p>
      <text:p text:style-name="Standard">(20611, 349, 1, 1, 13, 1),</text:p>
      <text:p text:style-name="Standard">(20612, 349, 17, 9, 13, 2),</text:p>
      <text:p text:style-name="Standard"><text:soft-page-break/>(20613, 349, 9, 4, 13, 3),</text:p>
      <text:p text:style-name="Standard">(20614, 349, 13, 6, 13, 4),</text:p>
      <text:p text:style-name="Standard">(20615, 349, 16, 10, 13, 5),</text:p>
      <text:p text:style-name="Standard">(20616, 349, 3, 131, 13, 6),</text:p>
      <text:p text:style-name="Standard">(20617, 349, 30, 131, 13, 7),</text:p>
      <text:p text:style-name="Standard">(20618, 349, 155, 15, 13, 8),</text:p>
      <text:p text:style-name="Standard">(20619, 349, 808, 4, 13, 9),</text:p>
      <text:p text:style-name="Standard">(20620, 349, 24, 10, 13, 10),</text:p>
      <text:p text:style-name="Standard">(20621, 349, 37, 15, 13, 11),</text:p>
      <text:p text:style-name="Standard">(20622, 349, 67, 5, 13, 12),</text:p>
      <text:p text:style-name="Standard">(20623, 349, 153, 5, 13, 13),</text:p>
      <text:p text:style-name="Standard">(20624, 349, 807, 3, 13, 14),</text:p>
      <text:p text:style-name="Standard">(20625, 349, 20, 9, 13, 15),</text:p>
      <text:p text:style-name="Standard">(20626, 349, 5, 205, 13, 16),</text:p>
      <text:p text:style-name="Standard">(20627, 349, 810, 166, 13, 17),</text:p>
      <text:p text:style-name="Standard">(20628, 349, 10, 166, 13, 18),</text:p>
      <text:p text:style-name="Standard">(20629, 349, 15, 205, 13, 19),</text:p>
      <text:p text:style-name="Standard">(20630, 349, 29, 164, 13, 20),</text:p>
      <text:p text:style-name="Standard">(20631, 349, 4, 6, 13, 21),</text:p>
      <text:p text:style-name="Standard">(20632, 349, 18, 1, 13, 22),</text:p>
      <text:p text:style-name="Standard">(20633, 349, 811, 164, 13, 23),</text:p>
      <text:p text:style-name="Standard">(20634, 349, 22, 3, 13, 24),</text:p>
      <text:p text:style-name="Standard">(20635, 350, 4, 6, 14, 1),</text:p>
      <text:p text:style-name="Standard">(20636, 350, 18, 1, 14, 2),</text:p>
      <text:p text:style-name="Standard">(20637, 350, 13, 6, 14, 3),</text:p>
      <text:p text:style-name="Standard">(20638, 350, 20, 9, 14, 4),</text:p>
      <text:p text:style-name="Standard">(20639, 350, 3, 131, 14, 5),</text:p>
      <text:p text:style-name="Standard">(20640, 350, 17, 9, 14, 6),</text:p>
      <text:p text:style-name="Standard">(20641, 350, 807, 3, 14, 7),</text:p>
      <text:p text:style-name="Standard">(20642, 350, 9, 4, 14, 8),</text:p>
      <text:p text:style-name="Standard">(20643, 350, 30, 131, 14, 9),</text:p>
      <text:p text:style-name="Standard">(20644, 350, 22, 3, 14, 10),</text:p>
      <text:p text:style-name="Standard">(20645, 350, 67, 5, 14, 11),</text:p>
      <text:p text:style-name="Standard">(20646, 350, 24, 10, 14, 12),</text:p>
      <text:p text:style-name="Standard">(20647, 350, 808, 4, 14, 13),</text:p>
      <text:p text:style-name="Standard">(20648, 350, 37, 15, 14, 14),</text:p>
      <text:p text:style-name="Standard">(20649, 350, 153, 5, 14, 15),</text:p>
      <text:p text:style-name="Standard">(20650, 350, 16, 10, 14, 16),</text:p>
      <text:p text:style-name="Standard">(20651, 350, 10, 166, 14, 17),</text:p>
      <text:p text:style-name="Standard">(20652, 350, 5, 205, 14, 18),</text:p>
      <text:p text:style-name="Standard">(20653, 350, 29, 164, 14, 19),</text:p>
      <text:p text:style-name="Standard">(20654, 350, 810, 166, 14, 20),</text:p>
      <text:p text:style-name="Standard">(20655, 350, 15, 205, 14, 21),</text:p>
      <text:p text:style-name="Standard">(20656, 350, 811, 164, 14, 22),</text:p>
      <text:p text:style-name="Standard">(20657, 350, 1, 1, 14, 23),</text:p>
      <text:p text:style-name="Standard">(20658, 350, 155, 15, 14, 24),</text:p>
      <text:p text:style-name="Standard">(20659, 351, 4, 6, 15, 1),</text:p>
      <text:p text:style-name="Standard">(20660, 351, 20, 9, 15, 2),</text:p>
      <text:p text:style-name="Standard">(20661, 351, 17, 9, 15, 3),</text:p>
      <text:p text:style-name="Standard">(20662, 351, 18, 1, 15, 4),</text:p>
      <text:p text:style-name="Standard">(20663, 351, 3, 131, 15, 5),</text:p>
      <text:p text:style-name="Standard">(20664, 351, 22, 3, 15, 6),</text:p>
      <text:p text:style-name="Standard"><text:soft-page-break/>(20665, 351, 9, 4, 15, 7),</text:p>
      <text:p text:style-name="Standard">(20666, 351, 13, 6, 15, 8),</text:p>
      <text:p text:style-name="Standard">(20667, 351, 16, 10, 15, 9),</text:p>
      <text:p text:style-name="Standard">(20668, 351, 807, 3, 15, 10),</text:p>
      <text:p text:style-name="Standard">(20669, 351, 808, 4, 15, 11),</text:p>
      <text:p text:style-name="Standard">(20670, 351, 153, 5, 15, 12),</text:p>
      <text:p text:style-name="Standard">(20671, 351, 30, 131, 15, 13),</text:p>
      <text:p text:style-name="Standard">(20672, 351, 67, 5, 15, 14),</text:p>
      <text:p text:style-name="Standard">(20673, 351, 810, 166, 15, 15),</text:p>
      <text:p text:style-name="Standard">(20674, 351, 5, 205, 15, 16),</text:p>
      <text:p text:style-name="Standard">(20675, 351, 10, 166, 15, 17),</text:p>
      <text:p text:style-name="Standard">(20676, 351, 2, 15, 15, 18),</text:p>
      <text:p text:style-name="Standard">(20677, 351, 1, 1, 15, 19),</text:p>
      <text:p text:style-name="Standard">(20678, 351, 32, 164, 15, 20),</text:p>
      <text:p text:style-name="Standard">(20679, 351, 155, 15, 15, 21),</text:p>
      <text:p text:style-name="Standard">(20680, 351, 811, 164, 15, 22),</text:p>
      <text:p text:style-name="Standard">(20681, 351, 15, 205, 15, 23),</text:p>
      <text:p text:style-name="Standard">(20682, 351, 24, 10, 15, 24),</text:p>
      <text:p text:style-name="Standard">(20683, 352, 20, 9, 22, 1),</text:p>
      <text:p text:style-name="Standard">(20684, 352, 17, 9, 22, 2),</text:p>
      <text:p text:style-name="Standard">(20685, 352, 4, 6, 22, 3),</text:p>
      <text:p text:style-name="Standard">(20686, 352, 18, 1, 22, 4),</text:p>
      <text:p text:style-name="Standard">(20687, 352, 1, 1, 22, 5),</text:p>
      <text:p text:style-name="Standard">(20688, 352, 30, 131, 22, 6),</text:p>
      <text:p text:style-name="Standard">(20689, 352, 155, 15, 22, 7),</text:p>
      <text:p text:style-name="Standard">(20690, 352, 2, 15, 22, 8),</text:p>
      <text:p text:style-name="Standard">(20691, 352, 22, 3, 22, 9),</text:p>
      <text:p text:style-name="Standard">(20692, 352, 67, 5, 22, 10),</text:p>
      <text:p text:style-name="Standard">(20693, 352, 153, 5, 22, 11),</text:p>
      <text:p text:style-name="Standard">(20694, 352, 5, 205, 22, 12),</text:p>
      <text:p text:style-name="Standard">(20695, 352, 15, 205, 22, 13),</text:p>
      <text:p text:style-name="Standard">(20696, 352, 10, 166, 22, 14),</text:p>
      <text:p text:style-name="Standard">(20697, 352, 811, 164, 22, 15),</text:p>
      <text:p text:style-name="Standard">(20698, 352, 29, 164, 22, 16),</text:p>
      <text:p text:style-name="Standard">(20699, 352, 3, 131, 22, 17),</text:p>
      <text:p text:style-name="Standard">(20700, 352, 16, 10, 22, 18),</text:p>
      <text:p text:style-name="Standard">(20701, 352, 9, 4, 22, 19),</text:p>
      <text:p text:style-name="Standard">(20702, 352, 807, 3, 22, 20),</text:p>
      <text:p text:style-name="Standard">(20703, 352, 13, 6, 22, 21),</text:p>
      <text:p text:style-name="Standard">(20704, 352, 808, 4, 22, 22),</text:p>
      <text:p text:style-name="Standard">(20705, 352, 24, 10, 22, 23),</text:p>
      <text:p text:style-name="Standard">(20706, 352, 810, 166, 22, 24),</text:p>
      <text:p text:style-name="Standard">(20707, 353, 4, 6, 35, 1),</text:p>
      <text:p text:style-name="Standard">(20708, 353, 1, 1, 35, 2),</text:p>
      <text:p text:style-name="Standard">(20709, 353, 13, 6, 35, 3),</text:p>
      <text:p text:style-name="Standard">(20710, 353, 30, 131, 35, 4),</text:p>
      <text:p text:style-name="Standard">(20711, 353, 9, 4, 35, 5),</text:p>
      <text:p text:style-name="Standard">(20712, 353, 24, 10, 35, 6),</text:p>
      <text:p text:style-name="Standard">(20713, 353, 22, 3, 35, 7),</text:p>
      <text:p text:style-name="Standard">(20714, 353, 155, 15, 35, 8),</text:p>
      <text:p text:style-name="Standard">(20715, 353, 2, 15, 35, 9),</text:p>
      <text:p text:style-name="Standard">(20716, 353, 807, 3, 35, 10),</text:p>
      <text:p text:style-name="Standard"><text:soft-page-break/>(20717, 353, 153, 5, 35, 11),</text:p>
      <text:p text:style-name="Standard">(20718, 353, 18, 1, 35, 12),</text:p>
      <text:p text:style-name="Standard">(20719, 353, 5, 205, 35, 13),</text:p>
      <text:p text:style-name="Standard">(20720, 353, 811, 164, 35, 14),</text:p>
      <text:p text:style-name="Standard">(20721, 353, 29, 164, 35, 15),</text:p>
      <text:p text:style-name="Standard">(20722, 353, 16, 10, 35, 16),</text:p>
      <text:p text:style-name="Standard">(20723, 353, 20, 9, 35, 17),</text:p>
      <text:p text:style-name="Standard">(20724, 353, 808, 4, 35, 18),</text:p>
      <text:p text:style-name="Standard">(20725, 353, 10, 166, 35, 19),</text:p>
      <text:p text:style-name="Standard">(20726, 353, 67, 5, 35, 20),</text:p>
      <text:p text:style-name="Standard">(20727, 353, 810, 166, 35, 21),</text:p>
      <text:p text:style-name="Standard">(20728, 353, 15, 205, 35, 22),</text:p>
      <text:p text:style-name="Standard">(20729, 353, 17, 9, 35, 23),</text:p>
      <text:p text:style-name="Standard">(20730, 353, 3, 131, 35, 24),</text:p>
      <text:p text:style-name="Standard">(20731, 354, 20, 9, 18, 1),</text:p>
      <text:p text:style-name="Standard">(20732, 354, 17, 9, 18, 2),</text:p>
      <text:p text:style-name="Standard">(20733, 354, 4, 6, 18, 3),</text:p>
      <text:p text:style-name="Standard">(20734, 354, 1, 1, 18, 4),</text:p>
      <text:p text:style-name="Standard">(20735, 354, 18, 1, 18, 5),</text:p>
      <text:p text:style-name="Standard">(20736, 354, 3, 131, 18, 6),</text:p>
      <text:p text:style-name="Standard">(20737, 354, 30, 131, 18, 7),</text:p>
      <text:p text:style-name="Standard">(20738, 354, 807, 3, 18, 8),</text:p>
      <text:p text:style-name="Standard">(20739, 354, 9, 4, 18, 9),</text:p>
      <text:p text:style-name="Standard">(20740, 354, 155, 15, 18, 10),</text:p>
      <text:p text:style-name="Standard">(20741, 354, 153, 5, 18, 11),</text:p>
      <text:p text:style-name="Standard">(20742, 354, 16, 10, 18, 12),</text:p>
      <text:p text:style-name="Standard">(20743, 354, 67, 5, 18, 13),</text:p>
      <text:p text:style-name="Standard">(20744, 354, 22, 3, 18, 14),</text:p>
      <text:p text:style-name="Standard">(20745, 354, 13, 6, 18, 15),</text:p>
      <text:p text:style-name="Standard">(20746, 354, 808, 4, 18, 16),</text:p>
      <text:p text:style-name="Standard">(20747, 354, 2, 15, 18, 17),</text:p>
      <text:p text:style-name="Standard">(20748, 354, 5, 205, 18, 18),</text:p>
      <text:p text:style-name="Standard">(20749, 354, 15, 205, 18, 19),</text:p>
      <text:p text:style-name="Standard">(20750, 354, 10, 166, 18, 20),</text:p>
      <text:p text:style-name="Standard">(20751, 354, 811, 164, 18, 21),</text:p>
      <text:p text:style-name="Standard">(20752, 354, 32, 164, 18, 22),</text:p>
      <text:p text:style-name="Standard">(20753, 354, 810, 166, 18, 23),</text:p>
      <text:p text:style-name="Standard">(20754, 354, 24, 10, 18, 24),</text:p>
      <text:p text:style-name="Standard">(20755, 355, 20, 9, 24, 1),</text:p>
      <text:p text:style-name="Standard">(20756, 355, 1, 1, 24, 2),</text:p>
      <text:p text:style-name="Standard">(20757, 355, 18, 1, 24, 3),</text:p>
      <text:p text:style-name="Standard">(20758, 355, 3, 131, 24, 4),</text:p>
      <text:p text:style-name="Standard">(20759, 355, 9, 4, 24, 5),</text:p>
      <text:p text:style-name="Standard">(20760, 355, 808, 4, 24, 6),</text:p>
      <text:p text:style-name="Standard">(20761, 355, 4, 6, 24, 7),</text:p>
      <text:p text:style-name="Standard">(20762, 355, 17, 9, 24, 8),</text:p>
      <text:p text:style-name="Standard">(20763, 355, 153, 5, 24, 9),</text:p>
      <text:p text:style-name="Standard">(20764, 355, 13, 6, 24, 10),</text:p>
      <text:p text:style-name="Standard">(20765, 355, 2, 15, 24, 11),</text:p>
      <text:p text:style-name="Standard">(20766, 355, 22, 3, 24, 12),</text:p>
      <text:p text:style-name="Standard">(20767, 355, 16, 10, 24, 13),</text:p>
      <text:p text:style-name="Standard">(20768, 355, 155, 15, 24, 14),</text:p>
      <text:p text:style-name="Standard"><text:soft-page-break/>(20769, 355, 67, 5, 24, 15),</text:p>
      <text:p text:style-name="Standard">(20770, 355, 807, 3, 24, 16),</text:p>
      <text:p text:style-name="Standard">(20771, 355, 5, 205, 24, 17),</text:p>
      <text:p text:style-name="Standard">(20772, 355, 810, 166, 24, 18),</text:p>
      <text:p text:style-name="Standard">(20773, 355, 811, 164, 24, 19),</text:p>
      <text:p text:style-name="Standard">(20774, 355, 32, 164, 24, 20),</text:p>
      <text:p text:style-name="Standard">(20775, 355, 15, 205, 24, 21),</text:p>
      <text:p text:style-name="Standard">(20776, 355, 10, 166, 24, 22),</text:p>
      <text:p text:style-name="Standard">(20777, 355, 30, 131, 24, 23),</text:p>
      <text:p text:style-name="Standard">(20778, 355, 24, 10, 24, 24),</text:p>
      <text:p text:style-name="Standard">(20779, 841, 20, 9, 1, 1),</text:p>
      <text:p text:style-name="Standard">(20780, 841, 1, 1, 1, 2),</text:p>
      <text:p text:style-name="Standard">(20781, 841, 808, 4, 1, 3),</text:p>
      <text:p text:style-name="Standard">(20782, 841, 4, 6, 1, 4),</text:p>
      <text:p text:style-name="Standard">(20783, 841, 17, 9, 1, 5),</text:p>
      <text:p text:style-name="Standard">(20784, 841, 18, 1, 1, 6),</text:p>
      <text:p text:style-name="Standard">(20785, 841, 13, 6, 1, 7),</text:p>
      <text:p text:style-name="Standard">(20786, 841, 67, 5, 1, 8),</text:p>
      <text:p text:style-name="Standard">(20787, 841, 16, 10, 1, 9),</text:p>
      <text:p text:style-name="Standard">(20788, 841, 814, 10, 1, 10),</text:p>
      <text:p text:style-name="Standard">(20789, 841, 153, 5, 1, 11),</text:p>
      <text:p text:style-name="Standard">(20790, 841, 2, 4, 1, 12),</text:p>
      <text:p text:style-name="Standard">(20791, 841, 15, 205, 1, 13),</text:p>
      <text:p text:style-name="Standard">(20792, 841, 816, 166, 1, 14),</text:p>
      <text:p text:style-name="Standard">(20793, 841, 10, 166, 1, 15),</text:p>
      <text:p text:style-name="Standard">(20794, 841, 22, 3, 1, 16),</text:p>
      <text:p text:style-name="Standard">(20795, 841, 3, 131, 1, 17),</text:p>
      <text:p text:style-name="Standard">(20796, 841, 5, 205, 1, 18),</text:p>
      <text:p text:style-name="Standard">(20797, 841, 30, 131, 1, 19),</text:p>
      <text:p text:style-name="Standard">(20798, 841, 813, 3, 1, 20),</text:p>
      <text:p text:style-name="Standard">(20799, 841, 155, 15, 1, 21),</text:p>
      <text:p text:style-name="Standard">(20800, 841, 815, 15, 1, 22),</text:p>
      <text:p text:style-name="Standard">(20801, 842, 20, 9, 2, 1),</text:p>
      <text:p text:style-name="Standard">(20802, 842, 18, 1, 2, 2),</text:p>
      <text:p text:style-name="Standard">(20803, 842, 2, 4, 2, 3),</text:p>
      <text:p text:style-name="Standard">(20804, 842, 17, 9, 2, 4),</text:p>
      <text:p text:style-name="Standard">(20805, 842, 13, 6, 2, 5),</text:p>
      <text:p text:style-name="Standard">(20806, 842, 4, 6, 2, 6),</text:p>
      <text:p text:style-name="Standard">(20807, 842, 155, 15, 2, 7),</text:p>
      <text:p text:style-name="Standard">(20808, 842, 1, 1, 2, 8),</text:p>
      <text:p text:style-name="Standard">(20809, 842, 30, 131, 2, 9),</text:p>
      <text:p text:style-name="Standard">(20810, 842, 814, 10, 2, 10),</text:p>
      <text:p text:style-name="Standard">(20811, 842, 16, 10, 2, 11),</text:p>
      <text:p text:style-name="Standard">(20812, 842, 3, 131, 2, 12),</text:p>
      <text:p text:style-name="Standard">(20813, 842, 67, 5, 2, 13),</text:p>
      <text:p text:style-name="Standard">(20814, 842, 153, 5, 2, 14),</text:p>
      <text:p text:style-name="Standard">(20815, 842, 5, 205, 2, 15),</text:p>
      <text:p text:style-name="Standard">(20816, 842, 10, 166, 2, 16),</text:p>
      <text:p text:style-name="Standard">(20817, 842, 808, 4, 2, 17),</text:p>
      <text:p text:style-name="Standard">(20818, 842, 24, 164, 2, 18),</text:p>
      <text:p text:style-name="Standard">(20819, 842, 816, 166, 2, 19),</text:p>
      <text:p text:style-name="Standard">(20820, 842, 15, 205, 2, 20),</text:p>
      <text:p text:style-name="Standard"><text:soft-page-break/>(20821, 842, 815, 15, 2, 21),</text:p>
      <text:p text:style-name="Standard">(20822, 842, 22, 3, 2, 22),</text:p>
      <text:p text:style-name="Standard">(20823, 842, 39, 164, 2, 23),</text:p>
      <text:p text:style-name="Standard">(20824, 842, 813, 3, 2, 24),</text:p>
      <text:p text:style-name="Standard">(20825, 843, 1, 1, 17, 1),</text:p>
      <text:p text:style-name="Standard">(20826, 843, 20, 9, 17, 2),</text:p>
      <text:p text:style-name="Standard">(20827, 843, 17, 9, 17, 3),</text:p>
      <text:p text:style-name="Standard">(20828, 843, 18, 1, 17, 4),</text:p>
      <text:p text:style-name="Standard">(20829, 843, 3, 131, 17, 5),</text:p>
      <text:p text:style-name="Standard">(20830, 843, 13, 6, 17, 6),</text:p>
      <text:p text:style-name="Standard">(20831, 843, 4, 6, 17, 7),</text:p>
      <text:p text:style-name="Standard">(20832, 843, 30, 131, 17, 8),</text:p>
      <text:p text:style-name="Standard">(20833, 843, 808, 4, 17, 9),</text:p>
      <text:p text:style-name="Standard">(20834, 843, 155, 15, 17, 10),</text:p>
      <text:p text:style-name="Standard">(20835, 843, 814, 10, 17, 11),</text:p>
      <text:p text:style-name="Standard">(20836, 843, 2, 4, 17, 12),</text:p>
      <text:p text:style-name="Standard">(20837, 843, 22, 3, 17, 13),</text:p>
      <text:p text:style-name="Standard">(20838, 843, 67, 5, 17, 14),</text:p>
      <text:p text:style-name="Standard">(20839, 843, 16, 10, 17, 15),</text:p>
      <text:p text:style-name="Standard">(20840, 843, 5, 205, 17, 16),</text:p>
      <text:p text:style-name="Standard">(20841, 843, 815, 15, 17, 17),</text:p>
      <text:p text:style-name="Standard">(20842, 843, 813, 3, 17, 18),</text:p>
      <text:p text:style-name="Standard">(20843, 843, 15, 205, 17, 19),</text:p>
      <text:p text:style-name="Standard">(20844, 843, 816, 166, 17, 20),</text:p>
      <text:p text:style-name="Standard">(20845, 843, 10, 166, 17, 21),</text:p>
      <text:p text:style-name="Standard">(20846, 843, 24, 164, 17, 22),</text:p>
      <text:p text:style-name="Standard">(20847, 843, 39, 164, 17, 23),</text:p>
      <text:p text:style-name="Standard">(20848, 843, 153, 5, 17, 24),</text:p>
      <text:p text:style-name="Standard">(20849, 844, 20, 9, 5, 1),</text:p>
      <text:p text:style-name="Standard">(20850, 844, 17, 9, 5, 2),</text:p>
      <text:p text:style-name="Standard">(20851, 844, 4, 6, 5, 3),</text:p>
      <text:p text:style-name="Standard">(20852, 844, 1, 1, 5, 4),</text:p>
      <text:p text:style-name="Standard">(20853, 844, 3, 131, 5, 5),</text:p>
      <text:p text:style-name="Standard">(20854, 844, 18, 1, 5, 6),</text:p>
      <text:p text:style-name="Standard">(20855, 844, 2, 4, 5, 7),</text:p>
      <text:p text:style-name="Standard">(20856, 844, 808, 4, 5, 8),</text:p>
      <text:p text:style-name="Standard">(20857, 844, 67, 5, 5, 9),</text:p>
      <text:p text:style-name="Standard">(20858, 844, 155, 15, 5, 10),</text:p>
      <text:p text:style-name="Standard">(20859, 844, 13, 6, 5, 11),</text:p>
      <text:p text:style-name="Standard">(20860, 844, 30, 131, 5, 12),</text:p>
      <text:p text:style-name="Standard">(20861, 844, 16, 10, 5, 13),</text:p>
      <text:p text:style-name="Standard">(20862, 844, 815, 15, 5, 14),</text:p>
      <text:p text:style-name="Standard">(20863, 844, 22, 3, 5, 15),</text:p>
      <text:p text:style-name="Standard">(20864, 844, 153, 5, 5, 16),</text:p>
      <text:p text:style-name="Standard">(20865, 844, 813, 3, 5, 17),</text:p>
      <text:p text:style-name="Standard">(20866, 844, 15, 205, 5, 18),</text:p>
      <text:p text:style-name="Standard">(20867, 844, 5, 205, 5, 19),</text:p>
      <text:p text:style-name="Standard">(20868, 844, 816, 166, 5, 20),</text:p>
      <text:p text:style-name="Standard">(20869, 844, 39, 164, 5, 21),</text:p>
      <text:p text:style-name="Standard">(20870, 844, 24, 164, 5, 22),</text:p>
      <text:p text:style-name="Standard">(20871, 844, 814, 10, 5, 23),</text:p>
      <text:p text:style-name="Standard">(20872, 844, 10, 166, 5, 24),</text:p>
      <text:p text:style-name="Standard"><text:soft-page-break/>(20873, 845, 20, 9, 4, 1),</text:p>
      <text:p text:style-name="Standard">(20874, 845, 1, 1, 4, 2),</text:p>
      <text:p text:style-name="Standard">(20875, 845, 18, 1, 4, 3),</text:p>
      <text:p text:style-name="Standard">(20876, 845, 17, 9, 4, 4),</text:p>
      <text:p text:style-name="Standard">(20877, 845, 4, 6, 4, 5),</text:p>
      <text:p text:style-name="Standard">(20878, 845, 30, 131, 4, 6),</text:p>
      <text:p text:style-name="Standard">(20879, 845, 3, 131, 4, 7),</text:p>
      <text:p text:style-name="Standard">(20880, 845, 2, 4, 4, 8),</text:p>
      <text:p text:style-name="Standard">(20881, 845, 815, 15, 4, 9),</text:p>
      <text:p text:style-name="Standard">(20882, 845, 155, 15, 4, 10),</text:p>
      <text:p text:style-name="Standard">(20883, 845, 808, 4, 4, 11),</text:p>
      <text:p text:style-name="Standard">(20884, 845, 814, 10, 4, 12),</text:p>
      <text:p text:style-name="Standard">(20885, 845, 16, 10, 4, 13),</text:p>
      <text:p text:style-name="Standard">(20886, 845, 67, 5, 4, 14),</text:p>
      <text:p text:style-name="Standard">(20887, 845, 813, 3, 4, 15),</text:p>
      <text:p text:style-name="Standard">(20888, 845, 153, 5, 4, 16),</text:p>
      <text:p text:style-name="Standard">(20889, 845, 22, 3, 4, 17),</text:p>
      <text:p text:style-name="Standard">(20890, 845, 15, 205, 4, 18),</text:p>
      <text:p text:style-name="Standard">(20891, 845, 10, 166, 4, 19),</text:p>
      <text:p text:style-name="Standard">(20892, 845, 816, 166, 4, 20),</text:p>
      <text:p text:style-name="Standard">(20893, 845, 39, 164, 4, 21),</text:p>
      <text:p text:style-name="Standard">(20894, 845, 13, 6, 4, 22),</text:p>
      <text:p text:style-name="Standard">(20895, 845, 5, 205, 4, 23),</text:p>
      <text:p text:style-name="Standard">(20896, 845, 24, 164, 4, 24),</text:p>
      <text:p text:style-name="Standard">(20897, 846, 20, 9, 6, 1),</text:p>
      <text:p text:style-name="Standard">(20898, 846, 4, 6, 6, 2),</text:p>
      <text:p text:style-name="Standard">(20899, 846, 18, 1, 6, 3),</text:p>
      <text:p text:style-name="Standard">(20900, 846, 17, 9, 6, 4),</text:p>
      <text:p text:style-name="Standard">(20901, 846, 155, 15, 6, 5),</text:p>
      <text:p text:style-name="Standard">(20902, 846, 1, 1, 6, 6),</text:p>
      <text:p text:style-name="Standard">(20903, 846, 16, 10, 6, 7),</text:p>
      <text:p text:style-name="Standard">(20904, 846, 2, 4, 6, 8),</text:p>
      <text:p text:style-name="Standard">(20905, 846, 22, 3, 6, 9),</text:p>
      <text:p text:style-name="Standard">(20906, 846, 67, 5, 6, 10),</text:p>
      <text:p text:style-name="Standard">(20907, 846, 3, 131, 6, 11),</text:p>
      <text:p text:style-name="Standard">(20908, 846, 814, 10, 6, 12),</text:p>
      <text:p text:style-name="Standard">(20909, 846, 15, 205, 6, 13),</text:p>
      <text:p text:style-name="Standard">(20910, 846, 5, 205, 6, 14),</text:p>
      <text:p text:style-name="Standard">(20911, 846, 816, 166, 6, 15),</text:p>
      <text:p text:style-name="Standard">(20912, 846, 24, 164, 6, 16),</text:p>
      <text:p text:style-name="Standard">(20913, 846, 39, 164, 6, 17),</text:p>
      <text:p text:style-name="Standard">(20914, 846, 813, 3, 6, 18),</text:p>
      <text:p text:style-name="Standard">(20915, 846, 808, 4, 6, 19),</text:p>
      <text:p text:style-name="Standard">(20916, 846, 153, 5, 6, 20),</text:p>
      <text:p text:style-name="Standard">(20917, 846, 13, 6, 6, 21),</text:p>
      <text:p text:style-name="Standard">(20918, 846, 30, 131, 6, 22),</text:p>
      <text:p text:style-name="Standard">(20919, 846, 10, 166, 6, 23),</text:p>
      <text:p text:style-name="Standard">(20920, 847, 18, 1, 7, 1),</text:p>
      <text:p text:style-name="Standard">(20921, 847, 20, 9, 7, 2),</text:p>
      <text:p text:style-name="Standard">(20922, 847, 17, 9, 7, 3),</text:p>
      <text:p text:style-name="Standard">(20923, 847, 30, 131, 7, 4),</text:p>
      <text:p text:style-name="Standard">(20924, 847, 808, 4, 7, 5),</text:p>
      <text:p text:style-name="Standard"><text:soft-page-break/>(20925, 847, 13, 6, 7, 6),</text:p>
      <text:p text:style-name="Standard">(20926, 847, 155, 15, 7, 7),</text:p>
      <text:p text:style-name="Standard">(20927, 847, 153, 5, 7, 8),</text:p>
      <text:p text:style-name="Standard">(20928, 847, 22, 3, 7, 9),</text:p>
      <text:p text:style-name="Standard">(20929, 847, 67, 5, 7, 10),</text:p>
      <text:p text:style-name="Standard">(20930, 847, 3, 131, 7, 11),</text:p>
      <text:p text:style-name="Standard">(20931, 847, 37, 15, 7, 12),</text:p>
      <text:p text:style-name="Standard">(20932, 847, 24, 164, 7, 13),</text:p>
      <text:p text:style-name="Standard">(20933, 847, 39, 164, 7, 14),</text:p>
      <text:p text:style-name="Standard">(20934, 847, 816, 166, 7, 15),</text:p>
      <text:p text:style-name="Standard">(20935, 847, 10, 166, 7, 16),</text:p>
      <text:p text:style-name="Standard">(20936, 847, 15, 205, 7, 17),</text:p>
      <text:p text:style-name="Standard">(20937, 847, 814, 10, 7, 18),</text:p>
      <text:p text:style-name="Standard">(20938, 847, 813, 3, 7, 19),</text:p>
      <text:p text:style-name="Standard">(20939, 847, 2, 4, 7, 20),</text:p>
      <text:p text:style-name="Standard">(20940, 847, 16, 10, 7, 21),</text:p>
      <text:p text:style-name="Standard">(20941, 847, 4, 6, 7, 22),</text:p>
      <text:p text:style-name="Standard">(20942, 847, 5, 205, 7, 23),</text:p>
      <text:p text:style-name="Standard">(20943, 847, 1, 1, 7, 24),</text:p>
      <text:p text:style-name="Standard">(20944, 848, 20, 9, 12, 1),</text:p>
      <text:p text:style-name="Standard">(20945, 848, 4, 6, 12, 2),</text:p>
      <text:p text:style-name="Standard">(20946, 848, 17, 9, 12, 3),</text:p>
      <text:p text:style-name="Standard">(20947, 848, 1, 1, 12, 4),</text:p>
      <text:p text:style-name="Standard">(20948, 848, 13, 6, 12, 5),</text:p>
      <text:p text:style-name="Standard">(20949, 848, 18, 1, 12, 6),</text:p>
      <text:p text:style-name="Standard">(20950, 848, 3, 131, 12, 7),</text:p>
      <text:p text:style-name="Standard">(20951, 848, 153, 5, 12, 8),</text:p>
      <text:p text:style-name="Standard">(20952, 848, 16, 10, 12, 9),</text:p>
      <text:p text:style-name="Standard">(20953, 848, 2, 4, 12, 10),</text:p>
      <text:p text:style-name="Standard">(20954, 848, 815, 15, 12, 11),</text:p>
      <text:p text:style-name="Standard">(20955, 848, 22, 3, 12, 12),</text:p>
      <text:p text:style-name="Standard">(20956, 848, 67, 5, 12, 13),</text:p>
      <text:p text:style-name="Standard">(20957, 848, 814, 10, 12, 14),</text:p>
      <text:p text:style-name="Standard">(20958, 848, 808, 4, 12, 15),</text:p>
      <text:p text:style-name="Standard">(20959, 848, 155, 15, 12, 16),</text:p>
      <text:p text:style-name="Standard">(20960, 848, 30, 131, 12, 17),</text:p>
      <text:p text:style-name="Standard">(20961, 848, 813, 3, 12, 18),</text:p>
      <text:p text:style-name="Standard">(20962, 848, 5, 205, 12, 19),</text:p>
      <text:p text:style-name="Standard">(20963, 848, 15, 205, 12, 20),</text:p>
      <text:p text:style-name="Standard">(20964, 848, 10, 166, 12, 21),</text:p>
      <text:p text:style-name="Standard">(20965, 848, 816, 166, 12, 22),</text:p>
      <text:p text:style-name="Standard">(20966, 848, 24, 164, 12, 23),</text:p>
      <text:p text:style-name="Standard">(20967, 848, 39, 164, 12, 24),</text:p>
      <text:p text:style-name="Standard">(20968, 849, 4, 6, 9, 1),</text:p>
      <text:p text:style-name="Standard">(20969, 849, 20, 9, 9, 2),</text:p>
      <text:p text:style-name="Standard">(20970, 849, 17, 9, 9, 3),</text:p>
      <text:p text:style-name="Standard">(20971, 849, 1, 1, 9, 4),</text:p>
      <text:p text:style-name="Standard">(20972, 849, 13, 6, 9, 5),</text:p>
      <text:p text:style-name="Standard">(20973, 849, 3, 131, 9, 6),</text:p>
      <text:p text:style-name="Standard">(20974, 849, 815, 15, 9, 7),</text:p>
      <text:p text:style-name="Standard">(20975, 849, 2, 4, 9, 8),</text:p>
      <text:p text:style-name="Standard">(20976, 849, 30, 131, 9, 9),</text:p>
      <text:p text:style-name="Standard"><text:soft-page-break/>(20977, 849, 153, 5, 9, 10),</text:p>
      <text:p text:style-name="Standard">(20978, 849, 16, 10, 9, 11),</text:p>
      <text:p text:style-name="Standard">(20979, 849, 808, 4, 9, 12),</text:p>
      <text:p text:style-name="Standard">(20980, 849, 22, 3, 9, 13),</text:p>
      <text:p text:style-name="Standard">(20981, 849, 813, 3, 9, 14),</text:p>
      <text:p text:style-name="Standard">(20982, 849, 814, 10, 9, 15),</text:p>
      <text:p text:style-name="Standard">(20983, 849, 10, 166, 9, 16),</text:p>
      <text:p text:style-name="Standard">(20984, 849, 816, 166, 9, 17),</text:p>
      <text:p text:style-name="Standard">(20985, 849, 24, 164, 9, 18),</text:p>
      <text:p text:style-name="Standard">(20986, 849, 817, 164, 9, 19),</text:p>
      <text:p text:style-name="Standard">(20987, 849, 18, 1, 9, 20),</text:p>
      <text:p text:style-name="Standard">(20988, 849, 67, 5, 9, 21),</text:p>
      <text:p text:style-name="Standard">(20989, 849, 155, 15, 9, 22),</text:p>
      <text:p text:style-name="Standard">(20990, 849, 15, 205, 9, 23),</text:p>
      <text:p text:style-name="Standard">(20991, 849, 5, 205, 9, 24),</text:p>
      <text:p text:style-name="Standard">(20992, 850, 1, 1, 20, 1),</text:p>
      <text:p text:style-name="Standard">(20993, 850, 4, 6, 20, 2),</text:p>
      <text:p text:style-name="Standard">(20994, 850, 17, 9, 20, 3),</text:p>
      <text:p text:style-name="Standard">(20995, 850, 20, 9, 20, 4),</text:p>
      <text:p text:style-name="Standard">(20996, 850, 13, 6, 20, 5),</text:p>
      <text:p text:style-name="Standard">(20997, 850, 16, 10, 20, 6),</text:p>
      <text:p text:style-name="Standard">(20998, 850, 3, 131, 20, 7),</text:p>
      <text:p text:style-name="Standard">(20999, 850, 30, 131, 20, 8),</text:p>
      <text:p text:style-name="Standard">(21000, 850, 155, 15, 20, 9),</text:p>
      <text:p text:style-name="Standard">(21001, 850, 808, 4, 20, 10),</text:p>
      <text:p text:style-name="Standard">(21002, 850, 815, 15, 20, 11),</text:p>
      <text:p text:style-name="Standard">(21003, 850, 153, 5, 20, 12),</text:p>
      <text:p text:style-name="Standard">(21004, 850, 814, 10, 20, 13),</text:p>
      <text:p text:style-name="Standard">(21005, 850, 813, 3, 20, 14),</text:p>
      <text:p text:style-name="Standard">(21006, 850, 67, 5, 20, 15),</text:p>
      <text:p text:style-name="Standard">(21007, 850, 5, 205, 20, 16),</text:p>
      <text:p text:style-name="Standard">(21008, 850, 10, 166, 20, 17),</text:p>
      <text:p text:style-name="Standard">(21009, 850, 816, 166, 20, 18),</text:p>
      <text:p text:style-name="Standard">(21010, 850, 817, 164, 20, 19),</text:p>
      <text:p text:style-name="Standard">(21011, 850, 812, 205, 20, 20),</text:p>
      <text:p text:style-name="Standard">(21012, 850, 24, 164, 20, 21),</text:p>
      <text:p text:style-name="Standard">(21013, 850, 18, 1, 20, 22),</text:p>
      <text:p text:style-name="Standard">(21014, 850, 22, 3, 20, 23),</text:p>
      <text:p text:style-name="Standard">(21015, 850, 2, 4, 20, 24),</text:p>
      <text:p text:style-name="Standard">(21016, 851, 18, 1, 11, 1),</text:p>
      <text:p text:style-name="Standard">(21017, 851, 20, 9, 11, 2),</text:p>
      <text:p text:style-name="Standard">(21018, 851, 4, 6, 11, 3),</text:p>
      <text:p text:style-name="Standard">(21019, 851, 1, 1, 11, 4),</text:p>
      <text:p text:style-name="Standard">(21020, 851, 17, 9, 11, 5),</text:p>
      <text:p text:style-name="Standard">(21021, 851, 13, 6, 11, 6),</text:p>
      <text:p text:style-name="Standard">(21022, 851, 814, 10, 11, 7),</text:p>
      <text:p text:style-name="Standard">(21023, 851, 67, 5, 11, 8),</text:p>
      <text:p text:style-name="Standard">(21024, 851, 3, 131, 11, 9),</text:p>
      <text:p text:style-name="Standard">(21025, 851, 153, 5, 11, 10),</text:p>
      <text:p text:style-name="Standard">(21026, 851, 155, 15, 11, 11),</text:p>
      <text:p text:style-name="Standard">(21027, 851, 808, 4, 11, 12),</text:p>
      <text:p text:style-name="Standard">(21028, 851, 22, 3, 11, 13),</text:p>
      <text:p text:style-name="Standard"><text:soft-page-break/>(21029, 851, 16, 10, 11, 14),</text:p>
      <text:p text:style-name="Standard">(21030, 851, 815, 15, 11, 15),</text:p>
      <text:p text:style-name="Standard">(21031, 851, 813, 3, 11, 16),</text:p>
      <text:p text:style-name="Standard">(21032, 851, 10, 166, 11, 17),</text:p>
      <text:p text:style-name="Standard">(21033, 851, 817, 164, 11, 18),</text:p>
      <text:p text:style-name="Standard">(21034, 851, 816, 166, 11, 19),</text:p>
      <text:p text:style-name="Standard">(21035, 851, 24, 164, 11, 20),</text:p>
      <text:p text:style-name="Standard">(21036, 851, 5, 205, 11, 21),</text:p>
      <text:p text:style-name="Standard">(21037, 851, 30, 131, 11, 22),</text:p>
      <text:p text:style-name="Standard">(21038, 851, 2, 4, 11, 23),</text:p>
      <text:p text:style-name="Standard">(21039, 851, 15, 205, 11, 24),</text:p>
      <text:p text:style-name="Standard">(21040, 852, 20, 9, 13, 1),</text:p>
      <text:p text:style-name="Standard">(21041, 852, 17, 9, 13, 2),</text:p>
      <text:p text:style-name="Standard">(21042, 852, 18, 1, 13, 3),</text:p>
      <text:p text:style-name="Standard">(21043, 852, 4, 6, 13, 4),</text:p>
      <text:p text:style-name="Standard">(21044, 852, 30, 131, 13, 5),</text:p>
      <text:p text:style-name="Standard">(21045, 852, 3, 131, 13, 6),</text:p>
      <text:p text:style-name="Standard">(21046, 852, 16, 10, 13, 7),</text:p>
      <text:p text:style-name="Standard">(21047, 852, 13, 6, 13, 8),</text:p>
      <text:p text:style-name="Standard">(21048, 852, 808, 4, 13, 9),</text:p>
      <text:p text:style-name="Standard">(21049, 852, 813, 3, 13, 10),</text:p>
      <text:p text:style-name="Standard">(21050, 852, 814, 10, 13, 11),</text:p>
      <text:p text:style-name="Standard">(21051, 852, 155, 15, 13, 12),</text:p>
      <text:p text:style-name="Standard">(21052, 852, 811, 4, 13, 13),</text:p>
      <text:p text:style-name="Standard">(21053, 852, 15, 205, 13, 14),</text:p>
      <text:p text:style-name="Standard">(21054, 852, 5, 205, 13, 15),</text:p>
      <text:p text:style-name="Standard">(21055, 852, 22, 3, 13, 16),</text:p>
      <text:p text:style-name="Standard">(21056, 852, 816, 166, 13, 17),</text:p>
      <text:p text:style-name="Standard">(21057, 852, 10, 166, 13, 18),</text:p>
      <text:p text:style-name="Standard">(21058, 852, 24, 164, 13, 19),</text:p>
      <text:p text:style-name="Standard">(21059, 852, 815, 15, 13, 20),</text:p>
      <text:p text:style-name="Standard">(21060, 852, 817, 164, 13, 21),</text:p>
      <text:p text:style-name="Standard">(21061, 852, 1, 1, 13, 22),</text:p>
      <text:p text:style-name="Standard">(21062, 852, 67, 5, 13, 23),</text:p>
      <text:p text:style-name="Standard">(21063, 852, 153, 5, 13, 24),</text:p>
      <text:p text:style-name="Standard">(21064, 853, 20, 9, 14, 1),</text:p>
      <text:p text:style-name="Standard">(21065, 853, 18, 1, 14, 2),</text:p>
      <text:p text:style-name="Standard">(21066, 853, 4, 6, 14, 3),</text:p>
      <text:p text:style-name="Standard">(21067, 853, 1, 1, 14, 4),</text:p>
      <text:p text:style-name="Standard">(21068, 853, 30, 131, 14, 5),</text:p>
      <text:p text:style-name="Standard">(21069, 853, 13, 6, 14, 6),</text:p>
      <text:p text:style-name="Standard">(21070, 853, 153, 5, 14, 7),</text:p>
      <text:p text:style-name="Standard">(21071, 853, 814, 10, 14, 8),</text:p>
      <text:p text:style-name="Standard">(21072, 853, 811, 4, 14, 9),</text:p>
      <text:p text:style-name="Standard">(21073, 853, 67, 5, 14, 10),</text:p>
      <text:p text:style-name="Standard">(21074, 853, 813, 3, 14, 11),</text:p>
      <text:p text:style-name="Standard">(21075, 853, 22, 3, 14, 12),</text:p>
      <text:p text:style-name="Standard">(21076, 853, 5, 205, 14, 13),</text:p>
      <text:p text:style-name="Standard">(21077, 853, 15, 205, 14, 14),</text:p>
      <text:p text:style-name="Standard">(21078, 853, 10, 166, 14, 15),</text:p>
      <text:p text:style-name="Standard">(21079, 853, 817, 164, 14, 16),</text:p>
      <text:p text:style-name="Standard">(21080, 853, 815, 15, 14, 17),</text:p>
      <text:p text:style-name="Standard"><text:soft-page-break/>(21081, 853, 155, 15, 14, 18),</text:p>
      <text:p text:style-name="Standard">(21082, 853, 16, 10, 14, 19),</text:p>
      <text:p text:style-name="Standard">(21083, 853, 17, 9, 14, 20),</text:p>
      <text:p text:style-name="Standard">(21084, 853, 816, 166, 14, 21),</text:p>
      <text:p text:style-name="Standard">(21085, 853, 808, 4, 14, 22),</text:p>
      <text:p text:style-name="Standard">(21086, 853, 3, 131, 14, 23),</text:p>
      <text:p text:style-name="Standard">(21087, 853, 24, 164, 14, 24),</text:p>
      <text:p text:style-name="Standard">(21088, 854, 20, 9, 15, 1),</text:p>
      <text:p text:style-name="Standard">(21089, 854, 18, 1, 15, 2),</text:p>
      <text:p text:style-name="Standard">(21090, 854, 17, 9, 15, 3),</text:p>
      <text:p text:style-name="Standard">(21091, 854, 4, 6, 15, 4),</text:p>
      <text:p text:style-name="Standard">(21092, 854, 1, 1, 15, 5),</text:p>
      <text:p text:style-name="Standard">(21093, 854, 814, 10, 15, 6),</text:p>
      <text:p text:style-name="Standard">(21094, 854, 3, 131, 15, 7),</text:p>
      <text:p text:style-name="Standard">(21095, 854, 16, 10, 15, 8),</text:p>
      <text:p text:style-name="Standard">(21096, 854, 13, 6, 15, 9),</text:p>
      <text:p text:style-name="Standard">(21097, 854, 815, 15, 15, 10),</text:p>
      <text:p text:style-name="Standard">(21098, 854, 813, 3, 15, 11),</text:p>
      <text:p text:style-name="Standard">(21099, 854, 67, 5, 15, 12),</text:p>
      <text:p text:style-name="Standard">(21100, 854, 22, 3, 15, 13),</text:p>
      <text:p text:style-name="Standard">(21101, 854, 155, 15, 15, 14),</text:p>
      <text:p text:style-name="Standard">(21102, 854, 811, 4, 15, 15),</text:p>
      <text:p text:style-name="Standard">(21103, 854, 5, 205, 15, 16),</text:p>
      <text:p text:style-name="Standard">(21104, 854, 808, 4, 15, 17),</text:p>
      <text:p text:style-name="Standard">(21105, 854, 816, 166, 15, 18),</text:p>
      <text:p text:style-name="Standard">(21106, 854, 817, 164, 15, 19),</text:p>
      <text:p text:style-name="Standard">(21107, 854, 24, 164, 15, 20),</text:p>
      <text:p text:style-name="Standard">(21108, 854, 153, 5, 15, 21),</text:p>
      <text:p text:style-name="Standard">(21109, 854, 15, 205, 15, 22),</text:p>
      <text:p text:style-name="Standard">(21110, 854, 30, 131, 15, 23),</text:p>
      <text:p text:style-name="Standard">(21111, 854, 10, 166, 15, 24),</text:p>
      <text:p text:style-name="Standard">(21112, 855, 18, 1, 22, 1),</text:p>
      <text:p text:style-name="Standard">(21113, 855, 4, 6, 22, 2),</text:p>
      <text:p text:style-name="Standard">(21114, 855, 20, 9, 22, 3),</text:p>
      <text:p text:style-name="Standard">(21115, 855, 17, 9, 22, 4),</text:p>
      <text:p text:style-name="Standard">(21116, 855, 1, 1, 22, 5),</text:p>
      <text:p text:style-name="Standard">(21117, 855, 30, 131, 22, 6),</text:p>
      <text:p text:style-name="Standard">(21118, 855, 13, 6, 22, 7),</text:p>
      <text:p text:style-name="Standard">(21119, 855, 815, 15, 22, 8),</text:p>
      <text:p text:style-name="Standard">(21120, 855, 808, 4, 22, 9),</text:p>
      <text:p text:style-name="Standard">(21121, 855, 3, 131, 22, 10),</text:p>
      <text:p text:style-name="Standard">(21122, 855, 16, 10, 22, 11),</text:p>
      <text:p text:style-name="Standard">(21123, 855, 814, 10, 22, 12),</text:p>
      <text:p text:style-name="Standard">(21124, 855, 155, 15, 22, 13),</text:p>
      <text:p text:style-name="Standard">(21125, 855, 813, 3, 22, 14),</text:p>
      <text:p text:style-name="Standard">(21126, 855, 153, 5, 22, 15),</text:p>
      <text:p text:style-name="Standard">(21127, 855, 811, 4, 22, 16),</text:p>
      <text:p text:style-name="Standard">(21128, 855, 22, 3, 22, 17),</text:p>
      <text:p text:style-name="Standard">(21129, 855, 5, 205, 22, 18),</text:p>
      <text:p text:style-name="Standard">(21130, 855, 15, 205, 22, 19),</text:p>
      <text:p text:style-name="Standard">(21131, 855, 10, 166, 22, 20),</text:p>
      <text:p text:style-name="Standard">(21132, 855, 816, 166, 22, 21),</text:p>
      <text:p text:style-name="Standard"><text:soft-page-break/>(21133, 855, 817, 164, 22, 22),</text:p>
      <text:p text:style-name="Standard">(21134, 855, 24, 164, 22, 23),</text:p>
      <text:p text:style-name="Standard">(21135, 855, 67, 5, 22, 24),</text:p>
      <text:p text:style-name="Standard">(21136, 856, 20, 9, 35, 1),</text:p>
      <text:p text:style-name="Standard">(21137, 856, 1, 1, 35, 2),</text:p>
      <text:p text:style-name="Standard">(21138, 856, 17, 9, 35, 3),</text:p>
      <text:p text:style-name="Standard">(21139, 856, 18, 1, 35, 4),</text:p>
      <text:p text:style-name="Standard">(21140, 856, 4, 6, 35, 5),</text:p>
      <text:p text:style-name="Standard">(21141, 856, 13, 6, 35, 6),</text:p>
      <text:p text:style-name="Standard">(21142, 856, 153, 5, 35, 7),</text:p>
      <text:p text:style-name="Standard">(21143, 856, 3, 131, 35, 8),</text:p>
      <text:p text:style-name="Standard">(21144, 856, 67, 5, 35, 9),</text:p>
      <text:p text:style-name="Standard">(21145, 856, 814, 10, 35, 10),</text:p>
      <text:p text:style-name="Standard">(21146, 856, 16, 10, 35, 11),</text:p>
      <text:p text:style-name="Standard">(21147, 856, 22, 3, 35, 12),</text:p>
      <text:p text:style-name="Standard">(21148, 856, 811, 4, 35, 13),</text:p>
      <text:p text:style-name="Standard">(21149, 856, 5, 205, 35, 14),</text:p>
      <text:p text:style-name="Standard">(21150, 856, 155, 15, 35, 15),</text:p>
      <text:p text:style-name="Standard">(21151, 856, 815, 15, 35, 16),</text:p>
      <text:p text:style-name="Standard">(21152, 856, 15, 205, 35, 17),</text:p>
      <text:p text:style-name="Standard">(21153, 856, 10, 166, 35, 18),</text:p>
      <text:p text:style-name="Standard">(21154, 856, 817, 164, 35, 19),</text:p>
      <text:p text:style-name="Standard">(21155, 856, 816, 166, 35, 20),</text:p>
      <text:p text:style-name="Standard">(21156, 856, 24, 164, 35, 21),</text:p>
      <text:p text:style-name="Standard">(21157, 856, 813, 3, 35, 22),</text:p>
      <text:p text:style-name="Standard">(21158, 856, 808, 4, 35, 23),</text:p>
      <text:p text:style-name="Standard">(21159, 856, 30, 131, 35, 24),</text:p>
      <text:p text:style-name="Standard">(21160, 857, 20, 9, 68, 1),</text:p>
      <text:p text:style-name="Standard">(21161, 857, 18, 1, 68, 2),</text:p>
      <text:p text:style-name="Standard">(21162, 857, 4, 6, 68, 3),</text:p>
      <text:p text:style-name="Standard">(21163, 857, 17, 9, 68, 4),</text:p>
      <text:p text:style-name="Standard">(21164, 857, 30, 131, 68, 5),</text:p>
      <text:p text:style-name="Standard">(21165, 857, 3, 131, 68, 6),</text:p>
      <text:p text:style-name="Standard">(21166, 857, 1, 1, 68, 7),</text:p>
      <text:p text:style-name="Standard">(21167, 857, 153, 5, 68, 8),</text:p>
      <text:p text:style-name="Standard">(21168, 857, 16, 10, 68, 9),</text:p>
      <text:p text:style-name="Standard">(21169, 857, 815, 15, 68, 10),</text:p>
      <text:p text:style-name="Standard">(21170, 857, 808, 4, 68, 11),</text:p>
      <text:p text:style-name="Standard">(21171, 857, 811, 4, 68, 12),</text:p>
      <text:p text:style-name="Standard">(21172, 857, 814, 10, 68, 13),</text:p>
      <text:p text:style-name="Standard">(21173, 857, 5, 205, 68, 14),</text:p>
      <text:p text:style-name="Standard">(21174, 857, 22, 3, 68, 15),</text:p>
      <text:p text:style-name="Standard">(21175, 857, 816, 166, 68, 16),</text:p>
      <text:p text:style-name="Standard">(21176, 857, 39, 164, 68, 17),</text:p>
      <text:p text:style-name="Standard">(21177, 857, 817, 164, 68, 18),</text:p>
      <text:p text:style-name="Standard">(21178, 857, 15, 205, 68, 19),</text:p>
      <text:p text:style-name="Standard">(21179, 857, 13, 6, 68, 20),</text:p>
      <text:p text:style-name="Standard">(21180, 857, 67, 5, 68, 21),</text:p>
      <text:p text:style-name="Standard">(21181, 857, 813, 3, 68, 22),</text:p>
      <text:p text:style-name="Standard">(21182, 857, 10, 166, 68, 23),</text:p>
      <text:p text:style-name="Standard">(21183, 857, 155, 15, 68, 24),</text:p>
      <text:p text:style-name="Standard">(21184, 858, 1, 1, 24, 1),</text:p>
      <text:p text:style-name="Standard"><text:soft-page-break/>(21185, 858, 4, 6, 24, 2),</text:p>
      <text:p text:style-name="Standard">(21186, 858, 18, 1, 24, 3),</text:p>
      <text:p text:style-name="Standard">(21187, 858, 17, 9, 24, 4),</text:p>
      <text:p text:style-name="Standard">(21188, 858, 13, 6, 24, 5),</text:p>
      <text:p text:style-name="Standard">(21189, 858, 3, 131, 24, 6),</text:p>
      <text:p text:style-name="Standard">(21190, 858, 30, 131, 24, 7),</text:p>
      <text:p text:style-name="Standard">(21191, 858, 16, 10, 24, 8),</text:p>
      <text:p text:style-name="Standard">(21192, 858, 814, 10, 24, 9),</text:p>
      <text:p text:style-name="Standard">(21193, 858, 155, 15, 24, 10),</text:p>
      <text:p text:style-name="Standard">(21194, 858, 815, 15, 24, 11),</text:p>
      <text:p text:style-name="Standard">(21195, 858, 22, 3, 24, 12),</text:p>
      <text:p text:style-name="Standard">(21196, 858, 808, 4, 24, 13),</text:p>
      <text:p text:style-name="Standard">(21197, 858, 813, 3, 24, 14),</text:p>
      <text:p text:style-name="Standard">(21198, 858, 153, 5, 24, 15),</text:p>
      <text:p text:style-name="Standard">(21199, 858, 811, 4, 24, 16),</text:p>
      <text:p text:style-name="Standard">(21200, 858, 5, 205, 24, 17),</text:p>
      <text:p text:style-name="Standard">(21201, 858, 15, 205, 24, 18),</text:p>
      <text:p text:style-name="Standard">(21202, 858, 10, 166, 24, 19),</text:p>
      <text:p text:style-name="Standard">(21203, 858, 24, 164, 24, 20),</text:p>
      <text:p text:style-name="Standard">(21204, 858, 817, 164, 24, 21),</text:p>
      <text:p text:style-name="Standard">(21205, 858, 67, 5, 24, 22),</text:p>
      <text:p text:style-name="Standard">(21206, 858, 816, 166, 24, 23),</text:p>
      <text:p text:style-name="Standard">(21207, 858, 20, 9, 24, 24),</text:p>
      <text:p text:style-name="Standard">(21208, 859, 17, 9, 18, 1),</text:p>
      <text:p text:style-name="Standard">(21209, 859, 20, 9, 18, 2),</text:p>
      <text:p text:style-name="Standard">(21210, 859, 18, 1, 18, 3),</text:p>
      <text:p text:style-name="Standard">(21211, 859, 4, 6, 18, 4),</text:p>
      <text:p text:style-name="Standard">(21212, 859, 13, 6, 18, 5),</text:p>
      <text:p text:style-name="Standard">(21213, 859, 16, 10, 18, 6),</text:p>
      <text:p text:style-name="Standard">(21214, 859, 3, 131, 18, 7),</text:p>
      <text:p text:style-name="Standard">(21215, 859, 814, 10, 18, 8),</text:p>
      <text:p text:style-name="Standard">(21216, 859, 155, 15, 18, 9),</text:p>
      <text:p text:style-name="Standard">(21217, 859, 808, 4, 18, 10),</text:p>
      <text:p text:style-name="Standard">(21218, 859, 153, 5, 18, 11),</text:p>
      <text:p text:style-name="Standard">(21219, 859, 67, 5, 18, 12),</text:p>
      <text:p text:style-name="Standard">(21220, 859, 815, 15, 18, 13),</text:p>
      <text:p text:style-name="Standard">(21221, 859, 22, 3, 18, 14),</text:p>
      <text:p text:style-name="Standard">(21222, 859, 30, 131, 18, 15),</text:p>
      <text:p text:style-name="Standard">(21223, 859, 5, 205, 18, 16),</text:p>
      <text:p text:style-name="Standard">(21224, 859, 811, 4, 18, 17),</text:p>
      <text:p text:style-name="Standard">(21225, 859, 15, 205, 18, 18),</text:p>
      <text:p text:style-name="Standard">(21226, 859, 816, 166, 18, 19),</text:p>
      <text:p text:style-name="Standard">(21227, 859, 817, 164, 18, 20),</text:p>
      <text:p text:style-name="Standard">(21228, 859, 24, 164, 18, 21),</text:p>
      <text:p text:style-name="Standard">(21229, 859, 1, 1, 18, 22),</text:p>
      <text:p text:style-name="Standard">(21230, 859, 813, 3, 18, 23),</text:p>
      <text:p text:style-name="Standard">(21231, 859, 10, 166, 18, 24),</text:p>
      <text:p text:style-name="Standard">(21232, 860, 18, 1, 1, 1),</text:p>
      <text:p text:style-name="Standard">(21233, 860, 20, 9, 1, 2),</text:p>
      <text:p text:style-name="Standard">(21234, 860, 1, 1, 1, 3),</text:p>
      <text:p text:style-name="Standard">(21235, 860, 17, 9, 1, 4),</text:p>
      <text:p text:style-name="Standard">(21236, 860, 4, 6, 1, 5),</text:p>
      <text:p text:style-name="Standard"><text:soft-page-break/>(21237, 860, 155, 15, 1, 6),</text:p>
      <text:p text:style-name="Standard">(21238, 860, 8, 208, 1, 7),</text:p>
      <text:p text:style-name="Standard">(21239, 860, 815, 15, 1, 8),</text:p>
      <text:p text:style-name="Standard">(21240, 860, 817, 5, 1, 9),</text:p>
      <text:p text:style-name="Standard">(21241, 860, 814, 10, 1, 10),</text:p>
      <text:p text:style-name="Standard">(21242, 860, 818, 5, 1, 11),</text:p>
      <text:p text:style-name="Standard">(21243, 860, 3, 131, 1, 12),</text:p>
      <text:p text:style-name="Standard">(21244, 860, 813, 3, 1, 13),</text:p>
      <text:p text:style-name="Standard">(21245, 860, 10, 206, 1, 14),</text:p>
      <text:p text:style-name="Standard">(21246, 860, 819, 206, 1, 15),</text:p>
      <text:p text:style-name="Standard">(21247, 860, 811, 3, 1, 16),</text:p>
      <text:p text:style-name="Standard">(21248, 860, 13, 6, 1, 17),</text:p>
      <text:p text:style-name="Standard">(21249, 860, 5, 207, 1, 18),</text:p>
      <text:p text:style-name="Standard">(21250, 860, 808, 207, 1, 19),</text:p>
      <text:p text:style-name="Standard">(21251, 860, 30, 131, 1, 20),</text:p>
      <text:p text:style-name="Standard">(21252, 860, 154, 208, 1, 21),</text:p>
      <text:p text:style-name="Standard">(21253, 860, 807, 10, 1, 22),</text:p>
      <text:p text:style-name="Standard">(21254, 860, 37, 164, 1, 23),</text:p>
      <text:p text:style-name="Standard">(21255, 860, 39, 164, 1, 24),</text:p>
      <text:p text:style-name="Standard">(21256, 861, 4, 6, 2, 1),</text:p>
      <text:p text:style-name="Standard">(21257, 861, 815, 15, 2, 2),</text:p>
      <text:p text:style-name="Standard">(21258, 861, 1, 1, 2, 3),</text:p>
      <text:p text:style-name="Standard">(21259, 861, 17, 9, 2, 4),</text:p>
      <text:p text:style-name="Standard">(21260, 861, 8, 208, 2, 5),</text:p>
      <text:p text:style-name="Standard">(21261, 861, 811, 3, 2, 6),</text:p>
      <text:p text:style-name="Standard">(21262, 861, 814, 10, 2, 7),</text:p>
      <text:p text:style-name="Standard">(21263, 861, 818, 5, 2, 8),</text:p>
      <text:p text:style-name="Standard">(21264, 861, 807, 10, 2, 9),</text:p>
      <text:p text:style-name="Standard">(21265, 861, 30, 131, 2, 10),</text:p>
      <text:p text:style-name="Standard">(21266, 861, 20, 9, 2, 11),</text:p>
      <text:p text:style-name="Standard">(21267, 861, 817, 5, 2, 12),</text:p>
      <text:p text:style-name="Standard">(21268, 861, 3, 131, 2, 13),</text:p>
      <text:p text:style-name="Standard">(21269, 861, 18, 1, 2, 14),</text:p>
      <text:p text:style-name="Standard">(21270, 861, 13, 6, 2, 15),</text:p>
      <text:p text:style-name="Standard">(21271, 861, 808, 207, 2, 16),</text:p>
      <text:p text:style-name="Standard">(21272, 861, 10, 206, 2, 17),</text:p>
      <text:p text:style-name="Standard">(21273, 861, 5, 207, 2, 18),</text:p>
      <text:p text:style-name="Standard">(21274, 861, 813, 3, 2, 19),</text:p>
      <text:p text:style-name="Standard">(21275, 861, 819, 206, 2, 20),</text:p>
      <text:p text:style-name="Standard">(21276, 861, 39, 164, 2, 21),</text:p>
      <text:p text:style-name="Standard">(21277, 861, 37, 164, 2, 22),</text:p>
      <text:p text:style-name="Standard">(21278, 861, 155, 15, 2, 23),</text:p>
      <text:p text:style-name="Standard">(21279, 861, 154, 208, 2, 24),</text:p>
      <text:p text:style-name="Standard">(21280, 862, 3, 131, 17, 1),</text:p>
      <text:p text:style-name="Standard">(21281, 862, 18, 1, 17, 2),</text:p>
      <text:p text:style-name="Standard">(21282, 862, 1, 1, 17, 3),</text:p>
      <text:p text:style-name="Standard">(21283, 862, 17, 9, 17, 4),</text:p>
      <text:p text:style-name="Standard">(21284, 862, 20, 9, 17, 5),</text:p>
      <text:p text:style-name="Standard">(21285, 862, 154, 208, 17, 6),</text:p>
      <text:p text:style-name="Standard">(21286, 862, 811, 3, 17, 7),</text:p>
      <text:p text:style-name="Standard">(21287, 862, 813, 3, 17, 8),</text:p>
      <text:p text:style-name="Standard">(21288, 862, 4, 6, 17, 9),</text:p>
      <text:p text:style-name="Standard"><text:soft-page-break/>(21289, 862, 155, 15, 17, 10),</text:p>
      <text:p text:style-name="Standard">(21290, 862, 815, 15, 17, 11),</text:p>
      <text:p text:style-name="Standard">(21291, 862, 814, 10, 17, 12),</text:p>
      <text:p text:style-name="Standard">(21292, 862, 13, 6, 17, 13),</text:p>
      <text:p text:style-name="Standard">(21293, 862, 8, 208, 17, 14),</text:p>
      <text:p text:style-name="Standard">(21294, 862, 807, 10, 17, 15),</text:p>
      <text:p text:style-name="Standard">(21295, 862, 818, 5, 17, 16),</text:p>
      <text:p text:style-name="Standard">(21296, 862, 817, 5, 17, 17),</text:p>
      <text:p text:style-name="Standard">(21297, 862, 808, 207, 17, 18),</text:p>
      <text:p text:style-name="Standard">(21298, 862, 10, 206, 17, 19),</text:p>
      <text:p text:style-name="Standard">(21299, 862, 819, 206, 17, 20),</text:p>
      <text:p text:style-name="Standard">(21300, 862, 37, 164, 17, 21),</text:p>
      <text:p text:style-name="Standard">(21301, 862, 39, 164, 17, 22),</text:p>
      <text:p text:style-name="Standard">(21302, 862, 5, 207, 17, 23),</text:p>
      <text:p text:style-name="Standard">(21303, 862, 30, 131, 17, 24),</text:p>
      <text:p text:style-name="Standard">(21304, 863, 20, 9, 3, 1),</text:p>
      <text:p text:style-name="Standard">(21305, 863, 8, 208, 3, 2),</text:p>
      <text:p text:style-name="Standard">(21306, 863, 154, 208, 3, 3),</text:p>
      <text:p text:style-name="Standard">(21307, 863, 17, 9, 3, 4),</text:p>
      <text:p text:style-name="Standard">(21308, 863, 3, 131, 3, 5),</text:p>
      <text:p text:style-name="Standard">(21309, 863, 814, 10, 3, 6),</text:p>
      <text:p text:style-name="Standard">(21310, 863, 4, 6, 3, 7),</text:p>
      <text:p text:style-name="Standard">(21311, 863, 1, 1, 3, 8),</text:p>
      <text:p text:style-name="Standard">(21312, 863, 13, 6, 3, 9),</text:p>
      <text:p text:style-name="Standard">(21313, 863, 30, 131, 3, 10),</text:p>
      <text:p text:style-name="Standard">(21314, 863, 815, 15, 3, 11),</text:p>
      <text:p text:style-name="Standard">(21315, 863, 807, 10, 3, 12),</text:p>
      <text:p text:style-name="Standard">(21316, 863, 155, 15, 3, 13),</text:p>
      <text:p text:style-name="Standard">(21317, 863, 818, 5, 3, 14),</text:p>
      <text:p text:style-name="Standard">(21318, 863, 817, 5, 3, 15),</text:p>
      <text:p text:style-name="Standard">(21319, 863, 808, 207, 3, 16),</text:p>
      <text:p text:style-name="Standard">(21320, 863, 5, 207, 3, 17),</text:p>
      <text:p text:style-name="Standard">(21321, 863, 18, 1, 3, 18),</text:p>
      <text:p text:style-name="Standard">(21322, 863, 10, 206, 3, 19),</text:p>
      <text:p text:style-name="Standard">(21323, 863, 37, 164, 3, 20),</text:p>
      <text:p text:style-name="Standard">(21324, 863, 39, 164, 3, 21),</text:p>
      <text:p text:style-name="Standard">(21325, 863, 811, 3, 3, 22),</text:p>
      <text:p text:style-name="Standard">(21326, 863, 813, 3, 3, 23),</text:p>
      <text:p text:style-name="Standard">(21327, 863, 819, 206, 3, 24),</text:p>
      <text:p text:style-name="Standard">(21328, 864, 813, 3, 4, 1),</text:p>
      <text:p text:style-name="Standard">(21329, 864, 4, 6, 4, 2),</text:p>
      <text:p text:style-name="Standard">(21330, 864, 8, 208, 4, 3),</text:p>
      <text:p text:style-name="Standard">(21331, 864, 154, 208, 4, 4),</text:p>
      <text:p text:style-name="Standard">(21332, 864, 155, 15, 4, 5),</text:p>
      <text:p text:style-name="Standard">(21333, 864, 20, 9, 4, 6),</text:p>
      <text:p text:style-name="Standard">(21334, 864, 3, 131, 4, 7),</text:p>
      <text:p text:style-name="Standard">(21335, 864, 1, 1, 4, 8),</text:p>
      <text:p text:style-name="Standard">(21336, 864, 18, 1, 4, 9),</text:p>
      <text:p text:style-name="Standard">(21337, 864, 807, 10, 4, 10),</text:p>
      <text:p text:style-name="Standard">(21338, 864, 17, 9, 4, 11),</text:p>
      <text:p text:style-name="Standard">(21339, 864, 818, 5, 4, 12),</text:p>
      <text:p text:style-name="Standard">(21340, 864, 817, 5, 4, 13),</text:p>
      <text:p text:style-name="Standard"><text:soft-page-break/>(21341, 864, 814, 10, 4, 14),</text:p>
      <text:p text:style-name="Standard">(21342, 864, 13, 6, 4, 15),</text:p>
      <text:p text:style-name="Standard">(21343, 864, 5, 207, 4, 16),</text:p>
      <text:p text:style-name="Standard">(21344, 864, 808, 207, 4, 17),</text:p>
      <text:p text:style-name="Standard">(21345, 864, 10, 206, 4, 18),</text:p>
      <text:p text:style-name="Standard">(21346, 864, 37, 164, 4, 19),</text:p>
      <text:p text:style-name="Standard">(21347, 864, 815, 15, 4, 20),</text:p>
      <text:p text:style-name="Standard">(21348, 864, 819, 206, 4, 21),</text:p>
      <text:p text:style-name="Standard">(21349, 864, 39, 164, 4, 22),</text:p>
      <text:p text:style-name="Standard">(21350, 864, 811, 3, 4, 23),</text:p>
      <text:p text:style-name="Standard">(21351, 864, 30, 131, 4, 24),</text:p>
      <text:p text:style-name="Standard">(21352, 865, 17, 9, 6, 1),</text:p>
      <text:p text:style-name="Standard">(21353, 865, 3, 131, 6, 2),</text:p>
      <text:p text:style-name="Standard">(21354, 865, 4, 6, 6, 3),</text:p>
      <text:p text:style-name="Standard">(21355, 865, 20, 9, 6, 4),</text:p>
      <text:p text:style-name="Standard">(21356, 865, 1, 1, 6, 5),</text:p>
      <text:p text:style-name="Standard">(21357, 865, 13, 6, 6, 6),</text:p>
      <text:p text:style-name="Standard">(21358, 865, 814, 10, 6, 7),</text:p>
      <text:p text:style-name="Standard">(21359, 865, 807, 10, 6, 8),</text:p>
      <text:p text:style-name="Standard">(21360, 865, 8, 208, 6, 9),</text:p>
      <text:p text:style-name="Standard">(21361, 865, 811, 3, 6, 10),</text:p>
      <text:p text:style-name="Standard">(21362, 865, 815, 15, 6, 11),</text:p>
      <text:p text:style-name="Standard">(21363, 865, 818, 5, 6, 12),</text:p>
      <text:p text:style-name="Standard">(21364, 865, 5, 207, 6, 13),</text:p>
      <text:p text:style-name="Standard">(21365, 865, 10, 206, 6, 14),</text:p>
      <text:p text:style-name="Standard">(21366, 865, 39, 164, 6, 15),</text:p>
      <text:p text:style-name="Standard">(21367, 865, 18, 1, 6, 16),</text:p>
      <text:p text:style-name="Standard">(21368, 865, 817, 5, 6, 17),</text:p>
      <text:p text:style-name="Standard">(21369, 865, 819, 206, 6, 18),</text:p>
      <text:p text:style-name="Standard">(21370, 865, 30, 131, 6, 19),</text:p>
      <text:p text:style-name="Standard">(21371, 865, 808, 207, 6, 20),</text:p>
      <text:p text:style-name="Standard">(21372, 865, 155, 15, 6, 21),</text:p>
      <text:p text:style-name="Standard">(21373, 865, 37, 164, 6, 22),</text:p>
      <text:p text:style-name="Standard">(21374, 865, 813, 3, 6, 23),</text:p>
      <text:p text:style-name="Standard">(21375, 865, 154, 208, 6, 24),</text:p>
      <text:p text:style-name="Standard">(21376, 866, 1, 1, 7, 1),</text:p>
      <text:p text:style-name="Standard">(21377, 866, 154, 208, 7, 2),</text:p>
      <text:p text:style-name="Standard">(21378, 866, 815, 15, 7, 3),</text:p>
      <text:p text:style-name="Standard">(21379, 866, 20, 9, 7, 4),</text:p>
      <text:p text:style-name="Standard">(21380, 866, 4, 6, 7, 5),</text:p>
      <text:p text:style-name="Standard">(21381, 866, 3, 131, 7, 6),</text:p>
      <text:p text:style-name="Standard">(21382, 866, 17, 9, 7, 7),</text:p>
      <text:p text:style-name="Standard">(21383, 866, 8, 208, 7, 8),</text:p>
      <text:p text:style-name="Standard">(21384, 866, 155, 15, 7, 9),</text:p>
      <text:p text:style-name="Standard">(21385, 866, 13, 6, 7, 10),</text:p>
      <text:p text:style-name="Standard">(21386, 866, 814, 10, 7, 11),</text:p>
      <text:p text:style-name="Standard">(21387, 866, 807, 10, 7, 12),</text:p>
      <text:p text:style-name="Standard">(21388, 866, 813, 3, 7, 13),</text:p>
      <text:p text:style-name="Standard">(21389, 866, 817, 5, 7, 14),</text:p>
      <text:p text:style-name="Standard">(21390, 866, 818, 5, 7, 15),</text:p>
      <text:p text:style-name="Standard">(21391, 866, 18, 1, 7, 16),</text:p>
      <text:p text:style-name="Standard">(21392, 866, 811, 3, 7, 17),</text:p>
      <text:p text:style-name="Standard"><text:soft-page-break/>(21393, 866, 5, 207, 7, 18),</text:p>
      <text:p text:style-name="Standard">(21394, 866, 808, 207, 7, 19),</text:p>
      <text:p text:style-name="Standard">(21395, 866, 819, 206, 7, 20),</text:p>
      <text:p text:style-name="Standard">(21396, 866, 10, 206, 7, 21),</text:p>
      <text:p text:style-name="Standard">(21397, 866, 30, 131, 7, 22),</text:p>
      <text:p text:style-name="Standard">(21398, 866, 37, 164, 7, 23),</text:p>
      <text:p text:style-name="Standard">(21399, 866, 39, 164, 7, 24),</text:p>
      <text:p text:style-name="Standard">(21400, 867, 4, 6, 12, 1),</text:p>
      <text:p text:style-name="Standard">(21401, 867, 8, 208, 12, 2),</text:p>
      <text:p text:style-name="Standard">(21402, 867, 30, 131, 12, 3),</text:p>
      <text:p text:style-name="Standard">(21403, 867, 17, 9, 12, 4),</text:p>
      <text:p text:style-name="Standard">(21404, 867, 807, 10, 12, 5),</text:p>
      <text:p text:style-name="Standard">(21405, 867, 3, 131, 12, 6),</text:p>
      <text:p text:style-name="Standard">(21406, 867, 814, 10, 12, 7),</text:p>
      <text:p text:style-name="Standard">(21407, 867, 18, 1, 12, 8),</text:p>
      <text:p text:style-name="Standard">(21408, 867, 815, 15, 12, 9),</text:p>
      <text:p text:style-name="Standard">(21409, 867, 811, 3, 12, 10),</text:p>
      <text:p text:style-name="Standard">(21410, 867, 817, 5, 12, 11),</text:p>
      <text:p text:style-name="Standard">(21411, 867, 813, 3, 12, 12),</text:p>
      <text:p text:style-name="Standard">(21412, 867, 808, 207, 12, 13),</text:p>
      <text:p text:style-name="Standard">(21413, 867, 5, 207, 12, 14),</text:p>
      <text:p text:style-name="Standard">(21414, 867, 819, 206, 12, 15),</text:p>
      <text:p text:style-name="Standard">(21415, 867, 13, 6, 12, 16),</text:p>
      <text:p text:style-name="Standard">(21416, 867, 37, 164, 12, 17),</text:p>
      <text:p text:style-name="Standard">(21417, 867, 39, 164, 12, 18),</text:p>
      <text:p text:style-name="Standard">(21418, 867, 1, 1, 12, 19),</text:p>
      <text:p text:style-name="Standard">(21419, 867, 154, 208, 12, 20),</text:p>
      <text:p text:style-name="Standard">(21420, 867, 20, 9, 12, 21),</text:p>
      <text:p text:style-name="Standard">(21421, 867, 155, 15, 12, 22),</text:p>
      <text:p text:style-name="Standard">(21422, 867, 818, 5, 12, 23),</text:p>
      <text:p text:style-name="Standard">(21423, 867, 10, 206, 12, 24),</text:p>
      <text:p text:style-name="Standard">(21424, 868, 17, 9, 9, 1),</text:p>
      <text:p text:style-name="Standard">(21425, 868, 4, 6, 9, 2),</text:p>
      <text:p text:style-name="Standard">(21426, 868, 20, 9, 9, 3),</text:p>
      <text:p text:style-name="Standard">(21427, 868, 13, 6, 9, 4),</text:p>
      <text:p text:style-name="Standard">(21428, 868, 8, 208, 9, 5),</text:p>
      <text:p text:style-name="Standard">(21429, 868, 154, 208, 9, 6),</text:p>
      <text:p text:style-name="Standard">(21430, 868, 30, 131, 9, 7),</text:p>
      <text:p text:style-name="Standard">(21431, 868, 1, 1, 9, 8),</text:p>
      <text:p text:style-name="Standard">(21432, 868, 811, 3, 9, 9),</text:p>
      <text:p text:style-name="Standard">(21433, 868, 18, 1, 9, 10),</text:p>
      <text:p text:style-name="Standard">(21434, 868, 155, 15, 9, 11),</text:p>
      <text:p text:style-name="Standard">(21435, 868, 807, 10, 9, 12),</text:p>
      <text:p text:style-name="Standard">(21436, 868, 817, 5, 9, 13),</text:p>
      <text:p text:style-name="Standard">(21437, 868, 818, 5, 9, 14),</text:p>
      <text:p text:style-name="Standard">(21438, 868, 3, 131, 9, 15),</text:p>
      <text:p text:style-name="Standard">(21439, 868, 813, 3, 9, 16),</text:p>
      <text:p text:style-name="Standard">(21440, 868, 5, 207, 9, 17),</text:p>
      <text:p text:style-name="Standard">(21441, 868, 10, 206, 9, 18),</text:p>
      <text:p text:style-name="Standard">(21442, 868, 819, 206, 9, 19),</text:p>
      <text:p text:style-name="Standard">(21443, 868, 37, 164, 9, 20),</text:p>
      <text:p text:style-name="Standard">(21444, 868, 39, 164, 9, 21),</text:p>
      <text:p text:style-name="Standard"><text:soft-page-break/>(21445, 868, 815, 15, 9, 22),</text:p>
      <text:p text:style-name="Standard">(21446, 868, 814, 10, 9, 23),</text:p>
      <text:p text:style-name="Standard">(21447, 868, 808, 207, 9, 24),</text:p>
      <text:p text:style-name="Standard">(21448, 869, 4, 6, 10, 1),</text:p>
      <text:p text:style-name="Standard">(21449, 869, 18, 1, 10, 2),</text:p>
      <text:p text:style-name="Standard">(21450, 869, 8, 208, 10, 3),</text:p>
      <text:p text:style-name="Standard">(21451, 869, 155, 15, 10, 4),</text:p>
      <text:p text:style-name="Standard">(21452, 869, 20, 9, 10, 5),</text:p>
      <text:p text:style-name="Standard">(21453, 869, 815, 15, 10, 6),</text:p>
      <text:p text:style-name="Standard">(21454, 869, 30, 131, 10, 7),</text:p>
      <text:p text:style-name="Standard">(21455, 869, 17, 9, 10, 8),</text:p>
      <text:p text:style-name="Standard">(21456, 869, 807, 10, 10, 9),</text:p>
      <text:p text:style-name="Standard">(21457, 869, 3, 131, 10, 10),</text:p>
      <text:p text:style-name="Standard">(21458, 869, 814, 10, 10, 11),</text:p>
      <text:p text:style-name="Standard">(21459, 869, 13, 6, 10, 12),</text:p>
      <text:p text:style-name="Standard">(21460, 869, 817, 5, 10, 13),</text:p>
      <text:p text:style-name="Standard">(21461, 869, 818, 5, 10, 14),</text:p>
      <text:p text:style-name="Standard">(21462, 869, 813, 3, 10, 15),</text:p>
      <text:p text:style-name="Standard">(21463, 869, 808, 207, 10, 16),</text:p>
      <text:p text:style-name="Standard">(21464, 869, 811, 3, 10, 17),</text:p>
      <text:p text:style-name="Standard">(21465, 869, 154, 208, 10, 18),</text:p>
      <text:p text:style-name="Standard">(21466, 869, 5, 207, 10, 19),</text:p>
      <text:p text:style-name="Standard">(21467, 869, 819, 206, 10, 20),</text:p>
      <text:p text:style-name="Standard">(21468, 869, 37, 164, 10, 21),</text:p>
      <text:p text:style-name="Standard">(21469, 869, 10, 206, 10, 22),</text:p>
      <text:p text:style-name="Standard">(21470, 869, 39, 164, 10, 23),</text:p>
      <text:p text:style-name="Standard">(21471, 869, 1, 1, 10, 24),</text:p>
      <text:p text:style-name="Standard">(21472, 870, 1, 1, 11, 1),</text:p>
      <text:p text:style-name="Standard">(21473, 870, 8, 208, 11, 2),</text:p>
      <text:p text:style-name="Standard">(21474, 870, 154, 208, 11, 3),</text:p>
      <text:p text:style-name="Standard">(21475, 870, 20, 9, 11, 4),</text:p>
      <text:p text:style-name="Standard">(21476, 870, 4, 6, 11, 5),</text:p>
      <text:p text:style-name="Standard">(21477, 870, 18, 1, 11, 6),</text:p>
      <text:p text:style-name="Standard">(21478, 870, 811, 3, 11, 7),</text:p>
      <text:p text:style-name="Standard">(21479, 870, 17, 9, 11, 8),</text:p>
      <text:p text:style-name="Standard">(21480, 870, 13, 6, 11, 9),</text:p>
      <text:p text:style-name="Standard">(21481, 870, 3, 131, 11, 10),</text:p>
      <text:p text:style-name="Standard">(21482, 870, 807, 10, 11, 11),</text:p>
      <text:p text:style-name="Standard">(21483, 870, 814, 10, 11, 12),</text:p>
      <text:p text:style-name="Standard">(21484, 870, 813, 3, 11, 13),</text:p>
      <text:p text:style-name="Standard">(21485, 870, 815, 15, 11, 14),</text:p>
      <text:p text:style-name="Standard">(21486, 870, 817, 5, 11, 15),</text:p>
      <text:p text:style-name="Standard">(21487, 870, 818, 5, 11, 16),</text:p>
      <text:p text:style-name="Standard">(21488, 870, 5, 207, 11, 17),</text:p>
      <text:p text:style-name="Standard">(21489, 870, 155, 15, 11, 18),</text:p>
      <text:p text:style-name="Standard">(21490, 870, 808, 207, 11, 19),</text:p>
      <text:p text:style-name="Standard">(21491, 870, 819, 206, 11, 20),</text:p>
      <text:p text:style-name="Standard">(21492, 870, 10, 206, 11, 21),</text:p>
      <text:p text:style-name="Standard">(21493, 870, 37, 164, 11, 22),</text:p>
      <text:p text:style-name="Standard">(21494, 870, 39, 164, 11, 23),</text:p>
      <text:p text:style-name="Standard">(21495, 870, 30, 131, 11, 24),</text:p>
      <text:p text:style-name="Standard">(21496, 871, 18, 1, 13, 1),</text:p>
      <text:p text:style-name="Standard"><text:soft-page-break/>(21497, 871, 20, 9, 13, 2),</text:p>
      <text:p text:style-name="Standard">(21498, 871, 8, 208, 13, 3),</text:p>
      <text:p text:style-name="Standard">(21499, 871, 807, 10, 13, 4),</text:p>
      <text:p text:style-name="Standard">(21500, 871, 13, 6, 13, 5),</text:p>
      <text:p text:style-name="Standard">(21501, 871, 17, 9, 13, 6),</text:p>
      <text:p text:style-name="Standard">(21502, 871, 30, 131, 13, 7),</text:p>
      <text:p text:style-name="Standard">(21503, 871, 818, 5, 13, 8),</text:p>
      <text:p text:style-name="Standard">(21504, 871, 817, 5, 13, 9),</text:p>
      <text:p text:style-name="Standard">(21505, 871, 814, 10, 13, 10),</text:p>
      <text:p text:style-name="Standard">(21506, 871, 3, 131, 13, 11),</text:p>
      <text:p text:style-name="Standard">(21507, 871, 811, 3, 13, 12),</text:p>
      <text:p text:style-name="Standard">(21508, 871, 155, 15, 13, 13),</text:p>
      <text:p text:style-name="Standard">(21509, 871, 808, 207, 13, 14),</text:p>
      <text:p text:style-name="Standard">(21510, 871, 10, 206, 13, 15),</text:p>
      <text:p text:style-name="Standard">(21511, 871, 819, 206, 13, 16),</text:p>
      <text:p text:style-name="Standard">(21512, 871, 5, 207, 13, 17),</text:p>
      <text:p text:style-name="Standard">(21513, 871, 37, 164, 13, 18),</text:p>
      <text:p text:style-name="Standard">(21514, 871, 39, 164, 13, 19),</text:p>
      <text:p text:style-name="Standard">(21515, 871, 813, 3, 13, 20),</text:p>
      <text:p text:style-name="Standard">(21516, 871, 815, 15, 13, 21),</text:p>
      <text:p text:style-name="Standard">(21517, 871, 4, 6, 13, 22),</text:p>
      <text:p text:style-name="Standard">(21518, 871, 1, 1, 13, 23),</text:p>
      <text:p text:style-name="Standard">(21519, 871, 154, 208, 13, 24),</text:p>
      <text:p text:style-name="Standard">(21520, 872, 1, 1, 14, 1),</text:p>
      <text:p text:style-name="Standard">(21521, 872, 815, 15, 14, 2),</text:p>
      <text:p text:style-name="Standard">(21522, 872, 4, 6, 14, 3),</text:p>
      <text:p text:style-name="Standard">(21523, 872, 13, 6, 14, 4),</text:p>
      <text:p text:style-name="Standard">(21524, 872, 8, 208, 14, 5),</text:p>
      <text:p text:style-name="Standard">(21525, 872, 30, 131, 14, 6),</text:p>
      <text:p text:style-name="Standard">(21526, 872, 3, 131, 14, 7),</text:p>
      <text:p text:style-name="Standard">(21527, 872, 814, 10, 14, 8),</text:p>
      <text:p text:style-name="Standard">(21528, 872, 155, 15, 14, 9),</text:p>
      <text:p text:style-name="Standard">(21529, 872, 811, 3, 14, 10),</text:p>
      <text:p text:style-name="Standard">(21530, 872, 813, 3, 14, 11),</text:p>
      <text:p text:style-name="Standard">(21531, 872, 817, 5, 14, 12),</text:p>
      <text:p text:style-name="Standard">(21532, 872, 816, 208, 14, 13),</text:p>
      <text:p text:style-name="Standard">(21533, 872, 5, 207, 14, 14),</text:p>
      <text:p text:style-name="Standard">(21534, 872, 808, 207, 14, 15),</text:p>
      <text:p text:style-name="Standard">(21535, 872, 819, 206, 14, 16),</text:p>
      <text:p text:style-name="Standard">(21536, 872, 10, 206, 14, 17),</text:p>
      <text:p text:style-name="Standard">(21537, 872, 37, 164, 14, 18),</text:p>
      <text:p text:style-name="Standard">(21538, 872, 39, 164, 14, 19),</text:p>
      <text:p text:style-name="Standard">(21539, 872, 17, 9, 14, 20),</text:p>
      <text:p text:style-name="Standard">(21540, 872, 807, 10, 14, 21),</text:p>
      <text:p text:style-name="Standard">(21541, 872, 20, 9, 14, 22),</text:p>
      <text:p text:style-name="Standard">(21542, 872, 18, 1, 14, 23),</text:p>
      <text:p text:style-name="Standard">(21543, 872, 818, 5, 14, 24),</text:p>
      <text:p text:style-name="Standard">(21544, 873, 20, 9, 15, 1),</text:p>
      <text:p text:style-name="Standard">(21545, 873, 18, 1, 15, 2),</text:p>
      <text:p text:style-name="Standard">(21546, 873, 4, 6, 15, 3),</text:p>
      <text:p text:style-name="Standard">(21547, 873, 814, 10, 15, 4),</text:p>
      <text:p text:style-name="Standard">(21548, 873, 3, 131, 15, 5),</text:p>
      <text:p text:style-name="Standard"><text:soft-page-break/>(21549, 873, 8, 208, 15, 6),</text:p>
      <text:p text:style-name="Standard">(21550, 873, 154, 208, 15, 7),</text:p>
      <text:p text:style-name="Standard">(21551, 873, 13, 6, 15, 8),</text:p>
      <text:p text:style-name="Standard">(21552, 873, 817, 5, 15, 9),</text:p>
      <text:p text:style-name="Standard">(21553, 873, 815, 15, 15, 10),</text:p>
      <text:p text:style-name="Standard">(21554, 873, 17, 9, 15, 11),</text:p>
      <text:p text:style-name="Standard">(21555, 873, 10, 206, 15, 12),</text:p>
      <text:p text:style-name="Standard">(21556, 873, 155, 15, 15, 13),</text:p>
      <text:p text:style-name="Standard">(21557, 873, 807, 10, 15, 14),</text:p>
      <text:p text:style-name="Standard">(21558, 873, 5, 207, 15, 15),</text:p>
      <text:p text:style-name="Standard">(21559, 873, 819, 206, 15, 16),</text:p>
      <text:p text:style-name="Standard">(21560, 873, 37, 164, 15, 17),</text:p>
      <text:p text:style-name="Standard">(21561, 873, 811, 3, 15, 18),</text:p>
      <text:p text:style-name="Standard">(21562, 873, 808, 207, 15, 19),</text:p>
      <text:p text:style-name="Standard">(21563, 873, 818, 5, 15, 20),</text:p>
      <text:p text:style-name="Standard">(21564, 873, 30, 131, 15, 21),</text:p>
      <text:p text:style-name="Standard">(21565, 873, 813, 3, 15, 22),</text:p>
      <text:p text:style-name="Standard">(21566, 873, 39, 164, 15, 23),</text:p>
      <text:p text:style-name="Standard">(21567, 873, 1, 1, 15, 24),</text:p>
      <text:p text:style-name="Standard">(21568, 874, 20, 9, 22, 1),</text:p>
      <text:p text:style-name="Standard">(21569, 874, 13, 6, 22, 2),</text:p>
      <text:p text:style-name="Standard">(21570, 874, 155, 15, 22, 3),</text:p>
      <text:p text:style-name="Standard">(21571, 874, 18, 1, 22, 4),</text:p>
      <text:p text:style-name="Standard">(21572, 874, 1, 1, 22, 5),</text:p>
      <text:p text:style-name="Standard">(21573, 874, 8, 208, 22, 6),</text:p>
      <text:p text:style-name="Standard">(21574, 874, 807, 10, 22, 7),</text:p>
      <text:p text:style-name="Standard">(21575, 874, 813, 3, 22, 8),</text:p>
      <text:p text:style-name="Standard">(21576, 874, 17, 9, 22, 9),</text:p>
      <text:p text:style-name="Standard">(21577, 874, 817, 5, 22, 10),</text:p>
      <text:p text:style-name="Standard">(21578, 874, 30, 131, 22, 11),</text:p>
      <text:p text:style-name="Standard">(21579, 874, 814, 10, 22, 12),</text:p>
      <text:p text:style-name="Standard">(21580, 874, 818, 5, 22, 13),</text:p>
      <text:p text:style-name="Standard">(21581, 874, 811, 3, 22, 14),</text:p>
      <text:p text:style-name="Standard">(21582, 874, 5, 207, 22, 15),</text:p>
      <text:p text:style-name="Standard">(21583, 874, 10, 206, 22, 16),</text:p>
      <text:p text:style-name="Standard">(21584, 874, 808, 207, 22, 17),</text:p>
      <text:p text:style-name="Standard">(21585, 874, 37, 164, 22, 18),</text:p>
      <text:p text:style-name="Standard">(21586, 874, 154, 208, 22, 19),</text:p>
      <text:p text:style-name="Standard">(21587, 874, 819, 206, 22, 20),</text:p>
      <text:p text:style-name="Standard">(21588, 874, 39, 164, 22, 21),</text:p>
      <text:p text:style-name="Standard">(21589, 874, 815, 15, 22, 22),</text:p>
      <text:p text:style-name="Standard">(21590, 874, 4, 6, 22, 23),</text:p>
      <text:p text:style-name="Standard">(21591, 874, 3, 131, 22, 24),</text:p>
      <text:p text:style-name="Standard">(21592, 875, 20, 9, 35, 1),</text:p>
      <text:p text:style-name="Standard">(21593, 875, 17, 9, 35, 2),</text:p>
      <text:p text:style-name="Standard">(21594, 875, 4, 6, 35, 3),</text:p>
      <text:p text:style-name="Standard">(21595, 875, 13, 6, 35, 4),</text:p>
      <text:p text:style-name="Standard">(21596, 875, 8, 208, 35, 5),</text:p>
      <text:p text:style-name="Standard">(21597, 875, 807, 10, 35, 6),</text:p>
      <text:p text:style-name="Standard">(21598, 875, 154, 208, 35, 7),</text:p>
      <text:p text:style-name="Standard">(21599, 875, 818, 5, 35, 8),</text:p>
      <text:p text:style-name="Standard">(21600, 875, 817, 5, 35, 9),</text:p>
      <text:p text:style-name="Standard"><text:soft-page-break/>(21601, 875, 1, 1, 35, 10),</text:p>
      <text:p text:style-name="Standard">(21602, 875, 815, 15, 35, 11),</text:p>
      <text:p text:style-name="Standard">(21603, 875, 814, 10, 35, 12),</text:p>
      <text:p text:style-name="Standard">(21604, 875, 30, 131, 35, 13),</text:p>
      <text:p text:style-name="Standard">(21605, 875, 813, 3, 35, 14),</text:p>
      <text:p text:style-name="Standard">(21606, 875, 811, 3, 35, 15),</text:p>
      <text:p text:style-name="Standard">(21607, 875, 808, 207, 35, 16),</text:p>
      <text:p text:style-name="Standard">(21608, 875, 5, 207, 35, 17),</text:p>
      <text:p text:style-name="Standard">(21609, 875, 10, 206, 35, 18),</text:p>
      <text:p text:style-name="Standard">(21610, 875, 819, 206, 35, 19),</text:p>
      <text:p text:style-name="Standard">(21611, 875, 39, 164, 35, 20),</text:p>
      <text:p text:style-name="Standard">(21612, 875, 37, 164, 35, 21),</text:p>
      <text:p text:style-name="Standard">(21613, 875, 155, 15, 35, 22),</text:p>
      <text:p text:style-name="Standard">(21614, 875, 3, 131, 35, 23),</text:p>
      <text:p text:style-name="Standard">(21615, 875, 18, 1, 35, 24),</text:p>
      <text:p text:style-name="Standard">(21616, 876, 20, 9, 68, 1),</text:p>
      <text:p text:style-name="Standard">(21617, 876, 4, 6, 68, 2),</text:p>
      <text:p text:style-name="Standard">(21618, 876, 17, 9, 68, 3),</text:p>
      <text:p text:style-name="Standard">(21619, 876, 1, 1, 68, 4),</text:p>
      <text:p text:style-name="Standard">(21620, 876, 18, 1, 68, 5),</text:p>
      <text:p text:style-name="Standard">(21621, 876, 13, 6, 68, 6),</text:p>
      <text:p text:style-name="Standard">(21622, 876, 8, 208, 68, 7),</text:p>
      <text:p text:style-name="Standard">(21623, 876, 807, 10, 68, 8),</text:p>
      <text:p text:style-name="Standard">(21624, 876, 154, 208, 68, 9),</text:p>
      <text:p text:style-name="Standard">(21625, 876, 811, 3, 68, 10),</text:p>
      <text:p text:style-name="Standard">(21626, 876, 3, 131, 68, 11),</text:p>
      <text:p text:style-name="Standard">(21627, 876, 814, 10, 68, 12),</text:p>
      <text:p text:style-name="Standard">(21628, 876, 817, 5, 68, 13),</text:p>
      <text:p text:style-name="Standard">(21629, 876, 155, 15, 68, 14),</text:p>
      <text:p text:style-name="Standard">(21630, 876, 818, 5, 68, 15),</text:p>
      <text:p text:style-name="Standard">(21631, 876, 813, 3, 68, 16),</text:p>
      <text:p text:style-name="Standard">(21632, 876, 808, 207, 68, 17),</text:p>
      <text:p text:style-name="Standard">(21633, 876, 5, 207, 68, 18),</text:p>
      <text:p text:style-name="Standard">(21634, 876, 819, 206, 68, 19),</text:p>
      <text:p text:style-name="Standard">(21635, 876, 10, 206, 68, 20),</text:p>
      <text:p text:style-name="Standard">(21636, 876, 39, 164, 68, 21),</text:p>
      <text:p text:style-name="Standard">(21637, 876, 30, 131, 68, 22),</text:p>
      <text:p text:style-name="Standard">(21638, 876, 37, 164, 68, 23),</text:p>
      <text:p text:style-name="Standard">(21639, 876, 815, 15, 68, 24),</text:p>
      <text:p text:style-name="Standard">(21640, 877, 8, 208, 24, 1),</text:p>
      <text:p text:style-name="Standard">(21641, 877, 4, 6, 24, 2),</text:p>
      <text:p text:style-name="Standard">(21642, 877, 20, 9, 24, 3),</text:p>
      <text:p text:style-name="Standard">(21643, 877, 18, 1, 24, 4),</text:p>
      <text:p text:style-name="Standard">(21644, 877, 813, 3, 24, 5),</text:p>
      <text:p text:style-name="Standard">(21645, 877, 155, 15, 24, 6),</text:p>
      <text:p text:style-name="Standard">(21646, 877, 13, 6, 24, 7),</text:p>
      <text:p text:style-name="Standard">(21647, 877, 811, 3, 24, 8),</text:p>
      <text:p text:style-name="Standard">(21648, 877, 814, 10, 24, 9),</text:p>
      <text:p text:style-name="Standard">(21649, 877, 817, 5, 24, 10),</text:p>
      <text:p text:style-name="Standard">(21650, 877, 30, 131, 24, 11),</text:p>
      <text:p text:style-name="Standard">(21651, 877, 818, 5, 24, 12),</text:p>
      <text:p text:style-name="Standard">(21652, 877, 5, 207, 24, 13),</text:p>
      <text:p text:style-name="Standard"><text:soft-page-break/>(21653, 877, 10, 206, 24, 14),</text:p>
      <text:p text:style-name="Standard">(21654, 877, 815, 15, 24, 15),</text:p>
      <text:p text:style-name="Standard">(21655, 877, 808, 207, 24, 16),</text:p>
      <text:p text:style-name="Standard">(21656, 877, 37, 164, 24, 17),</text:p>
      <text:p text:style-name="Standard">(21657, 877, 819, 206, 24, 18),</text:p>
      <text:p text:style-name="Standard">(21658, 877, 154, 208, 24, 19),</text:p>
      <text:p text:style-name="Standard">(21659, 877, 17, 9, 24, 20),</text:p>
      <text:p text:style-name="Standard">(21660, 877, 1, 1, 24, 21),</text:p>
      <text:p text:style-name="Standard">(21661, 877, 39, 164, 24, 22),</text:p>
      <text:p text:style-name="Standard">(21662, 877, 3, 131, 24, 23),</text:p>
      <text:p text:style-name="Standard">(21663, 877, 807, 10, 24, 24),</text:p>
      <text:p text:style-name="Standard">(21664, 878, 1, 1, 69, 1),</text:p>
      <text:p text:style-name="Standard">(21665, 878, 20, 9, 69, 2),</text:p>
      <text:p text:style-name="Standard">(21666, 878, 4, 6, 69, 3),</text:p>
      <text:p text:style-name="Standard">(21667, 878, 13, 6, 69, 4),</text:p>
      <text:p text:style-name="Standard">(21668, 878, 18, 1, 69, 5),</text:p>
      <text:p text:style-name="Standard">(21669, 878, 8, 208, 69, 6),</text:p>
      <text:p text:style-name="Standard">(21670, 878, 154, 208, 69, 7),</text:p>
      <text:p text:style-name="Standard">(21671, 878, 807, 10, 69, 8),</text:p>
      <text:p text:style-name="Standard">(21672, 878, 813, 3, 69, 9),</text:p>
      <text:p text:style-name="Standard">(21673, 878, 811, 3, 69, 10),</text:p>
      <text:p text:style-name="Standard">(21674, 878, 815, 15, 69, 11),</text:p>
      <text:p text:style-name="Standard">(21675, 878, 817, 5, 69, 12),</text:p>
      <text:p text:style-name="Standard">(21676, 878, 3, 131, 69, 13),</text:p>
      <text:p text:style-name="Standard">(21677, 878, 155, 15, 69, 14),</text:p>
      <text:p text:style-name="Standard">(21678, 878, 814, 10, 69, 15),</text:p>
      <text:p text:style-name="Standard">(21679, 878, 30, 131, 69, 16),</text:p>
      <text:p text:style-name="Standard">(21680, 878, 808, 207, 69, 17),</text:p>
      <text:p text:style-name="Standard">(21681, 878, 5, 207, 69, 18),</text:p>
      <text:p text:style-name="Standard">(21682, 878, 10, 206, 69, 19),</text:p>
      <text:p text:style-name="Standard">(21683, 878, 819, 206, 69, 20),</text:p>
      <text:p text:style-name="Standard">(21684, 878, 37, 164, 69, 21),</text:p>
      <text:p text:style-name="Standard">(21685, 878, 39, 164, 69, 22),</text:p>
      <text:p text:style-name="Standard">(21686, 878, 17, 9, 69, 23),</text:p>
      <text:p text:style-name="Standard">(21687, 878, 818, 5, 69, 24),</text:p>
      <text:p text:style-name="Standard">(21688, 879, 18, 1, 18, 1),</text:p>
      <text:p text:style-name="Standard">(21689, 879, 4, 6, 18, 2),</text:p>
      <text:p text:style-name="Standard">(21690, 879, 13, 6, 18, 3),</text:p>
      <text:p text:style-name="Standard">(21691, 879, 17, 9, 18, 4),</text:p>
      <text:p text:style-name="Standard">(21692, 879, 807, 10, 18, 5),</text:p>
      <text:p text:style-name="Standard">(21693, 879, 20, 9, 18, 6),</text:p>
      <text:p text:style-name="Standard">(21694, 879, 30, 131, 18, 7),</text:p>
      <text:p text:style-name="Standard">(21695, 879, 818, 5, 18, 8),</text:p>
      <text:p text:style-name="Standard">(21696, 879, 155, 15, 18, 9),</text:p>
      <text:p text:style-name="Standard">(21697, 879, 8, 208, 18, 10),</text:p>
      <text:p text:style-name="Standard">(21698, 879, 808, 207, 18, 11),</text:p>
      <text:p text:style-name="Standard">(21699, 879, 819, 206, 18, 12),</text:p>
      <text:p text:style-name="Standard">(21700, 879, 817, 5, 18, 13),</text:p>
      <text:p text:style-name="Standard">(21701, 879, 5, 207, 18, 14),</text:p>
      <text:p text:style-name="Standard">(21702, 879, 3, 131, 18, 15),</text:p>
      <text:p text:style-name="Standard">(21703, 879, 10, 206, 18, 16),</text:p>
      <text:p text:style-name="Standard">(21704, 879, 37, 164, 18, 17),</text:p>
      <text:p text:style-name="Standard"><text:soft-page-break/>(21705, 879, 39, 164, 18, 18),</text:p>
      <text:p text:style-name="Standard">(21706, 879, 814, 10, 18, 19),</text:p>
      <text:p text:style-name="Standard">(21707, 879, 1, 1, 18, 20),</text:p>
      <text:p text:style-name="Standard">(21708, 879, 154, 208, 18, 21),</text:p>
      <text:p text:style-name="Standard">(21709, 879, 813, 3, 18, 22),</text:p>
      <text:p text:style-name="Standard">(21710, 879, 811, 3, 18, 23),</text:p>
      <text:p text:style-name="Standard">(21711, 879, 815, 15, 18, 24),</text:p>
      <text:p text:style-name="Standard">(21712, 880, 8, 208, 1, 1),</text:p>
      <text:p text:style-name="Standard">(21713, 880, 4, 6, 1, 2),</text:p>
      <text:p text:style-name="Standard">(21714, 880, 20, 9, 1, 3),</text:p>
      <text:p text:style-name="Standard">(21715, 880, 13, 6, 1, 4),</text:p>
      <text:p text:style-name="Standard">(21716, 880, 1, 131, 1, 5),</text:p>
      <text:p text:style-name="Standard">(21717, 880, 17, 9, 1, 6),</text:p>
      <text:p text:style-name="Standard">(21718, 880, 16, 10, 1, 7),</text:p>
      <text:p text:style-name="Standard">(21719, 880, 814, 10, 1, 8),</text:p>
      <text:p text:style-name="Standard">(21720, 880, 18, 1, 1, 9),</text:p>
      <text:p text:style-name="Standard">(21721, 880, 154, 208, 1, 10),</text:p>
      <text:p text:style-name="Standard">(21722, 880, 815, 1, 1, 11),</text:p>
      <text:p text:style-name="Standard">(21723, 880, 818, 5, 1, 12),</text:p>
      <text:p text:style-name="Standard">(21724, 880, 821, 15, 1, 13),</text:p>
      <text:p text:style-name="Standard">(21725, 880, 822, 3, 1, 14),</text:p>
      <text:p text:style-name="Standard">(21726, 880, 824, 206, 1, 15),</text:p>
      <text:p text:style-name="Standard">(21727, 880, 819, 207, 1, 16),</text:p>
      <text:p text:style-name="Standard">(21728, 880, 820, 206, 1, 17),</text:p>
      <text:p text:style-name="Standard">(21729, 880, 823, 207, 1, 18),</text:p>
      <text:p text:style-name="Standard">(21730, 880, 817, 5, 1, 19),</text:p>
      <text:p text:style-name="Standard">(21731, 880, 3, 131, 1, 20),</text:p>
      <text:p text:style-name="Standard">(21732, 880, 813, 3, 1, 21),</text:p>
      <text:p text:style-name="Standard">(21733, 880, 807, 15, 1, 22),</text:p>
      <text:p text:style-name="Standard">(21734, 881, 20, 9, 2, 1),</text:p>
      <text:p text:style-name="Standard">(21735, 881, 17, 9, 2, 2),</text:p>
      <text:p text:style-name="Standard">(21736, 881, 1, 131, 2, 3),</text:p>
      <text:p text:style-name="Standard">(21737, 881, 3, 131, 2, 4),</text:p>
      <text:p text:style-name="Standard">(21738, 881, 13, 6, 2, 5),</text:p>
      <text:p text:style-name="Standard">(21739, 881, 154, 208, 2, 6),</text:p>
      <text:p text:style-name="Standard">(21740, 881, 8, 208, 2, 7),</text:p>
      <text:p text:style-name="Standard">(21741, 881, 807, 15, 2, 8),</text:p>
      <text:p text:style-name="Standard">(21742, 881, 815, 1, 2, 9),</text:p>
      <text:p text:style-name="Standard">(21743, 881, 818, 5, 2, 10),</text:p>
      <text:p text:style-name="Standard">(21744, 881, 822, 3, 2, 11),</text:p>
      <text:p text:style-name="Standard">(21745, 881, 821, 15, 2, 12),</text:p>
      <text:p text:style-name="Standard">(21746, 881, 824, 206, 2, 13),</text:p>
      <text:p text:style-name="Standard">(21747, 881, 819, 207, 2, 14),</text:p>
      <text:p text:style-name="Standard">(21748, 881, 823, 207, 2, 15),</text:p>
      <text:p text:style-name="Standard">(21749, 881, 820, 206, 2, 16),</text:p>
      <text:p text:style-name="Standard">(21750, 881, 18, 1, 2, 17),</text:p>
      <text:p text:style-name="Standard">(21751, 881, 817, 5, 2, 18),</text:p>
      <text:p text:style-name="Standard">(21752, 881, 813, 3, 2, 19),</text:p>
      <text:p text:style-name="Standard">(21753, 881, 16, 10, 2, 20),</text:p>
      <text:p text:style-name="Standard">(21754, 881, 814, 10, 2, 21),</text:p>
      <text:p text:style-name="Standard">(21755, 881, 4, 6, 2, 22),</text:p>
      <text:p text:style-name="Standard">(21756, 882, 4, 6, 17, 1),</text:p>
      <text:p text:style-name="Standard"><text:soft-page-break/>(21757, 882, 8, 208, 17, 2),</text:p>
      <text:p text:style-name="Standard">(21758, 882, 1, 131, 17, 3),</text:p>
      <text:p text:style-name="Standard">(21759, 882, 20, 9, 17, 4),</text:p>
      <text:p text:style-name="Standard">(21760, 882, 18, 1, 17, 5),</text:p>
      <text:p text:style-name="Standard">(21761, 882, 13, 6, 17, 6),</text:p>
      <text:p text:style-name="Standard">(21762, 882, 817, 5, 17, 7),</text:p>
      <text:p text:style-name="Standard">(21763, 882, 814, 10, 17, 8),</text:p>
      <text:p text:style-name="Standard">(21764, 882, 154, 208, 17, 9),</text:p>
      <text:p text:style-name="Standard">(21765, 882, 807, 15, 17, 10),</text:p>
      <text:p text:style-name="Standard">(21766, 882, 815, 1, 17, 11),</text:p>
      <text:p text:style-name="Standard">(21767, 882, 818, 5, 17, 12),</text:p>
      <text:p text:style-name="Standard">(21768, 882, 822, 3, 17, 13),</text:p>
      <text:p text:style-name="Standard">(21769, 882, 813, 3, 17, 14),</text:p>
      <text:p text:style-name="Standard">(21770, 882, 824, 206, 17, 15),</text:p>
      <text:p text:style-name="Standard">(21771, 882, 819, 207, 17, 16),</text:p>
      <text:p text:style-name="Standard">(21772, 882, 820, 206, 17, 17),</text:p>
      <text:p text:style-name="Standard">(21773, 882, 823, 207, 17, 18),</text:p>
      <text:p text:style-name="Standard">(21774, 882, 3, 131, 17, 19),</text:p>
      <text:p text:style-name="Standard">(21775, 882, 17, 9, 17, 20),</text:p>
      <text:p text:style-name="Standard">(21776, 882, 16, 10, 17, 21),</text:p>
      <text:p text:style-name="Standard">(21777, 882, 821, 15, 17, 22),</text:p>
      <text:p text:style-name="Standard">(21778, 883, 20, 9, 3, 1),</text:p>
      <text:p text:style-name="Standard">(21779, 883, 8, 208, 3, 2),</text:p>
      <text:p text:style-name="Standard">(21780, 883, 154, 208, 3, 3),</text:p>
      <text:p text:style-name="Standard">(21781, 883, 814, 10, 3, 4),</text:p>
      <text:p text:style-name="Standard">(21782, 883, 1, 131, 3, 5),</text:p>
      <text:p text:style-name="Standard">(21783, 883, 815, 1, 3, 6),</text:p>
      <text:p text:style-name="Standard">(21784, 883, 17, 9, 3, 7),</text:p>
      <text:p text:style-name="Standard">(21785, 883, 4, 6, 3, 8),</text:p>
      <text:p text:style-name="Standard">(21786, 883, 3, 131, 3, 9),</text:p>
      <text:p text:style-name="Standard">(21787, 883, 18, 1, 3, 10),</text:p>
      <text:p text:style-name="Standard">(21788, 883, 813, 3, 3, 11),</text:p>
      <text:p text:style-name="Standard">(21789, 883, 807, 15, 3, 12),</text:p>
      <text:p text:style-name="Standard">(21790, 883, 16, 10, 3, 13),</text:p>
      <text:p text:style-name="Standard">(21791, 883, 822, 3, 3, 14),</text:p>
      <text:p text:style-name="Standard">(21792, 883, 13, 6, 3, 15),</text:p>
      <text:p text:style-name="Standard">(21793, 883, 817, 5, 3, 16),</text:p>
      <text:p text:style-name="Standard">(21794, 883, 819, 207, 3, 17),</text:p>
      <text:p text:style-name="Standard">(21795, 883, 821, 15, 3, 18),</text:p>
      <text:p text:style-name="Standard">(21796, 883, 824, 206, 3, 19),</text:p>
      <text:p text:style-name="Standard">(21797, 883, 820, 206, 3, 20),</text:p>
      <text:p text:style-name="Standard">(21798, 883, 823, 207, 3, 21),</text:p>
      <text:p text:style-name="Standard">(21799, 883, 818, 5, 3, 22),</text:p>
      <text:p text:style-name="Standard">(21800, 884, 4, 6, 4, 1),</text:p>
      <text:p text:style-name="Standard">(21801, 884, 8, 208, 4, 2),</text:p>
      <text:p text:style-name="Standard">(21802, 884, 13, 6, 4, 3),</text:p>
      <text:p text:style-name="Standard">(21803, 884, 20, 9, 4, 4),</text:p>
      <text:p text:style-name="Standard">(21804, 884, 17, 9, 4, 5),</text:p>
      <text:p text:style-name="Standard">(21805, 884, 3, 131, 4, 6),</text:p>
      <text:p text:style-name="Standard">(21806, 884, 814, 10, 4, 7),</text:p>
      <text:p text:style-name="Standard">(21807, 884, 18, 1, 4, 8),</text:p>
      <text:p text:style-name="Standard">(21808, 884, 815, 1, 4, 9),</text:p>
      <text:p text:style-name="Standard"><text:soft-page-break/>(21809, 884, 817, 5, 4, 10),</text:p>
      <text:p text:style-name="Standard">(21810, 884, 821, 15, 4, 11),</text:p>
      <text:p text:style-name="Standard">(21811, 884, 1, 131, 4, 12),</text:p>
      <text:p text:style-name="Standard">(21812, 884, 16, 10, 4, 13),</text:p>
      <text:p text:style-name="Standard">(21813, 884, 813, 3, 4, 14),</text:p>
      <text:p text:style-name="Standard">(21814, 884, 807, 15, 4, 15),</text:p>
      <text:p text:style-name="Standard">(21815, 884, 822, 3, 4, 16),</text:p>
      <text:p text:style-name="Standard">(21816, 884, 819, 207, 4, 17),</text:p>
      <text:p text:style-name="Standard">(21817, 884, 824, 206, 4, 18),</text:p>
      <text:p text:style-name="Standard">(21818, 884, 820, 206, 4, 19),</text:p>
      <text:p text:style-name="Standard">(21819, 884, 818, 5, 4, 20),</text:p>
      <text:p text:style-name="Standard">(21820, 884, 823, 207, 4, 21),</text:p>
      <text:p text:style-name="Standard">(21821, 884, 154, 208, 4, 22),</text:p>
      <text:p text:style-name="Standard">(21822, 885, 3, 131, 6, 1),</text:p>
      <text:p text:style-name="Standard">(21823, 885, 20, 9, 6, 2),</text:p>
      <text:p text:style-name="Standard">(21824, 885, 17, 9, 6, 3),</text:p>
      <text:p text:style-name="Standard">(21825, 885, 1, 131, 6, 4),</text:p>
      <text:p text:style-name="Standard">(21826, 885, 16, 10, 6, 5),</text:p>
      <text:p text:style-name="Standard">(21827, 885, 18, 1, 6, 6),</text:p>
      <text:p text:style-name="Standard">(21828, 885, 4, 6, 6, 7),</text:p>
      <text:p text:style-name="Standard">(21829, 885, 818, 5, 6, 8),</text:p>
      <text:p text:style-name="Standard">(21830, 885, 814, 10, 6, 9),</text:p>
      <text:p text:style-name="Standard">(21831, 885, 8, 208, 6, 10),</text:p>
      <text:p text:style-name="Standard">(21832, 885, 807, 15, 6, 11),</text:p>
      <text:p text:style-name="Standard">(21833, 885, 822, 3, 6, 12),</text:p>
      <text:p text:style-name="Standard">(21834, 885, 821, 15, 6, 13),</text:p>
      <text:p text:style-name="Standard">(21835, 885, 820, 206, 6, 14),</text:p>
      <text:p text:style-name="Standard">(21836, 885, 823, 207, 6, 15),</text:p>
      <text:p text:style-name="Standard">(21837, 885, 815, 1, 6, 16),</text:p>
      <text:p text:style-name="Standard">(21838, 885, 154, 208, 6, 17),</text:p>
      <text:p text:style-name="Standard">(21839, 885, 817, 5, 6, 18),</text:p>
      <text:p text:style-name="Standard">(21840, 885, 824, 206, 6, 19),</text:p>
      <text:p text:style-name="Standard">(21841, 885, 813, 3, 6, 20),</text:p>
      <text:p text:style-name="Standard">(21842, 885, 13, 6, 6, 21),</text:p>
      <text:p text:style-name="Standard">(21843, 885, 819, 207, 6, 22),</text:p>
      <text:p text:style-name="Standard">(21844, 886, 20, 9, 7, 1),</text:p>
      <text:p text:style-name="Standard">(21845, 886, 4, 6, 7, 2),</text:p>
      <text:p text:style-name="Standard">(21846, 886, 1, 131, 7, 3),</text:p>
      <text:p text:style-name="Standard">(21847, 886, 17, 9, 7, 4),</text:p>
      <text:p text:style-name="Standard">(21848, 886, 3, 131, 7, 5),</text:p>
      <text:p text:style-name="Standard">(21849, 886, 818, 5, 7, 6),</text:p>
      <text:p text:style-name="Standard">(21850, 886, 814, 10, 7, 7),</text:p>
      <text:p text:style-name="Standard">(21851, 886, 13, 6, 7, 8),</text:p>
      <text:p text:style-name="Standard">(21852, 886, 8, 208, 7, 9),</text:p>
      <text:p text:style-name="Standard">(21853, 886, 16, 10, 7, 10),</text:p>
      <text:p text:style-name="Standard">(21854, 886, 815, 1, 7, 11),</text:p>
      <text:p text:style-name="Standard">(21855, 886, 18, 1, 7, 12),</text:p>
      <text:p text:style-name="Standard">(21856, 886, 154, 208, 7, 13),</text:p>
      <text:p text:style-name="Standard">(21857, 886, 822, 3, 7, 14),</text:p>
      <text:p text:style-name="Standard">(21858, 886, 817, 5, 7, 15),</text:p>
      <text:p text:style-name="Standard">(21859, 886, 813, 3, 7, 16),</text:p>
      <text:p text:style-name="Standard">(21860, 886, 824, 206, 7, 17),</text:p>
      <text:p text:style-name="Standard"><text:soft-page-break/>(21861, 886, 819, 207, 7, 18),</text:p>
      <text:p text:style-name="Standard">(21862, 886, 820, 206, 7, 19),</text:p>
      <text:p text:style-name="Standard">(21863, 886, 821, 15, 7, 20),</text:p>
      <text:p text:style-name="Standard">(21864, 886, 807, 15, 7, 21),</text:p>
      <text:p text:style-name="Standard">(21865, 886, 823, 207, 7, 22),</text:p>
      <text:p text:style-name="Standard">(21866, 887, 3, 131, 9, 1),</text:p>
      <text:p text:style-name="Standard">(21867, 887, 17, 9, 9, 2),</text:p>
      <text:p text:style-name="Standard">(21868, 887, 4, 6, 9, 3),</text:p>
      <text:p text:style-name="Standard">(21869, 887, 1, 131, 9, 4),</text:p>
      <text:p text:style-name="Standard">(21870, 887, 8, 208, 9, 5),</text:p>
      <text:p text:style-name="Standard">(21871, 887, 13, 6, 9, 6),</text:p>
      <text:p text:style-name="Standard">(21872, 887, 16, 10, 9, 7),</text:p>
      <text:p text:style-name="Standard">(21873, 887, 817, 5, 9, 8),</text:p>
      <text:p text:style-name="Standard">(21874, 887, 814, 10, 9, 9),</text:p>
      <text:p text:style-name="Standard">(21875, 887, 807, 15, 9, 10),</text:p>
      <text:p text:style-name="Standard">(21876, 887, 813, 3, 9, 11),</text:p>
      <text:p text:style-name="Standard">(21877, 887, 822, 3, 9, 12),</text:p>
      <text:p text:style-name="Standard">(21878, 887, 18, 1, 9, 13),</text:p>
      <text:p text:style-name="Standard">(21879, 887, 821, 15, 9, 14),</text:p>
      <text:p text:style-name="Standard">(21880, 887, 819, 207, 9, 15),</text:p>
      <text:p text:style-name="Standard">(21881, 887, 824, 206, 9, 16),</text:p>
      <text:p text:style-name="Standard">(21882, 887, 820, 206, 9, 17),</text:p>
      <text:p text:style-name="Standard">(21883, 887, 823, 207, 9, 18),</text:p>
      <text:p text:style-name="Standard">(21884, 887, 154, 208, 9, 19),</text:p>
      <text:p text:style-name="Standard">(21885, 887, 815, 1, 9, 20),</text:p>
      <text:p text:style-name="Standard">(21886, 887, 20, 9, 9, 21),</text:p>
      <text:p text:style-name="Standard">(21887, 887, 818, 5, 9, 22),</text:p>
      <text:p text:style-name="Standard">(21888, 888, 20, 9, 20, 1),</text:p>
      <text:p text:style-name="Standard">(21889, 888, 8, 208, 20, 2),</text:p>
      <text:p text:style-name="Standard">(21890, 888, 154, 208, 20, 3),</text:p>
      <text:p text:style-name="Standard">(21891, 888, 4, 6, 20, 4),</text:p>
      <text:p text:style-name="Standard">(21892, 888, 1, 131, 20, 5),</text:p>
      <text:p text:style-name="Standard">(21893, 888, 18, 1, 20, 6),</text:p>
      <text:p text:style-name="Standard">(21894, 888, 17, 9, 20, 7),</text:p>
      <text:p text:style-name="Standard">(21895, 888, 815, 1, 20, 8),</text:p>
      <text:p text:style-name="Standard">(21896, 888, 3, 131, 20, 9),</text:p>
      <text:p text:style-name="Standard">(21897, 888, 807, 15, 20, 10),</text:p>
      <text:p text:style-name="Standard">(21898, 888, 814, 10, 20, 11),</text:p>
      <text:p text:style-name="Standard">(21899, 888, 817, 5, 20, 12),</text:p>
      <text:p text:style-name="Standard">(21900, 888, 16, 10, 20, 13),</text:p>
      <text:p text:style-name="Standard">(21901, 888, 821, 15, 20, 14),</text:p>
      <text:p text:style-name="Standard">(21902, 888, 813, 3, 20, 15),</text:p>
      <text:p text:style-name="Standard">(21903, 888, 822, 3, 20, 16),</text:p>
      <text:p text:style-name="Standard">(21904, 888, 819, 207, 20, 17),</text:p>
      <text:p text:style-name="Standard">(21905, 888, 823, 207, 20, 18),</text:p>
      <text:p text:style-name="Standard">(21906, 888, 820, 206, 20, 19),</text:p>
      <text:p text:style-name="Standard">(21907, 888, 818, 5, 20, 20),</text:p>
      <text:p text:style-name="Standard">(21908, 888, 824, 206, 20, 21),</text:p>
      <text:p text:style-name="Standard">(21909, 888, 13, 6, 20, 22),</text:p>
      <text:p text:style-name="Standard">(21910, 890, 1, 131, 11, 1),</text:p>
      <text:p text:style-name="Standard">(21911, 890, 8, 208, 11, 2),</text:p>
      <text:p text:style-name="Standard">(21912, 890, 20, 9, 11, 3),</text:p>
      <text:p text:style-name="Standard"><text:soft-page-break/>(21913, 890, 17, 9, 11, 4),</text:p>
      <text:p text:style-name="Standard">(21914, 890, 4, 6, 11, 5),</text:p>
      <text:p text:style-name="Standard">(21915, 890, 154, 208, 11, 6),</text:p>
      <text:p text:style-name="Standard">(21916, 890, 18, 1, 11, 7),</text:p>
      <text:p text:style-name="Standard">(21917, 890, 13, 6, 11, 8),</text:p>
      <text:p text:style-name="Standard">(21918, 890, 815, 1, 11, 9),</text:p>
      <text:p text:style-name="Standard">(21919, 890, 813, 3, 11, 10),</text:p>
      <text:p text:style-name="Standard">(21920, 890, 807, 15, 11, 11),</text:p>
      <text:p text:style-name="Standard">(21921, 890, 818, 5, 11, 12),</text:p>
      <text:p text:style-name="Standard">(21922, 890, 817, 5, 11, 13),</text:p>
      <text:p text:style-name="Standard">(21923, 890, 823, 207, 11, 14),</text:p>
      <text:p text:style-name="Standard">(21924, 890, 819, 207, 11, 15),</text:p>
      <text:p text:style-name="Standard">(21925, 890, 824, 206, 11, 16),</text:p>
      <text:p text:style-name="Standard">(21926, 890, 820, 206, 11, 17),</text:p>
      <text:p text:style-name="Standard">(21927, 890, 814, 10, 11, 18),</text:p>
      <text:p text:style-name="Standard">(21928, 890, 3, 131, 11, 19),</text:p>
      <text:p text:style-name="Standard">(21929, 890, 822, 3, 11, 20),</text:p>
      <text:p text:style-name="Standard">(21930, 890, 821, 15, 11, 21),</text:p>
      <text:p text:style-name="Standard">(21931, 890, 16, 10, 11, 22),</text:p>
      <text:p text:style-name="Standard">(21932, 891, 20, 9, 13, 1),</text:p>
      <text:p text:style-name="Standard">(21933, 891, 4, 6, 13, 2),</text:p>
      <text:p text:style-name="Standard">(21934, 891, 1, 131, 13, 3),</text:p>
      <text:p text:style-name="Standard">(21935, 891, 3, 131, 13, 4),</text:p>
      <text:p text:style-name="Standard">(21936, 891, 17, 9, 13, 5),</text:p>
      <text:p text:style-name="Standard">(21937, 891, 18, 1, 13, 6),</text:p>
      <text:p text:style-name="Standard">(21938, 891, 13, 6, 13, 7),</text:p>
      <text:p text:style-name="Standard">(21939, 891, 154, 208, 13, 8),</text:p>
      <text:p text:style-name="Standard">(21940, 891, 16, 10, 13, 9),</text:p>
      <text:p text:style-name="Standard">(21941, 891, 817, 5, 13, 10),</text:p>
      <text:p text:style-name="Standard">(21942, 891, 815, 1, 13, 11),</text:p>
      <text:p text:style-name="Standard">(21943, 891, 818, 5, 13, 12),</text:p>
      <text:p text:style-name="Standard">(21944, 891, 807, 15, 13, 13),</text:p>
      <text:p text:style-name="Standard">(21945, 891, 821, 15, 13, 14),</text:p>
      <text:p text:style-name="Standard">(21946, 891, 822, 3, 13, 15),</text:p>
      <text:p text:style-name="Standard">(21947, 891, 823, 207, 13, 16),</text:p>
      <text:p text:style-name="Standard">(21948, 891, 813, 3, 13, 17),</text:p>
      <text:p text:style-name="Standard">(21949, 891, 824, 206, 13, 18),</text:p>
      <text:p text:style-name="Standard">(21950, 891, 820, 206, 13, 19),</text:p>
      <text:p text:style-name="Standard">(21951, 891, 814, 10, 13, 20),</text:p>
      <text:p text:style-name="Standard">(21952, 891, 8, 208, 13, 21),</text:p>
      <text:p text:style-name="Standard">(21953, 891, 819, 207, 13, 22),</text:p>
      <text:p text:style-name="Standard">(21954, 892, 20, 9, 14, 1),</text:p>
      <text:p text:style-name="Standard">(21955, 892, 4, 6, 14, 2),</text:p>
      <text:p text:style-name="Standard">(21956, 892, 17, 9, 14, 3),</text:p>
      <text:p text:style-name="Standard">(21957, 892, 13, 6, 14, 4),</text:p>
      <text:p text:style-name="Standard">(21958, 892, 807, 15, 14, 5),</text:p>
      <text:p text:style-name="Standard">(21959, 892, 3, 131, 14, 6),</text:p>
      <text:p text:style-name="Standard">(21960, 892, 817, 5, 14, 7),</text:p>
      <text:p text:style-name="Standard">(21961, 892, 154, 208, 14, 8),</text:p>
      <text:p text:style-name="Standard">(21962, 892, 1, 131, 14, 9),</text:p>
      <text:p text:style-name="Standard">(21963, 892, 18, 1, 14, 10),</text:p>
      <text:p text:style-name="Standard">(21964, 892, 8, 208, 14, 11),</text:p>
      <text:p text:style-name="Standard"><text:soft-page-break/>(21965, 892, 815, 1, 14, 12),</text:p>
      <text:p text:style-name="Standard">(21966, 892, 821, 15, 14, 13),</text:p>
      <text:p text:style-name="Standard">(21967, 892, 813, 3, 14, 14),</text:p>
      <text:p text:style-name="Standard">(21968, 892, 822, 3, 14, 15),</text:p>
      <text:p text:style-name="Standard">(21969, 892, 16, 10, 14, 16),</text:p>
      <text:p text:style-name="Standard">(21970, 892, 819, 207, 14, 17),</text:p>
      <text:p text:style-name="Standard">(21971, 892, 823, 207, 14, 18),</text:p>
      <text:p text:style-name="Standard">(21972, 892, 824, 206, 14, 19),</text:p>
      <text:p text:style-name="Standard">(21973, 892, 820, 206, 14, 20),</text:p>
      <text:p text:style-name="Standard">(21974, 892, 818, 5, 14, 21),</text:p>
      <text:p text:style-name="Standard">(21975, 892, 814, 10, 14, 22),</text:p>
      <text:p text:style-name="Standard">(21976, 893, 20, 9, 15, 1);</text:p>
      <text:p text:style-name="Standard">INSERT INTO `Resultat` (`IdResultat`, `IdCourse`, `IdPilote`, `IdConstructeur`, `IdCircuit`, `PositionResultats`) VALUES</text:p>
      <text:p text:style-name="Standard">(21977, 893, 4, 6, 15, 2),</text:p>
      <text:p text:style-name="Standard">(21978, 893, 8, 208, 15, 3),</text:p>
      <text:p text:style-name="Standard">(21979, 893, 3, 131, 15, 4),</text:p>
      <text:p text:style-name="Standard">(21980, 893, 1, 131, 15, 5),</text:p>
      <text:p text:style-name="Standard">(21981, 893, 13, 6, 15, 6),</text:p>
      <text:p text:style-name="Standard">(21982, 893, 18, 1, 15, 7),</text:p>
      <text:p text:style-name="Standard">(21983, 893, 815, 1, 15, 8),</text:p>
      <text:p text:style-name="Standard">(21984, 893, 807, 15, 15, 9),</text:p>
      <text:p text:style-name="Standard">(21985, 893, 16, 10, 15, 10),</text:p>
      <text:p text:style-name="Standard">(21986, 893, 813, 3, 15, 11),</text:p>
      <text:p text:style-name="Standard">(21987, 893, 821, 15, 15, 12),</text:p>
      <text:p text:style-name="Standard">(21988, 893, 822, 3, 15, 13),</text:p>
      <text:p text:style-name="Standard">(21989, 893, 818, 5, 15, 14),</text:p>
      <text:p text:style-name="Standard">(21990, 893, 17, 9, 15, 15),</text:p>
      <text:p text:style-name="Standard">(21991, 893, 823, 207, 15, 16),</text:p>
      <text:p text:style-name="Standard">(21992, 893, 820, 206, 15, 17),</text:p>
      <text:p text:style-name="Standard">(21993, 893, 824, 206, 15, 18),</text:p>
      <text:p text:style-name="Standard">(21994, 893, 819, 207, 15, 19),</text:p>
      <text:p text:style-name="Standard">(21995, 893, 814, 10, 15, 20),</text:p>
      <text:p text:style-name="Standard">(21996, 893, 154, 208, 15, 21),</text:p>
      <text:p text:style-name="Standard">(21997, 893, 817, 5, 15, 22),</text:p>
      <text:p text:style-name="Standard">(21998, 894, 20, 9, 35, 1),</text:p>
      <text:p text:style-name="Standard">(21999, 894, 8, 208, 35, 2),</text:p>
      <text:p text:style-name="Standard">(22000, 894, 154, 208, 35, 3),</text:p>
      <text:p text:style-name="Standard">(22001, 894, 807, 15, 35, 4),</text:p>
      <text:p text:style-name="Standard">(22002, 894, 1, 131, 35, 5),</text:p>
      <text:p text:style-name="Standard">(22003, 894, 4, 6, 35, 6),</text:p>
      <text:p text:style-name="Standard">(22004, 894, 3, 131, 35, 7),</text:p>
      <text:p text:style-name="Standard">(22005, 894, 18, 1, 35, 8),</text:p>
      <text:p text:style-name="Standard">(22006, 894, 13, 6, 35, 9),</text:p>
      <text:p text:style-name="Standard">(22007, 894, 815, 1, 35, 10),</text:p>
      <text:p text:style-name="Standard">(22008, 894, 821, 15, 35, 11),</text:p>
      <text:p text:style-name="Standard">(22009, 894, 822, 3, 35, 12),</text:p>
      <text:p text:style-name="Standard">(22010, 894, 813, 3, 35, 13),</text:p>
      <text:p text:style-name="Standard">(22011, 894, 819, 207, 35, 14),</text:p>
      <text:p text:style-name="Standard">(22012, 894, 823, 207, 35, 15),</text:p>
      <text:p text:style-name="Standard">(22013, 894, 824, 206, 35, 16),</text:p>
      <text:p text:style-name="Standard">(22014, 894, 820, 206, 35, 17),</text:p>
      <text:p text:style-name="Standard"><text:soft-page-break/>(22015, 894, 818, 5, 35, 18),</text:p>
      <text:p text:style-name="Standard">(22016, 894, 817, 5, 35, 19),</text:p>
      <text:p text:style-name="Standard">(22017, 894, 16, 10, 35, 20),</text:p>
      <text:p text:style-name="Standard">(22018, 894, 17, 9, 35, 21),</text:p>
      <text:p text:style-name="Standard">(22019, 894, 814, 10, 35, 22),</text:p>
      <text:p text:style-name="Standard">(22020, 895, 20, 9, 22, 1),</text:p>
      <text:p text:style-name="Standard">(22021, 895, 17, 9, 22, 2),</text:p>
      <text:p text:style-name="Standard">(22022, 895, 154, 208, 22, 3),</text:p>
      <text:p text:style-name="Standard">(22023, 895, 4, 6, 22, 4),</text:p>
      <text:p text:style-name="Standard">(22024, 895, 8, 208, 22, 5),</text:p>
      <text:p text:style-name="Standard">(22025, 895, 807, 15, 22, 6),</text:p>
      <text:p text:style-name="Standard">(22026, 895, 821, 15, 22, 7),</text:p>
      <text:p text:style-name="Standard">(22027, 895, 3, 131, 22, 8),</text:p>
      <text:p text:style-name="Standard">(22028, 895, 18, 1, 22, 9),</text:p>
      <text:p text:style-name="Standard">(22029, 895, 13, 6, 22, 10),</text:p>
      <text:p text:style-name="Standard">(22030, 895, 814, 10, 22, 11),</text:p>
      <text:p text:style-name="Standard">(22031, 895, 818, 5, 22, 12),</text:p>
      <text:p text:style-name="Standard">(22032, 895, 817, 5, 22, 13),</text:p>
      <text:p text:style-name="Standard">(22033, 895, 16, 10, 22, 14),</text:p>
      <text:p text:style-name="Standard">(22034, 895, 815, 1, 22, 15),</text:p>
      <text:p text:style-name="Standard">(22035, 895, 813, 3, 22, 16),</text:p>
      <text:p text:style-name="Standard">(22036, 895, 822, 3, 22, 17),</text:p>
      <text:p text:style-name="Standard">(22037, 895, 819, 207, 22, 18),</text:p>
      <text:p text:style-name="Standard">(22038, 895, 820, 206, 22, 19),</text:p>
      <text:p text:style-name="Standard">(22039, 895, 1, 131, 22, 20),</text:p>
      <text:p text:style-name="Standard">(22040, 895, 823, 207, 22, 21),</text:p>
      <text:p text:style-name="Standard">(22041, 895, 824, 206, 22, 22),</text:p>
      <text:p text:style-name="Standard">(22042, 896, 20, 9, 68, 1),</text:p>
      <text:p text:style-name="Standard">(22043, 896, 3, 131, 68, 2),</text:p>
      <text:p text:style-name="Standard">(22044, 896, 154, 208, 68, 3),</text:p>
      <text:p text:style-name="Standard">(22045, 896, 13, 6, 68, 4),</text:p>
      <text:p text:style-name="Standard">(22046, 896, 815, 1, 68, 5),</text:p>
      <text:p text:style-name="Standard">(22047, 896, 1, 131, 68, 6),</text:p>
      <text:p text:style-name="Standard">(22048, 896, 8, 208, 68, 7),</text:p>
      <text:p text:style-name="Standard">(22049, 896, 814, 10, 68, 8),</text:p>
      <text:p text:style-name="Standard">(22050, 896, 16, 10, 68, 9),</text:p>
      <text:p text:style-name="Standard">(22051, 896, 817, 5, 68, 10),</text:p>
      <text:p text:style-name="Standard">(22052, 896, 4, 6, 68, 11),</text:p>
      <text:p text:style-name="Standard">(22053, 896, 813, 3, 68, 12),</text:p>
      <text:p text:style-name="Standard">(22054, 896, 818, 5, 68, 13),</text:p>
      <text:p text:style-name="Standard">(22055, 896, 18, 1, 68, 14),</text:p>
      <text:p text:style-name="Standard">(22056, 896, 821, 15, 68, 15),</text:p>
      <text:p text:style-name="Standard">(22057, 896, 822, 3, 68, 16),</text:p>
      <text:p text:style-name="Standard">(22058, 896, 820, 206, 68, 17),</text:p>
      <text:p text:style-name="Standard">(22059, 896, 824, 206, 68, 18),</text:p>
      <text:p text:style-name="Standard">(22060, 896, 807, 15, 68, 19),</text:p>
      <text:p text:style-name="Standard">(22061, 896, 17, 9, 68, 20),</text:p>
      <text:p text:style-name="Standard">(22062, 896, 819, 207, 68, 21),</text:p>
      <text:p text:style-name="Standard">(22063, 896, 823, 207, 68, 22),</text:p>
      <text:p text:style-name="Standard">(22064, 897, 20, 9, 24, 1),</text:p>
      <text:p text:style-name="Standard">(22065, 897, 17, 9, 24, 2),</text:p>
      <text:p text:style-name="Standard">(22066, 897, 3, 131, 24, 3),</text:p>
      <text:p text:style-name="Standard"><text:soft-page-break/>(22067, 897, 154, 208, 24, 4),</text:p>
      <text:p text:style-name="Standard">(22068, 897, 4, 6, 24, 5),</text:p>
      <text:p text:style-name="Standard">(22069, 897, 814, 10, 24, 6),</text:p>
      <text:p text:style-name="Standard">(22070, 897, 1, 131, 24, 7),</text:p>
      <text:p text:style-name="Standard">(22071, 897, 13, 6, 24, 8),</text:p>
      <text:p text:style-name="Standard">(22072, 897, 815, 1, 24, 9),</text:p>
      <text:p text:style-name="Standard">(22073, 897, 16, 10, 24, 10),</text:p>
      <text:p text:style-name="Standard">(22074, 897, 813, 3, 24, 11),</text:p>
      <text:p text:style-name="Standard">(22075, 897, 18, 1, 24, 12),</text:p>
      <text:p text:style-name="Standard">(22076, 897, 821, 15, 24, 13),</text:p>
      <text:p text:style-name="Standard">(22077, 897, 807, 15, 24, 14),</text:p>
      <text:p text:style-name="Standard">(22078, 897, 822, 3, 24, 15),</text:p>
      <text:p text:style-name="Standard">(22079, 897, 817, 5, 24, 16),</text:p>
      <text:p text:style-name="Standard">(22080, 897, 818, 5, 24, 17),</text:p>
      <text:p text:style-name="Standard">(22081, 897, 823, 207, 24, 18),</text:p>
      <text:p text:style-name="Standard">(22082, 897, 819, 207, 24, 19),</text:p>
      <text:p text:style-name="Standard">(22083, 897, 824, 206, 24, 20),</text:p>
      <text:p text:style-name="Standard">(22084, 897, 820, 206, 24, 21),</text:p>
      <text:p text:style-name="Standard">(22085, 897, 8, 208, 24, 22),</text:p>
      <text:p text:style-name="Standard">(22086, 898, 20, 9, 69, 1),</text:p>
      <text:p text:style-name="Standard">(22087, 898, 154, 208, 69, 2),</text:p>
      <text:p text:style-name="Standard">(22088, 898, 17, 9, 69, 3),</text:p>
      <text:p text:style-name="Standard">(22089, 898, 1, 131, 69, 4),</text:p>
      <text:p text:style-name="Standard">(22090, 898, 4, 6, 69, 5),</text:p>
      <text:p text:style-name="Standard">(22091, 898, 807, 15, 69, 6),</text:p>
      <text:p text:style-name="Standard">(22092, 898, 815, 1, 69, 7),</text:p>
      <text:p text:style-name="Standard">(22093, 898, 822, 3, 69, 8),</text:p>
      <text:p text:style-name="Standard">(22094, 898, 3, 131, 69, 9),</text:p>
      <text:p text:style-name="Standard">(22095, 898, 18, 1, 69, 10),</text:p>
      <text:p text:style-name="Standard">(22096, 898, 817, 5, 69, 11),</text:p>
      <text:p text:style-name="Standard">(22097, 898, 818, 5, 69, 12),</text:p>
      <text:p text:style-name="Standard">(22098, 898, 13, 6, 69, 13),</text:p>
      <text:p text:style-name="Standard">(22099, 898, 821, 15, 69, 14),</text:p>
      <text:p text:style-name="Standard">(22100, 898, 5, 208, 69, 15),</text:p>
      <text:p text:style-name="Standard">(22101, 898, 814, 10, 69, 16),</text:p>
      <text:p text:style-name="Standard">(22102, 898, 813, 3, 69, 17),</text:p>
      <text:p text:style-name="Standard">(22103, 898, 824, 206, 69, 18),</text:p>
      <text:p text:style-name="Standard">(22104, 898, 823, 207, 69, 19),</text:p>
      <text:p text:style-name="Standard">(22105, 898, 819, 207, 69, 20),</text:p>
      <text:p text:style-name="Standard">(22106, 898, 820, 206, 69, 21),</text:p>
      <text:p text:style-name="Standard">(22107, 898, 16, 10, 69, 22),</text:p>
      <text:p text:style-name="Standard">(22108, 899, 20, 9, 18, 1),</text:p>
      <text:p text:style-name="Standard">(22109, 899, 17, 9, 18, 2),</text:p>
      <text:p text:style-name="Standard">(22110, 899, 4, 6, 18, 3),</text:p>
      <text:p text:style-name="Standard">(22111, 899, 18, 1, 18, 4),</text:p>
      <text:p text:style-name="Standard">(22112, 899, 3, 131, 18, 5),</text:p>
      <text:p text:style-name="Standard">(22113, 899, 815, 1, 18, 6),</text:p>
      <text:p text:style-name="Standard">(22114, 899, 13, 6, 18, 7),</text:p>
      <text:p text:style-name="Standard">(22115, 899, 807, 15, 18, 8),</text:p>
      <text:p text:style-name="Standard">(22116, 899, 1, 131, 18, 9),</text:p>
      <text:p text:style-name="Standard">(22117, 899, 817, 5, 18, 10),</text:p>
      <text:p text:style-name="Standard">(22118, 899, 814, 10, 18, 11),</text:p>
      <text:p text:style-name="Standard"><text:soft-page-break/>(22119, 899, 821, 15, 18, 12),</text:p>
      <text:p text:style-name="Standard">(22120, 899, 16, 10, 18, 13),</text:p>
      <text:p text:style-name="Standard">(22121, 899, 5, 208, 18, 14),</text:p>
      <text:p text:style-name="Standard">(22122, 899, 818, 5, 18, 15),</text:p>
      <text:p text:style-name="Standard">(22123, 899, 813, 3, 18, 16),</text:p>
      <text:p text:style-name="Standard">(22124, 899, 824, 206, 18, 17),</text:p>
      <text:p text:style-name="Standard">(22125, 899, 823, 207, 18, 18),</text:p>
      <text:p text:style-name="Standard">(22126, 899, 820, 206, 18, 19),</text:p>
      <text:p text:style-name="Standard">(22127, 899, 819, 207, 18, 20),</text:p>
      <text:p text:style-name="Standard">(22128, 899, 822, 3, 18, 21),</text:p>
      <text:p text:style-name="Standard">(22129, 899, 154, 208, 18, 22),</text:p>
      <text:p text:style-name="Standard">(22130, 900, 3, 131, 1, 1),</text:p>
      <text:p text:style-name="Standard">(22131, 900, 825, 1, 1, 2),</text:p>
      <text:p text:style-name="Standard">(22132, 900, 18, 1, 1, 3),</text:p>
      <text:p text:style-name="Standard">(22133, 900, 4, 6, 1, 4),</text:p>
      <text:p text:style-name="Standard">(22134, 900, 822, 3, 1, 5),</text:p>
      <text:p text:style-name="Standard">(22135, 900, 807, 10, 1, 6),</text:p>
      <text:p text:style-name="Standard">(22136, 900, 8, 6, 1, 7),</text:p>
      <text:p text:style-name="Standard">(22137, 900, 818, 5, 1, 8),</text:p>
      <text:p text:style-name="Standard">(22138, 900, 826, 5, 1, 9),</text:p>
      <text:p text:style-name="Standard">(22139, 900, 815, 10, 1, 10),</text:p>
      <text:p text:style-name="Standard">(22140, 900, 16, 15, 1, 11),</text:p>
      <text:p text:style-name="Standard">(22141, 900, 821, 15, 1, 12),</text:p>
      <text:p text:style-name="Standard">(22142, 900, 820, 206, 1, 13),</text:p>
      <text:p text:style-name="Standard">(22143, 900, 824, 206, 1, 14),</text:p>
      <text:p text:style-name="Standard">(22144, 900, 154, 208, 1, 15),</text:p>
      <text:p text:style-name="Standard">(22145, 900, 813, 208, 1, 16),</text:p>
      <text:p text:style-name="Standard">(22146, 900, 828, 207, 1, 17),</text:p>
      <text:p text:style-name="Standard">(22147, 900, 20, 9, 1, 18),</text:p>
      <text:p text:style-name="Standard">(22148, 900, 1, 131, 1, 19),</text:p>
      <text:p text:style-name="Standard">(22149, 900, 13, 3, 1, 20),</text:p>
      <text:p text:style-name="Standard">(22150, 900, 155, 207, 1, 21),</text:p>
      <text:p text:style-name="Standard">(22151, 900, 817, 9, 1, 22),</text:p>
      <text:p text:style-name="Standard">(22152, 901, 1, 131, 2, 1),</text:p>
      <text:p text:style-name="Standard">(22153, 901, 3, 131, 2, 2),</text:p>
      <text:p text:style-name="Standard">(22154, 901, 20, 9, 2, 3),</text:p>
      <text:p text:style-name="Standard">(22155, 901, 4, 6, 2, 4),</text:p>
      <text:p text:style-name="Standard">(22156, 901, 807, 10, 2, 5),</text:p>
      <text:p text:style-name="Standard">(22157, 901, 18, 1, 2, 6),</text:p>
      <text:p text:style-name="Standard">(22158, 901, 13, 3, 2, 7),</text:p>
      <text:p text:style-name="Standard">(22159, 901, 822, 3, 2, 8),</text:p>
      <text:p text:style-name="Standard">(22160, 901, 825, 1, 2, 9),</text:p>
      <text:p text:style-name="Standard">(22161, 901, 826, 5, 2, 10),</text:p>
      <text:p text:style-name="Standard">(22162, 901, 154, 208, 2, 11),</text:p>
      <text:p text:style-name="Standard">(22163, 901, 8, 6, 2, 12),</text:p>
      <text:p text:style-name="Standard">(22164, 901, 155, 207, 2, 13),</text:p>
      <text:p text:style-name="Standard">(22165, 901, 828, 207, 2, 14),</text:p>
      <text:p text:style-name="Standard">(22166, 901, 820, 206, 2, 15),</text:p>
      <text:p text:style-name="Standard">(22167, 901, 817, 9, 2, 16),</text:p>
      <text:p text:style-name="Standard">(22168, 901, 821, 15, 2, 17),</text:p>
      <text:p text:style-name="Standard">(22169, 901, 16, 15, 2, 18),</text:p>
      <text:p text:style-name="Standard">(22170, 901, 818, 5, 2, 19),</text:p>
      <text:p text:style-name="Standard"><text:soft-page-break/>(22171, 901, 824, 206, 2, 20),</text:p>
      <text:p text:style-name="Standard">(22172, 901, 813, 208, 2, 21),</text:p>
      <text:p text:style-name="Standard">(22173, 901, 815, 10, 2, 22),</text:p>
      <text:p text:style-name="Standard">(22174, 902, 1, 131, 3, 1),</text:p>
      <text:p text:style-name="Standard">(22175, 902, 3, 131, 3, 2),</text:p>
      <text:p text:style-name="Standard">(22176, 902, 815, 10, 3, 3),</text:p>
      <text:p text:style-name="Standard">(22177, 902, 817, 9, 3, 4),</text:p>
      <text:p text:style-name="Standard">(22178, 902, 807, 10, 3, 5),</text:p>
      <text:p text:style-name="Standard">(22179, 902, 20, 9, 3, 6),</text:p>
      <text:p text:style-name="Standard">(22180, 902, 13, 3, 3, 7),</text:p>
      <text:p text:style-name="Standard">(22181, 902, 822, 3, 3, 8),</text:p>
      <text:p text:style-name="Standard">(22182, 902, 4, 6, 3, 9),</text:p>
      <text:p text:style-name="Standard">(22183, 902, 8, 6, 3, 10),</text:p>
      <text:p text:style-name="Standard">(22184, 902, 826, 5, 3, 11),</text:p>
      <text:p text:style-name="Standard">(22185, 902, 154, 208, 3, 12),</text:p>
      <text:p text:style-name="Standard">(22186, 902, 820, 206, 3, 13),</text:p>
      <text:p text:style-name="Standard">(22187, 902, 813, 208, 3, 14),</text:p>
      <text:p text:style-name="Standard">(22188, 902, 155, 207, 3, 15),</text:p>
      <text:p text:style-name="Standard">(22189, 902, 824, 206, 3, 16),</text:p>
      <text:p text:style-name="Standard">(22190, 902, 18, 1, 3, 17),</text:p>
      <text:p text:style-name="Standard">(22191, 902, 825, 1, 3, 18),</text:p>
      <text:p text:style-name="Standard">(22192, 902, 821, 15, 3, 19),</text:p>
      <text:p text:style-name="Standard">(22193, 902, 828, 207, 3, 20),</text:p>
      <text:p text:style-name="Standard">(22194, 902, 818, 5, 3, 21),</text:p>
      <text:p text:style-name="Standard">(22195, 902, 16, 15, 3, 22),</text:p>
      <text:p text:style-name="Standard">(22196, 903, 1, 131, 17, 1),</text:p>
      <text:p text:style-name="Standard">(22197, 903, 3, 131, 17, 2),</text:p>
      <text:p text:style-name="Standard">(22198, 903, 4, 6, 17, 3),</text:p>
      <text:p text:style-name="Standard">(22199, 903, 817, 9, 17, 4),</text:p>
      <text:p text:style-name="Standard">(22200, 903, 20, 9, 17, 5),</text:p>
      <text:p text:style-name="Standard">(22201, 903, 807, 10, 17, 6),</text:p>
      <text:p text:style-name="Standard">(22202, 903, 822, 3, 17, 7),</text:p>
      <text:p text:style-name="Standard">(22203, 903, 8, 6, 17, 8),</text:p>
      <text:p text:style-name="Standard">(22204, 903, 815, 10, 17, 9),</text:p>
      <text:p text:style-name="Standard">(22205, 903, 826, 5, 17, 10),</text:p>
      <text:p text:style-name="Standard">(22206, 903, 18, 1, 17, 11),</text:p>
      <text:p text:style-name="Standard">(22207, 903, 818, 5, 17, 12),</text:p>
      <text:p text:style-name="Standard">(22208, 903, 825, 1, 17, 13),</text:p>
      <text:p text:style-name="Standard">(22209, 903, 813, 208, 17, 14),</text:p>
      <text:p text:style-name="Standard">(22210, 903, 13, 3, 17, 15),</text:p>
      <text:p text:style-name="Standard">(22211, 903, 821, 15, 17, 16),</text:p>
      <text:p text:style-name="Standard">(22212, 903, 824, 206, 17, 17),</text:p>
      <text:p text:style-name="Standard">(22213, 903, 155, 207, 17, 18),</text:p>
      <text:p text:style-name="Standard">(22214, 903, 820, 206, 17, 19),</text:p>
      <text:p text:style-name="Standard">(22215, 903, 828, 207, 17, 20),</text:p>
      <text:p text:style-name="Standard">(22216, 903, 154, 208, 17, 21),</text:p>
      <text:p text:style-name="Standard">(22217, 903, 16, 15, 17, 22),</text:p>
      <text:p text:style-name="Standard">(22218, 904, 1, 131, 4, 1),</text:p>
      <text:p text:style-name="Standard">(22219, 904, 3, 131, 4, 2),</text:p>
      <text:p text:style-name="Standard">(22220, 904, 817, 9, 4, 3),</text:p>
      <text:p text:style-name="Standard">(22221, 904, 20, 9, 4, 4),</text:p>
      <text:p text:style-name="Standard">(22222, 904, 822, 3, 4, 5),</text:p>
      <text:p text:style-name="Standard"><text:soft-page-break/>(22223, 904, 4, 6, 4, 6),</text:p>
      <text:p text:style-name="Standard">(22224, 904, 8, 6, 4, 7),</text:p>
      <text:p text:style-name="Standard">(22225, 904, 154, 208, 4, 8),</text:p>
      <text:p text:style-name="Standard">(22226, 904, 815, 10, 4, 9),</text:p>
      <text:p text:style-name="Standard">(22227, 904, 807, 10, 4, 10),</text:p>
      <text:p text:style-name="Standard">(22228, 904, 18, 1, 4, 11),</text:p>
      <text:p text:style-name="Standard">(22229, 904, 825, 1, 4, 12),</text:p>
      <text:p text:style-name="Standard">(22230, 904, 13, 3, 4, 13),</text:p>
      <text:p text:style-name="Standard">(22231, 904, 826, 5, 4, 14),</text:p>
      <text:p text:style-name="Standard">(22232, 904, 813, 208, 4, 15),</text:p>
      <text:p text:style-name="Standard">(22233, 904, 821, 15, 4, 16),</text:p>
      <text:p text:style-name="Standard">(22234, 904, 16, 15, 4, 17),</text:p>
      <text:p text:style-name="Standard">(22235, 904, 824, 206, 4, 18),</text:p>
      <text:p text:style-name="Standard">(22236, 904, 820, 206, 4, 19),</text:p>
      <text:p text:style-name="Standard">(22237, 904, 828, 207, 4, 20),</text:p>
      <text:p text:style-name="Standard">(22238, 904, 155, 207, 4, 21),</text:p>
      <text:p text:style-name="Standard">(22239, 904, 818, 5, 4, 22),</text:p>
      <text:p text:style-name="Standard">(22240, 905, 3, 131, 6, 1),</text:p>
      <text:p text:style-name="Standard">(22241, 905, 1, 131, 6, 2),</text:p>
      <text:p text:style-name="Standard">(22242, 905, 817, 9, 6, 3),</text:p>
      <text:p text:style-name="Standard">(22243, 905, 4, 6, 6, 4),</text:p>
      <text:p text:style-name="Standard">(22244, 905, 807, 10, 6, 5),</text:p>
      <text:p text:style-name="Standard">(22245, 905, 18, 1, 6, 6),</text:p>
      <text:p text:style-name="Standard">(22246, 905, 13, 3, 6, 7),</text:p>
      <text:p text:style-name="Standard">(22247, 905, 154, 208, 6, 8),</text:p>
      <text:p text:style-name="Standard">(22248, 905, 824, 206, 6, 9),</text:p>
      <text:p text:style-name="Standard">(22249, 905, 825, 1, 6, 10),</text:p>
      <text:p text:style-name="Standard">(22250, 905, 828, 207, 6, 11),</text:p>
      <text:p text:style-name="Standard">(22251, 905, 8, 6, 6, 12),</text:p>
      <text:p text:style-name="Standard">(22252, 905, 155, 207, 6, 13),</text:p>
      <text:p text:style-name="Standard">(22253, 905, 820, 206, 6, 14),</text:p>
      <text:p text:style-name="Standard">(22254, 905, 821, 15, 6, 15),</text:p>
      <text:p text:style-name="Standard">(22255, 905, 822, 3, 6, 16),</text:p>
      <text:p text:style-name="Standard">(22256, 905, 818, 5, 6, 17),</text:p>
      <text:p text:style-name="Standard">(22257, 905, 16, 15, 6, 18),</text:p>
      <text:p text:style-name="Standard">(22258, 905, 826, 5, 6, 19),</text:p>
      <text:p text:style-name="Standard">(22259, 905, 20, 9, 6, 20),</text:p>
      <text:p text:style-name="Standard">(22260, 905, 815, 10, 6, 21),</text:p>
      <text:p text:style-name="Standard">(22261, 905, 813, 208, 6, 22),</text:p>
      <text:p text:style-name="Standard">(22262, 906, 817, 9, 7, 1),</text:p>
      <text:p text:style-name="Standard">(22263, 906, 3, 131, 7, 2),</text:p>
      <text:p text:style-name="Standard">(22264, 906, 20, 9, 7, 3),</text:p>
      <text:p text:style-name="Standard">(22265, 906, 18, 1, 7, 4),</text:p>
      <text:p text:style-name="Standard">(22266, 906, 807, 10, 7, 5),</text:p>
      <text:p text:style-name="Standard">(22267, 906, 4, 6, 7, 6),</text:p>
      <text:p text:style-name="Standard">(22268, 906, 822, 3, 7, 7),</text:p>
      <text:p text:style-name="Standard">(22269, 906, 818, 5, 7, 8),</text:p>
      <text:p text:style-name="Standard">(22270, 906, 825, 1, 7, 9),</text:p>
      <text:p text:style-name="Standard">(22271, 906, 8, 6, 7, 10),</text:p>
      <text:p text:style-name="Standard">(22272, 906, 815, 10, 7, 11),</text:p>
      <text:p text:style-name="Standard">(22273, 906, 13, 3, 7, 12),</text:p>
      <text:p text:style-name="Standard">(22274, 906, 16, 15, 7, 13),</text:p>
      <text:p text:style-name="Standard"><text:soft-page-break/>(22275, 906, 821, 15, 7, 14),</text:p>
      <text:p text:style-name="Standard">(22276, 906, 154, 208, 7, 15),</text:p>
      <text:p text:style-name="Standard">(22277, 906, 826, 5, 7, 16),</text:p>
      <text:p text:style-name="Standard">(22278, 906, 1, 131, 7, 17),</text:p>
      <text:p text:style-name="Standard">(22279, 906, 155, 207, 7, 18),</text:p>
      <text:p text:style-name="Standard">(22280, 906, 813, 208, 7, 19),</text:p>
      <text:p text:style-name="Standard">(22281, 906, 828, 207, 7, 20),</text:p>
      <text:p text:style-name="Standard">(22282, 906, 820, 206, 7, 21),</text:p>
      <text:p text:style-name="Standard">(22283, 906, 824, 206, 7, 22),</text:p>
      <text:p text:style-name="Standard">(22284, 907, 3, 131, 70, 1),</text:p>
      <text:p text:style-name="Standard">(22285, 907, 1, 131, 70, 2),</text:p>
      <text:p text:style-name="Standard">(22286, 907, 822, 3, 70, 3),</text:p>
      <text:p text:style-name="Standard">(22287, 907, 13, 3, 70, 4),</text:p>
      <text:p text:style-name="Standard">(22288, 907, 4, 6, 70, 5),</text:p>
      <text:p text:style-name="Standard">(22289, 907, 815, 10, 70, 6),</text:p>
      <text:p text:style-name="Standard">(22290, 907, 825, 1, 70, 7),</text:p>
      <text:p text:style-name="Standard">(22291, 907, 817, 9, 70, 8),</text:p>
      <text:p text:style-name="Standard">(22292, 907, 807, 10, 70, 9),</text:p>
      <text:p text:style-name="Standard">(22293, 907, 8, 6, 70, 10),</text:p>
      <text:p text:style-name="Standard">(22294, 907, 18, 1, 70, 11),</text:p>
      <text:p text:style-name="Standard">(22295, 907, 813, 208, 70, 12),</text:p>
      <text:p text:style-name="Standard">(22296, 907, 16, 15, 70, 13),</text:p>
      <text:p text:style-name="Standard">(22297, 907, 154, 208, 70, 14),</text:p>
      <text:p text:style-name="Standard">(22298, 907, 824, 206, 70, 15),</text:p>
      <text:p text:style-name="Standard">(22299, 907, 155, 207, 70, 16),</text:p>
      <text:p text:style-name="Standard">(22300, 907, 820, 206, 70, 17),</text:p>
      <text:p text:style-name="Standard">(22301, 907, 828, 207, 70, 18),</text:p>
      <text:p text:style-name="Standard">(22302, 907, 821, 15, 70, 19),</text:p>
      <text:p text:style-name="Standard">(22303, 907, 818, 5, 70, 20),</text:p>
      <text:p text:style-name="Standard">(22304, 907, 20, 9, 70, 21),</text:p>
      <text:p text:style-name="Standard">(22305, 907, 826, 5, 70, 22),</text:p>
      <text:p text:style-name="Standard">(22306, 908, 1, 131, 9, 1),</text:p>
      <text:p text:style-name="Standard">(22307, 908, 822, 3, 9, 2),</text:p>
      <text:p text:style-name="Standard">(22308, 908, 817, 9, 9, 3),</text:p>
      <text:p text:style-name="Standard">(22309, 908, 18, 1, 9, 4),</text:p>
      <text:p text:style-name="Standard">(22310, 908, 20, 9, 9, 5),</text:p>
      <text:p text:style-name="Standard">(22311, 908, 4, 6, 9, 6),</text:p>
      <text:p text:style-name="Standard">(22312, 908, 825, 1, 9, 7),</text:p>
      <text:p text:style-name="Standard">(22313, 908, 807, 10, 9, 8),</text:p>
      <text:p text:style-name="Standard">(22314, 908, 826, 5, 9, 9),</text:p>
      <text:p text:style-name="Standard">(22315, 908, 818, 5, 9, 10),</text:p>
      <text:p text:style-name="Standard">(22316, 908, 815, 10, 9, 11),</text:p>
      <text:p text:style-name="Standard">(22317, 908, 154, 208, 9, 12),</text:p>
      <text:p text:style-name="Standard">(22318, 908, 16, 15, 9, 13),</text:p>
      <text:p text:style-name="Standard">(22319, 908, 824, 206, 9, 14),</text:p>
      <text:p text:style-name="Standard">(22320, 908, 155, 207, 9, 15),</text:p>
      <text:p text:style-name="Standard">(22321, 908, 820, 206, 9, 16),</text:p>
      <text:p text:style-name="Standard">(22322, 908, 813, 208, 9, 17),</text:p>
      <text:p text:style-name="Standard">(22323, 908, 3, 131, 9, 18),</text:p>
      <text:p text:style-name="Standard">(22324, 908, 828, 207, 9, 19),</text:p>
      <text:p text:style-name="Standard">(22325, 908, 821, 15, 9, 20),</text:p>
      <text:p text:style-name="Standard">(22326, 908, 13, 3, 9, 21),</text:p>
      <text:p text:style-name="Standard"><text:soft-page-break/>(22327, 908, 8, 6, 9, 22),</text:p>
      <text:p text:style-name="Standard">(22328, 909, 3, 131, 10, 1),</text:p>
      <text:p text:style-name="Standard">(22329, 909, 822, 3, 10, 2),</text:p>
      <text:p text:style-name="Standard">(22330, 909, 1, 131, 10, 3),</text:p>
      <text:p text:style-name="Standard">(22331, 909, 20, 9, 10, 4),</text:p>
      <text:p text:style-name="Standard">(22332, 909, 4, 6, 10, 5),</text:p>
      <text:p text:style-name="Standard">(22333, 909, 817, 9, 10, 6),</text:p>
      <text:p text:style-name="Standard">(22334, 909, 807, 10, 10, 7),</text:p>
      <text:p text:style-name="Standard">(22335, 909, 18, 1, 10, 8),</text:p>
      <text:p text:style-name="Standard">(22336, 909, 825, 1, 10, 9),</text:p>
      <text:p text:style-name="Standard">(22337, 909, 815, 10, 10, 10),</text:p>
      <text:p text:style-name="Standard">(22338, 909, 8, 6, 10, 11),</text:p>
      <text:p text:style-name="Standard">(22339, 909, 813, 208, 10, 12),</text:p>
      <text:p text:style-name="Standard">(22340, 909, 818, 5, 10, 13),</text:p>
      <text:p text:style-name="Standard">(22341, 909, 821, 15, 10, 14),</text:p>
      <text:p text:style-name="Standard">(22342, 909, 824, 206, 10, 15),</text:p>
      <text:p text:style-name="Standard">(22343, 909, 155, 207, 10, 16),</text:p>
      <text:p text:style-name="Standard">(22344, 909, 820, 206, 10, 17),</text:p>
      <text:p text:style-name="Standard">(22345, 909, 828, 207, 10, 18),</text:p>
      <text:p text:style-name="Standard">(22346, 909, 16, 15, 10, 19),</text:p>
      <text:p text:style-name="Standard">(22347, 909, 826, 5, 10, 20),</text:p>
      <text:p text:style-name="Standard">(22348, 909, 154, 208, 10, 21),</text:p>
      <text:p text:style-name="Standard">(22349, 909, 13, 3, 10, 22),</text:p>
      <text:p text:style-name="Standard">(22350, 910, 817, 9, 11, 1),</text:p>
      <text:p text:style-name="Standard">(22351, 910, 4, 6, 11, 2),</text:p>
      <text:p text:style-name="Standard">(22352, 910, 1, 131, 11, 3),</text:p>
      <text:p text:style-name="Standard">(22353, 910, 3, 131, 11, 4),</text:p>
      <text:p text:style-name="Standard">(22354, 910, 13, 3, 11, 5),</text:p>
      <text:p text:style-name="Standard">(22355, 910, 8, 6, 11, 6),</text:p>
      <text:p text:style-name="Standard">(22356, 910, 20, 9, 11, 7),</text:p>
      <text:p text:style-name="Standard">(22357, 910, 822, 3, 11, 8),</text:p>
      <text:p text:style-name="Standard">(22358, 910, 818, 5, 11, 9),</text:p>
      <text:p text:style-name="Standard">(22359, 910, 18, 1, 11, 10),</text:p>
      <text:p text:style-name="Standard">(22360, 910, 16, 15, 11, 11),</text:p>
      <text:p text:style-name="Standard">(22361, 910, 825, 1, 11, 12),</text:p>
      <text:p text:style-name="Standard">(22362, 910, 813, 208, 11, 13),</text:p>
      <text:p text:style-name="Standard">(22363, 910, 826, 5, 11, 14),</text:p>
      <text:p text:style-name="Standard">(22364, 910, 824, 206, 11, 15),</text:p>
      <text:p text:style-name="Standard">(22365, 910, 820, 206, 11, 16),</text:p>
      <text:p text:style-name="Standard">(22366, 910, 821, 15, 11, 17),</text:p>
      <text:p text:style-name="Standard">(22367, 910, 155, 207, 11, 18),</text:p>
      <text:p text:style-name="Standard">(22368, 910, 815, 10, 11, 19),</text:p>
      <text:p text:style-name="Standard">(22369, 910, 807, 10, 11, 20),</text:p>
      <text:p text:style-name="Standard">(22370, 910, 154, 208, 11, 21),</text:p>
      <text:p text:style-name="Standard">(22371, 910, 828, 207, 11, 22),</text:p>
      <text:p text:style-name="Standard">(22372, 746, 475, 170, 25, 3),</text:p>
      <text:p text:style-name="Standard">(22373, 911, 817, 9, 13, 1),</text:p>
      <text:p text:style-name="Standard">(22374, 911, 3, 131, 13, 2),</text:p>
      <text:p text:style-name="Standard">(22375, 911, 822, 3, 13, 3),</text:p>
      <text:p text:style-name="Standard">(22376, 911, 8, 6, 13, 4),</text:p>
      <text:p text:style-name="Standard">(22377, 911, 20, 9, 13, 5),</text:p>
      <text:p text:style-name="Standard">(22378, 911, 18, 1, 13, 6),</text:p>
      <text:p text:style-name="Standard"><text:soft-page-break/>(22379, 911, 4, 6, 13, 7),</text:p>
      <text:p text:style-name="Standard">(22380, 911, 815, 10, 13, 8),</text:p>
      <text:p text:style-name="Standard">(22381, 911, 826, 5, 13, 9),</text:p>
      <text:p text:style-name="Standard">(22382, 911, 807, 10, 13, 10),</text:p>
      <text:p text:style-name="Standard">(22383, 911, 818, 5, 13, 11),</text:p>
      <text:p text:style-name="Standard">(22384, 911, 825, 1, 13, 12),</text:p>
      <text:p text:style-name="Standard">(22385, 911, 13, 3, 13, 13),</text:p>
      <text:p text:style-name="Standard">(22386, 911, 16, 15, 13, 14),</text:p>
      <text:p text:style-name="Standard">(22387, 911, 821, 15, 13, 15),</text:p>
      <text:p text:style-name="Standard">(22388, 911, 820, 206, 13, 16),</text:p>
      <text:p text:style-name="Standard">(22389, 911, 828, 207, 13, 17),</text:p>
      <text:p text:style-name="Standard">(22390, 911, 824, 206, 13, 18),</text:p>
      <text:p text:style-name="Standard">(22391, 911, 1, 131, 13, 19),</text:p>
      <text:p text:style-name="Standard">(22392, 911, 154, 208, 13, 20),</text:p>
      <text:p text:style-name="Standard">(22393, 911, 813, 208, 13, 21),</text:p>
      <text:p text:style-name="Standard">(22394, 911, 827, 207, 13, 22),</text:p>
      <text:p text:style-name="Standard">(22395, 912, 1, 131, 14, 1),</text:p>
      <text:p text:style-name="Standard">(22396, 912, 3, 131, 14, 2),</text:p>
      <text:p text:style-name="Standard">(22397, 912, 13, 3, 14, 3),</text:p>
      <text:p text:style-name="Standard">(22398, 912, 822, 3, 14, 4),</text:p>
      <text:p text:style-name="Standard">(22399, 912, 817, 9, 14, 5),</text:p>
      <text:p text:style-name="Standard">(22400, 912, 20, 9, 14, 6),</text:p>
      <text:p text:style-name="Standard">(22401, 912, 815, 10, 14, 7),</text:p>
      <text:p text:style-name="Standard">(22402, 912, 18, 1, 14, 8),</text:p>
      <text:p text:style-name="Standard">(22403, 912, 8, 6, 14, 9),</text:p>
      <text:p text:style-name="Standard">(22404, 912, 825, 1, 14, 10),</text:p>
      <text:p text:style-name="Standard">(22405, 912, 826, 5, 14, 11),</text:p>
      <text:p text:style-name="Standard">(22406, 912, 807, 10, 14, 12),</text:p>
      <text:p text:style-name="Standard">(22407, 912, 818, 5, 14, 13),</text:p>
      <text:p text:style-name="Standard">(22408, 912, 813, 208, 14, 14),</text:p>
      <text:p text:style-name="Standard">(22409, 912, 16, 15, 14, 15),</text:p>
      <text:p text:style-name="Standard">(22410, 912, 154, 208, 14, 16),</text:p>
      <text:p text:style-name="Standard">(22411, 912, 155, 207, 14, 17),</text:p>
      <text:p text:style-name="Standard">(22412, 912, 824, 206, 14, 18),</text:p>
      <text:p text:style-name="Standard">(22413, 912, 821, 15, 14, 19),</text:p>
      <text:p text:style-name="Standard">(22414, 912, 828, 207, 14, 20),</text:p>
      <text:p text:style-name="Standard">(22415, 912, 4, 6, 14, 21),</text:p>
      <text:p text:style-name="Standard">(22416, 912, 820, 206, 14, 22),</text:p>
      <text:p text:style-name="Standard">(22417, 913, 1, 131, 15, 1),</text:p>
      <text:p text:style-name="Standard">(22418, 913, 20, 9, 15, 2),</text:p>
      <text:p text:style-name="Standard">(22419, 913, 817, 9, 15, 3),</text:p>
      <text:p text:style-name="Standard">(22420, 913, 4, 6, 15, 4),</text:p>
      <text:p text:style-name="Standard">(22421, 913, 13, 3, 15, 5),</text:p>
      <text:p text:style-name="Standard">(22422, 913, 818, 5, 15, 6),</text:p>
      <text:p text:style-name="Standard">(22423, 913, 815, 10, 15, 7),</text:p>
      <text:p text:style-name="Standard">(22424, 913, 8, 6, 15, 8),</text:p>
      <text:p text:style-name="Standard">(22425, 913, 807, 10, 15, 9),</text:p>
      <text:p text:style-name="Standard">(22426, 913, 825, 1, 15, 10),</text:p>
      <text:p text:style-name="Standard">(22427, 913, 822, 3, 15, 11),</text:p>
      <text:p text:style-name="Standard">(22428, 913, 813, 208, 15, 12),</text:p>
      <text:p text:style-name="Standard">(22429, 913, 154, 208, 15, 13),</text:p>
      <text:p text:style-name="Standard">(22430, 913, 826, 5, 15, 14),</text:p>
      <text:p text:style-name="Standard"><text:soft-page-break/>(22431, 913, 828, 207, 15, 15),</text:p>
      <text:p text:style-name="Standard">(22432, 913, 824, 206, 15, 16),</text:p>
      <text:p text:style-name="Standard">(22433, 913, 820, 206, 15, 17),</text:p>
      <text:p text:style-name="Standard">(22434, 913, 18, 1, 15, 18),</text:p>
      <text:p text:style-name="Standard">(22435, 913, 16, 15, 15, 19),</text:p>
      <text:p text:style-name="Standard">(22436, 913, 821, 15, 15, 20),</text:p>
      <text:p text:style-name="Standard">(22437, 913, 3, 131, 15, 21),</text:p>
      <text:p text:style-name="Standard">(22438, 913, 155, 207, 15, 22),</text:p>
      <text:p text:style-name="Standard">(22439, 914, 1, 131, 22, 1),</text:p>
      <text:p text:style-name="Standard">(22440, 914, 3, 131, 22, 2),</text:p>
      <text:p text:style-name="Standard">(22441, 914, 20, 9, 22, 3),</text:p>
      <text:p text:style-name="Standard">(22442, 914, 817, 9, 22, 4),</text:p>
      <text:p text:style-name="Standard">(22443, 914, 18, 1, 22, 5),</text:p>
      <text:p text:style-name="Standard">(22444, 914, 822, 3, 22, 6),</text:p>
      <text:p text:style-name="Standard">(22445, 914, 13, 3, 22, 7),</text:p>
      <text:p text:style-name="Standard">(22446, 914, 807, 10, 22, 8),</text:p>
      <text:p text:style-name="Standard">(22447, 914, 818, 5, 22, 9),</text:p>
      <text:p text:style-name="Standard">(22448, 914, 815, 10, 22, 10),</text:p>
      <text:p text:style-name="Standard">(22449, 914, 826, 5, 22, 11),</text:p>
      <text:p text:style-name="Standard">(22450, 914, 8, 6, 22, 12),</text:p>
      <text:p text:style-name="Standard">(22451, 914, 821, 15, 22, 13),</text:p>
      <text:p text:style-name="Standard">(22452, 914, 825, 1, 22, 14),</text:p>
      <text:p text:style-name="Standard">(22453, 914, 154, 208, 22, 15),</text:p>
      <text:p text:style-name="Standard">(22454, 914, 813, 208, 22, 16),</text:p>
      <text:p text:style-name="Standard">(22455, 914, 828, 207, 22, 17),</text:p>
      <text:p text:style-name="Standard">(22456, 914, 820, 206, 22, 18),</text:p>
      <text:p text:style-name="Standard">(22457, 914, 155, 207, 22, 19),</text:p>
      <text:p text:style-name="Standard">(22458, 914, 824, 206, 22, 20),</text:p>
      <text:p text:style-name="Standard">(22459, 914, 16, 15, 22, 21),</text:p>
      <text:p text:style-name="Standard">(22460, 914, 4, 6, 22, 22),</text:p>
      <text:p text:style-name="Standard">(22461, 915, 1, 131, 71, 1),</text:p>
      <text:p text:style-name="Standard">(22462, 915, 3, 131, 71, 2),</text:p>
      <text:p text:style-name="Standard">(22463, 915, 822, 3, 71, 3),</text:p>
      <text:p text:style-name="Standard">(22464, 915, 18, 1, 71, 4),</text:p>
      <text:p text:style-name="Standard">(22465, 915, 825, 1, 71, 5),</text:p>
      <text:p text:style-name="Standard">(22466, 915, 4, 6, 71, 6),</text:p>
      <text:p text:style-name="Standard">(22467, 915, 817, 9, 71, 7),</text:p>
      <text:p text:style-name="Standard">(22468, 915, 20, 9, 71, 8),</text:p>
      <text:p text:style-name="Standard">(22469, 915, 8, 6, 71, 9),</text:p>
      <text:p text:style-name="Standard">(22470, 915, 815, 10, 71, 10),</text:p>
      <text:p text:style-name="Standard">(22471, 915, 13, 3, 71, 11),</text:p>
      <text:p text:style-name="Standard">(22472, 915, 807, 10, 71, 12),</text:p>
      <text:p text:style-name="Standard">(22473, 915, 818, 5, 71, 13),</text:p>
      <text:p text:style-name="Standard">(22474, 915, 826, 5, 71, 14),</text:p>
      <text:p text:style-name="Standard">(22475, 915, 821, 15, 71, 15),</text:p>
      <text:p text:style-name="Standard">(22476, 915, 16, 15, 71, 16),</text:p>
      <text:p text:style-name="Standard">(22477, 915, 154, 208, 71, 17),</text:p>
      <text:p text:style-name="Standard">(22478, 915, 813, 208, 71, 18),</text:p>
      <text:p text:style-name="Standard">(22479, 915, 828, 207, 71, 19),</text:p>
      <text:p text:style-name="Standard">(22480, 915, 155, 207, 71, 20),</text:p>
      <text:p text:style-name="Standard">(22481, 915, 820, 206, 71, 21),</text:p>
      <text:p text:style-name="Standard">(22482, 916, 1, 131, 69, 1),</text:p>
      <text:p text:style-name="Standard"><text:soft-page-break/>(22483, 916, 3, 131, 69, 2),</text:p>
      <text:p text:style-name="Standard">(22484, 916, 817, 9, 69, 3),</text:p>
      <text:p text:style-name="Standard">(22485, 916, 13, 3, 69, 4),</text:p>
      <text:p text:style-name="Standard">(22486, 916, 822, 3, 69, 5),</text:p>
      <text:p text:style-name="Standard">(22487, 916, 4, 6, 69, 6),</text:p>
      <text:p text:style-name="Standard">(22488, 916, 20, 9, 69, 7),</text:p>
      <text:p text:style-name="Standard">(22489, 916, 825, 1, 69, 8),</text:p>
      <text:p text:style-name="Standard">(22490, 916, 818, 5, 69, 10),</text:p>
      <text:p text:style-name="Standard">(22491, 916, 813, 208, 69, 9),</text:p>
      <text:p text:style-name="Standard">(22492, 916, 154, 208, 69, 11),</text:p>
      <text:p text:style-name="Standard">(22493, 916, 18, 1, 69, 12),</text:p>
      <text:p text:style-name="Standard">(22494, 916, 8, 6, 69, 13),</text:p>
      <text:p text:style-name="Standard">(22495, 916, 821, 15, 69, 14),</text:p>
      <text:p text:style-name="Standard">(22496, 916, 826, 5, 69, 15),</text:p>
      <text:p text:style-name="Standard">(22497, 916, 807, 10, 69, 16),</text:p>
      <text:p text:style-name="Standard">(22498, 916, 815, 10, 69, 17),</text:p>
      <text:p text:style-name="Standard">(22499, 916, 16, 15, 69, 18),</text:p>
      <text:p text:style-name="Standard">(22500, 917, 3, 131, 18, 1),</text:p>
      <text:p text:style-name="Standard">(22501, 917, 1, 131, 18, 2),</text:p>
      <text:p text:style-name="Standard">(22502, 917, 13, 3, 18, 3),</text:p>
      <text:p text:style-name="Standard">(22503, 917, 18, 1, 18, 4),</text:p>
      <text:p text:style-name="Standard">(22504, 917, 20, 9, 18, 5),</text:p>
      <text:p text:style-name="Standard">(22505, 917, 4, 6, 18, 6),</text:p>
      <text:p text:style-name="Standard">(22506, 917, 8, 6, 18, 7),</text:p>
      <text:p text:style-name="Standard">(22507, 917, 807, 10, 18, 8),</text:p>
      <text:p text:style-name="Standard">(22508, 917, 825, 1, 18, 9),</text:p>
      <text:p text:style-name="Standard">(22509, 917, 822, 3, 18, 10),</text:p>
      <text:p text:style-name="Standard">(22510, 917, 826, 5, 18, 11),</text:p>
      <text:p text:style-name="Standard">(22511, 917, 813, 208, 18, 12),</text:p>
      <text:p text:style-name="Standard">(22512, 917, 818, 5, 18, 13),</text:p>
      <text:p text:style-name="Standard">(22513, 917, 821, 15, 18, 14),</text:p>
      <text:p text:style-name="Standard">(22514, 917, 815, 10, 18, 15),</text:p>
      <text:p text:style-name="Standard">(22515, 917, 16, 15, 18, 16),</text:p>
      <text:p text:style-name="Standard">(22516, 917, 154, 208, 18, 17),</text:p>
      <text:p text:style-name="Standard">(22517, 917, 817, 9, 18, 18),</text:p>
      <text:p text:style-name="Standard">(22518, 918, 1, 131, 24, 1),</text:p>
      <text:p text:style-name="Standard">(22519, 918, 13, 3, 24, 2),</text:p>
      <text:p text:style-name="Standard">(22520, 918, 822, 3, 24, 3),</text:p>
      <text:p text:style-name="Standard">(22521, 918, 817, 9, 24, 4),</text:p>
      <text:p text:style-name="Standard">(22522, 918, 18, 1, 24, 5),</text:p>
      <text:p text:style-name="Standard">(22523, 918, 807, 10, 24, 6),</text:p>
      <text:p text:style-name="Standard">(22524, 918, 815, 10, 24, 7),</text:p>
      <text:p text:style-name="Standard">(22525, 918, 20, 9, 24, 8),</text:p>
      <text:p text:style-name="Standard">(22526, 918, 4, 6, 24, 9),</text:p>
      <text:p text:style-name="Standard">(22527, 918, 8, 6, 24, 10),</text:p>
      <text:p text:style-name="Standard">(22528, 918, 825, 1, 24, 11),</text:p>
      <text:p text:style-name="Standard">(22529, 918, 818, 5, 24, 12),</text:p>
      <text:p text:style-name="Standard">(22530, 918, 154, 208, 24, 13),</text:p>
      <text:p text:style-name="Standard">(22531, 918, 3, 131, 24, 14),</text:p>
      <text:p text:style-name="Standard">(22532, 918, 821, 15, 24, 15),</text:p>
      <text:p text:style-name="Standard">(22533, 918, 16, 15, 24, 16),</text:p>
      <text:p text:style-name="Standard">(22534, 918, 829, 207, 24, 17),</text:p>
      <text:p text:style-name="Standard"><text:soft-page-break/>(22535, 918, 155, 207, 24, 18),</text:p>
      <text:p text:style-name="Standard">(22536, 918, 813, 208, 24, 19),</text:p>
      <text:p text:style-name="Standard">(22537, 918, 826, 5, 24, 20),</text:p>
      <text:p text:style-name="Standard">(22538, 926, 1, 131, 24, 1),</text:p>
      <text:p text:style-name="Standard">(22539, 926, 3, 131, 24, 2),</text:p>
      <text:p text:style-name="Standard">(22540, 926, 20, 6, 24, 3),</text:p>
      <text:p text:style-name="Standard">(22541, 926, 13, 3, 24, 4),</text:p>
      <text:p text:style-name="Standard">(22542, 926, 831, 15, 24, 5),</text:p>
      <text:p text:style-name="Standard">(22543, 926, 817, 9, 24, 6),</text:p>
      <text:p text:style-name="Standard">(22544, 926, 807, 10, 24, 7),</text:p>
      <text:p text:style-name="Standard">(22545, 926, 828, 15, 24, 8),</text:p>
      <text:p text:style-name="Standard">(22546, 926, 832, 5, 24, 9),</text:p>
      <text:p text:style-name="Standard">(22547, 926, 815, 10, 24, 10),</text:p>
      <text:p text:style-name="Standard">(22548, 926, 18, 1, 24, 11),</text:p>
      <text:p text:style-name="Standard">(22549, 926, 8, 6, 24, 12),</text:p>
      <text:p text:style-name="Standard">(22550, 926, 830, 5, 24, 13),</text:p>
      <text:p text:style-name="Standard">(22551, 926, 154, 208, 24, 14),</text:p>
      <text:p text:style-name="Standard">(22552, 926, 813, 208, 24, 15),</text:p>
      <text:p text:style-name="Standard">(22553, 926, 826, 9, 24, 16),</text:p>
      <text:p text:style-name="Standard">(22554, 926, 825, 1, 24, 17),</text:p>
      <text:p text:style-name="Standard">(22555, 926, 822, 3, 24, 18),</text:p>
      <text:p text:style-name="Standard">(22556, 927, 20, 6, 24, 1),</text:p>
      <text:p text:style-name="Standard">(22557, 927, 1, 131, 24, 2),</text:p>
      <text:p text:style-name="Standard">(22558, 927, 3, 131, 24, 3),</text:p>
      <text:p text:style-name="Standard">(22559, 927, 8, 6, 24, 4),</text:p>
      <text:p text:style-name="Standard">(22560, 927, 822, 3, 24, 5),</text:p>
      <text:p text:style-name="Standard">(22561, 927, 13, 3, 24, 6),</text:p>
      <text:p text:style-name="Standard">(22562, 927, 830, 5, 24, 7),</text:p>
      <text:p text:style-name="Standard">(22563, 927, 832, 5, 24, 8),</text:p>
      <text:p text:style-name="Standard">(22564, 927, 826, 9, 24, 9),</text:p>
      <text:p text:style-name="Standard">(22565, 927, 817, 9, 24, 10),</text:p>
      <text:p text:style-name="Standard">(22566, 927, 154, 208, 24, 11),</text:p>
      <text:p text:style-name="Standard">(22567, 927, 831, 15, 24, 12),</text:p>
      <text:p text:style-name="Standard">(22568, 927, 815, 10, 24, 13),</text:p>
      <text:p text:style-name="Standard">(22569, 927, 807, 10, 24, 14),</text:p>
      <text:p text:style-name="Standard">(22570, 927, 833, 209, 24, 15),</text:p>
      <text:p text:style-name="Standard">(22571, 927, 813, 208, 24, 16),</text:p>
      <text:p text:style-name="Standard">(22572, 927, 18, 1, 24, 17),</text:p>
      <text:p text:style-name="Standard">(22573, 927, 4, 1, 24, 18),</text:p>
      <text:p text:style-name="Standard">(22574, 927, 828, 15, 24, 19),</text:p>
      <text:p text:style-name="Standard">(22575, 927, 829, 209, 24, 20),</text:p>
      <text:p text:style-name="Standard">(22576, 928, 1, 131, 24, 1),</text:p>
      <text:p text:style-name="Standard">(22577, 928, 3, 131, 24, 2),</text:p>
      <text:p text:style-name="Standard">(22578, 928, 20, 6, 24, 3),</text:p>
      <text:p text:style-name="Standard">(22579, 928, 8, 6, 24, 4),</text:p>
      <text:p text:style-name="Standard">(22580, 928, 13, 3, 24, 5),</text:p>
      <text:p text:style-name="Standard">(22581, 928, 822, 3, 24, 6),</text:p>
      <text:p text:style-name="Standard">(22582, 928, 154, 208, 24, 7),</text:p>
      <text:p text:style-name="Standard">(22583, 928, 831, 15, 24, 8),</text:p>
      <text:p text:style-name="Standard">(22584, 928, 817, 9, 24, 9),</text:p>
      <text:p text:style-name="Standard">(22585, 928, 828, 15, 24, 10),</text:p>
      <text:p text:style-name="Standard">(22586, 928, 815, 10, 24, 11),</text:p>
      <text:p text:style-name="Standard"><text:soft-page-break/>(22587, 928, 4, 1, 24, 12),</text:p>
      <text:p text:style-name="Standard">(22588, 928, 832, 5, 24, 13),</text:p>
      <text:p text:style-name="Standard">(22589, 928, 18, 1, 24, 14),</text:p>
      <text:p text:style-name="Standard">(22590, 928, 829, 209, 24, 15),</text:p>
      <text:p text:style-name="Standard">(22591, 928, 833, 209, 24, 16),</text:p>
      <text:p text:style-name="Standard">(22592, 928, 830, 5, 24, 17),</text:p>
      <text:p text:style-name="Standard">(22593, 928, 813, 208, 24, 18),</text:p>
      <text:p text:style-name="Standard">(22594, 928, 826, 9, 24, 19),</text:p>
      <text:p text:style-name="Standard">(22595, 928, 807, 10, 24, 20),</text:p>
      <text:p text:style-name="Standard">(22596, 929, 1, 131, 3, 1),</text:p>
      <text:p text:style-name="Standard">(22597, 929, 8, 6, 3, 2),</text:p>
      <text:p text:style-name="Standard">(22598, 929, 3, 131, 3, 3),</text:p>
      <text:p text:style-name="Standard">(22599, 929, 822, 3, 3, 4),</text:p>
      <text:p text:style-name="Standard">(22600, 929, 20, 6, 3, 5),</text:p>
      <text:p text:style-name="Standard">(22601, 929, 817, 9, 3, 6),</text:p>
      <text:p text:style-name="Standard">(22602, 929, 154, 208, 3, 7),</text:p>
      <text:p text:style-name="Standard">(22603, 929, 815, 10, 3, 8),</text:p>
      <text:p text:style-name="Standard">(22604, 929, 826, 9, 3, 9),</text:p>
      <text:p text:style-name="Standard">(22605, 929, 13, 3, 3, 10),</text:p>
      <text:p text:style-name="Standard">(22606, 929, 4, 1, 3, 11),</text:p>
      <text:p text:style-name="Standard">(22607, 929, 831, 15, 3, 12),</text:p>
      <text:p text:style-name="Standard">(22608, 929, 807, 10, 3, 13),</text:p>
      <text:p text:style-name="Standard">(22609, 929, 828, 15, 3, 14),</text:p>
      <text:p text:style-name="Standard">(22610, 929, 813, 208, 3, 15),</text:p>
      <text:p text:style-name="Standard">(22611, 929, 829, 209, 3, 16),</text:p>
      <text:p text:style-name="Standard">(22612, 929, 833, 209, 3, 17),</text:p>
      <text:p text:style-name="Standard">(22613, 929, 830, 5, 3, 18),</text:p>
      <text:p text:style-name="Standard">(22614, 929, 832, 5, 3, 19),</text:p>
      <text:p text:style-name="Standard">(22615, 929, 18, 1, 3, 20),</text:p>
      <text:p text:style-name="Standard">(22616, 930, 3, 131, 2, 1),</text:p>
      <text:p text:style-name="Standard">(22617, 930, 1, 131, 2, 2),</text:p>
      <text:p text:style-name="Standard">(22618, 930, 20, 6, 2, 3),</text:p>
      <text:p text:style-name="Standard">(22619, 930, 822, 3, 2, 4),</text:p>
      <text:p text:style-name="Standard">(22620, 930, 8, 6, 2, 5),</text:p>
      <text:p text:style-name="Standard">(22621, 930, 13, 3, 2, 6),</text:p>
      <text:p text:style-name="Standard">(22622, 930, 817, 9, 2, 7),</text:p>
      <text:p text:style-name="Standard">(22623, 930, 154, 208, 2, 8),</text:p>
      <text:p text:style-name="Standard">(22624, 930, 832, 5, 2, 9),</text:p>
      <text:p text:style-name="Standard">(22625, 930, 826, 9, 2, 10),</text:p>
      <text:p text:style-name="Standard">(22626, 930, 830, 5, 2, 11),</text:p>
      <text:p text:style-name="Standard">(22627, 930, 831, 15, 2, 12),</text:p>
      <text:p text:style-name="Standard">(22628, 930, 815, 10, 2, 13),</text:p>
      <text:p text:style-name="Standard">(22629, 930, 828, 15, 2, 14),</text:p>
      <text:p text:style-name="Standard">(22630, 930, 807, 10, 2, 15),</text:p>
      <text:p text:style-name="Standard">(22631, 930, 18, 1, 2, 16),</text:p>
      <text:p text:style-name="Standard">(22632, 930, 829, 209, 2, 17),</text:p>
      <text:p text:style-name="Standard">(22633, 930, 833, 209, 2, 18),</text:p>
      <text:p text:style-name="Standard">(22634, 930, 813, 208, 2, 19),</text:p>
      <text:p text:style-name="Standard">(22635, 930, 4, 1, 2, 20),</text:p>
      <text:p text:style-name="Standard">(22636, 931, 3, 131, 2, 1),</text:p>
      <text:p text:style-name="Standard">(22637, 931, 20, 6, 2, 2),</text:p>
      <text:p text:style-name="Standard">(22638, 931, 1, 131, 2, 3),</text:p>
      <text:p text:style-name="Standard"><text:soft-page-break/>(22639, 931, 826, 9, 2, 4),</text:p>
      <text:p text:style-name="Standard">(22640, 931, 817, 9, 2, 5),</text:p>
      <text:p text:style-name="Standard">(22641, 931, 8, 6, 2, 6),</text:p>
      <text:p text:style-name="Standard">(22642, 931, 815, 10, 2, 7),</text:p>
      <text:p text:style-name="Standard">(22643, 931, 18, 1, 2, 8),</text:p>
      <text:p text:style-name="Standard">(22644, 931, 831, 15, 2, 9),</text:p>
      <text:p text:style-name="Standard">(22645, 931, 832, 5, 2, 10),</text:p>
      <text:p text:style-name="Standard">(22646, 931, 807, 10, 2, 11),</text:p>
      <text:p text:style-name="Standard">(22647, 931, 154, 208, 2, 12),</text:p>
      <text:p text:style-name="Standard">(22648, 931, 828, 15, 2, 13),</text:p>
      <text:p text:style-name="Standard">(22649, 931, 822, 3, 2, 14),</text:p>
      <text:p text:style-name="Standard">(22650, 931, 13, 3, 2, 15),</text:p>
      <text:p text:style-name="Standard">(22651, 931, 833, 209, 2, 16),</text:p>
      <text:p text:style-name="Standard">(22652, 931, 829, 209, 2, 17),</text:p>
      <text:p text:style-name="Standard">(22653, 931, 830, 5, 2, 18),</text:p>
      <text:p text:style-name="Standard">(22654, 931, 4, 1, 2, 19),</text:p>
      <text:p text:style-name="Standard">(22655, 931, 813, 208, 2, 20),</text:p>
      <text:p text:style-name="Standard">(22656, 932, 1, 131, 2, 1),</text:p>
      <text:p text:style-name="Standard">(22657, 932, 3, 131, 2, 2),</text:p>
      <text:p text:style-name="Standard">(22658, 932, 822, 3, 2, 3),</text:p>
      <text:p text:style-name="Standard">(22659, 932, 8, 6, 2, 4),</text:p>
      <text:p text:style-name="Standard">(22660, 932, 20, 6, 2, 5),</text:p>
      <text:p text:style-name="Standard">(22661, 932, 13, 3, 2, 6),</text:p>
      <text:p text:style-name="Standard">(22662, 932, 813, 208, 2, 7),</text:p>
      <text:p text:style-name="Standard">(22663, 932, 807, 10, 2, 8),</text:p>
      <text:p text:style-name="Standard">(22664, 932, 826, 9, 2, 9),</text:p>
      <text:p text:style-name="Standard">(22665, 932, 154, 208, 2, 10),</text:p>
      <text:p text:style-name="Standard">(22666, 932, 815, 10, 2, 11),</text:p>
      <text:p text:style-name="Standard">(22667, 932, 832, 5, 2, 12),</text:p>
      <text:p text:style-name="Standard">(22668, 932, 817, 9, 2, 13),</text:p>
      <text:p text:style-name="Standard">(22669, 932, 828, 15, 2, 14),</text:p>
      <text:p text:style-name="Standard">(22670, 932, 830, 5, 2, 15),</text:p>
      <text:p text:style-name="Standard">(22671, 932, 831, 15, 2, 16),</text:p>
      <text:p text:style-name="Standard">(22672, 932, 829, 209, 2, 17),</text:p>
      <text:p text:style-name="Standard">(22673, 932, 833, 209, 2, 18),</text:p>
      <text:p text:style-name="Standard">(22674, 932, 18, 1, 2, 19),</text:p>
      <text:p text:style-name="Standard">(22675, 932, 4, 1, 2, 20),</text:p>
      <text:p text:style-name="Standard">(22676, 933, 3, 131, 70, 1),</text:p>
      <text:p text:style-name="Standard">(22677, 933, 1, 131, 70, 2),</text:p>
      <text:p text:style-name="Standard">(22678, 933, 13, 3, 70, 3),</text:p>
      <text:p text:style-name="Standard">(22679, 933, 20, 6, 70, 4),</text:p>
      <text:p text:style-name="Standard">(22680, 933, 822, 3, 70, 5),</text:p>
      <text:p text:style-name="Standard">(22681, 933, 807, 10, 70, 6),</text:p>
      <text:p text:style-name="Standard">(22682, 933, 813, 208, 70, 7),</text:p>
      <text:p text:style-name="Standard">(22683, 933, 830, 5, 70, 8),</text:p>
      <text:p text:style-name="Standard">(22684, 933, 815, 10, 70, 9),</text:p>
      <text:p text:style-name="Standard">(22685, 933, 817, 9, 70, 10),</text:p>
      <text:p text:style-name="Standard">(22686, 933, 831, 15, 70, 11),</text:p>
      <text:p text:style-name="Standard">(22687, 933, 826, 9, 70, 12),</text:p>
      <text:p text:style-name="Standard">(22688, 933, 828, 15, 70, 13),</text:p>
      <text:p text:style-name="Standard">(22689, 933, 833, 209, 70, 14),</text:p>
      <text:p text:style-name="Standard">(22690, 933, 154, 208, 70, 15),</text:p>
      <text:p text:style-name="Standard"><text:soft-page-break/>(22691, 933, 832, 5, 70, 16),</text:p>
      <text:p text:style-name="Standard">(22692, 933, 18, 1, 70, 17),</text:p>
      <text:p text:style-name="Standard">(22693, 933, 829, 209, 70, 18),</text:p>
      <text:p text:style-name="Standard">(22694, 933, 8, 6, 70, 19),</text:p>
      <text:p text:style-name="Standard">(22695, 933, 4, 1, 70, 20),</text:p>
      <text:p text:style-name="Standard">(22696, 934, 1, 131, 9, 1),</text:p>
      <text:p text:style-name="Standard">(22697, 934, 3, 131, 9, 2),</text:p>
      <text:p text:style-name="Standard">(22698, 934, 20, 6, 9, 3),</text:p>
      <text:p text:style-name="Standard">(22699, 934, 13, 3, 9, 4),</text:p>
      <text:p text:style-name="Standard">(22700, 934, 822, 3, 9, 5),</text:p>
      <text:p text:style-name="Standard">(22701, 934, 826, 9, 9, 6),</text:p>
      <text:p text:style-name="Standard">(22702, 934, 807, 10, 9, 7),</text:p>
      <text:p text:style-name="Standard">(22703, 934, 8, 6, 9, 8),</text:p>
      <text:p text:style-name="Standard">(22704, 934, 815, 10, 9, 9),</text:p>
      <text:p text:style-name="Standard">(22705, 934, 4, 1, 9, 10),</text:p>
      <text:p text:style-name="Standard">(22706, 934, 828, 15, 9, 11),</text:p>
      <text:p text:style-name="Standard">(22707, 934, 833, 209, 9, 12),</text:p>
      <text:p text:style-name="Standard">(22708, 934, 829, 209, 9, 13),</text:p>
      <text:p text:style-name="Standard">(22709, 934, 832, 5, 9, 14),</text:p>
      <text:p text:style-name="Standard">(22710, 934, 817, 9, 9, 15),</text:p>
      <text:p text:style-name="Standard">(22711, 934, 830, 5, 9, 16),</text:p>
      <text:p text:style-name="Standard">(22712, 934, 813, 208, 9, 18),</text:p>
      <text:p text:style-name="Standard">(22713, 934, 18, 1, 9, 19),</text:p>
      <text:p text:style-name="Standard">(22714, 934, 154, 208, 9, 17),</text:p>
      <text:p text:style-name="Standard">(22715, 934, 831, 15, 9, 20),</text:p>
      <text:p text:style-name="Standard">(22716, 936, 20, 6, 11, 1),</text:p>
      <text:p text:style-name="Standard">(22717, 936, 826, 9, 11, 2),</text:p>
      <text:p text:style-name="Standard">(22718, 936, 817, 9, 11, 3),</text:p>
      <text:p text:style-name="Standard">(22719, 936, 830, 5, 11, 4),</text:p>
      <text:p text:style-name="Standard">(22720, 936, 4, 1, 11, 5),</text:p>
      <text:p text:style-name="Standard">(22721, 936, 1, 131, 11, 6),</text:p>
      <text:p text:style-name="Standard">(22722, 936, 154, 208, 11, 7),</text:p>
      <text:p text:style-name="Standard">(22723, 936, 3, 131, 11, 8),</text:p>
      <text:p text:style-name="Standard">(22724, 936, 18, 1, 11, 9),</text:p>
      <text:p text:style-name="Standard">(22725, 936, 828, 15, 11, 10),</text:p>
      <text:p text:style-name="Standard">(22726, 936, 831, 15, 11, 11),</text:p>
      <text:p text:style-name="Standard">(22727, 936, 13, 3, 11, 12),</text:p>
      <text:p text:style-name="Standard">(22728, 936, 822, 3, 11, 13),</text:p>
      <text:p text:style-name="Standard">(22729, 936, 813, 208, 11, 14),</text:p>
      <text:p text:style-name="Standard">(22730, 936, 833, 209, 11, 15),</text:p>
      <text:p text:style-name="Standard">(22731, 936, 829, 209, 11, 16),</text:p>
      <text:p text:style-name="Standard">(22732, 936, 832, 5, 11, 17),</text:p>
      <text:p text:style-name="Standard">(22733, 936, 8, 6, 11, 18),</text:p>
      <text:p text:style-name="Standard">(22734, 936, 815, 10, 11, 19),</text:p>
      <text:p text:style-name="Standard">(22735, 936, 807, 10, 11, 20),</text:p>
      <text:p text:style-name="Standard">(22736, 937, 1, 131, 13, 1),</text:p>
      <text:p text:style-name="Standard">(22737, 937, 3, 131, 13, 2),</text:p>
      <text:p text:style-name="Standard">(22738, 937, 154, 208, 13, 3),</text:p>
      <text:p text:style-name="Standard">(22739, 937, 826, 9, 13, 4),</text:p>
      <text:p text:style-name="Standard">(22740, 937, 815, 10, 13, 5),</text:p>
      <text:p text:style-name="Standard">(22741, 937, 13, 3, 13, 6),</text:p>
      <text:p text:style-name="Standard">(22742, 937, 8, 6, 13, 7),</text:p>
      <text:p text:style-name="Standard"><text:soft-page-break/>(22743, 937, 830, 5, 13, 8),</text:p>
      <text:p text:style-name="Standard">(22744, 937, 822, 3, 13, 9),</text:p>
      <text:p text:style-name="Standard">(22745, 937, 828, 15, 13, 10),</text:p>
      <text:p text:style-name="Standard">(22746, 937, 831, 15, 13, 11),</text:p>
      <text:p text:style-name="Standard">(22747, 937, 20, 6, 13, 12),</text:p>
      <text:p text:style-name="Standard">(22748, 937, 4, 1, 13, 13),</text:p>
      <text:p text:style-name="Standard">(22749, 937, 18, 1, 13, 14),</text:p>
      <text:p text:style-name="Standard">(22750, 937, 833, 209, 13, 15),</text:p>
      <text:p text:style-name="Standard">(22751, 937, 829, 209, 13, 16),</text:p>
      <text:p text:style-name="Standard">(22752, 937, 832, 5, 13, 17),</text:p>
      <text:p text:style-name="Standard">(22753, 937, 817, 9, 13, 18),</text:p>
      <text:p text:style-name="Standard">(22754, 937, 813, 208, 13, 19),</text:p>
      <text:p text:style-name="Standard">(22755, 937, 807, 10, 13, 20),</text:p>
      <text:p text:style-name="Standard">(22756, 938, 1, 131, 14, 1),</text:p>
      <text:p text:style-name="Standard">(22757, 938, 20, 6, 14, 2),</text:p>
      <text:p text:style-name="Standard">(22758, 938, 13, 3, 14, 3),</text:p>
      <text:p text:style-name="Standard">(22759, 938, 822, 3, 14, 4),</text:p>
      <text:p text:style-name="Standard">(22760, 938, 8, 6, 14, 5),</text:p>
      <text:p text:style-name="Standard">(22761, 938, 815, 10, 14, 6),</text:p>
      <text:p text:style-name="Standard">(22762, 938, 807, 10, 14, 7),</text:p>
      <text:p text:style-name="Standard">(22763, 938, 817, 9, 14, 8),</text:p>
      <text:p text:style-name="Standard">(22764, 938, 828, 15, 14, 9),</text:p>
      <text:p text:style-name="Standard">(22765, 938, 826, 9, 14, 10),</text:p>
      <text:p text:style-name="Standard">(22766, 938, 832, 5, 14, 11),</text:p>
      <text:p text:style-name="Standard">(22767, 938, 830, 5, 14, 12),</text:p>
      <text:p text:style-name="Standard">(22768, 938, 831, 15, 14, 13),</text:p>
      <text:p text:style-name="Standard">(22769, 938, 18, 1, 14, 14),</text:p>
      <text:p text:style-name="Standard">(22770, 938, 829, 209, 14, 15),</text:p>
      <text:p text:style-name="Standard">(22771, 938, 833, 209, 14, 16),</text:p>
      <text:p text:style-name="Standard">(22772, 938, 3, 131, 14, 17),</text:p>
      <text:p text:style-name="Standard">(22773, 938, 4, 1, 14, 18),</text:p>
      <text:p text:style-name="Standard">(22774, 938, 154, 208, 14, 19),</text:p>
      <text:p text:style-name="Standard">(22775, 938, 813, 208, 14, 20),</text:p>
      <text:p text:style-name="Standard">(22776, 939, 20, 6, 15, 1),</text:p>
      <text:p text:style-name="Standard">(22777, 939, 817, 9, 15, 2),</text:p>
      <text:p text:style-name="Standard">(22778, 939, 8, 6, 15, 3),</text:p>
      <text:p text:style-name="Standard">(22779, 939, 3, 131, 15, 4),</text:p>
      <text:p text:style-name="Standard">(22780, 939, 822, 3, 15, 5),</text:p>
      <text:p text:style-name="Standard">(22781, 939, 826, 9, 15, 6),</text:p>
      <text:p text:style-name="Standard">(22782, 939, 815, 10, 15, 7),</text:p>
      <text:p text:style-name="Standard">(22783, 939, 830, 5, 15, 8),</text:p>
      <text:p text:style-name="Standard">(22784, 939, 832, 5, 15, 9),</text:p>
      <text:p text:style-name="Standard">(22785, 939, 831, 15, 15, 10),</text:p>
      <text:p text:style-name="Standard">(22786, 939, 828, 15, 15, 11),</text:p>
      <text:p text:style-name="Standard">(22787, 939, 813, 208, 15, 12),</text:p>
      <text:p text:style-name="Standard">(22788, 939, 154, 208, 15, 13),</text:p>
      <text:p text:style-name="Standard">(22789, 939, 834, 209, 15, 14),</text:p>
      <text:p text:style-name="Standard">(22790, 939, 829, 209, 15, 15),</text:p>
      <text:p text:style-name="Standard">(22791, 939, 18, 1, 15, 16),</text:p>
      <text:p text:style-name="Standard">(22792, 939, 4, 1, 15, 17),</text:p>
      <text:p text:style-name="Standard">(22793, 939, 1, 131, 15, 18),</text:p>
      <text:p text:style-name="Standard">(22794, 939, 13, 3, 15, 19),</text:p>
      <text:p text:style-name="Standard"><text:soft-page-break/>(22795, 939, 807, 10, 15, 20),</text:p>
      <text:p text:style-name="Standard">(22796, 940, 1, 131, 22, 1),</text:p>
      <text:p text:style-name="Standard">(22797, 940, 3, 131, 22, 2),</text:p>
      <text:p text:style-name="Standard">(22798, 940, 20, 6, 22, 3),</text:p>
      <text:p text:style-name="Standard">(22799, 940, 8, 6, 22, 4),</text:p>
      <text:p text:style-name="Standard">(22800, 940, 822, 3, 22, 5),</text:p>
      <text:p text:style-name="Standard">(22801, 940, 807, 10, 22, 6),</text:p>
      <text:p text:style-name="Standard">(22802, 940, 154, 208, 22, 7),</text:p>
      <text:p text:style-name="Standard">(22803, 940, 813, 208, 22, 8),</text:p>
      <text:p text:style-name="Standard">(22804, 940, 830, 5, 22, 9),</text:p>
      <text:p text:style-name="Standard">(22805, 940, 832, 5, 22, 10),</text:p>
      <text:p text:style-name="Standard">(22806, 940, 4, 1, 22, 11),</text:p>
      <text:p text:style-name="Standard">(22807, 940, 815, 10, 22, 12),</text:p>
      <text:p text:style-name="Standard">(22808, 940, 826, 9, 22, 13),</text:p>
      <text:p text:style-name="Standard">(22809, 940, 828, 15, 22, 14),</text:p>
      <text:p text:style-name="Standard">(22810, 940, 817, 9, 22, 15),</text:p>
      <text:p text:style-name="Standard">(22811, 940, 18, 1, 22, 16),</text:p>
      <text:p text:style-name="Standard">(22812, 940, 13, 3, 22, 17),</text:p>
      <text:p text:style-name="Standard">(22813, 940, 834, 209, 22, 18),</text:p>
      <text:p text:style-name="Standard">(22814, 940, 829, 209, 22, 19),</text:p>
      <text:p text:style-name="Standard">(22815, 940, 831, 15, 22, 20),</text:p>
      <text:p text:style-name="Standard">(22816, 941, 1, 131, 71, 1),</text:p>
      <text:p text:style-name="Standard">(22817, 941, 20, 6, 71, 2),</text:p>
      <text:p text:style-name="Standard">(22818, 941, 815, 10, 71, 3),</text:p>
      <text:p text:style-name="Standard">(22819, 941, 13, 3, 71, 4),</text:p>
      <text:p text:style-name="Standard">(22820, 941, 8, 6, 71, 8),</text:p>
      <text:p text:style-name="Standard">(22821, 941, 831, 15, 71, 6),</text:p>
      <text:p text:style-name="Standard">(22822, 941, 813, 208, 71, 7),</text:p>
      <text:p text:style-name="Standard">(22824, 941, 18, 1, 71, 9),</text:p>
      <text:p text:style-name="Standard">(22825, 941, 830, 5, 71, 10),</text:p>
      <text:p text:style-name="Standard">(22826, 941, 4, 1, 71, 11),</text:p>
      <text:p text:style-name="Standard">(22827, 941, 822, 3, 71, 12),</text:p>
      <text:p text:style-name="Standard">(22828, 941, 833, 209, 71, 13),</text:p>
      <text:p text:style-name="Standard">(22829, 941, 829, 209, 71, 14),</text:p>
      <text:p text:style-name="Standard">(22830, 941, 817, 9, 71, 15),</text:p>
      <text:p text:style-name="Standard">(22831, 941, 832, 5, 71, 16),</text:p>
      <text:p text:style-name="Standard">(22832, 941, 154, 208, 71, 17),</text:p>
      <text:p text:style-name="Standard">(22833, 941, 3, 131, 71, 18),</text:p>
      <text:p text:style-name="Standard">(22834, 941, 807, 10, 71, 19),</text:p>
      <text:p text:style-name="Standard">(22835, 941, 828, 15, 71, 20),</text:p>
      <text:p text:style-name="Standard">(22836, 941, 826, 9, 71, 5),</text:p>
      <text:p text:style-name="Standard">(22837, 942, 1, 131, 69, 1),</text:p>
      <text:p text:style-name="Standard">(22838, 942, 3, 131, 69, 2),</text:p>
      <text:p text:style-name="Standard">(22839, 942, 20, 6, 69, 3),</text:p>
      <text:p text:style-name="Standard">(22840, 942, 830, 5, 69, 4),</text:p>
      <text:p text:style-name="Standard">(22841, 942, 815, 10, 69, 5),</text:p>
      <text:p text:style-name="Standard">(22842, 942, 18, 1, 69, 6),</text:p>
      <text:p text:style-name="Standard">(22843, 942, 832, 5, 69, 7),</text:p>
      <text:p text:style-name="Standard">(22844, 942, 813, 208, 69, 8),</text:p>
      <text:p text:style-name="Standard">(22845, 942, 831, 15, 69, 9),</text:p>
      <text:p text:style-name="Standard">(22846, 942, 817, 9, 69, 10),</text:p>
      <text:p text:style-name="Standard">(22847, 942, 4, 1, 69, 11),</text:p>
      <text:p text:style-name="Standard"><text:soft-page-break/>(22848, 942, 834, 209, 69, 12),</text:p>
      <text:p text:style-name="Standard">(22849, 942, 826, 9, 69, 13),</text:p>
      <text:p text:style-name="Standard">(22850, 942, 807, 10, 69, 14),</text:p>
      <text:p text:style-name="Standard">(22851, 942, 828, 15, 69, 15),</text:p>
      <text:p text:style-name="Standard">(22852, 942, 8, 6, 69, 16),</text:p>
      <text:p text:style-name="Standard">(22853, 942, 13, 3, 69, 17),</text:p>
      <text:p text:style-name="Standard">(22854, 942, 154, 208, 69, 18),</text:p>
      <text:p text:style-name="Standard">(22855, 942, 822, 3, 69, 19),</text:p>
      <text:p text:style-name="Standard">(22856, 942, 829, 209, 69, 20),</text:p>
      <text:p text:style-name="Standard">(22857, 943, 3, 131, 32, 1),</text:p>
      <text:p text:style-name="Standard">(22858, 943, 1, 131, 32, 2),</text:p>
      <text:p text:style-name="Standard">(22859, 943, 822, 3, 32, 3),</text:p>
      <text:p text:style-name="Standard">(22860, 943, 826, 9, 32, 4),</text:p>
      <text:p text:style-name="Standard">(22861, 943, 817, 9, 32, 5),</text:p>
      <text:p text:style-name="Standard">(22862, 943, 13, 3, 32, 6),</text:p>
      <text:p text:style-name="Standard">(22863, 943, 807, 10, 32, 7),</text:p>
      <text:p text:style-name="Standard">(22864, 943, 815, 10, 32, 8),</text:p>
      <text:p text:style-name="Standard">(22865, 943, 830, 5, 32, 9),</text:p>
      <text:p text:style-name="Standard">(22866, 943, 154, 208, 32, 10),</text:p>
      <text:p text:style-name="Standard">(22867, 943, 813, 208, 32, 11),</text:p>
      <text:p text:style-name="Standard">(22868, 943, 828, 15, 32, 12),</text:p>
      <text:p text:style-name="Standard">(22869, 943, 832, 5, 32, 13),</text:p>
      <text:p text:style-name="Standard">(22870, 943, 18, 1, 32, 14),</text:p>
      <text:p text:style-name="Standard">(22871, 943, 834, 209, 32, 15),</text:p>
      <text:p text:style-name="Standard">(22872, 943, 829, 209, 32, 16),</text:p>
      <text:p text:style-name="Standard">(22873, 943, 831, 15, 32, 17),</text:p>
      <text:p text:style-name="Standard">(22874, 943, 20, 6, 32, 18),</text:p>
      <text:p text:style-name="Standard">(22875, 943, 8, 6, 32, 19),</text:p>
      <text:p text:style-name="Standard">(22876, 943, 4, 1, 32, 20),</text:p>
      <text:p text:style-name="Standard">(22877, 944, 3, 131, 18, 1),</text:p>
      <text:p text:style-name="Standard">(22878, 944, 1, 131, 18, 2),</text:p>
      <text:p text:style-name="Standard">(22879, 944, 20, 6, 18, 3),</text:p>
      <text:p text:style-name="Standard">(22880, 944, 8, 6, 18, 4),</text:p>
      <text:p text:style-name="Standard">(22881, 944, 822, 3, 18, 5),</text:p>
      <text:p text:style-name="Standard">(22882, 944, 807, 10, 18, 6),</text:p>
      <text:p text:style-name="Standard">(22883, 944, 826, 9, 18, 7),</text:p>
      <text:p text:style-name="Standard">(22884, 944, 154, 208, 18, 8),</text:p>
      <text:p text:style-name="Standard">(22885, 944, 830, 5, 18, 9),</text:p>
      <text:p text:style-name="Standard">(22886, 944, 813, 208, 18, 10),</text:p>
      <text:p text:style-name="Standard">(22887, 944, 817, 9, 18, 11),</text:p>
      <text:p text:style-name="Standard">(22888, 944, 815, 10, 18, 12),</text:p>
      <text:p text:style-name="Standard">(22889, 944, 831, 15, 18, 13),</text:p>
      <text:p text:style-name="Standard">(22890, 944, 18, 1, 18, 14),</text:p>
      <text:p text:style-name="Standard">(22891, 944, 4, 1, 18, 15),</text:p>
      <text:p text:style-name="Standard">(22892, 944, 828, 15, 18, 16),</text:p>
      <text:p text:style-name="Standard">(22893, 944, 829, 209, 18, 17),</text:p>
      <text:p text:style-name="Standard">(22894, 944, 834, 209, 18, 18),</text:p>
      <text:p text:style-name="Standard">(22895, 944, 832, 5, 18, 19),</text:p>
      <text:p text:style-name="Standard">(22896, 944, 13, 3, 18, 20),</text:p>
      <text:p text:style-name="Standard">(22897, 945, 3, 131, 24, 1),</text:p>
      <text:p text:style-name="Standard">(22898, 945, 1, 131, 24, 2),</text:p>
      <text:p text:style-name="Standard">(22899, 945, 8, 6, 24, 3),</text:p>
      <text:p text:style-name="Standard"><text:soft-page-break/>(22900, 945, 20, 6, 24, 4),</text:p>
      <text:p text:style-name="Standard">(22901, 945, 815, 10, 24, 5),</text:p>
      <text:p text:style-name="Standard">(22902, 945, 817, 9, 24, 6),</text:p>
      <text:p text:style-name="Standard">(22903, 945, 807, 10, 24, 7),</text:p>
      <text:p text:style-name="Standard">(22904, 945, 13, 3, 24, 8),</text:p>
      <text:p text:style-name="Standard">(22905, 945, 154, 208, 24, 9),</text:p>
      <text:p text:style-name="Standard">(22906, 945, 826, 9, 24, 10),</text:p>
      <text:p text:style-name="Standard">(22907, 945, 832, 5, 24, 11),</text:p>
      <text:p text:style-name="Standard">(22908, 945, 18, 1, 24, 12),</text:p>
      <text:p text:style-name="Standard">(22909, 945, 822, 3, 24, 13),</text:p>
      <text:p text:style-name="Standard">(22910, 945, 828, 15, 24, 14),</text:p>
      <text:p text:style-name="Standard">(22911, 945, 831, 15, 24, 15),</text:p>
      <text:p text:style-name="Standard">(22912, 945, 830, 5, 24, 16),</text:p>
      <text:p text:style-name="Standard">(22913, 945, 4, 1, 24, 17),</text:p>
      <text:p text:style-name="Standard">(22914, 945, 829, 209, 24, 18),</text:p>
      <text:p text:style-name="Standard">(22915, 945, 833, 209, 24, 19),</text:p>
      <text:p text:style-name="Standard">(22916, 945, 813, 208, 24, 20),</text:p>
      <text:p text:style-name="Standard">(22917, 948, 3, 131, 1, 1),</text:p>
      <text:p text:style-name="Standard">(22918, 948, 1, 131, 1, 2),</text:p>
      <text:p text:style-name="Standard">(22919, 948, 20, 6, 1, 3),</text:p>
      <text:p text:style-name="Standard">(22920, 948, 817, 9, 1, 4),</text:p>
      <text:p text:style-name="Standard">(22921, 948, 13, 3, 1, 5),</text:p>
      <text:p text:style-name="Standard">(22922, 948, 154, 210, 1, 6),</text:p>
      <text:p text:style-name="Standard">(22923, 948, 807, 10, 1, 7),</text:p>
      <text:p text:style-name="Standard">(22924, 948, 822, 3, 1, 8),</text:p>
      <text:p text:style-name="Standard">(22925, 948, 832, 5, 1, 9),</text:p>
      <text:p text:style-name="Standard">(22926, 948, 830, 5, 1, 10),</text:p>
      <text:p text:style-name="Standard">(22927, 948, 835, 4, 1, 11),</text:p>
      <text:p text:style-name="Standard">(22928, 948, 825, 4, 1, 12),</text:p>
      <text:p text:style-name="Standard">(22929, 948, 815, 10, 1, 13),</text:p>
      <text:p text:style-name="Standard">(22930, 948, 18, 1, 1, 14),</text:p>
      <text:p text:style-name="Standard">(22931, 948, 831, 15, 1, 15),</text:p>
      <text:p text:style-name="Standard">(22932, 948, 836, 209, 1, 16),</text:p>
      <text:p text:style-name="Standard">(22933, 948, 828, 15, 1, 17),</text:p>
      <text:p text:style-name="Standard">(22934, 948, 8, 6, 1, 18),</text:p>
      <text:p text:style-name="Standard">(22935, 948, 837, 209, 1, 19),</text:p>
      <text:p text:style-name="Standard">(22936, 948, 821, 210, 1, 20),</text:p>
      <text:p text:style-name="Standard">(22937, 948, 4, 1, 1, 21),</text:p>
      <text:p text:style-name="Standard">(22938, 948, 826, 9, 1, 22),</text:p>
      <text:p text:style-name="Standard">(22939, 949, 3, 131, 3, 1),</text:p>
      <text:p text:style-name="Standard">(22940, 949, 8, 6, 3, 2),</text:p>
      <text:p text:style-name="Standard">(22941, 949, 1, 131, 3, 3),</text:p>
      <text:p text:style-name="Standard">(22942, 949, 817, 9, 3, 4),</text:p>
      <text:p text:style-name="Standard">(22943, 949, 154, 210, 3, 5),</text:p>
      <text:p text:style-name="Standard">(22944, 949, 830, 5, 3, 6),</text:p>
      <text:p text:style-name="Standard">(22945, 949, 826, 9, 3, 7),</text:p>
      <text:p text:style-name="Standard">(22946, 949, 13, 3, 3, 8),</text:p>
      <text:p text:style-name="Standard">(22947, 949, 822, 3, 3, 9),</text:p>
      <text:p text:style-name="Standard">(22948, 949, 838, 1, 3, 10),</text:p>
      <text:p text:style-name="Standard">(22949, 949, 825, 4, 3, 11),</text:p>
      <text:p text:style-name="Standard">(22950, 949, 828, 15, 3, 12),</text:p>
      <text:p text:style-name="Standard">(22951, 949, 836, 209, 3, 13),</text:p>
      <text:p text:style-name="Standard"><text:soft-page-break/>(22952, 949, 831, 15, 3, 14),</text:p>
      <text:p text:style-name="Standard">(22953, 949, 807, 10, 3, 15),</text:p>
      <text:p text:style-name="Standard">(22954, 949, 815, 10, 3, 16),</text:p>
      <text:p text:style-name="Standard">(22955, 949, 837, 209, 3, 17),</text:p>
      <text:p text:style-name="Standard">(22956, 949, 832, 5, 3, 18),</text:p>
      <text:p text:style-name="Standard">(22957, 949, 821, 210, 3, 19),</text:p>
      <text:p text:style-name="Standard">(22958, 949, 18, 1, 3, 20),</text:p>
      <text:p text:style-name="Standard">(22959, 949, 20, 6, 3, 21),</text:p>
      <text:p text:style-name="Standard">(22960, 949, 835, 4, 3, 22),</text:p>
      <text:p text:style-name="Standard">(22961, 950, 3, 131, 17, 1),</text:p>
      <text:p text:style-name="Standard">(22962, 950, 20, 6, 17, 2),</text:p>
      <text:p text:style-name="Standard">(22963, 950, 826, 9, 17, 3),</text:p>
      <text:p text:style-name="Standard">(22964, 950, 817, 9, 17, 4),</text:p>
      <text:p text:style-name="Standard">(22965, 950, 8, 6, 17, 5),</text:p>
      <text:p text:style-name="Standard">(22966, 950, 13, 3, 17, 6),</text:p>
      <text:p text:style-name="Standard">(22967, 950, 1, 131, 17, 7),</text:p>
      <text:p text:style-name="Standard">(22968, 950, 830, 5, 17, 8),</text:p>
      <text:p text:style-name="Standard">(22969, 950, 832, 5, 17, 9),</text:p>
      <text:p text:style-name="Standard">(22970, 950, 822, 3, 17, 10),</text:p>
      <text:p text:style-name="Standard">(22971, 950, 815, 10, 17, 11),</text:p>
      <text:p text:style-name="Standard">(22972, 950, 4, 1, 17, 12),</text:p>
      <text:p text:style-name="Standard">(22973, 950, 18, 1, 17, 13),</text:p>
      <text:p text:style-name="Standard">(22974, 950, 821, 210, 17, 14),</text:p>
      <text:p text:style-name="Standard">(22975, 950, 807, 10, 17, 15),</text:p>
      <text:p text:style-name="Standard">(22976, 950, 828, 15, 17, 16),</text:p>
      <text:p text:style-name="Standard">(22977, 950, 825, 4, 17, 17),</text:p>
      <text:p text:style-name="Standard">(22978, 950, 836, 209, 17, 18),</text:p>
      <text:p text:style-name="Standard">(22979, 950, 154, 210, 17, 19),</text:p>
      <text:p text:style-name="Standard">(22980, 950, 831, 15, 17, 20),</text:p>
      <text:p text:style-name="Standard">(22981, 950, 837, 209, 17, 21),</text:p>
      <text:p text:style-name="Standard">(22982, 950, 835, 4, 17, 22),</text:p>
      <text:p text:style-name="Standard">(22983, 951, 3, 131, 71, 1),</text:p>
      <text:p text:style-name="Standard">(22984, 951, 1, 131, 71, 2),</text:p>
      <text:p text:style-name="Standard">(22985, 951, 8, 6, 71, 3),</text:p>
      <text:p text:style-name="Standard">(22986, 951, 822, 3, 71, 4),</text:p>
      <text:p text:style-name="Standard">(22987, 951, 13, 3, 71, 5),</text:p>
      <text:p text:style-name="Standard">(22988, 951, 4, 1, 71, 6),</text:p>
      <text:p text:style-name="Standard">(22989, 951, 825, 4, 71, 7),</text:p>
      <text:p text:style-name="Standard">(22990, 951, 154, 210, 71, 8),</text:p>
      <text:p text:style-name="Standard">(22991, 951, 815, 10, 71, 9),</text:p>
      <text:p text:style-name="Standard">(22992, 951, 18, 1, 71, 10),</text:p>
      <text:p text:style-name="Standard">(22993, 951, 817, 9, 71, 11),</text:p>
      <text:p text:style-name="Standard">(22994, 951, 832, 5, 71, 12),</text:p>
      <text:p text:style-name="Standard">(22995, 951, 835, 4, 71, 13),</text:p>
      <text:p text:style-name="Standard">(22996, 951, 828, 15, 71, 14),</text:p>
      <text:p text:style-name="Standard">(22997, 951, 826, 9, 71, 15),</text:p>
      <text:p text:style-name="Standard">(22998, 951, 831, 15, 71, 16),</text:p>
      <text:p text:style-name="Standard">(22999, 951, 821, 210, 71, 17),</text:p>
      <text:p text:style-name="Standard">(23000, 951, 836, 209, 71, 18),</text:p>
      <text:p text:style-name="Standard">(23001, 951, 830, 5, 71, 19),</text:p>
      <text:p text:style-name="Standard">(23002, 951, 20, 6, 71, 20),</text:p>
      <text:p text:style-name="Standard">(23003, 951, 807, 10, 71, 21),</text:p>
      <text:p text:style-name="Standard"><text:soft-page-break/>(23004, 951, 837, 209, 71, 22),</text:p>
      <text:p text:style-name="Standard">(23005, 952, 830, 9, 4, 1),</text:p>
      <text:p text:style-name="Standard">(23006, 952, 8, 6, 4, 2),</text:p>
      <text:p text:style-name="Standard">(23007, 952, 20, 6, 4, 3),</text:p>
      <text:p text:style-name="Standard">(23008, 952, 817, 9, 4, 4),</text:p>
      <text:p text:style-name="Standard">(23009, 952, 822, 3, 4, 5),</text:p>
      <text:p text:style-name="Standard">(23010, 952, 832, 5, 4, 6),</text:p>
      <text:p text:style-name="Standard">(23011, 952, 815, 10, 4, 7),</text:p>
      <text:p text:style-name="Standard">(23012, 952, 13, 3, 4, 8),</text:p>
      <text:p text:style-name="Standard">(23013, 952, 18, 1, 4, 9),</text:p>
      <text:p text:style-name="Standard">(23014, 952, 826, 5, 4, 10),</text:p>
      <text:p text:style-name="Standard">(23015, 952, 821, 210, 4, 11),</text:p>
      <text:p text:style-name="Standard">(23016, 952, 828, 15, 4, 12),</text:p>
      <text:p text:style-name="Standard">(23017, 952, 835, 4, 4, 13),</text:p>
      <text:p text:style-name="Standard">(23018, 952, 825, 4, 4, 14),</text:p>
      <text:p text:style-name="Standard">(23019, 952, 831, 15, 4, 15),</text:p>
      <text:p text:style-name="Standard">(23020, 952, 836, 209, 4, 16),</text:p>
      <text:p text:style-name="Standard">(23021, 952, 837, 209, 4, 17),</text:p>
      <text:p text:style-name="Standard">(23022, 952, 154, 210, 4, 18),</text:p>
      <text:p text:style-name="Standard">(23023, 952, 4, 1, 4, 19),</text:p>
      <text:p text:style-name="Standard">(23024, 952, 807, 10, 4, 20),</text:p>
      <text:p text:style-name="Standard">(23025, 952, 1, 131, 4, 21),</text:p>
      <text:p text:style-name="Standard">(23026, 952, 3, 131, 4, 22),</text:p>
      <text:p text:style-name="Standard">(23027, 953, 1, 131, 6, 1),</text:p>
      <text:p text:style-name="Standard">(23028, 953, 817, 9, 6, 2),</text:p>
      <text:p text:style-name="Standard">(23029, 953, 815, 10, 6, 3),</text:p>
      <text:p text:style-name="Standard">(23030, 953, 20, 6, 6, 4),</text:p>
      <text:p text:style-name="Standard">(23031, 953, 4, 1, 6, 5),</text:p>
      <text:p text:style-name="Standard">(23032, 953, 807, 10, 6, 6),</text:p>
      <text:p text:style-name="Standard">(23033, 953, 3, 131, 6, 7),</text:p>
      <text:p text:style-name="Standard">(23034, 953, 832, 5, 6, 8),</text:p>
      <text:p text:style-name="Standard">(23035, 953, 18, 1, 6, 9),</text:p>
      <text:p text:style-name="Standard">(23036, 953, 13, 3, 6, 10),</text:p>
      <text:p text:style-name="Standard">(23037, 953, 821, 210, 6, 11),</text:p>
      <text:p text:style-name="Standard">(23038, 953, 822, 3, 6, 12),</text:p>
      <text:p text:style-name="Standard">(23039, 953, 154, 210, 6, 13),</text:p>
      <text:p text:style-name="Standard">(23040, 953, 836, 209, 6, 14),</text:p>
      <text:p text:style-name="Standard">(23041, 953, 837, 209, 6, 15),</text:p>
      <text:p text:style-name="Standard">(23042, 953, 828, 15, 6, 16),</text:p>
      <text:p text:style-name="Standard">(23043, 953, 831, 15, 6, 17),</text:p>
      <text:p text:style-name="Standard">(23044, 953, 830, 9, 6, 18),</text:p>
      <text:p text:style-name="Standard">(23045, 953, 825, 4, 6, 19),</text:p>
      <text:p text:style-name="Standard">(23046, 953, 826, 5, 6, 20),</text:p>
      <text:p text:style-name="Standard">(23047, 953, 8, 6, 6, 21),</text:p>
      <text:p text:style-name="Standard">(23048, 953, 835, 4, 6, 22),</text:p>
      <text:p text:style-name="Standard">(23049, 954, 1, 131, 7, 1),</text:p>
      <text:p text:style-name="Standard">(23050, 954, 20, 6, 7, 2),</text:p>
      <text:p text:style-name="Standard">(23051, 954, 822, 3, 7, 3),</text:p>
      <text:p text:style-name="Standard">(23052, 954, 830, 9, 7, 4),</text:p>
      <text:p text:style-name="Standard">(23053, 954, 3, 131, 7, 5),</text:p>
      <text:p text:style-name="Standard">(23054, 954, 8, 6, 7, 6),</text:p>
      <text:p text:style-name="Standard">(23055, 954, 817, 9, 7, 7),</text:p>
      <text:p text:style-name="Standard"><text:soft-page-break/>(23056, 954, 807, 10, 7, 8),</text:p>
      <text:p text:style-name="Standard">(23057, 954, 832, 5, 7, 9),</text:p>
      <text:p text:style-name="Standard">(23058, 954, 815, 10, 7, 10),</text:p>
      <text:p text:style-name="Standard">(23059, 954, 4, 1, 7, 11),</text:p>
      <text:p text:style-name="Standard">(23060, 954, 826, 5, 7, 12),</text:p>
      <text:p text:style-name="Standard">(23061, 954, 821, 210, 7, 13),</text:p>
      <text:p text:style-name="Standard">(23062, 954, 154, 210, 7, 14),</text:p>
      <text:p text:style-name="Standard">(23063, 954, 828, 15, 7, 15),</text:p>
      <text:p text:style-name="Standard">(23064, 954, 825, 4, 7, 16),</text:p>
      <text:p text:style-name="Standard">(23065, 954, 836, 209, 7, 17),</text:p>
      <text:p text:style-name="Standard">(23066, 954, 831, 15, 7, 18),</text:p>
      <text:p text:style-name="Standard">(23067, 954, 837, 209, 7, 19),</text:p>
      <text:p text:style-name="Standard">(23068, 954, 13, 3, 7, 20),</text:p>
      <text:p text:style-name="Standard">(23069, 954, 835, 4, 7, 21),</text:p>
      <text:p text:style-name="Standard">(23070, 954, 18, 1, 7, 22),</text:p>
      <text:p text:style-name="Standard">(23071, 955, 3, 131, 73, 1),</text:p>
      <text:p text:style-name="Standard">(23072, 955, 20, 6, 73, 2),</text:p>
      <text:p text:style-name="Standard">(23073, 955, 815, 10, 73, 3),</text:p>
      <text:p text:style-name="Standard">(23074, 955, 8, 6, 73, 4),</text:p>
      <text:p text:style-name="Standard">(23075, 955, 1, 131, 73, 5),</text:p>
      <text:p text:style-name="Standard">(23076, 955, 822, 3, 73, 6),</text:p>
      <text:p text:style-name="Standard">(23077, 955, 817, 9, 73, 7),</text:p>
      <text:p text:style-name="Standard">(23078, 955, 830, 9, 73, 8),</text:p>
      <text:p text:style-name="Standard">(23079, 955, 807, 10, 73, 9),</text:p>
      <text:p text:style-name="Standard">(23080, 955, 13, 3, 73, 10),</text:p>
      <text:p text:style-name="Standard">(23081, 955, 18, 1, 73, 11),</text:p>
      <text:p text:style-name="Standard">(23082, 955, 831, 15, 73, 12),</text:p>
      <text:p text:style-name="Standard">(23083, 955, 154, 210, 73, 13),</text:p>
      <text:p text:style-name="Standard">(23084, 955, 825, 4, 73, 14),</text:p>
      <text:p text:style-name="Standard">(23085, 955, 835, 4, 73, 15),</text:p>
      <text:p text:style-name="Standard">(23086, 955, 821, 210, 73, 16),</text:p>
      <text:p text:style-name="Standard">(23087, 955, 828, 15, 73, 17),</text:p>
      <text:p text:style-name="Standard">(23088, 955, 837, 209, 73, 18),</text:p>
      <text:p text:style-name="Standard">(23089, 955, 4, 1, 73, 19),</text:p>
      <text:p text:style-name="Standard">(23090, 955, 836, 209, 73, 20),</text:p>
      <text:p text:style-name="Standard">(23091, 955, 832, 5, 73, 21),</text:p>
      <text:p text:style-name="Standard">(23092, 955, 826, 5, 73, 22),</text:p>
      <text:p text:style-name="Standard">(23093, 956, 1, 131, 70, 1),</text:p>
      <text:p text:style-name="Standard">(23094, 956, 830, 9, 70, 2),</text:p>
      <text:p text:style-name="Standard">(23095, 956, 8, 6, 70, 3),</text:p>
      <text:p text:style-name="Standard">(23096, 956, 3, 131, 70, 4),</text:p>
      <text:p text:style-name="Standard">(23097, 956, 817, 9, 70, 5),</text:p>
      <text:p text:style-name="Standard">(23098, 956, 18, 1, 70, 6),</text:p>
      <text:p text:style-name="Standard">(23099, 956, 154, 210, 70, 7),</text:p>
      <text:p text:style-name="Standard">(23100, 956, 832, 5, 70, 8),</text:p>
      <text:p text:style-name="Standard">(23101, 956, 822, 3, 70, 9),</text:p>
      <text:p text:style-name="Standard">(23102, 956, 836, 209, 70, 10),</text:p>
      <text:p text:style-name="Standard">(23103, 956, 821, 210, 70, 11),</text:p>
      <text:p text:style-name="Standard">(23104, 956, 835, 4, 70, 12),</text:p>
      <text:p text:style-name="Standard">(23105, 956, 831, 15, 70, 13),</text:p>
      <text:p text:style-name="Standard">(23106, 956, 825, 4, 70, 14),</text:p>
      <text:p text:style-name="Standard">(23107, 956, 828, 15, 70, 15),</text:p>
      <text:p text:style-name="Standard"><text:soft-page-break/>(23108, 956, 837, 209, 70, 16),</text:p>
      <text:p text:style-name="Standard">(23109, 956, 815, 10, 70, 17),</text:p>
      <text:p text:style-name="Standard">(23110, 956, 4, 1, 70, 18),</text:p>
      <text:p text:style-name="Standard">(23111, 956, 807, 10, 70, 19),</text:p>
      <text:p text:style-name="Standard">(23112, 956, 13, 3, 70, 20),</text:p>
      <text:p text:style-name="Standard">(23113, 956, 20, 6, 70, 21),</text:p>
      <text:p text:style-name="Standard">(23114, 956, 826, 5, 70, 22),</text:p>
      <text:p text:style-name="Standard">(23115, 957, 1, 131, 9, 1),</text:p>
      <text:p text:style-name="Standard">(23116, 957, 830, 9, 9, 2),</text:p>
      <text:p text:style-name="Standard">(23117, 957, 3, 131, 9, 3),</text:p>
      <text:p text:style-name="Standard">(23118, 957, 817, 9, 9, 4),</text:p>
      <text:p text:style-name="Standard">(23119, 957, 8, 6, 9, 5),</text:p>
      <text:p text:style-name="Standard">(23120, 957, 815, 10, 9, 6),</text:p>
      <text:p text:style-name="Standard">(23121, 957, 807, 10, 9, 7),</text:p>
      <text:p text:style-name="Standard">(23122, 957, 832, 5, 9, 8),</text:p>
      <text:p text:style-name="Standard">(23123, 957, 20, 6, 9, 9),</text:p>
      <text:p text:style-name="Standard">(23124, 957, 826, 5, 9, 10),</text:p>
      <text:p text:style-name="Standard">(23125, 957, 13, 3, 9, 11),</text:p>
      <text:p text:style-name="Standard">(23126, 957, 18, 1, 9, 12),</text:p>
      <text:p text:style-name="Standard">(23127, 957, 4, 1, 9, 13),</text:p>
      <text:p text:style-name="Standard">(23128, 957, 822, 3, 9, 14),</text:p>
      <text:p text:style-name="Standard">(23129, 957, 831, 15, 9, 15),</text:p>
      <text:p text:style-name="Standard">(23130, 957, 821, 210, 9, 16),</text:p>
      <text:p text:style-name="Standard">(23131, 957, 825, 4, 9, 17),</text:p>
      <text:p text:style-name="Standard">(23132, 957, 835, 4, 9, 18),</text:p>
      <text:p text:style-name="Standard">(23133, 957, 837, 209, 9, 19),</text:p>
      <text:p text:style-name="Standard">(23134, 957, 154, 210, 9, 20),</text:p>
      <text:p text:style-name="Standard">(23135, 957, 828, 15, 9, 21),</text:p>
      <text:p text:style-name="Standard">(23136, 957, 836, 209, 9, 22),</text:p>
      <text:p text:style-name="Standard">(23137, 958, 1, 131, 11, 1),</text:p>
      <text:p text:style-name="Standard">(23138, 958, 3, 131, 11, 2),</text:p>
      <text:p text:style-name="Standard">(23139, 958, 817, 9, 11, 3),</text:p>
      <text:p text:style-name="Standard">(23140, 958, 20, 6, 11, 4),</text:p>
      <text:p text:style-name="Standard">(23141, 958, 830, 9, 11, 5),</text:p>
      <text:p text:style-name="Standard">(23142, 958, 8, 6, 11, 6),</text:p>
      <text:p text:style-name="Standard">(23143, 958, 4, 1, 11, 7),</text:p>
      <text:p text:style-name="Standard">(23144, 958, 832, 5, 11, 8),</text:p>
      <text:p text:style-name="Standard">(23145, 958, 822, 3, 11, 9),</text:p>
      <text:p text:style-name="Standard">(23146, 958, 807, 10, 11, 10),</text:p>
      <text:p text:style-name="Standard">(23147, 958, 815, 10, 11, 11),</text:p>
      <text:p text:style-name="Standard">(23148, 958, 835, 4, 11, 12),</text:p>
      <text:p text:style-name="Standard">(23149, 958, 821, 210, 11, 13),</text:p>
      <text:p text:style-name="Standard">(23150, 958, 154, 210, 11, 14),</text:p>
      <text:p text:style-name="Standard">(23151, 958, 825, 4, 11, 15),</text:p>
      <text:p text:style-name="Standard">(23152, 958, 826, 5, 11, 16),</text:p>
      <text:p text:style-name="Standard">(23153, 958, 831, 15, 11, 17),</text:p>
      <text:p text:style-name="Standard">(23154, 958, 13, 3, 11, 18),</text:p>
      <text:p text:style-name="Standard">(23155, 958, 836, 209, 11, 19),</text:p>
      <text:p text:style-name="Standard">(23156, 958, 828, 15, 11, 20),</text:p>
      <text:p text:style-name="Standard">(23157, 958, 837, 209, 11, 21),</text:p>
      <text:p text:style-name="Standard">(23158, 958, 18, 1, 11, 22),</text:p>
      <text:p text:style-name="Standard">(23159, 959, 1, 131, 10, 1),</text:p>
      <text:p text:style-name="Standard"><text:soft-page-break/>(23160, 959, 817, 9, 10, 2),</text:p>
      <text:p text:style-name="Standard">(23161, 959, 830, 9, 10, 3),</text:p>
      <text:p text:style-name="Standard">(23162, 959, 3, 131, 10, 4),</text:p>
      <text:p text:style-name="Standard">(23163, 959, 20, 6, 10, 5),</text:p>
      <text:p text:style-name="Standard">(23164, 959, 8, 6, 10, 6),</text:p>
      <text:p text:style-name="Standard">(23165, 959, 807, 10, 10, 7),</text:p>
      <text:p text:style-name="Standard">(23166, 959, 18, 1, 10, 8),</text:p>
      <text:p text:style-name="Standard">(23167, 959, 822, 3, 10, 9),</text:p>
      <text:p text:style-name="Standard">(23168, 959, 815, 10, 10, 10),</text:p>
      <text:p text:style-name="Standard">(23169, 959, 821, 210, 10, 11),</text:p>
      <text:p text:style-name="Standard">(23170, 959, 4, 1, 10, 12),</text:p>
      <text:p text:style-name="Standard">(23171, 959, 154, 210, 10, 13),</text:p>
      <text:p text:style-name="Standard">(23172, 959, 832, 5, 10, 14),</text:p>
      <text:p text:style-name="Standard">(23173, 959, 826, 5, 10, 15),</text:p>
      <text:p text:style-name="Standard">(23174, 959, 825, 4, 10, 16),</text:p>
      <text:p text:style-name="Standard">(23175, 959, 836, 209, 10, 17),</text:p>
      <text:p text:style-name="Standard">(23176, 959, 828, 15, 10, 18),</text:p>
      <text:p text:style-name="Standard">(23177, 959, 835, 4, 10, 19),</text:p>
      <text:p text:style-name="Standard">(23178, 959, 837, 209, 10, 20),</text:p>
      <text:p text:style-name="Standard">(23179, 959, 831, 15, 10, 21),</text:p>
      <text:p text:style-name="Standard">(23180, 959, 13, 3, 10, 22),</text:p>
      <text:p text:style-name="Standard">(23181, 960, 3, 131, 13, 1),</text:p>
      <text:p text:style-name="Standard">(23182, 960, 817, 9, 13, 2),</text:p>
      <text:p text:style-name="Standard">(23183, 960, 1, 131, 13, 3),</text:p>
      <text:p text:style-name="Standard">(23184, 960, 807, 10, 13, 4),</text:p>
      <text:p text:style-name="Standard">(23185, 960, 815, 10, 13, 5),</text:p>
      <text:p text:style-name="Standard">(23186, 960, 20, 6, 13, 6),</text:p>
      <text:p text:style-name="Standard">(23187, 960, 4, 1, 13, 7),</text:p>
      <text:p text:style-name="Standard">(23188, 960, 822, 3, 13, 8),</text:p>
      <text:p text:style-name="Standard">(23189, 960, 8, 6, 13, 9),</text:p>
      <text:p text:style-name="Standard">(23190, 960, 13, 3, 13, 10),</text:p>
      <text:p text:style-name="Standard">(23191, 960, 830, 9, 13, 11),</text:p>
      <text:p text:style-name="Standard">(23192, 960, 821, 210, 13, 12),</text:p>
      <text:p text:style-name="Standard">(23193, 960, 154, 210, 13, 13),</text:p>
      <text:p text:style-name="Standard">(23194, 960, 826, 5, 13, 14),</text:p>
      <text:p text:style-name="Standard">(23195, 960, 835, 4, 13, 15),</text:p>
      <text:p text:style-name="Standard">(23196, 960, 839, 209, 13, 16),</text:p>
      <text:p text:style-name="Standard">(23197, 960, 831, 15, 13, 17),</text:p>
      <text:p text:style-name="Standard">(23198, 960, 825, 4, 13, 18),</text:p>
      <text:p text:style-name="Standard">(23199, 960, 828, 15, 13, 19),</text:p>
      <text:p text:style-name="Standard">(23200, 960, 832, 5, 13, 20),</text:p>
      <text:p text:style-name="Standard">(23201, 960, 18, 1, 13, 21),</text:p>
      <text:p text:style-name="Standard">(23202, 960, 836, 209, 13, 22),</text:p>
      <text:p text:style-name="Standard">(23203, 961, 3, 131, 14, 1),</text:p>
      <text:p text:style-name="Standard">(23204, 961, 1, 131, 14, 2),</text:p>
      <text:p text:style-name="Standard">(23205, 961, 20, 6, 14, 3),</text:p>
      <text:p text:style-name="Standard">(23206, 961, 8, 6, 14, 4),</text:p>
      <text:p text:style-name="Standard">(23207, 961, 817, 9, 14, 5),</text:p>
      <text:p text:style-name="Standard">(23208, 961, 822, 3, 14, 6),</text:p>
      <text:p text:style-name="Standard">(23209, 961, 830, 9, 14, 7),</text:p>
      <text:p text:style-name="Standard">(23210, 961, 815, 10, 14, 8),</text:p>
      <text:p text:style-name="Standard">(23211, 961, 13, 3, 14, 9),</text:p>
      <text:p text:style-name="Standard"><text:soft-page-break/>(23212, 961, 807, 10, 14, 10),</text:p>
      <text:p text:style-name="Standard">(23213, 961, 154, 210, 14, 11),</text:p>
      <text:p text:style-name="Standard">(23214, 961, 18, 1, 14, 12),</text:p>
      <text:p text:style-name="Standard">(23215, 961, 821, 210, 14, 13),</text:p>
      <text:p text:style-name="Standard">(23216, 961, 4, 1, 14, 14),</text:p>
      <text:p text:style-name="Standard">(23217, 961, 832, 5, 14, 15),</text:p>
      <text:p text:style-name="Standard">(23218, 961, 828, 15, 14, 16),</text:p>
      <text:p text:style-name="Standard">(23219, 961, 825, 4, 14, 17),</text:p>
      <text:p text:style-name="Standard">(23220, 961, 839, 209, 14, 18),</text:p>
      <text:p text:style-name="Standard">(23221, 961, 826, 5, 14, 19),</text:p>
      <text:p text:style-name="Standard">(23222, 961, 836, 209, 14, 20),</text:p>
      <text:p text:style-name="Standard">(23223, 961, 835, 4, 14, 21),</text:p>
      <text:p text:style-name="Standard">(23224, 961, 831, 15, 14, 22),</text:p>
      <text:p text:style-name="Standard">(23225, 962, 3, 131, 15, 1),</text:p>
      <text:p text:style-name="Standard">(23226, 962, 817, 9, 15, 2),</text:p>
      <text:p text:style-name="Standard">(23227, 962, 1, 131, 15, 3),</text:p>
      <text:p text:style-name="Standard">(23228, 962, 8, 6, 15, 4),</text:p>
      <text:p text:style-name="Standard">(23229, 962, 20, 6, 15, 5),</text:p>
      <text:p text:style-name="Standard">(23230, 962, 830, 9, 15, 6),</text:p>
      <text:p text:style-name="Standard">(23231, 962, 4, 1, 15, 7),</text:p>
      <text:p text:style-name="Standard">(23232, 962, 815, 10, 15, 8),</text:p>
      <text:p text:style-name="Standard">(23233, 962, 826, 5, 15, 9),</text:p>
      <text:p text:style-name="Standard">(23234, 962, 825, 4, 15, 10),</text:p>
      <text:p text:style-name="Standard">(23235, 962, 821, 210, 15, 11),</text:p>
      <text:p text:style-name="Standard">(23236, 962, 13, 3, 15, 12),</text:p>
      <text:p text:style-name="Standard">(23237, 962, 831, 15, 15, 13),</text:p>
      <text:p text:style-name="Standard">(23238, 962, 832, 5, 15, 14),</text:p>
      <text:p text:style-name="Standard">(23239, 962, 835, 4, 15, 15),</text:p>
      <text:p text:style-name="Standard">(23240, 962, 836, 209, 15, 16),</text:p>
      <text:p text:style-name="Standard">(23241, 962, 828, 15, 15, 17),</text:p>
      <text:p text:style-name="Standard">(23242, 962, 839, 209, 15, 18),</text:p>
      <text:p text:style-name="Standard">(23243, 962, 18, 1, 15, 19),</text:p>
      <text:p text:style-name="Standard">(23244, 962, 822, 3, 15, 20),</text:p>
      <text:p text:style-name="Standard">(23245, 962, 807, 10, 15, 21),</text:p>
      <text:p text:style-name="Standard">(23246, 962, 154, 210, 15, 22),</text:p>
      <text:p text:style-name="Standard">(23247, 963, 817, 9, 2, 1),</text:p>
      <text:p text:style-name="Standard">(23248, 963, 830, 9, 2, 2),</text:p>
      <text:p text:style-name="Standard">(23249, 963, 3, 131, 2, 3),</text:p>
      <text:p text:style-name="Standard">(23250, 963, 8, 6, 2, 4),</text:p>
      <text:p text:style-name="Standard">(23251, 963, 822, 3, 2, 5),</text:p>
      <text:p text:style-name="Standard">(23252, 963, 815, 10, 2, 6),</text:p>
      <text:p text:style-name="Standard">(23253, 963, 4, 1, 2, 7),</text:p>
      <text:p text:style-name="Standard">(23254, 963, 807, 10, 2, 8),</text:p>
      <text:p text:style-name="Standard">(23255, 963, 18, 1, 2, 9),</text:p>
      <text:p text:style-name="Standard">(23256, 963, 835, 4, 2, 10),</text:p>
      <text:p text:style-name="Standard">(23257, 963, 832, 5, 2, 11),</text:p>
      <text:p text:style-name="Standard">(23258, 963, 828, 15, 2, 12),</text:p>
      <text:p text:style-name="Standard">(23259, 963, 13, 3, 2, 13),</text:p>
      <text:p text:style-name="Standard">(23260, 963, 826, 5, 2, 14),</text:p>
      <text:p text:style-name="Standard">(23261, 963, 836, 209, 2, 15),</text:p>
      <text:p text:style-name="Standard">(23262, 963, 839, 209, 2, 16),</text:p>
      <text:p text:style-name="Standard">(23263, 963, 831, 15, 2, 17),</text:p>
      <text:p text:style-name="Standard"><text:soft-page-break/>(23264, 963, 1, 131, 2, 18),</text:p>
      <text:p text:style-name="Standard">(23265, 963, 821, 210, 2, 19),</text:p>
      <text:p text:style-name="Standard">(23266, 963, 825, 4, 2, 20),</text:p>
      <text:p text:style-name="Standard">(23267, 963, 154, 210, 2, 21),</text:p>
      <text:p text:style-name="Standard">(23268, 963, 20, 6, 2, 22),</text:p>
      <text:p text:style-name="Standard">(23269, 964, 3, 131, 22, 1),</text:p>
      <text:p text:style-name="Standard">(23270, 964, 830, 9, 22, 2),</text:p>
      <text:p text:style-name="Standard">(23271, 964, 1, 131, 22, 3),</text:p>
      <text:p text:style-name="Standard">(23272, 964, 20, 6, 22, 4),</text:p>
      <text:p text:style-name="Standard">(23273, 964, 8, 6, 22, 5),</text:p>
      <text:p text:style-name="Standard">(23274, 964, 817, 9, 22, 6),</text:p>
      <text:p text:style-name="Standard">(23275, 964, 815, 10, 22, 7),</text:p>
      <text:p text:style-name="Standard">(23276, 964, 807, 10, 22, 8),</text:p>
      <text:p text:style-name="Standard">(23277, 964, 13, 3, 22, 9),</text:p>
      <text:p text:style-name="Standard">(23278, 964, 822, 3, 22, 10),</text:p>
      <text:p text:style-name="Standard">(23279, 964, 154, 210, 22, 11),</text:p>
      <text:p text:style-name="Standard">(23280, 964, 835, 4, 22, 12),</text:p>
      <text:p text:style-name="Standard">(23281, 964, 826, 5, 22, 13),</text:p>
      <text:p text:style-name="Standard">(23282, 964, 825, 4, 22, 14),</text:p>
      <text:p text:style-name="Standard">(23283, 964, 828, 15, 22, 15),</text:p>
      <text:p text:style-name="Standard">(23284, 964, 4, 1, 22, 16),</text:p>
      <text:p text:style-name="Standard">(23285, 964, 832, 5, 22, 17),</text:p>
      <text:p text:style-name="Standard">(23286, 964, 18, 1, 22, 18),</text:p>
      <text:p text:style-name="Standard">(23287, 964, 831, 15, 22, 19),</text:p>
      <text:p text:style-name="Standard">(23288, 964, 821, 210, 22, 20),</text:p>
      <text:p text:style-name="Standard">(23289, 964, 839, 209, 22, 21),</text:p>
      <text:p text:style-name="Standard">(23290, 964, 836, 209, 22, 22),</text:p>
      <text:p text:style-name="Standard">(23291, 965, 1, 131, 69, 1),</text:p>
      <text:p text:style-name="Standard">(23292, 965, 3, 131, 69, 2),</text:p>
      <text:p text:style-name="Standard">(23293, 965, 817, 9, 69, 3),</text:p>
      <text:p text:style-name="Standard">(23294, 965, 20, 6, 69, 4),</text:p>
      <text:p text:style-name="Standard">(23295, 965, 4, 1, 69, 5),</text:p>
      <text:p text:style-name="Standard">(23296, 965, 832, 5, 69, 6),</text:p>
      <text:p text:style-name="Standard">(23297, 965, 13, 3, 69, 7),</text:p>
      <text:p text:style-name="Standard">(23298, 965, 815, 10, 69, 8),</text:p>
      <text:p text:style-name="Standard">(23299, 965, 18, 1, 69, 9),</text:p>
      <text:p text:style-name="Standard">(23300, 965, 154, 210, 69, 10),</text:p>
      <text:p text:style-name="Standard">(23301, 965, 826, 5, 69, 11),</text:p>
      <text:p text:style-name="Standard">(23302, 965, 825, 4, 69, 12),</text:p>
      <text:p text:style-name="Standard">(23303, 965, 835, 4, 69, 13),</text:p>
      <text:p text:style-name="Standard">(23304, 965, 828, 15, 69, 14),</text:p>
      <text:p text:style-name="Standard">(23305, 965, 831, 15, 69, 15),</text:p>
      <text:p text:style-name="Standard">(23306, 965, 822, 3, 69, 16),</text:p>
      <text:p text:style-name="Standard">(23307, 965, 836, 209, 69, 17),</text:p>
      <text:p text:style-name="Standard">(23308, 965, 839, 209, 69, 18),</text:p>
      <text:p text:style-name="Standard">(23309, 965, 8, 6, 69, 19),</text:p>
      <text:p text:style-name="Standard">(23310, 965, 830, 9, 69, 20),</text:p>
      <text:p text:style-name="Standard">(23311, 965, 821, 210, 69, 21),</text:p>
      <text:p text:style-name="Standard">(23312, 965, 807, 10, 69, 22),</text:p>
      <text:p text:style-name="Standard">(23313, 966, 1, 131, 32, 1),</text:p>
      <text:p text:style-name="Standard">(23314, 966, 3, 131, 32, 2),</text:p>
      <text:p text:style-name="Standard">(23315, 966, 817, 9, 32, 3),</text:p>
      <text:p text:style-name="Standard"><text:soft-page-break/>(23316, 966, 830, 9, 32, 4),</text:p>
      <text:p text:style-name="Standard">(23317, 966, 20, 6, 32, 5),</text:p>
      <text:p text:style-name="Standard">(23318, 966, 8, 6, 32, 6),</text:p>
      <text:p text:style-name="Standard">(23319, 966, 807, 10, 32, 7),</text:p>
      <text:p text:style-name="Standard">(23320, 966, 822, 3, 32, 8),</text:p>
      <text:p text:style-name="Standard">(23321, 966, 13, 3, 32, 9),</text:p>
      <text:p text:style-name="Standard">(23322, 966, 815, 10, 32, 10),</text:p>
      <text:p text:style-name="Standard">(23323, 966, 828, 15, 32, 11),</text:p>
      <text:p text:style-name="Standard">(23324, 966, 18, 1, 32, 12),</text:p>
      <text:p text:style-name="Standard">(23325, 966, 4, 1, 32, 13),</text:p>
      <text:p text:style-name="Standard">(23326, 966, 835, 4, 32, 14),</text:p>
      <text:p text:style-name="Standard">(23327, 966, 831, 15, 32, 15),</text:p>
      <text:p text:style-name="Standard">(23328, 966, 832, 5, 32, 16),</text:p>
      <text:p text:style-name="Standard">(23329, 966, 825, 4, 32, 17),</text:p>
      <text:p text:style-name="Standard">(23330, 966, 826, 5, 32, 18),</text:p>
      <text:p text:style-name="Standard">(23331, 966, 821, 210, 32, 19),</text:p>
      <text:p text:style-name="Standard">(23332, 966, 154, 210, 32, 20),</text:p>
      <text:p text:style-name="Standard">(23333, 966, 839, 209, 32, 21),</text:p>
      <text:p text:style-name="Standard">(23334, 966, 836, 209, 32, 22),</text:p>
      <text:p text:style-name="Standard">(23335, 967, 1, 131, 18, 1),</text:p>
      <text:p text:style-name="Standard">(23336, 967, 3, 131, 18, 2),</text:p>
      <text:p text:style-name="Standard">(23337, 967, 830, 9, 18, 3),</text:p>
      <text:p text:style-name="Standard">(23338, 967, 815, 10, 18, 4),</text:p>
      <text:p text:style-name="Standard">(23339, 967, 20, 6, 18, 5),</text:p>
      <text:p text:style-name="Standard">(23340, 967, 832, 5, 18, 6),</text:p>
      <text:p text:style-name="Standard">(23341, 967, 807, 10, 18, 7),</text:p>
      <text:p text:style-name="Standard">(23342, 967, 817, 9, 18, 8),</text:p>
      <text:p text:style-name="Standard">(23343, 967, 831, 15, 18, 9),</text:p>
      <text:p text:style-name="Standard">(23344, 967, 4, 1, 18, 10),</text:p>
      <text:p text:style-name="Standard">(23345, 967, 822, 3, 18, 11),</text:p>
      <text:p text:style-name="Standard">(23346, 967, 839, 209, 18, 12),</text:p>
      <text:p text:style-name="Standard">(23347, 967, 826, 5, 18, 13),</text:p>
      <text:p text:style-name="Standard">(23348, 967, 825, 4, 18, 14),</text:p>
      <text:p text:style-name="Standard">(23349, 967, 836, 209, 18, 15),</text:p>
      <text:p text:style-name="Standard">(23350, 967, 18, 1, 18, 16),</text:p>
      <text:p text:style-name="Standard">(23351, 967, 821, 210, 18, 17),</text:p>
      <text:p text:style-name="Standard">(23352, 967, 13, 3, 18, 18),</text:p>
      <text:p text:style-name="Standard">(23353, 967, 835, 4, 18, 19),</text:p>
      <text:p text:style-name="Standard">(23354, 967, 8, 6, 18, 20),</text:p>
      <text:p text:style-name="Standard">(23355, 967, 828, 15, 18, 21),</text:p>
      <text:p text:style-name="Standard">(23356, 967, 154, 210, 18, 22),</text:p>
      <text:p text:style-name="Standard">(23357, 968, 1, 131, 24, 1),</text:p>
      <text:p text:style-name="Standard">(23358, 968, 3, 131, 24, 2),</text:p>
      <text:p text:style-name="Standard">(23359, 968, 20, 6, 24, 3),</text:p>
      <text:p text:style-name="Standard">(23360, 968, 830, 9, 24, 4),</text:p>
      <text:p text:style-name="Standard">(23361, 968, 817, 9, 24, 5),</text:p>
      <text:p text:style-name="Standard">(23362, 968, 8, 6, 24, 6),</text:p>
      <text:p text:style-name="Standard">(23363, 968, 807, 10, 24, 7),</text:p>
      <text:p text:style-name="Standard">(23364, 968, 815, 10, 24, 8),</text:p>
      <text:p text:style-name="Standard">(23365, 968, 13, 3, 24, 9),</text:p>
      <text:p text:style-name="Standard">(23366, 968, 4, 1, 24, 10),</text:p>
      <text:p text:style-name="Standard">(23367, 968, 154, 210, 24, 11),</text:p>
      <text:p text:style-name="Standard"><text:soft-page-break/>(23368, 968, 821, 210, 24, 12),</text:p>
      <text:p text:style-name="Standard">(23369, 968, 839, 209, 24, 13),</text:p>
      <text:p text:style-name="Standard">(23370, 968, 836, 209, 24, 14),</text:p>
      <text:p text:style-name="Standard">(23371, 968, 828, 15, 24, 15),</text:p>
      <text:p text:style-name="Standard">(23372, 968, 831, 15, 24, 16),</text:p>
      <text:p text:style-name="Standard">(23373, 968, 835, 4, 24, 17),</text:p>
      <text:p text:style-name="Standard">(23374, 968, 832, 5, 24, 18),</text:p>
      <text:p text:style-name="Standard">(23375, 968, 826, 5, 24, 19),</text:p>
      <text:p text:style-name="Standard">(23376, 968, 18, 1, 24, 20),</text:p>
      <text:p text:style-name="Standard">(23377, 968, 822, 3, 24, 21),</text:p>
      <text:p text:style-name="Standard">(23378, 968, 825, 4, 24, 22),</text:p>
      <text:p text:style-name="Standard">(23379, 969, 20, 6, 1, 1),</text:p>
      <text:p text:style-name="Standard">(23380, 969, 1, 131, 1, 2),</text:p>
      <text:p text:style-name="Standard">(23381, 969, 822, 131, 1, 3),</text:p>
      <text:p text:style-name="Standard">(23382, 969, 8, 6, 1, 4),</text:p>
      <text:p text:style-name="Standard">(23383, 969, 830, 9, 1, 5),</text:p>
      <text:p text:style-name="Standard">(23384, 969, 13, 3, 1, 6),</text:p>
      <text:p text:style-name="Standard">(23385, 969, 815, 10, 1, 7),</text:p>
      <text:p text:style-name="Standard">(23386, 969, 832, 5, 1, 8),</text:p>
      <text:p text:style-name="Standard">(23387, 969, 826, 5, 1, 9),</text:p>
      <text:p text:style-name="Standard">(23388, 969, 839, 10, 1, 10),</text:p>
      <text:p text:style-name="Standard">(23389, 969, 807, 4, 1, 11),</text:p>
      <text:p text:style-name="Standard">(23390, 969, 841, 15, 1, 12),</text:p>
      <text:p text:style-name="Standard">(23391, 969, 838, 1, 1, 13),</text:p>
      <text:p text:style-name="Standard">(23392, 969, 4, 1, 1, 14),</text:p>
      <text:p text:style-name="Standard">(23393, 969, 825, 210, 1, 15),</text:p>
      <text:p text:style-name="Standard">(23394, 969, 840, 3, 1, 16),</text:p>
      <text:p text:style-name="Standard">(23395, 969, 817, 9, 1, 17),</text:p>
      <text:p text:style-name="Standard">(23396, 969, 828, 15, 1, 18),</text:p>
      <text:p text:style-name="Standard">(23397, 969, 835, 4, 1, 19),</text:p>
      <text:p text:style-name="Standard">(23398, 969, 154, 210, 1, 20),</text:p>
      <text:p text:style-name="Standard">(23399, 970, 1, 131, 17, 1),</text:p>
      <text:p text:style-name="Standard">(23400, 970, 20, 6, 17, 2),</text:p>
      <text:p text:style-name="Standard">(23401, 970, 830, 9, 17, 3),</text:p>
      <text:p text:style-name="Standard">(23402, 970, 817, 9, 17, 4),</text:p>
      <text:p text:style-name="Standard">(23403, 970, 8, 6, 17, 5),</text:p>
      <text:p text:style-name="Standard">(23404, 970, 822, 131, 17, 6),</text:p>
      <text:p text:style-name="Standard">(23405, 970, 832, 5, 17, 7),</text:p>
      <text:p text:style-name="Standard">(23406, 970, 825, 210, 17, 8),</text:p>
      <text:p text:style-name="Standard">(23407, 970, 815, 10, 17, 9),</text:p>
      <text:p text:style-name="Standard">(23408, 970, 839, 10, 17, 10),</text:p>
      <text:p text:style-name="Standard">(23409, 970, 154, 210, 17, 11),</text:p>
      <text:p text:style-name="Standard">(23410, 970, 807, 4, 17, 12),</text:p>
      <text:p text:style-name="Standard">(23411, 970, 835, 4, 17, 13),</text:p>
      <text:p text:style-name="Standard">(23412, 970, 13, 3, 17, 14),</text:p>
      <text:p text:style-name="Standard">(23413, 970, 828, 15, 17, 15),</text:p>
      <text:p text:style-name="Standard">(23414, 970, 4, 1, 17, 16),</text:p>
      <text:p text:style-name="Standard">(23415, 970, 826, 5, 17, 17),</text:p>
      <text:p text:style-name="Standard">(23416, 970, 838, 1, 17, 18),</text:p>
      <text:p text:style-name="Standard">(23417, 970, 841, 15, 17, 19),</text:p>
      <text:p text:style-name="Standard">(23418, 970, 840, 3, 17, 20),</text:p>
      <text:p text:style-name="Standard">(23419, 971, 20, 6, 3, 1),</text:p>
      <text:p text:style-name="Standard"><text:soft-page-break/>(23420, 971, 1, 131, 3, 2),</text:p>
      <text:p text:style-name="Standard">(23421, 971, 822, 131, 3, 3),</text:p>
      <text:p text:style-name="Standard">(23422, 971, 8, 6, 3, 4),</text:p>
      <text:p text:style-name="Standard">(23423, 971, 817, 9, 3, 5),</text:p>
      <text:p text:style-name="Standard">(23424, 971, 13, 3, 3, 6),</text:p>
      <text:p text:style-name="Standard">(23425, 971, 815, 10, 3, 7),</text:p>
      <text:p text:style-name="Standard">(23426, 971, 154, 210, 3, 8),</text:p>
      <text:p text:style-name="Standard">(23427, 971, 807, 4, 3, 9),</text:p>
      <text:p text:style-name="Standard">(23428, 971, 839, 10, 3, 10),</text:p>
      <text:p text:style-name="Standard">(23429, 971, 836, 15, 3, 11),</text:p>
      <text:p text:style-name="Standard">(23430, 971, 826, 5, 3, 12),</text:p>
      <text:p text:style-name="Standard">(23431, 971, 835, 4, 3, 13),</text:p>
      <text:p text:style-name="Standard">(23432, 971, 4, 1, 3, 14),</text:p>
      <text:p text:style-name="Standard">(23433, 971, 828, 15, 3, 15),</text:p>
      <text:p text:style-name="Standard">(23434, 971, 832, 5, 3, 16),</text:p>
      <text:p text:style-name="Standard">(23435, 971, 840, 3, 3, 17),</text:p>
      <text:p text:style-name="Standard">(23436, 971, 830, 9, 3, 18),</text:p>
      <text:p text:style-name="Standard">(23437, 971, 825, 210, 3, 19),</text:p>
      <text:p text:style-name="Standard">(23438, 971, 838, 1, 3, 20),</text:p>
      <text:p text:style-name="Standard">(23439, 972, 822, 131, 71, 1),</text:p>
      <text:p text:style-name="Standard">(23440, 972, 20, 6, 71, 2),</text:p>
      <text:p text:style-name="Standard">(23441, 972, 8, 6, 71, 3),</text:p>
      <text:p text:style-name="Standard">(23442, 972, 1, 131, 71, 4),</text:p>
      <text:p text:style-name="Standard">(23443, 972, 830, 9, 71, 5),</text:p>
      <text:p text:style-name="Standard">(23444, 972, 815, 10, 71, 6),</text:p>
      <text:p text:style-name="Standard">(23445, 972, 839, 10, 71, 7),</text:p>
      <text:p text:style-name="Standard">(23446, 972, 807, 4, 71, 8),</text:p>
      <text:p text:style-name="Standard">(23447, 972, 13, 3, 71, 9),</text:p>
      <text:p text:style-name="Standard">(23448, 972, 832, 5, 71, 10),</text:p>
      <text:p text:style-name="Standard">(23449, 972, 840, 3, 71, 11),</text:p>
      <text:p text:style-name="Standard">(23450, 972, 826, 5, 71, 12),</text:p>
      <text:p text:style-name="Standard">(23451, 972, 825, 210, 71, 13),</text:p>
      <text:p text:style-name="Standard">(23452, 972, 838, 1, 71, 14),</text:p>
      <text:p text:style-name="Standard">(23453, 972, 828, 15, 71, 15),</text:p>
      <text:p text:style-name="Standard">(23454, 972, 836, 15, 71, 16),</text:p>
      <text:p text:style-name="Standard">(23455, 972, 817, 9, 71, 17),</text:p>
      <text:p text:style-name="Standard">(23456, 972, 835, 4, 71, 18),</text:p>
      <text:p text:style-name="Standard">(23457, 972, 154, 210, 71, 19),</text:p>
      <text:p text:style-name="Standard">(23458, 972, 4, 1, 71, 20),</text:p>
      <text:p text:style-name="Standard">(23459, 973, 1, 131, 4, 1),</text:p>
      <text:p text:style-name="Standard">(23460, 973, 20, 6, 4, 2),</text:p>
      <text:p text:style-name="Standard">(23461, 973, 817, 9, 4, 3),</text:p>
      <text:p text:style-name="Standard">(23462, 973, 815, 10, 4, 4),</text:p>
      <text:p text:style-name="Standard">(23463, 973, 839, 10, 4, 5),</text:p>
      <text:p text:style-name="Standard">(23464, 973, 807, 4, 4, 6),</text:p>
      <text:p text:style-name="Standard">(23465, 973, 832, 5, 4, 7),</text:p>
      <text:p text:style-name="Standard">(23466, 973, 836, 15, 4, 8),</text:p>
      <text:p text:style-name="Standard">(23467, 973, 826, 5, 4, 9),</text:p>
      <text:p text:style-name="Standard">(23468, 973, 154, 210, 4, 10),</text:p>
      <text:p text:style-name="Standard">(23469, 973, 828, 15, 4, 11),</text:p>
      <text:p text:style-name="Standard">(23470, 973, 4, 1, 4, 12),</text:p>
      <text:p text:style-name="Standard">(23471, 973, 13, 3, 4, 13),</text:p>
      <text:p text:style-name="Standard"><text:soft-page-break/>(23472, 973, 825, 210, 4, 14),</text:p>
      <text:p text:style-name="Standard">(23473, 973, 835, 4, 4, 15),</text:p>
      <text:p text:style-name="Standard">(23474, 973, 840, 3, 4, 16),</text:p>
      <text:p text:style-name="Standard">(23475, 973, 822, 131, 4, 17),</text:p>
      <text:p text:style-name="Standard">(23476, 973, 838, 1, 4, 18),</text:p>
      <text:p text:style-name="Standard">(23477, 973, 830, 9, 4, 19),</text:p>
      <text:p text:style-name="Standard">(23478, 973, 8, 6, 4, 20),</text:p>
      <text:p text:style-name="Standard">(23479, 974, 20, 6, 6, 1),</text:p>
      <text:p text:style-name="Standard">(23480, 974, 8, 6, 6, 2),</text:p>
      <text:p text:style-name="Standard">(23481, 974, 817, 9, 6, 3),</text:p>
      <text:p text:style-name="Standard">(23482, 974, 822, 131, 6, 4),</text:p>
      <text:p text:style-name="Standard">(23483, 974, 830, 9, 6, 5),</text:p>
      <text:p text:style-name="Standard">(23484, 974, 832, 5, 6, 6),</text:p>
      <text:p text:style-name="Standard">(23485, 974, 1, 131, 6, 7),</text:p>
      <text:p text:style-name="Standard">(23486, 974, 154, 210, 6, 8),</text:p>
      <text:p text:style-name="Standard">(23487, 974, 13, 3, 6, 9),</text:p>
      <text:p text:style-name="Standard">(23488, 974, 825, 210, 6, 10),</text:p>
      <text:p text:style-name="Standard">(23489, 974, 835, 4, 6, 11),</text:p>
      <text:p text:style-name="Standard">(23490, 974, 839, 10, 6, 12),</text:p>
      <text:p text:style-name="Standard">(23491, 974, 815, 10, 6, 13),</text:p>
      <text:p text:style-name="Standard">(23492, 974, 826, 5, 6, 14),</text:p>
      <text:p text:style-name="Standard">(23493, 974, 840, 3, 6, 15),</text:p>
      <text:p text:style-name="Standard">(23494, 974, 838, 1, 6, 16),</text:p>
      <text:p text:style-name="Standard">(23495, 974, 828, 15, 6, 17),</text:p>
      <text:p text:style-name="Standard">(23496, 974, 18, 1, 6, 18),</text:p>
      <text:p text:style-name="Standard">(23497, 974, 836, 15, 6, 19),</text:p>
      <text:p text:style-name="Standard">(23498, 974, 807, 4, 6, 20),</text:p>
      <text:p text:style-name="Standard">(23499, 975, 1, 131, 7, 1),</text:p>
      <text:p text:style-name="Standard">(23500, 975, 822, 131, 7, 2),</text:p>
      <text:p text:style-name="Standard">(23501, 975, 817, 9, 7, 3),</text:p>
      <text:p text:style-name="Standard">(23502, 975, 20, 6, 7, 4),</text:p>
      <text:p text:style-name="Standard">(23503, 975, 815, 10, 7, 5),</text:p>
      <text:p text:style-name="Standard">(23504, 975, 839, 10, 7, 6),</text:p>
      <text:p text:style-name="Standard">(23505, 975, 8, 6, 7, 7),</text:p>
      <text:p text:style-name="Standard">(23506, 975, 807, 4, 7, 8),</text:p>
      <text:p text:style-name="Standard">(23507, 975, 840, 3, 7, 9),</text:p>
      <text:p text:style-name="Standard">(23508, 975, 154, 210, 7, 10),</text:p>
      <text:p text:style-name="Standard">(23509, 975, 835, 4, 7, 11),</text:p>
      <text:p text:style-name="Standard">(23510, 975, 825, 210, 7, 12),</text:p>
      <text:p text:style-name="Standard">(23511, 975, 828, 15, 7, 13),</text:p>
      <text:p text:style-name="Standard">(23512, 975, 838, 1, 7, 14),</text:p>
      <text:p text:style-name="Standard">(23513, 975, 836, 15, 7, 15),</text:p>
      <text:p text:style-name="Standard">(23514, 975, 4, 1, 7, 16),</text:p>
      <text:p text:style-name="Standard">(23515, 975, 826, 5, 7, 17),</text:p>
      <text:p text:style-name="Standard">(23516, 975, 830, 9, 7, 18),</text:p>
      <text:p text:style-name="Standard">(23517, 975, 13, 3, 7, 19),</text:p>
      <text:p text:style-name="Standard">(23518, 975, 832, 5, 7, 20),</text:p>
      <text:p text:style-name="Standard">(23519, 976, 817, 9, 73, 1),</text:p>
      <text:p text:style-name="Standard">(23520, 976, 822, 131, 73, 2),</text:p>
      <text:p text:style-name="Standard">(23521, 976, 840, 3, 73, 3),</text:p>
      <text:p text:style-name="Standard">(23522, 976, 20, 6, 73, 4),</text:p>
      <text:p text:style-name="Standard">(23523, 976, 1, 131, 73, 5),</text:p>
      <text:p text:style-name="Standard"><text:soft-page-break/>(23524, 976, 839, 10, 73, 6),</text:p>
      <text:p text:style-name="Standard">(23525, 976, 825, 210, 73, 7),</text:p>
      <text:p text:style-name="Standard">(23526, 976, 832, 5, 73, 8),</text:p>
      <text:p text:style-name="Standard">(23527, 976, 4, 1, 73, 9),</text:p>
      <text:p text:style-name="Standard">(23528, 976, 836, 15, 73, 10),</text:p>
      <text:p text:style-name="Standard">(23529, 976, 828, 15, 73, 11),</text:p>
      <text:p text:style-name="Standard">(23530, 976, 838, 1, 73, 12),</text:p>
      <text:p text:style-name="Standard">(23531, 976, 154, 210, 73, 13),</text:p>
      <text:p text:style-name="Standard">(23532, 976, 8, 6, 73, 14),</text:p>
      <text:p text:style-name="Standard">(23533, 976, 815, 10, 73, 15),</text:p>
      <text:p text:style-name="Standard">(23534, 976, 13, 3, 73, 16),</text:p>
      <text:p text:style-name="Standard">(23535, 976, 807, 4, 73, 17),</text:p>
      <text:p text:style-name="Standard">(23536, 976, 830, 9, 73, 18),</text:p>
      <text:p text:style-name="Standard">(23537, 976, 826, 5, 73, 19),</text:p>
      <text:p text:style-name="Standard">(23538, 976, 835, 4, 73, 20),</text:p>
      <text:p text:style-name="Standard">(23539, 841, 24, 164, 1, 23),</text:p>
      <text:p text:style-name="Standard">(23540, 841, 39, 164, 1, 24),</text:p>
      <text:p text:style-name="Standard">(23541, 846, 815, 15, 6, 24),</text:p>
      <text:p text:style-name="Standard">(23542, 977, 822, 131, 70, 1),</text:p>
      <text:p text:style-name="Standard">(23543, 977, 20, 6, 70, 2),</text:p>
      <text:p text:style-name="Standard">(23544, 977, 817, 9, 70, 3),</text:p>
      <text:p text:style-name="Standard">(23545, 977, 1, 131, 70, 4),</text:p>
      <text:p text:style-name="Standard">(23546, 977, 8, 6, 70, 5),</text:p>
      <text:p text:style-name="Standard">(23547, 977, 154, 210, 70, 6),</text:p>
      <text:p text:style-name="Standard">(23548, 977, 815, 10, 70, 7),</text:p>
      <text:p text:style-name="Standard">(23549, 977, 839, 10, 70, 8),</text:p>
      <text:p text:style-name="Standard">(23550, 977, 13, 3, 70, 9),</text:p>
      <text:p text:style-name="Standard">(23551, 977, 840, 3, 70, 10),</text:p>
      <text:p text:style-name="Standard">(23552, 977, 835, 4, 70, 11),</text:p>
      <text:p text:style-name="Standard">(23553, 977, 838, 1, 70, 12),</text:p>
      <text:p text:style-name="Standard">(23554, 977, 807, 4, 70, 13),</text:p>
      <text:p text:style-name="Standard">(23555, 977, 836, 15, 70, 14),</text:p>
      <text:p text:style-name="Standard">(23556, 977, 828, 15, 70, 15),</text:p>
      <text:p text:style-name="Standard">(23557, 977, 826, 5, 70, 16),</text:p>
      <text:p text:style-name="Standard">(23558, 977, 832, 5, 70, 17),</text:p>
      <text:p text:style-name="Standard">(23559, 977, 825, 210, 70, 18),</text:p>
      <text:p text:style-name="Standard">(23560, 977, 4, 1, 70, 19),</text:p>
      <text:p text:style-name="Standard">(23561, 977, 830, 9, 70, 20),</text:p>
      <text:p text:style-name="Standard">(23562, 978, 1, 131, 9, 1),</text:p>
      <text:p text:style-name="Standard">(23563, 978, 822, 131, 9, 2),</text:p>
      <text:p text:style-name="Standard">(23564, 978, 8, 6, 9, 3),</text:p>
      <text:p text:style-name="Standard">(23565, 978, 830, 9, 9, 4),</text:p>
      <text:p text:style-name="Standard">(23566, 978, 817, 9, 9, 5),</text:p>
      <text:p text:style-name="Standard">(23567, 978, 807, 4, 9, 6),</text:p>
      <text:p text:style-name="Standard">(23568, 978, 20, 6, 9, 7),</text:p>
      <text:p text:style-name="Standard">(23569, 978, 839, 10, 9, 8),</text:p>
      <text:p text:style-name="Standard">(23570, 978, 815, 10, 9, 9),</text:p>
      <text:p text:style-name="Standard">(23571, 978, 13, 3, 9, 10),</text:p>
      <text:p text:style-name="Standard">(23572, 978, 838, 1, 9, 11),</text:p>
      <text:p text:style-name="Standard">(23573, 978, 825, 210, 9, 12),</text:p>
      <text:p text:style-name="Standard">(23574, 978, 154, 210, 9, 13),</text:p>
      <text:p text:style-name="Standard">(23575, 978, 828, 15, 9, 14),</text:p>
      <text:p text:style-name="Standard"><text:soft-page-break/>(23576, 978, 826, 5, 9, 15),</text:p>
      <text:p text:style-name="Standard">(23577, 978, 840, 3, 9, 16),</text:p>
      <text:p text:style-name="Standard">(23578, 978, 836, 15, 9, 17),</text:p>
      <text:p text:style-name="Standard">(23579, 978, 4, 1, 9, 18),</text:p>
      <text:p text:style-name="Standard">(23580, 978, 832, 5, 9, 19),</text:p>
      <text:p text:style-name="Standard">(23581, 978, 835, 4, 9, 20),</text:p>
      <text:p text:style-name="Standard">(23582, 979, 20, 6, 11, 1),</text:p>
      <text:p text:style-name="Standard">(23583, 979, 8, 6, 11, 2),</text:p>
      <text:p text:style-name="Standard">(23584, 979, 822, 131, 11, 3),</text:p>
      <text:p text:style-name="Standard">(23585, 979, 1, 131, 11, 4),</text:p>
      <text:p text:style-name="Standard">(23586, 979, 830, 9, 11, 5),</text:p>
      <text:p text:style-name="Standard">(23587, 979, 4, 1, 11, 6),</text:p>
      <text:p text:style-name="Standard">(23588, 979, 832, 5, 11, 7),</text:p>
      <text:p text:style-name="Standard">(23589, 979, 815, 10, 11, 8),</text:p>
      <text:p text:style-name="Standard">(23590, 979, 839, 10, 11, 9),</text:p>
      <text:p text:style-name="Standard">(23591, 979, 838, 1, 11, 10),</text:p>
      <text:p text:style-name="Standard">(23592, 979, 826, 5, 11, 11),</text:p>
      <text:p text:style-name="Standard">(23593, 979, 835, 4, 11, 12),</text:p>
      <text:p text:style-name="Standard">(23594, 979, 825, 210, 11, 13),</text:p>
      <text:p text:style-name="Standard">(23595, 979, 840, 3, 11, 14),</text:p>
      <text:p text:style-name="Standard">(23596, 979, 836, 15, 11, 15),</text:p>
      <text:p text:style-name="Standard">(23597, 979, 828, 15, 11, 16),</text:p>
      <text:p text:style-name="Standard">(23598, 979, 807, 4, 11, 17),</text:p>
      <text:p text:style-name="Standard">(23599, 979, 814, 3, 11, 18),</text:p>
      <text:p text:style-name="Standard">(23600, 979, 154, 210, 11, 19),</text:p>
      <text:p text:style-name="Standard">(23601, 979, 817, 9, 11, 20),</text:p>
      <text:p text:style-name="Standard">(23602, 980, 1, 131, 13, 1),</text:p>
      <text:p text:style-name="Standard">(23603, 980, 20, 6, 13, 2),</text:p>
      <text:p text:style-name="Standard">(23604, 980, 817, 9, 13, 3),</text:p>
      <text:p text:style-name="Standard">(23605, 980, 8, 6, 13, 4),</text:p>
      <text:p text:style-name="Standard">(23606, 980, 822, 131, 13, 5),</text:p>
      <text:p text:style-name="Standard">(23607, 980, 807, 4, 13, 6),</text:p>
      <text:p text:style-name="Standard">(23608, 980, 154, 210, 13, 7),</text:p>
      <text:p text:style-name="Standard">(23609, 980, 13, 3, 13, 8),</text:p>
      <text:p text:style-name="Standard">(23610, 980, 839, 10, 13, 9),</text:p>
      <text:p text:style-name="Standard">(23611, 980, 832, 5, 13, 10),</text:p>
      <text:p text:style-name="Standard">(23612, 980, 840, 3, 13, 11),</text:p>
      <text:p text:style-name="Standard">(23613, 980, 826, 5, 13, 12),</text:p>
      <text:p text:style-name="Standard">(23614, 980, 835, 4, 13, 13),</text:p>
      <text:p text:style-name="Standard">(23615, 980, 838, 1, 13, 14),</text:p>
      <text:p text:style-name="Standard">(23616, 980, 825, 210, 13, 15),</text:p>
      <text:p text:style-name="Standard">(23617, 980, 828, 15, 13, 16),</text:p>
      <text:p text:style-name="Standard">(23618, 980, 815, 10, 13, 17),</text:p>
      <text:p text:style-name="Standard">(23619, 980, 4, 1, 13, 18),</text:p>
      <text:p text:style-name="Standard">(23620, 980, 830, 9, 13, 19),</text:p>
      <text:p text:style-name="Standard">(23621, 980, 836, 15, 13, 20),</text:p>
      <text:p text:style-name="Standard">(23622, 981, 1, 131, 14, 1),</text:p>
      <text:p text:style-name="Standard">(23623, 981, 822, 131, 14, 2),</text:p>
      <text:p text:style-name="Standard">(23624, 981, 20, 6, 14, 3),</text:p>
      <text:p text:style-name="Standard">(23625, 981, 817, 9, 14, 4),</text:p>
      <text:p text:style-name="Standard">(23626, 981, 8, 6, 14, 5),</text:p>
      <text:p text:style-name="Standard">(23627, 981, 839, 10, 14, 6),</text:p>
      <text:p text:style-name="Standard"><text:soft-page-break/>(23628, 981, 840, 3, 14, 7),</text:p>
      <text:p text:style-name="Standard">(23629, 981, 13, 3, 14, 8),</text:p>
      <text:p text:style-name="Standard">(23630, 981, 815, 10, 14, 9),</text:p>
      <text:p text:style-name="Standard">(23631, 981, 830, 9, 14, 10),</text:p>
      <text:p text:style-name="Standard">(23632, 981, 825, 210, 14, 11),</text:p>
      <text:p text:style-name="Standard">(23633, 981, 826, 5, 14, 12),</text:p>
      <text:p text:style-name="Standard">(23634, 981, 807, 4, 14, 13),</text:p>
      <text:p text:style-name="Standard">(23635, 981, 832, 5, 14, 14),</text:p>
      <text:p text:style-name="Standard">(23636, 981, 154, 210, 14, 15),</text:p>
      <text:p text:style-name="Standard">(23637, 981, 836, 15, 14, 16),</text:p>
      <text:p text:style-name="Standard">(23638, 981, 4, 1, 14, 17),</text:p>
      <text:p text:style-name="Standard">(23639, 981, 828, 15, 14, 18),</text:p>
      <text:p text:style-name="Standard">(23640, 981, 838, 1, 14, 19),</text:p>
      <text:p text:style-name="Standard">(23641, 981, 835, 4, 14, 20),</text:p>
      <text:p text:style-name="Standard">(23642, 982, 1, 131, 15, 1),</text:p>
      <text:p text:style-name="Standard">(23643, 982, 817, 9, 15, 2),</text:p>
      <text:p text:style-name="Standard">(23644, 982, 822, 131, 15, 3),</text:p>
      <text:p text:style-name="Standard">(23645, 982, 832, 5, 15, 4),</text:p>
      <text:p text:style-name="Standard">(23646, 982, 815, 10, 15, 5),</text:p>
      <text:p text:style-name="Standard">(23647, 982, 835, 4, 15, 6),</text:p>
      <text:p text:style-name="Standard">(23648, 982, 838, 1, 15, 7),</text:p>
      <text:p text:style-name="Standard">(23649, 982, 840, 3, 15, 8),</text:p>
      <text:p text:style-name="Standard">(23650, 982, 154, 210, 15, 9),</text:p>
      <text:p text:style-name="Standard">(23651, 982, 839, 10, 15, 10),</text:p>
      <text:p text:style-name="Standard">(23652, 982, 13, 3, 15, 11),</text:p>
      <text:p text:style-name="Standard">(23653, 982, 836, 15, 15, 12),</text:p>
      <text:p text:style-name="Standard">(23654, 982, 825, 210, 15, 13),</text:p>
      <text:p text:style-name="Standard">(23655, 982, 807, 4, 15, 14),</text:p>
      <text:p text:style-name="Standard">(23656, 982, 828, 15, 15, 15),</text:p>
      <text:p text:style-name="Standard">(23657, 982, 826, 5, 15, 16),</text:p>
      <text:p text:style-name="Standard">(23658, 982, 4, 1, 15, 17),</text:p>
      <text:p text:style-name="Standard">(23659, 982, 20, 6, 15, 18),</text:p>
      <text:p text:style-name="Standard">(23660, 982, 830, 9, 15, 19),</text:p>
      <text:p text:style-name="Standard">(23661, 982, 8, 6, 15, 20),</text:p>
      <text:p text:style-name="Standard">(23662, 983, 830, 9, 2, 1),</text:p>
      <text:p text:style-name="Standard">(23663, 983, 1, 131, 2, 2),</text:p>
      <text:p text:style-name="Standard">(23664, 983, 817, 9, 2, 3),</text:p>
      <text:p text:style-name="Standard">(23665, 983, 20, 6, 2, 4),</text:p>
      <text:p text:style-name="Standard">(23666, 983, 822, 131, 2, 5),</text:p>
      <text:p text:style-name="Standard">(23667, 983, 815, 10, 2, 6),</text:p>
      <text:p text:style-name="Standard">(23668, 983, 838, 1, 2, 7),</text:p>
      <text:p text:style-name="Standard">(23669, 983, 840, 3, 2, 8),</text:p>
      <text:p text:style-name="Standard">(23670, 983, 13, 3, 2, 9),</text:p>
      <text:p text:style-name="Standard">(23671, 983, 839, 10, 2, 10),</text:p>
      <text:p text:style-name="Standard">(23672, 983, 4, 1, 2, 11),</text:p>
      <text:p text:style-name="Standard">(23673, 983, 825, 210, 2, 12),</text:p>
      <text:p text:style-name="Standard">(23674, 983, 154, 210, 2, 13),</text:p>
      <text:p text:style-name="Standard">(23675, 983, 842, 5, 2, 14),</text:p>
      <text:p text:style-name="Standard">(23676, 983, 835, 4, 2, 15),</text:p>
      <text:p text:style-name="Standard">(23677, 983, 807, 4, 2, 16),</text:p>
      <text:p text:style-name="Standard">(23678, 983, 836, 15, 2, 17),</text:p>
      <text:p text:style-name="Standard">(23679, 983, 828, 15, 2, 18),</text:p>
      <text:p text:style-name="Standard"><text:soft-page-break/>(23680, 983, 832, 5, 2, 19),</text:p>
      <text:p text:style-name="Standard">(23681, 983, 8, 6, 2, 20),</text:p>
      <text:p text:style-name="Standard">(23682, 984, 1, 131, 22, 1),</text:p>
      <text:p text:style-name="Standard">(23683, 984, 830, 9, 22, 2),</text:p>
      <text:p text:style-name="Standard">(23684, 984, 817, 9, 22, 3),</text:p>
      <text:p text:style-name="Standard">(23685, 984, 822, 131, 22, 4),</text:p>
      <text:p text:style-name="Standard">(23686, 984, 8, 6, 22, 5),</text:p>
      <text:p text:style-name="Standard">(23687, 984, 839, 10, 22, 6),</text:p>
      <text:p text:style-name="Standard">(23688, 984, 815, 10, 22, 7),</text:p>
      <text:p text:style-name="Standard">(23689, 984, 825, 210, 22, 8),</text:p>
      <text:p text:style-name="Standard">(23690, 984, 154, 210, 22, 9),</text:p>
      <text:p text:style-name="Standard">(23691, 984, 13, 3, 22, 10),</text:p>
      <text:p text:style-name="Standard">(23692, 984, 4, 1, 22, 11),</text:p>
      <text:p text:style-name="Standard">(23693, 984, 835, 4, 22, 12),</text:p>
      <text:p text:style-name="Standard">(23694, 984, 842, 5, 22, 13),</text:p>
      <text:p text:style-name="Standard">(23695, 984, 838, 1, 22, 14),</text:p>
      <text:p text:style-name="Standard">(23696, 984, 836, 15, 22, 15),</text:p>
      <text:p text:style-name="Standard">(23697, 984, 840, 3, 22, 16),</text:p>
      <text:p text:style-name="Standard">(23698, 984, 807, 4, 22, 17),</text:p>
      <text:p text:style-name="Standard">(23699, 984, 828, 15, 22, 18),</text:p>
      <text:p text:style-name="Standard">(23700, 984, 20, 6, 22, 19),</text:p>
      <text:p text:style-name="Standard">(23701, 984, 832, 5, 22, 20),</text:p>
      <text:p text:style-name="Standard">(23702, 985, 1, 131, 69, 1),</text:p>
      <text:p text:style-name="Standard">(23703, 985, 20, 6, 69, 2),</text:p>
      <text:p text:style-name="Standard">(23704, 985, 8, 6, 69, 3),</text:p>
      <text:p text:style-name="Standard">(23705, 985, 830, 9, 69, 4),</text:p>
      <text:p text:style-name="Standard">(23706, 985, 822, 131, 69, 5),</text:p>
      <text:p text:style-name="Standard">(23707, 985, 839, 10, 69, 6),</text:p>
      <text:p text:style-name="Standard">(23708, 985, 832, 4, 69, 7),</text:p>
      <text:p text:style-name="Standard">(23709, 985, 815, 10, 69, 8),</text:p>
      <text:p text:style-name="Standard">(23710, 985, 13, 3, 69, 9),</text:p>
      <text:p text:style-name="Standard">(23711, 985, 826, 5, 69, 10),</text:p>
      <text:p text:style-name="Standard">(23712, 985, 840, 3, 69, 11),</text:p>
      <text:p text:style-name="Standard">(23713, 985, 838, 1, 69, 12),</text:p>
      <text:p text:style-name="Standard">(23714, 985, 843, 5, 69, 13),</text:p>
      <text:p text:style-name="Standard">(23715, 985, 154, 210, 69, 14),</text:p>
      <text:p text:style-name="Standard">(23716, 985, 828, 15, 69, 15),</text:p>
      <text:p text:style-name="Standard">(23717, 985, 825, 210, 69, 16),</text:p>
      <text:p text:style-name="Standard">(23718, 985, 4, 1, 69, 17),</text:p>
      <text:p text:style-name="Standard">(23719, 985, 817, 9, 69, 18),</text:p>
      <text:p text:style-name="Standard">(23720, 985, 836, 15, 69, 19),</text:p>
      <text:p text:style-name="Standard">(23721, 985, 807, 4, 69, 20),</text:p>
      <text:p text:style-name="Standard">(23722, 986, 830, 9, 32, 1),</text:p>
      <text:p text:style-name="Standard">(23723, 986, 822, 131, 32, 2),</text:p>
      <text:p text:style-name="Standard">(23724, 986, 8, 6, 32, 3),</text:p>
      <text:p text:style-name="Standard">(23725, 986, 20, 6, 32, 4),</text:p>
      <text:p text:style-name="Standard">(23726, 986, 839, 10, 32, 5),</text:p>
      <text:p text:style-name="Standard">(23727, 986, 840, 3, 32, 6),</text:p>
      <text:p text:style-name="Standard">(23728, 986, 815, 10, 32, 7),</text:p>
      <text:p text:style-name="Standard">(23729, 986, 825, 210, 32, 8),</text:p>
      <text:p text:style-name="Standard">(23730, 986, 1, 131, 32, 9),</text:p>
      <text:p text:style-name="Standard">(23731, 986, 4, 1, 32, 10),</text:p>
      <text:p text:style-name="Standard"><text:soft-page-break/>(23732, 986, 13, 3, 32, 11),</text:p>
      <text:p text:style-name="Standard">(23733, 986, 838, 1, 32, 12),</text:p>
      <text:p text:style-name="Standard">(23734, 986, 842, 5, 32, 13),</text:p>
      <text:p text:style-name="Standard">(23735, 986, 836, 15, 32, 14),</text:p>
      <text:p text:style-name="Standard">(23736, 986, 154, 210, 32, 15),</text:p>
      <text:p text:style-name="Standard">(23737, 986, 832, 4, 32, 16),</text:p>
      <text:p text:style-name="Standard">(23738, 986, 828, 15, 32, 17),</text:p>
      <text:p text:style-name="Standard">(23739, 986, 843, 5, 32, 18),</text:p>
      <text:p text:style-name="Standard">(23740, 986, 807, 4, 32, 19),</text:p>
      <text:p text:style-name="Standard">(23741, 986, 817, 9, 32, 20),</text:p>
      <text:p text:style-name="Standard">(23742, 987, 20, 6, 18, 1),</text:p>
      <text:p text:style-name="Standard">(23743, 987, 822, 131, 18, 2),</text:p>
      <text:p text:style-name="Standard">(23744, 987, 8, 6, 18, 3),</text:p>
      <text:p text:style-name="Standard">(23745, 987, 1, 131, 18, 4),</text:p>
      <text:p text:style-name="Standard">(23746, 987, 830, 9, 18, 5),</text:p>
      <text:p text:style-name="Standard">(23747, 987, 817, 9, 18, 6),</text:p>
      <text:p text:style-name="Standard">(23748, 987, 13, 3, 18, 7),</text:p>
      <text:p text:style-name="Standard">(23749, 987, 4, 1, 18, 8),</text:p>
      <text:p text:style-name="Standard">(23750, 987, 815, 10, 18, 9),</text:p>
      <text:p text:style-name="Standard">(23751, 987, 807, 4, 18, 10),</text:p>
      <text:p text:style-name="Standard">(23752, 987, 832, 4, 18, 11),</text:p>
      <text:p text:style-name="Standard">(23753, 987, 842, 5, 18, 12),</text:p>
      <text:p text:style-name="Standard">(23754, 987, 828, 15, 18, 13),</text:p>
      <text:p text:style-name="Standard">(23755, 987, 836, 15, 18, 14),</text:p>
      <text:p text:style-name="Standard">(23756, 987, 154, 210, 18, 15),</text:p>
      <text:p text:style-name="Standard">(23757, 987, 840, 3, 18, 16),</text:p>
      <text:p text:style-name="Standard">(23758, 987, 843, 5, 18, 17),</text:p>
      <text:p text:style-name="Standard">(23759, 987, 839, 10, 18, 18),</text:p>
      <text:p text:style-name="Standard">(23760, 987, 838, 1, 18, 19),</text:p>
      <text:p text:style-name="Standard">(23761, 987, 825, 210, 18, 20),</text:p>
      <text:p text:style-name="Standard">(23762, 988, 822, 131, 24, 1),</text:p>
      <text:p text:style-name="Standard">(23763, 988, 1, 131, 24, 2),</text:p>
      <text:p text:style-name="Standard">(23764, 988, 20, 6, 24, 3),</text:p>
      <text:p text:style-name="Standard">(23765, 988, 8, 6, 24, 4),</text:p>
      <text:p text:style-name="Standard">(23766, 988, 830, 9, 24, 5),</text:p>
      <text:p text:style-name="Standard">(23767, 988, 807, 4, 24, 6),</text:p>
      <text:p text:style-name="Standard">(23768, 988, 815, 10, 24, 7),</text:p>
      <text:p text:style-name="Standard">(23769, 988, 839, 10, 24, 8),</text:p>
      <text:p text:style-name="Standard">(23770, 988, 4, 1, 24, 9),</text:p>
      <text:p text:style-name="Standard">(23771, 988, 13, 3, 24, 10),</text:p>
      <text:p text:style-name="Standard">(23772, 988, 154, 210, 24, 11),</text:p>
      <text:p text:style-name="Standard">(23773, 988, 838, 1, 24, 12),</text:p>
      <text:p text:style-name="Standard">(23774, 988, 825, 210, 24, 13),</text:p>
      <text:p text:style-name="Standard">(23775, 988, 836, 15, 24, 14),</text:p>
      <text:p text:style-name="Standard">(23776, 988, 843, 5, 24, 15),</text:p>
      <text:p text:style-name="Standard">(23777, 988, 842, 5, 24, 16),</text:p>
      <text:p text:style-name="Standard">(23778, 988, 828, 15, 24, 17),</text:p>
      <text:p text:style-name="Standard">(23779, 988, 840, 3, 24, 18),</text:p>
      <text:p text:style-name="Standard">(23780, 988, 832, 4, 24, 19),</text:p>
      <text:p text:style-name="Standard">(23781, 988, 817, 9, 24, 20);</text:p>
      <text:p text:style-name="Standard"/>
      <text:p text:style-name="Standard">-- --------------------------------------------------------</text:p>
      <text:p text:style-name="Standard"><text:soft-page-break/></text:p>
      <text:p text:style-name="Standard">--</text:p>
      <text:p text:style-name="Standard">-- Table structure for table `Test`</text:p>
      <text:p text:style-name="Standard">--</text:p>
      <text:p text:style-name="Standard"/>
      <text:p text:style-name="Standard">CREATE TABLE `Test` (</text:p>
      <text:p text:style-name="Standard"><text:s text:c="2"/>`IdTest` varchar(10) NOT NULL,</text:p>
      <text:p text:style-name="Standard"><text:s text:c="2"/>`ResultatTest` varchar(10) DEFAULT NULL,</text:p>
      <text:p text:style-name="Standard"><text:s text:c="2"/>`MailUtilisateur` varchar(10) DEFAULT NULL</text:p>
      <text:p text:style-name="Standard">) ENGINE=InnoDB DEFAULT CHARSET=utf8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Table structure for table `Utilisateur`</text:p>
      <text:p text:style-name="Standard">--</text:p>
      <text:p text:style-name="Standard"/>
      <text:p text:style-name="Standard">CREATE TABLE `Utilisateur` (</text:p>
      <text:p text:style-name="Standard"><text:s text:c="2"/>`MailUtilisateur` varchar(200) NOT NULL,</text:p>
      <text:p text:style-name="Standard"><text:s text:c="2"/>`NomUtilisateur` varchar(50) DEFAULT NULL,</text:p>
      <text:p text:style-name="Standard"><text:s text:c="2"/>`PrenomUtilisateur` varchar(50) DEFAULT NULL,</text:p>
      <text:p text:style-name="Standard"><text:s text:c="2"/>`AdresseUtilisateur` varchar(100) DEFAULT NULL,</text:p>
      <text:p text:style-name="Standard"><text:s text:c="2"/>`CodePostalUtilisateur` int(10) DEFAULT NULL,</text:p>
      <text:p text:style-name="Standard"><text:s text:c="2"/>`VilleUtilisateur` varchar(50) DEFAULT NULL,</text:p>
      <text:p text:style-name="Standard"><text:s text:c="2"/>`PaysUtilisateur` varchar(50) DEFAULT NULL,</text:p>
      <text:p text:style-name="Standard"><text:s text:c="2"/>`DateNaissanceUtilisateur` date DEFAULT NULL,</text:p>
      <text:p text:style-name="Standard"><text:s text:c="2"/>`TelephoneUtilisateur` int(10) DEFAULT NULL,</text:p>
      <text:p text:style-name="Standard"><text:s text:c="2"/>`mdp` varchar(100) DEFAULT NULL</text:p>
      <text:p text:style-name="Standard">) ENGINE=InnoDB DEFAULT CHARSET=utf8;</text:p>
      <text:p text:style-name="Standard"/>
      <text:p text:style-name="Standard">--</text:p>
      <text:p text:style-name="Standard">-- Dumping data for table `Utilisateur`</text:p>
      <text:p text:style-name="Standard">--</text:p>
      <text:p text:style-name="Standard"/>
      <text:p text:style-name="Standard">INSERT INTO `Utilisateur` (`MailUtilisateur`, `NomUtilisateur`, `PrenomUtilisateur`, `AdresseUtilisateur`, `CodePostalUtilisateur`, `VilleUtilisateur`, `PaysUtilisateur`, `DateNaissanceUtilisateur`, `TelephoneUtilisateur`, `mdp`) VALUES</text:p>
      <text:p text:style-name="Standard">('coco@ng.fr', 'Ngotala', 'Sophie', 'Assas', 34, 'Montpellier', 'France', '2000-12-16', 98, 'cour'),</text:p>
      <text:p text:style-name="Standard">('imelda@ng.fr', 'Ngotala', 'Sophie', 'assas', 34, 'mtp', 'fr', '2000-09-09', 98, 'cour'),</text:p>
      <text:p text:style-name="Standard">('so@ng.fr', 'Ngotala', 'Sophie', 'adr', 34, 'mtp', 'france', '2000-09-09', 9, 'cour'),</text:p>
      <text:p text:style-name="Standard">('sop@ng.fr', 'Ngotala', 'Sophie', 'assas', 34, 'MTP', 'fr', '2000-09-09', 98, 'cour'),</text:p>
      <text:p text:style-name="Standard">('sophie@ng.fr', 'Ngotala', 'Sophie', 'assas', 34, 'mtp', 'France', '2000-09-09', 98, 'coco');</text:p>
      <text:p text:style-name="Standard"/>
      <text:p text:style-name="Standard">--</text:p>
      <text:p text:style-name="Standard">-- Indexes for dumped tables</text:p>
      <text:p text:style-name="Standard">--</text:p>
      <text:p text:style-name="Standard"/>
      <text:p text:style-name="Standard">--</text:p>
      <text:p text:style-name="Standard">-- Indexes for table `Circuit`</text:p>
      <text:p text:style-name="Standard">--</text:p>
      <text:p text:style-name="Standard">ALTER TABLE `Circuit`</text:p>
      <text:p text:style-name="Standard"><text:s text:c="2"/>ADD PRIMARY KEY (`IdCircuit`);</text:p>
      <text:p text:style-name="Standard"><text:soft-page-break/></text:p>
      <text:p text:style-name="Standard">--</text:p>
      <text:p text:style-name="Standard">-- Indexes for table `Constructeur`</text:p>
      <text:p text:style-name="Standard">--</text:p>
      <text:p text:style-name="Standard">ALTER TABLE `Constructeur`</text:p>
      <text:p text:style-name="Standard"><text:s text:c="2"/>ADD PRIMARY KEY (`IdConstructeur`);</text:p>
      <text:p text:style-name="Standard"/>
      <text:p text:style-name="Standard">--</text:p>
      <text:p text:style-name="Standard">-- Indexes for table `Course`</text:p>
      <text:p text:style-name="Standard">--</text:p>
      <text:p text:style-name="Standard">ALTER TABLE `Course`</text:p>
      <text:p text:style-name="Standard"><text:s text:c="2"/>ADD PRIMARY KEY (`IdCourse`);</text:p>
      <text:p text:style-name="Standard"/>
      <text:p text:style-name="Standard">--</text:p>
      <text:p text:style-name="Standard">-- Indexes for table `Pilote`</text:p>
      <text:p text:style-name="Standard">--</text:p>
      <text:p text:style-name="Standard">ALTER TABLE `Pilote`</text:p>
      <text:p text:style-name="Standard"><text:s text:c="2"/>ADD PRIMARY KEY (`IdPilote`);</text:p>
      <text:p text:style-name="Standard"/>
      <text:p text:style-name="Standard">--</text:p>
      <text:p text:style-name="Standard">-- Indexes for table `PointResultat`</text:p>
      <text:p text:style-name="Standard">--</text:p>
      <text:p text:style-name="Standard">ALTER TABLE `PointResultat`</text:p>
      <text:p text:style-name="Standard"><text:s text:c="2"/>ADD PRIMARY KEY (`PositionResultats`);</text:p>
      <text:p text:style-name="Standard"/>
      <text:p text:style-name="Standard">--</text:p>
      <text:p text:style-name="Standard">-- Indexes for table `Question`</text:p>
      <text:p text:style-name="Standard">--</text:p>
      <text:p text:style-name="Standard">ALTER TABLE `Question`</text:p>
      <text:p text:style-name="Standard"><text:s text:c="2"/>ADD PRIMARY KEY (`IdQuestion`);</text:p>
      <text:p text:style-name="Standard"/>
      <text:p text:style-name="Standard">--</text:p>
      <text:p text:style-name="Standard">-- Indexes for table `Quizz`</text:p>
      <text:p text:style-name="Standard">--</text:p>
      <text:p text:style-name="Standard">ALTER TABLE `Quizz`</text:p>
      <text:p text:style-name="Standard"><text:s text:c="2"/>ADD PRIMARY KEY (`IdQuizz`);</text:p>
      <text:p text:style-name="Standard"/>
      <text:p text:style-name="Standard">--</text:p>
      <text:p text:style-name="Standard">-- Indexes for table `Resultat`</text:p>
      <text:p text:style-name="Standard">--</text:p>
      <text:p text:style-name="Standard">ALTER TABLE `Resultat`</text:p>
      <text:p text:style-name="Standard"><text:s text:c="2"/>ADD PRIMARY KEY (`IdResultat`),</text:p>
      <text:p text:style-name="Standard"><text:s text:c="2"/>ADD KEY `IdCircuit` (`IdCircuit`),</text:p>
      <text:p text:style-name="Standard"><text:s text:c="2"/>ADD KEY `IdPilote` (`IdPilote`),</text:p>
      <text:p text:style-name="Standard"><text:s text:c="2"/>ADD KEY `IdConstructeur` (`IdConstructeur`),</text:p>
      <text:p text:style-name="Standard"><text:s text:c="2"/>ADD KEY `IdCourse` (`IdCourse`);</text:p>
      <text:p text:style-name="Standard"/>
      <text:p text:style-name="Standard">--</text:p>
      <text:p text:style-name="Standard">-- Indexes for table `Test`</text:p>
      <text:p text:style-name="Standard">--</text:p>
      <text:p text:style-name="Standard">ALTER TABLE `Test`</text:p>
      <text:p text:style-name="Standard"><text:s text:c="2"/>ADD PRIMARY KEY (`IdTest`),</text:p>
      <text:p text:style-name="Standard"><text:soft-page-break/><text:s text:c="2"/>ADD KEY `MailUtilisateur` (`MailUtilisateur`);</text:p>
      <text:p text:style-name="Standard"/>
      <text:p text:style-name="Standard">--</text:p>
      <text:p text:style-name="Standard">-- Indexes for table `Utilisateur`</text:p>
      <text:p text:style-name="Standard">--</text:p>
      <text:p text:style-name="Standard">ALTER TABLE `Utilisateur`</text:p>
      <text:p text:style-name="Standard"><text:s text:c="2"/>ADD PRIMARY KEY (`MailUtilisateur`);</text:p>
      <text:p text:style-name="Standard"/>
      <text:p text:style-name="Standard">--</text:p>
      <text:p text:style-name="Standard">-- AUTO_INCREMENT for dumped tables</text:p>
      <text:p text:style-name="Standard">--</text:p>
      <text:p text:style-name="Standard"/>
      <text:p text:style-name="Standard">--</text:p>
      <text:p text:style-name="Standard">-- AUTO_INCREMENT for table `Quizz`</text:p>
      <text:p text:style-name="Standard">--</text:p>
      <text:p text:style-name="Standard">ALTER TABLE `Quizz`</text:p>
      <text:p text:style-name="Standard"><text:s text:c="2"/>MODIFY `IdQuizz` int(12) NOT NULL AUTO_INCREMENT, AUTO_INCREMENT=11;</text:p>
      <text:p text:style-name="Standard"/>
      <text:p text:style-name="Standard">--</text:p>
      <text:p text:style-name="Standard">-- Constraints for dumped tables</text:p>
      <text:p text:style-name="Standard">--</text:p>
      <text:p text:style-name="Standard"/>
      <text:p text:style-name="Standard">--</text:p>
      <text:p text:style-name="Standard">-- Constraints for table `Resultat`</text:p>
      <text:p text:style-name="Standard">--</text:p>
      <text:p text:style-name="Standard">ALTER TABLE `Resultat`</text:p>
      <text:p text:style-name="Standard"><text:s text:c="2"/>ADD CONSTRAINT `IdCircuit` FOREIGN KEY (`IdCircuit`) REFERENCES `Circuit` (`IdCircuit`),</text:p>
      <text:p text:style-name="Standard"><text:s text:c="2"/>ADD CONSTRAINT `IdConstructeur` FOREIGN KEY (`IdConstructeur`) REFERENCES `Constructeur` (`IdConstructeur`),</text:p>
      <text:p text:style-name="Standard"><text:s text:c="2"/>ADD CONSTRAINT `IdCourse` FOREIGN KEY (`IdCourse`) REFERENCES `Course` (`IdCourse`),</text:p>
      <text:p text:style-name="Standard"><text:s text:c="2"/>ADD CONSTRAINT `IdPilote` FOREIGN KEY (`IdPilote`) REFERENCES `Pilote` (`IdPilote`);</text:p>
      <text:p text:style-name="Standard"/>
      <text:p text:style-name="Standard">--</text:p>
      <text:p text:style-name="Standard">-- Constraints for table `Test`</text:p>
      <text:p text:style-name="Standard">--</text:p>
      <text:p text:style-name="Standard">ALTER TABLE `Test`</text:p>
      <text:p text:style-name="Standard"><text:s text:c="2"/>ADD CONSTRAINT `test_ibfk_1` FOREIGN KEY (`MailUtilisateur`) REFERENCES `Utilisateur` (`MailUtilisateur`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melda NGOTALA</meta:initial-creator>
    <meta:creation-date>2020-04-19T20:17:45</meta:creation-date>
    <meta:document-statistic meta:table-count="0" meta:image-count="0" meta:object-count="0" meta:page-count="506" meta:paragraph-count="26197" meta:word-count="158372" meta:character-count="808302"/>
    <dc:date>2020-04-19T20:20:24</dc:date>
    <dc:creator>Imelda NGOTALA</dc:creator>
    <meta:editing-duration>PT2M40S</meta:editing-duration>
    <meta:editing-cycles>1</meta:editing-cycles>
    <meta:generator>OpenOffice/4.1.7$Unix OpenOffice.org_project/417m1$Build-9800</meta:generator>
  </office:meta>
</office:document-meta>
</file>